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508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71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1e5f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52">
      <style:table-cell-properties style:text-align-source="fix" style:repeat-content="false"/>
      <style:paragraph-properties fo:text-align="start" fo:margin-left="0.5555in"/>
    </style:style>
    <style:style style:name="ce5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"/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_ptu" table:style-name="ta1">
        <office:forms form:automatic-focus="false" form:apply-design-mode="false"/>
        <table:shapes>
          <draw:frame draw:z-index="0" draw:style-name="gr1" draw:text-style-name="P1" svg:width="7.3713in" svg:height="4.1461in" svg:x="0.5925in" svg:y="68.5413in">
            <draw:object draw:notify-on-update-of-ranges="pu_ptu.E7:pu_ptu.E326 pu_ptu.F7:pu_ptu.F3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7.7102in" svg:height="4.3327in" svg:x="0.3472in" svg:y="99.6776in">
            <draw:object draw:notify-on-update-of-ranges="pu_ptu.I7:pu_ptu.I506 pu_ptu.J7:pu_ptu.J5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8.0079in" svg:height="5.3228in" svg:x="2.2665in" svg:y="203.3335in">
            <draw:object draw:notify-on-update-of-ranges="pu_ptu.M7:pu_ptu.M1006 pu_ptu.N7:pu_ptu.N10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.2937in" svg:height="4.5311in" svg:x="18.0945in" svg:y="203.9374in">
            <draw:object draw:notify-on-update-of-ranges="pu_ptu.Q7:pu_ptu.Q1006 pu_ptu.R7:pu_ptu.R10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ce9"/>
        <table:table-column table:style-name="co7" table:default-cell-style-name="ce10"/>
        <table:table-column table:style-name="co8" table:default-cell-style-name="ce10"/>
        <table:table-column table:style-name="co8" table:default-cell-style-name="Default"/>
        <table:table-column table:style-name="co9" table:default-cell-style-name="ce9"/>
        <table:table-column table:style-name="co9" table:default-cell-style-name="Default"/>
        <table:table-column table:style-name="co1" table:number-columns-repeated="1636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arfire Conversion</text:p>
          </table:table-cell>
          <table:covered-table-cell table:style-name="ce3"/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6366"/>
        </table:table-row>
        <table:table-row table:style-name="ro1">
          <table:table-cell table:style-name="ce2" office:value-type="string" calcext:value-type="string">
            <text:p>PU</text:p>
          </table:table-cell>
          <table:table-cell table:style-name="ce2" office:value-type="string" calcext:value-type="string">
            <text:p>PTU</text:p>
          </table:table-cell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SU=77.454*e(0.00472*PU)</text:p>
          </table:table-cell>
          <table:table-cell table:number-columns-repeated="3"/>
          <table:table-cell office:value-type="string" calcext:value-type="string">
            <text:p>PSU=116.455*exp(0.00392*PU)</text:p>
          </table:table-cell>
          <table:table-cell table:number-columns-repeated="3"/>
          <table:table-cell office:value-type="string" calcext:value-type="string">
            <text:p>PTU=454.161*exp(2.56E-3*PU)</text:p>
          </table:table-cell>
          <table:table-cell table:style-name="Default" table:number-columns-repeated="3"/>
          <table:table-cell office:value-type="string" calcext:value-type="string">
            <text:p>PTU=1738.539*exp(0.00189*PU)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U=ln(PSU/77.454)/0.00472</text:p>
          </table:table-cell>
          <table:table-cell table:number-columns-repeated="3"/>
          <table:table-cell office:value-type="string" calcext:value-type="string">
            <text:p>PU=ln(PSU/116.455)/0.00392</text:p>
          </table:table-cell>
          <table:table-cell table:number-columns-repeated="3"/>
          <table:table-cell office:value-type="string" calcext:value-type="string">
            <text:p>PU=ln(PTU/454.161)/2.56E-3</text:p>
          </table:table-cell>
          <table:table-cell table:style-name="Default" table:number-columns-repeated="3"/>
          <table:table-cell office:value-type="string" calcext:value-type="string">
            <text:p>PU=ln(PTU/1738.539)/0.00189</text:p>
          </table:table-cell>
          <table:table-cell table:style-name="Default"/>
          <table:table-cell table:number-columns-repeated="16366"/>
        </table:table-row>
        <table:table-row table:style-name="ro1">
          <table:table-cell table:number-columns-repeated="2" table:style-name="ce3" office:value-type="float" office:value="21" calcext:value-type="float">
            <text:p>21</text:p>
          </table:table-cell>
          <table:table-cell table:number-columns-repeated="11"/>
          <table:table-cell table:style-name="Default" table:number-columns-repeated="3"/>
          <table:table-cell/>
          <table:table-cell table:style-name="Default"/>
          <table:table-cell table:number-columns-repeated="16366"/>
        </table:table-row>
        <table:table-row table:style-name="ro1">
          <table:table-cell table:number-columns-repeated="2" table:style-name="ce3" office:value-type="float" office:value="60" calcext:value-type="float">
            <text:p>60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PU (181-500)</text:p>
          </table:table-cell>
          <table:covered-table-cell table:number-columns-repeated="2"/>
          <table:table-cell/>
          <table:table-cell table:style-name="ce7" office:value-type="string" calcext:value-type="string" table:number-columns-spanned="3" table:number-rows-spanned="1">
            <text:p>PU (501-1000)</text:p>
          </table:table-cell>
          <table:covered-table-cell table:number-columns-repeated="2"/>
          <table:table-cell/>
          <table:table-cell table:style-name="ce7" office:value-type="string" calcext:value-type="string" table:number-columns-spanned="3" table:number-rows-spanned="1">
            <text:p>PU (1001-2000)</text:p>
          </table:table-cell>
          <table:covered-table-cell table:number-columns-repeated="2" table:style-name="Default"/>
          <table:table-cell table:style-name="Default"/>
          <table:table-cell table:style-name="ce7" office:value-type="string" calcext:value-type="string" table:number-columns-spanned="3" table:number-rows-spanned="1">
            <text:p>PU (2001+)</text:p>
          </table:table-cell>
          <table:covered-table-cell table:style-name="Default"/>
          <table:covered-table-cell/>
          <table:table-cell table:number-columns-repeated="16365"/>
        </table:table-row>
        <table:table-row table:style-name="ro1"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style-name="ce5" table:formula="of:=182*EXP(0.00472*([.$E7]-[.$E$7]))" office:value-type="float" office:value="182" calcext:value-type="float">
            <text:p>182</text:p>
          </table:table-cell>
          <table:table-cell table:formula="of:=LN([.$F7]/77.4542)/0.00472" office:value-type="float" office:value="180.999977362223" calcext:value-type="float">
            <text:p>180.999977362223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8" table:formula="of:=830*EXP(0.00392*([.$I7]-[.$I$7]))" office:value-type="float" office:value="830" calcext:value-type="float">
            <text:p>830</text:p>
          </table:table-cell>
          <table:table-cell table:style-name="ce8" table:formula="of:=LN([.$J7]/116.455)/0.00392" office:value-type="float" office:value="501.000196045733" calcext:value-type="float">
            <text:p>501</text:p>
          </table:table-cell>
          <table:table-cell/>
          <table:table-cell office:value-type="float" office:value="1001" calcext:value-type="float">
            <text:p>1001</text:p>
          </table:table-cell>
          <table:table-cell table:formula="of:=5890*EXP(0.00256*([.$M7]-[.$M$7]))" office:value-type="float" office:value="5890" calcext:value-type="float">
            <text:p>5,890</text:p>
          </table:table-cell>
          <table:table-cell table:formula="of:=LN([.$N7]/454.16)/0.00256" office:value-type="float" office:value="1001.00067100905" calcext:value-type="float">
            <text:p>1001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76320*EXP(0.00189*([.$Q7]-[.$Q$7]))" office:value-type="float" office:value="76320" calcext:value-type="float">
            <text:p>76,320</text:p>
          </table:table-cell>
          <table:table-cell table:formula="of:=LN([.$R7]/1738.539)/0.00189" office:value-type="float" office:value="2000.99995862109" calcext:value-type="float">
            <text:p>2000.99995862109</text:p>
          </table:table-cell>
          <table:table-cell table:number-columns-repeated="16365"/>
        </table:table-row>
        <table:table-row table:style-name="ro1">
          <table:table-cell table:number-columns-repeated="2" table:style-name="ce3" office:value-type="float" office:value="180" calcext:value-type="float">
            <text:p>180</text:p>
          </table:table-cell>
          <table:table-cell table:number-columns-repeated="2"/>
          <table:table-cell table:formula="of:=[.E7]+1" office:value-type="float" office:value="182" calcext:value-type="float">
            <text:p>182</text:p>
          </table:table-cell>
          <table:table-cell table:style-name="ce5" table:formula="of:=182*EXP(0.00472*([.$E8]-[.$E$7]))" office:value-type="float" office:value="182.86107052784" calcext:value-type="float">
            <text:p>183</text:p>
          </table:table-cell>
          <table:table-cell table:formula="of:=LN([.$F8]/77.4542)/0.00472" office:value-type="float" office:value="181.999977362223" calcext:value-type="float">
            <text:p>181.999977362223</text:p>
          </table:table-cell>
          <table:table-cell/>
          <table:table-cell table:formula="of:=[.I7]+1" office:value-type="float" office:value="502" calcext:value-type="float">
            <text:p>502</text:p>
          </table:table-cell>
          <table:table-cell table:style-name="ce8" table:formula="of:=830*EXP(0.00392*([.$I8]-[.$I$7]))" office:value-type="float" office:value="833.259985396859" calcext:value-type="float">
            <text:p>833</text:p>
          </table:table-cell>
          <table:table-cell table:style-name="ce8" table:formula="of:=LN([.$J8]/116.455)/0.00392" office:value-type="float" office:value="502.000196045733" calcext:value-type="float">
            <text:p>502</text:p>
          </table:table-cell>
          <table:table-cell/>
          <table:table-cell table:formula="of:=[.M7]+1" office:value-type="float" office:value="1002" calcext:value-type="float">
            <text:p>1002</text:p>
          </table:table-cell>
          <table:table-cell table:formula="of:=5890*EXP(0.00256*([.$M8]-[.$M$7]))" office:value-type="float" office:value="5905.09771683218" calcext:value-type="float">
            <text:p>5,905</text:p>
          </table:table-cell>
          <table:table-cell table:formula="of:=LN([.$N8]/454.16)/0.00256" office:value-type="float" office:value="1002.00067100905" calcext:value-type="float">
            <text:p>1002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76320*EXP(0.00189*([.$Q8]-[.$Q$7]))" office:value-type="float" office:value="76464.3811972527" calcext:value-type="float">
            <text:p>76,464</text:p>
          </table:table-cell>
          <table:table-cell table:formula="of:=LN([.$R8]/1738.539)/0.00189" office:value-type="float" office:value="2001.99995862109" calcext:value-type="float">
            <text:p>2001.99995862109</text:p>
          </table:table-cell>
          <table:table-cell table:number-columns-repeated="16365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5" table:formula="of:=[.$B$9]*EXP(0.00472*([.A9]-[.$A$9]))" office:value-type="float" office:value="182" calcext:value-type="float">
            <text:p>182</text:p>
          </table:table-cell>
          <table:table-cell/>
          <table:table-cell table:formula="of:=[.E8]+1" office:value-type="float" office:value="183" calcext:value-type="float">
            <text:p>183</text:p>
          </table:table-cell>
          <table:table-cell table:style-name="ce5" table:formula="of:=182*EXP(0.00472*([.$E9]-[.$E$7]))" office:value-type="float" office:value="183.726214915317" calcext:value-type="float">
            <text:p>184</text:p>
          </table:table-cell>
          <table:table-cell table:formula="of:=LN([.$F9]/77.4542)/0.00472" office:value-type="float" office:value="182.999977362223" calcext:value-type="float">
            <text:p>182.999977362223</text:p>
          </table:table-cell>
          <table:table-cell/>
          <table:table-cell table:formula="of:=[.I8]+1" office:value-type="float" office:value="503" calcext:value-type="float">
            <text:p>503</text:p>
          </table:table-cell>
          <table:table-cell table:style-name="ce8" table:formula="of:=830*EXP(0.00392*([.$I9]-[.$I$7]))" office:value-type="float" office:value="836.532775016354" calcext:value-type="float">
            <text:p>837</text:p>
          </table:table-cell>
          <table:table-cell table:style-name="ce8" table:formula="of:=LN([.$J9]/116.455)/0.00392" office:value-type="float" office:value="503.000196045733" calcext:value-type="float">
            <text:p>503</text:p>
          </table:table-cell>
          <table:table-cell/>
          <table:table-cell table:formula="of:=[.M8]+1" office:value-type="float" office:value="1003" calcext:value-type="float">
            <text:p>1003</text:p>
          </table:table-cell>
          <table:table-cell table:formula="of:=5890*EXP(0.00256*([.$M9]-[.$M$7]))" office:value-type="float" office:value="5920.23413333389" calcext:value-type="float">
            <text:p>5,920</text:p>
          </table:table-cell>
          <table:table-cell table:formula="of:=LN([.$N9]/454.16)/0.00256" office:value-type="float" office:value="1003.00067100905" calcext:value-type="float">
            <text:p>1003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76320*EXP(0.00189*([.$Q9]-[.$Q$7]))" office:value-type="float" office:value="76609.0355330028" calcext:value-type="float">
            <text:p>76,609</text:p>
          </table:table-cell>
          <table:table-cell table:formula="of:=LN([.$R9]/1738.539)/0.00189" office:value-type="float" office:value="2002.99995862109" calcext:value-type="float">
            <text:p>2002.99995862109</text:p>
          </table:table-cell>
          <table:table-cell table:number-columns-repeated="16365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20" calcext:value-type="float">
            <text:p>820</text:p>
          </table:table-cell>
          <table:table-cell table:style-name="ce5" table:formula="of:=[.$B$9]*EXP(0.00472*([.A10]-[.$A$9]))" office:value-type="float" office:value="820.313584336334" calcext:value-type="float">
            <text:p>820</text:p>
          </table:table-cell>
          <table:table-cell/>
          <table:table-cell table:formula="of:=[.E9]+1" office:value-type="float" office:value="184" calcext:value-type="float">
            <text:p>184</text:p>
          </table:table-cell>
          <table:table-cell table:style-name="ce5" table:formula="of:=182*EXP(0.00472*([.$E10]-[.$E$7]))" office:value-type="float" office:value="184.5954524365" calcext:value-type="float">
            <text:p>185</text:p>
          </table:table-cell>
          <table:table-cell table:formula="of:=LN([.$F10]/77.4542)/0.00472" office:value-type="float" office:value="183.999977362223" calcext:value-type="float">
            <text:p>183.999977362223</text:p>
          </table:table-cell>
          <table:table-cell/>
          <table:table-cell table:formula="of:=[.I9]+1" office:value-type="float" office:value="504" calcext:value-type="float">
            <text:p>504</text:p>
          </table:table-cell>
          <table:table-cell table:style-name="ce8" table:formula="of:=830*EXP(0.00392*([.$I10]-[.$I$7]))" office:value-type="float" office:value="839.818419149543" calcext:value-type="float">
            <text:p>840</text:p>
          </table:table-cell>
          <table:table-cell table:style-name="ce8" table:formula="of:=LN([.$J10]/116.455)/0.00392" office:value-type="float" office:value="504.000196045733" calcext:value-type="float">
            <text:p>504</text:p>
          </table:table-cell>
          <table:table-cell/>
          <table:table-cell table:formula="of:=[.M9]+1" office:value-type="float" office:value="1004" calcext:value-type="float">
            <text:p>1004</text:p>
          </table:table-cell>
          <table:table-cell table:formula="of:=5890*EXP(0.00256*([.$M10]-[.$M$7]))" office:value-type="float" office:value="5935.40934870321" calcext:value-type="float">
            <text:p>5,935</text:p>
          </table:table-cell>
          <table:table-cell table:formula="of:=LN([.$N10]/454.16)/0.00256" office:value-type="float" office:value="1004.00067100905" calcext:value-type="float">
            <text:p>1004</text:p>
          </table:table-cell>
          <table:table-cell/>
          <table:table-cell table:formula="of:=[.Q9]+1" office:value-type="float" office:value="2004" calcext:value-type="float">
            <text:p>2004</text:p>
          </table:table-cell>
          <table:table-cell table:formula="of:=76320*EXP(0.00189*([.$Q10]-[.$Q$7]))" office:value-type="float" office:value="76753.9635239703" calcext:value-type="float">
            <text:p>76,754</text:p>
          </table:table-cell>
          <table:table-cell table:formula="of:=LN([.$R10]/1738.539)/0.00189" office:value-type="float" office:value="2003.99995862109" calcext:value-type="float">
            <text:p>2003.99995862109</text:p>
          </table:table-cell>
          <table:table-cell table:number-columns-repeated="16365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830" calcext:value-type="float">
            <text:p>830</text:p>
          </table:table-cell>
          <table:table-cell table:style-name="ce5" table:formula="of:=[.$B$11]*EXP(0.00392*([.A11]-[.$A$11]))" office:value-type="float" office:value="830" calcext:value-type="float">
            <text:p>830</text:p>
          </table:table-cell>
          <table:table-cell/>
          <table:table-cell table:formula="of:=[.E10]+1" office:value-type="float" office:value="185" calcext:value-type="float">
            <text:p>185</text:p>
          </table:table-cell>
          <table:table-cell table:style-name="ce5" table:formula="of:=182*EXP(0.00472*([.$E11]-[.$E$7]))" office:value-type="float" office:value="185.468802456645" calcext:value-type="float">
            <text:p>185</text:p>
          </table:table-cell>
          <table:table-cell table:formula="of:=LN([.$F11]/77.4542)/0.00472" office:value-type="float" office:value="184.999977362223" calcext:value-type="float">
            <text:p>184.999977362223</text:p>
          </table:table-cell>
          <table:table-cell/>
          <table:table-cell table:formula="of:=[.I10]+1" office:value-type="float" office:value="505" calcext:value-type="float">
            <text:p>505</text:p>
          </table:table-cell>
          <table:table-cell table:style-name="ce8" table:formula="of:=830*EXP(0.00392*([.$I11]-[.$I$7]))" office:value-type="float" office:value="843.116968285014" calcext:value-type="float">
            <text:p>843</text:p>
          </table:table-cell>
          <table:table-cell table:style-name="ce8" table:formula="of:=LN([.$J11]/116.455)/0.00392" office:value-type="float" office:value="505.000196045733" calcext:value-type="float">
            <text:p>505</text:p>
          </table:table-cell>
          <table:table-cell/>
          <table:table-cell table:formula="of:=[.M10]+1" office:value-type="float" office:value="1005" calcext:value-type="float">
            <text:p>1005</text:p>
          </table:table-cell>
          <table:table-cell table:formula="of:=5890*EXP(0.00256*([.$M11]-[.$M$7]))" office:value-type="float" office:value="5950.62346239248" calcext:value-type="float">
            <text:p>5,951</text:p>
          </table:table-cell>
          <table:table-cell table:formula="of:=LN([.$N11]/454.16)/0.00256" office:value-type="float" office:value="1005.00067100905" calcext:value-type="float">
            <text:p>1005</text:p>
          </table:table-cell>
          <table:table-cell/>
          <table:table-cell table:formula="of:=[.Q10]+1" office:value-type="float" office:value="2005" calcext:value-type="float">
            <text:p>2005</text:p>
          </table:table-cell>
          <table:table-cell table:formula="of:=76320*EXP(0.00189*([.$Q11]-[.$Q$7]))" office:value-type="float" office:value="76899.1656878524" calcext:value-type="float">
            <text:p>76,899</text:p>
          </table:table-cell>
          <table:table-cell table:formula="of:=LN([.$R11]/1738.539)/0.00189" office:value-type="float" office:value="2004.99995862109" calcext:value-type="float">
            <text:p>2004.99995862109</text:p>
          </table:table-cell>
          <table:table-cell table:number-columns-repeated="16365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820" calcext:value-type="float">
            <text:p>5820</text:p>
          </table:table-cell>
          <table:table-cell table:style-name="ce5" table:formula="of:=[.$B$11]*EXP(0.00392*([.A12]-[.$A$11]))" office:value-type="float" office:value="5869.38830724853" calcext:value-type="float">
            <text:p>5,869</text:p>
          </table:table-cell>
          <table:table-cell/>
          <table:table-cell table:formula="of:=[.E11]+1" office:value-type="float" office:value="186" calcext:value-type="float">
            <text:p>186</text:p>
          </table:table-cell>
          <table:table-cell table:style-name="ce5" table:formula="of:=182*EXP(0.00472*([.$E12]-[.$E$7]))" office:value-type="float" office:value="186.346284432629" calcext:value-type="float">
            <text:p>186</text:p>
          </table:table-cell>
          <table:table-cell table:formula="of:=LN([.$F12]/77.4542)/0.00472" office:value-type="float" office:value="185.999977362223" calcext:value-type="float">
            <text:p>185.999977362223</text:p>
          </table:table-cell>
          <table:table-cell/>
          <table:table-cell table:formula="of:=[.I11]+1" office:value-type="float" office:value="506" calcext:value-type="float">
            <text:p>506</text:p>
          </table:table-cell>
          <table:table-cell table:style-name="ce8" table:formula="of:=830*EXP(0.00392*([.$I12]-[.$I$7]))" office:value-type="float" office:value="846.428473109656" calcext:value-type="float">
            <text:p>846</text:p>
          </table:table-cell>
          <table:table-cell table:style-name="ce8" table:formula="of:=LN([.$J12]/116.455)/0.00392" office:value-type="float" office:value="506.000196045733" calcext:value-type="float">
            <text:p>506</text:p>
          </table:table-cell>
          <table:table-cell/>
          <table:table-cell table:formula="of:=[.M11]+1" office:value-type="float" office:value="1006" calcext:value-type="float">
            <text:p>1006</text:p>
          </table:table-cell>
          <table:table-cell table:formula="of:=5890*EXP(0.00256*([.$M12]-[.$M$7]))" office:value-type="float" office:value="5965.87657410897" calcext:value-type="float">
            <text:p>5,966</text:p>
          </table:table-cell>
          <table:table-cell table:formula="of:=LN([.$N12]/454.16)/0.00256" office:value-type="float" office:value="1006.00067100905" calcext:value-type="float">
            <text:p>1006</text:p>
          </table:table-cell>
          <table:table-cell/>
          <table:table-cell table:formula="of:=[.Q11]+1" office:value-type="float" office:value="2006" calcext:value-type="float">
            <text:p>2006</text:p>
          </table:table-cell>
          <table:table-cell table:formula="of:=76320*EXP(0.00189*([.$Q12]-[.$Q$7]))" office:value-type="float" office:value="77044.642543326" calcext:value-type="float">
            <text:p>77,045</text:p>
          </table:table-cell>
          <table:table-cell table:formula="of:=LN([.$R12]/1738.539)/0.00189" office:value-type="float" office:value="2005.99995862109" calcext:value-type="float">
            <text:p>2005.99995862109</text:p>
          </table:table-cell>
          <table:table-cell table:number-columns-repeated="16365"/>
        </table:table-row>
        <table:table-row table:style-name="ro1"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5890" calcext:value-type="float">
            <text:p>5890</text:p>
          </table:table-cell>
          <table:table-cell table:style-name="ce5" table:formula="of:=[.$B$13]*EXP(0.00256*([.A13]-[.$A$13]))" office:value-type="float" office:value="5890" calcext:value-type="float">
            <text:p>5,890</text:p>
          </table:table-cell>
          <table:table-cell/>
          <table:table-cell table:formula="of:=[.E12]+1" office:value-type="float" office:value="187" calcext:value-type="float">
            <text:p>187</text:p>
          </table:table-cell>
          <table:table-cell table:style-name="ce5" table:formula="of:=182*EXP(0.00472*([.$E13]-[.$E$7]))" office:value-type="float" office:value="187.227917913385" calcext:value-type="float">
            <text:p>187</text:p>
          </table:table-cell>
          <table:table-cell table:formula="of:=LN([.$F13]/77.4542)/0.00472" office:value-type="float" office:value="186.999977362223" calcext:value-type="float">
            <text:p>186.999977362223</text:p>
          </table:table-cell>
          <table:table-cell/>
          <table:table-cell table:formula="of:=[.I12]+1" office:value-type="float" office:value="507" calcext:value-type="float">
            <text:p>507</text:p>
          </table:table-cell>
          <table:table-cell table:style-name="ce8" table:formula="of:=830*EXP(0.00392*([.$I13]-[.$I$7]))" office:value-type="float" office:value="849.752984509443" calcext:value-type="float">
            <text:p>850</text:p>
          </table:table-cell>
          <table:table-cell table:style-name="ce8" table:formula="of:=LN([.$J13]/116.455)/0.00392" office:value-type="float" office:value="507.000196045733" calcext:value-type="float">
            <text:p>507</text:p>
          </table:table-cell>
          <table:table-cell/>
          <table:table-cell table:formula="of:=[.M12]+1" office:value-type="float" office:value="1007" calcext:value-type="float">
            <text:p>1007</text:p>
          </table:table-cell>
          <table:table-cell table:formula="of:=5890*EXP(0.00256*([.$M13]-[.$M$7]))" office:value-type="float" office:value="5981.16878381553" calcext:value-type="float">
            <text:p>5,981</text:p>
          </table:table-cell>
          <table:table-cell table:formula="of:=LN([.$N13]/454.16)/0.00256" office:value-type="float" office:value="1007.00067100905" calcext:value-type="float">
            <text:p>1007</text:p>
          </table:table-cell>
          <table:table-cell/>
          <table:table-cell table:formula="of:=[.Q12]+1" office:value-type="float" office:value="2007" calcext:value-type="float">
            <text:p>2007</text:p>
          </table:table-cell>
          <table:table-cell table:formula="of:=76320*EXP(0.00189*([.$Q13]-[.$Q$7]))" office:value-type="float" office:value="77190.3946100492" calcext:value-type="float">
            <text:p>77,190</text:p>
          </table:table-cell>
          <table:table-cell table:formula="of:=LN([.$R13]/1738.539)/0.00189" office:value-type="float" office:value="2006.99995862109" calcext:value-type="float">
            <text:p>2006.99995862109</text:p>
          </table:table-cell>
          <table:table-cell table:number-columns-repeated="16365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5820" calcext:value-type="float">
            <text:p>75820</text:p>
          </table:table-cell>
          <table:table-cell table:style-name="ce5" table:formula="of:=[.$B$13]*EXP(0.00256*([.A14]-[.$A$13]))" office:value-type="float" office:value="75997.1620136538" calcext:value-type="float">
            <text:p>75,997</text:p>
          </table:table-cell>
          <table:table-cell/>
          <table:table-cell table:formula="of:=[.E13]+1" office:value-type="float" office:value="188" calcext:value-type="float">
            <text:p>188</text:p>
          </table:table-cell>
          <table:table-cell table:style-name="ce5" table:formula="of:=182*EXP(0.00472*([.$E14]-[.$E$7]))" office:value-type="float" office:value="188.11372254033" calcext:value-type="float">
            <text:p>188</text:p>
          </table:table-cell>
          <table:table-cell table:formula="of:=LN([.$F14]/77.4542)/0.00472" office:value-type="float" office:value="187.999977362223" calcext:value-type="float">
            <text:p>187.999977362223</text:p>
          </table:table-cell>
          <table:table-cell/>
          <table:table-cell table:formula="of:=[.I13]+1" office:value-type="float" office:value="508" calcext:value-type="float">
            <text:p>508</text:p>
          </table:table-cell>
          <table:table-cell table:style-name="ce8" table:formula="of:=830*EXP(0.00392*([.$I14]-[.$I$7]))" office:value-type="float" office:value="853.090553570212" calcext:value-type="float">
            <text:p>853</text:p>
          </table:table-cell>
          <table:table-cell table:style-name="ce8" table:formula="of:=LN([.$J14]/116.455)/0.00392" office:value-type="float" office:value="508.000196045733" calcext:value-type="float">
            <text:p>508</text:p>
          </table:table-cell>
          <table:table-cell/>
          <table:table-cell table:formula="of:=[.M13]+1" office:value-type="float" office:value="1008" calcext:value-type="float">
            <text:p>1008</text:p>
          </table:table-cell>
          <table:table-cell table:formula="of:=5890*EXP(0.00256*([.$M14]-[.$M$7]))" office:value-type="float" office:value="5996.50019173123" calcext:value-type="float">
            <text:p>5,997</text:p>
          </table:table-cell>
          <table:table-cell table:formula="of:=LN([.$N14]/454.16)/0.00256" office:value-type="float" office:value="1008.00067100905" calcext:value-type="float">
            <text:p>1008</text:p>
          </table:table-cell>
          <table:table-cell/>
          <table:table-cell table:formula="of:=[.Q13]+1" office:value-type="float" office:value="2008" calcext:value-type="float">
            <text:p>2008</text:p>
          </table:table-cell>
          <table:table-cell table:formula="of:=76320*EXP(0.00189*([.$Q14]-[.$Q$7]))" office:value-type="float" office:value="77336.4224086631" calcext:value-type="float">
            <text:p>77,336</text:p>
          </table:table-cell>
          <table:table-cell table:formula="of:=LN([.$R14]/1738.539)/0.00189" office:value-type="float" office:value="2007.99995862109" calcext:value-type="float">
            <text:p>2007.99995862109</text:p>
          </table:table-cell>
          <table:table-cell table:number-columns-repeated="16365"/>
        </table:table-row>
        <table:table-row table:style-name="ro1">
          <table:table-cell table:style-name="ce3" office:value-type="float" office:value="2001" calcext:value-type="float">
            <text:p>2001</text:p>
          </table:table-cell>
          <table:table-cell table:style-name="ce3" office:value-type="float" office:value="76320" calcext:value-type="float">
            <text:p>76320</text:p>
          </table:table-cell>
          <table:table-cell table:style-name="ce5" table:formula="of:=[.$B$15]*EXP(0.00189*([.A15]-[.$A$15]))" office:value-type="float" office:value="76320" calcext:value-type="float">
            <text:p>76,320</text:p>
          </table:table-cell>
          <table:table-cell/>
          <table:table-cell table:formula="of:=[.E14]+1" office:value-type="float" office:value="189" calcext:value-type="float">
            <text:p>189</text:p>
          </table:table-cell>
          <table:table-cell table:style-name="ce5" table:formula="of:=182*EXP(0.00472*([.$E15]-[.$E$7]))" office:value-type="float" office:value="189.003718047813" calcext:value-type="float">
            <text:p>189</text:p>
          </table:table-cell>
          <table:table-cell table:formula="of:=LN([.$F15]/77.4542)/0.00472" office:value-type="float" office:value="188.999977362223" calcext:value-type="float">
            <text:p>188.999977362223</text:p>
          </table:table-cell>
          <table:table-cell/>
          <table:table-cell table:formula="of:=[.I14]+1" office:value-type="float" office:value="509" calcext:value-type="float">
            <text:p>509</text:p>
          </table:table-cell>
          <table:table-cell table:style-name="ce8" table:formula="of:=830*EXP(0.00392*([.$I15]-[.$I$7]))" office:value-type="float" office:value="856.441231578449" calcext:value-type="float">
            <text:p>856</text:p>
          </table:table-cell>
          <table:table-cell table:style-name="ce8" table:formula="of:=LN([.$J15]/116.455)/0.00392" office:value-type="float" office:value="509.000196045733" calcext:value-type="float">
            <text:p>509</text:p>
          </table:table-cell>
          <table:table-cell/>
          <table:table-cell table:formula="of:=[.M14]+1" office:value-type="float" office:value="1009" calcext:value-type="float">
            <text:p>1009</text:p>
          </table:table-cell>
          <table:table-cell table:formula="of:=5890*EXP(0.00256*([.$M15]-[.$M$7]))" office:value-type="float" office:value="6011.87089833206" calcext:value-type="float">
            <text:p>6,012</text:p>
          </table:table-cell>
          <table:table-cell table:formula="of:=LN([.$N15]/454.16)/0.00256" office:value-type="float" office:value="1009.00067100905" calcext:value-type="float">
            <text:p>1009</text:p>
          </table:table-cell>
          <table:table-cell/>
          <table:table-cell table:formula="of:=[.Q14]+1" office:value-type="float" office:value="2009" calcext:value-type="float">
            <text:p>2009</text:p>
          </table:table-cell>
          <table:table-cell table:formula="of:=76320*EXP(0.00189*([.$Q15]-[.$Q$7]))" office:value-type="float" office:value="77482.7264607937" calcext:value-type="float">
            <text:p>77,483</text:p>
          </table:table-cell>
          <table:table-cell table:formula="of:=LN([.$R15]/1738.539)/0.00189" office:value-type="float" office:value="2008.99995862109" calcext:value-type="float">
            <text:p>2008.99995862109</text:p>
          </table:table-cell>
          <table:table-cell table:number-columns-repeated="16365"/>
        </table:table-row>
        <table:table-row table:style-name="ro1">
          <table:table-cell table:style-name="ce3" office:value-type="float" office:value="3000" calcext:value-type="float">
            <text:p>3000</text:p>
          </table:table-cell>
          <table:table-cell table:style-name="ce3" table:formula="of:=([.A16]-[.A14])*500+[.A14]" office:value-type="float" office:value="502000" calcext:value-type="float">
            <text:p>502000</text:p>
          </table:table-cell>
          <table:table-cell table:style-name="ce5" table:formula="of:=[.$B$15]*EXP(0.00189*([.A16]-[.$A$15]))" office:value-type="float" office:value="504236.309952495" calcext:value-type="float">
            <text:p>504,236</text:p>
          </table:table-cell>
          <table:table-cell/>
          <table:table-cell table:formula="of:=[.E15]+1" office:value-type="float" office:value="190" calcext:value-type="float">
            <text:p>190</text:p>
          </table:table-cell>
          <table:table-cell table:style-name="ce5" table:formula="of:=182*EXP(0.00472*([.$E16]-[.$E$7]))" office:value-type="float" office:value="189.897924263544" calcext:value-type="float">
            <text:p>190</text:p>
          </table:table-cell>
          <table:table-cell table:formula="of:=LN([.$F16]/77.4542)/0.00472" office:value-type="float" office:value="189.999977362223" calcext:value-type="float">
            <text:p>189.999977362223</text:p>
          </table:table-cell>
          <table:table-cell/>
          <table:table-cell table:formula="of:=[.I15]+1" office:value-type="float" office:value="510" calcext:value-type="float">
            <text:p>510</text:p>
          </table:table-cell>
          <table:table-cell table:style-name="ce8" table:formula="of:=830*EXP(0.00392*([.$I16]-[.$I$7]))" office:value-type="float" office:value="859.80507002208" calcext:value-type="float">
            <text:p>860</text:p>
          </table:table-cell>
          <table:table-cell table:style-name="ce8" table:formula="of:=LN([.$J16]/116.455)/0.00392" office:value-type="float" office:value="510.000196045733" calcext:value-type="float">
            <text:p>510</text:p>
          </table:table-cell>
          <table:table-cell/>
          <table:table-cell table:formula="of:=[.M15]+1" office:value-type="float" office:value="1010" calcext:value-type="float">
            <text:p>1010</text:p>
          </table:table-cell>
          <table:table-cell table:formula="of:=5890*EXP(0.00256*([.$M16]-[.$M$7]))" office:value-type="float" office:value="6027.28100435153" calcext:value-type="float">
            <text:p>6,027</text:p>
          </table:table-cell>
          <table:table-cell table:formula="of:=LN([.$N16]/454.16)/0.00256" office:value-type="float" office:value="1010.00067100905" calcext:value-type="float">
            <text:p>1010</text:p>
          </table:table-cell>
          <table:table-cell/>
          <table:table-cell table:formula="of:=[.Q15]+1" office:value-type="float" office:value="2010" calcext:value-type="float">
            <text:p>2010</text:p>
          </table:table-cell>
          <table:table-cell table:formula="of:=76320*EXP(0.00189*([.$Q16]-[.$Q$7]))" office:value-type="float" office:value="77629.3072890538" calcext:value-type="float">
            <text:p>77,629</text:p>
          </table:table-cell>
          <table:table-cell table:formula="of:=LN([.$R16]/1738.539)/0.00189" office:value-type="float" office:value="2009.99995862109" calcext:value-type="float">
            <text:p>2009.99995862109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office:value-type="string" calcext:value-type="string">
            <text:p>Close enough!</text:p>
          </table:table-cell>
          <table:table-cell/>
          <table:table-cell table:formula="of:=[.E16]+1" office:value-type="float" office:value="191" calcext:value-type="float">
            <text:p>191</text:p>
          </table:table-cell>
          <table:table-cell table:style-name="ce5" table:formula="of:=182*EXP(0.00472*([.$E17]-[.$E$7]))" office:value-type="float" office:value="190.796361109046" calcext:value-type="float">
            <text:p>191</text:p>
          </table:table-cell>
          <table:table-cell table:formula="of:=LN([.$F17]/77.4542)/0.00472" office:value-type="float" office:value="190.999977362223" calcext:value-type="float">
            <text:p>190.999977362223</text:p>
          </table:table-cell>
          <table:table-cell/>
          <table:table-cell table:formula="of:=[.I16]+1" office:value-type="float" office:value="511" calcext:value-type="float">
            <text:p>511</text:p>
          </table:table-cell>
          <table:table-cell table:style-name="ce8" table:formula="of:=830*EXP(0.00392*([.$I17]-[.$I$7]))" office:value-type="float" office:value="863.182120591258" calcext:value-type="float">
            <text:p>863</text:p>
          </table:table-cell>
          <table:table-cell table:style-name="ce8" table:formula="of:=LN([.$J17]/116.455)/0.00392" office:value-type="float" office:value="511.000196045733" calcext:value-type="float">
            <text:p>511</text:p>
          </table:table-cell>
          <table:table-cell/>
          <table:table-cell table:formula="of:=[.M16]+1" office:value-type="float" office:value="1011" calcext:value-type="float">
            <text:p>1011</text:p>
          </table:table-cell>
          <table:table-cell table:formula="of:=5890*EXP(0.00256*([.$M17]-[.$M$7]))" office:value-type="float" office:value="6042.73061078135" calcext:value-type="float">
            <text:p>6,043</text:p>
          </table:table-cell>
          <table:table-cell table:formula="of:=LN([.$N17]/454.16)/0.00256" office:value-type="float" office:value="1011.00067100905" calcext:value-type="float">
            <text:p>1011</text:p>
          </table:table-cell>
          <table:table-cell/>
          <table:table-cell table:formula="of:=[.Q16]+1" office:value-type="float" office:value="2011" calcext:value-type="float">
            <text:p>2011</text:p>
          </table:table-cell>
          <table:table-cell table:formula="of:=76320*EXP(0.00189*([.$Q17]-[.$Q$7]))" office:value-type="float" office:value="77776.1654170451" calcext:value-type="float">
            <text:p>77,776</text:p>
          </table:table-cell>
          <table:table-cell table:formula="of:=LN([.$R17]/1738.539)/0.00189" office:value-type="float" office:value="2010.99995862109" calcext:value-type="float">
            <text:p>2010.99995862109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/>
          <table:table-cell table:formula="of:=[.E17]+1" office:value-type="float" office:value="192" calcext:value-type="float">
            <text:p>192</text:p>
          </table:table-cell>
          <table:table-cell table:style-name="ce5" table:formula="of:=182*EXP(0.00472*([.$E18]-[.$E$7]))" office:value-type="float" office:value="191.699048600091" calcext:value-type="float">
            <text:p>192</text:p>
          </table:table-cell>
          <table:table-cell table:formula="of:=LN([.$F18]/77.4542)/0.00472" office:value-type="float" office:value="191.999977362223" calcext:value-type="float">
            <text:p>191.999977362223</text:p>
          </table:table-cell>
          <table:table-cell/>
          <table:table-cell table:formula="of:=[.I17]+1" office:value-type="float" office:value="512" calcext:value-type="float">
            <text:p>512</text:p>
          </table:table-cell>
          <table:table-cell table:style-name="ce8" table:formula="of:=830*EXP(0.00392*([.$I18]-[.$I$7]))" office:value-type="float" office:value="866.572435179158" calcext:value-type="float">
            <text:p>867</text:p>
          </table:table-cell>
          <table:table-cell table:style-name="ce8" table:formula="of:=LN([.$J18]/116.455)/0.00392" office:value-type="float" office:value="512.000196045733" calcext:value-type="float">
            <text:p>512</text:p>
          </table:table-cell>
          <table:table-cell/>
          <table:table-cell table:formula="of:=[.M17]+1" office:value-type="float" office:value="1012" calcext:value-type="float">
            <text:p>1012</text:p>
          </table:table-cell>
          <table:table-cell table:formula="of:=5890*EXP(0.00256*([.$M18]-[.$M$7]))" office:value-type="float" office:value="6058.21981887214" calcext:value-type="float">
            <text:p>6,058</text:p>
          </table:table-cell>
          <table:table-cell table:formula="of:=LN([.$N18]/454.16)/0.00256" office:value-type="float" office:value="1012.00067100905" calcext:value-type="float">
            <text:p>1012</text:p>
          </table:table-cell>
          <table:table-cell/>
          <table:table-cell table:formula="of:=[.Q17]+1" office:value-type="float" office:value="2012" calcext:value-type="float">
            <text:p>2012</text:p>
          </table:table-cell>
          <table:table-cell table:formula="of:=76320*EXP(0.00189*([.$Q18]-[.$Q$7]))" office:value-type="float" office:value="77923.3013693596" calcext:value-type="float">
            <text:p>77,923</text:p>
          </table:table-cell>
          <table:table-cell table:formula="of:=LN([.$R18]/1738.539)/0.00189" office:value-type="float" office:value="2011.99995862109" calcext:value-type="float">
            <text:p>201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]+1" office:value-type="float" office:value="193" calcext:value-type="float">
            <text:p>193</text:p>
          </table:table-cell>
          <table:table-cell table:style-name="ce5" table:formula="of:=182*EXP(0.00472*([.$E19]-[.$E$7]))" office:value-type="float" office:value="192.606006847149" calcext:value-type="float">
            <text:p>193</text:p>
          </table:table-cell>
          <table:table-cell table:formula="of:=LN([.$F19]/77.4542)/0.00472" office:value-type="float" office:value="192.999977362223" calcext:value-type="float">
            <text:p>192.999977362223</text:p>
          </table:table-cell>
          <table:table-cell/>
          <table:table-cell table:formula="of:=[.I18]+1" office:value-type="float" office:value="513" calcext:value-type="float">
            <text:p>513</text:p>
          </table:table-cell>
          <table:table-cell table:style-name="ce8" table:formula="of:=830*EXP(0.00392*([.$I19]-[.$I$7]))" office:value-type="float" office:value="869.976065882778" calcext:value-type="float">
            <text:p>870</text:p>
          </table:table-cell>
          <table:table-cell table:style-name="ce8" table:formula="of:=LN([.$J19]/116.455)/0.00392" office:value-type="float" office:value="513.000196045733" calcext:value-type="float">
            <text:p>513</text:p>
          </table:table-cell>
          <table:table-cell/>
          <table:table-cell table:formula="of:=[.M18]+1" office:value-type="float" office:value="1013" calcext:value-type="float">
            <text:p>1013</text:p>
          </table:table-cell>
          <table:table-cell table:formula="of:=5890*EXP(0.00256*([.$M19]-[.$M$7]))" office:value-type="float" office:value="6073.74873013401" calcext:value-type="float">
            <text:p>6,074</text:p>
          </table:table-cell>
          <table:table-cell table:formula="of:=LN([.$N19]/454.16)/0.00256" office:value-type="float" office:value="1013.00067100905" calcext:value-type="float">
            <text:p>1013</text:p>
          </table:table-cell>
          <table:table-cell/>
          <table:table-cell table:formula="of:=[.Q18]+1" office:value-type="float" office:value="2013" calcext:value-type="float">
            <text:p>2013</text:p>
          </table:table-cell>
          <table:table-cell table:formula="of:=76320*EXP(0.00189*([.$Q19]-[.$Q$7]))" office:value-type="float" office:value="78070.7156715817" calcext:value-type="float">
            <text:p>78,071</text:p>
          </table:table-cell>
          <table:table-cell table:formula="of:=LN([.$R19]/1738.539)/0.00189" office:value-type="float" office:value="2012.99995862109" calcext:value-type="float">
            <text:p>2012.99995862109</text:p>
          </table:table-cell>
          <table:table-cell table:number-columns-repeated="16365"/>
        </table:table-row>
        <table:table-row table:style-name="ro1">
          <table:table-cell/>
          <table:table-cell table:style-name="ce4"/>
          <table:table-cell table:number-columns-repeated="2"/>
          <table:table-cell table:formula="of:=[.E19]+1" office:value-type="float" office:value="194" calcext:value-type="float">
            <text:p>194</text:p>
          </table:table-cell>
          <table:table-cell table:style-name="ce5" table:formula="of:=182*EXP(0.00472*([.$E20]-[.$E$7]))" office:value-type="float" office:value="193.517256055836" calcext:value-type="float">
            <text:p>194</text:p>
          </table:table-cell>
          <table:table-cell table:formula="of:=LN([.$F20]/77.4542)/0.00472" office:value-type="float" office:value="193.999977362223" calcext:value-type="float">
            <text:p>193.999977362223</text:p>
          </table:table-cell>
          <table:table-cell/>
          <table:table-cell table:formula="of:=[.I19]+1" office:value-type="float" office:value="514" calcext:value-type="float">
            <text:p>514</text:p>
          </table:table-cell>
          <table:table-cell table:style-name="ce8" table:formula="of:=830*EXP(0.00392*([.$I20]-[.$I$7]))" office:value-type="float" office:value="873.393065003735" calcext:value-type="float">
            <text:p>873</text:p>
          </table:table-cell>
          <table:table-cell table:style-name="ce8" table:formula="of:=LN([.$J20]/116.455)/0.00392" office:value-type="float" office:value="514.000196045733" calcext:value-type="float">
            <text:p>514</text:p>
          </table:table-cell>
          <table:table-cell/>
          <table:table-cell table:formula="of:=[.M19]+1" office:value-type="float" office:value="1014" calcext:value-type="float">
            <text:p>1014</text:p>
          </table:table-cell>
          <table:table-cell table:formula="of:=5890*EXP(0.00256*([.$M20]-[.$M$7]))" office:value-type="float" office:value="6089.3174463373" calcext:value-type="float">
            <text:p>6,089</text:p>
          </table:table-cell>
          <table:table-cell table:formula="of:=LN([.$N20]/454.16)/0.00256" office:value-type="float" office:value="1014.00067100905" calcext:value-type="float">
            <text:p>1014</text:p>
          </table:table-cell>
          <table:table-cell/>
          <table:table-cell table:formula="of:=[.Q19]+1" office:value-type="float" office:value="2014" calcext:value-type="float">
            <text:p>2014</text:p>
          </table:table-cell>
          <table:table-cell table:formula="of:=76320*EXP(0.00189*([.$Q20]-[.$Q$7]))" office:value-type="float" office:value="78218.4088502903" calcext:value-type="float">
            <text:p>78,218</text:p>
          </table:table-cell>
          <table:table-cell table:formula="of:=LN([.$R20]/1738.539)/0.00189" office:value-type="float" office:value="2013.99995862109" calcext:value-type="float">
            <text:p>201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]+1" office:value-type="float" office:value="195" calcext:value-type="float">
            <text:p>195</text:p>
          </table:table-cell>
          <table:table-cell table:style-name="ce5" table:formula="of:=182*EXP(0.00472*([.$E21]-[.$E$7]))" office:value-type="float" office:value="194.432816527365" calcext:value-type="float">
            <text:p>194</text:p>
          </table:table-cell>
          <table:table-cell table:formula="of:=LN([.$F21]/77.4542)/0.00472" office:value-type="float" office:value="194.999977362223" calcext:value-type="float">
            <text:p>194.999977362223</text:p>
          </table:table-cell>
          <table:table-cell/>
          <table:table-cell table:formula="of:=[.I20]+1" office:value-type="float" office:value="515" calcext:value-type="float">
            <text:p>515</text:p>
          </table:table-cell>
          <table:table-cell table:style-name="ce8" table:formula="of:=830*EXP(0.00392*([.$I21]-[.$I$7]))" office:value-type="float" office:value="876.823485049073" calcext:value-type="float">
            <text:p>877</text:p>
          </table:table-cell>
          <table:table-cell table:style-name="ce8" table:formula="of:=LN([.$J21]/116.455)/0.00392" office:value-type="float" office:value="515.000196045733" calcext:value-type="float">
            <text:p>515</text:p>
          </table:table-cell>
          <table:table-cell/>
          <table:table-cell table:formula="of:=[.M20]+1" office:value-type="float" office:value="1015" calcext:value-type="float">
            <text:p>1015</text:p>
          </table:table-cell>
          <table:table-cell table:formula="of:=5890*EXP(0.00256*([.$M21]-[.$M$7]))" office:value-type="float" office:value="6104.9260695132" calcext:value-type="float">
            <text:p>6,105</text:p>
          </table:table-cell>
          <table:table-cell table:formula="of:=LN([.$N21]/454.16)/0.00256" office:value-type="float" office:value="1015.00067100905" calcext:value-type="float">
            <text:p>1015</text:p>
          </table:table-cell>
          <table:table-cell/>
          <table:table-cell table:formula="of:=[.Q20]+1" office:value-type="float" office:value="2015" calcext:value-type="float">
            <text:p>2015</text:p>
          </table:table-cell>
          <table:table-cell table:formula="of:=76320*EXP(0.00189*([.$Q21]-[.$Q$7]))" office:value-type="float" office:value="78366.3814330603" calcext:value-type="float">
            <text:p>78,366</text:p>
          </table:table-cell>
          <table:table-cell table:formula="of:=LN([.$R21]/1738.539)/0.00189" office:value-type="float" office:value="2014.99995862109" calcext:value-type="float">
            <text:p>201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]+1" office:value-type="float" office:value="196" calcext:value-type="float">
            <text:p>196</text:p>
          </table:table-cell>
          <table:table-cell table:style-name="ce5" table:formula="of:=182*EXP(0.00472*([.$E22]-[.$E$7]))" office:value-type="float" office:value="195.352708658995" calcext:value-type="float">
            <text:p>195</text:p>
          </table:table-cell>
          <table:table-cell table:formula="of:=LN([.$F22]/77.4542)/0.00472" office:value-type="float" office:value="195.999977362223" calcext:value-type="float">
            <text:p>195.999977362223</text:p>
          </table:table-cell>
          <table:table-cell/>
          <table:table-cell table:formula="of:=[.I21]+1" office:value-type="float" office:value="516" calcext:value-type="float">
            <text:p>516</text:p>
          </table:table-cell>
          <table:table-cell table:style-name="ce8" table:formula="of:=830*EXP(0.00392*([.$I22]-[.$I$7]))" office:value-type="float" office:value="880.267378732064" calcext:value-type="float">
            <text:p>880</text:p>
          </table:table-cell>
          <table:table-cell table:style-name="ce8" table:formula="of:=LN([.$J22]/116.455)/0.00392" office:value-type="float" office:value="516.000196045733" calcext:value-type="float">
            <text:p>516</text:p>
          </table:table-cell>
          <table:table-cell/>
          <table:table-cell table:formula="of:=[.M21]+1" office:value-type="float" office:value="1016" calcext:value-type="float">
            <text:p>1016</text:p>
          </table:table-cell>
          <table:table-cell table:formula="of:=5890*EXP(0.00256*([.$M22]-[.$M$7]))" office:value-type="float" office:value="6120.57470195444" calcext:value-type="float">
            <text:p>6,121</text:p>
          </table:table-cell>
          <table:table-cell table:formula="of:=LN([.$N22]/454.16)/0.00256" office:value-type="float" office:value="1016.00067100905" calcext:value-type="float">
            <text:p>1016</text:p>
          </table:table-cell>
          <table:table-cell/>
          <table:table-cell table:formula="of:=[.Q21]+1" office:value-type="float" office:value="2016" calcext:value-type="float">
            <text:p>2016</text:p>
          </table:table-cell>
          <table:table-cell table:formula="of:=76320*EXP(0.00189*([.$Q22]-[.$Q$7]))" office:value-type="float" office:value="78514.6339484648" calcext:value-type="float">
            <text:p>78,515</text:p>
          </table:table-cell>
          <table:table-cell table:formula="of:=LN([.$R22]/1738.539)/0.00189" office:value-type="float" office:value="2015.99995862109" calcext:value-type="float">
            <text:p>201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]+1" office:value-type="float" office:value="197" calcext:value-type="float">
            <text:p>197</text:p>
          </table:table-cell>
          <table:table-cell table:style-name="ce5" table:formula="of:=182*EXP(0.00472*([.$E23]-[.$E$7]))" office:value-type="float" office:value="196.276952944489" calcext:value-type="float">
            <text:p>196</text:p>
          </table:table-cell>
          <table:table-cell table:formula="of:=LN([.$F23]/77.4542)/0.00472" office:value-type="float" office:value="196.999977362223" calcext:value-type="float">
            <text:p>196.999977362223</text:p>
          </table:table-cell>
          <table:table-cell/>
          <table:table-cell table:formula="of:=[.I22]+1" office:value-type="float" office:value="517" calcext:value-type="float">
            <text:p>517</text:p>
          </table:table-cell>
          <table:table-cell table:style-name="ce8" table:formula="of:=830*EXP(0.00392*([.$I23]-[.$I$7]))" office:value-type="float" office:value="883.724798973026" calcext:value-type="float">
            <text:p>884</text:p>
          </table:table-cell>
          <table:table-cell table:style-name="ce8" table:formula="of:=LN([.$J23]/116.455)/0.00392" office:value-type="float" office:value="517.000196045733" calcext:value-type="float">
            <text:p>517</text:p>
          </table:table-cell>
          <table:table-cell/>
          <table:table-cell table:formula="of:=[.M22]+1" office:value-type="float" office:value="1017" calcext:value-type="float">
            <text:p>1017</text:p>
          </table:table-cell>
          <table:table-cell table:formula="of:=5890*EXP(0.00256*([.$M23]-[.$M$7]))" office:value-type="float" office:value="6136.26344621595" calcext:value-type="float">
            <text:p>6,136</text:p>
          </table:table-cell>
          <table:table-cell table:formula="of:=LN([.$N23]/454.16)/0.00256" office:value-type="float" office:value="1017.00067100905" calcext:value-type="float">
            <text:p>1017</text:p>
          </table:table-cell>
          <table:table-cell/>
          <table:table-cell table:formula="of:=[.Q22]+1" office:value-type="float" office:value="2017" calcext:value-type="float">
            <text:p>2017</text:p>
          </table:table-cell>
          <table:table-cell table:formula="of:=76320*EXP(0.00189*([.$Q23]-[.$Q$7]))" office:value-type="float" office:value="78663.1669260767" calcext:value-type="float">
            <text:p>78,663</text:p>
          </table:table-cell>
          <table:table-cell table:formula="of:=LN([.$R23]/1738.539)/0.00189" office:value-type="float" office:value="2016.99995862109" calcext:value-type="float">
            <text:p>201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]+1" office:value-type="float" office:value="198" calcext:value-type="float">
            <text:p>198</text:p>
          </table:table-cell>
          <table:table-cell table:style-name="ce5" table:formula="of:=182*EXP(0.00472*([.$E24]-[.$E$7]))" office:value-type="float" office:value="197.20556997457" calcext:value-type="float">
            <text:p>197</text:p>
          </table:table-cell>
          <table:table-cell table:formula="of:=LN([.$F24]/77.4542)/0.00472" office:value-type="float" office:value="197.999977362223" calcext:value-type="float">
            <text:p>197.999977362223</text:p>
          </table:table-cell>
          <table:table-cell/>
          <table:table-cell table:formula="of:=[.I23]+1" office:value-type="float" office:value="518" calcext:value-type="float">
            <text:p>518</text:p>
          </table:table-cell>
          <table:table-cell table:style-name="ce8" table:formula="of:=830*EXP(0.00392*([.$I24]-[.$I$7]))" office:value-type="float" office:value="887.195798900127" calcext:value-type="float">
            <text:p>887</text:p>
          </table:table-cell>
          <table:table-cell table:style-name="ce8" table:formula="of:=LN([.$J24]/116.455)/0.00392" office:value-type="float" office:value="518.000196045733" calcext:value-type="float">
            <text:p>518</text:p>
          </table:table-cell>
          <table:table-cell/>
          <table:table-cell table:formula="of:=[.M23]+1" office:value-type="float" office:value="1018" calcext:value-type="float">
            <text:p>1018</text:p>
          </table:table-cell>
          <table:table-cell table:formula="of:=5890*EXP(0.00256*([.$M24]-[.$M$7]))" office:value-type="float" office:value="6151.99240511555" calcext:value-type="float">
            <text:p>6,152</text:p>
          </table:table-cell>
          <table:table-cell table:formula="of:=LN([.$N24]/454.16)/0.00256" office:value-type="float" office:value="1018.00067100905" calcext:value-type="float">
            <text:p>1018</text:p>
          </table:table-cell>
          <table:table-cell/>
          <table:table-cell table:formula="of:=[.Q23]+1" office:value-type="float" office:value="2018" calcext:value-type="float">
            <text:p>2018</text:p>
          </table:table-cell>
          <table:table-cell table:formula="of:=76320*EXP(0.00189*([.$Q24]-[.$Q$7]))" office:value-type="float" office:value="78811.9808964708" calcext:value-type="float">
            <text:p>78,812</text:p>
          </table:table-cell>
          <table:table-cell table:formula="of:=LN([.$R24]/1738.539)/0.00189" office:value-type="float" office:value="2017.99995862109" calcext:value-type="float">
            <text:p>201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]+1" office:value-type="float" office:value="199" calcext:value-type="float">
            <text:p>199</text:p>
          </table:table-cell>
          <table:table-cell table:style-name="ce5" table:formula="of:=182*EXP(0.00472*([.$E25]-[.$E$7]))" office:value-type="float" office:value="198.138580437378" calcext:value-type="float">
            <text:p>198</text:p>
          </table:table-cell>
          <table:table-cell table:formula="of:=LN([.$F25]/77.4542)/0.00472" office:value-type="float" office:value="198.999977362223" calcext:value-type="float">
            <text:p>198.999977362223</text:p>
          </table:table-cell>
          <table:table-cell/>
          <table:table-cell table:formula="of:=[.I24]+1" office:value-type="float" office:value="519" calcext:value-type="float">
            <text:p>519</text:p>
          </table:table-cell>
          <table:table-cell table:style-name="ce8" table:formula="of:=830*EXP(0.00392*([.$I25]-[.$I$7]))" office:value-type="float" office:value="890.68043185021" calcext:value-type="float">
            <text:p>891</text:p>
          </table:table-cell>
          <table:table-cell table:style-name="ce8" table:formula="of:=LN([.$J25]/116.455)/0.00392" office:value-type="float" office:value="519.000196045733" calcext:value-type="float">
            <text:p>519</text:p>
          </table:table-cell>
          <table:table-cell/>
          <table:table-cell table:formula="of:=[.M24]+1" office:value-type="float" office:value="1019" calcext:value-type="float">
            <text:p>1019</text:p>
          </table:table-cell>
          <table:table-cell table:formula="of:=5890*EXP(0.00256*([.$M25]-[.$M$7]))" office:value-type="float" office:value="6167.76168173459" calcext:value-type="float">
            <text:p>6,168</text:p>
          </table:table-cell>
          <table:table-cell table:formula="of:=LN([.$N25]/454.16)/0.00256" office:value-type="float" office:value="1019.00067100905" calcext:value-type="float">
            <text:p>1019</text:p>
          </table:table-cell>
          <table:table-cell/>
          <table:table-cell table:formula="of:=[.Q24]+1" office:value-type="float" office:value="2019" calcext:value-type="float">
            <text:p>2019</text:p>
          </table:table-cell>
          <table:table-cell table:formula="of:=76320*EXP(0.00189*([.$Q25]-[.$Q$7]))" office:value-type="float" office:value="78961.0763912257" calcext:value-type="float">
            <text:p>78,961</text:p>
          </table:table-cell>
          <table:table-cell table:formula="of:=LN([.$R25]/1738.539)/0.00189" office:value-type="float" office:value="2018.99995862109" calcext:value-type="float">
            <text:p>201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]+1" office:value-type="float" office:value="200" calcext:value-type="float">
            <text:p>200</text:p>
          </table:table-cell>
          <table:table-cell table:style-name="ce5" table:formula="of:=182*EXP(0.00472*([.$E26]-[.$E$7]))" office:value-type="float" office:value="199.076005118931" calcext:value-type="float">
            <text:p>199</text:p>
          </table:table-cell>
          <table:table-cell table:formula="of:=LN([.$F26]/77.4542)/0.00472" office:value-type="float" office:value="199.999977362223" calcext:value-type="float">
            <text:p>199.999977362223</text:p>
          </table:table-cell>
          <table:table-cell/>
          <table:table-cell table:formula="of:=[.I25]+1" office:value-type="float" office:value="520" calcext:value-type="float">
            <text:p>520</text:p>
          </table:table-cell>
          <table:table-cell table:style-name="ce8" table:formula="of:=830*EXP(0.00392*([.$I26]-[.$I$7]))" office:value-type="float" office:value="894.178751369607" calcext:value-type="float">
            <text:p>894</text:p>
          </table:table-cell>
          <table:table-cell table:style-name="ce8" table:formula="of:=LN([.$J26]/116.455)/0.00392" office:value-type="float" office:value="520.000196045733" calcext:value-type="float">
            <text:p>520</text:p>
          </table:table-cell>
          <table:table-cell/>
          <table:table-cell table:formula="of:=[.M25]+1" office:value-type="float" office:value="1020" calcext:value-type="float">
            <text:p>1020</text:p>
          </table:table-cell>
          <table:table-cell table:formula="of:=5890*EXP(0.00256*([.$M26]-[.$M$7]))" office:value-type="float" office:value="6183.57137941866" calcext:value-type="float">
            <text:p>6,184</text:p>
          </table:table-cell>
          <table:table-cell table:formula="of:=LN([.$N26]/454.16)/0.00256" office:value-type="float" office:value="1020.00067100905" calcext:value-type="float">
            <text:p>1020</text:p>
          </table:table-cell>
          <table:table-cell/>
          <table:table-cell table:formula="of:=[.Q25]+1" office:value-type="float" office:value="2020" calcext:value-type="float">
            <text:p>2020</text:p>
          </table:table-cell>
          <table:table-cell table:formula="of:=76320*EXP(0.00189*([.$Q26]-[.$Q$7]))" office:value-type="float" office:value="79110.4539429255" calcext:value-type="float">
            <text:p>79,110</text:p>
          </table:table-cell>
          <table:table-cell table:formula="of:=LN([.$R26]/1738.539)/0.00189" office:value-type="float" office:value="2019.99995862109" calcext:value-type="float">
            <text:p>201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]+1" office:value-type="float" office:value="201" calcext:value-type="float">
            <text:p>201</text:p>
          </table:table-cell>
          <table:table-cell table:style-name="ce5" table:formula="of:=182*EXP(0.00472*([.$E27]-[.$E$7]))" office:value-type="float" office:value="200.017864903591" calcext:value-type="float">
            <text:p>200</text:p>
          </table:table-cell>
          <table:table-cell table:formula="of:=LN([.$F27]/77.4542)/0.00472" office:value-type="float" office:value="200.999977362223" calcext:value-type="float">
            <text:p>200.999977362223</text:p>
          </table:table-cell>
          <table:table-cell/>
          <table:table-cell table:formula="of:=[.I26]+1" office:value-type="float" office:value="521" calcext:value-type="float">
            <text:p>521</text:p>
          </table:table-cell>
          <table:table-cell table:style-name="ce8" table:formula="of:=830*EXP(0.00392*([.$I27]-[.$I$7]))" office:value-type="float" office:value="897.690811214964" calcext:value-type="float">
            <text:p>898</text:p>
          </table:table-cell>
          <table:table-cell table:style-name="ce8" table:formula="of:=LN([.$J27]/116.455)/0.00392" office:value-type="float" office:value="521.000196045733" calcext:value-type="float">
            <text:p>521</text:p>
          </table:table-cell>
          <table:table-cell/>
          <table:table-cell table:formula="of:=[.M26]+1" office:value-type="float" office:value="1021" calcext:value-type="float">
            <text:p>1021</text:p>
          </table:table-cell>
          <table:table-cell table:formula="of:=5890*EXP(0.00256*([.$M27]-[.$M$7]))" office:value-type="float" office:value="6199.42160177826" calcext:value-type="float">
            <text:p>6,199</text:p>
          </table:table-cell>
          <table:table-cell table:formula="of:=LN([.$N27]/454.16)/0.00256" office:value-type="float" office:value="1021.00067100905" calcext:value-type="float">
            <text:p>1021</text:p>
          </table:table-cell>
          <table:table-cell/>
          <table:table-cell table:formula="of:=[.Q26]+1" office:value-type="float" office:value="2021" calcext:value-type="float">
            <text:p>2021</text:p>
          </table:table-cell>
          <table:table-cell table:formula="of:=76320*EXP(0.00189*([.$Q27]-[.$Q$7]))" office:value-type="float" office:value="79260.1140851619" calcext:value-type="float">
            <text:p>79,260</text:p>
          </table:table-cell>
          <table:table-cell table:formula="of:=LN([.$R27]/1738.539)/0.00189" office:value-type="float" office:value="2020.99995862109" calcext:value-type="float">
            <text:p>202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]+1" office:value-type="float" office:value="202" calcext:value-type="float">
            <text:p>202</text:p>
          </table:table-cell>
          <table:table-cell table:style-name="ce5" table:formula="of:=182*EXP(0.00472*([.$E28]-[.$E$7]))" office:value-type="float" office:value="200.964180774525" calcext:value-type="float">
            <text:p>201</text:p>
          </table:table-cell>
          <table:table-cell table:formula="of:=LN([.$F28]/77.4542)/0.00472" office:value-type="float" office:value="201.999977362223" calcext:value-type="float">
            <text:p>201.999977362223</text:p>
          </table:table-cell>
          <table:table-cell/>
          <table:table-cell table:formula="of:=[.I27]+1" office:value-type="float" office:value="522" calcext:value-type="float">
            <text:p>522</text:p>
          </table:table-cell>
          <table:table-cell table:style-name="ce8" table:formula="of:=830*EXP(0.00392*([.$I28]-[.$I$7]))" office:value-type="float" office:value="901.216665354067" calcext:value-type="float">
            <text:p>901</text:p>
          </table:table-cell>
          <table:table-cell table:style-name="ce8" table:formula="of:=LN([.$J28]/116.455)/0.00392" office:value-type="float" office:value="522.000196045733" calcext:value-type="float">
            <text:p>522</text:p>
          </table:table-cell>
          <table:table-cell/>
          <table:table-cell table:formula="of:=[.M27]+1" office:value-type="float" office:value="1022" calcext:value-type="float">
            <text:p>1022</text:p>
          </table:table-cell>
          <table:table-cell table:formula="of:=5890*EXP(0.00256*([.$M28]-[.$M$7]))" office:value-type="float" office:value="6215.31245268946" calcext:value-type="float">
            <text:p>6,215</text:p>
          </table:table-cell>
          <table:table-cell table:formula="of:=LN([.$N28]/454.16)/0.00256" office:value-type="float" office:value="1022.00067100905" calcext:value-type="float">
            <text:p>1022</text:p>
          </table:table-cell>
          <table:table-cell/>
          <table:table-cell table:formula="of:=[.Q27]+1" office:value-type="float" office:value="2022" calcext:value-type="float">
            <text:p>2022</text:p>
          </table:table-cell>
          <table:table-cell table:formula="of:=76320*EXP(0.00189*([.$Q28]-[.$Q$7]))" office:value-type="float" office:value="79410.0573525362" calcext:value-type="float">
            <text:p>79,410</text:p>
          </table:table-cell>
          <table:table-cell table:formula="of:=LN([.$R28]/1738.539)/0.00189" office:value-type="float" office:value="2021.99995862109" calcext:value-type="float">
            <text:p>202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]+1" office:value-type="float" office:value="203" calcext:value-type="float">
            <text:p>203</text:p>
          </table:table-cell>
          <table:table-cell table:style-name="ce5" table:formula="of:=182*EXP(0.00472*([.$E29]-[.$E$7]))" office:value-type="float" office:value="201.914973814176" calcext:value-type="float">
            <text:p>202</text:p>
          </table:table-cell>
          <table:table-cell table:formula="of:=LN([.$F29]/77.4542)/0.00472" office:value-type="float" office:value="202.999977362223" calcext:value-type="float">
            <text:p>202.999977362223</text:p>
          </table:table-cell>
          <table:table-cell/>
          <table:table-cell table:formula="of:=[.I28]+1" office:value-type="float" office:value="523" calcext:value-type="float">
            <text:p>523</text:p>
          </table:table-cell>
          <table:table-cell table:style-name="ce8" table:formula="of:=830*EXP(0.00392*([.$I29]-[.$I$7]))" office:value-type="float" office:value="904.75636796667" calcext:value-type="float">
            <text:p>905</text:p>
          </table:table-cell>
          <table:table-cell table:style-name="ce8" table:formula="of:=LN([.$J29]/116.455)/0.00392" office:value-type="float" office:value="523.000196045733" calcext:value-type="float">
            <text:p>523</text:p>
          </table:table-cell>
          <table:table-cell/>
          <table:table-cell table:formula="of:=[.M28]+1" office:value-type="float" office:value="1023" calcext:value-type="float">
            <text:p>1023</text:p>
          </table:table-cell>
          <table:table-cell table:formula="of:=5890*EXP(0.00256*([.$M29]-[.$M$7]))" office:value-type="float" office:value="6231.24403629459" calcext:value-type="float">
            <text:p>6,231</text:p>
          </table:table-cell>
          <table:table-cell table:formula="of:=LN([.$N29]/454.16)/0.00256" office:value-type="float" office:value="1023.00067100905" calcext:value-type="float">
            <text:p>1023</text:p>
          </table:table-cell>
          <table:table-cell/>
          <table:table-cell table:formula="of:=[.Q28]+1" office:value-type="float" office:value="2023" calcext:value-type="float">
            <text:p>2023</text:p>
          </table:table-cell>
          <table:table-cell table:formula="of:=76320*EXP(0.00189*([.$Q29]-[.$Q$7]))" office:value-type="float" office:value="79560.2842806608" calcext:value-type="float">
            <text:p>79,560</text:p>
          </table:table-cell>
          <table:table-cell table:formula="of:=LN([.$R29]/1738.539)/0.00189" office:value-type="float" office:value="2022.99995862109" calcext:value-type="float">
            <text:p>202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]+1" office:value-type="float" office:value="204" calcext:value-type="float">
            <text:p>204</text:p>
          </table:table-cell>
          <table:table-cell table:style-name="ce5" table:formula="of:=182*EXP(0.00472*([.$E30]-[.$E$7]))" office:value-type="float" office:value="202.870265204731" calcext:value-type="float">
            <text:p>203</text:p>
          </table:table-cell>
          <table:table-cell table:formula="of:=LN([.$F30]/77.4542)/0.00472" office:value-type="float" office:value="203.999977362223" calcext:value-type="float">
            <text:p>203.999977362223</text:p>
          </table:table-cell>
          <table:table-cell/>
          <table:table-cell table:formula="of:=[.I29]+1" office:value-type="float" office:value="524" calcext:value-type="float">
            <text:p>524</text:p>
          </table:table-cell>
          <table:table-cell table:style-name="ce8" table:formula="of:=830*EXP(0.00392*([.$I30]-[.$I$7]))" office:value-type="float" office:value="908.309973445328" calcext:value-type="float">
            <text:p>908</text:p>
          </table:table-cell>
          <table:table-cell table:style-name="ce8" table:formula="of:=LN([.$J30]/116.455)/0.00392" office:value-type="float" office:value="524.000196045733" calcext:value-type="float">
            <text:p>524</text:p>
          </table:table-cell>
          <table:table-cell/>
          <table:table-cell table:formula="of:=[.M29]+1" office:value-type="float" office:value="1024" calcext:value-type="float">
            <text:p>1024</text:p>
          </table:table-cell>
          <table:table-cell table:formula="of:=5890*EXP(0.00256*([.$M30]-[.$M$7]))" office:value-type="float" office:value="6247.21645700294" calcext:value-type="float">
            <text:p>6,247</text:p>
          </table:table-cell>
          <table:table-cell table:formula="of:=LN([.$N30]/454.16)/0.00256" office:value-type="float" office:value="1024.00067100905" calcext:value-type="float">
            <text:p>1024</text:p>
          </table:table-cell>
          <table:table-cell/>
          <table:table-cell table:formula="of:=[.Q29]+1" office:value-type="float" office:value="2024" calcext:value-type="float">
            <text:p>2024</text:p>
          </table:table-cell>
          <table:table-cell table:formula="of:=76320*EXP(0.00189*([.$Q30]-[.$Q$7]))" office:value-type="float" office:value="79710.7954061614" calcext:value-type="float">
            <text:p>79,711</text:p>
          </table:table-cell>
          <table:table-cell table:formula="of:=LN([.$R30]/1738.539)/0.00189" office:value-type="float" office:value="2023.99995862109" calcext:value-type="float">
            <text:p>202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]+1" office:value-type="float" office:value="205" calcext:value-type="float">
            <text:p>205</text:p>
          </table:table-cell>
          <table:table-cell table:style-name="ce5" table:formula="of:=182*EXP(0.00472*([.$E31]-[.$E$7]))" office:value-type="float" office:value="203.830076228593" calcext:value-type="float">
            <text:p>204</text:p>
          </table:table-cell>
          <table:table-cell table:formula="of:=LN([.$F31]/77.4542)/0.00472" office:value-type="float" office:value="204.999977362223" calcext:value-type="float">
            <text:p>204.999977362223</text:p>
          </table:table-cell>
          <table:table-cell/>
          <table:table-cell table:formula="of:=[.I30]+1" office:value-type="float" office:value="525" calcext:value-type="float">
            <text:p>525</text:p>
          </table:table-cell>
          <table:table-cell table:style-name="ce8" table:formula="of:=830*EXP(0.00392*([.$I31]-[.$I$7]))" office:value-type="float" office:value="911.877536396236" calcext:value-type="float">
            <text:p>912</text:p>
          </table:table-cell>
          <table:table-cell table:style-name="ce8" table:formula="of:=LN([.$J31]/116.455)/0.00392" office:value-type="float" office:value="525.000196045733" calcext:value-type="float">
            <text:p>525</text:p>
          </table:table-cell>
          <table:table-cell/>
          <table:table-cell table:formula="of:=[.M30]+1" office:value-type="float" office:value="1025" calcext:value-type="float">
            <text:p>1025</text:p>
          </table:table-cell>
          <table:table-cell table:formula="of:=5890*EXP(0.00256*([.$M31]-[.$M$7]))" office:value-type="float" office:value="6263.22981949142" calcext:value-type="float">
            <text:p>6,263</text:p>
          </table:table-cell>
          <table:table-cell table:formula="of:=LN([.$N31]/454.16)/0.00256" office:value-type="float" office:value="1025.00067100905" calcext:value-type="float">
            <text:p>1025</text:p>
          </table:table-cell>
          <table:table-cell/>
          <table:table-cell table:formula="of:=[.Q30]+1" office:value-type="float" office:value="2025" calcext:value-type="float">
            <text:p>2025</text:p>
          </table:table-cell>
          <table:table-cell table:formula="of:=76320*EXP(0.00189*([.$Q31]-[.$Q$7]))" office:value-type="float" office:value="79861.5912666791" calcext:value-type="float">
            <text:p>79,862</text:p>
          </table:table-cell>
          <table:table-cell table:formula="of:=LN([.$R31]/1738.539)/0.00189" office:value-type="float" office:value="2024.99995862109" calcext:value-type="float">
            <text:p>202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]+1" office:value-type="float" office:value="206" calcext:value-type="float">
            <text:p>206</text:p>
          </table:table-cell>
          <table:table-cell table:style-name="ce5" table:formula="of:=182*EXP(0.00472*([.$E32]-[.$E$7]))" office:value-type="float" office:value="204.794428268856" calcext:value-type="float">
            <text:p>205</text:p>
          </table:table-cell>
          <table:table-cell table:formula="of:=LN([.$F32]/77.4542)/0.00472" office:value-type="float" office:value="205.999977362223" calcext:value-type="float">
            <text:p>205.999977362223</text:p>
          </table:table-cell>
          <table:table-cell/>
          <table:table-cell table:formula="of:=[.I31]+1" office:value-type="float" office:value="526" calcext:value-type="float">
            <text:p>526</text:p>
          </table:table-cell>
          <table:table-cell table:style-name="ce8" table:formula="of:=830*EXP(0.00392*([.$I32]-[.$I$7]))" office:value-type="float" office:value="915.459111640062" calcext:value-type="float">
            <text:p>915</text:p>
          </table:table-cell>
          <table:table-cell table:style-name="ce8" table:formula="of:=LN([.$J32]/116.455)/0.00392" office:value-type="float" office:value="526.000196045733" calcext:value-type="float">
            <text:p>526</text:p>
          </table:table-cell>
          <table:table-cell/>
          <table:table-cell table:formula="of:=[.M31]+1" office:value-type="float" office:value="1026" calcext:value-type="float">
            <text:p>1026</text:p>
          </table:table-cell>
          <table:table-cell table:formula="of:=5890*EXP(0.00256*([.$M32]-[.$M$7]))" office:value-type="float" office:value="6279.28422870527" calcext:value-type="float">
            <text:p>6,279</text:p>
          </table:table-cell>
          <table:table-cell table:formula="of:=LN([.$N32]/454.16)/0.00256" office:value-type="float" office:value="1026.00067100905" calcext:value-type="float">
            <text:p>1026</text:p>
          </table:table-cell>
          <table:table-cell/>
          <table:table-cell table:formula="of:=[.Q31]+1" office:value-type="float" office:value="2026" calcext:value-type="float">
            <text:p>2026</text:p>
          </table:table-cell>
          <table:table-cell table:formula="of:=76320*EXP(0.00189*([.$Q32]-[.$Q$7]))" office:value-type="float" office:value="80012.6724008719" calcext:value-type="float">
            <text:p>80,013</text:p>
          </table:table-cell>
          <table:table-cell table:formula="of:=LN([.$R32]/1738.539)/0.00189" office:value-type="float" office:value="2025.99995862109" calcext:value-type="float">
            <text:p>202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2]+1" office:value-type="float" office:value="207" calcext:value-type="float">
            <text:p>207</text:p>
          </table:table-cell>
          <table:table-cell table:style-name="ce5" table:formula="of:=182*EXP(0.00472*([.$E33]-[.$E$7]))" office:value-type="float" office:value="205.76334280978" calcext:value-type="float">
            <text:p>206</text:p>
          </table:table-cell>
          <table:table-cell table:formula="of:=LN([.$F33]/77.4542)/0.00472" office:value-type="float" office:value="206.999977362223" calcext:value-type="float">
            <text:p>206.999977362223</text:p>
          </table:table-cell>
          <table:table-cell/>
          <table:table-cell table:formula="of:=[.I32]+1" office:value-type="float" office:value="527" calcext:value-type="float">
            <text:p>527</text:p>
          </table:table-cell>
          <table:table-cell table:style-name="ce8" table:formula="of:=830*EXP(0.00392*([.$I33]-[.$I$7]))" office:value-type="float" office:value="919.054754212794" calcext:value-type="float">
            <text:p>919</text:p>
          </table:table-cell>
          <table:table-cell table:style-name="ce8" table:formula="of:=LN([.$J33]/116.455)/0.00392" office:value-type="float" office:value="527.000196045733" calcext:value-type="float">
            <text:p>527</text:p>
          </table:table-cell>
          <table:table-cell/>
          <table:table-cell table:formula="of:=[.M32]+1" office:value-type="float" office:value="1027" calcext:value-type="float">
            <text:p>1027</text:p>
          </table:table-cell>
          <table:table-cell table:formula="of:=5890*EXP(0.00256*([.$M33]-[.$M$7]))" office:value-type="float" office:value="6295.37978985871" calcext:value-type="float">
            <text:p>6,295</text:p>
          </table:table-cell>
          <table:table-cell table:formula="of:=LN([.$N33]/454.16)/0.00256" office:value-type="float" office:value="1027.00067100905" calcext:value-type="float">
            <text:p>1027</text:p>
          </table:table-cell>
          <table:table-cell/>
          <table:table-cell table:formula="of:=[.Q32]+1" office:value-type="float" office:value="2027" calcext:value-type="float">
            <text:p>2027</text:p>
          </table:table-cell>
          <table:table-cell table:formula="of:=76320*EXP(0.00189*([.$Q33]-[.$Q$7]))" office:value-type="float" office:value="80164.0393484168" calcext:value-type="float">
            <text:p>80,164</text:p>
          </table:table-cell>
          <table:table-cell table:formula="of:=LN([.$R33]/1738.539)/0.00189" office:value-type="float" office:value="2026.99995862109" calcext:value-type="float">
            <text:p>202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3]+1" office:value-type="float" office:value="208" calcext:value-type="float">
            <text:p>208</text:p>
          </table:table-cell>
          <table:table-cell table:style-name="ce5" table:formula="of:=182*EXP(0.00472*([.$E34]-[.$E$7]))" office:value-type="float" office:value="206.736841437271" calcext:value-type="float">
            <text:p>207</text:p>
          </table:table-cell>
          <table:table-cell table:formula="of:=LN([.$F34]/77.4542)/0.00472" office:value-type="float" office:value="207.999977362223" calcext:value-type="float">
            <text:p>207.999977362223</text:p>
          </table:table-cell>
          <table:table-cell/>
          <table:table-cell table:formula="of:=[.I33]+1" office:value-type="float" office:value="528" calcext:value-type="float">
            <text:p>528</text:p>
          </table:table-cell>
          <table:table-cell table:style-name="ce8" table:formula="of:=830*EXP(0.00392*([.$I34]-[.$I$7]))" office:value-type="float" office:value="922.664519366586" calcext:value-type="float">
            <text:p>923</text:p>
          </table:table-cell>
          <table:table-cell table:style-name="ce8" table:formula="of:=LN([.$J34]/116.455)/0.00392" office:value-type="float" office:value="528.000196045733" calcext:value-type="float">
            <text:p>528</text:p>
          </table:table-cell>
          <table:table-cell/>
          <table:table-cell table:formula="of:=[.M33]+1" office:value-type="float" office:value="1028" calcext:value-type="float">
            <text:p>1028</text:p>
          </table:table-cell>
          <table:table-cell table:formula="of:=5890*EXP(0.00256*([.$M34]-[.$M$7]))" office:value-type="float" office:value="6311.51660843567" calcext:value-type="float">
            <text:p>6,312</text:p>
          </table:table-cell>
          <table:table-cell table:formula="of:=LN([.$N34]/454.16)/0.00256" office:value-type="float" office:value="1028.00067100905" calcext:value-type="float">
            <text:p>1028</text:p>
          </table:table-cell>
          <table:table-cell/>
          <table:table-cell table:formula="of:=[.Q33]+1" office:value-type="float" office:value="2028" calcext:value-type="float">
            <text:p>2028</text:p>
          </table:table-cell>
          <table:table-cell table:formula="of:=76320*EXP(0.00189*([.$Q34]-[.$Q$7]))" office:value-type="float" office:value="80315.6926500119" calcext:value-type="float">
            <text:p>80,316</text:p>
          </table:table-cell>
          <table:table-cell table:formula="of:=LN([.$R34]/1738.539)/0.00189" office:value-type="float" office:value="2027.99995862109" calcext:value-type="float">
            <text:p>202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4]+1" office:value-type="float" office:value="209" calcext:value-type="float">
            <text:p>209</text:p>
          </table:table-cell>
          <table:table-cell table:style-name="ce5" table:formula="of:=182*EXP(0.00472*([.$E35]-[.$E$7]))" office:value-type="float" office:value="207.714945839362" calcext:value-type="float">
            <text:p>208</text:p>
          </table:table-cell>
          <table:table-cell table:formula="of:=LN([.$F35]/77.4542)/0.00472" office:value-type="float" office:value="208.999977362223" calcext:value-type="float">
            <text:p>208.999977362223</text:p>
          </table:table-cell>
          <table:table-cell/>
          <table:table-cell table:formula="of:=[.I34]+1" office:value-type="float" office:value="529" calcext:value-type="float">
            <text:p>529</text:p>
          </table:table-cell>
          <table:table-cell table:style-name="ce8" table:formula="of:=830*EXP(0.00392*([.$I35]-[.$I$7]))" office:value-type="float" office:value="926.288462570604" calcext:value-type="float">
            <text:p>926</text:p>
          </table:table-cell>
          <table:table-cell table:style-name="ce8" table:formula="of:=LN([.$J35]/116.455)/0.00392" office:value-type="float" office:value="529.000196045733" calcext:value-type="float">
            <text:p>529</text:p>
          </table:table-cell>
          <table:table-cell/>
          <table:table-cell table:formula="of:=[.M34]+1" office:value-type="float" office:value="1029" calcext:value-type="float">
            <text:p>1029</text:p>
          </table:table-cell>
          <table:table-cell table:formula="of:=5890*EXP(0.00256*([.$M35]-[.$M$7]))" office:value-type="float" office:value="6327.69479019047" calcext:value-type="float">
            <text:p>6,328</text:p>
          </table:table-cell>
          <table:table-cell table:formula="of:=LN([.$N35]/454.16)/0.00256" office:value-type="float" office:value="1029.00067100905" calcext:value-type="float">
            <text:p>1029</text:p>
          </table:table-cell>
          <table:table-cell/>
          <table:table-cell table:formula="of:=[.Q34]+1" office:value-type="float" office:value="2029" calcext:value-type="float">
            <text:p>2029</text:p>
          </table:table-cell>
          <table:table-cell table:formula="of:=76320*EXP(0.00189*([.$Q35]-[.$Q$7]))" office:value-type="float" office:value="80467.6328473782" calcext:value-type="float">
            <text:p>80,468</text:p>
          </table:table-cell>
          <table:table-cell table:formula="of:=LN([.$R35]/1738.539)/0.00189" office:value-type="float" office:value="2028.99995862109" calcext:value-type="float">
            <text:p>202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5]+1" office:value-type="float" office:value="210" calcext:value-type="float">
            <text:p>210</text:p>
          </table:table-cell>
          <table:table-cell table:style-name="ce5" table:formula="of:=182*EXP(0.00472*([.$E36]-[.$E$7]))" office:value-type="float" office:value="208.697677806692" calcext:value-type="float">
            <text:p>209</text:p>
          </table:table-cell>
          <table:table-cell table:formula="of:=LN([.$F36]/77.4542)/0.00472" office:value-type="float" office:value="209.999977362223" calcext:value-type="float">
            <text:p>209.999977362223</text:p>
          </table:table-cell>
          <table:table-cell/>
          <table:table-cell table:formula="of:=[.I35]+1" office:value-type="float" office:value="530" calcext:value-type="float">
            <text:p>530</text:p>
          </table:table-cell>
          <table:table-cell table:style-name="ce8" table:formula="of:=830*EXP(0.00392*([.$I36]-[.$I$7]))" office:value-type="float" office:value="929.92663951188" calcext:value-type="float">
            <text:p>930</text:p>
          </table:table-cell>
          <table:table-cell table:style-name="ce8" table:formula="of:=LN([.$J36]/116.455)/0.00392" office:value-type="float" office:value="530.000196045733" calcext:value-type="float">
            <text:p>530</text:p>
          </table:table-cell>
          <table:table-cell/>
          <table:table-cell table:formula="of:=[.M35]+1" office:value-type="float" office:value="1030" calcext:value-type="float">
            <text:p>1030</text:p>
          </table:table-cell>
          <table:table-cell table:formula="of:=5890*EXP(0.00256*([.$M36]-[.$M$7]))" office:value-type="float" office:value="6343.91444114849" calcext:value-type="float">
            <text:p>6,344</text:p>
          </table:table-cell>
          <table:table-cell table:formula="of:=LN([.$N36]/454.16)/0.00256" office:value-type="float" office:value="1030.00067100905" calcext:value-type="float">
            <text:p>1030</text:p>
          </table:table-cell>
          <table:table-cell/>
          <table:table-cell table:formula="of:=[.Q35]+1" office:value-type="float" office:value="2030" calcext:value-type="float">
            <text:p>2030</text:p>
          </table:table-cell>
          <table:table-cell table:formula="of:=76320*EXP(0.00189*([.$Q36]-[.$Q$7]))" office:value-type="float" office:value="80619.8604832613" calcext:value-type="float">
            <text:p>80,620</text:p>
          </table:table-cell>
          <table:table-cell table:formula="of:=LN([.$R36]/1738.539)/0.00189" office:value-type="float" office:value="2029.99995862109" calcext:value-type="float">
            <text:p>202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6]+1" office:value-type="float" office:value="211" calcext:value-type="float">
            <text:p>211</text:p>
          </table:table-cell>
          <table:table-cell table:style-name="ce5" table:formula="of:=182*EXP(0.00472*([.$E37]-[.$E$7]))" office:value-type="float" office:value="209.685059233" calcext:value-type="float">
            <text:p>210</text:p>
          </table:table-cell>
          <table:table-cell table:formula="of:=LN([.$F37]/77.4542)/0.00472" office:value-type="float" office:value="210.999977362223" calcext:value-type="float">
            <text:p>210.999977362223</text:p>
          </table:table-cell>
          <table:table-cell/>
          <table:table-cell table:formula="of:=[.I36]+1" office:value-type="float" office:value="531" calcext:value-type="float">
            <text:p>531</text:p>
          </table:table-cell>
          <table:table-cell table:style-name="ce8" table:formula="of:=830*EXP(0.00392*([.$I37]-[.$I$7]))" office:value-type="float" office:value="933.579106096168" calcext:value-type="float">
            <text:p>934</text:p>
          </table:table-cell>
          <table:table-cell table:style-name="ce8" table:formula="of:=LN([.$J37]/116.455)/0.00392" office:value-type="float" office:value="531.000196045733" calcext:value-type="float">
            <text:p>531</text:p>
          </table:table-cell>
          <table:table-cell/>
          <table:table-cell table:formula="of:=[.M36]+1" office:value-type="float" office:value="1031" calcext:value-type="float">
            <text:p>1031</text:p>
          </table:table-cell>
          <table:table-cell table:formula="of:=5890*EXP(0.00256*([.$M37]-[.$M$7]))" office:value-type="float" office:value="6360.1756676069" calcext:value-type="float">
            <text:p>6,360</text:p>
          </table:table-cell>
          <table:table-cell table:formula="of:=LN([.$N37]/454.16)/0.00256" office:value-type="float" office:value="1031.00067100905" calcext:value-type="float">
            <text:p>1031</text:p>
          </table:table-cell>
          <table:table-cell/>
          <table:table-cell table:formula="of:=[.Q36]+1" office:value-type="float" office:value="2031" calcext:value-type="float">
            <text:p>2031</text:p>
          </table:table-cell>
          <table:table-cell table:formula="of:=76320*EXP(0.00189*([.$Q37]-[.$Q$7]))" office:value-type="float" office:value="80772.3761014337" calcext:value-type="float">
            <text:p>80,772</text:p>
          </table:table-cell>
          <table:table-cell table:formula="of:=LN([.$R37]/1738.539)/0.00189" office:value-type="float" office:value="2030.99995862109" calcext:value-type="float">
            <text:p>203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7]+1" office:value-type="float" office:value="212" calcext:value-type="float">
            <text:p>212</text:p>
          </table:table-cell>
          <table:table-cell table:style-name="ce5" table:formula="of:=182*EXP(0.00472*([.$E38]-[.$E$7]))" office:value-type="float" office:value="210.677112115604" calcext:value-type="float">
            <text:p>211</text:p>
          </table:table-cell>
          <table:table-cell table:formula="of:=LN([.$F38]/77.4542)/0.00472" office:value-type="float" office:value="211.999977362223" calcext:value-type="float">
            <text:p>211.999977362223</text:p>
          </table:table-cell>
          <table:table-cell/>
          <table:table-cell table:formula="of:=[.I37]+1" office:value-type="float" office:value="532" calcext:value-type="float">
            <text:p>532</text:p>
          </table:table-cell>
          <table:table-cell table:style-name="ce8" table:formula="of:=830*EXP(0.00392*([.$I38]-[.$I$7]))" office:value-type="float" office:value="937.245918448802" calcext:value-type="float">
            <text:p>937</text:p>
          </table:table-cell>
          <table:table-cell table:style-name="ce8" table:formula="of:=LN([.$J38]/116.455)/0.00392" office:value-type="float" office:value="532.000196045733" calcext:value-type="float">
            <text:p>532</text:p>
          </table:table-cell>
          <table:table-cell/>
          <table:table-cell table:formula="of:=[.M37]+1" office:value-type="float" office:value="1032" calcext:value-type="float">
            <text:p>1032</text:p>
          </table:table-cell>
          <table:table-cell table:formula="of:=5890*EXP(0.00256*([.$M38]-[.$M$7]))" office:value-type="float" office:value="6376.47857613533" calcext:value-type="float">
            <text:p>6,376</text:p>
          </table:table-cell>
          <table:table-cell table:formula="of:=LN([.$N38]/454.16)/0.00256" office:value-type="float" office:value="1032.00067100905" calcext:value-type="float">
            <text:p>1032</text:p>
          </table:table-cell>
          <table:table-cell/>
          <table:table-cell table:formula="of:=[.Q37]+1" office:value-type="float" office:value="2032" calcext:value-type="float">
            <text:p>2032</text:p>
          </table:table-cell>
          <table:table-cell table:formula="of:=76320*EXP(0.00189*([.$Q38]-[.$Q$7]))" office:value-type="float" office:value="80925.1802466967" calcext:value-type="float">
            <text:p>80,925</text:p>
          </table:table-cell>
          <table:table-cell table:formula="of:=LN([.$R38]/1738.539)/0.00189" office:value-type="float" office:value="2031.99995862109" calcext:value-type="float">
            <text:p>203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8]+1" office:value-type="float" office:value="213" calcext:value-type="float">
            <text:p>213</text:p>
          </table:table-cell>
          <table:table-cell table:style-name="ce5" table:formula="of:=182*EXP(0.00472*([.$E39]-[.$E$7]))" office:value-type="float" office:value="211.673858555897" calcext:value-type="float">
            <text:p>212</text:p>
          </table:table-cell>
          <table:table-cell table:formula="of:=LN([.$F39]/77.4542)/0.00472" office:value-type="float" office:value="212.999977362223" calcext:value-type="float">
            <text:p>212.999977362223</text:p>
          </table:table-cell>
          <table:table-cell/>
          <table:table-cell table:formula="of:=[.I38]+1" office:value-type="float" office:value="533" calcext:value-type="float">
            <text:p>533</text:p>
          </table:table-cell>
          <table:table-cell table:style-name="ce8" table:formula="of:=830*EXP(0.00392*([.$I39]-[.$I$7]))" office:value-type="float" office:value="940.92713291556" calcext:value-type="float">
            <text:p>941</text:p>
          </table:table-cell>
          <table:table-cell table:style-name="ce8" table:formula="of:=LN([.$J39]/116.455)/0.00392" office:value-type="float" office:value="533.000196045733" calcext:value-type="float">
            <text:p>533</text:p>
          </table:table-cell>
          <table:table-cell/>
          <table:table-cell table:formula="of:=[.M38]+1" office:value-type="float" office:value="1033" calcext:value-type="float">
            <text:p>1033</text:p>
          </table:table-cell>
          <table:table-cell table:formula="of:=5890*EXP(0.00256*([.$M39]-[.$M$7]))" office:value-type="float" office:value="6392.82327357658" calcext:value-type="float">
            <text:p>6,393</text:p>
          </table:table-cell>
          <table:table-cell table:formula="of:=LN([.$N39]/454.16)/0.00256" office:value-type="float" office:value="1033.00067100905" calcext:value-type="float">
            <text:p>1033</text:p>
          </table:table-cell>
          <table:table-cell/>
          <table:table-cell table:formula="of:=[.Q38]+1" office:value-type="float" office:value="2033" calcext:value-type="float">
            <text:p>2033</text:p>
          </table:table-cell>
          <table:table-cell table:formula="of:=76320*EXP(0.00189*([.$Q39]-[.$Q$7]))" office:value-type="float" office:value="81078.2734648822" calcext:value-type="float">
            <text:p>81,078</text:p>
          </table:table-cell>
          <table:table-cell table:formula="of:=LN([.$R39]/1738.539)/0.00189" office:value-type="float" office:value="2032.99995862109" calcext:value-type="float">
            <text:p>203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9]+1" office:value-type="float" office:value="214" calcext:value-type="float">
            <text:p>214</text:p>
          </table:table-cell>
          <table:table-cell table:style-name="ce5" table:formula="of:=182*EXP(0.00472*([.$E40]-[.$E$7]))" office:value-type="float" office:value="212.675320759835" calcext:value-type="float">
            <text:p>213</text:p>
          </table:table-cell>
          <table:table-cell table:formula="of:=LN([.$F40]/77.4542)/0.00472" office:value-type="float" office:value="213.999977362223" calcext:value-type="float">
            <text:p>213.999977362223</text:p>
          </table:table-cell>
          <table:table-cell/>
          <table:table-cell table:formula="of:=[.I39]+1" office:value-type="float" office:value="534" calcext:value-type="float">
            <text:p>534</text:p>
          </table:table-cell>
          <table:table-cell table:style-name="ce8" table:formula="of:=830*EXP(0.00392*([.$I40]-[.$I$7]))" office:value-type="float" office:value="944.622806063527" calcext:value-type="float">
            <text:p>945</text:p>
          </table:table-cell>
          <table:table-cell table:style-name="ce8" table:formula="of:=LN([.$J40]/116.455)/0.00392" office:value-type="float" office:value="534.000196045733" calcext:value-type="float">
            <text:p>534</text:p>
          </table:table-cell>
          <table:table-cell/>
          <table:table-cell table:formula="of:=[.M39]+1" office:value-type="float" office:value="1034" calcext:value-type="float">
            <text:p>1034</text:p>
          </table:table-cell>
          <table:table-cell table:formula="of:=5890*EXP(0.00256*([.$M40]-[.$M$7]))" office:value-type="float" office:value="6409.20986704731" calcext:value-type="float">
            <text:p>6,409</text:p>
          </table:table-cell>
          <table:table-cell table:formula="of:=LN([.$N40]/454.16)/0.00256" office:value-type="float" office:value="1034.00067100905" calcext:value-type="float">
            <text:p>1034</text:p>
          </table:table-cell>
          <table:table-cell/>
          <table:table-cell table:formula="of:=[.Q39]+1" office:value-type="float" office:value="2034" calcext:value-type="float">
            <text:p>2034</text:p>
          </table:table-cell>
          <table:table-cell table:formula="of:=76320*EXP(0.00189*([.$Q40]-[.$Q$7]))" office:value-type="float" office:value="81231.6563028544" calcext:value-type="float">
            <text:p>81,232</text:p>
          </table:table-cell>
          <table:table-cell table:formula="of:=LN([.$R40]/1738.539)/0.00189" office:value-type="float" office:value="2033.99995862109" calcext:value-type="float">
            <text:p>203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0]+1" office:value-type="float" office:value="215" calcext:value-type="float">
            <text:p>215</text:p>
          </table:table-cell>
          <table:table-cell table:style-name="ce5" table:formula="of:=182*EXP(0.00472*([.$E41]-[.$E$7]))" office:value-type="float" office:value="213.681521038435" calcext:value-type="float">
            <text:p>214</text:p>
          </table:table-cell>
          <table:table-cell table:formula="of:=LN([.$F41]/77.4542)/0.00472" office:value-type="float" office:value="214.999977362223" calcext:value-type="float">
            <text:p>214.999977362223</text:p>
          </table:table-cell>
          <table:table-cell/>
          <table:table-cell table:formula="of:=[.I40]+1" office:value-type="float" office:value="535" calcext:value-type="float">
            <text:p>535</text:p>
          </table:table-cell>
          <table:table-cell table:style-name="ce8" table:formula="of:=830*EXP(0.00392*([.$I41]-[.$I$7]))" office:value-type="float" office:value="948.332994681969" calcext:value-type="float">
            <text:p>948</text:p>
          </table:table-cell>
          <table:table-cell table:style-name="ce8" table:formula="of:=LN([.$J41]/116.455)/0.00392" office:value-type="float" office:value="535.000196045733" calcext:value-type="float">
            <text:p>535</text:p>
          </table:table-cell>
          <table:table-cell/>
          <table:table-cell table:formula="of:=[.M40]+1" office:value-type="float" office:value="1035" calcext:value-type="float">
            <text:p>1035</text:p>
          </table:table-cell>
          <table:table-cell table:formula="of:=5890*EXP(0.00256*([.$M41]-[.$M$7]))" office:value-type="float" office:value="6425.63846393877" calcext:value-type="float">
            <text:p>6,426</text:p>
          </table:table-cell>
          <table:table-cell table:formula="of:=LN([.$N41]/454.16)/0.00256" office:value-type="float" office:value="1035.00067100905" calcext:value-type="float">
            <text:p>1035</text:p>
          </table:table-cell>
          <table:table-cell/>
          <table:table-cell table:formula="of:=[.Q40]+1" office:value-type="float" office:value="2035" calcext:value-type="float">
            <text:p>2035</text:p>
          </table:table-cell>
          <table:table-cell table:formula="of:=76320*EXP(0.00189*([.$Q41]-[.$Q$7]))" office:value-type="float" office:value="81385.3293085126" calcext:value-type="float">
            <text:p>81,385</text:p>
          </table:table-cell>
          <table:table-cell table:formula="of:=LN([.$R41]/1738.539)/0.00189" office:value-type="float" office:value="2034.99995862109" calcext:value-type="float">
            <text:p>203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1]+1" office:value-type="float" office:value="216" calcext:value-type="float">
            <text:p>216</text:p>
          </table:table-cell>
          <table:table-cell table:style-name="ce5" table:formula="of:=182*EXP(0.00472*([.$E42]-[.$E$7]))" office:value-type="float" office:value="214.692481808271" calcext:value-type="float">
            <text:p>215</text:p>
          </table:table-cell>
          <table:table-cell table:formula="of:=LN([.$F42]/77.4542)/0.00472" office:value-type="float" office:value="215.999977362223" calcext:value-type="float">
            <text:p>215.999977362223</text:p>
          </table:table-cell>
          <table:table-cell/>
          <table:table-cell table:formula="of:=[.I41]+1" office:value-type="float" office:value="536" calcext:value-type="float">
            <text:p>536</text:p>
          </table:table-cell>
          <table:table-cell table:style-name="ce8" table:formula="of:=830*EXP(0.00392*([.$I42]-[.$I$7]))" office:value-type="float" office:value="952.057755783201" calcext:value-type="float">
            <text:p>952</text:p>
          </table:table-cell>
          <table:table-cell table:style-name="ce8" table:formula="of:=LN([.$J42]/116.455)/0.00392" office:value-type="float" office:value="536.000196045733" calcext:value-type="float">
            <text:p>536</text:p>
          </table:table-cell>
          <table:table-cell/>
          <table:table-cell table:formula="of:=[.M41]+1" office:value-type="float" office:value="1036" calcext:value-type="float">
            <text:p>1036</text:p>
          </table:table-cell>
          <table:table-cell table:formula="of:=5890*EXP(0.00256*([.$M42]-[.$M$7]))" office:value-type="float" office:value="6442.10917191747" calcext:value-type="float">
            <text:p>6,442</text:p>
          </table:table-cell>
          <table:table-cell table:formula="of:=LN([.$N42]/454.16)/0.00256" office:value-type="float" office:value="1036.00067100905" calcext:value-type="float">
            <text:p>1036</text:p>
          </table:table-cell>
          <table:table-cell/>
          <table:table-cell table:formula="of:=[.Q41]+1" office:value-type="float" office:value="2036" calcext:value-type="float">
            <text:p>2036</text:p>
          </table:table-cell>
          <table:table-cell table:formula="of:=76320*EXP(0.00189*([.$Q42]-[.$Q$7]))" office:value-type="float" office:value="81539.2930307921" calcext:value-type="float">
            <text:p>81,539</text:p>
          </table:table-cell>
          <table:table-cell table:formula="of:=LN([.$R42]/1738.539)/0.00189" office:value-type="float" office:value="2035.99995862109" calcext:value-type="float">
            <text:p>203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2]+1" office:value-type="float" office:value="217" calcext:value-type="float">
            <text:p>217</text:p>
          </table:table-cell>
          <table:table-cell table:style-name="ce5" table:formula="of:=182*EXP(0.00472*([.$E43]-[.$E$7]))" office:value-type="float" office:value="215.708225591974" calcext:value-type="float">
            <text:p>216</text:p>
          </table:table-cell>
          <table:table-cell table:formula="of:=LN([.$F43]/77.4542)/0.00472" office:value-type="float" office:value="216.999977362223" calcext:value-type="float">
            <text:p>216.999977362223</text:p>
          </table:table-cell>
          <table:table-cell/>
          <table:table-cell table:formula="of:=[.I42]+1" office:value-type="float" office:value="537" calcext:value-type="float">
            <text:p>537</text:p>
          </table:table-cell>
          <table:table-cell table:style-name="ce8" table:formula="of:=830*EXP(0.00392*([.$I43]-[.$I$7]))" office:value-type="float" office:value="955.797146603466" calcext:value-type="float">
            <text:p>956</text:p>
          </table:table-cell>
          <table:table-cell table:style-name="ce8" table:formula="of:=LN([.$J43]/116.455)/0.00392" office:value-type="float" office:value="537.000196045733" calcext:value-type="float">
            <text:p>537</text:p>
          </table:table-cell>
          <table:table-cell/>
          <table:table-cell table:formula="of:=[.M42]+1" office:value-type="float" office:value="1037" calcext:value-type="float">
            <text:p>1037</text:p>
          </table:table-cell>
          <table:table-cell table:formula="of:=5890*EXP(0.00256*([.$M43]-[.$M$7]))" office:value-type="float" office:value="6458.62209892589" calcext:value-type="float">
            <text:p>6,459</text:p>
          </table:table-cell>
          <table:table-cell table:formula="of:=LN([.$N43]/454.16)/0.00256" office:value-type="float" office:value="1037.00067100905" calcext:value-type="float">
            <text:p>1037</text:p>
          </table:table-cell>
          <table:table-cell/>
          <table:table-cell table:formula="of:=[.Q42]+1" office:value-type="float" office:value="2037" calcext:value-type="float">
            <text:p>2037</text:p>
          </table:table-cell>
          <table:table-cell table:formula="of:=76320*EXP(0.00189*([.$Q43]-[.$Q$7]))" office:value-type="float" office:value="81693.5480196669" calcext:value-type="float">
            <text:p>81,694</text:p>
          </table:table-cell>
          <table:table-cell table:formula="of:=LN([.$R43]/1738.539)/0.00189" office:value-type="float" office:value="2036.99995862109" calcext:value-type="float">
            <text:p>203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3]+1" office:value-type="float" office:value="218" calcext:value-type="float">
            <text:p>218</text:p>
          </table:table-cell>
          <table:table-cell table:style-name="ce5" table:formula="of:=182*EXP(0.00472*([.$E44]-[.$E$7]))" office:value-type="float" office:value="216.728775018732" calcext:value-type="float">
            <text:p>217</text:p>
          </table:table-cell>
          <table:table-cell table:formula="of:=LN([.$F44]/77.4542)/0.00472" office:value-type="float" office:value="217.999977362223" calcext:value-type="float">
            <text:p>217.999977362223</text:p>
          </table:table-cell>
          <table:table-cell/>
          <table:table-cell table:formula="of:=[.I43]+1" office:value-type="float" office:value="538" calcext:value-type="float">
            <text:p>538</text:p>
          </table:table-cell>
          <table:table-cell table:style-name="ce8" table:formula="of:=830*EXP(0.00392*([.$I44]-[.$I$7]))" office:value-type="float" office:value="959.551224603811" calcext:value-type="float">
            <text:p>960</text:p>
          </table:table-cell>
          <table:table-cell table:style-name="ce8" table:formula="of:=LN([.$J44]/116.455)/0.00392" office:value-type="float" office:value="538.000196045733" calcext:value-type="float">
            <text:p>538</text:p>
          </table:table-cell>
          <table:table-cell/>
          <table:table-cell table:formula="of:=[.M43]+1" office:value-type="float" office:value="1038" calcext:value-type="float">
            <text:p>1038</text:p>
          </table:table-cell>
          <table:table-cell table:formula="of:=5890*EXP(0.00256*([.$M44]-[.$M$7]))" office:value-type="float" office:value="6475.17735318321" calcext:value-type="float">
            <text:p>6,475</text:p>
          </table:table-cell>
          <table:table-cell table:formula="of:=LN([.$N44]/454.16)/0.00256" office:value-type="float" office:value="1038.00067100905" calcext:value-type="float">
            <text:p>1038</text:p>
          </table:table-cell>
          <table:table-cell/>
          <table:table-cell table:formula="of:=[.Q43]+1" office:value-type="float" office:value="2038" calcext:value-type="float">
            <text:p>2038</text:p>
          </table:table-cell>
          <table:table-cell table:formula="of:=76320*EXP(0.00189*([.$Q44]-[.$Q$7]))" office:value-type="float" office:value="81848.0948261515" calcext:value-type="float">
            <text:p>81,848</text:p>
          </table:table-cell>
          <table:table-cell table:formula="of:=LN([.$R44]/1738.539)/0.00189" office:value-type="float" office:value="2037.99995862109" calcext:value-type="float">
            <text:p>203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4]+1" office:value-type="float" office:value="219" calcext:value-type="float">
            <text:p>219</text:p>
          </table:table-cell>
          <table:table-cell table:style-name="ce5" table:formula="of:=182*EXP(0.00472*([.$E45]-[.$E$7]))" office:value-type="float" office:value="217.754152824796" calcext:value-type="float">
            <text:p>218</text:p>
          </table:table-cell>
          <table:table-cell table:formula="of:=LN([.$F45]/77.4542)/0.00472" office:value-type="float" office:value="218.999977362223" calcext:value-type="float">
            <text:p>218.999977362223</text:p>
          </table:table-cell>
          <table:table-cell/>
          <table:table-cell table:formula="of:=[.I44]+1" office:value-type="float" office:value="539" calcext:value-type="float">
            <text:p>539</text:p>
          </table:table-cell>
          <table:table-cell table:style-name="ce8" table:formula="of:=830*EXP(0.00392*([.$I45]-[.$I$7]))" office:value-type="float" office:value="963.320047470976" calcext:value-type="float">
            <text:p>963</text:p>
          </table:table-cell>
          <table:table-cell table:style-name="ce8" table:formula="of:=LN([.$J45]/116.455)/0.00392" office:value-type="float" office:value="539.000196045733" calcext:value-type="float">
            <text:p>539</text:p>
          </table:table-cell>
          <table:table-cell/>
          <table:table-cell table:formula="of:=[.M44]+1" office:value-type="float" office:value="1039" calcext:value-type="float">
            <text:p>1039</text:p>
          </table:table-cell>
          <table:table-cell table:formula="of:=5890*EXP(0.00256*([.$M45]-[.$M$7]))" office:value-type="float" office:value="6491.77504318601" calcext:value-type="float">
            <text:p>6,492</text:p>
          </table:table-cell>
          <table:table-cell table:formula="of:=LN([.$N45]/454.16)/0.00256" office:value-type="float" office:value="1039.00067100905" calcext:value-type="float">
            <text:p>1039</text:p>
          </table:table-cell>
          <table:table-cell/>
          <table:table-cell table:formula="of:=[.Q44]+1" office:value-type="float" office:value="2039" calcext:value-type="float">
            <text:p>2039</text:p>
          </table:table-cell>
          <table:table-cell table:formula="of:=76320*EXP(0.00189*([.$Q45]-[.$Q$7]))" office:value-type="float" office:value="82002.9340023026" calcext:value-type="float">
            <text:p>82,003</text:p>
          </table:table-cell>
          <table:table-cell table:formula="of:=LN([.$R45]/1738.539)/0.00189" office:value-type="float" office:value="2038.99995862109" calcext:value-type="float">
            <text:p>203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5]+1" office:value-type="float" office:value="220" calcext:value-type="float">
            <text:p>220</text:p>
          </table:table-cell>
          <table:table-cell table:style-name="ce5" table:formula="of:=182*EXP(0.00472*([.$E46]-[.$E$7]))" office:value-type="float" office:value="218.784381853984" calcext:value-type="float">
            <text:p>219</text:p>
          </table:table-cell>
          <table:table-cell table:formula="of:=LN([.$F46]/77.4542)/0.00472" office:value-type="float" office:value="219.999977362223" calcext:value-type="float">
            <text:p>219.999977362223</text:p>
          </table:table-cell>
          <table:table-cell/>
          <table:table-cell table:formula="of:=[.I45]+1" office:value-type="float" office:value="540" calcext:value-type="float">
            <text:p>540</text:p>
          </table:table-cell>
          <table:table-cell table:style-name="ce8" table:formula="of:=830*EXP(0.00392*([.$I46]-[.$I$7]))" office:value-type="float" office:value="967.103673118273" calcext:value-type="float">
            <text:p>967</text:p>
          </table:table-cell>
          <table:table-cell table:style-name="ce8" table:formula="of:=LN([.$J46]/116.455)/0.00392" office:value-type="float" office:value="540.000196045733" calcext:value-type="float">
            <text:p>540</text:p>
          </table:table-cell>
          <table:table-cell/>
          <table:table-cell table:formula="of:=[.M45]+1" office:value-type="float" office:value="1040" calcext:value-type="float">
            <text:p>1040</text:p>
          </table:table-cell>
          <table:table-cell table:formula="of:=5890*EXP(0.00256*([.$M46]-[.$M$7]))" office:value-type="float" office:value="6508.41527770897" calcext:value-type="float">
            <text:p>6,508</text:p>
          </table:table-cell>
          <table:table-cell table:formula="of:=LN([.$N46]/454.16)/0.00256" office:value-type="float" office:value="1040.00067100905" calcext:value-type="float">
            <text:p>1040</text:p>
          </table:table-cell>
          <table:table-cell/>
          <table:table-cell table:formula="of:=[.Q45]+1" office:value-type="float" office:value="2040" calcext:value-type="float">
            <text:p>2040</text:p>
          </table:table-cell>
          <table:table-cell table:formula="of:=76320*EXP(0.00189*([.$Q46]-[.$Q$7]))" office:value-type="float" office:value="82158.0661012215" calcext:value-type="float">
            <text:p>82,158</text:p>
          </table:table-cell>
          <table:table-cell table:formula="of:=LN([.$R46]/1738.539)/0.00189" office:value-type="float" office:value="2039.99995862109" calcext:value-type="float">
            <text:p>203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6]+1" office:value-type="float" office:value="221" calcext:value-type="float">
            <text:p>221</text:p>
          </table:table-cell>
          <table:table-cell table:style-name="ce5" table:formula="of:=182*EXP(0.00472*([.$E47]-[.$E$7]))" office:value-type="float" office:value="219.819485058194" calcext:value-type="float">
            <text:p>220</text:p>
          </table:table-cell>
          <table:table-cell table:formula="of:=LN([.$F47]/77.4542)/0.00472" office:value-type="float" office:value="220.999977362223" calcext:value-type="float">
            <text:p>220.999977362223</text:p>
          </table:table-cell>
          <table:table-cell/>
          <table:table-cell table:formula="of:=[.I46]+1" office:value-type="float" office:value="541" calcext:value-type="float">
            <text:p>541</text:p>
          </table:table-cell>
          <table:table-cell table:style-name="ce8" table:formula="of:=830*EXP(0.00392*([.$I47]-[.$I$7]))" office:value-type="float" office:value="970.902159686483" calcext:value-type="float">
            <text:p>971</text:p>
          </table:table-cell>
          <table:table-cell table:style-name="ce8" table:formula="of:=LN([.$J47]/116.455)/0.00392" office:value-type="float" office:value="541.000196045733" calcext:value-type="float">
            <text:p>541</text:p>
          </table:table-cell>
          <table:table-cell/>
          <table:table-cell table:formula="of:=[.M46]+1" office:value-type="float" office:value="1041" calcext:value-type="float">
            <text:p>1041</text:p>
          </table:table-cell>
          <table:table-cell table:formula="of:=5890*EXP(0.00256*([.$M47]-[.$M$7]))" office:value-type="float" office:value="6525.09816580559" calcext:value-type="float">
            <text:p>6,525</text:p>
          </table:table-cell>
          <table:table-cell table:formula="of:=LN([.$N47]/454.16)/0.00256" office:value-type="float" office:value="1041.00067100905" calcext:value-type="float">
            <text:p>1041</text:p>
          </table:table-cell>
          <table:table-cell/>
          <table:table-cell table:formula="of:=[.Q46]+1" office:value-type="float" office:value="2041" calcext:value-type="float">
            <text:p>2041</text:p>
          </table:table-cell>
          <table:table-cell table:formula="of:=76320*EXP(0.00189*([.$Q47]-[.$Q$7]))" office:value-type="float" office:value="82313.4916770557" calcext:value-type="float">
            <text:p>82,313</text:p>
          </table:table-cell>
          <table:table-cell table:formula="of:=LN([.$R47]/1738.539)/0.00189" office:value-type="float" office:value="2040.99995862109" calcext:value-type="float">
            <text:p>204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7]+1" office:value-type="float" office:value="222" calcext:value-type="float">
            <text:p>222</text:p>
          </table:table-cell>
          <table:table-cell table:style-name="ce5" table:formula="of:=182*EXP(0.00472*([.$E48]-[.$E$7]))" office:value-type="float" office:value="220.859485497911" calcext:value-type="float">
            <text:p>221</text:p>
          </table:table-cell>
          <table:table-cell table:formula="of:=LN([.$F48]/77.4542)/0.00472" office:value-type="float" office:value="221.999977362223" calcext:value-type="float">
            <text:p>221.999977362223</text:p>
          </table:table-cell>
          <table:table-cell/>
          <table:table-cell table:formula="of:=[.I47]+1" office:value-type="float" office:value="542" calcext:value-type="float">
            <text:p>542</text:p>
          </table:table-cell>
          <table:table-cell table:style-name="ce8" table:formula="of:=830*EXP(0.00392*([.$I48]-[.$I$7]))" office:value-type="float" office:value="974.715565544744" calcext:value-type="float">
            <text:p>975</text:p>
          </table:table-cell>
          <table:table-cell table:style-name="ce8" table:formula="of:=LN([.$J48]/116.455)/0.00392" office:value-type="float" office:value="542.000196045733" calcext:value-type="float">
            <text:p>542</text:p>
          </table:table-cell>
          <table:table-cell/>
          <table:table-cell table:formula="of:=[.M47]+1" office:value-type="float" office:value="1042" calcext:value-type="float">
            <text:p>1042</text:p>
          </table:table-cell>
          <table:table-cell table:formula="of:=5890*EXP(0.00256*([.$M48]-[.$M$7]))" office:value-type="float" office:value="6541.8238168089" calcext:value-type="float">
            <text:p>6,542</text:p>
          </table:table-cell>
          <table:table-cell table:formula="of:=LN([.$N48]/454.16)/0.00256" office:value-type="float" office:value="1042.00067100905" calcext:value-type="float">
            <text:p>1042</text:p>
          </table:table-cell>
          <table:table-cell/>
          <table:table-cell table:formula="of:=[.Q47]+1" office:value-type="float" office:value="2042" calcext:value-type="float">
            <text:p>2042</text:p>
          </table:table-cell>
          <table:table-cell table:formula="of:=76320*EXP(0.00189*([.$Q48]-[.$Q$7]))" office:value-type="float" office:value="82469.211285001" calcext:value-type="float">
            <text:p>82,469</text:p>
          </table:table-cell>
          <table:table-cell table:formula="of:=LN([.$R48]/1738.539)/0.00189" office:value-type="float" office:value="2041.99995862109" calcext:value-type="float">
            <text:p>204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8]+1" office:value-type="float" office:value="223" calcext:value-type="float">
            <text:p>223</text:p>
          </table:table-cell>
          <table:table-cell table:style-name="ce5" table:formula="of:=182*EXP(0.00472*([.$E49]-[.$E$7]))" office:value-type="float" office:value="221.904406342726" calcext:value-type="float">
            <text:p>222</text:p>
          </table:table-cell>
          <table:table-cell table:formula="of:=LN([.$F49]/77.4542)/0.00472" office:value-type="float" office:value="222.999977362223" calcext:value-type="float">
            <text:p>222.999977362223</text:p>
          </table:table-cell>
          <table:table-cell/>
          <table:table-cell table:formula="of:=[.I48]+1" office:value-type="float" office:value="543" calcext:value-type="float">
            <text:p>543</text:p>
          </table:table-cell>
          <table:table-cell table:style-name="ce8" table:formula="of:=830*EXP(0.00392*([.$I49]-[.$I$7]))" office:value-type="float" office:value="978.543949291451" calcext:value-type="float">
            <text:p>979</text:p>
          </table:table-cell>
          <table:table-cell table:style-name="ce8" table:formula="of:=LN([.$J49]/116.455)/0.00392" office:value-type="float" office:value="543.000196045733" calcext:value-type="float">
            <text:p>543</text:p>
          </table:table-cell>
          <table:table-cell/>
          <table:table-cell table:formula="of:=[.M48]+1" office:value-type="float" office:value="1043" calcext:value-type="float">
            <text:p>1043</text:p>
          </table:table-cell>
          <table:table-cell table:formula="of:=5890*EXP(0.00256*([.$M49]-[.$M$7]))" office:value-type="float" office:value="6558.5923403322" calcext:value-type="float">
            <text:p>6,559</text:p>
          </table:table-cell>
          <table:table-cell table:formula="of:=LN([.$N49]/454.16)/0.00256" office:value-type="float" office:value="1043.00067100905" calcext:value-type="float">
            <text:p>1043</text:p>
          </table:table-cell>
          <table:table-cell/>
          <table:table-cell table:formula="of:=[.Q48]+1" office:value-type="float" office:value="2043" calcext:value-type="float">
            <text:p>2043</text:p>
          </table:table-cell>
          <table:table-cell table:formula="of:=76320*EXP(0.00189*([.$Q49]-[.$Q$7]))" office:value-type="float" office:value="82625.2254813036" calcext:value-type="float">
            <text:p>82,625</text:p>
          </table:table-cell>
          <table:table-cell table:formula="of:=LN([.$R49]/1738.539)/0.00189" office:value-type="float" office:value="2042.99995862109" calcext:value-type="float">
            <text:p>204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49]+1" office:value-type="float" office:value="224" calcext:value-type="float">
            <text:p>224</text:p>
          </table:table-cell>
          <table:table-cell table:style-name="ce5" table:formula="of:=182*EXP(0.00472*([.$E50]-[.$E$7]))" office:value-type="float" office:value="222.954270871844" calcext:value-type="float">
            <text:p>223</text:p>
          </table:table-cell>
          <table:table-cell table:formula="of:=LN([.$F50]/77.4542)/0.00472" office:value-type="float" office:value="223.999977362223" calcext:value-type="float">
            <text:p>223.999977362223</text:p>
          </table:table-cell>
          <table:table-cell/>
          <table:table-cell table:formula="of:=[.I49]+1" office:value-type="float" office:value="544" calcext:value-type="float">
            <text:p>544</text:p>
          </table:table-cell>
          <table:table-cell table:style-name="ce8" table:formula="of:=830*EXP(0.00392*([.$I50]-[.$I$7]))" office:value-type="float" office:value="982.387369755156" calcext:value-type="float">
            <text:p>982</text:p>
          </table:table-cell>
          <table:table-cell table:style-name="ce8" table:formula="of:=LN([.$J50]/116.455)/0.00392" office:value-type="float" office:value="544.000196045733" calcext:value-type="float">
            <text:p>544</text:p>
          </table:table-cell>
          <table:table-cell/>
          <table:table-cell table:formula="of:=[.M49]+1" office:value-type="float" office:value="1044" calcext:value-type="float">
            <text:p>1044</text:p>
          </table:table-cell>
          <table:table-cell table:formula="of:=5890*EXP(0.00256*([.$M50]-[.$M$7]))" office:value-type="float" office:value="6575.40384626972" calcext:value-type="float">
            <text:p>6,575</text:p>
          </table:table-cell>
          <table:table-cell table:formula="of:=LN([.$N50]/454.16)/0.00256" office:value-type="float" office:value="1044.00067100905" calcext:value-type="float">
            <text:p>1044</text:p>
          </table:table-cell>
          <table:table-cell/>
          <table:table-cell table:formula="of:=[.Q49]+1" office:value-type="float" office:value="2044" calcext:value-type="float">
            <text:p>2044</text:p>
          </table:table-cell>
          <table:table-cell table:formula="of:=76320*EXP(0.00189*([.$Q50]-[.$Q$7]))" office:value-type="float" office:value="82781.534823262" calcext:value-type="float">
            <text:p>82,782</text:p>
          </table:table-cell>
          <table:table-cell table:formula="of:=LN([.$R50]/1738.539)/0.00189" office:value-type="float" office:value="2043.99995862109" calcext:value-type="float">
            <text:p>204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0]+1" office:value-type="float" office:value="225" calcext:value-type="float">
            <text:p>225</text:p>
          </table:table-cell>
          <table:table-cell table:style-name="ce5" table:formula="of:=182*EXP(0.00472*([.$E51]-[.$E$7]))" office:value-type="float" office:value="224.009102474613" calcext:value-type="float">
            <text:p>224</text:p>
          </table:table-cell>
          <table:table-cell table:formula="of:=LN([.$F51]/77.4542)/0.00472" office:value-type="float" office:value="224.999977362223" calcext:value-type="float">
            <text:p>224.999977362223</text:p>
          </table:table-cell>
          <table:table-cell/>
          <table:table-cell table:formula="of:=[.I50]+1" office:value-type="float" office:value="545" calcext:value-type="float">
            <text:p>545</text:p>
          </table:table-cell>
          <table:table-cell table:style-name="ce8" table:formula="of:=830*EXP(0.00392*([.$I51]-[.$I$7]))" office:value-type="float" office:value="986.24588599547" calcext:value-type="float">
            <text:p>986</text:p>
          </table:table-cell>
          <table:table-cell table:style-name="ce8" table:formula="of:=LN([.$J51]/116.455)/0.00392" office:value-type="float" office:value="545.000196045733" calcext:value-type="float">
            <text:p>545</text:p>
          </table:table-cell>
          <table:table-cell/>
          <table:table-cell table:formula="of:=[.M50]+1" office:value-type="float" office:value="1045" calcext:value-type="float">
            <text:p>1045</text:p>
          </table:table-cell>
          <table:table-cell table:formula="of:=5890*EXP(0.00256*([.$M51]-[.$M$7]))" office:value-type="float" office:value="6592.25844479743" calcext:value-type="float">
            <text:p>6,592</text:p>
          </table:table-cell>
          <table:table-cell table:formula="of:=LN([.$N51]/454.16)/0.00256" office:value-type="float" office:value="1045.00067100905" calcext:value-type="float">
            <text:p>1045</text:p>
          </table:table-cell>
          <table:table-cell/>
          <table:table-cell table:formula="of:=[.Q50]+1" office:value-type="float" office:value="2045" calcext:value-type="float">
            <text:p>2045</text:p>
          </table:table-cell>
          <table:table-cell table:formula="of:=76320*EXP(0.00189*([.$Q51]-[.$Q$7]))" office:value-type="float" office:value="82938.139869229" calcext:value-type="float">
            <text:p>82,938</text:p>
          </table:table-cell>
          <table:table-cell table:formula="of:=LN([.$R51]/1738.539)/0.00189" office:value-type="float" office:value="2044.99995862109" calcext:value-type="float">
            <text:p>204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1]+1" office:value-type="float" office:value="226" calcext:value-type="float">
            <text:p>226</text:p>
          </table:table-cell>
          <table:table-cell table:style-name="ce5" table:formula="of:=182*EXP(0.00472*([.$E52]-[.$E$7]))" office:value-type="float" office:value="225.068924651035" calcext:value-type="float">
            <text:p>225</text:p>
          </table:table-cell>
          <table:table-cell table:formula="of:=LN([.$F52]/77.4542)/0.00472" office:value-type="float" office:value="225.999977362223" calcext:value-type="float">
            <text:p>225.999977362223</text:p>
          </table:table-cell>
          <table:table-cell/>
          <table:table-cell table:formula="of:=[.I51]+1" office:value-type="float" office:value="546" calcext:value-type="float">
            <text:p>546</text:p>
          </table:table-cell>
          <table:table-cell table:style-name="ce8" table:formula="of:=830*EXP(0.00392*([.$I52]-[.$I$7]))" office:value-type="float" office:value="990.119557303973" calcext:value-type="float">
            <text:p>990</text:p>
          </table:table-cell>
          <table:table-cell table:style-name="ce8" table:formula="of:=LN([.$J52]/116.455)/0.00392" office:value-type="float" office:value="546.000196045733" calcext:value-type="float">
            <text:p>546</text:p>
          </table:table-cell>
          <table:table-cell/>
          <table:table-cell table:formula="of:=[.M51]+1" office:value-type="float" office:value="1046" calcext:value-type="float">
            <text:p>1046</text:p>
          </table:table-cell>
          <table:table-cell table:formula="of:=5890*EXP(0.00256*([.$M52]-[.$M$7]))" office:value-type="float" office:value="6609.15624637368" calcext:value-type="float">
            <text:p>6,609</text:p>
          </table:table-cell>
          <table:table-cell table:formula="of:=LN([.$N52]/454.16)/0.00256" office:value-type="float" office:value="1046.00067100905" calcext:value-type="float">
            <text:p>1046</text:p>
          </table:table-cell>
          <table:table-cell/>
          <table:table-cell table:formula="of:=[.Q51]+1" office:value-type="float" office:value="2046" calcext:value-type="float">
            <text:p>2046</text:p>
          </table:table-cell>
          <table:table-cell table:formula="of:=76320*EXP(0.00189*([.$Q52]-[.$Q$7]))" office:value-type="float" office:value="83095.0411786137" calcext:value-type="float">
            <text:p>83,095</text:p>
          </table:table-cell>
          <table:table-cell table:formula="of:=LN([.$R52]/1738.539)/0.00189" office:value-type="float" office:value="2045.99995862109" calcext:value-type="float">
            <text:p>204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2]+1" office:value-type="float" office:value="227" calcext:value-type="float">
            <text:p>227</text:p>
          </table:table-cell>
          <table:table-cell table:style-name="ce5" table:formula="of:=182*EXP(0.00472*([.$E53]-[.$E$7]))" office:value-type="float" office:value="226.133761012297" calcext:value-type="float">
            <text:p>226</text:p>
          </table:table-cell>
          <table:table-cell table:formula="of:=LN([.$F53]/77.4542)/0.00472" office:value-type="float" office:value="226.999977362223" calcext:value-type="float">
            <text:p>226.999977362223</text:p>
          </table:table-cell>
          <table:table-cell/>
          <table:table-cell table:formula="of:=[.I52]+1" office:value-type="float" office:value="547" calcext:value-type="float">
            <text:p>547</text:p>
          </table:table-cell>
          <table:table-cell table:style-name="ce8" table:formula="of:=830*EXP(0.00392*([.$I53]-[.$I$7]))" office:value-type="float" office:value="994.008443205124" calcext:value-type="float">
            <text:p>994</text:p>
          </table:table-cell>
          <table:table-cell table:style-name="ce8" table:formula="of:=LN([.$J53]/116.455)/0.00392" office:value-type="float" office:value="547.000196045733" calcext:value-type="float">
            <text:p>547</text:p>
          </table:table-cell>
          <table:table-cell/>
          <table:table-cell table:formula="of:=[.M52]+1" office:value-type="float" office:value="1047" calcext:value-type="float">
            <text:p>1047</text:p>
          </table:table-cell>
          <table:table-cell table:formula="of:=5890*EXP(0.00256*([.$M53]-[.$M$7]))" office:value-type="float" office:value="6626.09736173996" calcext:value-type="float">
            <text:p>6,626</text:p>
          </table:table-cell>
          <table:table-cell table:formula="of:=LN([.$N53]/454.16)/0.00256" office:value-type="float" office:value="1047.00067100905" calcext:value-type="float">
            <text:p>1047</text:p>
          </table:table-cell>
          <table:table-cell/>
          <table:table-cell table:formula="of:=[.Q52]+1" office:value-type="float" office:value="2047" calcext:value-type="float">
            <text:p>2047</text:p>
          </table:table-cell>
          <table:table-cell table:formula="of:=76320*EXP(0.00189*([.$Q53]-[.$Q$7]))" office:value-type="float" office:value="83252.2393118832" calcext:value-type="float">
            <text:p>83,252</text:p>
          </table:table-cell>
          <table:table-cell table:formula="of:=LN([.$R53]/1738.539)/0.00189" office:value-type="float" office:value="2046.99995862109" calcext:value-type="float">
            <text:p>204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3]+1" office:value-type="float" office:value="228" calcext:value-type="float">
            <text:p>228</text:p>
          </table:table-cell>
          <table:table-cell table:style-name="ce5" table:formula="of:=182*EXP(0.00472*([.$E54]-[.$E$7]))" office:value-type="float" office:value="227.203635281293" calcext:value-type="float">
            <text:p>227</text:p>
          </table:table-cell>
          <table:table-cell table:formula="of:=LN([.$F54]/77.4542)/0.00472" office:value-type="float" office:value="227.999977362223" calcext:value-type="float">
            <text:p>227.999977362223</text:p>
          </table:table-cell>
          <table:table-cell/>
          <table:table-cell table:formula="of:=[.I53]+1" office:value-type="float" office:value="548" calcext:value-type="float">
            <text:p>548</text:p>
          </table:table-cell>
          <table:table-cell table:style-name="ce8" table:formula="of:=830*EXP(0.00392*([.$I54]-[.$I$7]))" office:value-type="float" office:value="997.912603457176" calcext:value-type="float">
            <text:p>998</text:p>
          </table:table-cell>
          <table:table-cell table:style-name="ce8" table:formula="of:=LN([.$J54]/116.455)/0.00392" office:value-type="float" office:value="548.000196045733" calcext:value-type="float">
            <text:p>548</text:p>
          </table:table-cell>
          <table:table-cell/>
          <table:table-cell table:formula="of:=[.M53]+1" office:value-type="float" office:value="1048" calcext:value-type="float">
            <text:p>1048</text:p>
          </table:table-cell>
          <table:table-cell table:formula="of:=5890*EXP(0.00256*([.$M54]-[.$M$7]))" office:value-type="float" office:value="6643.08190192162" calcext:value-type="float">
            <text:p>6,643</text:p>
          </table:table-cell>
          <table:table-cell table:formula="of:=LN([.$N54]/454.16)/0.00256" office:value-type="float" office:value="1048.00067100905" calcext:value-type="float">
            <text:p>1048</text:p>
          </table:table-cell>
          <table:table-cell/>
          <table:table-cell table:formula="of:=[.Q53]+1" office:value-type="float" office:value="2048" calcext:value-type="float">
            <text:p>2048</text:p>
          </table:table-cell>
          <table:table-cell table:formula="of:=76320*EXP(0.00189*([.$Q54]-[.$Q$7]))" office:value-type="float" office:value="83409.7348305654" calcext:value-type="float">
            <text:p>83,410</text:p>
          </table:table-cell>
          <table:table-cell table:formula="of:=LN([.$R54]/1738.539)/0.00189" office:value-type="float" office:value="2047.99995862109" calcext:value-type="float">
            <text:p>204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4]+1" office:value-type="float" office:value="229" calcext:value-type="float">
            <text:p>229</text:p>
          </table:table-cell>
          <table:table-cell table:style-name="ce5" table:formula="of:=182*EXP(0.00472*([.$E55]-[.$E$7]))" office:value-type="float" office:value="228.278571293155" calcext:value-type="float">
            <text:p>228</text:p>
          </table:table-cell>
          <table:table-cell table:formula="of:=LN([.$F55]/77.4542)/0.00472" office:value-type="float" office:value="228.999977362223" calcext:value-type="float">
            <text:p>228.999977362223</text:p>
          </table:table-cell>
          <table:table-cell/>
          <table:table-cell table:formula="of:=[.I54]+1" office:value-type="float" office:value="549" calcext:value-type="float">
            <text:p>549</text:p>
          </table:table-cell>
          <table:table-cell table:style-name="ce8" table:formula="of:=830*EXP(0.00392*([.$I55]-[.$I$7]))" office:value-type="float" office:value="1001.83209805309" calcext:value-type="float">
            <text:p>1002</text:p>
          </table:table-cell>
          <table:table-cell table:style-name="ce8" table:formula="of:=LN([.$J55]/116.455)/0.00392" office:value-type="float" office:value="549.000196045733" calcext:value-type="float">
            <text:p>549</text:p>
          </table:table-cell>
          <table:table-cell/>
          <table:table-cell table:formula="of:=[.M54]+1" office:value-type="float" office:value="1049" calcext:value-type="float">
            <text:p>1049</text:p>
          </table:table-cell>
          <table:table-cell table:formula="of:=5890*EXP(0.00256*([.$M55]-[.$M$7]))" office:value-type="float" office:value="6660.10997822862" calcext:value-type="float">
            <text:p>6,660</text:p>
          </table:table-cell>
          <table:table-cell table:formula="of:=LN([.$N55]/454.16)/0.00256" office:value-type="float" office:value="1049.00067100905" calcext:value-type="float">
            <text:p>1049</text:p>
          </table:table-cell>
          <table:table-cell/>
          <table:table-cell table:formula="of:=[.Q54]+1" office:value-type="float" office:value="2049" calcext:value-type="float">
            <text:p>2049</text:p>
          </table:table-cell>
          <table:table-cell table:formula="of:=76320*EXP(0.00189*([.$Q55]-[.$Q$7]))" office:value-type="float" office:value="83567.52829725" calcext:value-type="float">
            <text:p>83,568</text:p>
          </table:table-cell>
          <table:table-cell table:formula="of:=LN([.$R55]/1738.539)/0.00189" office:value-type="float" office:value="2048.99995862109" calcext:value-type="float">
            <text:p>204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5]+1" office:value-type="float" office:value="230" calcext:value-type="float">
            <text:p>230</text:p>
          </table:table-cell>
          <table:table-cell table:style-name="ce5" table:formula="of:=182*EXP(0.00472*([.$E56]-[.$E$7]))" office:value-type="float" office:value="229.358592995781" calcext:value-type="float">
            <text:p>229</text:p>
          </table:table-cell>
          <table:table-cell table:formula="of:=LN([.$F56]/77.4542)/0.00472" office:value-type="float" office:value="229.999977362223" calcext:value-type="float">
            <text:p>229.999977362223</text:p>
          </table:table-cell>
          <table:table-cell/>
          <table:table-cell table:formula="of:=[.I55]+1" office:value-type="float" office:value="550" calcext:value-type="float">
            <text:p>550</text:p>
          </table:table-cell>
          <table:table-cell table:style-name="ce8" table:formula="of:=830*EXP(0.00392*([.$I56]-[.$I$7]))" office:value-type="float" office:value="1005.76698722148" calcext:value-type="float">
            <text:p>1006</text:p>
          </table:table-cell>
          <table:table-cell table:style-name="ce8" table:formula="of:=LN([.$J56]/116.455)/0.00392" office:value-type="float" office:value="550.000196045733" calcext:value-type="float">
            <text:p>550</text:p>
          </table:table-cell>
          <table:table-cell/>
          <table:table-cell table:formula="of:=[.M55]+1" office:value-type="float" office:value="1050" calcext:value-type="float">
            <text:p>1050</text:p>
          </table:table-cell>
          <table:table-cell table:formula="of:=5890*EXP(0.00256*([.$M56]-[.$M$7]))" office:value-type="float" office:value="6677.1817022562" calcext:value-type="float">
            <text:p>6,677</text:p>
          </table:table-cell>
          <table:table-cell table:formula="of:=LN([.$N56]/454.16)/0.00256" office:value-type="float" office:value="1050.00067100905" calcext:value-type="float">
            <text:p>1050</text:p>
          </table:table-cell>
          <table:table-cell/>
          <table:table-cell table:formula="of:=[.Q55]+1" office:value-type="float" office:value="2050" calcext:value-type="float">
            <text:p>2050</text:p>
          </table:table-cell>
          <table:table-cell table:formula="of:=76320*EXP(0.00189*([.$Q56]-[.$Q$7]))" office:value-type="float" office:value="83725.6202755913" calcext:value-type="float">
            <text:p>83,726</text:p>
          </table:table-cell>
          <table:table-cell table:formula="of:=LN([.$R56]/1738.539)/0.00189" office:value-type="float" office:value="2049.99995862109" calcext:value-type="float">
            <text:p>204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6]+1" office:value-type="float" office:value="231" calcext:value-type="float">
            <text:p>231</text:p>
          </table:table-cell>
          <table:table-cell table:style-name="ce5" table:formula="of:=182*EXP(0.00472*([.$E57]-[.$E$7]))" office:value-type="float" office:value="230.443724450372" calcext:value-type="float">
            <text:p>230</text:p>
          </table:table-cell>
          <table:table-cell table:formula="of:=LN([.$F57]/77.4542)/0.00472" office:value-type="float" office:value="230.999977362223" calcext:value-type="float">
            <text:p>230.999977362223</text:p>
          </table:table-cell>
          <table:table-cell/>
          <table:table-cell table:formula="of:=[.I56]+1" office:value-type="float" office:value="551" calcext:value-type="float">
            <text:p>551</text:p>
          </table:table-cell>
          <table:table-cell table:style-name="ce8" table:formula="of:=830*EXP(0.00392*([.$I57]-[.$I$7]))" office:value-type="float" office:value="1009.71733142748" calcext:value-type="float">
            <text:p>1010</text:p>
          </table:table-cell>
          <table:table-cell table:style-name="ce8" table:formula="of:=LN([.$J57]/116.455)/0.00392" office:value-type="float" office:value="551.000196045733" calcext:value-type="float">
            <text:p>551</text:p>
          </table:table-cell>
          <table:table-cell/>
          <table:table-cell table:formula="of:=[.M56]+1" office:value-type="float" office:value="1051" calcext:value-type="float">
            <text:p>1051</text:p>
          </table:table-cell>
          <table:table-cell table:formula="of:=5890*EXP(0.00256*([.$M57]-[.$M$7]))" office:value-type="float" office:value="6694.29718588569" calcext:value-type="float">
            <text:p>6,694</text:p>
          </table:table-cell>
          <table:table-cell table:formula="of:=LN([.$N57]/454.16)/0.00256" office:value-type="float" office:value="1051.00067100905" calcext:value-type="float">
            <text:p>1051</text:p>
          </table:table-cell>
          <table:table-cell/>
          <table:table-cell table:formula="of:=[.Q56]+1" office:value-type="float" office:value="2051" calcext:value-type="float">
            <text:p>2051</text:p>
          </table:table-cell>
          <table:table-cell table:formula="of:=76320*EXP(0.00189*([.$Q57]-[.$Q$7]))" office:value-type="float" office:value="83884.0113303098" calcext:value-type="float">
            <text:p>83,884</text:p>
          </table:table-cell>
          <table:table-cell table:formula="of:=LN([.$R57]/1738.539)/0.00189" office:value-type="float" office:value="2050.99995862109" calcext:value-type="float">
            <text:p>205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7]+1" office:value-type="float" office:value="232" calcext:value-type="float">
            <text:p>232</text:p>
          </table:table-cell>
          <table:table-cell table:style-name="ce5" table:formula="of:=182*EXP(0.00472*([.$E58]-[.$E$7]))" office:value-type="float" office:value="231.533989831965" calcext:value-type="float">
            <text:p>232</text:p>
          </table:table-cell>
          <table:table-cell table:formula="of:=LN([.$F58]/77.4542)/0.00472" office:value-type="float" office:value="231.999977362223" calcext:value-type="float">
            <text:p>231.999977362223</text:p>
          </table:table-cell>
          <table:table-cell/>
          <table:table-cell table:formula="of:=[.I57]+1" office:value-type="float" office:value="552" calcext:value-type="float">
            <text:p>552</text:p>
          </table:table-cell>
          <table:table-cell table:style-name="ce8" table:formula="of:=830*EXP(0.00392*([.$I58]-[.$I$7]))" office:value-type="float" office:value="1013.68319137376" calcext:value-type="float">
            <text:p>1014</text:p>
          </table:table-cell>
          <table:table-cell table:style-name="ce8" table:formula="of:=LN([.$J58]/116.455)/0.00392" office:value-type="float" office:value="552.000196045733" calcext:value-type="float">
            <text:p>552</text:p>
          </table:table-cell>
          <table:table-cell/>
          <table:table-cell table:formula="of:=[.M57]+1" office:value-type="float" office:value="1052" calcext:value-type="float">
            <text:p>1052</text:p>
          </table:table-cell>
          <table:table-cell table:formula="of:=5890*EXP(0.00256*([.$M58]-[.$M$7]))" office:value-type="float" office:value="6711.45654128517" calcext:value-type="float">
            <text:p>6,711</text:p>
          </table:table-cell>
          <table:table-cell table:formula="of:=LN([.$N58]/454.16)/0.00256" office:value-type="float" office:value="1052.00067100905" calcext:value-type="float">
            <text:p>1052</text:p>
          </table:table-cell>
          <table:table-cell/>
          <table:table-cell table:formula="of:=[.Q57]+1" office:value-type="float" office:value="2052" calcext:value-type="float">
            <text:p>2052</text:p>
          </table:table-cell>
          <table:table-cell table:formula="of:=76320*EXP(0.00189*([.$Q58]-[.$Q$7]))" office:value-type="float" office:value="84042.7020271944" calcext:value-type="float">
            <text:p>84,043</text:p>
          </table:table-cell>
          <table:table-cell table:formula="of:=LN([.$R58]/1738.539)/0.00189" office:value-type="float" office:value="2051.99995862109" calcext:value-type="float">
            <text:p>205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8]+1" office:value-type="float" office:value="233" calcext:value-type="float">
            <text:p>233</text:p>
          </table:table-cell>
          <table:table-cell table:style-name="ce5" table:formula="of:=182*EXP(0.00472*([.$E59]-[.$E$7]))" office:value-type="float" office:value="232.629413429974" calcext:value-type="float">
            <text:p>233</text:p>
          </table:table-cell>
          <table:table-cell table:formula="of:=LN([.$F59]/77.4542)/0.00472" office:value-type="float" office:value="232.999977362223" calcext:value-type="float">
            <text:p>232.999977362223</text:p>
          </table:table-cell>
          <table:table-cell/>
          <table:table-cell table:formula="of:=[.I58]+1" office:value-type="float" office:value="553" calcext:value-type="float">
            <text:p>553</text:p>
          </table:table-cell>
          <table:table-cell table:style-name="ce8" table:formula="of:=830*EXP(0.00392*([.$I59]-[.$I$7]))" office:value-type="float" office:value="1017.66462800137" calcext:value-type="float">
            <text:p>1018</text:p>
          </table:table-cell>
          <table:table-cell table:style-name="ce8" table:formula="of:=LN([.$J59]/116.455)/0.00392" office:value-type="float" office:value="553.000196045733" calcext:value-type="float">
            <text:p>553</text:p>
          </table:table-cell>
          <table:table-cell/>
          <table:table-cell table:formula="of:=[.M58]+1" office:value-type="float" office:value="1053" calcext:value-type="float">
            <text:p>1053</text:p>
          </table:table-cell>
          <table:table-cell table:formula="of:=5890*EXP(0.00256*([.$M59]-[.$M$7]))" office:value-type="float" office:value="6728.65988091026" calcext:value-type="float">
            <text:p>6,729</text:p>
          </table:table-cell>
          <table:table-cell table:formula="of:=LN([.$N59]/454.16)/0.00256" office:value-type="float" office:value="1053.00067100905" calcext:value-type="float">
            <text:p>1053</text:p>
          </table:table-cell>
          <table:table-cell/>
          <table:table-cell table:formula="of:=[.Q58]+1" office:value-type="float" office:value="2053" calcext:value-type="float">
            <text:p>2053</text:p>
          </table:table-cell>
          <table:table-cell table:formula="of:=76320*EXP(0.00189*([.$Q59]-[.$Q$7]))" office:value-type="float" office:value="84201.6929331043" calcext:value-type="float">
            <text:p>84,202</text:p>
          </table:table-cell>
          <table:table-cell table:formula="of:=LN([.$R59]/1738.539)/0.00189" office:value-type="float" office:value="2052.99995862109" calcext:value-type="float">
            <text:p>205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59]+1" office:value-type="float" office:value="234" calcext:value-type="float">
            <text:p>234</text:p>
          </table:table-cell>
          <table:table-cell table:style-name="ce5" table:formula="of:=182*EXP(0.00472*([.$E60]-[.$E$7]))" office:value-type="float" office:value="233.730019648728" calcext:value-type="float">
            <text:p>234</text:p>
          </table:table-cell>
          <table:table-cell table:formula="of:=LN([.$F60]/77.4542)/0.00472" office:value-type="float" office:value="233.999977362223" calcext:value-type="float">
            <text:p>233.999977362223</text:p>
          </table:table-cell>
          <table:table-cell/>
          <table:table-cell table:formula="of:=[.I59]+1" office:value-type="float" office:value="554" calcext:value-type="float">
            <text:p>554</text:p>
          </table:table-cell>
          <table:table-cell table:style-name="ce8" table:formula="of:=830*EXP(0.00392*([.$I60]-[.$I$7]))" office:value-type="float" office:value="1021.66170249075" calcext:value-type="float">
            <text:p>1022</text:p>
          </table:table-cell>
          <table:table-cell table:style-name="ce8" table:formula="of:=LN([.$J60]/116.455)/0.00392" office:value-type="float" office:value="554.000196045733" calcext:value-type="float">
            <text:p>554</text:p>
          </table:table-cell>
          <table:table-cell/>
          <table:table-cell table:formula="of:=[.M59]+1" office:value-type="float" office:value="1054" calcext:value-type="float">
            <text:p>1054</text:p>
          </table:table-cell>
          <table:table-cell table:formula="of:=5890*EXP(0.00256*([.$M60]-[.$M$7]))" office:value-type="float" office:value="6745.90731750484" calcext:value-type="float">
            <text:p>6,746</text:p>
          </table:table-cell>
          <table:table-cell table:formula="of:=LN([.$N60]/454.16)/0.00256" office:value-type="float" office:value="1054.00067100905" calcext:value-type="float">
            <text:p>1054</text:p>
          </table:table-cell>
          <table:table-cell/>
          <table:table-cell table:formula="of:=[.Q59]+1" office:value-type="float" office:value="2054" calcext:value-type="float">
            <text:p>2054</text:p>
          </table:table-cell>
          <table:table-cell table:formula="of:=76320*EXP(0.00189*([.$Q60]-[.$Q$7]))" office:value-type="float" office:value="84360.984615971" calcext:value-type="float">
            <text:p>84,361</text:p>
          </table:table-cell>
          <table:table-cell table:formula="of:=LN([.$R60]/1738.539)/0.00189" office:value-type="float" office:value="2053.99995862109" calcext:value-type="float">
            <text:p>205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0]+1" office:value-type="float" office:value="235" calcext:value-type="float">
            <text:p>235</text:p>
          </table:table-cell>
          <table:table-cell table:style-name="ce5" table:formula="of:=182*EXP(0.00472*([.$E61]-[.$E$7]))" office:value-type="float" office:value="234.835833008019" calcext:value-type="float">
            <text:p>235</text:p>
          </table:table-cell>
          <table:table-cell table:formula="of:=LN([.$F61]/77.4542)/0.00472" office:value-type="float" office:value="234.999977362223" calcext:value-type="float">
            <text:p>234.999977362223</text:p>
          </table:table-cell>
          <table:table-cell/>
          <table:table-cell table:formula="of:=[.I60]+1" office:value-type="float" office:value="555" calcext:value-type="float">
            <text:p>555</text:p>
          </table:table-cell>
          <table:table-cell table:style-name="ce8" table:formula="of:=830*EXP(0.00392*([.$I61]-[.$I$7]))" office:value-type="float" office:value="1025.67447626262" calcext:value-type="float">
            <text:p>1026</text:p>
          </table:table-cell>
          <table:table-cell table:style-name="ce8" table:formula="of:=LN([.$J61]/116.455)/0.00392" office:value-type="float" office:value="555.000196045733" calcext:value-type="float">
            <text:p>555</text:p>
          </table:table-cell>
          <table:table-cell/>
          <table:table-cell table:formula="of:=[.M60]+1" office:value-type="float" office:value="1055" calcext:value-type="float">
            <text:p>1055</text:p>
          </table:table-cell>
          <table:table-cell table:formula="of:=5890*EXP(0.00256*([.$M61]-[.$M$7]))" office:value-type="float" office:value="6763.19896410175" calcext:value-type="float">
            <text:p>6,763</text:p>
          </table:table-cell>
          <table:table-cell table:formula="of:=LN([.$N61]/454.16)/0.00256" office:value-type="float" office:value="1055.00067100905" calcext:value-type="float">
            <text:p>1055</text:p>
          </table:table-cell>
          <table:table-cell/>
          <table:table-cell table:formula="of:=[.Q60]+1" office:value-type="float" office:value="2055" calcext:value-type="float">
            <text:p>2055</text:p>
          </table:table-cell>
          <table:table-cell table:formula="of:=76320*EXP(0.00189*([.$Q61]-[.$Q$7]))" office:value-type="float" office:value="84520.5776448006" calcext:value-type="float">
            <text:p>84,521</text:p>
          </table:table-cell>
          <table:table-cell table:formula="of:=LN([.$R61]/1738.539)/0.00189" office:value-type="float" office:value="2054.99995862109" calcext:value-type="float">
            <text:p>205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1]+1" office:value-type="float" office:value="236" calcext:value-type="float">
            <text:p>236</text:p>
          </table:table-cell>
          <table:table-cell table:style-name="ce5" table:formula="of:=182*EXP(0.00472*([.$E62]-[.$E$7]))" office:value-type="float" office:value="235.946878143646" calcext:value-type="float">
            <text:p>236</text:p>
          </table:table-cell>
          <table:table-cell table:formula="of:=LN([.$F62]/77.4542)/0.00472" office:value-type="float" office:value="235.999977362223" calcext:value-type="float">
            <text:p>235.999977362223</text:p>
          </table:table-cell>
          <table:table-cell/>
          <table:table-cell table:formula="of:=[.I61]+1" office:value-type="float" office:value="556" calcext:value-type="float">
            <text:p>556</text:p>
          </table:table-cell>
          <table:table-cell table:style-name="ce8" table:formula="of:=830*EXP(0.00392*([.$I62]-[.$I$7]))" office:value-type="float" office:value="1029.70301097894" calcext:value-type="float">
            <text:p>1030</text:p>
          </table:table-cell>
          <table:table-cell table:style-name="ce8" table:formula="of:=LN([.$J62]/116.455)/0.00392" office:value-type="float" office:value="556.000196045733" calcext:value-type="float">
            <text:p>556</text:p>
          </table:table-cell>
          <table:table-cell/>
          <table:table-cell table:formula="of:=[.M61]+1" office:value-type="float" office:value="1056" calcext:value-type="float">
            <text:p>1056</text:p>
          </table:table-cell>
          <table:table-cell table:formula="of:=5890*EXP(0.00256*([.$M62]-[.$M$7]))" office:value-type="float" office:value="6780.5349340236" calcext:value-type="float">
            <text:p>6,781</text:p>
          </table:table-cell>
          <table:table-cell table:formula="of:=LN([.$N62]/454.16)/0.00256" office:value-type="float" office:value="1056.00067100905" calcext:value-type="float">
            <text:p>1056</text:p>
          </table:table-cell>
          <table:table-cell/>
          <table:table-cell table:formula="of:=[.Q61]+1" office:value-type="float" office:value="2056" calcext:value-type="float">
            <text:p>2056</text:p>
          </table:table-cell>
          <table:table-cell table:formula="of:=76320*EXP(0.00189*([.$Q62]-[.$Q$7]))" office:value-type="float" office:value="84680.4725896754" calcext:value-type="float">
            <text:p>84,680</text:p>
          </table:table-cell>
          <table:table-cell table:formula="of:=LN([.$R62]/1738.539)/0.00189" office:value-type="float" office:value="2055.99995862109" calcext:value-type="float">
            <text:p>205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2]+1" office:value-type="float" office:value="237" calcext:value-type="float">
            <text:p>237</text:p>
          </table:table-cell>
          <table:table-cell table:style-name="ce5" table:formula="of:=182*EXP(0.00472*([.$E63]-[.$E$7]))" office:value-type="float" office:value="237.063179807961" calcext:value-type="float">
            <text:p>237</text:p>
          </table:table-cell>
          <table:table-cell table:formula="of:=LN([.$F63]/77.4542)/0.00472" office:value-type="float" office:value="236.999977362223" calcext:value-type="float">
            <text:p>236.999977362223</text:p>
          </table:table-cell>
          <table:table-cell/>
          <table:table-cell table:formula="of:=[.I62]+1" office:value-type="float" office:value="557" calcext:value-type="float">
            <text:p>557</text:p>
          </table:table-cell>
          <table:table-cell table:style-name="ce8" table:formula="of:=830*EXP(0.00392*([.$I63]-[.$I$7]))" office:value-type="float" office:value="1033.74736854387" calcext:value-type="float">
            <text:p>1034</text:p>
          </table:table-cell>
          <table:table-cell table:style-name="ce8" table:formula="of:=LN([.$J63]/116.455)/0.00392" office:value-type="float" office:value="557.000196045733" calcext:value-type="float">
            <text:p>557</text:p>
          </table:table-cell>
          <table:table-cell/>
          <table:table-cell table:formula="of:=[.M62]+1" office:value-type="float" office:value="1057" calcext:value-type="float">
            <text:p>1057</text:p>
          </table:table-cell>
          <table:table-cell table:formula="of:=5890*EXP(0.00256*([.$M63]-[.$M$7]))" office:value-type="float" office:value="6797.91534088346" calcext:value-type="float">
            <text:p>6,798</text:p>
          </table:table-cell>
          <table:table-cell table:formula="of:=LN([.$N63]/454.16)/0.00256" office:value-type="float" office:value="1057.00067100905" calcext:value-type="float">
            <text:p>1057</text:p>
          </table:table-cell>
          <table:table-cell/>
          <table:table-cell table:formula="of:=[.Q62]+1" office:value-type="float" office:value="2057" calcext:value-type="float">
            <text:p>2057</text:p>
          </table:table-cell>
          <table:table-cell table:formula="of:=76320*EXP(0.00189*([.$Q63]-[.$Q$7]))" office:value-type="float" office:value="84840.6700217565" calcext:value-type="float">
            <text:p>84,841</text:p>
          </table:table-cell>
          <table:table-cell table:formula="of:=LN([.$R63]/1738.539)/0.00189" office:value-type="float" office:value="2056.99995862109" calcext:value-type="float">
            <text:p>205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3]+1" office:value-type="float" office:value="238" calcext:value-type="float">
            <text:p>238</text:p>
          </table:table-cell>
          <table:table-cell table:style-name="ce5" table:formula="of:=182*EXP(0.00472*([.$E64]-[.$E$7]))" office:value-type="float" office:value="238.184762870426" calcext:value-type="float">
            <text:p>238</text:p>
          </table:table-cell>
          <table:table-cell table:formula="of:=LN([.$F64]/77.4542)/0.00472" office:value-type="float" office:value="237.999977362223" calcext:value-type="float">
            <text:p>237.999977362223</text:p>
          </table:table-cell>
          <table:table-cell/>
          <table:table-cell table:formula="of:=[.I63]+1" office:value-type="float" office:value="558" calcext:value-type="float">
            <text:p>558</text:p>
          </table:table-cell>
          <table:table-cell table:style-name="ce8" table:formula="of:=830*EXP(0.00392*([.$I64]-[.$I$7]))" office:value-type="float" office:value="1037.80761110471" calcext:value-type="float">
            <text:p>1038</text:p>
          </table:table-cell>
          <table:table-cell table:style-name="ce8" table:formula="of:=LN([.$J64]/116.455)/0.00392" office:value-type="float" office:value="558.000196045733" calcext:value-type="float">
            <text:p>558</text:p>
          </table:table-cell>
          <table:table-cell/>
          <table:table-cell table:formula="of:=[.M63]+1" office:value-type="float" office:value="1058" calcext:value-type="float">
            <text:p>1058</text:p>
          </table:table-cell>
          <table:table-cell table:formula="of:=5890*EXP(0.00256*([.$M64]-[.$M$7]))" office:value-type="float" office:value="6815.34029858563" calcext:value-type="float">
            <text:p>6,815</text:p>
          </table:table-cell>
          <table:table-cell table:formula="of:=LN([.$N64]/454.16)/0.00256" office:value-type="float" office:value="1058.00067100905" calcext:value-type="float">
            <text:p>1058</text:p>
          </table:table-cell>
          <table:table-cell/>
          <table:table-cell table:formula="of:=[.Q63]+1" office:value-type="float" office:value="2058" calcext:value-type="float">
            <text:p>2058</text:p>
          </table:table-cell>
          <table:table-cell table:formula="of:=76320*EXP(0.00189*([.$Q64]-[.$Q$7]))" office:value-type="float" office:value="85001.1705132851" calcext:value-type="float">
            <text:p>85,001</text:p>
          </table:table-cell>
          <table:table-cell table:formula="of:=LN([.$R64]/1738.539)/0.00189" office:value-type="float" office:value="2057.99995862109" calcext:value-type="float">
            <text:p>205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4]+1" office:value-type="float" office:value="239" calcext:value-type="float">
            <text:p>239</text:p>
          </table:table-cell>
          <table:table-cell table:style-name="ce5" table:formula="of:=182*EXP(0.00472*([.$E65]-[.$E$7]))" office:value-type="float" office:value="239.311652318165" calcext:value-type="float">
            <text:p>239</text:p>
          </table:table-cell>
          <table:table-cell table:formula="of:=LN([.$F65]/77.4542)/0.00472" office:value-type="float" office:value="238.999977362223" calcext:value-type="float">
            <text:p>238.999977362223</text:p>
          </table:table-cell>
          <table:table-cell/>
          <table:table-cell table:formula="of:=[.I64]+1" office:value-type="float" office:value="559" calcext:value-type="float">
            <text:p>559</text:p>
          </table:table-cell>
          <table:table-cell table:style-name="ce8" table:formula="of:=830*EXP(0.00392*([.$I65]-[.$I$7]))" office:value-type="float" office:value="1041.88380105284" calcext:value-type="float">
            <text:p>1042</text:p>
          </table:table-cell>
          <table:table-cell table:style-name="ce8" table:formula="of:=LN([.$J65]/116.455)/0.00392" office:value-type="float" office:value="559.000196045733" calcext:value-type="float">
            <text:p>559</text:p>
          </table:table-cell>
          <table:table-cell/>
          <table:table-cell table:formula="of:=[.M64]+1" office:value-type="float" office:value="1059" calcext:value-type="float">
            <text:p>1059</text:p>
          </table:table-cell>
          <table:table-cell table:formula="of:=5890*EXP(0.00256*([.$M65]-[.$M$7]))" office:value-type="float" office:value="6832.80992132638" calcext:value-type="float">
            <text:p>6,833</text:p>
          </table:table-cell>
          <table:table-cell table:formula="of:=LN([.$N65]/454.16)/0.00256" office:value-type="float" office:value="1059.00067100905" calcext:value-type="float">
            <text:p>1059</text:p>
          </table:table-cell>
          <table:table-cell/>
          <table:table-cell table:formula="of:=[.Q64]+1" office:value-type="float" office:value="2059" calcext:value-type="float">
            <text:p>2059</text:p>
          </table:table-cell>
          <table:table-cell table:formula="of:=76320*EXP(0.00189*([.$Q65]-[.$Q$7]))" office:value-type="float" office:value="85161.9746375853" calcext:value-type="float">
            <text:p>85,162</text:p>
          </table:table-cell>
          <table:table-cell table:formula="of:=LN([.$R65]/1738.539)/0.00189" office:value-type="float" office:value="2058.99995862109" calcext:value-type="float">
            <text:p>205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5]+1" office:value-type="float" office:value="240" calcext:value-type="float">
            <text:p>240</text:p>
          </table:table-cell>
          <table:table-cell table:style-name="ce5" table:formula="of:=182*EXP(0.00472*([.$E66]-[.$E$7]))" office:value-type="float" office:value="240.443873256516" calcext:value-type="float">
            <text:p>240</text:p>
          </table:table-cell>
          <table:table-cell table:formula="of:=LN([.$F66]/77.4542)/0.00472" office:value-type="float" office:value="239.999977362223" calcext:value-type="float">
            <text:p>239.999977362223</text:p>
          </table:table-cell>
          <table:table-cell/>
          <table:table-cell table:formula="of:=[.I65]+1" office:value-type="float" office:value="560" calcext:value-type="float">
            <text:p>560</text:p>
          </table:table-cell>
          <table:table-cell table:style-name="ce8" table:formula="of:=830*EXP(0.00392*([.$I66]-[.$I$7]))" office:value-type="float" office:value="1045.97600102472" calcext:value-type="float">
            <text:p>1046</text:p>
          </table:table-cell>
          <table:table-cell table:style-name="ce8" table:formula="of:=LN([.$J66]/116.455)/0.00392" office:value-type="float" office:value="560.000196045733" calcext:value-type="float">
            <text:p>560</text:p>
          </table:table-cell>
          <table:table-cell/>
          <table:table-cell table:formula="of:=[.M65]+1" office:value-type="float" office:value="1060" calcext:value-type="float">
            <text:p>1060</text:p>
          </table:table-cell>
          <table:table-cell table:formula="of:=5890*EXP(0.00256*([.$M66]-[.$M$7]))" office:value-type="float" office:value="6850.32432359468" calcext:value-type="float">
            <text:p>6,850</text:p>
          </table:table-cell>
          <table:table-cell table:formula="of:=LN([.$N66]/454.16)/0.00256" office:value-type="float" office:value="1060.00067100905" calcext:value-type="float">
            <text:p>1060</text:p>
          </table:table-cell>
          <table:table-cell/>
          <table:table-cell table:formula="of:=[.Q65]+1" office:value-type="float" office:value="2060" calcext:value-type="float">
            <text:p>2060</text:p>
          </table:table-cell>
          <table:table-cell table:formula="of:=76320*EXP(0.00189*([.$Q66]-[.$Q$7]))" office:value-type="float" office:value="85323.0829690657" calcext:value-type="float">
            <text:p>85,323</text:p>
          </table:table-cell>
          <table:table-cell table:formula="of:=LN([.$R66]/1738.539)/0.00189" office:value-type="float" office:value="2059.99995862109" calcext:value-type="float">
            <text:p>205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6]+1" office:value-type="float" office:value="241" calcext:value-type="float">
            <text:p>241</text:p>
          </table:table-cell>
          <table:table-cell table:style-name="ce5" table:formula="of:=182*EXP(0.00472*([.$E67]-[.$E$7]))" office:value-type="float" office:value="241.581450909598" calcext:value-type="float">
            <text:p>242</text:p>
          </table:table-cell>
          <table:table-cell table:formula="of:=LN([.$F67]/77.4542)/0.00472" office:value-type="float" office:value="240.999977362223" calcext:value-type="float">
            <text:p>240.999977362223</text:p>
          </table:table-cell>
          <table:table-cell/>
          <table:table-cell table:formula="of:=[.I66]+1" office:value-type="float" office:value="561" calcext:value-type="float">
            <text:p>561</text:p>
          </table:table-cell>
          <table:table-cell table:style-name="ce8" table:formula="of:=830*EXP(0.00392*([.$I67]-[.$I$7]))" office:value-type="float" office:value="1050.0842739028" calcext:value-type="float">
            <text:p>1050</text:p>
          </table:table-cell>
          <table:table-cell table:style-name="ce8" table:formula="of:=LN([.$J67]/116.455)/0.00392" office:value-type="float" office:value="561.000196045733" calcext:value-type="float">
            <text:p>561</text:p>
          </table:table-cell>
          <table:table-cell/>
          <table:table-cell table:formula="of:=[.M66]+1" office:value-type="float" office:value="1061" calcext:value-type="float">
            <text:p>1061</text:p>
          </table:table-cell>
          <table:table-cell table:formula="of:=5890*EXP(0.00256*([.$M67]-[.$M$7]))" office:value-type="float" office:value="6867.88362017299" calcext:value-type="float">
            <text:p>6,868</text:p>
          </table:table-cell>
          <table:table-cell table:formula="of:=LN([.$N67]/454.16)/0.00256" office:value-type="float" office:value="1061.00067100905" calcext:value-type="float">
            <text:p>1061</text:p>
          </table:table-cell>
          <table:table-cell/>
          <table:table-cell table:formula="of:=[.Q66]+1" office:value-type="float" office:value="2061" calcext:value-type="float">
            <text:p>2061</text:p>
          </table:table-cell>
          <table:table-cell table:formula="of:=76320*EXP(0.00189*([.$Q67]-[.$Q$7]))" office:value-type="float" office:value="85484.4960832214" calcext:value-type="float">
            <text:p>85,484</text:p>
          </table:table-cell>
          <table:table-cell table:formula="of:=LN([.$R67]/1738.539)/0.00189" office:value-type="float" office:value="2060.99995862109" calcext:value-type="float">
            <text:p>206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7]+1" office:value-type="float" office:value="242" calcext:value-type="float">
            <text:p>242</text:p>
          </table:table-cell>
          <table:table-cell table:style-name="ce5" table:formula="of:=182*EXP(0.00472*([.$E68]-[.$E$7]))" office:value-type="float" office:value="242.724410620867" calcext:value-type="float">
            <text:p>243</text:p>
          </table:table-cell>
          <table:table-cell table:formula="of:=LN([.$F68]/77.4542)/0.00472" office:value-type="float" office:value="241.999977362223" calcext:value-type="float">
            <text:p>241.999977362223</text:p>
          </table:table-cell>
          <table:table-cell/>
          <table:table-cell table:formula="of:=[.I67]+1" office:value-type="float" office:value="562" calcext:value-type="float">
            <text:p>562</text:p>
          </table:table-cell>
          <table:table-cell table:style-name="ce8" table:formula="of:=830*EXP(0.00392*([.$I68]-[.$I$7]))" office:value-type="float" office:value="1054.20868281652" calcext:value-type="float">
            <text:p>1054</text:p>
          </table:table-cell>
          <table:table-cell table:style-name="ce8" table:formula="of:=LN([.$J68]/116.455)/0.00392" office:value-type="float" office:value="562.000196045733" calcext:value-type="float">
            <text:p>562</text:p>
          </table:table-cell>
          <table:table-cell/>
          <table:table-cell table:formula="of:=[.M67]+1" office:value-type="float" office:value="1062" calcext:value-type="float">
            <text:p>1062</text:p>
          </table:table-cell>
          <table:table-cell table:formula="of:=5890*EXP(0.00256*([.$M68]-[.$M$7]))" office:value-type="float" office:value="6885.48792613797" calcext:value-type="float">
            <text:p>6,885</text:p>
          </table:table-cell>
          <table:table-cell table:formula="of:=LN([.$N68]/454.16)/0.00256" office:value-type="float" office:value="1062.00067100905" calcext:value-type="float">
            <text:p>1062</text:p>
          </table:table-cell>
          <table:table-cell/>
          <table:table-cell table:formula="of:=[.Q67]+1" office:value-type="float" office:value="2062" calcext:value-type="float">
            <text:p>2062</text:p>
          </table:table-cell>
          <table:table-cell table:formula="of:=76320*EXP(0.00189*([.$Q68]-[.$Q$7]))" office:value-type="float" office:value="85646.2145566365" calcext:value-type="float">
            <text:p>85,646</text:p>
          </table:table-cell>
          <table:table-cell table:formula="of:=LN([.$R68]/1738.539)/0.00189" office:value-type="float" office:value="2061.99995862109" calcext:value-type="float">
            <text:p>206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8]+1" office:value-type="float" office:value="243" calcext:value-type="float">
            <text:p>243</text:p>
          </table:table-cell>
          <table:table-cell table:style-name="ce5" table:formula="of:=182*EXP(0.00472*([.$E69]-[.$E$7]))" office:value-type="float" office:value="243.872777853686" calcext:value-type="float">
            <text:p>244</text:p>
          </table:table-cell>
          <table:table-cell table:formula="of:=LN([.$F69]/77.4542)/0.00472" office:value-type="float" office:value="242.999977362223" calcext:value-type="float">
            <text:p>242.999977362223</text:p>
          </table:table-cell>
          <table:table-cell/>
          <table:table-cell table:formula="of:=[.I68]+1" office:value-type="float" office:value="563" calcext:value-type="float">
            <text:p>563</text:p>
          </table:table-cell>
          <table:table-cell table:style-name="ce8" table:formula="of:=830*EXP(0.00392*([.$I69]-[.$I$7]))" office:value-type="float" office:value="1058.3492911433" calcext:value-type="float">
            <text:p>1058</text:p>
          </table:table-cell>
          <table:table-cell table:style-name="ce8" table:formula="of:=LN([.$J69]/116.455)/0.00392" office:value-type="float" office:value="563.000196045733" calcext:value-type="float">
            <text:p>563</text:p>
          </table:table-cell>
          <table:table-cell/>
          <table:table-cell table:formula="of:=[.M68]+1" office:value-type="float" office:value="1063" calcext:value-type="float">
            <text:p>1063</text:p>
          </table:table-cell>
          <table:table-cell table:formula="of:=5890*EXP(0.00256*([.$M69]-[.$M$7]))" office:value-type="float" office:value="6903.13735686126" calcext:value-type="float">
            <text:p>6,903</text:p>
          </table:table-cell>
          <table:table-cell table:formula="of:=LN([.$N69]/454.16)/0.00256" office:value-type="float" office:value="1063.00067100905" calcext:value-type="float">
            <text:p>1063</text:p>
          </table:table-cell>
          <table:table-cell/>
          <table:table-cell table:formula="of:=[.Q68]+1" office:value-type="float" office:value="2063" calcext:value-type="float">
            <text:p>2063</text:p>
          </table:table-cell>
          <table:table-cell table:formula="of:=76320*EXP(0.00189*([.$Q69]-[.$Q$7]))" office:value-type="float" office:value="85808.2389669858" calcext:value-type="float">
            <text:p>85,808</text:p>
          </table:table-cell>
          <table:table-cell table:formula="of:=LN([.$R69]/1738.539)/0.00189" office:value-type="float" office:value="2062.99995862109" calcext:value-type="float">
            <text:p>206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69]+1" office:value-type="float" office:value="244" calcext:value-type="float">
            <text:p>244</text:p>
          </table:table-cell>
          <table:table-cell table:style-name="ce5" table:formula="of:=182*EXP(0.00472*([.$E70]-[.$E$7]))" office:value-type="float" office:value="245.026578191886" calcext:value-type="float">
            <text:p>245</text:p>
          </table:table-cell>
          <table:table-cell table:formula="of:=LN([.$F70]/77.4542)/0.00472" office:value-type="float" office:value="243.999977362223" calcext:value-type="float">
            <text:p>243.999977362223</text:p>
          </table:table-cell>
          <table:table-cell/>
          <table:table-cell table:formula="of:=[.I69]+1" office:value-type="float" office:value="564" calcext:value-type="float">
            <text:p>564</text:p>
          </table:table-cell>
          <table:table-cell table:style-name="ce8" table:formula="of:=830*EXP(0.00392*([.$I70]-[.$I$7]))" office:value-type="float" office:value="1062.50616250945" calcext:value-type="float">
            <text:p>1063</text:p>
          </table:table-cell>
          <table:table-cell table:style-name="ce8" table:formula="of:=LN([.$J70]/116.455)/0.00392" office:value-type="float" office:value="564.000196045733" calcext:value-type="float">
            <text:p>564</text:p>
          </table:table-cell>
          <table:table-cell/>
          <table:table-cell table:formula="of:=[.M69]+1" office:value-type="float" office:value="1064" calcext:value-type="float">
            <text:p>1064</text:p>
          </table:table-cell>
          <table:table-cell table:formula="of:=5890*EXP(0.00256*([.$M70]-[.$M$7]))" office:value-type="float" office:value="6920.83202801025" calcext:value-type="float">
            <text:p>6,921</text:p>
          </table:table-cell>
          <table:table-cell table:formula="of:=LN([.$N70]/454.16)/0.00256" office:value-type="float" office:value="1064.00067100905" calcext:value-type="float">
            <text:p>1064</text:p>
          </table:table-cell>
          <table:table-cell/>
          <table:table-cell table:formula="of:=[.Q69]+1" office:value-type="float" office:value="2064" calcext:value-type="float">
            <text:p>2064</text:p>
          </table:table-cell>
          <table:table-cell table:formula="of:=76320*EXP(0.00189*([.$Q70]-[.$Q$7]))" office:value-type="float" office:value="85970.5698930366" calcext:value-type="float">
            <text:p>85,971</text:p>
          </table:table-cell>
          <table:table-cell table:formula="of:=LN([.$R70]/1738.539)/0.00189" office:value-type="float" office:value="2063.99995862109" calcext:value-type="float">
            <text:p>206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0]+1" office:value-type="float" office:value="245" calcext:value-type="float">
            <text:p>245</text:p>
          </table:table-cell>
          <table:table-cell table:style-name="ce5" table:formula="of:=182*EXP(0.00472*([.$E71]-[.$E$7]))" office:value-type="float" office:value="246.185837340339" calcext:value-type="float">
            <text:p>246</text:p>
          </table:table-cell>
          <table:table-cell table:formula="of:=LN([.$F71]/77.4542)/0.00472" office:value-type="float" office:value="244.999977362223" calcext:value-type="float">
            <text:p>244.999977362223</text:p>
          </table:table-cell>
          <table:table-cell/>
          <table:table-cell table:formula="of:=[.I70]+1" office:value-type="float" office:value="565" calcext:value-type="float">
            <text:p>565</text:p>
          </table:table-cell>
          <table:table-cell table:style-name="ce8" table:formula="of:=830*EXP(0.00392*([.$I71]-[.$I$7]))" office:value-type="float" office:value="1066.6793607912" calcext:value-type="float">
            <text:p>1067</text:p>
          </table:table-cell>
          <table:table-cell table:style-name="ce8" table:formula="of:=LN([.$J71]/116.455)/0.00392" office:value-type="float" office:value="565.000196045733" calcext:value-type="float">
            <text:p>565</text:p>
          </table:table-cell>
          <table:table-cell/>
          <table:table-cell table:formula="of:=[.M70]+1" office:value-type="float" office:value="1065" calcext:value-type="float">
            <text:p>1065</text:p>
          </table:table-cell>
          <table:table-cell table:formula="of:=5890*EXP(0.00256*([.$M71]-[.$M$7]))" office:value-type="float" office:value="6938.57205554879" calcext:value-type="float">
            <text:p>6,939</text:p>
          </table:table-cell>
          <table:table-cell table:formula="of:=LN([.$N71]/454.16)/0.00256" office:value-type="float" office:value="1065.00067100905" calcext:value-type="float">
            <text:p>1065</text:p>
          </table:table-cell>
          <table:table-cell/>
          <table:table-cell table:formula="of:=[.Q70]+1" office:value-type="float" office:value="2065" calcext:value-type="float">
            <text:p>2065</text:p>
          </table:table-cell>
          <table:table-cell table:formula="of:=76320*EXP(0.00189*([.$Q71]-[.$Q$7]))" office:value-type="float" office:value="86133.2079146516" calcext:value-type="float">
            <text:p>86,133</text:p>
          </table:table-cell>
          <table:table-cell table:formula="of:=LN([.$R71]/1738.539)/0.00189" office:value-type="float" office:value="2064.99995862109" calcext:value-type="float">
            <text:p>206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1]+1" office:value-type="float" office:value="246" calcext:value-type="float">
            <text:p>246</text:p>
          </table:table-cell>
          <table:table-cell table:style-name="ce5" table:formula="of:=182*EXP(0.00472*([.$E72]-[.$E$7]))" office:value-type="float" office:value="247.350581125534" calcext:value-type="float">
            <text:p>247</text:p>
          </table:table-cell>
          <table:table-cell table:formula="of:=LN([.$F72]/77.4542)/0.00472" office:value-type="float" office:value="245.999977362223" calcext:value-type="float">
            <text:p>245.999977362223</text:p>
          </table:table-cell>
          <table:table-cell/>
          <table:table-cell table:formula="of:=[.I71]+1" office:value-type="float" office:value="566" calcext:value-type="float">
            <text:p>566</text:p>
          </table:table-cell>
          <table:table-cell table:style-name="ce8" table:formula="of:=830*EXP(0.00392*([.$I72]-[.$I$7]))" office:value-type="float" office:value="1070.86895011567" calcext:value-type="float">
            <text:p>1071</text:p>
          </table:table-cell>
          <table:table-cell table:style-name="ce8" table:formula="of:=LN([.$J72]/116.455)/0.00392" office:value-type="float" office:value="566.000196045733" calcext:value-type="float">
            <text:p>566</text:p>
          </table:table-cell>
          <table:table-cell/>
          <table:table-cell table:formula="of:=[.M71]+1" office:value-type="float" office:value="1066" calcext:value-type="float">
            <text:p>1066</text:p>
          </table:table-cell>
          <table:table-cell table:formula="of:=5890*EXP(0.00256*([.$M72]-[.$M$7]))" office:value-type="float" office:value="6956.35755573798" calcext:value-type="float">
            <text:p>6,956</text:p>
          </table:table-cell>
          <table:table-cell table:formula="of:=LN([.$N72]/454.16)/0.00256" office:value-type="float" office:value="1066.00067100905" calcext:value-type="float">
            <text:p>1066</text:p>
          </table:table-cell>
          <table:table-cell/>
          <table:table-cell table:formula="of:=[.Q71]+1" office:value-type="float" office:value="2066" calcext:value-type="float">
            <text:p>2066</text:p>
          </table:table-cell>
          <table:table-cell table:formula="of:=76320*EXP(0.00189*([.$Q72]-[.$Q$7]))" office:value-type="float" office:value="86296.1536127902" calcext:value-type="float">
            <text:p>86,296</text:p>
          </table:table-cell>
          <table:table-cell table:formula="of:=LN([.$R72]/1738.539)/0.00189" office:value-type="float" office:value="2065.99995862109" calcext:value-type="float">
            <text:p>206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2]+1" office:value-type="float" office:value="247" calcext:value-type="float">
            <text:p>247</text:p>
          </table:table-cell>
          <table:table-cell table:style-name="ce5" table:formula="of:=182*EXP(0.00472*([.$E73]-[.$E$7]))" office:value-type="float" office:value="248.520835496146" calcext:value-type="float">
            <text:p>249</text:p>
          </table:table-cell>
          <table:table-cell table:formula="of:=LN([.$F73]/77.4542)/0.00472" office:value-type="float" office:value="246.999977362223" calcext:value-type="float">
            <text:p>246.999977362223</text:p>
          </table:table-cell>
          <table:table-cell/>
          <table:table-cell table:formula="of:=[.I72]+1" office:value-type="float" office:value="567" calcext:value-type="float">
            <text:p>567</text:p>
          </table:table-cell>
          <table:table-cell table:style-name="ce8" table:formula="of:=830*EXP(0.00392*([.$I73]-[.$I$7]))" office:value-type="float" office:value="1075.07499486185" calcext:value-type="float">
            <text:p>1075</text:p>
          </table:table-cell>
          <table:table-cell table:style-name="ce8" table:formula="of:=LN([.$J73]/116.455)/0.00392" office:value-type="float" office:value="567.000196045733" calcext:value-type="float">
            <text:p>567</text:p>
          </table:table-cell>
          <table:table-cell/>
          <table:table-cell table:formula="of:=[.M72]+1" office:value-type="float" office:value="1067" calcext:value-type="float">
            <text:p>1067</text:p>
          </table:table-cell>
          <table:table-cell table:formula="of:=5890*EXP(0.00256*([.$M73]-[.$M$7]))" office:value-type="float" office:value="6974.18864513695" calcext:value-type="float">
            <text:p>6,974</text:p>
          </table:table-cell>
          <table:table-cell table:formula="of:=LN([.$N73]/454.16)/0.00256" office:value-type="float" office:value="1067.00067100905" calcext:value-type="float">
            <text:p>1067</text:p>
          </table:table-cell>
          <table:table-cell/>
          <table:table-cell table:formula="of:=[.Q72]+1" office:value-type="float" office:value="2067" calcext:value-type="float">
            <text:p>2067</text:p>
          </table:table-cell>
          <table:table-cell table:formula="of:=76320*EXP(0.00189*([.$Q73]-[.$Q$7]))" office:value-type="float" office:value="86459.4075695109" calcext:value-type="float">
            <text:p>86,459</text:p>
          </table:table-cell>
          <table:table-cell table:formula="of:=LN([.$R73]/1738.539)/0.00189" office:value-type="float" office:value="2066.99995862109" calcext:value-type="float">
            <text:p>206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3]+1" office:value-type="float" office:value="248" calcext:value-type="float">
            <text:p>248</text:p>
          </table:table-cell>
          <table:table-cell table:style-name="ce5" table:formula="of:=182*EXP(0.00472*([.$E74]-[.$E$7]))" office:value-type="float" office:value="249.696626523618" calcext:value-type="float">
            <text:p>250</text:p>
          </table:table-cell>
          <table:table-cell table:formula="of:=LN([.$F74]/77.4542)/0.00472" office:value-type="float" office:value="247.999977362223" calcext:value-type="float">
            <text:p>247.999977362223</text:p>
          </table:table-cell>
          <table:table-cell/>
          <table:table-cell table:formula="of:=[.I73]+1" office:value-type="float" office:value="568" calcext:value-type="float">
            <text:p>568</text:p>
          </table:table-cell>
          <table:table-cell table:style-name="ce8" table:formula="of:=830*EXP(0.00392*([.$I74]-[.$I$7]))" office:value-type="float" office:value="1079.29755966158" calcext:value-type="float">
            <text:p>1079</text:p>
          </table:table-cell>
          <table:table-cell table:style-name="ce8" table:formula="of:=LN([.$J74]/116.455)/0.00392" office:value-type="float" office:value="568.000196045733" calcext:value-type="float">
            <text:p>568</text:p>
          </table:table-cell>
          <table:table-cell/>
          <table:table-cell table:formula="of:=[.M73]+1" office:value-type="float" office:value="1068" calcext:value-type="float">
            <text:p>1068</text:p>
          </table:table-cell>
          <table:table-cell table:formula="of:=5890*EXP(0.00256*([.$M74]-[.$M$7]))" office:value-type="float" office:value="6992.06544060358" calcext:value-type="float">
            <text:p>6,992</text:p>
          </table:table-cell>
          <table:table-cell table:formula="of:=LN([.$N74]/454.16)/0.00256" office:value-type="float" office:value="1068.00067100905" calcext:value-type="float">
            <text:p>1068</text:p>
          </table:table-cell>
          <table:table-cell/>
          <table:table-cell table:formula="of:=[.Q73]+1" office:value-type="float" office:value="2068" calcext:value-type="float">
            <text:p>2068</text:p>
          </table:table-cell>
          <table:table-cell table:formula="of:=76320*EXP(0.00189*([.$Q74]-[.$Q$7]))" office:value-type="float" office:value="86622.9703679732" calcext:value-type="float">
            <text:p>86,623</text:p>
          </table:table-cell>
          <table:table-cell table:formula="of:=LN([.$R74]/1738.539)/0.00189" office:value-type="float" office:value="2067.99995862109" calcext:value-type="float">
            <text:p>206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4]+1" office:value-type="float" office:value="249" calcext:value-type="float">
            <text:p>249</text:p>
          </table:table-cell>
          <table:table-cell table:style-name="ce5" table:formula="of:=182*EXP(0.00472*([.$E75]-[.$E$7]))" office:value-type="float" office:value="250.877980402742" calcext:value-type="float">
            <text:p>251</text:p>
          </table:table-cell>
          <table:table-cell table:formula="of:=LN([.$F75]/77.4542)/0.00472" office:value-type="float" office:value="248.999977362223" calcext:value-type="float">
            <text:p>248.999977362223</text:p>
          </table:table-cell>
          <table:table-cell/>
          <table:table-cell table:formula="of:=[.I74]+1" office:value-type="float" office:value="569" calcext:value-type="float">
            <text:p>569</text:p>
          </table:table-cell>
          <table:table-cell table:style-name="ce8" table:formula="of:=830*EXP(0.00392*([.$I75]-[.$I$7]))" office:value-type="float" office:value="1083.53670940057" calcext:value-type="float">
            <text:p>1084</text:p>
          </table:table-cell>
          <table:table-cell table:style-name="ce8" table:formula="of:=LN([.$J75]/116.455)/0.00392" office:value-type="float" office:value="569.000196045733" calcext:value-type="float">
            <text:p>569</text:p>
          </table:table-cell>
          <table:table-cell/>
          <table:table-cell table:formula="of:=[.M74]+1" office:value-type="float" office:value="1069" calcext:value-type="float">
            <text:p>1069</text:p>
          </table:table-cell>
          <table:table-cell table:formula="of:=5890*EXP(0.00256*([.$M75]-[.$M$7]))" office:value-type="float" office:value="7009.98805929532" calcext:value-type="float">
            <text:p>7,010</text:p>
          </table:table-cell>
          <table:table-cell table:formula="of:=LN([.$N75]/454.16)/0.00256" office:value-type="float" office:value="1069.00067100905" calcext:value-type="float">
            <text:p>1069</text:p>
          </table:table-cell>
          <table:table-cell/>
          <table:table-cell table:formula="of:=[.Q74]+1" office:value-type="float" office:value="2069" calcext:value-type="float">
            <text:p>2069</text:p>
          </table:table-cell>
          <table:table-cell table:formula="of:=76320*EXP(0.00189*([.$Q75]-[.$Q$7]))" office:value-type="float" office:value="86786.8425924402" calcext:value-type="float">
            <text:p>86,787</text:p>
          </table:table-cell>
          <table:table-cell table:formula="of:=LN([.$R75]/1738.539)/0.00189" office:value-type="float" office:value="2068.99995862109" calcext:value-type="float">
            <text:p>206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5]+1" office:value-type="float" office:value="250" calcext:value-type="float">
            <text:p>250</text:p>
          </table:table-cell>
          <table:table-cell table:style-name="ce5" table:formula="of:=182*EXP(0.00472*([.$E76]-[.$E$7]))" office:value-type="float" office:value="252.064923452241" calcext:value-type="float">
            <text:p>252</text:p>
          </table:table-cell>
          <table:table-cell table:formula="of:=LN([.$F76]/77.4542)/0.00472" office:value-type="float" office:value="249.999977362223" calcext:value-type="float">
            <text:p>249.999977362223</text:p>
          </table:table-cell>
          <table:table-cell/>
          <table:table-cell table:formula="of:=[.I75]+1" office:value-type="float" office:value="570" calcext:value-type="float">
            <text:p>570</text:p>
          </table:table-cell>
          <table:table-cell table:style-name="ce8" table:formula="of:=830*EXP(0.00392*([.$I76]-[.$I$7]))" office:value-type="float" office:value="1087.79250921937" calcext:value-type="float">
            <text:p>1088</text:p>
          </table:table-cell>
          <table:table-cell table:style-name="ce8" table:formula="of:=LN([.$J76]/116.455)/0.00392" office:value-type="float" office:value="570.000196045733" calcext:value-type="float">
            <text:p>570</text:p>
          </table:table-cell>
          <table:table-cell/>
          <table:table-cell table:formula="of:=[.M75]+1" office:value-type="float" office:value="1070" calcext:value-type="float">
            <text:p>1070</text:p>
          </table:table-cell>
          <table:table-cell table:formula="of:=5890*EXP(0.00256*([.$M76]-[.$M$7]))" office:value-type="float" office:value="7027.95661866988" calcext:value-type="float">
            <text:p>7,028</text:p>
          </table:table-cell>
          <table:table-cell table:formula="of:=LN([.$N76]/454.16)/0.00256" office:value-type="float" office:value="1070.00067100905" calcext:value-type="float">
            <text:p>1070</text:p>
          </table:table-cell>
          <table:table-cell/>
          <table:table-cell table:formula="of:=[.Q75]+1" office:value-type="float" office:value="2070" calcext:value-type="float">
            <text:p>2070</text:p>
          </table:table-cell>
          <table:table-cell table:formula="of:=76320*EXP(0.00189*([.$Q76]-[.$Q$7]))" office:value-type="float" office:value="86951.0248282798" calcext:value-type="float">
            <text:p>86,951</text:p>
          </table:table-cell>
          <table:table-cell table:formula="of:=LN([.$R76]/1738.539)/0.00189" office:value-type="float" office:value="2069.99995862109" calcext:value-type="float">
            <text:p>206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6]+1" office:value-type="float" office:value="251" calcext:value-type="float">
            <text:p>251</text:p>
          </table:table-cell>
          <table:table-cell table:style-name="ce5" table:formula="of:=182*EXP(0.00472*([.$E77]-[.$E$7]))" office:value-type="float" office:value="253.257482115357" calcext:value-type="float">
            <text:p>253</text:p>
          </table:table-cell>
          <table:table-cell table:formula="of:=LN([.$F77]/77.4542)/0.00472" office:value-type="float" office:value="250.999977362223" calcext:value-type="float">
            <text:p>250.999977362223</text:p>
          </table:table-cell>
          <table:table-cell/>
          <table:table-cell table:formula="of:=[.I76]+1" office:value-type="float" office:value="571" calcext:value-type="float">
            <text:p>571</text:p>
          </table:table-cell>
          <table:table-cell table:style-name="ce8" table:formula="of:=830*EXP(0.00392*([.$I77]-[.$I$7]))" office:value-type="float" office:value="1092.06502451439" calcext:value-type="float">
            <text:p>1092</text:p>
          </table:table-cell>
          <table:table-cell table:style-name="ce8" table:formula="of:=LN([.$J77]/116.455)/0.00392" office:value-type="float" office:value="571.000196045733" calcext:value-type="float">
            <text:p>571</text:p>
          </table:table-cell>
          <table:table-cell/>
          <table:table-cell table:formula="of:=[.M76]+1" office:value-type="float" office:value="1071" calcext:value-type="float">
            <text:p>1071</text:p>
          </table:table-cell>
          <table:table-cell table:formula="of:=5890*EXP(0.00256*([.$M77]-[.$M$7]))" office:value-type="float" office:value="7045.9712364861" calcext:value-type="float">
            <text:p>7,046</text:p>
          </table:table-cell>
          <table:table-cell table:formula="of:=LN([.$N77]/454.16)/0.00256" office:value-type="float" office:value="1071.00067100905" calcext:value-type="float">
            <text:p>1071</text:p>
          </table:table-cell>
          <table:table-cell/>
          <table:table-cell table:formula="of:=[.Q76]+1" office:value-type="float" office:value="2071" calcext:value-type="float">
            <text:p>2071</text:p>
          </table:table-cell>
          <table:table-cell table:formula="of:=76320*EXP(0.00189*([.$Q77]-[.$Q$7]))" office:value-type="float" office:value="87115.5176619677" calcext:value-type="float">
            <text:p>87,116</text:p>
          </table:table-cell>
          <table:table-cell table:formula="of:=LN([.$R77]/1738.539)/0.00189" office:value-type="float" office:value="2070.99995862109" calcext:value-type="float">
            <text:p>207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7]+1" office:value-type="float" office:value="252" calcext:value-type="float">
            <text:p>252</text:p>
          </table:table-cell>
          <table:table-cell table:style-name="ce5" table:formula="of:=182*EXP(0.00472*([.$E78]-[.$E$7]))" office:value-type="float" office:value="254.455682960437" calcext:value-type="float">
            <text:p>254</text:p>
          </table:table-cell>
          <table:table-cell table:formula="of:=LN([.$F78]/77.4542)/0.00472" office:value-type="float" office:value="251.999977362223" calcext:value-type="float">
            <text:p>251.999977362223</text:p>
          </table:table-cell>
          <table:table-cell/>
          <table:table-cell table:formula="of:=[.I77]+1" office:value-type="float" office:value="572" calcext:value-type="float">
            <text:p>572</text:p>
          </table:table-cell>
          <table:table-cell table:style-name="ce8" table:formula="of:=830*EXP(0.00392*([.$I78]-[.$I$7]))" office:value-type="float" office:value="1096.3543209389" calcext:value-type="float">
            <text:p>1096</text:p>
          </table:table-cell>
          <table:table-cell table:style-name="ce8" table:formula="of:=LN([.$J78]/116.455)/0.00392" office:value-type="float" office:value="572.000196045733" calcext:value-type="float">
            <text:p>572</text:p>
          </table:table-cell>
          <table:table-cell/>
          <table:table-cell table:formula="of:=[.M77]+1" office:value-type="float" office:value="1072" calcext:value-type="float">
            <text:p>1072</text:p>
          </table:table-cell>
          <table:table-cell table:formula="of:=5890*EXP(0.00256*([.$M78]-[.$M$7]))" office:value-type="float" office:value="7064.03203080463" calcext:value-type="float">
            <text:p>7,064</text:p>
          </table:table-cell>
          <table:table-cell table:formula="of:=LN([.$N78]/454.16)/0.00256" office:value-type="float" office:value="1072.00067100905" calcext:value-type="float">
            <text:p>1072</text:p>
          </table:table-cell>
          <table:table-cell/>
          <table:table-cell table:formula="of:=[.Q77]+1" office:value-type="float" office:value="2072" calcext:value-type="float">
            <text:p>2072</text:p>
          </table:table-cell>
          <table:table-cell table:formula="of:=76320*EXP(0.00189*([.$Q78]-[.$Q$7]))" office:value-type="float" office:value="87280.3216810888" calcext:value-type="float">
            <text:p>87,280</text:p>
          </table:table-cell>
          <table:table-cell table:formula="of:=LN([.$R78]/1738.539)/0.00189" office:value-type="float" office:value="2071.99995862109" calcext:value-type="float">
            <text:p>207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8]+1" office:value-type="float" office:value="253" calcext:value-type="float">
            <text:p>253</text:p>
          </table:table-cell>
          <table:table-cell table:style-name="ce5" table:formula="of:=182*EXP(0.00472*([.$E79]-[.$E$7]))" office:value-type="float" office:value="255.659552681528" calcext:value-type="float">
            <text:p>256</text:p>
          </table:table-cell>
          <table:table-cell table:formula="of:=LN([.$F79]/77.4542)/0.00472" office:value-type="float" office:value="252.999977362223" calcext:value-type="float">
            <text:p>252.999977362223</text:p>
          </table:table-cell>
          <table:table-cell/>
          <table:table-cell table:formula="of:=[.I78]+1" office:value-type="float" office:value="573" calcext:value-type="float">
            <text:p>573</text:p>
          </table:table-cell>
          <table:table-cell table:style-name="ce8" table:formula="of:=830*EXP(0.00392*([.$I79]-[.$I$7]))" office:value-type="float" office:value="1100.66046440401" calcext:value-type="float">
            <text:p>1101</text:p>
          </table:table-cell>
          <table:table-cell table:style-name="ce8" table:formula="of:=LN([.$J79]/116.455)/0.00392" office:value-type="float" office:value="573.000196045733" calcext:value-type="float">
            <text:p>573</text:p>
          </table:table-cell>
          <table:table-cell/>
          <table:table-cell table:formula="of:=[.M78]+1" office:value-type="float" office:value="1073" calcext:value-type="float">
            <text:p>1073</text:p>
          </table:table-cell>
          <table:table-cell table:formula="of:=5890*EXP(0.00256*([.$M79]-[.$M$7]))" office:value-type="float" office:value="7082.13911998876" calcext:value-type="float">
            <text:p>7,082</text:p>
          </table:table-cell>
          <table:table-cell table:formula="of:=LN([.$N79]/454.16)/0.00256" office:value-type="float" office:value="1073.00067100905" calcext:value-type="float">
            <text:p>1073</text:p>
          </table:table-cell>
          <table:table-cell/>
          <table:table-cell table:formula="of:=[.Q78]+1" office:value-type="float" office:value="2073" calcext:value-type="float">
            <text:p>2073</text:p>
          </table:table-cell>
          <table:table-cell table:formula="of:=76320*EXP(0.00189*([.$Q79]-[.$Q$7]))" office:value-type="float" office:value="87445.4374743399" calcext:value-type="float">
            <text:p>87,445</text:p>
          </table:table-cell>
          <table:table-cell table:formula="of:=LN([.$R79]/1738.539)/0.00189" office:value-type="float" office:value="2072.99995862109" calcext:value-type="float">
            <text:p>207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79]+1" office:value-type="float" office:value="254" calcext:value-type="float">
            <text:p>254</text:p>
          </table:table-cell>
          <table:table-cell table:style-name="ce5" table:formula="of:=182*EXP(0.00472*([.$E80]-[.$E$7]))" office:value-type="float" office:value="256.869118098973" calcext:value-type="float">
            <text:p>257</text:p>
          </table:table-cell>
          <table:table-cell table:formula="of:=LN([.$F80]/77.4542)/0.00472" office:value-type="float" office:value="253.999977362223" calcext:value-type="float">
            <text:p>253.999977362223</text:p>
          </table:table-cell>
          <table:table-cell/>
          <table:table-cell table:formula="of:=[.I79]+1" office:value-type="float" office:value="574" calcext:value-type="float">
            <text:p>574</text:p>
          </table:table-cell>
          <table:table-cell table:style-name="ce8" table:formula="of:=830*EXP(0.00392*([.$I80]-[.$I$7]))" office:value-type="float" office:value="1104.98352107974" calcext:value-type="float">
            <text:p>1105</text:p>
          </table:table-cell>
          <table:table-cell table:style-name="ce8" table:formula="of:=LN([.$J80]/116.455)/0.00392" office:value-type="float" office:value="574.000196045733" calcext:value-type="float">
            <text:p>574</text:p>
          </table:table-cell>
          <table:table-cell/>
          <table:table-cell table:formula="of:=[.M79]+1" office:value-type="float" office:value="1074" calcext:value-type="float">
            <text:p>1074</text:p>
          </table:table-cell>
          <table:table-cell table:formula="of:=5890*EXP(0.00256*([.$M80]-[.$M$7]))" office:value-type="float" office:value="7100.29262270518" calcext:value-type="float">
            <text:p>7,100</text:p>
          </table:table-cell>
          <table:table-cell table:formula="of:=LN([.$N80]/454.16)/0.00256" office:value-type="float" office:value="1074.00067100905" calcext:value-type="float">
            <text:p>1074</text:p>
          </table:table-cell>
          <table:table-cell/>
          <table:table-cell table:formula="of:=[.Q79]+1" office:value-type="float" office:value="2074" calcext:value-type="float">
            <text:p>2074</text:p>
          </table:table-cell>
          <table:table-cell table:formula="of:=76320*EXP(0.00189*([.$Q80]-[.$Q$7]))" office:value-type="float" office:value="87610.8656315311" calcext:value-type="float">
            <text:p>87,611</text:p>
          </table:table-cell>
          <table:table-cell table:formula="of:=LN([.$R80]/1738.539)/0.00189" office:value-type="float" office:value="2073.99995862109" calcext:value-type="float">
            <text:p>207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0]+1" office:value-type="float" office:value="255" calcext:value-type="float">
            <text:p>255</text:p>
          </table:table-cell>
          <table:table-cell table:style-name="ce5" table:formula="of:=182*EXP(0.00472*([.$E81]-[.$E$7]))" office:value-type="float" office:value="258.084406160002" calcext:value-type="float">
            <text:p>258</text:p>
          </table:table-cell>
          <table:table-cell table:formula="of:=LN([.$F81]/77.4542)/0.00472" office:value-type="float" office:value="254.999977362223" calcext:value-type="float">
            <text:p>254.999977362223</text:p>
          </table:table-cell>
          <table:table-cell/>
          <table:table-cell table:formula="of:=[.I80]+1" office:value-type="float" office:value="575" calcext:value-type="float">
            <text:p>575</text:p>
          </table:table-cell>
          <table:table-cell table:style-name="ce8" table:formula="of:=830*EXP(0.00392*([.$I81]-[.$I$7]))" office:value-type="float" office:value="1109.32355739599" calcext:value-type="float">
            <text:p>1109</text:p>
          </table:table-cell>
          <table:table-cell table:style-name="ce8" table:formula="of:=LN([.$J81]/116.455)/0.00392" office:value-type="float" office:value="575.000196045733" calcext:value-type="float">
            <text:p>575</text:p>
          </table:table-cell>
          <table:table-cell/>
          <table:table-cell table:formula="of:=[.M80]+1" office:value-type="float" office:value="1075" calcext:value-type="float">
            <text:p>1075</text:p>
          </table:table-cell>
          <table:table-cell table:formula="of:=5890*EXP(0.00256*([.$M81]-[.$M$7]))" office:value-type="float" office:value="7118.49265792474" calcext:value-type="float">
            <text:p>7,118</text:p>
          </table:table-cell>
          <table:table-cell table:formula="of:=LN([.$N81]/454.16)/0.00256" office:value-type="float" office:value="1075.00067100905" calcext:value-type="float">
            <text:p>1075</text:p>
          </table:table-cell>
          <table:table-cell/>
          <table:table-cell table:formula="of:=[.Q80]+1" office:value-type="float" office:value="2075" calcext:value-type="float">
            <text:p>2075</text:p>
          </table:table-cell>
          <table:table-cell table:formula="of:=76320*EXP(0.00189*([.$Q81]-[.$Q$7]))" office:value-type="float" office:value="87776.6067435886" calcext:value-type="float">
            <text:p>87,777</text:p>
          </table:table-cell>
          <table:table-cell table:formula="of:=LN([.$R81]/1738.539)/0.00189" office:value-type="float" office:value="2074.99995862109" calcext:value-type="float">
            <text:p>207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1]+1" office:value-type="float" office:value="256" calcext:value-type="float">
            <text:p>256</text:p>
          </table:table-cell>
          <table:table-cell table:style-name="ce5" table:formula="of:=182*EXP(0.00472*([.$E82]-[.$E$7]))" office:value-type="float" office:value="259.30544393934" calcext:value-type="float">
            <text:p>259</text:p>
          </table:table-cell>
          <table:table-cell table:formula="of:=LN([.$F82]/77.4542)/0.00472" office:value-type="float" office:value="255.999977362223" calcext:value-type="float">
            <text:p>255.999977362223</text:p>
          </table:table-cell>
          <table:table-cell/>
          <table:table-cell table:formula="of:=[.I81]+1" office:value-type="float" office:value="576" calcext:value-type="float">
            <text:p>576</text:p>
          </table:table-cell>
          <table:table-cell table:style-name="ce8" table:formula="of:=830*EXP(0.00392*([.$I82]-[.$I$7]))" office:value-type="float" office:value="1113.68064004359" calcext:value-type="float">
            <text:p>1114</text:p>
          </table:table-cell>
          <table:table-cell table:style-name="ce8" table:formula="of:=LN([.$J82]/116.455)/0.00392" office:value-type="float" office:value="576.000196045733" calcext:value-type="float">
            <text:p>576</text:p>
          </table:table-cell>
          <table:table-cell/>
          <table:table-cell table:formula="of:=[.M81]+1" office:value-type="float" office:value="1076" calcext:value-type="float">
            <text:p>1076</text:p>
          </table:table-cell>
          <table:table-cell table:formula="of:=5890*EXP(0.00256*([.$M82]-[.$M$7]))" office:value-type="float" office:value="7136.73934492326" calcext:value-type="float">
            <text:p>7,137</text:p>
          </table:table-cell>
          <table:table-cell table:formula="of:=LN([.$N82]/454.16)/0.00256" office:value-type="float" office:value="1076.00067100905" calcext:value-type="float">
            <text:p>1076</text:p>
          </table:table-cell>
          <table:table-cell/>
          <table:table-cell table:formula="of:=[.Q81]+1" office:value-type="float" office:value="2076" calcext:value-type="float">
            <text:p>2076</text:p>
          </table:table-cell>
          <table:table-cell table:formula="of:=76320*EXP(0.00189*([.$Q82]-[.$Q$7]))" office:value-type="float" office:value="87942.6614025564" calcext:value-type="float">
            <text:p>87,943</text:p>
          </table:table-cell>
          <table:table-cell table:formula="of:=LN([.$R82]/1738.539)/0.00189" office:value-type="float" office:value="2075.99995862109" calcext:value-type="float">
            <text:p>207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2]+1" office:value-type="float" office:value="257" calcext:value-type="float">
            <text:p>257</text:p>
          </table:table-cell>
          <table:table-cell table:style-name="ce5" table:formula="of:=182*EXP(0.00472*([.$E83]-[.$E$7]))" office:value-type="float" office:value="260.532258639805" calcext:value-type="float">
            <text:p>261</text:p>
          </table:table-cell>
          <table:table-cell table:formula="of:=LN([.$F83]/77.4542)/0.00472" office:value-type="float" office:value="256.999977362223" calcext:value-type="float">
            <text:p>256.999977362223</text:p>
          </table:table-cell>
          <table:table-cell/>
          <table:table-cell table:formula="of:=[.I82]+1" office:value-type="float" office:value="577" calcext:value-type="float">
            <text:p>577</text:p>
          </table:table-cell>
          <table:table-cell table:style-name="ce8" table:formula="of:=830*EXP(0.00392*([.$I83]-[.$I$7]))" office:value-type="float" office:value="1118.05483597528" calcext:value-type="float">
            <text:p>1118</text:p>
          </table:table-cell>
          <table:table-cell table:style-name="ce8" table:formula="of:=LN([.$J83]/116.455)/0.00392" office:value-type="float" office:value="577.000196045733" calcext:value-type="float">
            <text:p>577</text:p>
          </table:table-cell>
          <table:table-cell/>
          <table:table-cell table:formula="of:=[.M82]+1" office:value-type="float" office:value="1077" calcext:value-type="float">
            <text:p>1077</text:p>
          </table:table-cell>
          <table:table-cell table:formula="of:=5890*EXP(0.00256*([.$M83]-[.$M$7]))" office:value-type="float" office:value="7155.0328032823" calcext:value-type="float">
            <text:p>7,155</text:p>
          </table:table-cell>
          <table:table-cell table:formula="of:=LN([.$N83]/454.16)/0.00256" office:value-type="float" office:value="1077.00067100905" calcext:value-type="float">
            <text:p>1077</text:p>
          </table:table-cell>
          <table:table-cell/>
          <table:table-cell table:formula="of:=[.Q82]+1" office:value-type="float" office:value="2077" calcext:value-type="float">
            <text:p>2077</text:p>
          </table:table-cell>
          <table:table-cell table:formula="of:=76320*EXP(0.00189*([.$Q83]-[.$Q$7]))" office:value-type="float" office:value="88109.0302015985" calcext:value-type="float">
            <text:p>88,109</text:p>
          </table:table-cell>
          <table:table-cell table:formula="of:=LN([.$R83]/1738.539)/0.00189" office:value-type="float" office:value="2076.99995862109" calcext:value-type="float">
            <text:p>207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3]+1" office:value-type="float" office:value="258" calcext:value-type="float">
            <text:p>258</text:p>
          </table:table-cell>
          <table:table-cell table:style-name="ce5" table:formula="of:=182*EXP(0.00472*([.$E84]-[.$E$7]))" office:value-type="float" office:value="261.764877592917" calcext:value-type="float">
            <text:p>262</text:p>
          </table:table-cell>
          <table:table-cell table:formula="of:=LN([.$F84]/77.4542)/0.00472" office:value-type="float" office:value="257.999977362223" calcext:value-type="float">
            <text:p>257.999977362223</text:p>
          </table:table-cell>
          <table:table-cell/>
          <table:table-cell table:formula="of:=[.I83]+1" office:value-type="float" office:value="578" calcext:value-type="float">
            <text:p>578</text:p>
          </table:table-cell>
          <table:table-cell table:style-name="ce8" table:formula="of:=830*EXP(0.00392*([.$I84]-[.$I$7]))" office:value-type="float" office:value="1122.44621240681" calcext:value-type="float">
            <text:p>1122</text:p>
          </table:table-cell>
          <table:table-cell table:style-name="ce8" table:formula="of:=LN([.$J84]/116.455)/0.00392" office:value-type="float" office:value="578.000196045733" calcext:value-type="float">
            <text:p>578</text:p>
          </table:table-cell>
          <table:table-cell/>
          <table:table-cell table:formula="of:=[.M83]+1" office:value-type="float" office:value="1078" calcext:value-type="float">
            <text:p>1078</text:p>
          </table:table-cell>
          <table:table-cell table:formula="of:=5890*EXP(0.00256*([.$M84]-[.$M$7]))" office:value-type="float" office:value="7173.37315288993" calcext:value-type="float">
            <text:p>7,173</text:p>
          </table:table-cell>
          <table:table-cell table:formula="of:=LN([.$N84]/454.16)/0.00256" office:value-type="float" office:value="1078.00067100905" calcext:value-type="float">
            <text:p>1078</text:p>
          </table:table-cell>
          <table:table-cell/>
          <table:table-cell table:formula="of:=[.Q83]+1" office:value-type="float" office:value="2078" calcext:value-type="float">
            <text:p>2078</text:p>
          </table:table-cell>
          <table:table-cell table:formula="of:=76320*EXP(0.00189*([.$Q84]-[.$Q$7]))" office:value-type="float" office:value="88275.7137350011" calcext:value-type="float">
            <text:p>88,276</text:p>
          </table:table-cell>
          <table:table-cell table:formula="of:=LN([.$R84]/1738.539)/0.00189" office:value-type="float" office:value="2077.99995862109" calcext:value-type="float">
            <text:p>207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4]+1" office:value-type="float" office:value="259" calcext:value-type="float">
            <text:p>259</text:p>
          </table:table-cell>
          <table:table-cell table:style-name="ce5" table:formula="of:=182*EXP(0.00472*([.$E85]-[.$E$7]))" office:value-type="float" office:value="263.003328259505" calcext:value-type="float">
            <text:p>263</text:p>
          </table:table-cell>
          <table:table-cell table:formula="of:=LN([.$F85]/77.4542)/0.00472" office:value-type="float" office:value="258.999977362223" calcext:value-type="float">
            <text:p>258.999977362223</text:p>
          </table:table-cell>
          <table:table-cell/>
          <table:table-cell table:formula="of:=[.I84]+1" office:value-type="float" office:value="579" calcext:value-type="float">
            <text:p>579</text:p>
          </table:table-cell>
          <table:table-cell table:style-name="ce8" table:formula="of:=830*EXP(0.00392*([.$I85]-[.$I$7]))" office:value-type="float" office:value="1126.8548368179" calcext:value-type="float">
            <text:p>1127</text:p>
          </table:table-cell>
          <table:table-cell table:style-name="ce8" table:formula="of:=LN([.$J85]/116.455)/0.00392" office:value-type="float" office:value="579.000196045733" calcext:value-type="float">
            <text:p>579</text:p>
          </table:table-cell>
          <table:table-cell/>
          <table:table-cell table:formula="of:=[.M84]+1" office:value-type="float" office:value="1079" calcext:value-type="float">
            <text:p>1079</text:p>
          </table:table-cell>
          <table:table-cell table:formula="of:=5890*EXP(0.00256*([.$M85]-[.$M$7]))" office:value-type="float" office:value="7191.76051394152" calcext:value-type="float">
            <text:p>7,192</text:p>
          </table:table-cell>
          <table:table-cell table:formula="of:=LN([.$N85]/454.16)/0.00256" office:value-type="float" office:value="1079.00067100905" calcext:value-type="float">
            <text:p>1079</text:p>
          </table:table-cell>
          <table:table-cell/>
          <table:table-cell table:formula="of:=[.Q84]+1" office:value-type="float" office:value="2079" calcext:value-type="float">
            <text:p>2079</text:p>
          </table:table-cell>
          <table:table-cell table:formula="of:=76320*EXP(0.00189*([.$Q85]-[.$Q$7]))" office:value-type="float" office:value="88442.7125981745" calcext:value-type="float">
            <text:p>88,443</text:p>
          </table:table-cell>
          <table:table-cell table:formula="of:=LN([.$R85]/1738.539)/0.00189" office:value-type="float" office:value="2078.99995862109" calcext:value-type="float">
            <text:p>207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5]+1" office:value-type="float" office:value="260" calcext:value-type="float">
            <text:p>260</text:p>
          </table:table-cell>
          <table:table-cell table:style-name="ce5" table:formula="of:=182*EXP(0.00472*([.$E86]-[.$E$7]))" office:value-type="float" office:value="264.247638230318" calcext:value-type="float">
            <text:p>264</text:p>
          </table:table-cell>
          <table:table-cell table:formula="of:=LN([.$F86]/77.4542)/0.00472" office:value-type="float" office:value="259.999977362223" calcext:value-type="float">
            <text:p>259.999977362223</text:p>
          </table:table-cell>
          <table:table-cell/>
          <table:table-cell table:formula="of:=[.I85]+1" office:value-type="float" office:value="580" calcext:value-type="float">
            <text:p>580</text:p>
          </table:table-cell>
          <table:table-cell table:style-name="ce8" table:formula="of:=830*EXP(0.00392*([.$I86]-[.$I$7]))" office:value-type="float" office:value="1131.28077695333" calcext:value-type="float">
            <text:p>1131</text:p>
          </table:table-cell>
          <table:table-cell table:style-name="ce8" table:formula="of:=LN([.$J86]/116.455)/0.00392" office:value-type="float" office:value="580.000196045733" calcext:value-type="float">
            <text:p>580</text:p>
          </table:table-cell>
          <table:table-cell/>
          <table:table-cell table:formula="of:=[.M85]+1" office:value-type="float" office:value="1080" calcext:value-type="float">
            <text:p>1080</text:p>
          </table:table-cell>
          <table:table-cell table:formula="of:=5890*EXP(0.00256*([.$M86]-[.$M$7]))" office:value-type="float" office:value="7210.19500694056" calcext:value-type="float">
            <text:p>7,210</text:p>
          </table:table-cell>
          <table:table-cell table:formula="of:=LN([.$N86]/454.16)/0.00256" office:value-type="float" office:value="1080.00067100905" calcext:value-type="float">
            <text:p>1080</text:p>
          </table:table-cell>
          <table:table-cell/>
          <table:table-cell table:formula="of:=[.Q85]+1" office:value-type="float" office:value="2080" calcext:value-type="float">
            <text:p>2080</text:p>
          </table:table-cell>
          <table:table-cell table:formula="of:=76320*EXP(0.00189*([.$Q86]-[.$Q$7]))" office:value-type="float" office:value="88610.0273876557" calcext:value-type="float">
            <text:p>88,610</text:p>
          </table:table-cell>
          <table:table-cell table:formula="of:=LN([.$R86]/1738.539)/0.00189" office:value-type="float" office:value="2079.99995862109" calcext:value-type="float">
            <text:p>207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6]+1" office:value-type="float" office:value="261" calcext:value-type="float">
            <text:p>261</text:p>
          </table:table-cell>
          <table:table-cell table:style-name="ce5" table:formula="of:=182*EXP(0.00472*([.$E87]-[.$E$7]))" office:value-type="float" office:value="265.497835226645" calcext:value-type="float">
            <text:p>265</text:p>
          </table:table-cell>
          <table:table-cell table:formula="of:=LN([.$F87]/77.4542)/0.00472" office:value-type="float" office:value="260.999977362223" calcext:value-type="float">
            <text:p>260.999977362223</text:p>
          </table:table-cell>
          <table:table-cell/>
          <table:table-cell table:formula="of:=[.I86]+1" office:value-type="float" office:value="581" calcext:value-type="float">
            <text:p>581</text:p>
          </table:table-cell>
          <table:table-cell table:style-name="ce8" table:formula="of:=830*EXP(0.00392*([.$I87]-[.$I$7]))" office:value-type="float" office:value="1135.72410082395" calcext:value-type="float">
            <text:p>1136</text:p>
          </table:table-cell>
          <table:table-cell table:style-name="ce8" table:formula="of:=LN([.$J87]/116.455)/0.00392" office:value-type="float" office:value="581.000196045733" calcext:value-type="float">
            <text:p>581</text:p>
          </table:table-cell>
          <table:table-cell/>
          <table:table-cell table:formula="of:=[.M86]+1" office:value-type="float" office:value="1081" calcext:value-type="float">
            <text:p>1081</text:p>
          </table:table-cell>
          <table:table-cell table:formula="of:=5890*EXP(0.00256*([.$M87]-[.$M$7]))" office:value-type="float" office:value="7228.6767526994" calcext:value-type="float">
            <text:p>7,229</text:p>
          </table:table-cell>
          <table:table-cell table:formula="of:=LN([.$N87]/454.16)/0.00256" office:value-type="float" office:value="1081.00067100905" calcext:value-type="float">
            <text:p>1081</text:p>
          </table:table-cell>
          <table:table-cell/>
          <table:table-cell table:formula="of:=[.Q86]+1" office:value-type="float" office:value="2081" calcext:value-type="float">
            <text:p>2081</text:p>
          </table:table-cell>
          <table:table-cell table:formula="of:=76320*EXP(0.00189*([.$Q87]-[.$Q$7]))" office:value-type="float" office:value="88777.6587011099" calcext:value-type="float">
            <text:p>88,778</text:p>
          </table:table-cell>
          <table:table-cell table:formula="of:=LN([.$R87]/1738.539)/0.00189" office:value-type="float" office:value="2080.99995862109" calcext:value-type="float">
            <text:p>208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7]+1" office:value-type="float" office:value="262" calcext:value-type="float">
            <text:p>262</text:p>
          </table:table-cell>
          <table:table-cell table:style-name="ce5" table:formula="of:=182*EXP(0.00472*([.$E88]-[.$E$7]))" office:value-type="float" office:value="266.753947100926" calcext:value-type="float">
            <text:p>267</text:p>
          </table:table-cell>
          <table:table-cell table:formula="of:=LN([.$F88]/77.4542)/0.00472" office:value-type="float" office:value="261.999977362223" calcext:value-type="float">
            <text:p>261.999977362223</text:p>
          </table:table-cell>
          <table:table-cell/>
          <table:table-cell table:formula="of:=[.I87]+1" office:value-type="float" office:value="582" calcext:value-type="float">
            <text:p>582</text:p>
          </table:table-cell>
          <table:table-cell table:style-name="ce8" table:formula="of:=830*EXP(0.00392*([.$I88]-[.$I$7]))" office:value-type="float" office:value="1140.18487670774" calcext:value-type="float">
            <text:p>1140</text:p>
          </table:table-cell>
          <table:table-cell table:style-name="ce8" table:formula="of:=LN([.$J88]/116.455)/0.00392" office:value-type="float" office:value="582.000196045733" calcext:value-type="float">
            <text:p>582</text:p>
          </table:table-cell>
          <table:table-cell/>
          <table:table-cell table:formula="of:=[.M87]+1" office:value-type="float" office:value="1082" calcext:value-type="float">
            <text:p>1082</text:p>
          </table:table-cell>
          <table:table-cell table:formula="of:=5890*EXP(0.00256*([.$M88]-[.$M$7]))" office:value-type="float" office:value="7247.20587234009" calcext:value-type="float">
            <text:p>7,247</text:p>
          </table:table-cell>
          <table:table-cell table:formula="of:=LN([.$N88]/454.16)/0.00256" office:value-type="float" office:value="1082.00067100905" calcext:value-type="float">
            <text:p>1082</text:p>
          </table:table-cell>
          <table:table-cell/>
          <table:table-cell table:formula="of:=[.Q87]+1" office:value-type="float" office:value="2082" calcext:value-type="float">
            <text:p>2082</text:p>
          </table:table-cell>
          <table:table-cell table:formula="of:=76320*EXP(0.00189*([.$Q88]-[.$Q$7]))" office:value-type="float" office:value="88945.6071373332" calcext:value-type="float">
            <text:p>88,946</text:p>
          </table:table-cell>
          <table:table-cell table:formula="of:=LN([.$R88]/1738.539)/0.00189" office:value-type="float" office:value="2081.99995862109" calcext:value-type="float">
            <text:p>208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8]+1" office:value-type="float" office:value="263" calcext:value-type="float">
            <text:p>263</text:p>
          </table:table-cell>
          <table:table-cell table:style-name="ce5" table:formula="of:=182*EXP(0.00472*([.$E89]-[.$E$7]))" office:value-type="float" office:value="268.016001837374" calcext:value-type="float">
            <text:p>268</text:p>
          </table:table-cell>
          <table:table-cell table:formula="of:=LN([.$F89]/77.4542)/0.00472" office:value-type="float" office:value="262.999977362223" calcext:value-type="float">
            <text:p>262.999977362223</text:p>
          </table:table-cell>
          <table:table-cell/>
          <table:table-cell table:formula="of:=[.I88]+1" office:value-type="float" office:value="583" calcext:value-type="float">
            <text:p>583</text:p>
          </table:table-cell>
          <table:table-cell table:style-name="ce8" table:formula="of:=830*EXP(0.00392*([.$I89]-[.$I$7]))" office:value-type="float" office:value="1144.66317315086" calcext:value-type="float">
            <text:p>1145</text:p>
          </table:table-cell>
          <table:table-cell table:style-name="ce8" table:formula="of:=LN([.$J89]/116.455)/0.00392" office:value-type="float" office:value="583.000196045733" calcext:value-type="float">
            <text:p>583</text:p>
          </table:table-cell>
          <table:table-cell/>
          <table:table-cell table:formula="of:=[.M88]+1" office:value-type="float" office:value="1083" calcext:value-type="float">
            <text:p>1083</text:p>
          </table:table-cell>
          <table:table-cell table:formula="of:=5890*EXP(0.00256*([.$M89]-[.$M$7]))" office:value-type="float" office:value="7265.78248729511" calcext:value-type="float">
            <text:p>7,266</text:p>
          </table:table-cell>
          <table:table-cell table:formula="of:=LN([.$N89]/454.16)/0.00256" office:value-type="float" office:value="1083.00067100905" calcext:value-type="float">
            <text:p>1083</text:p>
          </table:table-cell>
          <table:table-cell/>
          <table:table-cell table:formula="of:=[.Q88]+1" office:value-type="float" office:value="2083" calcext:value-type="float">
            <text:p>2083</text:p>
          </table:table-cell>
          <table:table-cell table:formula="of:=76320*EXP(0.00189*([.$Q89]-[.$Q$7]))" office:value-type="float" office:value="89113.8732962543" calcext:value-type="float">
            <text:p>89,114</text:p>
          </table:table-cell>
          <table:table-cell table:formula="of:=LN([.$R89]/1738.539)/0.00189" office:value-type="float" office:value="2082.99995862109" calcext:value-type="float">
            <text:p>208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89]+1" office:value-type="float" office:value="264" calcext:value-type="float">
            <text:p>264</text:p>
          </table:table-cell>
          <table:table-cell table:style-name="ce5" table:formula="of:=182*EXP(0.00472*([.$E90]-[.$E$7]))" office:value-type="float" office:value="269.284027552603" calcext:value-type="float">
            <text:p>269</text:p>
          </table:table-cell>
          <table:table-cell table:formula="of:=LN([.$F90]/77.4542)/0.00472" office:value-type="float" office:value="263.999977362223" calcext:value-type="float">
            <text:p>263.999977362223</text:p>
          </table:table-cell>
          <table:table-cell/>
          <table:table-cell table:formula="of:=[.I89]+1" office:value-type="float" office:value="584" calcext:value-type="float">
            <text:p>584</text:p>
          </table:table-cell>
          <table:table-cell table:style-name="ce8" table:formula="of:=830*EXP(0.00392*([.$I90]-[.$I$7]))" office:value-type="float" office:value="1149.15905896868" calcext:value-type="float">
            <text:p>1149</text:p>
          </table:table-cell>
          <table:table-cell table:style-name="ce8" table:formula="of:=LN([.$J90]/116.455)/0.00392" office:value-type="float" office:value="584.000196045733" calcext:value-type="float">
            <text:p>584</text:p>
          </table:table-cell>
          <table:table-cell/>
          <table:table-cell table:formula="of:=[.M89]+1" office:value-type="float" office:value="1084" calcext:value-type="float">
            <text:p>1084</text:p>
          </table:table-cell>
          <table:table-cell table:formula="of:=5890*EXP(0.00256*([.$M90]-[.$M$7]))" office:value-type="float" office:value="7284.40671930825" calcext:value-type="float">
            <text:p>7,284</text:p>
          </table:table-cell>
          <table:table-cell table:formula="of:=LN([.$N90]/454.16)/0.00256" office:value-type="float" office:value="1084.00067100905" calcext:value-type="float">
            <text:p>1084</text:p>
          </table:table-cell>
          <table:table-cell/>
          <table:table-cell table:formula="of:=[.Q89]+1" office:value-type="float" office:value="2084" calcext:value-type="float">
            <text:p>2084</text:p>
          </table:table-cell>
          <table:table-cell table:formula="of:=76320*EXP(0.00189*([.$Q90]-[.$Q$7]))" office:value-type="float" office:value="89282.457778937" calcext:value-type="float">
            <text:p>89,282</text:p>
          </table:table-cell>
          <table:table-cell table:formula="of:=LN([.$R90]/1738.539)/0.00189" office:value-type="float" office:value="2083.99995862109" calcext:value-type="float">
            <text:p>208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0]+1" office:value-type="float" office:value="265" calcext:value-type="float">
            <text:p>265</text:p>
          </table:table-cell>
          <table:table-cell table:style-name="ce5" table:formula="of:=182*EXP(0.00472*([.$E91]-[.$E$7]))" office:value-type="float" office:value="270.55805249625" calcext:value-type="float">
            <text:p>271</text:p>
          </table:table-cell>
          <table:table-cell table:formula="of:=LN([.$F91]/77.4542)/0.00472" office:value-type="float" office:value="264.999977362223" calcext:value-type="float">
            <text:p>264.999977362223</text:p>
          </table:table-cell>
          <table:table-cell/>
          <table:table-cell table:formula="of:=[.I90]+1" office:value-type="float" office:value="585" calcext:value-type="float">
            <text:p>585</text:p>
          </table:table-cell>
          <table:table-cell table:style-name="ce8" table:formula="of:=830*EXP(0.00392*([.$I91]-[.$I$7]))" office:value-type="float" office:value="1153.67260324688" calcext:value-type="float">
            <text:p>1154</text:p>
          </table:table-cell>
          <table:table-cell table:style-name="ce8" table:formula="of:=LN([.$J91]/116.455)/0.00392" office:value-type="float" office:value="585.000196045733" calcext:value-type="float">
            <text:p>585</text:p>
          </table:table-cell>
          <table:table-cell/>
          <table:table-cell table:formula="of:=[.M90]+1" office:value-type="float" office:value="1085" calcext:value-type="float">
            <text:p>1085</text:p>
          </table:table-cell>
          <table:table-cell table:formula="of:=5890*EXP(0.00256*([.$M91]-[.$M$7]))" office:value-type="float" office:value="7303.07869043534" calcext:value-type="float">
            <text:p>7,303</text:p>
          </table:table-cell>
          <table:table-cell table:formula="of:=LN([.$N91]/454.16)/0.00256" office:value-type="float" office:value="1085.00067100905" calcext:value-type="float">
            <text:p>1085</text:p>
          </table:table-cell>
          <table:table-cell/>
          <table:table-cell table:formula="of:=[.Q90]+1" office:value-type="float" office:value="2085" calcext:value-type="float">
            <text:p>2085</text:p>
          </table:table-cell>
          <table:table-cell table:formula="of:=76320*EXP(0.00189*([.$Q91]-[.$Q$7]))" office:value-type="float" office:value="89451.361187582" calcext:value-type="float">
            <text:p>89,451</text:p>
          </table:table-cell>
          <table:table-cell table:formula="of:=LN([.$R91]/1738.539)/0.00189" office:value-type="float" office:value="2084.99995862109" calcext:value-type="float">
            <text:p>208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1]+1" office:value-type="float" office:value="266" calcext:value-type="float">
            <text:p>266</text:p>
          </table:table-cell>
          <table:table-cell table:style-name="ce5" table:formula="of:=182*EXP(0.00472*([.$E92]-[.$E$7]))" office:value-type="float" office:value="271.838105051603" calcext:value-type="float">
            <text:p>272</text:p>
          </table:table-cell>
          <table:table-cell table:formula="of:=LN([.$F92]/77.4542)/0.00472" office:value-type="float" office:value="265.999977362223" calcext:value-type="float">
            <text:p>265.999977362223</text:p>
          </table:table-cell>
          <table:table-cell/>
          <table:table-cell table:formula="of:=[.I91]+1" office:value-type="float" office:value="586" calcext:value-type="float">
            <text:p>586</text:p>
          </table:table-cell>
          <table:table-cell table:style-name="ce8" table:formula="of:=830*EXP(0.00392*([.$I92]-[.$I$7]))" office:value-type="float" office:value="1158.20387534247" calcext:value-type="float">
            <text:p>1158</text:p>
          </table:table-cell>
          <table:table-cell table:style-name="ce8" table:formula="of:=LN([.$J92]/116.455)/0.00392" office:value-type="float" office:value="586.000196045733" calcext:value-type="float">
            <text:p>586</text:p>
          </table:table-cell>
          <table:table-cell/>
          <table:table-cell table:formula="of:=[.M91]+1" office:value-type="float" office:value="1086" calcext:value-type="float">
            <text:p>1086</text:p>
          </table:table-cell>
          <table:table-cell table:formula="of:=5890*EXP(0.00256*([.$M92]-[.$M$7]))" office:value-type="float" office:value="7321.79852304507" calcext:value-type="float">
            <text:p>7,322</text:p>
          </table:table-cell>
          <table:table-cell table:formula="of:=LN([.$N92]/454.16)/0.00256" office:value-type="float" office:value="1086.00067100905" calcext:value-type="float">
            <text:p>1086</text:p>
          </table:table-cell>
          <table:table-cell/>
          <table:table-cell table:formula="of:=[.Q91]+1" office:value-type="float" office:value="2086" calcext:value-type="float">
            <text:p>2086</text:p>
          </table:table-cell>
          <table:table-cell table:formula="of:=76320*EXP(0.00189*([.$Q92]-[.$Q$7]))" office:value-type="float" office:value="89620.5841255295" calcext:value-type="float">
            <text:p>89,621</text:p>
          </table:table-cell>
          <table:table-cell table:formula="of:=LN([.$R92]/1738.539)/0.00189" office:value-type="float" office:value="2085.99995862109" calcext:value-type="float">
            <text:p>208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2]+1" office:value-type="float" office:value="267" calcext:value-type="float">
            <text:p>267</text:p>
          </table:table-cell>
          <table:table-cell table:style-name="ce5" table:formula="of:=182*EXP(0.00472*([.$E93]-[.$E$7]))" office:value-type="float" office:value="273.12421373624" calcext:value-type="float">
            <text:p>273</text:p>
          </table:table-cell>
          <table:table-cell table:formula="of:=LN([.$F93]/77.4542)/0.00472" office:value-type="float" office:value="266.999977362223" calcext:value-type="float">
            <text:p>266.999977362223</text:p>
          </table:table-cell>
          <table:table-cell/>
          <table:table-cell table:formula="of:=[.I92]+1" office:value-type="float" office:value="587" calcext:value-type="float">
            <text:p>587</text:p>
          </table:table-cell>
          <table:table-cell table:style-name="ce8" table:formula="of:=830*EXP(0.00392*([.$I93]-[.$I$7]))" office:value-type="float" office:value="1162.75294488488" calcext:value-type="float">
            <text:p>1163</text:p>
          </table:table-cell>
          <table:table-cell table:style-name="ce8" table:formula="of:=LN([.$J93]/116.455)/0.00392" office:value-type="float" office:value="587.000196045733" calcext:value-type="float">
            <text:p>587</text:p>
          </table:table-cell>
          <table:table-cell/>
          <table:table-cell table:formula="of:=[.M92]+1" office:value-type="float" office:value="1087" calcext:value-type="float">
            <text:p>1087</text:p>
          </table:table-cell>
          <table:table-cell table:formula="of:=5890*EXP(0.00256*([.$M93]-[.$M$7]))" office:value-type="float" office:value="7340.56633981981" calcext:value-type="float">
            <text:p>7,341</text:p>
          </table:table-cell>
          <table:table-cell table:formula="of:=LN([.$N93]/454.16)/0.00256" office:value-type="float" office:value="1087.00067100905" calcext:value-type="float">
            <text:p>1087</text:p>
          </table:table-cell>
          <table:table-cell/>
          <table:table-cell table:formula="of:=[.Q92]+1" office:value-type="float" office:value="2087" calcext:value-type="float">
            <text:p>2087</text:p>
          </table:table-cell>
          <table:table-cell table:formula="of:=76320*EXP(0.00189*([.$Q93]-[.$Q$7]))" office:value-type="float" office:value="89790.1271972608" calcext:value-type="float">
            <text:p>89,790</text:p>
          </table:table-cell>
          <table:table-cell table:formula="of:=LN([.$R93]/1738.539)/0.00189" office:value-type="float" office:value="2086.99995862109" calcext:value-type="float">
            <text:p>208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3]+1" office:value-type="float" office:value="268" calcext:value-type="float">
            <text:p>268</text:p>
          </table:table-cell>
          <table:table-cell table:style-name="ce5" table:formula="of:=182*EXP(0.00472*([.$E94]-[.$E$7]))" office:value-type="float" office:value="274.416407202656" calcext:value-type="float">
            <text:p>274</text:p>
          </table:table-cell>
          <table:table-cell table:formula="of:=LN([.$F94]/77.4542)/0.00472" office:value-type="float" office:value="267.999977362223" calcext:value-type="float">
            <text:p>267.999977362223</text:p>
          </table:table-cell>
          <table:table-cell/>
          <table:table-cell table:formula="of:=[.I93]+1" office:value-type="float" office:value="588" calcext:value-type="float">
            <text:p>588</text:p>
          </table:table-cell>
          <table:table-cell table:style-name="ce8" table:formula="of:=830*EXP(0.00392*([.$I94]-[.$I$7]))" office:value-type="float" office:value="1167.31988177703" calcext:value-type="float">
            <text:p>1167</text:p>
          </table:table-cell>
          <table:table-cell table:style-name="ce8" table:formula="of:=LN([.$J94]/116.455)/0.00392" office:value-type="float" office:value="588.000196045733" calcext:value-type="float">
            <text:p>588</text:p>
          </table:table-cell>
          <table:table-cell/>
          <table:table-cell table:formula="of:=[.M93]+1" office:value-type="float" office:value="1088" calcext:value-type="float">
            <text:p>1088</text:p>
          </table:table-cell>
          <table:table-cell table:formula="of:=5890*EXP(0.00256*([.$M94]-[.$M$7]))" office:value-type="float" office:value="7359.38226375638" calcext:value-type="float">
            <text:p>7,359</text:p>
          </table:table-cell>
          <table:table-cell table:formula="of:=LN([.$N94]/454.16)/0.00256" office:value-type="float" office:value="1088.00067100905" calcext:value-type="float">
            <text:p>1088</text:p>
          </table:table-cell>
          <table:table-cell/>
          <table:table-cell table:formula="of:=[.Q93]+1" office:value-type="float" office:value="2088" calcext:value-type="float">
            <text:p>2088</text:p>
          </table:table-cell>
          <table:table-cell table:formula="of:=76320*EXP(0.00189*([.$Q94]-[.$Q$7]))" office:value-type="float" office:value="89959.991008401" calcext:value-type="float">
            <text:p>89,960</text:p>
          </table:table-cell>
          <table:table-cell table:formula="of:=LN([.$R94]/1738.539)/0.00189" office:value-type="float" office:value="2087.99995862109" calcext:value-type="float">
            <text:p>208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4]+1" office:value-type="float" office:value="269" calcext:value-type="float">
            <text:p>269</text:p>
          </table:table-cell>
          <table:table-cell table:style-name="ce5" table:formula="of:=182*EXP(0.00472*([.$E95]-[.$E$7]))" office:value-type="float" office:value="275.714714238909" calcext:value-type="float">
            <text:p>276</text:p>
          </table:table-cell>
          <table:table-cell table:formula="of:=LN([.$F95]/77.4542)/0.00472" office:value-type="float" office:value="268.999977362223" calcext:value-type="float">
            <text:p>268.999977362223</text:p>
          </table:table-cell>
          <table:table-cell/>
          <table:table-cell table:formula="of:=[.I94]+1" office:value-type="float" office:value="589" calcext:value-type="float">
            <text:p>589</text:p>
          </table:table-cell>
          <table:table-cell table:style-name="ce8" table:formula="of:=830*EXP(0.00392*([.$I95]-[.$I$7]))" office:value-type="float" office:value="1171.90475619637" calcext:value-type="float">
            <text:p>1172</text:p>
          </table:table-cell>
          <table:table-cell table:style-name="ce8" table:formula="of:=LN([.$J95]/116.455)/0.00392" office:value-type="float" office:value="589.000196045733" calcext:value-type="float">
            <text:p>589</text:p>
          </table:table-cell>
          <table:table-cell/>
          <table:table-cell table:formula="of:=[.M94]+1" office:value-type="float" office:value="1089" calcext:value-type="float">
            <text:p>1089</text:p>
          </table:table-cell>
          <table:table-cell table:formula="of:=5890*EXP(0.00256*([.$M95]-[.$M$7]))" office:value-type="float" office:value="7378.2464181669" calcext:value-type="float">
            <text:p>7,378</text:p>
          </table:table-cell>
          <table:table-cell table:formula="of:=LN([.$N95]/454.16)/0.00256" office:value-type="float" office:value="1089.00067100905" calcext:value-type="float">
            <text:p>1089</text:p>
          </table:table-cell>
          <table:table-cell/>
          <table:table-cell table:formula="of:=[.Q94]+1" office:value-type="float" office:value="2089" calcext:value-type="float">
            <text:p>2089</text:p>
          </table:table-cell>
          <table:table-cell table:formula="of:=76320*EXP(0.00189*([.$Q95]-[.$Q$7]))" office:value-type="float" office:value="90130.1761657206" calcext:value-type="float">
            <text:p>90,130</text:p>
          </table:table-cell>
          <table:table-cell table:formula="of:=LN([.$R95]/1738.539)/0.00189" office:value-type="float" office:value="2088.99995862109" calcext:value-type="float">
            <text:p>208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5]+1" office:value-type="float" office:value="270" calcext:value-type="float">
            <text:p>270</text:p>
          </table:table-cell>
          <table:table-cell table:style-name="ce5" table:formula="of:=182*EXP(0.00472*([.$E96]-[.$E$7]))" office:value-type="float" office:value="277.019163769255" calcext:value-type="float">
            <text:p>277</text:p>
          </table:table-cell>
          <table:table-cell table:formula="of:=LN([.$F96]/77.4542)/0.00472" office:value-type="float" office:value="269.999977362223" calcext:value-type="float">
            <text:p>269.999977362223</text:p>
          </table:table-cell>
          <table:table-cell/>
          <table:table-cell table:formula="of:=[.I95]+1" office:value-type="float" office:value="590" calcext:value-type="float">
            <text:p>590</text:p>
          </table:table-cell>
          <table:table-cell table:style-name="ce8" table:formula="of:=830*EXP(0.00392*([.$I96]-[.$I$7]))" office:value-type="float" office:value="1176.50763859602" calcext:value-type="float">
            <text:p>1177</text:p>
          </table:table-cell>
          <table:table-cell table:style-name="ce8" table:formula="of:=LN([.$J96]/116.455)/0.00392" office:value-type="float" office:value="590.000196045733" calcext:value-type="float">
            <text:p>590</text:p>
          </table:table-cell>
          <table:table-cell/>
          <table:table-cell table:formula="of:=[.M95]+1" office:value-type="float" office:value="1090" calcext:value-type="float">
            <text:p>1090</text:p>
          </table:table-cell>
          <table:table-cell table:formula="of:=5890*EXP(0.00256*([.$M96]-[.$M$7]))" office:value-type="float" office:value="7397.15892667955" calcext:value-type="float">
            <text:p>7,397</text:p>
          </table:table-cell>
          <table:table-cell table:formula="of:=LN([.$N96]/454.16)/0.00256" office:value-type="float" office:value="1090.00067100905" calcext:value-type="float">
            <text:p>1090</text:p>
          </table:table-cell>
          <table:table-cell/>
          <table:table-cell table:formula="of:=[.Q95]+1" office:value-type="float" office:value="2090" calcext:value-type="float">
            <text:p>2090</text:p>
          </table:table-cell>
          <table:table-cell table:formula="of:=76320*EXP(0.00189*([.$Q96]-[.$Q$7]))" office:value-type="float" office:value="90300.6832771384" calcext:value-type="float">
            <text:p>90,301</text:p>
          </table:table-cell>
          <table:table-cell table:formula="of:=LN([.$R96]/1738.539)/0.00189" office:value-type="float" office:value="2089.99995862109" calcext:value-type="float">
            <text:p>208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6]+1" office:value-type="float" office:value="271" calcext:value-type="float">
            <text:p>271</text:p>
          </table:table-cell>
          <table:table-cell table:style-name="ce5" table:formula="of:=182*EXP(0.00472*([.$E97]-[.$E$7]))" office:value-type="float" office:value="278.329784854797" calcext:value-type="float">
            <text:p>278</text:p>
          </table:table-cell>
          <table:table-cell table:formula="of:=LN([.$F97]/77.4542)/0.00472" office:value-type="float" office:value="270.999977362223" calcext:value-type="float">
            <text:p>270.999977362223</text:p>
          </table:table-cell>
          <table:table-cell/>
          <table:table-cell table:formula="of:=[.I96]+1" office:value-type="float" office:value="591" calcext:value-type="float">
            <text:p>591</text:p>
          </table:table-cell>
          <table:table-cell table:style-name="ce8" table:formula="of:=830*EXP(0.00392*([.$I97]-[.$I$7]))" office:value-type="float" office:value="1181.1285997058" calcext:value-type="float">
            <text:p>1181</text:p>
          </table:table-cell>
          <table:table-cell table:style-name="ce8" table:formula="of:=LN([.$J97]/116.455)/0.00392" office:value-type="float" office:value="591.000196045733" calcext:value-type="float">
            <text:p>591</text:p>
          </table:table-cell>
          <table:table-cell/>
          <table:table-cell table:formula="of:=[.M96]+1" office:value-type="float" office:value="1091" calcext:value-type="float">
            <text:p>1091</text:p>
          </table:table-cell>
          <table:table-cell table:formula="of:=5890*EXP(0.00256*([.$M97]-[.$M$7]))" office:value-type="float" office:value="7416.11991323943" calcext:value-type="float">
            <text:p>7,416</text:p>
          </table:table-cell>
          <table:table-cell table:formula="of:=LN([.$N97]/454.16)/0.00256" office:value-type="float" office:value="1091.00067100905" calcext:value-type="float">
            <text:p>1091</text:p>
          </table:table-cell>
          <table:table-cell/>
          <table:table-cell table:formula="of:=[.Q96]+1" office:value-type="float" office:value="2091" calcext:value-type="float">
            <text:p>2091</text:p>
          </table:table-cell>
          <table:table-cell table:formula="of:=76320*EXP(0.00189*([.$Q97]-[.$Q$7]))" office:value-type="float" office:value="90471.512951723" calcext:value-type="float">
            <text:p>90,472</text:p>
          </table:table-cell>
          <table:table-cell table:formula="of:=LN([.$R97]/1738.539)/0.00189" office:value-type="float" office:value="2090.99995862109" calcext:value-type="float">
            <text:p>209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7]+1" office:value-type="float" office:value="272" calcext:value-type="float">
            <text:p>272</text:p>
          </table:table-cell>
          <table:table-cell table:style-name="ce5" table:formula="of:=182*EXP(0.00472*([.$E98]-[.$E$7]))" office:value-type="float" office:value="279.64660669413" calcext:value-type="float">
            <text:p>280</text:p>
          </table:table-cell>
          <table:table-cell table:formula="of:=LN([.$F98]/77.4542)/0.00472" office:value-type="float" office:value="271.999977362223" calcext:value-type="float">
            <text:p>271.999977362223</text:p>
          </table:table-cell>
          <table:table-cell/>
          <table:table-cell table:formula="of:=[.I97]+1" office:value-type="float" office:value="592" calcext:value-type="float">
            <text:p>592</text:p>
          </table:table-cell>
          <table:table-cell table:style-name="ce8" table:formula="of:=830*EXP(0.00392*([.$I98]-[.$I$7]))" office:value-type="float" office:value="1185.76771053334" calcext:value-type="float">
            <text:p>1186</text:p>
          </table:table-cell>
          <table:table-cell table:style-name="ce8" table:formula="of:=LN([.$J98]/116.455)/0.00392" office:value-type="float" office:value="592.000196045733" calcext:value-type="float">
            <text:p>592</text:p>
          </table:table-cell>
          <table:table-cell/>
          <table:table-cell table:formula="of:=[.M97]+1" office:value-type="float" office:value="1092" calcext:value-type="float">
            <text:p>1092</text:p>
          </table:table-cell>
          <table:table-cell table:formula="of:=5890*EXP(0.00256*([.$M98]-[.$M$7]))" office:value-type="float" office:value="7435.1295021093" calcext:value-type="float">
            <text:p>7,435</text:p>
          </table:table-cell>
          <table:table-cell table:formula="of:=LN([.$N98]/454.16)/0.00256" office:value-type="float" office:value="1092.00067100905" calcext:value-type="float">
            <text:p>1092</text:p>
          </table:table-cell>
          <table:table-cell/>
          <table:table-cell table:formula="of:=[.Q97]+1" office:value-type="float" office:value="2092" calcext:value-type="float">
            <text:p>2092</text:p>
          </table:table-cell>
          <table:table-cell table:formula="of:=76320*EXP(0.00189*([.$Q98]-[.$Q$7]))" office:value-type="float" office:value="90642.6657996952" calcext:value-type="float">
            <text:p>90,643</text:p>
          </table:table-cell>
          <table:table-cell table:formula="of:=LN([.$R98]/1738.539)/0.00189" office:value-type="float" office:value="2091.99995862109" calcext:value-type="float">
            <text:p>209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8]+1" office:value-type="float" office:value="273" calcext:value-type="float">
            <text:p>273</text:p>
          </table:table-cell>
          <table:table-cell table:style-name="ce5" table:formula="of:=182*EXP(0.00472*([.$E99]-[.$E$7]))" office:value-type="float" office:value="280.969658623992" calcext:value-type="float">
            <text:p>281</text:p>
          </table:table-cell>
          <table:table-cell table:formula="of:=LN([.$F99]/77.4542)/0.00472" office:value-type="float" office:value="272.999977362223" calcext:value-type="float">
            <text:p>272.999977362223</text:p>
          </table:table-cell>
          <table:table-cell/>
          <table:table-cell table:formula="of:=[.I98]+1" office:value-type="float" office:value="593" calcext:value-type="float">
            <text:p>593</text:p>
          </table:table-cell>
          <table:table-cell table:style-name="ce8" table:formula="of:=830*EXP(0.00392*([.$I99]-[.$I$7]))" office:value-type="float" office:value="1190.42504236515" calcext:value-type="float">
            <text:p>1190</text:p>
          </table:table-cell>
          <table:table-cell table:style-name="ce8" table:formula="of:=LN([.$J99]/116.455)/0.00392" office:value-type="float" office:value="593.000196045733" calcext:value-type="float">
            <text:p>593</text:p>
          </table:table-cell>
          <table:table-cell/>
          <table:table-cell table:formula="of:=[.M98]+1" office:value-type="float" office:value="1093" calcext:value-type="float">
            <text:p>1093</text:p>
          </table:table-cell>
          <table:table-cell table:formula="of:=5890*EXP(0.00256*([.$M99]-[.$M$7]))" office:value-type="float" office:value="7454.1878178705" calcext:value-type="float">
            <text:p>7,454</text:p>
          </table:table-cell>
          <table:table-cell table:formula="of:=LN([.$N99]/454.16)/0.00256" office:value-type="float" office:value="1093.00067100905" calcext:value-type="float">
            <text:p>1093</text:p>
          </table:table-cell>
          <table:table-cell/>
          <table:table-cell table:formula="of:=[.Q98]+1" office:value-type="float" office:value="2093" calcext:value-type="float">
            <text:p>2093</text:p>
          </table:table-cell>
          <table:table-cell table:formula="of:=76320*EXP(0.00189*([.$Q99]-[.$Q$7]))" office:value-type="float" office:value="90814.1424324302" calcext:value-type="float">
            <text:p>90,814</text:p>
          </table:table-cell>
          <table:table-cell table:formula="of:=LN([.$R99]/1738.539)/0.00189" office:value-type="float" office:value="2092.99995862109" calcext:value-type="float">
            <text:p>209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99]+1" office:value-type="float" office:value="274" calcext:value-type="float">
            <text:p>274</text:p>
          </table:table-cell>
          <table:table-cell table:style-name="ce5" table:formula="of:=182*EXP(0.00472*([.$E100]-[.$E$7]))" office:value-type="float" office:value="282.298970119917" calcext:value-type="float">
            <text:p>282</text:p>
          </table:table-cell>
          <table:table-cell table:formula="of:=LN([.$F100]/77.4542)/0.00472" office:value-type="float" office:value="273.999977362223" calcext:value-type="float">
            <text:p>273.999977362223</text:p>
          </table:table-cell>
          <table:table-cell/>
          <table:table-cell table:formula="of:=[.I99]+1" office:value-type="float" office:value="594" calcext:value-type="float">
            <text:p>594</text:p>
          </table:table-cell>
          <table:table-cell table:style-name="ce8" table:formula="of:=830*EXP(0.00392*([.$I100]-[.$I$7]))" office:value-type="float" office:value="1195.10066676776" calcext:value-type="float">
            <text:p>1195</text:p>
          </table:table-cell>
          <table:table-cell table:style-name="ce8" table:formula="of:=LN([.$J100]/116.455)/0.00392" office:value-type="float" office:value="594.000196045733" calcext:value-type="float">
            <text:p>594</text:p>
          </table:table-cell>
          <table:table-cell/>
          <table:table-cell table:formula="of:=[.M99]+1" office:value-type="float" office:value="1094" calcext:value-type="float">
            <text:p>1094</text:p>
          </table:table-cell>
          <table:table-cell table:formula="of:=5890*EXP(0.00256*([.$M100]-[.$M$7]))" office:value-type="float" office:value="7473.29498542365" calcext:value-type="float">
            <text:p>7,473</text:p>
          </table:table-cell>
          <table:table-cell table:formula="of:=LN([.$N100]/454.16)/0.00256" office:value-type="float" office:value="1094.00067100905" calcext:value-type="float">
            <text:p>1094</text:p>
          </table:table-cell>
          <table:table-cell/>
          <table:table-cell table:formula="of:=[.Q99]+1" office:value-type="float" office:value="2094" calcext:value-type="float">
            <text:p>2094</text:p>
          </table:table-cell>
          <table:table-cell table:formula="of:=76320*EXP(0.00189*([.$Q100]-[.$Q$7]))" office:value-type="float" office:value="90985.94346246" calcext:value-type="float">
            <text:p>90,986</text:p>
          </table:table-cell>
          <table:table-cell table:formula="of:=LN([.$R100]/1738.539)/0.00189" office:value-type="float" office:value="2093.99995862109" calcext:value-type="float">
            <text:p>209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0]+1" office:value-type="float" office:value="275" calcext:value-type="float">
            <text:p>275</text:p>
          </table:table-cell>
          <table:table-cell table:style-name="ce5" table:formula="of:=182*EXP(0.00472*([.$E101]-[.$E$7]))" office:value-type="float" office:value="283.634570796894" calcext:value-type="float">
            <text:p>284</text:p>
          </table:table-cell>
          <table:table-cell table:formula="of:=LN([.$F101]/77.4542)/0.00472" office:value-type="float" office:value="274.999977362223" calcext:value-type="float">
            <text:p>274.999977362223</text:p>
          </table:table-cell>
          <table:table-cell/>
          <table:table-cell table:formula="of:=[.I100]+1" office:value-type="float" office:value="595" calcext:value-type="float">
            <text:p>595</text:p>
          </table:table-cell>
          <table:table-cell table:style-name="ce8" table:formula="of:=830*EXP(0.00392*([.$I101]-[.$I$7]))" office:value-type="float" office:value="1199.79465558877" calcext:value-type="float">
            <text:p>1200</text:p>
          </table:table-cell>
          <table:table-cell table:style-name="ce8" table:formula="of:=LN([.$J101]/116.455)/0.00392" office:value-type="float" office:value="595.000196045733" calcext:value-type="float">
            <text:p>595</text:p>
          </table:table-cell>
          <table:table-cell/>
          <table:table-cell table:formula="of:=[.M100]+1" office:value-type="float" office:value="1095" calcext:value-type="float">
            <text:p>1095</text:p>
          </table:table-cell>
          <table:table-cell table:formula="of:=5890*EXP(0.00256*([.$M101]-[.$M$7]))" office:value-type="float" office:value="7492.45112998957" calcext:value-type="float">
            <text:p>7,492</text:p>
          </table:table-cell>
          <table:table-cell table:formula="of:=LN([.$N101]/454.16)/0.00256" office:value-type="float" office:value="1095.00067100905" calcext:value-type="float">
            <text:p>1095</text:p>
          </table:table-cell>
          <table:table-cell/>
          <table:table-cell table:formula="of:=[.Q100]+1" office:value-type="float" office:value="2095" calcext:value-type="float">
            <text:p>2095</text:p>
          </table:table-cell>
          <table:table-cell table:formula="of:=76320*EXP(0.00189*([.$Q101]-[.$Q$7]))" office:value-type="float" office:value="91158.0695034752" calcext:value-type="float">
            <text:p>91,158</text:p>
          </table:table-cell>
          <table:table-cell table:formula="of:=LN([.$R101]/1738.539)/0.00189" office:value-type="float" office:value="2094.99995862109" calcext:value-type="float">
            <text:p>209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1]+1" office:value-type="float" office:value="276" calcext:value-type="float">
            <text:p>276</text:p>
          </table:table-cell>
          <table:table-cell table:style-name="ce5" table:formula="of:=182*EXP(0.00472*([.$E102]-[.$E$7]))" office:value-type="float" office:value="284.976490410025" calcext:value-type="float">
            <text:p>285</text:p>
          </table:table-cell>
          <table:table-cell table:formula="of:=LN([.$F102]/77.4542)/0.00472" office:value-type="float" office:value="275.999977362223" calcext:value-type="float">
            <text:p>275.999977362223</text:p>
          </table:table-cell>
          <table:table-cell/>
          <table:table-cell table:formula="of:=[.I101]+1" office:value-type="float" office:value="596" calcext:value-type="float">
            <text:p>596</text:p>
          </table:table-cell>
          <table:table-cell table:style-name="ce8" table:formula="of:=830*EXP(0.00392*([.$I102]-[.$I$7]))" office:value-type="float" office:value="1204.50708095799" calcext:value-type="float">
            <text:p>1205</text:p>
          </table:table-cell>
          <table:table-cell table:style-name="ce8" table:formula="of:=LN([.$J102]/116.455)/0.00392" office:value-type="float" office:value="596.000196045733" calcext:value-type="float">
            <text:p>596</text:p>
          </table:table-cell>
          <table:table-cell/>
          <table:table-cell table:formula="of:=[.M101]+1" office:value-type="float" office:value="1096" calcext:value-type="float">
            <text:p>1096</text:p>
          </table:table-cell>
          <table:table-cell table:formula="of:=5890*EXP(0.00256*([.$M102]-[.$M$7]))" office:value-type="float" office:value="7511.65637711004" calcext:value-type="float">
            <text:p>7,512</text:p>
          </table:table-cell>
          <table:table-cell table:formula="of:=LN([.$N102]/454.16)/0.00256" office:value-type="float" office:value="1096.00067100905" calcext:value-type="float">
            <text:p>1096</text:p>
          </table:table-cell>
          <table:table-cell/>
          <table:table-cell table:formula="of:=[.Q101]+1" office:value-type="float" office:value="2096" calcext:value-type="float">
            <text:p>2096</text:p>
          </table:table-cell>
          <table:table-cell table:formula="of:=76320*EXP(0.00189*([.$Q102]-[.$Q$7]))" office:value-type="float" office:value="91330.5211703274" calcext:value-type="float">
            <text:p>91,331</text:p>
          </table:table-cell>
          <table:table-cell table:formula="of:=LN([.$R102]/1738.539)/0.00189" office:value-type="float" office:value="2095.99995862109" calcext:value-type="float">
            <text:p>209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2]+1" office:value-type="float" office:value="277" calcext:value-type="float">
            <text:p>277</text:p>
          </table:table-cell>
          <table:table-cell table:style-name="ce5" table:formula="of:=182*EXP(0.00472*([.$E103]-[.$E$7]))" office:value-type="float" office:value="286.324758855187" calcext:value-type="float">
            <text:p>286</text:p>
          </table:table-cell>
          <table:table-cell table:formula="of:=LN([.$F103]/77.4542)/0.00472" office:value-type="float" office:value="276.999977362223" calcext:value-type="float">
            <text:p>276.999977362223</text:p>
          </table:table-cell>
          <table:table-cell/>
          <table:table-cell table:formula="of:=[.I102]+1" office:value-type="float" office:value="597" calcext:value-type="float">
            <text:p>597</text:p>
          </table:table-cell>
          <table:table-cell table:style-name="ce8" table:formula="of:=830*EXP(0.00392*([.$I103]-[.$I$7]))" office:value-type="float" office:value="1209.23801528851" calcext:value-type="float">
            <text:p>1209</text:p>
          </table:table-cell>
          <table:table-cell table:style-name="ce8" table:formula="of:=LN([.$J103]/116.455)/0.00392" office:value-type="float" office:value="597.000196045733" calcext:value-type="float">
            <text:p>597</text:p>
          </table:table-cell>
          <table:table-cell/>
          <table:table-cell table:formula="of:=[.M102]+1" office:value-type="float" office:value="1097" calcext:value-type="float">
            <text:p>1097</text:p>
          </table:table-cell>
          <table:table-cell table:formula="of:=5890*EXP(0.00256*([.$M103]-[.$M$7]))" office:value-type="float" office:value="7530.91085264862" calcext:value-type="float">
            <text:p>7,531</text:p>
          </table:table-cell>
          <table:table-cell table:formula="of:=LN([.$N103]/454.16)/0.00256" office:value-type="float" office:value="1097.00067100905" calcext:value-type="float">
            <text:p>1097</text:p>
          </table:table-cell>
          <table:table-cell/>
          <table:table-cell table:formula="of:=[.Q102]+1" office:value-type="float" office:value="2097" calcext:value-type="float">
            <text:p>2097</text:p>
          </table:table-cell>
          <table:table-cell table:formula="of:=76320*EXP(0.00189*([.$Q103]-[.$Q$7]))" office:value-type="float" office:value="91503.2990790314" calcext:value-type="float">
            <text:p>91,503</text:p>
          </table:table-cell>
          <table:table-cell table:formula="of:=LN([.$R103]/1738.539)/0.00189" office:value-type="float" office:value="2096.99995862109" calcext:value-type="float">
            <text:p>209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3]+1" office:value-type="float" office:value="278" calcext:value-type="float">
            <text:p>278</text:p>
          </table:table-cell>
          <table:table-cell table:style-name="ce5" table:formula="of:=182*EXP(0.00472*([.$E104]-[.$E$7]))" office:value-type="float" office:value="287.679406169699" calcext:value-type="float">
            <text:p>288</text:p>
          </table:table-cell>
          <table:table-cell table:formula="of:=LN([.$F104]/77.4542)/0.00472" office:value-type="float" office:value="277.999977362223" calcext:value-type="float">
            <text:p>277.999977362223</text:p>
          </table:table-cell>
          <table:table-cell/>
          <table:table-cell table:formula="of:=[.I103]+1" office:value-type="float" office:value="598" calcext:value-type="float">
            <text:p>598</text:p>
          </table:table-cell>
          <table:table-cell table:style-name="ce8" table:formula="of:=830*EXP(0.00392*([.$I104]-[.$I$7]))" office:value-type="float" office:value="1213.98753127787" calcext:value-type="float">
            <text:p>1214</text:p>
          </table:table-cell>
          <table:table-cell table:style-name="ce8" table:formula="of:=LN([.$J104]/116.455)/0.00392" office:value-type="float" office:value="598.000196045733" calcext:value-type="float">
            <text:p>598</text:p>
          </table:table-cell>
          <table:table-cell/>
          <table:table-cell table:formula="of:=[.M103]+1" office:value-type="float" office:value="1098" calcext:value-type="float">
            <text:p>1098</text:p>
          </table:table-cell>
          <table:table-cell table:formula="of:=5890*EXP(0.00256*([.$M104]-[.$M$7]))" office:value-type="float" office:value="7550.21468279152" calcext:value-type="float">
            <text:p>7,550</text:p>
          </table:table-cell>
          <table:table-cell table:formula="of:=LN([.$N104]/454.16)/0.00256" office:value-type="float" office:value="1098.00067100905" calcext:value-type="float">
            <text:p>1098</text:p>
          </table:table-cell>
          <table:table-cell/>
          <table:table-cell table:formula="of:=[.Q103]+1" office:value-type="float" office:value="2098" calcext:value-type="float">
            <text:p>2098</text:p>
          </table:table-cell>
          <table:table-cell table:formula="of:=76320*EXP(0.00189*([.$Q104]-[.$Q$7]))" office:value-type="float" office:value="91676.4038467673" calcext:value-type="float">
            <text:p>91,676</text:p>
          </table:table-cell>
          <table:table-cell table:formula="of:=LN([.$R104]/1738.539)/0.00189" office:value-type="float" office:value="2097.99995862109" calcext:value-type="float">
            <text:p>209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4]+1" office:value-type="float" office:value="279" calcext:value-type="float">
            <text:p>279</text:p>
          </table:table-cell>
          <table:table-cell table:style-name="ce5" table:formula="of:=182*EXP(0.00472*([.$E105]-[.$E$7]))" office:value-type="float" office:value="289.040462532991" calcext:value-type="float">
            <text:p>289</text:p>
          </table:table-cell>
          <table:table-cell table:formula="of:=LN([.$F105]/77.4542)/0.00472" office:value-type="float" office:value="278.999977362223" calcext:value-type="float">
            <text:p>278.999977362223</text:p>
          </table:table-cell>
          <table:table-cell/>
          <table:table-cell table:formula="of:=[.I104]+1" office:value-type="float" office:value="599" calcext:value-type="float">
            <text:p>599</text:p>
          </table:table-cell>
          <table:table-cell table:style-name="ce8" table:formula="of:=830*EXP(0.00392*([.$I105]-[.$I$7]))" office:value-type="float" office:value="1218.75570190912" calcext:value-type="float">
            <text:p>1219</text:p>
          </table:table-cell>
          <table:table-cell table:style-name="ce8" table:formula="of:=LN([.$J105]/116.455)/0.00392" office:value-type="float" office:value="599.000196045733" calcext:value-type="float">
            <text:p>599</text:p>
          </table:table-cell>
          <table:table-cell/>
          <table:table-cell table:formula="of:=[.M104]+1" office:value-type="float" office:value="1099" calcext:value-type="float">
            <text:p>1099</text:p>
          </table:table-cell>
          <table:table-cell table:formula="of:=5890*EXP(0.00256*([.$M105]-[.$M$7]))" office:value-type="float" office:value="7569.56799404839" calcext:value-type="float">
            <text:p>7,570</text:p>
          </table:table-cell>
          <table:table-cell table:formula="of:=LN([.$N105]/454.16)/0.00256" office:value-type="float" office:value="1099.00067100905" calcext:value-type="float">
            <text:p>1099</text:p>
          </table:table-cell>
          <table:table-cell/>
          <table:table-cell table:formula="of:=[.Q104]+1" office:value-type="float" office:value="2099" calcext:value-type="float">
            <text:p>2099</text:p>
          </table:table-cell>
          <table:table-cell table:formula="of:=76320*EXP(0.00189*([.$Q105]-[.$Q$7]))" office:value-type="float" office:value="91849.8360918829" calcext:value-type="float">
            <text:p>91,850</text:p>
          </table:table-cell>
          <table:table-cell table:formula="of:=LN([.$R105]/1738.539)/0.00189" office:value-type="float" office:value="2098.99995862109" calcext:value-type="float">
            <text:p>209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5]+1" office:value-type="float" office:value="280" calcext:value-type="float">
            <text:p>280</text:p>
          </table:table-cell>
          <table:table-cell table:style-name="ce5" table:formula="of:=182*EXP(0.00472*([.$E106]-[.$E$7]))" office:value-type="float" office:value="290.407958267279" calcext:value-type="float">
            <text:p>290</text:p>
          </table:table-cell>
          <table:table-cell table:formula="of:=LN([.$F106]/77.4542)/0.00472" office:value-type="float" office:value="279.999977362223" calcext:value-type="float">
            <text:p>279.999977362223</text:p>
          </table:table-cell>
          <table:table-cell/>
          <table:table-cell table:formula="of:=[.I105]+1" office:value-type="float" office:value="600" calcext:value-type="float">
            <text:p>600</text:p>
          </table:table-cell>
          <table:table-cell table:style-name="ce8" table:formula="of:=830*EXP(0.00392*([.$I106]-[.$I$7]))" office:value-type="float" office:value="1223.54260045196" calcext:value-type="float">
            <text:p>1224</text:p>
          </table:table-cell>
          <table:table-cell table:style-name="ce8" table:formula="of:=LN([.$J106]/116.455)/0.00392" office:value-type="float" office:value="600.000196045733" calcext:value-type="float">
            <text:p>600</text:p>
          </table:table-cell>
          <table:table-cell/>
          <table:table-cell table:formula="of:=[.M105]+1" office:value-type="float" office:value="1100" calcext:value-type="float">
            <text:p>1100</text:p>
          </table:table-cell>
          <table:table-cell table:formula="of:=5890*EXP(0.00256*([.$M106]-[.$M$7]))" office:value-type="float" office:value="7588.97091325315" calcext:value-type="float">
            <text:p>7,589</text:p>
          </table:table-cell>
          <table:table-cell table:formula="of:=LN([.$N106]/454.16)/0.00256" office:value-type="float" office:value="1100.00067100905" calcext:value-type="float">
            <text:p>1100</text:p>
          </table:table-cell>
          <table:table-cell/>
          <table:table-cell table:formula="of:=[.Q105]+1" office:value-type="float" office:value="2100" calcext:value-type="float">
            <text:p>2100</text:p>
          </table:table-cell>
          <table:table-cell table:formula="of:=76320*EXP(0.00189*([.$Q106]-[.$Q$7]))" office:value-type="float" office:value="92023.5964338956" calcext:value-type="float">
            <text:p>92,024</text:p>
          </table:table-cell>
          <table:table-cell table:formula="of:=LN([.$R106]/1738.539)/0.00189" office:value-type="float" office:value="2099.99995862109" calcext:value-type="float">
            <text:p>209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6]+1" office:value-type="float" office:value="281" calcext:value-type="float">
            <text:p>281</text:p>
          </table:table-cell>
          <table:table-cell table:style-name="ce5" table:formula="of:=182*EXP(0.00472*([.$E107]-[.$E$7]))" office:value-type="float" office:value="291.781923838237" calcext:value-type="float">
            <text:p>292</text:p>
          </table:table-cell>
          <table:table-cell table:formula="of:=LN([.$F107]/77.4542)/0.00472" office:value-type="float" office:value="280.999977362223" calcext:value-type="float">
            <text:p>280.999977362223</text:p>
          </table:table-cell>
          <table:table-cell/>
          <table:table-cell table:formula="of:=[.I106]+1" office:value-type="float" office:value="601" calcext:value-type="float">
            <text:p>601</text:p>
          </table:table-cell>
          <table:table-cell table:style-name="ce8" table:formula="of:=830*EXP(0.00392*([.$I107]-[.$I$7]))" office:value-type="float" office:value="1228.3483004639" calcext:value-type="float">
            <text:p>1228</text:p>
          </table:table-cell>
          <table:table-cell table:style-name="ce8" table:formula="of:=LN([.$J107]/116.455)/0.00392" office:value-type="float" office:value="601.000196045733" calcext:value-type="float">
            <text:p>601</text:p>
          </table:table-cell>
          <table:table-cell/>
          <table:table-cell table:formula="of:=[.M106]+1" office:value-type="float" office:value="1101" calcext:value-type="float">
            <text:p>1101</text:p>
          </table:table-cell>
          <table:table-cell table:formula="of:=5890*EXP(0.00256*([.$M107]-[.$M$7]))" office:value-type="float" office:value="7608.42356756486" calcext:value-type="float">
            <text:p>7,608</text:p>
          </table:table-cell>
          <table:table-cell table:formula="of:=LN([.$N107]/454.16)/0.00256" office:value-type="float" office:value="1101.00067100905" calcext:value-type="float">
            <text:p>1101</text:p>
          </table:table-cell>
          <table:table-cell/>
          <table:table-cell table:formula="of:=[.Q106]+1" office:value-type="float" office:value="2101" calcext:value-type="float">
            <text:p>2101</text:p>
          </table:table-cell>
          <table:table-cell table:formula="of:=76320*EXP(0.00189*([.$Q107]-[.$Q$7]))" office:value-type="float" office:value="92197.6854934951" calcext:value-type="float">
            <text:p>92,198</text:p>
          </table:table-cell>
          <table:table-cell table:formula="of:=LN([.$R107]/1738.539)/0.00189" office:value-type="float" office:value="2100.99995862109" calcext:value-type="float">
            <text:p>210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7]+1" office:value-type="float" office:value="282" calcext:value-type="float">
            <text:p>282</text:p>
          </table:table-cell>
          <table:table-cell table:style-name="ce5" table:formula="of:=182*EXP(0.00472*([.$E108]-[.$E$7]))" office:value-type="float" office:value="293.162389855674" calcext:value-type="float">
            <text:p>293</text:p>
          </table:table-cell>
          <table:table-cell table:formula="of:=LN([.$F108]/77.4542)/0.00472" office:value-type="float" office:value="281.999977362223" calcext:value-type="float">
            <text:p>281.999977362223</text:p>
          </table:table-cell>
          <table:table-cell/>
          <table:table-cell table:formula="of:=[.I107]+1" office:value-type="float" office:value="602" calcext:value-type="float">
            <text:p>602</text:p>
          </table:table-cell>
          <table:table-cell table:style-name="ce8" table:formula="of:=830*EXP(0.00392*([.$I108]-[.$I$7]))" office:value-type="float" office:value="1233.17287579133" calcext:value-type="float">
            <text:p>1233</text:p>
          </table:table-cell>
          <table:table-cell table:style-name="ce8" table:formula="of:=LN([.$J108]/116.455)/0.00392" office:value-type="float" office:value="602.000196045733" calcext:value-type="float">
            <text:p>602</text:p>
          </table:table-cell>
          <table:table-cell/>
          <table:table-cell table:formula="of:=[.M107]+1" office:value-type="float" office:value="1102" calcext:value-type="float">
            <text:p>1102</text:p>
          </table:table-cell>
          <table:table-cell table:formula="of:=5890*EXP(0.00256*([.$M108]-[.$M$7]))" office:value-type="float" office:value="7627.92608446849" calcext:value-type="float">
            <text:p>7,628</text:p>
          </table:table-cell>
          <table:table-cell table:formula="of:=LN([.$N108]/454.16)/0.00256" office:value-type="float" office:value="1102.00067100905" calcext:value-type="float">
            <text:p>1102</text:p>
          </table:table-cell>
          <table:table-cell/>
          <table:table-cell table:formula="of:=[.Q107]+1" office:value-type="float" office:value="2102" calcext:value-type="float">
            <text:p>2102</text:p>
          </table:table-cell>
          <table:table-cell table:formula="of:=76320*EXP(0.00189*([.$Q108]-[.$Q$7]))" office:value-type="float" office:value="92372.1038925449" calcext:value-type="float">
            <text:p>92,372</text:p>
          </table:table-cell>
          <table:table-cell table:formula="of:=LN([.$R108]/1738.539)/0.00189" office:value-type="float" office:value="2101.99995862109" calcext:value-type="float">
            <text:p>210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8]+1" office:value-type="float" office:value="283" calcext:value-type="float">
            <text:p>283</text:p>
          </table:table-cell>
          <table:table-cell table:style-name="ce5" table:formula="of:=182*EXP(0.00472*([.$E109]-[.$E$7]))" office:value-type="float" office:value="294.549387074223" calcext:value-type="float">
            <text:p>295</text:p>
          </table:table-cell>
          <table:table-cell table:formula="of:=LN([.$F109]/77.4542)/0.00472" office:value-type="float" office:value="282.999977362223" calcext:value-type="float">
            <text:p>282.999977362223</text:p>
          </table:table-cell>
          <table:table-cell/>
          <table:table-cell table:formula="of:=[.I108]+1" office:value-type="float" office:value="603" calcext:value-type="float">
            <text:p>603</text:p>
          </table:table-cell>
          <table:table-cell table:style-name="ce8" table:formula="of:=830*EXP(0.00392*([.$I109]-[.$I$7]))" office:value-type="float" office:value="1238.01640057071" calcext:value-type="float">
            <text:p>1238</text:p>
          </table:table-cell>
          <table:table-cell table:style-name="ce8" table:formula="of:=LN([.$J109]/116.455)/0.00392" office:value-type="float" office:value="603.000196045733" calcext:value-type="float">
            <text:p>603</text:p>
          </table:table-cell>
          <table:table-cell/>
          <table:table-cell table:formula="of:=[.M108]+1" office:value-type="float" office:value="1103" calcext:value-type="float">
            <text:p>1103</text:p>
          </table:table-cell>
          <table:table-cell table:formula="of:=5890*EXP(0.00256*([.$M109]-[.$M$7]))" office:value-type="float" office:value="7647.4785917758" calcext:value-type="float">
            <text:p>7,647</text:p>
          </table:table-cell>
          <table:table-cell table:formula="of:=LN([.$N109]/454.16)/0.00256" office:value-type="float" office:value="1103.00067100905" calcext:value-type="float">
            <text:p>1103</text:p>
          </table:table-cell>
          <table:table-cell/>
          <table:table-cell table:formula="of:=[.Q108]+1" office:value-type="float" office:value="2103" calcext:value-type="float">
            <text:p>2103</text:p>
          </table:table-cell>
          <table:table-cell table:formula="of:=76320*EXP(0.00189*([.$Q109]-[.$Q$7]))" office:value-type="float" office:value="92546.8522540852" calcext:value-type="float">
            <text:p>92,547</text:p>
          </table:table-cell>
          <table:table-cell table:formula="of:=LN([.$R109]/1738.539)/0.00189" office:value-type="float" office:value="2102.99995862109" calcext:value-type="float">
            <text:p>210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09]+1" office:value-type="float" office:value="284" calcext:value-type="float">
            <text:p>284</text:p>
          </table:table-cell>
          <table:table-cell table:style-name="ce5" table:formula="of:=182*EXP(0.00472*([.$E110]-[.$E$7]))" office:value-type="float" office:value="295.94294639402" calcext:value-type="float">
            <text:p>296</text:p>
          </table:table-cell>
          <table:table-cell table:formula="of:=LN([.$F110]/77.4542)/0.00472" office:value-type="float" office:value="283.999977362223" calcext:value-type="float">
            <text:p>283.999977362223</text:p>
          </table:table-cell>
          <table:table-cell/>
          <table:table-cell table:formula="of:=[.I109]+1" office:value-type="float" office:value="604" calcext:value-type="float">
            <text:p>604</text:p>
          </table:table-cell>
          <table:table-cell table:style-name="ce8" table:formula="of:=830*EXP(0.00392*([.$I110]-[.$I$7]))" office:value-type="float" office:value="1242.87894922966" calcext:value-type="float">
            <text:p>1243</text:p>
          </table:table-cell>
          <table:table-cell table:style-name="ce8" table:formula="of:=LN([.$J110]/116.455)/0.00392" office:value-type="float" office:value="604.000196045733" calcext:value-type="float">
            <text:p>604</text:p>
          </table:table-cell>
          <table:table-cell/>
          <table:table-cell table:formula="of:=[.M109]+1" office:value-type="float" office:value="1104" calcext:value-type="float">
            <text:p>1104</text:p>
          </table:table-cell>
          <table:table-cell table:formula="of:=5890*EXP(0.00256*([.$M110]-[.$M$7]))" office:value-type="float" office:value="7667.08121762619" calcext:value-type="float">
            <text:p>7,667</text:p>
          </table:table-cell>
          <table:table-cell table:formula="of:=LN([.$N110]/454.16)/0.00256" office:value-type="float" office:value="1104.00067100905" calcext:value-type="float">
            <text:p>1104</text:p>
          </table:table-cell>
          <table:table-cell/>
          <table:table-cell table:formula="of:=[.Q109]+1" office:value-type="float" office:value="2104" calcext:value-type="float">
            <text:p>2104</text:p>
          </table:table-cell>
          <table:table-cell table:formula="of:=76320*EXP(0.00189*([.$Q110]-[.$Q$7]))" office:value-type="float" office:value="92721.9312023349" calcext:value-type="float">
            <text:p>92,722</text:p>
          </table:table-cell>
          <table:table-cell table:formula="of:=LN([.$R110]/1738.539)/0.00189" office:value-type="float" office:value="2103.99995862109" calcext:value-type="float">
            <text:p>210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0]+1" office:value-type="float" office:value="285" calcext:value-type="float">
            <text:p>285</text:p>
          </table:table-cell>
          <table:table-cell table:style-name="ce5" table:formula="of:=182*EXP(0.00472*([.$E111]-[.$E$7]))" office:value-type="float" office:value="297.343098861394" calcext:value-type="float">
            <text:p>297</text:p>
          </table:table-cell>
          <table:table-cell table:formula="of:=LN([.$F111]/77.4542)/0.00472" office:value-type="float" office:value="284.999977362223" calcext:value-type="float">
            <text:p>284.999977362223</text:p>
          </table:table-cell>
          <table:table-cell/>
          <table:table-cell table:formula="of:=[.I110]+1" office:value-type="float" office:value="605" calcext:value-type="float">
            <text:p>605</text:p>
          </table:table-cell>
          <table:table-cell table:style-name="ce8" table:formula="of:=830*EXP(0.00392*([.$I111]-[.$I$7]))" office:value-type="float" office:value="1247.76059648816" calcext:value-type="float">
            <text:p>1248</text:p>
          </table:table-cell>
          <table:table-cell table:style-name="ce8" table:formula="of:=LN([.$J111]/116.455)/0.00392" office:value-type="float" office:value="605.000196045733" calcext:value-type="float">
            <text:p>605</text:p>
          </table:table-cell>
          <table:table-cell/>
          <table:table-cell table:formula="of:=[.M110]+1" office:value-type="float" office:value="1105" calcext:value-type="float">
            <text:p>1105</text:p>
          </table:table-cell>
          <table:table-cell table:formula="of:=5890*EXP(0.00256*([.$M111]-[.$M$7]))" office:value-type="float" office:value="7686.73409048749" calcext:value-type="float">
            <text:p>7,687</text:p>
          </table:table-cell>
          <table:table-cell table:formula="of:=LN([.$N111]/454.16)/0.00256" office:value-type="float" office:value="1105.00067100905" calcext:value-type="float">
            <text:p>1105</text:p>
          </table:table-cell>
          <table:table-cell/>
          <table:table-cell table:formula="of:=[.Q110]+1" office:value-type="float" office:value="2105" calcext:value-type="float">
            <text:p>2105</text:p>
          </table:table-cell>
          <table:table-cell table:formula="of:=76320*EXP(0.00189*([.$Q111]-[.$Q$7]))" office:value-type="float" office:value="92897.3413626937" calcext:value-type="float">
            <text:p>92,897</text:p>
          </table:table-cell>
          <table:table-cell table:formula="of:=LN([.$R111]/1738.539)/0.00189" office:value-type="float" office:value="2104.99995862109" calcext:value-type="float">
            <text:p>210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1]+1" office:value-type="float" office:value="286" calcext:value-type="float">
            <text:p>286</text:p>
          </table:table-cell>
          <table:table-cell table:style-name="ce5" table:formula="of:=182*EXP(0.00472*([.$E112]-[.$E$7]))" office:value-type="float" office:value="298.74987566956" calcext:value-type="float">
            <text:p>299</text:p>
          </table:table-cell>
          <table:table-cell table:formula="of:=LN([.$F112]/77.4542)/0.00472" office:value-type="float" office:value="285.999977362223" calcext:value-type="float">
            <text:p>285.999977362223</text:p>
          </table:table-cell>
          <table:table-cell/>
          <table:table-cell table:formula="of:=[.I111]+1" office:value-type="float" office:value="606" calcext:value-type="float">
            <text:p>606</text:p>
          </table:table-cell>
          <table:table-cell table:style-name="ce8" table:formula="of:=830*EXP(0.00392*([.$I112]-[.$I$7]))" office:value-type="float" office:value="1252.66141735964" calcext:value-type="float">
            <text:p>1253</text:p>
          </table:table-cell>
          <table:table-cell table:style-name="ce8" table:formula="of:=LN([.$J112]/116.455)/0.00392" office:value-type="float" office:value="606.000196045733" calcext:value-type="float">
            <text:p>606</text:p>
          </table:table-cell>
          <table:table-cell/>
          <table:table-cell table:formula="of:=[.M111]+1" office:value-type="float" office:value="1106" calcext:value-type="float">
            <text:p>1106</text:p>
          </table:table-cell>
          <table:table-cell table:formula="of:=5890*EXP(0.00256*([.$M112]-[.$M$7]))" office:value-type="float" office:value="7706.43733915684" calcext:value-type="float">
            <text:p>7,706</text:p>
          </table:table-cell>
          <table:table-cell table:formula="of:=LN([.$N112]/454.16)/0.00256" office:value-type="float" office:value="1106.00067100905" calcext:value-type="float">
            <text:p>1106</text:p>
          </table:table-cell>
          <table:table-cell/>
          <table:table-cell table:formula="of:=[.Q111]+1" office:value-type="float" office:value="2106" calcext:value-type="float">
            <text:p>2106</text:p>
          </table:table-cell>
          <table:table-cell table:formula="of:=76320*EXP(0.00189*([.$Q112]-[.$Q$7]))" office:value-type="float" office:value="93073.0833617443" calcext:value-type="float">
            <text:p>93,073</text:p>
          </table:table-cell>
          <table:table-cell table:formula="of:=LN([.$R112]/1738.539)/0.00189" office:value-type="float" office:value="2105.99995862109" calcext:value-type="float">
            <text:p>210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2]+1" office:value-type="float" office:value="287" calcext:value-type="float">
            <text:p>287</text:p>
          </table:table-cell>
          <table:table-cell table:style-name="ce5" table:formula="of:=182*EXP(0.00472*([.$E113]-[.$E$7]))" office:value-type="float" office:value="300.163308159312" calcext:value-type="float">
            <text:p>300</text:p>
          </table:table-cell>
          <table:table-cell table:formula="of:=LN([.$F113]/77.4542)/0.00472" office:value-type="float" office:value="286.999977362223" calcext:value-type="float">
            <text:p>286.999977362223</text:p>
          </table:table-cell>
          <table:table-cell/>
          <table:table-cell table:formula="of:=[.I112]+1" office:value-type="float" office:value="607" calcext:value-type="float">
            <text:p>607</text:p>
          </table:table-cell>
          <table:table-cell table:style-name="ce8" table:formula="of:=830*EXP(0.00392*([.$I113]-[.$I$7]))" office:value-type="float" office:value="1257.58148715217" calcext:value-type="float">
            <text:p>1258</text:p>
          </table:table-cell>
          <table:table-cell table:style-name="ce8" table:formula="of:=LN([.$J113]/116.455)/0.00392" office:value-type="float" office:value="607.000196045733" calcext:value-type="float">
            <text:p>607</text:p>
          </table:table-cell>
          <table:table-cell/>
          <table:table-cell table:formula="of:=[.M112]+1" office:value-type="float" office:value="1107" calcext:value-type="float">
            <text:p>1107</text:p>
          </table:table-cell>
          <table:table-cell table:formula="of:=5890*EXP(0.00256*([.$M113]-[.$M$7]))" office:value-type="float" office:value="7726.19109276151" calcext:value-type="float">
            <text:p>7,726</text:p>
          </table:table-cell>
          <table:table-cell table:formula="of:=LN([.$N113]/454.16)/0.00256" office:value-type="float" office:value="1107.00067100905" calcext:value-type="float">
            <text:p>1107</text:p>
          </table:table-cell>
          <table:table-cell/>
          <table:table-cell table:formula="of:=[.Q112]+1" office:value-type="float" office:value="2107" calcext:value-type="float">
            <text:p>2107</text:p>
          </table:table-cell>
          <table:table-cell table:formula="of:=76320*EXP(0.00189*([.$Q113]-[.$Q$7]))" office:value-type="float" office:value="93249.1578272549" calcext:value-type="float">
            <text:p>93,249</text:p>
          </table:table-cell>
          <table:table-cell table:formula="of:=LN([.$R113]/1738.539)/0.00189" office:value-type="float" office:value="2106.99995862109" calcext:value-type="float">
            <text:p>210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3]+1" office:value-type="float" office:value="288" calcext:value-type="float">
            <text:p>288</text:p>
          </table:table-cell>
          <table:table-cell table:style-name="ce5" table:formula="of:=182*EXP(0.00472*([.$E114]-[.$E$7]))" office:value-type="float" office:value="301.583427819724" calcext:value-type="float">
            <text:p>302</text:p>
          </table:table-cell>
          <table:table-cell table:formula="of:=LN([.$F114]/77.4542)/0.00472" office:value-type="float" office:value="287.999977362223" calcext:value-type="float">
            <text:p>287.999977362223</text:p>
          </table:table-cell>
          <table:table-cell/>
          <table:table-cell table:formula="of:=[.I113]+1" office:value-type="float" office:value="608" calcext:value-type="float">
            <text:p>608</text:p>
          </table:table-cell>
          <table:table-cell table:style-name="ce8" table:formula="of:=830*EXP(0.00392*([.$I114]-[.$I$7]))" office:value-type="float" office:value="1262.52088146961" calcext:value-type="float">
            <text:p>1263</text:p>
          </table:table-cell>
          <table:table-cell table:style-name="ce8" table:formula="of:=LN([.$J114]/116.455)/0.00392" office:value-type="float" office:value="608.000196045733" calcext:value-type="float">
            <text:p>608</text:p>
          </table:table-cell>
          <table:table-cell/>
          <table:table-cell table:formula="of:=[.M113]+1" office:value-type="float" office:value="1108" calcext:value-type="float">
            <text:p>1108</text:p>
          </table:table-cell>
          <table:table-cell table:formula="of:=5890*EXP(0.00256*([.$M114]-[.$M$7]))" office:value-type="float" office:value="7745.99548075978" calcext:value-type="float">
            <text:p>7,746</text:p>
          </table:table-cell>
          <table:table-cell table:formula="of:=LN([.$N114]/454.16)/0.00256" office:value-type="float" office:value="1108.00067100905" calcext:value-type="float">
            <text:p>1108</text:p>
          </table:table-cell>
          <table:table-cell/>
          <table:table-cell table:formula="of:=[.Q113]+1" office:value-type="float" office:value="2108" calcext:value-type="float">
            <text:p>2108</text:p>
          </table:table-cell>
          <table:table-cell table:formula="of:=76320*EXP(0.00189*([.$Q114]-[.$Q$7]))" office:value-type="float" office:value="93425.5653881814" calcext:value-type="float">
            <text:p>93,426</text:p>
          </table:table-cell>
          <table:table-cell table:formula="of:=LN([.$R114]/1738.539)/0.00189" office:value-type="float" office:value="2107.99995862109" calcext:value-type="float">
            <text:p>210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4]+1" office:value-type="float" office:value="289" calcext:value-type="float">
            <text:p>289</text:p>
          </table:table-cell>
          <table:table-cell table:style-name="ce5" table:formula="of:=182*EXP(0.00472*([.$E115]-[.$E$7]))" office:value-type="float" office:value="303.010266288848" calcext:value-type="float">
            <text:p>303</text:p>
          </table:table-cell>
          <table:table-cell table:formula="of:=LN([.$F115]/77.4542)/0.00472" office:value-type="float" office:value="288.999977362223" calcext:value-type="float">
            <text:p>288.999977362223</text:p>
          </table:table-cell>
          <table:table-cell/>
          <table:table-cell table:formula="of:=[.I114]+1" office:value-type="float" office:value="609" calcext:value-type="float">
            <text:p>609</text:p>
          </table:table-cell>
          <table:table-cell table:style-name="ce8" table:formula="of:=830*EXP(0.00392*([.$I115]-[.$I$7]))" office:value-type="float" office:value="1267.47967621277" calcext:value-type="float">
            <text:p>1267</text:p>
          </table:table-cell>
          <table:table-cell table:style-name="ce8" table:formula="of:=LN([.$J115]/116.455)/0.00392" office:value-type="float" office:value="609.000196045733" calcext:value-type="float">
            <text:p>609</text:p>
          </table:table-cell>
          <table:table-cell/>
          <table:table-cell table:formula="of:=[.M114]+1" office:value-type="float" office:value="1109" calcext:value-type="float">
            <text:p>1109</text:p>
          </table:table-cell>
          <table:table-cell table:formula="of:=5890*EXP(0.00256*([.$M115]-[.$M$7]))" office:value-type="float" office:value="7765.85063294176" calcext:value-type="float">
            <text:p>7,766</text:p>
          </table:table-cell>
          <table:table-cell table:formula="of:=LN([.$N115]/454.16)/0.00256" office:value-type="float" office:value="1109.00067100905" calcext:value-type="float">
            <text:p>1109</text:p>
          </table:table-cell>
          <table:table-cell/>
          <table:table-cell table:formula="of:=[.Q114]+1" office:value-type="float" office:value="2109" calcext:value-type="float">
            <text:p>2109</text:p>
          </table:table-cell>
          <table:table-cell table:formula="of:=76320*EXP(0.00189*([.$Q115]-[.$Q$7]))" office:value-type="float" office:value="93602.3066746693" calcext:value-type="float">
            <text:p>93,602</text:p>
          </table:table-cell>
          <table:table-cell table:formula="of:=LN([.$R115]/1738.539)/0.00189" office:value-type="float" office:value="2108.99995862109" calcext:value-type="float">
            <text:p>210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5]+1" office:value-type="float" office:value="290" calcext:value-type="float">
            <text:p>290</text:p>
          </table:table-cell>
          <table:table-cell table:style-name="ce5" table:formula="of:=182*EXP(0.00472*([.$E116]-[.$E$7]))" office:value-type="float" office:value="304.443855354421" calcext:value-type="float">
            <text:p>304</text:p>
          </table:table-cell>
          <table:table-cell table:formula="of:=LN([.$F116]/77.4542)/0.00472" office:value-type="float" office:value="289.999977362223" calcext:value-type="float">
            <text:p>289.999977362223</text:p>
          </table:table-cell>
          <table:table-cell/>
          <table:table-cell table:formula="of:=[.I115]+1" office:value-type="float" office:value="610" calcext:value-type="float">
            <text:p>610</text:p>
          </table:table-cell>
          <table:table-cell table:style-name="ce8" table:formula="of:=830*EXP(0.00392*([.$I116]-[.$I$7]))" office:value-type="float" office:value="1272.45794758056" calcext:value-type="float">
            <text:p>1272</text:p>
          </table:table-cell>
          <table:table-cell table:style-name="ce8" table:formula="of:=LN([.$J116]/116.455)/0.00392" office:value-type="float" office:value="610.000196045733" calcext:value-type="float">
            <text:p>610</text:p>
          </table:table-cell>
          <table:table-cell/>
          <table:table-cell table:formula="of:=[.M115]+1" office:value-type="float" office:value="1110" calcext:value-type="float">
            <text:p>1110</text:p>
          </table:table-cell>
          <table:table-cell table:formula="of:=5890*EXP(0.00256*([.$M116]-[.$M$7]))" office:value-type="float" office:value="7785.75667943024" calcext:value-type="float">
            <text:p>7,786</text:p>
          </table:table-cell>
          <table:table-cell table:formula="of:=LN([.$N116]/454.16)/0.00256" office:value-type="float" office:value="1110.00067100905" calcext:value-type="float">
            <text:p>1110</text:p>
          </table:table-cell>
          <table:table-cell/>
          <table:table-cell table:formula="of:=[.Q115]+1" office:value-type="float" office:value="2110" calcext:value-type="float">
            <text:p>2110</text:p>
          </table:table-cell>
          <table:table-cell table:formula="of:=76320*EXP(0.00189*([.$Q116]-[.$Q$7]))" office:value-type="float" office:value="93779.3823180564" calcext:value-type="float">
            <text:p>93,779</text:p>
          </table:table-cell>
          <table:table-cell table:formula="of:=LN([.$R116]/1738.539)/0.00189" office:value-type="float" office:value="2109.99995862109" calcext:value-type="float">
            <text:p>210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6]+1" office:value-type="float" office:value="291" calcext:value-type="float">
            <text:p>291</text:p>
          </table:table-cell>
          <table:table-cell table:style-name="ce5" table:formula="of:=182*EXP(0.00472*([.$E117]-[.$E$7]))" office:value-type="float" office:value="305.884226954574" calcext:value-type="float">
            <text:p>306</text:p>
          </table:table-cell>
          <table:table-cell table:formula="of:=LN([.$F117]/77.4542)/0.00472" office:value-type="float" office:value="290.999977362223" calcext:value-type="float">
            <text:p>290.999977362223</text:p>
          </table:table-cell>
          <table:table-cell/>
          <table:table-cell table:formula="of:=[.I116]+1" office:value-type="float" office:value="611" calcext:value-type="float">
            <text:p>611</text:p>
          </table:table-cell>
          <table:table-cell table:style-name="ce8" table:formula="of:=830*EXP(0.00392*([.$I117]-[.$I$7]))" office:value-type="float" office:value="1277.4557720712" calcext:value-type="float">
            <text:p>1277</text:p>
          </table:table-cell>
          <table:table-cell table:style-name="ce8" table:formula="of:=LN([.$J117]/116.455)/0.00392" office:value-type="float" office:value="611.000196045733" calcext:value-type="float">
            <text:p>611</text:p>
          </table:table-cell>
          <table:table-cell/>
          <table:table-cell table:formula="of:=[.M116]+1" office:value-type="float" office:value="1111" calcext:value-type="float">
            <text:p>1111</text:p>
          </table:table-cell>
          <table:table-cell table:formula="of:=5890*EXP(0.00256*([.$M117]-[.$M$7]))" office:value-type="float" office:value="7805.71375068156" calcext:value-type="float">
            <text:p>7,806</text:p>
          </table:table-cell>
          <table:table-cell table:formula="of:=LN([.$N117]/454.16)/0.00256" office:value-type="float" office:value="1111.00067100905" calcext:value-type="float">
            <text:p>1111</text:p>
          </table:table-cell>
          <table:table-cell/>
          <table:table-cell table:formula="of:=[.Q116]+1" office:value-type="float" office:value="2111" calcext:value-type="float">
            <text:p>2111</text:p>
          </table:table-cell>
          <table:table-cell table:formula="of:=76320*EXP(0.00189*([.$Q117]-[.$Q$7]))" office:value-type="float" office:value="93956.7929508749" calcext:value-type="float">
            <text:p>93,957</text:p>
          </table:table-cell>
          <table:table-cell table:formula="of:=LN([.$R117]/1738.539)/0.00189" office:value-type="float" office:value="2110.99995862109" calcext:value-type="float">
            <text:p>211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7]+1" office:value-type="float" office:value="292" calcext:value-type="float">
            <text:p>292</text:p>
          </table:table-cell>
          <table:table-cell table:style-name="ce5" table:formula="of:=182*EXP(0.00472*([.$E118]-[.$E$7]))" office:value-type="float" office:value="307.331413178539" calcext:value-type="float">
            <text:p>307</text:p>
          </table:table-cell>
          <table:table-cell table:formula="of:=LN([.$F118]/77.4542)/0.00472" office:value-type="float" office:value="291.999977362223" calcext:value-type="float">
            <text:p>291.999977362223</text:p>
          </table:table-cell>
          <table:table-cell/>
          <table:table-cell table:formula="of:=[.I117]+1" office:value-type="float" office:value="612" calcext:value-type="float">
            <text:p>612</text:p>
          </table:table-cell>
          <table:table-cell table:style-name="ce8" table:formula="of:=830*EXP(0.00392*([.$I118]-[.$I$7]))" office:value-type="float" office:value="1282.47322648335" calcext:value-type="float">
            <text:p>1282</text:p>
          </table:table-cell>
          <table:table-cell table:style-name="ce8" table:formula="of:=LN([.$J118]/116.455)/0.00392" office:value-type="float" office:value="612.000196045733" calcext:value-type="float">
            <text:p>612</text:p>
          </table:table-cell>
          <table:table-cell/>
          <table:table-cell table:formula="of:=[.M117]+1" office:value-type="float" office:value="1112" calcext:value-type="float">
            <text:p>1112</text:p>
          </table:table-cell>
          <table:table-cell table:formula="of:=5890*EXP(0.00256*([.$M118]-[.$M$7]))" office:value-type="float" office:value="7825.72197748646" calcext:value-type="float">
            <text:p>7,826</text:p>
          </table:table-cell>
          <table:table-cell table:formula="of:=LN([.$N118]/454.16)/0.00256" office:value-type="float" office:value="1112.00067100905" calcext:value-type="float">
            <text:p>1112</text:p>
          </table:table-cell>
          <table:table-cell/>
          <table:table-cell table:formula="of:=[.Q117]+1" office:value-type="float" office:value="2112" calcext:value-type="float">
            <text:p>2112</text:p>
          </table:table-cell>
          <table:table-cell table:formula="of:=76320*EXP(0.00189*([.$Q118]-[.$Q$7]))" office:value-type="float" office:value="94134.5392068533" calcext:value-type="float">
            <text:p>94,135</text:p>
          </table:table-cell>
          <table:table-cell table:formula="of:=LN([.$R118]/1738.539)/0.00189" office:value-type="float" office:value="2111.99995862109" calcext:value-type="float">
            <text:p>211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8]+1" office:value-type="float" office:value="293" calcext:value-type="float">
            <text:p>293</text:p>
          </table:table-cell>
          <table:table-cell table:style-name="ce5" table:formula="of:=182*EXP(0.00472*([.$E119]-[.$E$7]))" office:value-type="float" office:value="308.785446267372" calcext:value-type="float">
            <text:p>309</text:p>
          </table:table-cell>
          <table:table-cell table:formula="of:=LN([.$F119]/77.4542)/0.00472" office:value-type="float" office:value="292.999977362223" calcext:value-type="float">
            <text:p>292.999977362223</text:p>
          </table:table-cell>
          <table:table-cell/>
          <table:table-cell table:formula="of:=[.I118]+1" office:value-type="float" office:value="613" calcext:value-type="float">
            <text:p>613</text:p>
          </table:table-cell>
          <table:table-cell table:style-name="ce8" table:formula="of:=830*EXP(0.00392*([.$I119]-[.$I$7]))" office:value-type="float" office:value="1287.51038791732" calcext:value-type="float">
            <text:p>1288</text:p>
          </table:table-cell>
          <table:table-cell table:style-name="ce8" table:formula="of:=LN([.$J119]/116.455)/0.00392" office:value-type="float" office:value="613.000196045733" calcext:value-type="float">
            <text:p>613</text:p>
          </table:table-cell>
          <table:table-cell/>
          <table:table-cell table:formula="of:=[.M118]+1" office:value-type="float" office:value="1113" calcext:value-type="float">
            <text:p>1113</text:p>
          </table:table-cell>
          <table:table-cell table:formula="of:=5890*EXP(0.00256*([.$M119]-[.$M$7]))" office:value-type="float" office:value="7845.78149097092" calcext:value-type="float">
            <text:p>7,846</text:p>
          </table:table-cell>
          <table:table-cell table:formula="of:=LN([.$N119]/454.16)/0.00256" office:value-type="float" office:value="1113.00067100905" calcext:value-type="float">
            <text:p>1113</text:p>
          </table:table-cell>
          <table:table-cell/>
          <table:table-cell table:formula="of:=[.Q118]+1" office:value-type="float" office:value="2113" calcext:value-type="float">
            <text:p>2113</text:p>
          </table:table-cell>
          <table:table-cell table:formula="of:=76320*EXP(0.00189*([.$Q119]-[.$Q$7]))" office:value-type="float" office:value="94312.6217209193" calcext:value-type="float">
            <text:p>94,313</text:p>
          </table:table-cell>
          <table:table-cell table:formula="of:=LN([.$R119]/1738.539)/0.00189" office:value-type="float" office:value="2112.99995862109" calcext:value-type="float">
            <text:p>211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19]+1" office:value-type="float" office:value="294" calcext:value-type="float">
            <text:p>294</text:p>
          </table:table-cell>
          <table:table-cell table:style-name="ce5" table:formula="of:=182*EXP(0.00472*([.$E120]-[.$E$7]))" office:value-type="float" office:value="310.246358614662" calcext:value-type="float">
            <text:p>310</text:p>
          </table:table-cell>
          <table:table-cell table:formula="of:=LN([.$F120]/77.4542)/0.00472" office:value-type="float" office:value="293.999977362223" calcext:value-type="float">
            <text:p>293.999977362223</text:p>
          </table:table-cell>
          <table:table-cell/>
          <table:table-cell table:formula="of:=[.I119]+1" office:value-type="float" office:value="614" calcext:value-type="float">
            <text:p>614</text:p>
          </table:table-cell>
          <table:table-cell table:style-name="ce8" table:formula="of:=830*EXP(0.00392*([.$I120]-[.$I$7]))" office:value-type="float" office:value="1292.56733377626" calcext:value-type="float">
            <text:p>1293</text:p>
          </table:table-cell>
          <table:table-cell table:style-name="ce8" table:formula="of:=LN([.$J120]/116.455)/0.00392" office:value-type="float" office:value="614.000196045733" calcext:value-type="float">
            <text:p>614</text:p>
          </table:table-cell>
          <table:table-cell/>
          <table:table-cell table:formula="of:=[.M119]+1" office:value-type="float" office:value="1114" calcext:value-type="float">
            <text:p>1114</text:p>
          </table:table-cell>
          <table:table-cell table:formula="of:=5890*EXP(0.00256*([.$M120]-[.$M$7]))" office:value-type="float" office:value="7865.89242259704" calcext:value-type="float">
            <text:p>7,866</text:p>
          </table:table-cell>
          <table:table-cell table:formula="of:=LN([.$N120]/454.16)/0.00256" office:value-type="float" office:value="1114.00067100905" calcext:value-type="float">
            <text:p>1114</text:p>
          </table:table-cell>
          <table:table-cell/>
          <table:table-cell table:formula="of:=[.Q119]+1" office:value-type="float" office:value="2114" calcext:value-type="float">
            <text:p>2114</text:p>
          </table:table-cell>
          <table:table-cell table:formula="of:=76320*EXP(0.00189*([.$Q120]-[.$Q$7]))" office:value-type="float" office:value="94491.0411292017" calcext:value-type="float">
            <text:p>94,491</text:p>
          </table:table-cell>
          <table:table-cell table:formula="of:=LN([.$R120]/1738.539)/0.00189" office:value-type="float" office:value="2113.99995862109" calcext:value-type="float">
            <text:p>211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0]+1" office:value-type="float" office:value="295" calcext:value-type="float">
            <text:p>295</text:p>
          </table:table-cell>
          <table:table-cell table:style-name="ce5" table:formula="of:=182*EXP(0.00472*([.$E121]-[.$E$7]))" office:value-type="float" office:value="311.71418276726" calcext:value-type="float">
            <text:p>312</text:p>
          </table:table-cell>
          <table:table-cell table:formula="of:=LN([.$F121]/77.4542)/0.00472" office:value-type="float" office:value="294.999977362223" calcext:value-type="float">
            <text:p>294.999977362223</text:p>
          </table:table-cell>
          <table:table-cell/>
          <table:table-cell table:formula="of:=[.I120]+1" office:value-type="float" office:value="615" calcext:value-type="float">
            <text:p>615</text:p>
          </table:table-cell>
          <table:table-cell table:style-name="ce8" table:formula="of:=830*EXP(0.00392*([.$I121]-[.$I$7]))" office:value-type="float" office:value="1297.6441417673" calcext:value-type="float">
            <text:p>1298</text:p>
          </table:table-cell>
          <table:table-cell table:style-name="ce8" table:formula="of:=LN([.$J121]/116.455)/0.00392" office:value-type="float" office:value="615.000196045733" calcext:value-type="float">
            <text:p>615</text:p>
          </table:table-cell>
          <table:table-cell/>
          <table:table-cell table:formula="of:=[.M120]+1" office:value-type="float" office:value="1115" calcext:value-type="float">
            <text:p>1115</text:p>
          </table:table-cell>
          <table:table-cell table:formula="of:=5890*EXP(0.00256*([.$M121]-[.$M$7]))" office:value-type="float" office:value="7886.05490416389" calcext:value-type="float">
            <text:p>7,886</text:p>
          </table:table-cell>
          <table:table-cell table:formula="of:=LN([.$N121]/454.16)/0.00256" office:value-type="float" office:value="1115.00067100905" calcext:value-type="float">
            <text:p>1115</text:p>
          </table:table-cell>
          <table:table-cell/>
          <table:table-cell table:formula="of:=[.Q120]+1" office:value-type="float" office:value="2115" calcext:value-type="float">
            <text:p>2115</text:p>
          </table:table-cell>
          <table:table-cell table:formula="of:=76320*EXP(0.00189*([.$Q121]-[.$Q$7]))" office:value-type="float" office:value="94669.7980690326" calcext:value-type="float">
            <text:p>94,670</text:p>
          </table:table-cell>
          <table:table-cell table:formula="of:=LN([.$R121]/1738.539)/0.00189" office:value-type="float" office:value="2114.99995862109" calcext:value-type="float">
            <text:p>211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1]+1" office:value-type="float" office:value="296" calcext:value-type="float">
            <text:p>296</text:p>
          </table:table-cell>
          <table:table-cell table:style-name="ce5" table:formula="of:=182*EXP(0.00472*([.$E122]-[.$E$7]))" office:value-type="float" office:value="313.188951426" calcext:value-type="float">
            <text:p>313</text:p>
          </table:table-cell>
          <table:table-cell table:formula="of:=LN([.$F122]/77.4542)/0.00472" office:value-type="float" office:value="295.999977362223" calcext:value-type="float">
            <text:p>295.999977362223</text:p>
          </table:table-cell>
          <table:table-cell/>
          <table:table-cell table:formula="of:=[.I121]+1" office:value-type="float" office:value="616" calcext:value-type="float">
            <text:p>616</text:p>
          </table:table-cell>
          <table:table-cell table:style-name="ce8" table:formula="of:=830*EXP(0.00392*([.$I122]-[.$I$7]))" office:value-type="float" office:value="1302.74088990282" calcext:value-type="float">
            <text:p>1303</text:p>
          </table:table-cell>
          <table:table-cell table:style-name="ce8" table:formula="of:=LN([.$J122]/116.455)/0.00392" office:value-type="float" office:value="616.000196045733" calcext:value-type="float">
            <text:p>616</text:p>
          </table:table-cell>
          <table:table-cell/>
          <table:table-cell table:formula="of:=[.M121]+1" office:value-type="float" office:value="1116" calcext:value-type="float">
            <text:p>1116</text:p>
          </table:table-cell>
          <table:table-cell table:formula="of:=5890*EXP(0.00256*([.$M122]-[.$M$7]))" office:value-type="float" office:value="7906.26906780838" calcext:value-type="float">
            <text:p>7,906</text:p>
          </table:table-cell>
          <table:table-cell table:formula="of:=LN([.$N122]/454.16)/0.00256" office:value-type="float" office:value="1116.00067100905" calcext:value-type="float">
            <text:p>1116</text:p>
          </table:table-cell>
          <table:table-cell/>
          <table:table-cell table:formula="of:=[.Q121]+1" office:value-type="float" office:value="2116" calcext:value-type="float">
            <text:p>2116</text:p>
          </table:table-cell>
          <table:table-cell table:formula="of:=76320*EXP(0.00189*([.$Q122]-[.$Q$7]))" office:value-type="float" office:value="94848.8931789498" calcext:value-type="float">
            <text:p>94,849</text:p>
          </table:table-cell>
          <table:table-cell table:formula="of:=LN([.$R122]/1738.539)/0.00189" office:value-type="float" office:value="2115.99995862109" calcext:value-type="float">
            <text:p>211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2]+1" office:value-type="float" office:value="297" calcext:value-type="float">
            <text:p>297</text:p>
          </table:table-cell>
          <table:table-cell table:style-name="ce5" table:formula="of:=182*EXP(0.00472*([.$E123]-[.$E$7]))" office:value-type="float" office:value="314.670697446429" calcext:value-type="float">
            <text:p>315</text:p>
          </table:table-cell>
          <table:table-cell table:formula="of:=LN([.$F123]/77.4542)/0.00472" office:value-type="float" office:value="296.999977362223" calcext:value-type="float">
            <text:p>296.999977362223</text:p>
          </table:table-cell>
          <table:table-cell/>
          <table:table-cell table:formula="of:=[.I122]+1" office:value-type="float" office:value="617" calcext:value-type="float">
            <text:p>617</text:p>
          </table:table-cell>
          <table:table-cell table:style-name="ce8" table:formula="of:=830*EXP(0.00392*([.$I123]-[.$I$7]))" office:value-type="float" office:value="1307.85765650159" calcext:value-type="float">
            <text:p>1308</text:p>
          </table:table-cell>
          <table:table-cell table:style-name="ce8" table:formula="of:=LN([.$J123]/116.455)/0.00392" office:value-type="float" office:value="617.000196045733" calcext:value-type="float">
            <text:p>617</text:p>
          </table:table-cell>
          <table:table-cell/>
          <table:table-cell table:formula="of:=[.M122]+1" office:value-type="float" office:value="1117" calcext:value-type="float">
            <text:p>1117</text:p>
          </table:table-cell>
          <table:table-cell table:formula="of:=5890*EXP(0.00256*([.$M123]-[.$M$7]))" office:value-type="float" office:value="7926.53504600614" calcext:value-type="float">
            <text:p>7,927</text:p>
          </table:table-cell>
          <table:table-cell table:formula="of:=LN([.$N123]/454.16)/0.00256" office:value-type="float" office:value="1117.00067100905" calcext:value-type="float">
            <text:p>1117</text:p>
          </table:table-cell>
          <table:table-cell/>
          <table:table-cell table:formula="of:=[.Q122]+1" office:value-type="float" office:value="2117" calcext:value-type="float">
            <text:p>2117</text:p>
          </table:table-cell>
          <table:table-cell table:formula="of:=76320*EXP(0.00189*([.$Q123]-[.$Q$7]))" office:value-type="float" office:value="95028.3270986992" calcext:value-type="float">
            <text:p>95,028</text:p>
          </table:table-cell>
          <table:table-cell table:formula="of:=LN([.$R123]/1738.539)/0.00189" office:value-type="float" office:value="2116.99995862109" calcext:value-type="float">
            <text:p>211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3]+1" office:value-type="float" office:value="298" calcext:value-type="float">
            <text:p>298</text:p>
          </table:table-cell>
          <table:table-cell table:style-name="ce5" table:formula="of:=182*EXP(0.00472*([.$E124]-[.$E$7]))" office:value-type="float" office:value="316.159453839539" calcext:value-type="float">
            <text:p>316</text:p>
          </table:table-cell>
          <table:table-cell table:formula="of:=LN([.$F124]/77.4542)/0.00472" office:value-type="float" office:value="297.999977362223" calcext:value-type="float">
            <text:p>297.999977362223</text:p>
          </table:table-cell>
          <table:table-cell/>
          <table:table-cell table:formula="of:=[.I123]+1" office:value-type="float" office:value="618" calcext:value-type="float">
            <text:p>618</text:p>
          </table:table-cell>
          <table:table-cell table:style-name="ce8" table:formula="of:=830*EXP(0.00392*([.$I124]-[.$I$7]))" office:value-type="float" office:value="1312.99452018998" calcext:value-type="float">
            <text:p>1313</text:p>
          </table:table-cell>
          <table:table-cell table:style-name="ce8" table:formula="of:=LN([.$J124]/116.455)/0.00392" office:value-type="float" office:value="618.000196045733" calcext:value-type="float">
            <text:p>618</text:p>
          </table:table-cell>
          <table:table-cell/>
          <table:table-cell table:formula="of:=[.M123]+1" office:value-type="float" office:value="1118" calcext:value-type="float">
            <text:p>1118</text:p>
          </table:table-cell>
          <table:table-cell table:formula="of:=5890*EXP(0.00256*([.$M124]-[.$M$7]))" office:value-type="float" office:value="7946.85297157235" calcext:value-type="float">
            <text:p>7,947</text:p>
          </table:table-cell>
          <table:table-cell table:formula="of:=LN([.$N124]/454.16)/0.00256" office:value-type="float" office:value="1118.00067100905" calcext:value-type="float">
            <text:p>1118</text:p>
          </table:table-cell>
          <table:table-cell/>
          <table:table-cell table:formula="of:=[.Q123]+1" office:value-type="float" office:value="2118" calcext:value-type="float">
            <text:p>2118</text:p>
          </table:table-cell>
          <table:table-cell table:formula="of:=76320*EXP(0.00189*([.$Q124]-[.$Q$7]))" office:value-type="float" office:value="95208.1004692368" calcext:value-type="float">
            <text:p>95,208</text:p>
          </table:table-cell>
          <table:table-cell table:formula="of:=LN([.$R124]/1738.539)/0.00189" office:value-type="float" office:value="2117.99995862109" calcext:value-type="float">
            <text:p>211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4]+1" office:value-type="float" office:value="299" calcext:value-type="float">
            <text:p>299</text:p>
          </table:table-cell>
          <table:table-cell table:style-name="ce5" table:formula="of:=182*EXP(0.00472*([.$E125]-[.$E$7]))" office:value-type="float" office:value="317.655253772502" calcext:value-type="float">
            <text:p>318</text:p>
          </table:table-cell>
          <table:table-cell table:formula="of:=LN([.$F125]/77.4542)/0.00472" office:value-type="float" office:value="298.999977362223" calcext:value-type="float">
            <text:p>298.999977362223</text:p>
          </table:table-cell>
          <table:table-cell/>
          <table:table-cell table:formula="of:=[.I124]+1" office:value-type="float" office:value="619" calcext:value-type="float">
            <text:p>619</text:p>
          </table:table-cell>
          <table:table-cell table:style-name="ce8" table:formula="of:=830*EXP(0.00392*([.$I125]-[.$I$7]))" office:value-type="float" office:value="1318.1515599032" calcext:value-type="float">
            <text:p>1318</text:p>
          </table:table-cell>
          <table:table-cell table:style-name="ce8" table:formula="of:=LN([.$J125]/116.455)/0.00392" office:value-type="float" office:value="619.000196045733" calcext:value-type="float">
            <text:p>619</text:p>
          </table:table-cell>
          <table:table-cell/>
          <table:table-cell table:formula="of:=[.M124]+1" office:value-type="float" office:value="1119" calcext:value-type="float">
            <text:p>1119</text:p>
          </table:table-cell>
          <table:table-cell table:formula="of:=5890*EXP(0.00256*([.$M125]-[.$M$7]))" office:value-type="float" office:value="7967.22297766263" calcext:value-type="float">
            <text:p>7,967</text:p>
          </table:table-cell>
          <table:table-cell table:formula="of:=LN([.$N125]/454.16)/0.00256" office:value-type="float" office:value="1119.00067100905" calcext:value-type="float">
            <text:p>1119</text:p>
          </table:table-cell>
          <table:table-cell/>
          <table:table-cell table:formula="of:=[.Q124]+1" office:value-type="float" office:value="2119" calcext:value-type="float">
            <text:p>2119</text:p>
          </table:table-cell>
          <table:table-cell table:formula="of:=76320*EXP(0.00189*([.$Q125]-[.$Q$7]))" office:value-type="float" office:value="95388.2139327314" calcext:value-type="float">
            <text:p>95,388</text:p>
          </table:table-cell>
          <table:table-cell table:formula="of:=LN([.$R125]/1738.539)/0.00189" office:value-type="float" office:value="2118.99995862109" calcext:value-type="float">
            <text:p>211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5]+1" office:value-type="float" office:value="300" calcext:value-type="float">
            <text:p>300</text:p>
          </table:table-cell>
          <table:table-cell table:style-name="ce5" table:formula="of:=182*EXP(0.00472*([.$E126]-[.$E$7]))" office:value-type="float" office:value="319.158130569409" calcext:value-type="float">
            <text:p>319</text:p>
          </table:table-cell>
          <table:table-cell table:formula="of:=LN([.$F126]/77.4542)/0.00472" office:value-type="float" office:value="299.999977362223" calcext:value-type="float">
            <text:p>299.999977362223</text:p>
          </table:table-cell>
          <table:table-cell/>
          <table:table-cell table:formula="of:=[.I125]+1" office:value-type="float" office:value="620" calcext:value-type="float">
            <text:p>620</text:p>
          </table:table-cell>
          <table:table-cell table:style-name="ce8" table:formula="of:=830*EXP(0.00392*([.$I126]-[.$I$7]))" office:value-type="float" office:value="1323.32885488649" calcext:value-type="float">
            <text:p>1323</text:p>
          </table:table-cell>
          <table:table-cell table:style-name="ce8" table:formula="of:=LN([.$J126]/116.455)/0.00392" office:value-type="float" office:value="620.000196045733" calcext:value-type="float">
            <text:p>620</text:p>
          </table:table-cell>
          <table:table-cell/>
          <table:table-cell table:formula="of:=[.M125]+1" office:value-type="float" office:value="1120" calcext:value-type="float">
            <text:p>1120</text:p>
          </table:table-cell>
          <table:table-cell table:formula="of:=5890*EXP(0.00256*([.$M126]-[.$M$7]))" office:value-type="float" office:value="7987.64519777393" calcext:value-type="float">
            <text:p>7,988</text:p>
          </table:table-cell>
          <table:table-cell table:formula="of:=LN([.$N126]/454.16)/0.00256" office:value-type="float" office:value="1120.00067100905" calcext:value-type="float">
            <text:p>1120</text:p>
          </table:table-cell>
          <table:table-cell/>
          <table:table-cell table:formula="of:=[.Q125]+1" office:value-type="float" office:value="2120" calcext:value-type="float">
            <text:p>2120</text:p>
          </table:table-cell>
          <table:table-cell table:formula="of:=76320*EXP(0.00189*([.$Q126]-[.$Q$7]))" office:value-type="float" office:value="95568.6681325664" calcext:value-type="float">
            <text:p>95,569</text:p>
          </table:table-cell>
          <table:table-cell table:formula="of:=LN([.$R126]/1738.539)/0.00189" office:value-type="float" office:value="2119.99995862109" calcext:value-type="float">
            <text:p>211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6]+1" office:value-type="float" office:value="301" calcext:value-type="float">
            <text:p>301</text:p>
          </table:table-cell>
          <table:table-cell table:style-name="ce5" table:formula="of:=182*EXP(0.00472*([.$E127]-[.$E$7]))" office:value-type="float" office:value="320.668117712013" calcext:value-type="float">
            <text:p>321</text:p>
          </table:table-cell>
          <table:table-cell table:formula="of:=LN([.$F127]/77.4542)/0.00472" office:value-type="float" office:value="300.999977362223" calcext:value-type="float">
            <text:p>300.999977362223</text:p>
          </table:table-cell>
          <table:table-cell/>
          <table:table-cell table:formula="of:=[.I126]+1" office:value-type="float" office:value="621" calcext:value-type="float">
            <text:p>621</text:p>
          </table:table-cell>
          <table:table-cell table:style-name="ce8" table:formula="of:=830*EXP(0.00392*([.$I127]-[.$I$7]))" office:value-type="float" office:value="1328.52648469634" calcext:value-type="float">
            <text:p>1329</text:p>
          </table:table-cell>
          <table:table-cell table:style-name="ce8" table:formula="of:=LN([.$J127]/116.455)/0.00392" office:value-type="float" office:value="621.000196045733" calcext:value-type="float">
            <text:p>621</text:p>
          </table:table-cell>
          <table:table-cell/>
          <table:table-cell table:formula="of:=[.M126]+1" office:value-type="float" office:value="1121" calcext:value-type="float">
            <text:p>1121</text:p>
          </table:table-cell>
          <table:table-cell table:formula="of:=5890*EXP(0.00256*([.$M127]-[.$M$7]))" office:value-type="float" office:value="8008.1197657454" calcext:value-type="float">
            <text:p>8,008</text:p>
          </table:table-cell>
          <table:table-cell table:formula="of:=LN([.$N127]/454.16)/0.00256" office:value-type="float" office:value="1121.00067100905" calcext:value-type="float">
            <text:p>1121</text:p>
          </table:table-cell>
          <table:table-cell/>
          <table:table-cell table:formula="of:=[.Q126]+1" office:value-type="float" office:value="2121" calcext:value-type="float">
            <text:p>2121</text:p>
          </table:table-cell>
          <table:table-cell table:formula="of:=76320*EXP(0.00189*([.$Q127]-[.$Q$7]))" office:value-type="float" office:value="95749.4637133425" calcext:value-type="float">
            <text:p>95,749</text:p>
          </table:table-cell>
          <table:table-cell table:formula="of:=LN([.$R127]/1738.539)/0.00189" office:value-type="float" office:value="2120.99995862109" calcext:value-type="float">
            <text:p>212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7]+1" office:value-type="float" office:value="302" calcext:value-type="float">
            <text:p>302</text:p>
          </table:table-cell>
          <table:table-cell table:style-name="ce5" table:formula="of:=182*EXP(0.00472*([.$E128]-[.$E$7]))" office:value-type="float" office:value="322.185248840473" calcext:value-type="float">
            <text:p>322</text:p>
          </table:table-cell>
          <table:table-cell table:formula="of:=LN([.$F128]/77.4542)/0.00472" office:value-type="float" office:value="301.999977362223" calcext:value-type="float">
            <text:p>301.999977362223</text:p>
          </table:table-cell>
          <table:table-cell/>
          <table:table-cell table:formula="of:=[.I127]+1" office:value-type="float" office:value="622" calcext:value-type="float">
            <text:p>622</text:p>
          </table:table-cell>
          <table:table-cell table:style-name="ce8" table:formula="of:=830*EXP(0.00392*([.$I128]-[.$I$7]))" office:value-type="float" office:value="1333.7445292017" calcext:value-type="float">
            <text:p>1334</text:p>
          </table:table-cell>
          <table:table-cell table:style-name="ce8" table:formula="of:=LN([.$J128]/116.455)/0.00392" office:value-type="float" office:value="622.000196045733" calcext:value-type="float">
            <text:p>622</text:p>
          </table:table-cell>
          <table:table-cell/>
          <table:table-cell table:formula="of:=[.M127]+1" office:value-type="float" office:value="1122" calcext:value-type="float">
            <text:p>1122</text:p>
          </table:table-cell>
          <table:table-cell table:formula="of:=5890*EXP(0.00256*([.$M128]-[.$M$7]))" office:value-type="float" office:value="8028.64681575922" calcext:value-type="float">
            <text:p>8,029</text:p>
          </table:table-cell>
          <table:table-cell table:formula="of:=LN([.$N128]/454.16)/0.00256" office:value-type="float" office:value="1122.00067100905" calcext:value-type="float">
            <text:p>1122</text:p>
          </table:table-cell>
          <table:table-cell/>
          <table:table-cell table:formula="of:=[.Q127]+1" office:value-type="float" office:value="2122" calcext:value-type="float">
            <text:p>2122</text:p>
          </table:table-cell>
          <table:table-cell table:formula="of:=76320*EXP(0.00189*([.$Q128]-[.$Q$7]))" office:value-type="float" office:value="95930.6013208797" calcext:value-type="float">
            <text:p>95,931</text:p>
          </table:table-cell>
          <table:table-cell table:formula="of:=LN([.$R128]/1738.539)/0.00189" office:value-type="float" office:value="2121.99995862109" calcext:value-type="float">
            <text:p>212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8]+1" office:value-type="float" office:value="303" calcext:value-type="float">
            <text:p>303</text:p>
          </table:table-cell>
          <table:table-cell table:style-name="ce5" table:formula="of:=182*EXP(0.00472*([.$E129]-[.$E$7]))" office:value-type="float" office:value="323.709557754107" calcext:value-type="float">
            <text:p>324</text:p>
          </table:table-cell>
          <table:table-cell table:formula="of:=LN([.$F129]/77.4542)/0.00472" office:value-type="float" office:value="302.999977362223" calcext:value-type="float">
            <text:p>302.999977362223</text:p>
          </table:table-cell>
          <table:table-cell/>
          <table:table-cell table:formula="of:=[.I128]+1" office:value-type="float" office:value="623" calcext:value-type="float">
            <text:p>623</text:p>
          </table:table-cell>
          <table:table-cell table:style-name="ce8" table:formula="of:=830*EXP(0.00392*([.$I129]-[.$I$7]))" office:value-type="float" office:value="1338.98306858524" calcext:value-type="float">
            <text:p>1339</text:p>
          </table:table-cell>
          <table:table-cell table:style-name="ce8" table:formula="of:=LN([.$J129]/116.455)/0.00392" office:value-type="float" office:value="623.000196045733" calcext:value-type="float">
            <text:p>623</text:p>
          </table:table-cell>
          <table:table-cell/>
          <table:table-cell table:formula="of:=[.M128]+1" office:value-type="float" office:value="1123" calcext:value-type="float">
            <text:p>1123</text:p>
          </table:table-cell>
          <table:table-cell table:formula="of:=5890*EXP(0.00256*([.$M129]-[.$M$7]))" office:value-type="float" office:value="8049.22648234155" calcext:value-type="float">
            <text:p>8,049</text:p>
          </table:table-cell>
          <table:table-cell table:formula="of:=LN([.$N129]/454.16)/0.00256" office:value-type="float" office:value="1123.00067100905" calcext:value-type="float">
            <text:p>1123</text:p>
          </table:table-cell>
          <table:table-cell/>
          <table:table-cell table:formula="of:=[.Q128]+1" office:value-type="float" office:value="2123" calcext:value-type="float">
            <text:p>2123</text:p>
          </table:table-cell>
          <table:table-cell table:formula="of:=76320*EXP(0.00189*([.$Q129]-[.$Q$7]))" office:value-type="float" office:value="96112.0816022199" calcext:value-type="float">
            <text:p>96,112</text:p>
          </table:table-cell>
          <table:table-cell table:formula="of:=LN([.$R129]/1738.539)/0.00189" office:value-type="float" office:value="2122.99995862109" calcext:value-type="float">
            <text:p>212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29]+1" office:value-type="float" office:value="304" calcext:value-type="float">
            <text:p>304</text:p>
          </table:table-cell>
          <table:table-cell table:style-name="ce5" table:formula="of:=182*EXP(0.00472*([.$E130]-[.$E$7]))" office:value-type="float" office:value="325.241078412141" calcext:value-type="float">
            <text:p>325</text:p>
          </table:table-cell>
          <table:table-cell table:formula="of:=LN([.$F130]/77.4542)/0.00472" office:value-type="float" office:value="303.999977362223" calcext:value-type="float">
            <text:p>303.999977362223</text:p>
          </table:table-cell>
          <table:table-cell/>
          <table:table-cell table:formula="of:=[.I129]+1" office:value-type="float" office:value="624" calcext:value-type="float">
            <text:p>624</text:p>
          </table:table-cell>
          <table:table-cell table:style-name="ce8" table:formula="of:=830*EXP(0.00392*([.$I130]-[.$I$7]))" office:value-type="float" office:value="1344.24218334455" calcext:value-type="float">
            <text:p>1344</text:p>
          </table:table-cell>
          <table:table-cell table:style-name="ce8" table:formula="of:=LN([.$J130]/116.455)/0.00392" office:value-type="float" office:value="624.000196045733" calcext:value-type="float">
            <text:p>624</text:p>
          </table:table-cell>
          <table:table-cell/>
          <table:table-cell table:formula="of:=[.M129]+1" office:value-type="float" office:value="1124" calcext:value-type="float">
            <text:p>1124</text:p>
          </table:table-cell>
          <table:table-cell table:formula="of:=5890*EXP(0.00256*([.$M130]-[.$M$7]))" office:value-type="float" office:value="8069.85890036336" calcext:value-type="float">
            <text:p>8,070</text:p>
          </table:table-cell>
          <table:table-cell table:formula="of:=LN([.$N130]/454.16)/0.00256" office:value-type="float" office:value="1124.00067100905" calcext:value-type="float">
            <text:p>1124</text:p>
          </table:table-cell>
          <table:table-cell/>
          <table:table-cell table:formula="of:=[.Q129]+1" office:value-type="float" office:value="2124" calcext:value-type="float">
            <text:p>2124</text:p>
          </table:table-cell>
          <table:table-cell table:formula="of:=76320*EXP(0.00189*([.$Q130]-[.$Q$7]))" office:value-type="float" office:value="96293.905205629" calcext:value-type="float">
            <text:p>96,294</text:p>
          </table:table-cell>
          <table:table-cell table:formula="of:=LN([.$R130]/1738.539)/0.00189" office:value-type="float" office:value="2123.99995862109" calcext:value-type="float">
            <text:p>212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0]+1" office:value-type="float" office:value="305" calcext:value-type="float">
            <text:p>305</text:p>
          </table:table-cell>
          <table:table-cell table:style-name="ce5" table:formula="of:=182*EXP(0.00472*([.$E131]-[.$E$7]))" office:value-type="float" office:value="326.779844934469" calcext:value-type="float">
            <text:p>327</text:p>
          </table:table-cell>
          <table:table-cell table:formula="of:=LN([.$F131]/77.4542)/0.00472" office:value-type="float" office:value="304.999977362223" calcext:value-type="float">
            <text:p>304.999977362223</text:p>
          </table:table-cell>
          <table:table-cell/>
          <table:table-cell table:formula="of:=[.I130]+1" office:value-type="float" office:value="625" calcext:value-type="float">
            <text:p>625</text:p>
          </table:table-cell>
          <table:table-cell table:style-name="ce8" table:formula="of:=830*EXP(0.00392*([.$I131]-[.$I$7]))" office:value-type="float" office:value="1349.5219542934" calcext:value-type="float">
            <text:p>1350</text:p>
          </table:table-cell>
          <table:table-cell table:style-name="ce8" table:formula="of:=LN([.$J131]/116.455)/0.00392" office:value-type="float" office:value="625.000196045733" calcext:value-type="float">
            <text:p>625</text:p>
          </table:table-cell>
          <table:table-cell/>
          <table:table-cell table:formula="of:=[.M130]+1" office:value-type="float" office:value="1125" calcext:value-type="float">
            <text:p>1125</text:p>
          </table:table-cell>
          <table:table-cell table:formula="of:=5890*EXP(0.00256*([.$M131]-[.$M$7]))" office:value-type="float" office:value="8090.54420504134" calcext:value-type="float">
            <text:p>8,091</text:p>
          </table:table-cell>
          <table:table-cell table:formula="of:=LN([.$N131]/454.16)/0.00256" office:value-type="float" office:value="1125.00067100905" calcext:value-type="float">
            <text:p>1125</text:p>
          </table:table-cell>
          <table:table-cell/>
          <table:table-cell table:formula="of:=[.Q130]+1" office:value-type="float" office:value="2125" calcext:value-type="float">
            <text:p>2125</text:p>
          </table:table-cell>
          <table:table-cell table:formula="of:=76320*EXP(0.00189*([.$Q131]-[.$Q$7]))" office:value-type="float" office:value="96476.0727805992" calcext:value-type="float">
            <text:p>96,476</text:p>
          </table:table-cell>
          <table:table-cell table:formula="of:=LN([.$R131]/1738.539)/0.00189" office:value-type="float" office:value="2124.99995862109" calcext:value-type="float">
            <text:p>212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1]+1" office:value-type="float" office:value="306" calcext:value-type="float">
            <text:p>306</text:p>
          </table:table-cell>
          <table:table-cell table:style-name="ce5" table:formula="of:=182*EXP(0.00472*([.$E132]-[.$E$7]))" office:value-type="float" office:value="328.32589160241" calcext:value-type="float">
            <text:p>328</text:p>
          </table:table-cell>
          <table:table-cell table:formula="of:=LN([.$F132]/77.4542)/0.00472" office:value-type="float" office:value="305.999977362223" calcext:value-type="float">
            <text:p>305.999977362223</text:p>
          </table:table-cell>
          <table:table-cell/>
          <table:table-cell table:formula="of:=[.I131]+1" office:value-type="float" office:value="626" calcext:value-type="float">
            <text:p>626</text:p>
          </table:table-cell>
          <table:table-cell table:style-name="ce8" table:formula="of:=830*EXP(0.00392*([.$I132]-[.$I$7]))" office:value-type="float" office:value="1354.82246256296" calcext:value-type="float">
            <text:p>1355</text:p>
          </table:table-cell>
          <table:table-cell table:style-name="ce8" table:formula="of:=LN([.$J132]/116.455)/0.00392" office:value-type="float" office:value="626.000196045733" calcext:value-type="float">
            <text:p>626</text:p>
          </table:table-cell>
          <table:table-cell/>
          <table:table-cell table:formula="of:=[.M131]+1" office:value-type="float" office:value="1126" calcext:value-type="float">
            <text:p>1126</text:p>
          </table:table-cell>
          <table:table-cell table:formula="of:=5890*EXP(0.00256*([.$M132]-[.$M$7]))" office:value-type="float" office:value="8111.28253193879" calcext:value-type="float">
            <text:p>8,111</text:p>
          </table:table-cell>
          <table:table-cell table:formula="of:=LN([.$N132]/454.16)/0.00256" office:value-type="float" office:value="1126.00067100905" calcext:value-type="float">
            <text:p>1126</text:p>
          </table:table-cell>
          <table:table-cell/>
          <table:table-cell table:formula="of:=[.Q131]+1" office:value-type="float" office:value="2126" calcext:value-type="float">
            <text:p>2126</text:p>
          </table:table-cell>
          <table:table-cell table:formula="of:=76320*EXP(0.00189*([.$Q132]-[.$Q$7]))" office:value-type="float" office:value="96658.5849778516" calcext:value-type="float">
            <text:p>96,659</text:p>
          </table:table-cell>
          <table:table-cell table:formula="of:=LN([.$R132]/1738.539)/0.00189" office:value-type="float" office:value="2125.99995862109" calcext:value-type="float">
            <text:p>212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2]+1" office:value-type="float" office:value="307" calcext:value-type="float">
            <text:p>307</text:p>
          </table:table-cell>
          <table:table-cell table:style-name="ce5" table:formula="of:=182*EXP(0.00472*([.$E133]-[.$E$7]))" office:value-type="float" office:value="329.879252859474" calcext:value-type="float">
            <text:p>330</text:p>
          </table:table-cell>
          <table:table-cell table:formula="of:=LN([.$F133]/77.4542)/0.00472" office:value-type="float" office:value="306.999977362223" calcext:value-type="float">
            <text:p>306.999977362223</text:p>
          </table:table-cell>
          <table:table-cell/>
          <table:table-cell table:formula="of:=[.I132]+1" office:value-type="float" office:value="627" calcext:value-type="float">
            <text:p>627</text:p>
          </table:table-cell>
          <table:table-cell table:style-name="ce8" table:formula="of:=830*EXP(0.00392*([.$I133]-[.$I$7]))" office:value-type="float" office:value="1360.14378960308" calcext:value-type="float">
            <text:p>1360</text:p>
          </table:table-cell>
          <table:table-cell table:style-name="ce8" table:formula="of:=LN([.$J133]/116.455)/0.00392" office:value-type="float" office:value="627.000196045733" calcext:value-type="float">
            <text:p>627</text:p>
          </table:table-cell>
          <table:table-cell/>
          <table:table-cell table:formula="of:=[.M132]+1" office:value-type="float" office:value="1127" calcext:value-type="float">
            <text:p>1127</text:p>
          </table:table-cell>
          <table:table-cell table:formula="of:=5890*EXP(0.00256*([.$M133]-[.$M$7]))" office:value-type="float" office:value="8132.07401696646" calcext:value-type="float">
            <text:p>8,132</text:p>
          </table:table-cell>
          <table:table-cell table:formula="of:=LN([.$N133]/454.16)/0.00256" office:value-type="float" office:value="1127.00067100905" calcext:value-type="float">
            <text:p>1127</text:p>
          </table:table-cell>
          <table:table-cell/>
          <table:table-cell table:formula="of:=[.Q132]+1" office:value-type="float" office:value="2127" calcext:value-type="float">
            <text:p>2127</text:p>
          </table:table-cell>
          <table:table-cell table:formula="of:=76320*EXP(0.00189*([.$Q133]-[.$Q$7]))" office:value-type="float" office:value="96841.4424493383" calcext:value-type="float">
            <text:p>96,841</text:p>
          </table:table-cell>
          <table:table-cell table:formula="of:=LN([.$R133]/1738.539)/0.00189" office:value-type="float" office:value="2126.99995862109" calcext:value-type="float">
            <text:p>212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3]+1" office:value-type="float" office:value="308" calcext:value-type="float">
            <text:p>308</text:p>
          </table:table-cell>
          <table:table-cell table:style-name="ce5" table:formula="of:=182*EXP(0.00472*([.$E134]-[.$E$7]))" office:value-type="float" office:value="331.439963312129" calcext:value-type="float">
            <text:p>331</text:p>
          </table:table-cell>
          <table:table-cell table:formula="of:=LN([.$F134]/77.4542)/0.00472" office:value-type="float" office:value="307.999977362223" calcext:value-type="float">
            <text:p>307.999977362223</text:p>
          </table:table-cell>
          <table:table-cell/>
          <table:table-cell table:formula="of:=[.I133]+1" office:value-type="float" office:value="628" calcext:value-type="float">
            <text:p>628</text:p>
          </table:table-cell>
          <table:table-cell table:style-name="ce8" table:formula="of:=830*EXP(0.00392*([.$I134]-[.$I$7]))" office:value-type="float" office:value="1365.48601718348" calcext:value-type="float">
            <text:p>1365</text:p>
          </table:table-cell>
          <table:table-cell table:style-name="ce8" table:formula="of:=LN([.$J134]/116.455)/0.00392" office:value-type="float" office:value="628.000196045733" calcext:value-type="float">
            <text:p>628</text:p>
          </table:table-cell>
          <table:table-cell/>
          <table:table-cell table:formula="of:=[.M133]+1" office:value-type="float" office:value="1128" calcext:value-type="float">
            <text:p>1128</text:p>
          </table:table-cell>
          <table:table-cell table:formula="of:=5890*EXP(0.00256*([.$M134]-[.$M$7]))" office:value-type="float" office:value="8152.91879638353" calcext:value-type="float">
            <text:p>8,153</text:p>
          </table:table-cell>
          <table:table-cell table:formula="of:=LN([.$N134]/454.16)/0.00256" office:value-type="float" office:value="1128.00067100905" calcext:value-type="float">
            <text:p>1128</text:p>
          </table:table-cell>
          <table:table-cell/>
          <table:table-cell table:formula="of:=[.Q133]+1" office:value-type="float" office:value="2128" calcext:value-type="float">
            <text:p>2128</text:p>
          </table:table-cell>
          <table:table-cell table:formula="of:=76320*EXP(0.00189*([.$Q134]-[.$Q$7]))" office:value-type="float" office:value="97024.6458482444" calcext:value-type="float">
            <text:p>97,025</text:p>
          </table:table-cell>
          <table:table-cell table:formula="of:=LN([.$R134]/1738.539)/0.00189" office:value-type="float" office:value="2127.99995862109" calcext:value-type="float">
            <text:p>212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4]+1" office:value-type="float" office:value="309" calcext:value-type="float">
            <text:p>309</text:p>
          </table:table-cell>
          <table:table-cell table:style-name="ce5" table:formula="of:=182*EXP(0.00472*([.$E135]-[.$E$7]))" office:value-type="float" office:value="333.008057730572" calcext:value-type="float">
            <text:p>333</text:p>
          </table:table-cell>
          <table:table-cell table:formula="of:=LN([.$F135]/77.4542)/0.00472" office:value-type="float" office:value="308.999977362223" calcext:value-type="float">
            <text:p>308.999977362223</text:p>
          </table:table-cell>
          <table:table-cell/>
          <table:table-cell table:formula="of:=[.I134]+1" office:value-type="float" office:value="629" calcext:value-type="float">
            <text:p>629</text:p>
          </table:table-cell>
          <table:table-cell table:style-name="ce8" table:formula="of:=830*EXP(0.00392*([.$I135]-[.$I$7]))" office:value-type="float" office:value="1370.84922739508" calcext:value-type="float">
            <text:p>1371</text:p>
          </table:table-cell>
          <table:table-cell table:style-name="ce8" table:formula="of:=LN([.$J135]/116.455)/0.00392" office:value-type="float" office:value="629.000196045733" calcext:value-type="float">
            <text:p>629</text:p>
          </table:table-cell>
          <table:table-cell/>
          <table:table-cell table:formula="of:=[.M134]+1" office:value-type="float" office:value="1129" calcext:value-type="float">
            <text:p>1129</text:p>
          </table:table-cell>
          <table:table-cell table:formula="of:=5890*EXP(0.00256*([.$M135]-[.$M$7]))" office:value-type="float" office:value="8173.81700679839" calcext:value-type="float">
            <text:p>8,174</text:p>
          </table:table-cell>
          <table:table-cell table:formula="of:=LN([.$N135]/454.16)/0.00256" office:value-type="float" office:value="1129.00067100905" calcext:value-type="float">
            <text:p>1129</text:p>
          </table:table-cell>
          <table:table-cell/>
          <table:table-cell table:formula="of:=[.Q134]+1" office:value-type="float" office:value="2129" calcext:value-type="float">
            <text:p>2129</text:p>
          </table:table-cell>
          <table:table-cell table:formula="of:=76320*EXP(0.00189*([.$Q135]-[.$Q$7]))" office:value-type="float" office:value="97208.1958289911" calcext:value-type="float">
            <text:p>97,208</text:p>
          </table:table-cell>
          <table:table-cell table:formula="of:=LN([.$R135]/1738.539)/0.00189" office:value-type="float" office:value="2128.99995862109" calcext:value-type="float">
            <text:p>212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5]+1" office:value-type="float" office:value="310" calcext:value-type="float">
            <text:p>310</text:p>
          </table:table-cell>
          <table:table-cell table:style-name="ce5" table:formula="of:=182*EXP(0.00472*([.$E136]-[.$E$7]))" office:value-type="float" office:value="334.583571049501" calcext:value-type="float">
            <text:p>335</text:p>
          </table:table-cell>
          <table:table-cell table:formula="of:=LN([.$F136]/77.4542)/0.00472" office:value-type="float" office:value="309.999977362223" calcext:value-type="float">
            <text:p>309.999977362223</text:p>
          </table:table-cell>
          <table:table-cell/>
          <table:table-cell table:formula="of:=[.I135]+1" office:value-type="float" office:value="630" calcext:value-type="float">
            <text:p>630</text:p>
          </table:table-cell>
          <table:table-cell table:style-name="ce8" table:formula="of:=830*EXP(0.00392*([.$I136]-[.$I$7]))" office:value-type="float" office:value="1376.23350265123" calcext:value-type="float">
            <text:p>1376</text:p>
          </table:table-cell>
          <table:table-cell table:style-name="ce8" table:formula="of:=LN([.$J136]/116.455)/0.00392" office:value-type="float" office:value="630.000196045733" calcext:value-type="float">
            <text:p>630</text:p>
          </table:table-cell>
          <table:table-cell/>
          <table:table-cell table:formula="of:=[.M135]+1" office:value-type="float" office:value="1130" calcext:value-type="float">
            <text:p>1130</text:p>
          </table:table-cell>
          <table:table-cell table:formula="of:=5890*EXP(0.00256*([.$M136]-[.$M$7]))" office:value-type="float" office:value="8194.76878516965" calcext:value-type="float">
            <text:p>8,195</text:p>
          </table:table-cell>
          <table:table-cell table:formula="of:=LN([.$N136]/454.16)/0.00256" office:value-type="float" office:value="1130.00067100905" calcext:value-type="float">
            <text:p>1130</text:p>
          </table:table-cell>
          <table:table-cell/>
          <table:table-cell table:formula="of:=[.Q135]+1" office:value-type="float" office:value="2130" calcext:value-type="float">
            <text:p>2130</text:p>
          </table:table-cell>
          <table:table-cell table:formula="of:=76320*EXP(0.00189*([.$Q136]-[.$Q$7]))" office:value-type="float" office:value="97392.0930472376" calcext:value-type="float">
            <text:p>97,392</text:p>
          </table:table-cell>
          <table:table-cell table:formula="of:=LN([.$R136]/1738.539)/0.00189" office:value-type="float" office:value="2129.99995862109" calcext:value-type="float">
            <text:p>212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6]+1" office:value-type="float" office:value="311" calcext:value-type="float">
            <text:p>311</text:p>
          </table:table-cell>
          <table:table-cell table:style-name="ce5" table:formula="of:=182*EXP(0.00472*([.$E137]-[.$E$7]))" office:value-type="float" office:value="336.166538368898" calcext:value-type="float">
            <text:p>336</text:p>
          </table:table-cell>
          <table:table-cell table:formula="of:=LN([.$F137]/77.4542)/0.00472" office:value-type="float" office:value="310.999977362223" calcext:value-type="float">
            <text:p>310.999977362223</text:p>
          </table:table-cell>
          <table:table-cell/>
          <table:table-cell table:formula="of:=[.I136]+1" office:value-type="float" office:value="631" calcext:value-type="float">
            <text:p>631</text:p>
          </table:table-cell>
          <table:table-cell table:style-name="ce8" table:formula="of:=830*EXP(0.00392*([.$I137]-[.$I$7]))" office:value-type="float" office:value="1381.63892568896" calcext:value-type="float">
            <text:p>1382</text:p>
          </table:table-cell>
          <table:table-cell table:style-name="ce8" table:formula="of:=LN([.$J137]/116.455)/0.00392" office:value-type="float" office:value="631.000196045733" calcext:value-type="float">
            <text:p>631</text:p>
          </table:table-cell>
          <table:table-cell/>
          <table:table-cell table:formula="of:=[.M136]+1" office:value-type="float" office:value="1131" calcext:value-type="float">
            <text:p>1131</text:p>
          </table:table-cell>
          <table:table-cell table:formula="of:=5890*EXP(0.00256*([.$M137]-[.$M$7]))" office:value-type="float" office:value="8215.77426880694" calcext:value-type="float">
            <text:p>8,216</text:p>
          </table:table-cell>
          <table:table-cell table:formula="of:=LN([.$N137]/454.16)/0.00256" office:value-type="float" office:value="1131.00067100905" calcext:value-type="float">
            <text:p>1131</text:p>
          </table:table-cell>
          <table:table-cell/>
          <table:table-cell table:formula="of:=[.Q136]+1" office:value-type="float" office:value="2131" calcext:value-type="float">
            <text:p>2131</text:p>
          </table:table-cell>
          <table:table-cell table:formula="of:=76320*EXP(0.00189*([.$Q137]-[.$Q$7]))" office:value-type="float" office:value="97576.3381598832" calcext:value-type="float">
            <text:p>97,576</text:p>
          </table:table-cell>
          <table:table-cell table:formula="of:=LN([.$R137]/1738.539)/0.00189" office:value-type="float" office:value="2130.99995862109" calcext:value-type="float">
            <text:p>213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7]+1" office:value-type="float" office:value="312" calcext:value-type="float">
            <text:p>312</text:p>
          </table:table-cell>
          <table:table-cell table:style-name="ce5" table:formula="of:=182*EXP(0.00472*([.$E138]-[.$E$7]))" office:value-type="float" office:value="337.756994954807" calcext:value-type="float">
            <text:p>338</text:p>
          </table:table-cell>
          <table:table-cell table:formula="of:=LN([.$F138]/77.4542)/0.00472" office:value-type="float" office:value="311.999977362223" calcext:value-type="float">
            <text:p>311.999977362223</text:p>
          </table:table-cell>
          <table:table-cell/>
          <table:table-cell table:formula="of:=[.I137]+1" office:value-type="float" office:value="632" calcext:value-type="float">
            <text:p>632</text:p>
          </table:table-cell>
          <table:table-cell table:style-name="ce8" table:formula="of:=830*EXP(0.00392*([.$I138]-[.$I$7]))" office:value-type="float" office:value="1387.06557957026" calcext:value-type="float">
            <text:p>1387</text:p>
          </table:table-cell>
          <table:table-cell table:style-name="ce8" table:formula="of:=LN([.$J138]/116.455)/0.00392" office:value-type="float" office:value="632.000196045733" calcext:value-type="float">
            <text:p>632</text:p>
          </table:table-cell>
          <table:table-cell/>
          <table:table-cell table:formula="of:=[.M137]+1" office:value-type="float" office:value="1132" calcext:value-type="float">
            <text:p>1132</text:p>
          </table:table-cell>
          <table:table-cell table:formula="of:=5890*EXP(0.00256*([.$M138]-[.$M$7]))" office:value-type="float" office:value="8236.83359537189" calcext:value-type="float">
            <text:p>8,237</text:p>
          </table:table-cell>
          <table:table-cell table:formula="of:=LN([.$N138]/454.16)/0.00256" office:value-type="float" office:value="1132.00067100905" calcext:value-type="float">
            <text:p>1132</text:p>
          </table:table-cell>
          <table:table-cell/>
          <table:table-cell table:formula="of:=[.Q137]+1" office:value-type="float" office:value="2132" calcext:value-type="float">
            <text:p>2132</text:p>
          </table:table-cell>
          <table:table-cell table:formula="of:=76320*EXP(0.00189*([.$Q138]-[.$Q$7]))" office:value-type="float" office:value="97760.93182507" calcext:value-type="float">
            <text:p>97,761</text:p>
          </table:table-cell>
          <table:table-cell table:formula="of:=LN([.$R138]/1738.539)/0.00189" office:value-type="float" office:value="2131.99995862109" calcext:value-type="float">
            <text:p>213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8]+1" office:value-type="float" office:value="313" calcext:value-type="float">
            <text:p>313</text:p>
          </table:table-cell>
          <table:table-cell table:style-name="ce5" table:formula="of:=182*EXP(0.00472*([.$E139]-[.$E$7]))" office:value-type="float" office:value="339.354976240123" calcext:value-type="float">
            <text:p>339</text:p>
          </table:table-cell>
          <table:table-cell table:formula="of:=LN([.$F139]/77.4542)/0.00472" office:value-type="float" office:value="312.999977362223" calcext:value-type="float">
            <text:p>312.999977362223</text:p>
          </table:table-cell>
          <table:table-cell/>
          <table:table-cell table:formula="of:=[.I138]+1" office:value-type="float" office:value="633" calcext:value-type="float">
            <text:p>633</text:p>
          </table:table-cell>
          <table:table-cell table:style-name="ce8" table:formula="of:=830*EXP(0.00392*([.$I139]-[.$I$7]))" office:value-type="float" office:value="1392.51354768337" calcext:value-type="float">
            <text:p>1393</text:p>
          </table:table-cell>
          <table:table-cell table:style-name="ce8" table:formula="of:=LN([.$J139]/116.455)/0.00392" office:value-type="float" office:value="633.000196045733" calcext:value-type="float">
            <text:p>633</text:p>
          </table:table-cell>
          <table:table-cell/>
          <table:table-cell table:formula="of:=[.M138]+1" office:value-type="float" office:value="1133" calcext:value-type="float">
            <text:p>1133</text:p>
          </table:table-cell>
          <table:table-cell table:formula="of:=5890*EXP(0.00256*([.$M139]-[.$M$7]))" office:value-type="float" office:value="8257.94690287897" calcext:value-type="float">
            <text:p>8,258</text:p>
          </table:table-cell>
          <table:table-cell table:formula="of:=LN([.$N139]/454.16)/0.00256" office:value-type="float" office:value="1133.00067100905" calcext:value-type="float">
            <text:p>1133</text:p>
          </table:table-cell>
          <table:table-cell/>
          <table:table-cell table:formula="of:=[.Q138]+1" office:value-type="float" office:value="2133" calcext:value-type="float">
            <text:p>2133</text:p>
          </table:table-cell>
          <table:table-cell table:formula="of:=76320*EXP(0.00189*([.$Q139]-[.$Q$7]))" office:value-type="float" office:value="97945.8747021854" calcext:value-type="float">
            <text:p>97,946</text:p>
          </table:table-cell>
          <table:table-cell table:formula="of:=LN([.$R139]/1738.539)/0.00189" office:value-type="float" office:value="2132.99995862109" calcext:value-type="float">
            <text:p>213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39]+1" office:value-type="float" office:value="314" calcext:value-type="float">
            <text:p>314</text:p>
          </table:table-cell>
          <table:table-cell table:style-name="ce5" table:formula="of:=182*EXP(0.00472*([.$E140]-[.$E$7]))" office:value-type="float" office:value="340.960517825377" calcext:value-type="float">
            <text:p>341</text:p>
          </table:table-cell>
          <table:table-cell table:formula="of:=LN([.$F140]/77.4542)/0.00472" office:value-type="float" office:value="313.999977362223" calcext:value-type="float">
            <text:p>313.999977362223</text:p>
          </table:table-cell>
          <table:table-cell/>
          <table:table-cell table:formula="of:=[.I139]+1" office:value-type="float" office:value="634" calcext:value-type="float">
            <text:p>634</text:p>
          </table:table-cell>
          <table:table-cell table:style-name="ce8" table:formula="of:=830*EXP(0.00392*([.$I140]-[.$I$7]))" office:value-type="float" office:value="1397.98291374406" calcext:value-type="float">
            <text:p>1398</text:p>
          </table:table-cell>
          <table:table-cell table:style-name="ce8" table:formula="of:=LN([.$J140]/116.455)/0.00392" office:value-type="float" office:value="634.000196045733" calcext:value-type="float">
            <text:p>634</text:p>
          </table:table-cell>
          <table:table-cell/>
          <table:table-cell table:formula="of:=[.M139]+1" office:value-type="float" office:value="1134" calcext:value-type="float">
            <text:p>1134</text:p>
          </table:table-cell>
          <table:table-cell table:formula="of:=5890*EXP(0.00256*([.$M140]-[.$M$7]))" office:value-type="float" office:value="8279.11432969643" calcext:value-type="float">
            <text:p>8,279</text:p>
          </table:table-cell>
          <table:table-cell table:formula="of:=LN([.$N140]/454.16)/0.00256" office:value-type="float" office:value="1134.00067100905" calcext:value-type="float">
            <text:p>1134</text:p>
          </table:table-cell>
          <table:table-cell/>
          <table:table-cell table:formula="of:=[.Q139]+1" office:value-type="float" office:value="2134" calcext:value-type="float">
            <text:p>2134</text:p>
          </table:table-cell>
          <table:table-cell table:formula="of:=76320*EXP(0.00189*([.$Q140]-[.$Q$7]))" office:value-type="float" office:value="98131.167451864" calcext:value-type="float">
            <text:p>98,131</text:p>
          </table:table-cell>
          <table:table-cell table:formula="of:=LN([.$R140]/1738.539)/0.00189" office:value-type="float" office:value="2133.99995862109" calcext:value-type="float">
            <text:p>213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0]+1" office:value-type="float" office:value="315" calcext:value-type="float">
            <text:p>315</text:p>
          </table:table-cell>
          <table:table-cell table:style-name="ce5" table:formula="of:=182*EXP(0.00472*([.$E141]-[.$E$7]))" office:value-type="float" office:value="342.573655479534" calcext:value-type="float">
            <text:p>343</text:p>
          </table:table-cell>
          <table:table-cell table:formula="of:=LN([.$F141]/77.4542)/0.00472" office:value-type="float" office:value="314.999977362223" calcext:value-type="float">
            <text:p>314.999977362223</text:p>
          </table:table-cell>
          <table:table-cell/>
          <table:table-cell table:formula="of:=[.I140]+1" office:value-type="float" office:value="635" calcext:value-type="float">
            <text:p>635</text:p>
          </table:table-cell>
          <table:table-cell table:style-name="ce8" table:formula="of:=830*EXP(0.00392*([.$I141]-[.$I$7]))" office:value-type="float" office:value="1403.47376179691" calcext:value-type="float">
            <text:p>1403</text:p>
          </table:table-cell>
          <table:table-cell table:style-name="ce8" table:formula="of:=LN([.$J141]/116.455)/0.00392" office:value-type="float" office:value="635.000196045733" calcext:value-type="float">
            <text:p>635</text:p>
          </table:table-cell>
          <table:table-cell/>
          <table:table-cell table:formula="of:=[.M140]+1" office:value-type="float" office:value="1135" calcext:value-type="float">
            <text:p>1135</text:p>
          </table:table-cell>
          <table:table-cell table:formula="of:=5890*EXP(0.00256*([.$M141]-[.$M$7]))" office:value-type="float" office:value="8300.3360145472" calcext:value-type="float">
            <text:p>8,300</text:p>
          </table:table-cell>
          <table:table-cell table:formula="of:=LN([.$N141]/454.16)/0.00256" office:value-type="float" office:value="1135.00067100905" calcext:value-type="float">
            <text:p>1135</text:p>
          </table:table-cell>
          <table:table-cell/>
          <table:table-cell table:formula="of:=[.Q140]+1" office:value-type="float" office:value="2135" calcext:value-type="float">
            <text:p>2135</text:p>
          </table:table-cell>
          <table:table-cell table:formula="of:=76320*EXP(0.00189*([.$Q141]-[.$Q$7]))" office:value-type="float" office:value="98316.8107359901" calcext:value-type="float">
            <text:p>98,317</text:p>
          </table:table-cell>
          <table:table-cell table:formula="of:=LN([.$R141]/1738.539)/0.00189" office:value-type="float" office:value="2134.99995862109" calcext:value-type="float">
            <text:p>213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1]+1" office:value-type="float" office:value="316" calcext:value-type="float">
            <text:p>316</text:p>
          </table:table-cell>
          <table:table-cell table:style-name="ce5" table:formula="of:=182*EXP(0.00472*([.$E142]-[.$E$7]))" office:value-type="float" office:value="344.194425140786" calcext:value-type="float">
            <text:p>344</text:p>
          </table:table-cell>
          <table:table-cell table:formula="of:=LN([.$F142]/77.4542)/0.00472" office:value-type="float" office:value="315.999977362223" calcext:value-type="float">
            <text:p>315.999977362223</text:p>
          </table:table-cell>
          <table:table-cell/>
          <table:table-cell table:formula="of:=[.I141]+1" office:value-type="float" office:value="636" calcext:value-type="float">
            <text:p>636</text:p>
          </table:table-cell>
          <table:table-cell table:style-name="ce8" table:formula="of:=830*EXP(0.00392*([.$I142]-[.$I$7]))" office:value-type="float" office:value="1408.98617621659" calcext:value-type="float">
            <text:p>1409</text:p>
          </table:table-cell>
          <table:table-cell table:style-name="ce8" table:formula="of:=LN([.$J142]/116.455)/0.00392" office:value-type="float" office:value="636.000196045733" calcext:value-type="float">
            <text:p>636</text:p>
          </table:table-cell>
          <table:table-cell/>
          <table:table-cell table:formula="of:=[.M141]+1" office:value-type="float" office:value="1136" calcext:value-type="float">
            <text:p>1136</text:p>
          </table:table-cell>
          <table:table-cell table:formula="of:=5890*EXP(0.00256*([.$M142]-[.$M$7]))" office:value-type="float" office:value="8321.61209650977" calcext:value-type="float">
            <text:p>8,322</text:p>
          </table:table-cell>
          <table:table-cell table:formula="of:=LN([.$N142]/454.16)/0.00256" office:value-type="float" office:value="1136.00067100905" calcext:value-type="float">
            <text:p>1136</text:p>
          </table:table-cell>
          <table:table-cell/>
          <table:table-cell table:formula="of:=[.Q141]+1" office:value-type="float" office:value="2136" calcext:value-type="float">
            <text:p>2136</text:p>
          </table:table-cell>
          <table:table-cell table:formula="of:=76320*EXP(0.00189*([.$Q142]-[.$Q$7]))" office:value-type="float" office:value="98502.8052177005" calcext:value-type="float">
            <text:p>98,503</text:p>
          </table:table-cell>
          <table:table-cell table:formula="of:=LN([.$R142]/1738.539)/0.00189" office:value-type="float" office:value="2135.99995862109" calcext:value-type="float">
            <text:p>213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2]+1" office:value-type="float" office:value="317" calcext:value-type="float">
            <text:p>317</text:p>
          </table:table-cell>
          <table:table-cell table:style-name="ce5" table:formula="of:=182*EXP(0.00472*([.$E143]-[.$E$7]))" office:value-type="float" office:value="345.822862917355" calcext:value-type="float">
            <text:p>346</text:p>
          </table:table-cell>
          <table:table-cell table:formula="of:=LN([.$F143]/77.4542)/0.00472" office:value-type="float" office:value="316.999977362223" calcext:value-type="float">
            <text:p>316.999977362223</text:p>
          </table:table-cell>
          <table:table-cell/>
          <table:table-cell table:formula="of:=[.I142]+1" office:value-type="float" office:value="637" calcext:value-type="float">
            <text:p>637</text:p>
          </table:table-cell>
          <table:table-cell table:style-name="ce8" table:formula="of:=830*EXP(0.00392*([.$I143]-[.$I$7]))" office:value-type="float" office:value="1414.52024170917" calcext:value-type="float">
            <text:p>1415</text:p>
          </table:table-cell>
          <table:table-cell table:style-name="ce8" table:formula="of:=LN([.$J143]/116.455)/0.00392" office:value-type="float" office:value="637.000196045733" calcext:value-type="float">
            <text:p>637</text:p>
          </table:table-cell>
          <table:table-cell/>
          <table:table-cell table:formula="of:=[.M142]+1" office:value-type="float" office:value="1137" calcext:value-type="float">
            <text:p>1137</text:p>
          </table:table-cell>
          <table:table-cell table:formula="of:=5890*EXP(0.00256*([.$M143]-[.$M$7]))" office:value-type="float" office:value="8342.94271501917" calcext:value-type="float">
            <text:p>8,343</text:p>
          </table:table-cell>
          <table:table-cell table:formula="of:=LN([.$N143]/454.16)/0.00256" office:value-type="float" office:value="1137.00067100905" calcext:value-type="float">
            <text:p>1137</text:p>
          </table:table-cell>
          <table:table-cell/>
          <table:table-cell table:formula="of:=[.Q142]+1" office:value-type="float" office:value="2137" calcext:value-type="float">
            <text:p>2137</text:p>
          </table:table-cell>
          <table:table-cell table:formula="of:=76320*EXP(0.00189*([.$Q143]-[.$Q$7]))" office:value-type="float" office:value="98689.1515613861" calcext:value-type="float">
            <text:p>98,689</text:p>
          </table:table-cell>
          <table:table-cell table:formula="of:=LN([.$R143]/1738.539)/0.00189" office:value-type="float" office:value="2136.99995862109" calcext:value-type="float">
            <text:p>213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3]+1" office:value-type="float" office:value="318" calcext:value-type="float">
            <text:p>318</text:p>
          </table:table-cell>
          <table:table-cell table:style-name="ce5" table:formula="of:=182*EXP(0.00472*([.$E144]-[.$E$7]))" office:value-type="float" office:value="347.459005088297" calcext:value-type="float">
            <text:p>347</text:p>
          </table:table-cell>
          <table:table-cell table:formula="of:=LN([.$F144]/77.4542)/0.00472" office:value-type="float" office:value="317.999977362223" calcext:value-type="float">
            <text:p>317.999977362223</text:p>
          </table:table-cell>
          <table:table-cell/>
          <table:table-cell table:formula="of:=[.I143]+1" office:value-type="float" office:value="638" calcext:value-type="float">
            <text:p>638</text:p>
          </table:table-cell>
          <table:table-cell table:style-name="ce8" table:formula="of:=830*EXP(0.00392*([.$I144]-[.$I$7]))" office:value-type="float" office:value="1420.07604331343" calcext:value-type="float">
            <text:p>1420</text:p>
          </table:table-cell>
          <table:table-cell table:style-name="ce8" table:formula="of:=LN([.$J144]/116.455)/0.00392" office:value-type="float" office:value="638.000196045733" calcext:value-type="float">
            <text:p>638</text:p>
          </table:table-cell>
          <table:table-cell/>
          <table:table-cell table:formula="of:=[.M143]+1" office:value-type="float" office:value="1138" calcext:value-type="float">
            <text:p>1138</text:p>
          </table:table-cell>
          <table:table-cell table:formula="of:=5890*EXP(0.00256*([.$M144]-[.$M$7]))" office:value-type="float" office:value="8364.3280098678" calcext:value-type="float">
            <text:p>8,364</text:p>
          </table:table-cell>
          <table:table-cell table:formula="of:=LN([.$N144]/454.16)/0.00256" office:value-type="float" office:value="1138.00067100905" calcext:value-type="float">
            <text:p>1138</text:p>
          </table:table-cell>
          <table:table-cell/>
          <table:table-cell table:formula="of:=[.Q143]+1" office:value-type="float" office:value="2138" calcext:value-type="float">
            <text:p>2138</text:p>
          </table:table-cell>
          <table:table-cell table:formula="of:=76320*EXP(0.00189*([.$Q144]-[.$Q$7]))" office:value-type="float" office:value="98875.8504326949" calcext:value-type="float">
            <text:p>98,876</text:p>
          </table:table-cell>
          <table:table-cell table:formula="of:=LN([.$R144]/1738.539)/0.00189" office:value-type="float" office:value="2137.99995862109" calcext:value-type="float">
            <text:p>213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4]+1" office:value-type="float" office:value="319" calcext:value-type="float">
            <text:p>319</text:p>
          </table:table-cell>
          <table:table-cell table:style-name="ce5" table:formula="of:=182*EXP(0.00472*([.$E145]-[.$E$7]))" office:value-type="float" office:value="349.102888104309" calcext:value-type="float">
            <text:p>349</text:p>
          </table:table-cell>
          <table:table-cell table:formula="of:=LN([.$F145]/77.4542)/0.00472" office:value-type="float" office:value="318.999977362223" calcext:value-type="float">
            <text:p>318.999977362223</text:p>
          </table:table-cell>
          <table:table-cell/>
          <table:table-cell table:formula="of:=[.I144]+1" office:value-type="float" office:value="639" calcext:value-type="float">
            <text:p>639</text:p>
          </table:table-cell>
          <table:table-cell table:style-name="ce8" table:formula="of:=830*EXP(0.00392*([.$I145]-[.$I$7]))" office:value-type="float" office:value="1425.65366640214" calcext:value-type="float">
            <text:p>1426</text:p>
          </table:table-cell>
          <table:table-cell table:style-name="ce8" table:formula="of:=LN([.$J145]/116.455)/0.00392" office:value-type="float" office:value="639.000196045733" calcext:value-type="float">
            <text:p>639</text:p>
          </table:table-cell>
          <table:table-cell/>
          <table:table-cell table:formula="of:=[.M144]+1" office:value-type="float" office:value="1139" calcext:value-type="float">
            <text:p>1139</text:p>
          </table:table-cell>
          <table:table-cell table:formula="of:=5890*EXP(0.00256*([.$M145]-[.$M$7]))" office:value-type="float" office:value="8385.76812120642" calcext:value-type="float">
            <text:p>8,386</text:p>
          </table:table-cell>
          <table:table-cell table:formula="of:=LN([.$N145]/454.16)/0.00256" office:value-type="float" office:value="1139.00067100905" calcext:value-type="float">
            <text:p>1139</text:p>
          </table:table-cell>
          <table:table-cell/>
          <table:table-cell table:formula="of:=[.Q144]+1" office:value-type="float" office:value="2139" calcext:value-type="float">
            <text:p>2139</text:p>
          </table:table-cell>
          <table:table-cell table:formula="of:=76320*EXP(0.00189*([.$Q145]-[.$Q$7]))" office:value-type="float" office:value="99062.9024985342" calcext:value-type="float">
            <text:p>99,063</text:p>
          </table:table-cell>
          <table:table-cell table:formula="of:=LN([.$R145]/1738.539)/0.00189" office:value-type="float" office:value="2138.99995862109" calcext:value-type="float">
            <text:p>213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5]+1" office:value-type="float" office:value="320" calcext:value-type="float">
            <text:p>320</text:p>
          </table:table-cell>
          <table:table-cell table:style-name="ce5" table:formula="of:=182*EXP(0.00472*([.$E146]-[.$E$7]))" office:value-type="float" office:value="350.754548588543" calcext:value-type="float">
            <text:p>351</text:p>
          </table:table-cell>
          <table:table-cell table:formula="of:=LN([.$F146]/77.4542)/0.00472" office:value-type="float" office:value="319.999977362223" calcext:value-type="float">
            <text:p>319.999977362223</text:p>
          </table:table-cell>
          <table:table-cell/>
          <table:table-cell table:formula="of:=[.I145]+1" office:value-type="float" office:value="640" calcext:value-type="float">
            <text:p>640</text:p>
          </table:table-cell>
          <table:table-cell table:style-name="ce8" table:formula="of:=830*EXP(0.00392*([.$I146]-[.$I$7]))" office:value-type="float" office:value="1431.2531966834" calcext:value-type="float">
            <text:p>1431</text:p>
          </table:table-cell>
          <table:table-cell table:style-name="ce8" table:formula="of:=LN([.$J146]/116.455)/0.00392" office:value-type="float" office:value="640.000196045733" calcext:value-type="float">
            <text:p>640</text:p>
          </table:table-cell>
          <table:table-cell/>
          <table:table-cell table:formula="of:=[.M145]+1" office:value-type="float" office:value="1140" calcext:value-type="float">
            <text:p>1140</text:p>
          </table:table-cell>
          <table:table-cell table:formula="of:=5890*EXP(0.00256*([.$M146]-[.$M$7]))" office:value-type="float" office:value="8407.26318954501" calcext:value-type="float">
            <text:p>8,407</text:p>
          </table:table-cell>
          <table:table-cell table:formula="of:=LN([.$N146]/454.16)/0.00256" office:value-type="float" office:value="1140.00067100905" calcext:value-type="float">
            <text:p>1140</text:p>
          </table:table-cell>
          <table:table-cell/>
          <table:table-cell table:formula="of:=[.Q145]+1" office:value-type="float" office:value="2140" calcext:value-type="float">
            <text:p>2140</text:p>
          </table:table-cell>
          <table:table-cell table:formula="of:=76320*EXP(0.00189*([.$Q146]-[.$Q$7]))" office:value-type="float" office:value="99250.3084270728" calcext:value-type="float">
            <text:p>99,250</text:p>
          </table:table-cell>
          <table:table-cell table:formula="of:=LN([.$R146]/1738.539)/0.00189" office:value-type="float" office:value="2139.99995862109" calcext:value-type="float">
            <text:p>213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6]+1" office:value-type="float" office:value="321" calcext:value-type="float">
            <text:p>321</text:p>
          </table:table-cell>
          <table:table-cell table:style-name="ce5" table:formula="of:=182*EXP(0.00472*([.$E147]-[.$E$7]))" office:value-type="float" office:value="352.414023337419" calcext:value-type="float">
            <text:p>352</text:p>
          </table:table-cell>
          <table:table-cell table:formula="of:=LN([.$F147]/77.4542)/0.00472" office:value-type="float" office:value="320.999977362223" calcext:value-type="float">
            <text:p>320.999977362223</text:p>
          </table:table-cell>
          <table:table-cell/>
          <table:table-cell table:formula="of:=[.I146]+1" office:value-type="float" office:value="641" calcext:value-type="float">
            <text:p>641</text:p>
          </table:table-cell>
          <table:table-cell table:style-name="ce8" table:formula="of:=830*EXP(0.00392*([.$I147]-[.$I$7]))" office:value-type="float" office:value="1436.87472020195" calcext:value-type="float">
            <text:p>1437</text:p>
          </table:table-cell>
          <table:table-cell table:style-name="ce8" table:formula="of:=LN([.$J147]/116.455)/0.00392" office:value-type="float" office:value="641.000196045733" calcext:value-type="float">
            <text:p>641</text:p>
          </table:table-cell>
          <table:table-cell/>
          <table:table-cell table:formula="of:=[.M146]+1" office:value-type="float" office:value="1141" calcext:value-type="float">
            <text:p>1141</text:p>
          </table:table-cell>
          <table:table-cell table:formula="of:=5890*EXP(0.00256*([.$M147]-[.$M$7]))" office:value-type="float" office:value="8428.81335575373" calcext:value-type="float">
            <text:p>8,429</text:p>
          </table:table-cell>
          <table:table-cell table:formula="of:=LN([.$N147]/454.16)/0.00256" office:value-type="float" office:value="1141.00067100905" calcext:value-type="float">
            <text:p>1141</text:p>
          </table:table-cell>
          <table:table-cell/>
          <table:table-cell table:formula="of:=[.Q146]+1" office:value-type="float" office:value="2141" calcext:value-type="float">
            <text:p>2141</text:p>
          </table:table-cell>
          <table:table-cell table:formula="of:=76320*EXP(0.00189*([.$Q147]-[.$Q$7]))" office:value-type="float" office:value="99438.0688877437" calcext:value-type="float">
            <text:p>99,438</text:p>
          </table:table-cell>
          <table:table-cell table:formula="of:=LN([.$R147]/1738.539)/0.00189" office:value-type="float" office:value="2140.99995862109" calcext:value-type="float">
            <text:p>214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7]+1" office:value-type="float" office:value="322" calcext:value-type="float">
            <text:p>322</text:p>
          </table:table-cell>
          <table:table-cell table:style-name="ce5" table:formula="of:=182*EXP(0.00472*([.$E148]-[.$E$7]))" office:value-type="float" office:value="354.081349321449" calcext:value-type="float">
            <text:p>354</text:p>
          </table:table-cell>
          <table:table-cell table:formula="of:=LN([.$F148]/77.4542)/0.00472" office:value-type="float" office:value="321.999977362223" calcext:value-type="float">
            <text:p>321.999977362223</text:p>
          </table:table-cell>
          <table:table-cell/>
          <table:table-cell table:formula="of:=[.I147]+1" office:value-type="float" office:value="642" calcext:value-type="float">
            <text:p>642</text:p>
          </table:table-cell>
          <table:table-cell table:style-name="ce8" table:formula="of:=830*EXP(0.00392*([.$I148]-[.$I$7]))" office:value-type="float" office:value="1442.51832334048" calcext:value-type="float">
            <text:p>1443</text:p>
          </table:table-cell>
          <table:table-cell table:style-name="ce8" table:formula="of:=LN([.$J148]/116.455)/0.00392" office:value-type="float" office:value="642.000196045733" calcext:value-type="float">
            <text:p>642</text:p>
          </table:table-cell>
          <table:table-cell/>
          <table:table-cell table:formula="of:=[.M147]+1" office:value-type="float" office:value="1142" calcext:value-type="float">
            <text:p>1142</text:p>
          </table:table-cell>
          <table:table-cell table:formula="of:=5890*EXP(0.00256*([.$M148]-[.$M$7]))" office:value-type="float" office:value="8450.41876106383" calcext:value-type="float">
            <text:p>8,450</text:p>
          </table:table-cell>
          <table:table-cell table:formula="of:=LN([.$N148]/454.16)/0.00256" office:value-type="float" office:value="1142.00067100905" calcext:value-type="float">
            <text:p>1142</text:p>
          </table:table-cell>
          <table:table-cell/>
          <table:table-cell table:formula="of:=[.Q147]+1" office:value-type="float" office:value="2142" calcext:value-type="float">
            <text:p>2142</text:p>
          </table:table-cell>
          <table:table-cell table:formula="of:=76320*EXP(0.00189*([.$Q148]-[.$Q$7]))" office:value-type="float" office:value="99626.1845512462" calcext:value-type="float">
            <text:p>99,626</text:p>
          </table:table-cell>
          <table:table-cell table:formula="of:=LN([.$R148]/1738.539)/0.00189" office:value-type="float" office:value="2141.99995862109" calcext:value-type="float">
            <text:p>214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8]+1" office:value-type="float" office:value="323" calcext:value-type="float">
            <text:p>323</text:p>
          </table:table-cell>
          <table:table-cell table:style-name="ce5" table:formula="of:=182*EXP(0.00472*([.$E149]-[.$E$7]))" office:value-type="float" office:value="355.756563686056" calcext:value-type="float">
            <text:p>356</text:p>
          </table:table-cell>
          <table:table-cell table:formula="of:=LN([.$F149]/77.4542)/0.00472" office:value-type="float" office:value="322.999977362223" calcext:value-type="float">
            <text:p>322.999977362223</text:p>
          </table:table-cell>
          <table:table-cell/>
          <table:table-cell table:formula="of:=[.I148]+1" office:value-type="float" office:value="643" calcext:value-type="float">
            <text:p>643</text:p>
          </table:table-cell>
          <table:table-cell table:style-name="ce8" table:formula="of:=830*EXP(0.00392*([.$I149]-[.$I$7]))" office:value-type="float" office:value="1448.18409282095" calcext:value-type="float">
            <text:p>1448</text:p>
          </table:table-cell>
          <table:table-cell table:style-name="ce8" table:formula="of:=LN([.$J149]/116.455)/0.00392" office:value-type="float" office:value="643.000196045733" calcext:value-type="float">
            <text:p>643</text:p>
          </table:table-cell>
          <table:table-cell/>
          <table:table-cell table:formula="of:=[.M148]+1" office:value-type="float" office:value="1143" calcext:value-type="float">
            <text:p>1143</text:p>
          </table:table-cell>
          <table:table-cell table:formula="of:=5890*EXP(0.00256*([.$M149]-[.$M$7]))" office:value-type="float" office:value="8472.07954706856" calcext:value-type="float">
            <text:p>8,472</text:p>
          </table:table-cell>
          <table:table-cell table:formula="of:=LN([.$N149]/454.16)/0.00256" office:value-type="float" office:value="1143.00067100905" calcext:value-type="float">
            <text:p>1143</text:p>
          </table:table-cell>
          <table:table-cell/>
          <table:table-cell table:formula="of:=[.Q148]+1" office:value-type="float" office:value="2143" calcext:value-type="float">
            <text:p>2143</text:p>
          </table:table-cell>
          <table:table-cell table:formula="of:=76320*EXP(0.00189*([.$Q149]-[.$Q$7]))" office:value-type="float" office:value="99814.6560895485" calcext:value-type="float">
            <text:p>99,815</text:p>
          </table:table-cell>
          <table:table-cell table:formula="of:=LN([.$R149]/1738.539)/0.00189" office:value-type="float" office:value="2142.99995862109" calcext:value-type="float">
            <text:p>214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49]+1" office:value-type="float" office:value="324" calcext:value-type="float">
            <text:p>324</text:p>
          </table:table-cell>
          <table:table-cell table:style-name="ce5" table:formula="of:=182*EXP(0.00472*([.$E150]-[.$E$7]))" office:value-type="float" office:value="357.439703752407" calcext:value-type="float">
            <text:p>357</text:p>
          </table:table-cell>
          <table:table-cell table:formula="of:=LN([.$F150]/77.4542)/0.00472" office:value-type="float" office:value="323.999977362223" calcext:value-type="float">
            <text:p>323.999977362223</text:p>
          </table:table-cell>
          <table:table-cell/>
          <table:table-cell table:formula="of:=[.I149]+1" office:value-type="float" office:value="644" calcext:value-type="float">
            <text:p>644</text:p>
          </table:table-cell>
          <table:table-cell table:style-name="ce8" table:formula="of:=830*EXP(0.00392*([.$I150]-[.$I$7]))" office:value-type="float" office:value="1453.87211570596" calcext:value-type="float">
            <text:p>1454</text:p>
          </table:table-cell>
          <table:table-cell table:style-name="ce8" table:formula="of:=LN([.$J150]/116.455)/0.00392" office:value-type="float" office:value="644.000196045733" calcext:value-type="float">
            <text:p>644</text:p>
          </table:table-cell>
          <table:table-cell/>
          <table:table-cell table:formula="of:=[.M149]+1" office:value-type="float" office:value="1144" calcext:value-type="float">
            <text:p>1144</text:p>
          </table:table-cell>
          <table:table-cell table:formula="of:=5890*EXP(0.00256*([.$M150]-[.$M$7]))" office:value-type="float" office:value="8493.79585572414" calcext:value-type="float">
            <text:p>8,494</text:p>
          </table:table-cell>
          <table:table-cell table:formula="of:=LN([.$N150]/454.16)/0.00256" office:value-type="float" office:value="1144.00067100905" calcext:value-type="float">
            <text:p>1144</text:p>
          </table:table-cell>
          <table:table-cell/>
          <table:table-cell table:formula="of:=[.Q149]+1" office:value-type="float" office:value="2144" calcext:value-type="float">
            <text:p>2144</text:p>
          </table:table-cell>
          <table:table-cell table:formula="of:=76320*EXP(0.00189*([.$Q150]-[.$Q$7]))" office:value-type="float" office:value="100003.48417589" calcext:value-type="float">
            <text:p>100,003</text:p>
          </table:table-cell>
          <table:table-cell table:formula="of:=LN([.$R150]/1738.539)/0.00189" office:value-type="float" office:value="2143.99995862109" calcext:value-type="float">
            <text:p>214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0]+1" office:value-type="float" office:value="325" calcext:value-type="float">
            <text:p>325</text:p>
          </table:table-cell>
          <table:table-cell table:style-name="ce5" table:formula="of:=182*EXP(0.00472*([.$E151]-[.$E$7]))" office:value-type="float" office:value="359.130807018237" calcext:value-type="float">
            <text:p>359</text:p>
          </table:table-cell>
          <table:table-cell table:formula="of:=LN([.$F151]/77.4542)/0.00472" office:value-type="float" office:value="324.999977362223" calcext:value-type="float">
            <text:p>324.999977362223</text:p>
          </table:table-cell>
          <table:table-cell/>
          <table:table-cell table:formula="of:=[.I150]+1" office:value-type="float" office:value="645" calcext:value-type="float">
            <text:p>645</text:p>
          </table:table-cell>
          <table:table-cell table:style-name="ce8" table:formula="of:=830*EXP(0.00392*([.$I151]-[.$I$7]))" office:value-type="float" office:value="1459.58247940006" calcext:value-type="float">
            <text:p>1460</text:p>
          </table:table-cell>
          <table:table-cell table:style-name="ce8" table:formula="of:=LN([.$J151]/116.455)/0.00392" office:value-type="float" office:value="645.000196045733" calcext:value-type="float">
            <text:p>645</text:p>
          </table:table-cell>
          <table:table-cell/>
          <table:table-cell table:formula="of:=[.M150]+1" office:value-type="float" office:value="1145" calcext:value-type="float">
            <text:p>1145</text:p>
          </table:table-cell>
          <table:table-cell table:formula="of:=5890*EXP(0.00256*([.$M151]-[.$M$7]))" office:value-type="float" office:value="8515.56782935063" calcext:value-type="float">
            <text:p>8,516</text:p>
          </table:table-cell>
          <table:table-cell table:formula="of:=LN([.$N151]/454.16)/0.00256" office:value-type="float" office:value="1145.00067100905" calcext:value-type="float">
            <text:p>1145</text:p>
          </table:table-cell>
          <table:table-cell/>
          <table:table-cell table:formula="of:=[.Q150]+1" office:value-type="float" office:value="2145" calcext:value-type="float">
            <text:p>2145</text:p>
          </table:table-cell>
          <table:table-cell table:formula="of:=76320*EXP(0.00189*([.$Q151]-[.$Q$7]))" office:value-type="float" office:value="100192.669484784" calcext:value-type="float">
            <text:p>100,193</text:p>
          </table:table-cell>
          <table:table-cell table:formula="of:=LN([.$R151]/1738.539)/0.00189" office:value-type="float" office:value="2144.99995862109" calcext:value-type="float">
            <text:p>214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1]+1" office:value-type="float" office:value="326" calcext:value-type="float">
            <text:p>326</text:p>
          </table:table-cell>
          <table:table-cell table:style-name="ce5" table:formula="of:=182*EXP(0.00472*([.$E152]-[.$E$7]))" office:value-type="float" office:value="360.829911158692" calcext:value-type="float">
            <text:p>361</text:p>
          </table:table-cell>
          <table:table-cell table:formula="of:=LN([.$F152]/77.4542)/0.00472" office:value-type="float" office:value="325.999977362223" calcext:value-type="float">
            <text:p>325.999977362223</text:p>
          </table:table-cell>
          <table:table-cell/>
          <table:table-cell table:formula="of:=[.I151]+1" office:value-type="float" office:value="646" calcext:value-type="float">
            <text:p>646</text:p>
          </table:table-cell>
          <table:table-cell table:style-name="ce8" table:formula="of:=830*EXP(0.00392*([.$I152]-[.$I$7]))" office:value-type="float" office:value="1465.31527165109" calcext:value-type="float">
            <text:p>1465</text:p>
          </table:table-cell>
          <table:table-cell table:style-name="ce8" table:formula="of:=LN([.$J152]/116.455)/0.00392" office:value-type="float" office:value="646.000196045733" calcext:value-type="float">
            <text:p>646</text:p>
          </table:table-cell>
          <table:table-cell/>
          <table:table-cell table:formula="of:=[.M151]+1" office:value-type="float" office:value="1146" calcext:value-type="float">
            <text:p>1146</text:p>
          </table:table-cell>
          <table:table-cell table:formula="of:=5890*EXP(0.00256*([.$M152]-[.$M$7]))" office:value-type="float" office:value="8537.39561063293" calcext:value-type="float">
            <text:p>8,537</text:p>
          </table:table-cell>
          <table:table-cell table:formula="of:=LN([.$N152]/454.16)/0.00256" office:value-type="float" office:value="1146.00067100905" calcext:value-type="float">
            <text:p>1146</text:p>
          </table:table-cell>
          <table:table-cell/>
          <table:table-cell table:formula="of:=[.Q151]+1" office:value-type="float" office:value="2146" calcext:value-type="float">
            <text:p>2146</text:p>
          </table:table-cell>
          <table:table-cell table:formula="of:=76320*EXP(0.00189*([.$Q152]-[.$Q$7]))" office:value-type="float" office:value="100382.212692018" calcext:value-type="float">
            <text:p>100,382</text:p>
          </table:table-cell>
          <table:table-cell table:formula="of:=LN([.$R152]/1738.539)/0.00189" office:value-type="float" office:value="2145.99995862109" calcext:value-type="float">
            <text:p>214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2]+1" office:value-type="float" office:value="327" calcext:value-type="float">
            <text:p>327</text:p>
          </table:table-cell>
          <table:table-cell table:style-name="ce5" table:formula="of:=182*EXP(0.00472*([.$E153]-[.$E$7]))" office:value-type="float" office:value="362.537054027164" calcext:value-type="float">
            <text:p>363</text:p>
          </table:table-cell>
          <table:table-cell table:formula="of:=LN([.$F153]/77.4542)/0.00472" office:value-type="float" office:value="326.999977362223" calcext:value-type="float">
            <text:p>326.999977362223</text:p>
          </table:table-cell>
          <table:table-cell/>
          <table:table-cell table:formula="of:=[.I152]+1" office:value-type="float" office:value="647" calcext:value-type="float">
            <text:p>647</text:p>
          </table:table-cell>
          <table:table-cell table:style-name="ce8" table:formula="of:=830*EXP(0.00392*([.$I153]-[.$I$7]))" office:value-type="float" office:value="1471.07058055154" calcext:value-type="float">
            <text:p>1471</text:p>
          </table:table-cell>
          <table:table-cell table:style-name="ce8" table:formula="of:=LN([.$J153]/116.455)/0.00392" office:value-type="float" office:value="647.000196045733" calcext:value-type="float">
            <text:p>647</text:p>
          </table:table-cell>
          <table:table-cell/>
          <table:table-cell table:formula="of:=[.M152]+1" office:value-type="float" office:value="1147" calcext:value-type="float">
            <text:p>1147</text:p>
          </table:table-cell>
          <table:table-cell table:formula="of:=5890*EXP(0.00256*([.$M153]-[.$M$7]))" office:value-type="float" office:value="8559.27934262167" calcext:value-type="float">
            <text:p>8,559</text:p>
          </table:table-cell>
          <table:table-cell table:formula="of:=LN([.$N153]/454.16)/0.00256" office:value-type="float" office:value="1147.00067100905" calcext:value-type="float">
            <text:p>1147</text:p>
          </table:table-cell>
          <table:table-cell/>
          <table:table-cell table:formula="of:=[.Q152]+1" office:value-type="float" office:value="2147" calcext:value-type="float">
            <text:p>2147</text:p>
          </table:table-cell>
          <table:table-cell table:formula="of:=76320*EXP(0.00189*([.$Q153]-[.$Q$7]))" office:value-type="float" office:value="100572.114474662" calcext:value-type="float">
            <text:p>100,572</text:p>
          </table:table-cell>
          <table:table-cell table:formula="of:=LN([.$R153]/1738.539)/0.00189" office:value-type="float" office:value="2146.99995862109" calcext:value-type="float">
            <text:p>214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3]+1" office:value-type="float" office:value="328" calcext:value-type="float">
            <text:p>328</text:p>
          </table:table-cell>
          <table:table-cell table:style-name="ce5" table:formula="of:=182*EXP(0.00472*([.$E154]-[.$E$7]))" office:value-type="float" office:value="364.252273656136" calcext:value-type="float">
            <text:p>364</text:p>
          </table:table-cell>
          <table:table-cell table:formula="of:=LN([.$F154]/77.4542)/0.00472" office:value-type="float" office:value="327.999977362223" calcext:value-type="float">
            <text:p>327.999977362223</text:p>
          </table:table-cell>
          <table:table-cell/>
          <table:table-cell table:formula="of:=[.I153]+1" office:value-type="float" office:value="648" calcext:value-type="float">
            <text:p>648</text:p>
          </table:table-cell>
          <table:table-cell table:style-name="ce8" table:formula="of:=830*EXP(0.00392*([.$I154]-[.$I$7]))" office:value-type="float" office:value="1476.84849453991" calcext:value-type="float">
            <text:p>1477</text:p>
          </table:table-cell>
          <table:table-cell table:style-name="ce8" table:formula="of:=LN([.$J154]/116.455)/0.00392" office:value-type="float" office:value="648.000196045733" calcext:value-type="float">
            <text:p>648</text:p>
          </table:table-cell>
          <table:table-cell/>
          <table:table-cell table:formula="of:=[.M153]+1" office:value-type="float" office:value="1148" calcext:value-type="float">
            <text:p>1148</text:p>
          </table:table-cell>
          <table:table-cell table:formula="of:=5890*EXP(0.00256*([.$M154]-[.$M$7]))" office:value-type="float" office:value="8581.21916873413" calcext:value-type="float">
            <text:p>8,581</text:p>
          </table:table-cell>
          <table:table-cell table:formula="of:=LN([.$N154]/454.16)/0.00256" office:value-type="float" office:value="1148.00067100905" calcext:value-type="float">
            <text:p>1148</text:p>
          </table:table-cell>
          <table:table-cell/>
          <table:table-cell table:formula="of:=[.Q153]+1" office:value-type="float" office:value="2148" calcext:value-type="float">
            <text:p>2148</text:p>
          </table:table-cell>
          <table:table-cell table:formula="of:=76320*EXP(0.00189*([.$Q154]-[.$Q$7]))" office:value-type="float" office:value="100762.375511062" calcext:value-type="float">
            <text:p>100,762</text:p>
          </table:table-cell>
          <table:table-cell table:formula="of:=LN([.$R154]/1738.539)/0.00189" office:value-type="float" office:value="2147.99995862109" calcext:value-type="float">
            <text:p>214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4]+1" office:value-type="float" office:value="329" calcext:value-type="float">
            <text:p>329</text:p>
          </table:table-cell>
          <table:table-cell table:style-name="ce5" table:formula="of:=182*EXP(0.00472*([.$E155]-[.$E$7]))" office:value-type="float" office:value="365.975608258026" calcext:value-type="float">
            <text:p>366</text:p>
          </table:table-cell>
          <table:table-cell table:formula="of:=LN([.$F155]/77.4542)/0.00472" office:value-type="float" office:value="328.999977362223" calcext:value-type="float">
            <text:p>328.999977362223</text:p>
          </table:table-cell>
          <table:table-cell/>
          <table:table-cell table:formula="of:=[.I154]+1" office:value-type="float" office:value="649" calcext:value-type="float">
            <text:p>649</text:p>
          </table:table-cell>
          <table:table-cell table:style-name="ce8" table:formula="of:=830*EXP(0.00392*([.$I155]-[.$I$7]))" office:value-type="float" office:value="1482.64910240205" calcext:value-type="float">
            <text:p>1483</text:p>
          </table:table-cell>
          <table:table-cell table:style-name="ce8" table:formula="of:=LN([.$J155]/116.455)/0.00392" office:value-type="float" office:value="649.000196045733" calcext:value-type="float">
            <text:p>649</text:p>
          </table:table-cell>
          <table:table-cell/>
          <table:table-cell table:formula="of:=[.M154]+1" office:value-type="float" office:value="1149" calcext:value-type="float">
            <text:p>1149</text:p>
          </table:table-cell>
          <table:table-cell table:formula="of:=5890*EXP(0.00256*([.$M155]-[.$M$7]))" office:value-type="float" office:value="8603.21523275526" calcext:value-type="float">
            <text:p>8,603</text:p>
          </table:table-cell>
          <table:table-cell table:formula="of:=LN([.$N155]/454.16)/0.00256" office:value-type="float" office:value="1149.00067100905" calcext:value-type="float">
            <text:p>1149</text:p>
          </table:table-cell>
          <table:table-cell/>
          <table:table-cell table:formula="of:=[.Q154]+1" office:value-type="float" office:value="2149" calcext:value-type="float">
            <text:p>2149</text:p>
          </table:table-cell>
          <table:table-cell table:formula="of:=76320*EXP(0.00189*([.$Q155]-[.$Q$7]))" office:value-type="float" office:value="100952.996480852" calcext:value-type="float">
            <text:p>100,953</text:p>
          </table:table-cell>
          <table:table-cell table:formula="of:=LN([.$R155]/1738.539)/0.00189" office:value-type="float" office:value="2148.99995862109" calcext:value-type="float">
            <text:p>214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5]+1" office:value-type="float" office:value="330" calcext:value-type="float">
            <text:p>330</text:p>
          </table:table-cell>
          <table:table-cell table:style-name="ce5" table:formula="of:=182*EXP(0.00472*([.$E156]-[.$E$7]))" office:value-type="float" office:value="367.707096226045" calcext:value-type="float">
            <text:p>368</text:p>
          </table:table-cell>
          <table:table-cell table:formula="of:=LN([.$F156]/77.4542)/0.00472" office:value-type="float" office:value="329.999977362223" calcext:value-type="float">
            <text:p>329.999977362223</text:p>
          </table:table-cell>
          <table:table-cell/>
          <table:table-cell table:formula="of:=[.I155]+1" office:value-type="float" office:value="650" calcext:value-type="float">
            <text:p>650</text:p>
          </table:table-cell>
          <table:table-cell table:style-name="ce8" table:formula="of:=830*EXP(0.00392*([.$I156]-[.$I$7]))" office:value-type="float" office:value="1488.47249327253" calcext:value-type="float">
            <text:p>1488</text:p>
          </table:table-cell>
          <table:table-cell table:style-name="ce8" table:formula="of:=LN([.$J156]/116.455)/0.00392" office:value-type="float" office:value="650.000196045733" calcext:value-type="float">
            <text:p>650</text:p>
          </table:table-cell>
          <table:table-cell/>
          <table:table-cell table:formula="of:=[.M155]+1" office:value-type="float" office:value="1150" calcext:value-type="float">
            <text:p>1150</text:p>
          </table:table-cell>
          <table:table-cell table:formula="of:=5890*EXP(0.00256*([.$M156]-[.$M$7]))" office:value-type="float" office:value="8625.26767883852" calcext:value-type="float">
            <text:p>8,625</text:p>
          </table:table-cell>
          <table:table-cell table:formula="of:=LN([.$N156]/454.16)/0.00256" office:value-type="float" office:value="1150.00067100905" calcext:value-type="float">
            <text:p>1150</text:p>
          </table:table-cell>
          <table:table-cell/>
          <table:table-cell table:formula="of:=[.Q155]+1" office:value-type="float" office:value="2150" calcext:value-type="float">
            <text:p>2150</text:p>
          </table:table-cell>
          <table:table-cell table:formula="of:=76320*EXP(0.00189*([.$Q156]-[.$Q$7]))" office:value-type="float" office:value="101143.978064947" calcext:value-type="float">
            <text:p>101,144</text:p>
          </table:table-cell>
          <table:table-cell table:formula="of:=LN([.$R156]/1738.539)/0.00189" office:value-type="float" office:value="2149.99995862109" calcext:value-type="float">
            <text:p>214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6]+1" office:value-type="float" office:value="331" calcext:value-type="float">
            <text:p>331</text:p>
          </table:table-cell>
          <table:table-cell table:style-name="ce5" table:formula="of:=182*EXP(0.00472*([.$E157]-[.$E$7]))" office:value-type="float" office:value="369.446776135044" calcext:value-type="float">
            <text:p>369</text:p>
          </table:table-cell>
          <table:table-cell table:formula="of:=LN([.$F157]/77.4542)/0.00472" office:value-type="float" office:value="330.999977362223" calcext:value-type="float">
            <text:p>330.999977362223</text:p>
          </table:table-cell>
          <table:table-cell/>
          <table:table-cell table:formula="of:=[.I156]+1" office:value-type="float" office:value="651" calcext:value-type="float">
            <text:p>651</text:p>
          </table:table-cell>
          <table:table-cell table:style-name="ce8" table:formula="of:=830*EXP(0.00392*([.$I157]-[.$I$7]))" office:value-type="float" office:value="1494.31875663601" calcext:value-type="float">
            <text:p>1494</text:p>
          </table:table-cell>
          <table:table-cell table:style-name="ce8" table:formula="of:=LN([.$J157]/116.455)/0.00392" office:value-type="float" office:value="651.000196045733" calcext:value-type="float">
            <text:p>651</text:p>
          </table:table-cell>
          <table:table-cell/>
          <table:table-cell table:formula="of:=[.M156]+1" office:value-type="float" office:value="1151" calcext:value-type="float">
            <text:p>1151</text:p>
          </table:table-cell>
          <table:table-cell table:formula="of:=5890*EXP(0.00256*([.$M157]-[.$M$7]))" office:value-type="float" office:value="8647.37665150692" calcext:value-type="float">
            <text:p>8,647</text:p>
          </table:table-cell>
          <table:table-cell table:formula="of:=LN([.$N157]/454.16)/0.00256" office:value-type="float" office:value="1151.00067100905" calcext:value-type="float">
            <text:p>1151</text:p>
          </table:table-cell>
          <table:table-cell/>
          <table:table-cell table:formula="of:=[.Q156]+1" office:value-type="float" office:value="2151" calcext:value-type="float">
            <text:p>2151</text:p>
          </table:table-cell>
          <table:table-cell table:formula="of:=76320*EXP(0.00189*([.$Q157]-[.$Q$7]))" office:value-type="float" office:value="101335.320945554" calcext:value-type="float">
            <text:p>101,335</text:p>
          </table:table-cell>
          <table:table-cell table:formula="of:=LN([.$R157]/1738.539)/0.00189" office:value-type="float" office:value="2150.99995862109" calcext:value-type="float">
            <text:p>215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7]+1" office:value-type="float" office:value="332" calcext:value-type="float">
            <text:p>332</text:p>
          </table:table-cell>
          <table:table-cell table:style-name="ce5" table:formula="of:=182*EXP(0.00472*([.$E158]-[.$E$7]))" office:value-type="float" office:value="371.194686742382" calcext:value-type="float">
            <text:p>371</text:p>
          </table:table-cell>
          <table:table-cell table:formula="of:=LN([.$F158]/77.4542)/0.00472" office:value-type="float" office:value="331.999977362223" calcext:value-type="float">
            <text:p>331.999977362223</text:p>
          </table:table-cell>
          <table:table-cell/>
          <table:table-cell table:formula="of:=[.I157]+1" office:value-type="float" office:value="652" calcext:value-type="float">
            <text:p>652</text:p>
          </table:table-cell>
          <table:table-cell table:style-name="ce8" table:formula="of:=830*EXP(0.00392*([.$I158]-[.$I$7]))" office:value-type="float" office:value="1500.18798232865" calcext:value-type="float">
            <text:p>1500</text:p>
          </table:table-cell>
          <table:table-cell table:style-name="ce8" table:formula="of:=LN([.$J158]/116.455)/0.00392" office:value-type="float" office:value="652.000196045733" calcext:value-type="float">
            <text:p>652</text:p>
          </table:table-cell>
          <table:table-cell/>
          <table:table-cell table:formula="of:=[.M157]+1" office:value-type="float" office:value="1152" calcext:value-type="float">
            <text:p>1152</text:p>
          </table:table-cell>
          <table:table-cell table:formula="of:=5890*EXP(0.00256*([.$M158]-[.$M$7]))" office:value-type="float" office:value="8669.54229565389" calcext:value-type="float">
            <text:p>8,670</text:p>
          </table:table-cell>
          <table:table-cell table:formula="of:=LN([.$N158]/454.16)/0.00256" office:value-type="float" office:value="1152.00067100905" calcext:value-type="float">
            <text:p>1152</text:p>
          </table:table-cell>
          <table:table-cell/>
          <table:table-cell table:formula="of:=[.Q157]+1" office:value-type="float" office:value="2152" calcext:value-type="float">
            <text:p>2152</text:p>
          </table:table-cell>
          <table:table-cell table:formula="of:=76320*EXP(0.00189*([.$Q158]-[.$Q$7]))" office:value-type="float" office:value="101527.025806169" calcext:value-type="float">
            <text:p>101,527</text:p>
          </table:table-cell>
          <table:table-cell table:formula="of:=LN([.$R158]/1738.539)/0.00189" office:value-type="float" office:value="2151.99995862109" calcext:value-type="float">
            <text:p>215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8]+1" office:value-type="float" office:value="333" calcext:value-type="float">
            <text:p>333</text:p>
          </table:table-cell>
          <table:table-cell table:style-name="ce5" table:formula="of:=182*EXP(0.00472*([.$E159]-[.$E$7]))" office:value-type="float" office:value="372.950866988781" calcext:value-type="float">
            <text:p>373</text:p>
          </table:table-cell>
          <table:table-cell table:formula="of:=LN([.$F159]/77.4542)/0.00472" office:value-type="float" office:value="332.999977362223" calcext:value-type="float">
            <text:p>332.999977362223</text:p>
          </table:table-cell>
          <table:table-cell/>
          <table:table-cell table:formula="of:=[.I158]+1" office:value-type="float" office:value="653" calcext:value-type="float">
            <text:p>653</text:p>
          </table:table-cell>
          <table:table-cell table:style-name="ce8" table:formula="of:=830*EXP(0.00392*([.$I159]-[.$I$7]))" office:value-type="float" office:value="1506.08026053941" calcext:value-type="float">
            <text:p>1506</text:p>
          </table:table-cell>
          <table:table-cell table:style-name="ce8" table:formula="of:=LN([.$J159]/116.455)/0.00392" office:value-type="float" office:value="653.000196045733" calcext:value-type="float">
            <text:p>653</text:p>
          </table:table-cell>
          <table:table-cell/>
          <table:table-cell table:formula="of:=[.M158]+1" office:value-type="float" office:value="1153" calcext:value-type="float">
            <text:p>1153</text:p>
          </table:table-cell>
          <table:table-cell table:formula="of:=5890*EXP(0.00256*([.$M159]-[.$M$7]))" office:value-type="float" office:value="8691.76475654428" calcext:value-type="float">
            <text:p>8,692</text:p>
          </table:table-cell>
          <table:table-cell table:formula="of:=LN([.$N159]/454.16)/0.00256" office:value-type="float" office:value="1153.00067100905" calcext:value-type="float">
            <text:p>1153</text:p>
          </table:table-cell>
          <table:table-cell/>
          <table:table-cell table:formula="of:=[.Q158]+1" office:value-type="float" office:value="2153" calcext:value-type="float">
            <text:p>2153</text:p>
          </table:table-cell>
          <table:table-cell table:formula="of:=76320*EXP(0.00189*([.$Q159]-[.$Q$7]))" office:value-type="float" office:value="101719.09333158" calcext:value-type="float">
            <text:p>101,719</text:p>
          </table:table-cell>
          <table:table-cell table:formula="of:=LN([.$R159]/1738.539)/0.00189" office:value-type="float" office:value="2152.99995862109" calcext:value-type="float">
            <text:p>215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59]+1" office:value-type="float" office:value="334" calcext:value-type="float">
            <text:p>334</text:p>
          </table:table-cell>
          <table:table-cell table:style-name="ce5" table:formula="of:=182*EXP(0.00472*([.$E160]-[.$E$7]))" office:value-type="float" office:value="374.715355999202" calcext:value-type="float">
            <text:p>375</text:p>
          </table:table-cell>
          <table:table-cell table:formula="of:=LN([.$F160]/77.4542)/0.00472" office:value-type="float" office:value="333.999977362223" calcext:value-type="float">
            <text:p>333.999977362223</text:p>
          </table:table-cell>
          <table:table-cell/>
          <table:table-cell table:formula="of:=[.I159]+1" office:value-type="float" office:value="654" calcext:value-type="float">
            <text:p>654</text:p>
          </table:table-cell>
          <table:table-cell table:style-name="ce8" table:formula="of:=830*EXP(0.00392*([.$I160]-[.$I$7]))" office:value-type="float" office:value="1511.99568181153" calcext:value-type="float">
            <text:p>1512</text:p>
          </table:table-cell>
          <table:table-cell table:style-name="ce8" table:formula="of:=LN([.$J160]/116.455)/0.00392" office:value-type="float" office:value="654.000196045733" calcext:value-type="float">
            <text:p>654</text:p>
          </table:table-cell>
          <table:table-cell/>
          <table:table-cell table:formula="of:=[.M159]+1" office:value-type="float" office:value="1154" calcext:value-type="float">
            <text:p>1154</text:p>
          </table:table-cell>
          <table:table-cell table:formula="of:=5890*EXP(0.00256*([.$M160]-[.$M$7]))" office:value-type="float" office:value="8714.04417981528" calcext:value-type="float">
            <text:p>8,714</text:p>
          </table:table-cell>
          <table:table-cell table:formula="of:=LN([.$N160]/454.16)/0.00256" office:value-type="float" office:value="1154.00067100905" calcext:value-type="float">
            <text:p>1154</text:p>
          </table:table-cell>
          <table:table-cell/>
          <table:table-cell table:formula="of:=[.Q159]+1" office:value-type="float" office:value="2154" calcext:value-type="float">
            <text:p>2154</text:p>
          </table:table-cell>
          <table:table-cell table:formula="of:=76320*EXP(0.00189*([.$Q160]-[.$Q$7]))" office:value-type="float" office:value="101911.524207873" calcext:value-type="float">
            <text:p>101,912</text:p>
          </table:table-cell>
          <table:table-cell table:formula="of:=LN([.$R160]/1738.539)/0.00189" office:value-type="float" office:value="2153.99995862109" calcext:value-type="float">
            <text:p>215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0]+1" office:value-type="float" office:value="335" calcext:value-type="float">
            <text:p>335</text:p>
          </table:table-cell>
          <table:table-cell table:style-name="ce5" table:formula="of:=182*EXP(0.00472*([.$E161]-[.$E$7]))" office:value-type="float" office:value="376.488193083707" calcext:value-type="float">
            <text:p>376</text:p>
          </table:table-cell>
          <table:table-cell table:formula="of:=LN([.$F161]/77.4542)/0.00472" office:value-type="float" office:value="334.999977362223" calcext:value-type="float">
            <text:p>334.999977362223</text:p>
          </table:table-cell>
          <table:table-cell/>
          <table:table-cell table:formula="of:=[.I160]+1" office:value-type="float" office:value="655" calcext:value-type="float">
            <text:p>655</text:p>
          </table:table-cell>
          <table:table-cell table:style-name="ce8" table:formula="of:=830*EXP(0.00392*([.$I161]-[.$I$7]))" office:value-type="float" office:value="1517.93433704384" calcext:value-type="float">
            <text:p>1518</text:p>
          </table:table-cell>
          <table:table-cell table:style-name="ce8" table:formula="of:=LN([.$J161]/116.455)/0.00392" office:value-type="float" office:value="655.000196045733" calcext:value-type="float">
            <text:p>655</text:p>
          </table:table-cell>
          <table:table-cell/>
          <table:table-cell table:formula="of:=[.M160]+1" office:value-type="float" office:value="1155" calcext:value-type="float">
            <text:p>1155</text:p>
          </table:table-cell>
          <table:table-cell table:formula="of:=5890*EXP(0.00256*([.$M161]-[.$M$7]))" office:value-type="float" office:value="8736.38071147741" calcext:value-type="float">
            <text:p>8,736</text:p>
          </table:table-cell>
          <table:table-cell table:formula="of:=LN([.$N161]/454.16)/0.00256" office:value-type="float" office:value="1155.00067100905" calcext:value-type="float">
            <text:p>1155</text:p>
          </table:table-cell>
          <table:table-cell/>
          <table:table-cell table:formula="of:=[.Q160]+1" office:value-type="float" office:value="2155" calcext:value-type="float">
            <text:p>2155</text:p>
          </table:table-cell>
          <table:table-cell table:formula="of:=76320*EXP(0.00189*([.$Q161]-[.$Q$7]))" office:value-type="float" office:value="102104.31912243" calcext:value-type="float">
            <text:p>102,104</text:p>
          </table:table-cell>
          <table:table-cell table:formula="of:=LN([.$R161]/1738.539)/0.00189" office:value-type="float" office:value="2154.99995862109" calcext:value-type="float">
            <text:p>215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1]+1" office:value-type="float" office:value="336" calcext:value-type="float">
            <text:p>336</text:p>
          </table:table-cell>
          <table:table-cell table:style-name="ce5" table:formula="of:=182*EXP(0.00472*([.$E162]-[.$E$7]))" office:value-type="float" office:value="378.269417738346" calcext:value-type="float">
            <text:p>378</text:p>
          </table:table-cell>
          <table:table-cell table:formula="of:=LN([.$F162]/77.4542)/0.00472" office:value-type="float" office:value="335.999977362223" calcext:value-type="float">
            <text:p>335.999977362223</text:p>
          </table:table-cell>
          <table:table-cell/>
          <table:table-cell table:formula="of:=[.I161]+1" office:value-type="float" office:value="656" calcext:value-type="float">
            <text:p>656</text:p>
          </table:table-cell>
          <table:table-cell table:style-name="ce8" table:formula="of:=830*EXP(0.00392*([.$I162]-[.$I$7]))" office:value-type="float" office:value="1523.89631749222" calcext:value-type="float">
            <text:p>1524</text:p>
          </table:table-cell>
          <table:table-cell table:style-name="ce8" table:formula="of:=LN([.$J162]/116.455)/0.00392" office:value-type="float" office:value="656.000196045733" calcext:value-type="float">
            <text:p>656</text:p>
          </table:table-cell>
          <table:table-cell/>
          <table:table-cell table:formula="of:=[.M161]+1" office:value-type="float" office:value="1156" calcext:value-type="float">
            <text:p>1156</text:p>
          </table:table-cell>
          <table:table-cell table:formula="of:=5890*EXP(0.00256*([.$M162]-[.$M$7]))" office:value-type="float" office:value="8758.77449791545" calcext:value-type="float">
            <text:p>8,759</text:p>
          </table:table-cell>
          <table:table-cell table:formula="of:=LN([.$N162]/454.16)/0.00256" office:value-type="float" office:value="1156.00067100905" calcext:value-type="float">
            <text:p>1156</text:p>
          </table:table-cell>
          <table:table-cell/>
          <table:table-cell table:formula="of:=[.Q161]+1" office:value-type="float" office:value="2156" calcext:value-type="float">
            <text:p>2156</text:p>
          </table:table-cell>
          <table:table-cell table:formula="of:=76320*EXP(0.00189*([.$Q162]-[.$Q$7]))" office:value-type="float" office:value="102297.478763934" calcext:value-type="float">
            <text:p>102,297</text:p>
          </table:table-cell>
          <table:table-cell table:formula="of:=LN([.$R162]/1738.539)/0.00189" office:value-type="float" office:value="2155.99995862109" calcext:value-type="float">
            <text:p>215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2]+1" office:value-type="float" office:value="337" calcext:value-type="float">
            <text:p>337</text:p>
          </table:table-cell>
          <table:table-cell table:style-name="ce5" table:formula="of:=182*EXP(0.00472*([.$E163]-[.$E$7]))" office:value-type="float" office:value="380.059069646026" calcext:value-type="float">
            <text:p>380</text:p>
          </table:table-cell>
          <table:table-cell table:formula="of:=LN([.$F163]/77.4542)/0.00472" office:value-type="float" office:value="336.999977362223" calcext:value-type="float">
            <text:p>336.999977362223</text:p>
          </table:table-cell>
          <table:table-cell/>
          <table:table-cell table:formula="of:=[.I162]+1" office:value-type="float" office:value="657" calcext:value-type="float">
            <text:p>657</text:p>
          </table:table-cell>
          <table:table-cell table:style-name="ce8" table:formula="of:=830*EXP(0.00392*([.$I163]-[.$I$7]))" office:value-type="float" office:value="1529.88171477096" calcext:value-type="float">
            <text:p>1530</text:p>
          </table:table-cell>
          <table:table-cell table:style-name="ce8" table:formula="of:=LN([.$J163]/116.455)/0.00392" office:value-type="float" office:value="657.000196045733" calcext:value-type="float">
            <text:p>657</text:p>
          </table:table-cell>
          <table:table-cell/>
          <table:table-cell table:formula="of:=[.M162]+1" office:value-type="float" office:value="1157" calcext:value-type="float">
            <text:p>1157</text:p>
          </table:table-cell>
          <table:table-cell table:formula="of:=5890*EXP(0.00256*([.$M163]-[.$M$7]))" office:value-type="float" office:value="8781.22568588937" calcext:value-type="float">
            <text:p>8,781</text:p>
          </table:table-cell>
          <table:table-cell table:formula="of:=LN([.$N163]/454.16)/0.00256" office:value-type="float" office:value="1157.00067100905" calcext:value-type="float">
            <text:p>1157</text:p>
          </table:table-cell>
          <table:table-cell/>
          <table:table-cell table:formula="of:=[.Q162]+1" office:value-type="float" office:value="2157" calcext:value-type="float">
            <text:p>2157</text:p>
          </table:table-cell>
          <table:table-cell table:formula="of:=76320*EXP(0.00189*([.$Q163]-[.$Q$7]))" office:value-type="float" office:value="102491.00382237" calcext:value-type="float">
            <text:p>102,491</text:p>
          </table:table-cell>
          <table:table-cell table:formula="of:=LN([.$R163]/1738.539)/0.00189" office:value-type="float" office:value="2156.99995862109" calcext:value-type="float">
            <text:p>215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3]+1" office:value-type="float" office:value="338" calcext:value-type="float">
            <text:p>338</text:p>
          </table:table-cell>
          <table:table-cell table:style-name="ce5" table:formula="of:=182*EXP(0.00472*([.$E164]-[.$E$7]))" office:value-type="float" office:value="381.857188677402" calcext:value-type="float">
            <text:p>382</text:p>
          </table:table-cell>
          <table:table-cell table:formula="of:=LN([.$F164]/77.4542)/0.00472" office:value-type="float" office:value="337.999977362223" calcext:value-type="float">
            <text:p>337.999977362223</text:p>
          </table:table-cell>
          <table:table-cell/>
          <table:table-cell table:formula="of:=[.I163]+1" office:value-type="float" office:value="658" calcext:value-type="float">
            <text:p>658</text:p>
          </table:table-cell>
          <table:table-cell table:style-name="ce8" table:formula="of:=830*EXP(0.00392*([.$I164]-[.$I$7]))" office:value-type="float" office:value="1535.89062085418" calcext:value-type="float">
            <text:p>1536</text:p>
          </table:table-cell>
          <table:table-cell table:style-name="ce8" table:formula="of:=LN([.$J164]/116.455)/0.00392" office:value-type="float" office:value="658.000196045733" calcext:value-type="float">
            <text:p>658</text:p>
          </table:table-cell>
          <table:table-cell/>
          <table:table-cell table:formula="of:=[.M163]+1" office:value-type="float" office:value="1158" calcext:value-type="float">
            <text:p>1158</text:p>
          </table:table-cell>
          <table:table-cell table:formula="of:=5890*EXP(0.00256*([.$M164]-[.$M$7]))" office:value-type="float" office:value="8803.73442253539" calcext:value-type="float">
            <text:p>8,804</text:p>
          </table:table-cell>
          <table:table-cell table:formula="of:=LN([.$N164]/454.16)/0.00256" office:value-type="float" office:value="1158.00067100905" calcext:value-type="float">
            <text:p>1158</text:p>
          </table:table-cell>
          <table:table-cell/>
          <table:table-cell table:formula="of:=[.Q163]+1" office:value-type="float" office:value="2158" calcext:value-type="float">
            <text:p>2158</text:p>
          </table:table-cell>
          <table:table-cell table:formula="of:=76320*EXP(0.00189*([.$Q164]-[.$Q$7]))" office:value-type="float" office:value="102684.89498903" calcext:value-type="float">
            <text:p>102,685</text:p>
          </table:table-cell>
          <table:table-cell table:formula="of:=LN([.$R164]/1738.539)/0.00189" office:value-type="float" office:value="2157.99995862109" calcext:value-type="float">
            <text:p>215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4]+1" office:value-type="float" office:value="339" calcext:value-type="float">
            <text:p>339</text:p>
          </table:table-cell>
          <table:table-cell table:style-name="ce5" table:formula="of:=182*EXP(0.00472*([.$E165]-[.$E$7]))" office:value-type="float" office:value="383.663814891765" calcext:value-type="float">
            <text:p>384</text:p>
          </table:table-cell>
          <table:table-cell table:formula="of:=LN([.$F165]/77.4542)/0.00472" office:value-type="float" office:value="338.999977362223" calcext:value-type="float">
            <text:p>338.999977362223</text:p>
          </table:table-cell>
          <table:table-cell/>
          <table:table-cell table:formula="of:=[.I164]+1" office:value-type="float" office:value="659" calcext:value-type="float">
            <text:p>659</text:p>
          </table:table-cell>
          <table:table-cell table:style-name="ce8" table:formula="of:=830*EXP(0.00392*([.$I165]-[.$I$7]))" office:value-type="float" office:value="1541.92312807726" calcext:value-type="float">
            <text:p>1542</text:p>
          </table:table-cell>
          <table:table-cell table:style-name="ce8" table:formula="of:=LN([.$J165]/116.455)/0.00392" office:value-type="float" office:value="659.000196045733" calcext:value-type="float">
            <text:p>659</text:p>
          </table:table-cell>
          <table:table-cell/>
          <table:table-cell table:formula="of:=[.M164]+1" office:value-type="float" office:value="1159" calcext:value-type="float">
            <text:p>1159</text:p>
          </table:table-cell>
          <table:table-cell table:formula="of:=5890*EXP(0.00256*([.$M165]-[.$M$7]))" office:value-type="float" office:value="8826.30085536682" calcext:value-type="float">
            <text:p>8,826</text:p>
          </table:table-cell>
          <table:table-cell table:formula="of:=LN([.$N165]/454.16)/0.00256" office:value-type="float" office:value="1159.00067100905" calcext:value-type="float">
            <text:p>1159</text:p>
          </table:table-cell>
          <table:table-cell/>
          <table:table-cell table:formula="of:=[.Q164]+1" office:value-type="float" office:value="2159" calcext:value-type="float">
            <text:p>2159</text:p>
          </table:table-cell>
          <table:table-cell table:formula="of:=76320*EXP(0.00189*([.$Q165]-[.$Q$7]))" office:value-type="float" office:value="102879.152956513" calcext:value-type="float">
            <text:p>102,879</text:p>
          </table:table-cell>
          <table:table-cell table:formula="of:=LN([.$R165]/1738.539)/0.00189" office:value-type="float" office:value="2158.99995862109" calcext:value-type="float">
            <text:p>215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5]+1" office:value-type="float" office:value="340" calcext:value-type="float">
            <text:p>340</text:p>
          </table:table-cell>
          <table:table-cell table:style-name="ce5" table:formula="of:=182*EXP(0.00472*([.$E166]-[.$E$7]))" office:value-type="float" office:value="385.47898853793" calcext:value-type="float">
            <text:p>385</text:p>
          </table:table-cell>
          <table:table-cell table:formula="of:=LN([.$F166]/77.4542)/0.00472" office:value-type="float" office:value="339.999977362223" calcext:value-type="float">
            <text:p>339.999977362223</text:p>
          </table:table-cell>
          <table:table-cell/>
          <table:table-cell table:formula="of:=[.I165]+1" office:value-type="float" office:value="660" calcext:value-type="float">
            <text:p>660</text:p>
          </table:table-cell>
          <table:table-cell table:style-name="ce8" table:formula="of:=830*EXP(0.00392*([.$I166]-[.$I$7]))" office:value-type="float" office:value="1547.97932913824" calcext:value-type="float">
            <text:p>1548</text:p>
          </table:table-cell>
          <table:table-cell table:style-name="ce8" table:formula="of:=LN([.$J166]/116.455)/0.00392" office:value-type="float" office:value="660.000196045733" calcext:value-type="float">
            <text:p>660</text:p>
          </table:table-cell>
          <table:table-cell/>
          <table:table-cell table:formula="of:=[.M165]+1" office:value-type="float" office:value="1160" calcext:value-type="float">
            <text:p>1160</text:p>
          </table:table-cell>
          <table:table-cell table:formula="of:=5890*EXP(0.00256*([.$M166]-[.$M$7]))" office:value-type="float" office:value="8848.92513227513" calcext:value-type="float">
            <text:p>8,849</text:p>
          </table:table-cell>
          <table:table-cell table:formula="of:=LN([.$N166]/454.16)/0.00256" office:value-type="float" office:value="1160.00067100905" calcext:value-type="float">
            <text:p>1160</text:p>
          </table:table-cell>
          <table:table-cell/>
          <table:table-cell table:formula="of:=[.Q165]+1" office:value-type="float" office:value="2160" calcext:value-type="float">
            <text:p>2160</text:p>
          </table:table-cell>
          <table:table-cell table:formula="of:=76320*EXP(0.00189*([.$Q166]-[.$Q$7]))" office:value-type="float" office:value="103073.778418728" calcext:value-type="float">
            <text:p>103,074</text:p>
          </table:table-cell>
          <table:table-cell table:formula="of:=LN([.$R166]/1738.539)/0.00189" office:value-type="float" office:value="2159.99995862109" calcext:value-type="float">
            <text:p>215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6]+1" office:value-type="float" office:value="341" calcext:value-type="float">
            <text:p>341</text:p>
          </table:table-cell>
          <table:table-cell table:style-name="ce5" table:formula="of:=182*EXP(0.00472*([.$E167]-[.$E$7]))" office:value-type="float" office:value="387.302750055137" calcext:value-type="float">
            <text:p>387</text:p>
          </table:table-cell>
          <table:table-cell table:formula="of:=LN([.$F167]/77.4542)/0.00472" office:value-type="float" office:value="340.999977362223" calcext:value-type="float">
            <text:p>340.999977362223</text:p>
          </table:table-cell>
          <table:table-cell/>
          <table:table-cell table:formula="of:=[.I166]+1" office:value-type="float" office:value="661" calcext:value-type="float">
            <text:p>661</text:p>
          </table:table-cell>
          <table:table-cell table:style-name="ce8" table:formula="of:=830*EXP(0.00392*([.$I167]-[.$I$7]))" office:value-type="float" office:value="1554.05931709924" calcext:value-type="float">
            <text:p>1554</text:p>
          </table:table-cell>
          <table:table-cell table:style-name="ce8" table:formula="of:=LN([.$J167]/116.455)/0.00392" office:value-type="float" office:value="661.000196045733" calcext:value-type="float">
            <text:p>661</text:p>
          </table:table-cell>
          <table:table-cell/>
          <table:table-cell table:formula="of:=[.M166]+1" office:value-type="float" office:value="1161" calcext:value-type="float">
            <text:p>1161</text:p>
          </table:table-cell>
          <table:table-cell table:formula="of:=5890*EXP(0.00256*([.$M167]-[.$M$7]))" office:value-type="float" office:value="8871.60740153086" calcext:value-type="float">
            <text:p>8,872</text:p>
          </table:table-cell>
          <table:table-cell table:formula="of:=LN([.$N167]/454.16)/0.00256" office:value-type="float" office:value="1161.00067100905" calcext:value-type="float">
            <text:p>1161</text:p>
          </table:table-cell>
          <table:table-cell/>
          <table:table-cell table:formula="of:=[.Q166]+1" office:value-type="float" office:value="2161" calcext:value-type="float">
            <text:p>2161</text:p>
          </table:table-cell>
          <table:table-cell table:formula="of:=76320*EXP(0.00189*([.$Q167]-[.$Q$7]))" office:value-type="float" office:value="103268.772070896" calcext:value-type="float">
            <text:p>103,269</text:p>
          </table:table-cell>
          <table:table-cell table:formula="of:=LN([.$R167]/1738.539)/0.00189" office:value-type="float" office:value="2160.99995862109" calcext:value-type="float">
            <text:p>216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7]+1" office:value-type="float" office:value="342" calcext:value-type="float">
            <text:p>342</text:p>
          </table:table-cell>
          <table:table-cell table:style-name="ce5" table:formula="of:=182*EXP(0.00472*([.$E168]-[.$E$7]))" office:value-type="float" office:value="389.135140073949" calcext:value-type="float">
            <text:p>389</text:p>
          </table:table-cell>
          <table:table-cell table:formula="of:=LN([.$F168]/77.4542)/0.00472" office:value-type="float" office:value="341.999977362223" calcext:value-type="float">
            <text:p>341.999977362223</text:p>
          </table:table-cell>
          <table:table-cell/>
          <table:table-cell table:formula="of:=[.I167]+1" office:value-type="float" office:value="662" calcext:value-type="float">
            <text:p>662</text:p>
          </table:table-cell>
          <table:table-cell table:style-name="ce8" table:formula="of:=830*EXP(0.00392*([.$I168]-[.$I$7]))" office:value-type="float" office:value="1560.16318538791" calcext:value-type="float">
            <text:p>1560</text:p>
          </table:table-cell>
          <table:table-cell table:style-name="ce8" table:formula="of:=LN([.$J168]/116.455)/0.00392" office:value-type="float" office:value="662.000196045733" calcext:value-type="float">
            <text:p>662</text:p>
          </table:table-cell>
          <table:table-cell/>
          <table:table-cell table:formula="of:=[.M167]+1" office:value-type="float" office:value="1162" calcext:value-type="float">
            <text:p>1162</text:p>
          </table:table-cell>
          <table:table-cell table:formula="of:=5890*EXP(0.00256*([.$M168]-[.$M$7]))" office:value-type="float" office:value="8894.34781178461" calcext:value-type="float">
            <text:p>8,894</text:p>
          </table:table-cell>
          <table:table-cell table:formula="of:=LN([.$N168]/454.16)/0.00256" office:value-type="float" office:value="1162.00067100905" calcext:value-type="float">
            <text:p>1162</text:p>
          </table:table-cell>
          <table:table-cell/>
          <table:table-cell table:formula="of:=[.Q167]+1" office:value-type="float" office:value="2162" calcext:value-type="float">
            <text:p>2162</text:p>
          </table:table-cell>
          <table:table-cell table:formula="of:=76320*EXP(0.00189*([.$Q168]-[.$Q$7]))" office:value-type="float" office:value="103464.134609554" calcext:value-type="float">
            <text:p>103,464</text:p>
          </table:table-cell>
          <table:table-cell table:formula="of:=LN([.$R168]/1738.539)/0.00189" office:value-type="float" office:value="2161.99995862109" calcext:value-type="float">
            <text:p>216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8]+1" office:value-type="float" office:value="343" calcext:value-type="float">
            <text:p>343</text:p>
          </table:table-cell>
          <table:table-cell table:style-name="ce5" table:formula="of:=182*EXP(0.00472*([.$E169]-[.$E$7]))" office:value-type="float" office:value="390.976199417162" calcext:value-type="float">
            <text:p>391</text:p>
          </table:table-cell>
          <table:table-cell table:formula="of:=LN([.$F169]/77.4542)/0.00472" office:value-type="float" office:value="342.999977362223" calcext:value-type="float">
            <text:p>342.999977362223</text:p>
          </table:table-cell>
          <table:table-cell/>
          <table:table-cell table:formula="of:=[.I168]+1" office:value-type="float" office:value="663" calcext:value-type="float">
            <text:p>663</text:p>
          </table:table-cell>
          <table:table-cell table:style-name="ce8" table:formula="of:=830*EXP(0.00392*([.$I169]-[.$I$7]))" office:value-type="float" office:value="1566.29102779885" calcext:value-type="float">
            <text:p>1566</text:p>
          </table:table-cell>
          <table:table-cell table:style-name="ce8" table:formula="of:=LN([.$J169]/116.455)/0.00392" office:value-type="float" office:value="663.000196045733" calcext:value-type="float">
            <text:p>663</text:p>
          </table:table-cell>
          <table:table-cell/>
          <table:table-cell table:formula="of:=[.M168]+1" office:value-type="float" office:value="1163" calcext:value-type="float">
            <text:p>1163</text:p>
          </table:table-cell>
          <table:table-cell table:formula="of:=5890*EXP(0.00256*([.$M169]-[.$M$7]))" office:value-type="float" office:value="8917.14651206802" calcext:value-type="float">
            <text:p>8,917</text:p>
          </table:table-cell>
          <table:table-cell table:formula="of:=LN([.$N169]/454.16)/0.00256" office:value-type="float" office:value="1163.00067100905" calcext:value-type="float">
            <text:p>1163</text:p>
          </table:table-cell>
          <table:table-cell/>
          <table:table-cell table:formula="of:=[.Q168]+1" office:value-type="float" office:value="2163" calcext:value-type="float">
            <text:p>2163</text:p>
          </table:table-cell>
          <table:table-cell table:formula="of:=76320*EXP(0.00189*([.$Q169]-[.$Q$7]))" office:value-type="float" office:value="103659.866732558" calcext:value-type="float">
            <text:p>103,660</text:p>
          </table:table-cell>
          <table:table-cell table:formula="of:=LN([.$R169]/1738.539)/0.00189" office:value-type="float" office:value="2162.99995862109" calcext:value-type="float">
            <text:p>216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69]+1" office:value-type="float" office:value="344" calcext:value-type="float">
            <text:p>344</text:p>
          </table:table-cell>
          <table:table-cell table:style-name="ce5" table:formula="of:=182*EXP(0.00472*([.$E170]-[.$E$7]))" office:value-type="float" office:value="392.825969100706" calcext:value-type="float">
            <text:p>393</text:p>
          </table:table-cell>
          <table:table-cell table:formula="of:=LN([.$F170]/77.4542)/0.00472" office:value-type="float" office:value="343.999977362223" calcext:value-type="float">
            <text:p>343.999977362223</text:p>
          </table:table-cell>
          <table:table-cell/>
          <table:table-cell table:formula="of:=[.I169]+1" office:value-type="float" office:value="664" calcext:value-type="float">
            <text:p>664</text:p>
          </table:table-cell>
          <table:table-cell table:style-name="ce8" table:formula="of:=830*EXP(0.00392*([.$I170]-[.$I$7]))" office:value-type="float" office:value="1572.44293849506" calcext:value-type="float">
            <text:p>1572</text:p>
          </table:table-cell>
          <table:table-cell table:style-name="ce8" table:formula="of:=LN([.$J170]/116.455)/0.00392" office:value-type="float" office:value="664.000196045733" calcext:value-type="float">
            <text:p>664</text:p>
          </table:table-cell>
          <table:table-cell/>
          <table:table-cell table:formula="of:=[.M169]+1" office:value-type="float" office:value="1164" calcext:value-type="float">
            <text:p>1164</text:p>
          </table:table-cell>
          <table:table-cell table:formula="of:=5890*EXP(0.00256*([.$M170]-[.$M$7]))" office:value-type="float" office:value="8940.00365179471" calcext:value-type="float">
            <text:p>8,940</text:p>
          </table:table-cell>
          <table:table-cell table:formula="of:=LN([.$N170]/454.16)/0.00256" office:value-type="float" office:value="1164.00067100905" calcext:value-type="float">
            <text:p>1164</text:p>
          </table:table-cell>
          <table:table-cell/>
          <table:table-cell table:formula="of:=[.Q169]+1" office:value-type="float" office:value="2164" calcext:value-type="float">
            <text:p>2164</text:p>
          </table:table-cell>
          <table:table-cell table:formula="of:=76320*EXP(0.00189*([.$Q170]-[.$Q$7]))" office:value-type="float" office:value="103855.969139082" calcext:value-type="float">
            <text:p>103,856</text:p>
          </table:table-cell>
          <table:table-cell table:formula="of:=LN([.$R170]/1738.539)/0.00189" office:value-type="float" office:value="2163.99995862109" calcext:value-type="float">
            <text:p>216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0]+1" office:value-type="float" office:value="345" calcext:value-type="float">
            <text:p>345</text:p>
          </table:table-cell>
          <table:table-cell table:style-name="ce5" table:formula="of:=182*EXP(0.00472*([.$E171]-[.$E$7]))" office:value-type="float" office:value="394.684490334568" calcext:value-type="float">
            <text:p>395</text:p>
          </table:table-cell>
          <table:table-cell table:formula="of:=LN([.$F171]/77.4542)/0.00472" office:value-type="float" office:value="344.999977362223" calcext:value-type="float">
            <text:p>344.999977362223</text:p>
          </table:table-cell>
          <table:table-cell/>
          <table:table-cell table:formula="of:=[.I170]+1" office:value-type="float" office:value="665" calcext:value-type="float">
            <text:p>665</text:p>
          </table:table-cell>
          <table:table-cell table:style-name="ce8" table:formula="of:=830*EXP(0.00392*([.$I171]-[.$I$7]))" office:value-type="float" office:value="1578.61901200938" calcext:value-type="float">
            <text:p>1579</text:p>
          </table:table-cell>
          <table:table-cell table:style-name="ce8" table:formula="of:=LN([.$J171]/116.455)/0.00392" office:value-type="float" office:value="665.000196045733" calcext:value-type="float">
            <text:p>665</text:p>
          </table:table-cell>
          <table:table-cell/>
          <table:table-cell table:formula="of:=[.M170]+1" office:value-type="float" office:value="1165" calcext:value-type="float">
            <text:p>1165</text:p>
          </table:table-cell>
          <table:table-cell table:formula="of:=5890*EXP(0.00256*([.$M171]-[.$M$7]))" office:value-type="float" office:value="8962.91938076135" calcext:value-type="float">
            <text:p>8,963</text:p>
          </table:table-cell>
          <table:table-cell table:formula="of:=LN([.$N171]/454.16)/0.00256" office:value-type="float" office:value="1165.00067100905" calcext:value-type="float">
            <text:p>1165</text:p>
          </table:table-cell>
          <table:table-cell/>
          <table:table-cell table:formula="of:=[.Q170]+1" office:value-type="float" office:value="2165" calcext:value-type="float">
            <text:p>2165</text:p>
          </table:table-cell>
          <table:table-cell table:formula="of:=76320*EXP(0.00189*([.$Q171]-[.$Q$7]))" office:value-type="float" office:value="104052.442529624" calcext:value-type="float">
            <text:p>104,052</text:p>
          </table:table-cell>
          <table:table-cell table:formula="of:=LN([.$R171]/1738.539)/0.00189" office:value-type="float" office:value="2164.99995862109" calcext:value-type="float">
            <text:p>216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1]+1" office:value-type="float" office:value="346" calcext:value-type="float">
            <text:p>346</text:p>
          </table:table-cell>
          <table:table-cell table:style-name="ce5" table:formula="of:=182*EXP(0.00472*([.$E172]-[.$E$7]))" office:value-type="float" office:value="396.551804523704" calcext:value-type="float">
            <text:p>397</text:p>
          </table:table-cell>
          <table:table-cell table:formula="of:=LN([.$F172]/77.4542)/0.00472" office:value-type="float" office:value="345.999977362223" calcext:value-type="float">
            <text:p>345.999977362223</text:p>
          </table:table-cell>
          <table:table-cell/>
          <table:table-cell table:formula="of:=[.I171]+1" office:value-type="float" office:value="666" calcext:value-type="float">
            <text:p>666</text:p>
          </table:table-cell>
          <table:table-cell table:style-name="ce8" table:formula="of:=830*EXP(0.00392*([.$I172]-[.$I$7]))" office:value-type="float" office:value="1584.81934324595" calcext:value-type="float">
            <text:p>1585</text:p>
          </table:table-cell>
          <table:table-cell table:style-name="ce8" table:formula="of:=LN([.$J172]/116.455)/0.00392" office:value-type="float" office:value="666.000196045733" calcext:value-type="float">
            <text:p>666</text:p>
          </table:table-cell>
          <table:table-cell/>
          <table:table-cell table:formula="of:=[.M171]+1" office:value-type="float" office:value="1166" calcext:value-type="float">
            <text:p>1166</text:p>
          </table:table-cell>
          <table:table-cell table:formula="of:=5890*EXP(0.00256*([.$M172]-[.$M$7]))" office:value-type="float" office:value="8985.89384914851" calcext:value-type="float">
            <text:p>8,986</text:p>
          </table:table-cell>
          <table:table-cell table:formula="of:=LN([.$N172]/454.16)/0.00256" office:value-type="float" office:value="1166.00067100905" calcext:value-type="float">
            <text:p>1166</text:p>
          </table:table-cell>
          <table:table-cell/>
          <table:table-cell table:formula="of:=[.Q171]+1" office:value-type="float" office:value="2166" calcext:value-type="float">
            <text:p>2166</text:p>
          </table:table-cell>
          <table:table-cell table:formula="of:=76320*EXP(0.00189*([.$Q172]-[.$Q$7]))" office:value-type="float" office:value="104249.287606006" calcext:value-type="float">
            <text:p>104,249</text:p>
          </table:table-cell>
          <table:table-cell table:formula="of:=LN([.$R172]/1738.539)/0.00189" office:value-type="float" office:value="2165.99995862109" calcext:value-type="float">
            <text:p>216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2]+1" office:value-type="float" office:value="347" calcext:value-type="float">
            <text:p>347</text:p>
          </table:table-cell>
          <table:table-cell table:style-name="ce5" table:formula="of:=182*EXP(0.00472*([.$E173]-[.$E$7]))" office:value-type="float" office:value="398.427953268963" calcext:value-type="float">
            <text:p>398</text:p>
          </table:table-cell>
          <table:table-cell table:formula="of:=LN([.$F173]/77.4542)/0.00472" office:value-type="float" office:value="346.999977362223" calcext:value-type="float">
            <text:p>346.999977362223</text:p>
          </table:table-cell>
          <table:table-cell/>
          <table:table-cell table:formula="of:=[.I172]+1" office:value-type="float" office:value="667" calcext:value-type="float">
            <text:p>667</text:p>
          </table:table-cell>
          <table:table-cell table:style-name="ce8" table:formula="of:=830*EXP(0.00392*([.$I173]-[.$I$7]))" office:value-type="float" office:value="1591.04402748167" calcext:value-type="float">
            <text:p>1591</text:p>
          </table:table-cell>
          <table:table-cell table:style-name="ce8" table:formula="of:=LN([.$J173]/116.455)/0.00392" office:value-type="float" office:value="667.000196045733" calcext:value-type="float">
            <text:p>667</text:p>
          </table:table-cell>
          <table:table-cell/>
          <table:table-cell table:formula="of:=[.M172]+1" office:value-type="float" office:value="1167" calcext:value-type="float">
            <text:p>1167</text:p>
          </table:table-cell>
          <table:table-cell table:formula="of:=5890*EXP(0.00256*([.$M173]-[.$M$7]))" office:value-type="float" office:value="9008.92720752176" calcext:value-type="float">
            <text:p>9,009</text:p>
          </table:table-cell>
          <table:table-cell table:formula="of:=LN([.$N173]/454.16)/0.00256" office:value-type="float" office:value="1167.00067100905" calcext:value-type="float">
            <text:p>1167</text:p>
          </table:table-cell>
          <table:table-cell/>
          <table:table-cell table:formula="of:=[.Q172]+1" office:value-type="float" office:value="2167" calcext:value-type="float">
            <text:p>2167</text:p>
          </table:table-cell>
          <table:table-cell table:formula="of:=76320*EXP(0.00189*([.$Q173]-[.$Q$7]))" office:value-type="float" office:value="104446.505071379" calcext:value-type="float">
            <text:p>104,447</text:p>
          </table:table-cell>
          <table:table-cell table:formula="of:=LN([.$R173]/1738.539)/0.00189" office:value-type="float" office:value="2166.99995862109" calcext:value-type="float">
            <text:p>216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3]+1" office:value-type="float" office:value="348" calcext:value-type="float">
            <text:p>348</text:p>
          </table:table-cell>
          <table:table-cell table:style-name="ce5" table:formula="of:=182*EXP(0.00472*([.$E174]-[.$E$7]))" office:value-type="float" office:value="400.312978368016" calcext:value-type="float">
            <text:p>400</text:p>
          </table:table-cell>
          <table:table-cell table:formula="of:=LN([.$F174]/77.4542)/0.00472" office:value-type="float" office:value="347.999977362223" calcext:value-type="float">
            <text:p>347.999977362223</text:p>
          </table:table-cell>
          <table:table-cell/>
          <table:table-cell table:formula="of:=[.I173]+1" office:value-type="float" office:value="668" calcext:value-type="float">
            <text:p>668</text:p>
          </table:table-cell>
          <table:table-cell table:style-name="ce8" table:formula="of:=830*EXP(0.00392*([.$I174]-[.$I$7]))" office:value-type="float" office:value="1597.29316036763" calcext:value-type="float">
            <text:p>1597</text:p>
          </table:table-cell>
          <table:table-cell table:style-name="ce8" table:formula="of:=LN([.$J174]/116.455)/0.00392" office:value-type="float" office:value="668.000196045733" calcext:value-type="float">
            <text:p>668</text:p>
          </table:table-cell>
          <table:table-cell/>
          <table:table-cell table:formula="of:=[.M173]+1" office:value-type="float" office:value="1168" calcext:value-type="float">
            <text:p>1168</text:p>
          </table:table-cell>
          <table:table-cell table:formula="of:=5890*EXP(0.00256*([.$M174]-[.$M$7]))" office:value-type="float" office:value="9032.01960683261" calcext:value-type="float">
            <text:p>9,032</text:p>
          </table:table-cell>
          <table:table-cell table:formula="of:=LN([.$N174]/454.16)/0.00256" office:value-type="float" office:value="1168.00067100905" calcext:value-type="float">
            <text:p>1168</text:p>
          </table:table-cell>
          <table:table-cell/>
          <table:table-cell table:formula="of:=[.Q173]+1" office:value-type="float" office:value="2168" calcext:value-type="float">
            <text:p>2168</text:p>
          </table:table-cell>
          <table:table-cell table:formula="of:=76320*EXP(0.00189*([.$Q174]-[.$Q$7]))" office:value-type="float" office:value="104644.095630225" calcext:value-type="float">
            <text:p>104,644</text:p>
          </table:table-cell>
          <table:table-cell table:formula="of:=LN([.$R174]/1738.539)/0.00189" office:value-type="float" office:value="2167.99995862109" calcext:value-type="float">
            <text:p>216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4]+1" office:value-type="float" office:value="349" calcext:value-type="float">
            <text:p>349</text:p>
          </table:table-cell>
          <table:table-cell table:style-name="ce5" table:formula="of:=182*EXP(0.00472*([.$E175]-[.$E$7]))" office:value-type="float" office:value="402.206921816283" calcext:value-type="float">
            <text:p>402</text:p>
          </table:table-cell>
          <table:table-cell table:formula="of:=LN([.$F175]/77.4542)/0.00472" office:value-type="float" office:value="348.999977362223" calcext:value-type="float">
            <text:p>348.999977362223</text:p>
          </table:table-cell>
          <table:table-cell/>
          <table:table-cell table:formula="of:=[.I174]+1" office:value-type="float" office:value="669" calcext:value-type="float">
            <text:p>669</text:p>
          </table:table-cell>
          <table:table-cell table:style-name="ce8" table:formula="of:=830*EXP(0.00392*([.$I175]-[.$I$7]))" office:value-type="float" office:value="1603.56683793064" calcext:value-type="float">
            <text:p>1604</text:p>
          </table:table-cell>
          <table:table-cell table:style-name="ce8" table:formula="of:=LN([.$J175]/116.455)/0.00392" office:value-type="float" office:value="669.000196045733" calcext:value-type="float">
            <text:p>669</text:p>
          </table:table-cell>
          <table:table-cell/>
          <table:table-cell table:formula="of:=[.M174]+1" office:value-type="float" office:value="1169" calcext:value-type="float">
            <text:p>1169</text:p>
          </table:table-cell>
          <table:table-cell table:formula="of:=5890*EXP(0.00256*([.$M175]-[.$M$7]))" office:value-type="float" office:value="9055.17119841948" calcext:value-type="float">
            <text:p>9,055</text:p>
          </table:table-cell>
          <table:table-cell table:formula="of:=LN([.$N175]/454.16)/0.00256" office:value-type="float" office:value="1169.00067100905" calcext:value-type="float">
            <text:p>1169</text:p>
          </table:table-cell>
          <table:table-cell/>
          <table:table-cell table:formula="of:=[.Q174]+1" office:value-type="float" office:value="2169" calcext:value-type="float">
            <text:p>2169</text:p>
          </table:table-cell>
          <table:table-cell table:formula="of:=76320*EXP(0.00189*([.$Q175]-[.$Q$7]))" office:value-type="float" office:value="104842.059988355" calcext:value-type="float">
            <text:p>104,842</text:p>
          </table:table-cell>
          <table:table-cell table:formula="of:=LN([.$R175]/1738.539)/0.00189" office:value-type="float" office:value="2168.99995862109" calcext:value-type="float">
            <text:p>216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5]+1" office:value-type="float" office:value="350" calcext:value-type="float">
            <text:p>350</text:p>
          </table:table-cell>
          <table:table-cell table:style-name="ce5" table:formula="of:=182*EXP(0.00472*([.$E176]-[.$E$7]))" office:value-type="float" office:value="404.109825807872" calcext:value-type="float">
            <text:p>404</text:p>
          </table:table-cell>
          <table:table-cell table:formula="of:=LN([.$F176]/77.4542)/0.00472" office:value-type="float" office:value="349.999977362223" calcext:value-type="float">
            <text:p>349.999977362223</text:p>
          </table:table-cell>
          <table:table-cell/>
          <table:table-cell table:formula="of:=[.I175]+1" office:value-type="float" office:value="670" calcext:value-type="float">
            <text:p>670</text:p>
          </table:table-cell>
          <table:table-cell table:style-name="ce8" table:formula="of:=830*EXP(0.00392*([.$I176]-[.$I$7]))" office:value-type="float" office:value="1609.86515657467" calcext:value-type="float">
            <text:p>1610</text:p>
          </table:table-cell>
          <table:table-cell table:style-name="ce8" table:formula="of:=LN([.$J176]/116.455)/0.00392" office:value-type="float" office:value="670.000196045733" calcext:value-type="float">
            <text:p>670</text:p>
          </table:table-cell>
          <table:table-cell/>
          <table:table-cell table:formula="of:=[.M175]+1" office:value-type="float" office:value="1170" calcext:value-type="float">
            <text:p>1170</text:p>
          </table:table-cell>
          <table:table-cell table:formula="of:=5890*EXP(0.00256*([.$M176]-[.$M$7]))" office:value-type="float" office:value="9078.38213400872" calcext:value-type="float">
            <text:p>9,078</text:p>
          </table:table-cell>
          <table:table-cell table:formula="of:=LN([.$N176]/454.16)/0.00256" office:value-type="float" office:value="1170.00067100905" calcext:value-type="float">
            <text:p>1170</text:p>
          </table:table-cell>
          <table:table-cell/>
          <table:table-cell table:formula="of:=[.Q175]+1" office:value-type="float" office:value="2170" calcext:value-type="float">
            <text:p>2170</text:p>
          </table:table-cell>
          <table:table-cell table:formula="of:=76320*EXP(0.00189*([.$Q176]-[.$Q$7]))" office:value-type="float" office:value="105040.39885292" calcext:value-type="float">
            <text:p>105,040</text:p>
          </table:table-cell>
          <table:table-cell table:formula="of:=LN([.$R176]/1738.539)/0.00189" office:value-type="float" office:value="2169.99995862109" calcext:value-type="float">
            <text:p>216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6]+1" office:value-type="float" office:value="351" calcext:value-type="float">
            <text:p>351</text:p>
          </table:table-cell>
          <table:table-cell table:style-name="ce5" table:formula="of:=182*EXP(0.00472*([.$E177]-[.$E$7]))" office:value-type="float" office:value="406.02173273652" calcext:value-type="float">
            <text:p>406</text:p>
          </table:table-cell>
          <table:table-cell table:formula="of:=LN([.$F177]/77.4542)/0.00472" office:value-type="float" office:value="350.999977362223" calcext:value-type="float">
            <text:p>350.999977362223</text:p>
          </table:table-cell>
          <table:table-cell/>
          <table:table-cell table:formula="of:=[.I176]+1" office:value-type="float" office:value="671" calcext:value-type="float">
            <text:p>671</text:p>
          </table:table-cell>
          <table:table-cell table:style-name="ce8" table:formula="of:=830*EXP(0.00392*([.$I177]-[.$I$7]))" office:value-type="float" office:value="1616.18821308231" calcext:value-type="float">
            <text:p>1616</text:p>
          </table:table-cell>
          <table:table-cell table:style-name="ce8" table:formula="of:=LN([.$J177]/116.455)/0.00392" office:value-type="float" office:value="671.000196045733" calcext:value-type="float">
            <text:p>671</text:p>
          </table:table-cell>
          <table:table-cell/>
          <table:table-cell table:formula="of:=[.M176]+1" office:value-type="float" office:value="1171" calcext:value-type="float">
            <text:p>1171</text:p>
          </table:table-cell>
          <table:table-cell table:formula="of:=5890*EXP(0.00256*([.$M177]-[.$M$7]))" office:value-type="float" office:value="9101.65256571561" calcext:value-type="float">
            <text:p>9,102</text:p>
          </table:table-cell>
          <table:table-cell table:formula="of:=LN([.$N177]/454.16)/0.00256" office:value-type="float" office:value="1171.00067100905" calcext:value-type="float">
            <text:p>1171</text:p>
          </table:table-cell>
          <table:table-cell/>
          <table:table-cell table:formula="of:=[.Q176]+1" office:value-type="float" office:value="2171" calcext:value-type="float">
            <text:p>2171</text:p>
          </table:table-cell>
          <table:table-cell table:formula="of:=76320*EXP(0.00189*([.$Q177]-[.$Q$7]))" office:value-type="float" office:value="105239.112932404" calcext:value-type="float">
            <text:p>105,239</text:p>
          </table:table-cell>
          <table:table-cell table:formula="of:=LN([.$R177]/1738.539)/0.00189" office:value-type="float" office:value="2170.99995862109" calcext:value-type="float">
            <text:p>217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7]+1" office:value-type="float" office:value="352" calcext:value-type="float">
            <text:p>352</text:p>
          </table:table-cell>
          <table:table-cell table:style-name="ce5" table:formula="of:=182*EXP(0.00472*([.$E178]-[.$E$7]))" office:value-type="float" office:value="407.942685196531" calcext:value-type="float">
            <text:p>408</text:p>
          </table:table-cell>
          <table:table-cell table:formula="of:=LN([.$F178]/77.4542)/0.00472" office:value-type="float" office:value="351.999977362223" calcext:value-type="float">
            <text:p>351.999977362223</text:p>
          </table:table-cell>
          <table:table-cell/>
          <table:table-cell table:formula="of:=[.I177]+1" office:value-type="float" office:value="672" calcext:value-type="float">
            <text:p>672</text:p>
          </table:table-cell>
          <table:table-cell table:style-name="ce8" table:formula="of:=830*EXP(0.00392*([.$I178]-[.$I$7]))" office:value-type="float" office:value="1622.53610461632" calcext:value-type="float">
            <text:p>1623</text:p>
          </table:table-cell>
          <table:table-cell table:style-name="ce8" table:formula="of:=LN([.$J178]/116.455)/0.00392" office:value-type="float" office:value="672.000196045733" calcext:value-type="float">
            <text:p>672</text:p>
          </table:table-cell>
          <table:table-cell/>
          <table:table-cell table:formula="of:=[.M177]+1" office:value-type="float" office:value="1172" calcext:value-type="float">
            <text:p>1172</text:p>
          </table:table-cell>
          <table:table-cell table:formula="of:=5890*EXP(0.00256*([.$M178]-[.$M$7]))" office:value-type="float" office:value="9124.98264604533" calcext:value-type="float">
            <text:p>9,125</text:p>
          </table:table-cell>
          <table:table-cell table:formula="of:=LN([.$N178]/454.16)/0.00256" office:value-type="float" office:value="1172.00067100905" calcext:value-type="float">
            <text:p>1172</text:p>
          </table:table-cell>
          <table:table-cell/>
          <table:table-cell table:formula="of:=[.Q177]+1" office:value-type="float" office:value="2172" calcext:value-type="float">
            <text:p>2172</text:p>
          </table:table-cell>
          <table:table-cell table:formula="of:=76320*EXP(0.00189*([.$Q178]-[.$Q$7]))" office:value-type="float" office:value="105438.202936637" calcext:value-type="float">
            <text:p>105,438</text:p>
          </table:table-cell>
          <table:table-cell table:formula="of:=LN([.$R178]/1738.539)/0.00189" office:value-type="float" office:value="2171.99995862109" calcext:value-type="float">
            <text:p>217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8]+1" office:value-type="float" office:value="353" calcext:value-type="float">
            <text:p>353</text:p>
          </table:table-cell>
          <table:table-cell table:style-name="ce5" table:formula="of:=182*EXP(0.00472*([.$E179]-[.$E$7]))" office:value-type="float" office:value="409.872725983732" calcext:value-type="float">
            <text:p>410</text:p>
          </table:table-cell>
          <table:table-cell table:formula="of:=LN([.$F179]/77.4542)/0.00472" office:value-type="float" office:value="352.999977362223" calcext:value-type="float">
            <text:p>352.999977362223</text:p>
          </table:table-cell>
          <table:table-cell/>
          <table:table-cell table:formula="of:=[.I178]+1" office:value-type="float" office:value="673" calcext:value-type="float">
            <text:p>673</text:p>
          </table:table-cell>
          <table:table-cell table:style-name="ce8" table:formula="of:=830*EXP(0.00392*([.$I179]-[.$I$7]))" office:value-type="float" office:value="1628.90892872105" calcext:value-type="float">
            <text:p>1629</text:p>
          </table:table-cell>
          <table:table-cell table:style-name="ce8" table:formula="of:=LN([.$J179]/116.455)/0.00392" office:value-type="float" office:value="673.000196045733" calcext:value-type="float">
            <text:p>673</text:p>
          </table:table-cell>
          <table:table-cell/>
          <table:table-cell table:formula="of:=[.M178]+1" office:value-type="float" office:value="1173" calcext:value-type="float">
            <text:p>1173</text:p>
          </table:table-cell>
          <table:table-cell table:formula="of:=5890*EXP(0.00256*([.$M179]-[.$M$7]))" office:value-type="float" office:value="9148.37252789398" calcext:value-type="float">
            <text:p>9,148</text:p>
          </table:table-cell>
          <table:table-cell table:formula="of:=LN([.$N179]/454.16)/0.00256" office:value-type="float" office:value="1173.00067100905" calcext:value-type="float">
            <text:p>1173</text:p>
          </table:table-cell>
          <table:table-cell/>
          <table:table-cell table:formula="of:=[.Q178]+1" office:value-type="float" office:value="2173" calcext:value-type="float">
            <text:p>2173</text:p>
          </table:table-cell>
          <table:table-cell table:formula="of:=76320*EXP(0.00189*([.$Q179]-[.$Q$7]))" office:value-type="float" office:value="105637.669576786" calcext:value-type="float">
            <text:p>105,638</text:p>
          </table:table-cell>
          <table:table-cell table:formula="of:=LN([.$R179]/1738.539)/0.00189" office:value-type="float" office:value="2172.99995862109" calcext:value-type="float">
            <text:p>217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79]+1" office:value-type="float" office:value="354" calcext:value-type="float">
            <text:p>354</text:p>
          </table:table-cell>
          <table:table-cell table:style-name="ce5" table:formula="of:=182*EXP(0.00472*([.$E180]-[.$E$7]))" office:value-type="float" office:value="411.811898096425" calcext:value-type="float">
            <text:p>412</text:p>
          </table:table-cell>
          <table:table-cell table:formula="of:=LN([.$F180]/77.4542)/0.00472" office:value-type="float" office:value="353.999977362223" calcext:value-type="float">
            <text:p>353.999977362223</text:p>
          </table:table-cell>
          <table:table-cell/>
          <table:table-cell table:formula="of:=[.I179]+1" office:value-type="float" office:value="674" calcext:value-type="float">
            <text:p>674</text:p>
          </table:table-cell>
          <table:table-cell table:style-name="ce8" table:formula="of:=830*EXP(0.00392*([.$I180]-[.$I$7]))" office:value-type="float" office:value="1635.30678332399" calcext:value-type="float">
            <text:p>1635</text:p>
          </table:table-cell>
          <table:table-cell table:style-name="ce8" table:formula="of:=LN([.$J180]/116.455)/0.00392" office:value-type="float" office:value="674.000196045733" calcext:value-type="float">
            <text:p>674</text:p>
          </table:table-cell>
          <table:table-cell/>
          <table:table-cell table:formula="of:=[.M179]+1" office:value-type="float" office:value="1174" calcext:value-type="float">
            <text:p>1174</text:p>
          </table:table-cell>
          <table:table-cell table:formula="of:=5890*EXP(0.00256*([.$M180]-[.$M$7]))" office:value-type="float" office:value="9171.82236454957" calcext:value-type="float">
            <text:p>9,172</text:p>
          </table:table-cell>
          <table:table-cell table:formula="of:=LN([.$N180]/454.16)/0.00256" office:value-type="float" office:value="1174.00067100905" calcext:value-type="float">
            <text:p>1174</text:p>
          </table:table-cell>
          <table:table-cell/>
          <table:table-cell table:formula="of:=[.Q179]+1" office:value-type="float" office:value="2174" calcext:value-type="float">
            <text:p>2174</text:p>
          </table:table-cell>
          <table:table-cell table:formula="of:=76320*EXP(0.00189*([.$Q180]-[.$Q$7]))" office:value-type="float" office:value="105837.513565366" calcext:value-type="float">
            <text:p>105,838</text:p>
          </table:table-cell>
          <table:table-cell table:formula="of:=LN([.$R180]/1738.539)/0.00189" office:value-type="float" office:value="2173.99995862109" calcext:value-type="float">
            <text:p>217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0]+1" office:value-type="float" office:value="355" calcext:value-type="float">
            <text:p>355</text:p>
          </table:table-cell>
          <table:table-cell table:style-name="ce5" table:formula="of:=182*EXP(0.00472*([.$E181]-[.$E$7]))" office:value-type="float" office:value="413.760244736341" calcext:value-type="float">
            <text:p>414</text:p>
          </table:table-cell>
          <table:table-cell table:formula="of:=LN([.$F181]/77.4542)/0.00472" office:value-type="float" office:value="354.999977362223" calcext:value-type="float">
            <text:p>354.999977362223</text:p>
          </table:table-cell>
          <table:table-cell/>
          <table:table-cell table:formula="of:=[.I180]+1" office:value-type="float" office:value="675" calcext:value-type="float">
            <text:p>675</text:p>
          </table:table-cell>
          <table:table-cell table:style-name="ce8" table:formula="of:=830*EXP(0.00392*([.$I181]-[.$I$7]))" office:value-type="float" office:value="1641.72976673727" calcext:value-type="float">
            <text:p>1642</text:p>
          </table:table-cell>
          <table:table-cell table:style-name="ce8" table:formula="of:=LN([.$J181]/116.455)/0.00392" office:value-type="float" office:value="675.000196045733" calcext:value-type="float">
            <text:p>675</text:p>
          </table:table-cell>
          <table:table-cell/>
          <table:table-cell table:formula="of:=[.M180]+1" office:value-type="float" office:value="1175" calcext:value-type="float">
            <text:p>1175</text:p>
          </table:table-cell>
          <table:table-cell table:formula="of:=5890*EXP(0.00256*([.$M181]-[.$M$7]))" office:value-type="float" office:value="9195.33230969304" calcext:value-type="float">
            <text:p>9,195</text:p>
          </table:table-cell>
          <table:table-cell table:formula="of:=LN([.$N181]/454.16)/0.00256" office:value-type="float" office:value="1175.00067100905" calcext:value-type="float">
            <text:p>1175</text:p>
          </table:table-cell>
          <table:table-cell/>
          <table:table-cell table:formula="of:=[.Q180]+1" office:value-type="float" office:value="2175" calcext:value-type="float">
            <text:p>2175</text:p>
          </table:table-cell>
          <table:table-cell table:formula="of:=76320*EXP(0.00189*([.$Q181]-[.$Q$7]))" office:value-type="float" office:value="106037.735616242" calcext:value-type="float">
            <text:p>106,038</text:p>
          </table:table-cell>
          <table:table-cell table:formula="of:=LN([.$R181]/1738.539)/0.00189" office:value-type="float" office:value="2174.99995862109" calcext:value-type="float">
            <text:p>217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1]+1" office:value-type="float" office:value="356" calcext:value-type="float">
            <text:p>356</text:p>
          </table:table-cell>
          <table:table-cell table:style-name="ce5" table:formula="of:=182*EXP(0.00472*([.$E182]-[.$E$7]))" office:value-type="float" office:value="415.717809309607" calcext:value-type="float">
            <text:p>416</text:p>
          </table:table-cell>
          <table:table-cell table:formula="of:=LN([.$F182]/77.4542)/0.00472" office:value-type="float" office:value="355.999977362223" calcext:value-type="float">
            <text:p>355.999977362223</text:p>
          </table:table-cell>
          <table:table-cell/>
          <table:table-cell table:formula="of:=[.I181]+1" office:value-type="float" office:value="676" calcext:value-type="float">
            <text:p>676</text:p>
          </table:table-cell>
          <table:table-cell table:style-name="ce8" table:formula="of:=830*EXP(0.00392*([.$I182]-[.$I$7]))" office:value-type="float" office:value="1648.17797765914" calcext:value-type="float">
            <text:p>1648</text:p>
          </table:table-cell>
          <table:table-cell table:style-name="ce8" table:formula="of:=LN([.$J182]/116.455)/0.00392" office:value-type="float" office:value="676.000196045733" calcext:value-type="float">
            <text:p>676</text:p>
          </table:table-cell>
          <table:table-cell/>
          <table:table-cell table:formula="of:=[.M181]+1" office:value-type="float" office:value="1176" calcext:value-type="float">
            <text:p>1176</text:p>
          </table:table-cell>
          <table:table-cell table:formula="of:=5890*EXP(0.00256*([.$M182]-[.$M$7]))" office:value-type="float" office:value="9218.90251739924" calcext:value-type="float">
            <text:p>9,219</text:p>
          </table:table-cell>
          <table:table-cell table:formula="of:=LN([.$N182]/454.16)/0.00256" office:value-type="float" office:value="1176.00067100905" calcext:value-type="float">
            <text:p>1176</text:p>
          </table:table-cell>
          <table:table-cell/>
          <table:table-cell table:formula="of:=[.Q181]+1" office:value-type="float" office:value="2176" calcext:value-type="float">
            <text:p>2176</text:p>
          </table:table-cell>
          <table:table-cell table:formula="of:=76320*EXP(0.00189*([.$Q182]-[.$Q$7]))" office:value-type="float" office:value="106238.336444626" calcext:value-type="float">
            <text:p>106,238</text:p>
          </table:table-cell>
          <table:table-cell table:formula="of:=LN([.$R182]/1738.539)/0.00189" office:value-type="float" office:value="2175.99995862109" calcext:value-type="float">
            <text:p>217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2]+1" office:value-type="float" office:value="357" calcext:value-type="float">
            <text:p>357</text:p>
          </table:table-cell>
          <table:table-cell table:style-name="ce5" table:formula="of:=182*EXP(0.00472*([.$E183]-[.$E$7]))" office:value-type="float" office:value="417.68463542771" calcext:value-type="float">
            <text:p>418</text:p>
          </table:table-cell>
          <table:table-cell table:formula="of:=LN([.$F183]/77.4542)/0.00472" office:value-type="float" office:value="356.999977362223" calcext:value-type="float">
            <text:p>356.999977362223</text:p>
          </table:table-cell>
          <table:table-cell/>
          <table:table-cell table:formula="of:=[.I182]+1" office:value-type="float" office:value="677" calcext:value-type="float">
            <text:p>677</text:p>
          </table:table-cell>
          <table:table-cell table:style-name="ce8" table:formula="of:=830*EXP(0.00392*([.$I183]-[.$I$7]))" office:value-type="float" office:value="1654.65151517552" calcext:value-type="float">
            <text:p>1655</text:p>
          </table:table-cell>
          <table:table-cell table:style-name="ce8" table:formula="of:=LN([.$J183]/116.455)/0.00392" office:value-type="float" office:value="677.000196045733" calcext:value-type="float">
            <text:p>677</text:p>
          </table:table-cell>
          <table:table-cell/>
          <table:table-cell table:formula="of:=[.M182]+1" office:value-type="float" office:value="1177" calcext:value-type="float">
            <text:p>1177</text:p>
          </table:table-cell>
          <table:table-cell table:formula="of:=5890*EXP(0.00256*([.$M183]-[.$M$7]))" office:value-type="float" office:value="9242.53314213798" calcext:value-type="float">
            <text:p>9,243</text:p>
          </table:table-cell>
          <table:table-cell table:formula="of:=LN([.$N183]/454.16)/0.00256" office:value-type="float" office:value="1177.00067100905" calcext:value-type="float">
            <text:p>1177</text:p>
          </table:table-cell>
          <table:table-cell/>
          <table:table-cell table:formula="of:=[.Q182]+1" office:value-type="float" office:value="2177" calcext:value-type="float">
            <text:p>2177</text:p>
          </table:table-cell>
          <table:table-cell table:formula="of:=76320*EXP(0.00189*([.$Q183]-[.$Q$7]))" office:value-type="float" office:value="106439.316767084" calcext:value-type="float">
            <text:p>106,439</text:p>
          </table:table-cell>
          <table:table-cell table:formula="of:=LN([.$R183]/1738.539)/0.00189" office:value-type="float" office:value="2176.99995862109" calcext:value-type="float">
            <text:p>217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3]+1" office:value-type="float" office:value="358" calcext:value-type="float">
            <text:p>358</text:p>
          </table:table-cell>
          <table:table-cell table:style-name="ce5" table:formula="of:=182*EXP(0.00472*([.$E184]-[.$E$7]))" office:value-type="float" office:value="419.660766908471" calcext:value-type="float">
            <text:p>420</text:p>
          </table:table-cell>
          <table:table-cell table:formula="of:=LN([.$F184]/77.4542)/0.00472" office:value-type="float" office:value="357.999977362223" calcext:value-type="float">
            <text:p>357.999977362223</text:p>
          </table:table-cell>
          <table:table-cell/>
          <table:table-cell table:formula="of:=[.I183]+1" office:value-type="float" office:value="678" calcext:value-type="float">
            <text:p>678</text:p>
          </table:table-cell>
          <table:table-cell table:style-name="ce8" table:formula="of:=830*EXP(0.00392*([.$I184]-[.$I$7]))" office:value-type="float" office:value="1661.1504787615" calcext:value-type="float">
            <text:p>1661</text:p>
          </table:table-cell>
          <table:table-cell table:style-name="ce8" table:formula="of:=LN([.$J184]/116.455)/0.00392" office:value-type="float" office:value="678.000196045733" calcext:value-type="float">
            <text:p>678</text:p>
          </table:table-cell>
          <table:table-cell/>
          <table:table-cell table:formula="of:=[.M183]+1" office:value-type="float" office:value="1178" calcext:value-type="float">
            <text:p>1178</text:p>
          </table:table-cell>
          <table:table-cell table:formula="of:=5890*EXP(0.00256*([.$M184]-[.$M$7]))" office:value-type="float" office:value="9266.224338775" calcext:value-type="float">
            <text:p>9,266</text:p>
          </table:table-cell>
          <table:table-cell table:formula="of:=LN([.$N184]/454.16)/0.00256" office:value-type="float" office:value="1178.00067100905" calcext:value-type="float">
            <text:p>1178</text:p>
          </table:table-cell>
          <table:table-cell/>
          <table:table-cell table:formula="of:=[.Q183]+1" office:value-type="float" office:value="2178" calcext:value-type="float">
            <text:p>2178</text:p>
          </table:table-cell>
          <table:table-cell table:formula="of:=76320*EXP(0.00189*([.$Q184]-[.$Q$7]))" office:value-type="float" office:value="106640.677301539" calcext:value-type="float">
            <text:p>106,641</text:p>
          </table:table-cell>
          <table:table-cell table:formula="of:=LN([.$R184]/1738.539)/0.00189" office:value-type="float" office:value="2177.99995862109" calcext:value-type="float">
            <text:p>217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4]+1" office:value-type="float" office:value="359" calcext:value-type="float">
            <text:p>359</text:p>
          </table:table-cell>
          <table:table-cell table:style-name="ce5" table:formula="of:=182*EXP(0.00472*([.$E185]-[.$E$7]))" office:value-type="float" office:value="421.646247777019" calcext:value-type="float">
            <text:p>422</text:p>
          </table:table-cell>
          <table:table-cell table:formula="of:=LN([.$F185]/77.4542)/0.00472" office:value-type="float" office:value="358.999977362223" calcext:value-type="float">
            <text:p>358.999977362223</text:p>
          </table:table-cell>
          <table:table-cell/>
          <table:table-cell table:formula="of:=[.I184]+1" office:value-type="float" office:value="679" calcext:value-type="float">
            <text:p>679</text:p>
          </table:table-cell>
          <table:table-cell table:style-name="ce8" table:formula="of:=830*EXP(0.00392*([.$I185]-[.$I$7]))" office:value-type="float" office:value="1667.67496828288" calcext:value-type="float">
            <text:p>1668</text:p>
          </table:table-cell>
          <table:table-cell table:style-name="ce8" table:formula="of:=LN([.$J185]/116.455)/0.00392" office:value-type="float" office:value="679.000196045733" calcext:value-type="float">
            <text:p>679</text:p>
          </table:table-cell>
          <table:table-cell/>
          <table:table-cell table:formula="of:=[.M184]+1" office:value-type="float" office:value="1179" calcext:value-type="float">
            <text:p>1179</text:p>
          </table:table-cell>
          <table:table-cell table:formula="of:=5890*EXP(0.00256*([.$M185]-[.$M$7]))" office:value-type="float" office:value="9289.97626257301" calcext:value-type="float">
            <text:p>9,290</text:p>
          </table:table-cell>
          <table:table-cell table:formula="of:=LN([.$N185]/454.16)/0.00256" office:value-type="float" office:value="1179.00067100905" calcext:value-type="float">
            <text:p>1179</text:p>
          </table:table-cell>
          <table:table-cell/>
          <table:table-cell table:formula="of:=[.Q184]+1" office:value-type="float" office:value="2179" calcext:value-type="float">
            <text:p>2179</text:p>
          </table:table-cell>
          <table:table-cell table:formula="of:=76320*EXP(0.00189*([.$Q185]-[.$Q$7]))" office:value-type="float" office:value="106842.41876727" calcext:value-type="float">
            <text:p>106,842</text:p>
          </table:table-cell>
          <table:table-cell table:formula="of:=LN([.$R185]/1738.539)/0.00189" office:value-type="float" office:value="2178.99995862109" calcext:value-type="float">
            <text:p>217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5]+1" office:value-type="float" office:value="360" calcext:value-type="float">
            <text:p>360</text:p>
          </table:table-cell>
          <table:table-cell table:style-name="ce5" table:formula="of:=182*EXP(0.00472*([.$E186]-[.$E$7]))" office:value-type="float" office:value="423.641122266773" calcext:value-type="float">
            <text:p>424</text:p>
          </table:table-cell>
          <table:table-cell table:formula="of:=LN([.$F186]/77.4542)/0.00472" office:value-type="float" office:value="359.999977362223" calcext:value-type="float">
            <text:p>359.999977362223</text:p>
          </table:table-cell>
          <table:table-cell/>
          <table:table-cell table:formula="of:=[.I185]+1" office:value-type="float" office:value="680" calcext:value-type="float">
            <text:p>680</text:p>
          </table:table-cell>
          <table:table-cell table:style-name="ce8" table:formula="of:=830*EXP(0.00392*([.$I186]-[.$I$7]))" office:value-type="float" office:value="1674.22508399771" calcext:value-type="float">
            <text:p>1674</text:p>
          </table:table-cell>
          <table:table-cell table:style-name="ce8" table:formula="of:=LN([.$J186]/116.455)/0.00392" office:value-type="float" office:value="680.000196045733" calcext:value-type="float">
            <text:p>680</text:p>
          </table:table-cell>
          <table:table-cell/>
          <table:table-cell table:formula="of:=[.M185]+1" office:value-type="float" office:value="1180" calcext:value-type="float">
            <text:p>1180</text:p>
          </table:table-cell>
          <table:table-cell table:formula="of:=5890*EXP(0.00256*([.$M186]-[.$M$7]))" office:value-type="float" office:value="9313.7890691927" calcext:value-type="float">
            <text:p>9,314</text:p>
          </table:table-cell>
          <table:table-cell table:formula="of:=LN([.$N186]/454.16)/0.00256" office:value-type="float" office:value="1180.00067100905" calcext:value-type="float">
            <text:p>1180</text:p>
          </table:table-cell>
          <table:table-cell/>
          <table:table-cell table:formula="of:=[.Q185]+1" office:value-type="float" office:value="2180" calcext:value-type="float">
            <text:p>2180</text:p>
          </table:table-cell>
          <table:table-cell table:formula="of:=76320*EXP(0.00189*([.$Q186]-[.$Q$7]))" office:value-type="float" office:value="107044.54188492" calcext:value-type="float">
            <text:p>107,045</text:p>
          </table:table-cell>
          <table:table-cell table:formula="of:=LN([.$R186]/1738.539)/0.00189" office:value-type="float" office:value="2179.99995862109" calcext:value-type="float">
            <text:p>217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6]+1" office:value-type="float" office:value="361" calcext:value-type="float">
            <text:p>361</text:p>
          </table:table-cell>
          <table:table-cell table:style-name="ce5" table:formula="of:=182*EXP(0.00472*([.$E187]-[.$E$7]))" office:value-type="float" office:value="425.645434820427" calcext:value-type="float">
            <text:p>426</text:p>
          </table:table-cell>
          <table:table-cell table:formula="of:=LN([.$F187]/77.4542)/0.00472" office:value-type="float" office:value="360.999977362223" calcext:value-type="float">
            <text:p>360.999977362223</text:p>
          </table:table-cell>
          <table:table-cell/>
          <table:table-cell table:formula="of:=[.I186]+1" office:value-type="float" office:value="681" calcext:value-type="float">
            <text:p>681</text:p>
          </table:table-cell>
          <table:table-cell table:style-name="ce8" table:formula="of:=830*EXP(0.00392*([.$I187]-[.$I$7]))" office:value-type="float" office:value="1680.80092655782" calcext:value-type="float">
            <text:p>1681</text:p>
          </table:table-cell>
          <table:table-cell table:style-name="ce8" table:formula="of:=LN([.$J187]/116.455)/0.00392" office:value-type="float" office:value="681.000196045733" calcext:value-type="float">
            <text:p>681</text:p>
          </table:table-cell>
          <table:table-cell/>
          <table:table-cell table:formula="of:=[.M186]+1" office:value-type="float" office:value="1181" calcext:value-type="float">
            <text:p>1181</text:p>
          </table:table-cell>
          <table:table-cell table:formula="of:=5890*EXP(0.00256*([.$M187]-[.$M$7]))" office:value-type="float" office:value="9337.66291469377" calcext:value-type="float">
            <text:p>9,338</text:p>
          </table:table-cell>
          <table:table-cell table:formula="of:=LN([.$N187]/454.16)/0.00256" office:value-type="float" office:value="1181.00067100905" calcext:value-type="float">
            <text:p>1181</text:p>
          </table:table-cell>
          <table:table-cell/>
          <table:table-cell table:formula="of:=[.Q186]+1" office:value-type="float" office:value="2181" calcext:value-type="float">
            <text:p>2181</text:p>
          </table:table-cell>
          <table:table-cell table:formula="of:=76320*EXP(0.00189*([.$Q187]-[.$Q$7]))" office:value-type="float" office:value="107247.047376491" calcext:value-type="float">
            <text:p>107,247</text:p>
          </table:table-cell>
          <table:table-cell table:formula="of:=LN([.$R187]/1738.539)/0.00189" office:value-type="float" office:value="2180.99995862109" calcext:value-type="float">
            <text:p>218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7]+1" office:value-type="float" office:value="362" calcext:value-type="float">
            <text:p>362</text:p>
          </table:table-cell>
          <table:table-cell table:style-name="ce5" table:formula="of:=182*EXP(0.00472*([.$E188]-[.$E$7]))" office:value-type="float" office:value="427.659230090941" calcext:value-type="float">
            <text:p>428</text:p>
          </table:table-cell>
          <table:table-cell table:formula="of:=LN([.$F188]/77.4542)/0.00472" office:value-type="float" office:value="361.999977362223" calcext:value-type="float">
            <text:p>361.999977362223</text:p>
          </table:table-cell>
          <table:table-cell/>
          <table:table-cell table:formula="of:=[.I187]+1" office:value-type="float" office:value="682" calcext:value-type="float">
            <text:p>682</text:p>
          </table:table-cell>
          <table:table-cell table:style-name="ce8" table:formula="of:=830*EXP(0.00392*([.$I188]-[.$I$7]))" office:value-type="float" office:value="1687.40259701035" calcext:value-type="float">
            <text:p>1687</text:p>
          </table:table-cell>
          <table:table-cell table:style-name="ce8" table:formula="of:=LN([.$J188]/116.455)/0.00392" office:value-type="float" office:value="682.000196045733" calcext:value-type="float">
            <text:p>682</text:p>
          </table:table-cell>
          <table:table-cell/>
          <table:table-cell table:formula="of:=[.M187]+1" office:value-type="float" office:value="1182" calcext:value-type="float">
            <text:p>1182</text:p>
          </table:table-cell>
          <table:table-cell table:formula="of:=5890*EXP(0.00256*([.$M188]-[.$M$7]))" office:value-type="float" office:value="9361.59795553595" calcext:value-type="float">
            <text:p>9,362</text:p>
          </table:table-cell>
          <table:table-cell table:formula="of:=LN([.$N188]/454.16)/0.00256" office:value-type="float" office:value="1182.00067100905" calcext:value-type="float">
            <text:p>1182</text:p>
          </table:table-cell>
          <table:table-cell/>
          <table:table-cell table:formula="of:=[.Q187]+1" office:value-type="float" office:value="2182" calcext:value-type="float">
            <text:p>2182</text:p>
          </table:table-cell>
          <table:table-cell table:formula="of:=76320*EXP(0.00189*([.$Q188]-[.$Q$7]))" office:value-type="float" office:value="107449.935965354" calcext:value-type="float">
            <text:p>107,450</text:p>
          </table:table-cell>
          <table:table-cell table:formula="of:=LN([.$R188]/1738.539)/0.00189" office:value-type="float" office:value="2181.99995862109" calcext:value-type="float">
            <text:p>218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8]+1" office:value-type="float" office:value="363" calcext:value-type="float">
            <text:p>363</text:p>
          </table:table-cell>
          <table:table-cell table:style-name="ce5" table:formula="of:=182*EXP(0.00472*([.$E189]-[.$E$7]))" office:value-type="float" office:value="429.682552942535" calcext:value-type="float">
            <text:p>430</text:p>
          </table:table-cell>
          <table:table-cell table:formula="of:=LN([.$F189]/77.4542)/0.00472" office:value-type="float" office:value="362.999977362223" calcext:value-type="float">
            <text:p>362.999977362223</text:p>
          </table:table-cell>
          <table:table-cell/>
          <table:table-cell table:formula="of:=[.I188]+1" office:value-type="float" office:value="683" calcext:value-type="float">
            <text:p>683</text:p>
          </table:table-cell>
          <table:table-cell table:style-name="ce8" table:formula="of:=830*EXP(0.00392*([.$I189]-[.$I$7]))" office:value-type="float" office:value="1694.03019679936" calcext:value-type="float">
            <text:p>1694</text:p>
          </table:table-cell>
          <table:table-cell table:style-name="ce8" table:formula="of:=LN([.$J189]/116.455)/0.00392" office:value-type="float" office:value="683.000196045733" calcext:value-type="float">
            <text:p>683</text:p>
          </table:table-cell>
          <table:table-cell/>
          <table:table-cell table:formula="of:=[.M188]+1" office:value-type="float" office:value="1183" calcext:value-type="float">
            <text:p>1183</text:p>
          </table:table-cell>
          <table:table-cell table:formula="of:=5890*EXP(0.00256*([.$M189]-[.$M$7]))" office:value-type="float" office:value="9385.59434857999" calcext:value-type="float">
            <text:p>9,386</text:p>
          </table:table-cell>
          <table:table-cell table:formula="of:=LN([.$N189]/454.16)/0.00256" office:value-type="float" office:value="1183.00067100905" calcext:value-type="float">
            <text:p>1183</text:p>
          </table:table-cell>
          <table:table-cell/>
          <table:table-cell table:formula="of:=[.Q188]+1" office:value-type="float" office:value="2183" calcext:value-type="float">
            <text:p>2183</text:p>
          </table:table-cell>
          <table:table-cell table:formula="of:=76320*EXP(0.00189*([.$Q189]-[.$Q$7]))" office:value-type="float" office:value="107653.208376248" calcext:value-type="float">
            <text:p>107,653</text:p>
          </table:table-cell>
          <table:table-cell table:formula="of:=LN([.$R189]/1738.539)/0.00189" office:value-type="float" office:value="2182.99995862109" calcext:value-type="float">
            <text:p>218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89]+1" office:value-type="float" office:value="364" calcext:value-type="float">
            <text:p>364</text:p>
          </table:table-cell>
          <table:table-cell table:style-name="ce5" table:formula="of:=182*EXP(0.00472*([.$E190]-[.$E$7]))" office:value-type="float" office:value="431.715448451689" calcext:value-type="float">
            <text:p>432</text:p>
          </table:table-cell>
          <table:table-cell table:formula="of:=LN([.$F190]/77.4542)/0.00472" office:value-type="float" office:value="363.999977362223" calcext:value-type="float">
            <text:p>363.999977362223</text:p>
          </table:table-cell>
          <table:table-cell/>
          <table:table-cell table:formula="of:=[.I189]+1" office:value-type="float" office:value="684" calcext:value-type="float">
            <text:p>684</text:p>
          </table:table-cell>
          <table:table-cell table:style-name="ce8" table:formula="of:=830*EXP(0.00392*([.$I190]-[.$I$7]))" office:value-type="float" office:value="1700.68382776732" calcext:value-type="float">
            <text:p>1701</text:p>
          </table:table-cell>
          <table:table-cell table:style-name="ce8" table:formula="of:=LN([.$J190]/116.455)/0.00392" office:value-type="float" office:value="684.000196045733" calcext:value-type="float">
            <text:p>684</text:p>
          </table:table-cell>
          <table:table-cell/>
          <table:table-cell table:formula="of:=[.M189]+1" office:value-type="float" office:value="1184" calcext:value-type="float">
            <text:p>1184</text:p>
          </table:table-cell>
          <table:table-cell table:formula="of:=5890*EXP(0.00256*([.$M190]-[.$M$7]))" office:value-type="float" office:value="9409.65225108874" calcext:value-type="float">
            <text:p>9,410</text:p>
          </table:table-cell>
          <table:table-cell table:formula="of:=LN([.$N190]/454.16)/0.00256" office:value-type="float" office:value="1184.00067100905" calcext:value-type="float">
            <text:p>1184</text:p>
          </table:table-cell>
          <table:table-cell/>
          <table:table-cell table:formula="of:=[.Q189]+1" office:value-type="float" office:value="2184" calcext:value-type="float">
            <text:p>2184</text:p>
          </table:table-cell>
          <table:table-cell table:formula="of:=76320*EXP(0.00189*([.$Q190]-[.$Q$7]))" office:value-type="float" office:value="107856.865335282" calcext:value-type="float">
            <text:p>107,857</text:p>
          </table:table-cell>
          <table:table-cell table:formula="of:=LN([.$R190]/1738.539)/0.00189" office:value-type="float" office:value="2183.99995862109" calcext:value-type="float">
            <text:p>218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0]+1" office:value-type="float" office:value="365" calcext:value-type="float">
            <text:p>365</text:p>
          </table:table-cell>
          <table:table-cell table:style-name="ce5" table:formula="of:=182*EXP(0.00472*([.$E191]-[.$E$7]))" office:value-type="float" office:value="433.757961908145" calcext:value-type="float">
            <text:p>434</text:p>
          </table:table-cell>
          <table:table-cell table:formula="of:=LN([.$F191]/77.4542)/0.00472" office:value-type="float" office:value="364.999977362223" calcext:value-type="float">
            <text:p>364.999977362223</text:p>
          </table:table-cell>
          <table:table-cell/>
          <table:table-cell table:formula="of:=[.I190]+1" office:value-type="float" office:value="685" calcext:value-type="float">
            <text:p>685</text:p>
          </table:table-cell>
          <table:table-cell table:style-name="ce8" table:formula="of:=830*EXP(0.00392*([.$I191]-[.$I$7]))" office:value-type="float" office:value="1707.36359215671" calcext:value-type="float">
            <text:p>1707</text:p>
          </table:table-cell>
          <table:table-cell table:style-name="ce8" table:formula="of:=LN([.$J191]/116.455)/0.00392" office:value-type="float" office:value="685.000196045733" calcext:value-type="float">
            <text:p>685</text:p>
          </table:table-cell>
          <table:table-cell/>
          <table:table-cell table:formula="of:=[.M190]+1" office:value-type="float" office:value="1185" calcext:value-type="float">
            <text:p>1185</text:p>
          </table:table-cell>
          <table:table-cell table:formula="of:=5890*EXP(0.00256*([.$M191]-[.$M$7]))" office:value-type="float" office:value="9433.77182072817" calcext:value-type="float">
            <text:p>9,434</text:p>
          </table:table-cell>
          <table:table-cell table:formula="of:=LN([.$N191]/454.16)/0.00256" office:value-type="float" office:value="1185.00067100905" calcext:value-type="float">
            <text:p>1185</text:p>
          </table:table-cell>
          <table:table-cell/>
          <table:table-cell table:formula="of:=[.Q190]+1" office:value-type="float" office:value="2185" calcext:value-type="float">
            <text:p>2185</text:p>
          </table:table-cell>
          <table:table-cell table:formula="of:=76320*EXP(0.00189*([.$Q191]-[.$Q$7]))" office:value-type="float" office:value="108060.907569939" calcext:value-type="float">
            <text:p>108,061</text:p>
          </table:table-cell>
          <table:table-cell table:formula="of:=LN([.$R191]/1738.539)/0.00189" office:value-type="float" office:value="2184.99995862109" calcext:value-type="float">
            <text:p>218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1]+1" office:value-type="float" office:value="366" calcext:value-type="float">
            <text:p>366</text:p>
          </table:table-cell>
          <table:table-cell table:style-name="ce5" table:formula="of:=182*EXP(0.00472*([.$E192]-[.$E$7]))" office:value-type="float" office:value="435.81013881592" calcext:value-type="float">
            <text:p>436</text:p>
          </table:table-cell>
          <table:table-cell table:formula="of:=LN([.$F192]/77.4542)/0.00472" office:value-type="float" office:value="365.999977362223" calcext:value-type="float">
            <text:p>365.999977362223</text:p>
          </table:table-cell>
          <table:table-cell/>
          <table:table-cell table:formula="of:=[.I191]+1" office:value-type="float" office:value="686" calcext:value-type="float">
            <text:p>686</text:p>
          </table:table-cell>
          <table:table-cell table:style-name="ce8" table:formula="of:=830*EXP(0.00392*([.$I192]-[.$I$7]))" office:value-type="float" office:value="1714.0695926116" calcext:value-type="float">
            <text:p>1714</text:p>
          </table:table-cell>
          <table:table-cell table:style-name="ce8" table:formula="of:=LN([.$J192]/116.455)/0.00392" office:value-type="float" office:value="686.000196045733" calcext:value-type="float">
            <text:p>686</text:p>
          </table:table-cell>
          <table:table-cell/>
          <table:table-cell table:formula="of:=[.M191]+1" office:value-type="float" office:value="1186" calcext:value-type="float">
            <text:p>1186</text:p>
          </table:table-cell>
          <table:table-cell table:formula="of:=5890*EXP(0.00256*([.$M192]-[.$M$7]))" office:value-type="float" office:value="9457.95321556836" calcext:value-type="float">
            <text:p>9,458</text:p>
          </table:table-cell>
          <table:table-cell table:formula="of:=LN([.$N192]/454.16)/0.00256" office:value-type="float" office:value="1186.00067100905" calcext:value-type="float">
            <text:p>1186</text:p>
          </table:table-cell>
          <table:table-cell/>
          <table:table-cell table:formula="of:=[.Q191]+1" office:value-type="float" office:value="2186" calcext:value-type="float">
            <text:p>2186</text:p>
          </table:table-cell>
          <table:table-cell table:formula="of:=76320*EXP(0.00189*([.$Q192]-[.$Q$7]))" office:value-type="float" office:value="108265.335809079" calcext:value-type="float">
            <text:p>108,265</text:p>
          </table:table-cell>
          <table:table-cell table:formula="of:=LN([.$R192]/1738.539)/0.00189" office:value-type="float" office:value="2185.99995862109" calcext:value-type="float">
            <text:p>218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2]+1" office:value-type="float" office:value="367" calcext:value-type="float">
            <text:p>367</text:p>
          </table:table-cell>
          <table:table-cell table:style-name="ce5" table:formula="of:=182*EXP(0.00472*([.$E193]-[.$E$7]))" office:value-type="float" office:value="437.872024894318" calcext:value-type="float">
            <text:p>438</text:p>
          </table:table-cell>
          <table:table-cell table:formula="of:=LN([.$F193]/77.4542)/0.00472" office:value-type="float" office:value="366.999977362223" calcext:value-type="float">
            <text:p>366.999977362223</text:p>
          </table:table-cell>
          <table:table-cell/>
          <table:table-cell table:formula="of:=[.I192]+1" office:value-type="float" office:value="687" calcext:value-type="float">
            <text:p>687</text:p>
          </table:table-cell>
          <table:table-cell table:style-name="ce8" table:formula="of:=830*EXP(0.00392*([.$I193]-[.$I$7]))" office:value-type="float" office:value="1720.80193217921" calcext:value-type="float">
            <text:p>1721</text:p>
          </table:table-cell>
          <table:table-cell table:style-name="ce8" table:formula="of:=LN([.$J193]/116.455)/0.00392" office:value-type="float" office:value="687.000196045733" calcext:value-type="float">
            <text:p>687</text:p>
          </table:table-cell>
          <table:table-cell/>
          <table:table-cell table:formula="of:=[.M192]+1" office:value-type="float" office:value="1187" calcext:value-type="float">
            <text:p>1187</text:p>
          </table:table-cell>
          <table:table-cell table:formula="of:=5890*EXP(0.00256*([.$M193]-[.$M$7]))" office:value-type="float" office:value="9482.1965940846" calcext:value-type="float">
            <text:p>9,482</text:p>
          </table:table-cell>
          <table:table-cell table:formula="of:=LN([.$N193]/454.16)/0.00256" office:value-type="float" office:value="1187.00067100905" calcext:value-type="float">
            <text:p>1187</text:p>
          </table:table-cell>
          <table:table-cell/>
          <table:table-cell table:formula="of:=[.Q192]+1" office:value-type="float" office:value="2187" calcext:value-type="float">
            <text:p>2187</text:p>
          </table:table-cell>
          <table:table-cell table:formula="of:=76320*EXP(0.00189*([.$Q193]-[.$Q$7]))" office:value-type="float" office:value="108470.15078294" calcext:value-type="float">
            <text:p>108,470</text:p>
          </table:table-cell>
          <table:table-cell table:formula="of:=LN([.$R193]/1738.539)/0.00189" office:value-type="float" office:value="2186.99995862109" calcext:value-type="float">
            <text:p>218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3]+1" office:value-type="float" office:value="368" calcext:value-type="float">
            <text:p>368</text:p>
          </table:table-cell>
          <table:table-cell table:style-name="ce5" table:formula="of:=182*EXP(0.00472*([.$E194]-[.$E$7]))" office:value-type="float" office:value="439.943666078945" calcext:value-type="float">
            <text:p>440</text:p>
          </table:table-cell>
          <table:table-cell table:formula="of:=LN([.$F194]/77.4542)/0.00472" office:value-type="float" office:value="367.999977362223" calcext:value-type="float">
            <text:p>367.999977362223</text:p>
          </table:table-cell>
          <table:table-cell/>
          <table:table-cell table:formula="of:=[.I193]+1" office:value-type="float" office:value="688" calcext:value-type="float">
            <text:p>688</text:p>
          </table:table-cell>
          <table:table-cell table:style-name="ce8" table:formula="of:=830*EXP(0.00392*([.$I194]-[.$I$7]))" office:value-type="float" office:value="1727.56071431148" calcext:value-type="float">
            <text:p>1728</text:p>
          </table:table-cell>
          <table:table-cell table:style-name="ce8" table:formula="of:=LN([.$J194]/116.455)/0.00392" office:value-type="float" office:value="688.000196045733" calcext:value-type="float">
            <text:p>688</text:p>
          </table:table-cell>
          <table:table-cell/>
          <table:table-cell table:formula="of:=[.M193]+1" office:value-type="float" office:value="1188" calcext:value-type="float">
            <text:p>1188</text:p>
          </table:table-cell>
          <table:table-cell table:formula="of:=5890*EXP(0.00256*([.$M194]-[.$M$7]))" office:value-type="float" office:value="9506.50211515838" calcext:value-type="float">
            <text:p>9,507</text:p>
          </table:table-cell>
          <table:table-cell table:formula="of:=LN([.$N194]/454.16)/0.00256" office:value-type="float" office:value="1188.00067100905" calcext:value-type="float">
            <text:p>1188</text:p>
          </table:table-cell>
          <table:table-cell/>
          <table:table-cell table:formula="of:=[.Q193]+1" office:value-type="float" office:value="2188" calcext:value-type="float">
            <text:p>2188</text:p>
          </table:table-cell>
          <table:table-cell table:formula="of:=76320*EXP(0.00189*([.$Q194]-[.$Q$7]))" office:value-type="float" office:value="108675.353223142" calcext:value-type="float">
            <text:p>108,675</text:p>
          </table:table-cell>
          <table:table-cell table:formula="of:=LN([.$R194]/1738.539)/0.00189" office:value-type="float" office:value="2187.99995862109" calcext:value-type="float">
            <text:p>218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4]+1" office:value-type="float" office:value="369" calcext:value-type="float">
            <text:p>369</text:p>
          </table:table-cell>
          <table:table-cell table:style-name="ce5" table:formula="of:=182*EXP(0.00472*([.$E195]-[.$E$7]))" office:value-type="float" office:value="442.025108522739" calcext:value-type="float">
            <text:p>442</text:p>
          </table:table-cell>
          <table:table-cell table:formula="of:=LN([.$F195]/77.4542)/0.00472" office:value-type="float" office:value="368.999977362223" calcext:value-type="float">
            <text:p>368.999977362223</text:p>
          </table:table-cell>
          <table:table-cell/>
          <table:table-cell table:formula="of:=[.I194]+1" office:value-type="float" office:value="689" calcext:value-type="float">
            <text:p>689</text:p>
          </table:table-cell>
          <table:table-cell table:style-name="ce8" table:formula="of:=830*EXP(0.00392*([.$I195]-[.$I$7]))" office:value-type="float" office:value="1734.34604286672" calcext:value-type="float">
            <text:p>1734</text:p>
          </table:table-cell>
          <table:table-cell table:style-name="ce8" table:formula="of:=LN([.$J195]/116.455)/0.00392" office:value-type="float" office:value="689.000196045733" calcext:value-type="float">
            <text:p>689</text:p>
          </table:table-cell>
          <table:table-cell/>
          <table:table-cell table:formula="of:=[.M194]+1" office:value-type="float" office:value="1189" calcext:value-type="float">
            <text:p>1189</text:p>
          </table:table-cell>
          <table:table-cell table:formula="of:=5890*EXP(0.00256*([.$M195]-[.$M$7]))" office:value-type="float" office:value="9530.86993807844" calcext:value-type="float">
            <text:p>9,531</text:p>
          </table:table-cell>
          <table:table-cell table:formula="of:=LN([.$N195]/454.16)/0.00256" office:value-type="float" office:value="1189.00067100905" calcext:value-type="float">
            <text:p>1189</text:p>
          </table:table-cell>
          <table:table-cell/>
          <table:table-cell table:formula="of:=[.Q194]+1" office:value-type="float" office:value="2189" calcext:value-type="float">
            <text:p>2189</text:p>
          </table:table-cell>
          <table:table-cell table:formula="of:=76320*EXP(0.00189*([.$Q195]-[.$Q$7]))" office:value-type="float" office:value="108880.943862689" calcext:value-type="float">
            <text:p>108,881</text:p>
          </table:table-cell>
          <table:table-cell table:formula="of:=LN([.$R195]/1738.539)/0.00189" office:value-type="float" office:value="2188.99995862109" calcext:value-type="float">
            <text:p>218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5]+1" office:value-type="float" office:value="370" calcext:value-type="float">
            <text:p>370</text:p>
          </table:table-cell>
          <table:table-cell table:style-name="ce5" table:formula="of:=182*EXP(0.00472*([.$E196]-[.$E$7]))" office:value-type="float" office:value="444.116398596993" calcext:value-type="float">
            <text:p>444</text:p>
          </table:table-cell>
          <table:table-cell table:formula="of:=LN([.$F196]/77.4542)/0.00472" office:value-type="float" office:value="369.999977362223" calcext:value-type="float">
            <text:p>369.999977362223</text:p>
          </table:table-cell>
          <table:table-cell/>
          <table:table-cell table:formula="of:=[.I195]+1" office:value-type="float" office:value="690" calcext:value-type="float">
            <text:p>690</text:p>
          </table:table-cell>
          <table:table-cell table:style-name="ce8" table:formula="of:=830*EXP(0.00392*([.$I196]-[.$I$7]))" office:value-type="float" office:value="1741.15802211111" calcext:value-type="float">
            <text:p>1741</text:p>
          </table:table-cell>
          <table:table-cell table:style-name="ce8" table:formula="of:=LN([.$J196]/116.455)/0.00392" office:value-type="float" office:value="690.000196045733" calcext:value-type="float">
            <text:p>690</text:p>
          </table:table-cell>
          <table:table-cell/>
          <table:table-cell table:formula="of:=[.M195]+1" office:value-type="float" office:value="1190" calcext:value-type="float">
            <text:p>1190</text:p>
          </table:table-cell>
          <table:table-cell table:formula="of:=5890*EXP(0.00256*([.$M196]-[.$M$7]))" office:value-type="float" office:value="9555.30022254185" calcext:value-type="float">
            <text:p>9,555</text:p>
          </table:table-cell>
          <table:table-cell table:formula="of:=LN([.$N196]/454.16)/0.00256" office:value-type="float" office:value="1190.00067100905" calcext:value-type="float">
            <text:p>1190</text:p>
          </table:table-cell>
          <table:table-cell/>
          <table:table-cell table:formula="of:=[.Q195]+1" office:value-type="float" office:value="2190" calcext:value-type="float">
            <text:p>2190</text:p>
          </table:table-cell>
          <table:table-cell table:formula="of:=76320*EXP(0.00189*([.$Q196]-[.$Q$7]))" office:value-type="float" office:value="109086.923435971" calcext:value-type="float">
            <text:p>109,087</text:p>
          </table:table-cell>
          <table:table-cell table:formula="of:=LN([.$R196]/1738.539)/0.00189" office:value-type="float" office:value="2189.99995862109" calcext:value-type="float">
            <text:p>218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6]+1" office:value-type="float" office:value="371" calcext:value-type="float">
            <text:p>371</text:p>
          </table:table-cell>
          <table:table-cell table:style-name="ce5" table:formula="of:=182*EXP(0.00472*([.$E197]-[.$E$7]))" office:value-type="float" office:value="446.217582892391" calcext:value-type="float">
            <text:p>446</text:p>
          </table:table-cell>
          <table:table-cell table:formula="of:=LN([.$F197]/77.4542)/0.00472" office:value-type="float" office:value="370.999977362223" calcext:value-type="float">
            <text:p>370.999977362223</text:p>
          </table:table-cell>
          <table:table-cell/>
          <table:table-cell table:formula="of:=[.I196]+1" office:value-type="float" office:value="691" calcext:value-type="float">
            <text:p>691</text:p>
          </table:table-cell>
          <table:table-cell table:style-name="ce8" table:formula="of:=830*EXP(0.00392*([.$I197]-[.$I$7]))" office:value-type="float" office:value="1747.99675672039" calcext:value-type="float">
            <text:p>1748</text:p>
          </table:table-cell>
          <table:table-cell table:style-name="ce8" table:formula="of:=LN([.$J197]/116.455)/0.00392" office:value-type="float" office:value="691.000196045733" calcext:value-type="float">
            <text:p>691</text:p>
          </table:table-cell>
          <table:table-cell/>
          <table:table-cell table:formula="of:=[.M196]+1" office:value-type="float" office:value="1191" calcext:value-type="float">
            <text:p>1191</text:p>
          </table:table-cell>
          <table:table-cell table:formula="of:=5890*EXP(0.00256*([.$M197]-[.$M$7]))" office:value-type="float" office:value="9579.79312865499" calcext:value-type="float">
            <text:p>9,580</text:p>
          </table:table-cell>
          <table:table-cell table:formula="of:=LN([.$N197]/454.16)/0.00256" office:value-type="float" office:value="1191.00067100905" calcext:value-type="float">
            <text:p>1191</text:p>
          </table:table-cell>
          <table:table-cell/>
          <table:table-cell table:formula="of:=[.Q196]+1" office:value-type="float" office:value="2191" calcext:value-type="float">
            <text:p>2191</text:p>
          </table:table-cell>
          <table:table-cell table:formula="of:=76320*EXP(0.00189*([.$Q197]-[.$Q$7]))" office:value-type="float" office:value="109293.292678769" calcext:value-type="float">
            <text:p>109,293</text:p>
          </table:table-cell>
          <table:table-cell table:formula="of:=LN([.$R197]/1738.539)/0.00189" office:value-type="float" office:value="2190.99995862109" calcext:value-type="float">
            <text:p>219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7]+1" office:value-type="float" office:value="372" calcext:value-type="float">
            <text:p>372</text:p>
          </table:table-cell>
          <table:table-cell table:style-name="ce5" table:formula="of:=182*EXP(0.00472*([.$E198]-[.$E$7]))" office:value-type="float" office:value="448.328708220043" calcext:value-type="float">
            <text:p>448</text:p>
          </table:table-cell>
          <table:table-cell table:formula="of:=LN([.$F198]/77.4542)/0.00472" office:value-type="float" office:value="371.999977362223" calcext:value-type="float">
            <text:p>371.999977362223</text:p>
          </table:table-cell>
          <table:table-cell/>
          <table:table-cell table:formula="of:=[.I197]+1" office:value-type="float" office:value="692" calcext:value-type="float">
            <text:p>692</text:p>
          </table:table-cell>
          <table:table-cell table:style-name="ce8" table:formula="of:=830*EXP(0.00392*([.$I198]-[.$I$7]))" office:value-type="float" office:value="1754.86235178144" calcext:value-type="float">
            <text:p>1755</text:p>
          </table:table-cell>
          <table:table-cell table:style-name="ce8" table:formula="of:=LN([.$J198]/116.455)/0.00392" office:value-type="float" office:value="692.000196045733" calcext:value-type="float">
            <text:p>692</text:p>
          </table:table-cell>
          <table:table-cell/>
          <table:table-cell table:formula="of:=[.M197]+1" office:value-type="float" office:value="1192" calcext:value-type="float">
            <text:p>1192</text:p>
          </table:table-cell>
          <table:table-cell table:formula="of:=5890*EXP(0.00256*([.$M198]-[.$M$7]))" office:value-type="float" office:value="9604.34881693466" calcext:value-type="float">
            <text:p>9,604</text:p>
          </table:table-cell>
          <table:table-cell table:formula="of:=LN([.$N198]/454.16)/0.00256" office:value-type="float" office:value="1192.00067100905" calcext:value-type="float">
            <text:p>1192</text:p>
          </table:table-cell>
          <table:table-cell/>
          <table:table-cell table:formula="of:=[.Q197]+1" office:value-type="float" office:value="2192" calcext:value-type="float">
            <text:p>2192</text:p>
          </table:table-cell>
          <table:table-cell table:formula="of:=76320*EXP(0.00189*([.$Q198]-[.$Q$7]))" office:value-type="float" office:value="109500.052328253" calcext:value-type="float">
            <text:p>109,500</text:p>
          </table:table-cell>
          <table:table-cell table:formula="of:=LN([.$R198]/1738.539)/0.00189" office:value-type="float" office:value="2191.99995862109" calcext:value-type="float">
            <text:p>219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8]+1" office:value-type="float" office:value="373" calcext:value-type="float">
            <text:p>373</text:p>
          </table:table-cell>
          <table:table-cell table:style-name="ce5" table:formula="of:=182*EXP(0.00472*([.$E199]-[.$E$7]))" office:value-type="float" office:value="450.449821612532" calcext:value-type="float">
            <text:p>450</text:p>
          </table:table-cell>
          <table:table-cell table:formula="of:=LN([.$F199]/77.4542)/0.00472" office:value-type="float" office:value="372.999977362223" calcext:value-type="float">
            <text:p>372.999977362223</text:p>
          </table:table-cell>
          <table:table-cell/>
          <table:table-cell table:formula="of:=[.I198]+1" office:value-type="float" office:value="693" calcext:value-type="float">
            <text:p>693</text:p>
          </table:table-cell>
          <table:table-cell table:style-name="ce8" table:formula="of:=830*EXP(0.00392*([.$I199]-[.$I$7]))" office:value-type="float" office:value="1761.75491279385" calcext:value-type="float">
            <text:p>1762</text:p>
          </table:table-cell>
          <table:table-cell table:style-name="ce8" table:formula="of:=LN([.$J199]/116.455)/0.00392" office:value-type="float" office:value="693.000196045733" calcext:value-type="float">
            <text:p>693</text:p>
          </table:table-cell>
          <table:table-cell/>
          <table:table-cell table:formula="of:=[.M198]+1" office:value-type="float" office:value="1193" calcext:value-type="float">
            <text:p>1193</text:p>
          </table:table-cell>
          <table:table-cell table:formula="of:=5890*EXP(0.00256*([.$M199]-[.$M$7]))" office:value-type="float" office:value="9628.96744830912" calcext:value-type="float">
            <text:p>9,629</text:p>
          </table:table-cell>
          <table:table-cell table:formula="of:=LN([.$N199]/454.16)/0.00256" office:value-type="float" office:value="1193.00067100905" calcext:value-type="float">
            <text:p>1193</text:p>
          </table:table-cell>
          <table:table-cell/>
          <table:table-cell table:formula="of:=[.Q198]+1" office:value-type="float" office:value="2193" calcext:value-type="float">
            <text:p>2193</text:p>
          </table:table-cell>
          <table:table-cell table:formula="of:=76320*EXP(0.00189*([.$Q199]-[.$Q$7]))" office:value-type="float" office:value="109707.203122991" calcext:value-type="float">
            <text:p>109,707</text:p>
          </table:table-cell>
          <table:table-cell table:formula="of:=LN([.$R199]/1738.539)/0.00189" office:value-type="float" office:value="2192.99995862109" calcext:value-type="float">
            <text:p>219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199]+1" office:value-type="float" office:value="374" calcext:value-type="float">
            <text:p>374</text:p>
          </table:table-cell>
          <table:table-cell table:style-name="ce5" table:formula="of:=182*EXP(0.00472*([.$E200]-[.$E$7]))" office:value-type="float" office:value="452.580970324957" calcext:value-type="float">
            <text:p>453</text:p>
          </table:table-cell>
          <table:table-cell table:formula="of:=LN([.$F200]/77.4542)/0.00472" office:value-type="float" office:value="373.999977362223" calcext:value-type="float">
            <text:p>373.999977362223</text:p>
          </table:table-cell>
          <table:table-cell/>
          <table:table-cell table:formula="of:=[.I199]+1" office:value-type="float" office:value="694" calcext:value-type="float">
            <text:p>694</text:p>
          </table:table-cell>
          <table:table-cell table:style-name="ce8" table:formula="of:=830*EXP(0.00392*([.$I200]-[.$I$7]))" office:value-type="float" office:value="1768.67454567163" calcext:value-type="float">
            <text:p>1769</text:p>
          </table:table-cell>
          <table:table-cell table:style-name="ce8" table:formula="of:=LN([.$J200]/116.455)/0.00392" office:value-type="float" office:value="694.000196045733" calcext:value-type="float">
            <text:p>694</text:p>
          </table:table-cell>
          <table:table-cell/>
          <table:table-cell table:formula="of:=[.M199]+1" office:value-type="float" office:value="1194" calcext:value-type="float">
            <text:p>1194</text:p>
          </table:table-cell>
          <table:table-cell table:formula="of:=5890*EXP(0.00256*([.$M200]-[.$M$7]))" office:value-type="float" office:value="9653.64918411911" calcext:value-type="float">
            <text:p>9,654</text:p>
          </table:table-cell>
          <table:table-cell table:formula="of:=LN([.$N200]/454.16)/0.00256" office:value-type="float" office:value="1194.00067100905" calcext:value-type="float">
            <text:p>1194</text:p>
          </table:table-cell>
          <table:table-cell/>
          <table:table-cell table:formula="of:=[.Q199]+1" office:value-type="float" office:value="2194" calcext:value-type="float">
            <text:p>2194</text:p>
          </table:table-cell>
          <table:table-cell table:formula="of:=76320*EXP(0.00189*([.$Q200]-[.$Q$7]))" office:value-type="float" office:value="109914.745802946" calcext:value-type="float">
            <text:p>109,915</text:p>
          </table:table-cell>
          <table:table-cell table:formula="of:=LN([.$R200]/1738.539)/0.00189" office:value-type="float" office:value="2193.99995862109" calcext:value-type="float">
            <text:p>219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0]+1" office:value-type="float" office:value="375" calcext:value-type="float">
            <text:p>375</text:p>
          </table:table-cell>
          <table:table-cell table:style-name="ce5" table:formula="of:=182*EXP(0.00472*([.$E201]-[.$E$7]))" office:value-type="float" office:value="454.722201835991" calcext:value-type="float">
            <text:p>455</text:p>
          </table:table-cell>
          <table:table-cell table:formula="of:=LN([.$F201]/77.4542)/0.00472" office:value-type="float" office:value="374.999977362223" calcext:value-type="float">
            <text:p>374.999977362223</text:p>
          </table:table-cell>
          <table:table-cell/>
          <table:table-cell table:formula="of:=[.I200]+1" office:value-type="float" office:value="695" calcext:value-type="float">
            <text:p>695</text:p>
          </table:table-cell>
          <table:table-cell table:style-name="ce8" table:formula="of:=830*EXP(0.00392*([.$I201]-[.$I$7]))" office:value-type="float" office:value="1775.62135674474" calcext:value-type="float">
            <text:p>1776</text:p>
          </table:table-cell>
          <table:table-cell table:style-name="ce8" table:formula="of:=LN([.$J201]/116.455)/0.00392" office:value-type="float" office:value="695.000196045733" calcext:value-type="float">
            <text:p>695</text:p>
          </table:table-cell>
          <table:table-cell/>
          <table:table-cell table:formula="of:=[.M200]+1" office:value-type="float" office:value="1195" calcext:value-type="float">
            <text:p>1195</text:p>
          </table:table-cell>
          <table:table-cell table:formula="of:=5890*EXP(0.00256*([.$M201]-[.$M$7]))" office:value-type="float" office:value="9678.39418611895" calcext:value-type="float">
            <text:p>9,678</text:p>
          </table:table-cell>
          <table:table-cell table:formula="of:=LN([.$N201]/454.16)/0.00256" office:value-type="float" office:value="1195.00067100905" calcext:value-type="float">
            <text:p>1195</text:p>
          </table:table-cell>
          <table:table-cell/>
          <table:table-cell table:formula="of:=[.Q200]+1" office:value-type="float" office:value="2195" calcext:value-type="float">
            <text:p>2195</text:p>
          </table:table-cell>
          <table:table-cell table:formula="of:=76320*EXP(0.00189*([.$Q201]-[.$Q$7]))" office:value-type="float" office:value="110122.681109481" calcext:value-type="float">
            <text:p>110,123</text:p>
          </table:table-cell>
          <table:table-cell table:formula="of:=LN([.$R201]/1738.539)/0.00189" office:value-type="float" office:value="2194.99995862109" calcext:value-type="float">
            <text:p>219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1]+1" office:value-type="float" office:value="376" calcext:value-type="float">
            <text:p>376</text:p>
          </table:table-cell>
          <table:table-cell table:style-name="ce5" table:formula="of:=182*EXP(0.00472*([.$E202]-[.$E$7]))" office:value-type="float" office:value="456.873563848933" calcext:value-type="float">
            <text:p>457</text:p>
          </table:table-cell>
          <table:table-cell table:formula="of:=LN([.$F202]/77.4542)/0.00472" office:value-type="float" office:value="375.999977362223" calcext:value-type="float">
            <text:p>375.999977362223</text:p>
          </table:table-cell>
          <table:table-cell/>
          <table:table-cell table:formula="of:=[.I201]+1" office:value-type="float" office:value="696" calcext:value-type="float">
            <text:p>696</text:p>
          </table:table-cell>
          <table:table-cell table:style-name="ce8" table:formula="of:=830*EXP(0.00392*([.$I202]-[.$I$7]))" office:value-type="float" office:value="1782.59545276081" calcext:value-type="float">
            <text:p>1783</text:p>
          </table:table-cell>
          <table:table-cell table:style-name="ce8" table:formula="of:=LN([.$J202]/116.455)/0.00392" office:value-type="float" office:value="696.000196045733" calcext:value-type="float">
            <text:p>696</text:p>
          </table:table-cell>
          <table:table-cell/>
          <table:table-cell table:formula="of:=[.M201]+1" office:value-type="float" office:value="1196" calcext:value-type="float">
            <text:p>1196</text:p>
          </table:table-cell>
          <table:table-cell table:formula="of:=5890*EXP(0.00256*([.$M202]-[.$M$7]))" office:value-type="float" office:value="9703.20261647756" calcext:value-type="float">
            <text:p>9,703</text:p>
          </table:table-cell>
          <table:table-cell table:formula="of:=LN([.$N202]/454.16)/0.00256" office:value-type="float" office:value="1196.00067100905" calcext:value-type="float">
            <text:p>1196</text:p>
          </table:table-cell>
          <table:table-cell/>
          <table:table-cell table:formula="of:=[.Q201]+1" office:value-type="float" office:value="2196" calcext:value-type="float">
            <text:p>2196</text:p>
          </table:table-cell>
          <table:table-cell table:formula="of:=76320*EXP(0.00189*([.$Q202]-[.$Q$7]))" office:value-type="float" office:value="110331.009785362" calcext:value-type="float">
            <text:p>110,331</text:p>
          </table:table-cell>
          <table:table-cell table:formula="of:=LN([.$R202]/1738.539)/0.00189" office:value-type="float" office:value="2195.99995862109" calcext:value-type="float">
            <text:p>219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2]+1" office:value-type="float" office:value="377" calcext:value-type="float">
            <text:p>377</text:p>
          </table:table-cell>
          <table:table-cell table:style-name="ce5" table:formula="of:=182*EXP(0.00472*([.$E203]-[.$E$7]))" office:value-type="float" office:value="459.035104292778" calcext:value-type="float">
            <text:p>459</text:p>
          </table:table-cell>
          <table:table-cell table:formula="of:=LN([.$F203]/77.4542)/0.00472" office:value-type="float" office:value="376.999977362223" calcext:value-type="float">
            <text:p>376.999977362223</text:p>
          </table:table-cell>
          <table:table-cell/>
          <table:table-cell table:formula="of:=[.I202]+1" office:value-type="float" office:value="697" calcext:value-type="float">
            <text:p>697</text:p>
          </table:table-cell>
          <table:table-cell table:style-name="ce8" table:formula="of:=830*EXP(0.00392*([.$I203]-[.$I$7]))" office:value-type="float" office:value="1789.59694088672" calcext:value-type="float">
            <text:p>1790</text:p>
          </table:table-cell>
          <table:table-cell table:style-name="ce8" table:formula="of:=LN([.$J203]/116.455)/0.00392" office:value-type="float" office:value="697.000196045733" calcext:value-type="float">
            <text:p>697</text:p>
          </table:table-cell>
          <table:table-cell/>
          <table:table-cell table:formula="of:=[.M202]+1" office:value-type="float" office:value="1197" calcext:value-type="float">
            <text:p>1197</text:p>
          </table:table-cell>
          <table:table-cell table:formula="of:=5890*EXP(0.00256*([.$M203]-[.$M$7]))" office:value-type="float" office:value="9728.07463777958" calcext:value-type="float">
            <text:p>9,728</text:p>
          </table:table-cell>
          <table:table-cell table:formula="of:=LN([.$N203]/454.16)/0.00256" office:value-type="float" office:value="1197.00067100905" calcext:value-type="float">
            <text:p>1197</text:p>
          </table:table-cell>
          <table:table-cell/>
          <table:table-cell table:formula="of:=[.Q202]+1" office:value-type="float" office:value="2197" calcext:value-type="float">
            <text:p>2197</text:p>
          </table:table-cell>
          <table:table-cell table:formula="of:=76320*EXP(0.00189*([.$Q203]-[.$Q$7]))" office:value-type="float" office:value="110539.732574761" calcext:value-type="float">
            <text:p>110,540</text:p>
          </table:table-cell>
          <table:table-cell table:formula="of:=LN([.$R203]/1738.539)/0.00189" office:value-type="float" office:value="2196.99995862109" calcext:value-type="float">
            <text:p>219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3]+1" office:value-type="float" office:value="378" calcext:value-type="float">
            <text:p>378</text:p>
          </table:table-cell>
          <table:table-cell table:style-name="ce5" table:formula="of:=182*EXP(0.00472*([.$E204]-[.$E$7]))" office:value-type="float" office:value="461.206871323275" calcext:value-type="float">
            <text:p>461</text:p>
          </table:table-cell>
          <table:table-cell table:formula="of:=LN([.$F204]/77.4542)/0.00472" office:value-type="float" office:value="377.999977362223" calcext:value-type="float">
            <text:p>377.999977362223</text:p>
          </table:table-cell>
          <table:table-cell/>
          <table:table-cell table:formula="of:=[.I203]+1" office:value-type="float" office:value="698" calcext:value-type="float">
            <text:p>698</text:p>
          </table:table-cell>
          <table:table-cell table:style-name="ce8" table:formula="of:=830*EXP(0.00392*([.$I204]-[.$I$7]))" office:value-type="float" office:value="1796.62592871028" calcext:value-type="float">
            <text:p>1797</text:p>
          </table:table-cell>
          <table:table-cell table:style-name="ce8" table:formula="of:=LN([.$J204]/116.455)/0.00392" office:value-type="float" office:value="698.000196045733" calcext:value-type="float">
            <text:p>698</text:p>
          </table:table-cell>
          <table:table-cell/>
          <table:table-cell table:formula="of:=[.M203]+1" office:value-type="float" office:value="1198" calcext:value-type="float">
            <text:p>1198</text:p>
          </table:table-cell>
          <table:table-cell table:formula="of:=5890*EXP(0.00256*([.$M204]-[.$M$7]))" office:value-type="float" office:value="9753.01041302635" calcext:value-type="float">
            <text:p>9,753</text:p>
          </table:table-cell>
          <table:table-cell table:formula="of:=LN([.$N204]/454.16)/0.00256" office:value-type="float" office:value="1198.00067100905" calcext:value-type="float">
            <text:p>1198</text:p>
          </table:table-cell>
          <table:table-cell/>
          <table:table-cell table:formula="of:=[.Q203]+1" office:value-type="float" office:value="2198" calcext:value-type="float">
            <text:p>2198</text:p>
          </table:table-cell>
          <table:table-cell table:formula="of:=76320*EXP(0.00189*([.$Q204]-[.$Q$7]))" office:value-type="float" office:value="110748.850223256" calcext:value-type="float">
            <text:p>110,749</text:p>
          </table:table-cell>
          <table:table-cell table:formula="of:=LN([.$R204]/1738.539)/0.00189" office:value-type="float" office:value="2197.99995862109" calcext:value-type="float">
            <text:p>219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4]+1" office:value-type="float" office:value="379" calcext:value-type="float">
            <text:p>379</text:p>
          </table:table-cell>
          <table:table-cell table:style-name="ce5" table:formula="of:=182*EXP(0.00472*([.$E205]-[.$E$7]))" office:value-type="float" office:value="463.38891332401" calcext:value-type="float">
            <text:p>463</text:p>
          </table:table-cell>
          <table:table-cell table:formula="of:=LN([.$F205]/77.4542)/0.00472" office:value-type="float" office:value="378.999977362223" calcext:value-type="float">
            <text:p>378.999977362223</text:p>
          </table:table-cell>
          <table:table-cell/>
          <table:table-cell table:formula="of:=[.I204]+1" office:value-type="float" office:value="699" calcext:value-type="float">
            <text:p>699</text:p>
          </table:table-cell>
          <table:table-cell table:style-name="ce8" table:formula="of:=830*EXP(0.00392*([.$I205]-[.$I$7]))" office:value-type="float" office:value="1803.68252424187" calcext:value-type="float">
            <text:p>1804</text:p>
          </table:table-cell>
          <table:table-cell table:style-name="ce8" table:formula="of:=LN([.$J205]/116.455)/0.00392" office:value-type="float" office:value="699.000196045733" calcext:value-type="float">
            <text:p>699</text:p>
          </table:table-cell>
          <table:table-cell/>
          <table:table-cell table:formula="of:=[.M204]+1" office:value-type="float" office:value="1199" calcext:value-type="float">
            <text:p>1199</text:p>
          </table:table-cell>
          <table:table-cell table:formula="of:=5890*EXP(0.00256*([.$M205]-[.$M$7]))" office:value-type="float" office:value="9778.01010563708" calcext:value-type="float">
            <text:p>9,778</text:p>
          </table:table-cell>
          <table:table-cell table:formula="of:=LN([.$N205]/454.16)/0.00256" office:value-type="float" office:value="1199.00067100905" calcext:value-type="float">
            <text:p>1199</text:p>
          </table:table-cell>
          <table:table-cell/>
          <table:table-cell table:formula="of:=[.Q204]+1" office:value-type="float" office:value="2199" calcext:value-type="float">
            <text:p>2199</text:p>
          </table:table-cell>
          <table:table-cell table:formula="of:=76320*EXP(0.00189*([.$Q205]-[.$Q$7]))" office:value-type="float" office:value="110958.363477837" calcext:value-type="float">
            <text:p>110,958</text:p>
          </table:table-cell>
          <table:table-cell table:formula="of:=LN([.$R205]/1738.539)/0.00189" office:value-type="float" office:value="2198.99995862109" calcext:value-type="float">
            <text:p>219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5]+1" office:value-type="float" office:value="380" calcext:value-type="float">
            <text:p>380</text:p>
          </table:table-cell>
          <table:table-cell table:style-name="ce5" table:formula="of:=182*EXP(0.00472*([.$E206]-[.$E$7]))" office:value-type="float" office:value="465.581278907478" calcext:value-type="float">
            <text:p>466</text:p>
          </table:table-cell>
          <table:table-cell table:formula="of:=LN([.$F206]/77.4542)/0.00472" office:value-type="float" office:value="379.999977362223" calcext:value-type="float">
            <text:p>379.999977362223</text:p>
          </table:table-cell>
          <table:table-cell/>
          <table:table-cell table:formula="of:=[.I205]+1" office:value-type="float" office:value="700" calcext:value-type="float">
            <text:p>700</text:p>
          </table:table-cell>
          <table:table-cell table:style-name="ce8" table:formula="of:=830*EXP(0.00392*([.$I206]-[.$I$7]))" office:value-type="float" office:value="1810.76683591608" calcext:value-type="float">
            <text:p>1811</text:p>
          </table:table-cell>
          <table:table-cell table:style-name="ce8" table:formula="of:=LN([.$J206]/116.455)/0.00392" office:value-type="float" office:value="700.000196045733" calcext:value-type="float">
            <text:p>700</text:p>
          </table:table-cell>
          <table:table-cell/>
          <table:table-cell table:formula="of:=[.M205]+1" office:value-type="float" office:value="1200" calcext:value-type="float">
            <text:p>1200</text:p>
          </table:table-cell>
          <table:table-cell table:formula="of:=5890*EXP(0.00256*([.$M206]-[.$M$7]))" office:value-type="float" office:value="9803.07387944983" calcext:value-type="float">
            <text:p>9,803</text:p>
          </table:table-cell>
          <table:table-cell table:formula="of:=LN([.$N206]/454.16)/0.00256" office:value-type="float" office:value="1200.00067100905" calcext:value-type="float">
            <text:p>1200</text:p>
          </table:table-cell>
          <table:table-cell/>
          <table:table-cell table:formula="of:=[.Q205]+1" office:value-type="float" office:value="2200" calcext:value-type="float">
            <text:p>2200</text:p>
          </table:table-cell>
          <table:table-cell table:formula="of:=76320*EXP(0.00189*([.$Q206]-[.$Q$7]))" office:value-type="float" office:value="111168.273086905" calcext:value-type="float">
            <text:p>111,168</text:p>
          </table:table-cell>
          <table:table-cell table:formula="of:=LN([.$R206]/1738.539)/0.00189" office:value-type="float" office:value="2199.99995862109" calcext:value-type="float">
            <text:p>219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6]+1" office:value-type="float" office:value="381" calcext:value-type="float">
            <text:p>381</text:p>
          </table:table-cell>
          <table:table-cell table:style-name="ce5" table:formula="of:=182*EXP(0.00472*([.$E207]-[.$E$7]))" office:value-type="float" office:value="467.784016916167" calcext:value-type="float">
            <text:p>468</text:p>
          </table:table-cell>
          <table:table-cell table:formula="of:=LN([.$F207]/77.4542)/0.00472" office:value-type="float" office:value="380.999977362223" calcext:value-type="float">
            <text:p>380.999977362223</text:p>
          </table:table-cell>
          <table:table-cell/>
          <table:table-cell table:formula="of:=[.I206]+1" office:value-type="float" office:value="701" calcext:value-type="float">
            <text:p>701</text:p>
          </table:table-cell>
          <table:table-cell table:style-name="ce8" table:formula="of:=830*EXP(0.00392*([.$I207]-[.$I$7]))" office:value-type="float" office:value="1817.87897259343" calcext:value-type="float">
            <text:p>1818</text:p>
          </table:table-cell>
          <table:table-cell table:style-name="ce8" table:formula="of:=LN([.$J207]/116.455)/0.00392" office:value-type="float" office:value="701.000196045733" calcext:value-type="float">
            <text:p>701</text:p>
          </table:table-cell>
          <table:table-cell/>
          <table:table-cell table:formula="of:=[.M206]+1" office:value-type="float" office:value="1201" calcext:value-type="float">
            <text:p>1201</text:p>
          </table:table-cell>
          <table:table-cell table:formula="of:=5890*EXP(0.00256*([.$M207]-[.$M$7]))" office:value-type="float" office:value="9828.20189872264" calcext:value-type="float">
            <text:p>9,828</text:p>
          </table:table-cell>
          <table:table-cell table:formula="of:=LN([.$N207]/454.16)/0.00256" office:value-type="float" office:value="1201.00067100905" calcext:value-type="float">
            <text:p>1201</text:p>
          </table:table-cell>
          <table:table-cell/>
          <table:table-cell table:formula="of:=[.Q206]+1" office:value-type="float" office:value="2201" calcext:value-type="float">
            <text:p>2201</text:p>
          </table:table-cell>
          <table:table-cell table:formula="of:=76320*EXP(0.00189*([.$Q207]-[.$Q$7]))" office:value-type="float" office:value="111378.579800281" calcext:value-type="float">
            <text:p>111,379</text:p>
          </table:table-cell>
          <table:table-cell table:formula="of:=LN([.$R207]/1738.539)/0.00189" office:value-type="float" office:value="2200.99995862109" calcext:value-type="float">
            <text:p>220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7]+1" office:value-type="float" office:value="382" calcext:value-type="float">
            <text:p>382</text:p>
          </table:table-cell>
          <table:table-cell table:style-name="ce5" table:formula="of:=182*EXP(0.00472*([.$E208]-[.$E$7]))" office:value-type="float" office:value="469.997176423646" calcext:value-type="float">
            <text:p>470</text:p>
          </table:table-cell>
          <table:table-cell table:formula="of:=LN([.$F208]/77.4542)/0.00472" office:value-type="float" office:value="381.999977362223" calcext:value-type="float">
            <text:p>381.999977362223</text:p>
          </table:table-cell>
          <table:table-cell/>
          <table:table-cell table:formula="of:=[.I207]+1" office:value-type="float" office:value="702" calcext:value-type="float">
            <text:p>702</text:p>
          </table:table-cell>
          <table:table-cell table:style-name="ce8" table:formula="of:=830*EXP(0.00392*([.$I208]-[.$I$7]))" office:value-type="float" office:value="1825.019043562" calcext:value-type="float">
            <text:p>1825</text:p>
          </table:table-cell>
          <table:table-cell table:style-name="ce8" table:formula="of:=LN([.$J208]/116.455)/0.00392" office:value-type="float" office:value="702.000196045733" calcext:value-type="float">
            <text:p>702</text:p>
          </table:table-cell>
          <table:table-cell/>
          <table:table-cell table:formula="of:=[.M207]+1" office:value-type="float" office:value="1202" calcext:value-type="float">
            <text:p>1202</text:p>
          </table:table-cell>
          <table:table-cell table:formula="of:=5890*EXP(0.00256*([.$M208]-[.$M$7]))" office:value-type="float" office:value="9853.39432813459" calcext:value-type="float">
            <text:p>9,853</text:p>
          </table:table-cell>
          <table:table-cell table:formula="of:=LN([.$N208]/454.16)/0.00256" office:value-type="float" office:value="1202.00067100905" calcext:value-type="float">
            <text:p>1202</text:p>
          </table:table-cell>
          <table:table-cell/>
          <table:table-cell table:formula="of:=[.Q207]+1" office:value-type="float" office:value="2202" calcext:value-type="float">
            <text:p>2202</text:p>
          </table:table-cell>
          <table:table-cell table:formula="of:=76320*EXP(0.00189*([.$Q208]-[.$Q$7]))" office:value-type="float" office:value="111589.284369199" calcext:value-type="float">
            <text:p>111,589</text:p>
          </table:table-cell>
          <table:table-cell table:formula="of:=LN([.$R208]/1738.539)/0.00189" office:value-type="float" office:value="2201.99995862109" calcext:value-type="float">
            <text:p>220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8]+1" office:value-type="float" office:value="383" calcext:value-type="float">
            <text:p>383</text:p>
          </table:table-cell>
          <table:table-cell table:style-name="ce5" table:formula="of:=182*EXP(0.00472*([.$E209]-[.$E$7]))" office:value-type="float" office:value="472.22080673566" calcext:value-type="float">
            <text:p>472</text:p>
          </table:table-cell>
          <table:table-cell table:formula="of:=LN([.$F209]/77.4542)/0.00472" office:value-type="float" office:value="382.999977362223" calcext:value-type="float">
            <text:p>382.999977362223</text:p>
          </table:table-cell>
          <table:table-cell/>
          <table:table-cell table:formula="of:=[.I208]+1" office:value-type="float" office:value="703" calcext:value-type="float">
            <text:p>703</text:p>
          </table:table-cell>
          <table:table-cell table:style-name="ce8" table:formula="of:=830*EXP(0.00392*([.$I209]-[.$I$7]))" office:value-type="float" office:value="1832.18715853911" calcext:value-type="float">
            <text:p>1832</text:p>
          </table:table-cell>
          <table:table-cell table:style-name="ce8" table:formula="of:=LN([.$J209]/116.455)/0.00392" office:value-type="float" office:value="703.000196045733" calcext:value-type="float">
            <text:p>703</text:p>
          </table:table-cell>
          <table:table-cell/>
          <table:table-cell table:formula="of:=[.M208]+1" office:value-type="float" office:value="1203" calcext:value-type="float">
            <text:p>1203</text:p>
          </table:table-cell>
          <table:table-cell table:formula="of:=5890*EXP(0.00256*([.$M209]-[.$M$7]))" office:value-type="float" office:value="9878.65133278688" calcext:value-type="float">
            <text:p>9,879</text:p>
          </table:table-cell>
          <table:table-cell table:formula="of:=LN([.$N209]/454.16)/0.00256" office:value-type="float" office:value="1203.00067100905" calcext:value-type="float">
            <text:p>1203</text:p>
          </table:table-cell>
          <table:table-cell/>
          <table:table-cell table:formula="of:=[.Q208]+1" office:value-type="float" office:value="2203" calcext:value-type="float">
            <text:p>2203</text:p>
          </table:table-cell>
          <table:table-cell table:formula="of:=76320*EXP(0.00189*([.$Q209]-[.$Q$7]))" office:value-type="float" office:value="111800.38754632" calcext:value-type="float">
            <text:p>111,800</text:p>
          </table:table-cell>
          <table:table-cell table:formula="of:=LN([.$R209]/1738.539)/0.00189" office:value-type="float" office:value="2202.99995862109" calcext:value-type="float">
            <text:p>220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09]+1" office:value-type="float" office:value="384" calcext:value-type="float">
            <text:p>384</text:p>
          </table:table-cell>
          <table:table-cell table:style-name="ce5" table:formula="of:=182*EXP(0.00472*([.$E210]-[.$E$7]))" office:value-type="float" office:value="474.454957391226" calcext:value-type="float">
            <text:p>474</text:p>
          </table:table-cell>
          <table:table-cell table:formula="of:=LN([.$F210]/77.4542)/0.00472" office:value-type="float" office:value="383.999977362223" calcext:value-type="float">
            <text:p>383.999977362223</text:p>
          </table:table-cell>
          <table:table-cell/>
          <table:table-cell table:formula="of:=[.I209]+1" office:value-type="float" office:value="704" calcext:value-type="float">
            <text:p>704</text:p>
          </table:table-cell>
          <table:table-cell table:style-name="ce8" table:formula="of:=830*EXP(0.00392*([.$I210]-[.$I$7]))" office:value-type="float" office:value="1839.38342767303" calcext:value-type="float">
            <text:p>1839</text:p>
          </table:table-cell>
          <table:table-cell table:style-name="ce8" table:formula="of:=LN([.$J210]/116.455)/0.00392" office:value-type="float" office:value="704.000196045733" calcext:value-type="float">
            <text:p>704</text:p>
          </table:table-cell>
          <table:table-cell/>
          <table:table-cell table:formula="of:=[.M209]+1" office:value-type="float" office:value="1204" calcext:value-type="float">
            <text:p>1204</text:p>
          </table:table-cell>
          <table:table-cell table:formula="of:=5890*EXP(0.00256*([.$M210]-[.$M$7]))" office:value-type="float" office:value="9903.9730782039" calcext:value-type="float">
            <text:p>9,904</text:p>
          </table:table-cell>
          <table:table-cell table:formula="of:=LN([.$N210]/454.16)/0.00256" office:value-type="float" office:value="1204.00067100905" calcext:value-type="float">
            <text:p>1204</text:p>
          </table:table-cell>
          <table:table-cell/>
          <table:table-cell table:formula="of:=[.Q209]+1" office:value-type="float" office:value="2204" calcext:value-type="float">
            <text:p>2204</text:p>
          </table:table-cell>
          <table:table-cell table:formula="of:=76320*EXP(0.00189*([.$Q210]-[.$Q$7]))" office:value-type="float" office:value="112011.890085723" calcext:value-type="float">
            <text:p>112,012</text:p>
          </table:table-cell>
          <table:table-cell table:formula="of:=LN([.$R210]/1738.539)/0.00189" office:value-type="float" office:value="2203.99995862109" calcext:value-type="float">
            <text:p>220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0]+1" office:value-type="float" office:value="385" calcext:value-type="float">
            <text:p>385</text:p>
          </table:table-cell>
          <table:table-cell table:style-name="ce5" table:formula="of:=182*EXP(0.00472*([.$E211]-[.$E$7]))" office:value-type="float" office:value="476.699678163738" calcext:value-type="float">
            <text:p>477</text:p>
          </table:table-cell>
          <table:table-cell table:formula="of:=LN([.$F211]/77.4542)/0.00472" office:value-type="float" office:value="384.999977362223" calcext:value-type="float">
            <text:p>384.999977362223</text:p>
          </table:table-cell>
          <table:table-cell/>
          <table:table-cell table:formula="of:=[.I210]+1" office:value-type="float" office:value="705" calcext:value-type="float">
            <text:p>705</text:p>
          </table:table-cell>
          <table:table-cell table:style-name="ce8" table:formula="of:=830*EXP(0.00392*([.$I211]-[.$I$7]))" office:value-type="float" office:value="1846.60796154464" calcext:value-type="float">
            <text:p>1847</text:p>
          </table:table-cell>
          <table:table-cell table:style-name="ce8" table:formula="of:=LN([.$J211]/116.455)/0.00392" office:value-type="float" office:value="705.000196045733" calcext:value-type="float">
            <text:p>705</text:p>
          </table:table-cell>
          <table:table-cell/>
          <table:table-cell table:formula="of:=[.M210]+1" office:value-type="float" office:value="1205" calcext:value-type="float">
            <text:p>1205</text:p>
          </table:table-cell>
          <table:table-cell table:formula="of:=5890*EXP(0.00256*([.$M211]-[.$M$7]))" office:value-type="float" office:value="9929.35973033434" calcext:value-type="float">
            <text:p>9,929</text:p>
          </table:table-cell>
          <table:table-cell table:formula="of:=LN([.$N211]/454.16)/0.00256" office:value-type="float" office:value="1205.00067100905" calcext:value-type="float">
            <text:p>1205</text:p>
          </table:table-cell>
          <table:table-cell/>
          <table:table-cell table:formula="of:=[.Q210]+1" office:value-type="float" office:value="2205" calcext:value-type="float">
            <text:p>2205</text:p>
          </table:table-cell>
          <table:table-cell table:formula="of:=76320*EXP(0.00189*([.$Q211]-[.$Q$7]))" office:value-type="float" office:value="112223.792742918" calcext:value-type="float">
            <text:p>112,224</text:p>
          </table:table-cell>
          <table:table-cell table:formula="of:=LN([.$R211]/1738.539)/0.00189" office:value-type="float" office:value="2204.99995862109" calcext:value-type="float">
            <text:p>220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1]+1" office:value-type="float" office:value="386" calcext:value-type="float">
            <text:p>386</text:p>
          </table:table-cell>
          <table:table-cell table:style-name="ce5" table:formula="of:=182*EXP(0.00472*([.$E212]-[.$E$7]))" office:value-type="float" office:value="478.955019062077" calcext:value-type="float">
            <text:p>479</text:p>
          </table:table-cell>
          <table:table-cell table:formula="of:=LN([.$F212]/77.4542)/0.00472" office:value-type="float" office:value="385.999977362223" calcext:value-type="float">
            <text:p>385.999977362223</text:p>
          </table:table-cell>
          <table:table-cell/>
          <table:table-cell table:formula="of:=[.I211]+1" office:value-type="float" office:value="706" calcext:value-type="float">
            <text:p>706</text:p>
          </table:table-cell>
          <table:table-cell table:style-name="ce8" table:formula="of:=830*EXP(0.00392*([.$I212]-[.$I$7]))" office:value-type="float" office:value="1853.86087116917" calcext:value-type="float">
            <text:p>1854</text:p>
          </table:table-cell>
          <table:table-cell table:style-name="ce8" table:formula="of:=LN([.$J212]/116.455)/0.00392" office:value-type="float" office:value="706.000196045733" calcext:value-type="float">
            <text:p>706</text:p>
          </table:table-cell>
          <table:table-cell/>
          <table:table-cell table:formula="of:=[.M211]+1" office:value-type="float" office:value="1206" calcext:value-type="float">
            <text:p>1206</text:p>
          </table:table-cell>
          <table:table-cell table:formula="of:=5890*EXP(0.00256*([.$M212]-[.$M$7]))" office:value-type="float" office:value="9954.81145555224" calcext:value-type="float">
            <text:p>9,955</text:p>
          </table:table-cell>
          <table:table-cell table:formula="of:=LN([.$N212]/454.16)/0.00256" office:value-type="float" office:value="1206.00067100905" calcext:value-type="float">
            <text:p>1206</text:p>
          </table:table-cell>
          <table:table-cell/>
          <table:table-cell table:formula="of:=[.Q211]+1" office:value-type="float" office:value="2206" calcext:value-type="float">
            <text:p>2206</text:p>
          </table:table-cell>
          <table:table-cell table:formula="of:=76320*EXP(0.00189*([.$Q212]-[.$Q$7]))" office:value-type="float" office:value="112436.096274842" calcext:value-type="float">
            <text:p>112,436</text:p>
          </table:table-cell>
          <table:table-cell table:formula="of:=LN([.$R212]/1738.539)/0.00189" office:value-type="float" office:value="2205.99995862109" calcext:value-type="float">
            <text:p>220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2]+1" office:value-type="float" office:value="387" calcext:value-type="float">
            <text:p>387</text:p>
          </table:table-cell>
          <table:table-cell table:style-name="ce5" table:formula="of:=182*EXP(0.00472*([.$E213]-[.$E$7]))" office:value-type="float" office:value="481.221030331723" calcext:value-type="float">
            <text:p>481</text:p>
          </table:table-cell>
          <table:table-cell table:formula="of:=LN([.$F213]/77.4542)/0.00472" office:value-type="float" office:value="386.999977362223" calcext:value-type="float">
            <text:p>386.999977362223</text:p>
          </table:table-cell>
          <table:table-cell/>
          <table:table-cell table:formula="of:=[.I212]+1" office:value-type="float" office:value="707" calcext:value-type="float">
            <text:p>707</text:p>
          </table:table-cell>
          <table:table-cell table:style-name="ce8" table:formula="of:=830*EXP(0.00392*([.$I213]-[.$I$7]))" office:value-type="float" office:value="1861.14226799787" calcext:value-type="float">
            <text:p>1861</text:p>
          </table:table-cell>
          <table:table-cell table:style-name="ce8" table:formula="of:=LN([.$J213]/116.455)/0.00392" office:value-type="float" office:value="707.000196045733" calcext:value-type="float">
            <text:p>707</text:p>
          </table:table-cell>
          <table:table-cell/>
          <table:table-cell table:formula="of:=[.M212]+1" office:value-type="float" office:value="1207" calcext:value-type="float">
            <text:p>1207</text:p>
          </table:table-cell>
          <table:table-cell table:formula="of:=5890*EXP(0.00256*([.$M213]-[.$M$7]))" office:value-type="float" office:value="9980.32842065812" calcext:value-type="float">
            <text:p>9,980</text:p>
          </table:table-cell>
          <table:table-cell table:formula="of:=LN([.$N213]/454.16)/0.00256" office:value-type="float" office:value="1207.00067100905" calcext:value-type="float">
            <text:p>1207</text:p>
          </table:table-cell>
          <table:table-cell/>
          <table:table-cell table:formula="of:=[.Q212]+1" office:value-type="float" office:value="2207" calcext:value-type="float">
            <text:p>2207</text:p>
          </table:table-cell>
          <table:table-cell table:formula="of:=76320*EXP(0.00189*([.$Q213]-[.$Q$7]))" office:value-type="float" office:value="112648.801439865" calcext:value-type="float">
            <text:p>112,649</text:p>
          </table:table-cell>
          <table:table-cell table:formula="of:=LN([.$R213]/1738.539)/0.00189" office:value-type="float" office:value="2206.99995862109" calcext:value-type="float">
            <text:p>220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3]+1" office:value-type="float" office:value="388" calcext:value-type="float">
            <text:p>388</text:p>
          </table:table-cell>
          <table:table-cell table:style-name="ce5" table:formula="of:=182*EXP(0.00472*([.$E214]-[.$E$7]))" office:value-type="float" office:value="483.497762455874" calcext:value-type="float">
            <text:p>483</text:p>
          </table:table-cell>
          <table:table-cell table:formula="of:=LN([.$F214]/77.4542)/0.00472" office:value-type="float" office:value="387.999977362223" calcext:value-type="float">
            <text:p>387.999977362223</text:p>
          </table:table-cell>
          <table:table-cell/>
          <table:table-cell table:formula="of:=[.I213]+1" office:value-type="float" office:value="708" calcext:value-type="float">
            <text:p>708</text:p>
          </table:table-cell>
          <table:table-cell table:style-name="ce8" table:formula="of:=830*EXP(0.00392*([.$I214]-[.$I$7]))" office:value-type="float" office:value="1868.45226391974" calcext:value-type="float">
            <text:p>1868</text:p>
          </table:table-cell>
          <table:table-cell table:style-name="ce8" table:formula="of:=LN([.$J214]/116.455)/0.00392" office:value-type="float" office:value="708.000196045733" calcext:value-type="float">
            <text:p>708</text:p>
          </table:table-cell>
          <table:table-cell/>
          <table:table-cell table:formula="of:=[.M213]+1" office:value-type="float" office:value="1208" calcext:value-type="float">
            <text:p>1208</text:p>
          </table:table-cell>
          <table:table-cell table:formula="of:=5890*EXP(0.00256*([.$M214]-[.$M$7]))" office:value-type="float" office:value="10005.9107928801" calcext:value-type="float">
            <text:p>10,006</text:p>
          </table:table-cell>
          <table:table-cell table:formula="of:=LN([.$N214]/454.16)/0.00256" office:value-type="float" office:value="1208.00067100905" calcext:value-type="float">
            <text:p>1208</text:p>
          </table:table-cell>
          <table:table-cell/>
          <table:table-cell table:formula="of:=[.Q213]+1" office:value-type="float" office:value="2208" calcext:value-type="float">
            <text:p>2208</text:p>
          </table:table-cell>
          <table:table-cell table:formula="of:=76320*EXP(0.00189*([.$Q214]-[.$Q$7]))" office:value-type="float" office:value="112861.908997792" calcext:value-type="float">
            <text:p>112,862</text:p>
          </table:table-cell>
          <table:table-cell table:formula="of:=LN([.$R214]/1738.539)/0.00189" office:value-type="float" office:value="2207.99995862109" calcext:value-type="float">
            <text:p>220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4]+1" office:value-type="float" office:value="389" calcext:value-type="float">
            <text:p>389</text:p>
          </table:table-cell>
          <table:table-cell table:style-name="ce5" table:formula="of:=182*EXP(0.00472*([.$E215]-[.$E$7]))" office:value-type="float" office:value="485.785266156574" calcext:value-type="float">
            <text:p>486</text:p>
          </table:table-cell>
          <table:table-cell table:formula="of:=LN([.$F215]/77.4542)/0.00472" office:value-type="float" office:value="388.999977362223" calcext:value-type="float">
            <text:p>388.999977362223</text:p>
          </table:table-cell>
          <table:table-cell/>
          <table:table-cell table:formula="of:=[.I214]+1" office:value-type="float" office:value="709" calcext:value-type="float">
            <text:p>709</text:p>
          </table:table-cell>
          <table:table-cell table:style-name="ce8" table:formula="of:=830*EXP(0.00392*([.$I215]-[.$I$7]))" office:value-type="float" office:value="1875.79097126324" calcext:value-type="float">
            <text:p>1876</text:p>
          </table:table-cell>
          <table:table-cell table:style-name="ce8" table:formula="of:=LN([.$J215]/116.455)/0.00392" office:value-type="float" office:value="709.000196045733" calcext:value-type="float">
            <text:p>709</text:p>
          </table:table-cell>
          <table:table-cell/>
          <table:table-cell table:formula="of:=[.M214]+1" office:value-type="float" office:value="1209" calcext:value-type="float">
            <text:p>1209</text:p>
          </table:table-cell>
          <table:table-cell table:formula="of:=5890*EXP(0.00256*([.$M215]-[.$M$7]))" office:value-type="float" office:value="10031.5587398748" calcext:value-type="float">
            <text:p>10,032</text:p>
          </table:table-cell>
          <table:table-cell table:formula="of:=LN([.$N215]/454.16)/0.00256" office:value-type="float" office:value="1209.00067100905" calcext:value-type="float">
            <text:p>1209</text:p>
          </table:table-cell>
          <table:table-cell/>
          <table:table-cell table:formula="of:=[.Q214]+1" office:value-type="float" office:value="2209" calcext:value-type="float">
            <text:p>2209</text:p>
          </table:table-cell>
          <table:table-cell table:formula="of:=76320*EXP(0.00189*([.$Q215]-[.$Q$7]))" office:value-type="float" office:value="113075.419709864" calcext:value-type="float">
            <text:p>113,075</text:p>
          </table:table-cell>
          <table:table-cell table:formula="of:=LN([.$R215]/1738.539)/0.00189" office:value-type="float" office:value="2208.99995862109" calcext:value-type="float">
            <text:p>220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5]+1" office:value-type="float" office:value="390" calcext:value-type="float">
            <text:p>390</text:p>
          </table:table-cell>
          <table:table-cell table:style-name="ce5" table:formula="of:=182*EXP(0.00472*([.$E216]-[.$E$7]))" office:value-type="float" office:value="488.08359239584" calcext:value-type="float">
            <text:p>488</text:p>
          </table:table-cell>
          <table:table-cell table:formula="of:=LN([.$F216]/77.4542)/0.00472" office:value-type="float" office:value="389.999977362223" calcext:value-type="float">
            <text:p>389.999977362223</text:p>
          </table:table-cell>
          <table:table-cell/>
          <table:table-cell table:formula="of:=[.I215]+1" office:value-type="float" office:value="710" calcext:value-type="float">
            <text:p>710</text:p>
          </table:table-cell>
          <table:table-cell table:style-name="ce8" table:formula="of:=830*EXP(0.00392*([.$I216]-[.$I$7]))" office:value-type="float" office:value="1883.15850279803" calcext:value-type="float">
            <text:p>1883</text:p>
          </table:table-cell>
          <table:table-cell table:style-name="ce8" table:formula="of:=LN([.$J216]/116.455)/0.00392" office:value-type="float" office:value="710.000196045733" calcext:value-type="float">
            <text:p>710</text:p>
          </table:table-cell>
          <table:table-cell/>
          <table:table-cell table:formula="of:=[.M215]+1" office:value-type="float" office:value="1210" calcext:value-type="float">
            <text:p>1210</text:p>
          </table:table-cell>
          <table:table-cell table:formula="of:=5890*EXP(0.00256*([.$M216]-[.$M$7]))" office:value-type="float" office:value="10057.2724297288" calcext:value-type="float">
            <text:p>10,057</text:p>
          </table:table-cell>
          <table:table-cell table:formula="of:=LN([.$N216]/454.16)/0.00256" office:value-type="float" office:value="1210.00067100905" calcext:value-type="float">
            <text:p>1210</text:p>
          </table:table-cell>
          <table:table-cell/>
          <table:table-cell table:formula="of:=[.Q215]+1" office:value-type="float" office:value="2210" calcext:value-type="float">
            <text:p>2210</text:p>
          </table:table-cell>
          <table:table-cell table:formula="of:=76320*EXP(0.00189*([.$Q216]-[.$Q$7]))" office:value-type="float" office:value="113289.334338763" calcext:value-type="float">
            <text:p>113,289</text:p>
          </table:table-cell>
          <table:table-cell table:formula="of:=LN([.$R216]/1738.539)/0.00189" office:value-type="float" office:value="2209.99995862109" calcext:value-type="float">
            <text:p>220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6]+1" office:value-type="float" office:value="391" calcext:value-type="float">
            <text:p>391</text:p>
          </table:table-cell>
          <table:table-cell table:style-name="ce5" table:formula="of:=182*EXP(0.00472*([.$E217]-[.$E$7]))" office:value-type="float" office:value="490.392792376798" calcext:value-type="float">
            <text:p>490</text:p>
          </table:table-cell>
          <table:table-cell table:formula="of:=LN([.$F217]/77.4542)/0.00472" office:value-type="float" office:value="390.999977362223" calcext:value-type="float">
            <text:p>390.999977362223</text:p>
          </table:table-cell>
          <table:table-cell/>
          <table:table-cell table:formula="of:=[.I216]+1" office:value-type="float" office:value="711" calcext:value-type="float">
            <text:p>711</text:p>
          </table:table-cell>
          <table:table-cell table:style-name="ce8" table:formula="of:=830*EXP(0.00392*([.$I217]-[.$I$7]))" office:value-type="float" office:value="1890.5549717367" calcext:value-type="float">
            <text:p>1891</text:p>
          </table:table-cell>
          <table:table-cell table:style-name="ce8" table:formula="of:=LN([.$J217]/116.455)/0.00392" office:value-type="float" office:value="711.000196045733" calcext:value-type="float">
            <text:p>711</text:p>
          </table:table-cell>
          <table:table-cell/>
          <table:table-cell table:formula="of:=[.M216]+1" office:value-type="float" office:value="1211" calcext:value-type="float">
            <text:p>1211</text:p>
          </table:table-cell>
          <table:table-cell table:formula="of:=5890*EXP(0.00256*([.$M217]-[.$M$7]))" office:value-type="float" office:value="10083.0520309594" calcext:value-type="float">
            <text:p>10,083</text:p>
          </table:table-cell>
          <table:table-cell table:formula="of:=LN([.$N217]/454.16)/0.00256" office:value-type="float" office:value="1211.00067100905" calcext:value-type="float">
            <text:p>1211</text:p>
          </table:table-cell>
          <table:table-cell/>
          <table:table-cell table:formula="of:=[.Q216]+1" office:value-type="float" office:value="2211" calcext:value-type="float">
            <text:p>2211</text:p>
          </table:table-cell>
          <table:table-cell table:formula="of:=76320*EXP(0.00189*([.$Q217]-[.$Q$7]))" office:value-type="float" office:value="113503.653648614" calcext:value-type="float">
            <text:p>113,504</text:p>
          </table:table-cell>
          <table:table-cell table:formula="of:=LN([.$R217]/1738.539)/0.00189" office:value-type="float" office:value="2210.99995862109" calcext:value-type="float">
            <text:p>221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7]+1" office:value-type="float" office:value="392" calcext:value-type="float">
            <text:p>392</text:p>
          </table:table-cell>
          <table:table-cell table:style-name="ce5" table:formula="of:=182*EXP(0.00472*([.$E218]-[.$E$7]))" office:value-type="float" office:value="492.712917544825" calcext:value-type="float">
            <text:p>493</text:p>
          </table:table-cell>
          <table:table-cell table:formula="of:=LN([.$F218]/77.4542)/0.00472" office:value-type="float" office:value="391.999977362223" calcext:value-type="float">
            <text:p>391.999977362223</text:p>
          </table:table-cell>
          <table:table-cell/>
          <table:table-cell table:formula="of:=[.I217]+1" office:value-type="float" office:value="712" calcext:value-type="float">
            <text:p>712</text:p>
          </table:table-cell>
          <table:table-cell table:style-name="ce8" table:formula="of:=830*EXP(0.00392*([.$I218]-[.$I$7]))" office:value-type="float" office:value="1897.98049173648" calcext:value-type="float">
            <text:p>1898</text:p>
          </table:table-cell>
          <table:table-cell table:style-name="ce8" table:formula="of:=LN([.$J218]/116.455)/0.00392" office:value-type="float" office:value="712.000196045733" calcext:value-type="float">
            <text:p>712</text:p>
          </table:table-cell>
          <table:table-cell/>
          <table:table-cell table:formula="of:=[.M217]+1" office:value-type="float" office:value="1212" calcext:value-type="float">
            <text:p>1212</text:p>
          </table:table-cell>
          <table:table-cell table:formula="of:=5890*EXP(0.00256*([.$M218]-[.$M$7]))" office:value-type="float" office:value="10108.8977125158" calcext:value-type="float">
            <text:p>10,109</text:p>
          </table:table-cell>
          <table:table-cell table:formula="of:=LN([.$N218]/454.16)/0.00256" office:value-type="float" office:value="1212.00067100905" calcext:value-type="float">
            <text:p>1212</text:p>
          </table:table-cell>
          <table:table-cell/>
          <table:table-cell table:formula="of:=[.Q217]+1" office:value-type="float" office:value="2212" calcext:value-type="float">
            <text:p>2212</text:p>
          </table:table-cell>
          <table:table-cell table:formula="of:=76320*EXP(0.00189*([.$Q218]-[.$Q$7]))" office:value-type="float" office:value="113718.378404986" calcext:value-type="float">
            <text:p>113,718</text:p>
          </table:table-cell>
          <table:table-cell table:formula="of:=LN([.$R218]/1738.539)/0.00189" office:value-type="float" office:value="2211.99995862109" calcext:value-type="float">
            <text:p>221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8]+1" office:value-type="float" office:value="393" calcext:value-type="float">
            <text:p>393</text:p>
          </table:table-cell>
          <table:table-cell table:style-name="ce5" table:formula="of:=182*EXP(0.00472*([.$E219]-[.$E$7]))" office:value-type="float" office:value="495.044019588693" calcext:value-type="float">
            <text:p>495</text:p>
          </table:table-cell>
          <table:table-cell table:formula="of:=LN([.$F219]/77.4542)/0.00472" office:value-type="float" office:value="392.999977362223" calcext:value-type="float">
            <text:p>392.999977362223</text:p>
          </table:table-cell>
          <table:table-cell/>
          <table:table-cell table:formula="of:=[.I218]+1" office:value-type="float" office:value="713" calcext:value-type="float">
            <text:p>713</text:p>
          </table:table-cell>
          <table:table-cell table:style-name="ce8" table:formula="of:=830*EXP(0.00392*([.$I219]-[.$I$7]))" office:value-type="float" office:value="1905.43517690104" calcext:value-type="float">
            <text:p>1905</text:p>
          </table:table-cell>
          <table:table-cell table:style-name="ce8" table:formula="of:=LN([.$J219]/116.455)/0.00392" office:value-type="float" office:value="713.000196045733" calcext:value-type="float">
            <text:p>713</text:p>
          </table:table-cell>
          <table:table-cell/>
          <table:table-cell table:formula="of:=[.M218]+1" office:value-type="float" office:value="1213" calcext:value-type="float">
            <text:p>1213</text:p>
          </table:table-cell>
          <table:table-cell table:formula="of:=5890*EXP(0.00256*([.$M219]-[.$M$7]))" office:value-type="float" office:value="10134.8096437805" calcext:value-type="float">
            <text:p>10,135</text:p>
          </table:table-cell>
          <table:table-cell table:formula="of:=LN([.$N219]/454.16)/0.00256" office:value-type="float" office:value="1213.00067100905" calcext:value-type="float">
            <text:p>1213</text:p>
          </table:table-cell>
          <table:table-cell/>
          <table:table-cell table:formula="of:=[.Q218]+1" office:value-type="float" office:value="2213" calcext:value-type="float">
            <text:p>2213</text:p>
          </table:table-cell>
          <table:table-cell table:formula="of:=76320*EXP(0.00189*([.$Q219]-[.$Q$7]))" office:value-type="float" office:value="113933.509374899" calcext:value-type="float">
            <text:p>113,934</text:p>
          </table:table-cell>
          <table:table-cell table:formula="of:=LN([.$R219]/1738.539)/0.00189" office:value-type="float" office:value="2212.99995862109" calcext:value-type="float">
            <text:p>221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19]+1" office:value-type="float" office:value="394" calcext:value-type="float">
            <text:p>394</text:p>
          </table:table-cell>
          <table:table-cell table:style-name="ce5" table:formula="of:=182*EXP(0.00472*([.$E220]-[.$E$7]))" office:value-type="float" office:value="497.386150441723" calcext:value-type="float">
            <text:p>497</text:p>
          </table:table-cell>
          <table:table-cell table:formula="of:=LN([.$F220]/77.4542)/0.00472" office:value-type="float" office:value="393.999977362223" calcext:value-type="float">
            <text:p>393.999977362223</text:p>
          </table:table-cell>
          <table:table-cell/>
          <table:table-cell table:formula="of:=[.I219]+1" office:value-type="float" office:value="714" calcext:value-type="float">
            <text:p>714</text:p>
          </table:table-cell>
          <table:table-cell table:style-name="ce8" table:formula="of:=830*EXP(0.00392*([.$I220]-[.$I$7]))" office:value-type="float" office:value="1912.91914178219" calcext:value-type="float">
            <text:p>1913</text:p>
          </table:table-cell>
          <table:table-cell table:style-name="ce8" table:formula="of:=LN([.$J220]/116.455)/0.00392" office:value-type="float" office:value="714.000196045733" calcext:value-type="float">
            <text:p>714</text:p>
          </table:table-cell>
          <table:table-cell/>
          <table:table-cell table:formula="of:=[.M219]+1" office:value-type="float" office:value="1214" calcext:value-type="float">
            <text:p>1214</text:p>
          </table:table-cell>
          <table:table-cell table:formula="of:=5890*EXP(0.00256*([.$M220]-[.$M$7]))" office:value-type="float" office:value="10160.78799457" calcext:value-type="float">
            <text:p>10,161</text:p>
          </table:table-cell>
          <table:table-cell table:formula="of:=LN([.$N220]/454.16)/0.00256" office:value-type="float" office:value="1214.00067100905" calcext:value-type="float">
            <text:p>1214</text:p>
          </table:table-cell>
          <table:table-cell/>
          <table:table-cell table:formula="of:=[.Q219]+1" office:value-type="float" office:value="2214" calcext:value-type="float">
            <text:p>2214</text:p>
          </table:table-cell>
          <table:table-cell table:formula="of:=76320*EXP(0.00189*([.$Q220]-[.$Q$7]))" office:value-type="float" office:value="114149.047326822" calcext:value-type="float">
            <text:p>114,149</text:p>
          </table:table-cell>
          <table:table-cell table:formula="of:=LN([.$R220]/1738.539)/0.00189" office:value-type="float" office:value="2213.99995862109" calcext:value-type="float">
            <text:p>221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0]+1" office:value-type="float" office:value="395" calcext:value-type="float">
            <text:p>395</text:p>
          </table:table-cell>
          <table:table-cell table:style-name="ce5" table:formula="of:=182*EXP(0.00472*([.$E221]-[.$E$7]))" office:value-type="float" office:value="499.739362282938" calcext:value-type="float">
            <text:p>500</text:p>
          </table:table-cell>
          <table:table-cell table:formula="of:=LN([.$F221]/77.4542)/0.00472" office:value-type="float" office:value="394.999977362223" calcext:value-type="float">
            <text:p>394.999977362223</text:p>
          </table:table-cell>
          <table:table-cell/>
          <table:table-cell table:formula="of:=[.I220]+1" office:value-type="float" office:value="715" calcext:value-type="float">
            <text:p>715</text:p>
          </table:table-cell>
          <table:table-cell table:style-name="ce8" table:formula="of:=830*EXP(0.00392*([.$I221]-[.$I$7]))" office:value-type="float" office:value="1920.43250138169" calcext:value-type="float">
            <text:p>1920</text:p>
          </table:table-cell>
          <table:table-cell table:style-name="ce8" table:formula="of:=LN([.$J221]/116.455)/0.00392" office:value-type="float" office:value="715.000196045733" calcext:value-type="float">
            <text:p>715</text:p>
          </table:table-cell>
          <table:table-cell/>
          <table:table-cell table:formula="of:=[.M220]+1" office:value-type="float" office:value="1215" calcext:value-type="float">
            <text:p>1215</text:p>
          </table:table-cell>
          <table:table-cell table:formula="of:=5890*EXP(0.00256*([.$M221]-[.$M$7]))" office:value-type="float" office:value="10186.832935136" calcext:value-type="float">
            <text:p>10,187</text:p>
          </table:table-cell>
          <table:table-cell table:formula="of:=LN([.$N221]/454.16)/0.00256" office:value-type="float" office:value="1215.00067100905" calcext:value-type="float">
            <text:p>1215</text:p>
          </table:table-cell>
          <table:table-cell/>
          <table:table-cell table:formula="of:=[.Q220]+1" office:value-type="float" office:value="2215" calcext:value-type="float">
            <text:p>2215</text:p>
          </table:table-cell>
          <table:table-cell table:formula="of:=76320*EXP(0.00189*([.$Q221]-[.$Q$7]))" office:value-type="float" office:value="114364.993030678" calcext:value-type="float">
            <text:p>114,365</text:p>
          </table:table-cell>
          <table:table-cell table:formula="of:=LN([.$R221]/1738.539)/0.00189" office:value-type="float" office:value="2214.99995862109" calcext:value-type="float">
            <text:p>221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1]+1" office:value-type="float" office:value="396" calcext:value-type="float">
            <text:p>396</text:p>
          </table:table-cell>
          <table:table-cell table:style-name="ce5" table:formula="of:=182*EXP(0.00472*([.$E222]-[.$E$7]))" office:value-type="float" office:value="502.103707538232" calcext:value-type="float">
            <text:p>502</text:p>
          </table:table-cell>
          <table:table-cell table:formula="of:=LN([.$F222]/77.4542)/0.00472" office:value-type="float" office:value="395.999977362223" calcext:value-type="float">
            <text:p>395.999977362223</text:p>
          </table:table-cell>
          <table:table-cell/>
          <table:table-cell table:formula="of:=[.I221]+1" office:value-type="float" office:value="716" calcext:value-type="float">
            <text:p>716</text:p>
          </table:table-cell>
          <table:table-cell table:style-name="ce8" table:formula="of:=830*EXP(0.00392*([.$I222]-[.$I$7]))" office:value-type="float" office:value="1927.97537115296" calcext:value-type="float">
            <text:p>1928</text:p>
          </table:table-cell>
          <table:table-cell table:style-name="ce8" table:formula="of:=LN([.$J222]/116.455)/0.00392" office:value-type="float" office:value="716.000196045733" calcext:value-type="float">
            <text:p>716</text:p>
          </table:table-cell>
          <table:table-cell/>
          <table:table-cell table:formula="of:=[.M221]+1" office:value-type="float" office:value="1216" calcext:value-type="float">
            <text:p>1216</text:p>
          </table:table-cell>
          <table:table-cell table:formula="of:=5890*EXP(0.00256*([.$M222]-[.$M$7]))" office:value-type="float" office:value="10212.9446361668" calcext:value-type="float">
            <text:p>10,213</text:p>
          </table:table-cell>
          <table:table-cell table:formula="of:=LN([.$N222]/454.16)/0.00256" office:value-type="float" office:value="1216.00067100905" calcext:value-type="float">
            <text:p>1216</text:p>
          </table:table-cell>
          <table:table-cell/>
          <table:table-cell table:formula="of:=[.Q221]+1" office:value-type="float" office:value="2216" calcext:value-type="float">
            <text:p>2216</text:p>
          </table:table-cell>
          <table:table-cell table:formula="of:=76320*EXP(0.00189*([.$Q222]-[.$Q$7]))" office:value-type="float" office:value="114581.347257848" calcext:value-type="float">
            <text:p>114,581</text:p>
          </table:table-cell>
          <table:table-cell table:formula="of:=LN([.$R222]/1738.539)/0.00189" office:value-type="float" office:value="2215.99995862109" calcext:value-type="float">
            <text:p>221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2]+1" office:value-type="float" office:value="397" calcext:value-type="float">
            <text:p>397</text:p>
          </table:table-cell>
          <table:table-cell table:style-name="ce5" table:formula="of:=182*EXP(0.00472*([.$E223]-[.$E$7]))" office:value-type="float" office:value="504.479238881531" calcext:value-type="float">
            <text:p>504</text:p>
          </table:table-cell>
          <table:table-cell table:formula="of:=LN([.$F223]/77.4542)/0.00472" office:value-type="float" office:value="396.999977362223" calcext:value-type="float">
            <text:p>396.999977362223</text:p>
          </table:table-cell>
          <table:table-cell/>
          <table:table-cell table:formula="of:=[.I222]+1" office:value-type="float" office:value="717" calcext:value-type="float">
            <text:p>717</text:p>
          </table:table-cell>
          <table:table-cell table:style-name="ce8" table:formula="of:=830*EXP(0.00392*([.$I223]-[.$I$7]))" office:value-type="float" office:value="1935.54786700292" calcext:value-type="float">
            <text:p>1936</text:p>
          </table:table-cell>
          <table:table-cell table:style-name="ce8" table:formula="of:=LN([.$J223]/116.455)/0.00392" office:value-type="float" office:value="717.000196045733" calcext:value-type="float">
            <text:p>717</text:p>
          </table:table-cell>
          <table:table-cell/>
          <table:table-cell table:formula="of:=[.M222]+1" office:value-type="float" office:value="1217" calcext:value-type="float">
            <text:p>1217</text:p>
          </table:table-cell>
          <table:table-cell table:formula="of:=5890*EXP(0.00256*([.$M223]-[.$M$7]))" office:value-type="float" office:value="10239.1232687881" calcext:value-type="float">
            <text:p>10,239</text:p>
          </table:table-cell>
          <table:table-cell table:formula="of:=LN([.$N223]/454.16)/0.00256" office:value-type="float" office:value="1217.00067100905" calcext:value-type="float">
            <text:p>1217</text:p>
          </table:table-cell>
          <table:table-cell/>
          <table:table-cell table:formula="of:=[.Q222]+1" office:value-type="float" office:value="2217" calcext:value-type="float">
            <text:p>2217</text:p>
          </table:table-cell>
          <table:table-cell table:formula="of:=76320*EXP(0.00189*([.$Q223]-[.$Q$7]))" office:value-type="float" office:value="114798.110781169" calcext:value-type="float">
            <text:p>114,798</text:p>
          </table:table-cell>
          <table:table-cell table:formula="of:=LN([.$R223]/1738.539)/0.00189" office:value-type="float" office:value="2216.99995862109" calcext:value-type="float">
            <text:p>221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3]+1" office:value-type="float" office:value="398" calcext:value-type="float">
            <text:p>398</text:p>
          </table:table-cell>
          <table:table-cell table:style-name="ce5" table:formula="of:=182*EXP(0.00472*([.$E224]-[.$E$7]))" office:value-type="float" office:value="506.866009235971" calcext:value-type="float">
            <text:p>507</text:p>
          </table:table-cell>
          <table:table-cell table:formula="of:=LN([.$F224]/77.4542)/0.00472" office:value-type="float" office:value="397.999977362223" calcext:value-type="float">
            <text:p>397.999977362223</text:p>
          </table:table-cell>
          <table:table-cell/>
          <table:table-cell table:formula="of:=[.I223]+1" office:value-type="float" office:value="718" calcext:value-type="float">
            <text:p>718</text:p>
          </table:table-cell>
          <table:table-cell table:style-name="ce8" table:formula="of:=830*EXP(0.00392*([.$I224]-[.$I$7]))" office:value-type="float" office:value="1943.1501052937" calcext:value-type="float">
            <text:p>1943</text:p>
          </table:table-cell>
          <table:table-cell table:style-name="ce8" table:formula="of:=LN([.$J224]/116.455)/0.00392" office:value-type="float" office:value="718.000196045733" calcext:value-type="float">
            <text:p>718</text:p>
          </table:table-cell>
          <table:table-cell/>
          <table:table-cell table:formula="of:=[.M223]+1" office:value-type="float" office:value="1218" calcext:value-type="float">
            <text:p>1218</text:p>
          </table:table-cell>
          <table:table-cell table:formula="of:=5890*EXP(0.00256*([.$M224]-[.$M$7]))" office:value-type="float" office:value="10265.3690045643" calcext:value-type="float">
            <text:p>10,265</text:p>
          </table:table-cell>
          <table:table-cell table:formula="of:=LN([.$N224]/454.16)/0.00256" office:value-type="float" office:value="1218.00067100905" calcext:value-type="float">
            <text:p>1218</text:p>
          </table:table-cell>
          <table:table-cell/>
          <table:table-cell table:formula="of:=[.Q223]+1" office:value-type="float" office:value="2218" calcext:value-type="float">
            <text:p>2218</text:p>
          </table:table-cell>
          <table:table-cell table:formula="of:=76320*EXP(0.00189*([.$Q224]-[.$Q$7]))" office:value-type="float" office:value="115015.284374945" calcext:value-type="float">
            <text:p>115,015</text:p>
          </table:table-cell>
          <table:table-cell table:formula="of:=LN([.$R224]/1738.539)/0.00189" office:value-type="float" office:value="2217.99995862109" calcext:value-type="float">
            <text:p>221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4]+1" office:value-type="float" office:value="399" calcext:value-type="float">
            <text:p>399</text:p>
          </table:table-cell>
          <table:table-cell table:style-name="ce5" table:formula="of:=182*EXP(0.00472*([.$E225]-[.$E$7]))" office:value-type="float" office:value="509.264071775076" calcext:value-type="float">
            <text:p>509</text:p>
          </table:table-cell>
          <table:table-cell table:formula="of:=LN([.$F225]/77.4542)/0.00472" office:value-type="float" office:value="398.999977362223" calcext:value-type="float">
            <text:p>398.999977362223</text:p>
          </table:table-cell>
          <table:table-cell/>
          <table:table-cell table:formula="of:=[.I224]+1" office:value-type="float" office:value="719" calcext:value-type="float">
            <text:p>719</text:p>
          </table:table-cell>
          <table:table-cell table:style-name="ce8" table:formula="of:=830*EXP(0.00392*([.$I225]-[.$I$7]))" office:value-type="float" office:value="1950.7822028445" calcext:value-type="float">
            <text:p>1951</text:p>
          </table:table-cell>
          <table:table-cell table:style-name="ce8" table:formula="of:=LN([.$J225]/116.455)/0.00392" office:value-type="float" office:value="719.000196045733" calcext:value-type="float">
            <text:p>719</text:p>
          </table:table-cell>
          <table:table-cell/>
          <table:table-cell table:formula="of:=[.M224]+1" office:value-type="float" office:value="1219" calcext:value-type="float">
            <text:p>1219</text:p>
          </table:table-cell>
          <table:table-cell table:formula="of:=5890*EXP(0.00256*([.$M225]-[.$M$7]))" office:value-type="float" office:value="10291.6820154996" calcext:value-type="float">
            <text:p>10,292</text:p>
          </table:table-cell>
          <table:table-cell table:formula="of:=LN([.$N225]/454.16)/0.00256" office:value-type="float" office:value="1219.00067100905" calcext:value-type="float">
            <text:p>1219</text:p>
          </table:table-cell>
          <table:table-cell/>
          <table:table-cell table:formula="of:=[.Q224]+1" office:value-type="float" office:value="2219" calcext:value-type="float">
            <text:p>2219</text:p>
          </table:table-cell>
          <table:table-cell table:formula="of:=76320*EXP(0.00189*([.$Q225]-[.$Q$7]))" office:value-type="float" office:value="115232.86881494" calcext:value-type="float">
            <text:p>115,233</text:p>
          </table:table-cell>
          <table:table-cell table:formula="of:=LN([.$R225]/1738.539)/0.00189" office:value-type="float" office:value="2218.99995862109" calcext:value-type="float">
            <text:p>221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5]+1" office:value-type="float" office:value="400" calcext:value-type="float">
            <text:p>400</text:p>
          </table:table-cell>
          <table:table-cell table:style-name="ce5" table:formula="of:=182*EXP(0.00472*([.$E226]-[.$E$7]))" office:value-type="float" office:value="511.673479923941" calcext:value-type="float">
            <text:p>512</text:p>
          </table:table-cell>
          <table:table-cell table:formula="of:=LN([.$F226]/77.4542)/0.00472" office:value-type="float" office:value="399.999977362223" calcext:value-type="float">
            <text:p>399.999977362223</text:p>
          </table:table-cell>
          <table:table-cell/>
          <table:table-cell table:formula="of:=[.I225]+1" office:value-type="float" office:value="720" calcext:value-type="float">
            <text:p>720</text:p>
          </table:table-cell>
          <table:table-cell table:style-name="ce8" table:formula="of:=830*EXP(0.00392*([.$I226]-[.$I$7]))" office:value-type="float" office:value="1958.44427693333" calcext:value-type="float">
            <text:p>1958</text:p>
          </table:table-cell>
          <table:table-cell table:style-name="ce8" table:formula="of:=LN([.$J226]/116.455)/0.00392" office:value-type="float" office:value="720.000196045733" calcext:value-type="float">
            <text:p>720</text:p>
          </table:table-cell>
          <table:table-cell/>
          <table:table-cell table:formula="of:=[.M225]+1" office:value-type="float" office:value="1220" calcext:value-type="float">
            <text:p>1220</text:p>
          </table:table-cell>
          <table:table-cell table:formula="of:=5890*EXP(0.00256*([.$M226]-[.$M$7]))" office:value-type="float" office:value="10318.062474039" calcext:value-type="float">
            <text:p>10,318</text:p>
          </table:table-cell>
          <table:table-cell table:formula="of:=LN([.$N226]/454.16)/0.00256" office:value-type="float" office:value="1220.00067100905" calcext:value-type="float">
            <text:p>1220</text:p>
          </table:table-cell>
          <table:table-cell/>
          <table:table-cell table:formula="of:=[.Q225]+1" office:value-type="float" office:value="2220" calcext:value-type="float">
            <text:p>2220</text:p>
          </table:table-cell>
          <table:table-cell table:formula="of:=76320*EXP(0.00189*([.$Q226]-[.$Q$7]))" office:value-type="float" office:value="115450.864878388" calcext:value-type="float">
            <text:p>115,451</text:p>
          </table:table-cell>
          <table:table-cell table:formula="of:=LN([.$R226]/1738.539)/0.00189" office:value-type="float" office:value="2219.99995862109" calcext:value-type="float">
            <text:p>221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6]+1" office:value-type="float" office:value="401" calcext:value-type="float">
            <text:p>401</text:p>
          </table:table-cell>
          <table:table-cell table:style-name="ce5" table:formula="of:=182*EXP(0.00472*([.$E227]-[.$E$7]))" office:value-type="float" office:value="514.094287360424" calcext:value-type="float">
            <text:p>514</text:p>
          </table:table-cell>
          <table:table-cell table:formula="of:=LN([.$F227]/77.4542)/0.00472" office:value-type="float" office:value="400.999977362223" calcext:value-type="float">
            <text:p>400.999977362223</text:p>
          </table:table-cell>
          <table:table-cell/>
          <table:table-cell table:formula="of:=[.I226]+1" office:value-type="float" office:value="721" calcext:value-type="float">
            <text:p>721</text:p>
          </table:table-cell>
          <table:table-cell table:style-name="ce8" table:formula="of:=830*EXP(0.00392*([.$I227]-[.$I$7]))" office:value-type="float" office:value="1966.13644529883" calcext:value-type="float">
            <text:p>1966</text:p>
          </table:table-cell>
          <table:table-cell table:style-name="ce8" table:formula="of:=LN([.$J227]/116.455)/0.00392" office:value-type="float" office:value="721.000196045733" calcext:value-type="float">
            <text:p>721</text:p>
          </table:table-cell>
          <table:table-cell/>
          <table:table-cell table:formula="of:=[.M226]+1" office:value-type="float" office:value="1221" calcext:value-type="float">
            <text:p>1221</text:p>
          </table:table-cell>
          <table:table-cell table:formula="of:=5890*EXP(0.00256*([.$M227]-[.$M$7]))" office:value-type="float" office:value="10344.5105530695" calcext:value-type="float">
            <text:p>10,345</text:p>
          </table:table-cell>
          <table:table-cell table:formula="of:=LN([.$N227]/454.16)/0.00256" office:value-type="float" office:value="1221.00067100905" calcext:value-type="float">
            <text:p>1221</text:p>
          </table:table-cell>
          <table:table-cell/>
          <table:table-cell table:formula="of:=[.Q226]+1" office:value-type="float" office:value="2221" calcext:value-type="float">
            <text:p>2221</text:p>
          </table:table-cell>
          <table:table-cell table:formula="of:=76320*EXP(0.00189*([.$Q227]-[.$Q$7]))" office:value-type="float" office:value="115669.273343993" calcext:value-type="float">
            <text:p>115,669</text:p>
          </table:table-cell>
          <table:table-cell table:formula="of:=LN([.$R227]/1738.539)/0.00189" office:value-type="float" office:value="2220.99995862109" calcext:value-type="float">
            <text:p>222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7]+1" office:value-type="float" office:value="402" calcext:value-type="float">
            <text:p>402</text:p>
          </table:table-cell>
          <table:table-cell table:style-name="ce5" table:formula="of:=182*EXP(0.00472*([.$E228]-[.$E$7]))" office:value-type="float" office:value="516.526548016342" calcext:value-type="float">
            <text:p>517</text:p>
          </table:table-cell>
          <table:table-cell table:formula="of:=LN([.$F228]/77.4542)/0.00472" office:value-type="float" office:value="401.999977362223" calcext:value-type="float">
            <text:p>401.999977362223</text:p>
          </table:table-cell>
          <table:table-cell/>
          <table:table-cell table:formula="of:=[.I227]+1" office:value-type="float" office:value="722" calcext:value-type="float">
            <text:p>722</text:p>
          </table:table-cell>
          <table:table-cell table:style-name="ce8" table:formula="of:=830*EXP(0.00392*([.$I228]-[.$I$7]))" office:value-type="float" office:value="1973.85882614209" calcext:value-type="float">
            <text:p>1974</text:p>
          </table:table-cell>
          <table:table-cell table:style-name="ce8" table:formula="of:=LN([.$J228]/116.455)/0.00392" office:value-type="float" office:value="722.000196045733" calcext:value-type="float">
            <text:p>722</text:p>
          </table:table-cell>
          <table:table-cell/>
          <table:table-cell table:formula="of:=[.M227]+1" office:value-type="float" office:value="1222" calcext:value-type="float">
            <text:p>1222</text:p>
          </table:table-cell>
          <table:table-cell table:formula="of:=5890*EXP(0.00256*([.$M228]-[.$M$7]))" office:value-type="float" office:value="10371.0264259214" calcext:value-type="float">
            <text:p>10,371</text:p>
          </table:table-cell>
          <table:table-cell table:formula="of:=LN([.$N228]/454.16)/0.00256" office:value-type="float" office:value="1222.00067100905" calcext:value-type="float">
            <text:p>1222</text:p>
          </table:table-cell>
          <table:table-cell/>
          <table:table-cell table:formula="of:=[.Q227]+1" office:value-type="float" office:value="2222" calcext:value-type="float">
            <text:p>2222</text:p>
          </table:table-cell>
          <table:table-cell table:formula="of:=76320*EXP(0.00189*([.$Q228]-[.$Q$7]))" office:value-type="float" office:value="115888.094991933" calcext:value-type="float">
            <text:p>115,888</text:p>
          </table:table-cell>
          <table:table-cell table:formula="of:=LN([.$R228]/1738.539)/0.00189" office:value-type="float" office:value="2221.99995862109" calcext:value-type="float">
            <text:p>222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8]+1" office:value-type="float" office:value="403" calcext:value-type="float">
            <text:p>403</text:p>
          </table:table-cell>
          <table:table-cell table:style-name="ce5" table:formula="of:=182*EXP(0.00472*([.$E229]-[.$E$7]))" office:value-type="float" office:value="518.970316078671" calcext:value-type="float">
            <text:p>519</text:p>
          </table:table-cell>
          <table:table-cell table:formula="of:=LN([.$F229]/77.4542)/0.00472" office:value-type="float" office:value="402.999977362223" calcext:value-type="float">
            <text:p>402.999977362223</text:p>
          </table:table-cell>
          <table:table-cell/>
          <table:table-cell table:formula="of:=[.I228]+1" office:value-type="float" office:value="723" calcext:value-type="float">
            <text:p>723</text:p>
          </table:table-cell>
          <table:table-cell table:style-name="ce8" table:formula="of:=830*EXP(0.00392*([.$I229]-[.$I$7]))" office:value-type="float" office:value="1981.61153812845" calcext:value-type="float">
            <text:p>1982</text:p>
          </table:table-cell>
          <table:table-cell table:style-name="ce8" table:formula="of:=LN([.$J229]/116.455)/0.00392" office:value-type="float" office:value="723.000196045733" calcext:value-type="float">
            <text:p>723</text:p>
          </table:table-cell>
          <table:table-cell/>
          <table:table-cell table:formula="of:=[.M228]+1" office:value-type="float" office:value="1223" calcext:value-type="float">
            <text:p>1223</text:p>
          </table:table-cell>
          <table:table-cell table:formula="of:=5890*EXP(0.00256*([.$M229]-[.$M$7]))" office:value-type="float" office:value="10397.6102663692" calcext:value-type="float">
            <text:p>10,398</text:p>
          </table:table-cell>
          <table:table-cell table:formula="of:=LN([.$N229]/454.16)/0.00256" office:value-type="float" office:value="1223.00067100905" calcext:value-type="float">
            <text:p>1223</text:p>
          </table:table-cell>
          <table:table-cell/>
          <table:table-cell table:formula="of:=[.Q228]+1" office:value-type="float" office:value="2223" calcext:value-type="float">
            <text:p>2223</text:p>
          </table:table-cell>
          <table:table-cell table:formula="of:=76320*EXP(0.00189*([.$Q229]-[.$Q$7]))" office:value-type="float" office:value="116107.33060386" calcext:value-type="float">
            <text:p>116,107</text:p>
          </table:table-cell>
          <table:table-cell table:formula="of:=LN([.$R229]/1738.539)/0.00189" office:value-type="float" office:value="2222.99995862109" calcext:value-type="float">
            <text:p>222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29]+1" office:value-type="float" office:value="404" calcext:value-type="float">
            <text:p>404</text:p>
          </table:table-cell>
          <table:table-cell table:style-name="ce5" table:formula="of:=182*EXP(0.00472*([.$E230]-[.$E$7]))" office:value-type="float" office:value="521.425645990755" calcext:value-type="float">
            <text:p>521</text:p>
          </table:table-cell>
          <table:table-cell table:formula="of:=LN([.$F230]/77.4542)/0.00472" office:value-type="float" office:value="403.999977362223" calcext:value-type="float">
            <text:p>403.999977362223</text:p>
          </table:table-cell>
          <table:table-cell/>
          <table:table-cell table:formula="of:=[.I229]+1" office:value-type="float" office:value="724" calcext:value-type="float">
            <text:p>724</text:p>
          </table:table-cell>
          <table:table-cell table:style-name="ce8" table:formula="of:=830*EXP(0.00392*([.$I230]-[.$I$7]))" office:value-type="float" office:value="1989.39470038935" calcext:value-type="float">
            <text:p>1989</text:p>
          </table:table-cell>
          <table:table-cell table:style-name="ce8" table:formula="of:=LN([.$J230]/116.455)/0.00392" office:value-type="float" office:value="724.000196045733" calcext:value-type="float">
            <text:p>724</text:p>
          </table:table-cell>
          <table:table-cell/>
          <table:table-cell table:formula="of:=[.M229]+1" office:value-type="float" office:value="1224" calcext:value-type="float">
            <text:p>1224</text:p>
          </table:table-cell>
          <table:table-cell table:formula="of:=5890*EXP(0.00256*([.$M230]-[.$M$7]))" office:value-type="float" office:value="10424.2622486329" calcext:value-type="float">
            <text:p>10,424</text:p>
          </table:table-cell>
          <table:table-cell table:formula="of:=LN([.$N230]/454.16)/0.00256" office:value-type="float" office:value="1224.00067100905" calcext:value-type="float">
            <text:p>1224</text:p>
          </table:table-cell>
          <table:table-cell/>
          <table:table-cell table:formula="of:=[.Q229]+1" office:value-type="float" office:value="2224" calcext:value-type="float">
            <text:p>2224</text:p>
          </table:table-cell>
          <table:table-cell table:formula="of:=76320*EXP(0.00189*([.$Q230]-[.$Q$7]))" office:value-type="float" office:value="116326.980962906" calcext:value-type="float">
            <text:p>116,327</text:p>
          </table:table-cell>
          <table:table-cell table:formula="of:=LN([.$R230]/1738.539)/0.00189" office:value-type="float" office:value="2223.99995862109" calcext:value-type="float">
            <text:p>222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0]+1" office:value-type="float" office:value="405" calcext:value-type="float">
            <text:p>405</text:p>
          </table:table-cell>
          <table:table-cell table:style-name="ce5" table:formula="of:=182*EXP(0.00472*([.$E231]-[.$E$7]))" office:value-type="float" office:value="523.892592453516" calcext:value-type="float">
            <text:p>524</text:p>
          </table:table-cell>
          <table:table-cell table:formula="of:=LN([.$F231]/77.4542)/0.00472" office:value-type="float" office:value="404.999977362223" calcext:value-type="float">
            <text:p>404.999977362223</text:p>
          </table:table-cell>
          <table:table-cell/>
          <table:table-cell table:formula="of:=[.I230]+1" office:value-type="float" office:value="725" calcext:value-type="float">
            <text:p>725</text:p>
          </table:table-cell>
          <table:table-cell table:style-name="ce8" table:formula="of:=830*EXP(0.00392*([.$I231]-[.$I$7]))" office:value-type="float" office:value="1997.20843252412" calcext:value-type="float">
            <text:p>1997</text:p>
          </table:table-cell>
          <table:table-cell table:style-name="ce8" table:formula="of:=LN([.$J231]/116.455)/0.00392" office:value-type="float" office:value="725.000196045733" calcext:value-type="float">
            <text:p>725</text:p>
          </table:table-cell>
          <table:table-cell/>
          <table:table-cell table:formula="of:=[.M230]+1" office:value-type="float" office:value="1225" calcext:value-type="float">
            <text:p>1225</text:p>
          </table:table-cell>
          <table:table-cell table:formula="of:=5890*EXP(0.00256*([.$M231]-[.$M$7]))" office:value-type="float" office:value="10450.9825473789" calcext:value-type="float">
            <text:p>10,451</text:p>
          </table:table-cell>
          <table:table-cell table:formula="of:=LN([.$N231]/454.16)/0.00256" office:value-type="float" office:value="1225.00067100905" calcext:value-type="float">
            <text:p>1225</text:p>
          </table:table-cell>
          <table:table-cell/>
          <table:table-cell table:formula="of:=[.Q230]+1" office:value-type="float" office:value="2225" calcext:value-type="float">
            <text:p>2225</text:p>
          </table:table-cell>
          <table:table-cell table:formula="of:=76320*EXP(0.00189*([.$Q231]-[.$Q$7]))" office:value-type="float" office:value="116547.046853685" calcext:value-type="float">
            <text:p>116,547</text:p>
          </table:table-cell>
          <table:table-cell table:formula="of:=LN([.$R231]/1738.539)/0.00189" office:value-type="float" office:value="2224.99995862109" calcext:value-type="float">
            <text:p>222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1]+1" office:value-type="float" office:value="406" calcext:value-type="float">
            <text:p>406</text:p>
          </table:table-cell>
          <table:table-cell table:style-name="ce5" table:formula="of:=182*EXP(0.00472*([.$E232]-[.$E$7]))" office:value-type="float" office:value="526.371210426678" calcext:value-type="float">
            <text:p>526</text:p>
          </table:table-cell>
          <table:table-cell table:formula="of:=LN([.$F232]/77.4542)/0.00472" office:value-type="float" office:value="405.999977362223" calcext:value-type="float">
            <text:p>405.999977362223</text:p>
          </table:table-cell>
          <table:table-cell/>
          <table:table-cell table:formula="of:=[.I231]+1" office:value-type="float" office:value="726" calcext:value-type="float">
            <text:p>726</text:p>
          </table:table-cell>
          <table:table-cell table:style-name="ce8" table:formula="of:=830*EXP(0.00392*([.$I232]-[.$I$7]))" office:value-type="float" office:value="2005.05285460185" calcext:value-type="float">
            <text:p>2005</text:p>
          </table:table-cell>
          <table:table-cell table:style-name="ce8" table:formula="of:=LN([.$J232]/116.455)/0.00392" office:value-type="float" office:value="726.000196045733" calcext:value-type="float">
            <text:p>726</text:p>
          </table:table-cell>
          <table:table-cell/>
          <table:table-cell table:formula="of:=[.M231]+1" office:value-type="float" office:value="1226" calcext:value-type="float">
            <text:p>1226</text:p>
          </table:table-cell>
          <table:table-cell table:formula="of:=5890*EXP(0.00256*([.$M232]-[.$M$7]))" office:value-type="float" office:value="10477.7713377216" calcext:value-type="float">
            <text:p>10,478</text:p>
          </table:table-cell>
          <table:table-cell table:formula="of:=LN([.$N232]/454.16)/0.00256" office:value-type="float" office:value="1226.00067100905" calcext:value-type="float">
            <text:p>1226</text:p>
          </table:table-cell>
          <table:table-cell/>
          <table:table-cell table:formula="of:=[.Q231]+1" office:value-type="float" office:value="2226" calcext:value-type="float">
            <text:p>2226</text:p>
          </table:table-cell>
          <table:table-cell table:formula="of:=76320*EXP(0.00189*([.$Q232]-[.$Q$7]))" office:value-type="float" office:value="116767.529062293" calcext:value-type="float">
            <text:p>116,768</text:p>
          </table:table-cell>
          <table:table-cell table:formula="of:=LN([.$R232]/1738.539)/0.00189" office:value-type="float" office:value="2225.99995862109" calcext:value-type="float">
            <text:p>222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2]+1" office:value-type="float" office:value="407" calcext:value-type="float">
            <text:p>407</text:p>
          </table:table-cell>
          <table:table-cell table:style-name="ce5" table:formula="of:=182*EXP(0.00472*([.$E233]-[.$E$7]))" office:value-type="float" office:value="528.861555129986" calcext:value-type="float">
            <text:p>529</text:p>
          </table:table-cell>
          <table:table-cell table:formula="of:=LN([.$F233]/77.4542)/0.00472" office:value-type="float" office:value="406.999977362223" calcext:value-type="float">
            <text:p>406.999977362223</text:p>
          </table:table-cell>
          <table:table-cell/>
          <table:table-cell table:formula="of:=[.I232]+1" office:value-type="float" office:value="727" calcext:value-type="float">
            <text:p>727</text:p>
          </table:table-cell>
          <table:table-cell table:style-name="ce8" table:formula="of:=830*EXP(0.00392*([.$I233]-[.$I$7]))" office:value-type="float" office:value="2012.92808716321" calcext:value-type="float">
            <text:p>2013</text:p>
          </table:table-cell>
          <table:table-cell table:style-name="ce8" table:formula="of:=LN([.$J233]/116.455)/0.00392" office:value-type="float" office:value="727.000196045733" calcext:value-type="float">
            <text:p>727</text:p>
          </table:table-cell>
          <table:table-cell/>
          <table:table-cell table:formula="of:=[.M232]+1" office:value-type="float" office:value="1227" calcext:value-type="float">
            <text:p>1227</text:p>
          </table:table-cell>
          <table:table-cell table:formula="of:=5890*EXP(0.00256*([.$M233]-[.$M$7]))" office:value-type="float" office:value="10504.628795224" calcext:value-type="float">
            <text:p>10,505</text:p>
          </table:table-cell>
          <table:table-cell table:formula="of:=LN([.$N233]/454.16)/0.00256" office:value-type="float" office:value="1227.00067100905" calcext:value-type="float">
            <text:p>1227</text:p>
          </table:table-cell>
          <table:table-cell/>
          <table:table-cell table:formula="of:=[.Q232]+1" office:value-type="float" office:value="2227" calcext:value-type="float">
            <text:p>2227</text:p>
          </table:table-cell>
          <table:table-cell table:formula="of:=76320*EXP(0.00189*([.$Q233]-[.$Q$7]))" office:value-type="float" office:value="116988.428376317" calcext:value-type="float">
            <text:p>116,988</text:p>
          </table:table-cell>
          <table:table-cell table:formula="of:=LN([.$R233]/1738.539)/0.00189" office:value-type="float" office:value="2226.99995862109" calcext:value-type="float">
            <text:p>222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3]+1" office:value-type="float" office:value="408" calcext:value-type="float">
            <text:p>408</text:p>
          </table:table-cell>
          <table:table-cell table:style-name="ce5" table:formula="of:=182*EXP(0.00472*([.$E234]-[.$E$7]))" office:value-type="float" office:value="531.363682044437" calcext:value-type="float">
            <text:p>531</text:p>
          </table:table-cell>
          <table:table-cell table:formula="of:=LN([.$F234]/77.4542)/0.00472" office:value-type="float" office:value="407.999977362223" calcext:value-type="float">
            <text:p>407.999977362223</text:p>
          </table:table-cell>
          <table:table-cell/>
          <table:table-cell table:formula="of:=[.I233]+1" office:value-type="float" office:value="728" calcext:value-type="float">
            <text:p>728</text:p>
          </table:table-cell>
          <table:table-cell table:style-name="ce8" table:formula="of:=830*EXP(0.00392*([.$I234]-[.$I$7]))" office:value-type="float" office:value="2020.83425122234" calcext:value-type="float">
            <text:p>2021</text:p>
          </table:table-cell>
          <table:table-cell table:style-name="ce8" table:formula="of:=LN([.$J234]/116.455)/0.00392" office:value-type="float" office:value="728.000196045733" calcext:value-type="float">
            <text:p>728</text:p>
          </table:table-cell>
          <table:table-cell/>
          <table:table-cell table:formula="of:=[.M233]+1" office:value-type="float" office:value="1228" calcext:value-type="float">
            <text:p>1228</text:p>
          </table:table-cell>
          <table:table-cell table:formula="of:=5890*EXP(0.00256*([.$M234]-[.$M$7]))" office:value-type="float" office:value="10531.5550958993" calcext:value-type="float">
            <text:p>10,532</text:p>
          </table:table-cell>
          <table:table-cell table:formula="of:=LN([.$N234]/454.16)/0.00256" office:value-type="float" office:value="1228.00067100905" calcext:value-type="float">
            <text:p>1228</text:p>
          </table:table-cell>
          <table:table-cell/>
          <table:table-cell table:formula="of:=[.Q233]+1" office:value-type="float" office:value="2228" calcext:value-type="float">
            <text:p>2228</text:p>
          </table:table-cell>
          <table:table-cell table:formula="of:=76320*EXP(0.00189*([.$Q234]-[.$Q$7]))" office:value-type="float" office:value="117209.745584829" calcext:value-type="float">
            <text:p>117,210</text:p>
          </table:table-cell>
          <table:table-cell table:formula="of:=LN([.$R234]/1738.539)/0.00189" office:value-type="float" office:value="2227.99995862109" calcext:value-type="float">
            <text:p>222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4]+1" office:value-type="float" office:value="409" calcext:value-type="float">
            <text:p>409</text:p>
          </table:table-cell>
          <table:table-cell table:style-name="ce5" table:formula="of:=182*EXP(0.00472*([.$E235]-[.$E$7]))" office:value-type="float" office:value="533.87764691352" calcext:value-type="float">
            <text:p>534</text:p>
          </table:table-cell>
          <table:table-cell table:formula="of:=LN([.$F235]/77.4542)/0.00472" office:value-type="float" office:value="408.999977362223" calcext:value-type="float">
            <text:p>408.999977362223</text:p>
          </table:table-cell>
          <table:table-cell/>
          <table:table-cell table:formula="of:=[.I234]+1" office:value-type="float" office:value="729" calcext:value-type="float">
            <text:p>729</text:p>
          </table:table-cell>
          <table:table-cell table:style-name="ce8" table:formula="of:=830*EXP(0.00392*([.$I235]-[.$I$7]))" office:value-type="float" office:value="2028.77146826868" calcext:value-type="float">
            <text:p>2029</text:p>
          </table:table-cell>
          <table:table-cell table:style-name="ce8" table:formula="of:=LN([.$J235]/116.455)/0.00392" office:value-type="float" office:value="729.000196045733" calcext:value-type="float">
            <text:p>729</text:p>
          </table:table-cell>
          <table:table-cell/>
          <table:table-cell table:formula="of:=[.M234]+1" office:value-type="float" office:value="1229" calcext:value-type="float">
            <text:p>1229</text:p>
          </table:table-cell>
          <table:table-cell table:formula="of:=5890*EXP(0.00256*([.$M235]-[.$M$7]))" office:value-type="float" office:value="10558.5504162118" calcext:value-type="float">
            <text:p>10,559</text:p>
          </table:table-cell>
          <table:table-cell table:formula="of:=LN([.$N235]/454.16)/0.00256" office:value-type="float" office:value="1229.00067100905" calcext:value-type="float">
            <text:p>1229</text:p>
          </table:table-cell>
          <table:table-cell/>
          <table:table-cell table:formula="of:=[.Q234]+1" office:value-type="float" office:value="2229" calcext:value-type="float">
            <text:p>2229</text:p>
          </table:table-cell>
          <table:table-cell table:formula="of:=76320*EXP(0.00189*([.$Q235]-[.$Q$7]))" office:value-type="float" office:value="117431.481478399" calcext:value-type="float">
            <text:p>117,431</text:p>
          </table:table-cell>
          <table:table-cell table:formula="of:=LN([.$R235]/1738.539)/0.00189" office:value-type="float" office:value="2228.99995862109" calcext:value-type="float">
            <text:p>222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5]+1" office:value-type="float" office:value="410" calcext:value-type="float">
            <text:p>410</text:p>
          </table:table-cell>
          <table:table-cell table:style-name="ce5" table:formula="of:=182*EXP(0.00472*([.$E236]-[.$E$7]))" office:value-type="float" office:value="536.403505744454" calcext:value-type="float">
            <text:p>536</text:p>
          </table:table-cell>
          <table:table-cell table:formula="of:=LN([.$F236]/77.4542)/0.00472" office:value-type="float" office:value="409.999977362223" calcext:value-type="float">
            <text:p>409.999977362223</text:p>
          </table:table-cell>
          <table:table-cell/>
          <table:table-cell table:formula="of:=[.I235]+1" office:value-type="float" office:value="730" calcext:value-type="float">
            <text:p>730</text:p>
          </table:table-cell>
          <table:table-cell table:style-name="ce8" table:formula="of:=830*EXP(0.00392*([.$I236]-[.$I$7]))" office:value-type="float" office:value="2036.73986026882" calcext:value-type="float">
            <text:p>2037</text:p>
          </table:table-cell>
          <table:table-cell table:style-name="ce8" table:formula="of:=LN([.$J236]/116.455)/0.00392" office:value-type="float" office:value="730.000196045733" calcext:value-type="float">
            <text:p>730</text:p>
          </table:table-cell>
          <table:table-cell/>
          <table:table-cell table:formula="of:=[.M235]+1" office:value-type="float" office:value="1230" calcext:value-type="float">
            <text:p>1230</text:p>
          </table:table-cell>
          <table:table-cell table:formula="of:=5890*EXP(0.00256*([.$M236]-[.$M$7]))" office:value-type="float" office:value="10585.614933078" calcext:value-type="float">
            <text:p>10,586</text:p>
          </table:table-cell>
          <table:table-cell table:formula="of:=LN([.$N236]/454.16)/0.00256" office:value-type="float" office:value="1230.00067100905" calcext:value-type="float">
            <text:p>1230</text:p>
          </table:table-cell>
          <table:table-cell/>
          <table:table-cell table:formula="of:=[.Q235]+1" office:value-type="float" office:value="2230" calcext:value-type="float">
            <text:p>2230</text:p>
          </table:table-cell>
          <table:table-cell table:formula="of:=76320*EXP(0.00189*([.$Q236]-[.$Q$7]))" office:value-type="float" office:value="117653.636849088" calcext:value-type="float">
            <text:p>117,654</text:p>
          </table:table-cell>
          <table:table-cell table:formula="of:=LN([.$R236]/1738.539)/0.00189" office:value-type="float" office:value="2229.99995862109" calcext:value-type="float">
            <text:p>222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6]+1" office:value-type="float" office:value="411" calcext:value-type="float">
            <text:p>411</text:p>
          </table:table-cell>
          <table:table-cell table:style-name="ce5" table:formula="of:=182*EXP(0.00472*([.$E237]-[.$E$7]))" office:value-type="float" office:value="538.941314809435" calcext:value-type="float">
            <text:p>539</text:p>
          </table:table-cell>
          <table:table-cell table:formula="of:=LN([.$F237]/77.4542)/0.00472" office:value-type="float" office:value="410.999977362223" calcext:value-type="float">
            <text:p>410.999977362223</text:p>
          </table:table-cell>
          <table:table-cell/>
          <table:table-cell table:formula="of:=[.I236]+1" office:value-type="float" office:value="731" calcext:value-type="float">
            <text:p>731</text:p>
          </table:table-cell>
          <table:table-cell table:style-name="ce8" table:formula="of:=830*EXP(0.00392*([.$I237]-[.$I$7]))" office:value-type="float" office:value="2044.73954966843" calcext:value-type="float">
            <text:p>2045</text:p>
          </table:table-cell>
          <table:table-cell table:style-name="ce8" table:formula="of:=LN([.$J237]/116.455)/0.00392" office:value-type="float" office:value="731.000196045733" calcext:value-type="float">
            <text:p>731</text:p>
          </table:table-cell>
          <table:table-cell/>
          <table:table-cell table:formula="of:=[.M236]+1" office:value-type="float" office:value="1231" calcext:value-type="float">
            <text:p>1231</text:p>
          </table:table-cell>
          <table:table-cell table:formula="of:=5890*EXP(0.00256*([.$M237]-[.$M$7]))" office:value-type="float" office:value="10612.7488238682" calcext:value-type="float">
            <text:p>10,613</text:p>
          </table:table-cell>
          <table:table-cell table:formula="of:=LN([.$N237]/454.16)/0.00256" office:value-type="float" office:value="1231.00067100905" calcext:value-type="float">
            <text:p>1231</text:p>
          </table:table-cell>
          <table:table-cell/>
          <table:table-cell table:formula="of:=[.Q236]+1" office:value-type="float" office:value="2231" calcext:value-type="float">
            <text:p>2231</text:p>
          </table:table-cell>
          <table:table-cell table:formula="of:=76320*EXP(0.00189*([.$Q237]-[.$Q$7]))" office:value-type="float" office:value="117876.212490459" calcext:value-type="float">
            <text:p>117,876</text:p>
          </table:table-cell>
          <table:table-cell table:formula="of:=LN([.$R237]/1738.539)/0.00189" office:value-type="float" office:value="2230.99995862109" calcext:value-type="float">
            <text:p>223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7]+1" office:value-type="float" office:value="412" calcext:value-type="float">
            <text:p>412</text:p>
          </table:table-cell>
          <table:table-cell table:style-name="ce5" table:formula="of:=182*EXP(0.00472*([.$E238]-[.$E$7]))" office:value-type="float" office:value="541.491130646896" calcext:value-type="float">
            <text:p>541</text:p>
          </table:table-cell>
          <table:table-cell table:formula="of:=LN([.$F238]/77.4542)/0.00472" office:value-type="float" office:value="411.999977362223" calcext:value-type="float">
            <text:p>411.999977362223</text:p>
          </table:table-cell>
          <table:table-cell/>
          <table:table-cell table:formula="of:=[.I237]+1" office:value-type="float" office:value="732" calcext:value-type="float">
            <text:p>732</text:p>
          </table:table-cell>
          <table:table-cell table:style-name="ce8" table:formula="of:=830*EXP(0.00392*([.$I238]-[.$I$7]))" office:value-type="float" office:value="2052.77065939409" calcext:value-type="float">
            <text:p>2053</text:p>
          </table:table-cell>
          <table:table-cell table:style-name="ce8" table:formula="of:=LN([.$J238]/116.455)/0.00392" office:value-type="float" office:value="732.000196045733" calcext:value-type="float">
            <text:p>732</text:p>
          </table:table-cell>
          <table:table-cell/>
          <table:table-cell table:formula="of:=[.M237]+1" office:value-type="float" office:value="1232" calcext:value-type="float">
            <text:p>1232</text:p>
          </table:table-cell>
          <table:table-cell table:formula="of:=5890*EXP(0.00256*([.$M238]-[.$M$7]))" office:value-type="float" office:value="10639.952266407" calcext:value-type="float">
            <text:p>10,640</text:p>
          </table:table-cell>
          <table:table-cell table:formula="of:=LN([.$N238]/454.16)/0.00256" office:value-type="float" office:value="1232.00067100905" calcext:value-type="float">
            <text:p>1232</text:p>
          </table:table-cell>
          <table:table-cell/>
          <table:table-cell table:formula="of:=[.Q237]+1" office:value-type="float" office:value="2232" calcext:value-type="float">
            <text:p>2232</text:p>
          </table:table-cell>
          <table:table-cell table:formula="of:=76320*EXP(0.00189*([.$Q238]-[.$Q$7]))" office:value-type="float" office:value="118099.209197574" calcext:value-type="float">
            <text:p>118,099</text:p>
          </table:table-cell>
          <table:table-cell table:formula="of:=LN([.$R238]/1738.539)/0.00189" office:value-type="float" office:value="2231.99995862109" calcext:value-type="float">
            <text:p>223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8]+1" office:value-type="float" office:value="413" calcext:value-type="float">
            <text:p>413</text:p>
          </table:table-cell>
          <table:table-cell table:style-name="ce5" table:formula="of:=182*EXP(0.00472*([.$E239]-[.$E$7]))" office:value-type="float" office:value="544.053010062758" calcext:value-type="float">
            <text:p>544</text:p>
          </table:table-cell>
          <table:table-cell table:formula="of:=LN([.$F239]/77.4542)/0.00472" office:value-type="float" office:value="412.999977362223" calcext:value-type="float">
            <text:p>412.999977362223</text:p>
          </table:table-cell>
          <table:table-cell/>
          <table:table-cell table:formula="of:=[.I238]+1" office:value-type="float" office:value="733" calcext:value-type="float">
            <text:p>733</text:p>
          </table:table-cell>
          <table:table-cell table:style-name="ce8" table:formula="of:=830*EXP(0.00392*([.$I239]-[.$I$7]))" office:value-type="float" office:value="2060.83331285521" calcext:value-type="float">
            <text:p>2061</text:p>
          </table:table-cell>
          <table:table-cell table:style-name="ce8" table:formula="of:=LN([.$J239]/116.455)/0.00392" office:value-type="float" office:value="733.000196045733" calcext:value-type="float">
            <text:p>733</text:p>
          </table:table-cell>
          <table:table-cell/>
          <table:table-cell table:formula="of:=[.M238]+1" office:value-type="float" office:value="1233" calcext:value-type="float">
            <text:p>1233</text:p>
          </table:table-cell>
          <table:table-cell table:formula="of:=5890*EXP(0.00256*([.$M239]-[.$M$7]))" office:value-type="float" office:value="10667.2254389751" calcext:value-type="float">
            <text:p>10,667</text:p>
          </table:table-cell>
          <table:table-cell table:formula="of:=LN([.$N239]/454.16)/0.00256" office:value-type="float" office:value="1233.00067100905" calcext:value-type="float">
            <text:p>1233</text:p>
          </table:table-cell>
          <table:table-cell/>
          <table:table-cell table:formula="of:=[.Q238]+1" office:value-type="float" office:value="2233" calcext:value-type="float">
            <text:p>2233</text:p>
          </table:table-cell>
          <table:table-cell table:formula="of:=76320*EXP(0.00189*([.$Q239]-[.$Q$7]))" office:value-type="float" office:value="118322.627766999" calcext:value-type="float">
            <text:p>118,323</text:p>
          </table:table-cell>
          <table:table-cell table:formula="of:=LN([.$R239]/1738.539)/0.00189" office:value-type="float" office:value="2232.99995862109" calcext:value-type="float">
            <text:p>223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39]+1" office:value-type="float" office:value="414" calcext:value-type="float">
            <text:p>414</text:p>
          </table:table-cell>
          <table:table-cell table:style-name="ce5" table:formula="of:=182*EXP(0.00472*([.$E240]-[.$E$7]))" office:value-type="float" office:value="546.627010131702" calcext:value-type="float">
            <text:p>547</text:p>
          </table:table-cell>
          <table:table-cell table:formula="of:=LN([.$F240]/77.4542)/0.00472" office:value-type="float" office:value="413.999977362223" calcext:value-type="float">
            <text:p>413.999977362223</text:p>
          </table:table-cell>
          <table:table-cell/>
          <table:table-cell table:formula="of:=[.I239]+1" office:value-type="float" office:value="734" calcext:value-type="float">
            <text:p>734</text:p>
          </table:table-cell>
          <table:table-cell table:style-name="ce8" table:formula="of:=830*EXP(0.00392*([.$I240]-[.$I$7]))" office:value-type="float" office:value="2068.92763394589" calcext:value-type="float">
            <text:p>2069</text:p>
          </table:table-cell>
          <table:table-cell table:style-name="ce8" table:formula="of:=LN([.$J240]/116.455)/0.00392" office:value-type="float" office:value="734.000196045733" calcext:value-type="float">
            <text:p>734</text:p>
          </table:table-cell>
          <table:table-cell/>
          <table:table-cell table:formula="of:=[.M239]+1" office:value-type="float" office:value="1234" calcext:value-type="float">
            <text:p>1234</text:p>
          </table:table-cell>
          <table:table-cell table:formula="of:=5890*EXP(0.00256*([.$M240]-[.$M$7]))" office:value-type="float" office:value="10694.5685203101" calcext:value-type="float">
            <text:p>10,695</text:p>
          </table:table-cell>
          <table:table-cell table:formula="of:=LN([.$N240]/454.16)/0.00256" office:value-type="float" office:value="1234.00067100905" calcext:value-type="float">
            <text:p>1234</text:p>
          </table:table-cell>
          <table:table-cell/>
          <table:table-cell table:formula="of:=[.Q239]+1" office:value-type="float" office:value="2234" calcext:value-type="float">
            <text:p>2234</text:p>
          </table:table-cell>
          <table:table-cell table:formula="of:=76320*EXP(0.00189*([.$Q240]-[.$Q$7]))" office:value-type="float" office:value="118546.468996809" calcext:value-type="float">
            <text:p>118,546</text:p>
          </table:table-cell>
          <table:table-cell table:formula="of:=LN([.$R240]/1738.539)/0.00189" office:value-type="float" office:value="2233.99995862109" calcext:value-type="float">
            <text:p>223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0]+1" office:value-type="float" office:value="415" calcext:value-type="float">
            <text:p>415</text:p>
          </table:table-cell>
          <table:table-cell table:style-name="ce5" table:formula="of:=182*EXP(0.00472*([.$E241]-[.$E$7]))" office:value-type="float" office:value="549.213188198437" calcext:value-type="float">
            <text:p>549</text:p>
          </table:table-cell>
          <table:table-cell table:formula="of:=LN([.$F241]/77.4542)/0.00472" office:value-type="float" office:value="414.999977362223" calcext:value-type="float">
            <text:p>414.999977362223</text:p>
          </table:table-cell>
          <table:table-cell/>
          <table:table-cell table:formula="of:=[.I240]+1" office:value-type="float" office:value="735" calcext:value-type="float">
            <text:p>735</text:p>
          </table:table-cell>
          <table:table-cell table:style-name="ce8" table:formula="of:=830*EXP(0.00392*([.$I241]-[.$I$7]))" office:value-type="float" office:value="2077.05374704688" calcext:value-type="float">
            <text:p>2077</text:p>
          </table:table-cell>
          <table:table-cell table:style-name="ce8" table:formula="of:=LN([.$J241]/116.455)/0.00392" office:value-type="float" office:value="735.000196045733" calcext:value-type="float">
            <text:p>735</text:p>
          </table:table-cell>
          <table:table-cell/>
          <table:table-cell table:formula="of:=[.M240]+1" office:value-type="float" office:value="1235" calcext:value-type="float">
            <text:p>1235</text:p>
          </table:table-cell>
          <table:table-cell table:formula="of:=5890*EXP(0.00256*([.$M241]-[.$M$7]))" office:value-type="float" office:value="10721.9816896075" calcext:value-type="float">
            <text:p>10,722</text:p>
          </table:table-cell>
          <table:table-cell table:formula="of:=LN([.$N241]/454.16)/0.00256" office:value-type="float" office:value="1235.00067100905" calcext:value-type="float">
            <text:p>1235</text:p>
          </table:table-cell>
          <table:table-cell/>
          <table:table-cell table:formula="of:=[.Q240]+1" office:value-type="float" office:value="2235" calcext:value-type="float">
            <text:p>2235</text:p>
          </table:table-cell>
          <table:table-cell table:formula="of:=76320*EXP(0.00189*([.$Q241]-[.$Q$7]))" office:value-type="float" office:value="118770.733686587" calcext:value-type="float">
            <text:p>118,771</text:p>
          </table:table-cell>
          <table:table-cell table:formula="of:=LN([.$R241]/1738.539)/0.00189" office:value-type="float" office:value="2234.99995862109" calcext:value-type="float">
            <text:p>223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1]+1" office:value-type="float" office:value="416" calcext:value-type="float">
            <text:p>416</text:p>
          </table:table-cell>
          <table:table-cell table:style-name="ce5" table:formula="of:=182*EXP(0.00472*([.$E242]-[.$E$7]))" office:value-type="float" office:value="551.81160187898" calcext:value-type="float">
            <text:p>552</text:p>
          </table:table-cell>
          <table:table-cell table:formula="of:=LN([.$F242]/77.4542)/0.00472" office:value-type="float" office:value="415.999977362223" calcext:value-type="float">
            <text:p>415.999977362223</text:p>
          </table:table-cell>
          <table:table-cell/>
          <table:table-cell table:formula="of:=[.I241]+1" office:value-type="float" office:value="736" calcext:value-type="float">
            <text:p>736</text:p>
          </table:table-cell>
          <table:table-cell table:style-name="ce8" table:formula="of:=830*EXP(0.00392*([.$I242]-[.$I$7]))" office:value-type="float" office:value="2085.21177702744" calcext:value-type="float">
            <text:p>2085</text:p>
          </table:table-cell>
          <table:table-cell table:style-name="ce8" table:formula="of:=LN([.$J242]/116.455)/0.00392" office:value-type="float" office:value="736.000196045733" calcext:value-type="float">
            <text:p>736</text:p>
          </table:table-cell>
          <table:table-cell/>
          <table:table-cell table:formula="of:=[.M241]+1" office:value-type="float" office:value="1236" calcext:value-type="float">
            <text:p>1236</text:p>
          </table:table-cell>
          <table:table-cell table:formula="of:=5890*EXP(0.00256*([.$M242]-[.$M$7]))" office:value-type="float" office:value="10749.4651265225" calcext:value-type="float">
            <text:p>10,749</text:p>
          </table:table-cell>
          <table:table-cell table:formula="of:=LN([.$N242]/454.16)/0.00256" office:value-type="float" office:value="1236.00067100905" calcext:value-type="float">
            <text:p>1236</text:p>
          </table:table-cell>
          <table:table-cell/>
          <table:table-cell table:formula="of:=[.Q241]+1" office:value-type="float" office:value="2236" calcext:value-type="float">
            <text:p>2236</text:p>
          </table:table-cell>
          <table:table-cell table:formula="of:=76320*EXP(0.00189*([.$Q242]-[.$Q$7]))" office:value-type="float" office:value="118995.422637429" calcext:value-type="float">
            <text:p>118,995</text:p>
          </table:table-cell>
          <table:table-cell table:formula="of:=LN([.$R242]/1738.539)/0.00189" office:value-type="float" office:value="2235.99995862109" calcext:value-type="float">
            <text:p>223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2]+1" office:value-type="float" office:value="417" calcext:value-type="float">
            <text:p>417</text:p>
          </table:table-cell>
          <table:table-cell table:style-name="ce5" table:formula="of:=182*EXP(0.00472*([.$E243]-[.$E$7]))" office:value-type="float" office:value="554.422309061937" calcext:value-type="float">
            <text:p>554</text:p>
          </table:table-cell>
          <table:table-cell table:formula="of:=LN([.$F243]/77.4542)/0.00472" office:value-type="float" office:value="416.999977362223" calcext:value-type="float">
            <text:p>416.999977362223</text:p>
          </table:table-cell>
          <table:table-cell/>
          <table:table-cell table:formula="of:=[.I242]+1" office:value-type="float" office:value="737" calcext:value-type="float">
            <text:p>737</text:p>
          </table:table-cell>
          <table:table-cell table:style-name="ce8" table:formula="of:=830*EXP(0.00392*([.$I243]-[.$I$7]))" office:value-type="float" office:value="2093.40184924728" calcext:value-type="float">
            <text:p>2093</text:p>
          </table:table-cell>
          <table:table-cell table:style-name="ce8" table:formula="of:=LN([.$J243]/116.455)/0.00392" office:value-type="float" office:value="737.000196045733" calcext:value-type="float">
            <text:p>737</text:p>
          </table:table-cell>
          <table:table-cell/>
          <table:table-cell table:formula="of:=[.M242]+1" office:value-type="float" office:value="1237" calcext:value-type="float">
            <text:p>1237</text:p>
          </table:table-cell>
          <table:table-cell table:formula="of:=5890*EXP(0.00256*([.$M243]-[.$M$7]))" office:value-type="float" office:value="10777.0190111707" calcext:value-type="float">
            <text:p>10,777</text:p>
          </table:table-cell>
          <table:table-cell table:formula="of:=LN([.$N243]/454.16)/0.00256" office:value-type="float" office:value="1237.00067100905" calcext:value-type="float">
            <text:p>1237</text:p>
          </table:table-cell>
          <table:table-cell/>
          <table:table-cell table:formula="of:=[.Q242]+1" office:value-type="float" office:value="2237" calcext:value-type="float">
            <text:p>2237</text:p>
          </table:table-cell>
          <table:table-cell table:formula="of:=76320*EXP(0.00189*([.$Q243]-[.$Q$7]))" office:value-type="float" office:value="119220.536651946" calcext:value-type="float">
            <text:p>119,221</text:p>
          </table:table-cell>
          <table:table-cell table:formula="of:=LN([.$R243]/1738.539)/0.00189" office:value-type="float" office:value="2236.99995862109" calcext:value-type="float">
            <text:p>223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3]+1" office:value-type="float" office:value="418" calcext:value-type="float">
            <text:p>418</text:p>
          </table:table-cell>
          <table:table-cell table:style-name="ce5" table:formula="of:=182*EXP(0.00472*([.$E244]-[.$E$7]))" office:value-type="float" office:value="557.045367909796" calcext:value-type="float">
            <text:p>557</text:p>
          </table:table-cell>
          <table:table-cell table:formula="of:=LN([.$F244]/77.4542)/0.00472" office:value-type="float" office:value="417.999977362223" calcext:value-type="float">
            <text:p>417.999977362223</text:p>
          </table:table-cell>
          <table:table-cell/>
          <table:table-cell table:formula="of:=[.I243]+1" office:value-type="float" office:value="738" calcext:value-type="float">
            <text:p>738</text:p>
          </table:table-cell>
          <table:table-cell table:style-name="ce8" table:formula="of:=830*EXP(0.00392*([.$I244]-[.$I$7]))" office:value-type="float" office:value="2101.62408955849" calcext:value-type="float">
            <text:p>2102</text:p>
          </table:table-cell>
          <table:table-cell table:style-name="ce8" table:formula="of:=LN([.$J244]/116.455)/0.00392" office:value-type="float" office:value="738.000196045733" calcext:value-type="float">
            <text:p>738</text:p>
          </table:table-cell>
          <table:table-cell/>
          <table:table-cell table:formula="of:=[.M243]+1" office:value-type="float" office:value="1238" calcext:value-type="float">
            <text:p>1238</text:p>
          </table:table-cell>
          <table:table-cell table:formula="of:=5890*EXP(0.00256*([.$M244]-[.$M$7]))" office:value-type="float" office:value="10804.6435241292" calcext:value-type="float">
            <text:p>10,805</text:p>
          </table:table-cell>
          <table:table-cell table:formula="of:=LN([.$N244]/454.16)/0.00256" office:value-type="float" office:value="1238.00067100905" calcext:value-type="float">
            <text:p>1238</text:p>
          </table:table-cell>
          <table:table-cell/>
          <table:table-cell table:formula="of:=[.Q243]+1" office:value-type="float" office:value="2238" calcext:value-type="float">
            <text:p>2238</text:p>
          </table:table-cell>
          <table:table-cell table:formula="of:=76320*EXP(0.00189*([.$Q244]-[.$Q$7]))" office:value-type="float" office:value="119446.07653427" calcext:value-type="float">
            <text:p>119,446</text:p>
          </table:table-cell>
          <table:table-cell table:formula="of:=LN([.$R244]/1738.539)/0.00189" office:value-type="float" office:value="2237.99995862109" calcext:value-type="float">
            <text:p>223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4]+1" office:value-type="float" office:value="419" calcext:value-type="float">
            <text:p>419</text:p>
          </table:table-cell>
          <table:table-cell table:style-name="ce5" table:formula="of:=182*EXP(0.00472*([.$E245]-[.$E$7]))" office:value-type="float" office:value="559.680836860219" calcext:value-type="float">
            <text:p>560</text:p>
          </table:table-cell>
          <table:table-cell table:formula="of:=LN([.$F245]/77.4542)/0.00472" office:value-type="float" office:value="418.999977362223" calcext:value-type="float">
            <text:p>418.999977362223</text:p>
          </table:table-cell>
          <table:table-cell/>
          <table:table-cell table:formula="of:=[.I244]+1" office:value-type="float" office:value="739" calcext:value-type="float">
            <text:p>739</text:p>
          </table:table-cell>
          <table:table-cell table:style-name="ce8" table:formula="of:=830*EXP(0.00392*([.$I245]-[.$I$7]))" office:value-type="float" office:value="2109.87862430746" calcext:value-type="float">
            <text:p>2110</text:p>
          </table:table-cell>
          <table:table-cell table:style-name="ce8" table:formula="of:=LN([.$J245]/116.455)/0.00392" office:value-type="float" office:value="739.000196045733" calcext:value-type="float">
            <text:p>739</text:p>
          </table:table-cell>
          <table:table-cell/>
          <table:table-cell table:formula="of:=[.M244]+1" office:value-type="float" office:value="1239" calcext:value-type="float">
            <text:p>1239</text:p>
          </table:table-cell>
          <table:table-cell table:formula="of:=5890*EXP(0.00256*([.$M245]-[.$M$7]))" office:value-type="float" office:value="10832.3388464382" calcext:value-type="float">
            <text:p>10,832</text:p>
          </table:table-cell>
          <table:table-cell table:formula="of:=LN([.$N245]/454.16)/0.00256" office:value-type="float" office:value="1239.00067100905" calcext:value-type="float">
            <text:p>1239</text:p>
          </table:table-cell>
          <table:table-cell/>
          <table:table-cell table:formula="of:=[.Q244]+1" office:value-type="float" office:value="2239" calcext:value-type="float">
            <text:p>2239</text:p>
          </table:table-cell>
          <table:table-cell table:formula="of:=76320*EXP(0.00189*([.$Q245]-[.$Q$7]))" office:value-type="float" office:value="119672.04309005" calcext:value-type="float">
            <text:p>119,672</text:p>
          </table:table-cell>
          <table:table-cell table:formula="of:=LN([.$R245]/1738.539)/0.00189" office:value-type="float" office:value="2238.99995862109" calcext:value-type="float">
            <text:p>223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5]+1" office:value-type="float" office:value="420" calcext:value-type="float">
            <text:p>420</text:p>
          </table:table-cell>
          <table:table-cell table:style-name="ce5" table:formula="of:=182*EXP(0.00472*([.$E246]-[.$E$7]))" office:value-type="float" office:value="562.328774627347" calcext:value-type="float">
            <text:p>562</text:p>
          </table:table-cell>
          <table:table-cell table:formula="of:=LN([.$F246]/77.4542)/0.00472" office:value-type="float" office:value="419.999977362223" calcext:value-type="float">
            <text:p>419.999977362223</text:p>
          </table:table-cell>
          <table:table-cell/>
          <table:table-cell table:formula="of:=[.I245]+1" office:value-type="float" office:value="740" calcext:value-type="float">
            <text:p>740</text:p>
          </table:table-cell>
          <table:table-cell table:style-name="ce8" table:formula="of:=830*EXP(0.00392*([.$I246]-[.$I$7]))" office:value-type="float" office:value="2118.16558033685" calcext:value-type="float">
            <text:p>2118</text:p>
          </table:table-cell>
          <table:table-cell table:style-name="ce8" table:formula="of:=LN([.$J246]/116.455)/0.00392" office:value-type="float" office:value="740.000196045733" calcext:value-type="float">
            <text:p>740</text:p>
          </table:table-cell>
          <table:table-cell/>
          <table:table-cell table:formula="of:=[.M245]+1" office:value-type="float" office:value="1240" calcext:value-type="float">
            <text:p>1240</text:p>
          </table:table-cell>
          <table:table-cell table:formula="of:=5890*EXP(0.00256*([.$M246]-[.$M$7]))" office:value-type="float" office:value="10860.1051596018" calcext:value-type="float">
            <text:p>10,860</text:p>
          </table:table-cell>
          <table:table-cell table:formula="of:=LN([.$N246]/454.16)/0.00256" office:value-type="float" office:value="1240.00067100905" calcext:value-type="float">
            <text:p>1240</text:p>
          </table:table-cell>
          <table:table-cell/>
          <table:table-cell table:formula="of:=[.Q245]+1" office:value-type="float" office:value="2240" calcext:value-type="float">
            <text:p>2240</text:p>
          </table:table-cell>
          <table:table-cell table:formula="of:=76320*EXP(0.00189*([.$Q246]-[.$Q$7]))" office:value-type="float" office:value="119898.437126463" calcext:value-type="float">
            <text:p>119,898</text:p>
          </table:table-cell>
          <table:table-cell table:formula="of:=LN([.$R246]/1738.539)/0.00189" office:value-type="float" office:value="2239.99995862109" calcext:value-type="float">
            <text:p>223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6]+1" office:value-type="float" office:value="421" calcext:value-type="float">
            <text:p>421</text:p>
          </table:table-cell>
          <table:table-cell table:style-name="ce5" table:formula="of:=182*EXP(0.00472*([.$E247]-[.$E$7]))" office:value-type="float" office:value="564.989240203106" calcext:value-type="float">
            <text:p>565</text:p>
          </table:table-cell>
          <table:table-cell table:formula="of:=LN([.$F247]/77.4542)/0.00472" office:value-type="float" office:value="420.999977362223" calcext:value-type="float">
            <text:p>420.999977362223</text:p>
          </table:table-cell>
          <table:table-cell/>
          <table:table-cell table:formula="of:=[.I246]+1" office:value-type="float" office:value="741" calcext:value-type="float">
            <text:p>741</text:p>
          </table:table-cell>
          <table:table-cell table:style-name="ce8" table:formula="of:=830*EXP(0.00392*([.$I247]-[.$I$7]))" office:value-type="float" office:value="2126.48508498748" calcext:value-type="float">
            <text:p>2126</text:p>
          </table:table-cell>
          <table:table-cell table:style-name="ce8" table:formula="of:=LN([.$J247]/116.455)/0.00392" office:value-type="float" office:value="741.000196045733" calcext:value-type="float">
            <text:p>741</text:p>
          </table:table-cell>
          <table:table-cell/>
          <table:table-cell table:formula="of:=[.M246]+1" office:value-type="float" office:value="1241" calcext:value-type="float">
            <text:p>1241</text:p>
          </table:table-cell>
          <table:table-cell table:formula="of:=5890*EXP(0.00256*([.$M247]-[.$M$7]))" office:value-type="float" office:value="10887.9426455895" calcext:value-type="float">
            <text:p>10,888</text:p>
          </table:table-cell>
          <table:table-cell table:formula="of:=LN([.$N247]/454.16)/0.00256" office:value-type="float" office:value="1241.00067100905" calcext:value-type="float">
            <text:p>1241</text:p>
          </table:table-cell>
          <table:table-cell/>
          <table:table-cell table:formula="of:=[.Q246]+1" office:value-type="float" office:value="2241" calcext:value-type="float">
            <text:p>2241</text:p>
          </table:table-cell>
          <table:table-cell table:formula="of:=76320*EXP(0.00189*([.$Q247]-[.$Q$7]))" office:value-type="float" office:value="120125.25945221" calcext:value-type="float">
            <text:p>120,125</text:p>
          </table:table-cell>
          <table:table-cell table:formula="of:=LN([.$R247]/1738.539)/0.00189" office:value-type="float" office:value="2240.99995862109" calcext:value-type="float">
            <text:p>224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7]+1" office:value-type="float" office:value="422" calcext:value-type="float">
            <text:p>422</text:p>
          </table:table-cell>
          <table:table-cell table:style-name="ce5" table:formula="of:=182*EXP(0.00472*([.$E248]-[.$E$7]))" office:value-type="float" office:value="567.662292858522" calcext:value-type="float">
            <text:p>568</text:p>
          </table:table-cell>
          <table:table-cell table:formula="of:=LN([.$F248]/77.4542)/0.00472" office:value-type="float" office:value="421.999977362223" calcext:value-type="float">
            <text:p>421.999977362223</text:p>
          </table:table-cell>
          <table:table-cell/>
          <table:table-cell table:formula="of:=[.I247]+1" office:value-type="float" office:value="742" calcext:value-type="float">
            <text:p>742</text:p>
          </table:table-cell>
          <table:table-cell table:style-name="ce8" table:formula="of:=830*EXP(0.00392*([.$I248]-[.$I$7]))" office:value-type="float" office:value="2134.83726610037" calcext:value-type="float">
            <text:p>2135</text:p>
          </table:table-cell>
          <table:table-cell table:style-name="ce8" table:formula="of:=LN([.$J248]/116.455)/0.00392" office:value-type="float" office:value="742.000196045733" calcext:value-type="float">
            <text:p>742</text:p>
          </table:table-cell>
          <table:table-cell/>
          <table:table-cell table:formula="of:=[.M247]+1" office:value-type="float" office:value="1242" calcext:value-type="float">
            <text:p>1242</text:p>
          </table:table-cell>
          <table:table-cell table:formula="of:=5890*EXP(0.00256*([.$M248]-[.$M$7]))" office:value-type="float" office:value="10915.8514868371" calcext:value-type="float">
            <text:p>10,916</text:p>
          </table:table-cell>
          <table:table-cell table:formula="of:=LN([.$N248]/454.16)/0.00256" office:value-type="float" office:value="1242.00067100905" calcext:value-type="float">
            <text:p>1242</text:p>
          </table:table-cell>
          <table:table-cell/>
          <table:table-cell table:formula="of:=[.Q247]+1" office:value-type="float" office:value="2242" calcext:value-type="float">
            <text:p>2242</text:p>
          </table:table-cell>
          <table:table-cell table:formula="of:=76320*EXP(0.00189*([.$Q248]-[.$Q$7]))" office:value-type="float" office:value="120352.510877525" calcext:value-type="float">
            <text:p>120,353</text:p>
          </table:table-cell>
          <table:table-cell table:formula="of:=LN([.$R248]/1738.539)/0.00189" office:value-type="float" office:value="2241.99995862109" calcext:value-type="float">
            <text:p>224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8]+1" office:value-type="float" office:value="423" calcext:value-type="float">
            <text:p>423</text:p>
          </table:table-cell>
          <table:table-cell table:style-name="ce5" table:formula="of:=182*EXP(0.00472*([.$E249]-[.$E$7]))" office:value-type="float" office:value="570.347992145042" calcext:value-type="float">
            <text:p>570</text:p>
          </table:table-cell>
          <table:table-cell table:formula="of:=LN([.$F249]/77.4542)/0.00472" office:value-type="float" office:value="422.999977362223" calcext:value-type="float">
            <text:p>422.999977362223</text:p>
          </table:table-cell>
          <table:table-cell/>
          <table:table-cell table:formula="of:=[.I248]+1" office:value-type="float" office:value="743" calcext:value-type="float">
            <text:p>743</text:p>
          </table:table-cell>
          <table:table-cell table:style-name="ce8" table:formula="of:=830*EXP(0.00392*([.$I249]-[.$I$7]))" office:value-type="float" office:value="2143.22225201863" calcext:value-type="float">
            <text:p>2143</text:p>
          </table:table-cell>
          <table:table-cell table:style-name="ce8" table:formula="of:=LN([.$J249]/116.455)/0.00392" office:value-type="float" office:value="743.000196045733" calcext:value-type="float">
            <text:p>743</text:p>
          </table:table-cell>
          <table:table-cell/>
          <table:table-cell table:formula="of:=[.M248]+1" office:value-type="float" office:value="1243" calcext:value-type="float">
            <text:p>1243</text:p>
          </table:table-cell>
          <table:table-cell table:formula="of:=5890*EXP(0.00256*([.$M249]-[.$M$7]))" office:value-type="float" office:value="10943.831866248" calcext:value-type="float">
            <text:p>10,944</text:p>
          </table:table-cell>
          <table:table-cell table:formula="of:=LN([.$N249]/454.16)/0.00256" office:value-type="float" office:value="1243.00067100905" calcext:value-type="float">
            <text:p>1243</text:p>
          </table:table-cell>
          <table:table-cell/>
          <table:table-cell table:formula="of:=[.Q248]+1" office:value-type="float" office:value="2243" calcext:value-type="float">
            <text:p>2243</text:p>
          </table:table-cell>
          <table:table-cell table:formula="of:=76320*EXP(0.00189*([.$Q249]-[.$Q$7]))" office:value-type="float" office:value="120580.192214171" calcext:value-type="float">
            <text:p>120,580</text:p>
          </table:table-cell>
          <table:table-cell table:formula="of:=LN([.$R249]/1738.539)/0.00189" office:value-type="float" office:value="2242.99995862109" calcext:value-type="float">
            <text:p>224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49]+1" office:value-type="float" office:value="424" calcext:value-type="float">
            <text:p>424</text:p>
          </table:table-cell>
          <table:table-cell table:style-name="ce5" table:formula="of:=182*EXP(0.00472*([.$E250]-[.$E$7]))" office:value-type="float" office:value="573.04639789586" calcext:value-type="float">
            <text:p>573</text:p>
          </table:table-cell>
          <table:table-cell table:formula="of:=LN([.$F250]/77.4542)/0.00472" office:value-type="float" office:value="423.999977362223" calcext:value-type="float">
            <text:p>423.999977362223</text:p>
          </table:table-cell>
          <table:table-cell/>
          <table:table-cell table:formula="of:=[.I249]+1" office:value-type="float" office:value="744" calcext:value-type="float">
            <text:p>744</text:p>
          </table:table-cell>
          <table:table-cell table:style-name="ce8" table:formula="of:=830*EXP(0.00392*([.$I250]-[.$I$7]))" office:value-type="float" office:value="2151.64017158948" calcext:value-type="float">
            <text:p>2152</text:p>
          </table:table-cell>
          <table:table-cell table:style-name="ce8" table:formula="of:=LN([.$J250]/116.455)/0.00392" office:value-type="float" office:value="744.000196045733" calcext:value-type="float">
            <text:p>744</text:p>
          </table:table-cell>
          <table:table-cell/>
          <table:table-cell table:formula="of:=[.M249]+1" office:value-type="float" office:value="1244" calcext:value-type="float">
            <text:p>1244</text:p>
          </table:table-cell>
          <table:table-cell table:formula="of:=5890*EXP(0.00256*([.$M250]-[.$M$7]))" office:value-type="float" office:value="10971.8839671946" calcext:value-type="float">
            <text:p>10,972</text:p>
          </table:table-cell>
          <table:table-cell table:formula="of:=LN([.$N250]/454.16)/0.00256" office:value-type="float" office:value="1244.00067100905" calcext:value-type="float">
            <text:p>1244</text:p>
          </table:table-cell>
          <table:table-cell/>
          <table:table-cell table:formula="of:=[.Q249]+1" office:value-type="float" office:value="2244" calcext:value-type="float">
            <text:p>2244</text:p>
          </table:table-cell>
          <table:table-cell table:formula="of:=76320*EXP(0.00189*([.$Q250]-[.$Q$7]))" office:value-type="float" office:value="120808.304275451" calcext:value-type="float">
            <text:p>120,808</text:p>
          </table:table-cell>
          <table:table-cell table:formula="of:=LN([.$R250]/1738.539)/0.00189" office:value-type="float" office:value="2243.99995862109" calcext:value-type="float">
            <text:p>224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0]+1" office:value-type="float" office:value="425" calcext:value-type="float">
            <text:p>425</text:p>
          </table:table-cell>
          <table:table-cell table:style-name="ce5" table:formula="of:=182*EXP(0.00472*([.$E251]-[.$E$7]))" office:value-type="float" office:value="575.75757022725" calcext:value-type="float">
            <text:p>576</text:p>
          </table:table-cell>
          <table:table-cell table:formula="of:=LN([.$F251]/77.4542)/0.00472" office:value-type="float" office:value="424.999977362223" calcext:value-type="float">
            <text:p>424.999977362223</text:p>
          </table:table-cell>
          <table:table-cell/>
          <table:table-cell table:formula="of:=[.I250]+1" office:value-type="float" office:value="745" calcext:value-type="float">
            <text:p>745</text:p>
          </table:table-cell>
          <table:table-cell table:style-name="ce8" table:formula="of:=830*EXP(0.00392*([.$I251]-[.$I$7]))" office:value-type="float" office:value="2160.0911541662" calcext:value-type="float">
            <text:p>2160</text:p>
          </table:table-cell>
          <table:table-cell table:style-name="ce8" table:formula="of:=LN([.$J251]/116.455)/0.00392" office:value-type="float" office:value="745.000196045733" calcext:value-type="float">
            <text:p>745</text:p>
          </table:table-cell>
          <table:table-cell/>
          <table:table-cell table:formula="of:=[.M250]+1" office:value-type="float" office:value="1245" calcext:value-type="float">
            <text:p>1245</text:p>
          </table:table-cell>
          <table:table-cell table:formula="of:=5890*EXP(0.00256*([.$M251]-[.$M$7]))" office:value-type="float" office:value="11000.0079735193" calcext:value-type="float">
            <text:p>11,000</text:p>
          </table:table-cell>
          <table:table-cell table:formula="of:=LN([.$N251]/454.16)/0.00256" office:value-type="float" office:value="1245.00067100905" calcext:value-type="float">
            <text:p>1245</text:p>
          </table:table-cell>
          <table:table-cell/>
          <table:table-cell table:formula="of:=[.Q250]+1" office:value-type="float" office:value="2245" calcext:value-type="float">
            <text:p>2245</text:p>
          </table:table-cell>
          <table:table-cell table:formula="of:=76320*EXP(0.00189*([.$Q251]-[.$Q$7]))" office:value-type="float" office:value="121036.847876203" calcext:value-type="float">
            <text:p>121,037</text:p>
          </table:table-cell>
          <table:table-cell table:formula="of:=LN([.$R251]/1738.539)/0.00189" office:value-type="float" office:value="2244.99995862109" calcext:value-type="float">
            <text:p>224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1]+1" office:value-type="float" office:value="426" calcext:value-type="float">
            <text:p>426</text:p>
          </table:table-cell>
          <table:table-cell table:style-name="ce5" table:formula="of:=182*EXP(0.00472*([.$E252]-[.$E$7]))" office:value-type="float" office:value="578.481569539907" calcext:value-type="float">
            <text:p>578</text:p>
          </table:table-cell>
          <table:table-cell table:formula="of:=LN([.$F252]/77.4542)/0.00472" office:value-type="float" office:value="425.999977362223" calcext:value-type="float">
            <text:p>425.999977362223</text:p>
          </table:table-cell>
          <table:table-cell/>
          <table:table-cell table:formula="of:=[.I251]+1" office:value-type="float" office:value="746" calcext:value-type="float">
            <text:p>746</text:p>
          </table:table-cell>
          <table:table-cell table:style-name="ce8" table:formula="of:=830*EXP(0.00392*([.$I252]-[.$I$7]))" office:value-type="float" office:value="2168.57532961013" calcext:value-type="float">
            <text:p>2169</text:p>
          </table:table-cell>
          <table:table-cell table:style-name="ce8" table:formula="of:=LN([.$J252]/116.455)/0.00392" office:value-type="float" office:value="746.000196045733" calcext:value-type="float">
            <text:p>746</text:p>
          </table:table-cell>
          <table:table-cell/>
          <table:table-cell table:formula="of:=[.M251]+1" office:value-type="float" office:value="1246" calcext:value-type="float">
            <text:p>1246</text:p>
          </table:table-cell>
          <table:table-cell table:formula="of:=5890*EXP(0.00256*([.$M252]-[.$M$7]))" office:value-type="float" office:value="11028.2040695355" calcext:value-type="float">
            <text:p>11,028</text:p>
          </table:table-cell>
          <table:table-cell table:formula="of:=LN([.$N252]/454.16)/0.00256" office:value-type="float" office:value="1246.00067100905" calcext:value-type="float">
            <text:p>1246</text:p>
          </table:table-cell>
          <table:table-cell/>
          <table:table-cell table:formula="of:=[.Q251]+1" office:value-type="float" office:value="2246" calcext:value-type="float">
            <text:p>2246</text:p>
          </table:table-cell>
          <table:table-cell table:formula="of:=76320*EXP(0.00189*([.$Q252]-[.$Q$7]))" office:value-type="float" office:value="121265.823832807" calcext:value-type="float">
            <text:p>121,266</text:p>
          </table:table-cell>
          <table:table-cell table:formula="of:=LN([.$R252]/1738.539)/0.00189" office:value-type="float" office:value="2245.99995862109" calcext:value-type="float">
            <text:p>224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2]+1" office:value-type="float" office:value="427" calcext:value-type="float">
            <text:p>427</text:p>
          </table:table-cell>
          <table:table-cell table:style-name="ce5" table:formula="of:=182*EXP(0.00472*([.$E253]-[.$E$7]))" office:value-type="float" office:value="581.218456520289" calcext:value-type="float">
            <text:p>581</text:p>
          </table:table-cell>
          <table:table-cell table:formula="of:=LN([.$F253]/77.4542)/0.00472" office:value-type="float" office:value="426.999977362223" calcext:value-type="float">
            <text:p>426.999977362223</text:p>
          </table:table-cell>
          <table:table-cell/>
          <table:table-cell table:formula="of:=[.I252]+1" office:value-type="float" office:value="747" calcext:value-type="float">
            <text:p>747</text:p>
          </table:table-cell>
          <table:table-cell table:style-name="ce8" table:formula="of:=830*EXP(0.00392*([.$I253]-[.$I$7]))" office:value-type="float" office:value="2177.09282829269" calcext:value-type="float">
            <text:p>2177</text:p>
          </table:table-cell>
          <table:table-cell table:style-name="ce8" table:formula="of:=LN([.$J253]/116.455)/0.00392" office:value-type="float" office:value="747.000196045733" calcext:value-type="float">
            <text:p>747</text:p>
          </table:table-cell>
          <table:table-cell/>
          <table:table-cell table:formula="of:=[.M252]+1" office:value-type="float" office:value="1247" calcext:value-type="float">
            <text:p>1247</text:p>
          </table:table-cell>
          <table:table-cell table:formula="of:=5890*EXP(0.00256*([.$M253]-[.$M$7]))" office:value-type="float" office:value="11056.4724400295" calcext:value-type="float">
            <text:p>11,056</text:p>
          </table:table-cell>
          <table:table-cell table:formula="of:=LN([.$N253]/454.16)/0.00256" office:value-type="float" office:value="1247.00067100905" calcext:value-type="float">
            <text:p>1247</text:p>
          </table:table-cell>
          <table:table-cell/>
          <table:table-cell table:formula="of:=[.Q252]+1" office:value-type="float" office:value="2247" calcext:value-type="float">
            <text:p>2247</text:p>
          </table:table-cell>
          <table:table-cell table:formula="of:=76320*EXP(0.00189*([.$Q253]-[.$Q$7]))" office:value-type="float" office:value="121495.23296319" calcext:value-type="float">
            <text:p>121,495</text:p>
          </table:table-cell>
          <table:table-cell table:formula="of:=LN([.$R253]/1738.539)/0.00189" office:value-type="float" office:value="2246.99995862109" calcext:value-type="float">
            <text:p>224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3]+1" office:value-type="float" office:value="428" calcext:value-type="float">
            <text:p>428</text:p>
          </table:table-cell>
          <table:table-cell table:style-name="ce5" table:formula="of:=182*EXP(0.00472*([.$E254]-[.$E$7]))" office:value-type="float" office:value="583.968292141973" calcext:value-type="float">
            <text:p>584</text:p>
          </table:table-cell>
          <table:table-cell table:formula="of:=LN([.$F254]/77.4542)/0.00472" office:value-type="float" office:value="427.999977362223" calcext:value-type="float">
            <text:p>427.999977362223</text:p>
          </table:table-cell>
          <table:table-cell/>
          <table:table-cell table:formula="of:=[.I253]+1" office:value-type="float" office:value="748" calcext:value-type="float">
            <text:p>748</text:p>
          </table:table-cell>
          <table:table-cell table:style-name="ce8" table:formula="of:=830*EXP(0.00392*([.$I254]-[.$I$7]))" office:value-type="float" office:value="2185.64378109731" calcext:value-type="float">
            <text:p>2186</text:p>
          </table:table-cell>
          <table:table-cell table:style-name="ce8" table:formula="of:=LN([.$J254]/116.455)/0.00392" office:value-type="float" office:value="748.000196045733" calcext:value-type="float">
            <text:p>748</text:p>
          </table:table-cell>
          <table:table-cell/>
          <table:table-cell table:formula="of:=[.M253]+1" office:value-type="float" office:value="1248" calcext:value-type="float">
            <text:p>1248</text:p>
          </table:table-cell>
          <table:table-cell table:formula="of:=5890*EXP(0.00256*([.$M254]-[.$M$7]))" office:value-type="float" office:value="11084.8132702608" calcext:value-type="float">
            <text:p>11,085</text:p>
          </table:table-cell>
          <table:table-cell table:formula="of:=LN([.$N254]/454.16)/0.00256" office:value-type="float" office:value="1248.00067100905" calcext:value-type="float">
            <text:p>1248</text:p>
          </table:table-cell>
          <table:table-cell/>
          <table:table-cell table:formula="of:=[.Q253]+1" office:value-type="float" office:value="2248" calcext:value-type="float">
            <text:p>2248</text:p>
          </table:table-cell>
          <table:table-cell table:formula="of:=76320*EXP(0.00189*([.$Q254]-[.$Q$7]))" office:value-type="float" office:value="121725.076086824" calcext:value-type="float">
            <text:p>121,725</text:p>
          </table:table-cell>
          <table:table-cell table:formula="of:=LN([.$R254]/1738.539)/0.00189" office:value-type="float" office:value="2247.99995862109" calcext:value-type="float">
            <text:p>224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4]+1" office:value-type="float" office:value="429" calcext:value-type="float">
            <text:p>429</text:p>
          </table:table-cell>
          <table:table-cell table:style-name="ce5" table:formula="of:=182*EXP(0.00472*([.$E255]-[.$E$7]))" office:value-type="float" office:value="586.731137667009" calcext:value-type="float">
            <text:p>587</text:p>
          </table:table-cell>
          <table:table-cell table:formula="of:=LN([.$F255]/77.4542)/0.00472" office:value-type="float" office:value="428.999977362223" calcext:value-type="float">
            <text:p>428.999977362223</text:p>
          </table:table-cell>
          <table:table-cell/>
          <table:table-cell table:formula="of:=[.I254]+1" office:value-type="float" office:value="749" calcext:value-type="float">
            <text:p>749</text:p>
          </table:table-cell>
          <table:table-cell table:style-name="ce8" table:formula="of:=830*EXP(0.00392*([.$I255]-[.$I$7]))" office:value-type="float" office:value="2194.22831942155" calcext:value-type="float">
            <text:p>2194</text:p>
          </table:table-cell>
          <table:table-cell table:style-name="ce8" table:formula="of:=LN([.$J255]/116.455)/0.00392" office:value-type="float" office:value="749.000196045733" calcext:value-type="float">
            <text:p>749</text:p>
          </table:table-cell>
          <table:table-cell/>
          <table:table-cell table:formula="of:=[.M254]+1" office:value-type="float" office:value="1249" calcext:value-type="float">
            <text:p>1249</text:p>
          </table:table-cell>
          <table:table-cell table:formula="of:=5890*EXP(0.00256*([.$M255]-[.$M$7]))" office:value-type="float" office:value="11113.226745964" calcext:value-type="float">
            <text:p>11,113</text:p>
          </table:table-cell>
          <table:table-cell table:formula="of:=LN([.$N255]/454.16)/0.00256" office:value-type="float" office:value="1249.00067100905" calcext:value-type="float">
            <text:p>1249</text:p>
          </table:table-cell>
          <table:table-cell/>
          <table:table-cell table:formula="of:=[.Q254]+1" office:value-type="float" office:value="2249" calcext:value-type="float">
            <text:p>2249</text:p>
          </table:table-cell>
          <table:table-cell table:formula="of:=76320*EXP(0.00189*([.$Q255]-[.$Q$7]))" office:value-type="float" office:value="121955.354024731" calcext:value-type="float">
            <text:p>121,955</text:p>
          </table:table-cell>
          <table:table-cell table:formula="of:=LN([.$R255]/1738.539)/0.00189" office:value-type="float" office:value="2248.99995862109" calcext:value-type="float">
            <text:p>224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5]+1" office:value-type="float" office:value="430" calcext:value-type="float">
            <text:p>430</text:p>
          </table:table-cell>
          <table:table-cell table:style-name="ce5" table:formula="of:=182*EXP(0.00472*([.$E256]-[.$E$7]))" office:value-type="float" office:value="589.50705464729" calcext:value-type="float">
            <text:p>590</text:p>
          </table:table-cell>
          <table:table-cell table:formula="of:=LN([.$F256]/77.4542)/0.00472" office:value-type="float" office:value="429.999977362223" calcext:value-type="float">
            <text:p>429.999977362223</text:p>
          </table:table-cell>
          <table:table-cell/>
          <table:table-cell table:formula="of:=[.I255]+1" office:value-type="float" office:value="750" calcext:value-type="float">
            <text:p>750</text:p>
          </table:table-cell>
          <table:table-cell table:style-name="ce8" table:formula="of:=830*EXP(0.00392*([.$I256]-[.$I$7]))" office:value-type="float" office:value="2202.846575179" calcext:value-type="float">
            <text:p>2203</text:p>
          </table:table-cell>
          <table:table-cell table:style-name="ce8" table:formula="of:=LN([.$J256]/116.455)/0.00392" office:value-type="float" office:value="750.000196045733" calcext:value-type="float">
            <text:p>750</text:p>
          </table:table-cell>
          <table:table-cell/>
          <table:table-cell table:formula="of:=[.M255]+1" office:value-type="float" office:value="1250" calcext:value-type="float">
            <text:p>1250</text:p>
          </table:table-cell>
          <table:table-cell table:formula="of:=5890*EXP(0.00256*([.$M256]-[.$M$7]))" office:value-type="float" office:value="11141.7130533498" calcext:value-type="float">
            <text:p>11,142</text:p>
          </table:table-cell>
          <table:table-cell table:formula="of:=LN([.$N256]/454.16)/0.00256" office:value-type="float" office:value="1250.00067100905" calcext:value-type="float">
            <text:p>1250</text:p>
          </table:table-cell>
          <table:table-cell/>
          <table:table-cell table:formula="of:=[.Q255]+1" office:value-type="float" office:value="2250" calcext:value-type="float">
            <text:p>2250</text:p>
          </table:table-cell>
          <table:table-cell table:formula="of:=76320*EXP(0.00189*([.$Q256]-[.$Q$7]))" office:value-type="float" office:value="122186.067599488" calcext:value-type="float">
            <text:p>122,186</text:p>
          </table:table-cell>
          <table:table-cell table:formula="of:=LN([.$R256]/1738.539)/0.00189" office:value-type="float" office:value="2249.99995862109" calcext:value-type="float">
            <text:p>224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6]+1" office:value-type="float" office:value="431" calcext:value-type="float">
            <text:p>431</text:p>
          </table:table-cell>
          <table:table-cell table:style-name="ce5" table:formula="of:=182*EXP(0.00472*([.$E257]-[.$E$7]))" office:value-type="float" office:value="592.29610492592" calcext:value-type="float">
            <text:p>592</text:p>
          </table:table-cell>
          <table:table-cell table:formula="of:=LN([.$F257]/77.4542)/0.00472" office:value-type="float" office:value="430.999977362223" calcext:value-type="float">
            <text:p>430.999977362223</text:p>
          </table:table-cell>
          <table:table-cell/>
          <table:table-cell table:formula="of:=[.I256]+1" office:value-type="float" office:value="751" calcext:value-type="float">
            <text:p>751</text:p>
          </table:table-cell>
          <table:table-cell table:style-name="ce8" table:formula="of:=830*EXP(0.00392*([.$I257]-[.$I$7]))" office:value-type="float" office:value="2211.49868080142" calcext:value-type="float">
            <text:p>2211</text:p>
          </table:table-cell>
          <table:table-cell table:style-name="ce8" table:formula="of:=LN([.$J257]/116.455)/0.00392" office:value-type="float" office:value="751.000196045733" calcext:value-type="float">
            <text:p>751</text:p>
          </table:table-cell>
          <table:table-cell/>
          <table:table-cell table:formula="of:=[.M256]+1" office:value-type="float" office:value="1251" calcext:value-type="float">
            <text:p>1251</text:p>
          </table:table-cell>
          <table:table-cell table:formula="of:=5890*EXP(0.00256*([.$M257]-[.$M$7]))" office:value-type="float" office:value="11170.2723791062" calcext:value-type="float">
            <text:p>11,170</text:p>
          </table:table-cell>
          <table:table-cell table:formula="of:=LN([.$N257]/454.16)/0.00256" office:value-type="float" office:value="1251.00067100905" calcext:value-type="float">
            <text:p>1251</text:p>
          </table:table-cell>
          <table:table-cell/>
          <table:table-cell table:formula="of:=[.Q256]+1" office:value-type="float" office:value="2251" calcext:value-type="float">
            <text:p>2251</text:p>
          </table:table-cell>
          <table:table-cell table:formula="of:=76320*EXP(0.00189*([.$Q257]-[.$Q$7]))" office:value-type="float" office:value="122417.217635228" calcext:value-type="float">
            <text:p>122,417</text:p>
          </table:table-cell>
          <table:table-cell table:formula="of:=LN([.$R257]/1738.539)/0.00189" office:value-type="float" office:value="2250.99995862109" calcext:value-type="float">
            <text:p>225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7]+1" office:value-type="float" office:value="432" calcext:value-type="float">
            <text:p>432</text:p>
          </table:table-cell>
          <table:table-cell table:style-name="ce5" table:formula="of:=182*EXP(0.00472*([.$E258]-[.$E$7]))" office:value-type="float" office:value="595.098350638592" calcext:value-type="float">
            <text:p>595</text:p>
          </table:table-cell>
          <table:table-cell table:formula="of:=LN([.$F258]/77.4542)/0.00472" office:value-type="float" office:value="431.999977362223" calcext:value-type="float">
            <text:p>431.999977362223</text:p>
          </table:table-cell>
          <table:table-cell/>
          <table:table-cell table:formula="of:=[.I257]+1" office:value-type="float" office:value="752" calcext:value-type="float">
            <text:p>752</text:p>
          </table:table-cell>
          <table:table-cell table:style-name="ce8" table:formula="of:=830*EXP(0.00392*([.$I258]-[.$I$7]))" office:value-type="float" office:value="2220.18476924068" calcext:value-type="float">
            <text:p>2220</text:p>
          </table:table-cell>
          <table:table-cell table:style-name="ce8" table:formula="of:=LN([.$J258]/116.455)/0.00392" office:value-type="float" office:value="752.000196045733" calcext:value-type="float">
            <text:p>752</text:p>
          </table:table-cell>
          <table:table-cell/>
          <table:table-cell table:formula="of:=[.M257]+1" office:value-type="float" office:value="1252" calcext:value-type="float">
            <text:p>1252</text:p>
          </table:table-cell>
          <table:table-cell table:formula="of:=5890*EXP(0.00256*([.$M258]-[.$M$7]))" office:value-type="float" office:value="11198.9049103996" calcext:value-type="float">
            <text:p>11,199</text:p>
          </table:table-cell>
          <table:table-cell table:formula="of:=LN([.$N258]/454.16)/0.00256" office:value-type="float" office:value="1252.00067100905" calcext:value-type="float">
            <text:p>1252</text:p>
          </table:table-cell>
          <table:table-cell/>
          <table:table-cell table:formula="of:=[.Q257]+1" office:value-type="float" office:value="2252" calcext:value-type="float">
            <text:p>2252</text:p>
          </table:table-cell>
          <table:table-cell table:formula="of:=76320*EXP(0.00189*([.$Q258]-[.$Q$7]))" office:value-type="float" office:value="122648.80495764" calcext:value-type="float">
            <text:p>122,649</text:p>
          </table:table-cell>
          <table:table-cell table:formula="of:=LN([.$R258]/1738.539)/0.00189" office:value-type="float" office:value="2251.99995862109" calcext:value-type="float">
            <text:p>225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8]+1" office:value-type="float" office:value="433" calcext:value-type="float">
            <text:p>433</text:p>
          </table:table-cell>
          <table:table-cell table:style-name="ce5" table:formula="of:=182*EXP(0.00472*([.$E259]-[.$E$7]))" office:value-type="float" office:value="597.913854214972" calcext:value-type="float">
            <text:p>598</text:p>
          </table:table-cell>
          <table:table-cell table:formula="of:=LN([.$F259]/77.4542)/0.00472" office:value-type="float" office:value="432.999977362223" calcext:value-type="float">
            <text:p>432.999977362223</text:p>
          </table:table-cell>
          <table:table-cell/>
          <table:table-cell table:formula="of:=[.I258]+1" office:value-type="float" office:value="753" calcext:value-type="float">
            <text:p>753</text:p>
          </table:table-cell>
          <table:table-cell table:style-name="ce8" table:formula="of:=830*EXP(0.00392*([.$I259]-[.$I$7]))" office:value-type="float" office:value="2228.90497397086" calcext:value-type="float">
            <text:p>2229</text:p>
          </table:table-cell>
          <table:table-cell table:style-name="ce8" table:formula="of:=LN([.$J259]/116.455)/0.00392" office:value-type="float" office:value="753.000196045733" calcext:value-type="float">
            <text:p>753</text:p>
          </table:table-cell>
          <table:table-cell/>
          <table:table-cell table:formula="of:=[.M258]+1" office:value-type="float" office:value="1253" calcext:value-type="float">
            <text:p>1253</text:p>
          </table:table-cell>
          <table:table-cell table:formula="of:=5890*EXP(0.00256*([.$M259]-[.$M$7]))" office:value-type="float" office:value="11227.6108348762" calcext:value-type="float">
            <text:p>11,228</text:p>
          </table:table-cell>
          <table:table-cell table:formula="of:=LN([.$N259]/454.16)/0.00256" office:value-type="float" office:value="1253.00067100905" calcext:value-type="float">
            <text:p>1253</text:p>
          </table:table-cell>
          <table:table-cell/>
          <table:table-cell table:formula="of:=[.Q258]+1" office:value-type="float" office:value="2253" calcext:value-type="float">
            <text:p>2253</text:p>
          </table:table-cell>
          <table:table-cell table:formula="of:=76320*EXP(0.00189*([.$Q259]-[.$Q$7]))" office:value-type="float" office:value="122880.830393979" calcext:value-type="float">
            <text:p>122,881</text:p>
          </table:table-cell>
          <table:table-cell table:formula="of:=LN([.$R259]/1738.539)/0.00189" office:value-type="float" office:value="2252.99995862109" calcext:value-type="float">
            <text:p>225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59]+1" office:value-type="float" office:value="434" calcext:value-type="float">
            <text:p>434</text:p>
          </table:table-cell>
          <table:table-cell table:style-name="ce5" table:formula="of:=182*EXP(0.00472*([.$E260]-[.$E$7]))" office:value-type="float" office:value="600.742678380092" calcext:value-type="float">
            <text:p>601</text:p>
          </table:table-cell>
          <table:table-cell table:formula="of:=LN([.$F260]/77.4542)/0.00472" office:value-type="float" office:value="433.999977362223" calcext:value-type="float">
            <text:p>433.999977362223</text:p>
          </table:table-cell>
          <table:table-cell/>
          <table:table-cell table:formula="of:=[.I259]+1" office:value-type="float" office:value="754" calcext:value-type="float">
            <text:p>754</text:p>
          </table:table-cell>
          <table:table-cell table:style-name="ce8" table:formula="of:=830*EXP(0.00392*([.$I260]-[.$I$7]))" office:value-type="float" office:value="2237.6594289903" calcext:value-type="float">
            <text:p>2238</text:p>
          </table:table-cell>
          <table:table-cell table:style-name="ce8" table:formula="of:=LN([.$J260]/116.455)/0.00392" office:value-type="float" office:value="754.000196045733" calcext:value-type="float">
            <text:p>754</text:p>
          </table:table-cell>
          <table:table-cell/>
          <table:table-cell table:formula="of:=[.M259]+1" office:value-type="float" office:value="1254" calcext:value-type="float">
            <text:p>1254</text:p>
          </table:table-cell>
          <table:table-cell table:formula="of:=5890*EXP(0.00256*([.$M260]-[.$M$7]))" office:value-type="float" office:value="11256.3903406635" calcext:value-type="float">
            <text:p>11,256</text:p>
          </table:table-cell>
          <table:table-cell table:formula="of:=LN([.$N260]/454.16)/0.00256" office:value-type="float" office:value="1254.00067100905" calcext:value-type="float">
            <text:p>1254</text:p>
          </table:table-cell>
          <table:table-cell/>
          <table:table-cell table:formula="of:=[.Q259]+1" office:value-type="float" office:value="2254" calcext:value-type="float">
            <text:p>2254</text:p>
          </table:table-cell>
          <table:table-cell table:formula="of:=76320*EXP(0.00189*([.$Q260]-[.$Q$7]))" office:value-type="float" office:value="123113.294773063" calcext:value-type="float">
            <text:p>123,113</text:p>
          </table:table-cell>
          <table:table-cell table:formula="of:=LN([.$R260]/1738.539)/0.00189" office:value-type="float" office:value="2253.99995862109" calcext:value-type="float">
            <text:p>225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0]+1" office:value-type="float" office:value="435" calcext:value-type="float">
            <text:p>435</text:p>
          </table:table-cell>
          <table:table-cell table:style-name="ce5" table:formula="of:=182*EXP(0.00472*([.$E261]-[.$E$7]))" office:value-type="float" office:value="603.584886155745" calcext:value-type="float">
            <text:p>604</text:p>
          </table:table-cell>
          <table:table-cell table:formula="of:=LN([.$F261]/77.4542)/0.00472" office:value-type="float" office:value="434.999977362223" calcext:value-type="float">
            <text:p>434.999977362223</text:p>
          </table:table-cell>
          <table:table-cell/>
          <table:table-cell table:formula="of:=[.I260]+1" office:value-type="float" office:value="755" calcext:value-type="float">
            <text:p>755</text:p>
          </table:table-cell>
          <table:table-cell table:style-name="ce8" table:formula="of:=830*EXP(0.00392*([.$I261]-[.$I$7]))" office:value-type="float" office:value="2246.44826882361" calcext:value-type="float">
            <text:p>2246</text:p>
          </table:table-cell>
          <table:table-cell table:style-name="ce8" table:formula="of:=LN([.$J261]/116.455)/0.00392" office:value-type="float" office:value="755.000196045733" calcext:value-type="float">
            <text:p>755</text:p>
          </table:table-cell>
          <table:table-cell/>
          <table:table-cell table:formula="of:=[.M260]+1" office:value-type="float" office:value="1255" calcext:value-type="float">
            <text:p>1255</text:p>
          </table:table-cell>
          <table:table-cell table:formula="of:=5890*EXP(0.00256*([.$M261]-[.$M$7]))" office:value-type="float" office:value="11285.2436163708" calcext:value-type="float">
            <text:p>11,285</text:p>
          </table:table-cell>
          <table:table-cell table:formula="of:=LN([.$N261]/454.16)/0.00256" office:value-type="float" office:value="1255.00067100905" calcext:value-type="float">
            <text:p>1255</text:p>
          </table:table-cell>
          <table:table-cell/>
          <table:table-cell table:formula="of:=[.Q260]+1" office:value-type="float" office:value="2255" calcext:value-type="float">
            <text:p>2255</text:p>
          </table:table-cell>
          <table:table-cell table:formula="of:=76320*EXP(0.00189*([.$Q261]-[.$Q$7]))" office:value-type="float" office:value="123346.198925278" calcext:value-type="float">
            <text:p>123,346</text:p>
          </table:table-cell>
          <table:table-cell table:formula="of:=LN([.$R261]/1738.539)/0.00189" office:value-type="float" office:value="2254.99995862109" calcext:value-type="float">
            <text:p>225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1]+1" office:value-type="float" office:value="436" calcext:value-type="float">
            <text:p>436</text:p>
          </table:table-cell>
          <table:table-cell table:style-name="ce5" table:formula="of:=182*EXP(0.00472*([.$E262]-[.$E$7]))" office:value-type="float" office:value="606.44054086189" calcext:value-type="float">
            <text:p>606</text:p>
          </table:table-cell>
          <table:table-cell table:formula="of:=LN([.$F262]/77.4542)/0.00472" office:value-type="float" office:value="435.999977362223" calcext:value-type="float">
            <text:p>435.999977362223</text:p>
          </table:table-cell>
          <table:table-cell/>
          <table:table-cell table:formula="of:=[.I261]+1" office:value-type="float" office:value="756" calcext:value-type="float">
            <text:p>756</text:p>
          </table:table-cell>
          <table:table-cell table:style-name="ce8" table:formula="of:=830*EXP(0.00392*([.$I262]-[.$I$7]))" office:value-type="float" office:value="2255.27162852381" calcext:value-type="float">
            <text:p>2255</text:p>
          </table:table-cell>
          <table:table-cell table:style-name="ce8" table:formula="of:=LN([.$J262]/116.455)/0.00392" office:value-type="float" office:value="756.000196045733" calcext:value-type="float">
            <text:p>756</text:p>
          </table:table-cell>
          <table:table-cell/>
          <table:table-cell table:formula="of:=[.M261]+1" office:value-type="float" office:value="1256" calcext:value-type="float">
            <text:p>1256</text:p>
          </table:table-cell>
          <table:table-cell table:formula="of:=5890*EXP(0.00256*([.$M262]-[.$M$7]))" office:value-type="float" office:value="11314.170851091" calcext:value-type="float">
            <text:p>11,314</text:p>
          </table:table-cell>
          <table:table-cell table:formula="of:=LN([.$N262]/454.16)/0.00256" office:value-type="float" office:value="1256.00067100905" calcext:value-type="float">
            <text:p>1256</text:p>
          </table:table-cell>
          <table:table-cell/>
          <table:table-cell table:formula="of:=[.Q261]+1" office:value-type="float" office:value="2256" calcext:value-type="float">
            <text:p>2256</text:p>
          </table:table-cell>
          <table:table-cell table:formula="of:=76320*EXP(0.00189*([.$Q262]-[.$Q$7]))" office:value-type="float" office:value="123579.543682582" calcext:value-type="float">
            <text:p>123,580</text:p>
          </table:table-cell>
          <table:table-cell table:formula="of:=LN([.$R262]/1738.539)/0.00189" office:value-type="float" office:value="2255.99995862109" calcext:value-type="float">
            <text:p>225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2]+1" office:value-type="float" office:value="437" calcext:value-type="float">
            <text:p>437</text:p>
          </table:table-cell>
          <table:table-cell table:style-name="ce5" table:formula="of:=182*EXP(0.00472*([.$E263]-[.$E$7]))" office:value-type="float" office:value="609.309706118064" calcext:value-type="float">
            <text:p>609</text:p>
          </table:table-cell>
          <table:table-cell table:formula="of:=LN([.$F263]/77.4542)/0.00472" office:value-type="float" office:value="436.999977362223" calcext:value-type="float">
            <text:p>436.999977362223</text:p>
          </table:table-cell>
          <table:table-cell/>
          <table:table-cell table:formula="of:=[.I262]+1" office:value-type="float" office:value="757" calcext:value-type="float">
            <text:p>757</text:p>
          </table:table-cell>
          <table:table-cell table:style-name="ce8" table:formula="of:=830*EXP(0.00392*([.$I263]-[.$I$7]))" office:value-type="float" office:value="2264.12964367434" calcext:value-type="float">
            <text:p>2264</text:p>
          </table:table-cell>
          <table:table-cell table:style-name="ce8" table:formula="of:=LN([.$J263]/116.455)/0.00392" office:value-type="float" office:value="757.000196045733" calcext:value-type="float">
            <text:p>757</text:p>
          </table:table-cell>
          <table:table-cell/>
          <table:table-cell table:formula="of:=[.M262]+1" office:value-type="float" office:value="1257" calcext:value-type="float">
            <text:p>1257</text:p>
          </table:table-cell>
          <table:table-cell table:formula="of:=5890*EXP(0.00256*([.$M263]-[.$M$7]))" office:value-type="float" office:value="11343.1722344018" calcext:value-type="float">
            <text:p>11,343</text:p>
          </table:table-cell>
          <table:table-cell table:formula="of:=LN([.$N263]/454.16)/0.00256" office:value-type="float" office:value="1257.00067100905" calcext:value-type="float">
            <text:p>1257</text:p>
          </table:table-cell>
          <table:table-cell/>
          <table:table-cell table:formula="of:=[.Q262]+1" office:value-type="float" office:value="2257" calcext:value-type="float">
            <text:p>2257</text:p>
          </table:table-cell>
          <table:table-cell table:formula="of:=76320*EXP(0.00189*([.$Q263]-[.$Q$7]))" office:value-type="float" office:value="123813.329878505" calcext:value-type="float">
            <text:p>123,813</text:p>
          </table:table-cell>
          <table:table-cell table:formula="of:=LN([.$R263]/1738.539)/0.00189" office:value-type="float" office:value="2256.99995862109" calcext:value-type="float">
            <text:p>225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3]+1" office:value-type="float" office:value="438" calcext:value-type="float">
            <text:p>438</text:p>
          </table:table-cell>
          <table:table-cell table:style-name="ce5" table:formula="of:=182*EXP(0.00472*([.$E264]-[.$E$7]))" office:value-type="float" office:value="612.192445844796" calcext:value-type="float">
            <text:p>612</text:p>
          </table:table-cell>
          <table:table-cell table:formula="of:=LN([.$F264]/77.4542)/0.00472" office:value-type="float" office:value="437.999977362223" calcext:value-type="float">
            <text:p>437.999977362223</text:p>
          </table:table-cell>
          <table:table-cell/>
          <table:table-cell table:formula="of:=[.I263]+1" office:value-type="float" office:value="758" calcext:value-type="float">
            <text:p>758</text:p>
          </table:table-cell>
          <table:table-cell table:style-name="ce8" table:formula="of:=830*EXP(0.00392*([.$I264]-[.$I$7]))" office:value-type="float" office:value="2273.02245039117" calcext:value-type="float">
            <text:p>2273</text:p>
          </table:table-cell>
          <table:table-cell table:style-name="ce8" table:formula="of:=LN([.$J264]/116.455)/0.00392" office:value-type="float" office:value="758.000196045733" calcext:value-type="float">
            <text:p>758</text:p>
          </table:table-cell>
          <table:table-cell/>
          <table:table-cell table:formula="of:=[.M263]+1" office:value-type="float" office:value="1258" calcext:value-type="float">
            <text:p>1258</text:p>
          </table:table-cell>
          <table:table-cell table:formula="of:=5890*EXP(0.00256*([.$M264]-[.$M$7]))" office:value-type="float" office:value="11372.2479563668" calcext:value-type="float">
            <text:p>11,372</text:p>
          </table:table-cell>
          <table:table-cell table:formula="of:=LN([.$N264]/454.16)/0.00256" office:value-type="float" office:value="1258.00067100905" calcext:value-type="float">
            <text:p>1258</text:p>
          </table:table-cell>
          <table:table-cell/>
          <table:table-cell table:formula="of:=[.Q263]+1" office:value-type="float" office:value="2258" calcext:value-type="float">
            <text:p>2258</text:p>
          </table:table-cell>
          <table:table-cell table:formula="of:=76320*EXP(0.00189*([.$Q264]-[.$Q$7]))" office:value-type="float" office:value="124047.558348155" calcext:value-type="float">
            <text:p>124,048</text:p>
          </table:table-cell>
          <table:table-cell table:formula="of:=LN([.$R264]/1738.539)/0.00189" office:value-type="float" office:value="2257.99995862109" calcext:value-type="float">
            <text:p>225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4]+1" office:value-type="float" office:value="439" calcext:value-type="float">
            <text:p>439</text:p>
          </table:table-cell>
          <table:table-cell table:style-name="ce5" table:formula="of:=182*EXP(0.00472*([.$E265]-[.$E$7]))" office:value-type="float" office:value="615.088824265034" calcext:value-type="float">
            <text:p>615</text:p>
          </table:table-cell>
          <table:table-cell table:formula="of:=LN([.$F265]/77.4542)/0.00472" office:value-type="float" office:value="438.999977362223" calcext:value-type="float">
            <text:p>438.999977362223</text:p>
          </table:table-cell>
          <table:table-cell/>
          <table:table-cell table:formula="of:=[.I264]+1" office:value-type="float" office:value="759" calcext:value-type="float">
            <text:p>759</text:p>
          </table:table-cell>
          <table:table-cell table:style-name="ce8" table:formula="of:=830*EXP(0.00392*([.$I265]-[.$I$7]))" office:value-type="float" office:value="2281.95018532492" calcext:value-type="float">
            <text:p>2282</text:p>
          </table:table-cell>
          <table:table-cell table:style-name="ce8" table:formula="of:=LN([.$J265]/116.455)/0.00392" office:value-type="float" office:value="759.000196045733" calcext:value-type="float">
            <text:p>759</text:p>
          </table:table-cell>
          <table:table-cell/>
          <table:table-cell table:formula="of:=[.M264]+1" office:value-type="float" office:value="1259" calcext:value-type="float">
            <text:p>1259</text:p>
          </table:table-cell>
          <table:table-cell table:formula="of:=5890*EXP(0.00256*([.$M265]-[.$M$7]))" office:value-type="float" office:value="11401.3982075366" calcext:value-type="float">
            <text:p>11,401</text:p>
          </table:table-cell>
          <table:table-cell table:formula="of:=LN([.$N265]/454.16)/0.00256" office:value-type="float" office:value="1259.00067100905" calcext:value-type="float">
            <text:p>1259</text:p>
          </table:table-cell>
          <table:table-cell/>
          <table:table-cell table:formula="of:=[.Q264]+1" office:value-type="float" office:value="2259" calcext:value-type="float">
            <text:p>2259</text:p>
          </table:table-cell>
          <table:table-cell table:formula="of:=76320*EXP(0.00189*([.$Q265]-[.$Q$7]))" office:value-type="float" office:value="124282.22992822" calcext:value-type="float">
            <text:p>124,282</text:p>
          </table:table-cell>
          <table:table-cell table:formula="of:=LN([.$R265]/1738.539)/0.00189" office:value-type="float" office:value="2258.99995862109" calcext:value-type="float">
            <text:p>225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5]+1" office:value-type="float" office:value="440" calcext:value-type="float">
            <text:p>440</text:p>
          </table:table-cell>
          <table:table-cell table:style-name="ce5" table:formula="of:=182*EXP(0.00472*([.$E266]-[.$E$7]))" office:value-type="float" office:value="617.998905905575" calcext:value-type="float">
            <text:p>618</text:p>
          </table:table-cell>
          <table:table-cell table:formula="of:=LN([.$F266]/77.4542)/0.00472" office:value-type="float" office:value="439.999977362223" calcext:value-type="float">
            <text:p>439.999977362223</text:p>
          </table:table-cell>
          <table:table-cell/>
          <table:table-cell table:formula="of:=[.I265]+1" office:value-type="float" office:value="760" calcext:value-type="float">
            <text:p>760</text:p>
          </table:table-cell>
          <table:table-cell table:style-name="ce8" table:formula="of:=830*EXP(0.00392*([.$I266]-[.$I$7]))" office:value-type="float" office:value="2290.91298566289" calcext:value-type="float">
            <text:p>2291</text:p>
          </table:table-cell>
          <table:table-cell table:style-name="ce8" table:formula="of:=LN([.$J266]/116.455)/0.00392" office:value-type="float" office:value="760.000196045733" calcext:value-type="float">
            <text:p>760</text:p>
          </table:table-cell>
          <table:table-cell/>
          <table:table-cell table:formula="of:=[.M265]+1" office:value-type="float" office:value="1260" calcext:value-type="float">
            <text:p>1260</text:p>
          </table:table-cell>
          <table:table-cell table:formula="of:=5890*EXP(0.00256*([.$M266]-[.$M$7]))" office:value-type="float" office:value="11430.6231789506" calcext:value-type="float">
            <text:p>11,431</text:p>
          </table:table-cell>
          <table:table-cell table:formula="of:=LN([.$N266]/454.16)/0.00256" office:value-type="float" office:value="1260.00067100905" calcext:value-type="float">
            <text:p>1260</text:p>
          </table:table-cell>
          <table:table-cell/>
          <table:table-cell table:formula="of:=[.Q265]+1" office:value-type="float" office:value="2260" calcext:value-type="float">
            <text:p>2260</text:p>
          </table:table-cell>
          <table:table-cell table:formula="of:=76320*EXP(0.00189*([.$Q266]-[.$Q$7]))" office:value-type="float" office:value="124517.345456971" calcext:value-type="float">
            <text:p>124,517</text:p>
          </table:table-cell>
          <table:table-cell table:formula="of:=LN([.$R266]/1738.539)/0.00189" office:value-type="float" office:value="2259.99995862109" calcext:value-type="float">
            <text:p>225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6]+1" office:value-type="float" office:value="441" calcext:value-type="float">
            <text:p>441</text:p>
          </table:table-cell>
          <table:table-cell table:style-name="ce5" table:formula="of:=182*EXP(0.00472*([.$E267]-[.$E$7]))" office:value-type="float" office:value="620.922755598502" calcext:value-type="float">
            <text:p>621</text:p>
          </table:table-cell>
          <table:table-cell table:formula="of:=LN([.$F267]/77.4542)/0.00472" office:value-type="float" office:value="440.999977362223" calcext:value-type="float">
            <text:p>440.999977362223</text:p>
          </table:table-cell>
          <table:table-cell/>
          <table:table-cell table:formula="of:=[.I266]+1" office:value-type="float" office:value="761" calcext:value-type="float">
            <text:p>761</text:p>
          </table:table-cell>
          <table:table-cell table:style-name="ce8" table:formula="of:=830*EXP(0.00392*([.$I267]-[.$I$7]))" office:value-type="float" office:value="2299.91098913125" calcext:value-type="float">
            <text:p>2300</text:p>
          </table:table-cell>
          <table:table-cell table:style-name="ce8" table:formula="of:=LN([.$J267]/116.455)/0.00392" office:value-type="float" office:value="761.000196045733" calcext:value-type="float">
            <text:p>761</text:p>
          </table:table-cell>
          <table:table-cell/>
          <table:table-cell table:formula="of:=[.M266]+1" office:value-type="float" office:value="1261" calcext:value-type="float">
            <text:p>1261</text:p>
          </table:table-cell>
          <table:table-cell table:formula="of:=5890*EXP(0.00256*([.$M267]-[.$M$7]))" office:value-type="float" office:value="11459.9230621376" calcext:value-type="float">
            <text:p>11,460</text:p>
          </table:table-cell>
          <table:table-cell table:formula="of:=LN([.$N267]/454.16)/0.00256" office:value-type="float" office:value="1261.00067100905" calcext:value-type="float">
            <text:p>1261</text:p>
          </table:table-cell>
          <table:table-cell/>
          <table:table-cell table:formula="of:=[.Q266]+1" office:value-type="float" office:value="2261" calcext:value-type="float">
            <text:p>2261</text:p>
          </table:table-cell>
          <table:table-cell table:formula="of:=76320*EXP(0.00189*([.$Q267]-[.$Q$7]))" office:value-type="float" office:value="124752.905774265" calcext:value-type="float">
            <text:p>124,753</text:p>
          </table:table-cell>
          <table:table-cell table:formula="of:=LN([.$R267]/1738.539)/0.00189" office:value-type="float" office:value="2260.99995862109" calcext:value-type="float">
            <text:p>226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7]+1" office:value-type="float" office:value="442" calcext:value-type="float">
            <text:p>442</text:p>
          </table:table-cell>
          <table:table-cell table:style-name="ce5" table:formula="of:=182*EXP(0.00472*([.$E268]-[.$E$7]))" office:value-type="float" office:value="623.86043848263" calcext:value-type="float">
            <text:p>624</text:p>
          </table:table-cell>
          <table:table-cell table:formula="of:=LN([.$F268]/77.4542)/0.00472" office:value-type="float" office:value="441.999977362223" calcext:value-type="float">
            <text:p>441.999977362223</text:p>
          </table:table-cell>
          <table:table-cell/>
          <table:table-cell table:formula="of:=[.I267]+1" office:value-type="float" office:value="762" calcext:value-type="float">
            <text:p>762</text:p>
          </table:table-cell>
          <table:table-cell table:style-name="ce8" table:formula="of:=830*EXP(0.00392*([.$I268]-[.$I$7]))" office:value-type="float" office:value="2308.94433399708" calcext:value-type="float">
            <text:p>2309</text:p>
          </table:table-cell>
          <table:table-cell table:style-name="ce8" table:formula="of:=LN([.$J268]/116.455)/0.00392" office:value-type="float" office:value="762.000196045733" calcext:value-type="float">
            <text:p>762</text:p>
          </table:table-cell>
          <table:table-cell/>
          <table:table-cell table:formula="of:=[.M267]+1" office:value-type="float" office:value="1262" calcext:value-type="float">
            <text:p>1262</text:p>
          </table:table-cell>
          <table:table-cell table:formula="of:=5890*EXP(0.00256*([.$M268]-[.$M$7]))" office:value-type="float" office:value="11489.2980491173" calcext:value-type="float">
            <text:p>11,489</text:p>
          </table:table-cell>
          <table:table-cell table:formula="of:=LN([.$N268]/454.16)/0.00256" office:value-type="float" office:value="1262.00067100905" calcext:value-type="float">
            <text:p>1262</text:p>
          </table:table-cell>
          <table:table-cell/>
          <table:table-cell table:formula="of:=[.Q267]+1" office:value-type="float" office:value="2262" calcext:value-type="float">
            <text:p>2262</text:p>
          </table:table-cell>
          <table:table-cell table:formula="of:=76320*EXP(0.00189*([.$Q268]-[.$Q$7]))" office:value-type="float" office:value="124988.911721545" calcext:value-type="float">
            <text:p>124,989</text:p>
          </table:table-cell>
          <table:table-cell table:formula="of:=LN([.$R268]/1738.539)/0.00189" office:value-type="float" office:value="2261.99995862109" calcext:value-type="float">
            <text:p>226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8]+1" office:value-type="float" office:value="443" calcext:value-type="float">
            <text:p>443</text:p>
          </table:table-cell>
          <table:table-cell table:style-name="ce5" table:formula="of:=182*EXP(0.00472*([.$E269]-[.$E$7]))" office:value-type="float" office:value="626.812020004953" calcext:value-type="float">
            <text:p>627</text:p>
          </table:table-cell>
          <table:table-cell table:formula="of:=LN([.$F269]/77.4542)/0.00472" office:value-type="float" office:value="442.999977362223" calcext:value-type="float">
            <text:p>442.999977362223</text:p>
          </table:table-cell>
          <table:table-cell/>
          <table:table-cell table:formula="of:=[.I268]+1" office:value-type="float" office:value="763" calcext:value-type="float">
            <text:p>763</text:p>
          </table:table-cell>
          <table:table-cell table:style-name="ce8" table:formula="of:=830*EXP(0.00392*([.$I269]-[.$I$7]))" office:value-type="float" office:value="2318.01315907057" calcext:value-type="float">
            <text:p>2318</text:p>
          </table:table-cell>
          <table:table-cell table:style-name="ce8" table:formula="of:=LN([.$J269]/116.455)/0.00392" office:value-type="float" office:value="763.000196045733" calcext:value-type="float">
            <text:p>763</text:p>
          </table:table-cell>
          <table:table-cell/>
          <table:table-cell table:formula="of:=[.M268]+1" office:value-type="float" office:value="1263" calcext:value-type="float">
            <text:p>1263</text:p>
          </table:table-cell>
          <table:table-cell table:formula="of:=5890*EXP(0.00256*([.$M269]-[.$M$7]))" office:value-type="float" office:value="11518.7483324019" calcext:value-type="float">
            <text:p>11,519</text:p>
          </table:table-cell>
          <table:table-cell table:formula="of:=LN([.$N269]/454.16)/0.00256" office:value-type="float" office:value="1263.00067100905" calcext:value-type="float">
            <text:p>1263</text:p>
          </table:table-cell>
          <table:table-cell/>
          <table:table-cell table:formula="of:=[.Q268]+1" office:value-type="float" office:value="2263" calcext:value-type="float">
            <text:p>2263</text:p>
          </table:table-cell>
          <table:table-cell table:formula="of:=76320*EXP(0.00189*([.$Q269]-[.$Q$7]))" office:value-type="float" office:value="125225.36414185" calcext:value-type="float">
            <text:p>125,225</text:p>
          </table:table-cell>
          <table:table-cell table:formula="of:=LN([.$R269]/1738.539)/0.00189" office:value-type="float" office:value="2262.99995862109" calcext:value-type="float">
            <text:p>226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69]+1" office:value-type="float" office:value="444" calcext:value-type="float">
            <text:p>444</text:p>
          </table:table-cell>
          <table:table-cell table:style-name="ce5" table:formula="of:=182*EXP(0.00472*([.$E270]-[.$E$7]))" office:value-type="float" office:value="629.777565922108" calcext:value-type="float">
            <text:p>630</text:p>
          </table:table-cell>
          <table:table-cell table:formula="of:=LN([.$F270]/77.4542)/0.00472" office:value-type="float" office:value="443.999977362223" calcext:value-type="float">
            <text:p>443.999977362223</text:p>
          </table:table-cell>
          <table:table-cell/>
          <table:table-cell table:formula="of:=[.I269]+1" office:value-type="float" office:value="764" calcext:value-type="float">
            <text:p>764</text:p>
          </table:table-cell>
          <table:table-cell table:style-name="ce8" table:formula="of:=830*EXP(0.00392*([.$I270]-[.$I$7]))" office:value-type="float" office:value="2327.11760370707" calcext:value-type="float">
            <text:p>2327</text:p>
          </table:table-cell>
          <table:table-cell table:style-name="ce8" table:formula="of:=LN([.$J270]/116.455)/0.00392" office:value-type="float" office:value="764.000196045733" calcext:value-type="float">
            <text:p>764</text:p>
          </table:table-cell>
          <table:table-cell/>
          <table:table-cell table:formula="of:=[.M269]+1" office:value-type="float" office:value="1264" calcext:value-type="float">
            <text:p>1264</text:p>
          </table:table-cell>
          <table:table-cell table:formula="of:=5890*EXP(0.00256*([.$M270]-[.$M$7]))" office:value-type="float" office:value="11548.2741049967" calcext:value-type="float">
            <text:p>11,548</text:p>
          </table:table-cell>
          <table:table-cell table:formula="of:=LN([.$N270]/454.16)/0.00256" office:value-type="float" office:value="1264.00067100905" calcext:value-type="float">
            <text:p>1264</text:p>
          </table:table-cell>
          <table:table-cell/>
          <table:table-cell table:formula="of:=[.Q269]+1" office:value-type="float" office:value="2264" calcext:value-type="float">
            <text:p>2264</text:p>
          </table:table-cell>
          <table:table-cell table:formula="of:=76320*EXP(0.00189*([.$Q270]-[.$Q$7]))" office:value-type="float" office:value="125462.263879811" calcext:value-type="float">
            <text:p>125,462</text:p>
          </table:table-cell>
          <table:table-cell table:formula="of:=LN([.$R270]/1738.539)/0.00189" office:value-type="float" office:value="2263.99995862109" calcext:value-type="float">
            <text:p>226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0]+1" office:value-type="float" office:value="445" calcext:value-type="float">
            <text:p>445</text:p>
          </table:table-cell>
          <table:table-cell table:style-name="ce5" table:formula="of:=182*EXP(0.00472*([.$E271]-[.$E$7]))" office:value-type="float" office:value="632.757142301836" calcext:value-type="float">
            <text:p>633</text:p>
          </table:table-cell>
          <table:table-cell table:formula="of:=LN([.$F271]/77.4542)/0.00472" office:value-type="float" office:value="444.999977362223" calcext:value-type="float">
            <text:p>444.999977362223</text:p>
          </table:table-cell>
          <table:table-cell/>
          <table:table-cell table:formula="of:=[.I270]+1" office:value-type="float" office:value="765" calcext:value-type="float">
            <text:p>765</text:p>
          </table:table-cell>
          <table:table-cell table:style-name="ce8" table:formula="of:=830*EXP(0.00392*([.$I271]-[.$I$7]))" office:value-type="float" office:value="2336.25780780931" calcext:value-type="float">
            <text:p>2336</text:p>
          </table:table-cell>
          <table:table-cell table:style-name="ce8" table:formula="of:=LN([.$J271]/116.455)/0.00392" office:value-type="float" office:value="765.000196045733" calcext:value-type="float">
            <text:p>765</text:p>
          </table:table-cell>
          <table:table-cell/>
          <table:table-cell table:formula="of:=[.M270]+1" office:value-type="float" office:value="1265" calcext:value-type="float">
            <text:p>1265</text:p>
          </table:table-cell>
          <table:table-cell table:formula="of:=5890*EXP(0.00256*([.$M271]-[.$M$7]))" office:value-type="float" office:value="11577.8755604021" calcext:value-type="float">
            <text:p>11,578</text:p>
          </table:table-cell>
          <table:table-cell table:formula="of:=LN([.$N271]/454.16)/0.00256" office:value-type="float" office:value="1265.00067100905" calcext:value-type="float">
            <text:p>1265</text:p>
          </table:table-cell>
          <table:table-cell/>
          <table:table-cell table:formula="of:=[.Q270]+1" office:value-type="float" office:value="2265" calcext:value-type="float">
            <text:p>2265</text:p>
          </table:table-cell>
          <table:table-cell table:formula="of:=76320*EXP(0.00189*([.$Q271]-[.$Q$7]))" office:value-type="float" office:value="125699.611781659" calcext:value-type="float">
            <text:p>125,700</text:p>
          </table:table-cell>
          <table:table-cell table:formula="of:=LN([.$R271]/1738.539)/0.00189" office:value-type="float" office:value="2264.99995862109" calcext:value-type="float">
            <text:p>226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1]+1" office:value-type="float" office:value="446" calcext:value-type="float">
            <text:p>446</text:p>
          </table:table-cell>
          <table:table-cell table:style-name="ce5" table:formula="of:=182*EXP(0.00472*([.$E272]-[.$E$7]))" office:value-type="float" office:value="635.750815524454" calcext:value-type="float">
            <text:p>636</text:p>
          </table:table-cell>
          <table:table-cell table:formula="of:=LN([.$F272]/77.4542)/0.00472" office:value-type="float" office:value="445.999977362223" calcext:value-type="float">
            <text:p>445.999977362223</text:p>
          </table:table-cell>
          <table:table-cell/>
          <table:table-cell table:formula="of:=[.I271]+1" office:value-type="float" office:value="766" calcext:value-type="float">
            <text:p>766</text:p>
          </table:table-cell>
          <table:table-cell table:style-name="ce8" table:formula="of:=830*EXP(0.00392*([.$I272]-[.$I$7]))" office:value-type="float" office:value="2345.43391182949" calcext:value-type="float">
            <text:p>2345</text:p>
          </table:table-cell>
          <table:table-cell table:style-name="ce8" table:formula="of:=LN([.$J272]/116.455)/0.00392" office:value-type="float" office:value="766.000196045733" calcext:value-type="float">
            <text:p>766</text:p>
          </table:table-cell>
          <table:table-cell/>
          <table:table-cell table:formula="of:=[.M271]+1" office:value-type="float" office:value="1266" calcext:value-type="float">
            <text:p>1266</text:p>
          </table:table-cell>
          <table:table-cell table:formula="of:=5890*EXP(0.00256*([.$M272]-[.$M$7]))" office:value-type="float" office:value="11607.5528926142" calcext:value-type="float">
            <text:p>11,608</text:p>
          </table:table-cell>
          <table:table-cell table:formula="of:=LN([.$N272]/454.16)/0.00256" office:value-type="float" office:value="1266.00067100905" calcext:value-type="float">
            <text:p>1266</text:p>
          </table:table-cell>
          <table:table-cell/>
          <table:table-cell table:formula="of:=[.Q271]+1" office:value-type="float" office:value="2266" calcext:value-type="float">
            <text:p>2266</text:p>
          </table:table-cell>
          <table:table-cell table:formula="of:=76320*EXP(0.00189*([.$Q272]-[.$Q$7]))" office:value-type="float" office:value="125937.408695223" calcext:value-type="float">
            <text:p>125,937</text:p>
          </table:table-cell>
          <table:table-cell table:formula="of:=LN([.$R272]/1738.539)/0.00189" office:value-type="float" office:value="2265.99995862109" calcext:value-type="float">
            <text:p>226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2]+1" office:value-type="float" office:value="447" calcext:value-type="float">
            <text:p>447</text:p>
          </table:table-cell>
          <table:table-cell table:style-name="ce5" table:formula="of:=182*EXP(0.00472*([.$E273]-[.$E$7]))" office:value-type="float" office:value="638.758652284335" calcext:value-type="float">
            <text:p>639</text:p>
          </table:table-cell>
          <table:table-cell table:formula="of:=LN([.$F273]/77.4542)/0.00472" office:value-type="float" office:value="446.999977362223" calcext:value-type="float">
            <text:p>446.999977362223</text:p>
          </table:table-cell>
          <table:table-cell/>
          <table:table-cell table:formula="of:=[.I272]+1" office:value-type="float" office:value="767" calcext:value-type="float">
            <text:p>767</text:p>
          </table:table-cell>
          <table:table-cell table:style-name="ce8" table:formula="of:=830*EXP(0.00392*([.$I273]-[.$I$7]))" office:value-type="float" office:value="2354.6460567715" calcext:value-type="float">
            <text:p>2355</text:p>
          </table:table-cell>
          <table:table-cell table:style-name="ce8" table:formula="of:=LN([.$J273]/116.455)/0.00392" office:value-type="float" office:value="767.000196045733" calcext:value-type="float">
            <text:p>767</text:p>
          </table:table-cell>
          <table:table-cell/>
          <table:table-cell table:formula="of:=[.M272]+1" office:value-type="float" office:value="1267" calcext:value-type="float">
            <text:p>1267</text:p>
          </table:table-cell>
          <table:table-cell table:formula="of:=5890*EXP(0.00256*([.$M273]-[.$M$7]))" office:value-type="float" office:value="11637.3062961265" calcext:value-type="float">
            <text:p>11,637</text:p>
          </table:table-cell>
          <table:table-cell table:formula="of:=LN([.$N273]/454.16)/0.00256" office:value-type="float" office:value="1267.00067100905" calcext:value-type="float">
            <text:p>1267</text:p>
          </table:table-cell>
          <table:table-cell/>
          <table:table-cell table:formula="of:=[.Q272]+1" office:value-type="float" office:value="2267" calcext:value-type="float">
            <text:p>2267</text:p>
          </table:table-cell>
          <table:table-cell table:formula="of:=76320*EXP(0.00189*([.$Q273]-[.$Q$7]))" office:value-type="float" office:value="126175.655469939" calcext:value-type="float">
            <text:p>126,176</text:p>
          </table:table-cell>
          <table:table-cell table:formula="of:=LN([.$R273]/1738.539)/0.00189" office:value-type="float" office:value="2266.99995862109" calcext:value-type="float">
            <text:p>226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3]+1" office:value-type="float" office:value="448" calcext:value-type="float">
            <text:p>448</text:p>
          </table:table-cell>
          <table:table-cell table:style-name="ce5" table:formula="of:=182*EXP(0.00472*([.$E274]-[.$E$7]))" office:value-type="float" office:value="641.780719591395" calcext:value-type="float">
            <text:p>642</text:p>
          </table:table-cell>
          <table:table-cell table:formula="of:=LN([.$F274]/77.4542)/0.00472" office:value-type="float" office:value="447.999977362223" calcext:value-type="float">
            <text:p>447.999977362223</text:p>
          </table:table-cell>
          <table:table-cell/>
          <table:table-cell table:formula="of:=[.I273]+1" office:value-type="float" office:value="768" calcext:value-type="float">
            <text:p>768</text:p>
          </table:table-cell>
          <table:table-cell table:style-name="ce8" table:formula="of:=830*EXP(0.00392*([.$I274]-[.$I$7]))" office:value-type="float" office:value="2363.894384193" calcext:value-type="float">
            <text:p>2364</text:p>
          </table:table-cell>
          <table:table-cell table:style-name="ce8" table:formula="of:=LN([.$J274]/116.455)/0.00392" office:value-type="float" office:value="768.000196045733" calcext:value-type="float">
            <text:p>768</text:p>
          </table:table-cell>
          <table:table-cell/>
          <table:table-cell table:formula="of:=[.M273]+1" office:value-type="float" office:value="1268" calcext:value-type="float">
            <text:p>1268</text:p>
          </table:table-cell>
          <table:table-cell table:formula="of:=5890*EXP(0.00256*([.$M274]-[.$M$7]))" office:value-type="float" office:value="11667.1359659309" calcext:value-type="float">
            <text:p>11,667</text:p>
          </table:table-cell>
          <table:table-cell table:formula="of:=LN([.$N274]/454.16)/0.00256" office:value-type="float" office:value="1268.00067100905" calcext:value-type="float">
            <text:p>1268</text:p>
          </table:table-cell>
          <table:table-cell/>
          <table:table-cell table:formula="of:=[.Q273]+1" office:value-type="float" office:value="2268" calcext:value-type="float">
            <text:p>2268</text:p>
          </table:table-cell>
          <table:table-cell table:formula="of:=76320*EXP(0.00189*([.$Q274]-[.$Q$7]))" office:value-type="float" office:value="126414.352956848" calcext:value-type="float">
            <text:p>126,414</text:p>
          </table:table-cell>
          <table:table-cell table:formula="of:=LN([.$R274]/1738.539)/0.00189" office:value-type="float" office:value="2267.99995862109" calcext:value-type="float">
            <text:p>226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4]+1" office:value-type="float" office:value="449" calcext:value-type="float">
            <text:p>449</text:p>
          </table:table-cell>
          <table:table-cell table:style-name="ce5" table:formula="of:=182*EXP(0.00472*([.$E275]-[.$E$7]))" office:value-type="float" office:value="644.817084772583" calcext:value-type="float">
            <text:p>645</text:p>
          </table:table-cell>
          <table:table-cell table:formula="of:=LN([.$F275]/77.4542)/0.00472" office:value-type="float" office:value="448.999977362223" calcext:value-type="float">
            <text:p>448.999977362223</text:p>
          </table:table-cell>
          <table:table-cell/>
          <table:table-cell table:formula="of:=[.I274]+1" office:value-type="float" office:value="769" calcext:value-type="float">
            <text:p>769</text:p>
          </table:table-cell>
          <table:table-cell table:style-name="ce8" table:formula="of:=830*EXP(0.00392*([.$I275]-[.$I$7]))" office:value-type="float" office:value="2373.17903620768" calcext:value-type="float">
            <text:p>2373</text:p>
          </table:table-cell>
          <table:table-cell table:style-name="ce8" table:formula="of:=LN([.$J275]/116.455)/0.00392" office:value-type="float" office:value="769.000196045733" calcext:value-type="float">
            <text:p>769</text:p>
          </table:table-cell>
          <table:table-cell/>
          <table:table-cell table:formula="of:=[.M274]+1" office:value-type="float" office:value="1269" calcext:value-type="float">
            <text:p>1269</text:p>
          </table:table-cell>
          <table:table-cell table:formula="of:=5890*EXP(0.00256*([.$M275]-[.$M$7]))" office:value-type="float" office:value="11697.0420975194" calcext:value-type="float">
            <text:p>11,697</text:p>
          </table:table-cell>
          <table:table-cell table:formula="of:=LN([.$N275]/454.16)/0.00256" office:value-type="float" office:value="1269.00067100905" calcext:value-type="float">
            <text:p>1269</text:p>
          </table:table-cell>
          <table:table-cell/>
          <table:table-cell table:formula="of:=[.Q274]+1" office:value-type="float" office:value="2269" calcext:value-type="float">
            <text:p>2269</text:p>
          </table:table-cell>
          <table:table-cell table:formula="of:=76320*EXP(0.00189*([.$Q275]-[.$Q$7]))" office:value-type="float" office:value="126653.502008602" calcext:value-type="float">
            <text:p>126,654</text:p>
          </table:table-cell>
          <table:table-cell table:formula="of:=LN([.$R275]/1738.539)/0.00189" office:value-type="float" office:value="2268.99995862109" calcext:value-type="float">
            <text:p>226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5]+1" office:value-type="float" office:value="450" calcext:value-type="float">
            <text:p>450</text:p>
          </table:table-cell>
          <table:table-cell table:style-name="ce5" table:formula="of:=182*EXP(0.00472*([.$E276]-[.$E$7]))" office:value-type="float" office:value="647.867815473383" calcext:value-type="float">
            <text:p>648</text:p>
          </table:table-cell>
          <table:table-cell table:formula="of:=LN([.$F276]/77.4542)/0.00472" office:value-type="float" office:value="449.999977362223" calcext:value-type="float">
            <text:p>449.999977362223</text:p>
          </table:table-cell>
          <table:table-cell/>
          <table:table-cell table:formula="of:=[.I275]+1" office:value-type="float" office:value="770" calcext:value-type="float">
            <text:p>770</text:p>
          </table:table-cell>
          <table:table-cell table:style-name="ce8" table:formula="of:=830*EXP(0.00392*([.$I276]-[.$I$7]))" office:value-type="float" office:value="2382.5001554874" calcext:value-type="float">
            <text:p>2383</text:p>
          </table:table-cell>
          <table:table-cell table:style-name="ce8" table:formula="of:=LN([.$J276]/116.455)/0.00392" office:value-type="float" office:value="770.000196045733" calcext:value-type="float">
            <text:p>770</text:p>
          </table:table-cell>
          <table:table-cell/>
          <table:table-cell table:formula="of:=[.M275]+1" office:value-type="float" office:value="1270" calcext:value-type="float">
            <text:p>1270</text:p>
          </table:table-cell>
          <table:table-cell table:formula="of:=5890*EXP(0.00256*([.$M276]-[.$M$7]))" office:value-type="float" office:value="11727.0248868848" calcext:value-type="float">
            <text:p>11,727</text:p>
          </table:table-cell>
          <table:table-cell table:formula="of:=LN([.$N276]/454.16)/0.00256" office:value-type="float" office:value="1270.00067100905" calcext:value-type="float">
            <text:p>1270</text:p>
          </table:table-cell>
          <table:table-cell/>
          <table:table-cell table:formula="of:=[.Q275]+1" office:value-type="float" office:value="2270" calcext:value-type="float">
            <text:p>2270</text:p>
          </table:table-cell>
          <table:table-cell table:formula="of:=76320*EXP(0.00189*([.$Q276]-[.$Q$7]))" office:value-type="float" office:value="126893.103479465" calcext:value-type="float">
            <text:p>126,893</text:p>
          </table:table-cell>
          <table:table-cell table:formula="of:=LN([.$R276]/1738.539)/0.00189" office:value-type="float" office:value="2269.99995862109" calcext:value-type="float">
            <text:p>226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6]+1" office:value-type="float" office:value="451" calcext:value-type="float">
            <text:p>451</text:p>
          </table:table-cell>
          <table:table-cell table:style-name="ce5" table:formula="of:=182*EXP(0.00472*([.$E277]-[.$E$7]))" office:value-type="float" office:value="650.932979659318" calcext:value-type="float">
            <text:p>651</text:p>
          </table:table-cell>
          <table:table-cell table:formula="of:=LN([.$F277]/77.4542)/0.00472" office:value-type="float" office:value="450.999977362223" calcext:value-type="float">
            <text:p>450.999977362223</text:p>
          </table:table-cell>
          <table:table-cell/>
          <table:table-cell table:formula="of:=[.I276]+1" office:value-type="float" office:value="771" calcext:value-type="float">
            <text:p>771</text:p>
          </table:table-cell>
          <table:table-cell table:style-name="ce8" table:formula="of:=830*EXP(0.00392*([.$I277]-[.$I$7]))" office:value-type="float" office:value="2391.85788526439" calcext:value-type="float">
            <text:p>2392</text:p>
          </table:table-cell>
          <table:table-cell table:style-name="ce8" table:formula="of:=LN([.$J277]/116.455)/0.00392" office:value-type="float" office:value="771.000196045733" calcext:value-type="float">
            <text:p>771</text:p>
          </table:table-cell>
          <table:table-cell/>
          <table:table-cell table:formula="of:=[.M276]+1" office:value-type="float" office:value="1271" calcext:value-type="float">
            <text:p>1271</text:p>
          </table:table-cell>
          <table:table-cell table:formula="of:=5890*EXP(0.00256*([.$M277]-[.$M$7]))" office:value-type="float" office:value="11757.0845305225" calcext:value-type="float">
            <text:p>11,757</text:p>
          </table:table-cell>
          <table:table-cell table:formula="of:=LN([.$N277]/454.16)/0.00256" office:value-type="float" office:value="1271.00067100905" calcext:value-type="float">
            <text:p>1271</text:p>
          </table:table-cell>
          <table:table-cell/>
          <table:table-cell table:formula="of:=[.Q276]+1" office:value-type="float" office:value="2271" calcext:value-type="float">
            <text:p>2271</text:p>
          </table:table-cell>
          <table:table-cell table:formula="of:=76320*EXP(0.00189*([.$Q277]-[.$Q$7]))" office:value-type="float" office:value="127133.158225318" calcext:value-type="float">
            <text:p>127,133</text:p>
          </table:table-cell>
          <table:table-cell table:formula="of:=LN([.$R277]/1738.539)/0.00189" office:value-type="float" office:value="2270.99995862109" calcext:value-type="float">
            <text:p>227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7]+1" office:value-type="float" office:value="452" calcext:value-type="float">
            <text:p>452</text:p>
          </table:table-cell>
          <table:table-cell table:style-name="ce5" table:formula="of:=182*EXP(0.00472*([.$E278]-[.$E$7]))" office:value-type="float" office:value="654.012645617471" calcext:value-type="float">
            <text:p>654</text:p>
          </table:table-cell>
          <table:table-cell table:formula="of:=LN([.$F278]/77.4542)/0.00472" office:value-type="float" office:value="451.999977362223" calcext:value-type="float">
            <text:p>451.999977362223</text:p>
          </table:table-cell>
          <table:table-cell/>
          <table:table-cell table:formula="of:=[.I277]+1" office:value-type="float" office:value="772" calcext:value-type="float">
            <text:p>772</text:p>
          </table:table-cell>
          <table:table-cell table:style-name="ce8" table:formula="of:=830*EXP(0.00392*([.$I278]-[.$I$7]))" office:value-type="float" office:value="2401.25236933346" calcext:value-type="float">
            <text:p>2401</text:p>
          </table:table-cell>
          <table:table-cell table:style-name="ce8" table:formula="of:=LN([.$J278]/116.455)/0.00392" office:value-type="float" office:value="772.000196045733" calcext:value-type="float">
            <text:p>772</text:p>
          </table:table-cell>
          <table:table-cell/>
          <table:table-cell table:formula="of:=[.M277]+1" office:value-type="float" office:value="1272" calcext:value-type="float">
            <text:p>1272</text:p>
          </table:table-cell>
          <table:table-cell table:formula="of:=5890*EXP(0.00256*([.$M278]-[.$M$7]))" office:value-type="float" office:value="11787.2212254315" calcext:value-type="float">
            <text:p>11,787</text:p>
          </table:table-cell>
          <table:table-cell table:formula="of:=LN([.$N278]/454.16)/0.00256" office:value-type="float" office:value="1272.00067100905" calcext:value-type="float">
            <text:p>1272</text:p>
          </table:table-cell>
          <table:table-cell/>
          <table:table-cell table:formula="of:=[.Q277]+1" office:value-type="float" office:value="2272" calcext:value-type="float">
            <text:p>2272</text:p>
          </table:table-cell>
          <table:table-cell table:formula="of:=76320*EXP(0.00189*([.$Q278]-[.$Q$7]))" office:value-type="float" office:value="127373.66710366" calcext:value-type="float">
            <text:p>127,374</text:p>
          </table:table-cell>
          <table:table-cell table:formula="of:=LN([.$R278]/1738.539)/0.00189" office:value-type="float" office:value="2271.99995862109" calcext:value-type="float">
            <text:p>227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8]+1" office:value-type="float" office:value="453" calcext:value-type="float">
            <text:p>453</text:p>
          </table:table-cell>
          <table:table-cell table:style-name="ce5" table:formula="of:=182*EXP(0.00472*([.$E279]-[.$E$7]))" office:value-type="float" office:value="657.106881957999" calcext:value-type="float">
            <text:p>657</text:p>
          </table:table-cell>
          <table:table-cell table:formula="of:=LN([.$F279]/77.4542)/0.00472" office:value-type="float" office:value="452.999977362223" calcext:value-type="float">
            <text:p>452.999977362223</text:p>
          </table:table-cell>
          <table:table-cell/>
          <table:table-cell table:formula="of:=[.I278]+1" office:value-type="float" office:value="773" calcext:value-type="float">
            <text:p>773</text:p>
          </table:table-cell>
          <table:table-cell table:style-name="ce8" table:formula="of:=830*EXP(0.00392*([.$I279]-[.$I$7]))" office:value-type="float" office:value="2410.68375205418" calcext:value-type="float">
            <text:p>2411</text:p>
          </table:table-cell>
          <table:table-cell table:style-name="ce8" table:formula="of:=LN([.$J279]/116.455)/0.00392" office:value-type="float" office:value="773.000196045733" calcext:value-type="float">
            <text:p>773</text:p>
          </table:table-cell>
          <table:table-cell/>
          <table:table-cell table:formula="of:=[.M278]+1" office:value-type="float" office:value="1273" calcext:value-type="float">
            <text:p>1273</text:p>
          </table:table-cell>
          <table:table-cell table:formula="of:=5890*EXP(0.00256*([.$M279]-[.$M$7]))" office:value-type="float" office:value="11817.4351691157" calcext:value-type="float">
            <text:p>11,817</text:p>
          </table:table-cell>
          <table:table-cell table:formula="of:=LN([.$N279]/454.16)/0.00256" office:value-type="float" office:value="1273.00067100905" calcext:value-type="float">
            <text:p>1273</text:p>
          </table:table-cell>
          <table:table-cell/>
          <table:table-cell table:formula="of:=[.Q278]+1" office:value-type="float" office:value="2273" calcext:value-type="float">
            <text:p>2273</text:p>
          </table:table-cell>
          <table:table-cell table:formula="of:=76320*EXP(0.00189*([.$Q279]-[.$Q$7]))" office:value-type="float" office:value="127614.630973614" calcext:value-type="float">
            <text:p>127,615</text:p>
          </table:table-cell>
          <table:table-cell table:formula="of:=LN([.$R279]/1738.539)/0.00189" office:value-type="float" office:value="2272.99995862109" calcext:value-type="float">
            <text:p>227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79]+1" office:value-type="float" office:value="454" calcext:value-type="float">
            <text:p>454</text:p>
          </table:table-cell>
          <table:table-cell table:style-name="ce5" table:formula="of:=182*EXP(0.00472*([.$E280]-[.$E$7]))" office:value-type="float" office:value="660.215757615663" calcext:value-type="float">
            <text:p>660</text:p>
          </table:table-cell>
          <table:table-cell table:formula="of:=LN([.$F280]/77.4542)/0.00472" office:value-type="float" office:value="453.999977362223" calcext:value-type="float">
            <text:p>453.999977362223</text:p>
          </table:table-cell>
          <table:table-cell/>
          <table:table-cell table:formula="of:=[.I279]+1" office:value-type="float" office:value="774" calcext:value-type="float">
            <text:p>774</text:p>
          </table:table-cell>
          <table:table-cell table:style-name="ce8" table:formula="of:=830*EXP(0.00392*([.$I280]-[.$I$7]))" office:value-type="float" office:value="2420.15217835315" calcext:value-type="float">
            <text:p>2420</text:p>
          </table:table-cell>
          <table:table-cell table:style-name="ce8" table:formula="of:=LN([.$J280]/116.455)/0.00392" office:value-type="float" office:value="774.000196045733" calcext:value-type="float">
            <text:p>774</text:p>
          </table:table-cell>
          <table:table-cell/>
          <table:table-cell table:formula="of:=[.M279]+1" office:value-type="float" office:value="1274" calcext:value-type="float">
            <text:p>1274</text:p>
          </table:table-cell>
          <table:table-cell table:formula="of:=5890*EXP(0.00256*([.$M280]-[.$M$7]))" office:value-type="float" office:value="11847.7265595853" calcext:value-type="float">
            <text:p>11,848</text:p>
          </table:table-cell>
          <table:table-cell table:formula="of:=LN([.$N280]/454.16)/0.00256" office:value-type="float" office:value="1274.00067100905" calcext:value-type="float">
            <text:p>1274</text:p>
          </table:table-cell>
          <table:table-cell/>
          <table:table-cell table:formula="of:=[.Q279]+1" office:value-type="float" office:value="2274" calcext:value-type="float">
            <text:p>2274</text:p>
          </table:table-cell>
          <table:table-cell table:formula="of:=76320*EXP(0.00189*([.$Q280]-[.$Q$7]))" office:value-type="float" office:value="127856.050695927" calcext:value-type="float">
            <text:p>127,856</text:p>
          </table:table-cell>
          <table:table-cell table:formula="of:=LN([.$R280]/1738.539)/0.00189" office:value-type="float" office:value="2273.99995862109" calcext:value-type="float">
            <text:p>227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0]+1" office:value-type="float" office:value="455" calcext:value-type="float">
            <text:p>455</text:p>
          </table:table-cell>
          <table:table-cell table:style-name="ce5" table:formula="of:=182*EXP(0.00472*([.$E281]-[.$E$7]))" office:value-type="float" office:value="663.339341851369" calcext:value-type="float">
            <text:p>663</text:p>
          </table:table-cell>
          <table:table-cell table:formula="of:=LN([.$F281]/77.4542)/0.00472" office:value-type="float" office:value="454.999977362223" calcext:value-type="float">
            <text:p>454.999977362223</text:p>
          </table:table-cell>
          <table:table-cell/>
          <table:table-cell table:formula="of:=[.I280]+1" office:value-type="float" office:value="775" calcext:value-type="float">
            <text:p>775</text:p>
          </table:table-cell>
          <table:table-cell table:style-name="ce8" table:formula="of:=830*EXP(0.00392*([.$I281]-[.$I$7]))" office:value-type="float" office:value="2429.65779372617" calcext:value-type="float">
            <text:p>2430</text:p>
          </table:table-cell>
          <table:table-cell table:style-name="ce8" table:formula="of:=LN([.$J281]/116.455)/0.00392" office:value-type="float" office:value="775.000196045733" calcext:value-type="float">
            <text:p>775</text:p>
          </table:table-cell>
          <table:table-cell/>
          <table:table-cell table:formula="of:=[.M280]+1" office:value-type="float" office:value="1275" calcext:value-type="float">
            <text:p>1275</text:p>
          </table:table-cell>
          <table:table-cell table:formula="of:=5890*EXP(0.00256*([.$M281]-[.$M$7]))" office:value-type="float" office:value="11878.0955953581" calcext:value-type="float">
            <text:p>11,878</text:p>
          </table:table-cell>
          <table:table-cell table:formula="of:=LN([.$N281]/454.16)/0.00256" office:value-type="float" office:value="1275.00067100905" calcext:value-type="float">
            <text:p>1275</text:p>
          </table:table-cell>
          <table:table-cell/>
          <table:table-cell table:formula="of:=[.Q280]+1" office:value-type="float" office:value="2275" calcext:value-type="float">
            <text:p>2275</text:p>
          </table:table-cell>
          <table:table-cell table:formula="of:=76320*EXP(0.00189*([.$Q281]-[.$Q$7]))" office:value-type="float" office:value="128097.927132975" calcext:value-type="float">
            <text:p>128,098</text:p>
          </table:table-cell>
          <table:table-cell table:formula="of:=LN([.$R281]/1738.539)/0.00189" office:value-type="float" office:value="2274.99995862109" calcext:value-type="float">
            <text:p>227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1]+1" office:value-type="float" office:value="456" calcext:value-type="float">
            <text:p>456</text:p>
          </table:table-cell>
          <table:table-cell table:style-name="ce5" table:formula="of:=182*EXP(0.00472*([.$E282]-[.$E$7]))" office:value-type="float" office:value="666.477704253705" calcext:value-type="float">
            <text:p>666</text:p>
          </table:table-cell>
          <table:table-cell table:formula="of:=LN([.$F282]/77.4542)/0.00472" office:value-type="float" office:value="455.999977362223" calcext:value-type="float">
            <text:p>455.999977362223</text:p>
          </table:table-cell>
          <table:table-cell/>
          <table:table-cell table:formula="of:=[.I281]+1" office:value-type="float" office:value="776" calcext:value-type="float">
            <text:p>776</text:p>
          </table:table-cell>
          <table:table-cell table:style-name="ce8" table:formula="of:=830*EXP(0.00392*([.$I282]-[.$I$7]))" office:value-type="float" office:value="2439.20074424052" calcext:value-type="float">
            <text:p>2439</text:p>
          </table:table-cell>
          <table:table-cell table:style-name="ce8" table:formula="of:=LN([.$J282]/116.455)/0.00392" office:value-type="float" office:value="776.000196045733" calcext:value-type="float">
            <text:p>776</text:p>
          </table:table-cell>
          <table:table-cell/>
          <table:table-cell table:formula="of:=[.M281]+1" office:value-type="float" office:value="1276" calcext:value-type="float">
            <text:p>1276</text:p>
          </table:table-cell>
          <table:table-cell table:formula="of:=5890*EXP(0.00256*([.$M282]-[.$M$7]))" office:value-type="float" office:value="11908.5424754607" calcext:value-type="float">
            <text:p>11,909</text:p>
          </table:table-cell>
          <table:table-cell table:formula="of:=LN([.$N282]/454.16)/0.00256" office:value-type="float" office:value="1276.00067100905" calcext:value-type="float">
            <text:p>1276</text:p>
          </table:table-cell>
          <table:table-cell/>
          <table:table-cell table:formula="of:=[.Q281]+1" office:value-type="float" office:value="2276" calcext:value-type="float">
            <text:p>2276</text:p>
          </table:table-cell>
          <table:table-cell table:formula="of:=76320*EXP(0.00189*([.$Q282]-[.$Q$7]))" office:value-type="float" office:value="128340.261148764" calcext:value-type="float">
            <text:p>128,340</text:p>
          </table:table-cell>
          <table:table-cell table:formula="of:=LN([.$R282]/1738.539)/0.00189" office:value-type="float" office:value="2275.99995862109" calcext:value-type="float">
            <text:p>227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2]+1" office:value-type="float" office:value="457" calcext:value-type="float">
            <text:p>457</text:p>
          </table:table-cell>
          <table:table-cell table:style-name="ce5" table:formula="of:=182*EXP(0.00472*([.$E283]-[.$E$7]))" office:value-type="float" office:value="669.630914740493" calcext:value-type="float">
            <text:p>670</text:p>
          </table:table-cell>
          <table:table-cell table:formula="of:=LN([.$F283]/77.4542)/0.00472" office:value-type="float" office:value="456.999977362223" calcext:value-type="float">
            <text:p>456.999977362223</text:p>
          </table:table-cell>
          <table:table-cell/>
          <table:table-cell table:formula="of:=[.I282]+1" office:value-type="float" office:value="777" calcext:value-type="float">
            <text:p>777</text:p>
          </table:table-cell>
          <table:table-cell table:style-name="ce8" table:formula="of:=830*EXP(0.00392*([.$I283]-[.$I$7]))" office:value-type="float" office:value="2448.78117653719" calcext:value-type="float">
            <text:p>2449</text:p>
          </table:table-cell>
          <table:table-cell table:style-name="ce8" table:formula="of:=LN([.$J283]/116.455)/0.00392" office:value-type="float" office:value="777.000196045733" calcext:value-type="float">
            <text:p>777</text:p>
          </table:table-cell>
          <table:table-cell/>
          <table:table-cell table:formula="of:=[.M282]+1" office:value-type="float" office:value="1277" calcext:value-type="float">
            <text:p>1277</text:p>
          </table:table-cell>
          <table:table-cell table:formula="of:=5890*EXP(0.00256*([.$M283]-[.$M$7]))" office:value-type="float" office:value="11939.0673994299" calcext:value-type="float">
            <text:p>11,939</text:p>
          </table:table-cell>
          <table:table-cell table:formula="of:=LN([.$N283]/454.16)/0.00256" office:value-type="float" office:value="1277.00067100905" calcext:value-type="float">
            <text:p>1277</text:p>
          </table:table-cell>
          <table:table-cell/>
          <table:table-cell table:formula="of:=[.Q282]+1" office:value-type="float" office:value="2277" calcext:value-type="float">
            <text:p>2277</text:p>
          </table:table-cell>
          <table:table-cell table:formula="of:=76320*EXP(0.00189*([.$Q283]-[.$Q$7]))" office:value-type="float" office:value="128583.053608937" calcext:value-type="float">
            <text:p>128,583</text:p>
          </table:table-cell>
          <table:table-cell table:formula="of:=LN([.$R283]/1738.539)/0.00189" office:value-type="float" office:value="2276.99995862109" calcext:value-type="float">
            <text:p>227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3]+1" office:value-type="float" office:value="458" calcext:value-type="float">
            <text:p>458</text:p>
          </table:table-cell>
          <table:table-cell table:style-name="ce5" table:formula="of:=182*EXP(0.00472*([.$E284]-[.$E$7]))" office:value-type="float" office:value="672.799043560349" calcext:value-type="float">
            <text:p>673</text:p>
          </table:table-cell>
          <table:table-cell table:formula="of:=LN([.$F284]/77.4542)/0.00472" office:value-type="float" office:value="457.999977362223" calcext:value-type="float">
            <text:p>457.999977362223</text:p>
          </table:table-cell>
          <table:table-cell/>
          <table:table-cell table:formula="of:=[.I283]+1" office:value-type="float" office:value="778" calcext:value-type="float">
            <text:p>778</text:p>
          </table:table-cell>
          <table:table-cell table:style-name="ce8" table:formula="of:=830*EXP(0.00392*([.$I284]-[.$I$7]))" office:value-type="float" office:value="2458.39923783311" calcext:value-type="float">
            <text:p>2458</text:p>
          </table:table-cell>
          <table:table-cell table:style-name="ce8" table:formula="of:=LN([.$J284]/116.455)/0.00392" office:value-type="float" office:value="778.000196045733" calcext:value-type="float">
            <text:p>778</text:p>
          </table:table-cell>
          <table:table-cell/>
          <table:table-cell table:formula="of:=[.M283]+1" office:value-type="float" office:value="1278" calcext:value-type="float">
            <text:p>1278</text:p>
          </table:table-cell>
          <table:table-cell table:formula="of:=5890*EXP(0.00256*([.$M284]-[.$M$7]))" office:value-type="float" office:value="11969.6705673139" calcext:value-type="float">
            <text:p>11,970</text:p>
          </table:table-cell>
          <table:table-cell table:formula="of:=LN([.$N284]/454.16)/0.00256" office:value-type="float" office:value="1278.00067100905" calcext:value-type="float">
            <text:p>1278</text:p>
          </table:table-cell>
          <table:table-cell/>
          <table:table-cell table:formula="of:=[.Q283]+1" office:value-type="float" office:value="2278" calcext:value-type="float">
            <text:p>2278</text:p>
          </table:table-cell>
          <table:table-cell table:formula="of:=76320*EXP(0.00189*([.$Q284]-[.$Q$7]))" office:value-type="float" office:value="128826.305380773" calcext:value-type="float">
            <text:p>128,826</text:p>
          </table:table-cell>
          <table:table-cell table:formula="of:=LN([.$R284]/1738.539)/0.00189" office:value-type="float" office:value="2277.99995862109" calcext:value-type="float">
            <text:p>227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4]+1" office:value-type="float" office:value="459" calcext:value-type="float">
            <text:p>459</text:p>
          </table:table-cell>
          <table:table-cell table:style-name="ce5" table:formula="of:=182*EXP(0.00472*([.$E285]-[.$E$7]))" office:value-type="float" office:value="675.982161294244" calcext:value-type="float">
            <text:p>676</text:p>
          </table:table-cell>
          <table:table-cell table:formula="of:=LN([.$F285]/77.4542)/0.00472" office:value-type="float" office:value="458.999977362223" calcext:value-type="float">
            <text:p>458.999977362223</text:p>
          </table:table-cell>
          <table:table-cell/>
          <table:table-cell table:formula="of:=[.I284]+1" office:value-type="float" office:value="779" calcext:value-type="float">
            <text:p>779</text:p>
          </table:table-cell>
          <table:table-cell table:style-name="ce8" table:formula="of:=830*EXP(0.00392*([.$I285]-[.$I$7]))" office:value-type="float" office:value="2468.05507592345" calcext:value-type="float">
            <text:p>2468</text:p>
          </table:table-cell>
          <table:table-cell table:style-name="ce8" table:formula="of:=LN([.$J285]/116.455)/0.00392" office:value-type="float" office:value="779.000196045733" calcext:value-type="float">
            <text:p>779</text:p>
          </table:table-cell>
          <table:table-cell/>
          <table:table-cell table:formula="of:=[.M284]+1" office:value-type="float" office:value="1279" calcext:value-type="float">
            <text:p>1279</text:p>
          </table:table-cell>
          <table:table-cell table:formula="of:=5890*EXP(0.00256*([.$M285]-[.$M$7]))" office:value-type="float" office:value="12000.3521796738" calcext:value-type="float">
            <text:p>12,000</text:p>
          </table:table-cell>
          <table:table-cell table:formula="of:=LN([.$N285]/454.16)/0.00256" office:value-type="float" office:value="1279.00067100905" calcext:value-type="float">
            <text:p>1279</text:p>
          </table:table-cell>
          <table:table-cell/>
          <table:table-cell table:formula="of:=[.Q284]+1" office:value-type="float" office:value="2279" calcext:value-type="float">
            <text:p>2279</text:p>
          </table:table-cell>
          <table:table-cell table:formula="of:=76320*EXP(0.00189*([.$Q285]-[.$Q$7]))" office:value-type="float" office:value="129070.01733319" calcext:value-type="float">
            <text:p>129,070</text:p>
          </table:table-cell>
          <table:table-cell table:formula="of:=LN([.$R285]/1738.539)/0.00189" office:value-type="float" office:value="2278.99995862109" calcext:value-type="float">
            <text:p>227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5]+1" office:value-type="float" office:value="460" calcext:value-type="float">
            <text:p>460</text:p>
          </table:table-cell>
          <table:table-cell table:style-name="ce5" table:formula="of:=182*EXP(0.00472*([.$E286]-[.$E$7]))" office:value-type="float" office:value="679.18033885708" calcext:value-type="float">
            <text:p>679</text:p>
          </table:table-cell>
          <table:table-cell table:formula="of:=LN([.$F286]/77.4542)/0.00472" office:value-type="float" office:value="459.999977362223" calcext:value-type="float">
            <text:p>459.999977362223</text:p>
          </table:table-cell>
          <table:table-cell/>
          <table:table-cell table:formula="of:=[.I285]+1" office:value-type="float" office:value="780" calcext:value-type="float">
            <text:p>780</text:p>
          </table:table-cell>
          <table:table-cell table:style-name="ce8" table:formula="of:=830*EXP(0.00392*([.$I286]-[.$I$7]))" office:value-type="float" office:value="2477.74883918388" calcext:value-type="float">
            <text:p>2478</text:p>
          </table:table-cell>
          <table:table-cell table:style-name="ce8" table:formula="of:=LN([.$J286]/116.455)/0.00392" office:value-type="float" office:value="780.000196045733" calcext:value-type="float">
            <text:p>780</text:p>
          </table:table-cell>
          <table:table-cell/>
          <table:table-cell table:formula="of:=[.M285]+1" office:value-type="float" office:value="1280" calcext:value-type="float">
            <text:p>1280</text:p>
          </table:table-cell>
          <table:table-cell table:formula="of:=5890*EXP(0.00256*([.$M286]-[.$M$7]))" office:value-type="float" office:value="12031.1124375847" calcext:value-type="float">
            <text:p>12,031</text:p>
          </table:table-cell>
          <table:table-cell table:formula="of:=LN([.$N286]/454.16)/0.00256" office:value-type="float" office:value="1280.00067100905" calcext:value-type="float">
            <text:p>1280</text:p>
          </table:table-cell>
          <table:table-cell/>
          <table:table-cell table:formula="of:=[.Q285]+1" office:value-type="float" office:value="2280" calcext:value-type="float">
            <text:p>2280</text:p>
          </table:table-cell>
          <table:table-cell table:formula="of:=76320*EXP(0.00189*([.$Q286]-[.$Q$7]))" office:value-type="float" office:value="129314.190336754" calcext:value-type="float">
            <text:p>129,314</text:p>
          </table:table-cell>
          <table:table-cell table:formula="of:=LN([.$R286]/1738.539)/0.00189" office:value-type="float" office:value="2279.99995862109" calcext:value-type="float">
            <text:p>227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6]+1" office:value-type="float" office:value="461" calcext:value-type="float">
            <text:p>461</text:p>
          </table:table-cell>
          <table:table-cell table:style-name="ce5" table:formula="of:=182*EXP(0.00472*([.$E287]-[.$E$7]))" office:value-type="float" office:value="682.393647499268" calcext:value-type="float">
            <text:p>682</text:p>
          </table:table-cell>
          <table:table-cell table:formula="of:=LN([.$F287]/77.4542)/0.00472" office:value-type="float" office:value="460.999977362223" calcext:value-type="float">
            <text:p>460.999977362223</text:p>
          </table:table-cell>
          <table:table-cell/>
          <table:table-cell table:formula="of:=[.I286]+1" office:value-type="float" office:value="781" calcext:value-type="float">
            <text:p>781</text:p>
          </table:table-cell>
          <table:table-cell table:style-name="ce8" table:formula="of:=830*EXP(0.00392*([.$I287]-[.$I$7]))" office:value-type="float" office:value="2487.48067657282" calcext:value-type="float">
            <text:p>2487</text:p>
          </table:table-cell>
          <table:table-cell table:style-name="ce8" table:formula="of:=LN([.$J287]/116.455)/0.00392" office:value-type="float" office:value="781.000196045733" calcext:value-type="float">
            <text:p>781</text:p>
          </table:table-cell>
          <table:table-cell/>
          <table:table-cell table:formula="of:=[.M286]+1" office:value-type="float" office:value="1281" calcext:value-type="float">
            <text:p>1281</text:p>
          </table:table-cell>
          <table:table-cell table:formula="of:=5890*EXP(0.00256*([.$M287]-[.$M$7]))" office:value-type="float" office:value="12061.9515426371" calcext:value-type="float">
            <text:p>12,062</text:p>
          </table:table-cell>
          <table:table-cell table:formula="of:=LN([.$N287]/454.16)/0.00256" office:value-type="float" office:value="1281.00067100905" calcext:value-type="float">
            <text:p>1281</text:p>
          </table:table-cell>
          <table:table-cell/>
          <table:table-cell table:formula="of:=[.Q286]+1" office:value-type="float" office:value="2281" calcext:value-type="float">
            <text:p>2281</text:p>
          </table:table-cell>
          <table:table-cell table:formula="of:=76320*EXP(0.00189*([.$Q287]-[.$Q$7]))" office:value-type="float" office:value="129558.825263675" calcext:value-type="float">
            <text:p>129,559</text:p>
          </table:table-cell>
          <table:table-cell table:formula="of:=LN([.$R287]/1738.539)/0.00189" office:value-type="float" office:value="2280.99995862109" calcext:value-type="float">
            <text:p>228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7]+1" office:value-type="float" office:value="462" calcext:value-type="float">
            <text:p>462</text:p>
          </table:table-cell>
          <table:table-cell table:style-name="ce5" table:formula="of:=182*EXP(0.00472*([.$E288]-[.$E$7]))" office:value-type="float" office:value="685.622158808318" calcext:value-type="float">
            <text:p>686</text:p>
          </table:table-cell>
          <table:table-cell table:formula="of:=LN([.$F288]/77.4542)/0.00472" office:value-type="float" office:value="461.999977362223" calcext:value-type="float">
            <text:p>461.999977362223</text:p>
          </table:table-cell>
          <table:table-cell/>
          <table:table-cell table:formula="of:=[.I287]+1" office:value-type="float" office:value="782" calcext:value-type="float">
            <text:p>782</text:p>
          </table:table-cell>
          <table:table-cell table:style-name="ce8" table:formula="of:=830*EXP(0.00392*([.$I288]-[.$I$7]))" office:value-type="float" office:value="2497.25073763378" calcext:value-type="float">
            <text:p>2497</text:p>
          </table:table-cell>
          <table:table-cell table:style-name="ce8" table:formula="of:=LN([.$J288]/116.455)/0.00392" office:value-type="float" office:value="782.000196045733" calcext:value-type="float">
            <text:p>782</text:p>
          </table:table-cell>
          <table:table-cell/>
          <table:table-cell table:formula="of:=[.M287]+1" office:value-type="float" office:value="1282" calcext:value-type="float">
            <text:p>1282</text:p>
          </table:table-cell>
          <table:table-cell table:formula="of:=5890*EXP(0.00256*([.$M288]-[.$M$7]))" office:value-type="float" office:value="12092.8696969383" calcext:value-type="float">
            <text:p>12,093</text:p>
          </table:table-cell>
          <table:table-cell table:formula="of:=LN([.$N288]/454.16)/0.00256" office:value-type="float" office:value="1282.00067100905" calcext:value-type="float">
            <text:p>1282</text:p>
          </table:table-cell>
          <table:table-cell/>
          <table:table-cell table:formula="of:=[.Q287]+1" office:value-type="float" office:value="2282" calcext:value-type="float">
            <text:p>2282</text:p>
          </table:table-cell>
          <table:table-cell table:formula="of:=76320*EXP(0.00189*([.$Q288]-[.$Q$7]))" office:value-type="float" office:value="129803.922987813" calcext:value-type="float">
            <text:p>129,804</text:p>
          </table:table-cell>
          <table:table-cell table:formula="of:=LN([.$R288]/1738.539)/0.00189" office:value-type="float" office:value="2281.99995862109" calcext:value-type="float">
            <text:p>228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8]+1" office:value-type="float" office:value="463" calcext:value-type="float">
            <text:p>463</text:p>
          </table:table-cell>
          <table:table-cell table:style-name="ce5" table:formula="of:=182*EXP(0.00472*([.$E289]-[.$E$7]))" office:value-type="float" office:value="688.865944710427" calcext:value-type="float">
            <text:p>689</text:p>
          </table:table-cell>
          <table:table-cell table:formula="of:=LN([.$F289]/77.4542)/0.00472" office:value-type="float" office:value="462.999977362223" calcext:value-type="float">
            <text:p>462.999977362223</text:p>
          </table:table-cell>
          <table:table-cell/>
          <table:table-cell table:formula="of:=[.I288]+1" office:value-type="float" office:value="783" calcext:value-type="float">
            <text:p>783</text:p>
          </table:table-cell>
          <table:table-cell table:style-name="ce8" table:formula="of:=830*EXP(0.00392*([.$I289]-[.$I$7]))" office:value-type="float" office:value="2507.05917249761" calcext:value-type="float">
            <text:p>2507</text:p>
          </table:table-cell>
          <table:table-cell table:style-name="ce8" table:formula="of:=LN([.$J289]/116.455)/0.00392" office:value-type="float" office:value="783.000196045733" calcext:value-type="float">
            <text:p>783</text:p>
          </table:table-cell>
          <table:table-cell/>
          <table:table-cell table:formula="of:=[.M288]+1" office:value-type="float" office:value="1283" calcext:value-type="float">
            <text:p>1283</text:p>
          </table:table-cell>
          <table:table-cell table:formula="of:=5890*EXP(0.00256*([.$M289]-[.$M$7]))" office:value-type="float" office:value="12123.8671031137" calcext:value-type="float">
            <text:p>12,124</text:p>
          </table:table-cell>
          <table:table-cell table:formula="of:=LN([.$N289]/454.16)/0.00256" office:value-type="float" office:value="1283.00067100905" calcext:value-type="float">
            <text:p>1283</text:p>
          </table:table-cell>
          <table:table-cell/>
          <table:table-cell table:formula="of:=[.Q288]+1" office:value-type="float" office:value="2283" calcext:value-type="float">
            <text:p>2283</text:p>
          </table:table-cell>
          <table:table-cell table:formula="of:=76320*EXP(0.00189*([.$Q289]-[.$Q$7]))" office:value-type="float" office:value="130049.484384683" calcext:value-type="float">
            <text:p>130,049</text:p>
          </table:table-cell>
          <table:table-cell table:formula="of:=LN([.$R289]/1738.539)/0.00189" office:value-type="float" office:value="2282.99995862109" calcext:value-type="float">
            <text:p>228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89]+1" office:value-type="float" office:value="464" calcext:value-type="float">
            <text:p>464</text:p>
          </table:table-cell>
          <table:table-cell table:style-name="ce5" table:formula="of:=182*EXP(0.00472*([.$E290]-[.$E$7]))" office:value-type="float" office:value="692.125077472092" calcext:value-type="float">
            <text:p>692</text:p>
          </table:table-cell>
          <table:table-cell table:formula="of:=LN([.$F290]/77.4542)/0.00472" office:value-type="float" office:value="463.999977362223" calcext:value-type="float">
            <text:p>463.999977362223</text:p>
          </table:table-cell>
          <table:table-cell/>
          <table:table-cell table:formula="of:=[.I289]+1" office:value-type="float" office:value="784" calcext:value-type="float">
            <text:p>784</text:p>
          </table:table-cell>
          <table:table-cell table:style-name="ce8" table:formula="of:=830*EXP(0.00392*([.$I290]-[.$I$7]))" office:value-type="float" office:value="2516.90613188485" calcext:value-type="float">
            <text:p>2517</text:p>
          </table:table-cell>
          <table:table-cell table:style-name="ce8" table:formula="of:=LN([.$J290]/116.455)/0.00392" office:value-type="float" office:value="784.000196045733" calcext:value-type="float">
            <text:p>784</text:p>
          </table:table-cell>
          <table:table-cell/>
          <table:table-cell table:formula="of:=[.M289]+1" office:value-type="float" office:value="1284" calcext:value-type="float">
            <text:p>1284</text:p>
          </table:table-cell>
          <table:table-cell table:formula="of:=5890*EXP(0.00256*([.$M290]-[.$M$7]))" office:value-type="float" office:value="12154.9439643079" calcext:value-type="float">
            <text:p>12,155</text:p>
          </table:table-cell>
          <table:table-cell table:formula="of:=LN([.$N290]/454.16)/0.00256" office:value-type="float" office:value="1284.00067100905" calcext:value-type="float">
            <text:p>1284</text:p>
          </table:table-cell>
          <table:table-cell/>
          <table:table-cell table:formula="of:=[.Q289]+1" office:value-type="float" office:value="2284" calcext:value-type="float">
            <text:p>2284</text:p>
          </table:table-cell>
          <table:table-cell table:formula="of:=76320*EXP(0.00189*([.$Q290]-[.$Q$7]))" office:value-type="float" office:value="130295.510331454" calcext:value-type="float">
            <text:p>130,296</text:p>
          </table:table-cell>
          <table:table-cell table:formula="of:=LN([.$R290]/1738.539)/0.00189" office:value-type="float" office:value="2283.99995862109" calcext:value-type="float">
            <text:p>228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0]+1" office:value-type="float" office:value="465" calcext:value-type="float">
            <text:p>465</text:p>
          </table:table-cell>
          <table:table-cell table:style-name="ce5" table:formula="of:=182*EXP(0.00472*([.$E291]-[.$E$7]))" office:value-type="float" office:value="695.399629701709" calcext:value-type="float">
            <text:p>695</text:p>
          </table:table-cell>
          <table:table-cell table:formula="of:=LN([.$F291]/77.4542)/0.00472" office:value-type="float" office:value="464.999977362223" calcext:value-type="float">
            <text:p>464.999977362223</text:p>
          </table:table-cell>
          <table:table-cell/>
          <table:table-cell table:formula="of:=[.I290]+1" office:value-type="float" office:value="785" calcext:value-type="float">
            <text:p>785</text:p>
          </table:table-cell>
          <table:table-cell table:style-name="ce8" table:formula="of:=830*EXP(0.00392*([.$I291]-[.$I$7]))" office:value-type="float" office:value="2526.79176710799" calcext:value-type="float">
            <text:p>2527</text:p>
          </table:table-cell>
          <table:table-cell table:style-name="ce8" table:formula="of:=LN([.$J291]/116.455)/0.00392" office:value-type="float" office:value="785.000196045733" calcext:value-type="float">
            <text:p>785</text:p>
          </table:table-cell>
          <table:table-cell/>
          <table:table-cell table:formula="of:=[.M290]+1" office:value-type="float" office:value="1285" calcext:value-type="float">
            <text:p>1285</text:p>
          </table:table-cell>
          <table:table-cell table:formula="of:=5890*EXP(0.00256*([.$M291]-[.$M$7]))" office:value-type="float" office:value="12186.1004841863" calcext:value-type="float">
            <text:p>12,186</text:p>
          </table:table-cell>
          <table:table-cell table:formula="of:=LN([.$N291]/454.16)/0.00256" office:value-type="float" office:value="1285.00067100905" calcext:value-type="float">
            <text:p>1285</text:p>
          </table:table-cell>
          <table:table-cell/>
          <table:table-cell table:formula="of:=[.Q290]+1" office:value-type="float" office:value="2285" calcext:value-type="float">
            <text:p>2285</text:p>
          </table:table-cell>
          <table:table-cell table:formula="of:=76320*EXP(0.00189*([.$Q291]-[.$Q$7]))" office:value-type="float" office:value="130542.001706956" calcext:value-type="float">
            <text:p>130,542</text:p>
          </table:table-cell>
          <table:table-cell table:formula="of:=LN([.$R291]/1738.539)/0.00189" office:value-type="float" office:value="2284.99995862109" calcext:value-type="float">
            <text:p>228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1]+1" office:value-type="float" office:value="466" calcext:value-type="float">
            <text:p>466</text:p>
          </table:table-cell>
          <table:table-cell table:style-name="ce5" table:formula="of:=182*EXP(0.00472*([.$E292]-[.$E$7]))" office:value-type="float" office:value="698.689674351198" calcext:value-type="float">
            <text:p>699</text:p>
          </table:table-cell>
          <table:table-cell table:formula="of:=LN([.$F292]/77.4542)/0.00472" office:value-type="float" office:value="465.999977362223" calcext:value-type="float">
            <text:p>465.999977362223</text:p>
          </table:table-cell>
          <table:table-cell/>
          <table:table-cell table:formula="of:=[.I291]+1" office:value-type="float" office:value="786" calcext:value-type="float">
            <text:p>786</text:p>
          </table:table-cell>
          <table:table-cell table:style-name="ce8" table:formula="of:=830*EXP(0.00392*([.$I292]-[.$I$7]))" office:value-type="float" office:value="2536.71623007386" calcext:value-type="float">
            <text:p>2537</text:p>
          </table:table-cell>
          <table:table-cell table:style-name="ce8" table:formula="of:=LN([.$J292]/116.455)/0.00392" office:value-type="float" office:value="786.000196045733" calcext:value-type="float">
            <text:p>786</text:p>
          </table:table-cell>
          <table:table-cell/>
          <table:table-cell table:formula="of:=[.M291]+1" office:value-type="float" office:value="1286" calcext:value-type="float">
            <text:p>1286</text:p>
          </table:table-cell>
          <table:table-cell table:formula="of:=5890*EXP(0.00256*([.$M292]-[.$M$7]))" office:value-type="float" office:value="12217.3368669365" calcext:value-type="float">
            <text:p>12,217</text:p>
          </table:table-cell>
          <table:table-cell table:formula="of:=LN([.$N292]/454.16)/0.00256" office:value-type="float" office:value="1286.00067100905" calcext:value-type="float">
            <text:p>1286</text:p>
          </table:table-cell>
          <table:table-cell/>
          <table:table-cell table:formula="of:=[.Q291]+1" office:value-type="float" office:value="2286" calcext:value-type="float">
            <text:p>2286</text:p>
          </table:table-cell>
          <table:table-cell table:formula="of:=76320*EXP(0.00189*([.$Q292]-[.$Q$7]))" office:value-type="float" office:value="130788.959391681" calcext:value-type="float">
            <text:p>130,789</text:p>
          </table:table-cell>
          <table:table-cell table:formula="of:=LN([.$R292]/1738.539)/0.00189" office:value-type="float" office:value="2285.99995862109" calcext:value-type="float">
            <text:p>228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2]+1" office:value-type="float" office:value="467" calcext:value-type="float">
            <text:p>467</text:p>
          </table:table-cell>
          <table:table-cell table:style-name="ce5" table:formula="of:=182*EXP(0.00472*([.$E293]-[.$E$7]))" office:value-type="float" office:value="701.995284717627" calcext:value-type="float">
            <text:p>702</text:p>
          </table:table-cell>
          <table:table-cell table:formula="of:=LN([.$F293]/77.4542)/0.00472" office:value-type="float" office:value="466.999977362223" calcext:value-type="float">
            <text:p>466.999977362223</text:p>
          </table:table-cell>
          <table:table-cell/>
          <table:table-cell table:formula="of:=[.I292]+1" office:value-type="float" office:value="787" calcext:value-type="float">
            <text:p>787</text:p>
          </table:table-cell>
          <table:table-cell table:style-name="ce8" table:formula="of:=830*EXP(0.00392*([.$I293]-[.$I$7]))" office:value-type="float" office:value="2546.67967328593" calcext:value-type="float">
            <text:p>2547</text:p>
          </table:table-cell>
          <table:table-cell table:style-name="ce8" table:formula="of:=LN([.$J293]/116.455)/0.00392" office:value-type="float" office:value="787.000196045733" calcext:value-type="float">
            <text:p>787</text:p>
          </table:table-cell>
          <table:table-cell/>
          <table:table-cell table:formula="of:=[.M292]+1" office:value-type="float" office:value="1287" calcext:value-type="float">
            <text:p>1287</text:p>
          </table:table-cell>
          <table:table-cell table:formula="of:=5890*EXP(0.00256*([.$M293]-[.$M$7]))" office:value-type="float" office:value="12248.6533172694" calcext:value-type="float">
            <text:p>12,249</text:p>
          </table:table-cell>
          <table:table-cell table:formula="of:=LN([.$N293]/454.16)/0.00256" office:value-type="float" office:value="1287.00067100905" calcext:value-type="float">
            <text:p>1287</text:p>
          </table:table-cell>
          <table:table-cell/>
          <table:table-cell table:formula="of:=[.Q292]+1" office:value-type="float" office:value="2287" calcext:value-type="float">
            <text:p>2287</text:p>
          </table:table-cell>
          <table:table-cell table:formula="of:=76320*EXP(0.00189*([.$Q293]-[.$Q$7]))" office:value-type="float" office:value="131036.384267787" calcext:value-type="float">
            <text:p>131,036</text:p>
          </table:table-cell>
          <table:table-cell table:formula="of:=LN([.$R293]/1738.539)/0.00189" office:value-type="float" office:value="2286.99995862109" calcext:value-type="float">
            <text:p>228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3]+1" office:value-type="float" office:value="468" calcext:value-type="float">
            <text:p>468</text:p>
          </table:table-cell>
          <table:table-cell table:style-name="ce5" table:formula="of:=182*EXP(0.00472*([.$E294]-[.$E$7]))" office:value-type="float" office:value="705.316534444842" calcext:value-type="float">
            <text:p>705</text:p>
          </table:table-cell>
          <table:table-cell table:formula="of:=LN([.$F294]/77.4542)/0.00472" office:value-type="float" office:value="467.999977362223" calcext:value-type="float">
            <text:p>467.999977362223</text:p>
          </table:table-cell>
          <table:table-cell/>
          <table:table-cell table:formula="of:=[.I293]+1" office:value-type="float" office:value="788" calcext:value-type="float">
            <text:p>788</text:p>
          </table:table-cell>
          <table:table-cell table:style-name="ce8" table:formula="of:=830*EXP(0.00392*([.$I294]-[.$I$7]))" office:value-type="float" office:value="2556.68224984664" calcext:value-type="float">
            <text:p>2557</text:p>
          </table:table-cell>
          <table:table-cell table:style-name="ce8" table:formula="of:=LN([.$J294]/116.455)/0.00392" office:value-type="float" office:value="788.000196045733" calcext:value-type="float">
            <text:p>788</text:p>
          </table:table-cell>
          <table:table-cell/>
          <table:table-cell table:formula="of:=[.M293]+1" office:value-type="float" office:value="1288" calcext:value-type="float">
            <text:p>1288</text:p>
          </table:table-cell>
          <table:table-cell table:formula="of:=5890*EXP(0.00256*([.$M294]-[.$M$7]))" office:value-type="float" office:value="12280.0500404204" calcext:value-type="float">
            <text:p>12,280</text:p>
          </table:table-cell>
          <table:table-cell table:formula="of:=LN([.$N294]/454.16)/0.00256" office:value-type="float" office:value="1288.00067100905" calcext:value-type="float">
            <text:p>1288</text:p>
          </table:table-cell>
          <table:table-cell/>
          <table:table-cell table:formula="of:=[.Q293]+1" office:value-type="float" office:value="2288" calcext:value-type="float">
            <text:p>2288</text:p>
          </table:table-cell>
          <table:table-cell table:formula="of:=76320*EXP(0.00189*([.$Q294]-[.$Q$7]))" office:value-type="float" office:value="131284.2772191" calcext:value-type="float">
            <text:p>131,284</text:p>
          </table:table-cell>
          <table:table-cell table:formula="of:=LN([.$R294]/1738.539)/0.00189" office:value-type="float" office:value="2287.99995862109" calcext:value-type="float">
            <text:p>228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4]+1" office:value-type="float" office:value="469" calcext:value-type="float">
            <text:p>469</text:p>
          </table:table-cell>
          <table:table-cell table:style-name="ce5" table:formula="of:=182*EXP(0.00472*([.$E295]-[.$E$7]))" office:value-type="float" office:value="708.65349752511" calcext:value-type="float">
            <text:p>709</text:p>
          </table:table-cell>
          <table:table-cell table:formula="of:=LN([.$F295]/77.4542)/0.00472" office:value-type="float" office:value="468.999977362223" calcext:value-type="float">
            <text:p>468.999977362223</text:p>
          </table:table-cell>
          <table:table-cell/>
          <table:table-cell table:formula="of:=[.I294]+1" office:value-type="float" office:value="789" calcext:value-type="float">
            <text:p>789</text:p>
          </table:table-cell>
          <table:table-cell table:style-name="ce8" table:formula="of:=830*EXP(0.00392*([.$I295]-[.$I$7]))" office:value-type="float" office:value="2566.72411345978" calcext:value-type="float">
            <text:p>2567</text:p>
          </table:table-cell>
          <table:table-cell table:style-name="ce8" table:formula="of:=LN([.$J295]/116.455)/0.00392" office:value-type="float" office:value="789.000196045733" calcext:value-type="float">
            <text:p>789</text:p>
          </table:table-cell>
          <table:table-cell/>
          <table:table-cell table:formula="of:=[.M294]+1" office:value-type="float" office:value="1289" calcext:value-type="float">
            <text:p>1289</text:p>
          </table:table-cell>
          <table:table-cell table:formula="of:=5890*EXP(0.00256*([.$M295]-[.$M$7]))" office:value-type="float" office:value="12311.5272421514" calcext:value-type="float">
            <text:p>12,312</text:p>
          </table:table-cell>
          <table:table-cell table:formula="of:=LN([.$N295]/454.16)/0.00256" office:value-type="float" office:value="1289.00067100905" calcext:value-type="float">
            <text:p>1289</text:p>
          </table:table-cell>
          <table:table-cell/>
          <table:table-cell table:formula="of:=[.Q294]+1" office:value-type="float" office:value="2289" calcext:value-type="float">
            <text:p>2289</text:p>
          </table:table-cell>
          <table:table-cell table:formula="of:=76320*EXP(0.00189*([.$Q295]-[.$Q$7]))" office:value-type="float" office:value="131532.63913112" calcext:value-type="float">
            <text:p>131,533</text:p>
          </table:table-cell>
          <table:table-cell table:formula="of:=LN([.$R295]/1738.539)/0.00189" office:value-type="float" office:value="2288.99995862109" calcext:value-type="float">
            <text:p>228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5]+1" office:value-type="float" office:value="470" calcext:value-type="float">
            <text:p>470</text:p>
          </table:table-cell>
          <table:table-cell table:style-name="ce5" table:formula="of:=182*EXP(0.00472*([.$E296]-[.$E$7]))" office:value-type="float" office:value="712.006248300768" calcext:value-type="float">
            <text:p>712</text:p>
          </table:table-cell>
          <table:table-cell table:formula="of:=LN([.$F296]/77.4542)/0.00472" office:value-type="float" office:value="469.999977362223" calcext:value-type="float">
            <text:p>469.999977362223</text:p>
          </table:table-cell>
          <table:table-cell/>
          <table:table-cell table:formula="of:=[.I295]+1" office:value-type="float" office:value="790" calcext:value-type="float">
            <text:p>790</text:p>
          </table:table-cell>
          <table:table-cell table:style-name="ce8" table:formula="of:=830*EXP(0.00392*([.$I296]-[.$I$7]))" office:value-type="float" office:value="2576.80541843285" calcext:value-type="float">
            <text:p>2577</text:p>
          </table:table-cell>
          <table:table-cell table:style-name="ce8" table:formula="of:=LN([.$J296]/116.455)/0.00392" office:value-type="float" office:value="790.000196045733" calcext:value-type="float">
            <text:p>790</text:p>
          </table:table-cell>
          <table:table-cell/>
          <table:table-cell table:formula="of:=[.M295]+1" office:value-type="float" office:value="1290" calcext:value-type="float">
            <text:p>1290</text:p>
          </table:table-cell>
          <table:table-cell table:formula="of:=5890*EXP(0.00256*([.$M296]-[.$M$7]))" office:value-type="float" office:value="12343.0851287513" calcext:value-type="float">
            <text:p>12,343</text:p>
          </table:table-cell>
          <table:table-cell table:formula="of:=LN([.$N296]/454.16)/0.00256" office:value-type="float" office:value="1290.00067100905" calcext:value-type="float">
            <text:p>1290</text:p>
          </table:table-cell>
          <table:table-cell/>
          <table:table-cell table:formula="of:=[.Q295]+1" office:value-type="float" office:value="2290" calcext:value-type="float">
            <text:p>2290</text:p>
          </table:table-cell>
          <table:table-cell table:formula="of:=76320*EXP(0.00189*([.$Q296]-[.$Q$7]))" office:value-type="float" office:value="131781.47089102" calcext:value-type="float">
            <text:p>131,781</text:p>
          </table:table-cell>
          <table:table-cell table:formula="of:=LN([.$R296]/1738.539)/0.00189" office:value-type="float" office:value="2289.99995862109" calcext:value-type="float">
            <text:p>228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6]+1" office:value-type="float" office:value="471" calcext:value-type="float">
            <text:p>471</text:p>
          </table:table-cell>
          <table:table-cell table:style-name="ce5" table:formula="of:=182*EXP(0.00472*([.$E297]-[.$E$7]))" office:value-type="float" office:value="715.374861465877" calcext:value-type="float">
            <text:p>715</text:p>
          </table:table-cell>
          <table:table-cell table:formula="of:=LN([.$F297]/77.4542)/0.00472" office:value-type="float" office:value="470.999977362223" calcext:value-type="float">
            <text:p>470.999977362223</text:p>
          </table:table-cell>
          <table:table-cell/>
          <table:table-cell table:formula="of:=[.I296]+1" office:value-type="float" office:value="791" calcext:value-type="float">
            <text:p>791</text:p>
          </table:table-cell>
          <table:table-cell table:style-name="ce8" table:formula="of:=830*EXP(0.00392*([.$I297]-[.$I$7]))" office:value-type="float" office:value="2586.9263196794" calcext:value-type="float">
            <text:p>2587</text:p>
          </table:table-cell>
          <table:table-cell table:style-name="ce8" table:formula="of:=LN([.$J297]/116.455)/0.00392" office:value-type="float" office:value="791.000196045733" calcext:value-type="float">
            <text:p>791</text:p>
          </table:table-cell>
          <table:table-cell/>
          <table:table-cell table:formula="of:=[.M296]+1" office:value-type="float" office:value="1291" calcext:value-type="float">
            <text:p>1291</text:p>
          </table:table-cell>
          <table:table-cell table:formula="of:=5890*EXP(0.00256*([.$M297]-[.$M$7]))" office:value-type="float" office:value="12374.7239070381" calcext:value-type="float">
            <text:p>12,375</text:p>
          </table:table-cell>
          <table:table-cell table:formula="of:=LN([.$N297]/454.16)/0.00256" office:value-type="float" office:value="1291.00067100905" calcext:value-type="float">
            <text:p>1291</text:p>
          </table:table-cell>
          <table:table-cell/>
          <table:table-cell table:formula="of:=[.Q296]+1" office:value-type="float" office:value="2291" calcext:value-type="float">
            <text:p>2291</text:p>
          </table:table-cell>
          <table:table-cell table:formula="of:=76320*EXP(0.00189*([.$Q297]-[.$Q$7]))" office:value-type="float" office:value="132030.773387652" calcext:value-type="float">
            <text:p>132,031</text:p>
          </table:table-cell>
          <table:table-cell table:formula="of:=LN([.$R297]/1738.539)/0.00189" office:value-type="float" office:value="2290.99995862109" calcext:value-type="float">
            <text:p>229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7]+1" office:value-type="float" office:value="472" calcext:value-type="float">
            <text:p>472</text:p>
          </table:table-cell>
          <table:table-cell table:style-name="ce5" table:formula="of:=182*EXP(0.00472*([.$E298]-[.$E$7]))" office:value-type="float" office:value="718.759412067888" calcext:value-type="float">
            <text:p>719</text:p>
          </table:table-cell>
          <table:table-cell table:formula="of:=LN([.$F298]/77.4542)/0.00472" office:value-type="float" office:value="471.999977362223" calcext:value-type="float">
            <text:p>471.999977362223</text:p>
          </table:table-cell>
          <table:table-cell/>
          <table:table-cell table:formula="of:=[.I297]+1" office:value-type="float" office:value="792" calcext:value-type="float">
            <text:p>792</text:p>
          </table:table-cell>
          <table:table-cell table:style-name="ce8" table:formula="of:=830*EXP(0.00392*([.$I298]-[.$I$7]))" office:value-type="float" office:value="2597.08697272146" calcext:value-type="float">
            <text:p>2597</text:p>
          </table:table-cell>
          <table:table-cell table:style-name="ce8" table:formula="of:=LN([.$J298]/116.455)/0.00392" office:value-type="float" office:value="792.000196045733" calcext:value-type="float">
            <text:p>792</text:p>
          </table:table-cell>
          <table:table-cell/>
          <table:table-cell table:formula="of:=[.M297]+1" office:value-type="float" office:value="1292" calcext:value-type="float">
            <text:p>1292</text:p>
          </table:table-cell>
          <table:table-cell table:formula="of:=5890*EXP(0.00256*([.$M298]-[.$M$7]))" office:value-type="float" office:value="12406.4437843598" calcext:value-type="float">
            <text:p>12,406</text:p>
          </table:table-cell>
          <table:table-cell table:formula="of:=LN([.$N298]/454.16)/0.00256" office:value-type="float" office:value="1292.00067100905" calcext:value-type="float">
            <text:p>1292</text:p>
          </table:table-cell>
          <table:table-cell/>
          <table:table-cell table:formula="of:=[.Q297]+1" office:value-type="float" office:value="2292" calcext:value-type="float">
            <text:p>2292</text:p>
          </table:table-cell>
          <table:table-cell table:formula="of:=76320*EXP(0.00189*([.$Q298]-[.$Q$7]))" office:value-type="float" office:value="132280.54751155" calcext:value-type="float">
            <text:p>132,281</text:p>
          </table:table-cell>
          <table:table-cell table:formula="of:=LN([.$R298]/1738.539)/0.00189" office:value-type="float" office:value="2291.99995862109" calcext:value-type="float">
            <text:p>229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8]+1" office:value-type="float" office:value="473" calcext:value-type="float">
            <text:p>473</text:p>
          </table:table-cell>
          <table:table-cell table:style-name="ce5" table:formula="of:=182*EXP(0.00472*([.$E299]-[.$E$7]))" office:value-type="float" office:value="722.159975509313" calcext:value-type="float">
            <text:p>722</text:p>
          </table:table-cell>
          <table:table-cell table:formula="of:=LN([.$F299]/77.4542)/0.00472" office:value-type="float" office:value="472.999977362223" calcext:value-type="float">
            <text:p>472.999977362223</text:p>
          </table:table-cell>
          <table:table-cell/>
          <table:table-cell table:formula="of:=[.I298]+1" office:value-type="float" office:value="793" calcext:value-type="float">
            <text:p>793</text:p>
          </table:table-cell>
          <table:table-cell table:style-name="ce8" table:formula="of:=830*EXP(0.00392*([.$I299]-[.$I$7]))" office:value-type="float" office:value="2607.28753369187" calcext:value-type="float">
            <text:p>2607</text:p>
          </table:table-cell>
          <table:table-cell table:style-name="ce8" table:formula="of:=LN([.$J299]/116.455)/0.00392" office:value-type="float" office:value="793.000196045733" calcext:value-type="float">
            <text:p>793</text:p>
          </table:table-cell>
          <table:table-cell/>
          <table:table-cell table:formula="of:=[.M298]+1" office:value-type="float" office:value="1293" calcext:value-type="float">
            <text:p>1293</text:p>
          </table:table-cell>
          <table:table-cell table:formula="of:=5890*EXP(0.00256*([.$M299]-[.$M$7]))" office:value-type="float" office:value="12438.2449685959" calcext:value-type="float">
            <text:p>12,438</text:p>
          </table:table-cell>
          <table:table-cell table:formula="of:=LN([.$N299]/454.16)/0.00256" office:value-type="float" office:value="1293.00067100905" calcext:value-type="float">
            <text:p>1293</text:p>
          </table:table-cell>
          <table:table-cell/>
          <table:table-cell table:formula="of:=[.Q298]+1" office:value-type="float" office:value="2293" calcext:value-type="float">
            <text:p>2293</text:p>
          </table:table-cell>
          <table:table-cell table:formula="of:=76320*EXP(0.00189*([.$Q299]-[.$Q$7]))" office:value-type="float" office:value="132530.794154933" calcext:value-type="float">
            <text:p>132,531</text:p>
          </table:table-cell>
          <table:table-cell table:formula="of:=LN([.$R299]/1738.539)/0.00189" office:value-type="float" office:value="2292.99995862109" calcext:value-type="float">
            <text:p>229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299]+1" office:value-type="float" office:value="474" calcext:value-type="float">
            <text:p>474</text:p>
          </table:table-cell>
          <table:table-cell table:style-name="ce5" table:formula="of:=182*EXP(0.00472*([.$E300]-[.$E$7]))" office:value-type="float" office:value="725.576627549406" calcext:value-type="float">
            <text:p>726</text:p>
          </table:table-cell>
          <table:table-cell table:formula="of:=LN([.$F300]/77.4542)/0.00472" office:value-type="float" office:value="473.999977362223" calcext:value-type="float">
            <text:p>473.999977362223</text:p>
          </table:table-cell>
          <table:table-cell/>
          <table:table-cell table:formula="of:=[.I299]+1" office:value-type="float" office:value="794" calcext:value-type="float">
            <text:p>794</text:p>
          </table:table-cell>
          <table:table-cell table:style-name="ce8" table:formula="of:=830*EXP(0.00392*([.$I300]-[.$I$7]))" office:value-type="float" office:value="2617.52815933675" calcext:value-type="float">
            <text:p>2618</text:p>
          </table:table-cell>
          <table:table-cell table:style-name="ce8" table:formula="of:=LN([.$J300]/116.455)/0.00392" office:value-type="float" office:value="794.000196045733" calcext:value-type="float">
            <text:p>794</text:p>
          </table:table-cell>
          <table:table-cell/>
          <table:table-cell table:formula="of:=[.M299]+1" office:value-type="float" office:value="1294" calcext:value-type="float">
            <text:p>1294</text:p>
          </table:table-cell>
          <table:table-cell table:formula="of:=5890*EXP(0.00256*([.$M300]-[.$M$7]))" office:value-type="float" office:value="12470.1276681588" calcext:value-type="float">
            <text:p>12,470</text:p>
          </table:table-cell>
          <table:table-cell table:formula="of:=LN([.$N300]/454.16)/0.00256" office:value-type="float" office:value="1294.00067100905" calcext:value-type="float">
            <text:p>1294</text:p>
          </table:table-cell>
          <table:table-cell/>
          <table:table-cell table:formula="of:=[.Q299]+1" office:value-type="float" office:value="2294" calcext:value-type="float">
            <text:p>2294</text:p>
          </table:table-cell>
          <table:table-cell table:formula="of:=76320*EXP(0.00189*([.$Q300]-[.$Q$7]))" office:value-type="float" office:value="132781.514211707" calcext:value-type="float">
            <text:p>132,782</text:p>
          </table:table-cell>
          <table:table-cell table:formula="of:=LN([.$R300]/1738.539)/0.00189" office:value-type="float" office:value="2293.99995862109" calcext:value-type="float">
            <text:p>229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0]+1" office:value-type="float" office:value="475" calcext:value-type="float">
            <text:p>475</text:p>
          </table:table-cell>
          <table:table-cell table:style-name="ce5" table:formula="of:=182*EXP(0.00472*([.$E301]-[.$E$7]))" office:value-type="float" office:value="729.009444305848" calcext:value-type="float">
            <text:p>729</text:p>
          </table:table-cell>
          <table:table-cell table:formula="of:=LN([.$F301]/77.4542)/0.00472" office:value-type="float" office:value="474.999977362223" calcext:value-type="float">
            <text:p>474.999977362223</text:p>
          </table:table-cell>
          <table:table-cell/>
          <table:table-cell table:formula="of:=[.I300]+1" office:value-type="float" office:value="795" calcext:value-type="float">
            <text:p>795</text:p>
          </table:table-cell>
          <table:table-cell table:style-name="ce8" table:formula="of:=830*EXP(0.00392*([.$I301]-[.$I$7]))" office:value-type="float" office:value="2627.80900701784" calcext:value-type="float">
            <text:p>2628</text:p>
          </table:table-cell>
          <table:table-cell table:style-name="ce8" table:formula="of:=LN([.$J301]/116.455)/0.00392" office:value-type="float" office:value="795.000196045733" calcext:value-type="float">
            <text:p>795</text:p>
          </table:table-cell>
          <table:table-cell/>
          <table:table-cell table:formula="of:=[.M300]+1" office:value-type="float" office:value="1295" calcext:value-type="float">
            <text:p>1295</text:p>
          </table:table-cell>
          <table:table-cell table:formula="of:=5890*EXP(0.00256*([.$M301]-[.$M$7]))" office:value-type="float" office:value="12502.0920919949" calcext:value-type="float">
            <text:p>12,502</text:p>
          </table:table-cell>
          <table:table-cell table:formula="of:=LN([.$N301]/454.16)/0.00256" office:value-type="float" office:value="1295.00067100905" calcext:value-type="float">
            <text:p>1295</text:p>
          </table:table-cell>
          <table:table-cell/>
          <table:table-cell table:formula="of:=[.Q300]+1" office:value-type="float" office:value="2295" calcext:value-type="float">
            <text:p>2295</text:p>
          </table:table-cell>
          <table:table-cell table:formula="of:=76320*EXP(0.00189*([.$Q301]-[.$Q$7]))" office:value-type="float" office:value="133032.708577468" calcext:value-type="float">
            <text:p>133,033</text:p>
          </table:table-cell>
          <table:table-cell table:formula="of:=LN([.$R301]/1738.539)/0.00189" office:value-type="float" office:value="2294.99995862109" calcext:value-type="float">
            <text:p>229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1]+1" office:value-type="float" office:value="476" calcext:value-type="float">
            <text:p>476</text:p>
          </table:table-cell>
          <table:table-cell table:style-name="ce5" table:formula="of:=182*EXP(0.00472*([.$E302]-[.$E$7]))" office:value-type="float" office:value="732.458502256446" calcext:value-type="float">
            <text:p>732</text:p>
          </table:table-cell>
          <table:table-cell table:formula="of:=LN([.$F302]/77.4542)/0.00472" office:value-type="float" office:value="475.999977362223" calcext:value-type="float">
            <text:p>475.999977362223</text:p>
          </table:table-cell>
          <table:table-cell/>
          <table:table-cell table:formula="of:=[.I301]+1" office:value-type="float" office:value="796" calcext:value-type="float">
            <text:p>796</text:p>
          </table:table-cell>
          <table:table-cell table:style-name="ce8" table:formula="of:=830*EXP(0.00392*([.$I302]-[.$I$7]))" office:value-type="float" office:value="2638.13023471496" calcext:value-type="float">
            <text:p>2638</text:p>
          </table:table-cell>
          <table:table-cell table:style-name="ce8" table:formula="of:=LN([.$J302]/116.455)/0.00392" office:value-type="float" office:value="796.000196045733" calcext:value-type="float">
            <text:p>796</text:p>
          </table:table-cell>
          <table:table-cell/>
          <table:table-cell table:formula="of:=[.M301]+1" office:value-type="float" office:value="1296" calcext:value-type="float">
            <text:p>1296</text:p>
          </table:table-cell>
          <table:table-cell table:formula="of:=5890*EXP(0.00256*([.$M302]-[.$M$7]))" office:value-type="float" office:value="12534.1384495866" calcext:value-type="float">
            <text:p>12,534</text:p>
          </table:table-cell>
          <table:table-cell table:formula="of:=LN([.$N302]/454.16)/0.00256" office:value-type="float" office:value="1296.00067100905" calcext:value-type="float">
            <text:p>1296</text:p>
          </table:table-cell>
          <table:table-cell/>
          <table:table-cell table:formula="of:=[.Q301]+1" office:value-type="float" office:value="2296" calcext:value-type="float">
            <text:p>2296</text:p>
          </table:table-cell>
          <table:table-cell table:formula="of:=76320*EXP(0.00189*([.$Q302]-[.$Q$7]))" office:value-type="float" office:value="133284.378149509" calcext:value-type="float">
            <text:p>133,284</text:p>
          </table:table-cell>
          <table:table-cell table:formula="of:=LN([.$R302]/1738.539)/0.00189" office:value-type="float" office:value="2295.99995862109" calcext:value-type="float">
            <text:p>229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2]+1" office:value-type="float" office:value="477" calcext:value-type="float">
            <text:p>477</text:p>
          </table:table-cell>
          <table:table-cell table:style-name="ce5" table:formula="of:=182*EXP(0.00472*([.$E303]-[.$E$7]))" office:value-type="float" office:value="735.923878240836" calcext:value-type="float">
            <text:p>736</text:p>
          </table:table-cell>
          <table:table-cell table:formula="of:=LN([.$F303]/77.4542)/0.00472" office:value-type="float" office:value="476.999977362223" calcext:value-type="float">
            <text:p>476.999977362223</text:p>
          </table:table-cell>
          <table:table-cell/>
          <table:table-cell table:formula="of:=[.I302]+1" office:value-type="float" office:value="797" calcext:value-type="float">
            <text:p>797</text:p>
          </table:table-cell>
          <table:table-cell table:style-name="ce8" table:formula="of:=830*EXP(0.00392*([.$I303]-[.$I$7]))" office:value-type="float" office:value="2648.49200102844" calcext:value-type="float">
            <text:p>2648</text:p>
          </table:table-cell>
          <table:table-cell table:style-name="ce8" table:formula="of:=LN([.$J303]/116.455)/0.00392" office:value-type="float" office:value="797.000196045733" calcext:value-type="float">
            <text:p>797</text:p>
          </table:table-cell>
          <table:table-cell/>
          <table:table-cell table:formula="of:=[.M302]+1" office:value-type="float" office:value="1297" calcext:value-type="float">
            <text:p>1297</text:p>
          </table:table-cell>
          <table:table-cell table:formula="of:=5890*EXP(0.00256*([.$M303]-[.$M$7]))" office:value-type="float" office:value="12566.2669509528" calcext:value-type="float">
            <text:p>12,566</text:p>
          </table:table-cell>
          <table:table-cell table:formula="of:=LN([.$N303]/454.16)/0.00256" office:value-type="float" office:value="1297.00067100905" calcext:value-type="float">
            <text:p>1297</text:p>
          </table:table-cell>
          <table:table-cell/>
          <table:table-cell table:formula="of:=[.Q302]+1" office:value-type="float" office:value="2297" calcext:value-type="float">
            <text:p>2297</text:p>
          </table:table-cell>
          <table:table-cell table:formula="of:=76320*EXP(0.00189*([.$Q303]-[.$Q$7]))" office:value-type="float" office:value="133536.523826819" calcext:value-type="float">
            <text:p>133,537</text:p>
          </table:table-cell>
          <table:table-cell table:formula="of:=LN([.$R303]/1738.539)/0.00189" office:value-type="float" office:value="2296.99995862109" calcext:value-type="float">
            <text:p>229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3]+1" office:value-type="float" office:value="478" calcext:value-type="float">
            <text:p>478</text:p>
          </table:table-cell>
          <table:table-cell table:style-name="ce5" table:formula="of:=182*EXP(0.00472*([.$E304]-[.$E$7]))" office:value-type="float" office:value="739.405649462193" calcext:value-type="float">
            <text:p>739</text:p>
          </table:table-cell>
          <table:table-cell table:formula="of:=LN([.$F304]/77.4542)/0.00472" office:value-type="float" office:value="477.999977362223" calcext:value-type="float">
            <text:p>477.999977362223</text:p>
          </table:table-cell>
          <table:table-cell/>
          <table:table-cell table:formula="of:=[.I303]+1" office:value-type="float" office:value="798" calcext:value-type="float">
            <text:p>798</text:p>
          </table:table-cell>
          <table:table-cell table:style-name="ce8" table:formula="of:=830*EXP(0.00392*([.$I304]-[.$I$7]))" office:value-type="float" office:value="2658.89446518151" calcext:value-type="float">
            <text:p>2659</text:p>
          </table:table-cell>
          <table:table-cell table:style-name="ce8" table:formula="of:=LN([.$J304]/116.455)/0.00392" office:value-type="float" office:value="798.000196045733" calcext:value-type="float">
            <text:p>798</text:p>
          </table:table-cell>
          <table:table-cell/>
          <table:table-cell table:formula="of:=[.M303]+1" office:value-type="float" office:value="1298" calcext:value-type="float">
            <text:p>1298</text:p>
          </table:table-cell>
          <table:table-cell table:formula="of:=5890*EXP(0.00256*([.$M304]-[.$M$7]))" office:value-type="float" office:value="12598.4778066511" calcext:value-type="float">
            <text:p>12,598</text:p>
          </table:table-cell>
          <table:table-cell table:formula="of:=LN([.$N304]/454.16)/0.00256" office:value-type="float" office:value="1298.00067100905" calcext:value-type="float">
            <text:p>1298</text:p>
          </table:table-cell>
          <table:table-cell/>
          <table:table-cell table:formula="of:=[.Q303]+1" office:value-type="float" office:value="2298" calcext:value-type="float">
            <text:p>2298</text:p>
          </table:table-cell>
          <table:table-cell table:formula="of:=76320*EXP(0.00189*([.$Q304]-[.$Q$7]))" office:value-type="float" office:value="133789.146510088" calcext:value-type="float">
            <text:p>133,789</text:p>
          </table:table-cell>
          <table:table-cell table:formula="of:=LN([.$R304]/1738.539)/0.00189" office:value-type="float" office:value="2297.99995862109" calcext:value-type="float">
            <text:p>229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4]+1" office:value-type="float" office:value="479" calcext:value-type="float">
            <text:p>479</text:p>
          </table:table-cell>
          <table:table-cell table:style-name="ce5" table:formula="of:=182*EXP(0.00472*([.$E305]-[.$E$7]))" office:value-type="float" office:value="742.903893488954" calcext:value-type="float">
            <text:p>743</text:p>
          </table:table-cell>
          <table:table-cell table:formula="of:=LN([.$F305]/77.4542)/0.00472" office:value-type="float" office:value="478.999977362223" calcext:value-type="float">
            <text:p>478.999977362223</text:p>
          </table:table-cell>
          <table:table-cell/>
          <table:table-cell table:formula="of:=[.I304]+1" office:value-type="float" office:value="799" calcext:value-type="float">
            <text:p>799</text:p>
          </table:table-cell>
          <table:table-cell table:style-name="ce8" table:formula="of:=830*EXP(0.00392*([.$I305]-[.$I$7]))" office:value-type="float" office:value="2669.33778702281" calcext:value-type="float">
            <text:p>2669</text:p>
          </table:table-cell>
          <table:table-cell table:style-name="ce8" table:formula="of:=LN([.$J305]/116.455)/0.00392" office:value-type="float" office:value="799.000196045733" calcext:value-type="float">
            <text:p>799</text:p>
          </table:table-cell>
          <table:table-cell/>
          <table:table-cell table:formula="of:=[.M304]+1" office:value-type="float" office:value="1299" calcext:value-type="float">
            <text:p>1299</text:p>
          </table:table-cell>
          <table:table-cell table:formula="of:=5890*EXP(0.00256*([.$M305]-[.$M$7]))" office:value-type="float" office:value="12630.7712277787" calcext:value-type="float">
            <text:p>12,631</text:p>
          </table:table-cell>
          <table:table-cell table:formula="of:=LN([.$N305]/454.16)/0.00256" office:value-type="float" office:value="1299.00067100905" calcext:value-type="float">
            <text:p>1299</text:p>
          </table:table-cell>
          <table:table-cell/>
          <table:table-cell table:formula="of:=[.Q304]+1" office:value-type="float" office:value="2299" calcext:value-type="float">
            <text:p>2299</text:p>
          </table:table-cell>
          <table:table-cell table:formula="of:=76320*EXP(0.00189*([.$Q305]-[.$Q$7]))" office:value-type="float" office:value="134042.24710171" calcext:value-type="float">
            <text:p>134,042</text:p>
          </table:table-cell>
          <table:table-cell table:formula="of:=LN([.$R305]/1738.539)/0.00189" office:value-type="float" office:value="2298.99995862109" calcext:value-type="float">
            <text:p>229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5]+1" office:value-type="float" office:value="480" calcext:value-type="float">
            <text:p>480</text:p>
          </table:table-cell>
          <table:table-cell table:style-name="ce5" table:formula="of:=182*EXP(0.00472*([.$E306]-[.$E$7]))" office:value-type="float" office:value="746.418688256542" calcext:value-type="float">
            <text:p>746</text:p>
          </table:table-cell>
          <table:table-cell table:formula="of:=LN([.$F306]/77.4542)/0.00472" office:value-type="float" office:value="479.999977362223" calcext:value-type="float">
            <text:p>479.999977362223</text:p>
          </table:table-cell>
          <table:table-cell/>
          <table:table-cell table:formula="of:=[.I305]+1" office:value-type="float" office:value="800" calcext:value-type="float">
            <text:p>800</text:p>
          </table:table-cell>
          <table:table-cell table:style-name="ce8" table:formula="of:=830*EXP(0.00392*([.$I306]-[.$I$7]))" office:value-type="float" office:value="2679.82212702881" calcext:value-type="float">
            <text:p>2680</text:p>
          </table:table-cell>
          <table:table-cell table:style-name="ce8" table:formula="of:=LN([.$J306]/116.455)/0.00392" office:value-type="float" office:value="800.000196045733" calcext:value-type="float">
            <text:p>800</text:p>
          </table:table-cell>
          <table:table-cell/>
          <table:table-cell table:formula="of:=[.M305]+1" office:value-type="float" office:value="1300" calcext:value-type="float">
            <text:p>1300</text:p>
          </table:table-cell>
          <table:table-cell table:formula="of:=5890*EXP(0.00256*([.$M306]-[.$M$7]))" office:value-type="float" office:value="12663.1474259738" calcext:value-type="float">
            <text:p>12,663</text:p>
          </table:table-cell>
          <table:table-cell table:formula="of:=LN([.$N306]/454.16)/0.00256" office:value-type="float" office:value="1300.00067100905" calcext:value-type="float">
            <text:p>1300</text:p>
          </table:table-cell>
          <table:table-cell/>
          <table:table-cell table:formula="of:=[.Q305]+1" office:value-type="float" office:value="2300" calcext:value-type="float">
            <text:p>2300</text:p>
          </table:table-cell>
          <table:table-cell table:formula="of:=76320*EXP(0.00189*([.$Q306]-[.$Q$7]))" office:value-type="float" office:value="134295.826505785" calcext:value-type="float">
            <text:p>134,296</text:p>
          </table:table-cell>
          <table:table-cell table:formula="of:=LN([.$R306]/1738.539)/0.00189" office:value-type="float" office:value="2299.99995862109" calcext:value-type="float">
            <text:p>229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6]+1" office:value-type="float" office:value="481" calcext:value-type="float">
            <text:p>481</text:p>
          </table:table-cell>
          <table:table-cell table:style-name="ce5" table:formula="of:=182*EXP(0.00472*([.$E307]-[.$E$7]))" office:value-type="float" office:value="749.950112069107" calcext:value-type="float">
            <text:p>750</text:p>
          </table:table-cell>
          <table:table-cell table:formula="of:=LN([.$F307]/77.4542)/0.00472" office:value-type="float" office:value="480.999977362223" calcext:value-type="float">
            <text:p>480.999977362223</text:p>
          </table:table-cell>
          <table:table-cell/>
          <table:table-cell table:formula="of:=[.I306]+1" office:value-type="float" office:value="801" calcext:value-type="float">
            <text:p>801</text:p>
          </table:table-cell>
          <table:table-cell table:style-name="ce8" table:formula="of:=830*EXP(0.00392*([.$I307]-[.$I$7]))" office:value-type="float" office:value="2690.34764630627" calcext:value-type="float">
            <text:p>2690</text:p>
          </table:table-cell>
          <table:table-cell table:style-name="ce8" table:formula="of:=LN([.$J307]/116.455)/0.00392" office:value-type="float" office:value="801.000196045733" calcext:value-type="float">
            <text:p>801</text:p>
          </table:table-cell>
          <table:table-cell/>
          <table:table-cell table:formula="of:=[.M306]+1" office:value-type="float" office:value="1301" calcext:value-type="float">
            <text:p>1301</text:p>
          </table:table-cell>
          <table:table-cell table:formula="of:=5890*EXP(0.00256*([.$M307]-[.$M$7]))" office:value-type="float" office:value="12695.6066134171" calcext:value-type="float">
            <text:p>12,696</text:p>
          </table:table-cell>
          <table:table-cell table:formula="of:=LN([.$N307]/454.16)/0.00256" office:value-type="float" office:value="1301.00067100905" calcext:value-type="float">
            <text:p>1301</text:p>
          </table:table-cell>
          <table:table-cell/>
          <table:table-cell table:formula="of:=[.Q306]+1" office:value-type="float" office:value="2301" calcext:value-type="float">
            <text:p>2301</text:p>
          </table:table-cell>
          <table:table-cell table:formula="of:=76320*EXP(0.00189*([.$Q307]-[.$Q$7]))" office:value-type="float" office:value="134549.885628124" calcext:value-type="float">
            <text:p>134,550</text:p>
          </table:table-cell>
          <table:table-cell table:formula="of:=LN([.$R307]/1738.539)/0.00189" office:value-type="float" office:value="2300.99995862109" calcext:value-type="float">
            <text:p>230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7]+1" office:value-type="float" office:value="482" calcext:value-type="float">
            <text:p>482</text:p>
          </table:table-cell>
          <table:table-cell table:style-name="ce5" table:formula="of:=182*EXP(0.00472*([.$E308]-[.$E$7]))" office:value-type="float" office:value="753.498243601267" calcext:value-type="float">
            <text:p>753</text:p>
          </table:table-cell>
          <table:table-cell table:formula="of:=LN([.$F308]/77.4542)/0.00472" office:value-type="float" office:value="481.999977362223" calcext:value-type="float">
            <text:p>481.999977362223</text:p>
          </table:table-cell>
          <table:table-cell/>
          <table:table-cell table:formula="of:=[.I307]+1" office:value-type="float" office:value="802" calcext:value-type="float">
            <text:p>802</text:p>
          </table:table-cell>
          <table:table-cell table:style-name="ce8" table:formula="of:=830*EXP(0.00392*([.$I308]-[.$I$7]))" office:value-type="float" office:value="2700.91450659474" calcext:value-type="float">
            <text:p>2701</text:p>
          </table:table-cell>
          <table:table-cell table:style-name="ce8" table:formula="of:=LN([.$J308]/116.455)/0.00392" office:value-type="float" office:value="802.000196045733" calcext:value-type="float">
            <text:p>802</text:p>
          </table:table-cell>
          <table:table-cell/>
          <table:table-cell table:formula="of:=[.M307]+1" office:value-type="float" office:value="1302" calcext:value-type="float">
            <text:p>1302</text:p>
          </table:table-cell>
          <table:table-cell table:formula="of:=5890*EXP(0.00256*([.$M308]-[.$M$7]))" office:value-type="float" office:value="12728.1490028335" calcext:value-type="float">
            <text:p>12,728</text:p>
          </table:table-cell>
          <table:table-cell table:formula="of:=LN([.$N308]/454.16)/0.00256" office:value-type="float" office:value="1302.00067100905" calcext:value-type="float">
            <text:p>1302</text:p>
          </table:table-cell>
          <table:table-cell/>
          <table:table-cell table:formula="of:=[.Q307]+1" office:value-type="float" office:value="2302" calcext:value-type="float">
            <text:p>2302</text:p>
          </table:table-cell>
          <table:table-cell table:formula="of:=76320*EXP(0.00189*([.$Q308]-[.$Q$7]))" office:value-type="float" office:value="134804.425376253" calcext:value-type="float">
            <text:p>134,804</text:p>
          </table:table-cell>
          <table:table-cell table:formula="of:=LN([.$R308]/1738.539)/0.00189" office:value-type="float" office:value="2301.99995862109" calcext:value-type="float">
            <text:p>230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8]+1" office:value-type="float" office:value="483" calcext:value-type="float">
            <text:p>483</text:p>
          </table:table-cell>
          <table:table-cell table:style-name="ce5" table:formula="of:=182*EXP(0.00472*([.$E309]-[.$E$7]))" office:value-type="float" office:value="757.063161899862" calcext:value-type="float">
            <text:p>757</text:p>
          </table:table-cell>
          <table:table-cell table:formula="of:=LN([.$F309]/77.4542)/0.00472" office:value-type="float" office:value="482.999977362223" calcext:value-type="float">
            <text:p>482.999977362223</text:p>
          </table:table-cell>
          <table:table-cell/>
          <table:table-cell table:formula="of:=[.I308]+1" office:value-type="float" office:value="803" calcext:value-type="float">
            <text:p>803</text:p>
          </table:table-cell>
          <table:table-cell table:style-name="ce8" table:formula="of:=830*EXP(0.00392*([.$I309]-[.$I$7]))" office:value-type="float" office:value="2711.52287026904" calcext:value-type="float">
            <text:p>2712</text:p>
          </table:table-cell>
          <table:table-cell table:style-name="ce8" table:formula="of:=LN([.$J309]/116.455)/0.00392" office:value-type="float" office:value="803.000196045733" calcext:value-type="float">
            <text:p>803</text:p>
          </table:table-cell>
          <table:table-cell/>
          <table:table-cell table:formula="of:=[.M308]+1" office:value-type="float" office:value="1303" calcext:value-type="float">
            <text:p>1303</text:p>
          </table:table-cell>
          <table:table-cell table:formula="of:=5890*EXP(0.00256*([.$M309]-[.$M$7]))" office:value-type="float" office:value="12760.7748074926" calcext:value-type="float">
            <text:p>12,761</text:p>
          </table:table-cell>
          <table:table-cell table:formula="of:=LN([.$N309]/454.16)/0.00256" office:value-type="float" office:value="1303.00067100905" calcext:value-type="float">
            <text:p>1303</text:p>
          </table:table-cell>
          <table:table-cell/>
          <table:table-cell table:formula="of:=[.Q308]+1" office:value-type="float" office:value="2303" calcext:value-type="float">
            <text:p>2303</text:p>
          </table:table-cell>
          <table:table-cell table:formula="of:=76320*EXP(0.00189*([.$Q309]-[.$Q$7]))" office:value-type="float" office:value="135059.446659413" calcext:value-type="float">
            <text:p>135,059</text:p>
          </table:table-cell>
          <table:table-cell table:formula="of:=LN([.$R309]/1738.539)/0.00189" office:value-type="float" office:value="2302.99995862109" calcext:value-type="float">
            <text:p>230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09]+1" office:value-type="float" office:value="484" calcext:value-type="float">
            <text:p>484</text:p>
          </table:table-cell>
          <table:table-cell table:style-name="ce5" table:formula="of:=182*EXP(0.00472*([.$E310]-[.$E$7]))" office:value-type="float" office:value="760.644946385717" calcext:value-type="float">
            <text:p>761</text:p>
          </table:table-cell>
          <table:table-cell table:formula="of:=LN([.$F310]/77.4542)/0.00472" office:value-type="float" office:value="483.999977362223" calcext:value-type="float">
            <text:p>483.999977362223</text:p>
          </table:table-cell>
          <table:table-cell/>
          <table:table-cell table:formula="of:=[.I309]+1" office:value-type="float" office:value="804" calcext:value-type="float">
            <text:p>804</text:p>
          </table:table-cell>
          <table:table-cell table:style-name="ce8" table:formula="of:=830*EXP(0.00392*([.$I310]-[.$I$7]))" office:value-type="float" office:value="2722.17290034172" calcext:value-type="float">
            <text:p>2722</text:p>
          </table:table-cell>
          <table:table-cell table:style-name="ce8" table:formula="of:=LN([.$J310]/116.455)/0.00392" office:value-type="float" office:value="804.000196045733" calcext:value-type="float">
            <text:p>804</text:p>
          </table:table-cell>
          <table:table-cell/>
          <table:table-cell table:formula="of:=[.M309]+1" office:value-type="float" office:value="1304" calcext:value-type="float">
            <text:p>1304</text:p>
          </table:table-cell>
          <table:table-cell table:formula="of:=5890*EXP(0.00256*([.$M310]-[.$M$7]))" office:value-type="float" office:value="12793.4842412113" calcext:value-type="float">
            <text:p>12,793</text:p>
          </table:table-cell>
          <table:table-cell table:formula="of:=LN([.$N310]/454.16)/0.00256" office:value-type="float" office:value="1304.00067100905" calcext:value-type="float">
            <text:p>1304</text:p>
          </table:table-cell>
          <table:table-cell/>
          <table:table-cell table:formula="of:=[.Q309]+1" office:value-type="float" office:value="2304" calcext:value-type="float">
            <text:p>2304</text:p>
          </table:table-cell>
          <table:table-cell table:formula="of:=76320*EXP(0.00189*([.$Q310]-[.$Q$7]))" office:value-type="float" office:value="135314.950388567" calcext:value-type="float">
            <text:p>135,315</text:p>
          </table:table-cell>
          <table:table-cell table:formula="of:=LN([.$R310]/1738.539)/0.00189" office:value-type="float" office:value="2303.99995862109" calcext:value-type="float">
            <text:p>230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0]+1" office:value-type="float" office:value="485" calcext:value-type="float">
            <text:p>485</text:p>
          </table:table-cell>
          <table:table-cell table:style-name="ce5" table:formula="of:=182*EXP(0.00472*([.$E311]-[.$E$7]))" office:value-type="float" office:value="764.243676855405" calcext:value-type="float">
            <text:p>764</text:p>
          </table:table-cell>
          <table:table-cell table:formula="of:=LN([.$F311]/77.4542)/0.00472" office:value-type="float" office:value="484.999977362223" calcext:value-type="float">
            <text:p>484.999977362223</text:p>
          </table:table-cell>
          <table:table-cell/>
          <table:table-cell table:formula="of:=[.I310]+1" office:value-type="float" office:value="805" calcext:value-type="float">
            <text:p>805</text:p>
          </table:table-cell>
          <table:table-cell table:style-name="ce8" table:formula="of:=830*EXP(0.00392*([.$I311]-[.$I$7]))" office:value-type="float" office:value="2732.86476046562" calcext:value-type="float">
            <text:p>2733</text:p>
          </table:table-cell>
          <table:table-cell table:style-name="ce8" table:formula="of:=LN([.$J311]/116.455)/0.00392" office:value-type="float" office:value="805.000196045733" calcext:value-type="float">
            <text:p>805</text:p>
          </table:table-cell>
          <table:table-cell/>
          <table:table-cell table:formula="of:=[.M310]+1" office:value-type="float" office:value="1305" calcext:value-type="float">
            <text:p>1305</text:p>
          </table:table-cell>
          <table:table-cell table:formula="of:=5890*EXP(0.00256*([.$M311]-[.$M$7]))" office:value-type="float" office:value="12826.277518354" calcext:value-type="float">
            <text:p>12,826</text:p>
          </table:table-cell>
          <table:table-cell table:formula="of:=LN([.$N311]/454.16)/0.00256" office:value-type="float" office:value="1305.00067100905" calcext:value-type="float">
            <text:p>1305</text:p>
          </table:table-cell>
          <table:table-cell/>
          <table:table-cell table:formula="of:=[.Q310]+1" office:value-type="float" office:value="2305" calcext:value-type="float">
            <text:p>2305</text:p>
          </table:table-cell>
          <table:table-cell table:formula="of:=76320*EXP(0.00189*([.$Q311]-[.$Q$7]))" office:value-type="float" office:value="135570.937476398" calcext:value-type="float">
            <text:p>135,571</text:p>
          </table:table-cell>
          <table:table-cell table:formula="of:=LN([.$R311]/1738.539)/0.00189" office:value-type="float" office:value="2304.99995862109" calcext:value-type="float">
            <text:p>230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1]+1" office:value-type="float" office:value="486" calcext:value-type="float">
            <text:p>486</text:p>
          </table:table-cell>
          <table:table-cell table:style-name="ce5" table:formula="of:=182*EXP(0.00472*([.$E312]-[.$E$7]))" office:value-type="float" office:value="767.859433483033" calcext:value-type="float">
            <text:p>768</text:p>
          </table:table-cell>
          <table:table-cell table:formula="of:=LN([.$F312]/77.4542)/0.00472" office:value-type="float" office:value="485.999977362223" calcext:value-type="float">
            <text:p>485.999977362223</text:p>
          </table:table-cell>
          <table:table-cell/>
          <table:table-cell table:formula="of:=[.I311]+1" office:value-type="float" office:value="806" calcext:value-type="float">
            <text:p>806</text:p>
          </table:table-cell>
          <table:table-cell table:style-name="ce8" table:formula="of:=830*EXP(0.00392*([.$I312]-[.$I$7]))" office:value-type="float" office:value="2743.59861493635" calcext:value-type="float">
            <text:p>2744</text:p>
          </table:table-cell>
          <table:table-cell table:style-name="ce8" table:formula="of:=LN([.$J312]/116.455)/0.00392" office:value-type="float" office:value="806.000196045733" calcext:value-type="float">
            <text:p>806</text:p>
          </table:table-cell>
          <table:table-cell/>
          <table:table-cell table:formula="of:=[.M311]+1" office:value-type="float" office:value="1306" calcext:value-type="float">
            <text:p>1306</text:p>
          </table:table-cell>
          <table:table-cell table:formula="of:=5890*EXP(0.00256*([.$M312]-[.$M$7]))" office:value-type="float" office:value="12859.154853835" calcext:value-type="float">
            <text:p>12,859</text:p>
          </table:table-cell>
          <table:table-cell table:formula="of:=LN([.$N312]/454.16)/0.00256" office:value-type="float" office:value="1306.00067100905" calcext:value-type="float">
            <text:p>1306</text:p>
          </table:table-cell>
          <table:table-cell/>
          <table:table-cell table:formula="of:=[.Q311]+1" office:value-type="float" office:value="2306" calcext:value-type="float">
            <text:p>2306</text:p>
          </table:table-cell>
          <table:table-cell table:formula="of:=76320*EXP(0.00189*([.$Q312]-[.$Q$7]))" office:value-type="float" office:value="135827.408837319" calcext:value-type="float">
            <text:p>135,827</text:p>
          </table:table-cell>
          <table:table-cell table:formula="of:=LN([.$R312]/1738.539)/0.00189" office:value-type="float" office:value="2305.99995862109" calcext:value-type="float">
            <text:p>230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2]+1" office:value-type="float" office:value="487" calcext:value-type="float">
            <text:p>487</text:p>
          </table:table-cell>
          <table:table-cell table:style-name="ce5" table:formula="of:=182*EXP(0.00472*([.$E313]-[.$E$7]))" office:value-type="float" office:value="771.492296822024" calcext:value-type="float">
            <text:p>771</text:p>
          </table:table-cell>
          <table:table-cell table:formula="of:=LN([.$F313]/77.4542)/0.00472" office:value-type="float" office:value="486.999977362223" calcext:value-type="float">
            <text:p>486.999977362223</text:p>
          </table:table-cell>
          <table:table-cell/>
          <table:table-cell table:formula="of:=[.I312]+1" office:value-type="float" office:value="807" calcext:value-type="float">
            <text:p>807</text:p>
          </table:table-cell>
          <table:table-cell table:style-name="ce8" table:formula="of:=830*EXP(0.00392*([.$I313]-[.$I$7]))" office:value-type="float" office:value="2754.37462869483" calcext:value-type="float">
            <text:p>2754</text:p>
          </table:table-cell>
          <table:table-cell table:style-name="ce8" table:formula="of:=LN([.$J313]/116.455)/0.00392" office:value-type="float" office:value="807.000196045733" calcext:value-type="float">
            <text:p>807</text:p>
          </table:table-cell>
          <table:table-cell/>
          <table:table-cell table:formula="of:=[.M312]+1" office:value-type="float" office:value="1307" calcext:value-type="float">
            <text:p>1307</text:p>
          </table:table-cell>
          <table:table-cell table:formula="of:=5890*EXP(0.00256*([.$M313]-[.$M$7]))" office:value-type="float" office:value="12892.1164631193" calcext:value-type="float">
            <text:p>12,892</text:p>
          </table:table-cell>
          <table:table-cell table:formula="of:=LN([.$N313]/454.16)/0.00256" office:value-type="float" office:value="1307.00067100905" calcext:value-type="float">
            <text:p>1307</text:p>
          </table:table-cell>
          <table:table-cell/>
          <table:table-cell table:formula="of:=[.Q312]+1" office:value-type="float" office:value="2307" calcext:value-type="float">
            <text:p>2307</text:p>
          </table:table-cell>
          <table:table-cell table:formula="of:=76320*EXP(0.00189*([.$Q313]-[.$Q$7]))" office:value-type="float" office:value="136084.365387472" calcext:value-type="float">
            <text:p>136,084</text:p>
          </table:table-cell>
          <table:table-cell table:formula="of:=LN([.$R313]/1738.539)/0.00189" office:value-type="float" office:value="2306.99995862109" calcext:value-type="float">
            <text:p>230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3]+1" office:value-type="float" office:value="488" calcext:value-type="float">
            <text:p>488</text:p>
          </table:table-cell>
          <table:table-cell table:style-name="ce5" table:formula="of:=182*EXP(0.00472*([.$E314]-[.$E$7]))" office:value-type="float" office:value="775.14234780691" calcext:value-type="float">
            <text:p>775</text:p>
          </table:table-cell>
          <table:table-cell table:formula="of:=LN([.$F314]/77.4542)/0.00472" office:value-type="float" office:value="487.999977362223" calcext:value-type="float">
            <text:p>487.999977362223</text:p>
          </table:table-cell>
          <table:table-cell/>
          <table:table-cell table:formula="of:=[.I313]+1" office:value-type="float" office:value="808" calcext:value-type="float">
            <text:p>808</text:p>
          </table:table-cell>
          <table:table-cell table:style-name="ce8" table:formula="of:=830*EXP(0.00392*([.$I314]-[.$I$7]))" office:value-type="float" office:value="2765.1929673298" calcext:value-type="float">
            <text:p>2765</text:p>
          </table:table-cell>
          <table:table-cell table:style-name="ce8" table:formula="of:=LN([.$J314]/116.455)/0.00392" office:value-type="float" office:value="808.000196045733" calcext:value-type="float">
            <text:p>808</text:p>
          </table:table-cell>
          <table:table-cell/>
          <table:table-cell table:formula="of:=[.M313]+1" office:value-type="float" office:value="1308" calcext:value-type="float">
            <text:p>1308</text:p>
          </table:table-cell>
          <table:table-cell table:formula="of:=5890*EXP(0.00256*([.$M314]-[.$M$7]))" office:value-type="float" office:value="12925.1625622242" calcext:value-type="float">
            <text:p>12,925</text:p>
          </table:table-cell>
          <table:table-cell table:formula="of:=LN([.$N314]/454.16)/0.00256" office:value-type="float" office:value="1308.00067100905" calcext:value-type="float">
            <text:p>1308</text:p>
          </table:table-cell>
          <table:table-cell/>
          <table:table-cell table:formula="of:=[.Q313]+1" office:value-type="float" office:value="2308" calcext:value-type="float">
            <text:p>2308</text:p>
          </table:table-cell>
          <table:table-cell table:formula="of:=76320*EXP(0.00189*([.$Q314]-[.$Q$7]))" office:value-type="float" office:value="136341.808044732" calcext:value-type="float">
            <text:p>136,342</text:p>
          </table:table-cell>
          <table:table-cell table:formula="of:=LN([.$R314]/1738.539)/0.00189" office:value-type="float" office:value="2307.99995862109" calcext:value-type="float">
            <text:p>230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4]+1" office:value-type="float" office:value="489" calcext:value-type="float">
            <text:p>489</text:p>
          </table:table-cell>
          <table:table-cell table:style-name="ce5" table:formula="of:=182*EXP(0.00472*([.$E315]-[.$E$7]))" office:value-type="float" office:value="778.809667755137" calcext:value-type="float">
            <text:p>779</text:p>
          </table:table-cell>
          <table:table-cell table:formula="of:=LN([.$F315]/77.4542)/0.00472" office:value-type="float" office:value="488.999977362223" calcext:value-type="float">
            <text:p>488.999977362223</text:p>
          </table:table-cell>
          <table:table-cell/>
          <table:table-cell table:formula="of:=[.I314]+1" office:value-type="float" office:value="809" calcext:value-type="float">
            <text:p>809</text:p>
          </table:table-cell>
          <table:table-cell table:style-name="ce8" table:formula="of:=830*EXP(0.00392*([.$I315]-[.$I$7]))" office:value-type="float" office:value="2776.05379708039" calcext:value-type="float">
            <text:p>2776</text:p>
          </table:table-cell>
          <table:table-cell table:style-name="ce8" table:formula="of:=LN([.$J315]/116.455)/0.00392" office:value-type="float" office:value="809.000196045733" calcext:value-type="float">
            <text:p>809</text:p>
          </table:table-cell>
          <table:table-cell/>
          <table:table-cell table:formula="of:=[.M314]+1" office:value-type="float" office:value="1309" calcext:value-type="float">
            <text:p>1309</text:p>
          </table:table-cell>
          <table:table-cell table:formula="of:=5890*EXP(0.00256*([.$M315]-[.$M$7]))" office:value-type="float" office:value="12958.2933677206" calcext:value-type="float">
            <text:p>12,958</text:p>
          </table:table-cell>
          <table:table-cell table:formula="of:=LN([.$N315]/454.16)/0.00256" office:value-type="float" office:value="1309.00067100905" calcext:value-type="float">
            <text:p>1309</text:p>
          </table:table-cell>
          <table:table-cell/>
          <table:table-cell table:formula="of:=[.Q314]+1" office:value-type="float" office:value="2309" calcext:value-type="float">
            <text:p>2309</text:p>
          </table:table-cell>
          <table:table-cell table:formula="of:=76320*EXP(0.00189*([.$Q315]-[.$Q$7]))" office:value-type="float" office:value="136599.737728708" calcext:value-type="float">
            <text:p>136,600</text:p>
          </table:table-cell>
          <table:table-cell table:formula="of:=LN([.$R315]/1738.539)/0.00189" office:value-type="float" office:value="2308.99995862109" calcext:value-type="float">
            <text:p>230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5]+1" office:value-type="float" office:value="490" calcext:value-type="float">
            <text:p>490</text:p>
          </table:table-cell>
          <table:table-cell table:style-name="ce5" table:formula="of:=182*EXP(0.00472*([.$E316]-[.$E$7]))" office:value-type="float" office:value="782.494338368878" calcext:value-type="float">
            <text:p>782</text:p>
          </table:table-cell>
          <table:table-cell table:formula="of:=LN([.$F316]/77.4542)/0.00472" office:value-type="float" office:value="489.999977362223" calcext:value-type="float">
            <text:p>489.999977362223</text:p>
          </table:table-cell>
          <table:table-cell/>
          <table:table-cell table:formula="of:=[.I315]+1" office:value-type="float" office:value="810" calcext:value-type="float">
            <text:p>810</text:p>
          </table:table-cell>
          <table:table-cell table:style-name="ce8" table:formula="of:=830*EXP(0.00392*([.$I316]-[.$I$7]))" office:value-type="float" office:value="2786.95728483868" calcext:value-type="float">
            <text:p>2787</text:p>
          </table:table-cell>
          <table:table-cell table:style-name="ce8" table:formula="of:=LN([.$J316]/116.455)/0.00392" office:value-type="float" office:value="810.000196045733" calcext:value-type="float">
            <text:p>810</text:p>
          </table:table-cell>
          <table:table-cell/>
          <table:table-cell table:formula="of:=[.M315]+1" office:value-type="float" office:value="1310" calcext:value-type="float">
            <text:p>1310</text:p>
          </table:table-cell>
          <table:table-cell table:formula="of:=5890*EXP(0.00256*([.$M316]-[.$M$7]))" office:value-type="float" office:value="12991.5090967349" calcext:value-type="float">
            <text:p>12,992</text:p>
          </table:table-cell>
          <table:table-cell table:formula="of:=LN([.$N316]/454.16)/0.00256" office:value-type="float" office:value="1310.00067100905" calcext:value-type="float">
            <text:p>1310</text:p>
          </table:table-cell>
          <table:table-cell/>
          <table:table-cell table:formula="of:=[.Q315]+1" office:value-type="float" office:value="2310" calcext:value-type="float">
            <text:p>2310</text:p>
          </table:table-cell>
          <table:table-cell table:formula="of:=76320*EXP(0.00189*([.$Q316]-[.$Q$7]))" office:value-type="float" office:value="136858.155360753" calcext:value-type="float">
            <text:p>136,858</text:p>
          </table:table-cell>
          <table:table-cell table:formula="of:=LN([.$R316]/1738.539)/0.00189" office:value-type="float" office:value="2309.99995862109" calcext:value-type="float">
            <text:p>2309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6]+1" office:value-type="float" office:value="491" calcext:value-type="float">
            <text:p>491</text:p>
          </table:table-cell>
          <table:table-cell table:style-name="ce5" table:formula="of:=182*EXP(0.00472*([.$E317]-[.$E$7]))" office:value-type="float" office:value="786.196441736852" calcext:value-type="float">
            <text:p>786</text:p>
          </table:table-cell>
          <table:table-cell table:formula="of:=LN([.$F317]/77.4542)/0.00472" office:value-type="float" office:value="490.999977362223" calcext:value-type="float">
            <text:p>490.999977362223</text:p>
          </table:table-cell>
          <table:table-cell/>
          <table:table-cell table:formula="of:=[.I316]+1" office:value-type="float" office:value="811" calcext:value-type="float">
            <text:p>811</text:p>
          </table:table-cell>
          <table:table-cell table:style-name="ce8" table:formula="of:=830*EXP(0.00392*([.$I317]-[.$I$7]))" office:value-type="float" office:value="2797.90359815222" calcext:value-type="float">
            <text:p>2798</text:p>
          </table:table-cell>
          <table:table-cell table:style-name="ce8" table:formula="of:=LN([.$J317]/116.455)/0.00392" office:value-type="float" office:value="811.000196045733" calcext:value-type="float">
            <text:p>811</text:p>
          </table:table-cell>
          <table:table-cell/>
          <table:table-cell table:formula="of:=[.M316]+1" office:value-type="float" office:value="1311" calcext:value-type="float">
            <text:p>1311</text:p>
          </table:table-cell>
          <table:table-cell table:formula="of:=5890*EXP(0.00256*([.$M317]-[.$M$7]))" office:value-type="float" office:value="13024.8099669497" calcext:value-type="float">
            <text:p>13,025</text:p>
          </table:table-cell>
          <table:table-cell table:formula="of:=LN([.$N317]/454.16)/0.00256" office:value-type="float" office:value="1311.00067100905" calcext:value-type="float">
            <text:p>1311</text:p>
          </table:table-cell>
          <table:table-cell/>
          <table:table-cell table:formula="of:=[.Q316]+1" office:value-type="float" office:value="2311" calcext:value-type="float">
            <text:p>2311</text:p>
          </table:table-cell>
          <table:table-cell table:formula="of:=76320*EXP(0.00189*([.$Q317]-[.$Q$7]))" office:value-type="float" office:value="137117.061863961" calcext:value-type="float">
            <text:p>137,117</text:p>
          </table:table-cell>
          <table:table-cell table:formula="of:=LN([.$R317]/1738.539)/0.00189" office:value-type="float" office:value="2310.99995862109" calcext:value-type="float">
            <text:p>2310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7]+1" office:value-type="float" office:value="492" calcext:value-type="float">
            <text:p>492</text:p>
          </table:table-cell>
          <table:table-cell table:style-name="ce5" table:formula="of:=182*EXP(0.00472*([.$E318]-[.$E$7]))" office:value-type="float" office:value="789.916060336151" calcext:value-type="float">
            <text:p>790</text:p>
          </table:table-cell>
          <table:table-cell table:formula="of:=LN([.$F318]/77.4542)/0.00472" office:value-type="float" office:value="491.999977362223" calcext:value-type="float">
            <text:p>491.999977362223</text:p>
          </table:table-cell>
          <table:table-cell/>
          <table:table-cell table:formula="of:=[.I317]+1" office:value-type="float" office:value="812" calcext:value-type="float">
            <text:p>812</text:p>
          </table:table-cell>
          <table:table-cell table:style-name="ce8" table:formula="of:=830*EXP(0.00392*([.$I318]-[.$I$7]))" office:value-type="float" office:value="2808.89290522667" calcext:value-type="float">
            <text:p>2809</text:p>
          </table:table-cell>
          <table:table-cell table:style-name="ce8" table:formula="of:=LN([.$J318]/116.455)/0.00392" office:value-type="float" office:value="812.000196045733" calcext:value-type="float">
            <text:p>812</text:p>
          </table:table-cell>
          <table:table-cell/>
          <table:table-cell table:formula="of:=[.M317]+1" office:value-type="float" office:value="1312" calcext:value-type="float">
            <text:p>1312</text:p>
          </table:table-cell>
          <table:table-cell table:formula="of:=5890*EXP(0.00256*([.$M318]-[.$M$7]))" office:value-type="float" office:value="13058.1961966058" calcext:value-type="float">
            <text:p>13,058</text:p>
          </table:table-cell>
          <table:table-cell table:formula="of:=LN([.$N318]/454.16)/0.00256" office:value-type="float" office:value="1312.00067100905" calcext:value-type="float">
            <text:p>1312</text:p>
          </table:table-cell>
          <table:table-cell/>
          <table:table-cell table:formula="of:=[.Q317]+1" office:value-type="float" office:value="2312" calcext:value-type="float">
            <text:p>2312</text:p>
          </table:table-cell>
          <table:table-cell table:formula="of:=76320*EXP(0.00189*([.$Q318]-[.$Q$7]))" office:value-type="float" office:value="137376.458163171" calcext:value-type="float">
            <text:p>137,376</text:p>
          </table:table-cell>
          <table:table-cell table:formula="of:=LN([.$R318]/1738.539)/0.00189" office:value-type="float" office:value="2311.99995862109" calcext:value-type="float">
            <text:p>2311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8]+1" office:value-type="float" office:value="493" calcext:value-type="float">
            <text:p>493</text:p>
          </table:table-cell>
          <table:table-cell table:style-name="ce5" table:formula="of:=182*EXP(0.00472*([.$E319]-[.$E$7]))" office:value-type="float" office:value="793.65327703408" calcext:value-type="float">
            <text:p>794</text:p>
          </table:table-cell>
          <table:table-cell table:formula="of:=LN([.$F319]/77.4542)/0.00472" office:value-type="float" office:value="492.999977362223" calcext:value-type="float">
            <text:p>492.999977362223</text:p>
          </table:table-cell>
          <table:table-cell/>
          <table:table-cell table:formula="of:=[.I318]+1" office:value-type="float" office:value="813" calcext:value-type="float">
            <text:p>813</text:p>
          </table:table-cell>
          <table:table-cell table:style-name="ce8" table:formula="of:=830*EXP(0.00392*([.$I319]-[.$I$7]))" office:value-type="float" office:value="2819.92537492834" calcext:value-type="float">
            <text:p>2820</text:p>
          </table:table-cell>
          <table:table-cell table:style-name="ce8" table:formula="of:=LN([.$J319]/116.455)/0.00392" office:value-type="float" office:value="813.000196045733" calcext:value-type="float">
            <text:p>813</text:p>
          </table:table-cell>
          <table:table-cell/>
          <table:table-cell table:formula="of:=[.M318]+1" office:value-type="float" office:value="1313" calcext:value-type="float">
            <text:p>1313</text:p>
          </table:table-cell>
          <table:table-cell table:formula="of:=5890*EXP(0.00256*([.$M319]-[.$M$7]))" office:value-type="float" office:value="13091.6680045031" calcext:value-type="float">
            <text:p>13,092</text:p>
          </table:table-cell>
          <table:table-cell table:formula="of:=LN([.$N319]/454.16)/0.00256" office:value-type="float" office:value="1313.00067100905" calcext:value-type="float">
            <text:p>1313</text:p>
          </table:table-cell>
          <table:table-cell/>
          <table:table-cell table:formula="of:=[.Q318]+1" office:value-type="float" office:value="2313" calcext:value-type="float">
            <text:p>2313</text:p>
          </table:table-cell>
          <table:table-cell table:formula="of:=76320*EXP(0.00189*([.$Q319]-[.$Q$7]))" office:value-type="float" office:value="137636.345184973" calcext:value-type="float">
            <text:p>137,636</text:p>
          </table:table-cell>
          <table:table-cell table:formula="of:=LN([.$R319]/1738.539)/0.00189" office:value-type="float" office:value="2312.99995862109" calcext:value-type="float">
            <text:p>2312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19]+1" office:value-type="float" office:value="494" calcext:value-type="float">
            <text:p>494</text:p>
          </table:table-cell>
          <table:table-cell table:style-name="ce5" table:formula="of:=182*EXP(0.00472*([.$E320]-[.$E$7]))" office:value-type="float" office:value="797.408175090002" calcext:value-type="float">
            <text:p>797</text:p>
          </table:table-cell>
          <table:table-cell table:formula="of:=LN([.$F320]/77.4542)/0.00472" office:value-type="float" office:value="493.999977362223" calcext:value-type="float">
            <text:p>493.999977362223</text:p>
          </table:table-cell>
          <table:table-cell/>
          <table:table-cell table:formula="of:=[.I319]+1" office:value-type="float" office:value="814" calcext:value-type="float">
            <text:p>814</text:p>
          </table:table-cell>
          <table:table-cell table:style-name="ce8" table:formula="of:=830*EXP(0.00392*([.$I320]-[.$I$7]))" office:value-type="float" office:value="2831.00117678677" calcext:value-type="float">
            <text:p>2831</text:p>
          </table:table-cell>
          <table:table-cell table:style-name="ce8" table:formula="of:=LN([.$J320]/116.455)/0.00392" office:value-type="float" office:value="814.000196045733" calcext:value-type="float">
            <text:p>814</text:p>
          </table:table-cell>
          <table:table-cell/>
          <table:table-cell table:formula="of:=[.M319]+1" office:value-type="float" office:value="1314" calcext:value-type="float">
            <text:p>1314</text:p>
          </table:table-cell>
          <table:table-cell table:formula="of:=5890*EXP(0.00256*([.$M320]-[.$M$7]))" office:value-type="float" office:value="13125.2256100028" calcext:value-type="float">
            <text:p>13,125</text:p>
          </table:table-cell>
          <table:table-cell table:formula="of:=LN([.$N320]/454.16)/0.00256" office:value-type="float" office:value="1314.00067100905" calcext:value-type="float">
            <text:p>1314</text:p>
          </table:table-cell>
          <table:table-cell/>
          <table:table-cell table:formula="of:=[.Q319]+1" office:value-type="float" office:value="2314" calcext:value-type="float">
            <text:p>2314</text:p>
          </table:table-cell>
          <table:table-cell table:formula="of:=76320*EXP(0.00189*([.$Q320]-[.$Q$7]))" office:value-type="float" office:value="137896.72385771" calcext:value-type="float">
            <text:p>137,897</text:p>
          </table:table-cell>
          <table:table-cell table:formula="of:=LN([.$R320]/1738.539)/0.00189" office:value-type="float" office:value="2313.99995862109" calcext:value-type="float">
            <text:p>2313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20]+1" office:value-type="float" office:value="495" calcext:value-type="float">
            <text:p>495</text:p>
          </table:table-cell>
          <table:table-cell table:style-name="ce5" table:formula="of:=182*EXP(0.00472*([.$E321]-[.$E$7]))" office:value-type="float" office:value="801.180838157193" calcext:value-type="float">
            <text:p>801</text:p>
          </table:table-cell>
          <table:table-cell table:formula="of:=LN([.$F321]/77.4542)/0.00472" office:value-type="float" office:value="494.999977362223" calcext:value-type="float">
            <text:p>494.999977362223</text:p>
          </table:table-cell>
          <table:table-cell/>
          <table:table-cell table:formula="of:=[.I320]+1" office:value-type="float" office:value="815" calcext:value-type="float">
            <text:p>815</text:p>
          </table:table-cell>
          <table:table-cell table:style-name="ce8" table:formula="of:=830*EXP(0.00392*([.$I321]-[.$I$7]))" office:value-type="float" office:value="2842.12048099739" calcext:value-type="float">
            <text:p>2842</text:p>
          </table:table-cell>
          <table:table-cell table:style-name="ce8" table:formula="of:=LN([.$J321]/116.455)/0.00392" office:value-type="float" office:value="815.000196045733" calcext:value-type="float">
            <text:p>815</text:p>
          </table:table-cell>
          <table:table-cell/>
          <table:table-cell table:formula="of:=[.M320]+1" office:value-type="float" office:value="1315" calcext:value-type="float">
            <text:p>1315</text:p>
          </table:table-cell>
          <table:table-cell table:formula="of:=5890*EXP(0.00256*([.$M321]-[.$M$7]))" office:value-type="float" office:value="13158.8692330279" calcext:value-type="float">
            <text:p>13,159</text:p>
          </table:table-cell>
          <table:table-cell table:formula="of:=LN([.$N321]/454.16)/0.00256" office:value-type="float" office:value="1315.00067100905" calcext:value-type="float">
            <text:p>1315</text:p>
          </table:table-cell>
          <table:table-cell/>
          <table:table-cell table:formula="of:=[.Q320]+1" office:value-type="float" office:value="2315" calcext:value-type="float">
            <text:p>2315</text:p>
          </table:table-cell>
          <table:table-cell table:formula="of:=76320*EXP(0.00189*([.$Q321]-[.$Q$7]))" office:value-type="float" office:value="138157.595111481" calcext:value-type="float">
            <text:p>138,158</text:p>
          </table:table-cell>
          <table:table-cell table:formula="of:=LN([.$R321]/1738.539)/0.00189" office:value-type="float" office:value="2314.99995862109" calcext:value-type="float">
            <text:p>2314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21]+1" office:value-type="float" office:value="496" calcext:value-type="float">
            <text:p>496</text:p>
          </table:table-cell>
          <table:table-cell table:style-name="ce5" table:formula="of:=182*EXP(0.00472*([.$E322]-[.$E$7]))" office:value-type="float" office:value="804.971350284706" calcext:value-type="float">
            <text:p>805</text:p>
          </table:table-cell>
          <table:table-cell table:formula="of:=LN([.$F322]/77.4542)/0.00472" office:value-type="float" office:value="495.999977362223" calcext:value-type="float">
            <text:p>495.999977362223</text:p>
          </table:table-cell>
          <table:table-cell/>
          <table:table-cell table:formula="of:=[.I321]+1" office:value-type="float" office:value="816" calcext:value-type="float">
            <text:p>816</text:p>
          </table:table-cell>
          <table:table-cell table:style-name="ce8" table:formula="of:=830*EXP(0.00392*([.$I322]-[.$I$7]))" office:value-type="float" office:value="2853.28345842409" calcext:value-type="float">
            <text:p>2853</text:p>
          </table:table-cell>
          <table:table-cell table:style-name="ce8" table:formula="of:=LN([.$J322]/116.455)/0.00392" office:value-type="float" office:value="816.000196045733" calcext:value-type="float">
            <text:p>816</text:p>
          </table:table-cell>
          <table:table-cell/>
          <table:table-cell table:formula="of:=[.M321]+1" office:value-type="float" office:value="1316" calcext:value-type="float">
            <text:p>1316</text:p>
          </table:table-cell>
          <table:table-cell table:formula="of:=5890*EXP(0.00256*([.$M322]-[.$M$7]))" office:value-type="float" office:value="13192.5990940656" calcext:value-type="float">
            <text:p>13,193</text:p>
          </table:table-cell>
          <table:table-cell table:formula="of:=LN([.$N322]/454.16)/0.00256" office:value-type="float" office:value="1316.00067100905" calcext:value-type="float">
            <text:p>1316</text:p>
          </table:table-cell>
          <table:table-cell/>
          <table:table-cell table:formula="of:=[.Q321]+1" office:value-type="float" office:value="2316" calcext:value-type="float">
            <text:p>2316</text:p>
          </table:table-cell>
          <table:table-cell table:formula="of:=76320*EXP(0.00189*([.$Q322]-[.$Q$7]))" office:value-type="float" office:value="138418.959878144" calcext:value-type="float">
            <text:p>138,419</text:p>
          </table:table-cell>
          <table:table-cell table:formula="of:=LN([.$R322]/1738.539)/0.00189" office:value-type="float" office:value="2315.99995862109" calcext:value-type="float">
            <text:p>2315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22]+1" office:value-type="float" office:value="497" calcext:value-type="float">
            <text:p>497</text:p>
          </table:table-cell>
          <table:table-cell table:style-name="ce5" table:formula="of:=182*EXP(0.00472*([.$E323]-[.$E$7]))" office:value-type="float" office:value="808.779795919244" calcext:value-type="float">
            <text:p>809</text:p>
          </table:table-cell>
          <table:table-cell table:formula="of:=LN([.$F323]/77.4542)/0.00472" office:value-type="float" office:value="496.999977362223" calcext:value-type="float">
            <text:p>496.999977362223</text:p>
          </table:table-cell>
          <table:table-cell/>
          <table:table-cell table:formula="of:=[.I322]+1" office:value-type="float" office:value="817" calcext:value-type="float">
            <text:p>817</text:p>
          </table:table-cell>
          <table:table-cell table:style-name="ce8" table:formula="of:=830*EXP(0.00392*([.$I323]-[.$I$7]))" office:value-type="float" office:value="2864.49028060188" calcext:value-type="float">
            <text:p>2864</text:p>
          </table:table-cell>
          <table:table-cell table:style-name="ce8" table:formula="of:=LN([.$J323]/116.455)/0.00392" office:value-type="float" office:value="817.000196045733" calcext:value-type="float">
            <text:p>817</text:p>
          </table:table-cell>
          <table:table-cell/>
          <table:table-cell table:formula="of:=[.M322]+1" office:value-type="float" office:value="1317" calcext:value-type="float">
            <text:p>1317</text:p>
          </table:table-cell>
          <table:table-cell table:formula="of:=5890*EXP(0.00256*([.$M323]-[.$M$7]))" office:value-type="float" office:value="13226.4154141679" calcext:value-type="float">
            <text:p>13,226</text:p>
          </table:table-cell>
          <table:table-cell table:formula="of:=LN([.$N323]/454.16)/0.00256" office:value-type="float" office:value="1317.00067100905" calcext:value-type="float">
            <text:p>1317</text:p>
          </table:table-cell>
          <table:table-cell/>
          <table:table-cell table:formula="of:=[.Q322]+1" office:value-type="float" office:value="2317" calcext:value-type="float">
            <text:p>2317</text:p>
          </table:table-cell>
          <table:table-cell table:formula="of:=76320*EXP(0.00189*([.$Q323]-[.$Q$7]))" office:value-type="float" office:value="138680.819091321" calcext:value-type="float">
            <text:p>138,681</text:p>
          </table:table-cell>
          <table:table-cell table:formula="of:=LN([.$R323]/1738.539)/0.00189" office:value-type="float" office:value="2316.99995862109" calcext:value-type="float">
            <text:p>2316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23]+1" office:value-type="float" office:value="498" calcext:value-type="float">
            <text:p>498</text:p>
          </table:table-cell>
          <table:table-cell table:style-name="ce5" table:formula="of:=182*EXP(0.00472*([.$E324]-[.$E$7]))" office:value-type="float" office:value="812.606259907039" calcext:value-type="float">
            <text:p>813</text:p>
          </table:table-cell>
          <table:table-cell table:formula="of:=LN([.$F324]/77.4542)/0.00472" office:value-type="float" office:value="497.999977362223" calcext:value-type="float">
            <text:p>497.999977362223</text:p>
          </table:table-cell>
          <table:table-cell/>
          <table:table-cell table:formula="of:=[.I323]+1" office:value-type="float" office:value="818" calcext:value-type="float">
            <text:p>818</text:p>
          </table:table-cell>
          <table:table-cell table:style-name="ce8" table:formula="of:=830*EXP(0.00392*([.$I324]-[.$I$7]))" office:value-type="float" office:value="2875.74111973948" calcext:value-type="float">
            <text:p>2876</text:p>
          </table:table-cell>
          <table:table-cell table:style-name="ce8" table:formula="of:=LN([.$J324]/116.455)/0.00392" office:value-type="float" office:value="818.000196045733" calcext:value-type="float">
            <text:p>818</text:p>
          </table:table-cell>
          <table:table-cell/>
          <table:table-cell table:formula="of:=[.M323]+1" office:value-type="float" office:value="1318" calcext:value-type="float">
            <text:p>1318</text:p>
          </table:table-cell>
          <table:table-cell table:formula="of:=5890*EXP(0.00256*([.$M324]-[.$M$7]))" office:value-type="float" office:value="13260.3184149536" calcext:value-type="float">
            <text:p>13,260</text:p>
          </table:table-cell>
          <table:table-cell table:formula="of:=LN([.$N324]/454.16)/0.00256" office:value-type="float" office:value="1318.00067100905" calcext:value-type="float">
            <text:p>1318</text:p>
          </table:table-cell>
          <table:table-cell/>
          <table:table-cell table:formula="of:=[.Q323]+1" office:value-type="float" office:value="2318" calcext:value-type="float">
            <text:p>2318</text:p>
          </table:table-cell>
          <table:table-cell table:formula="of:=76320*EXP(0.00189*([.$Q324]-[.$Q$7]))" office:value-type="float" office:value="138943.1736864" calcext:value-type="float">
            <text:p>138,943</text:p>
          </table:table-cell>
          <table:table-cell table:formula="of:=LN([.$R324]/1738.539)/0.00189" office:value-type="float" office:value="2317.99995862109" calcext:value-type="float">
            <text:p>2317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24]+1" office:value-type="float" office:value="499" calcext:value-type="float">
            <text:p>499</text:p>
          </table:table-cell>
          <table:table-cell table:style-name="ce5" table:formula="of:=182*EXP(0.00472*([.$E325]-[.$E$7]))" office:value-type="float" office:value="816.450827495744" calcext:value-type="float">
            <text:p>816</text:p>
          </table:table-cell>
          <table:table-cell table:formula="of:=LN([.$F325]/77.4542)/0.00472" office:value-type="float" office:value="498.999977362223" calcext:value-type="float">
            <text:p>498.999977362223</text:p>
          </table:table-cell>
          <table:table-cell/>
          <table:table-cell table:formula="of:=[.I324]+1" office:value-type="float" office:value="819" calcext:value-type="float">
            <text:p>819</text:p>
          </table:table-cell>
          <table:table-cell table:style-name="ce8" table:formula="of:=830*EXP(0.00392*([.$I325]-[.$I$7]))" office:value-type="float" office:value="2887.03614872201" calcext:value-type="float">
            <text:p>2887</text:p>
          </table:table-cell>
          <table:table-cell table:style-name="ce8" table:formula="of:=LN([.$J325]/116.455)/0.00392" office:value-type="float" office:value="819.000196045733" calcext:value-type="float">
            <text:p>819</text:p>
          </table:table-cell>
          <table:table-cell/>
          <table:table-cell table:formula="of:=[.M324]+1" office:value-type="float" office:value="1319" calcext:value-type="float">
            <text:p>1319</text:p>
          </table:table-cell>
          <table:table-cell table:formula="of:=5890*EXP(0.00256*([.$M325]-[.$M$7]))" office:value-type="float" office:value="13294.3083186096" calcext:value-type="float">
            <text:p>13,294</text:p>
          </table:table-cell>
          <table:table-cell table:formula="of:=LN([.$N325]/454.16)/0.00256" office:value-type="float" office:value="1319.00067100905" calcext:value-type="float">
            <text:p>1319</text:p>
          </table:table-cell>
          <table:table-cell/>
          <table:table-cell table:formula="of:=[.Q324]+1" office:value-type="float" office:value="2319" calcext:value-type="float">
            <text:p>2319</text:p>
          </table:table-cell>
          <table:table-cell table:formula="of:=76320*EXP(0.00189*([.$Q325]-[.$Q$7]))" office:value-type="float" office:value="139206.024600537" calcext:value-type="float">
            <text:p>139,206</text:p>
          </table:table-cell>
          <table:table-cell table:formula="of:=LN([.$R325]/1738.539)/0.00189" office:value-type="float" office:value="2318.99995862109" calcext:value-type="float">
            <text:p>2318.99995862109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[.E325]+1" office:value-type="float" office:value="500" calcext:value-type="float">
            <text:p>500</text:p>
          </table:table-cell>
          <table:table-cell table:style-name="ce5" table:formula="of:=182*EXP(0.00472*([.$E326]-[.$E$7]))" office:value-type="float" office:value="820.313584336334" calcext:value-type="float">
            <text:p>820</text:p>
          </table:table-cell>
          <table:table-cell table:formula="of:=LN([.$F326]/77.4542)/0.00472" office:value-type="float" office:value="499.999977362223" calcext:value-type="float">
            <text:p>499.999977362223</text:p>
          </table:table-cell>
          <table:table-cell/>
          <table:table-cell table:formula="of:=[.I325]+1" office:value-type="float" office:value="820" calcext:value-type="float">
            <text:p>820</text:p>
          </table:table-cell>
          <table:table-cell table:style-name="ce8" table:formula="of:=830*EXP(0.00392*([.$I326]-[.$I$7]))" office:value-type="float" office:value="2898.37554111362" calcext:value-type="float">
            <text:p>2898</text:p>
          </table:table-cell>
          <table:table-cell table:style-name="ce8" table:formula="of:=LN([.$J326]/116.455)/0.00392" office:value-type="float" office:value="820.000196045733" calcext:value-type="float">
            <text:p>820</text:p>
          </table:table-cell>
          <table:table-cell/>
          <table:table-cell table:formula="of:=[.M325]+1" office:value-type="float" office:value="1320" calcext:value-type="float">
            <text:p>1320</text:p>
          </table:table-cell>
          <table:table-cell table:formula="of:=5890*EXP(0.00256*([.$M326]-[.$M$7]))" office:value-type="float" office:value="13328.3853478921" calcext:value-type="float">
            <text:p>13,328</text:p>
          </table:table-cell>
          <table:table-cell table:formula="of:=LN([.$N326]/454.16)/0.00256" office:value-type="float" office:value="1320.00067100905" calcext:value-type="float">
            <text:p>1320</text:p>
          </table:table-cell>
          <table:table-cell/>
          <table:table-cell table:formula="of:=[.Q325]+1" office:value-type="float" office:value="2320" calcext:value-type="float">
            <text:p>2320</text:p>
          </table:table-cell>
          <table:table-cell table:formula="of:=76320*EXP(0.00189*([.$Q326]-[.$Q$7]))" office:value-type="float" office:value="139469.372772663" calcext:value-type="float">
            <text:p>139,469</text:p>
          </table:table-cell>
          <table:table-cell table:formula="of:=LN([.$R326]/1738.539)/0.00189" office:value-type="float" office:value="2319.99995862109" calcext:value-type="float">
            <text:p>231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26]+1" office:value-type="float" office:value="821" calcext:value-type="float">
            <text:p>821</text:p>
          </table:table-cell>
          <table:table-cell table:style-name="ce8" table:formula="of:=830*EXP(0.00392*([.$I327]-[.$I$7]))" office:value-type="float" office:value="2909.75947116018" calcext:value-type="float">
            <text:p>2910</text:p>
          </table:table-cell>
          <table:table-cell table:style-name="ce8" table:formula="of:=LN([.$J327]/116.455)/0.00392" office:value-type="float" office:value="821.000196045733" calcext:value-type="float">
            <text:p>821</text:p>
          </table:table-cell>
          <table:table-cell/>
          <table:table-cell table:formula="of:=[.M326]+1" office:value-type="float" office:value="1321" calcext:value-type="float">
            <text:p>1321</text:p>
          </table:table-cell>
          <table:table-cell table:formula="of:=5890*EXP(0.00256*([.$M327]-[.$M$7]))" office:value-type="float" office:value="13362.5497261286" calcext:value-type="float">
            <text:p>13,363</text:p>
          </table:table-cell>
          <table:table-cell table:formula="of:=LN([.$N327]/454.16)/0.00256" office:value-type="float" office:value="1321.00067100905" calcext:value-type="float">
            <text:p>1321</text:p>
          </table:table-cell>
          <table:table-cell/>
          <table:table-cell table:formula="of:=[.Q326]+1" office:value-type="float" office:value="2321" calcext:value-type="float">
            <text:p>2321</text:p>
          </table:table-cell>
          <table:table-cell table:formula="of:=76320*EXP(0.00189*([.$Q327]-[.$Q$7]))" office:value-type="float" office:value="139733.219143483" calcext:value-type="float">
            <text:p>139,733</text:p>
          </table:table-cell>
          <table:table-cell table:formula="of:=LN([.$R327]/1738.539)/0.00189" office:value-type="float" office:value="2320.99995862109" calcext:value-type="float">
            <text:p>232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27]+1" office:value-type="float" office:value="822" calcext:value-type="float">
            <text:p>822</text:p>
          </table:table-cell>
          <table:table-cell table:style-name="ce8" table:formula="of:=830*EXP(0.00392*([.$I328]-[.$I$7]))" office:value-type="float" office:value="2921.18811379193" calcext:value-type="float">
            <text:p>2921</text:p>
          </table:table-cell>
          <table:table-cell table:style-name="ce8" table:formula="of:=LN([.$J328]/116.455)/0.00392" office:value-type="float" office:value="822.000196045733" calcext:value-type="float">
            <text:p>822</text:p>
          </table:table-cell>
          <table:table-cell/>
          <table:table-cell table:formula="of:=[.M327]+1" office:value-type="float" office:value="1322" calcext:value-type="float">
            <text:p>1322</text:p>
          </table:table-cell>
          <table:table-cell table:formula="of:=5890*EXP(0.00256*([.$M328]-[.$M$7]))" office:value-type="float" office:value="13396.8016772187" calcext:value-type="float">
            <text:p>13,397</text:p>
          </table:table-cell>
          <table:table-cell table:formula="of:=LN([.$N328]/454.16)/0.00256" office:value-type="float" office:value="1322.00067100905" calcext:value-type="float">
            <text:p>1322</text:p>
          </table:table-cell>
          <table:table-cell/>
          <table:table-cell table:formula="of:=[.Q327]+1" office:value-type="float" office:value="2322" calcext:value-type="float">
            <text:p>2322</text:p>
          </table:table-cell>
          <table:table-cell table:formula="of:=76320*EXP(0.00189*([.$Q328]-[.$Q$7]))" office:value-type="float" office:value="139997.564655484" calcext:value-type="float">
            <text:p>139,998</text:p>
          </table:table-cell>
          <table:table-cell table:formula="of:=LN([.$R328]/1738.539)/0.00189" office:value-type="float" office:value="2321.99995862109" calcext:value-type="float">
            <text:p>232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28]+1" office:value-type="float" office:value="823" calcext:value-type="float">
            <text:p>823</text:p>
          </table:table-cell>
          <table:table-cell table:style-name="ce8" table:formula="of:=830*EXP(0.00392*([.$I329]-[.$I$7]))" office:value-type="float" office:value="2932.66164462619" calcext:value-type="float">
            <text:p>2933</text:p>
          </table:table-cell>
          <table:table-cell table:style-name="ce8" table:formula="of:=LN([.$J329]/116.455)/0.00392" office:value-type="float" office:value="823.000196045733" calcext:value-type="float">
            <text:p>823</text:p>
          </table:table-cell>
          <table:table-cell/>
          <table:table-cell table:formula="of:=[.M328]+1" office:value-type="float" office:value="1323" calcext:value-type="float">
            <text:p>1323</text:p>
          </table:table-cell>
          <table:table-cell table:formula="of:=5890*EXP(0.00256*([.$M329]-[.$M$7]))" office:value-type="float" office:value="13431.1414256363" calcext:value-type="float">
            <text:p>13,431</text:p>
          </table:table-cell>
          <table:table-cell table:formula="of:=LN([.$N329]/454.16)/0.00256" office:value-type="float" office:value="1323.00067100905" calcext:value-type="float">
            <text:p>1323</text:p>
          </table:table-cell>
          <table:table-cell/>
          <table:table-cell table:formula="of:=[.Q328]+1" office:value-type="float" office:value="2323" calcext:value-type="float">
            <text:p>2323</text:p>
          </table:table-cell>
          <table:table-cell table:formula="of:=76320*EXP(0.00189*([.$Q329]-[.$Q$7]))" office:value-type="float" office:value="140262.410252934" calcext:value-type="float">
            <text:p>140,262</text:p>
          </table:table-cell>
          <table:table-cell table:formula="of:=LN([.$R329]/1738.539)/0.00189" office:value-type="float" office:value="2322.99995862109" calcext:value-type="float">
            <text:p>232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29]+1" office:value-type="float" office:value="824" calcext:value-type="float">
            <text:p>824</text:p>
          </table:table-cell>
          <table:table-cell table:style-name="ce8" table:formula="of:=830*EXP(0.00392*([.$I330]-[.$I$7]))" office:value-type="float" office:value="2944.18023997006" calcext:value-type="float">
            <text:p>2944</text:p>
          </table:table-cell>
          <table:table-cell table:style-name="ce8" table:formula="of:=LN([.$J330]/116.455)/0.00392" office:value-type="float" office:value="824.000196045733" calcext:value-type="float">
            <text:p>824</text:p>
          </table:table-cell>
          <table:table-cell/>
          <table:table-cell table:formula="of:=[.M329]+1" office:value-type="float" office:value="1324" calcext:value-type="float">
            <text:p>1324</text:p>
          </table:table-cell>
          <table:table-cell table:formula="of:=5890*EXP(0.00256*([.$M330]-[.$M$7]))" office:value-type="float" office:value="13465.5691964304" calcext:value-type="float">
            <text:p>13,466</text:p>
          </table:table-cell>
          <table:table-cell table:formula="of:=LN([.$N330]/454.16)/0.00256" office:value-type="float" office:value="1324.00067100905" calcext:value-type="float">
            <text:p>1324</text:p>
          </table:table-cell>
          <table:table-cell/>
          <table:table-cell table:formula="of:=[.Q329]+1" office:value-type="float" office:value="2324" calcext:value-type="float">
            <text:p>2324</text:p>
          </table:table-cell>
          <table:table-cell table:formula="of:=76320*EXP(0.00189*([.$Q330]-[.$Q$7]))" office:value-type="float" office:value="140527.75688189" calcext:value-type="float">
            <text:p>140,528</text:p>
          </table:table-cell>
          <table:table-cell table:formula="of:=LN([.$R330]/1738.539)/0.00189" office:value-type="float" office:value="2323.99995862109" calcext:value-type="float">
            <text:p>232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0]+1" office:value-type="float" office:value="825" calcext:value-type="float">
            <text:p>825</text:p>
          </table:table-cell>
          <table:table-cell table:style-name="ce8" table:formula="of:=830*EXP(0.00392*([.$I331]-[.$I$7]))" office:value-type="float" office:value="2955.7440768231" calcext:value-type="float">
            <text:p>2956</text:p>
          </table:table-cell>
          <table:table-cell table:style-name="ce8" table:formula="of:=LN([.$J331]/116.455)/0.00392" office:value-type="float" office:value="825.000196045733" calcext:value-type="float">
            <text:p>825</text:p>
          </table:table-cell>
          <table:table-cell/>
          <table:table-cell table:formula="of:=[.M330]+1" office:value-type="float" office:value="1325" calcext:value-type="float">
            <text:p>1325</text:p>
          </table:table-cell>
          <table:table-cell table:formula="of:=5890*EXP(0.00256*([.$M331]-[.$M$7]))" office:value-type="float" office:value="13500.085215227" calcext:value-type="float">
            <text:p>13,500</text:p>
          </table:table-cell>
          <table:table-cell table:formula="of:=LN([.$N331]/454.16)/0.00256" office:value-type="float" office:value="1325.00067100905" calcext:value-type="float">
            <text:p>1325</text:p>
          </table:table-cell>
          <table:table-cell/>
          <table:table-cell table:formula="of:=[.Q330]+1" office:value-type="float" office:value="2325" calcext:value-type="float">
            <text:p>2325</text:p>
          </table:table-cell>
          <table:table-cell table:formula="of:=76320*EXP(0.00189*([.$Q331]-[.$Q$7]))" office:value-type="float" office:value="140793.605490195" calcext:value-type="float">
            <text:p>140,794</text:p>
          </table:table-cell>
          <table:table-cell table:formula="of:=LN([.$R331]/1738.539)/0.00189" office:value-type="float" office:value="2324.99995862109" calcext:value-type="float">
            <text:p>232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1]+1" office:value-type="float" office:value="826" calcext:value-type="float">
            <text:p>826</text:p>
          </table:table-cell>
          <table:table-cell table:style-name="ce8" table:formula="of:=830*EXP(0.00392*([.$I332]-[.$I$7]))" office:value-type="float" office:value="2967.35333288008" calcext:value-type="float">
            <text:p>2967</text:p>
          </table:table-cell>
          <table:table-cell table:style-name="ce8" table:formula="of:=LN([.$J332]/116.455)/0.00392" office:value-type="float" office:value="826.000196045733" calcext:value-type="float">
            <text:p>826</text:p>
          </table:table-cell>
          <table:table-cell/>
          <table:table-cell table:formula="of:=[.M331]+1" office:value-type="float" office:value="1326" calcext:value-type="float">
            <text:p>1326</text:p>
          </table:table-cell>
          <table:table-cell table:formula="of:=5890*EXP(0.00256*([.$M332]-[.$M$7]))" office:value-type="float" office:value="13534.6897082303" calcext:value-type="float">
            <text:p>13,535</text:p>
          </table:table-cell>
          <table:table-cell table:formula="of:=LN([.$N332]/454.16)/0.00256" office:value-type="float" office:value="1326.00067100905" calcext:value-type="float">
            <text:p>1326</text:p>
          </table:table-cell>
          <table:table-cell/>
          <table:table-cell table:formula="of:=[.Q331]+1" office:value-type="float" office:value="2326" calcext:value-type="float">
            <text:p>2326</text:p>
          </table:table-cell>
          <table:table-cell table:formula="of:=76320*EXP(0.00189*([.$Q332]-[.$Q$7]))" office:value-type="float" office:value="141059.957027488" calcext:value-type="float">
            <text:p>141,060</text:p>
          </table:table-cell>
          <table:table-cell table:formula="of:=LN([.$R332]/1738.539)/0.00189" office:value-type="float" office:value="2325.99995862109" calcext:value-type="float">
            <text:p>232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2]+1" office:value-type="float" office:value="827" calcext:value-type="float">
            <text:p>827</text:p>
          </table:table-cell>
          <table:table-cell table:style-name="ce8" table:formula="of:=830*EXP(0.00392*([.$I333]-[.$I$7]))" office:value-type="float" office:value="2979.00818653371" calcext:value-type="float">
            <text:p>2979</text:p>
          </table:table-cell>
          <table:table-cell table:style-name="ce8" table:formula="of:=LN([.$J333]/116.455)/0.00392" office:value-type="float" office:value="827.000196045733" calcext:value-type="float">
            <text:p>827</text:p>
          </table:table-cell>
          <table:table-cell/>
          <table:table-cell table:formula="of:=[.M332]+1" office:value-type="float" office:value="1327" calcext:value-type="float">
            <text:p>1327</text:p>
          </table:table-cell>
          <table:table-cell table:formula="of:=5890*EXP(0.00256*([.$M333]-[.$M$7]))" office:value-type="float" office:value="13569.3829022246" calcext:value-type="float">
            <text:p>13,569</text:p>
          </table:table-cell>
          <table:table-cell table:formula="of:=LN([.$N333]/454.16)/0.00256" office:value-type="float" office:value="1327.00067100905" calcext:value-type="float">
            <text:p>1327</text:p>
          </table:table-cell>
          <table:table-cell/>
          <table:table-cell table:formula="of:=[.Q332]+1" office:value-type="float" office:value="2327" calcext:value-type="float">
            <text:p>2327</text:p>
          </table:table-cell>
          <table:table-cell table:formula="of:=76320*EXP(0.00189*([.$Q333]-[.$Q$7]))" office:value-type="float" office:value="141326.812445203" calcext:value-type="float">
            <text:p>141,327</text:p>
          </table:table-cell>
          <table:table-cell table:formula="of:=LN([.$R333]/1738.539)/0.00189" office:value-type="float" office:value="2326.99995862109" calcext:value-type="float">
            <text:p>232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3]+1" office:value-type="float" office:value="828" calcext:value-type="float">
            <text:p>828</text:p>
          </table:table-cell>
          <table:table-cell table:style-name="ce8" table:formula="of:=830*EXP(0.00392*([.$I334]-[.$I$7]))" office:value-type="float" office:value="2990.70881687735" calcext:value-type="float">
            <text:p>2991</text:p>
          </table:table-cell>
          <table:table-cell table:style-name="ce8" table:formula="of:=LN([.$J334]/116.455)/0.00392" office:value-type="float" office:value="828.000196045733" calcext:value-type="float">
            <text:p>828</text:p>
          </table:table-cell>
          <table:table-cell/>
          <table:table-cell table:formula="of:=[.M333]+1" office:value-type="float" office:value="1328" calcext:value-type="float">
            <text:p>1328</text:p>
          </table:table-cell>
          <table:table-cell table:formula="of:=5890*EXP(0.00256*([.$M334]-[.$M$7]))" office:value-type="float" office:value="13604.1650245752" calcext:value-type="float">
            <text:p>13,604</text:p>
          </table:table-cell>
          <table:table-cell table:formula="of:=LN([.$N334]/454.16)/0.00256" office:value-type="float" office:value="1328.00067100905" calcext:value-type="float">
            <text:p>1328</text:p>
          </table:table-cell>
          <table:table-cell/>
          <table:table-cell table:formula="of:=[.Q333]+1" office:value-type="float" office:value="2328" calcext:value-type="float">
            <text:p>2328</text:p>
          </table:table-cell>
          <table:table-cell table:formula="of:=76320*EXP(0.00189*([.$Q334]-[.$Q$7]))" office:value-type="float" office:value="141594.172696576" calcext:value-type="float">
            <text:p>141,594</text:p>
          </table:table-cell>
          <table:table-cell table:formula="of:=LN([.$R334]/1738.539)/0.00189" office:value-type="float" office:value="2327.99995862109" calcext:value-type="float">
            <text:p>232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4]+1" office:value-type="float" office:value="829" calcext:value-type="float">
            <text:p>829</text:p>
          </table:table-cell>
          <table:table-cell table:style-name="ce8" table:formula="of:=830*EXP(0.00392*([.$I335]-[.$I$7]))" office:value-type="float" office:value="3002.45540370781" calcext:value-type="float">
            <text:p>3002</text:p>
          </table:table-cell>
          <table:table-cell table:style-name="ce8" table:formula="of:=LN([.$J335]/116.455)/0.00392" office:value-type="float" office:value="829.000196045733" calcext:value-type="float">
            <text:p>829</text:p>
          </table:table-cell>
          <table:table-cell/>
          <table:table-cell table:formula="of:=[.M334]+1" office:value-type="float" office:value="1329" calcext:value-type="float">
            <text:p>1329</text:p>
          </table:table-cell>
          <table:table-cell table:formula="of:=5890*EXP(0.00256*([.$M335]-[.$M$7]))" office:value-type="float" office:value="13639.0363032304" calcext:value-type="float">
            <text:p>13,639</text:p>
          </table:table-cell>
          <table:table-cell table:formula="of:=LN([.$N335]/454.16)/0.00256" office:value-type="float" office:value="1329.00067100905" calcext:value-type="float">
            <text:p>1329</text:p>
          </table:table-cell>
          <table:table-cell/>
          <table:table-cell table:formula="of:=[.Q334]+1" office:value-type="float" office:value="2329" calcext:value-type="float">
            <text:p>2329</text:p>
          </table:table-cell>
          <table:table-cell table:formula="of:=76320*EXP(0.00189*([.$Q335]-[.$Q$7]))" office:value-type="float" office:value="141862.038736643" calcext:value-type="float">
            <text:p>141,862</text:p>
          </table:table-cell>
          <table:table-cell table:formula="of:=LN([.$R335]/1738.539)/0.00189" office:value-type="float" office:value="2328.99995862109" calcext:value-type="float">
            <text:p>232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5]+1" office:value-type="float" office:value="830" calcext:value-type="float">
            <text:p>830</text:p>
          </table:table-cell>
          <table:table-cell table:style-name="ce8" table:formula="of:=830*EXP(0.00392*([.$I336]-[.$I$7]))" office:value-type="float" office:value="3014.24812752806" calcext:value-type="float">
            <text:p>3014</text:p>
          </table:table-cell>
          <table:table-cell table:style-name="ce8" table:formula="of:=LN([.$J336]/116.455)/0.00392" office:value-type="float" office:value="830.000196045733" calcext:value-type="float">
            <text:p>830</text:p>
          </table:table-cell>
          <table:table-cell/>
          <table:table-cell table:formula="of:=[.M335]+1" office:value-type="float" office:value="1330" calcext:value-type="float">
            <text:p>1330</text:p>
          </table:table-cell>
          <table:table-cell table:formula="of:=5890*EXP(0.00256*([.$M336]-[.$M$7]))" office:value-type="float" office:value="13673.9969667228" calcext:value-type="float">
            <text:p>13,674</text:p>
          </table:table-cell>
          <table:table-cell table:formula="of:=LN([.$N336]/454.16)/0.00256" office:value-type="float" office:value="1330.00067100905" calcext:value-type="float">
            <text:p>1330</text:p>
          </table:table-cell>
          <table:table-cell/>
          <table:table-cell table:formula="of:=[.Q335]+1" office:value-type="float" office:value="2330" calcext:value-type="float">
            <text:p>2330</text:p>
          </table:table-cell>
          <table:table-cell table:formula="of:=76320*EXP(0.00189*([.$Q336]-[.$Q$7]))" office:value-type="float" office:value="142130.41152225" calcext:value-type="float">
            <text:p>142,130</text:p>
          </table:table-cell>
          <table:table-cell table:formula="of:=LN([.$R336]/1738.539)/0.00189" office:value-type="float" office:value="2329.99995862109" calcext:value-type="float">
            <text:p>232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6]+1" office:value-type="float" office:value="831" calcext:value-type="float">
            <text:p>831</text:p>
          </table:table-cell>
          <table:table-cell table:style-name="ce8" table:formula="of:=830*EXP(0.00392*([.$I337]-[.$I$7]))" office:value-type="float" office:value="3026.08716955004" calcext:value-type="float">
            <text:p>3026</text:p>
          </table:table-cell>
          <table:table-cell table:style-name="ce8" table:formula="of:=LN([.$J337]/116.455)/0.00392" office:value-type="float" office:value="831.000196045733" calcext:value-type="float">
            <text:p>831</text:p>
          </table:table-cell>
          <table:table-cell/>
          <table:table-cell table:formula="of:=[.M336]+1" office:value-type="float" office:value="1331" calcext:value-type="float">
            <text:p>1331</text:p>
          </table:table-cell>
          <table:table-cell table:formula="of:=5890*EXP(0.00256*([.$M337]-[.$M$7]))" office:value-type="float" office:value="13709.0472441706" calcext:value-type="float">
            <text:p>13,709</text:p>
          </table:table-cell>
          <table:table-cell table:formula="of:=LN([.$N337]/454.16)/0.00256" office:value-type="float" office:value="1331.00067100905" calcext:value-type="float">
            <text:p>1331</text:p>
          </table:table-cell>
          <table:table-cell/>
          <table:table-cell table:formula="of:=[.Q336]+1" office:value-type="float" office:value="2331" calcext:value-type="float">
            <text:p>2331</text:p>
          </table:table-cell>
          <table:table-cell table:formula="of:=76320*EXP(0.00189*([.$Q337]-[.$Q$7]))" office:value-type="float" office:value="142399.292012051" calcext:value-type="float">
            <text:p>142,399</text:p>
          </table:table-cell>
          <table:table-cell table:formula="of:=LN([.$R337]/1738.539)/0.00189" office:value-type="float" office:value="2330.99995862109" calcext:value-type="float">
            <text:p>233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7]+1" office:value-type="float" office:value="832" calcext:value-type="float">
            <text:p>832</text:p>
          </table:table-cell>
          <table:table-cell table:style-name="ce8" table:formula="of:=830*EXP(0.00392*([.$I338]-[.$I$7]))" office:value-type="float" office:value="3037.97271169746" calcext:value-type="float">
            <text:p>3038</text:p>
          </table:table-cell>
          <table:table-cell table:style-name="ce8" table:formula="of:=LN([.$J338]/116.455)/0.00392" office:value-type="float" office:value="832.000196045733" calcext:value-type="float">
            <text:p>832</text:p>
          </table:table-cell>
          <table:table-cell/>
          <table:table-cell table:formula="of:=[.M337]+1" office:value-type="float" office:value="1332" calcext:value-type="float">
            <text:p>1332</text:p>
          </table:table-cell>
          <table:table-cell table:formula="of:=5890*EXP(0.00256*([.$M338]-[.$M$7]))" office:value-type="float" office:value="13744.1873652795" calcext:value-type="float">
            <text:p>13,744</text:p>
          </table:table-cell>
          <table:table-cell table:formula="of:=LN([.$N338]/454.16)/0.00256" office:value-type="float" office:value="1332.00067100905" calcext:value-type="float">
            <text:p>1332</text:p>
          </table:table-cell>
          <table:table-cell/>
          <table:table-cell table:formula="of:=[.Q337]+1" office:value-type="float" office:value="2332" calcext:value-type="float">
            <text:p>2332</text:p>
          </table:table-cell>
          <table:table-cell table:formula="of:=76320*EXP(0.00189*([.$Q338]-[.$Q$7]))" office:value-type="float" office:value="142668.681166514" calcext:value-type="float">
            <text:p>142,669</text:p>
          </table:table-cell>
          <table:table-cell table:formula="of:=LN([.$R338]/1738.539)/0.00189" office:value-type="float" office:value="2331.99995862109" calcext:value-type="float">
            <text:p>233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8]+1" office:value-type="float" office:value="833" calcext:value-type="float">
            <text:p>833</text:p>
          </table:table-cell>
          <table:table-cell table:style-name="ce8" table:formula="of:=830*EXP(0.00392*([.$I339]-[.$I$7]))" office:value-type="float" office:value="3049.90493660853" calcext:value-type="float">
            <text:p>3050</text:p>
          </table:table-cell>
          <table:table-cell table:style-name="ce8" table:formula="of:=LN([.$J339]/116.455)/0.00392" office:value-type="float" office:value="833.000196045733" calcext:value-type="float">
            <text:p>833</text:p>
          </table:table-cell>
          <table:table-cell/>
          <table:table-cell table:formula="of:=[.M338]+1" office:value-type="float" office:value="1333" calcext:value-type="float">
            <text:p>1333</text:p>
          </table:table-cell>
          <table:table-cell table:formula="of:=5890*EXP(0.00256*([.$M339]-[.$M$7]))" office:value-type="float" office:value="13779.4175603439" calcext:value-type="float">
            <text:p>13,779</text:p>
          </table:table-cell>
          <table:table-cell table:formula="of:=LN([.$N339]/454.16)/0.00256" office:value-type="float" office:value="1333.00067100905" calcext:value-type="float">
            <text:p>1333</text:p>
          </table:table-cell>
          <table:table-cell/>
          <table:table-cell table:formula="of:=[.Q338]+1" office:value-type="float" office:value="2333" calcext:value-type="float">
            <text:p>2333</text:p>
          </table:table-cell>
          <table:table-cell table:formula="of:=76320*EXP(0.00189*([.$Q339]-[.$Q$7]))" office:value-type="float" office:value="142938.579947925" calcext:value-type="float">
            <text:p>142,939</text:p>
          </table:table-cell>
          <table:table-cell table:formula="of:=LN([.$R339]/1738.539)/0.00189" office:value-type="float" office:value="2332.99995862109" calcext:value-type="float">
            <text:p>233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39]+1" office:value-type="float" office:value="834" calcext:value-type="float">
            <text:p>834</text:p>
          </table:table-cell>
          <table:table-cell table:style-name="ce8" table:formula="of:=830*EXP(0.00392*([.$I340]-[.$I$7]))" office:value-type="float" office:value="3061.88402763884" calcext:value-type="float">
            <text:p>3062</text:p>
          </table:table-cell>
          <table:table-cell table:style-name="ce8" table:formula="of:=LN([.$J340]/116.455)/0.00392" office:value-type="float" office:value="834.000196045733" calcext:value-type="float">
            <text:p>834</text:p>
          </table:table-cell>
          <table:table-cell/>
          <table:table-cell table:formula="of:=[.M339]+1" office:value-type="float" office:value="1334" calcext:value-type="float">
            <text:p>1334</text:p>
          </table:table-cell>
          <table:table-cell table:formula="of:=5890*EXP(0.00256*([.$M340]-[.$M$7]))" office:value-type="float" office:value="13814.7380602486" calcext:value-type="float">
            <text:p>13,815</text:p>
          </table:table-cell>
          <table:table-cell table:formula="of:=LN([.$N340]/454.16)/0.00256" office:value-type="float" office:value="1334.00067100905" calcext:value-type="float">
            <text:p>1334</text:p>
          </table:table-cell>
          <table:table-cell/>
          <table:table-cell table:formula="of:=[.Q339]+1" office:value-type="float" office:value="2334" calcext:value-type="float">
            <text:p>2334</text:p>
          </table:table-cell>
          <table:table-cell table:formula="of:=76320*EXP(0.00189*([.$Q340]-[.$Q$7]))" office:value-type="float" office:value="143208.98932039" calcext:value-type="float">
            <text:p>143,209</text:p>
          </table:table-cell>
          <table:table-cell table:formula="of:=LN([.$R340]/1738.539)/0.00189" office:value-type="float" office:value="2333.99995862109" calcext:value-type="float">
            <text:p>233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0]+1" office:value-type="float" office:value="835" calcext:value-type="float">
            <text:p>835</text:p>
          </table:table-cell>
          <table:table-cell table:style-name="ce8" table:formula="of:=830*EXP(0.00392*([.$I341]-[.$I$7]))" office:value-type="float" office:value="3073.91016886411" calcext:value-type="float">
            <text:p>3074</text:p>
          </table:table-cell>
          <table:table-cell table:style-name="ce8" table:formula="of:=LN([.$J341]/116.455)/0.00392" office:value-type="float" office:value="835.000196045733" calcext:value-type="float">
            <text:p>835</text:p>
          </table:table-cell>
          <table:table-cell/>
          <table:table-cell table:formula="of:=[.M340]+1" office:value-type="float" office:value="1335" calcext:value-type="float">
            <text:p>1335</text:p>
          </table:table-cell>
          <table:table-cell table:formula="of:=5890*EXP(0.00256*([.$M341]-[.$M$7]))" office:value-type="float" office:value="13850.1490964701" calcext:value-type="float">
            <text:p>13,850</text:p>
          </table:table-cell>
          <table:table-cell table:formula="of:=LN([.$N341]/454.16)/0.00256" office:value-type="float" office:value="1335.00067100905" calcext:value-type="float">
            <text:p>1335</text:p>
          </table:table-cell>
          <table:table-cell/>
          <table:table-cell table:formula="of:=[.Q340]+1" office:value-type="float" office:value="2335" calcext:value-type="float">
            <text:p>2335</text:p>
          </table:table-cell>
          <table:table-cell table:formula="of:=76320*EXP(0.00189*([.$Q341]-[.$Q$7]))" office:value-type="float" office:value="143479.910249837" calcext:value-type="float">
            <text:p>143,480</text:p>
          </table:table-cell>
          <table:table-cell table:formula="of:=LN([.$R341]/1738.539)/0.00189" office:value-type="float" office:value="2334.99995862109" calcext:value-type="float">
            <text:p>233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1]+1" office:value-type="float" office:value="836" calcext:value-type="float">
            <text:p>836</text:p>
          </table:table-cell>
          <table:table-cell table:style-name="ce8" table:formula="of:=830*EXP(0.00392*([.$I342]-[.$I$7]))" office:value-type="float" office:value="3085.98354508309" calcext:value-type="float">
            <text:p>3086</text:p>
          </table:table-cell>
          <table:table-cell table:style-name="ce8" table:formula="of:=LN([.$J342]/116.455)/0.00392" office:value-type="float" office:value="836.000196045733" calcext:value-type="float">
            <text:p>836</text:p>
          </table:table-cell>
          <table:table-cell/>
          <table:table-cell table:formula="of:=[.M341]+1" office:value-type="float" office:value="1336" calcext:value-type="float">
            <text:p>1336</text:p>
          </table:table-cell>
          <table:table-cell table:formula="of:=5890*EXP(0.00256*([.$M342]-[.$M$7]))" office:value-type="float" office:value="13885.6509010782" calcext:value-type="float">
            <text:p>13,886</text:p>
          </table:table-cell>
          <table:table-cell table:formula="of:=LN([.$N342]/454.16)/0.00256" office:value-type="float" office:value="1336.00067100905" calcext:value-type="float">
            <text:p>1336</text:p>
          </table:table-cell>
          <table:table-cell/>
          <table:table-cell table:formula="of:=[.Q341]+1" office:value-type="float" office:value="2336" calcext:value-type="float">
            <text:p>2336</text:p>
          </table:table-cell>
          <table:table-cell table:formula="of:=76320*EXP(0.00189*([.$Q342]-[.$Q$7]))" office:value-type="float" office:value="143751.343704025" calcext:value-type="float">
            <text:p>143,751</text:p>
          </table:table-cell>
          <table:table-cell table:formula="of:=LN([.$R342]/1738.539)/0.00189" office:value-type="float" office:value="2335.99995862109" calcext:value-type="float">
            <text:p>233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2]+1" office:value-type="float" office:value="837" calcext:value-type="float">
            <text:p>837</text:p>
          </table:table-cell>
          <table:table-cell table:style-name="ce8" table:formula="of:=830*EXP(0.00392*([.$I343]-[.$I$7]))" office:value-type="float" office:value="3098.10434182034" calcext:value-type="float">
            <text:p>3098</text:p>
          </table:table-cell>
          <table:table-cell table:style-name="ce8" table:formula="of:=LN([.$J343]/116.455)/0.00392" office:value-type="float" office:value="837.000196045733" calcext:value-type="float">
            <text:p>837</text:p>
          </table:table-cell>
          <table:table-cell/>
          <table:table-cell table:formula="of:=[.M342]+1" office:value-type="float" office:value="1337" calcext:value-type="float">
            <text:p>1337</text:p>
          </table:table-cell>
          <table:table-cell table:formula="of:=5890*EXP(0.00256*([.$M343]-[.$M$7]))" office:value-type="float" office:value="13921.2437067378" calcext:value-type="float">
            <text:p>13,921</text:p>
          </table:table-cell>
          <table:table-cell table:formula="of:=LN([.$N343]/454.16)/0.00256" office:value-type="float" office:value="1337.00067100905" calcext:value-type="float">
            <text:p>1337</text:p>
          </table:table-cell>
          <table:table-cell/>
          <table:table-cell table:formula="of:=[.Q342]+1" office:value-type="float" office:value="2337" calcext:value-type="float">
            <text:p>2337</text:p>
          </table:table-cell>
          <table:table-cell table:formula="of:=76320*EXP(0.00189*([.$Q343]-[.$Q$7]))" office:value-type="float" office:value="144023.29065254" calcext:value-type="float">
            <text:p>144,023</text:p>
          </table:table-cell>
          <table:table-cell table:formula="of:=LN([.$R343]/1738.539)/0.00189" office:value-type="float" office:value="2336.99995862109" calcext:value-type="float">
            <text:p>233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3]+1" office:value-type="float" office:value="838" calcext:value-type="float">
            <text:p>838</text:p>
          </table:table-cell>
          <table:table-cell table:style-name="ce8" table:formula="of:=830*EXP(0.00392*([.$I344]-[.$I$7]))" office:value-type="float" office:value="3110.27274532911" calcext:value-type="float">
            <text:p>3110</text:p>
          </table:table-cell>
          <table:table-cell table:style-name="ce8" table:formula="of:=LN([.$J344]/116.455)/0.00392" office:value-type="float" office:value="838.000196045733" calcext:value-type="float">
            <text:p>838</text:p>
          </table:table-cell>
          <table:table-cell/>
          <table:table-cell table:formula="of:=[.M343]+1" office:value-type="float" office:value="1338" calcext:value-type="float">
            <text:p>1338</text:p>
          </table:table-cell>
          <table:table-cell table:formula="of:=5890*EXP(0.00256*([.$M344]-[.$M$7]))" office:value-type="float" office:value="13956.92774671" calcext:value-type="float">
            <text:p>13,957</text:p>
          </table:table-cell>
          <table:table-cell table:formula="of:=LN([.$N344]/454.16)/0.00256" office:value-type="float" office:value="1338.00067100905" calcext:value-type="float">
            <text:p>1338</text:p>
          </table:table-cell>
          <table:table-cell/>
          <table:table-cell table:formula="of:=[.Q343]+1" office:value-type="float" office:value="2338" calcext:value-type="float">
            <text:p>2338</text:p>
          </table:table-cell>
          <table:table-cell table:formula="of:=76320*EXP(0.00189*([.$Q344]-[.$Q$7]))" office:value-type="float" office:value="144295.752066805" calcext:value-type="float">
            <text:p>144,296</text:p>
          </table:table-cell>
          <table:table-cell table:formula="of:=LN([.$R344]/1738.539)/0.00189" office:value-type="float" office:value="2337.99995862109" calcext:value-type="float">
            <text:p>233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4]+1" office:value-type="float" office:value="839" calcext:value-type="float">
            <text:p>839</text:p>
          </table:table-cell>
          <table:table-cell table:style-name="ce8" table:formula="of:=830*EXP(0.00392*([.$I345]-[.$I$7]))" office:value-type="float" office:value="3122.4889425942" calcext:value-type="float">
            <text:p>3122</text:p>
          </table:table-cell>
          <table:table-cell table:style-name="ce8" table:formula="of:=LN([.$J345]/116.455)/0.00392" office:value-type="float" office:value="839.000196045733" calcext:value-type="float">
            <text:p>839</text:p>
          </table:table-cell>
          <table:table-cell/>
          <table:table-cell table:formula="of:=[.M344]+1" office:value-type="float" office:value="1339" calcext:value-type="float">
            <text:p>1339</text:p>
          </table:table-cell>
          <table:table-cell table:formula="of:=5890*EXP(0.00256*([.$M345]-[.$M$7]))" office:value-type="float" office:value="13992.7032548538" calcext:value-type="float">
            <text:p>13,993</text:p>
          </table:table-cell>
          <table:table-cell table:formula="of:=LN([.$N345]/454.16)/0.00256" office:value-type="float" office:value="1339.00067100905" calcext:value-type="float">
            <text:p>1339</text:p>
          </table:table-cell>
          <table:table-cell/>
          <table:table-cell table:formula="of:=[.Q344]+1" office:value-type="float" office:value="2339" calcext:value-type="float">
            <text:p>2339</text:p>
          </table:table-cell>
          <table:table-cell table:formula="of:=76320*EXP(0.00189*([.$Q345]-[.$Q$7]))" office:value-type="float" office:value="144568.728920079" calcext:value-type="float">
            <text:p>144,569</text:p>
          </table:table-cell>
          <table:table-cell table:formula="of:=LN([.$R345]/1738.539)/0.00189" office:value-type="float" office:value="2338.99995862109" calcext:value-type="float">
            <text:p>233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5]+1" office:value-type="float" office:value="840" calcext:value-type="float">
            <text:p>840</text:p>
          </table:table-cell>
          <table:table-cell table:style-name="ce8" table:formula="of:=830*EXP(0.00392*([.$I346]-[.$I$7]))" office:value-type="float" office:value="3134.75312133481" calcext:value-type="float">
            <text:p>3135</text:p>
          </table:table-cell>
          <table:table-cell table:style-name="ce8" table:formula="of:=LN([.$J346]/116.455)/0.00392" office:value-type="float" office:value="840.000196045733" calcext:value-type="float">
            <text:p>840</text:p>
          </table:table-cell>
          <table:table-cell/>
          <table:table-cell table:formula="of:=[.M345]+1" office:value-type="float" office:value="1340" calcext:value-type="float">
            <text:p>1340</text:p>
          </table:table-cell>
          <table:table-cell table:formula="of:=5890*EXP(0.00256*([.$M346]-[.$M$7]))" office:value-type="float" office:value="14028.5704656277" calcext:value-type="float">
            <text:p>14,029</text:p>
          </table:table-cell>
          <table:table-cell table:formula="of:=LN([.$N346]/454.16)/0.00256" office:value-type="float" office:value="1340.00067100905" calcext:value-type="float">
            <text:p>1340</text:p>
          </table:table-cell>
          <table:table-cell/>
          <table:table-cell table:formula="of:=[.Q345]+1" office:value-type="float" office:value="2340" calcext:value-type="float">
            <text:p>2340</text:p>
          </table:table-cell>
          <table:table-cell table:formula="of:=76320*EXP(0.00189*([.$Q346]-[.$Q$7]))" office:value-type="float" office:value="144842.222187463" calcext:value-type="float">
            <text:p>144,842</text:p>
          </table:table-cell>
          <table:table-cell table:formula="of:=LN([.$R346]/1738.539)/0.00189" office:value-type="float" office:value="2339.99995862109" calcext:value-type="float">
            <text:p>233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6]+1" office:value-type="float" office:value="841" calcext:value-type="float">
            <text:p>841</text:p>
          </table:table-cell>
          <table:table-cell table:style-name="ce8" table:formula="of:=830*EXP(0.00392*([.$I347]-[.$I$7]))" office:value-type="float" office:value="3147.06547000747" calcext:value-type="float">
            <text:p>3147</text:p>
          </table:table-cell>
          <table:table-cell table:style-name="ce8" table:formula="of:=LN([.$J347]/116.455)/0.00392" office:value-type="float" office:value="841.000196045733" calcext:value-type="float">
            <text:p>841</text:p>
          </table:table-cell>
          <table:table-cell/>
          <table:table-cell table:formula="of:=[.M346]+1" office:value-type="float" office:value="1341" calcext:value-type="float">
            <text:p>1341</text:p>
          </table:table-cell>
          <table:table-cell table:formula="of:=5890*EXP(0.00256*([.$M347]-[.$M$7]))" office:value-type="float" office:value="14064.5296140913" calcext:value-type="float">
            <text:p>14,065</text:p>
          </table:table-cell>
          <table:table-cell table:formula="of:=LN([.$N347]/454.16)/0.00256" office:value-type="float" office:value="1341.00067100905" calcext:value-type="float">
            <text:p>1341</text:p>
          </table:table-cell>
          <table:table-cell/>
          <table:table-cell table:formula="of:=[.Q346]+1" office:value-type="float" office:value="2341" calcext:value-type="float">
            <text:p>2341</text:p>
          </table:table-cell>
          <table:table-cell table:formula="of:=76320*EXP(0.00189*([.$Q347]-[.$Q$7]))" office:value-type="float" office:value="145116.232845904" calcext:value-type="float">
            <text:p>145,116</text:p>
          </table:table-cell>
          <table:table-cell table:formula="of:=LN([.$R347]/1738.539)/0.00189" office:value-type="float" office:value="2340.99995862109" calcext:value-type="float">
            <text:p>234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7]+1" office:value-type="float" office:value="842" calcext:value-type="float">
            <text:p>842</text:p>
          </table:table-cell>
          <table:table-cell table:style-name="ce8" table:formula="of:=830*EXP(0.00392*([.$I348]-[.$I$7]))" office:value-type="float" office:value="3159.4261778089" calcext:value-type="float">
            <text:p>3159</text:p>
          </table:table-cell>
          <table:table-cell table:style-name="ce8" table:formula="of:=LN([.$J348]/116.455)/0.00392" office:value-type="float" office:value="842.000196045733" calcext:value-type="float">
            <text:p>842</text:p>
          </table:table-cell>
          <table:table-cell/>
          <table:table-cell table:formula="of:=[.M347]+1" office:value-type="float" office:value="1342" calcext:value-type="float">
            <text:p>1342</text:p>
          </table:table-cell>
          <table:table-cell table:formula="of:=5890*EXP(0.00256*([.$M348]-[.$M$7]))" office:value-type="float" office:value="14100.5809359064" calcext:value-type="float">
            <text:p>14,101</text:p>
          </table:table-cell>
          <table:table-cell table:formula="of:=LN([.$N348]/454.16)/0.00256" office:value-type="float" office:value="1342.00067100905" calcext:value-type="float">
            <text:p>1342</text:p>
          </table:table-cell>
          <table:table-cell/>
          <table:table-cell table:formula="of:=[.Q347]+1" office:value-type="float" office:value="2342" calcext:value-type="float">
            <text:p>2342</text:p>
          </table:table-cell>
          <table:table-cell table:formula="of:=76320*EXP(0.00189*([.$Q348]-[.$Q$7]))" office:value-type="float" office:value="145390.761874194" calcext:value-type="float">
            <text:p>145,391</text:p>
          </table:table-cell>
          <table:table-cell table:formula="of:=LN([.$R348]/1738.539)/0.00189" office:value-type="float" office:value="2341.99995862109" calcext:value-type="float">
            <text:p>234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8]+1" office:value-type="float" office:value="843" calcext:value-type="float">
            <text:p>843</text:p>
          </table:table-cell>
          <table:table-cell table:style-name="ce8" table:formula="of:=830*EXP(0.00392*([.$I349]-[.$I$7]))" office:value-type="float" office:value="3171.83543467891" calcext:value-type="float">
            <text:p>3172</text:p>
          </table:table-cell>
          <table:table-cell table:style-name="ce8" table:formula="of:=LN([.$J349]/116.455)/0.00392" office:value-type="float" office:value="843.000196045733" calcext:value-type="float">
            <text:p>843</text:p>
          </table:table-cell>
          <table:table-cell/>
          <table:table-cell table:formula="of:=[.M348]+1" office:value-type="float" office:value="1343" calcext:value-type="float">
            <text:p>1343</text:p>
          </table:table-cell>
          <table:table-cell table:formula="of:=5890*EXP(0.00256*([.$M349]-[.$M$7]))" office:value-type="float" office:value="14136.7246673393" calcext:value-type="float">
            <text:p>14,137</text:p>
          </table:table-cell>
          <table:table-cell table:formula="of:=LN([.$N349]/454.16)/0.00256" office:value-type="float" office:value="1343.00067100905" calcext:value-type="float">
            <text:p>1343</text:p>
          </table:table-cell>
          <table:table-cell/>
          <table:table-cell table:formula="of:=[.Q348]+1" office:value-type="float" office:value="2343" calcext:value-type="float">
            <text:p>2343</text:p>
          </table:table-cell>
          <table:table-cell table:formula="of:=76320*EXP(0.00189*([.$Q349]-[.$Q$7]))" office:value-type="float" office:value="145665.810252979" calcext:value-type="float">
            <text:p>145,666</text:p>
          </table:table-cell>
          <table:table-cell table:formula="of:=LN([.$R349]/1738.539)/0.00189" office:value-type="float" office:value="2342.99995862109" calcext:value-type="float">
            <text:p>234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49]+1" office:value-type="float" office:value="844" calcext:value-type="float">
            <text:p>844</text:p>
          </table:table-cell>
          <table:table-cell table:style-name="ce8" table:formula="of:=830*EXP(0.00392*([.$I350]-[.$I$7]))" office:value-type="float" office:value="3184.29343130336" calcext:value-type="float">
            <text:p>3184</text:p>
          </table:table-cell>
          <table:table-cell table:style-name="ce8" table:formula="of:=LN([.$J350]/116.455)/0.00392" office:value-type="float" office:value="844.000196045733" calcext:value-type="float">
            <text:p>844</text:p>
          </table:table-cell>
          <table:table-cell/>
          <table:table-cell table:formula="of:=[.M349]+1" office:value-type="float" office:value="1344" calcext:value-type="float">
            <text:p>1344</text:p>
          </table:table-cell>
          <table:table-cell table:formula="of:=5890*EXP(0.00256*([.$M350]-[.$M$7]))" office:value-type="float" office:value="14172.9610452615" calcext:value-type="float">
            <text:p>14,173</text:p>
          </table:table-cell>
          <table:table-cell table:formula="of:=LN([.$N350]/454.16)/0.00256" office:value-type="float" office:value="1344.00067100905" calcext:value-type="float">
            <text:p>1344</text:p>
          </table:table-cell>
          <table:table-cell/>
          <table:table-cell table:formula="of:=[.Q349]+1" office:value-type="float" office:value="2344" calcext:value-type="float">
            <text:p>2344</text:p>
          </table:table-cell>
          <table:table-cell table:formula="of:=76320*EXP(0.00189*([.$Q350]-[.$Q$7]))" office:value-type="float" office:value="145941.37896476" calcext:value-type="float">
            <text:p>145,941</text:p>
          </table:table-cell>
          <table:table-cell table:formula="of:=LN([.$R350]/1738.539)/0.00189" office:value-type="float" office:value="2343.99995862109" calcext:value-type="float">
            <text:p>234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0]+1" office:value-type="float" office:value="845" calcext:value-type="float">
            <text:p>845</text:p>
          </table:table-cell>
          <table:table-cell table:style-name="ce8" table:formula="of:=830*EXP(0.00392*([.$I351]-[.$I$7]))" office:value-type="float" office:value="3196.80035911705" calcext:value-type="float">
            <text:p>3197</text:p>
          </table:table-cell>
          <table:table-cell table:style-name="ce8" table:formula="of:=LN([.$J351]/116.455)/0.00392" office:value-type="float" office:value="845.000196045733" calcext:value-type="float">
            <text:p>845</text:p>
          </table:table-cell>
          <table:table-cell/>
          <table:table-cell table:formula="of:=[.M350]+1" office:value-type="float" office:value="1345" calcext:value-type="float">
            <text:p>1345</text:p>
          </table:table-cell>
          <table:table-cell table:formula="of:=5890*EXP(0.00256*([.$M351]-[.$M$7]))" office:value-type="float" office:value="14209.290307152" calcext:value-type="float">
            <text:p>14,209</text:p>
          </table:table-cell>
          <table:table-cell table:formula="of:=LN([.$N351]/454.16)/0.00256" office:value-type="float" office:value="1345.00067100905" calcext:value-type="float">
            <text:p>1345</text:p>
          </table:table-cell>
          <table:table-cell/>
          <table:table-cell table:formula="of:=[.Q350]+1" office:value-type="float" office:value="2345" calcext:value-type="float">
            <text:p>2345</text:p>
          </table:table-cell>
          <table:table-cell table:formula="of:=76320*EXP(0.00189*([.$Q351]-[.$Q$7]))" office:value-type="float" office:value="146217.468993896" calcext:value-type="float">
            <text:p>146,217</text:p>
          </table:table-cell>
          <table:table-cell table:formula="of:=LN([.$R351]/1738.539)/0.00189" office:value-type="float" office:value="2344.99995862109" calcext:value-type="float">
            <text:p>234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1]+1" office:value-type="float" office:value="846" calcext:value-type="float">
            <text:p>846</text:p>
          </table:table-cell>
          <table:table-cell table:style-name="ce8" table:formula="of:=830*EXP(0.00392*([.$I352]-[.$I$7]))" office:value-type="float" office:value="3209.35641030669" calcext:value-type="float">
            <text:p>3209</text:p>
          </table:table-cell>
          <table:table-cell table:style-name="ce8" table:formula="of:=LN([.$J352]/116.455)/0.00392" office:value-type="float" office:value="846.000196045733" calcext:value-type="float">
            <text:p>846</text:p>
          </table:table-cell>
          <table:table-cell/>
          <table:table-cell table:formula="of:=[.M351]+1" office:value-type="float" office:value="1346" calcext:value-type="float">
            <text:p>1346</text:p>
          </table:table-cell>
          <table:table-cell table:formula="of:=5890*EXP(0.00256*([.$M352]-[.$M$7]))" office:value-type="float" office:value="14245.7126910983" calcext:value-type="float">
            <text:p>14,246</text:p>
          </table:table-cell>
          <table:table-cell table:formula="of:=LN([.$N352]/454.16)/0.00256" office:value-type="float" office:value="1346.00067100905" calcext:value-type="float">
            <text:p>1346</text:p>
          </table:table-cell>
          <table:table-cell/>
          <table:table-cell table:formula="of:=[.Q351]+1" office:value-type="float" office:value="2346" calcext:value-type="float">
            <text:p>2346</text:p>
          </table:table-cell>
          <table:table-cell table:formula="of:=76320*EXP(0.00189*([.$Q352]-[.$Q$7]))" office:value-type="float" office:value="146494.081326608" calcext:value-type="float">
            <text:p>146,494</text:p>
          </table:table-cell>
          <table:table-cell table:formula="of:=LN([.$R352]/1738.539)/0.00189" office:value-type="float" office:value="2345.99995862109" calcext:value-type="float">
            <text:p>234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2]+1" office:value-type="float" office:value="847" calcext:value-type="float">
            <text:p>847</text:p>
          </table:table-cell>
          <table:table-cell table:style-name="ce8" table:formula="of:=830*EXP(0.00392*([.$I353]-[.$I$7]))" office:value-type="float" office:value="3221.96177781381" calcext:value-type="float">
            <text:p>3222</text:p>
          </table:table-cell>
          <table:table-cell table:style-name="ce8" table:formula="of:=LN([.$J353]/116.455)/0.00392" office:value-type="float" office:value="847.000196045733" calcext:value-type="float">
            <text:p>847</text:p>
          </table:table-cell>
          <table:table-cell/>
          <table:table-cell table:formula="of:=[.M352]+1" office:value-type="float" office:value="1347" calcext:value-type="float">
            <text:p>1347</text:p>
          </table:table-cell>
          <table:table-cell table:formula="of:=5890*EXP(0.00256*([.$M353]-[.$M$7]))" office:value-type="float" office:value="14282.2284357983" calcext:value-type="float">
            <text:p>14,282</text:p>
          </table:table-cell>
          <table:table-cell table:formula="of:=LN([.$N353]/454.16)/0.00256" office:value-type="float" office:value="1347.00067100905" calcext:value-type="float">
            <text:p>1347</text:p>
          </table:table-cell>
          <table:table-cell/>
          <table:table-cell table:formula="of:=[.Q352]+1" office:value-type="float" office:value="2347" calcext:value-type="float">
            <text:p>2347</text:p>
          </table:table-cell>
          <table:table-cell table:formula="of:=76320*EXP(0.00189*([.$Q353]-[.$Q$7]))" office:value-type="float" office:value="146771.216950984" calcext:value-type="float">
            <text:p>146,771</text:p>
          </table:table-cell>
          <table:table-cell table:formula="of:=LN([.$R353]/1738.539)/0.00189" office:value-type="float" office:value="2346.99995862109" calcext:value-type="float">
            <text:p>234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3]+1" office:value-type="float" office:value="848" calcext:value-type="float">
            <text:p>848</text:p>
          </table:table-cell>
          <table:table-cell table:style-name="ce8" table:formula="of:=830*EXP(0.00392*([.$I354]-[.$I$7]))" office:value-type="float" office:value="3234.6166553378" calcext:value-type="float">
            <text:p>3235</text:p>
          </table:table-cell>
          <table:table-cell table:style-name="ce8" table:formula="of:=LN([.$J354]/116.455)/0.00392" office:value-type="float" office:value="848.000196045733" calcext:value-type="float">
            <text:p>848</text:p>
          </table:table-cell>
          <table:table-cell/>
          <table:table-cell table:formula="of:=[.M353]+1" office:value-type="float" office:value="1348" calcext:value-type="float">
            <text:p>1348</text:p>
          </table:table-cell>
          <table:table-cell table:formula="of:=5890*EXP(0.00256*([.$M354]-[.$M$7]))" office:value-type="float" office:value="14318.8377805616" calcext:value-type="float">
            <text:p>14,319</text:p>
          </table:table-cell>
          <table:table-cell table:formula="of:=LN([.$N354]/454.16)/0.00256" office:value-type="float" office:value="1348.00067100905" calcext:value-type="float">
            <text:p>1348</text:p>
          </table:table-cell>
          <table:table-cell/>
          <table:table-cell table:formula="of:=[.Q353]+1" office:value-type="float" office:value="2348" calcext:value-type="float">
            <text:p>2348</text:p>
          </table:table-cell>
          <table:table-cell table:formula="of:=76320*EXP(0.00189*([.$Q354]-[.$Q$7]))" office:value-type="float" office:value="147048.87685698" calcext:value-type="float">
            <text:p>147,049</text:p>
          </table:table-cell>
          <table:table-cell table:formula="of:=LN([.$R354]/1738.539)/0.00189" office:value-type="float" office:value="2347.99995862109" calcext:value-type="float">
            <text:p>234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4]+1" office:value-type="float" office:value="849" calcext:value-type="float">
            <text:p>849</text:p>
          </table:table-cell>
          <table:table-cell table:style-name="ce8" table:formula="of:=830*EXP(0.00392*([.$I355]-[.$I$7]))" office:value-type="float" office:value="3247.32123733881" calcext:value-type="float">
            <text:p>3247</text:p>
          </table:table-cell>
          <table:table-cell table:style-name="ce8" table:formula="of:=LN([.$J355]/116.455)/0.00392" office:value-type="float" office:value="849.000196045733" calcext:value-type="float">
            <text:p>849</text:p>
          </table:table-cell>
          <table:table-cell/>
          <table:table-cell table:formula="of:=[.M354]+1" office:value-type="float" office:value="1349" calcext:value-type="float">
            <text:p>1349</text:p>
          </table:table-cell>
          <table:table-cell table:formula="of:=5890*EXP(0.00256*([.$M355]-[.$M$7]))" office:value-type="float" office:value="14355.5409653115" calcext:value-type="float">
            <text:p>14,356</text:p>
          </table:table-cell>
          <table:table-cell table:formula="of:=LN([.$N355]/454.16)/0.00256" office:value-type="float" office:value="1349.00067100905" calcext:value-type="float">
            <text:p>1349</text:p>
          </table:table-cell>
          <table:table-cell/>
          <table:table-cell table:formula="of:=[.Q354]+1" office:value-type="float" office:value="2349" calcext:value-type="float">
            <text:p>2349</text:p>
          </table:table-cell>
          <table:table-cell table:formula="of:=76320*EXP(0.00189*([.$Q355]-[.$Q$7]))" office:value-type="float" office:value="147327.062036426" calcext:value-type="float">
            <text:p>147,327</text:p>
          </table:table-cell>
          <table:table-cell table:formula="of:=LN([.$R355]/1738.539)/0.00189" office:value-type="float" office:value="2348.99995862109" calcext:value-type="float">
            <text:p>234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5]+1" office:value-type="float" office:value="850" calcext:value-type="float">
            <text:p>850</text:p>
          </table:table-cell>
          <table:table-cell table:style-name="ce8" table:formula="of:=830*EXP(0.00392*([.$I356]-[.$I$7]))" office:value-type="float" office:value="3260.07571904078" calcext:value-type="float">
            <text:p>3260</text:p>
          </table:table-cell>
          <table:table-cell table:style-name="ce8" table:formula="of:=LN([.$J356]/116.455)/0.00392" office:value-type="float" office:value="850.000196045733" calcext:value-type="float">
            <text:p>850</text:p>
          </table:table-cell>
          <table:table-cell/>
          <table:table-cell table:formula="of:=[.M355]+1" office:value-type="float" office:value="1350" calcext:value-type="float">
            <text:p>1350</text:p>
          </table:table-cell>
          <table:table-cell table:formula="of:=5890*EXP(0.00256*([.$M356]-[.$M$7]))" office:value-type="float" office:value="14392.338230586" calcext:value-type="float">
            <text:p>14,392</text:p>
          </table:table-cell>
          <table:table-cell table:formula="of:=LN([.$N356]/454.16)/0.00256" office:value-type="float" office:value="1350.00067100905" calcext:value-type="float">
            <text:p>1350</text:p>
          </table:table-cell>
          <table:table-cell/>
          <table:table-cell table:formula="of:=[.Q355]+1" office:value-type="float" office:value="2350" calcext:value-type="float">
            <text:p>2350</text:p>
          </table:table-cell>
          <table:table-cell table:formula="of:=76320*EXP(0.00189*([.$Q356]-[.$Q$7]))" office:value-type="float" office:value="147605.773483026" calcext:value-type="float">
            <text:p>147,606</text:p>
          </table:table-cell>
          <table:table-cell table:formula="of:=LN([.$R356]/1738.539)/0.00189" office:value-type="float" office:value="2349.99995862109" calcext:value-type="float">
            <text:p>234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6]+1" office:value-type="float" office:value="851" calcext:value-type="float">
            <text:p>851</text:p>
          </table:table-cell>
          <table:table-cell table:style-name="ce8" table:formula="of:=830*EXP(0.00392*([.$I357]-[.$I$7]))" office:value-type="float" office:value="3272.88029643443" calcext:value-type="float">
            <text:p>3273</text:p>
          </table:table-cell>
          <table:table-cell table:style-name="ce8" table:formula="of:=LN([.$J357]/116.455)/0.00392" office:value-type="float" office:value="851.000196045733" calcext:value-type="float">
            <text:p>851</text:p>
          </table:table-cell>
          <table:table-cell/>
          <table:table-cell table:formula="of:=[.M356]+1" office:value-type="float" office:value="1351" calcext:value-type="float">
            <text:p>1351</text:p>
          </table:table-cell>
          <table:table-cell table:formula="of:=5890*EXP(0.00256*([.$M357]-[.$M$7]))" office:value-type="float" office:value="14429.2298175399" calcext:value-type="float">
            <text:p>14,429</text:p>
          </table:table-cell>
          <table:table-cell table:formula="of:=LN([.$N357]/454.16)/0.00256" office:value-type="float" office:value="1351.00067100905" calcext:value-type="float">
            <text:p>1351</text:p>
          </table:table-cell>
          <table:table-cell/>
          <table:table-cell table:formula="of:=[.Q356]+1" office:value-type="float" office:value="2351" calcext:value-type="float">
            <text:p>2351</text:p>
          </table:table-cell>
          <table:table-cell table:formula="of:=76320*EXP(0.00189*([.$Q357]-[.$Q$7]))" office:value-type="float" office:value="147885.012192367" calcext:value-type="float">
            <text:p>147,885</text:p>
          </table:table-cell>
          <table:table-cell table:formula="of:=LN([.$R357]/1738.539)/0.00189" office:value-type="float" office:value="2350.99995862109" calcext:value-type="float">
            <text:p>235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7]+1" office:value-type="float" office:value="852" calcext:value-type="float">
            <text:p>852</text:p>
          </table:table-cell>
          <table:table-cell table:style-name="ce8" table:formula="of:=830*EXP(0.00392*([.$I358]-[.$I$7]))" office:value-type="float" office:value="3285.73516628026" calcext:value-type="float">
            <text:p>3286</text:p>
          </table:table-cell>
          <table:table-cell table:style-name="ce8" table:formula="of:=LN([.$J358]/116.455)/0.00392" office:value-type="float" office:value="852.000196045733" calcext:value-type="float">
            <text:p>852</text:p>
          </table:table-cell>
          <table:table-cell/>
          <table:table-cell table:formula="of:=[.M357]+1" office:value-type="float" office:value="1352" calcext:value-type="float">
            <text:p>1352</text:p>
          </table:table-cell>
          <table:table-cell table:formula="of:=5890*EXP(0.00256*([.$M358]-[.$M$7]))" office:value-type="float" office:value="14466.215967946" calcext:value-type="float">
            <text:p>14,466</text:p>
          </table:table-cell>
          <table:table-cell table:formula="of:=LN([.$N358]/454.16)/0.00256" office:value-type="float" office:value="1352.00067100905" calcext:value-type="float">
            <text:p>1352</text:p>
          </table:table-cell>
          <table:table-cell/>
          <table:table-cell table:formula="of:=[.Q357]+1" office:value-type="float" office:value="2352" calcext:value-type="float">
            <text:p>2352</text:p>
          </table:table-cell>
          <table:table-cell table:formula="of:=76320*EXP(0.00189*([.$Q358]-[.$Q$7]))" office:value-type="float" office:value="148164.779161917" calcext:value-type="float">
            <text:p>148,165</text:p>
          </table:table-cell>
          <table:table-cell table:formula="of:=LN([.$R358]/1738.539)/0.00189" office:value-type="float" office:value="2351.99995862109" calcext:value-type="float">
            <text:p>235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8]+1" office:value-type="float" office:value="853" calcext:value-type="float">
            <text:p>853</text:p>
          </table:table-cell>
          <table:table-cell table:style-name="ce8" table:formula="of:=830*EXP(0.00392*([.$I359]-[.$I$7]))" office:value-type="float" office:value="3298.64052611161" calcext:value-type="float">
            <text:p>3299</text:p>
          </table:table-cell>
          <table:table-cell table:style-name="ce8" table:formula="of:=LN([.$J359]/116.455)/0.00392" office:value-type="float" office:value="853.000196045733" calcext:value-type="float">
            <text:p>853</text:p>
          </table:table-cell>
          <table:table-cell/>
          <table:table-cell table:formula="of:=[.M358]+1" office:value-type="float" office:value="1353" calcext:value-type="float">
            <text:p>1353</text:p>
          </table:table-cell>
          <table:table-cell table:formula="of:=5890*EXP(0.00256*([.$M359]-[.$M$7]))" office:value-type="float" office:value="14503.2969241968" calcext:value-type="float">
            <text:p>14,503</text:p>
          </table:table-cell>
          <table:table-cell table:formula="of:=LN([.$N359]/454.16)/0.00256" office:value-type="float" office:value="1353.00067100905" calcext:value-type="float">
            <text:p>1353</text:p>
          </table:table-cell>
          <table:table-cell/>
          <table:table-cell table:formula="of:=[.Q358]+1" office:value-type="float" office:value="2353" calcext:value-type="float">
            <text:p>2353</text:p>
          </table:table-cell>
          <table:table-cell table:formula="of:=76320*EXP(0.00189*([.$Q359]-[.$Q$7]))" office:value-type="float" office:value="148445.075391033" calcext:value-type="float">
            <text:p>148,445</text:p>
          </table:table-cell>
          <table:table-cell table:formula="of:=LN([.$R359]/1738.539)/0.00189" office:value-type="float" office:value="2352.99995862109" calcext:value-type="float">
            <text:p>235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59]+1" office:value-type="float" office:value="854" calcext:value-type="float">
            <text:p>854</text:p>
          </table:table-cell>
          <table:table-cell table:style-name="ce8" table:formula="of:=830*EXP(0.00392*([.$I360]-[.$I$7]))" office:value-type="float" office:value="3311.59657423765" calcext:value-type="float">
            <text:p>3312</text:p>
          </table:table-cell>
          <table:table-cell table:style-name="ce8" table:formula="of:=LN([.$J360]/116.455)/0.00392" office:value-type="float" office:value="854.000196045733" calcext:value-type="float">
            <text:p>854</text:p>
          </table:table-cell>
          <table:table-cell/>
          <table:table-cell table:formula="of:=[.M359]+1" office:value-type="float" office:value="1354" calcext:value-type="float">
            <text:p>1354</text:p>
          </table:table-cell>
          <table:table-cell table:formula="of:=5890*EXP(0.00256*([.$M360]-[.$M$7]))" office:value-type="float" office:value="14540.4729293062" calcext:value-type="float">
            <text:p>14,540</text:p>
          </table:table-cell>
          <table:table-cell table:formula="of:=LN([.$N360]/454.16)/0.00256" office:value-type="float" office:value="1354.00067100905" calcext:value-type="float">
            <text:p>1354</text:p>
          </table:table-cell>
          <table:table-cell/>
          <table:table-cell table:formula="of:=[.Q359]+1" office:value-type="float" office:value="2354" calcext:value-type="float">
            <text:p>2354</text:p>
          </table:table-cell>
          <table:table-cell table:formula="of:=76320*EXP(0.00189*([.$Q360]-[.$Q$7]))" office:value-type="float" office:value="148725.90188096" calcext:value-type="float">
            <text:p>148,726</text:p>
          </table:table-cell>
          <table:table-cell table:formula="of:=LN([.$R360]/1738.539)/0.00189" office:value-type="float" office:value="2353.99995862109" calcext:value-type="float">
            <text:p>235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0]+1" office:value-type="float" office:value="855" calcext:value-type="float">
            <text:p>855</text:p>
          </table:table-cell>
          <table:table-cell table:style-name="ce8" table:formula="of:=830*EXP(0.00392*([.$I361]-[.$I$7]))" office:value-type="float" office:value="3324.60350974645" calcext:value-type="float">
            <text:p>3325</text:p>
          </table:table-cell>
          <table:table-cell table:style-name="ce8" table:formula="of:=LN([.$J361]/116.455)/0.00392" office:value-type="float" office:value="855.000196045733" calcext:value-type="float">
            <text:p>855</text:p>
          </table:table-cell>
          <table:table-cell/>
          <table:table-cell table:formula="of:=[.M360]+1" office:value-type="float" office:value="1355" calcext:value-type="float">
            <text:p>1355</text:p>
          </table:table-cell>
          <table:table-cell table:formula="of:=5890*EXP(0.00256*([.$M361]-[.$M$7]))" office:value-type="float" office:value="14577.7442269111" calcext:value-type="float">
            <text:p>14,578</text:p>
          </table:table-cell>
          <table:table-cell table:formula="of:=LN([.$N361]/454.16)/0.00256" office:value-type="float" office:value="1355.00067100905" calcext:value-type="float">
            <text:p>1355</text:p>
          </table:table-cell>
          <table:table-cell/>
          <table:table-cell table:formula="of:=[.Q360]+1" office:value-type="float" office:value="2355" calcext:value-type="float">
            <text:p>2355</text:p>
          </table:table-cell>
          <table:table-cell table:formula="of:=76320*EXP(0.00189*([.$Q361]-[.$Q$7]))" office:value-type="float" office:value="149007.259634839" calcext:value-type="float">
            <text:p>149,007</text:p>
          </table:table-cell>
          <table:table-cell table:formula="of:=LN([.$R361]/1738.539)/0.00189" office:value-type="float" office:value="2354.99995862109" calcext:value-type="float">
            <text:p>235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1]+1" office:value-type="float" office:value="856" calcext:value-type="float">
            <text:p>856</text:p>
          </table:table-cell>
          <table:table-cell table:style-name="ce8" table:formula="of:=830*EXP(0.00392*([.$I362]-[.$I$7]))" office:value-type="float" office:value="3337.66153250804" calcext:value-type="float">
            <text:p>3338</text:p>
          </table:table-cell>
          <table:table-cell table:style-name="ce8" table:formula="of:=LN([.$J362]/116.455)/0.00392" office:value-type="float" office:value="856.000196045733" calcext:value-type="float">
            <text:p>856</text:p>
          </table:table-cell>
          <table:table-cell/>
          <table:table-cell table:formula="of:=[.M361]+1" office:value-type="float" office:value="1356" calcext:value-type="float">
            <text:p>1356</text:p>
          </table:table-cell>
          <table:table-cell table:formula="of:=5890*EXP(0.00256*([.$M362]-[.$M$7]))" office:value-type="float" office:value="14615.1110612727" calcext:value-type="float">
            <text:p>14,615</text:p>
          </table:table-cell>
          <table:table-cell table:formula="of:=LN([.$N362]/454.16)/0.00256" office:value-type="float" office:value="1356.00067100905" calcext:value-type="float">
            <text:p>1356</text:p>
          </table:table-cell>
          <table:table-cell/>
          <table:table-cell table:formula="of:=[.Q361]+1" office:value-type="float" office:value="2356" calcext:value-type="float">
            <text:p>2356</text:p>
          </table:table-cell>
          <table:table-cell table:formula="of:=76320*EXP(0.00189*([.$Q362]-[.$Q$7]))" office:value-type="float" office:value="149289.149657709" calcext:value-type="float">
            <text:p>149,289</text:p>
          </table:table-cell>
          <table:table-cell table:formula="of:=LN([.$R362]/1738.539)/0.00189" office:value-type="float" office:value="2355.99995862109" calcext:value-type="float">
            <text:p>235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2]+1" office:value-type="float" office:value="857" calcext:value-type="float">
            <text:p>857</text:p>
          </table:table-cell>
          <table:table-cell table:style-name="ce8" table:formula="of:=830*EXP(0.00392*([.$I363]-[.$I$7]))" office:value-type="float" office:value="3350.77084317748" calcext:value-type="float">
            <text:p>3351</text:p>
          </table:table-cell>
          <table:table-cell table:style-name="ce8" table:formula="of:=LN([.$J363]/116.455)/0.00392" office:value-type="float" office:value="857.000196045733" calcext:value-type="float">
            <text:p>857</text:p>
          </table:table-cell>
          <table:table-cell/>
          <table:table-cell table:formula="of:=[.M362]+1" office:value-type="float" office:value="1357" calcext:value-type="float">
            <text:p>1357</text:p>
          </table:table-cell>
          <table:table-cell table:formula="of:=5890*EXP(0.00256*([.$M363]-[.$M$7]))" office:value-type="float" office:value="14652.5736772784" calcext:value-type="float">
            <text:p>14,653</text:p>
          </table:table-cell>
          <table:table-cell table:formula="of:=LN([.$N363]/454.16)/0.00256" office:value-type="float" office:value="1357.00067100905" calcext:value-type="float">
            <text:p>1357</text:p>
          </table:table-cell>
          <table:table-cell/>
          <table:table-cell table:formula="of:=[.Q362]+1" office:value-type="float" office:value="2357" calcext:value-type="float">
            <text:p>2357</text:p>
          </table:table-cell>
          <table:table-cell table:formula="of:=76320*EXP(0.00189*([.$Q363]-[.$Q$7]))" office:value-type="float" office:value="149571.572956509" calcext:value-type="float">
            <text:p>149,572</text:p>
          </table:table-cell>
          <table:table-cell table:formula="of:=LN([.$R363]/1738.539)/0.00189" office:value-type="float" office:value="2356.99995862109" calcext:value-type="float">
            <text:p>235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3]+1" office:value-type="float" office:value="858" calcext:value-type="float">
            <text:p>858</text:p>
          </table:table-cell>
          <table:table-cell table:style-name="ce8" table:formula="of:=830*EXP(0.00392*([.$I364]-[.$I$7]))" office:value-type="float" office:value="3363.93164319793" calcext:value-type="float">
            <text:p>3364</text:p>
          </table:table-cell>
          <table:table-cell table:style-name="ce8" table:formula="of:=LN([.$J364]/116.455)/0.00392" office:value-type="float" office:value="858.000196045733" calcext:value-type="float">
            <text:p>858</text:p>
          </table:table-cell>
          <table:table-cell/>
          <table:table-cell table:formula="of:=[.M363]+1" office:value-type="float" office:value="1358" calcext:value-type="float">
            <text:p>1358</text:p>
          </table:table-cell>
          <table:table-cell table:formula="of:=5890*EXP(0.00256*([.$M364]-[.$M$7]))" office:value-type="float" office:value="14690.1323204435" calcext:value-type="float">
            <text:p>14,690</text:p>
          </table:table-cell>
          <table:table-cell table:formula="of:=LN([.$N364]/454.16)/0.00256" office:value-type="float" office:value="1358.00067100905" calcext:value-type="float">
            <text:p>1358</text:p>
          </table:table-cell>
          <table:table-cell/>
          <table:table-cell table:formula="of:=[.Q363]+1" office:value-type="float" office:value="2358" calcext:value-type="float">
            <text:p>2358</text:p>
          </table:table-cell>
          <table:table-cell table:formula="of:=76320*EXP(0.00189*([.$Q364]-[.$Q$7]))" office:value-type="float" office:value="149854.530540084" calcext:value-type="float">
            <text:p>149,855</text:p>
          </table:table-cell>
          <table:table-cell table:formula="of:=LN([.$R364]/1738.539)/0.00189" office:value-type="float" office:value="2357.99995862109" calcext:value-type="float">
            <text:p>235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4]+1" office:value-type="float" office:value="859" calcext:value-type="float">
            <text:p>859</text:p>
          </table:table-cell>
          <table:table-cell table:style-name="ce8" table:formula="of:=830*EXP(0.00392*([.$I365]-[.$I$7]))" office:value-type="float" office:value="3377.14413480378" calcext:value-type="float">
            <text:p>3377</text:p>
          </table:table-cell>
          <table:table-cell table:style-name="ce8" table:formula="of:=LN([.$J365]/116.455)/0.00392" office:value-type="float" office:value="859.000196045733" calcext:value-type="float">
            <text:p>859</text:p>
          </table:table-cell>
          <table:table-cell/>
          <table:table-cell table:formula="of:=[.M364]+1" office:value-type="float" office:value="1359" calcext:value-type="float">
            <text:p>1359</text:p>
          </table:table-cell>
          <table:table-cell table:formula="of:=5890*EXP(0.00256*([.$M365]-[.$M$7]))" office:value-type="float" office:value="14727.7872369123" calcext:value-type="float">
            <text:p>14,728</text:p>
          </table:table-cell>
          <table:table-cell table:formula="of:=LN([.$N365]/454.16)/0.00256" office:value-type="float" office:value="1359.00067100905" calcext:value-type="float">
            <text:p>1359</text:p>
          </table:table-cell>
          <table:table-cell/>
          <table:table-cell table:formula="of:=[.Q364]+1" office:value-type="float" office:value="2359" calcext:value-type="float">
            <text:p>2359</text:p>
          </table:table-cell>
          <table:table-cell table:formula="of:=76320*EXP(0.00189*([.$Q365]-[.$Q$7]))" office:value-type="float" office:value="150138.023419186" calcext:value-type="float">
            <text:p>150,138</text:p>
          </table:table-cell>
          <table:table-cell table:formula="of:=LN([.$R365]/1738.539)/0.00189" office:value-type="float" office:value="2358.99995862109" calcext:value-type="float">
            <text:p>235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5]+1" office:value-type="float" office:value="860" calcext:value-type="float">
            <text:p>860</text:p>
          </table:table-cell>
          <table:table-cell table:style-name="ce8" table:formula="of:=830*EXP(0.00392*([.$I366]-[.$I$7]))" office:value-type="float" office:value="3390.40852102372" calcext:value-type="float">
            <text:p>3390</text:p>
          </table:table-cell>
          <table:table-cell table:style-name="ce8" table:formula="of:=LN([.$J366]/116.455)/0.00392" office:value-type="float" office:value="860.000196045733" calcext:value-type="float">
            <text:p>860</text:p>
          </table:table-cell>
          <table:table-cell/>
          <table:table-cell table:formula="of:=[.M365]+1" office:value-type="float" office:value="1360" calcext:value-type="float">
            <text:p>1360</text:p>
          </table:table-cell>
          <table:table-cell table:formula="of:=5890*EXP(0.00256*([.$M366]-[.$M$7]))" office:value-type="float" office:value="14765.5386734603" calcext:value-type="float">
            <text:p>14,766</text:p>
          </table:table-cell>
          <table:table-cell table:formula="of:=LN([.$N366]/454.16)/0.00256" office:value-type="float" office:value="1360.00067100905" calcext:value-type="float">
            <text:p>1360</text:p>
          </table:table-cell>
          <table:table-cell/>
          <table:table-cell table:formula="of:=[.Q365]+1" office:value-type="float" office:value="2360" calcext:value-type="float">
            <text:p>2360</text:p>
          </table:table-cell>
          <table:table-cell table:formula="of:=76320*EXP(0.00189*([.$Q366]-[.$Q$7]))" office:value-type="float" office:value="150422.052606482" calcext:value-type="float">
            <text:p>150,422</text:p>
          </table:table-cell>
          <table:table-cell table:formula="of:=LN([.$R366]/1738.539)/0.00189" office:value-type="float" office:value="2359.99995862109" calcext:value-type="float">
            <text:p>235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6]+1" office:value-type="float" office:value="861" calcext:value-type="float">
            <text:p>861</text:p>
          </table:table-cell>
          <table:table-cell table:style-name="ce8" table:formula="of:=830*EXP(0.00392*([.$I367]-[.$I$7]))" office:value-type="float" office:value="3403.72500568387" calcext:value-type="float">
            <text:p>3404</text:p>
          </table:table-cell>
          <table:table-cell table:style-name="ce8" table:formula="of:=LN([.$J367]/116.455)/0.00392" office:value-type="float" office:value="861.000196045733" calcext:value-type="float">
            <text:p>861</text:p>
          </table:table-cell>
          <table:table-cell/>
          <table:table-cell table:formula="of:=[.M366]+1" office:value-type="float" office:value="1361" calcext:value-type="float">
            <text:p>1361</text:p>
          </table:table-cell>
          <table:table-cell table:formula="of:=5890*EXP(0.00256*([.$M367]-[.$M$7]))" office:value-type="float" office:value="14803.3868774953" calcext:value-type="float">
            <text:p>14,803</text:p>
          </table:table-cell>
          <table:table-cell table:formula="of:=LN([.$N367]/454.16)/0.00256" office:value-type="float" office:value="1361.00067100905" calcext:value-type="float">
            <text:p>1361</text:p>
          </table:table-cell>
          <table:table-cell/>
          <table:table-cell table:formula="of:=[.Q366]+1" office:value-type="float" office:value="2361" calcext:value-type="float">
            <text:p>2361</text:p>
          </table:table-cell>
          <table:table-cell table:formula="of:=76320*EXP(0.00189*([.$Q367]-[.$Q$7]))" office:value-type="float" office:value="150706.619116552" calcext:value-type="float">
            <text:p>150,707</text:p>
          </table:table-cell>
          <table:table-cell table:formula="of:=LN([.$R367]/1738.539)/0.00189" office:value-type="float" office:value="2360.99995862109" calcext:value-type="float">
            <text:p>236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7]+1" office:value-type="float" office:value="862" calcext:value-type="float">
            <text:p>862</text:p>
          </table:table-cell>
          <table:table-cell table:style-name="ce8" table:formula="of:=830*EXP(0.00392*([.$I368]-[.$I$7]))" office:value-type="float" office:value="3417.09379341092" calcext:value-type="float">
            <text:p>3417</text:p>
          </table:table-cell>
          <table:table-cell table:style-name="ce8" table:formula="of:=LN([.$J368]/116.455)/0.00392" office:value-type="float" office:value="862.000196045733" calcext:value-type="float">
            <text:p>862</text:p>
          </table:table-cell>
          <table:table-cell/>
          <table:table-cell table:formula="of:=[.M367]+1" office:value-type="float" office:value="1362" calcext:value-type="float">
            <text:p>1362</text:p>
          </table:table-cell>
          <table:table-cell table:formula="of:=5890*EXP(0.00256*([.$M368]-[.$M$7]))" office:value-type="float" office:value="14841.3320970596" calcext:value-type="float">
            <text:p>14,841</text:p>
          </table:table-cell>
          <table:table-cell table:formula="of:=LN([.$N368]/454.16)/0.00256" office:value-type="float" office:value="1362.00067100905" calcext:value-type="float">
            <text:p>1362</text:p>
          </table:table-cell>
          <table:table-cell/>
          <table:table-cell table:formula="of:=[.Q367]+1" office:value-type="float" office:value="2362" calcext:value-type="float">
            <text:p>2362</text:p>
          </table:table-cell>
          <table:table-cell table:formula="of:=76320*EXP(0.00189*([.$Q368]-[.$Q$7]))" office:value-type="float" office:value="150991.723965897" calcext:value-type="float">
            <text:p>150,992</text:p>
          </table:table-cell>
          <table:table-cell table:formula="of:=LN([.$R368]/1738.539)/0.00189" office:value-type="float" office:value="2361.99995862109" calcext:value-type="float">
            <text:p>236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8]+1" office:value-type="float" office:value="863" calcext:value-type="float">
            <text:p>863</text:p>
          </table:table-cell>
          <table:table-cell table:style-name="ce8" table:formula="of:=830*EXP(0.00392*([.$I369]-[.$I$7]))" office:value-type="float" office:value="3430.51508963528" calcext:value-type="float">
            <text:p>3431</text:p>
          </table:table-cell>
          <table:table-cell table:style-name="ce8" table:formula="of:=LN([.$J369]/116.455)/0.00392" office:value-type="float" office:value="863.000196045733" calcext:value-type="float">
            <text:p>863</text:p>
          </table:table-cell>
          <table:table-cell/>
          <table:table-cell table:formula="of:=[.M368]+1" office:value-type="float" office:value="1363" calcext:value-type="float">
            <text:p>1363</text:p>
          </table:table-cell>
          <table:table-cell table:formula="of:=5890*EXP(0.00256*([.$M369]-[.$M$7]))" office:value-type="float" office:value="14879.374580831" calcext:value-type="float">
            <text:p>14,879</text:p>
          </table:table-cell>
          <table:table-cell table:formula="of:=LN([.$N369]/454.16)/0.00256" office:value-type="float" office:value="1363.00067100905" calcext:value-type="float">
            <text:p>1363</text:p>
          </table:table-cell>
          <table:table-cell/>
          <table:table-cell table:formula="of:=[.Q368]+1" office:value-type="float" office:value="2363" calcext:value-type="float">
            <text:p>2363</text:p>
          </table:table-cell>
          <table:table-cell table:formula="of:=76320*EXP(0.00189*([.$Q369]-[.$Q$7]))" office:value-type="float" office:value="151277.368172939" calcext:value-type="float">
            <text:p>151,277</text:p>
          </table:table-cell>
          <table:table-cell table:formula="of:=LN([.$R369]/1738.539)/0.00189" office:value-type="float" office:value="2362.99995862109" calcext:value-type="float">
            <text:p>236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69]+1" office:value-type="float" office:value="864" calcext:value-type="float">
            <text:p>864</text:p>
          </table:table-cell>
          <table:table-cell table:style-name="ce8" table:formula="of:=830*EXP(0.00392*([.$I370]-[.$I$7]))" office:value-type="float" office:value="3443.98910059422" calcext:value-type="float">
            <text:p>3444</text:p>
          </table:table-cell>
          <table:table-cell table:style-name="ce8" table:formula="of:=LN([.$J370]/116.455)/0.00392" office:value-type="float" office:value="864.000196045733" calcext:value-type="float">
            <text:p>864</text:p>
          </table:table-cell>
          <table:table-cell/>
          <table:table-cell table:formula="of:=[.M369]+1" office:value-type="float" office:value="1364" calcext:value-type="float">
            <text:p>1364</text:p>
          </table:table-cell>
          <table:table-cell table:formula="of:=5890*EXP(0.00256*([.$M370]-[.$M$7]))" office:value-type="float" office:value="14917.514578125" calcext:value-type="float">
            <text:p>14,918</text:p>
          </table:table-cell>
          <table:table-cell table:formula="of:=LN([.$N370]/454.16)/0.00256" office:value-type="float" office:value="1364.00067100905" calcext:value-type="float">
            <text:p>1364</text:p>
          </table:table-cell>
          <table:table-cell/>
          <table:table-cell table:formula="of:=[.Q369]+1" office:value-type="float" office:value="2364" calcext:value-type="float">
            <text:p>2364</text:p>
          </table:table-cell>
          <table:table-cell table:formula="of:=76320*EXP(0.00189*([.$Q370]-[.$Q$7]))" office:value-type="float" office:value="151563.552758028" calcext:value-type="float">
            <text:p>151,564</text:p>
          </table:table-cell>
          <table:table-cell table:formula="of:=LN([.$R370]/1738.539)/0.00189" office:value-type="float" office:value="2363.99995862109" calcext:value-type="float">
            <text:p>236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0]+1" office:value-type="float" office:value="865" calcext:value-type="float">
            <text:p>865</text:p>
          </table:table-cell>
          <table:table-cell table:style-name="ce8" table:formula="of:=830*EXP(0.00392*([.$I371]-[.$I$7]))" office:value-type="float" office:value="3457.51603333503" calcext:value-type="float">
            <text:p>3458</text:p>
          </table:table-cell>
          <table:table-cell table:style-name="ce8" table:formula="of:=LN([.$J371]/116.455)/0.00392" office:value-type="float" office:value="865.000196045733" calcext:value-type="float">
            <text:p>865</text:p>
          </table:table-cell>
          <table:table-cell/>
          <table:table-cell table:formula="of:=[.M370]+1" office:value-type="float" office:value="1365" calcext:value-type="float">
            <text:p>1365</text:p>
          </table:table-cell>
          <table:table-cell table:formula="of:=5890*EXP(0.00256*([.$M371]-[.$M$7]))" office:value-type="float" office:value="14955.7523388959" calcext:value-type="float">
            <text:p>14,956</text:p>
          </table:table-cell>
          <table:table-cell table:formula="of:=LN([.$N371]/454.16)/0.00256" office:value-type="float" office:value="1365.00067100905" calcext:value-type="float">
            <text:p>1365</text:p>
          </table:table-cell>
          <table:table-cell/>
          <table:table-cell table:formula="of:=[.Q370]+1" office:value-type="float" office:value="2365" calcext:value-type="float">
            <text:p>2365</text:p>
          </table:table-cell>
          <table:table-cell table:formula="of:=76320*EXP(0.00189*([.$Q371]-[.$Q$7]))" office:value-type="float" office:value="151850.278743446" calcext:value-type="float">
            <text:p>151,850</text:p>
          </table:table-cell>
          <table:table-cell table:formula="of:=LN([.$R371]/1738.539)/0.00189" office:value-type="float" office:value="2364.99995862109" calcext:value-type="float">
            <text:p>236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1]+1" office:value-type="float" office:value="866" calcext:value-type="float">
            <text:p>866</text:p>
          </table:table-cell>
          <table:table-cell table:style-name="ce8" table:formula="of:=830*EXP(0.00392*([.$I372]-[.$I$7]))" office:value-type="float" office:value="3471.09609571826" calcext:value-type="float">
            <text:p>3471</text:p>
          </table:table-cell>
          <table:table-cell table:style-name="ce8" table:formula="of:=LN([.$J372]/116.455)/0.00392" office:value-type="float" office:value="866.000196045733" calcext:value-type="float">
            <text:p>866</text:p>
          </table:table-cell>
          <table:table-cell/>
          <table:table-cell table:formula="of:=[.M371]+1" office:value-type="float" office:value="1366" calcext:value-type="float">
            <text:p>1366</text:p>
          </table:table-cell>
          <table:table-cell table:formula="of:=5890*EXP(0.00256*([.$M372]-[.$M$7]))" office:value-type="float" office:value="14994.0881137388" calcext:value-type="float">
            <text:p>14,994</text:p>
          </table:table-cell>
          <table:table-cell table:formula="of:=LN([.$N372]/454.16)/0.00256" office:value-type="float" office:value="1366.00067100905" calcext:value-type="float">
            <text:p>1366</text:p>
          </table:table-cell>
          <table:table-cell/>
          <table:table-cell table:formula="of:=[.Q371]+1" office:value-type="float" office:value="2366" calcext:value-type="float">
            <text:p>2366</text:p>
          </table:table-cell>
          <table:table-cell table:formula="of:=76320*EXP(0.00189*([.$Q372]-[.$Q$7]))" office:value-type="float" office:value="152137.547153406" calcext:value-type="float">
            <text:p>152,138</text:p>
          </table:table-cell>
          <table:table-cell table:formula="of:=LN([.$R372]/1738.539)/0.00189" office:value-type="float" office:value="2365.99995862109" calcext:value-type="float">
            <text:p>236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2]+1" office:value-type="float" office:value="867" calcext:value-type="float">
            <text:p>867</text:p>
          </table:table-cell>
          <table:table-cell table:style-name="ce8" table:formula="of:=830*EXP(0.00392*([.$I373]-[.$I$7]))" office:value-type="float" office:value="3484.72949642083" calcext:value-type="float">
            <text:p>3485</text:p>
          </table:table-cell>
          <table:table-cell table:style-name="ce8" table:formula="of:=LN([.$J373]/116.455)/0.00392" office:value-type="float" office:value="867.000196045733" calcext:value-type="float">
            <text:p>867</text:p>
          </table:table-cell>
          <table:table-cell/>
          <table:table-cell table:formula="of:=[.M372]+1" office:value-type="float" office:value="1367" calcext:value-type="float">
            <text:p>1367</text:p>
          </table:table-cell>
          <table:table-cell table:formula="of:=5890*EXP(0.00256*([.$M373]-[.$M$7]))" office:value-type="float" office:value="15032.5221538912" calcext:value-type="float">
            <text:p>15,033</text:p>
          </table:table-cell>
          <table:table-cell table:formula="of:=LN([.$N373]/454.16)/0.00256" office:value-type="float" office:value="1367.00067100905" calcext:value-type="float">
            <text:p>1367</text:p>
          </table:table-cell>
          <table:table-cell/>
          <table:table-cell table:formula="of:=[.Q372]+1" office:value-type="float" office:value="2367" calcext:value-type="float">
            <text:p>2367</text:p>
          </table:table-cell>
          <table:table-cell table:formula="of:=76320*EXP(0.00189*([.$Q373]-[.$Q$7]))" office:value-type="float" office:value="152425.35901406" calcext:value-type="float">
            <text:p>152,425</text:p>
          </table:table-cell>
          <table:table-cell table:formula="of:=LN([.$R373]/1738.539)/0.00189" office:value-type="float" office:value="2366.99995862109" calcext:value-type="float">
            <text:p>236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3]+1" office:value-type="float" office:value="868" calcext:value-type="float">
            <text:p>868</text:p>
          </table:table-cell>
          <table:table-cell table:style-name="ce8" table:formula="of:=830*EXP(0.00392*([.$I374]-[.$I$7]))" office:value-type="float" office:value="3498.41644493931" calcext:value-type="float">
            <text:p>3498</text:p>
          </table:table-cell>
          <table:table-cell table:style-name="ce8" table:formula="of:=LN([.$J374]/116.455)/0.00392" office:value-type="float" office:value="868.000196045733" calcext:value-type="float">
            <text:p>868</text:p>
          </table:table-cell>
          <table:table-cell/>
          <table:table-cell table:formula="of:=[.M373]+1" office:value-type="float" office:value="1368" calcext:value-type="float">
            <text:p>1368</text:p>
          </table:table-cell>
          <table:table-cell table:formula="of:=5890*EXP(0.00256*([.$M374]-[.$M$7]))" office:value-type="float" office:value="15071.0547112347" calcext:value-type="float">
            <text:p>15,071</text:p>
          </table:table-cell>
          <table:table-cell table:formula="of:=LN([.$N374]/454.16)/0.00256" office:value-type="float" office:value="1368.00067100905" calcext:value-type="float">
            <text:p>1368</text:p>
          </table:table-cell>
          <table:table-cell/>
          <table:table-cell table:formula="of:=[.Q373]+1" office:value-type="float" office:value="2368" calcext:value-type="float">
            <text:p>2368</text:p>
          </table:table-cell>
          <table:table-cell table:formula="of:=76320*EXP(0.00189*([.$Q374]-[.$Q$7]))" office:value-type="float" office:value="152713.715353501" calcext:value-type="float">
            <text:p>152,714</text:p>
          </table:table-cell>
          <table:table-cell table:formula="of:=LN([.$R374]/1738.539)/0.00189" office:value-type="float" office:value="2367.99995862109" calcext:value-type="float">
            <text:p>236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4]+1" office:value-type="float" office:value="869" calcext:value-type="float">
            <text:p>869</text:p>
          </table:table-cell>
          <table:table-cell table:style-name="ce8" table:formula="of:=830*EXP(0.00392*([.$I375]-[.$I$7]))" office:value-type="float" office:value="3512.15715159308" calcext:value-type="float">
            <text:p>3512</text:p>
          </table:table-cell>
          <table:table-cell table:style-name="ce8" table:formula="of:=LN([.$J375]/116.455)/0.00392" office:value-type="float" office:value="869.000196045733" calcext:value-type="float">
            <text:p>869</text:p>
          </table:table-cell>
          <table:table-cell/>
          <table:table-cell table:formula="of:=[.M374]+1" office:value-type="float" office:value="1369" calcext:value-type="float">
            <text:p>1369</text:p>
          </table:table-cell>
          <table:table-cell table:formula="of:=5890*EXP(0.00256*([.$M375]-[.$M$7]))" office:value-type="float" office:value="15109.6860382962" calcext:value-type="float">
            <text:p>15,110</text:p>
          </table:table-cell>
          <table:table-cell table:formula="of:=LN([.$N375]/454.16)/0.00256" office:value-type="float" office:value="1369.00067100905" calcext:value-type="float">
            <text:p>1369</text:p>
          </table:table-cell>
          <table:table-cell/>
          <table:table-cell table:formula="of:=[.Q374]+1" office:value-type="float" office:value="2369" calcext:value-type="float">
            <text:p>2369</text:p>
          </table:table-cell>
          <table:table-cell table:formula="of:=76320*EXP(0.00189*([.$Q375]-[.$Q$7]))" office:value-type="float" office:value="153002.617201767" calcext:value-type="float">
            <text:p>153,003</text:p>
          </table:table-cell>
          <table:table-cell table:formula="of:=LN([.$R375]/1738.539)/0.00189" office:value-type="float" office:value="2368.99995862109" calcext:value-type="float">
            <text:p>236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5]+1" office:value-type="float" office:value="870" calcext:value-type="float">
            <text:p>870</text:p>
          </table:table-cell>
          <table:table-cell table:style-name="ce8" table:formula="of:=830*EXP(0.00392*([.$I376]-[.$I$7]))" office:value-type="float" office:value="3525.95182752762" calcext:value-type="float">
            <text:p>3526</text:p>
          </table:table-cell>
          <table:table-cell table:style-name="ce8" table:formula="of:=LN([.$J376]/116.455)/0.00392" office:value-type="float" office:value="870.000196045733" calcext:value-type="float">
            <text:p>870</text:p>
          </table:table-cell>
          <table:table-cell/>
          <table:table-cell table:formula="of:=[.M375]+1" office:value-type="float" office:value="1370" calcext:value-type="float">
            <text:p>1370</text:p>
          </table:table-cell>
          <table:table-cell table:formula="of:=5890*EXP(0.00256*([.$M376]-[.$M$7]))" office:value-type="float" office:value="15148.4163882503" calcext:value-type="float">
            <text:p>15,148</text:p>
          </table:table-cell>
          <table:table-cell table:formula="of:=LN([.$N376]/454.16)/0.00256" office:value-type="float" office:value="1370.00067100905" calcext:value-type="float">
            <text:p>1370</text:p>
          </table:table-cell>
          <table:table-cell/>
          <table:table-cell table:formula="of:=[.Q375]+1" office:value-type="float" office:value="2370" calcext:value-type="float">
            <text:p>2370</text:p>
          </table:table-cell>
          <table:table-cell table:formula="of:=76320*EXP(0.00189*([.$Q376]-[.$Q$7]))" office:value-type="float" office:value="153292.065590844" calcext:value-type="float">
            <text:p>153,292</text:p>
          </table:table-cell>
          <table:table-cell table:formula="of:=LN([.$R376]/1738.539)/0.00189" office:value-type="float" office:value="2369.99995862109" calcext:value-type="float">
            <text:p>236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6]+1" office:value-type="float" office:value="871" calcext:value-type="float">
            <text:p>871</text:p>
          </table:table-cell>
          <table:table-cell table:style-name="ce8" table:formula="of:=830*EXP(0.00392*([.$I377]-[.$I$7]))" office:value-type="float" office:value="3539.80068471771" calcext:value-type="float">
            <text:p>3540</text:p>
          </table:table-cell>
          <table:table-cell table:style-name="ce8" table:formula="of:=LN([.$J377]/116.455)/0.00392" office:value-type="float" office:value="871.000196045733" calcext:value-type="float">
            <text:p>871</text:p>
          </table:table-cell>
          <table:table-cell/>
          <table:table-cell table:formula="of:=[.M376]+1" office:value-type="float" office:value="1371" calcext:value-type="float">
            <text:p>1371</text:p>
          </table:table-cell>
          <table:table-cell table:formula="of:=5890*EXP(0.00256*([.$M377]-[.$M$7]))" office:value-type="float" office:value="15187.2460149202" calcext:value-type="float">
            <text:p>15,187</text:p>
          </table:table-cell>
          <table:table-cell table:formula="of:=LN([.$N377]/454.16)/0.00256" office:value-type="float" office:value="1371.00067100905" calcext:value-type="float">
            <text:p>1371</text:p>
          </table:table-cell>
          <table:table-cell/>
          <table:table-cell table:formula="of:=[.Q376]+1" office:value-type="float" office:value="2371" calcext:value-type="float">
            <text:p>2371</text:p>
          </table:table-cell>
          <table:table-cell table:formula="of:=76320*EXP(0.00189*([.$Q377]-[.$Q$7]))" office:value-type="float" office:value="153582.061554672" calcext:value-type="float">
            <text:p>153,582</text:p>
          </table:table-cell>
          <table:table-cell table:formula="of:=LN([.$R377]/1738.539)/0.00189" office:value-type="float" office:value="2370.99995862109" calcext:value-type="float">
            <text:p>237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7]+1" office:value-type="float" office:value="872" calcext:value-type="float">
            <text:p>872</text:p>
          </table:table-cell>
          <table:table-cell table:style-name="ce8" table:formula="of:=830*EXP(0.00392*([.$I378]-[.$I$7]))" office:value-type="float" office:value="3553.70393597068" calcext:value-type="float">
            <text:p>3554</text:p>
          </table:table-cell>
          <table:table-cell table:style-name="ce8" table:formula="of:=LN([.$J378]/116.455)/0.00392" office:value-type="float" office:value="872.000196045733" calcext:value-type="float">
            <text:p>872</text:p>
          </table:table-cell>
          <table:table-cell/>
          <table:table-cell table:formula="of:=[.M377]+1" office:value-type="float" office:value="1372" calcext:value-type="float">
            <text:p>1372</text:p>
          </table:table-cell>
          <table:table-cell table:formula="of:=5890*EXP(0.00256*([.$M378]-[.$M$7]))" office:value-type="float" office:value="15226.1751727799" calcext:value-type="float">
            <text:p>15,226</text:p>
          </table:table-cell>
          <table:table-cell table:formula="of:=LN([.$N378]/454.16)/0.00256" office:value-type="float" office:value="1372.00067100905" calcext:value-type="float">
            <text:p>1372</text:p>
          </table:table-cell>
          <table:table-cell/>
          <table:table-cell table:formula="of:=[.Q377]+1" office:value-type="float" office:value="2372" calcext:value-type="float">
            <text:p>2372</text:p>
          </table:table-cell>
          <table:table-cell table:formula="of:=76320*EXP(0.00189*([.$Q378]-[.$Q$7]))" office:value-type="float" office:value="153872.606129145" calcext:value-type="float">
            <text:p>153,873</text:p>
          </table:table-cell>
          <table:table-cell table:formula="of:=LN([.$R378]/1738.539)/0.00189" office:value-type="float" office:value="2371.99995862109" calcext:value-type="float">
            <text:p>237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8]+1" office:value-type="float" office:value="873" calcext:value-type="float">
            <text:p>873</text:p>
          </table:table-cell>
          <table:table-cell table:style-name="ce8" table:formula="of:=830*EXP(0.00392*([.$I379]-[.$I$7]))" office:value-type="float" office:value="3567.66179492975" calcext:value-type="float">
            <text:p>3568</text:p>
          </table:table-cell>
          <table:table-cell table:style-name="ce8" table:formula="of:=LN([.$J379]/116.455)/0.00392" office:value-type="float" office:value="873.000196045733" calcext:value-type="float">
            <text:p>873</text:p>
          </table:table-cell>
          <table:table-cell/>
          <table:table-cell table:formula="of:=[.M378]+1" office:value-type="float" office:value="1373" calcext:value-type="float">
            <text:p>1373</text:p>
          </table:table-cell>
          <table:table-cell table:formula="of:=5890*EXP(0.00256*([.$M379]-[.$M$7]))" office:value-type="float" office:value="15265.2041169558" calcext:value-type="float">
            <text:p>15,265</text:p>
          </table:table-cell>
          <table:table-cell table:formula="of:=LN([.$N379]/454.16)/0.00256" office:value-type="float" office:value="1373.00067100905" calcext:value-type="float">
            <text:p>1373</text:p>
          </table:table-cell>
          <table:table-cell/>
          <table:table-cell table:formula="of:=[.Q378]+1" office:value-type="float" office:value="2373" calcext:value-type="float">
            <text:p>2373</text:p>
          </table:table-cell>
          <table:table-cell table:formula="of:=76320*EXP(0.00189*([.$Q379]-[.$Q$7]))" office:value-type="float" office:value="154163.700352119" calcext:value-type="float">
            <text:p>154,164</text:p>
          </table:table-cell>
          <table:table-cell table:formula="of:=LN([.$R379]/1738.539)/0.00189" office:value-type="float" office:value="2372.99995862109" calcext:value-type="float">
            <text:p>237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79]+1" office:value-type="float" office:value="874" calcext:value-type="float">
            <text:p>874</text:p>
          </table:table-cell>
          <table:table-cell table:style-name="ce8" table:formula="of:=830*EXP(0.00392*([.$I380]-[.$I$7]))" office:value-type="float" office:value="3581.67447607722" calcext:value-type="float">
            <text:p>3582</text:p>
          </table:table-cell>
          <table:table-cell table:style-name="ce8" table:formula="of:=LN([.$J380]/116.455)/0.00392" office:value-type="float" office:value="874.000196045733" calcext:value-type="float">
            <text:p>874</text:p>
          </table:table-cell>
          <table:table-cell/>
          <table:table-cell table:formula="of:=[.M379]+1" office:value-type="float" office:value="1374" calcext:value-type="float">
            <text:p>1374</text:p>
          </table:table-cell>
          <table:table-cell table:formula="of:=5890*EXP(0.00256*([.$M380]-[.$M$7]))" office:value-type="float" office:value="15304.333103228" calcext:value-type="float">
            <text:p>15,304</text:p>
          </table:table-cell>
          <table:table-cell table:formula="of:=LN([.$N380]/454.16)/0.00256" office:value-type="float" office:value="1374.00067100905" calcext:value-type="float">
            <text:p>1374</text:p>
          </table:table-cell>
          <table:table-cell/>
          <table:table-cell table:formula="of:=[.Q379]+1" office:value-type="float" office:value="2374" calcext:value-type="float">
            <text:p>2374</text:p>
          </table:table-cell>
          <table:table-cell table:formula="of:=76320*EXP(0.00189*([.$Q380]-[.$Q$7]))" office:value-type="float" office:value="154455.34526341" calcext:value-type="float">
            <text:p>154,455</text:p>
          </table:table-cell>
          <table:table-cell table:formula="of:=LN([.$R380]/1738.539)/0.00189" office:value-type="float" office:value="2373.99995862109" calcext:value-type="float">
            <text:p>237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0]+1" office:value-type="float" office:value="875" calcext:value-type="float">
            <text:p>875</text:p>
          </table:table-cell>
          <table:table-cell table:style-name="ce8" table:formula="of:=830*EXP(0.00392*([.$I381]-[.$I$7]))" office:value-type="float" office:value="3595.74219473784" calcext:value-type="float">
            <text:p>3596</text:p>
          </table:table-cell>
          <table:table-cell table:style-name="ce8" table:formula="of:=LN([.$J381]/116.455)/0.00392" office:value-type="float" office:value="875.000196045733" calcext:value-type="float">
            <text:p>875</text:p>
          </table:table-cell>
          <table:table-cell/>
          <table:table-cell table:formula="of:=[.M380]+1" office:value-type="float" office:value="1375" calcext:value-type="float">
            <text:p>1375</text:p>
          </table:table-cell>
          <table:table-cell table:formula="of:=5890*EXP(0.00256*([.$M381]-[.$M$7]))" office:value-type="float" office:value="15343.5623880324" calcext:value-type="float">
            <text:p>15,344</text:p>
          </table:table-cell>
          <table:table-cell table:formula="of:=LN([.$N381]/454.16)/0.00256" office:value-type="float" office:value="1375.00067100905" calcext:value-type="float">
            <text:p>1375</text:p>
          </table:table-cell>
          <table:table-cell/>
          <table:table-cell table:formula="of:=[.Q380]+1" office:value-type="float" office:value="2375" calcext:value-type="float">
            <text:p>2375</text:p>
          </table:table-cell>
          <table:table-cell table:formula="of:=76320*EXP(0.00189*([.$Q381]-[.$Q$7]))" office:value-type="float" office:value="154747.541904804" calcext:value-type="float">
            <text:p>154,748</text:p>
          </table:table-cell>
          <table:table-cell table:formula="of:=LN([.$R381]/1738.539)/0.00189" office:value-type="float" office:value="2374.99995862109" calcext:value-type="float">
            <text:p>237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1]+1" office:value-type="float" office:value="876" calcext:value-type="float">
            <text:p>876</text:p>
          </table:table-cell>
          <table:table-cell table:style-name="ce8" table:formula="of:=830*EXP(0.00392*([.$I382]-[.$I$7]))" office:value-type="float" office:value="3609.86516708208" calcext:value-type="float">
            <text:p>3610</text:p>
          </table:table-cell>
          <table:table-cell table:style-name="ce8" table:formula="of:=LN([.$J382]/116.455)/0.00392" office:value-type="float" office:value="876.000196045733" calcext:value-type="float">
            <text:p>876</text:p>
          </table:table-cell>
          <table:table-cell/>
          <table:table-cell table:formula="of:=[.M381]+1" office:value-type="float" office:value="1376" calcext:value-type="float">
            <text:p>1376</text:p>
          </table:table-cell>
          <table:table-cell table:formula="of:=5890*EXP(0.00256*([.$M382]-[.$M$7]))" office:value-type="float" office:value="15382.8922284622" calcext:value-type="float">
            <text:p>15,383</text:p>
          </table:table-cell>
          <table:table-cell table:formula="of:=LN([.$N382]/454.16)/0.00256" office:value-type="float" office:value="1376.00067100905" calcext:value-type="float">
            <text:p>1376</text:p>
          </table:table-cell>
          <table:table-cell/>
          <table:table-cell table:formula="of:=[.Q381]+1" office:value-type="float" office:value="2376" calcext:value-type="float">
            <text:p>2376</text:p>
          </table:table-cell>
          <table:table-cell table:formula="of:=76320*EXP(0.00189*([.$Q382]-[.$Q$7]))" office:value-type="float" office:value="155040.291320058" calcext:value-type="float">
            <text:p>155,040</text:p>
          </table:table-cell>
          <table:table-cell table:formula="of:=LN([.$R382]/1738.539)/0.00189" office:value-type="float" office:value="2375.99995862109" calcext:value-type="float">
            <text:p>237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2]+1" office:value-type="float" office:value="877" calcext:value-type="float">
            <text:p>877</text:p>
          </table:table-cell>
          <table:table-cell table:style-name="ce8" table:formula="of:=830*EXP(0.00392*([.$I383]-[.$I$7]))" office:value-type="float" office:value="3624.04361012945" calcext:value-type="float">
            <text:p>3624</text:p>
          </table:table-cell>
          <table:table-cell table:style-name="ce8" table:formula="of:=LN([.$J383]/116.455)/0.00392" office:value-type="float" office:value="877.000196045733" calcext:value-type="float">
            <text:p>877</text:p>
          </table:table-cell>
          <table:table-cell/>
          <table:table-cell table:formula="of:=[.M382]+1" office:value-type="float" office:value="1377" calcext:value-type="float">
            <text:p>1377</text:p>
          </table:table-cell>
          <table:table-cell table:formula="of:=5890*EXP(0.00256*([.$M383]-[.$M$7]))" office:value-type="float" office:value="15422.3228822695" calcext:value-type="float">
            <text:p>15,422</text:p>
          </table:table-cell>
          <table:table-cell table:formula="of:=LN([.$N383]/454.16)/0.00256" office:value-type="float" office:value="1377.00067100905" calcext:value-type="float">
            <text:p>1377</text:p>
          </table:table-cell>
          <table:table-cell/>
          <table:table-cell table:formula="of:=[.Q382]+1" office:value-type="float" office:value="2377" calcext:value-type="float">
            <text:p>2377</text:p>
          </table:table-cell>
          <table:table-cell table:formula="of:=76320*EXP(0.00189*([.$Q383]-[.$Q$7]))" office:value-type="float" office:value="155333.594554901" calcext:value-type="float">
            <text:p>155,334</text:p>
          </table:table-cell>
          <table:table-cell table:formula="of:=LN([.$R383]/1738.539)/0.00189" office:value-type="float" office:value="2376.99995862109" calcext:value-type="float">
            <text:p>237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3]+1" office:value-type="float" office:value="878" calcext:value-type="float">
            <text:p>878</text:p>
          </table:table-cell>
          <table:table-cell table:style-name="ce8" table:formula="of:=830*EXP(0.00392*([.$I384]-[.$I$7]))" office:value-type="float" office:value="3638.27774175186" calcext:value-type="float">
            <text:p>3638</text:p>
          </table:table-cell>
          <table:table-cell table:style-name="ce8" table:formula="of:=LN([.$J384]/116.455)/0.00392" office:value-type="float" office:value="878.000196045733" calcext:value-type="float">
            <text:p>878</text:p>
          </table:table-cell>
          <table:table-cell/>
          <table:table-cell table:formula="of:=[.M383]+1" office:value-type="float" office:value="1378" calcext:value-type="float">
            <text:p>1378</text:p>
          </table:table-cell>
          <table:table-cell table:formula="of:=5890*EXP(0.00256*([.$M384]-[.$M$7]))" office:value-type="float" office:value="15461.8546078673" calcext:value-type="float">
            <text:p>15,462</text:p>
          </table:table-cell>
          <table:table-cell table:formula="of:=LN([.$N384]/454.16)/0.00256" office:value-type="float" office:value="1378.00067100905" calcext:value-type="float">
            <text:p>1378</text:p>
          </table:table-cell>
          <table:table-cell/>
          <table:table-cell table:formula="of:=[.Q383]+1" office:value-type="float" office:value="2378" calcext:value-type="float">
            <text:p>2378</text:p>
          </table:table-cell>
          <table:table-cell table:formula="of:=76320*EXP(0.00189*([.$Q384]-[.$Q$7]))" office:value-type="float" office:value="155627.452657042" calcext:value-type="float">
            <text:p>155,627</text:p>
          </table:table-cell>
          <table:table-cell table:formula="of:=LN([.$R384]/1738.539)/0.00189" office:value-type="float" office:value="2377.99995862109" calcext:value-type="float">
            <text:p>237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4]+1" office:value-type="float" office:value="879" calcext:value-type="float">
            <text:p>879</text:p>
          </table:table-cell>
          <table:table-cell table:style-name="ce8" table:formula="of:=830*EXP(0.00392*([.$I385]-[.$I$7]))" office:value-type="float" office:value="3652.56778067695" calcext:value-type="float">
            <text:p>3653</text:p>
          </table:table-cell>
          <table:table-cell table:style-name="ce8" table:formula="of:=LN([.$J385]/116.455)/0.00392" office:value-type="float" office:value="879.000196045733" calcext:value-type="float">
            <text:p>879</text:p>
          </table:table-cell>
          <table:table-cell/>
          <table:table-cell table:formula="of:=[.M384]+1" office:value-type="float" office:value="1379" calcext:value-type="float">
            <text:p>1379</text:p>
          </table:table-cell>
          <table:table-cell table:formula="of:=5890*EXP(0.00256*([.$M385]-[.$M$7]))" office:value-type="float" office:value="15501.4876643308" calcext:value-type="float">
            <text:p>15,501</text:p>
          </table:table-cell>
          <table:table-cell table:formula="of:=LN([.$N385]/454.16)/0.00256" office:value-type="float" office:value="1379.00067100905" calcext:value-type="float">
            <text:p>1379</text:p>
          </table:table-cell>
          <table:table-cell/>
          <table:table-cell table:formula="of:=[.Q384]+1" office:value-type="float" office:value="2379" calcext:value-type="float">
            <text:p>2379</text:p>
          </table:table-cell>
          <table:table-cell table:formula="of:=76320*EXP(0.00189*([.$Q385]-[.$Q$7]))" office:value-type="float" office:value="155921.866676172" calcext:value-type="float">
            <text:p>155,922</text:p>
          </table:table-cell>
          <table:table-cell table:formula="of:=LN([.$R385]/1738.539)/0.00189" office:value-type="float" office:value="2378.99995862109" calcext:value-type="float">
            <text:p>237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5]+1" office:value-type="float" office:value="880" calcext:value-type="float">
            <text:p>880</text:p>
          </table:table-cell>
          <table:table-cell table:style-name="ce8" table:formula="of:=830*EXP(0.00392*([.$I386]-[.$I$7]))" office:value-type="float" office:value="3666.91394649146" calcext:value-type="float">
            <text:p>3667</text:p>
          </table:table-cell>
          <table:table-cell table:style-name="ce8" table:formula="of:=LN([.$J386]/116.455)/0.00392" office:value-type="float" office:value="880.000196045733" calcext:value-type="float">
            <text:p>880</text:p>
          </table:table-cell>
          <table:table-cell/>
          <table:table-cell table:formula="of:=[.M385]+1" office:value-type="float" office:value="1380" calcext:value-type="float">
            <text:p>1380</text:p>
          </table:table-cell>
          <table:table-cell table:formula="of:=5890*EXP(0.00256*([.$M386]-[.$M$7]))" office:value-type="float" office:value="15541.2223113993" calcext:value-type="float">
            <text:p>15,541</text:p>
          </table:table-cell>
          <table:table-cell table:formula="of:=LN([.$N386]/454.16)/0.00256" office:value-type="float" office:value="1380.00067100905" calcext:value-type="float">
            <text:p>1380</text:p>
          </table:table-cell>
          <table:table-cell/>
          <table:table-cell table:formula="of:=[.Q385]+1" office:value-type="float" office:value="2380" calcext:value-type="float">
            <text:p>2380</text:p>
          </table:table-cell>
          <table:table-cell table:formula="of:=76320*EXP(0.00189*([.$Q386]-[.$Q$7]))" office:value-type="float" office:value="156216.837663968" calcext:value-type="float">
            <text:p>156,217</text:p>
          </table:table-cell>
          <table:table-cell table:formula="of:=LN([.$R386]/1738.539)/0.00189" office:value-type="float" office:value="2379.99995862109" calcext:value-type="float">
            <text:p>237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6]+1" office:value-type="float" office:value="881" calcext:value-type="float">
            <text:p>881</text:p>
          </table:table-cell>
          <table:table-cell table:style-name="ce8" table:formula="of:=830*EXP(0.00392*([.$I387]-[.$I$7]))" office:value-type="float" office:value="3681.3164596446" calcext:value-type="float">
            <text:p>3681</text:p>
          </table:table-cell>
          <table:table-cell table:style-name="ce8" table:formula="of:=LN([.$J387]/116.455)/0.00392" office:value-type="float" office:value="881.000196045733" calcext:value-type="float">
            <text:p>881</text:p>
          </table:table-cell>
          <table:table-cell/>
          <table:table-cell table:formula="of:=[.M386]+1" office:value-type="float" office:value="1381" calcext:value-type="float">
            <text:p>1381</text:p>
          </table:table-cell>
          <table:table-cell table:formula="of:=5890*EXP(0.00256*([.$M387]-[.$M$7]))" office:value-type="float" office:value="15581.058809478" calcext:value-type="float">
            <text:p>15,581</text:p>
          </table:table-cell>
          <table:table-cell table:formula="of:=LN([.$N387]/454.16)/0.00256" office:value-type="float" office:value="1381.00067100905" calcext:value-type="float">
            <text:p>1381</text:p>
          </table:table-cell>
          <table:table-cell/>
          <table:table-cell table:formula="of:=[.Q386]+1" office:value-type="float" office:value="2381" calcext:value-type="float">
            <text:p>2381</text:p>
          </table:table-cell>
          <table:table-cell table:formula="of:=76320*EXP(0.00189*([.$Q387]-[.$Q$7]))" office:value-type="float" office:value="156512.366674096" calcext:value-type="float">
            <text:p>156,512</text:p>
          </table:table-cell>
          <table:table-cell table:formula="of:=LN([.$R387]/1738.539)/0.00189" office:value-type="float" office:value="2380.99995862109" calcext:value-type="float">
            <text:p>238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7]+1" office:value-type="float" office:value="882" calcext:value-type="float">
            <text:p>882</text:p>
          </table:table-cell>
          <table:table-cell table:style-name="ce8" table:formula="of:=830*EXP(0.00392*([.$I388]-[.$I$7]))" office:value-type="float" office:value="3695.77554145141" calcext:value-type="float">
            <text:p>3696</text:p>
          </table:table-cell>
          <table:table-cell table:style-name="ce8" table:formula="of:=LN([.$J388]/116.455)/0.00392" office:value-type="float" office:value="882.000196045733" calcext:value-type="float">
            <text:p>882</text:p>
          </table:table-cell>
          <table:table-cell/>
          <table:table-cell table:formula="of:=[.M387]+1" office:value-type="float" office:value="1382" calcext:value-type="float">
            <text:p>1382</text:p>
          </table:table-cell>
          <table:table-cell table:formula="of:=5890*EXP(0.00256*([.$M388]-[.$M$7]))" office:value-type="float" office:value="15620.9974196395" calcext:value-type="float">
            <text:p>15,621</text:p>
          </table:table-cell>
          <table:table-cell table:formula="of:=LN([.$N388]/454.16)/0.00256" office:value-type="float" office:value="1382.00067100905" calcext:value-type="float">
            <text:p>1382</text:p>
          </table:table-cell>
          <table:table-cell/>
          <table:table-cell table:formula="of:=[.Q387]+1" office:value-type="float" office:value="2382" calcext:value-type="float">
            <text:p>2382</text:p>
          </table:table-cell>
          <table:table-cell table:formula="of:=76320*EXP(0.00189*([.$Q388]-[.$Q$7]))" office:value-type="float" office:value="156808.454762215" calcext:value-type="float">
            <text:p>156,808</text:p>
          </table:table-cell>
          <table:table-cell table:formula="of:=LN([.$R388]/1738.539)/0.00189" office:value-type="float" office:value="2381.99995862109" calcext:value-type="float">
            <text:p>238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8]+1" office:value-type="float" office:value="883" calcext:value-type="float">
            <text:p>883</text:p>
          </table:table-cell>
          <table:table-cell table:style-name="ce8" table:formula="of:=830*EXP(0.00392*([.$I389]-[.$I$7]))" office:value-type="float" office:value="3710.29141409623" calcext:value-type="float">
            <text:p>3710</text:p>
          </table:table-cell>
          <table:table-cell table:style-name="ce8" table:formula="of:=LN([.$J389]/116.455)/0.00392" office:value-type="float" office:value="883.000196045733" calcext:value-type="float">
            <text:p>883</text:p>
          </table:table-cell>
          <table:table-cell/>
          <table:table-cell table:formula="of:=[.M388]+1" office:value-type="float" office:value="1383" calcext:value-type="float">
            <text:p>1383</text:p>
          </table:table-cell>
          <table:table-cell table:formula="of:=5890*EXP(0.00256*([.$M389]-[.$M$7]))" office:value-type="float" office:value="15661.0384036255" calcext:value-type="float">
            <text:p>15,661</text:p>
          </table:table-cell>
          <table:table-cell table:formula="of:=LN([.$N389]/454.16)/0.00256" office:value-type="float" office:value="1383.00067100905" calcext:value-type="float">
            <text:p>1383</text:p>
          </table:table-cell>
          <table:table-cell/>
          <table:table-cell table:formula="of:=[.Q388]+1" office:value-type="float" office:value="2383" calcext:value-type="float">
            <text:p>2383</text:p>
          </table:table-cell>
          <table:table-cell table:formula="of:=76320*EXP(0.00189*([.$Q389]-[.$Q$7]))" office:value-type="float" office:value="157105.102985982" calcext:value-type="float">
            <text:p>157,105</text:p>
          </table:table-cell>
          <table:table-cell table:formula="of:=LN([.$R389]/1738.539)/0.00189" office:value-type="float" office:value="2382.99995862109" calcext:value-type="float">
            <text:p>238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89]+1" office:value-type="float" office:value="884" calcext:value-type="float">
            <text:p>884</text:p>
          </table:table-cell>
          <table:table-cell table:style-name="ce8" table:formula="of:=830*EXP(0.00392*([.$I390]-[.$I$7]))" office:value-type="float" office:value="3724.86430063605" calcext:value-type="float">
            <text:p>3725</text:p>
          </table:table-cell>
          <table:table-cell table:style-name="ce8" table:formula="of:=LN([.$J390]/116.455)/0.00392" office:value-type="float" office:value="884.000196045733" calcext:value-type="float">
            <text:p>884</text:p>
          </table:table-cell>
          <table:table-cell/>
          <table:table-cell table:formula="of:=[.M389]+1" office:value-type="float" office:value="1384" calcext:value-type="float">
            <text:p>1384</text:p>
          </table:table-cell>
          <table:table-cell table:formula="of:=5890*EXP(0.00256*([.$M390]-[.$M$7]))" office:value-type="float" office:value="15701.1820238489" calcext:value-type="float">
            <text:p>15,701</text:p>
          </table:table-cell>
          <table:table-cell table:formula="of:=LN([.$N390]/454.16)/0.00256" office:value-type="float" office:value="1384.00067100905" calcext:value-type="float">
            <text:p>1384</text:p>
          </table:table-cell>
          <table:table-cell/>
          <table:table-cell table:formula="of:=[.Q389]+1" office:value-type="float" office:value="2384" calcext:value-type="float">
            <text:p>2384</text:p>
          </table:table-cell>
          <table:table-cell table:formula="of:=76320*EXP(0.00189*([.$Q390]-[.$Q$7]))" office:value-type="float" office:value="157402.312405055" calcext:value-type="float">
            <text:p>157,402</text:p>
          </table:table-cell>
          <table:table-cell table:formula="of:=LN([.$R390]/1738.539)/0.00189" office:value-type="float" office:value="2383.99995862109" calcext:value-type="float">
            <text:p>238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0]+1" office:value-type="float" office:value="885" calcext:value-type="float">
            <text:p>885</text:p>
          </table:table-cell>
          <table:table-cell table:style-name="ce8" table:formula="of:=830*EXP(0.00392*([.$I391]-[.$I$7]))" office:value-type="float" office:value="3739.49442500394" calcext:value-type="float">
            <text:p>3739</text:p>
          </table:table-cell>
          <table:table-cell table:style-name="ce8" table:formula="of:=LN([.$J391]/116.455)/0.00392" office:value-type="float" office:value="885.000196045733" calcext:value-type="float">
            <text:p>885</text:p>
          </table:table-cell>
          <table:table-cell/>
          <table:table-cell table:formula="of:=[.M390]+1" office:value-type="float" office:value="1385" calcext:value-type="float">
            <text:p>1385</text:p>
          </table:table-cell>
          <table:table-cell table:formula="of:=5890*EXP(0.00256*([.$M391]-[.$M$7]))" office:value-type="float" office:value="15741.428543395" calcext:value-type="float">
            <text:p>15,741</text:p>
          </table:table-cell>
          <table:table-cell table:formula="of:=LN([.$N391]/454.16)/0.00256" office:value-type="float" office:value="1385.00067100905" calcext:value-type="float">
            <text:p>1385</text:p>
          </table:table-cell>
          <table:table-cell/>
          <table:table-cell table:formula="of:=[.Q390]+1" office:value-type="float" office:value="2385" calcext:value-type="float">
            <text:p>2385</text:p>
          </table:table-cell>
          <table:table-cell table:formula="of:=76320*EXP(0.00189*([.$Q391]-[.$Q$7]))" office:value-type="float" office:value="157700.084081095" calcext:value-type="float">
            <text:p>157,700</text:p>
          </table:table-cell>
          <table:table-cell table:formula="of:=LN([.$R391]/1738.539)/0.00189" office:value-type="float" office:value="2384.99995862109" calcext:value-type="float">
            <text:p>238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1]+1" office:value-type="float" office:value="886" calcext:value-type="float">
            <text:p>886</text:p>
          </table:table-cell>
          <table:table-cell table:style-name="ce8" table:formula="of:=830*EXP(0.00392*([.$I392]-[.$I$7]))" office:value-type="float" office:value="3754.18201201255" calcext:value-type="float">
            <text:p>3754</text:p>
          </table:table-cell>
          <table:table-cell table:style-name="ce8" table:formula="of:=LN([.$J392]/116.455)/0.00392" office:value-type="float" office:value="886.000196045733" calcext:value-type="float">
            <text:p>886</text:p>
          </table:table-cell>
          <table:table-cell/>
          <table:table-cell table:formula="of:=[.M391]+1" office:value-type="float" office:value="1386" calcext:value-type="float">
            <text:p>1386</text:p>
          </table:table-cell>
          <table:table-cell table:formula="of:=5890*EXP(0.00256*([.$M392]-[.$M$7]))" office:value-type="float" office:value="15781.7782260236" calcext:value-type="float">
            <text:p>15,782</text:p>
          </table:table-cell>
          <table:table-cell table:formula="of:=LN([.$N392]/454.16)/0.00256" office:value-type="float" office:value="1386.00067100905" calcext:value-type="float">
            <text:p>1386</text:p>
          </table:table-cell>
          <table:table-cell/>
          <table:table-cell table:formula="of:=[.Q391]+1" office:value-type="float" office:value="2386" calcext:value-type="float">
            <text:p>2386</text:p>
          </table:table-cell>
          <table:table-cell table:formula="of:=76320*EXP(0.00189*([.$Q392]-[.$Q$7]))" office:value-type="float" office:value="157998.419077773" calcext:value-type="float">
            <text:p>157,998</text:p>
          </table:table-cell>
          <table:table-cell table:formula="of:=LN([.$R392]/1738.539)/0.00189" office:value-type="float" office:value="2385.99995862109" calcext:value-type="float">
            <text:p>238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2]+1" office:value-type="float" office:value="887" calcext:value-type="float">
            <text:p>887</text:p>
          </table:table-cell>
          <table:table-cell table:style-name="ce8" table:formula="of:=830*EXP(0.00392*([.$I393]-[.$I$7]))" office:value-type="float" office:value="3768.92728735751" calcext:value-type="float">
            <text:p>3769</text:p>
          </table:table-cell>
          <table:table-cell table:style-name="ce8" table:formula="of:=LN([.$J393]/116.455)/0.00392" office:value-type="float" office:value="887.000196045733" calcext:value-type="float">
            <text:p>887</text:p>
          </table:table-cell>
          <table:table-cell/>
          <table:table-cell table:formula="of:=[.M392]+1" office:value-type="float" office:value="1387" calcext:value-type="float">
            <text:p>1387</text:p>
          </table:table-cell>
          <table:table-cell table:formula="of:=5890*EXP(0.00256*([.$M393]-[.$M$7]))" office:value-type="float" office:value="15822.2313361704" calcext:value-type="float">
            <text:p>15,822</text:p>
          </table:table-cell>
          <table:table-cell table:formula="of:=LN([.$N393]/454.16)/0.00256" office:value-type="float" office:value="1387.00067100905" calcext:value-type="float">
            <text:p>1387</text:p>
          </table:table-cell>
          <table:table-cell/>
          <table:table-cell table:formula="of:=[.Q392]+1" office:value-type="float" office:value="2387" calcext:value-type="float">
            <text:p>2387</text:p>
          </table:table-cell>
          <table:table-cell table:formula="of:=76320*EXP(0.00189*([.$Q393]-[.$Q$7]))" office:value-type="float" office:value="158297.318460773" calcext:value-type="float">
            <text:p>158,297</text:p>
          </table:table-cell>
          <table:table-cell table:formula="of:=LN([.$R393]/1738.539)/0.00189" office:value-type="float" office:value="2386.99995862109" calcext:value-type="float">
            <text:p>238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3]+1" office:value-type="float" office:value="888" calcext:value-type="float">
            <text:p>888</text:p>
          </table:table-cell>
          <table:table-cell table:style-name="ce8" table:formula="of:=830*EXP(0.00392*([.$I394]-[.$I$7]))" office:value-type="float" office:value="3783.73047762089" calcext:value-type="float">
            <text:p>3784</text:p>
          </table:table-cell>
          <table:table-cell table:style-name="ce8" table:formula="of:=LN([.$J394]/116.455)/0.00392" office:value-type="float" office:value="888.000196045733" calcext:value-type="float">
            <text:p>888</text:p>
          </table:table-cell>
          <table:table-cell/>
          <table:table-cell table:formula="of:=[.M393]+1" office:value-type="float" office:value="1388" calcext:value-type="float">
            <text:p>1388</text:p>
          </table:table-cell>
          <table:table-cell table:formula="of:=5890*EXP(0.00256*([.$M394]-[.$M$7]))" office:value-type="float" office:value="15862.7881389491" calcext:value-type="float">
            <text:p>15,863</text:p>
          </table:table-cell>
          <table:table-cell table:formula="of:=LN([.$N394]/454.16)/0.00256" office:value-type="float" office:value="1388.00067100905" calcext:value-type="float">
            <text:p>1388</text:p>
          </table:table-cell>
          <table:table-cell/>
          <table:table-cell table:formula="of:=[.Q393]+1" office:value-type="float" office:value="2388" calcext:value-type="float">
            <text:p>2388</text:p>
          </table:table-cell>
          <table:table-cell table:formula="of:=76320*EXP(0.00189*([.$Q394]-[.$Q$7]))" office:value-type="float" office:value="158596.783297791" calcext:value-type="float">
            <text:p>158,597</text:p>
          </table:table-cell>
          <table:table-cell table:formula="of:=LN([.$R394]/1738.539)/0.00189" office:value-type="float" office:value="2387.99995862109" calcext:value-type="float">
            <text:p>238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4]+1" office:value-type="float" office:value="889" calcext:value-type="float">
            <text:p>889</text:p>
          </table:table-cell>
          <table:table-cell table:style-name="ce8" table:formula="of:=830*EXP(0.00392*([.$I395]-[.$I$7]))" office:value-type="float" office:value="3798.59181027474" calcext:value-type="float">
            <text:p>3799</text:p>
          </table:table-cell>
          <table:table-cell table:style-name="ce8" table:formula="of:=LN([.$J395]/116.455)/0.00392" office:value-type="float" office:value="889.000196045733" calcext:value-type="float">
            <text:p>889</text:p>
          </table:table-cell>
          <table:table-cell/>
          <table:table-cell table:formula="of:=[.M394]+1" office:value-type="float" office:value="1389" calcext:value-type="float">
            <text:p>1389</text:p>
          </table:table-cell>
          <table:table-cell table:formula="of:=5890*EXP(0.00256*([.$M395]-[.$M$7]))" office:value-type="float" office:value="15903.448900153" calcext:value-type="float">
            <text:p>15,903</text:p>
          </table:table-cell>
          <table:table-cell table:formula="of:=LN([.$N395]/454.16)/0.00256" office:value-type="float" office:value="1389.00067100905" calcext:value-type="float">
            <text:p>1389</text:p>
          </table:table-cell>
          <table:table-cell/>
          <table:table-cell table:formula="of:=[.Q394]+1" office:value-type="float" office:value="2389" calcext:value-type="float">
            <text:p>2389</text:p>
          </table:table-cell>
          <table:table-cell table:formula="of:=76320*EXP(0.00189*([.$Q395]-[.$Q$7]))" office:value-type="float" office:value="158896.814658548" calcext:value-type="float">
            <text:p>158,897</text:p>
          </table:table-cell>
          <table:table-cell table:formula="of:=LN([.$R395]/1738.539)/0.00189" office:value-type="float" office:value="2388.99995862109" calcext:value-type="float">
            <text:p>238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5]+1" office:value-type="float" office:value="890" calcext:value-type="float">
            <text:p>890</text:p>
          </table:table-cell>
          <table:table-cell table:style-name="ce8" table:formula="of:=830*EXP(0.00392*([.$I396]-[.$I$7]))" office:value-type="float" office:value="3813.51151368453" calcext:value-type="float">
            <text:p>3814</text:p>
          </table:table-cell>
          <table:table-cell table:style-name="ce8" table:formula="of:=LN([.$J396]/116.455)/0.00392" office:value-type="float" office:value="890.000196045733" calcext:value-type="float">
            <text:p>890</text:p>
          </table:table-cell>
          <table:table-cell/>
          <table:table-cell table:formula="of:=[.M395]+1" office:value-type="float" office:value="1390" calcext:value-type="float">
            <text:p>1390</text:p>
          </table:table-cell>
          <table:table-cell table:formula="of:=5890*EXP(0.00256*([.$M396]-[.$M$7]))" office:value-type="float" office:value="15944.2138862565" calcext:value-type="float">
            <text:p>15,944</text:p>
          </table:table-cell>
          <table:table-cell table:formula="of:=LN([.$N396]/454.16)/0.00256" office:value-type="float" office:value="1390.00067100905" calcext:value-type="float">
            <text:p>1390</text:p>
          </table:table-cell>
          <table:table-cell/>
          <table:table-cell table:formula="of:=[.Q395]+1" office:value-type="float" office:value="2390" calcext:value-type="float">
            <text:p>2390</text:p>
          </table:table-cell>
          <table:table-cell table:formula="of:=76320*EXP(0.00189*([.$Q396]-[.$Q$7]))" office:value-type="float" office:value="159197.413614786" calcext:value-type="float">
            <text:p>159,197</text:p>
          </table:table-cell>
          <table:table-cell table:formula="of:=LN([.$R396]/1738.539)/0.00189" office:value-type="float" office:value="2389.99995862109" calcext:value-type="float">
            <text:p>238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6]+1" office:value-type="float" office:value="891" calcext:value-type="float">
            <text:p>891</text:p>
          </table:table-cell>
          <table:table-cell table:style-name="ce8" table:formula="of:=830*EXP(0.00392*([.$I397]-[.$I$7]))" office:value-type="float" office:value="3828.48981711268" calcext:value-type="float">
            <text:p>3828</text:p>
          </table:table-cell>
          <table:table-cell table:style-name="ce8" table:formula="of:=LN([.$J397]/116.455)/0.00392" office:value-type="float" office:value="891.000196045733" calcext:value-type="float">
            <text:p>891</text:p>
          </table:table-cell>
          <table:table-cell/>
          <table:table-cell table:formula="of:=[.M396]+1" office:value-type="float" office:value="1391" calcext:value-type="float">
            <text:p>1391</text:p>
          </table:table-cell>
          <table:table-cell table:formula="of:=5890*EXP(0.00256*([.$M397]-[.$M$7]))" office:value-type="float" office:value="15985.0833644172" calcext:value-type="float">
            <text:p>15,985</text:p>
          </table:table-cell>
          <table:table-cell table:formula="of:=LN([.$N397]/454.16)/0.00256" office:value-type="float" office:value="1391.00067100905" calcext:value-type="float">
            <text:p>1391</text:p>
          </table:table-cell>
          <table:table-cell/>
          <table:table-cell table:formula="of:=[.Q396]+1" office:value-type="float" office:value="2391" calcext:value-type="float">
            <text:p>2391</text:p>
          </table:table-cell>
          <table:table-cell table:formula="of:=76320*EXP(0.00189*([.$Q397]-[.$Q$7]))" office:value-type="float" office:value="159498.581240274" calcext:value-type="float">
            <text:p>159,499</text:p>
          </table:table-cell>
          <table:table-cell table:formula="of:=LN([.$R397]/1738.539)/0.00189" office:value-type="float" office:value="2390.99995862109" calcext:value-type="float">
            <text:p>239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7]+1" office:value-type="float" office:value="892" calcext:value-type="float">
            <text:p>892</text:p>
          </table:table-cell>
          <table:table-cell table:style-name="ce8" table:formula="of:=830*EXP(0.00392*([.$I398]-[.$I$7]))" office:value-type="float" office:value="3843.52695072209" calcext:value-type="float">
            <text:p>3844</text:p>
          </table:table-cell>
          <table:table-cell table:style-name="ce8" table:formula="of:=LN([.$J398]/116.455)/0.00392" office:value-type="float" office:value="892.000196045733" calcext:value-type="float">
            <text:p>892</text:p>
          </table:table-cell>
          <table:table-cell/>
          <table:table-cell table:formula="of:=[.M397]+1" office:value-type="float" office:value="1392" calcext:value-type="float">
            <text:p>1392</text:p>
          </table:table-cell>
          <table:table-cell table:formula="of:=5890*EXP(0.00256*([.$M398]-[.$M$7]))" office:value-type="float" office:value="16026.0576024774" calcext:value-type="float">
            <text:p>16,026</text:p>
          </table:table-cell>
          <table:table-cell table:formula="of:=LN([.$N398]/454.16)/0.00256" office:value-type="float" office:value="1392.00067100905" calcext:value-type="float">
            <text:p>1392</text:p>
          </table:table-cell>
          <table:table-cell/>
          <table:table-cell table:formula="of:=[.Q397]+1" office:value-type="float" office:value="2392" calcext:value-type="float">
            <text:p>2392</text:p>
          </table:table-cell>
          <table:table-cell table:formula="of:=76320*EXP(0.00189*([.$Q398]-[.$Q$7]))" office:value-type="float" office:value="159800.318610813" calcext:value-type="float">
            <text:p>159,800</text:p>
          </table:table-cell>
          <table:table-cell table:formula="of:=LN([.$R398]/1738.539)/0.00189" office:value-type="float" office:value="2391.99995862109" calcext:value-type="float">
            <text:p>239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8]+1" office:value-type="float" office:value="893" calcext:value-type="float">
            <text:p>893</text:p>
          </table:table-cell>
          <table:table-cell table:style-name="ce8" table:formula="of:=830*EXP(0.00392*([.$I399]-[.$I$7]))" office:value-type="float" office:value="3858.62314557966" calcext:value-type="float">
            <text:p>3859</text:p>
          </table:table-cell>
          <table:table-cell table:style-name="ce8" table:formula="of:=LN([.$J399]/116.455)/0.00392" office:value-type="float" office:value="893.000196045733" calcext:value-type="float">
            <text:p>893</text:p>
          </table:table-cell>
          <table:table-cell/>
          <table:table-cell table:formula="of:=[.M398]+1" office:value-type="float" office:value="1393" calcext:value-type="float">
            <text:p>1393</text:p>
          </table:table-cell>
          <table:table-cell table:formula="of:=5890*EXP(0.00256*([.$M399]-[.$M$7]))" office:value-type="float" office:value="16067.1368689661" calcext:value-type="float">
            <text:p>16,067</text:p>
          </table:table-cell>
          <table:table-cell table:formula="of:=LN([.$N399]/454.16)/0.00256" office:value-type="float" office:value="1393.00067100905" calcext:value-type="float">
            <text:p>1393</text:p>
          </table:table-cell>
          <table:table-cell/>
          <table:table-cell table:formula="of:=[.Q398]+1" office:value-type="float" office:value="2393" calcext:value-type="float">
            <text:p>2393</text:p>
          </table:table-cell>
          <table:table-cell table:formula="of:=76320*EXP(0.00189*([.$Q399]-[.$Q$7]))" office:value-type="float" office:value="160102.626804241" calcext:value-type="float">
            <text:p>160,103</text:p>
          </table:table-cell>
          <table:table-cell table:formula="of:=LN([.$R399]/1738.539)/0.00189" office:value-type="float" office:value="2392.99995862109" calcext:value-type="float">
            <text:p>239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399]+1" office:value-type="float" office:value="894" calcext:value-type="float">
            <text:p>894</text:p>
          </table:table-cell>
          <table:table-cell table:style-name="ce8" table:formula="of:=830*EXP(0.00392*([.$I400]-[.$I$7]))" office:value-type="float" office:value="3873.77863365987" calcext:value-type="float">
            <text:p>3874</text:p>
          </table:table-cell>
          <table:table-cell table:style-name="ce8" table:formula="of:=LN([.$J400]/116.455)/0.00392" office:value-type="float" office:value="894.000196045733" calcext:value-type="float">
            <text:p>894</text:p>
          </table:table-cell>
          <table:table-cell/>
          <table:table-cell table:formula="of:=[.M399]+1" office:value-type="float" office:value="1394" calcext:value-type="float">
            <text:p>1394</text:p>
          </table:table-cell>
          <table:table-cell table:formula="of:=5890*EXP(0.00256*([.$M400]-[.$M$7]))" office:value-type="float" office:value="16108.3214331005" calcext:value-type="float">
            <text:p>16,108</text:p>
          </table:table-cell>
          <table:table-cell table:formula="of:=LN([.$N400]/454.16)/0.00256" office:value-type="float" office:value="1394.00067100905" calcext:value-type="float">
            <text:p>1394</text:p>
          </table:table-cell>
          <table:table-cell/>
          <table:table-cell table:formula="of:=[.Q399]+1" office:value-type="float" office:value="2394" calcext:value-type="float">
            <text:p>2394</text:p>
          </table:table-cell>
          <table:table-cell table:formula="of:=76320*EXP(0.00189*([.$Q400]-[.$Q$7]))" office:value-type="float" office:value="160405.506900432" calcext:value-type="float">
            <text:p>160,406</text:p>
          </table:table-cell>
          <table:table-cell table:formula="of:=LN([.$R400]/1738.539)/0.00189" office:value-type="float" office:value="2393.99995862109" calcext:value-type="float">
            <text:p>239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0]+1" office:value-type="float" office:value="895" calcext:value-type="float">
            <text:p>895</text:p>
          </table:table-cell>
          <table:table-cell table:style-name="ce8" table:formula="of:=830*EXP(0.00392*([.$I401]-[.$I$7]))" office:value-type="float" office:value="3888.9936478483" calcext:value-type="float">
            <text:p>3889</text:p>
          </table:table-cell>
          <table:table-cell table:style-name="ce8" table:formula="of:=LN([.$J401]/116.455)/0.00392" office:value-type="float" office:value="895.000196045733" calcext:value-type="float">
            <text:p>895</text:p>
          </table:table-cell>
          <table:table-cell/>
          <table:table-cell table:formula="of:=[.M400]+1" office:value-type="float" office:value="1395" calcext:value-type="float">
            <text:p>1395</text:p>
          </table:table-cell>
          <table:table-cell table:formula="of:=5890*EXP(0.00256*([.$M401]-[.$M$7]))" office:value-type="float" office:value="16149.6115647878" calcext:value-type="float">
            <text:p>16,150</text:p>
          </table:table-cell>
          <table:table-cell table:formula="of:=LN([.$N401]/454.16)/0.00256" office:value-type="float" office:value="1395.00067100905" calcext:value-type="float">
            <text:p>1395</text:p>
          </table:table-cell>
          <table:table-cell/>
          <table:table-cell table:formula="of:=[.Q400]+1" office:value-type="float" office:value="2395" calcext:value-type="float">
            <text:p>2395</text:p>
          </table:table-cell>
          <table:table-cell table:formula="of:=76320*EXP(0.00189*([.$Q401]-[.$Q$7]))" office:value-type="float" office:value="160708.959981305" calcext:value-type="float">
            <text:p>160,709</text:p>
          </table:table-cell>
          <table:table-cell table:formula="of:=LN([.$R401]/1738.539)/0.00189" office:value-type="float" office:value="2394.99995862109" calcext:value-type="float">
            <text:p>239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1]+1" office:value-type="float" office:value="896" calcext:value-type="float">
            <text:p>896</text:p>
          </table:table-cell>
          <table:table-cell table:style-name="ce8" table:formula="of:=830*EXP(0.00392*([.$I402]-[.$I$7]))" office:value-type="float" office:value="3904.26842194524" calcext:value-type="float">
            <text:p>3904</text:p>
          </table:table-cell>
          <table:table-cell table:style-name="ce8" table:formula="of:=LN([.$J402]/116.455)/0.00392" office:value-type="float" office:value="896.000196045733" calcext:value-type="float">
            <text:p>896</text:p>
          </table:table-cell>
          <table:table-cell/>
          <table:table-cell table:formula="of:=[.M401]+1" office:value-type="float" office:value="1396" calcext:value-type="float">
            <text:p>1396</text:p>
          </table:table-cell>
          <table:table-cell table:formula="of:=5890*EXP(0.00256*([.$M402]-[.$M$7]))" office:value-type="float" office:value="16191.0075346274" calcext:value-type="float">
            <text:p>16,191</text:p>
          </table:table-cell>
          <table:table-cell table:formula="of:=LN([.$N402]/454.16)/0.00256" office:value-type="float" office:value="1396.00067100905" calcext:value-type="float">
            <text:p>1396</text:p>
          </table:table-cell>
          <table:table-cell/>
          <table:table-cell table:formula="of:=[.Q401]+1" office:value-type="float" office:value="2396" calcext:value-type="float">
            <text:p>2396</text:p>
          </table:table-cell>
          <table:table-cell table:formula="of:=76320*EXP(0.00189*([.$Q402]-[.$Q$7]))" office:value-type="float" office:value="161012.987130824" calcext:value-type="float">
            <text:p>161,013</text:p>
          </table:table-cell>
          <table:table-cell table:formula="of:=LN([.$R402]/1738.539)/0.00189" office:value-type="float" office:value="2395.99995862109" calcext:value-type="float">
            <text:p>239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2]+1" office:value-type="float" office:value="897" calcext:value-type="float">
            <text:p>897</text:p>
          </table:table-cell>
          <table:table-cell table:style-name="ce8" table:formula="of:=830*EXP(0.00392*([.$I403]-[.$I$7]))" office:value-type="float" office:value="3919.60319066929" calcext:value-type="float">
            <text:p>3920</text:p>
          </table:table-cell>
          <table:table-cell table:style-name="ce8" table:formula="of:=LN([.$J403]/116.455)/0.00392" office:value-type="float" office:value="897.000196045733" calcext:value-type="float">
            <text:p>897</text:p>
          </table:table-cell>
          <table:table-cell/>
          <table:table-cell table:formula="of:=[.M402]+1" office:value-type="float" office:value="1397" calcext:value-type="float">
            <text:p>1397</text:p>
          </table:table-cell>
          <table:table-cell table:formula="of:=5890*EXP(0.00256*([.$M403]-[.$M$7]))" office:value-type="float" office:value="16232.5096139118" calcext:value-type="float">
            <text:p>16,233</text:p>
          </table:table-cell>
          <table:table-cell table:formula="of:=LN([.$N403]/454.16)/0.00256" office:value-type="float" office:value="1397.00067100905" calcext:value-type="float">
            <text:p>1397</text:p>
          </table:table-cell>
          <table:table-cell/>
          <table:table-cell table:formula="of:=[.Q402]+1" office:value-type="float" office:value="2397" calcext:value-type="float">
            <text:p>2397</text:p>
          </table:table-cell>
          <table:table-cell table:formula="of:=76320*EXP(0.00189*([.$Q403]-[.$Q$7]))" office:value-type="float" office:value="161317.589435007" calcext:value-type="float">
            <text:p>161,318</text:p>
          </table:table-cell>
          <table:table-cell table:formula="of:=LN([.$R403]/1738.539)/0.00189" office:value-type="float" office:value="2396.99995862109" calcext:value-type="float">
            <text:p>239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3]+1" office:value-type="float" office:value="898" calcext:value-type="float">
            <text:p>898</text:p>
          </table:table-cell>
          <table:table-cell table:style-name="ce8" table:formula="of:=830*EXP(0.00392*([.$I404]-[.$I$7]))" office:value-type="float" office:value="3934.99818966093" calcext:value-type="float">
            <text:p>3935</text:p>
          </table:table-cell>
          <table:table-cell table:style-name="ce8" table:formula="of:=LN([.$J404]/116.455)/0.00392" office:value-type="float" office:value="898.000196045733" calcext:value-type="float">
            <text:p>898</text:p>
          </table:table-cell>
          <table:table-cell/>
          <table:table-cell table:formula="of:=[.M403]+1" office:value-type="float" office:value="1398" calcext:value-type="float">
            <text:p>1398</text:p>
          </table:table-cell>
          <table:table-cell table:formula="of:=5890*EXP(0.00256*([.$M404]-[.$M$7]))" office:value-type="float" office:value="16274.1180746294" calcext:value-type="float">
            <text:p>16,274</text:p>
          </table:table-cell>
          <table:table-cell table:formula="of:=LN([.$N404]/454.16)/0.00256" office:value-type="float" office:value="1398.00067100905" calcext:value-type="float">
            <text:p>1398</text:p>
          </table:table-cell>
          <table:table-cell/>
          <table:table-cell table:formula="of:=[.Q403]+1" office:value-type="float" office:value="2398" calcext:value-type="float">
            <text:p>2398</text:p>
          </table:table-cell>
          <table:table-cell table:formula="of:=76320*EXP(0.00189*([.$Q404]-[.$Q$7]))" office:value-type="float" office:value="161622.767981922" calcext:value-type="float">
            <text:p>161,623</text:p>
          </table:table-cell>
          <table:table-cell table:formula="of:=LN([.$R404]/1738.539)/0.00189" office:value-type="float" office:value="2397.99995862109" calcext:value-type="float">
            <text:p>239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4]+1" office:value-type="float" office:value="899" calcext:value-type="float">
            <text:p>899</text:p>
          </table:table-cell>
          <table:table-cell table:style-name="ce8" table:formula="of:=830*EXP(0.00392*([.$I405]-[.$I$7]))" office:value-type="float" office:value="3950.45365548619" calcext:value-type="float">
            <text:p>3950</text:p>
          </table:table-cell>
          <table:table-cell table:style-name="ce8" table:formula="of:=LN([.$J405]/116.455)/0.00392" office:value-type="float" office:value="899.000196045733" calcext:value-type="float">
            <text:p>899</text:p>
          </table:table-cell>
          <table:table-cell/>
          <table:table-cell table:formula="of:=[.M404]+1" office:value-type="float" office:value="1399" calcext:value-type="float">
            <text:p>1399</text:p>
          </table:table-cell>
          <table:table-cell table:formula="of:=5890*EXP(0.00256*([.$M405]-[.$M$7]))" office:value-type="float" office:value="16315.8331894654" calcext:value-type="float">
            <text:p>16,316</text:p>
          </table:table-cell>
          <table:table-cell table:formula="of:=LN([.$N405]/454.16)/0.00256" office:value-type="float" office:value="1399.00067100905" calcext:value-type="float">
            <text:p>1399</text:p>
          </table:table-cell>
          <table:table-cell/>
          <table:table-cell table:formula="of:=[.Q404]+1" office:value-type="float" office:value="2399" calcext:value-type="float">
            <text:p>2399</text:p>
          </table:table-cell>
          <table:table-cell table:formula="of:=76320*EXP(0.00189*([.$Q405]-[.$Q$7]))" office:value-type="float" office:value="161928.523861698" calcext:value-type="float">
            <text:p>161,929</text:p>
          </table:table-cell>
          <table:table-cell table:formula="of:=LN([.$R405]/1738.539)/0.00189" office:value-type="float" office:value="2398.99995862109" calcext:value-type="float">
            <text:p>239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5]+1" office:value-type="float" office:value="900" calcext:value-type="float">
            <text:p>900</text:p>
          </table:table-cell>
          <table:table-cell table:style-name="ce8" table:formula="of:=830*EXP(0.00392*([.$I406]-[.$I$7]))" office:value-type="float" office:value="3965.96982564023" calcext:value-type="float">
            <text:p>3966</text:p>
          </table:table-cell>
          <table:table-cell table:style-name="ce8" table:formula="of:=LN([.$J406]/116.455)/0.00392" office:value-type="float" office:value="900.000196045733" calcext:value-type="float">
            <text:p>900</text:p>
          </table:table-cell>
          <table:table-cell/>
          <table:table-cell table:formula="of:=[.M405]+1" office:value-type="float" office:value="1400" calcext:value-type="float">
            <text:p>1400</text:p>
          </table:table-cell>
          <table:table-cell table:formula="of:=5890*EXP(0.00256*([.$M406]-[.$M$7]))" office:value-type="float" office:value="16357.6552318043" calcext:value-type="float">
            <text:p>16,358</text:p>
          </table:table-cell>
          <table:table-cell table:formula="of:=LN([.$N406]/454.16)/0.00256" office:value-type="float" office:value="1400.00067100905" calcext:value-type="float">
            <text:p>1400</text:p>
          </table:table-cell>
          <table:table-cell/>
          <table:table-cell table:formula="of:=[.Q405]+1" office:value-type="float" office:value="2400" calcext:value-type="float">
            <text:p>2400</text:p>
          </table:table-cell>
          <table:table-cell table:formula="of:=76320*EXP(0.00189*([.$Q406]-[.$Q$7]))" office:value-type="float" office:value="162234.858166527" calcext:value-type="float">
            <text:p>162,235</text:p>
          </table:table-cell>
          <table:table-cell table:formula="of:=LN([.$R406]/1738.539)/0.00189" office:value-type="float" office:value="2399.99995862109" calcext:value-type="float">
            <text:p>239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6]+1" office:value-type="float" office:value="901" calcext:value-type="float">
            <text:p>901</text:p>
          </table:table-cell>
          <table:table-cell table:style-name="ce8" table:formula="of:=830*EXP(0.00392*([.$I407]-[.$I$7]))" office:value-type="float" office:value="3981.54693855103" calcext:value-type="float">
            <text:p>3982</text:p>
          </table:table-cell>
          <table:table-cell table:style-name="ce8" table:formula="of:=LN([.$J407]/116.455)/0.00392" office:value-type="float" office:value="901.000196045733" calcext:value-type="float">
            <text:p>901</text:p>
          </table:table-cell>
          <table:table-cell/>
          <table:table-cell table:formula="of:=[.M406]+1" office:value-type="float" office:value="1401" calcext:value-type="float">
            <text:p>1401</text:p>
          </table:table-cell>
          <table:table-cell table:formula="of:=5890*EXP(0.00256*([.$M407]-[.$M$7]))" office:value-type="float" office:value="16399.5844757309" calcext:value-type="float">
            <text:p>16,400</text:p>
          </table:table-cell>
          <table:table-cell table:formula="of:=LN([.$N407]/454.16)/0.00256" office:value-type="float" office:value="1401.00067100905" calcext:value-type="float">
            <text:p>1401</text:p>
          </table:table-cell>
          <table:table-cell/>
          <table:table-cell table:formula="of:=[.Q406]+1" office:value-type="float" office:value="2401" calcext:value-type="float">
            <text:p>2401</text:p>
          </table:table-cell>
          <table:table-cell table:formula="of:=76320*EXP(0.00189*([.$Q407]-[.$Q$7]))" office:value-type="float" office:value="162541.771990665" calcext:value-type="float">
            <text:p>162,542</text:p>
          </table:table-cell>
          <table:table-cell table:formula="of:=LN([.$R407]/1738.539)/0.00189" office:value-type="float" office:value="2400.99995862109" calcext:value-type="float">
            <text:p>240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7]+1" office:value-type="float" office:value="902" calcext:value-type="float">
            <text:p>902</text:p>
          </table:table-cell>
          <table:table-cell table:style-name="ce8" table:formula="of:=830*EXP(0.00392*([.$I408]-[.$I$7]))" office:value-type="float" office:value="3997.18523358306" calcext:value-type="float">
            <text:p>3997</text:p>
          </table:table-cell>
          <table:table-cell table:style-name="ce8" table:formula="of:=LN([.$J408]/116.455)/0.00392" office:value-type="float" office:value="902.000196045733" calcext:value-type="float">
            <text:p>902</text:p>
          </table:table-cell>
          <table:table-cell/>
          <table:table-cell table:formula="of:=[.M407]+1" office:value-type="float" office:value="1402" calcext:value-type="float">
            <text:p>1402</text:p>
          </table:table-cell>
          <table:table-cell table:formula="of:=5890*EXP(0.00256*([.$M408]-[.$M$7]))" office:value-type="float" office:value="16441.6211960332" calcext:value-type="float">
            <text:p>16,442</text:p>
          </table:table-cell>
          <table:table-cell table:formula="of:=LN([.$N408]/454.16)/0.00256" office:value-type="float" office:value="1402.00067100905" calcext:value-type="float">
            <text:p>1402</text:p>
          </table:table-cell>
          <table:table-cell/>
          <table:table-cell table:formula="of:=[.Q407]+1" office:value-type="float" office:value="2402" calcext:value-type="float">
            <text:p>2402</text:p>
          </table:table-cell>
          <table:table-cell table:formula="of:=76320*EXP(0.00189*([.$Q408]-[.$Q$7]))" office:value-type="float" office:value="162849.266430439" calcext:value-type="float">
            <text:p>162,849</text:p>
          </table:table-cell>
          <table:table-cell table:formula="of:=LN([.$R408]/1738.539)/0.00189" office:value-type="float" office:value="2401.99995862109" calcext:value-type="float">
            <text:p>240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8]+1" office:value-type="float" office:value="903" calcext:value-type="float">
            <text:p>903</text:p>
          </table:table-cell>
          <table:table-cell table:style-name="ce8" table:formula="of:=830*EXP(0.00392*([.$I409]-[.$I$7]))" office:value-type="float" office:value="4012.88495104092" calcext:value-type="float">
            <text:p>4013</text:p>
          </table:table-cell>
          <table:table-cell table:style-name="ce8" table:formula="of:=LN([.$J409]/116.455)/0.00392" office:value-type="float" office:value="903.000196045733" calcext:value-type="float">
            <text:p>903</text:p>
          </table:table-cell>
          <table:table-cell/>
          <table:table-cell table:formula="of:=[.M408]+1" office:value-type="float" office:value="1403" calcext:value-type="float">
            <text:p>1403</text:p>
          </table:table-cell>
          <table:table-cell table:formula="of:=5890*EXP(0.00256*([.$M409]-[.$M$7]))" office:value-type="float" office:value="16483.7656682029" calcext:value-type="float">
            <text:p>16,484</text:p>
          </table:table-cell>
          <table:table-cell table:formula="of:=LN([.$N409]/454.16)/0.00256" office:value-type="float" office:value="1403.00067100905" calcext:value-type="float">
            <text:p>1403</text:p>
          </table:table-cell>
          <table:table-cell/>
          <table:table-cell table:formula="of:=[.Q408]+1" office:value-type="float" office:value="2403" calcext:value-type="float">
            <text:p>2403</text:p>
          </table:table-cell>
          <table:table-cell table:formula="of:=76320*EXP(0.00189*([.$Q409]-[.$Q$7]))" office:value-type="float" office:value="163157.342584251" calcext:value-type="float">
            <text:p>163,157</text:p>
          </table:table-cell>
          <table:table-cell table:formula="of:=LN([.$R409]/1738.539)/0.00189" office:value-type="float" office:value="2402.99995862109" calcext:value-type="float">
            <text:p>240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09]+1" office:value-type="float" office:value="904" calcext:value-type="float">
            <text:p>904</text:p>
          </table:table-cell>
          <table:table-cell table:style-name="ce8" table:formula="of:=830*EXP(0.00392*([.$I410]-[.$I$7]))" office:value-type="float" office:value="4028.64633217305" calcext:value-type="float">
            <text:p>4029</text:p>
          </table:table-cell>
          <table:table-cell table:style-name="ce8" table:formula="of:=LN([.$J410]/116.455)/0.00392" office:value-type="float" office:value="904.000196045733" calcext:value-type="float">
            <text:p>904</text:p>
          </table:table-cell>
          <table:table-cell/>
          <table:table-cell table:formula="of:=[.M409]+1" office:value-type="float" office:value="1404" calcext:value-type="float">
            <text:p>1404</text:p>
          </table:table-cell>
          <table:table-cell table:formula="of:=5890*EXP(0.00256*([.$M410]-[.$M$7]))" office:value-type="float" office:value="16526.0181684383" calcext:value-type="float">
            <text:p>16,526</text:p>
          </table:table-cell>
          <table:table-cell table:formula="of:=LN([.$N410]/454.16)/0.00256" office:value-type="float" office:value="1404.00067100905" calcext:value-type="float">
            <text:p>1404</text:p>
          </table:table-cell>
          <table:table-cell/>
          <table:table-cell table:formula="of:=[.Q409]+1" office:value-type="float" office:value="2404" calcext:value-type="float">
            <text:p>2404</text:p>
          </table:table-cell>
          <table:table-cell table:formula="of:=76320*EXP(0.00189*([.$Q410]-[.$Q$7]))" office:value-type="float" office:value="163466.001552581" calcext:value-type="float">
            <text:p>163,466</text:p>
          </table:table-cell>
          <table:table-cell table:formula="of:=LN([.$R410]/1738.539)/0.00189" office:value-type="float" office:value="2403.99995862109" calcext:value-type="float">
            <text:p>240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0]+1" office:value-type="float" office:value="905" calcext:value-type="float">
            <text:p>905</text:p>
          </table:table-cell>
          <table:table-cell table:style-name="ce8" table:formula="of:=830*EXP(0.00392*([.$I411]-[.$I$7]))" office:value-type="float" office:value="4044.46961917545" calcext:value-type="float">
            <text:p>4044</text:p>
          </table:table-cell>
          <table:table-cell table:style-name="ce8" table:formula="of:=LN([.$J411]/116.455)/0.00392" office:value-type="float" office:value="905.000196045733" calcext:value-type="float">
            <text:p>905</text:p>
          </table:table-cell>
          <table:table-cell/>
          <table:table-cell table:formula="of:=[.M410]+1" office:value-type="float" office:value="1405" calcext:value-type="float">
            <text:p>1405</text:p>
          </table:table-cell>
          <table:table-cell table:formula="of:=5890*EXP(0.00256*([.$M411]-[.$M$7]))" office:value-type="float" office:value="16568.3789736455" calcext:value-type="float">
            <text:p>16,568</text:p>
          </table:table-cell>
          <table:table-cell table:formula="of:=LN([.$N411]/454.16)/0.00256" office:value-type="float" office:value="1405.00067100905" calcext:value-type="float">
            <text:p>1405</text:p>
          </table:table-cell>
          <table:table-cell/>
          <table:table-cell table:formula="of:=[.Q410]+1" office:value-type="float" office:value="2405" calcext:value-type="float">
            <text:p>2405</text:p>
          </table:table-cell>
          <table:table-cell table:formula="of:=76320*EXP(0.00189*([.$Q411]-[.$Q$7]))" office:value-type="float" office:value="163775.244437988" calcext:value-type="float">
            <text:p>163,775</text:p>
          </table:table-cell>
          <table:table-cell table:formula="of:=LN([.$R411]/1738.539)/0.00189" office:value-type="float" office:value="2404.99995862109" calcext:value-type="float">
            <text:p>240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1]+1" office:value-type="float" office:value="906" calcext:value-type="float">
            <text:p>906</text:p>
          </table:table-cell>
          <table:table-cell table:style-name="ce8" table:formula="of:=830*EXP(0.00392*([.$I412]-[.$I$7]))" office:value-type="float" office:value="4060.35505519539" calcext:value-type="float">
            <text:p>4060</text:p>
          </table:table-cell>
          <table:table-cell table:style-name="ce8" table:formula="of:=LN([.$J412]/116.455)/0.00392" office:value-type="float" office:value="906.000196045733" calcext:value-type="float">
            <text:p>906</text:p>
          </table:table-cell>
          <table:table-cell/>
          <table:table-cell table:formula="of:=[.M411]+1" office:value-type="float" office:value="1406" calcext:value-type="float">
            <text:p>1406</text:p>
          </table:table-cell>
          <table:table-cell table:formula="of:=5890*EXP(0.00256*([.$M412]-[.$M$7]))" office:value-type="float" office:value="16610.8483614405" calcext:value-type="float">
            <text:p>16,611</text:p>
          </table:table-cell>
          <table:table-cell table:formula="of:=LN([.$N412]/454.16)/0.00256" office:value-type="float" office:value="1406.00067100905" calcext:value-type="float">
            <text:p>1406</text:p>
          </table:table-cell>
          <table:table-cell/>
          <table:table-cell table:formula="of:=[.Q411]+1" office:value-type="float" office:value="2406" calcext:value-type="float">
            <text:p>2406</text:p>
          </table:table-cell>
          <table:table-cell table:formula="of:=76320*EXP(0.00189*([.$Q412]-[.$Q$7]))" office:value-type="float" office:value="164085.07234512" calcext:value-type="float">
            <text:p>164,085</text:p>
          </table:table-cell>
          <table:table-cell table:formula="of:=LN([.$R412]/1738.539)/0.00189" office:value-type="float" office:value="2405.99995862109" calcext:value-type="float">
            <text:p>240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2]+1" office:value-type="float" office:value="907" calcext:value-type="float">
            <text:p>907</text:p>
          </table:table-cell>
          <table:table-cell table:style-name="ce8" table:formula="of:=830*EXP(0.00392*([.$I413]-[.$I$7]))" office:value-type="float" office:value="4076.30288433515" calcext:value-type="float">
            <text:p>4076</text:p>
          </table:table-cell>
          <table:table-cell table:style-name="ce8" table:formula="of:=LN([.$J413]/116.455)/0.00392" office:value-type="float" office:value="907.000196045733" calcext:value-type="float">
            <text:p>907</text:p>
          </table:table-cell>
          <table:table-cell/>
          <table:table-cell table:formula="of:=[.M412]+1" office:value-type="float" office:value="1407" calcext:value-type="float">
            <text:p>1407</text:p>
          </table:table-cell>
          <table:table-cell table:formula="of:=5890*EXP(0.00256*([.$M413]-[.$M$7]))" office:value-type="float" office:value="16653.4266101507" calcext:value-type="float">
            <text:p>16,653</text:p>
          </table:table-cell>
          <table:table-cell table:formula="of:=LN([.$N413]/454.16)/0.00256" office:value-type="float" office:value="1407.00067100905" calcext:value-type="float">
            <text:p>1407</text:p>
          </table:table-cell>
          <table:table-cell/>
          <table:table-cell table:formula="of:=[.Q412]+1" office:value-type="float" office:value="2407" calcext:value-type="float">
            <text:p>2407</text:p>
          </table:table-cell>
          <table:table-cell table:formula="of:=76320*EXP(0.00189*([.$Q413]-[.$Q$7]))" office:value-type="float" office:value="164395.486380713" calcext:value-type="float">
            <text:p>164,395</text:p>
          </table:table-cell>
          <table:table-cell table:formula="of:=LN([.$R413]/1738.539)/0.00189" office:value-type="float" office:value="2406.99995862109" calcext:value-type="float">
            <text:p>240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3]+1" office:value-type="float" office:value="908" calcext:value-type="float">
            <text:p>908</text:p>
          </table:table-cell>
          <table:table-cell table:style-name="ce8" table:formula="of:=830*EXP(0.00392*([.$I414]-[.$I$7]))" office:value-type="float" office:value="4092.31335165576" calcext:value-type="float">
            <text:p>4092</text:p>
          </table:table-cell>
          <table:table-cell table:style-name="ce8" table:formula="of:=LN([.$J414]/116.455)/0.00392" office:value-type="float" office:value="908.000196045733" calcext:value-type="float">
            <text:p>908</text:p>
          </table:table-cell>
          <table:table-cell/>
          <table:table-cell table:formula="of:=[.M413]+1" office:value-type="float" office:value="1408" calcext:value-type="float">
            <text:p>1408</text:p>
          </table:table-cell>
          <table:table-cell table:formula="of:=5890*EXP(0.00256*([.$M414]-[.$M$7]))" office:value-type="float" office:value="16696.1139988172" calcext:value-type="float">
            <text:p>16,696</text:p>
          </table:table-cell>
          <table:table-cell table:formula="of:=LN([.$N414]/454.16)/0.00256" office:value-type="float" office:value="1408.00067100905" calcext:value-type="float">
            <text:p>1408</text:p>
          </table:table-cell>
          <table:table-cell/>
          <table:table-cell table:formula="of:=[.Q413]+1" office:value-type="float" office:value="2408" calcext:value-type="float">
            <text:p>2408</text:p>
          </table:table-cell>
          <table:table-cell table:formula="of:=76320*EXP(0.00189*([.$Q414]-[.$Q$7]))" office:value-type="float" office:value="164706.487653598" calcext:value-type="float">
            <text:p>164,706</text:p>
          </table:table-cell>
          <table:table-cell table:formula="of:=LN([.$R414]/1738.539)/0.00189" office:value-type="float" office:value="2407.99995862109" calcext:value-type="float">
            <text:p>240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4]+1" office:value-type="float" office:value="909" calcext:value-type="float">
            <text:p>909</text:p>
          </table:table-cell>
          <table:table-cell table:style-name="ce8" table:formula="of:=830*EXP(0.00392*([.$I415]-[.$I$7]))" office:value-type="float" office:value="4108.38670318079" calcext:value-type="float">
            <text:p>4108</text:p>
          </table:table-cell>
          <table:table-cell table:style-name="ce8" table:formula="of:=LN([.$J415]/116.455)/0.00392" office:value-type="float" office:value="909.000196045733" calcext:value-type="float">
            <text:p>909</text:p>
          </table:table-cell>
          <table:table-cell/>
          <table:table-cell table:formula="of:=[.M414]+1" office:value-type="float" office:value="1409" calcext:value-type="float">
            <text:p>1409</text:p>
          </table:table-cell>
          <table:table-cell table:formula="of:=5890*EXP(0.00256*([.$M415]-[.$M$7]))" office:value-type="float" office:value="16738.9108071961" calcext:value-type="float">
            <text:p>16,739</text:p>
          </table:table-cell>
          <table:table-cell table:formula="of:=LN([.$N415]/454.16)/0.00256" office:value-type="float" office:value="1409.00067100905" calcext:value-type="float">
            <text:p>1409</text:p>
          </table:table-cell>
          <table:table-cell/>
          <table:table-cell table:formula="of:=[.Q414]+1" office:value-type="float" office:value="2409" calcext:value-type="float">
            <text:p>2409</text:p>
          </table:table-cell>
          <table:table-cell table:formula="of:=76320*EXP(0.00189*([.$Q415]-[.$Q$7]))" office:value-type="float" office:value="165018.077274703" calcext:value-type="float">
            <text:p>165,018</text:p>
          </table:table-cell>
          <table:table-cell table:formula="of:=LN([.$R415]/1738.539)/0.00189" office:value-type="float" office:value="2408.99995862109" calcext:value-type="float">
            <text:p>240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5]+1" office:value-type="float" office:value="910" calcext:value-type="float">
            <text:p>910</text:p>
          </table:table-cell>
          <table:table-cell table:style-name="ce8" table:formula="of:=830*EXP(0.00392*([.$I416]-[.$I$7]))" office:value-type="float" office:value="4124.52318590009" calcext:value-type="float">
            <text:p>4125</text:p>
          </table:table-cell>
          <table:table-cell table:style-name="ce8" table:formula="of:=LN([.$J416]/116.455)/0.00392" office:value-type="float" office:value="910.000196045733" calcext:value-type="float">
            <text:p>910</text:p>
          </table:table-cell>
          <table:table-cell/>
          <table:table-cell table:formula="of:=[.M415]+1" office:value-type="float" office:value="1410" calcext:value-type="float">
            <text:p>1410</text:p>
          </table:table-cell>
          <table:table-cell table:formula="of:=5890*EXP(0.00256*([.$M416]-[.$M$7]))" office:value-type="float" office:value="16781.8173157608" calcext:value-type="float">
            <text:p>16,782</text:p>
          </table:table-cell>
          <table:table-cell table:formula="of:=LN([.$N416]/454.16)/0.00256" office:value-type="float" office:value="1410.00067100905" calcext:value-type="float">
            <text:p>1410</text:p>
          </table:table-cell>
          <table:table-cell/>
          <table:table-cell table:formula="of:=[.Q415]+1" office:value-type="float" office:value="2410" calcext:value-type="float">
            <text:p>2410</text:p>
          </table:table-cell>
          <table:table-cell table:formula="of:=76320*EXP(0.00189*([.$Q416]-[.$Q$7]))" office:value-type="float" office:value="165330.256357057" calcext:value-type="float">
            <text:p>165,330</text:p>
          </table:table-cell>
          <table:table-cell table:formula="of:=LN([.$R416]/1738.539)/0.00189" office:value-type="float" office:value="2409.99995862109" calcext:value-type="float">
            <text:p>240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6]+1" office:value-type="float" office:value="911" calcext:value-type="float">
            <text:p>911</text:p>
          </table:table-cell>
          <table:table-cell table:style-name="ce8" table:formula="of:=830*EXP(0.00392*([.$I417]-[.$I$7]))" office:value-type="float" office:value="4140.72304777363" calcext:value-type="float">
            <text:p>4141</text:p>
          </table:table-cell>
          <table:table-cell table:style-name="ce8" table:formula="of:=LN([.$J417]/116.455)/0.00392" office:value-type="float" office:value="911.000196045733" calcext:value-type="float">
            <text:p>911</text:p>
          </table:table-cell>
          <table:table-cell/>
          <table:table-cell table:formula="of:=[.M416]+1" office:value-type="float" office:value="1411" calcext:value-type="float">
            <text:p>1411</text:p>
          </table:table-cell>
          <table:table-cell table:formula="of:=5890*EXP(0.00256*([.$M417]-[.$M$7]))" office:value-type="float" office:value="16824.8338057036" calcext:value-type="float">
            <text:p>16,825</text:p>
          </table:table-cell>
          <table:table-cell table:formula="of:=LN([.$N417]/454.16)/0.00256" office:value-type="float" office:value="1411.00067100905" calcext:value-type="float">
            <text:p>1411</text:p>
          </table:table-cell>
          <table:table-cell/>
          <table:table-cell table:formula="of:=[.Q416]+1" office:value-type="float" office:value="2411" calcext:value-type="float">
            <text:p>2411</text:p>
          </table:table-cell>
          <table:table-cell table:formula="of:=76320*EXP(0.00189*([.$Q417]-[.$Q$7]))" office:value-type="float" office:value="165643.026015796" calcext:value-type="float">
            <text:p>165,643</text:p>
          </table:table-cell>
          <table:table-cell table:formula="of:=LN([.$R417]/1738.539)/0.00189" office:value-type="float" office:value="2410.99995862109" calcext:value-type="float">
            <text:p>241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7]+1" office:value-type="float" office:value="912" calcext:value-type="float">
            <text:p>912</text:p>
          </table:table-cell>
          <table:table-cell table:style-name="ce8" table:formula="of:=830*EXP(0.00392*([.$I418]-[.$I$7]))" office:value-type="float" office:value="4156.98653773529" calcext:value-type="float">
            <text:p>4157</text:p>
          </table:table-cell>
          <table:table-cell table:style-name="ce8" table:formula="of:=LN([.$J418]/116.455)/0.00392" office:value-type="float" office:value="912.000196045733" calcext:value-type="float">
            <text:p>912</text:p>
          </table:table-cell>
          <table:table-cell/>
          <table:table-cell table:formula="of:=[.M417]+1" office:value-type="float" office:value="1412" calcext:value-type="float">
            <text:p>1412</text:p>
          </table:table-cell>
          <table:table-cell table:formula="of:=5890*EXP(0.00256*([.$M418]-[.$M$7]))" office:value-type="float" office:value="16867.9605589374" calcext:value-type="float">
            <text:p>16,868</text:p>
          </table:table-cell>
          <table:table-cell table:formula="of:=LN([.$N418]/454.16)/0.00256" office:value-type="float" office:value="1412.00067100905" calcext:value-type="float">
            <text:p>1412</text:p>
          </table:table-cell>
          <table:table-cell/>
          <table:table-cell table:formula="of:=[.Q417]+1" office:value-type="float" office:value="2412" calcext:value-type="float">
            <text:p>2412</text:p>
          </table:table-cell>
          <table:table-cell table:formula="of:=76320*EXP(0.00189*([.$Q418]-[.$Q$7]))" office:value-type="float" office:value="165956.387368164" calcext:value-type="float">
            <text:p>165,956</text:p>
          </table:table-cell>
          <table:table-cell table:formula="of:=LN([.$R418]/1738.539)/0.00189" office:value-type="float" office:value="2411.99995862109" calcext:value-type="float">
            <text:p>241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8]+1" office:value-type="float" office:value="913" calcext:value-type="float">
            <text:p>913</text:p>
          </table:table-cell>
          <table:table-cell table:style-name="ce8" table:formula="of:=830*EXP(0.00392*([.$I419]-[.$I$7]))" office:value-type="float" office:value="4173.31390569668" calcext:value-type="float">
            <text:p>4173</text:p>
          </table:table-cell>
          <table:table-cell table:style-name="ce8" table:formula="of:=LN([.$J419]/116.455)/0.00392" office:value-type="float" office:value="913.000196045733" calcext:value-type="float">
            <text:p>913</text:p>
          </table:table-cell>
          <table:table-cell/>
          <table:table-cell table:formula="of:=[.M418]+1" office:value-type="float" office:value="1413" calcext:value-type="float">
            <text:p>1413</text:p>
          </table:table-cell>
          <table:table-cell table:formula="of:=5890*EXP(0.00256*([.$M419]-[.$M$7]))" office:value-type="float" office:value="16911.1978580978" calcext:value-type="float">
            <text:p>16,911</text:p>
          </table:table-cell>
          <table:table-cell table:formula="of:=LN([.$N419]/454.16)/0.00256" office:value-type="float" office:value="1413.00067100905" calcext:value-type="float">
            <text:p>1413</text:p>
          </table:table-cell>
          <table:table-cell/>
          <table:table-cell table:formula="of:=[.Q418]+1" office:value-type="float" office:value="2413" calcext:value-type="float">
            <text:p>2413</text:p>
          </table:table-cell>
          <table:table-cell table:formula="of:=76320*EXP(0.00189*([.$Q419]-[.$Q$7]))" office:value-type="float" office:value="166270.34153352" calcext:value-type="float">
            <text:p>166,270</text:p>
          </table:table-cell>
          <table:table-cell table:formula="of:=LN([.$R419]/1738.539)/0.00189" office:value-type="float" office:value="2412.99995862109" calcext:value-type="float">
            <text:p>241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19]+1" office:value-type="float" office:value="914" calcext:value-type="float">
            <text:p>914</text:p>
          </table:table-cell>
          <table:table-cell table:style-name="ce8" table:formula="of:=830*EXP(0.00392*([.$I420]-[.$I$7]))" office:value-type="float" office:value="4189.705402551" calcext:value-type="float">
            <text:p>4190</text:p>
          </table:table-cell>
          <table:table-cell table:style-name="ce8" table:formula="of:=LN([.$J420]/116.455)/0.00392" office:value-type="float" office:value="914.000196045733" calcext:value-type="float">
            <text:p>914</text:p>
          </table:table-cell>
          <table:table-cell/>
          <table:table-cell table:formula="of:=[.M419]+1" office:value-type="float" office:value="1414" calcext:value-type="float">
            <text:p>1414</text:p>
          </table:table-cell>
          <table:table-cell table:formula="of:=5890*EXP(0.00256*([.$M420]-[.$M$7]))" office:value-type="float" office:value="16954.5459865451" calcext:value-type="float">
            <text:p>16,955</text:p>
          </table:table-cell>
          <table:table-cell table:formula="of:=LN([.$N420]/454.16)/0.00256" office:value-type="float" office:value="1414.00067100905" calcext:value-type="float">
            <text:p>1414</text:p>
          </table:table-cell>
          <table:table-cell/>
          <table:table-cell table:formula="of:=[.Q419]+1" office:value-type="float" office:value="2414" calcext:value-type="float">
            <text:p>2414</text:p>
          </table:table-cell>
          <table:table-cell table:formula="of:=76320*EXP(0.00189*([.$Q420]-[.$Q$7]))" office:value-type="float" office:value="166584.889633339" calcext:value-type="float">
            <text:p>166,585</text:p>
          </table:table-cell>
          <table:table-cell table:formula="of:=LN([.$R420]/1738.539)/0.00189" office:value-type="float" office:value="2413.99995862109" calcext:value-type="float">
            <text:p>241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0]+1" office:value-type="float" office:value="915" calcext:value-type="float">
            <text:p>915</text:p>
          </table:table-cell>
          <table:table-cell table:style-name="ce8" table:formula="of:=830*EXP(0.00392*([.$I421]-[.$I$7]))" office:value-type="float" office:value="4206.16128017685" calcext:value-type="float">
            <text:p>4206</text:p>
          </table:table-cell>
          <table:table-cell table:style-name="ce8" table:formula="of:=LN([.$J421]/116.455)/0.00392" office:value-type="float" office:value="915.000196045733" calcext:value-type="float">
            <text:p>915</text:p>
          </table:table-cell>
          <table:table-cell/>
          <table:table-cell table:formula="of:=[.M420]+1" office:value-type="float" office:value="1415" calcext:value-type="float">
            <text:p>1415</text:p>
          </table:table-cell>
          <table:table-cell table:formula="of:=5890*EXP(0.00256*([.$M421]-[.$M$7]))" office:value-type="float" office:value="16998.0052283657" calcext:value-type="float">
            <text:p>16,998</text:p>
          </table:table-cell>
          <table:table-cell table:formula="of:=LN([.$N421]/454.16)/0.00256" office:value-type="float" office:value="1415.00067100905" calcext:value-type="float">
            <text:p>1415</text:p>
          </table:table-cell>
          <table:table-cell/>
          <table:table-cell table:formula="of:=[.Q420]+1" office:value-type="float" office:value="2415" calcext:value-type="float">
            <text:p>2415</text:p>
          </table:table-cell>
          <table:table-cell table:formula="of:=76320*EXP(0.00189*([.$Q421]-[.$Q$7]))" office:value-type="float" office:value="166900.03279122" calcext:value-type="float">
            <text:p>166,900</text:p>
          </table:table-cell>
          <table:table-cell table:formula="of:=LN([.$R421]/1738.539)/0.00189" office:value-type="float" office:value="2414.99995862109" calcext:value-type="float">
            <text:p>241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1]+1" office:value-type="float" office:value="916" calcext:value-type="float">
            <text:p>916</text:p>
          </table:table-cell>
          <table:table-cell table:style-name="ce8" table:formula="of:=830*EXP(0.00392*([.$I422]-[.$I$7]))" office:value-type="float" office:value="4222.68179144216" calcext:value-type="float">
            <text:p>4223</text:p>
          </table:table-cell>
          <table:table-cell table:style-name="ce8" table:formula="of:=LN([.$J422]/116.455)/0.00392" office:value-type="float" office:value="916.000196045733" calcext:value-type="float">
            <text:p>916</text:p>
          </table:table-cell>
          <table:table-cell/>
          <table:table-cell table:formula="of:=[.M421]+1" office:value-type="float" office:value="1416" calcext:value-type="float">
            <text:p>1416</text:p>
          </table:table-cell>
          <table:table-cell table:formula="of:=5890*EXP(0.00256*([.$M422]-[.$M$7]))" office:value-type="float" office:value="17041.5758683741" calcext:value-type="float">
            <text:p>17,042</text:p>
          </table:table-cell>
          <table:table-cell table:formula="of:=LN([.$N422]/454.16)/0.00256" office:value-type="float" office:value="1416.00067100905" calcext:value-type="float">
            <text:p>1416</text:p>
          </table:table-cell>
          <table:table-cell/>
          <table:table-cell table:formula="of:=[.Q421]+1" office:value-type="float" office:value="2416" calcext:value-type="float">
            <text:p>2416</text:p>
          </table:table-cell>
          <table:table-cell table:formula="of:=76320*EXP(0.00189*([.$Q422]-[.$Q$7]))" office:value-type="float" office:value="167215.772132886" calcext:value-type="float">
            <text:p>167,216</text:p>
          </table:table-cell>
          <table:table-cell table:formula="of:=LN([.$R422]/1738.539)/0.00189" office:value-type="float" office:value="2415.99995862109" calcext:value-type="float">
            <text:p>241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2]+1" office:value-type="float" office:value="917" calcext:value-type="float">
            <text:p>917</text:p>
          </table:table-cell>
          <table:table-cell table:style-name="ce8" table:formula="of:=830*EXP(0.00392*([.$I423]-[.$I$7]))" office:value-type="float" office:value="4239.26719020805" calcext:value-type="float">
            <text:p>4239</text:p>
          </table:table-cell>
          <table:table-cell table:style-name="ce8" table:formula="of:=LN([.$J423]/116.455)/0.00392" office:value-type="float" office:value="917.000196045733" calcext:value-type="float">
            <text:p>917</text:p>
          </table:table-cell>
          <table:table-cell/>
          <table:table-cell table:formula="of:=[.M422]+1" office:value-type="float" office:value="1417" calcext:value-type="float">
            <text:p>1417</text:p>
          </table:table-cell>
          <table:table-cell table:formula="of:=5890*EXP(0.00256*([.$M423]-[.$M$7]))" office:value-type="float" office:value="17085.2581921152" calcext:value-type="float">
            <text:p>17,085</text:p>
          </table:table-cell>
          <table:table-cell table:formula="of:=LN([.$N423]/454.16)/0.00256" office:value-type="float" office:value="1417.00067100905" calcext:value-type="float">
            <text:p>1417</text:p>
          </table:table-cell>
          <table:table-cell/>
          <table:table-cell table:formula="of:=[.Q422]+1" office:value-type="float" office:value="2417" calcext:value-type="float">
            <text:p>2417</text:p>
          </table:table-cell>
          <table:table-cell table:formula="of:=76320*EXP(0.00189*([.$Q423]-[.$Q$7]))" office:value-type="float" office:value="167532.108786189" calcext:value-type="float">
            <text:p>167,532</text:p>
          </table:table-cell>
          <table:table-cell table:formula="of:=LN([.$R423]/1738.539)/0.00189" office:value-type="float" office:value="2416.99995862109" calcext:value-type="float">
            <text:p>241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3]+1" office:value-type="float" office:value="918" calcext:value-type="float">
            <text:p>918</text:p>
          </table:table-cell>
          <table:table-cell table:style-name="ce8" table:formula="of:=830*EXP(0.00392*([.$I424]-[.$I$7]))" office:value-type="float" office:value="4255.9177313327" calcext:value-type="float">
            <text:p>4256</text:p>
          </table:table-cell>
          <table:table-cell table:style-name="ce8" table:formula="of:=LN([.$J424]/116.455)/0.00392" office:value-type="float" office:value="918.000196045733" calcext:value-type="float">
            <text:p>918</text:p>
          </table:table-cell>
          <table:table-cell/>
          <table:table-cell table:formula="of:=[.M423]+1" office:value-type="float" office:value="1418" calcext:value-type="float">
            <text:p>1418</text:p>
          </table:table-cell>
          <table:table-cell table:formula="of:=5890*EXP(0.00256*([.$M424]-[.$M$7]))" office:value-type="float" office:value="17129.0524858655" calcext:value-type="float">
            <text:p>17,129</text:p>
          </table:table-cell>
          <table:table-cell table:formula="of:=LN([.$N424]/454.16)/0.00256" office:value-type="float" office:value="1418.00067100905" calcext:value-type="float">
            <text:p>1418</text:p>
          </table:table-cell>
          <table:table-cell/>
          <table:table-cell table:formula="of:=[.Q423]+1" office:value-type="float" office:value="2418" calcext:value-type="float">
            <text:p>2418</text:p>
          </table:table-cell>
          <table:table-cell table:formula="of:=76320*EXP(0.00189*([.$Q424]-[.$Q$7]))" office:value-type="float" office:value="167849.043881116" calcext:value-type="float">
            <text:p>167,849</text:p>
          </table:table-cell>
          <table:table-cell table:formula="of:=LN([.$R424]/1738.539)/0.00189" office:value-type="float" office:value="2417.99995862109" calcext:value-type="float">
            <text:p>241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4]+1" office:value-type="float" office:value="919" calcext:value-type="float">
            <text:p>919</text:p>
          </table:table-cell>
          <table:table-cell table:style-name="ce8" table:formula="of:=830*EXP(0.00392*([.$I425]-[.$I$7]))" office:value-type="float" office:value="4272.63367067532" calcext:value-type="float">
            <text:p>4273</text:p>
          </table:table-cell>
          <table:table-cell table:style-name="ce8" table:formula="of:=LN([.$J425]/116.455)/0.00392" office:value-type="float" office:value="919.000196045733" calcext:value-type="float">
            <text:p>919</text:p>
          </table:table-cell>
          <table:table-cell/>
          <table:table-cell table:formula="of:=[.M424]+1" office:value-type="float" office:value="1419" calcext:value-type="float">
            <text:p>1419</text:p>
          </table:table-cell>
          <table:table-cell table:formula="of:=5890*EXP(0.00256*([.$M425]-[.$M$7]))" office:value-type="float" office:value="17172.9590366354" calcext:value-type="float">
            <text:p>17,173</text:p>
          </table:table-cell>
          <table:table-cell table:formula="of:=LN([.$N425]/454.16)/0.00256" office:value-type="float" office:value="1419.00067100905" calcext:value-type="float">
            <text:p>1419</text:p>
          </table:table-cell>
          <table:table-cell/>
          <table:table-cell table:formula="of:=[.Q424]+1" office:value-type="float" office:value="2419" calcext:value-type="float">
            <text:p>2419</text:p>
          </table:table-cell>
          <table:table-cell table:formula="of:=76320*EXP(0.00189*([.$Q425]-[.$Q$7]))" office:value-type="float" office:value="168166.578549791" calcext:value-type="float">
            <text:p>168,167</text:p>
          </table:table-cell>
          <table:table-cell table:formula="of:=LN([.$R425]/1738.539)/0.00189" office:value-type="float" office:value="2418.99995862109" calcext:value-type="float">
            <text:p>241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5]+1" office:value-type="float" office:value="920" calcext:value-type="float">
            <text:p>920</text:p>
          </table:table-cell>
          <table:table-cell table:style-name="ce8" table:formula="of:=830*EXP(0.00392*([.$I426]-[.$I$7]))" office:value-type="float" office:value="4289.41526510006" calcext:value-type="float">
            <text:p>4289</text:p>
          </table:table-cell>
          <table:table-cell table:style-name="ce8" table:formula="of:=LN([.$J426]/116.455)/0.00392" office:value-type="float" office:value="920.000196045733" calcext:value-type="float">
            <text:p>920</text:p>
          </table:table-cell>
          <table:table-cell/>
          <table:table-cell table:formula="of:=[.M425]+1" office:value-type="float" office:value="1420" calcext:value-type="float">
            <text:p>1420</text:p>
          </table:table-cell>
          <table:table-cell table:formula="of:=5890*EXP(0.00256*([.$M426]-[.$M$7]))" office:value-type="float" office:value="17216.9781321712" calcext:value-type="float">
            <text:p>17,217</text:p>
          </table:table-cell>
          <table:table-cell table:formula="of:=LN([.$N426]/454.16)/0.00256" office:value-type="float" office:value="1420.00067100905" calcext:value-type="float">
            <text:p>1420</text:p>
          </table:table-cell>
          <table:table-cell/>
          <table:table-cell table:formula="of:=[.Q425]+1" office:value-type="float" office:value="2420" calcext:value-type="float">
            <text:p>2420</text:p>
          </table:table-cell>
          <table:table-cell table:formula="of:=76320*EXP(0.00189*([.$Q426]-[.$Q$7]))" office:value-type="float" office:value="168484.71392648" calcext:value-type="float">
            <text:p>168,485</text:p>
          </table:table-cell>
          <table:table-cell table:formula="of:=LN([.$R426]/1738.539)/0.00189" office:value-type="float" office:value="2419.99995862109" calcext:value-type="float">
            <text:p>241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6]+1" office:value-type="float" office:value="921" calcext:value-type="float">
            <text:p>921</text:p>
          </table:table-cell>
          <table:table-cell table:style-name="ce8" table:formula="of:=830*EXP(0.00392*([.$I427]-[.$I$7]))" office:value-type="float" office:value="4306.26277247992" calcext:value-type="float">
            <text:p>4306</text:p>
          </table:table-cell>
          <table:table-cell table:style-name="ce8" table:formula="of:=LN([.$J427]/116.455)/0.00392" office:value-type="float" office:value="921.000196045733" calcext:value-type="float">
            <text:p>921</text:p>
          </table:table-cell>
          <table:table-cell/>
          <table:table-cell table:formula="of:=[.M426]+1" office:value-type="float" office:value="1421" calcext:value-type="float">
            <text:p>1421</text:p>
          </table:table-cell>
          <table:table-cell table:formula="of:=5890*EXP(0.00256*([.$M427]-[.$M$7]))" office:value-type="float" office:value="17261.1100609565" calcext:value-type="float">
            <text:p>17,261</text:p>
          </table:table-cell>
          <table:table-cell table:formula="of:=LN([.$N427]/454.16)/0.00256" office:value-type="float" office:value="1421.00067100905" calcext:value-type="float">
            <text:p>1421</text:p>
          </table:table-cell>
          <table:table-cell/>
          <table:table-cell table:formula="of:=[.Q426]+1" office:value-type="float" office:value="2421" calcext:value-type="float">
            <text:p>2421</text:p>
          </table:table-cell>
          <table:table-cell table:formula="of:=76320*EXP(0.00189*([.$Q427]-[.$Q$7]))" office:value-type="float" office:value="168803.451147595" calcext:value-type="float">
            <text:p>168,803</text:p>
          </table:table-cell>
          <table:table-cell table:formula="of:=LN([.$R427]/1738.539)/0.00189" office:value-type="float" office:value="2420.99995862109" calcext:value-type="float">
            <text:p>242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7]+1" office:value-type="float" office:value="922" calcext:value-type="float">
            <text:p>922</text:p>
          </table:table-cell>
          <table:table-cell table:style-name="ce8" table:formula="of:=830*EXP(0.00392*([.$I428]-[.$I$7]))" office:value-type="float" office:value="4323.17645170079" calcext:value-type="float">
            <text:p>4323</text:p>
          </table:table-cell>
          <table:table-cell table:style-name="ce8" table:formula="of:=LN([.$J428]/116.455)/0.00392" office:value-type="float" office:value="922.000196045733" calcext:value-type="float">
            <text:p>922</text:p>
          </table:table-cell>
          <table:table-cell/>
          <table:table-cell table:formula="of:=[.M427]+1" office:value-type="float" office:value="1422" calcext:value-type="float">
            <text:p>1422</text:p>
          </table:table-cell>
          <table:table-cell table:formula="of:=5890*EXP(0.00256*([.$M428]-[.$M$7]))" office:value-type="float" office:value="17305.3551122145" calcext:value-type="float">
            <text:p>17,305</text:p>
          </table:table-cell>
          <table:table-cell table:formula="of:=LN([.$N428]/454.16)/0.00256" office:value-type="float" office:value="1422.00067100905" calcext:value-type="float">
            <text:p>1422</text:p>
          </table:table-cell>
          <table:table-cell/>
          <table:table-cell table:formula="of:=[.Q427]+1" office:value-type="float" office:value="2422" calcext:value-type="float">
            <text:p>2422</text:p>
          </table:table-cell>
          <table:table-cell table:formula="of:=76320*EXP(0.00189*([.$Q428]-[.$Q$7]))" office:value-type="float" office:value="169122.791351697" calcext:value-type="float">
            <text:p>169,123</text:p>
          </table:table-cell>
          <table:table-cell table:formula="of:=LN([.$R428]/1738.539)/0.00189" office:value-type="float" office:value="2421.99995862109" calcext:value-type="float">
            <text:p>242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8]+1" office:value-type="float" office:value="923" calcext:value-type="float">
            <text:p>923</text:p>
          </table:table-cell>
          <table:table-cell table:style-name="ce8" table:formula="of:=830*EXP(0.00392*([.$I429]-[.$I$7]))" office:value-type="float" office:value="4340.15656266536" calcext:value-type="float">
            <text:p>4340</text:p>
          </table:table-cell>
          <table:table-cell table:style-name="ce8" table:formula="of:=LN([.$J429]/116.455)/0.00392" office:value-type="float" office:value="923.000196045733" calcext:value-type="float">
            <text:p>923</text:p>
          </table:table-cell>
          <table:table-cell/>
          <table:table-cell table:formula="of:=[.M428]+1" office:value-type="float" office:value="1423" calcext:value-type="float">
            <text:p>1423</text:p>
          </table:table-cell>
          <table:table-cell table:formula="of:=5890*EXP(0.00256*([.$M429]-[.$M$7]))" office:value-type="float" office:value="17349.7135759096" calcext:value-type="float">
            <text:p>17,350</text:p>
          </table:table-cell>
          <table:table-cell table:formula="of:=LN([.$N429]/454.16)/0.00256" office:value-type="float" office:value="1423.00067100905" calcext:value-type="float">
            <text:p>1423</text:p>
          </table:table-cell>
          <table:table-cell/>
          <table:table-cell table:formula="of:=[.Q428]+1" office:value-type="float" office:value="2423" calcext:value-type="float">
            <text:p>2423</text:p>
          </table:table-cell>
          <table:table-cell table:formula="of:=76320*EXP(0.00189*([.$Q429]-[.$Q$7]))" office:value-type="float" office:value="169442.735679502" calcext:value-type="float">
            <text:p>169,443</text:p>
          </table:table-cell>
          <table:table-cell table:formula="of:=LN([.$R429]/1738.539)/0.00189" office:value-type="float" office:value="2422.99995862109" calcext:value-type="float">
            <text:p>242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29]+1" office:value-type="float" office:value="924" calcext:value-type="float">
            <text:p>924</text:p>
          </table:table-cell>
          <table:table-cell table:style-name="ce8" table:formula="of:=830*EXP(0.00392*([.$I430]-[.$I$7]))" office:value-type="float" office:value="4357.20336629713" calcext:value-type="float">
            <text:p>4357</text:p>
          </table:table-cell>
          <table:table-cell table:style-name="ce8" table:formula="of:=LN([.$J430]/116.455)/0.00392" office:value-type="float" office:value="924.000196045733" calcext:value-type="float">
            <text:p>924</text:p>
          </table:table-cell>
          <table:table-cell/>
          <table:table-cell table:formula="of:=[.M429]+1" office:value-type="float" office:value="1424" calcext:value-type="float">
            <text:p>1424</text:p>
          </table:table-cell>
          <table:table-cell table:formula="of:=5890*EXP(0.00256*([.$M430]-[.$M$7]))" office:value-type="float" office:value="17394.1857427498" calcext:value-type="float">
            <text:p>17,394</text:p>
          </table:table-cell>
          <table:table-cell table:formula="of:=LN([.$N430]/454.16)/0.00256" office:value-type="float" office:value="1424.00067100905" calcext:value-type="float">
            <text:p>1424</text:p>
          </table:table-cell>
          <table:table-cell/>
          <table:table-cell table:formula="of:=[.Q429]+1" office:value-type="float" office:value="2424" calcext:value-type="float">
            <text:p>2424</text:p>
          </table:table-cell>
          <table:table-cell table:formula="of:=76320*EXP(0.00189*([.$Q430]-[.$Q$7]))" office:value-type="float" office:value="169763.285273884" calcext:value-type="float">
            <text:p>169,763</text:p>
          </table:table-cell>
          <table:table-cell table:formula="of:=LN([.$R430]/1738.539)/0.00189" office:value-type="float" office:value="2423.99995862109" calcext:value-type="float">
            <text:p>242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0]+1" office:value-type="float" office:value="925" calcext:value-type="float">
            <text:p>925</text:p>
          </table:table-cell>
          <table:table-cell table:style-name="ce8" table:formula="of:=830*EXP(0.00392*([.$I431]-[.$I$7]))" office:value-type="float" office:value="4374.31712454445" calcext:value-type="float">
            <text:p>4374</text:p>
          </table:table-cell>
          <table:table-cell table:style-name="ce8" table:formula="of:=LN([.$J431]/116.455)/0.00392" office:value-type="float" office:value="925.000196045733" calcext:value-type="float">
            <text:p>925</text:p>
          </table:table-cell>
          <table:table-cell/>
          <table:table-cell table:formula="of:=[.M430]+1" office:value-type="float" office:value="1425" calcext:value-type="float">
            <text:p>1425</text:p>
          </table:table-cell>
          <table:table-cell table:formula="of:=5890*EXP(0.00256*([.$M431]-[.$M$7]))" office:value-type="float" office:value="17438.7719041879" calcext:value-type="float">
            <text:p>17,439</text:p>
          </table:table-cell>
          <table:table-cell table:formula="of:=LN([.$N431]/454.16)/0.00256" office:value-type="float" office:value="1425.00067100905" calcext:value-type="float">
            <text:p>1425</text:p>
          </table:table-cell>
          <table:table-cell/>
          <table:table-cell table:formula="of:=[.Q430]+1" office:value-type="float" office:value="2425" calcext:value-type="float">
            <text:p>2425</text:p>
          </table:table-cell>
          <table:table-cell table:formula="of:=76320*EXP(0.00189*([.$Q431]-[.$Q$7]))" office:value-type="float" office:value="170084.441279877" calcext:value-type="float">
            <text:p>170,084</text:p>
          </table:table-cell>
          <table:table-cell table:formula="of:=LN([.$R431]/1738.539)/0.00189" office:value-type="float" office:value="2424.99995862109" calcext:value-type="float">
            <text:p>242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1]+1" office:value-type="float" office:value="926" calcext:value-type="float">
            <text:p>926</text:p>
          </table:table-cell>
          <table:table-cell table:style-name="ce8" table:formula="of:=830*EXP(0.00392*([.$I432]-[.$I$7]))" office:value-type="float" office:value="4391.4981003845" calcext:value-type="float">
            <text:p>4391</text:p>
          </table:table-cell>
          <table:table-cell table:style-name="ce8" table:formula="of:=LN([.$J432]/116.455)/0.00392" office:value-type="float" office:value="926.000196045733" calcext:value-type="float">
            <text:p>926</text:p>
          </table:table-cell>
          <table:table-cell/>
          <table:table-cell table:formula="of:=[.M431]+1" office:value-type="float" office:value="1426" calcext:value-type="float">
            <text:p>1426</text:p>
          </table:table-cell>
          <table:table-cell table:formula="of:=5890*EXP(0.00256*([.$M432]-[.$M$7]))" office:value-type="float" office:value="17483.4723524239" calcext:value-type="float">
            <text:p>17,483</text:p>
          </table:table-cell>
          <table:table-cell table:formula="of:=LN([.$N432]/454.16)/0.00256" office:value-type="float" office:value="1426.00067100905" calcext:value-type="float">
            <text:p>1426</text:p>
          </table:table-cell>
          <table:table-cell/>
          <table:table-cell table:formula="of:=[.Q431]+1" office:value-type="float" office:value="2426" calcext:value-type="float">
            <text:p>2426</text:p>
          </table:table-cell>
          <table:table-cell table:formula="of:=76320*EXP(0.00189*([.$Q432]-[.$Q$7]))" office:value-type="float" office:value="170406.204844684" calcext:value-type="float">
            <text:p>170,406</text:p>
          </table:table-cell>
          <table:table-cell table:formula="of:=LN([.$R432]/1738.539)/0.00189" office:value-type="float" office:value="2425.99995862109" calcext:value-type="float">
            <text:p>242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2]+1" office:value-type="float" office:value="927" calcext:value-type="float">
            <text:p>927</text:p>
          </table:table-cell>
          <table:table-cell table:style-name="ce8" table:formula="of:=830*EXP(0.00392*([.$I433]-[.$I$7]))" office:value-type="float" office:value="4408.74655782738" calcext:value-type="float">
            <text:p>4409</text:p>
          </table:table-cell>
          <table:table-cell table:style-name="ce8" table:formula="of:=LN([.$J433]/116.455)/0.00392" office:value-type="float" office:value="927.000196045733" calcext:value-type="float">
            <text:p>927</text:p>
          </table:table-cell>
          <table:table-cell/>
          <table:table-cell table:formula="of:=[.M432]+1" office:value-type="float" office:value="1427" calcext:value-type="float">
            <text:p>1427</text:p>
          </table:table-cell>
          <table:table-cell table:formula="of:=5890*EXP(0.00256*([.$M433]-[.$M$7]))" office:value-type="float" office:value="17528.287380407" calcext:value-type="float">
            <text:p>17,528</text:p>
          </table:table-cell>
          <table:table-cell table:formula="of:=LN([.$N433]/454.16)/0.00256" office:value-type="float" office:value="1427.00067100905" calcext:value-type="float">
            <text:p>1427</text:p>
          </table:table-cell>
          <table:table-cell/>
          <table:table-cell table:formula="of:=[.Q432]+1" office:value-type="float" office:value="2427" calcext:value-type="float">
            <text:p>2427</text:p>
          </table:table-cell>
          <table:table-cell table:formula="of:=76320*EXP(0.00189*([.$Q433]-[.$Q$7]))" office:value-type="float" office:value="170728.577117676" calcext:value-type="float">
            <text:p>170,729</text:p>
          </table:table-cell>
          <table:table-cell table:formula="of:=LN([.$R433]/1738.539)/0.00189" office:value-type="float" office:value="2426.99995862109" calcext:value-type="float">
            <text:p>242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3]+1" office:value-type="float" office:value="928" calcext:value-type="float">
            <text:p>928</text:p>
          </table:table-cell>
          <table:table-cell table:style-name="ce8" table:formula="of:=830*EXP(0.00392*([.$I434]-[.$I$7]))" office:value-type="float" office:value="4426.06276192011" calcext:value-type="float">
            <text:p>4426</text:p>
          </table:table-cell>
          <table:table-cell table:style-name="ce8" table:formula="of:=LN([.$J434]/116.455)/0.00392" office:value-type="float" office:value="928.000196045733" calcext:value-type="float">
            <text:p>928</text:p>
          </table:table-cell>
          <table:table-cell/>
          <table:table-cell table:formula="of:=[.M433]+1" office:value-type="float" office:value="1428" calcext:value-type="float">
            <text:p>1428</text:p>
          </table:table-cell>
          <table:table-cell table:formula="of:=5890*EXP(0.00256*([.$M434]-[.$M$7]))" office:value-type="float" office:value="17573.217281837" calcext:value-type="float">
            <text:p>17,573</text:p>
          </table:table-cell>
          <table:table-cell table:formula="of:=LN([.$N434]/454.16)/0.00256" office:value-type="float" office:value="1428.00067100905" calcext:value-type="float">
            <text:p>1428</text:p>
          </table:table-cell>
          <table:table-cell/>
          <table:table-cell table:formula="of:=[.Q433]+1" office:value-type="float" office:value="2428" calcext:value-type="float">
            <text:p>2428</text:p>
          </table:table-cell>
          <table:table-cell table:formula="of:=76320*EXP(0.00189*([.$Q434]-[.$Q$7]))" office:value-type="float" office:value="171051.5592504" calcext:value-type="float">
            <text:p>171,052</text:p>
          </table:table-cell>
          <table:table-cell table:formula="of:=LN([.$R434]/1738.539)/0.00189" office:value-type="float" office:value="2427.99995862109" calcext:value-type="float">
            <text:p>242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4]+1" office:value-type="float" office:value="929" calcext:value-type="float">
            <text:p>929</text:p>
          </table:table-cell>
          <table:table-cell table:style-name="ce8" table:formula="of:=830*EXP(0.00392*([.$I435]-[.$I$7]))" office:value-type="float" office:value="4443.44697875076" calcext:value-type="float">
            <text:p>4443</text:p>
          </table:table-cell>
          <table:table-cell table:style-name="ce8" table:formula="of:=LN([.$J435]/116.455)/0.00392" office:value-type="float" office:value="929.000196045733" calcext:value-type="float">
            <text:p>929</text:p>
          </table:table-cell>
          <table:table-cell/>
          <table:table-cell table:formula="of:=[.M434]+1" office:value-type="float" office:value="1429" calcext:value-type="float">
            <text:p>1429</text:p>
          </table:table-cell>
          <table:table-cell table:formula="of:=5890*EXP(0.00256*([.$M435]-[.$M$7]))" office:value-type="float" office:value="17618.2623511666" calcext:value-type="float">
            <text:p>17,618</text:p>
          </table:table-cell>
          <table:table-cell table:formula="of:=LN([.$N435]/454.16)/0.00256" office:value-type="float" office:value="1429.00067100905" calcext:value-type="float">
            <text:p>1429</text:p>
          </table:table-cell>
          <table:table-cell/>
          <table:table-cell table:formula="of:=[.Q434]+1" office:value-type="float" office:value="2429" calcext:value-type="float">
            <text:p>2429</text:p>
          </table:table-cell>
          <table:table-cell table:formula="of:=76320*EXP(0.00189*([.$Q435]-[.$Q$7]))" office:value-type="float" office:value="171375.152396581" calcext:value-type="float">
            <text:p>171,375</text:p>
          </table:table-cell>
          <table:table-cell table:formula="of:=LN([.$R435]/1738.539)/0.00189" office:value-type="float" office:value="2428.99995862109" calcext:value-type="float">
            <text:p>242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5]+1" office:value-type="float" office:value="930" calcext:value-type="float">
            <text:p>930</text:p>
          </table:table-cell>
          <table:table-cell table:style-name="ce8" table:formula="of:=830*EXP(0.00392*([.$I436]-[.$I$7]))" office:value-type="float" office:value="4460.8994754525" calcext:value-type="float">
            <text:p>4461</text:p>
          </table:table-cell>
          <table:table-cell table:style-name="ce8" table:formula="of:=LN([.$J436]/116.455)/0.00392" office:value-type="float" office:value="930.000196045733" calcext:value-type="float">
            <text:p>930</text:p>
          </table:table-cell>
          <table:table-cell/>
          <table:table-cell table:formula="of:=[.M435]+1" office:value-type="float" office:value="1430" calcext:value-type="float">
            <text:p>1430</text:p>
          </table:table-cell>
          <table:table-cell table:formula="of:=5890*EXP(0.00256*([.$M436]-[.$M$7]))" office:value-type="float" office:value="17663.4228836034" calcext:value-type="float">
            <text:p>17,663</text:p>
          </table:table-cell>
          <table:table-cell table:formula="of:=LN([.$N436]/454.16)/0.00256" office:value-type="float" office:value="1430.00067100905" calcext:value-type="float">
            <text:p>1430</text:p>
          </table:table-cell>
          <table:table-cell/>
          <table:table-cell table:formula="of:=[.Q435]+1" office:value-type="float" office:value="2430" calcext:value-type="float">
            <text:p>2430</text:p>
          </table:table-cell>
          <table:table-cell table:formula="of:=76320*EXP(0.00189*([.$Q436]-[.$Q$7]))" office:value-type="float" office:value="171699.357712126" calcext:value-type="float">
            <text:p>171,699</text:p>
          </table:table-cell>
          <table:table-cell table:formula="of:=LN([.$R436]/1738.539)/0.00189" office:value-type="float" office:value="2429.99995862109" calcext:value-type="float">
            <text:p>242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6]+1" office:value-type="float" office:value="931" calcext:value-type="float">
            <text:p>931</text:p>
          </table:table-cell>
          <table:table-cell table:style-name="ce8" table:formula="of:=830*EXP(0.00392*([.$I437]-[.$I$7]))" office:value-type="float" office:value="4478.42052020772" calcext:value-type="float">
            <text:p>4478</text:p>
          </table:table-cell>
          <table:table-cell table:style-name="ce8" table:formula="of:=LN([.$J437]/116.455)/0.00392" office:value-type="float" office:value="931.000196045733" calcext:value-type="float">
            <text:p>931</text:p>
          </table:table-cell>
          <table:table-cell/>
          <table:table-cell table:formula="of:=[.M436]+1" office:value-type="float" office:value="1431" calcext:value-type="float">
            <text:p>1431</text:p>
          </table:table-cell>
          <table:table-cell table:formula="of:=5890*EXP(0.00256*([.$M437]-[.$M$7]))" office:value-type="float" office:value="17708.6991751117" calcext:value-type="float">
            <text:p>17,709</text:p>
          </table:table-cell>
          <table:table-cell table:formula="of:=LN([.$N437]/454.16)/0.00256" office:value-type="float" office:value="1431.00067100905" calcext:value-type="float">
            <text:p>1431</text:p>
          </table:table-cell>
          <table:table-cell/>
          <table:table-cell table:formula="of:=[.Q436]+1" office:value-type="float" office:value="2431" calcext:value-type="float">
            <text:p>2431</text:p>
          </table:table-cell>
          <table:table-cell table:formula="of:=76320*EXP(0.00189*([.$Q437]-[.$Q$7]))" office:value-type="float" office:value="172024.176355129" calcext:value-type="float">
            <text:p>172,024</text:p>
          </table:table-cell>
          <table:table-cell table:formula="of:=LN([.$R437]/1738.539)/0.00189" office:value-type="float" office:value="2430.99995862109" calcext:value-type="float">
            <text:p>243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7]+1" office:value-type="float" office:value="932" calcext:value-type="float">
            <text:p>932</text:p>
          </table:table-cell>
          <table:table-cell table:style-name="ce8" table:formula="of:=830*EXP(0.00392*([.$I438]-[.$I$7]))" office:value-type="float" office:value="4496.01038225214" calcext:value-type="float">
            <text:p>4496</text:p>
          </table:table-cell>
          <table:table-cell table:style-name="ce8" table:formula="of:=LN([.$J438]/116.455)/0.00392" office:value-type="float" office:value="932.000196045733" calcext:value-type="float">
            <text:p>932</text:p>
          </table:table-cell>
          <table:table-cell/>
          <table:table-cell table:formula="of:=[.M437]+1" office:value-type="float" office:value="1432" calcext:value-type="float">
            <text:p>1432</text:p>
          </table:table-cell>
          <table:table-cell table:formula="of:=5890*EXP(0.00256*([.$M438]-[.$M$7]))" office:value-type="float" office:value="17754.0915224142" calcext:value-type="float">
            <text:p>17,754</text:p>
          </table:table-cell>
          <table:table-cell table:formula="of:=LN([.$N438]/454.16)/0.00256" office:value-type="float" office:value="1432.00067100905" calcext:value-type="float">
            <text:p>1432</text:p>
          </table:table-cell>
          <table:table-cell/>
          <table:table-cell table:formula="of:=[.Q437]+1" office:value-type="float" office:value="2432" calcext:value-type="float">
            <text:p>2432</text:p>
          </table:table-cell>
          <table:table-cell table:formula="of:=76320*EXP(0.00189*([.$Q438]-[.$Q$7]))" office:value-type="float" office:value="172349.609485875" calcext:value-type="float">
            <text:p>172,350</text:p>
          </table:table-cell>
          <table:table-cell table:formula="of:=LN([.$R438]/1738.539)/0.00189" office:value-type="float" office:value="2431.99995862109" calcext:value-type="float">
            <text:p>243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8]+1" office:value-type="float" office:value="933" calcext:value-type="float">
            <text:p>933</text:p>
          </table:table-cell>
          <table:table-cell table:style-name="ce8" table:formula="of:=830*EXP(0.00392*([.$I439]-[.$I$7]))" office:value-type="float" office:value="4513.66933187897" calcext:value-type="float">
            <text:p>4514</text:p>
          </table:table-cell>
          <table:table-cell table:style-name="ce8" table:formula="of:=LN([.$J439]/116.455)/0.00392" office:value-type="float" office:value="933.000196045733" calcext:value-type="float">
            <text:p>933</text:p>
          </table:table-cell>
          <table:table-cell/>
          <table:table-cell table:formula="of:=[.M438]+1" office:value-type="float" office:value="1433" calcext:value-type="float">
            <text:p>1433</text:p>
          </table:table-cell>
          <table:table-cell table:formula="of:=5890*EXP(0.00256*([.$M439]-[.$M$7]))" office:value-type="float" office:value="17799.6002229946" calcext:value-type="float">
            <text:p>17,800</text:p>
          </table:table-cell>
          <table:table-cell table:formula="of:=LN([.$N439]/454.16)/0.00256" office:value-type="float" office:value="1433.00067100905" calcext:value-type="float">
            <text:p>1433</text:p>
          </table:table-cell>
          <table:table-cell/>
          <table:table-cell table:formula="of:=[.Q438]+1" office:value-type="float" office:value="2433" calcext:value-type="float">
            <text:p>2433</text:p>
          </table:table-cell>
          <table:table-cell table:formula="of:=76320*EXP(0.00189*([.$Q439]-[.$Q$7]))" office:value-type="float" office:value="172675.658266845" calcext:value-type="float">
            <text:p>172,676</text:p>
          </table:table-cell>
          <table:table-cell table:formula="of:=LN([.$R439]/1738.539)/0.00189" office:value-type="float" office:value="2432.99995862109" calcext:value-type="float">
            <text:p>243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39]+1" office:value-type="float" office:value="934" calcext:value-type="float">
            <text:p>934</text:p>
          </table:table-cell>
          <table:table-cell table:style-name="ce8" table:formula="of:=830*EXP(0.00392*([.$I440]-[.$I$7]))" office:value-type="float" office:value="4531.39764044304" calcext:value-type="float">
            <text:p>4531</text:p>
          </table:table-cell>
          <table:table-cell table:style-name="ce8" table:formula="of:=LN([.$J440]/116.455)/0.00392" office:value-type="float" office:value="934.000196045733" calcext:value-type="float">
            <text:p>934</text:p>
          </table:table-cell>
          <table:table-cell/>
          <table:table-cell table:formula="of:=[.M439]+1" office:value-type="float" office:value="1434" calcext:value-type="float">
            <text:p>1434</text:p>
          </table:table-cell>
          <table:table-cell table:formula="of:=5890*EXP(0.00256*([.$M440]-[.$M$7]))" office:value-type="float" office:value="17845.2255750986" calcext:value-type="float">
            <text:p>17,845</text:p>
          </table:table-cell>
          <table:table-cell table:formula="of:=LN([.$N440]/454.16)/0.00256" office:value-type="float" office:value="1434.00067100905" calcext:value-type="float">
            <text:p>1434</text:p>
          </table:table-cell>
          <table:table-cell/>
          <table:table-cell table:formula="of:=[.Q439]+1" office:value-type="float" office:value="2434" calcext:value-type="float">
            <text:p>2434</text:p>
          </table:table-cell>
          <table:table-cell table:formula="of:=76320*EXP(0.00189*([.$Q440]-[.$Q$7]))" office:value-type="float" office:value="173002.323862717" calcext:value-type="float">
            <text:p>173,002</text:p>
          </table:table-cell>
          <table:table-cell table:formula="of:=LN([.$R440]/1738.539)/0.00189" office:value-type="float" office:value="2433.99995862109" calcext:value-type="float">
            <text:p>243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0]+1" office:value-type="float" office:value="935" calcext:value-type="float">
            <text:p>935</text:p>
          </table:table-cell>
          <table:table-cell table:style-name="ce8" table:formula="of:=830*EXP(0.00392*([.$I441]-[.$I$7]))" office:value-type="float" office:value="4549.19558036497" calcext:value-type="float">
            <text:p>4549</text:p>
          </table:table-cell>
          <table:table-cell table:style-name="ce8" table:formula="of:=LN([.$J441]/116.455)/0.00392" office:value-type="float" office:value="935.000196045733" calcext:value-type="float">
            <text:p>935</text:p>
          </table:table-cell>
          <table:table-cell/>
          <table:table-cell table:formula="of:=[.M440]+1" office:value-type="float" office:value="1435" calcext:value-type="float">
            <text:p>1435</text:p>
          </table:table-cell>
          <table:table-cell table:formula="of:=5890*EXP(0.00256*([.$M441]-[.$M$7]))" office:value-type="float" office:value="17890.9678777368" calcext:value-type="float">
            <text:p>17,891</text:p>
          </table:table-cell>
          <table:table-cell table:formula="of:=LN([.$N441]/454.16)/0.00256" office:value-type="float" office:value="1435.00067100905" calcext:value-type="float">
            <text:p>1435</text:p>
          </table:table-cell>
          <table:table-cell/>
          <table:table-cell table:formula="of:=[.Q440]+1" office:value-type="float" office:value="2435" calcext:value-type="float">
            <text:p>2435</text:p>
          </table:table-cell>
          <table:table-cell table:formula="of:=76320*EXP(0.00189*([.$Q441]-[.$Q$7]))" office:value-type="float" office:value="173329.607440375" calcext:value-type="float">
            <text:p>173,330</text:p>
          </table:table-cell>
          <table:table-cell table:formula="of:=LN([.$R441]/1738.539)/0.00189" office:value-type="float" office:value="2434.99995862109" calcext:value-type="float">
            <text:p>243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1]+1" office:value-type="float" office:value="936" calcext:value-type="float">
            <text:p>936</text:p>
          </table:table-cell>
          <table:table-cell table:style-name="ce8" table:formula="of:=830*EXP(0.00392*([.$I442]-[.$I$7]))" office:value-type="float" office:value="4567.06342513539" calcext:value-type="float">
            <text:p>4567</text:p>
          </table:table-cell>
          <table:table-cell table:style-name="ce8" table:formula="of:=LN([.$J442]/116.455)/0.00392" office:value-type="float" office:value="936.000196045733" calcext:value-type="float">
            <text:p>936</text:p>
          </table:table-cell>
          <table:table-cell/>
          <table:table-cell table:formula="of:=[.M441]+1" office:value-type="float" office:value="1436" calcext:value-type="float">
            <text:p>1436</text:p>
          </table:table-cell>
          <table:table-cell table:formula="of:=5890*EXP(0.00256*([.$M442]-[.$M$7]))" office:value-type="float" office:value="17936.8274306862" calcext:value-type="float">
            <text:p>17,937</text:p>
          </table:table-cell>
          <table:table-cell table:formula="of:=LN([.$N442]/454.16)/0.00256" office:value-type="float" office:value="1436.00067100905" calcext:value-type="float">
            <text:p>1436</text:p>
          </table:table-cell>
          <table:table-cell/>
          <table:table-cell table:formula="of:=[.Q441]+1" office:value-type="float" office:value="2436" calcext:value-type="float">
            <text:p>2436</text:p>
          </table:table-cell>
          <table:table-cell table:formula="of:=76320*EXP(0.00189*([.$Q442]-[.$Q$7]))" office:value-type="float" office:value="173657.510168907" calcext:value-type="float">
            <text:p>173,658</text:p>
          </table:table-cell>
          <table:table-cell table:formula="of:=LN([.$R442]/1738.539)/0.00189" office:value-type="float" office:value="2435.99995862109" calcext:value-type="float">
            <text:p>243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2]+1" office:value-type="float" office:value="937" calcext:value-type="float">
            <text:p>937</text:p>
          </table:table-cell>
          <table:table-cell table:style-name="ce8" table:formula="of:=830*EXP(0.00392*([.$I443]-[.$I$7]))" office:value-type="float" office:value="4585.00144931909" calcext:value-type="float">
            <text:p>4585</text:p>
          </table:table-cell>
          <table:table-cell table:style-name="ce8" table:formula="of:=LN([.$J443]/116.455)/0.00392" office:value-type="float" office:value="937.000196045733" calcext:value-type="float">
            <text:p>937</text:p>
          </table:table-cell>
          <table:table-cell/>
          <table:table-cell table:formula="of:=[.M442]+1" office:value-type="float" office:value="1437" calcext:value-type="float">
            <text:p>1437</text:p>
          </table:table-cell>
          <table:table-cell table:formula="of:=5890*EXP(0.00256*([.$M443]-[.$M$7]))" office:value-type="float" office:value="17982.804534492" calcext:value-type="float">
            <text:p>17,983</text:p>
          </table:table-cell>
          <table:table-cell table:formula="of:=LN([.$N443]/454.16)/0.00256" office:value-type="float" office:value="1437.00067100905" calcext:value-type="float">
            <text:p>1437</text:p>
          </table:table-cell>
          <table:table-cell/>
          <table:table-cell table:formula="of:=[.Q442]+1" office:value-type="float" office:value="2437" calcext:value-type="float">
            <text:p>2437</text:p>
          </table:table-cell>
          <table:table-cell table:formula="of:=76320*EXP(0.00189*([.$Q443]-[.$Q$7]))" office:value-type="float" office:value="173986.033219616" calcext:value-type="float">
            <text:p>173,986</text:p>
          </table:table-cell>
          <table:table-cell table:formula="of:=LN([.$R443]/1738.539)/0.00189" office:value-type="float" office:value="2436.99995862109" calcext:value-type="float">
            <text:p>243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3]+1" office:value-type="float" office:value="938" calcext:value-type="float">
            <text:p>938</text:p>
          </table:table-cell>
          <table:table-cell table:style-name="ce8" table:formula="of:=830*EXP(0.00392*([.$I444]-[.$I$7]))" office:value-type="float" office:value="4603.00992855928" calcext:value-type="float">
            <text:p>4603</text:p>
          </table:table-cell>
          <table:table-cell table:style-name="ce8" table:formula="of:=LN([.$J444]/116.455)/0.00392" office:value-type="float" office:value="938.000196045733" calcext:value-type="float">
            <text:p>938</text:p>
          </table:table-cell>
          <table:table-cell/>
          <table:table-cell table:formula="of:=[.M443]+1" office:value-type="float" office:value="1438" calcext:value-type="float">
            <text:p>1438</text:p>
          </table:table-cell>
          <table:table-cell table:formula="of:=5890*EXP(0.00256*([.$M444]-[.$M$7]))" office:value-type="float" office:value="18028.8994904699" calcext:value-type="float">
            <text:p>18,029</text:p>
          </table:table-cell>
          <table:table-cell table:formula="of:=LN([.$N444]/454.16)/0.00256" office:value-type="float" office:value="1438.00067100905" calcext:value-type="float">
            <text:p>1438</text:p>
          </table:table-cell>
          <table:table-cell/>
          <table:table-cell table:formula="of:=[.Q443]+1" office:value-type="float" office:value="2438" calcext:value-type="float">
            <text:p>2438</text:p>
          </table:table-cell>
          <table:table-cell table:formula="of:=76320*EXP(0.00189*([.$Q444]-[.$Q$7]))" office:value-type="float" office:value="174315.177766019" calcext:value-type="float">
            <text:p>174,315</text:p>
          </table:table-cell>
          <table:table-cell table:formula="of:=LN([.$R444]/1738.539)/0.00189" office:value-type="float" office:value="2437.99995862109" calcext:value-type="float">
            <text:p>243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4]+1" office:value-type="float" office:value="939" calcext:value-type="float">
            <text:p>939</text:p>
          </table:table-cell>
          <table:table-cell table:style-name="ce8" table:formula="of:=830*EXP(0.00392*([.$I445]-[.$I$7]))" office:value-type="float" office:value="4621.08913958181" calcext:value-type="float">
            <text:p>4621</text:p>
          </table:table-cell>
          <table:table-cell table:style-name="ce8" table:formula="of:=LN([.$J445]/116.455)/0.00392" office:value-type="float" office:value="939.000196045733" calcext:value-type="float">
            <text:p>939</text:p>
          </table:table-cell>
          <table:table-cell/>
          <table:table-cell table:formula="of:=[.M444]+1" office:value-type="float" office:value="1439" calcext:value-type="float">
            <text:p>1439</text:p>
          </table:table-cell>
          <table:table-cell table:formula="of:=5890*EXP(0.00256*([.$M445]-[.$M$7]))" office:value-type="float" office:value="18075.1126007081" calcext:value-type="float">
            <text:p>18,075</text:p>
          </table:table-cell>
          <table:table-cell table:formula="of:=LN([.$N445]/454.16)/0.00256" office:value-type="float" office:value="1439.00067100905" calcext:value-type="float">
            <text:p>1439</text:p>
          </table:table-cell>
          <table:table-cell/>
          <table:table-cell table:formula="of:=[.Q444]+1" office:value-type="float" office:value="2439" calcext:value-type="float">
            <text:p>2439</text:p>
          </table:table-cell>
          <table:table-cell table:formula="of:=76320*EXP(0.00189*([.$Q445]-[.$Q$7]))" office:value-type="float" office:value="174644.944983855" calcext:value-type="float">
            <text:p>174,645</text:p>
          </table:table-cell>
          <table:table-cell table:formula="of:=LN([.$R445]/1738.539)/0.00189" office:value-type="float" office:value="2438.99995862109" calcext:value-type="float">
            <text:p>243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5]+1" office:value-type="float" office:value="940" calcext:value-type="float">
            <text:p>940</text:p>
          </table:table-cell>
          <table:table-cell table:style-name="ce8" table:formula="of:=830*EXP(0.00392*([.$I446]-[.$I$7]))" office:value-type="float" office:value="4639.23936019942" calcext:value-type="float">
            <text:p>4639</text:p>
          </table:table-cell>
          <table:table-cell table:style-name="ce8" table:formula="of:=LN([.$J446]/116.455)/0.00392" office:value-type="float" office:value="940.000196045733" calcext:value-type="float">
            <text:p>940</text:p>
          </table:table-cell>
          <table:table-cell/>
          <table:table-cell table:formula="of:=[.M445]+1" office:value-type="float" office:value="1440" calcext:value-type="float">
            <text:p>1440</text:p>
          </table:table-cell>
          <table:table-cell table:formula="of:=5890*EXP(0.00256*([.$M446]-[.$M$7]))" office:value-type="float" office:value="18121.444168069" calcext:value-type="float">
            <text:p>18,121</text:p>
          </table:table-cell>
          <table:table-cell table:formula="of:=LN([.$N446]/454.16)/0.00256" office:value-type="float" office:value="1440.00067100905" calcext:value-type="float">
            <text:p>1440</text:p>
          </table:table-cell>
          <table:table-cell/>
          <table:table-cell table:formula="of:=[.Q445]+1" office:value-type="float" office:value="2440" calcext:value-type="float">
            <text:p>2440</text:p>
          </table:table-cell>
          <table:table-cell table:formula="of:=76320*EXP(0.00189*([.$Q446]-[.$Q$7]))" office:value-type="float" office:value="174975.336051083" calcext:value-type="float">
            <text:p>174,975</text:p>
          </table:table-cell>
          <table:table-cell table:formula="of:=LN([.$R446]/1738.539)/0.00189" office:value-type="float" office:value="2439.99995862109" calcext:value-type="float">
            <text:p>243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6]+1" office:value-type="float" office:value="941" calcext:value-type="float">
            <text:p>941</text:p>
          </table:table-cell>
          <table:table-cell table:style-name="ce8" table:formula="of:=830*EXP(0.00392*([.$I447]-[.$I$7]))" office:value-type="float" office:value="4657.46086931603" calcext:value-type="float">
            <text:p>4657</text:p>
          </table:table-cell>
          <table:table-cell table:style-name="ce8" table:formula="of:=LN([.$J447]/116.455)/0.00392" office:value-type="float" office:value="941.000196045733" calcext:value-type="float">
            <text:p>941</text:p>
          </table:table-cell>
          <table:table-cell/>
          <table:table-cell table:formula="of:=[.M446]+1" office:value-type="float" office:value="1441" calcext:value-type="float">
            <text:p>1441</text:p>
          </table:table-cell>
          <table:table-cell table:formula="of:=5890*EXP(0.00256*([.$M447]-[.$M$7]))" office:value-type="float" office:value="18167.8944961911" calcext:value-type="float">
            <text:p>18,168</text:p>
          </table:table-cell>
          <table:table-cell table:formula="of:=LN([.$N447]/454.16)/0.00256" office:value-type="float" office:value="1441.00067100905" calcext:value-type="float">
            <text:p>1441</text:p>
          </table:table-cell>
          <table:table-cell/>
          <table:table-cell table:formula="of:=[.Q446]+1" office:value-type="float" office:value="2441" calcext:value-type="float">
            <text:p>2441</text:p>
          </table:table-cell>
          <table:table-cell table:formula="of:=76320*EXP(0.00189*([.$Q447]-[.$Q$7]))" office:value-type="float" office:value="175306.352147896" calcext:value-type="float">
            <text:p>175,306</text:p>
          </table:table-cell>
          <table:table-cell table:formula="of:=LN([.$R447]/1738.539)/0.00189" office:value-type="float" office:value="2440.99995862109" calcext:value-type="float">
            <text:p>244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7]+1" office:value-type="float" office:value="942" calcext:value-type="float">
            <text:p>942</text:p>
          </table:table-cell>
          <table:table-cell table:style-name="ce8" table:formula="of:=830*EXP(0.00392*([.$I448]-[.$I$7]))" office:value-type="float" office:value="4675.75394693098" calcext:value-type="float">
            <text:p>4676</text:p>
          </table:table-cell>
          <table:table-cell table:style-name="ce8" table:formula="of:=LN([.$J448]/116.455)/0.00392" office:value-type="float" office:value="942.000196045733" calcext:value-type="float">
            <text:p>942</text:p>
          </table:table-cell>
          <table:table-cell/>
          <table:table-cell table:formula="of:=[.M447]+1" office:value-type="float" office:value="1442" calcext:value-type="float">
            <text:p>1442</text:p>
          </table:table-cell>
          <table:table-cell table:formula="of:=5890*EXP(0.00256*([.$M448]-[.$M$7]))" office:value-type="float" office:value="18214.4638894917" calcext:value-type="float">
            <text:p>18,214</text:p>
          </table:table-cell>
          <table:table-cell table:formula="of:=LN([.$N448]/454.16)/0.00256" office:value-type="float" office:value="1442.00067100905" calcext:value-type="float">
            <text:p>1442</text:p>
          </table:table-cell>
          <table:table-cell/>
          <table:table-cell table:formula="of:=[.Q447]+1" office:value-type="float" office:value="2442" calcext:value-type="float">
            <text:p>2442</text:p>
          </table:table-cell>
          <table:table-cell table:formula="of:=76320*EXP(0.00189*([.$Q448]-[.$Q$7]))" office:value-type="float" office:value="175637.994456716" calcext:value-type="float">
            <text:p>175,638</text:p>
          </table:table-cell>
          <table:table-cell table:formula="of:=LN([.$R448]/1738.539)/0.00189" office:value-type="float" office:value="2441.99995862109" calcext:value-type="float">
            <text:p>244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8]+1" office:value-type="float" office:value="943" calcext:value-type="float">
            <text:p>943</text:p>
          </table:table-cell>
          <table:table-cell table:style-name="ce8" table:formula="of:=830*EXP(0.00392*([.$I449]-[.$I$7]))" office:value-type="float" office:value="4694.11887414339" calcext:value-type="float">
            <text:p>4694</text:p>
          </table:table-cell>
          <table:table-cell table:style-name="ce8" table:formula="of:=LN([.$J449]/116.455)/0.00392" office:value-type="float" office:value="943.000196045733" calcext:value-type="float">
            <text:p>943</text:p>
          </table:table-cell>
          <table:table-cell/>
          <table:table-cell table:formula="of:=[.M448]+1" office:value-type="float" office:value="1443" calcext:value-type="float">
            <text:p>1443</text:p>
          </table:table-cell>
          <table:table-cell table:formula="of:=5890*EXP(0.00256*([.$M449]-[.$M$7]))" office:value-type="float" office:value="18261.152653168" calcext:value-type="float">
            <text:p>18,261</text:p>
          </table:table-cell>
          <table:table-cell table:formula="of:=LN([.$N449]/454.16)/0.00256" office:value-type="float" office:value="1443.00067100905" calcext:value-type="float">
            <text:p>1443</text:p>
          </table:table-cell>
          <table:table-cell/>
          <table:table-cell table:formula="of:=[.Q448]+1" office:value-type="float" office:value="2443" calcext:value-type="float">
            <text:p>2443</text:p>
          </table:table-cell>
          <table:table-cell table:formula="of:=76320*EXP(0.00189*([.$Q449]-[.$Q$7]))" office:value-type="float" office:value="175970.264162203" calcext:value-type="float">
            <text:p>175,970</text:p>
          </table:table-cell>
          <table:table-cell table:formula="of:=LN([.$R449]/1738.539)/0.00189" office:value-type="float" office:value="2442.99995862109" calcext:value-type="float">
            <text:p>244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49]+1" office:value-type="float" office:value="944" calcext:value-type="float">
            <text:p>944</text:p>
          </table:table-cell>
          <table:table-cell table:style-name="ce8" table:formula="of:=830*EXP(0.00392*([.$I450]-[.$I$7]))" office:value-type="float" office:value="4712.55593315644" calcext:value-type="float">
            <text:p>4713</text:p>
          </table:table-cell>
          <table:table-cell table:style-name="ce8" table:formula="of:=LN([.$J450]/116.455)/0.00392" office:value-type="float" office:value="944.000196045733" calcext:value-type="float">
            <text:p>944</text:p>
          </table:table-cell>
          <table:table-cell/>
          <table:table-cell table:formula="of:=[.M449]+1" office:value-type="float" office:value="1444" calcext:value-type="float">
            <text:p>1444</text:p>
          </table:table-cell>
          <table:table-cell table:formula="of:=5890*EXP(0.00256*([.$M450]-[.$M$7]))" office:value-type="float" office:value="18307.9610931997" calcext:value-type="float">
            <text:p>18,308</text:p>
          </table:table-cell>
          <table:table-cell table:formula="of:=LN([.$N450]/454.16)/0.00256" office:value-type="float" office:value="1444.00067100905" calcext:value-type="float">
            <text:p>1444</text:p>
          </table:table-cell>
          <table:table-cell/>
          <table:table-cell table:formula="of:=[.Q449]+1" office:value-type="float" office:value="2444" calcext:value-type="float">
            <text:p>2444</text:p>
          </table:table-cell>
          <table:table-cell table:formula="of:=76320*EXP(0.00189*([.$Q450]-[.$Q$7]))" office:value-type="float" office:value="176303.162451257" calcext:value-type="float">
            <text:p>176,303</text:p>
          </table:table-cell>
          <table:table-cell table:formula="of:=LN([.$R450]/1738.539)/0.00189" office:value-type="float" office:value="2443.99995862109" calcext:value-type="float">
            <text:p>244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0]+1" office:value-type="float" office:value="945" calcext:value-type="float">
            <text:p>945</text:p>
          </table:table-cell>
          <table:table-cell table:style-name="ce8" table:formula="of:=830*EXP(0.00392*([.$I451]-[.$I$7]))" office:value-type="float" office:value="4731.06540728171" calcext:value-type="float">
            <text:p>4731</text:p>
          </table:table-cell>
          <table:table-cell table:style-name="ce8" table:formula="of:=LN([.$J451]/116.455)/0.00392" office:value-type="float" office:value="945.000196045733" calcext:value-type="float">
            <text:p>945</text:p>
          </table:table-cell>
          <table:table-cell/>
          <table:table-cell table:formula="of:=[.M450]+1" office:value-type="float" office:value="1445" calcext:value-type="float">
            <text:p>1445</text:p>
          </table:table-cell>
          <table:table-cell table:formula="of:=5890*EXP(0.00256*([.$M451]-[.$M$7]))" office:value-type="float" office:value="18354.8895163508" calcext:value-type="float">
            <text:p>18,355</text:p>
          </table:table-cell>
          <table:table-cell table:formula="of:=LN([.$N451]/454.16)/0.00256" office:value-type="float" office:value="1445.00067100905" calcext:value-type="float">
            <text:p>1445</text:p>
          </table:table-cell>
          <table:table-cell/>
          <table:table-cell table:formula="of:=[.Q450]+1" office:value-type="float" office:value="2445" calcext:value-type="float">
            <text:p>2445</text:p>
          </table:table-cell>
          <table:table-cell table:formula="of:=76320*EXP(0.00189*([.$Q451]-[.$Q$7]))" office:value-type="float" office:value="176636.690513025" calcext:value-type="float">
            <text:p>176,637</text:p>
          </table:table-cell>
          <table:table-cell table:formula="of:=LN([.$R451]/1738.539)/0.00189" office:value-type="float" office:value="2444.99995862109" calcext:value-type="float">
            <text:p>244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1]+1" office:value-type="float" office:value="946" calcext:value-type="float">
            <text:p>946</text:p>
          </table:table-cell>
          <table:table-cell table:style-name="ce8" table:formula="of:=830*EXP(0.00392*([.$I452]-[.$I$7]))" office:value-type="float" office:value="4749.64758094354" calcext:value-type="float">
            <text:p>4750</text:p>
          </table:table-cell>
          <table:table-cell table:style-name="ce8" table:formula="of:=LN([.$J452]/116.455)/0.00392" office:value-type="float" office:value="946.000196045733" calcext:value-type="float">
            <text:p>946</text:p>
          </table:table-cell>
          <table:table-cell/>
          <table:table-cell table:formula="of:=[.M451]+1" office:value-type="float" office:value="1446" calcext:value-type="float">
            <text:p>1446</text:p>
          </table:table-cell>
          <table:table-cell table:formula="of:=5890*EXP(0.00256*([.$M452]-[.$M$7]))" office:value-type="float" office:value="18401.9382301715" calcext:value-type="float">
            <text:p>18,402</text:p>
          </table:table-cell>
          <table:table-cell table:formula="of:=LN([.$N452]/454.16)/0.00256" office:value-type="float" office:value="1446.00067100905" calcext:value-type="float">
            <text:p>1446</text:p>
          </table:table-cell>
          <table:table-cell/>
          <table:table-cell table:formula="of:=[.Q451]+1" office:value-type="float" office:value="2446" calcext:value-type="float">
            <text:p>2446</text:p>
          </table:table-cell>
          <table:table-cell table:formula="of:=76320*EXP(0.00189*([.$Q452]-[.$Q$7]))" office:value-type="float" office:value="176970.849538903" calcext:value-type="float">
            <text:p>176,971</text:p>
          </table:table-cell>
          <table:table-cell table:formula="of:=LN([.$R452]/1738.539)/0.00189" office:value-type="float" office:value="2445.99995862109" calcext:value-type="float">
            <text:p>244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2]+1" office:value-type="float" office:value="947" calcext:value-type="float">
            <text:p>947</text:p>
          </table:table-cell>
          <table:table-cell table:style-name="ce8" table:formula="of:=830*EXP(0.00392*([.$I453]-[.$I$7]))" office:value-type="float" office:value="4768.30273968342" calcext:value-type="float">
            <text:p>4768</text:p>
          </table:table-cell>
          <table:table-cell table:style-name="ce8" table:formula="of:=LN([.$J453]/116.455)/0.00392" office:value-type="float" office:value="947.000196045733" calcext:value-type="float">
            <text:p>947</text:p>
          </table:table-cell>
          <table:table-cell/>
          <table:table-cell table:formula="of:=[.M452]+1" office:value-type="float" office:value="1447" calcext:value-type="float">
            <text:p>1447</text:p>
          </table:table-cell>
          <table:table-cell table:formula="of:=5890*EXP(0.00256*([.$M453]-[.$M$7]))" office:value-type="float" office:value="18449.1075430004" calcext:value-type="float">
            <text:p>18,449</text:p>
          </table:table-cell>
          <table:table-cell table:formula="of:=LN([.$N453]/454.16)/0.00256" office:value-type="float" office:value="1447.00067100905" calcext:value-type="float">
            <text:p>1447</text:p>
          </table:table-cell>
          <table:table-cell/>
          <table:table-cell table:formula="of:=[.Q452]+1" office:value-type="float" office:value="2447" calcext:value-type="float">
            <text:p>2447</text:p>
          </table:table-cell>
          <table:table-cell table:formula="of:=76320*EXP(0.00189*([.$Q453]-[.$Q$7]))" office:value-type="float" office:value="177305.640722541" calcext:value-type="float">
            <text:p>177,306</text:p>
          </table:table-cell>
          <table:table-cell table:formula="of:=LN([.$R453]/1738.539)/0.00189" office:value-type="float" office:value="2446.99995862109" calcext:value-type="float">
            <text:p>244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3]+1" office:value-type="float" office:value="948" calcext:value-type="float">
            <text:p>948</text:p>
          </table:table-cell>
          <table:table-cell table:style-name="ce8" table:formula="of:=830*EXP(0.00392*([.$I454]-[.$I$7]))" office:value-type="float" office:value="4787.03117016435" calcext:value-type="float">
            <text:p>4787</text:p>
          </table:table-cell>
          <table:table-cell table:style-name="ce8" table:formula="of:=LN([.$J454]/116.455)/0.00392" office:value-type="float" office:value="948.000196045733" calcext:value-type="float">
            <text:p>948</text:p>
          </table:table-cell>
          <table:table-cell/>
          <table:table-cell table:formula="of:=[.M453]+1" office:value-type="float" office:value="1448" calcext:value-type="float">
            <text:p>1448</text:p>
          </table:table-cell>
          <table:table-cell table:formula="of:=5890*EXP(0.00256*([.$M454]-[.$M$7]))" office:value-type="float" office:value="18496.3977639666" calcext:value-type="float">
            <text:p>18,496</text:p>
          </table:table-cell>
          <table:table-cell table:formula="of:=LN([.$N454]/454.16)/0.00256" office:value-type="float" office:value="1448.00067100905" calcext:value-type="float">
            <text:p>1448</text:p>
          </table:table-cell>
          <table:table-cell/>
          <table:table-cell table:formula="of:=[.Q453]+1" office:value-type="float" office:value="2448" calcext:value-type="float">
            <text:p>2448</text:p>
          </table:table-cell>
          <table:table-cell table:formula="of:=76320*EXP(0.00189*([.$Q454]-[.$Q$7]))" office:value-type="float" office:value="177641.065259847" calcext:value-type="float">
            <text:p>177,641</text:p>
          </table:table-cell>
          <table:table-cell table:formula="of:=LN([.$R454]/1738.539)/0.00189" office:value-type="float" office:value="2447.99995862109" calcext:value-type="float">
            <text:p>244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4]+1" office:value-type="float" office:value="949" calcext:value-type="float">
            <text:p>949</text:p>
          </table:table-cell>
          <table:table-cell table:style-name="ce8" table:formula="of:=830*EXP(0.00392*([.$I455]-[.$I$7]))" office:value-type="float" office:value="4805.83316017525" calcext:value-type="float">
            <text:p>4806</text:p>
          </table:table-cell>
          <table:table-cell table:style-name="ce8" table:formula="of:=LN([.$J455]/116.455)/0.00392" office:value-type="float" office:value="949.000196045733" calcext:value-type="float">
            <text:p>949</text:p>
          </table:table-cell>
          <table:table-cell/>
          <table:table-cell table:formula="of:=[.M454]+1" office:value-type="float" office:value="1449" calcext:value-type="float">
            <text:p>1449</text:p>
          </table:table-cell>
          <table:table-cell table:formula="of:=5890*EXP(0.00256*([.$M455]-[.$M$7]))" office:value-type="float" office:value="18543.8092029913" calcext:value-type="float">
            <text:p>18,544</text:p>
          </table:table-cell>
          <table:table-cell table:formula="of:=LN([.$N455]/454.16)/0.00256" office:value-type="float" office:value="1449.00067100905" calcext:value-type="float">
            <text:p>1449</text:p>
          </table:table-cell>
          <table:table-cell/>
          <table:table-cell table:formula="of:=[.Q454]+1" office:value-type="float" office:value="2449" calcext:value-type="float">
            <text:p>2449</text:p>
          </table:table-cell>
          <table:table-cell table:formula="of:=76320*EXP(0.00189*([.$Q455]-[.$Q$7]))" office:value-type="float" office:value="177977.124348991" calcext:value-type="float">
            <text:p>177,977</text:p>
          </table:table-cell>
          <table:table-cell table:formula="of:=LN([.$R455]/1738.539)/0.00189" office:value-type="float" office:value="2448.99995862109" calcext:value-type="float">
            <text:p>244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5]+1" office:value-type="float" office:value="950" calcext:value-type="float">
            <text:p>950</text:p>
          </table:table-cell>
          <table:table-cell table:style-name="ce8" table:formula="of:=830*EXP(0.00392*([.$I456]-[.$I$7]))" office:value-type="float" office:value="4824.70899863538" calcext:value-type="float">
            <text:p>4825</text:p>
          </table:table-cell>
          <table:table-cell table:style-name="ce8" table:formula="of:=LN([.$J456]/116.455)/0.00392" office:value-type="float" office:value="950.000196045733" calcext:value-type="float">
            <text:p>950</text:p>
          </table:table-cell>
          <table:table-cell/>
          <table:table-cell table:formula="of:=[.M455]+1" office:value-type="float" office:value="1450" calcext:value-type="float">
            <text:p>1450</text:p>
          </table:table-cell>
          <table:table-cell table:formula="of:=5890*EXP(0.00256*([.$M456]-[.$M$7]))" office:value-type="float" office:value="18591.3421707904" calcext:value-type="float">
            <text:p>18,591</text:p>
          </table:table-cell>
          <table:table-cell table:formula="of:=LN([.$N456]/454.16)/0.00256" office:value-type="float" office:value="1450.00067100905" calcext:value-type="float">
            <text:p>1450</text:p>
          </table:table-cell>
          <table:table-cell/>
          <table:table-cell table:formula="of:=[.Q455]+1" office:value-type="float" office:value="2450" calcext:value-type="float">
            <text:p>2450</text:p>
          </table:table-cell>
          <table:table-cell table:formula="of:=76320*EXP(0.00189*([.$Q456]-[.$Q$7]))" office:value-type="float" office:value="178313.81919041" calcext:value-type="float">
            <text:p>178,314</text:p>
          </table:table-cell>
          <table:table-cell table:formula="of:=LN([.$R456]/1738.539)/0.00189" office:value-type="float" office:value="2449.99995862109" calcext:value-type="float">
            <text:p>244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6]+1" office:value-type="float" office:value="951" calcext:value-type="float">
            <text:p>951</text:p>
          </table:table-cell>
          <table:table-cell table:style-name="ce8" table:formula="of:=830*EXP(0.00392*([.$I457]-[.$I$7]))" office:value-type="float" office:value="4843.65897559881" calcext:value-type="float">
            <text:p>4844</text:p>
          </table:table-cell>
          <table:table-cell table:style-name="ce8" table:formula="of:=LN([.$J457]/116.455)/0.00392" office:value-type="float" office:value="951.000196045733" calcext:value-type="float">
            <text:p>951</text:p>
          </table:table-cell>
          <table:table-cell/>
          <table:table-cell table:formula="of:=[.M456]+1" office:value-type="float" office:value="1451" calcext:value-type="float">
            <text:p>1451</text:p>
          </table:table-cell>
          <table:table-cell table:formula="of:=5890*EXP(0.00256*([.$M457]-[.$M$7]))" office:value-type="float" office:value="18638.9969788761" calcext:value-type="float">
            <text:p>18,639</text:p>
          </table:table-cell>
          <table:table-cell table:formula="of:=LN([.$N457]/454.16)/0.00256" office:value-type="float" office:value="1451.00067100905" calcext:value-type="float">
            <text:p>1451</text:p>
          </table:table-cell>
          <table:table-cell/>
          <table:table-cell table:formula="of:=[.Q456]+1" office:value-type="float" office:value="2451" calcext:value-type="float">
            <text:p>2451</text:p>
          </table:table-cell>
          <table:table-cell table:formula="of:=76320*EXP(0.00189*([.$Q457]-[.$Q$7]))" office:value-type="float" office:value="178651.150986813" calcext:value-type="float">
            <text:p>178,651</text:p>
          </table:table-cell>
          <table:table-cell table:formula="of:=LN([.$R457]/1738.539)/0.00189" office:value-type="float" office:value="2450.99995862109" calcext:value-type="float">
            <text:p>245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7]+1" office:value-type="float" office:value="952" calcext:value-type="float">
            <text:p>952</text:p>
          </table:table-cell>
          <table:table-cell table:style-name="ce8" table:formula="of:=830*EXP(0.00392*([.$I458]-[.$I$7]))" office:value-type="float" office:value="4862.68338225883" calcext:value-type="float">
            <text:p>4863</text:p>
          </table:table-cell>
          <table:table-cell table:style-name="ce8" table:formula="of:=LN([.$J458]/116.455)/0.00392" office:value-type="float" office:value="952.000196045733" calcext:value-type="float">
            <text:p>952</text:p>
          </table:table-cell>
          <table:table-cell/>
          <table:table-cell table:formula="of:=[.M457]+1" office:value-type="float" office:value="1452" calcext:value-type="float">
            <text:p>1452</text:p>
          </table:table-cell>
          <table:table-cell table:formula="of:=5890*EXP(0.00256*([.$M458]-[.$M$7]))" office:value-type="float" office:value="18686.7739395591" calcext:value-type="float">
            <text:p>18,687</text:p>
          </table:table-cell>
          <table:table-cell table:formula="of:=LN([.$N458]/454.16)/0.00256" office:value-type="float" office:value="1452.00067100905" calcext:value-type="float">
            <text:p>1452</text:p>
          </table:table-cell>
          <table:table-cell/>
          <table:table-cell table:formula="of:=[.Q457]+1" office:value-type="float" office:value="2452" calcext:value-type="float">
            <text:p>2452</text:p>
          </table:table-cell>
          <table:table-cell table:formula="of:=76320*EXP(0.00189*([.$Q458]-[.$Q$7]))" office:value-type="float" office:value="178989.120943181" calcext:value-type="float">
            <text:p>178,989</text:p>
          </table:table-cell>
          <table:table-cell table:formula="of:=LN([.$R458]/1738.539)/0.00189" office:value-type="float" office:value="2451.99995862109" calcext:value-type="float">
            <text:p>245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8]+1" office:value-type="float" office:value="953" calcext:value-type="float">
            <text:p>953</text:p>
          </table:table-cell>
          <table:table-cell table:style-name="ce8" table:formula="of:=830*EXP(0.00392*([.$I459]-[.$I$7]))" office:value-type="float" office:value="4881.78251095246" calcext:value-type="float">
            <text:p>4882</text:p>
          </table:table-cell>
          <table:table-cell table:style-name="ce8" table:formula="of:=LN([.$J459]/116.455)/0.00392" office:value-type="float" office:value="953.000196045733" calcext:value-type="float">
            <text:p>953</text:p>
          </table:table-cell>
          <table:table-cell/>
          <table:table-cell table:formula="of:=[.M458]+1" office:value-type="float" office:value="1453" calcext:value-type="float">
            <text:p>1453</text:p>
          </table:table-cell>
          <table:table-cell table:formula="of:=5890*EXP(0.00256*([.$M459]-[.$M$7]))" office:value-type="float" office:value="18734.6733659507" calcext:value-type="float">
            <text:p>18,735</text:p>
          </table:table-cell>
          <table:table-cell table:formula="of:=LN([.$N459]/454.16)/0.00256" office:value-type="float" office:value="1453.00067100905" calcext:value-type="float">
            <text:p>1453</text:p>
          </table:table-cell>
          <table:table-cell/>
          <table:table-cell table:formula="of:=[.Q458]+1" office:value-type="float" office:value="2453" calcext:value-type="float">
            <text:p>2453</text:p>
          </table:table-cell>
          <table:table-cell table:formula="of:=76320*EXP(0.00189*([.$Q459]-[.$Q$7]))" office:value-type="float" office:value="179327.730266779" calcext:value-type="float">
            <text:p>179,328</text:p>
          </table:table-cell>
          <table:table-cell table:formula="of:=LN([.$R459]/1738.539)/0.00189" office:value-type="float" office:value="2452.99995862109" calcext:value-type="float">
            <text:p>245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59]+1" office:value-type="float" office:value="954" calcext:value-type="float">
            <text:p>954</text:p>
          </table:table-cell>
          <table:table-cell table:style-name="ce8" table:formula="of:=830*EXP(0.00392*([.$I460]-[.$I$7]))" office:value-type="float" office:value="4900.95665516493" calcext:value-type="float">
            <text:p>4901</text:p>
          </table:table-cell>
          <table:table-cell table:style-name="ce8" table:formula="of:=LN([.$J460]/116.455)/0.00392" office:value-type="float" office:value="954.000196045733" calcext:value-type="float">
            <text:p>954</text:p>
          </table:table-cell>
          <table:table-cell/>
          <table:table-cell table:formula="of:=[.M459]+1" office:value-type="float" office:value="1454" calcext:value-type="float">
            <text:p>1454</text:p>
          </table:table-cell>
          <table:table-cell table:formula="of:=5890*EXP(0.00256*([.$M460]-[.$M$7]))" office:value-type="float" office:value="18782.6955719647" calcext:value-type="float">
            <text:p>18,783</text:p>
          </table:table-cell>
          <table:table-cell table:formula="of:=LN([.$N460]/454.16)/0.00256" office:value-type="float" office:value="1454.00067100905" calcext:value-type="float">
            <text:p>1454</text:p>
          </table:table-cell>
          <table:table-cell/>
          <table:table-cell table:formula="of:=[.Q459]+1" office:value-type="float" office:value="2454" calcext:value-type="float">
            <text:p>2454</text:p>
          </table:table-cell>
          <table:table-cell table:formula="of:=76320*EXP(0.00189*([.$Q460]-[.$Q$7]))" office:value-type="float" office:value="179666.980167153" calcext:value-type="float">
            <text:p>179,667</text:p>
          </table:table-cell>
          <table:table-cell table:formula="of:=LN([.$R460]/1738.539)/0.00189" office:value-type="float" office:value="2453.99995862109" calcext:value-type="float">
            <text:p>245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0]+1" office:value-type="float" office:value="955" calcext:value-type="float">
            <text:p>955</text:p>
          </table:table-cell>
          <table:table-cell table:style-name="ce8" table:formula="of:=830*EXP(0.00392*([.$I461]-[.$I$7]))" office:value-type="float" office:value="4920.20610953417" calcext:value-type="float">
            <text:p>4920</text:p>
          </table:table-cell>
          <table:table-cell table:style-name="ce8" table:formula="of:=LN([.$J461]/116.455)/0.00392" office:value-type="float" office:value="955.000196045733" calcext:value-type="float">
            <text:p>955</text:p>
          </table:table-cell>
          <table:table-cell/>
          <table:table-cell table:formula="of:=[.M460]+1" office:value-type="float" office:value="1455" calcext:value-type="float">
            <text:p>1455</text:p>
          </table:table-cell>
          <table:table-cell table:formula="of:=5890*EXP(0.00256*([.$M461]-[.$M$7]))" office:value-type="float" office:value="18830.8408723196" calcext:value-type="float">
            <text:p>18,831</text:p>
          </table:table-cell>
          <table:table-cell table:formula="of:=LN([.$N461]/454.16)/0.00256" office:value-type="float" office:value="1455.00067100905" calcext:value-type="float">
            <text:p>1455</text:p>
          </table:table-cell>
          <table:table-cell/>
          <table:table-cell table:formula="of:=[.Q460]+1" office:value-type="float" office:value="2455" calcext:value-type="float">
            <text:p>2455</text:p>
          </table:table-cell>
          <table:table-cell table:formula="of:=76320*EXP(0.00189*([.$Q461]-[.$Q$7]))" office:value-type="float" office:value="180006.871856138" calcext:value-type="float">
            <text:p>180,007</text:p>
          </table:table-cell>
          <table:table-cell table:formula="of:=LN([.$R461]/1738.539)/0.00189" office:value-type="float" office:value="2454.99995862109" calcext:value-type="float">
            <text:p>245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1]+1" office:value-type="float" office:value="956" calcext:value-type="float">
            <text:p>956</text:p>
          </table:table-cell>
          <table:table-cell table:style-name="ce8" table:formula="of:=830*EXP(0.00392*([.$I462]-[.$I$7]))" office:value-type="float" office:value="4939.5311698554" calcext:value-type="float">
            <text:p>4940</text:p>
          </table:table-cell>
          <table:table-cell table:style-name="ce8" table:formula="of:=LN([.$J462]/116.455)/0.00392" office:value-type="float" office:value="956.000196045733" calcext:value-type="float">
            <text:p>956</text:p>
          </table:table-cell>
          <table:table-cell/>
          <table:table-cell table:formula="of:=[.M461]+1" office:value-type="float" office:value="1456" calcext:value-type="float">
            <text:p>1456</text:p>
          </table:table-cell>
          <table:table-cell table:formula="of:=5890*EXP(0.00256*([.$M462]-[.$M$7]))" office:value-type="float" office:value="18879.1095825407" calcext:value-type="float">
            <text:p>18,879</text:p>
          </table:table-cell>
          <table:table-cell table:formula="of:=LN([.$N462]/454.16)/0.00256" office:value-type="float" office:value="1456.00067100905" calcext:value-type="float">
            <text:p>1456</text:p>
          </table:table-cell>
          <table:table-cell/>
          <table:table-cell table:formula="of:=[.Q461]+1" office:value-type="float" office:value="2456" calcext:value-type="float">
            <text:p>2456</text:p>
          </table:table-cell>
          <table:table-cell table:formula="of:=76320*EXP(0.00189*([.$Q462]-[.$Q$7]))" office:value-type="float" office:value="180347.406547861" calcext:value-type="float">
            <text:p>180,347</text:p>
          </table:table-cell>
          <table:table-cell table:formula="of:=LN([.$R462]/1738.539)/0.00189" office:value-type="float" office:value="2455.99995862109" calcext:value-type="float">
            <text:p>245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2]+1" office:value-type="float" office:value="957" calcext:value-type="float">
            <text:p>957</text:p>
          </table:table-cell>
          <table:table-cell table:style-name="ce8" table:formula="of:=830*EXP(0.00392*([.$I463]-[.$I$7]))" office:value-type="float" office:value="4958.93213308559" calcext:value-type="float">
            <text:p>4959</text:p>
          </table:table-cell>
          <table:table-cell table:style-name="ce8" table:formula="of:=LN([.$J463]/116.455)/0.00392" office:value-type="float" office:value="957.000196045733" calcext:value-type="float">
            <text:p>957</text:p>
          </table:table-cell>
          <table:table-cell/>
          <table:table-cell table:formula="of:=[.M462]+1" office:value-type="float" office:value="1457" calcext:value-type="float">
            <text:p>1457</text:p>
          </table:table-cell>
          <table:table-cell table:formula="of:=5890*EXP(0.00256*([.$M463]-[.$M$7]))" office:value-type="float" office:value="18927.5020189619" calcext:value-type="float">
            <text:p>18,928</text:p>
          </table:table-cell>
          <table:table-cell table:formula="of:=LN([.$N463]/454.16)/0.00256" office:value-type="float" office:value="1457.00067100905" calcext:value-type="float">
            <text:p>1457</text:p>
          </table:table-cell>
          <table:table-cell/>
          <table:table-cell table:formula="of:=[.Q462]+1" office:value-type="float" office:value="2457" calcext:value-type="float">
            <text:p>2457</text:p>
          </table:table-cell>
          <table:table-cell table:formula="of:=76320*EXP(0.00189*([.$Q463]-[.$Q$7]))" office:value-type="float" office:value="180688.585458747" calcext:value-type="float">
            <text:p>180,689</text:p>
          </table:table-cell>
          <table:table-cell table:formula="of:=LN([.$R463]/1738.539)/0.00189" office:value-type="float" office:value="2456.99995862109" calcext:value-type="float">
            <text:p>245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3]+1" office:value-type="float" office:value="958" calcext:value-type="float">
            <text:p>958</text:p>
          </table:table-cell>
          <table:table-cell table:style-name="ce8" table:formula="of:=830*EXP(0.00392*([.$I464]-[.$I$7]))" office:value-type="float" office:value="4978.40929734809" calcext:value-type="float">
            <text:p>4978</text:p>
          </table:table-cell>
          <table:table-cell table:style-name="ce8" table:formula="of:=LN([.$J464]/116.455)/0.00392" office:value-type="float" office:value="958.000196045733" calcext:value-type="float">
            <text:p>958</text:p>
          </table:table-cell>
          <table:table-cell/>
          <table:table-cell table:formula="of:=[.M463]+1" office:value-type="float" office:value="1458" calcext:value-type="float">
            <text:p>1458</text:p>
          </table:table-cell>
          <table:table-cell table:formula="of:=5890*EXP(0.00256*([.$M464]-[.$M$7]))" office:value-type="float" office:value="18976.0184987281" calcext:value-type="float">
            <text:p>18,976</text:p>
          </table:table-cell>
          <table:table-cell table:formula="of:=LN([.$N464]/454.16)/0.00256" office:value-type="float" office:value="1458.00067100905" calcext:value-type="float">
            <text:p>1458</text:p>
          </table:table-cell>
          <table:table-cell/>
          <table:table-cell table:formula="of:=[.Q463]+1" office:value-type="float" office:value="2458" calcext:value-type="float">
            <text:p>2458</text:p>
          </table:table-cell>
          <table:table-cell table:formula="of:=76320*EXP(0.00189*([.$Q464]-[.$Q$7]))" office:value-type="float" office:value="181030.409807521" calcext:value-type="float">
            <text:p>181,030</text:p>
          </table:table-cell>
          <table:table-cell table:formula="of:=LN([.$R464]/1738.539)/0.00189" office:value-type="float" office:value="2457.99995862109" calcext:value-type="float">
            <text:p>245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4]+1" office:value-type="float" office:value="959" calcext:value-type="float">
            <text:p>959</text:p>
          </table:table-cell>
          <table:table-cell table:style-name="ce8" table:formula="of:=830*EXP(0.00392*([.$I465]-[.$I$7]))" office:value-type="float" office:value="4997.96296193717" calcext:value-type="float">
            <text:p>4998</text:p>
          </table:table-cell>
          <table:table-cell table:style-name="ce8" table:formula="of:=LN([.$J465]/116.455)/0.00392" office:value-type="float" office:value="959.000196045733" calcext:value-type="float">
            <text:p>959</text:p>
          </table:table-cell>
          <table:table-cell/>
          <table:table-cell table:formula="of:=[.M464]+1" office:value-type="float" office:value="1459" calcext:value-type="float">
            <text:p>1459</text:p>
          </table:table-cell>
          <table:table-cell table:formula="of:=5890*EXP(0.00256*([.$M465]-[.$M$7]))" office:value-type="float" office:value="19024.659339797" calcext:value-type="float">
            <text:p>19,025</text:p>
          </table:table-cell>
          <table:table-cell table:formula="of:=LN([.$N465]/454.16)/0.00256" office:value-type="float" office:value="1459.00067100905" calcext:value-type="float">
            <text:p>1459</text:p>
          </table:table-cell>
          <table:table-cell/>
          <table:table-cell table:formula="of:=[.Q464]+1" office:value-type="float" office:value="2459" calcext:value-type="float">
            <text:p>2459</text:p>
          </table:table-cell>
          <table:table-cell table:formula="of:=76320*EXP(0.00189*([.$Q465]-[.$Q$7]))" office:value-type="float" office:value="181372.880815214" calcext:value-type="float">
            <text:p>181,373</text:p>
          </table:table-cell>
          <table:table-cell table:formula="of:=LN([.$R465]/1738.539)/0.00189" office:value-type="float" office:value="2458.99995862109" calcext:value-type="float">
            <text:p>245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5]+1" office:value-type="float" office:value="960" calcext:value-type="float">
            <text:p>960</text:p>
          </table:table-cell>
          <table:table-cell table:style-name="ce8" table:formula="of:=830*EXP(0.00392*([.$I466]-[.$I$7]))" office:value-type="float" office:value="5017.59342732267" calcext:value-type="float">
            <text:p>5018</text:p>
          </table:table-cell>
          <table:table-cell table:style-name="ce8" table:formula="of:=LN([.$J466]/116.455)/0.00392" office:value-type="float" office:value="960.000196045733" calcext:value-type="float">
            <text:p>960</text:p>
          </table:table-cell>
          <table:table-cell/>
          <table:table-cell table:formula="of:=[.M465]+1" office:value-type="float" office:value="1460" calcext:value-type="float">
            <text:p>1460</text:p>
          </table:table-cell>
          <table:table-cell table:formula="of:=5890*EXP(0.00256*([.$M466]-[.$M$7]))" office:value-type="float" office:value="19073.4248609415" calcext:value-type="float">
            <text:p>19,073</text:p>
          </table:table-cell>
          <table:table-cell table:formula="of:=LN([.$N466]/454.16)/0.00256" office:value-type="float" office:value="1460.00067100905" calcext:value-type="float">
            <text:p>1460</text:p>
          </table:table-cell>
          <table:table-cell/>
          <table:table-cell table:formula="of:=[.Q465]+1" office:value-type="float" office:value="2460" calcext:value-type="float">
            <text:p>2460</text:p>
          </table:table-cell>
          <table:table-cell table:formula="of:=76320*EXP(0.00189*([.$Q466]-[.$Q$7]))" office:value-type="float" office:value="181715.999705168" calcext:value-type="float">
            <text:p>181,716</text:p>
          </table:table-cell>
          <table:table-cell table:formula="of:=LN([.$R466]/1738.539)/0.00189" office:value-type="float" office:value="2459.99995862109" calcext:value-type="float">
            <text:p>245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6]+1" office:value-type="float" office:value="961" calcext:value-type="float">
            <text:p>961</text:p>
          </table:table-cell>
          <table:table-cell table:style-name="ce8" table:formula="of:=830*EXP(0.00392*([.$I467]-[.$I$7]))" office:value-type="float" office:value="5037.30099515453" calcext:value-type="float">
            <text:p>5037</text:p>
          </table:table-cell>
          <table:table-cell table:style-name="ce8" table:formula="of:=LN([.$J467]/116.455)/0.00392" office:value-type="float" office:value="961.000196045733" calcext:value-type="float">
            <text:p>961</text:p>
          </table:table-cell>
          <table:table-cell/>
          <table:table-cell table:formula="of:=[.M466]+1" office:value-type="float" office:value="1461" calcext:value-type="float">
            <text:p>1461</text:p>
          </table:table-cell>
          <table:table-cell table:formula="of:=5890*EXP(0.00256*([.$M467]-[.$M$7]))" office:value-type="float" office:value="19122.3153817514" calcext:value-type="float">
            <text:p>19,122</text:p>
          </table:table-cell>
          <table:table-cell table:formula="of:=LN([.$N467]/454.16)/0.00256" office:value-type="float" office:value="1461.00067100905" calcext:value-type="float">
            <text:p>1461</text:p>
          </table:table-cell>
          <table:table-cell/>
          <table:table-cell table:formula="of:=[.Q466]+1" office:value-type="float" office:value="2461" calcext:value-type="float">
            <text:p>2461</text:p>
          </table:table-cell>
          <table:table-cell table:formula="of:=76320*EXP(0.00189*([.$Q467]-[.$Q$7]))" office:value-type="float" office:value="182059.767703038" calcext:value-type="float">
            <text:p>182,060</text:p>
          </table:table-cell>
          <table:table-cell table:formula="of:=LN([.$R467]/1738.539)/0.00189" office:value-type="float" office:value="2460.99995862109" calcext:value-type="float">
            <text:p>246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7]+1" office:value-type="float" office:value="962" calcext:value-type="float">
            <text:p>962</text:p>
          </table:table-cell>
          <table:table-cell table:style-name="ce8" table:formula="of:=830*EXP(0.00392*([.$I468]-[.$I$7]))" office:value-type="float" office:value="5057.08596826753" calcext:value-type="float">
            <text:p>5057</text:p>
          </table:table-cell>
          <table:table-cell table:style-name="ce8" table:formula="of:=LN([.$J468]/116.455)/0.00392" office:value-type="float" office:value="962.000196045733" calcext:value-type="float">
            <text:p>962</text:p>
          </table:table-cell>
          <table:table-cell/>
          <table:table-cell table:formula="of:=[.M467]+1" office:value-type="float" office:value="1462" calcext:value-type="float">
            <text:p>1462</text:p>
          </table:table-cell>
          <table:table-cell table:formula="of:=5890*EXP(0.00256*([.$M468]-[.$M$7]))" office:value-type="float" office:value="19171.3312226358" calcext:value-type="float">
            <text:p>19,171</text:p>
          </table:table-cell>
          <table:table-cell table:formula="of:=LN([.$N468]/454.16)/0.00256" office:value-type="float" office:value="1462.00067100905" calcext:value-type="float">
            <text:p>1462</text:p>
          </table:table-cell>
          <table:table-cell/>
          <table:table-cell table:formula="of:=[.Q467]+1" office:value-type="float" office:value="2462" calcext:value-type="float">
            <text:p>2462</text:p>
          </table:table-cell>
          <table:table-cell table:formula="of:=76320*EXP(0.00189*([.$Q468]-[.$Q$7]))" office:value-type="float" office:value="182404.186036797" calcext:value-type="float">
            <text:p>182,404</text:p>
          </table:table-cell>
          <table:table-cell table:formula="of:=LN([.$R468]/1738.539)/0.00189" office:value-type="float" office:value="2461.99995862109" calcext:value-type="float">
            <text:p>246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8]+1" office:value-type="float" office:value="963" calcext:value-type="float">
            <text:p>963</text:p>
          </table:table-cell>
          <table:table-cell table:style-name="ce8" table:formula="of:=830*EXP(0.00392*([.$I469]-[.$I$7]))" office:value-type="float" office:value="5076.94865068585" calcext:value-type="float">
            <text:p>5077</text:p>
          </table:table-cell>
          <table:table-cell table:style-name="ce8" table:formula="of:=LN([.$J469]/116.455)/0.00392" office:value-type="float" office:value="963.000196045733" calcext:value-type="float">
            <text:p>963</text:p>
          </table:table-cell>
          <table:table-cell/>
          <table:table-cell table:formula="of:=[.M468]+1" office:value-type="float" office:value="1463" calcext:value-type="float">
            <text:p>1463</text:p>
          </table:table-cell>
          <table:table-cell table:formula="of:=5890*EXP(0.00256*([.$M469]-[.$M$7]))" office:value-type="float" office:value="19220.4727048252" calcext:value-type="float">
            <text:p>19,220</text:p>
          </table:table-cell>
          <table:table-cell table:formula="of:=LN([.$N469]/454.16)/0.00256" office:value-type="float" office:value="1463.00067100905" calcext:value-type="float">
            <text:p>1463</text:p>
          </table:table-cell>
          <table:table-cell/>
          <table:table-cell table:formula="of:=[.Q468]+1" office:value-type="float" office:value="2463" calcext:value-type="float">
            <text:p>2463</text:p>
          </table:table-cell>
          <table:table-cell table:formula="of:=76320*EXP(0.00189*([.$Q469]-[.$Q$7]))" office:value-type="float" office:value="182749.255936743" calcext:value-type="float">
            <text:p>182,749</text:p>
          </table:table-cell>
          <table:table-cell table:formula="of:=LN([.$R469]/1738.539)/0.00189" office:value-type="float" office:value="2462.99995862109" calcext:value-type="float">
            <text:p>246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69]+1" office:value-type="float" office:value="964" calcext:value-type="float">
            <text:p>964</text:p>
          </table:table-cell>
          <table:table-cell table:style-name="ce8" table:formula="of:=830*EXP(0.00392*([.$I470]-[.$I$7]))" office:value-type="float" office:value="5096.88934762783" calcext:value-type="float">
            <text:p>5097</text:p>
          </table:table-cell>
          <table:table-cell table:style-name="ce8" table:formula="of:=LN([.$J470]/116.455)/0.00392" office:value-type="float" office:value="964.000196045733" calcext:value-type="float">
            <text:p>964</text:p>
          </table:table-cell>
          <table:table-cell/>
          <table:table-cell table:formula="of:=[.M469]+1" office:value-type="float" office:value="1464" calcext:value-type="float">
            <text:p>1464</text:p>
          </table:table-cell>
          <table:table-cell table:formula="of:=5890*EXP(0.00256*([.$M470]-[.$M$7]))" office:value-type="float" office:value="19269.7401503732" calcext:value-type="float">
            <text:p>19,270</text:p>
          </table:table-cell>
          <table:table-cell table:formula="of:=LN([.$N470]/454.16)/0.00256" office:value-type="float" office:value="1464.00067100905" calcext:value-type="float">
            <text:p>1464</text:p>
          </table:table-cell>
          <table:table-cell/>
          <table:table-cell table:formula="of:=[.Q469]+1" office:value-type="float" office:value="2464" calcext:value-type="float">
            <text:p>2464</text:p>
          </table:table-cell>
          <table:table-cell table:formula="of:=76320*EXP(0.00189*([.$Q470]-[.$Q$7]))" office:value-type="float" office:value="183094.978635501" calcext:value-type="float">
            <text:p>183,095</text:p>
          </table:table-cell>
          <table:table-cell table:formula="of:=LN([.$R470]/1738.539)/0.00189" office:value-type="float" office:value="2463.99995862109" calcext:value-type="float">
            <text:p>246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0]+1" office:value-type="float" office:value="965" calcext:value-type="float">
            <text:p>965</text:p>
          </table:table-cell>
          <table:table-cell table:style-name="ce8" table:formula="of:=830*EXP(0.00392*([.$I471]-[.$I$7]))" office:value-type="float" office:value="5116.90836551057" calcext:value-type="float">
            <text:p>5117</text:p>
          </table:table-cell>
          <table:table-cell table:style-name="ce8" table:formula="of:=LN([.$J471]/116.455)/0.00392" office:value-type="float" office:value="965.000196045733" calcext:value-type="float">
            <text:p>965</text:p>
          </table:table-cell>
          <table:table-cell/>
          <table:table-cell table:formula="of:=[.M470]+1" office:value-type="float" office:value="1465" calcext:value-type="float">
            <text:p>1465</text:p>
          </table:table-cell>
          <table:table-cell table:formula="of:=5890*EXP(0.00256*([.$M471]-[.$M$7]))" office:value-type="float" office:value="19319.1338821593" calcext:value-type="float">
            <text:p>19,319</text:p>
          </table:table-cell>
          <table:table-cell table:formula="of:=LN([.$N471]/454.16)/0.00256" office:value-type="float" office:value="1465.00067100905" calcext:value-type="float">
            <text:p>1465</text:p>
          </table:table-cell>
          <table:table-cell/>
          <table:table-cell table:formula="of:=[.Q470]+1" office:value-type="float" office:value="2465" calcext:value-type="float">
            <text:p>2465</text:p>
          </table:table-cell>
          <table:table-cell table:formula="of:=76320*EXP(0.00189*([.$Q471]-[.$Q$7]))" office:value-type="float" office:value="183441.355368027" calcext:value-type="float">
            <text:p>183,441</text:p>
          </table:table-cell>
          <table:table-cell table:formula="of:=LN([.$R471]/1738.539)/0.00189" office:value-type="float" office:value="2464.99995862109" calcext:value-type="float">
            <text:p>246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1]+1" office:value-type="float" office:value="966" calcext:value-type="float">
            <text:p>966</text:p>
          </table:table-cell>
          <table:table-cell table:style-name="ce8" table:formula="of:=830*EXP(0.00392*([.$I472]-[.$I$7]))" office:value-type="float" office:value="5137.0060119547" calcext:value-type="float">
            <text:p>5137</text:p>
          </table:table-cell>
          <table:table-cell table:style-name="ce8" table:formula="of:=LN([.$J472]/116.455)/0.00392" office:value-type="float" office:value="966.000196045733" calcext:value-type="float">
            <text:p>966</text:p>
          </table:table-cell>
          <table:table-cell/>
          <table:table-cell table:formula="of:=[.M471]+1" office:value-type="float" office:value="1466" calcext:value-type="float">
            <text:p>1466</text:p>
          </table:table-cell>
          <table:table-cell table:formula="of:=5890*EXP(0.00256*([.$M472]-[.$M$7]))" office:value-type="float" office:value="19368.6542238904" calcext:value-type="float">
            <text:p>19,369</text:p>
          </table:table-cell>
          <table:table-cell table:formula="of:=LN([.$N472]/454.16)/0.00256" office:value-type="float" office:value="1466.00067100905" calcext:value-type="float">
            <text:p>1466</text:p>
          </table:table-cell>
          <table:table-cell/>
          <table:table-cell table:formula="of:=[.Q471]+1" office:value-type="float" office:value="2466" calcext:value-type="float">
            <text:p>2466</text:p>
          </table:table-cell>
          <table:table-cell table:formula="of:=76320*EXP(0.00189*([.$Q472]-[.$Q$7]))" office:value-type="float" office:value="183788.387371613" calcext:value-type="float">
            <text:p>183,788</text:p>
          </table:table-cell>
          <table:table-cell table:formula="of:=LN([.$R472]/1738.539)/0.00189" office:value-type="float" office:value="2465.99995862109" calcext:value-type="float">
            <text:p>246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2]+1" office:value-type="float" office:value="967" calcext:value-type="float">
            <text:p>967</text:p>
          </table:table-cell>
          <table:table-cell table:style-name="ce8" table:formula="of:=830*EXP(0.00392*([.$I473]-[.$I$7]))" office:value-type="float" office:value="5157.1825957891" calcext:value-type="float">
            <text:p>5157</text:p>
          </table:table-cell>
          <table:table-cell table:style-name="ce8" table:formula="of:=LN([.$J473]/116.455)/0.00392" office:value-type="float" office:value="967.000196045733" calcext:value-type="float">
            <text:p>967</text:p>
          </table:table-cell>
          <table:table-cell/>
          <table:table-cell table:formula="of:=[.M472]+1" office:value-type="float" office:value="1467" calcext:value-type="float">
            <text:p>1467</text:p>
          </table:table-cell>
          <table:table-cell table:formula="of:=5890*EXP(0.00256*([.$M473]-[.$M$7]))" office:value-type="float" office:value="19418.301500103" calcext:value-type="float">
            <text:p>19,418</text:p>
          </table:table-cell>
          <table:table-cell table:formula="of:=LN([.$N473]/454.16)/0.00256" office:value-type="float" office:value="1467.00067100905" calcext:value-type="float">
            <text:p>1467</text:p>
          </table:table-cell>
          <table:table-cell/>
          <table:table-cell table:formula="of:=[.Q472]+1" office:value-type="float" office:value="2467" calcext:value-type="float">
            <text:p>2467</text:p>
          </table:table-cell>
          <table:table-cell table:formula="of:=76320*EXP(0.00189*([.$Q473]-[.$Q$7]))" office:value-type="float" office:value="184136.075885893" calcext:value-type="float">
            <text:p>184,136</text:p>
          </table:table-cell>
          <table:table-cell table:formula="of:=LN([.$R473]/1738.539)/0.00189" office:value-type="float" office:value="2466.99995862109" calcext:value-type="float">
            <text:p>246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3]+1" office:value-type="float" office:value="968" calcext:value-type="float">
            <text:p>968</text:p>
          </table:table-cell>
          <table:table-cell table:style-name="ce8" table:formula="of:=830*EXP(0.00392*([.$I474]-[.$I$7]))" office:value-type="float" office:value="5177.43842705561" calcext:value-type="float">
            <text:p>5177</text:p>
          </table:table-cell>
          <table:table-cell table:style-name="ce8" table:formula="of:=LN([.$J474]/116.455)/0.00392" office:value-type="float" office:value="968.000196045733" calcext:value-type="float">
            <text:p>968</text:p>
          </table:table-cell>
          <table:table-cell/>
          <table:table-cell table:formula="of:=[.M473]+1" office:value-type="float" office:value="1468" calcext:value-type="float">
            <text:p>1468</text:p>
          </table:table-cell>
          <table:table-cell table:formula="of:=5890*EXP(0.00256*([.$M474]-[.$M$7]))" office:value-type="float" office:value="19468.0760361659" calcext:value-type="float">
            <text:p>19,468</text:p>
          </table:table-cell>
          <table:table-cell table:formula="of:=LN([.$N474]/454.16)/0.00256" office:value-type="float" office:value="1468.00067100905" calcext:value-type="float">
            <text:p>1468</text:p>
          </table:table-cell>
          <table:table-cell/>
          <table:table-cell table:formula="of:=[.Q473]+1" office:value-type="float" office:value="2468" calcext:value-type="float">
            <text:p>2468</text:p>
          </table:table-cell>
          <table:table-cell table:formula="of:=76320*EXP(0.00189*([.$Q474]-[.$Q$7]))" office:value-type="float" office:value="184484.422152846" calcext:value-type="float">
            <text:p>184,484</text:p>
          </table:table-cell>
          <table:table-cell table:formula="of:=LN([.$R474]/1738.539)/0.00189" office:value-type="float" office:value="2467.99995862109" calcext:value-type="float">
            <text:p>246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4]+1" office:value-type="float" office:value="969" calcext:value-type="float">
            <text:p>969</text:p>
          </table:table-cell>
          <table:table-cell table:style-name="ce8" table:formula="of:=830*EXP(0.00392*([.$I475]-[.$I$7]))" office:value-type="float" office:value="5197.77381701385" calcext:value-type="float">
            <text:p>5198</text:p>
          </table:table-cell>
          <table:table-cell table:style-name="ce8" table:formula="of:=LN([.$J475]/116.455)/0.00392" office:value-type="float" office:value="969.000196045733" calcext:value-type="float">
            <text:p>969</text:p>
          </table:table-cell>
          <table:table-cell/>
          <table:table-cell table:formula="of:=[.M474]+1" office:value-type="float" office:value="1469" calcext:value-type="float">
            <text:p>1469</text:p>
          </table:table-cell>
          <table:table-cell table:formula="of:=5890*EXP(0.00256*([.$M475]-[.$M$7]))" office:value-type="float" office:value="19517.9781582816" calcext:value-type="float">
            <text:p>19,518</text:p>
          </table:table-cell>
          <table:table-cell table:formula="of:=LN([.$N475]/454.16)/0.00256" office:value-type="float" office:value="1469.00067100905" calcext:value-type="float">
            <text:p>1469</text:p>
          </table:table-cell>
          <table:table-cell/>
          <table:table-cell table:formula="of:=[.Q474]+1" office:value-type="float" office:value="2469" calcext:value-type="float">
            <text:p>2469</text:p>
          </table:table-cell>
          <table:table-cell table:formula="of:=76320*EXP(0.00189*([.$Q475]-[.$Q$7]))" office:value-type="float" office:value="184833.427416799" calcext:value-type="float">
            <text:p>184,833</text:p>
          </table:table-cell>
          <table:table-cell table:formula="of:=LN([.$R475]/1738.539)/0.00189" office:value-type="float" office:value="2468.99995862109" calcext:value-type="float">
            <text:p>246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5]+1" office:value-type="float" office:value="970" calcext:value-type="float">
            <text:p>970</text:p>
          </table:table-cell>
          <table:table-cell table:style-name="ce8" table:formula="of:=830*EXP(0.00392*([.$I476]-[.$I$7]))" office:value-type="float" office:value="5218.18907814595" calcext:value-type="float">
            <text:p>5218</text:p>
          </table:table-cell>
          <table:table-cell table:style-name="ce8" table:formula="of:=LN([.$J476]/116.455)/0.00392" office:value-type="float" office:value="970.000196045733" calcext:value-type="float">
            <text:p>970</text:p>
          </table:table-cell>
          <table:table-cell/>
          <table:table-cell table:formula="of:=[.M475]+1" office:value-type="float" office:value="1470" calcext:value-type="float">
            <text:p>1470</text:p>
          </table:table-cell>
          <table:table-cell table:formula="of:=5890*EXP(0.00256*([.$M476]-[.$M$7]))" office:value-type="float" office:value="19568.0081934888" calcext:value-type="float">
            <text:p>19,568</text:p>
          </table:table-cell>
          <table:table-cell table:formula="of:=LN([.$N476]/454.16)/0.00256" office:value-type="float" office:value="1470.00067100905" calcext:value-type="float">
            <text:p>1470</text:p>
          </table:table-cell>
          <table:table-cell/>
          <table:table-cell table:formula="of:=[.Q475]+1" office:value-type="float" office:value="2470" calcext:value-type="float">
            <text:p>2470</text:p>
          </table:table-cell>
          <table:table-cell table:formula="of:=76320*EXP(0.00189*([.$Q476]-[.$Q$7]))" office:value-type="float" office:value="185183.092924435" calcext:value-type="float">
            <text:p>185,183</text:p>
          </table:table-cell>
          <table:table-cell table:formula="of:=LN([.$R476]/1738.539)/0.00189" office:value-type="float" office:value="2469.99995862109" calcext:value-type="float">
            <text:p>246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6]+1" office:value-type="float" office:value="971" calcext:value-type="float">
            <text:p>971</text:p>
          </table:table-cell>
          <table:table-cell table:style-name="ce8" table:formula="of:=830*EXP(0.00392*([.$I477]-[.$I$7]))" office:value-type="float" office:value="5238.68452416137" calcext:value-type="float">
            <text:p>5239</text:p>
          </table:table-cell>
          <table:table-cell table:style-name="ce8" table:formula="of:=LN([.$J477]/116.455)/0.00392" office:value-type="float" office:value="971.000196045733" calcext:value-type="float">
            <text:p>971</text:p>
          </table:table-cell>
          <table:table-cell/>
          <table:table-cell table:formula="of:=[.M476]+1" office:value-type="float" office:value="1471" calcext:value-type="float">
            <text:p>1471</text:p>
          </table:table-cell>
          <table:table-cell table:formula="of:=5890*EXP(0.00256*([.$M477]-[.$M$7]))" office:value-type="float" office:value="19618.1664696646" calcext:value-type="float">
            <text:p>19,618</text:p>
          </table:table-cell>
          <table:table-cell table:formula="of:=LN([.$N477]/454.16)/0.00256" office:value-type="float" office:value="1471.00067100905" calcext:value-type="float">
            <text:p>1471</text:p>
          </table:table-cell>
          <table:table-cell/>
          <table:table-cell table:formula="of:=[.Q476]+1" office:value-type="float" office:value="2471" calcext:value-type="float">
            <text:p>2471</text:p>
          </table:table-cell>
          <table:table-cell table:formula="of:=76320*EXP(0.00189*([.$Q477]-[.$Q$7]))" office:value-type="float" office:value="185533.419924794" calcext:value-type="float">
            <text:p>185,533</text:p>
          </table:table-cell>
          <table:table-cell table:formula="of:=LN([.$R477]/1738.539)/0.00189" office:value-type="float" office:value="2470.99995862109" calcext:value-type="float">
            <text:p>247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7]+1" office:value-type="float" office:value="972" calcext:value-type="float">
            <text:p>972</text:p>
          </table:table-cell>
          <table:table-cell table:style-name="ce8" table:formula="of:=830*EXP(0.00392*([.$I478]-[.$I$7]))" office:value-type="float" office:value="5259.26047000176" calcext:value-type="float">
            <text:p>5259</text:p>
          </table:table-cell>
          <table:table-cell table:style-name="ce8" table:formula="of:=LN([.$J478]/116.455)/0.00392" office:value-type="float" office:value="972.000196045733" calcext:value-type="float">
            <text:p>972</text:p>
          </table:table-cell>
          <table:table-cell/>
          <table:table-cell table:formula="of:=[.M477]+1" office:value-type="float" office:value="1472" calcext:value-type="float">
            <text:p>1472</text:p>
          </table:table-cell>
          <table:table-cell table:formula="of:=5890*EXP(0.00256*([.$M478]-[.$M$7]))" office:value-type="float" office:value="19668.4533155263" calcext:value-type="float">
            <text:p>19,668</text:p>
          </table:table-cell>
          <table:table-cell table:formula="of:=LN([.$N478]/454.16)/0.00256" office:value-type="float" office:value="1472.00067100905" calcext:value-type="float">
            <text:p>1472</text:p>
          </table:table-cell>
          <table:table-cell/>
          <table:table-cell table:formula="of:=[.Q477]+1" office:value-type="float" office:value="2472" calcext:value-type="float">
            <text:p>2472</text:p>
          </table:table-cell>
          <table:table-cell table:formula="of:=76320*EXP(0.00189*([.$Q478]-[.$Q$7]))" office:value-type="float" office:value="185884.409669279" calcext:value-type="float">
            <text:p>185,884</text:p>
          </table:table-cell>
          <table:table-cell table:formula="of:=LN([.$R478]/1738.539)/0.00189" office:value-type="float" office:value="2471.99995862109" calcext:value-type="float">
            <text:p>247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8]+1" office:value-type="float" office:value="973" calcext:value-type="float">
            <text:p>973</text:p>
          </table:table-cell>
          <table:table-cell table:style-name="ce8" table:formula="of:=830*EXP(0.00392*([.$I479]-[.$I$7]))" office:value-type="float" office:value="5279.91723184571" calcext:value-type="float">
            <text:p>5280</text:p>
          </table:table-cell>
          <table:table-cell table:style-name="ce8" table:formula="of:=LN([.$J479]/116.455)/0.00392" office:value-type="float" office:value="973.000196045733" calcext:value-type="float">
            <text:p>973</text:p>
          </table:table-cell>
          <table:table-cell/>
          <table:table-cell table:formula="of:=[.M478]+1" office:value-type="float" office:value="1473" calcext:value-type="float">
            <text:p>1473</text:p>
          </table:table-cell>
          <table:table-cell table:formula="of:=5890*EXP(0.00256*([.$M479]-[.$M$7]))" office:value-type="float" office:value="19718.8690606341" calcext:value-type="float">
            <text:p>19,719</text:p>
          </table:table-cell>
          <table:table-cell table:formula="of:=LN([.$N479]/454.16)/0.00256" office:value-type="float" office:value="1473.00067100905" calcext:value-type="float">
            <text:p>1473</text:p>
          </table:table-cell>
          <table:table-cell/>
          <table:table-cell table:formula="of:=[.Q478]+1" office:value-type="float" office:value="2473" calcext:value-type="float">
            <text:p>2473</text:p>
          </table:table-cell>
          <table:table-cell table:formula="of:=76320*EXP(0.00189*([.$Q479]-[.$Q$7]))" office:value-type="float" office:value="186236.063411662" calcext:value-type="float">
            <text:p>186,236</text:p>
          </table:table-cell>
          <table:table-cell table:formula="of:=LN([.$R479]/1738.539)/0.00189" office:value-type="float" office:value="2472.99995862109" calcext:value-type="float">
            <text:p>247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79]+1" office:value-type="float" office:value="974" calcext:value-type="float">
            <text:p>974</text:p>
          </table:table-cell>
          <table:table-cell table:style-name="ce8" table:formula="of:=830*EXP(0.00392*([.$I480]-[.$I$7]))" office:value-type="float" office:value="5300.65512711371" calcext:value-type="float">
            <text:p>5301</text:p>
          </table:table-cell>
          <table:table-cell table:style-name="ce8" table:formula="of:=LN([.$J480]/116.455)/0.00392" office:value-type="float" office:value="974.000196045733" calcext:value-type="float">
            <text:p>974</text:p>
          </table:table-cell>
          <table:table-cell/>
          <table:table-cell table:formula="of:=[.M479]+1" office:value-type="float" office:value="1474" calcext:value-type="float">
            <text:p>1474</text:p>
          </table:table-cell>
          <table:table-cell table:formula="of:=5890*EXP(0.00256*([.$M480]-[.$M$7]))" office:value-type="float" office:value="19769.4140353927" calcext:value-type="float">
            <text:p>19,769</text:p>
          </table:table-cell>
          <table:table-cell table:formula="of:=LN([.$N480]/454.16)/0.00256" office:value-type="float" office:value="1474.00067100905" calcext:value-type="float">
            <text:p>1474</text:p>
          </table:table-cell>
          <table:table-cell/>
          <table:table-cell table:formula="of:=[.Q479]+1" office:value-type="float" office:value="2474" calcext:value-type="float">
            <text:p>2474</text:p>
          </table:table-cell>
          <table:table-cell table:formula="of:=76320*EXP(0.00189*([.$Q480]-[.$Q$7]))" office:value-type="float" office:value="186588.382408085" calcext:value-type="float">
            <text:p>186,588</text:p>
          </table:table-cell>
          <table:table-cell table:formula="of:=LN([.$R480]/1738.539)/0.00189" office:value-type="float" office:value="2473.99995862109" calcext:value-type="float">
            <text:p>247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0]+1" office:value-type="float" office:value="975" calcext:value-type="float">
            <text:p>975</text:p>
          </table:table-cell>
          <table:table-cell table:style-name="ce8" table:formula="of:=830*EXP(0.00392*([.$I481]-[.$I$7]))" office:value-type="float" office:value="5321.47447447296" calcext:value-type="float">
            <text:p>5321</text:p>
          </table:table-cell>
          <table:table-cell table:style-name="ce8" table:formula="of:=LN([.$J481]/116.455)/0.00392" office:value-type="float" office:value="975.000196045733" calcext:value-type="float">
            <text:p>975</text:p>
          </table:table-cell>
          <table:table-cell/>
          <table:table-cell table:formula="of:=[.M480]+1" office:value-type="float" office:value="1475" calcext:value-type="float">
            <text:p>1475</text:p>
          </table:table-cell>
          <table:table-cell table:formula="of:=5890*EXP(0.00256*([.$M481]-[.$M$7]))" office:value-type="float" office:value="19820.0885710539" calcext:value-type="float">
            <text:p>19,820</text:p>
          </table:table-cell>
          <table:table-cell table:formula="of:=LN([.$N481]/454.16)/0.00256" office:value-type="float" office:value="1475.00067100905" calcext:value-type="float">
            <text:p>1475</text:p>
          </table:table-cell>
          <table:table-cell/>
          <table:table-cell table:formula="of:=[.Q480]+1" office:value-type="float" office:value="2475" calcext:value-type="float">
            <text:p>2475</text:p>
          </table:table-cell>
          <table:table-cell table:formula="of:=76320*EXP(0.00189*([.$Q481]-[.$Q$7]))" office:value-type="float" office:value="186941.367917068" calcext:value-type="float">
            <text:p>186,941</text:p>
          </table:table-cell>
          <table:table-cell table:formula="of:=LN([.$R481]/1738.539)/0.00189" office:value-type="float" office:value="2474.99995862109" calcext:value-type="float">
            <text:p>247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1]+1" office:value-type="float" office:value="976" calcext:value-type="float">
            <text:p>976</text:p>
          </table:table-cell>
          <table:table-cell table:style-name="ce8" table:formula="of:=830*EXP(0.00392*([.$I482]-[.$I$7]))" office:value-type="float" office:value="5342.37559384229" calcext:value-type="float">
            <text:p>5342</text:p>
          </table:table-cell>
          <table:table-cell table:style-name="ce8" table:formula="of:=LN([.$J482]/116.455)/0.00392" office:value-type="float" office:value="976.000196045733" calcext:value-type="float">
            <text:p>976</text:p>
          </table:table-cell>
          <table:table-cell/>
          <table:table-cell table:formula="of:=[.M481]+1" office:value-type="float" office:value="1476" calcext:value-type="float">
            <text:p>1476</text:p>
          </table:table-cell>
          <table:table-cell table:formula="of:=5890*EXP(0.00256*([.$M482]-[.$M$7]))" office:value-type="float" office:value="19870.8929997185" calcext:value-type="float">
            <text:p>19,871</text:p>
          </table:table-cell>
          <table:table-cell table:formula="of:=LN([.$N482]/454.16)/0.00256" office:value-type="float" office:value="1476.00067100905" calcext:value-type="float">
            <text:p>1476</text:p>
          </table:table-cell>
          <table:table-cell/>
          <table:table-cell table:formula="of:=[.Q481]+1" office:value-type="float" office:value="2476" calcext:value-type="float">
            <text:p>2476</text:p>
          </table:table-cell>
          <table:table-cell table:formula="of:=76320*EXP(0.00189*([.$Q482]-[.$Q$7]))" office:value-type="float" office:value="187295.021199509" calcext:value-type="float">
            <text:p>187,295</text:p>
          </table:table-cell>
          <table:table-cell table:formula="of:=LN([.$R482]/1738.539)/0.00189" office:value-type="float" office:value="2475.99995862109" calcext:value-type="float">
            <text:p>247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2]+1" office:value-type="float" office:value="977" calcext:value-type="float">
            <text:p>977</text:p>
          </table:table-cell>
          <table:table-cell table:style-name="ce8" table:formula="of:=830*EXP(0.00392*([.$I483]-[.$I$7]))" office:value-type="float" office:value="5363.35880639706" calcext:value-type="float">
            <text:p>5363</text:p>
          </table:table-cell>
          <table:table-cell table:style-name="ce8" table:formula="of:=LN([.$J483]/116.455)/0.00392" office:value-type="float" office:value="977.000196045733" calcext:value-type="float">
            <text:p>977</text:p>
          </table:table-cell>
          <table:table-cell/>
          <table:table-cell table:formula="of:=[.M482]+1" office:value-type="float" office:value="1477" calcext:value-type="float">
            <text:p>1477</text:p>
          </table:table-cell>
          <table:table-cell table:formula="of:=5890*EXP(0.00256*([.$M483]-[.$M$7]))" office:value-type="float" office:value="19921.8276543386" calcext:value-type="float">
            <text:p>19,922</text:p>
          </table:table-cell>
          <table:table-cell table:formula="of:=LN([.$N483]/454.16)/0.00256" office:value-type="float" office:value="1477.00067100905" calcext:value-type="float">
            <text:p>1477</text:p>
          </table:table-cell>
          <table:table-cell/>
          <table:table-cell table:formula="of:=[.Q482]+1" office:value-type="float" office:value="2477" calcext:value-type="float">
            <text:p>2477</text:p>
          </table:table-cell>
          <table:table-cell table:formula="of:=76320*EXP(0.00189*([.$Q483]-[.$Q$7]))" office:value-type="float" office:value="187649.343518695" calcext:value-type="float">
            <text:p>187,649</text:p>
          </table:table-cell>
          <table:table-cell table:formula="of:=LN([.$R483]/1738.539)/0.00189" office:value-type="float" office:value="2476.99995862109" calcext:value-type="float">
            <text:p>247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3]+1" office:value-type="float" office:value="978" calcext:value-type="float">
            <text:p>978</text:p>
          </table:table-cell>
          <table:table-cell table:style-name="ce8" table:formula="of:=830*EXP(0.00392*([.$I484]-[.$I$7]))" office:value-type="float" office:value="5384.42443457413" calcext:value-type="float">
            <text:p>5384</text:p>
          </table:table-cell>
          <table:table-cell table:style-name="ce8" table:formula="of:=LN([.$J484]/116.455)/0.00392" office:value-type="float" office:value="978.000196045733" calcext:value-type="float">
            <text:p>978</text:p>
          </table:table-cell>
          <table:table-cell/>
          <table:table-cell table:formula="of:=[.M483]+1" office:value-type="float" office:value="1478" calcext:value-type="float">
            <text:p>1478</text:p>
          </table:table-cell>
          <table:table-cell table:formula="of:=5890*EXP(0.00256*([.$M484]-[.$M$7]))" office:value-type="float" office:value="19972.8928687197" calcext:value-type="float">
            <text:p>19,973</text:p>
          </table:table-cell>
          <table:table-cell table:formula="of:=LN([.$N484]/454.16)/0.00256" office:value-type="float" office:value="1478.00067100905" calcext:value-type="float">
            <text:p>1478</text:p>
          </table:table-cell>
          <table:table-cell/>
          <table:table-cell table:formula="of:=[.Q483]+1" office:value-type="float" office:value="2478" calcext:value-type="float">
            <text:p>2478</text:p>
          </table:table-cell>
          <table:table-cell table:formula="of:=76320*EXP(0.00189*([.$Q484]-[.$Q$7]))" office:value-type="float" office:value="188004.3361403" calcext:value-type="float">
            <text:p>188,004</text:p>
          </table:table-cell>
          <table:table-cell table:formula="of:=LN([.$R484]/1738.539)/0.00189" office:value-type="float" office:value="2477.99995862109" calcext:value-type="float">
            <text:p>247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4]+1" office:value-type="float" office:value="979" calcext:value-type="float">
            <text:p>979</text:p>
          </table:table-cell>
          <table:table-cell table:style-name="ce8" table:formula="of:=830*EXP(0.00392*([.$I485]-[.$I$7]))" office:value-type="float" office:value="5405.57280207678" calcext:value-type="float">
            <text:p>5406</text:p>
          </table:table-cell>
          <table:table-cell table:style-name="ce8" table:formula="of:=LN([.$J485]/116.455)/0.00392" office:value-type="float" office:value="979.000196045733" calcext:value-type="float">
            <text:p>979</text:p>
          </table:table-cell>
          <table:table-cell/>
          <table:table-cell table:formula="of:=[.M484]+1" office:value-type="float" office:value="1479" calcext:value-type="float">
            <text:p>1479</text:p>
          </table:table-cell>
          <table:table-cell table:formula="of:=5890*EXP(0.00256*([.$M485]-[.$M$7]))" office:value-type="float" office:value="20024.088977523" calcext:value-type="float">
            <text:p>20,024</text:p>
          </table:table-cell>
          <table:table-cell table:formula="of:=LN([.$N485]/454.16)/0.00256" office:value-type="float" office:value="1479.00067100905" calcext:value-type="float">
            <text:p>1479</text:p>
          </table:table-cell>
          <table:table-cell/>
          <table:table-cell table:formula="of:=[.Q484]+1" office:value-type="float" office:value="2479" calcext:value-type="float">
            <text:p>2479</text:p>
          </table:table-cell>
          <table:table-cell table:formula="of:=76320*EXP(0.00189*([.$Q485]-[.$Q$7]))" office:value-type="float" office:value="188360.000332395" calcext:value-type="float">
            <text:p>188,360</text:p>
          </table:table-cell>
          <table:table-cell table:formula="of:=LN([.$R485]/1738.539)/0.00189" office:value-type="float" office:value="2478.99995862109" calcext:value-type="float">
            <text:p>247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5]+1" office:value-type="float" office:value="980" calcext:value-type="float">
            <text:p>980</text:p>
          </table:table-cell>
          <table:table-cell table:style-name="ce8" table:formula="of:=830*EXP(0.00392*([.$I486]-[.$I$7]))" office:value-type="float" office:value="5426.80423387971" calcext:value-type="float">
            <text:p>5427</text:p>
          </table:table-cell>
          <table:table-cell table:style-name="ce8" table:formula="of:=LN([.$J486]/116.455)/0.00392" office:value-type="float" office:value="980.000196045733" calcext:value-type="float">
            <text:p>980</text:p>
          </table:table-cell>
          <table:table-cell/>
          <table:table-cell table:formula="of:=[.M485]+1" office:value-type="float" office:value="1480" calcext:value-type="float">
            <text:p>1480</text:p>
          </table:table-cell>
          <table:table-cell table:formula="of:=5890*EXP(0.00256*([.$M486]-[.$M$7]))" office:value-type="float" office:value="20075.4163162674" calcext:value-type="float">
            <text:p>20,075</text:p>
          </table:table-cell>
          <table:table-cell table:formula="of:=LN([.$N486]/454.16)/0.00256" office:value-type="float" office:value="1480.00067100905" calcext:value-type="float">
            <text:p>1480</text:p>
          </table:table-cell>
          <table:table-cell/>
          <table:table-cell table:formula="of:=[.Q485]+1" office:value-type="float" office:value="2480" calcext:value-type="float">
            <text:p>2480</text:p>
          </table:table-cell>
          <table:table-cell table:formula="of:=76320*EXP(0.00189*([.$Q486]-[.$Q$7]))" office:value-type="float" office:value="188716.337365446" calcext:value-type="float">
            <text:p>188,716</text:p>
          </table:table-cell>
          <table:table-cell table:formula="of:=LN([.$R486]/1738.539)/0.00189" office:value-type="float" office:value="2479.99995862109" calcext:value-type="float">
            <text:p>247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6]+1" office:value-type="float" office:value="981" calcext:value-type="float">
            <text:p>981</text:p>
          </table:table-cell>
          <table:table-cell table:style-name="ce8" table:formula="of:=830*EXP(0.00392*([.$I487]-[.$I$7]))" office:value-type="float" office:value="5448.119056234" calcext:value-type="float">
            <text:p>5448</text:p>
          </table:table-cell>
          <table:table-cell table:style-name="ce8" table:formula="of:=LN([.$J487]/116.455)/0.00392" office:value-type="float" office:value="981.000196045733" calcext:value-type="float">
            <text:p>981</text:p>
          </table:table-cell>
          <table:table-cell/>
          <table:table-cell table:formula="of:=[.M486]+1" office:value-type="float" office:value="1481" calcext:value-type="float">
            <text:p>1481</text:p>
          </table:table-cell>
          <table:table-cell table:formula="of:=5890*EXP(0.00256*([.$M487]-[.$M$7]))" office:value-type="float" office:value="20126.8752213321" calcext:value-type="float">
            <text:p>20,127</text:p>
          </table:table-cell>
          <table:table-cell table:formula="of:=LN([.$N487]/454.16)/0.00256" office:value-type="float" office:value="1481.00067100905" calcext:value-type="float">
            <text:p>1481</text:p>
          </table:table-cell>
          <table:table-cell/>
          <table:table-cell table:formula="of:=[.Q486]+1" office:value-type="float" office:value="2481" calcext:value-type="float">
            <text:p>2481</text:p>
          </table:table-cell>
          <table:table-cell table:formula="of:=76320*EXP(0.00189*([.$Q487]-[.$Q$7]))" office:value-type="float" office:value="189073.348512328" calcext:value-type="float">
            <text:p>189,073</text:p>
          </table:table-cell>
          <table:table-cell table:formula="of:=LN([.$R487]/1738.539)/0.00189" office:value-type="float" office:value="2480.99995862109" calcext:value-type="float">
            <text:p>248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7]+1" office:value-type="float" office:value="982" calcext:value-type="float">
            <text:p>982</text:p>
          </table:table-cell>
          <table:table-cell table:style-name="ce8" table:formula="of:=830*EXP(0.00392*([.$I488]-[.$I$7]))" office:value-type="float" office:value="5469.51759667216" calcext:value-type="float">
            <text:p>5470</text:p>
          </table:table-cell>
          <table:table-cell table:style-name="ce8" table:formula="of:=LN([.$J488]/116.455)/0.00392" office:value-type="float" office:value="982.000196045733" calcext:value-type="float">
            <text:p>982</text:p>
          </table:table-cell>
          <table:table-cell/>
          <table:table-cell table:formula="of:=[.M487]+1" office:value-type="float" office:value="1482" calcext:value-type="float">
            <text:p>1482</text:p>
          </table:table-cell>
          <table:table-cell table:formula="of:=5890*EXP(0.00256*([.$M488]-[.$M$7]))" office:value-type="float" office:value="20178.4660299583" calcext:value-type="float">
            <text:p>20,178</text:p>
          </table:table-cell>
          <table:table-cell table:formula="of:=LN([.$N488]/454.16)/0.00256" office:value-type="float" office:value="1482.00067100905" calcext:value-type="float">
            <text:p>1482</text:p>
          </table:table-cell>
          <table:table-cell/>
          <table:table-cell table:formula="of:=[.Q487]+1" office:value-type="float" office:value="2482" calcext:value-type="float">
            <text:p>2482</text:p>
          </table:table-cell>
          <table:table-cell table:formula="of:=76320*EXP(0.00189*([.$Q488]-[.$Q$7]))" office:value-type="float" office:value="189431.035048318" calcext:value-type="float">
            <text:p>189,431</text:p>
          </table:table-cell>
          <table:table-cell table:formula="of:=LN([.$R488]/1738.539)/0.00189" office:value-type="float" office:value="2481.99995862109" calcext:value-type="float">
            <text:p>248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8]+1" office:value-type="float" office:value="983" calcext:value-type="float">
            <text:p>983</text:p>
          </table:table-cell>
          <table:table-cell table:style-name="ce8" table:formula="of:=830*EXP(0.00392*([.$I489]-[.$I$7]))" office:value-type="float" office:value="5491.00018401314" calcext:value-type="float">
            <text:p>5491</text:p>
          </table:table-cell>
          <table:table-cell table:style-name="ce8" table:formula="of:=LN([.$J489]/116.455)/0.00392" office:value-type="float" office:value="983.000196045733" calcext:value-type="float">
            <text:p>983</text:p>
          </table:table-cell>
          <table:table-cell/>
          <table:table-cell table:formula="of:=[.M488]+1" office:value-type="float" office:value="1483" calcext:value-type="float">
            <text:p>1483</text:p>
          </table:table-cell>
          <table:table-cell table:formula="of:=5890*EXP(0.00256*([.$M489]-[.$M$7]))" office:value-type="float" office:value="20230.1890802517" calcext:value-type="float">
            <text:p>20,230</text:p>
          </table:table-cell>
          <table:table-cell table:formula="of:=LN([.$N489]/454.16)/0.00256" office:value-type="float" office:value="1483.00067100905" calcext:value-type="float">
            <text:p>1483</text:p>
          </table:table-cell>
          <table:table-cell/>
          <table:table-cell table:formula="of:=[.Q488]+1" office:value-type="float" office:value="2483" calcext:value-type="float">
            <text:p>2483</text:p>
          </table:table-cell>
          <table:table-cell table:formula="of:=76320*EXP(0.00189*([.$Q489]-[.$Q$7]))" office:value-type="float" office:value="189789.39825111" calcext:value-type="float">
            <text:p>189,789</text:p>
          </table:table-cell>
          <table:table-cell table:formula="of:=LN([.$R489]/1738.539)/0.00189" office:value-type="float" office:value="2482.99995862109" calcext:value-type="float">
            <text:p>248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89]+1" office:value-type="float" office:value="984" calcext:value-type="float">
            <text:p>984</text:p>
          </table:table-cell>
          <table:table-cell table:style-name="ce8" table:formula="of:=830*EXP(0.00392*([.$I490]-[.$I$7]))" office:value-type="float" office:value="5512.56714836739" calcext:value-type="float">
            <text:p>5513</text:p>
          </table:table-cell>
          <table:table-cell table:style-name="ce8" table:formula="of:=LN([.$J490]/116.455)/0.00392" office:value-type="float" office:value="984.000196045733" calcext:value-type="float">
            <text:p>984</text:p>
          </table:table-cell>
          <table:table-cell/>
          <table:table-cell table:formula="of:=[.M489]+1" office:value-type="float" office:value="1484" calcext:value-type="float">
            <text:p>1484</text:p>
          </table:table-cell>
          <table:table-cell table:formula="of:=5890*EXP(0.00256*([.$M490]-[.$M$7]))" office:value-type="float" office:value="20282.0447111847" calcext:value-type="float">
            <text:p>20,282</text:p>
          </table:table-cell>
          <table:table-cell table:formula="of:=LN([.$N490]/454.16)/0.00256" office:value-type="float" office:value="1484.00067100905" calcext:value-type="float">
            <text:p>1484</text:p>
          </table:table-cell>
          <table:table-cell/>
          <table:table-cell table:formula="of:=[.Q489]+1" office:value-type="float" office:value="2484" calcext:value-type="float">
            <text:p>2484</text:p>
          </table:table-cell>
          <table:table-cell table:formula="of:=76320*EXP(0.00189*([.$Q490]-[.$Q$7]))" office:value-type="float" office:value="190148.439400814" calcext:value-type="float">
            <text:p>190,148</text:p>
          </table:table-cell>
          <table:table-cell table:formula="of:=LN([.$R490]/1738.539)/0.00189" office:value-type="float" office:value="2483.99995862109" calcext:value-type="float">
            <text:p>248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0]+1" office:value-type="float" office:value="985" calcext:value-type="float">
            <text:p>985</text:p>
          </table:table-cell>
          <table:table-cell table:style-name="ce8" table:formula="of:=830*EXP(0.00392*([.$I491]-[.$I$7]))" office:value-type="float" office:value="5534.21882114195" calcext:value-type="float">
            <text:p>5534</text:p>
          </table:table-cell>
          <table:table-cell table:style-name="ce8" table:formula="of:=LN([.$J491]/116.455)/0.00392" office:value-type="float" office:value="985.000196045733" calcext:value-type="float">
            <text:p>985</text:p>
          </table:table-cell>
          <table:table-cell/>
          <table:table-cell table:formula="of:=[.M490]+1" office:value-type="float" office:value="1485" calcext:value-type="float">
            <text:p>1485</text:p>
          </table:table-cell>
          <table:table-cell table:formula="of:=5890*EXP(0.00256*([.$M491]-[.$M$7]))" office:value-type="float" office:value="20334.0332625984" calcext:value-type="float">
            <text:p>20,334</text:p>
          </table:table-cell>
          <table:table-cell table:formula="of:=LN([.$N491]/454.16)/0.00256" office:value-type="float" office:value="1485.00067100905" calcext:value-type="float">
            <text:p>1485</text:p>
          </table:table-cell>
          <table:table-cell/>
          <table:table-cell table:formula="of:=[.Q490]+1" office:value-type="float" office:value="2485" calcext:value-type="float">
            <text:p>2485</text:p>
          </table:table-cell>
          <table:table-cell table:formula="of:=76320*EXP(0.00189*([.$Q491]-[.$Q$7]))" office:value-type="float" office:value="190508.15977996" calcext:value-type="float">
            <text:p>190,508</text:p>
          </table:table-cell>
          <table:table-cell table:formula="of:=LN([.$R491]/1738.539)/0.00189" office:value-type="float" office:value="2484.99995862109" calcext:value-type="float">
            <text:p>248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1]+1" office:value-type="float" office:value="986" calcext:value-type="float">
            <text:p>986</text:p>
          </table:table-cell>
          <table:table-cell table:style-name="ce8" table:formula="of:=830*EXP(0.00392*([.$I492]-[.$I$7]))" office:value-type="float" office:value="5555.9555350455" calcext:value-type="float">
            <text:p>5556</text:p>
          </table:table-cell>
          <table:table-cell table:style-name="ce8" table:formula="of:=LN([.$J492]/116.455)/0.00392" office:value-type="float" office:value="986.000196045733" calcext:value-type="float">
            <text:p>986</text:p>
          </table:table-cell>
          <table:table-cell/>
          <table:table-cell table:formula="of:=[.M491]+1" office:value-type="float" office:value="1486" calcext:value-type="float">
            <text:p>1486</text:p>
          </table:table-cell>
          <table:table-cell table:formula="of:=5890*EXP(0.00256*([.$M492]-[.$M$7]))" office:value-type="float" office:value="20386.1550752054" calcext:value-type="float">
            <text:p>20,386</text:p>
          </table:table-cell>
          <table:table-cell table:formula="of:=LN([.$N492]/454.16)/0.00256" office:value-type="float" office:value="1486.00067100905" calcext:value-type="float">
            <text:p>1486</text:p>
          </table:table-cell>
          <table:table-cell/>
          <table:table-cell table:formula="of:=[.Q491]+1" office:value-type="float" office:value="2486" calcext:value-type="float">
            <text:p>2486</text:p>
          </table:table-cell>
          <table:table-cell table:formula="of:=76320*EXP(0.00189*([.$Q492]-[.$Q$7]))" office:value-type="float" office:value="190868.560673506" calcext:value-type="float">
            <text:p>190,869</text:p>
          </table:table-cell>
          <table:table-cell table:formula="of:=LN([.$R492]/1738.539)/0.00189" office:value-type="float" office:value="2485.99995862109" calcext:value-type="float">
            <text:p>248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2]+1" office:value-type="float" office:value="987" calcext:value-type="float">
            <text:p>987</text:p>
          </table:table-cell>
          <table:table-cell table:style-name="ce8" table:formula="of:=830*EXP(0.00392*([.$I493]-[.$I$7]))" office:value-type="float" office:value="5577.7776240935" calcext:value-type="float">
            <text:p>5578</text:p>
          </table:table-cell>
          <table:table-cell table:style-name="ce8" table:formula="of:=LN([.$J493]/116.455)/0.00392" office:value-type="float" office:value="987.000196045733" calcext:value-type="float">
            <text:p>987</text:p>
          </table:table-cell>
          <table:table-cell/>
          <table:table-cell table:formula="of:=[.M492]+1" office:value-type="float" office:value="1487" calcext:value-type="float">
            <text:p>1487</text:p>
          </table:table-cell>
          <table:table-cell table:formula="of:=5890*EXP(0.00256*([.$M493]-[.$M$7]))" office:value-type="float" office:value="20438.4104905912" calcext:value-type="float">
            <text:p>20,438</text:p>
          </table:table-cell>
          <table:table-cell table:formula="of:=LN([.$N493]/454.16)/0.00256" office:value-type="float" office:value="1487.00067100905" calcext:value-type="float">
            <text:p>1487</text:p>
          </table:table-cell>
          <table:table-cell/>
          <table:table-cell table:formula="of:=[.Q492]+1" office:value-type="float" office:value="2487" calcext:value-type="float">
            <text:p>2487</text:p>
          </table:table-cell>
          <table:table-cell table:formula="of:=76320*EXP(0.00189*([.$Q493]-[.$Q$7]))" office:value-type="float" office:value="191229.643368841" calcext:value-type="float">
            <text:p>191,230</text:p>
          </table:table-cell>
          <table:table-cell table:formula="of:=LN([.$R493]/1738.539)/0.00189" office:value-type="float" office:value="2486.99995862109" calcext:value-type="float">
            <text:p>248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3]+1" office:value-type="float" office:value="988" calcext:value-type="float">
            <text:p>988</text:p>
          </table:table-cell>
          <table:table-cell table:style-name="ce8" table:formula="of:=830*EXP(0.00392*([.$I494]-[.$I$7]))" office:value-type="float" office:value="5599.68542361335" calcext:value-type="float">
            <text:p>5600</text:p>
          </table:table-cell>
          <table:table-cell table:style-name="ce8" table:formula="of:=LN([.$J494]/116.455)/0.00392" office:value-type="float" office:value="988.000196045733" calcext:value-type="float">
            <text:p>988</text:p>
          </table:table-cell>
          <table:table-cell/>
          <table:table-cell table:formula="of:=[.M493]+1" office:value-type="float" office:value="1488" calcext:value-type="float">
            <text:p>1488</text:p>
          </table:table-cell>
          <table:table-cell table:formula="of:=5890*EXP(0.00256*([.$M494]-[.$M$7]))" office:value-type="float" office:value="20490.7998512171" calcext:value-type="float">
            <text:p>20,491</text:p>
          </table:table-cell>
          <table:table-cell table:formula="of:=LN([.$N494]/454.16)/0.00256" office:value-type="float" office:value="1488.00067100905" calcext:value-type="float">
            <text:p>1488</text:p>
          </table:table-cell>
          <table:table-cell/>
          <table:table-cell table:formula="of:=[.Q493]+1" office:value-type="float" office:value="2488" calcext:value-type="float">
            <text:p>2488</text:p>
          </table:table-cell>
          <table:table-cell table:formula="of:=76320*EXP(0.00189*([.$Q494]-[.$Q$7]))" office:value-type="float" office:value="191591.409155788" calcext:value-type="float">
            <text:p>191,591</text:p>
          </table:table-cell>
          <table:table-cell table:formula="of:=LN([.$R494]/1738.539)/0.00189" office:value-type="float" office:value="2487.99995862109" calcext:value-type="float">
            <text:p>248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4]+1" office:value-type="float" office:value="989" calcext:value-type="float">
            <text:p>989</text:p>
          </table:table-cell>
          <table:table-cell table:style-name="ce8" table:formula="of:=830*EXP(0.00392*([.$I495]-[.$I$7]))" office:value-type="float" office:value="5621.67927024948" calcext:value-type="float">
            <text:p>5622</text:p>
          </table:table-cell>
          <table:table-cell table:style-name="ce8" table:formula="of:=LN([.$J495]/116.455)/0.00392" office:value-type="float" office:value="989.000196045733" calcext:value-type="float">
            <text:p>989</text:p>
          </table:table-cell>
          <table:table-cell/>
          <table:table-cell table:formula="of:=[.M494]+1" office:value-type="float" office:value="1489" calcext:value-type="float">
            <text:p>1489</text:p>
          </table:table-cell>
          <table:table-cell table:formula="of:=5890*EXP(0.00256*([.$M495]-[.$M$7]))" office:value-type="float" office:value="20543.3235004223" calcext:value-type="float">
            <text:p>20,543</text:p>
          </table:table-cell>
          <table:table-cell table:formula="of:=LN([.$N495]/454.16)/0.00256" office:value-type="float" office:value="1489.00067100905" calcext:value-type="float">
            <text:p>1489</text:p>
          </table:table-cell>
          <table:table-cell/>
          <table:table-cell table:formula="of:=[.Q494]+1" office:value-type="float" office:value="2489" calcext:value-type="float">
            <text:p>2489</text:p>
          </table:table-cell>
          <table:table-cell table:formula="of:=76320*EXP(0.00189*([.$Q495]-[.$Q$7]))" office:value-type="float" office:value="191953.859326612" calcext:value-type="float">
            <text:p>191,954</text:p>
          </table:table-cell>
          <table:table-cell table:formula="of:=LN([.$R495]/1738.539)/0.00189" office:value-type="float" office:value="2488.99995862109" calcext:value-type="float">
            <text:p>248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5]+1" office:value-type="float" office:value="990" calcext:value-type="float">
            <text:p>990</text:p>
          </table:table-cell>
          <table:table-cell table:style-name="ce8" table:formula="of:=830*EXP(0.00392*([.$I496]-[.$I$7]))" office:value-type="float" office:value="5643.75950196856" calcext:value-type="float">
            <text:p>5644</text:p>
          </table:table-cell>
          <table:table-cell table:style-name="ce8" table:formula="of:=LN([.$J496]/116.455)/0.00392" office:value-type="float" office:value="990.000196045733" calcext:value-type="float">
            <text:p>990</text:p>
          </table:table-cell>
          <table:table-cell/>
          <table:table-cell table:formula="of:=[.M495]+1" office:value-type="float" office:value="1490" calcext:value-type="float">
            <text:p>1490</text:p>
          </table:table-cell>
          <table:table-cell table:formula="of:=5890*EXP(0.00256*([.$M496]-[.$M$7]))" office:value-type="float" office:value="20595.9817824259" calcext:value-type="float">
            <text:p>20,596</text:p>
          </table:table-cell>
          <table:table-cell table:formula="of:=LN([.$N496]/454.16)/0.00256" office:value-type="float" office:value="1490.00067100905" calcext:value-type="float">
            <text:p>1490</text:p>
          </table:table-cell>
          <table:table-cell/>
          <table:table-cell table:formula="of:=[.Q495]+1" office:value-type="float" office:value="2490" calcext:value-type="float">
            <text:p>2490</text:p>
          </table:table-cell>
          <table:table-cell table:formula="of:=76320*EXP(0.00189*([.$Q496]-[.$Q$7]))" office:value-type="float" office:value="192316.99517602" calcext:value-type="float">
            <text:p>192,317</text:p>
          </table:table-cell>
          <table:table-cell table:formula="of:=LN([.$R496]/1738.539)/0.00189" office:value-type="float" office:value="2489.99995862109" calcext:value-type="float">
            <text:p>2489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6]+1" office:value-type="float" office:value="991" calcext:value-type="float">
            <text:p>991</text:p>
          </table:table-cell>
          <table:table-cell table:style-name="ce8" table:formula="of:=830*EXP(0.00392*([.$I497]-[.$I$7]))" office:value-type="float" office:value="5665.9264580647" calcext:value-type="float">
            <text:p>5666</text:p>
          </table:table-cell>
          <table:table-cell table:style-name="ce8" table:formula="of:=LN([.$J497]/116.455)/0.00392" office:value-type="float" office:value="991.000196045733" calcext:value-type="float">
            <text:p>991</text:p>
          </table:table-cell>
          <table:table-cell/>
          <table:table-cell table:formula="of:=[.M496]+1" office:value-type="float" office:value="1491" calcext:value-type="float">
            <text:p>1491</text:p>
          </table:table-cell>
          <table:table-cell table:formula="of:=5890*EXP(0.00256*([.$M497]-[.$M$7]))" office:value-type="float" office:value="20648.7750423294" calcext:value-type="float">
            <text:p>20,649</text:p>
          </table:table-cell>
          <table:table-cell table:formula="of:=LN([.$N497]/454.16)/0.00256" office:value-type="float" office:value="1491.00067100905" calcext:value-type="float">
            <text:p>1491</text:p>
          </table:table-cell>
          <table:table-cell/>
          <table:table-cell table:formula="of:=[.Q496]+1" office:value-type="float" office:value="2491" calcext:value-type="float">
            <text:p>2491</text:p>
          </table:table-cell>
          <table:table-cell table:formula="of:=76320*EXP(0.00189*([.$Q497]-[.$Q$7]))" office:value-type="float" office:value="192680.818001172" calcext:value-type="float">
            <text:p>192,681</text:p>
          </table:table-cell>
          <table:table-cell table:formula="of:=LN([.$R497]/1738.539)/0.00189" office:value-type="float" office:value="2490.99995862109" calcext:value-type="float">
            <text:p>2490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7]+1" office:value-type="float" office:value="992" calcext:value-type="float">
            <text:p>992</text:p>
          </table:table-cell>
          <table:table-cell table:style-name="ce8" table:formula="of:=830*EXP(0.00392*([.$I498]-[.$I$7]))" office:value-type="float" office:value="5688.18047916466" calcext:value-type="float">
            <text:p>5688</text:p>
          </table:table-cell>
          <table:table-cell table:style-name="ce8" table:formula="of:=LN([.$J498]/116.455)/0.00392" office:value-type="float" office:value="992.000196045733" calcext:value-type="float">
            <text:p>992</text:p>
          </table:table-cell>
          <table:table-cell/>
          <table:table-cell table:formula="of:=[.M497]+1" office:value-type="float" office:value="1492" calcext:value-type="float">
            <text:p>1492</text:p>
          </table:table-cell>
          <table:table-cell table:formula="of:=5890*EXP(0.00256*([.$M498]-[.$M$7]))" office:value-type="float" office:value="20701.703626119" calcext:value-type="float">
            <text:p>20,702</text:p>
          </table:table-cell>
          <table:table-cell table:formula="of:=LN([.$N498]/454.16)/0.00256" office:value-type="float" office:value="1492.00067100905" calcext:value-type="float">
            <text:p>1492</text:p>
          </table:table-cell>
          <table:table-cell/>
          <table:table-cell table:formula="of:=[.Q497]+1" office:value-type="float" office:value="2492" calcext:value-type="float">
            <text:p>2492</text:p>
          </table:table-cell>
          <table:table-cell table:formula="of:=76320*EXP(0.00189*([.$Q498]-[.$Q$7]))" office:value-type="float" office:value="193045.329101678" calcext:value-type="float">
            <text:p>193,045</text:p>
          </table:table-cell>
          <table:table-cell table:formula="of:=LN([.$R498]/1738.539)/0.00189" office:value-type="float" office:value="2491.99995862109" calcext:value-type="float">
            <text:p>2491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8]+1" office:value-type="float" office:value="993" calcext:value-type="float">
            <text:p>993</text:p>
          </table:table-cell>
          <table:table-cell table:style-name="ce8" table:formula="of:=830*EXP(0.00392*([.$I499]-[.$I$7]))" office:value-type="float" office:value="5710.52190723307" calcext:value-type="float">
            <text:p>5711</text:p>
          </table:table-cell>
          <table:table-cell table:style-name="ce8" table:formula="of:=LN([.$J499]/116.455)/0.00392" office:value-type="float" office:value="993.000196045733" calcext:value-type="float">
            <text:p>993</text:p>
          </table:table-cell>
          <table:table-cell/>
          <table:table-cell table:formula="of:=[.M498]+1" office:value-type="float" office:value="1493" calcext:value-type="float">
            <text:p>1493</text:p>
          </table:table-cell>
          <table:table-cell table:formula="of:=5890*EXP(0.00256*([.$M499]-[.$M$7]))" office:value-type="float" office:value="20754.7678806675" calcext:value-type="float">
            <text:p>20,755</text:p>
          </table:table-cell>
          <table:table-cell table:formula="of:=LN([.$N499]/454.16)/0.00256" office:value-type="float" office:value="1493.00067100905" calcext:value-type="float">
            <text:p>1493</text:p>
          </table:table-cell>
          <table:table-cell/>
          <table:table-cell table:formula="of:=[.Q498]+1" office:value-type="float" office:value="2493" calcext:value-type="float">
            <text:p>2493</text:p>
          </table:table-cell>
          <table:table-cell table:formula="of:=76320*EXP(0.00189*([.$Q499]-[.$Q$7]))" office:value-type="float" office:value="193410.52977961" calcext:value-type="float">
            <text:p>193,411</text:p>
          </table:table-cell>
          <table:table-cell table:formula="of:=LN([.$R499]/1738.539)/0.00189" office:value-type="float" office:value="2492.99995862109" calcext:value-type="float">
            <text:p>2492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499]+1" office:value-type="float" office:value="994" calcext:value-type="float">
            <text:p>994</text:p>
          </table:table-cell>
          <table:table-cell table:style-name="ce8" table:formula="of:=830*EXP(0.00392*([.$I500]-[.$I$7]))" office:value-type="float" office:value="5732.95108557767" calcext:value-type="float">
            <text:p>5733</text:p>
          </table:table-cell>
          <table:table-cell table:style-name="ce8" table:formula="of:=LN([.$J500]/116.455)/0.00392" office:value-type="float" office:value="994.000196045733" calcext:value-type="float">
            <text:p>994</text:p>
          </table:table-cell>
          <table:table-cell/>
          <table:table-cell table:formula="of:=[.M499]+1" office:value-type="float" office:value="1494" calcext:value-type="float">
            <text:p>1494</text:p>
          </table:table-cell>
          <table:table-cell table:formula="of:=5890*EXP(0.00256*([.$M500]-[.$M$7]))" office:value-type="float" office:value="20807.9681537371" calcext:value-type="float">
            <text:p>20,808</text:p>
          </table:table-cell>
          <table:table-cell table:formula="of:=LN([.$N500]/454.16)/0.00256" office:value-type="float" office:value="1494.00067100905" calcext:value-type="float">
            <text:p>1494</text:p>
          </table:table-cell>
          <table:table-cell/>
          <table:table-cell table:formula="of:=[.Q499]+1" office:value-type="float" office:value="2494" calcext:value-type="float">
            <text:p>2494</text:p>
          </table:table-cell>
          <table:table-cell table:formula="of:=76320*EXP(0.00189*([.$Q500]-[.$Q$7]))" office:value-type="float" office:value="193776.4213395" calcext:value-type="float">
            <text:p>193,776</text:p>
          </table:table-cell>
          <table:table-cell table:formula="of:=LN([.$R500]/1738.539)/0.00189" office:value-type="float" office:value="2493.99995862109" calcext:value-type="float">
            <text:p>2493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500]+1" office:value-type="float" office:value="995" calcext:value-type="float">
            <text:p>995</text:p>
          </table:table-cell>
          <table:table-cell table:style-name="ce8" table:formula="of:=830*EXP(0.00392*([.$I501]-[.$I$7]))" office:value-type="float" office:value="5755.46835885465" calcext:value-type="float">
            <text:p>5755</text:p>
          </table:table-cell>
          <table:table-cell table:style-name="ce8" table:formula="of:=LN([.$J501]/116.455)/0.00392" office:value-type="float" office:value="995.000196045733" calcext:value-type="float">
            <text:p>995</text:p>
          </table:table-cell>
          <table:table-cell/>
          <table:table-cell table:formula="of:=[.M500]+1" office:value-type="float" office:value="1495" calcext:value-type="float">
            <text:p>1495</text:p>
          </table:table-cell>
          <table:table-cell table:formula="of:=5890*EXP(0.00256*([.$M501]-[.$M$7]))" office:value-type="float" office:value="20861.3047939813" calcext:value-type="float">
            <text:p>20,861</text:p>
          </table:table-cell>
          <table:table-cell table:formula="of:=LN([.$N501]/454.16)/0.00256" office:value-type="float" office:value="1495.00067100905" calcext:value-type="float">
            <text:p>1495</text:p>
          </table:table-cell>
          <table:table-cell/>
          <table:table-cell table:formula="of:=[.Q500]+1" office:value-type="float" office:value="2495" calcext:value-type="float">
            <text:p>2495</text:p>
          </table:table-cell>
          <table:table-cell table:formula="of:=76320*EXP(0.00189*([.$Q501]-[.$Q$7]))" office:value-type="float" office:value="194143.005088352" calcext:value-type="float">
            <text:p>194,143</text:p>
          </table:table-cell>
          <table:table-cell table:formula="of:=LN([.$R501]/1738.539)/0.00189" office:value-type="float" office:value="2494.99995862109" calcext:value-type="float">
            <text:p>2494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501]+1" office:value-type="float" office:value="996" calcext:value-type="float">
            <text:p>996</text:p>
          </table:table-cell>
          <table:table-cell table:style-name="ce8" table:formula="of:=830*EXP(0.00392*([.$I502]-[.$I$7]))" office:value-type="float" office:value="5778.07407307387" calcext:value-type="float">
            <text:p>5778</text:p>
          </table:table-cell>
          <table:table-cell table:style-name="ce8" table:formula="of:=LN([.$J502]/116.455)/0.00392" office:value-type="float" office:value="996.000196045733" calcext:value-type="float">
            <text:p>996</text:p>
          </table:table-cell>
          <table:table-cell/>
          <table:table-cell table:formula="of:=[.M501]+1" office:value-type="float" office:value="1496" calcext:value-type="float">
            <text:p>1496</text:p>
          </table:table-cell>
          <table:table-cell table:formula="of:=5890*EXP(0.00256*([.$M502]-[.$M$7]))" office:value-type="float" office:value="20914.7781509472" calcext:value-type="float">
            <text:p>20,915</text:p>
          </table:table-cell>
          <table:table-cell table:formula="of:=LN([.$N502]/454.16)/0.00256" office:value-type="float" office:value="1496.00067100905" calcext:value-type="float">
            <text:p>1496</text:p>
          </table:table-cell>
          <table:table-cell/>
          <table:table-cell table:formula="of:=[.Q501]+1" office:value-type="float" office:value="2496" calcext:value-type="float">
            <text:p>2496</text:p>
          </table:table-cell>
          <table:table-cell table:formula="of:=76320*EXP(0.00189*([.$Q502]-[.$Q$7]))" office:value-type="float" office:value="194510.282335638" calcext:value-type="float">
            <text:p>194,510</text:p>
          </table:table-cell>
          <table:table-cell table:formula="of:=LN([.$R502]/1738.539)/0.00189" office:value-type="float" office:value="2495.99995862109" calcext:value-type="float">
            <text:p>2495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502]+1" office:value-type="float" office:value="997" calcext:value-type="float">
            <text:p>997</text:p>
          </table:table-cell>
          <table:table-cell table:style-name="ce8" table:formula="of:=830*EXP(0.00392*([.$I503]-[.$I$7]))" office:value-type="float" office:value="5800.76857560422" calcext:value-type="float">
            <text:p>5801</text:p>
          </table:table-cell>
          <table:table-cell table:style-name="ce8" table:formula="of:=LN([.$J503]/116.455)/0.00392" office:value-type="float" office:value="997.000196045733" calcext:value-type="float">
            <text:p>997</text:p>
          </table:table-cell>
          <table:table-cell/>
          <table:table-cell table:formula="of:=[.M502]+1" office:value-type="float" office:value="1497" calcext:value-type="float">
            <text:p>1497</text:p>
          </table:table-cell>
          <table:table-cell table:formula="of:=5890*EXP(0.00256*([.$M503]-[.$M$7]))" office:value-type="float" office:value="20968.3885750781" calcext:value-type="float">
            <text:p>20,968</text:p>
          </table:table-cell>
          <table:table-cell table:formula="of:=LN([.$N503]/454.16)/0.00256" office:value-type="float" office:value="1497.00067100905" calcext:value-type="float">
            <text:p>1497</text:p>
          </table:table-cell>
          <table:table-cell/>
          <table:table-cell table:formula="of:=[.Q502]+1" office:value-type="float" office:value="2497" calcext:value-type="float">
            <text:p>2497</text:p>
          </table:table-cell>
          <table:table-cell table:formula="of:=76320*EXP(0.00189*([.$Q503]-[.$Q$7]))" office:value-type="float" office:value="194878.254393311" calcext:value-type="float">
            <text:p>194,878</text:p>
          </table:table-cell>
          <table:table-cell table:formula="of:=LN([.$R503]/1738.539)/0.00189" office:value-type="float" office:value="2496.99995862109" calcext:value-type="float">
            <text:p>2496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503]+1" office:value-type="float" office:value="998" calcext:value-type="float">
            <text:p>998</text:p>
          </table:table-cell>
          <table:table-cell table:style-name="ce8" table:formula="of:=830*EXP(0.00392*([.$I504]-[.$I$7]))" office:value-type="float" office:value="5823.55221517895" calcext:value-type="float">
            <text:p>5824</text:p>
          </table:table-cell>
          <table:table-cell table:style-name="ce8" table:formula="of:=LN([.$J504]/116.455)/0.00392" office:value-type="float" office:value="998.000196045733" calcext:value-type="float">
            <text:p>998</text:p>
          </table:table-cell>
          <table:table-cell/>
          <table:table-cell table:formula="of:=[.M503]+1" office:value-type="float" office:value="1498" calcext:value-type="float">
            <text:p>1498</text:p>
          </table:table-cell>
          <table:table-cell table:formula="of:=5890*EXP(0.00256*([.$M504]-[.$M$7]))" office:value-type="float" office:value="21022.1364177154" calcext:value-type="float">
            <text:p>21,022</text:p>
          </table:table-cell>
          <table:table-cell table:formula="of:=LN([.$N504]/454.16)/0.00256" office:value-type="float" office:value="1498.00067100905" calcext:value-type="float">
            <text:p>1498</text:p>
          </table:table-cell>
          <table:table-cell/>
          <table:table-cell table:formula="of:=[.Q503]+1" office:value-type="float" office:value="2498" calcext:value-type="float">
            <text:p>2498</text:p>
          </table:table-cell>
          <table:table-cell table:formula="of:=76320*EXP(0.00189*([.$Q504]-[.$Q$7]))" office:value-type="float" office:value="195246.922575804" calcext:value-type="float">
            <text:p>195,247</text:p>
          </table:table-cell>
          <table:table-cell table:formula="of:=LN([.$R504]/1738.539)/0.00189" office:value-type="float" office:value="2497.99995862109" calcext:value-type="float">
            <text:p>2497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504]+1" office:value-type="float" office:value="999" calcext:value-type="float">
            <text:p>999</text:p>
          </table:table-cell>
          <table:table-cell table:style-name="ce8" table:formula="of:=830*EXP(0.00392*([.$I505]-[.$I$7]))" office:value-type="float" office:value="5846.42534190103" calcext:value-type="float">
            <text:p>5846</text:p>
          </table:table-cell>
          <table:table-cell table:style-name="ce8" table:formula="of:=LN([.$J505]/116.455)/0.00392" office:value-type="float" office:value="999.000196045733" calcext:value-type="float">
            <text:p>999</text:p>
          </table:table-cell>
          <table:table-cell/>
          <table:table-cell table:formula="of:=[.M504]+1" office:value-type="float" office:value="1499" calcext:value-type="float">
            <text:p>1499</text:p>
          </table:table-cell>
          <table:table-cell table:formula="of:=5890*EXP(0.00256*([.$M505]-[.$M$7]))" office:value-type="float" office:value="21076.0220311011" calcext:value-type="float">
            <text:p>21,076</text:p>
          </table:table-cell>
          <table:table-cell table:formula="of:=LN([.$N505]/454.16)/0.00256" office:value-type="float" office:value="1499.00067100905" calcext:value-type="float">
            <text:p>1499</text:p>
          </table:table-cell>
          <table:table-cell/>
          <table:table-cell table:formula="of:=[.Q504]+1" office:value-type="float" office:value="2499" calcext:value-type="float">
            <text:p>2499</text:p>
          </table:table-cell>
          <table:table-cell table:formula="of:=76320*EXP(0.00189*([.$Q505]-[.$Q$7]))" office:value-type="float" office:value="195616.288200036" calcext:value-type="float">
            <text:p>195,616</text:p>
          </table:table-cell>
          <table:table-cell table:formula="of:=LN([.$R505]/1738.539)/0.00189" office:value-type="float" office:value="2498.99995862109" calcext:value-type="float">
            <text:p>2498.99995862109</text:p>
          </table:table-cell>
          <table:table-cell table:number-columns-repeated="16365"/>
        </table:table-row>
        <table:table-row table:style-name="ro1">
          <table:table-cell table:number-columns-repeated="8"/>
          <table:table-cell table:formula="of:=[.I505]+1" office:value-type="float" office:value="1000" calcext:value-type="float">
            <text:p>1000</text:p>
          </table:table-cell>
          <table:table-cell table:style-name="ce8" table:formula="of:=830*EXP(0.00392*([.$I506]-[.$I$7]))" office:value-type="float" office:value="5869.38830724853" calcext:value-type="float">
            <text:p>5869</text:p>
          </table:table-cell>
          <table:table-cell table:style-name="ce8" table:formula="of:=LN([.$J506]/116.455)/0.00392" office:value-type="float" office:value="1000.00019604573" calcext:value-type="float">
            <text:p>1000</text:p>
          </table:table-cell>
          <table:table-cell/>
          <table:table-cell table:formula="of:=[.M505]+1" office:value-type="float" office:value="1500" calcext:value-type="float">
            <text:p>1500</text:p>
          </table:table-cell>
          <table:table-cell table:formula="of:=5890*EXP(0.00256*([.$M506]-[.$M$7]))" office:value-type="float" office:value="21130.0457683803" calcext:value-type="float">
            <text:p>21,130</text:p>
          </table:table-cell>
          <table:table-cell table:formula="of:=LN([.$N506]/454.16)/0.00256" office:value-type="float" office:value="1500.00067100905" calcext:value-type="float">
            <text:p>1500</text:p>
          </table:table-cell>
          <table:table-cell/>
          <table:table-cell table:formula="of:=[.Q505]+1" office:value-type="float" office:value="2500" calcext:value-type="float">
            <text:p>2500</text:p>
          </table:table-cell>
          <table:table-cell table:formula="of:=76320*EXP(0.00189*([.$Q506]-[.$Q$7]))" office:value-type="float" office:value="195986.352585419" calcext:value-type="float">
            <text:p>195,986</text:p>
          </table:table-cell>
          <table:table-cell table:formula="of:=LN([.$R506]/1738.539)/0.00189" office:value-type="float" office:value="2499.99995862109" calcext:value-type="float">
            <text:p>249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06]+1" office:value-type="float" office:value="1501" calcext:value-type="float">
            <text:p>1501</text:p>
          </table:table-cell>
          <table:table-cell table:formula="of:=5890*EXP(0.00256*([.$M507]-[.$M$7]))" office:value-type="float" office:value="21184.2079836031" calcext:value-type="float">
            <text:p>21,184</text:p>
          </table:table-cell>
          <table:table-cell table:formula="of:=LN([.$N507]/454.16)/0.00256" office:value-type="float" office:value="1501.00067100905" calcext:value-type="float">
            <text:p>1501</text:p>
          </table:table-cell>
          <table:table-cell/>
          <table:table-cell table:formula="of:=[.Q506]+1" office:value-type="float" office:value="2501" calcext:value-type="float">
            <text:p>2501</text:p>
          </table:table-cell>
          <table:table-cell table:formula="of:=76320*EXP(0.00189*([.$Q507]-[.$Q$7]))" office:value-type="float" office:value="196357.117053861" calcext:value-type="float">
            <text:p>196,357</text:p>
          </table:table-cell>
          <table:table-cell table:formula="of:=LN([.$R507]/1738.539)/0.00189" office:value-type="float" office:value="2500.99995862109" calcext:value-type="float">
            <text:p>250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07]+1" office:value-type="float" office:value="1502" calcext:value-type="float">
            <text:p>1502</text:p>
          </table:table-cell>
          <table:table-cell table:formula="of:=5890*EXP(0.00256*([.$M508]-[.$M$7]))" office:value-type="float" office:value="21238.5090317271" calcext:value-type="float">
            <text:p>21,239</text:p>
          </table:table-cell>
          <table:table-cell table:formula="of:=LN([.$N508]/454.16)/0.00256" office:value-type="float" office:value="1502.00067100905" calcext:value-type="float">
            <text:p>1502</text:p>
          </table:table-cell>
          <table:table-cell/>
          <table:table-cell table:formula="of:=[.Q507]+1" office:value-type="float" office:value="2502" calcext:value-type="float">
            <text:p>2502</text:p>
          </table:table-cell>
          <table:table-cell table:formula="of:=76320*EXP(0.00189*([.$Q508]-[.$Q$7]))" office:value-type="float" office:value="196728.58292977" calcext:value-type="float">
            <text:p>196,729</text:p>
          </table:table-cell>
          <table:table-cell table:formula="of:=LN([.$R508]/1738.539)/0.00189" office:value-type="float" office:value="2501.99995862109" calcext:value-type="float">
            <text:p>250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08]+1" office:value-type="float" office:value="1503" calcext:value-type="float">
            <text:p>1503</text:p>
          </table:table-cell>
          <table:table-cell table:formula="of:=5890*EXP(0.00256*([.$M509]-[.$M$7]))" office:value-type="float" office:value="21292.9492686199" calcext:value-type="float">
            <text:p>21,293</text:p>
          </table:table-cell>
          <table:table-cell table:formula="of:=LN([.$N509]/454.16)/0.00256" office:value-type="float" office:value="1503.00067100905" calcext:value-type="float">
            <text:p>1503</text:p>
          </table:table-cell>
          <table:table-cell/>
          <table:table-cell table:formula="of:=[.Q508]+1" office:value-type="float" office:value="2503" calcext:value-type="float">
            <text:p>2503</text:p>
          </table:table-cell>
          <table:table-cell table:formula="of:=76320*EXP(0.00189*([.$Q509]-[.$Q$7]))" office:value-type="float" office:value="197100.751540058" calcext:value-type="float">
            <text:p>197,101</text:p>
          </table:table-cell>
          <table:table-cell table:formula="of:=LN([.$R509]/1738.539)/0.00189" office:value-type="float" office:value="2502.99995862109" calcext:value-type="float">
            <text:p>250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09]+1" office:value-type="float" office:value="1504" calcext:value-type="float">
            <text:p>1504</text:p>
          </table:table-cell>
          <table:table-cell table:formula="of:=5890*EXP(0.00256*([.$M510]-[.$M$7]))" office:value-type="float" office:value="21347.5290510613" calcext:value-type="float">
            <text:p>21,348</text:p>
          </table:table-cell>
          <table:table-cell table:formula="of:=LN([.$N510]/454.16)/0.00256" office:value-type="float" office:value="1504.00067100905" calcext:value-type="float">
            <text:p>1504</text:p>
          </table:table-cell>
          <table:table-cell/>
          <table:table-cell table:formula="of:=[.Q509]+1" office:value-type="float" office:value="2504" calcext:value-type="float">
            <text:p>2504</text:p>
          </table:table-cell>
          <table:table-cell table:formula="of:=76320*EXP(0.00189*([.$Q510]-[.$Q$7]))" office:value-type="float" office:value="197473.624214151" calcext:value-type="float">
            <text:p>197,474</text:p>
          </table:table-cell>
          <table:table-cell table:formula="of:=LN([.$R510]/1738.539)/0.00189" office:value-type="float" office:value="2503.99995862109" calcext:value-type="float">
            <text:p>250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0]+1" office:value-type="float" office:value="1505" calcext:value-type="float">
            <text:p>1505</text:p>
          </table:table-cell>
          <table:table-cell table:formula="of:=5890*EXP(0.00256*([.$M511]-[.$M$7]))" office:value-type="float" office:value="21402.2487367454" calcext:value-type="float">
            <text:p>21,402</text:p>
          </table:table-cell>
          <table:table-cell table:formula="of:=LN([.$N511]/454.16)/0.00256" office:value-type="float" office:value="1505.00067100905" calcext:value-type="float">
            <text:p>1505</text:p>
          </table:table-cell>
          <table:table-cell/>
          <table:table-cell table:formula="of:=[.Q510]+1" office:value-type="float" office:value="2505" calcext:value-type="float">
            <text:p>2505</text:p>
          </table:table-cell>
          <table:table-cell table:formula="of:=76320*EXP(0.00189*([.$Q511]-[.$Q$7]))" office:value-type="float" office:value="197847.202283987" calcext:value-type="float">
            <text:p>197,847</text:p>
          </table:table-cell>
          <table:table-cell table:formula="of:=LN([.$R511]/1738.539)/0.00189" office:value-type="float" office:value="2504.99995862109" calcext:value-type="float">
            <text:p>250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1]+1" office:value-type="float" office:value="1506" calcext:value-type="float">
            <text:p>1506</text:p>
          </table:table-cell>
          <table:table-cell table:formula="of:=5890*EXP(0.00256*([.$M512]-[.$M$7]))" office:value-type="float" office:value="21457.1086842835" calcext:value-type="float">
            <text:p>21,457</text:p>
          </table:table-cell>
          <table:table-cell table:formula="of:=LN([.$N512]/454.16)/0.00256" office:value-type="float" office:value="1506.00067100905" calcext:value-type="float">
            <text:p>1506</text:p>
          </table:table-cell>
          <table:table-cell/>
          <table:table-cell table:formula="of:=[.Q511]+1" office:value-type="float" office:value="2506" calcext:value-type="float">
            <text:p>2506</text:p>
          </table:table-cell>
          <table:table-cell table:formula="of:=76320*EXP(0.00189*([.$Q512]-[.$Q$7]))" office:value-type="float" office:value="198221.487084024" calcext:value-type="float">
            <text:p>198,221</text:p>
          </table:table-cell>
          <table:table-cell table:formula="of:=LN([.$R512]/1738.539)/0.00189" office:value-type="float" office:value="2505.99995862109" calcext:value-type="float">
            <text:p>250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2]+1" office:value-type="float" office:value="1507" calcext:value-type="float">
            <text:p>1507</text:p>
          </table:table-cell>
          <table:table-cell table:formula="of:=5890*EXP(0.00256*([.$M513]-[.$M$7]))" office:value-type="float" office:value="21512.1092532058" calcext:value-type="float">
            <text:p>21,512</text:p>
          </table:table-cell>
          <table:table-cell table:formula="of:=LN([.$N513]/454.16)/0.00256" office:value-type="float" office:value="1507.00067100905" calcext:value-type="float">
            <text:p>1507</text:p>
          </table:table-cell>
          <table:table-cell/>
          <table:table-cell table:formula="of:=[.Q512]+1" office:value-type="float" office:value="2507" calcext:value-type="float">
            <text:p>2507</text:p>
          </table:table-cell>
          <table:table-cell table:formula="of:=76320*EXP(0.00189*([.$Q513]-[.$Q$7]))" office:value-type="float" office:value="198596.479951247" calcext:value-type="float">
            <text:p>198,596</text:p>
          </table:table-cell>
          <table:table-cell table:formula="of:=LN([.$R513]/1738.539)/0.00189" office:value-type="float" office:value="2506.99995862109" calcext:value-type="float">
            <text:p>250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3]+1" office:value-type="float" office:value="1508" calcext:value-type="float">
            <text:p>1508</text:p>
          </table:table-cell>
          <table:table-cell table:formula="of:=5890*EXP(0.00256*([.$M514]-[.$M$7]))" office:value-type="float" office:value="21567.2508039644" calcext:value-type="float">
            <text:p>21,567</text:p>
          </table:table-cell>
          <table:table-cell table:formula="of:=LN([.$N514]/454.16)/0.00256" office:value-type="float" office:value="1508.00067100905" calcext:value-type="float">
            <text:p>1508</text:p>
          </table:table-cell>
          <table:table-cell/>
          <table:table-cell table:formula="of:=[.Q513]+1" office:value-type="float" office:value="2508" calcext:value-type="float">
            <text:p>2508</text:p>
          </table:table-cell>
          <table:table-cell table:formula="of:=76320*EXP(0.00189*([.$Q514]-[.$Q$7]))" office:value-type="float" office:value="198972.182225166" calcext:value-type="float">
            <text:p>198,972</text:p>
          </table:table-cell>
          <table:table-cell table:formula="of:=LN([.$R514]/1738.539)/0.00189" office:value-type="float" office:value="2507.99995862109" calcext:value-type="float">
            <text:p>250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4]+1" office:value-type="float" office:value="1509" calcext:value-type="float">
            <text:p>1509</text:p>
          </table:table-cell>
          <table:table-cell table:formula="of:=5890*EXP(0.00256*([.$M515]-[.$M$7]))" office:value-type="float" office:value="21622.533697935" calcext:value-type="float">
            <text:p>21,623</text:p>
          </table:table-cell>
          <table:table-cell table:formula="of:=LN([.$N515]/454.16)/0.00256" office:value-type="float" office:value="1509.00067100905" calcext:value-type="float">
            <text:p>1509</text:p>
          </table:table-cell>
          <table:table-cell/>
          <table:table-cell table:formula="of:=[.Q514]+1" office:value-type="float" office:value="2509" calcext:value-type="float">
            <text:p>2509</text:p>
          </table:table-cell>
          <table:table-cell table:formula="of:=76320*EXP(0.00189*([.$Q515]-[.$Q$7]))" office:value-type="float" office:value="199348.59524783" calcext:value-type="float">
            <text:p>199,349</text:p>
          </table:table-cell>
          <table:table-cell table:formula="of:=LN([.$R515]/1738.539)/0.00189" office:value-type="float" office:value="2508.99995862109" calcext:value-type="float">
            <text:p>250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5]+1" office:value-type="float" office:value="1510" calcext:value-type="float">
            <text:p>1510</text:p>
          </table:table-cell>
          <table:table-cell table:formula="of:=5890*EXP(0.00256*([.$M516]-[.$M$7]))" office:value-type="float" office:value="21677.9582974198" calcext:value-type="float">
            <text:p>21,678</text:p>
          </table:table-cell>
          <table:table-cell table:formula="of:=LN([.$N516]/454.16)/0.00256" office:value-type="float" office:value="1510.00067100905" calcext:value-type="float">
            <text:p>1510</text:p>
          </table:table-cell>
          <table:table-cell/>
          <table:table-cell table:formula="of:=[.Q515]+1" office:value-type="float" office:value="2510" calcext:value-type="float">
            <text:p>2510</text:p>
          </table:table-cell>
          <table:table-cell table:formula="of:=76320*EXP(0.00189*([.$Q516]-[.$Q$7]))" office:value-type="float" office:value="199725.720363822" calcext:value-type="float">
            <text:p>199,726</text:p>
          </table:table-cell>
          <table:table-cell table:formula="of:=LN([.$R516]/1738.539)/0.00189" office:value-type="float" office:value="2509.99995862109" calcext:value-type="float">
            <text:p>250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6]+1" office:value-type="float" office:value="1511" calcext:value-type="float">
            <text:p>1511</text:p>
          </table:table-cell>
          <table:table-cell table:formula="of:=5890*EXP(0.00256*([.$M517]-[.$M$7]))" office:value-type="float" office:value="21733.5249656497" calcext:value-type="float">
            <text:p>21,734</text:p>
          </table:table-cell>
          <table:table-cell table:formula="of:=LN([.$N517]/454.16)/0.00256" office:value-type="float" office:value="1511.00067100905" calcext:value-type="float">
            <text:p>1511</text:p>
          </table:table-cell>
          <table:table-cell/>
          <table:table-cell table:formula="of:=[.Q516]+1" office:value-type="float" office:value="2511" calcext:value-type="float">
            <text:p>2511</text:p>
          </table:table-cell>
          <table:table-cell table:formula="of:=76320*EXP(0.00189*([.$Q517]-[.$Q$7]))" office:value-type="float" office:value="200103.558920272" calcext:value-type="float">
            <text:p>200,104</text:p>
          </table:table-cell>
          <table:table-cell table:formula="of:=LN([.$R517]/1738.539)/0.00189" office:value-type="float" office:value="2510.99995862109" calcext:value-type="float">
            <text:p>251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7]+1" office:value-type="float" office:value="1512" calcext:value-type="float">
            <text:p>1512</text:p>
          </table:table-cell>
          <table:table-cell table:formula="of:=5890*EXP(0.00256*([.$M518]-[.$M$7]))" office:value-type="float" office:value="21789.2340667867" calcext:value-type="float">
            <text:p>21,789</text:p>
          </table:table-cell>
          <table:table-cell table:formula="of:=LN([.$N518]/454.16)/0.00256" office:value-type="float" office:value="1512.00067100905" calcext:value-type="float">
            <text:p>1512</text:p>
          </table:table-cell>
          <table:table-cell/>
          <table:table-cell table:formula="of:=[.Q517]+1" office:value-type="float" office:value="2512" calcext:value-type="float">
            <text:p>2512</text:p>
          </table:table-cell>
          <table:table-cell table:formula="of:=76320*EXP(0.00189*([.$Q518]-[.$Q$7]))" office:value-type="float" office:value="200482.112266858" calcext:value-type="float">
            <text:p>200,482</text:p>
          </table:table-cell>
          <table:table-cell table:formula="of:=LN([.$R518]/1738.539)/0.00189" office:value-type="float" office:value="2511.99995862109" calcext:value-type="float">
            <text:p>251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8]+1" office:value-type="float" office:value="1513" calcext:value-type="float">
            <text:p>1513</text:p>
          </table:table-cell>
          <table:table-cell table:formula="of:=5890*EXP(0.00256*([.$M519]-[.$M$7]))" office:value-type="float" office:value="21845.085965926" calcext:value-type="float">
            <text:p>21,845</text:p>
          </table:table-cell>
          <table:table-cell table:formula="of:=LN([.$N519]/454.16)/0.00256" office:value-type="float" office:value="1513.00067100905" calcext:value-type="float">
            <text:p>1513</text:p>
          </table:table-cell>
          <table:table-cell/>
          <table:table-cell table:formula="of:=[.Q518]+1" office:value-type="float" office:value="2513" calcext:value-type="float">
            <text:p>2513</text:p>
          </table:table-cell>
          <table:table-cell table:formula="of:=76320*EXP(0.00189*([.$Q519]-[.$Q$7]))" office:value-type="float" office:value="200861.381755811" calcext:value-type="float">
            <text:p>200,861</text:p>
          </table:table-cell>
          <table:table-cell table:formula="of:=LN([.$R519]/1738.539)/0.00189" office:value-type="float" office:value="2512.99995862109" calcext:value-type="float">
            <text:p>251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19]+1" office:value-type="float" office:value="1514" calcext:value-type="float">
            <text:p>1514</text:p>
          </table:table-cell>
          <table:table-cell table:formula="of:=5890*EXP(0.00256*([.$M520]-[.$M$7]))" office:value-type="float" office:value="21901.0810290988" calcext:value-type="float">
            <text:p>21,901</text:p>
          </table:table-cell>
          <table:table-cell table:formula="of:=LN([.$N520]/454.16)/0.00256" office:value-type="float" office:value="1514.00067100905" calcext:value-type="float">
            <text:p>1514</text:p>
          </table:table-cell>
          <table:table-cell/>
          <table:table-cell table:formula="of:=[.Q519]+1" office:value-type="float" office:value="2514" calcext:value-type="float">
            <text:p>2514</text:p>
          </table:table-cell>
          <table:table-cell table:formula="of:=76320*EXP(0.00189*([.$Q520]-[.$Q$7]))" office:value-type="float" office:value="201241.368741918" calcext:value-type="float">
            <text:p>201,241</text:p>
          </table:table-cell>
          <table:table-cell table:formula="of:=LN([.$R520]/1738.539)/0.00189" office:value-type="float" office:value="2513.99995862109" calcext:value-type="float">
            <text:p>251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0]+1" office:value-type="float" office:value="1515" calcext:value-type="float">
            <text:p>1515</text:p>
          </table:table-cell>
          <table:table-cell table:formula="of:=5890*EXP(0.00256*([.$M521]-[.$M$7]))" office:value-type="float" office:value="21957.2196232747" calcext:value-type="float">
            <text:p>21,957</text:p>
          </table:table-cell>
          <table:table-cell table:formula="of:=LN([.$N521]/454.16)/0.00256" office:value-type="float" office:value="1515.00067100905" calcext:value-type="float">
            <text:p>1515</text:p>
          </table:table-cell>
          <table:table-cell/>
          <table:table-cell table:formula="of:=[.Q520]+1" office:value-type="float" office:value="2515" calcext:value-type="float">
            <text:p>2515</text:p>
          </table:table-cell>
          <table:table-cell table:formula="of:=76320*EXP(0.00189*([.$Q521]-[.$Q$7]))" office:value-type="float" office:value="201622.074582533" calcext:value-type="float">
            <text:p>201,622</text:p>
          </table:table-cell>
          <table:table-cell table:formula="of:=LN([.$R521]/1738.539)/0.00189" office:value-type="float" office:value="2514.99995862109" calcext:value-type="float">
            <text:p>251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1]+1" office:value-type="float" office:value="1516" calcext:value-type="float">
            <text:p>1516</text:p>
          </table:table-cell>
          <table:table-cell table:formula="of:=5890*EXP(0.00256*([.$M522]-[.$M$7]))" office:value-type="float" office:value="22013.5021163637" calcext:value-type="float">
            <text:p>22,014</text:p>
          </table:table-cell>
          <table:table-cell table:formula="of:=LN([.$N522]/454.16)/0.00256" office:value-type="float" office:value="1516.00067100905" calcext:value-type="float">
            <text:p>1516</text:p>
          </table:table-cell>
          <table:table-cell/>
          <table:table-cell table:formula="of:=[.Q521]+1" office:value-type="float" office:value="2516" calcext:value-type="float">
            <text:p>2516</text:p>
          </table:table-cell>
          <table:table-cell table:formula="of:=76320*EXP(0.00189*([.$Q522]-[.$Q$7]))" office:value-type="float" office:value="202003.500637575" calcext:value-type="float">
            <text:p>202,004</text:p>
          </table:table-cell>
          <table:table-cell table:formula="of:=LN([.$R522]/1738.539)/0.00189" office:value-type="float" office:value="2515.99995862109" calcext:value-type="float">
            <text:p>251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2]+1" office:value-type="float" office:value="1517" calcext:value-type="float">
            <text:p>1517</text:p>
          </table:table-cell>
          <table:table-cell table:formula="of:=5890*EXP(0.00256*([.$M523]-[.$M$7]))" office:value-type="float" office:value="22069.928877219" calcext:value-type="float">
            <text:p>22,070</text:p>
          </table:table-cell>
          <table:table-cell table:formula="of:=LN([.$N523]/454.16)/0.00256" office:value-type="float" office:value="1517.00067100905" calcext:value-type="float">
            <text:p>1517</text:p>
          </table:table-cell>
          <table:table-cell/>
          <table:table-cell table:formula="of:=[.Q522]+1" office:value-type="float" office:value="2517" calcext:value-type="float">
            <text:p>2517</text:p>
          </table:table-cell>
          <table:table-cell table:formula="of:=76320*EXP(0.00189*([.$Q523]-[.$Q$7]))" office:value-type="float" office:value="202385.648269537" calcext:value-type="float">
            <text:p>202,386</text:p>
          </table:table-cell>
          <table:table-cell table:formula="of:=LN([.$R523]/1738.539)/0.00189" office:value-type="float" office:value="2516.99995862109" calcext:value-type="float">
            <text:p>251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3]+1" office:value-type="float" office:value="1518" calcext:value-type="float">
            <text:p>1518</text:p>
          </table:table-cell>
          <table:table-cell table:formula="of:=5890*EXP(0.00256*([.$M524]-[.$M$7]))" office:value-type="float" office:value="22126.5002756391" calcext:value-type="float">
            <text:p>22,127</text:p>
          </table:table-cell>
          <table:table-cell table:formula="of:=LN([.$N524]/454.16)/0.00256" office:value-type="float" office:value="1518.00067100905" calcext:value-type="float">
            <text:p>1518</text:p>
          </table:table-cell>
          <table:table-cell/>
          <table:table-cell table:formula="of:=[.Q523]+1" office:value-type="float" office:value="2518" calcext:value-type="float">
            <text:p>2518</text:p>
          </table:table-cell>
          <table:table-cell table:formula="of:=76320*EXP(0.00189*([.$Q524]-[.$Q$7]))" office:value-type="float" office:value="202768.518843488" calcext:value-type="float">
            <text:p>202,769</text:p>
          </table:table-cell>
          <table:table-cell table:formula="of:=LN([.$R524]/1738.539)/0.00189" office:value-type="float" office:value="2517.99995862109" calcext:value-type="float">
            <text:p>251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4]+1" office:value-type="float" office:value="1519" calcext:value-type="float">
            <text:p>1519</text:p>
          </table:table-cell>
          <table:table-cell table:formula="of:=5890*EXP(0.00256*([.$M525]-[.$M$7]))" office:value-type="float" office:value="22183.2166823706" calcext:value-type="float">
            <text:p>22,183</text:p>
          </table:table-cell>
          <table:table-cell table:formula="of:=LN([.$N525]/454.16)/0.00256" office:value-type="float" office:value="1519.00067100905" calcext:value-type="float">
            <text:p>1519</text:p>
          </table:table-cell>
          <table:table-cell/>
          <table:table-cell table:formula="of:=[.Q524]+1" office:value-type="float" office:value="2519" calcext:value-type="float">
            <text:p>2519</text:p>
          </table:table-cell>
          <table:table-cell table:formula="of:=76320*EXP(0.00189*([.$Q525]-[.$Q$7]))" office:value-type="float" office:value="203152.11372708" calcext:value-type="float">
            <text:p>203,152</text:p>
          </table:table-cell>
          <table:table-cell table:formula="of:=LN([.$R525]/1738.539)/0.00189" office:value-type="float" office:value="2518.99995862109" calcext:value-type="float">
            <text:p>251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5]+1" office:value-type="float" office:value="1520" calcext:value-type="float">
            <text:p>1520</text:p>
          </table:table-cell>
          <table:table-cell table:formula="of:=5890*EXP(0.00256*([.$M526]-[.$M$7]))" office:value-type="float" office:value="22240.0784691104" calcext:value-type="float">
            <text:p>22,240</text:p>
          </table:table-cell>
          <table:table-cell table:formula="of:=LN([.$N526]/454.16)/0.00256" office:value-type="float" office:value="1520.00067100905" calcext:value-type="float">
            <text:p>1520</text:p>
          </table:table-cell>
          <table:table-cell/>
          <table:table-cell table:formula="of:=[.Q525]+1" office:value-type="float" office:value="2520" calcext:value-type="float">
            <text:p>2520</text:p>
          </table:table-cell>
          <table:table-cell table:formula="of:=76320*EXP(0.00189*([.$Q526]-[.$Q$7]))" office:value-type="float" office:value="203536.434290554" calcext:value-type="float">
            <text:p>203,536</text:p>
          </table:table-cell>
          <table:table-cell table:formula="of:=LN([.$R526]/1738.539)/0.00189" office:value-type="float" office:value="2519.99995862109" calcext:value-type="float">
            <text:p>251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6]+1" office:value-type="float" office:value="1521" calcext:value-type="float">
            <text:p>1521</text:p>
          </table:table-cell>
          <table:table-cell table:formula="of:=5890*EXP(0.00256*([.$M527]-[.$M$7]))" office:value-type="float" office:value="22297.086008508" calcext:value-type="float">
            <text:p>22,297</text:p>
          </table:table-cell>
          <table:table-cell table:formula="of:=LN([.$N527]/454.16)/0.00256" office:value-type="float" office:value="1521.00067100905" calcext:value-type="float">
            <text:p>1521</text:p>
          </table:table-cell>
          <table:table-cell/>
          <table:table-cell table:formula="of:=[.Q526]+1" office:value-type="float" office:value="2521" calcext:value-type="float">
            <text:p>2521</text:p>
          </table:table-cell>
          <table:table-cell table:formula="of:=76320*EXP(0.00189*([.$Q527]-[.$Q$7]))" office:value-type="float" office:value="203921.481906742" calcext:value-type="float">
            <text:p>203,921</text:p>
          </table:table-cell>
          <table:table-cell table:formula="of:=LN([.$R527]/1738.539)/0.00189" office:value-type="float" office:value="2520.99995862109" calcext:value-type="float">
            <text:p>252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7]+1" office:value-type="float" office:value="1522" calcext:value-type="float">
            <text:p>1522</text:p>
          </table:table-cell>
          <table:table-cell table:formula="of:=5890*EXP(0.00256*([.$M528]-[.$M$7]))" office:value-type="float" office:value="22354.2396741683" calcext:value-type="float">
            <text:p>22,354</text:p>
          </table:table-cell>
          <table:table-cell table:formula="of:=LN([.$N528]/454.16)/0.00256" office:value-type="float" office:value="1522.00067100905" calcext:value-type="float">
            <text:p>1522</text:p>
          </table:table-cell>
          <table:table-cell/>
          <table:table-cell table:formula="of:=[.Q527]+1" office:value-type="float" office:value="2522" calcext:value-type="float">
            <text:p>2522</text:p>
          </table:table-cell>
          <table:table-cell table:formula="of:=76320*EXP(0.00189*([.$Q528]-[.$Q$7]))" office:value-type="float" office:value="204307.257951071" calcext:value-type="float">
            <text:p>204,307</text:p>
          </table:table-cell>
          <table:table-cell table:formula="of:=LN([.$R528]/1738.539)/0.00189" office:value-type="float" office:value="2521.99995862109" calcext:value-type="float">
            <text:p>252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8]+1" office:value-type="float" office:value="1523" calcext:value-type="float">
            <text:p>1523</text:p>
          </table:table-cell>
          <table:table-cell table:formula="of:=5890*EXP(0.00256*([.$M529]-[.$M$7]))" office:value-type="float" office:value="22411.5398406538" calcext:value-type="float">
            <text:p>22,412</text:p>
          </table:table-cell>
          <table:table-cell table:formula="of:=LN([.$N529]/454.16)/0.00256" office:value-type="float" office:value="1523.00067100905" calcext:value-type="float">
            <text:p>1523</text:p>
          </table:table-cell>
          <table:table-cell/>
          <table:table-cell table:formula="of:=[.Q528]+1" office:value-type="float" office:value="2523" calcext:value-type="float">
            <text:p>2523</text:p>
          </table:table-cell>
          <table:table-cell table:formula="of:=76320*EXP(0.00189*([.$Q529]-[.$Q$7]))" office:value-type="float" office:value="204693.763801575" calcext:value-type="float">
            <text:p>204,694</text:p>
          </table:table-cell>
          <table:table-cell table:formula="of:=LN([.$R529]/1738.539)/0.00189" office:value-type="float" office:value="2522.99995862109" calcext:value-type="float">
            <text:p>252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29]+1" office:value-type="float" office:value="1524" calcext:value-type="float">
            <text:p>1524</text:p>
          </table:table-cell>
          <table:table-cell table:formula="of:=5890*EXP(0.00256*([.$M530]-[.$M$7]))" office:value-type="float" office:value="22468.986883487" calcext:value-type="float">
            <text:p>22,469</text:p>
          </table:table-cell>
          <table:table-cell table:formula="of:=LN([.$N530]/454.16)/0.00256" office:value-type="float" office:value="1524.00067100905" calcext:value-type="float">
            <text:p>1524</text:p>
          </table:table-cell>
          <table:table-cell/>
          <table:table-cell table:formula="of:=[.Q529]+1" office:value-type="float" office:value="2524" calcext:value-type="float">
            <text:p>2524</text:p>
          </table:table-cell>
          <table:table-cell table:formula="of:=76320*EXP(0.00189*([.$Q530]-[.$Q$7]))" office:value-type="float" office:value="205081.000838889" calcext:value-type="float">
            <text:p>205,081</text:p>
          </table:table-cell>
          <table:table-cell table:formula="of:=LN([.$R530]/1738.539)/0.00189" office:value-type="float" office:value="2523.99995862109" calcext:value-type="float">
            <text:p>252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0]+1" office:value-type="float" office:value="1525" calcext:value-type="float">
            <text:p>1525</text:p>
          </table:table-cell>
          <table:table-cell table:formula="of:=5890*EXP(0.00256*([.$M531]-[.$M$7]))" office:value-type="float" office:value="22526.581179153" calcext:value-type="float">
            <text:p>22,527</text:p>
          </table:table-cell>
          <table:table-cell table:formula="of:=LN([.$N531]/454.16)/0.00256" office:value-type="float" office:value="1525.00067100905" calcext:value-type="float">
            <text:p>1525</text:p>
          </table:table-cell>
          <table:table-cell/>
          <table:table-cell table:formula="of:=[.Q530]+1" office:value-type="float" office:value="2525" calcext:value-type="float">
            <text:p>2525</text:p>
          </table:table-cell>
          <table:table-cell table:formula="of:=76320*EXP(0.00189*([.$Q531]-[.$Q$7]))" office:value-type="float" office:value="205468.970446265" calcext:value-type="float">
            <text:p>205,469</text:p>
          </table:table-cell>
          <table:table-cell table:formula="of:=LN([.$R531]/1738.539)/0.00189" office:value-type="float" office:value="2524.99995862109" calcext:value-type="float">
            <text:p>252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1]+1" office:value-type="float" office:value="1526" calcext:value-type="float">
            <text:p>1526</text:p>
          </table:table-cell>
          <table:table-cell table:formula="of:=5890*EXP(0.00256*([.$M532]-[.$M$7]))" office:value-type="float" office:value="22584.323105102" calcext:value-type="float">
            <text:p>22,584</text:p>
          </table:table-cell>
          <table:table-cell table:formula="of:=LN([.$N532]/454.16)/0.00256" office:value-type="float" office:value="1526.00067100905" calcext:value-type="float">
            <text:p>1526</text:p>
          </table:table-cell>
          <table:table-cell/>
          <table:table-cell table:formula="of:=[.Q531]+1" office:value-type="float" office:value="2526" calcext:value-type="float">
            <text:p>2526</text:p>
          </table:table-cell>
          <table:table-cell table:formula="of:=76320*EXP(0.00189*([.$Q532]-[.$Q$7]))" office:value-type="float" office:value="205857.674009568" calcext:value-type="float">
            <text:p>205,858</text:p>
          </table:table-cell>
          <table:table-cell table:formula="of:=LN([.$R532]/1738.539)/0.00189" office:value-type="float" office:value="2525.99995862109" calcext:value-type="float">
            <text:p>252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2]+1" office:value-type="float" office:value="1527" calcext:value-type="float">
            <text:p>1527</text:p>
          </table:table-cell>
          <table:table-cell table:formula="of:=5890*EXP(0.00256*([.$M533]-[.$M$7]))" office:value-type="float" office:value="22642.2130397518" calcext:value-type="float">
            <text:p>22,642</text:p>
          </table:table-cell>
          <table:table-cell table:formula="of:=LN([.$N533]/454.16)/0.00256" office:value-type="float" office:value="1527.00067100905" calcext:value-type="float">
            <text:p>1527</text:p>
          </table:table-cell>
          <table:table-cell/>
          <table:table-cell table:formula="of:=[.Q532]+1" office:value-type="float" office:value="2527" calcext:value-type="float">
            <text:p>2527</text:p>
          </table:table-cell>
          <table:table-cell table:formula="of:=76320*EXP(0.00189*([.$Q533]-[.$Q$7]))" office:value-type="float" office:value="206247.112917288" calcext:value-type="float">
            <text:p>206,247</text:p>
          </table:table-cell>
          <table:table-cell table:formula="of:=LN([.$R533]/1738.539)/0.00189" office:value-type="float" office:value="2526.99995862109" calcext:value-type="float">
            <text:p>252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3]+1" office:value-type="float" office:value="1528" calcext:value-type="float">
            <text:p>1528</text:p>
          </table:table-cell>
          <table:table-cell table:formula="of:=5890*EXP(0.00256*([.$M534]-[.$M$7]))" office:value-type="float" office:value="22700.25136249" calcext:value-type="float">
            <text:p>22,700</text:p>
          </table:table-cell>
          <table:table-cell table:formula="of:=LN([.$N534]/454.16)/0.00256" office:value-type="float" office:value="1528.00067100905" calcext:value-type="float">
            <text:p>1528</text:p>
          </table:table-cell>
          <table:table-cell/>
          <table:table-cell table:formula="of:=[.Q533]+1" office:value-type="float" office:value="2528" calcext:value-type="float">
            <text:p>2528</text:p>
          </table:table-cell>
          <table:table-cell table:formula="of:=76320*EXP(0.00189*([.$Q534]-[.$Q$7]))" office:value-type="float" office:value="206637.288560539" calcext:value-type="float">
            <text:p>206,637</text:p>
          </table:table-cell>
          <table:table-cell table:formula="of:=LN([.$R534]/1738.539)/0.00189" office:value-type="float" office:value="2527.99995862109" calcext:value-type="float">
            <text:p>252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4]+1" office:value-type="float" office:value="1529" calcext:value-type="float">
            <text:p>1529</text:p>
          </table:table-cell>
          <table:table-cell table:formula="of:=5890*EXP(0.00256*([.$M535]-[.$M$7]))" office:value-type="float" office:value="22758.4384536768" calcext:value-type="float">
            <text:p>22,758</text:p>
          </table:table-cell>
          <table:table-cell table:formula="of:=LN([.$N535]/454.16)/0.00256" office:value-type="float" office:value="1529.00067100905" calcext:value-type="float">
            <text:p>1529</text:p>
          </table:table-cell>
          <table:table-cell/>
          <table:table-cell table:formula="of:=[.Q534]+1" office:value-type="float" office:value="2529" calcext:value-type="float">
            <text:p>2529</text:p>
          </table:table-cell>
          <table:table-cell table:formula="of:=76320*EXP(0.00189*([.$Q535]-[.$Q$7]))" office:value-type="float" office:value="207028.202333068" calcext:value-type="float">
            <text:p>207,028</text:p>
          </table:table-cell>
          <table:table-cell table:formula="of:=LN([.$R535]/1738.539)/0.00189" office:value-type="float" office:value="2528.99995862109" calcext:value-type="float">
            <text:p>252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5]+1" office:value-type="float" office:value="1530" calcext:value-type="float">
            <text:p>1530</text:p>
          </table:table-cell>
          <table:table-cell table:formula="of:=5890*EXP(0.00256*([.$M536]-[.$M$7]))" office:value-type="float" office:value="22816.7746946473" calcext:value-type="float">
            <text:p>22,817</text:p>
          </table:table-cell>
          <table:table-cell table:formula="of:=LN([.$N536]/454.16)/0.00256" office:value-type="float" office:value="1530.00067100905" calcext:value-type="float">
            <text:p>1530</text:p>
          </table:table-cell>
          <table:table-cell/>
          <table:table-cell table:formula="of:=[.Q535]+1" office:value-type="float" office:value="2530" calcext:value-type="float">
            <text:p>2530</text:p>
          </table:table-cell>
          <table:table-cell table:formula="of:=76320*EXP(0.00189*([.$Q536]-[.$Q$7]))" office:value-type="float" office:value="207419.855631259" calcext:value-type="float">
            <text:p>207,420</text:p>
          </table:table-cell>
          <table:table-cell table:formula="of:=LN([.$R536]/1738.539)/0.00189" office:value-type="float" office:value="2529.99995862109" calcext:value-type="float">
            <text:p>252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6]+1" office:value-type="float" office:value="1531" calcext:value-type="float">
            <text:p>1531</text:p>
          </table:table-cell>
          <table:table-cell table:formula="of:=5890*EXP(0.00256*([.$M537]-[.$M$7]))" office:value-type="float" office:value="22875.2604677141" calcext:value-type="float">
            <text:p>22,875</text:p>
          </table:table-cell>
          <table:table-cell table:formula="of:=LN([.$N537]/454.16)/0.00256" office:value-type="float" office:value="1531.00067100905" calcext:value-type="float">
            <text:p>1531</text:p>
          </table:table-cell>
          <table:table-cell/>
          <table:table-cell table:formula="of:=[.Q536]+1" office:value-type="float" office:value="2531" calcext:value-type="float">
            <text:p>2531</text:p>
          </table:table-cell>
          <table:table-cell table:formula="of:=76320*EXP(0.00189*([.$Q537]-[.$Q$7]))" office:value-type="float" office:value="207812.249854137" calcext:value-type="float">
            <text:p>207,812</text:p>
          </table:table-cell>
          <table:table-cell table:formula="of:=LN([.$R537]/1738.539)/0.00189" office:value-type="float" office:value="2530.99995862109" calcext:value-type="float">
            <text:p>253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7]+1" office:value-type="float" office:value="1532" calcext:value-type="float">
            <text:p>1532</text:p>
          </table:table-cell>
          <table:table-cell table:formula="of:=5890*EXP(0.00256*([.$M538]-[.$M$7]))" office:value-type="float" office:value="22933.8961561698" calcext:value-type="float">
            <text:p>22,934</text:p>
          </table:table-cell>
          <table:table-cell table:formula="of:=LN([.$N538]/454.16)/0.00256" office:value-type="float" office:value="1532.00067100905" calcext:value-type="float">
            <text:p>1532</text:p>
          </table:table-cell>
          <table:table-cell/>
          <table:table-cell table:formula="of:=[.Q537]+1" office:value-type="float" office:value="2532" calcext:value-type="float">
            <text:p>2532</text:p>
          </table:table-cell>
          <table:table-cell table:formula="of:=76320*EXP(0.00189*([.$Q538]-[.$Q$7]))" office:value-type="float" office:value="208205.386403373" calcext:value-type="float">
            <text:p>208,205</text:p>
          </table:table-cell>
          <table:table-cell table:formula="of:=LN([.$R538]/1738.539)/0.00189" office:value-type="float" office:value="2531.99995862109" calcext:value-type="float">
            <text:p>253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8]+1" office:value-type="float" office:value="1533" calcext:value-type="float">
            <text:p>1533</text:p>
          </table:table-cell>
          <table:table-cell table:formula="of:=5890*EXP(0.00256*([.$M539]-[.$M$7]))" office:value-type="float" office:value="22992.6821442894" calcext:value-type="float">
            <text:p>22,993</text:p>
          </table:table-cell>
          <table:table-cell table:formula="of:=LN([.$N539]/454.16)/0.00256" office:value-type="float" office:value="1533.00067100905" calcext:value-type="float">
            <text:p>1533</text:p>
          </table:table-cell>
          <table:table-cell/>
          <table:table-cell table:formula="of:=[.Q538]+1" office:value-type="float" office:value="2533" calcext:value-type="float">
            <text:p>2533</text:p>
          </table:table-cell>
          <table:table-cell table:formula="of:=76320*EXP(0.00189*([.$Q539]-[.$Q$7]))" office:value-type="float" office:value="208599.266683292" calcext:value-type="float">
            <text:p>208,599</text:p>
          </table:table-cell>
          <table:table-cell table:formula="of:=LN([.$R539]/1738.539)/0.00189" office:value-type="float" office:value="2532.99995862109" calcext:value-type="float">
            <text:p>253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39]+1" office:value-type="float" office:value="1534" calcext:value-type="float">
            <text:p>1534</text:p>
          </table:table-cell>
          <table:table-cell table:formula="of:=5890*EXP(0.00256*([.$M540]-[.$M$7]))" office:value-type="float" office:value="23051.618817333" calcext:value-type="float">
            <text:p>23,052</text:p>
          </table:table-cell>
          <table:table-cell table:formula="of:=LN([.$N540]/454.16)/0.00256" office:value-type="float" office:value="1534.00067100905" calcext:value-type="float">
            <text:p>1534</text:p>
          </table:table-cell>
          <table:table-cell/>
          <table:table-cell table:formula="of:=[.Q539]+1" office:value-type="float" office:value="2534" calcext:value-type="float">
            <text:p>2534</text:p>
          </table:table-cell>
          <table:table-cell table:formula="of:=76320*EXP(0.00189*([.$Q540]-[.$Q$7]))" office:value-type="float" office:value="208993.892100873" calcext:value-type="float">
            <text:p>208,994</text:p>
          </table:table-cell>
          <table:table-cell table:formula="of:=LN([.$R540]/1738.539)/0.00189" office:value-type="float" office:value="2533.99995862109" calcext:value-type="float">
            <text:p>253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0]+1" office:value-type="float" office:value="1535" calcext:value-type="float">
            <text:p>1535</text:p>
          </table:table-cell>
          <table:table-cell table:formula="of:=5890*EXP(0.00256*([.$M541]-[.$M$7]))" office:value-type="float" office:value="23110.7065615482" calcext:value-type="float">
            <text:p>23,111</text:p>
          </table:table-cell>
          <table:table-cell table:formula="of:=LN([.$N541]/454.16)/0.00256" office:value-type="float" office:value="1535.00067100905" calcext:value-type="float">
            <text:p>1535</text:p>
          </table:table-cell>
          <table:table-cell/>
          <table:table-cell table:formula="of:=[.Q540]+1" office:value-type="float" office:value="2535" calcext:value-type="float">
            <text:p>2535</text:p>
          </table:table-cell>
          <table:table-cell table:formula="of:=76320*EXP(0.00189*([.$Q541]-[.$Q$7]))" office:value-type="float" office:value="209389.264065758" calcext:value-type="float">
            <text:p>209,389</text:p>
          </table:table-cell>
          <table:table-cell table:formula="of:=LN([.$R541]/1738.539)/0.00189" office:value-type="float" office:value="2534.99995862109" calcext:value-type="float">
            <text:p>253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1]+1" office:value-type="float" office:value="1536" calcext:value-type="float">
            <text:p>1536</text:p>
          </table:table-cell>
          <table:table-cell table:formula="of:=5890*EXP(0.00256*([.$M542]-[.$M$7]))" office:value-type="float" office:value="23169.9457641726" calcext:value-type="float">
            <text:p>23,170</text:p>
          </table:table-cell>
          <table:table-cell table:formula="of:=LN([.$N542]/454.16)/0.00256" office:value-type="float" office:value="1536.00067100905" calcext:value-type="float">
            <text:p>1536</text:p>
          </table:table-cell>
          <table:table-cell/>
          <table:table-cell table:formula="of:=[.Q541]+1" office:value-type="float" office:value="2536" calcext:value-type="float">
            <text:p>2536</text:p>
          </table:table-cell>
          <table:table-cell table:formula="of:=76320*EXP(0.00189*([.$Q542]-[.$Q$7]))" office:value-type="float" office:value="209785.383990256" calcext:value-type="float">
            <text:p>209,785</text:p>
          </table:table-cell>
          <table:table-cell table:formula="of:=LN([.$R542]/1738.539)/0.00189" office:value-type="float" office:value="2535.99995862109" calcext:value-type="float">
            <text:p>253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2]+1" office:value-type="float" office:value="1537" calcext:value-type="float">
            <text:p>1537</text:p>
          </table:table-cell>
          <table:table-cell table:formula="of:=5890*EXP(0.00256*([.$M543]-[.$M$7]))" office:value-type="float" office:value="23229.3368134365" calcext:value-type="float">
            <text:p>23,229</text:p>
          </table:table-cell>
          <table:table-cell table:formula="of:=LN([.$N543]/454.16)/0.00256" office:value-type="float" office:value="1537.00067100905" calcext:value-type="float">
            <text:p>1537</text:p>
          </table:table-cell>
          <table:table-cell/>
          <table:table-cell table:formula="of:=[.Q542]+1" office:value-type="float" office:value="2537" calcext:value-type="float">
            <text:p>2537</text:p>
          </table:table-cell>
          <table:table-cell table:formula="of:=76320*EXP(0.00189*([.$Q543]-[.$Q$7]))" office:value-type="float" office:value="210182.253289347" calcext:value-type="float">
            <text:p>210,182</text:p>
          </table:table-cell>
          <table:table-cell table:formula="of:=LN([.$R543]/1738.539)/0.00189" office:value-type="float" office:value="2536.99995862109" calcext:value-type="float">
            <text:p>253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3]+1" office:value-type="float" office:value="1538" calcext:value-type="float">
            <text:p>1538</text:p>
          </table:table-cell>
          <table:table-cell table:formula="of:=5890*EXP(0.00256*([.$M544]-[.$M$7]))" office:value-type="float" office:value="23288.8800985653" calcext:value-type="float">
            <text:p>23,289</text:p>
          </table:table-cell>
          <table:table-cell table:formula="of:=LN([.$N544]/454.16)/0.00256" office:value-type="float" office:value="1538.00067100905" calcext:value-type="float">
            <text:p>1538</text:p>
          </table:table-cell>
          <table:table-cell/>
          <table:table-cell table:formula="of:=[.Q543]+1" office:value-type="float" office:value="2538" calcext:value-type="float">
            <text:p>2538</text:p>
          </table:table-cell>
          <table:table-cell table:formula="of:=76320*EXP(0.00189*([.$Q544]-[.$Q$7]))" office:value-type="float" office:value="210579.873380688" calcext:value-type="float">
            <text:p>210,580</text:p>
          </table:table-cell>
          <table:table-cell table:formula="of:=LN([.$R544]/1738.539)/0.00189" office:value-type="float" office:value="2537.99995862109" calcext:value-type="float">
            <text:p>253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4]+1" office:value-type="float" office:value="1539" calcext:value-type="float">
            <text:p>1539</text:p>
          </table:table-cell>
          <table:table-cell table:formula="of:=5890*EXP(0.00256*([.$M545]-[.$M$7]))" office:value-type="float" office:value="23348.5760097821" calcext:value-type="float">
            <text:p>23,349</text:p>
          </table:table-cell>
          <table:table-cell table:formula="of:=LN([.$N545]/454.16)/0.00256" office:value-type="float" office:value="1539.00067100905" calcext:value-type="float">
            <text:p>1539</text:p>
          </table:table-cell>
          <table:table-cell/>
          <table:table-cell table:formula="of:=[.Q544]+1" office:value-type="float" office:value="2539" calcext:value-type="float">
            <text:p>2539</text:p>
          </table:table-cell>
          <table:table-cell table:formula="of:=76320*EXP(0.00189*([.$Q545]-[.$Q$7]))" office:value-type="float" office:value="210978.24568462" calcext:value-type="float">
            <text:p>210,978</text:p>
          </table:table-cell>
          <table:table-cell table:formula="of:=LN([.$R545]/1738.539)/0.00189" office:value-type="float" office:value="2538.99995862109" calcext:value-type="float">
            <text:p>253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5]+1" office:value-type="float" office:value="1540" calcext:value-type="float">
            <text:p>1540</text:p>
          </table:table-cell>
          <table:table-cell table:formula="of:=5890*EXP(0.00256*([.$M546]-[.$M$7]))" office:value-type="float" office:value="23408.4249383101" calcext:value-type="float">
            <text:p>23,408</text:p>
          </table:table-cell>
          <table:table-cell table:formula="of:=LN([.$N546]/454.16)/0.00256" office:value-type="float" office:value="1540.00067100905" calcext:value-type="float">
            <text:p>1540</text:p>
          </table:table-cell>
          <table:table-cell/>
          <table:table-cell table:formula="of:=[.Q545]+1" office:value-type="float" office:value="2540" calcext:value-type="float">
            <text:p>2540</text:p>
          </table:table-cell>
          <table:table-cell table:formula="of:=76320*EXP(0.00189*([.$Q546]-[.$Q$7]))" office:value-type="float" office:value="211377.371624167" calcext:value-type="float">
            <text:p>211,377</text:p>
          </table:table-cell>
          <table:table-cell table:formula="of:=LN([.$R546]/1738.539)/0.00189" office:value-type="float" office:value="2539.99995862109" calcext:value-type="float">
            <text:p>253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6]+1" office:value-type="float" office:value="1541" calcext:value-type="float">
            <text:p>1541</text:p>
          </table:table-cell>
          <table:table-cell table:formula="of:=5890*EXP(0.00256*([.$M547]-[.$M$7]))" office:value-type="float" office:value="23468.4272763756" calcext:value-type="float">
            <text:p>23,468</text:p>
          </table:table-cell>
          <table:table-cell table:formula="of:=LN([.$N547]/454.16)/0.00256" office:value-type="float" office:value="1541.00067100905" calcext:value-type="float">
            <text:p>1541</text:p>
          </table:table-cell>
          <table:table-cell/>
          <table:table-cell table:formula="of:=[.Q546]+1" office:value-type="float" office:value="2541" calcext:value-type="float">
            <text:p>2541</text:p>
          </table:table-cell>
          <table:table-cell table:formula="of:=76320*EXP(0.00189*([.$Q547]-[.$Q$7]))" office:value-type="float" office:value="211777.252625048" calcext:value-type="float">
            <text:p>211,777</text:p>
          </table:table-cell>
          <table:table-cell table:formula="of:=LN([.$R547]/1738.539)/0.00189" office:value-type="float" office:value="2540.99995862109" calcext:value-type="float">
            <text:p>254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7]+1" office:value-type="float" office:value="1542" calcext:value-type="float">
            <text:p>1542</text:p>
          </table:table-cell>
          <table:table-cell table:formula="of:=5890*EXP(0.00256*([.$M548]-[.$M$7]))" office:value-type="float" office:value="23528.5834172102" calcext:value-type="float">
            <text:p>23,529</text:p>
          </table:table-cell>
          <table:table-cell table:formula="of:=LN([.$N548]/454.16)/0.00256" office:value-type="float" office:value="1542.00067100905" calcext:value-type="float">
            <text:p>1542</text:p>
          </table:table-cell>
          <table:table-cell/>
          <table:table-cell table:formula="of:=[.Q547]+1" office:value-type="float" office:value="2542" calcext:value-type="float">
            <text:p>2542</text:p>
          </table:table-cell>
          <table:table-cell table:formula="of:=76320*EXP(0.00189*([.$Q548]-[.$Q$7]))" office:value-type="float" office:value="212177.890115678" calcext:value-type="float">
            <text:p>212,178</text:p>
          </table:table-cell>
          <table:table-cell table:formula="of:=LN([.$R548]/1738.539)/0.00189" office:value-type="float" office:value="2541.99995862109" calcext:value-type="float">
            <text:p>254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8]+1" office:value-type="float" office:value="1543" calcext:value-type="float">
            <text:p>1543</text:p>
          </table:table-cell>
          <table:table-cell table:formula="of:=5890*EXP(0.00256*([.$M549]-[.$M$7]))" office:value-type="float" office:value="23588.8937550532" calcext:value-type="float">
            <text:p>23,589</text:p>
          </table:table-cell>
          <table:table-cell table:formula="of:=LN([.$N549]/454.16)/0.00256" office:value-type="float" office:value="1543.00067100905" calcext:value-type="float">
            <text:p>1543</text:p>
          </table:table-cell>
          <table:table-cell/>
          <table:table-cell table:formula="of:=[.Q548]+1" office:value-type="float" office:value="2543" calcext:value-type="float">
            <text:p>2543</text:p>
          </table:table-cell>
          <table:table-cell table:formula="of:=76320*EXP(0.00189*([.$Q549]-[.$Q$7]))" office:value-type="float" office:value="212579.285527175" calcext:value-type="float">
            <text:p>212,579</text:p>
          </table:table-cell>
          <table:table-cell table:formula="of:=LN([.$R549]/1738.539)/0.00189" office:value-type="float" office:value="2542.99995862109" calcext:value-type="float">
            <text:p>254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49]+1" office:value-type="float" office:value="1544" calcext:value-type="float">
            <text:p>1544</text:p>
          </table:table-cell>
          <table:table-cell table:formula="of:=5890*EXP(0.00256*([.$M550]-[.$M$7]))" office:value-type="float" office:value="23649.3586851547" calcext:value-type="float">
            <text:p>23,649</text:p>
          </table:table-cell>
          <table:table-cell table:formula="of:=LN([.$N550]/454.16)/0.00256" office:value-type="float" office:value="1544.00067100905" calcext:value-type="float">
            <text:p>1544</text:p>
          </table:table-cell>
          <table:table-cell/>
          <table:table-cell table:formula="of:=[.Q549]+1" office:value-type="float" office:value="2544" calcext:value-type="float">
            <text:p>2544</text:p>
          </table:table-cell>
          <table:table-cell table:formula="of:=76320*EXP(0.00189*([.$Q550]-[.$Q$7]))" office:value-type="float" office:value="212981.440293364" calcext:value-type="float">
            <text:p>212,981</text:p>
          </table:table-cell>
          <table:table-cell table:formula="of:=LN([.$R550]/1738.539)/0.00189" office:value-type="float" office:value="2543.99995862109" calcext:value-type="float">
            <text:p>254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0]+1" office:value-type="float" office:value="1545" calcext:value-type="float">
            <text:p>1545</text:p>
          </table:table-cell>
          <table:table-cell table:formula="of:=5890*EXP(0.00256*([.$M551]-[.$M$7]))" office:value-type="float" office:value="23709.978603778" calcext:value-type="float">
            <text:p>23,710</text:p>
          </table:table-cell>
          <table:table-cell table:formula="of:=LN([.$N551]/454.16)/0.00256" office:value-type="float" office:value="1545.00067100905" calcext:value-type="float">
            <text:p>1545</text:p>
          </table:table-cell>
          <table:table-cell/>
          <table:table-cell table:formula="of:=[.Q550]+1" office:value-type="float" office:value="2545" calcext:value-type="float">
            <text:p>2545</text:p>
          </table:table-cell>
          <table:table-cell table:formula="of:=76320*EXP(0.00189*([.$Q551]-[.$Q$7]))" office:value-type="float" office:value="213384.355850782" calcext:value-type="float">
            <text:p>213,384</text:p>
          </table:table-cell>
          <table:table-cell table:formula="of:=LN([.$R551]/1738.539)/0.00189" office:value-type="float" office:value="2544.99995862109" calcext:value-type="float">
            <text:p>254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1]+1" office:value-type="float" office:value="1546" calcext:value-type="float">
            <text:p>1546</text:p>
          </table:table-cell>
          <table:table-cell table:formula="of:=5890*EXP(0.00256*([.$M552]-[.$M$7]))" office:value-type="float" office:value="23770.7539082019" calcext:value-type="float">
            <text:p>23,771</text:p>
          </table:table-cell>
          <table:table-cell table:formula="of:=LN([.$N552]/454.16)/0.00256" office:value-type="float" office:value="1546.00067100905" calcext:value-type="float">
            <text:p>1546</text:p>
          </table:table-cell>
          <table:table-cell/>
          <table:table-cell table:formula="of:=[.Q551]+1" office:value-type="float" office:value="2546" calcext:value-type="float">
            <text:p>2546</text:p>
          </table:table-cell>
          <table:table-cell table:formula="of:=76320*EXP(0.00189*([.$Q552]-[.$Q$7]))" office:value-type="float" office:value="213788.033638685" calcext:value-type="float">
            <text:p>213,788</text:p>
          </table:table-cell>
          <table:table-cell table:formula="of:=LN([.$R552]/1738.539)/0.00189" office:value-type="float" office:value="2545.99995862109" calcext:value-type="float">
            <text:p>254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2]+1" office:value-type="float" office:value="1547" calcext:value-type="float">
            <text:p>1547</text:p>
          </table:table-cell>
          <table:table-cell table:formula="of:=5890*EXP(0.00256*([.$M553]-[.$M$7]))" office:value-type="float" office:value="23831.6849967237" calcext:value-type="float">
            <text:p>23,832</text:p>
          </table:table-cell>
          <table:table-cell table:formula="of:=LN([.$N553]/454.16)/0.00256" office:value-type="float" office:value="1547.00067100905" calcext:value-type="float">
            <text:p>1547</text:p>
          </table:table-cell>
          <table:table-cell/>
          <table:table-cell table:formula="of:=[.Q552]+1" office:value-type="float" office:value="2547" calcext:value-type="float">
            <text:p>2547</text:p>
          </table:table-cell>
          <table:table-cell table:formula="of:=76320*EXP(0.00189*([.$Q553]-[.$Q$7]))" office:value-type="float" office:value="214192.47509905" calcext:value-type="float">
            <text:p>214,192</text:p>
          </table:table-cell>
          <table:table-cell table:formula="of:=LN([.$R553]/1738.539)/0.00189" office:value-type="float" office:value="2546.99995862109" calcext:value-type="float">
            <text:p>254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3]+1" office:value-type="float" office:value="1548" calcext:value-type="float">
            <text:p>1548</text:p>
          </table:table-cell>
          <table:table-cell table:formula="of:=5890*EXP(0.00256*([.$M554]-[.$M$7]))" office:value-type="float" office:value="23892.7722686616" calcext:value-type="float">
            <text:p>23,893</text:p>
          </table:table-cell>
          <table:table-cell table:formula="of:=LN([.$N554]/454.16)/0.00256" office:value-type="float" office:value="1548.00067100905" calcext:value-type="float">
            <text:p>1548</text:p>
          </table:table-cell>
          <table:table-cell/>
          <table:table-cell table:formula="of:=[.Q553]+1" office:value-type="float" office:value="2548" calcext:value-type="float">
            <text:p>2548</text:p>
          </table:table-cell>
          <table:table-cell table:formula="of:=76320*EXP(0.00189*([.$Q554]-[.$Q$7]))" office:value-type="float" office:value="214597.681676583" calcext:value-type="float">
            <text:p>214,598</text:p>
          </table:table-cell>
          <table:table-cell table:formula="of:=LN([.$R554]/1738.539)/0.00189" office:value-type="float" office:value="2547.99995862109" calcext:value-type="float">
            <text:p>254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4]+1" office:value-type="float" office:value="1549" calcext:value-type="float">
            <text:p>1549</text:p>
          </table:table-cell>
          <table:table-cell table:formula="of:=5890*EXP(0.00256*([.$M555]-[.$M$7]))" office:value-type="float" office:value="23954.0161243574" calcext:value-type="float">
            <text:p>23,954</text:p>
          </table:table-cell>
          <table:table-cell table:formula="of:=LN([.$N555]/454.16)/0.00256" office:value-type="float" office:value="1549.00067100905" calcext:value-type="float">
            <text:p>1549</text:p>
          </table:table-cell>
          <table:table-cell/>
          <table:table-cell table:formula="of:=[.Q554]+1" office:value-type="float" office:value="2549" calcext:value-type="float">
            <text:p>2549</text:p>
          </table:table-cell>
          <table:table-cell table:formula="of:=76320*EXP(0.00189*([.$Q555]-[.$Q$7]))" office:value-type="float" office:value="215003.654818723" calcext:value-type="float">
            <text:p>215,004</text:p>
          </table:table-cell>
          <table:table-cell table:formula="of:=LN([.$R555]/1738.539)/0.00189" office:value-type="float" office:value="2548.99995862109" calcext:value-type="float">
            <text:p>254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5]+1" office:value-type="float" office:value="1550" calcext:value-type="float">
            <text:p>1550</text:p>
          </table:table-cell>
          <table:table-cell table:formula="of:=5890*EXP(0.00256*([.$M556]-[.$M$7]))" office:value-type="float" office:value="24015.416965179" calcext:value-type="float">
            <text:p>24,015</text:p>
          </table:table-cell>
          <table:table-cell table:formula="of:=LN([.$N556]/454.16)/0.00256" office:value-type="float" office:value="1550.00067100905" calcext:value-type="float">
            <text:p>1550</text:p>
          </table:table-cell>
          <table:table-cell/>
          <table:table-cell table:formula="of:=[.Q555]+1" office:value-type="float" office:value="2550" calcext:value-type="float">
            <text:p>2550</text:p>
          </table:table-cell>
          <table:table-cell table:formula="of:=76320*EXP(0.00189*([.$Q556]-[.$Q$7]))" office:value-type="float" office:value="215410.395975647" calcext:value-type="float">
            <text:p>215,410</text:p>
          </table:table-cell>
          <table:table-cell table:formula="of:=LN([.$R556]/1738.539)/0.00189" office:value-type="float" office:value="2549.99995862109" calcext:value-type="float">
            <text:p>254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6]+1" office:value-type="float" office:value="1551" calcext:value-type="float">
            <text:p>1551</text:p>
          </table:table-cell>
          <table:table-cell table:formula="of:=5890*EXP(0.00256*([.$M557]-[.$M$7]))" office:value-type="float" office:value="24076.9751935231" calcext:value-type="float">
            <text:p>24,077</text:p>
          </table:table-cell>
          <table:table-cell table:formula="of:=LN([.$N557]/454.16)/0.00256" office:value-type="float" office:value="1551.00067100905" calcext:value-type="float">
            <text:p>1551</text:p>
          </table:table-cell>
          <table:table-cell/>
          <table:table-cell table:formula="of:=[.Q556]+1" office:value-type="float" office:value="2551" calcext:value-type="float">
            <text:p>2551</text:p>
          </table:table-cell>
          <table:table-cell table:formula="of:=76320*EXP(0.00189*([.$Q557]-[.$Q$7]))" office:value-type="float" office:value="215817.906600276" calcext:value-type="float">
            <text:p>215,818</text:p>
          </table:table-cell>
          <table:table-cell table:formula="of:=LN([.$R557]/1738.539)/0.00189" office:value-type="float" office:value="2550.99995862109" calcext:value-type="float">
            <text:p>255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7]+1" office:value-type="float" office:value="1552" calcext:value-type="float">
            <text:p>1552</text:p>
          </table:table-cell>
          <table:table-cell table:formula="of:=5890*EXP(0.00256*([.$M558]-[.$M$7]))" office:value-type="float" office:value="24138.6912128181" calcext:value-type="float">
            <text:p>24,139</text:p>
          </table:table-cell>
          <table:table-cell table:formula="of:=LN([.$N558]/454.16)/0.00256" office:value-type="float" office:value="1552.00067100905" calcext:value-type="float">
            <text:p>1552</text:p>
          </table:table-cell>
          <table:table-cell/>
          <table:table-cell table:formula="of:=[.Q557]+1" office:value-type="float" office:value="2552" calcext:value-type="float">
            <text:p>2552</text:p>
          </table:table-cell>
          <table:table-cell table:formula="of:=76320*EXP(0.00189*([.$Q558]-[.$Q$7]))" office:value-type="float" office:value="216226.188148278" calcext:value-type="float">
            <text:p>216,226</text:p>
          </table:table-cell>
          <table:table-cell table:formula="of:=LN([.$R558]/1738.539)/0.00189" office:value-type="float" office:value="2551.99995862109" calcext:value-type="float">
            <text:p>255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8]+1" office:value-type="float" office:value="1553" calcext:value-type="float">
            <text:p>1553</text:p>
          </table:table-cell>
          <table:table-cell table:formula="of:=5890*EXP(0.00256*([.$M559]-[.$M$7]))" office:value-type="float" office:value="24200.5654275261" calcext:value-type="float">
            <text:p>24,201</text:p>
          </table:table-cell>
          <table:table-cell table:formula="of:=LN([.$N559]/454.16)/0.00256" office:value-type="float" office:value="1553.00067100905" calcext:value-type="float">
            <text:p>1553</text:p>
          </table:table-cell>
          <table:table-cell/>
          <table:table-cell table:formula="of:=[.Q558]+1" office:value-type="float" office:value="2553" calcext:value-type="float">
            <text:p>2553</text:p>
          </table:table-cell>
          <table:table-cell table:formula="of:=76320*EXP(0.00189*([.$Q559]-[.$Q$7]))" office:value-type="float" office:value="216635.242078077" calcext:value-type="float">
            <text:p>216,635</text:p>
          </table:table-cell>
          <table:table-cell table:formula="of:=LN([.$R559]/1738.539)/0.00189" office:value-type="float" office:value="2552.99995862109" calcext:value-type="float">
            <text:p>255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59]+1" office:value-type="float" office:value="1554" calcext:value-type="float">
            <text:p>1554</text:p>
          </table:table-cell>
          <table:table-cell table:formula="of:=5890*EXP(0.00256*([.$M560]-[.$M$7]))" office:value-type="float" office:value="24262.5982431464" calcext:value-type="float">
            <text:p>24,263</text:p>
          </table:table-cell>
          <table:table-cell table:formula="of:=LN([.$N560]/454.16)/0.00256" office:value-type="float" office:value="1554.00067100905" calcext:value-type="float">
            <text:p>1554</text:p>
          </table:table-cell>
          <table:table-cell/>
          <table:table-cell table:formula="of:=[.Q559]+1" office:value-type="float" office:value="2554" calcext:value-type="float">
            <text:p>2554</text:p>
          </table:table-cell>
          <table:table-cell table:formula="of:=76320*EXP(0.00189*([.$Q560]-[.$Q$7]))" office:value-type="float" office:value="217045.069850854" calcext:value-type="float">
            <text:p>217,045</text:p>
          </table:table-cell>
          <table:table-cell table:formula="of:=LN([.$R560]/1738.539)/0.00189" office:value-type="float" office:value="2553.99995862109" calcext:value-type="float">
            <text:p>255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0]+1" office:value-type="float" office:value="1555" calcext:value-type="float">
            <text:p>1555</text:p>
          </table:table-cell>
          <table:table-cell table:formula="of:=5890*EXP(0.00256*([.$M561]-[.$M$7]))" office:value-type="float" office:value="24324.7900662174" calcext:value-type="float">
            <text:p>24,325</text:p>
          </table:table-cell>
          <table:table-cell table:formula="of:=LN([.$N561]/454.16)/0.00256" office:value-type="float" office:value="1555.00067100905" calcext:value-type="float">
            <text:p>1555</text:p>
          </table:table-cell>
          <table:table-cell/>
          <table:table-cell table:formula="of:=[.Q560]+1" office:value-type="float" office:value="2555" calcext:value-type="float">
            <text:p>2555</text:p>
          </table:table-cell>
          <table:table-cell table:formula="of:=76320*EXP(0.00189*([.$Q561]-[.$Q$7]))" office:value-type="float" office:value="217455.672930556" calcext:value-type="float">
            <text:p>217,456</text:p>
          </table:table-cell>
          <table:table-cell table:formula="of:=LN([.$R561]/1738.539)/0.00189" office:value-type="float" office:value="2554.99995862109" calcext:value-type="float">
            <text:p>255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1]+1" office:value-type="float" office:value="1556" calcext:value-type="float">
            <text:p>1556</text:p>
          </table:table-cell>
          <table:table-cell table:formula="of:=5890*EXP(0.00256*([.$M562]-[.$M$7]))" office:value-type="float" office:value="24387.1413043196" calcext:value-type="float">
            <text:p>24,387</text:p>
          </table:table-cell>
          <table:table-cell table:formula="of:=LN([.$N562]/454.16)/0.00256" office:value-type="float" office:value="1556.00067100905" calcext:value-type="float">
            <text:p>1556</text:p>
          </table:table-cell>
          <table:table-cell/>
          <table:table-cell table:formula="of:=[.Q561]+1" office:value-type="float" office:value="2556" calcext:value-type="float">
            <text:p>2556</text:p>
          </table:table-cell>
          <table:table-cell table:formula="of:=76320*EXP(0.00189*([.$Q562]-[.$Q$7]))" office:value-type="float" office:value="217867.052783899" calcext:value-type="float">
            <text:p>217,867</text:p>
          </table:table-cell>
          <table:table-cell table:formula="of:=LN([.$R562]/1738.539)/0.00189" office:value-type="float" office:value="2555.99995862109" calcext:value-type="float">
            <text:p>255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2]+1" office:value-type="float" office:value="1557" calcext:value-type="float">
            <text:p>1557</text:p>
          </table:table-cell>
          <table:table-cell table:formula="of:=5890*EXP(0.00256*([.$M563]-[.$M$7]))" office:value-type="float" office:value="24449.6523660783" calcext:value-type="float">
            <text:p>24,450</text:p>
          </table:table-cell>
          <table:table-cell table:formula="of:=LN([.$N563]/454.16)/0.00256" office:value-type="float" office:value="1557.00067100905" calcext:value-type="float">
            <text:p>1557</text:p>
          </table:table-cell>
          <table:table-cell/>
          <table:table-cell table:formula="of:=[.Q562]+1" office:value-type="float" office:value="2557" calcext:value-type="float">
            <text:p>2557</text:p>
          </table:table-cell>
          <table:table-cell table:formula="of:=76320*EXP(0.00189*([.$Q563]-[.$Q$7]))" office:value-type="float" office:value="218279.210880373" calcext:value-type="float">
            <text:p>218,279</text:p>
          </table:table-cell>
          <table:table-cell table:formula="of:=LN([.$R563]/1738.539)/0.00189" office:value-type="float" office:value="2556.99995862109" calcext:value-type="float">
            <text:p>255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3]+1" office:value-type="float" office:value="1558" calcext:value-type="float">
            <text:p>1558</text:p>
          </table:table-cell>
          <table:table-cell table:formula="of:=5890*EXP(0.00256*([.$M564]-[.$M$7]))" office:value-type="float" office:value="24512.3236611663" calcext:value-type="float">
            <text:p>24,512</text:p>
          </table:table-cell>
          <table:table-cell table:formula="of:=LN([.$N564]/454.16)/0.00256" office:value-type="float" office:value="1558.00067100905" calcext:value-type="float">
            <text:p>1558</text:p>
          </table:table-cell>
          <table:table-cell/>
          <table:table-cell table:formula="of:=[.Q563]+1" office:value-type="float" office:value="2558" calcext:value-type="float">
            <text:p>2558</text:p>
          </table:table-cell>
          <table:table-cell table:formula="of:=76320*EXP(0.00189*([.$Q564]-[.$Q$7]))" office:value-type="float" office:value="218692.148692247" calcext:value-type="float">
            <text:p>218,692</text:p>
          </table:table-cell>
          <table:table-cell table:formula="of:=LN([.$R564]/1738.539)/0.00189" office:value-type="float" office:value="2557.99995862109" calcext:value-type="float">
            <text:p>255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4]+1" office:value-type="float" office:value="1559" calcext:value-type="float">
            <text:p>1559</text:p>
          </table:table-cell>
          <table:table-cell table:formula="of:=5890*EXP(0.00256*([.$M565]-[.$M$7]))" office:value-type="float" office:value="24575.1556003064" calcext:value-type="float">
            <text:p>24,575</text:p>
          </table:table-cell>
          <table:table-cell table:formula="of:=LN([.$N565]/454.16)/0.00256" office:value-type="float" office:value="1559.00067100905" calcext:value-type="float">
            <text:p>1559</text:p>
          </table:table-cell>
          <table:table-cell/>
          <table:table-cell table:formula="of:=[.Q564]+1" office:value-type="float" office:value="2559" calcext:value-type="float">
            <text:p>2559</text:p>
          </table:table-cell>
          <table:table-cell table:formula="of:=76320*EXP(0.00189*([.$Q565]-[.$Q$7]))" office:value-type="float" office:value="219105.867694579" calcext:value-type="float">
            <text:p>219,106</text:p>
          </table:table-cell>
          <table:table-cell table:formula="of:=LN([.$R565]/1738.539)/0.00189" office:value-type="float" office:value="2558.99995862109" calcext:value-type="float">
            <text:p>255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5]+1" office:value-type="float" office:value="1560" calcext:value-type="float">
            <text:p>1560</text:p>
          </table:table-cell>
          <table:table-cell table:formula="of:=5890*EXP(0.00256*([.$M566]-[.$M$7]))" office:value-type="float" office:value="24638.1485952741" calcext:value-type="float">
            <text:p>24,638</text:p>
          </table:table-cell>
          <table:table-cell table:formula="of:=LN([.$N566]/454.16)/0.00256" office:value-type="float" office:value="1560.00067100905" calcext:value-type="float">
            <text:p>1560</text:p>
          </table:table-cell>
          <table:table-cell/>
          <table:table-cell table:formula="of:=[.Q565]+1" office:value-type="float" office:value="2560" calcext:value-type="float">
            <text:p>2560</text:p>
          </table:table-cell>
          <table:table-cell table:formula="of:=76320*EXP(0.00189*([.$Q566]-[.$Q$7]))" office:value-type="float" office:value="219520.369365214" calcext:value-type="float">
            <text:p>219,520</text:p>
          </table:table-cell>
          <table:table-cell table:formula="of:=LN([.$R566]/1738.539)/0.00189" office:value-type="float" office:value="2559.99995862109" calcext:value-type="float">
            <text:p>255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6]+1" office:value-type="float" office:value="1561" calcext:value-type="float">
            <text:p>1561</text:p>
          </table:table-cell>
          <table:table-cell table:formula="of:=5890*EXP(0.00256*([.$M567]-[.$M$7]))" office:value-type="float" office:value="24701.3030589007" calcext:value-type="float">
            <text:p>24,701</text:p>
          </table:table-cell>
          <table:table-cell table:formula="of:=LN([.$N567]/454.16)/0.00256" office:value-type="float" office:value="1561.00067100905" calcext:value-type="float">
            <text:p>1561</text:p>
          </table:table-cell>
          <table:table-cell/>
          <table:table-cell table:formula="of:=[.Q566]+1" office:value-type="float" office:value="2561" calcext:value-type="float">
            <text:p>2561</text:p>
          </table:table-cell>
          <table:table-cell table:formula="of:=76320*EXP(0.00189*([.$Q567]-[.$Q$7]))" office:value-type="float" office:value="219935.655184793" calcext:value-type="float">
            <text:p>219,936</text:p>
          </table:table-cell>
          <table:table-cell table:formula="of:=LN([.$R567]/1738.539)/0.00189" office:value-type="float" office:value="2560.99995862109" calcext:value-type="float">
            <text:p>256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7]+1" office:value-type="float" office:value="1562" calcext:value-type="float">
            <text:p>1562</text:p>
          </table:table-cell>
          <table:table-cell table:formula="of:=5890*EXP(0.00256*([.$M568]-[.$M$7]))" office:value-type="float" office:value="24764.6194050755" calcext:value-type="float">
            <text:p>24,765</text:p>
          </table:table-cell>
          <table:table-cell table:formula="of:=LN([.$N568]/454.16)/0.00256" office:value-type="float" office:value="1562.00067100905" calcext:value-type="float">
            <text:p>1562</text:p>
          </table:table-cell>
          <table:table-cell/>
          <table:table-cell table:formula="of:=[.Q567]+1" office:value-type="float" office:value="2562" calcext:value-type="float">
            <text:p>2562</text:p>
          </table:table-cell>
          <table:table-cell table:formula="of:=76320*EXP(0.00189*([.$Q568]-[.$Q$7]))" office:value-type="float" office:value="220351.726636761" calcext:value-type="float">
            <text:p>220,352</text:p>
          </table:table-cell>
          <table:table-cell table:formula="of:=LN([.$R568]/1738.539)/0.00189" office:value-type="float" office:value="2561.99995862109" calcext:value-type="float">
            <text:p>256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8]+1" office:value-type="float" office:value="1563" calcext:value-type="float">
            <text:p>1563</text:p>
          </table:table-cell>
          <table:table-cell table:formula="of:=5890*EXP(0.00256*([.$M569]-[.$M$7]))" office:value-type="float" office:value="24828.0980487486" calcext:value-type="float">
            <text:p>24,828</text:p>
          </table:table-cell>
          <table:table-cell table:formula="of:=LN([.$N569]/454.16)/0.00256" office:value-type="float" office:value="1563.00067100905" calcext:value-type="float">
            <text:p>1563</text:p>
          </table:table-cell>
          <table:table-cell/>
          <table:table-cell table:formula="of:=[.Q568]+1" office:value-type="float" office:value="2563" calcext:value-type="float">
            <text:p>2563</text:p>
          </table:table-cell>
          <table:table-cell table:formula="of:=76320*EXP(0.00189*([.$Q569]-[.$Q$7]))" office:value-type="float" office:value="220768.585207365" calcext:value-type="float">
            <text:p>220,769</text:p>
          </table:table-cell>
          <table:table-cell table:formula="of:=LN([.$R569]/1738.539)/0.00189" office:value-type="float" office:value="2562.99995862109" calcext:value-type="float">
            <text:p>256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69]+1" office:value-type="float" office:value="1564" calcext:value-type="float">
            <text:p>1564</text:p>
          </table:table-cell>
          <table:table-cell table:formula="of:=5890*EXP(0.00256*([.$M570]-[.$M$7]))" office:value-type="float" office:value="24891.7394059339" calcext:value-type="float">
            <text:p>24,892</text:p>
          </table:table-cell>
          <table:table-cell table:formula="of:=LN([.$N570]/454.16)/0.00256" office:value-type="float" office:value="1564.00067100905" calcext:value-type="float">
            <text:p>1564</text:p>
          </table:table-cell>
          <table:table-cell/>
          <table:table-cell table:formula="of:=[.Q569]+1" office:value-type="float" office:value="2564" calcext:value-type="float">
            <text:p>2564</text:p>
          </table:table-cell>
          <table:table-cell table:formula="of:=76320*EXP(0.00189*([.$Q570]-[.$Q$7]))" office:value-type="float" office:value="221186.232385667" calcext:value-type="float">
            <text:p>221,186</text:p>
          </table:table-cell>
          <table:table-cell table:formula="of:=LN([.$R570]/1738.539)/0.00189" office:value-type="float" office:value="2563.99995862109" calcext:value-type="float">
            <text:p>256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0]+1" office:value-type="float" office:value="1565" calcext:value-type="float">
            <text:p>1565</text:p>
          </table:table-cell>
          <table:table-cell table:formula="of:=5890*EXP(0.00256*([.$M571]-[.$M$7]))" office:value-type="float" office:value="24955.5438937117" calcext:value-type="float">
            <text:p>24,956</text:p>
          </table:table-cell>
          <table:table-cell table:formula="of:=LN([.$N571]/454.16)/0.00256" office:value-type="float" office:value="1565.00067100905" calcext:value-type="float">
            <text:p>1565</text:p>
          </table:table-cell>
          <table:table-cell/>
          <table:table-cell table:formula="of:=[.Q570]+1" office:value-type="float" office:value="2565" calcext:value-type="float">
            <text:p>2565</text:p>
          </table:table-cell>
          <table:table-cell table:formula="of:=76320*EXP(0.00189*([.$Q571]-[.$Q$7]))" office:value-type="float" office:value="221604.669663546" calcext:value-type="float">
            <text:p>221,605</text:p>
          </table:table-cell>
          <table:table-cell table:formula="of:=LN([.$R571]/1738.539)/0.00189" office:value-type="float" office:value="2564.99995862109" calcext:value-type="float">
            <text:p>256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1]+1" office:value-type="float" office:value="1566" calcext:value-type="float">
            <text:p>1566</text:p>
          </table:table-cell>
          <table:table-cell table:formula="of:=5890*EXP(0.00256*([.$M572]-[.$M$7]))" office:value-type="float" office:value="25019.5119302313" calcext:value-type="float">
            <text:p>25,020</text:p>
          </table:table-cell>
          <table:table-cell table:formula="of:=LN([.$N572]/454.16)/0.00256" office:value-type="float" office:value="1566.00067100905" calcext:value-type="float">
            <text:p>1566</text:p>
          </table:table-cell>
          <table:table-cell/>
          <table:table-cell table:formula="of:=[.Q571]+1" office:value-type="float" office:value="2566" calcext:value-type="float">
            <text:p>2566</text:p>
          </table:table-cell>
          <table:table-cell table:formula="of:=76320*EXP(0.00189*([.$Q572]-[.$Q$7]))" office:value-type="float" office:value="222023.8985357" calcext:value-type="float">
            <text:p>222,024</text:p>
          </table:table-cell>
          <table:table-cell table:formula="of:=LN([.$R572]/1738.539)/0.00189" office:value-type="float" office:value="2565.99995862109" calcext:value-type="float">
            <text:p>256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2]+1" office:value-type="float" office:value="1567" calcext:value-type="float">
            <text:p>1567</text:p>
          </table:table-cell>
          <table:table-cell table:formula="of:=5890*EXP(0.00256*([.$M573]-[.$M$7]))" office:value-type="float" office:value="25083.6439347138" calcext:value-type="float">
            <text:p>25,084</text:p>
          </table:table-cell>
          <table:table-cell table:formula="of:=LN([.$N573]/454.16)/0.00256" office:value-type="float" office:value="1567.00067100905" calcext:value-type="float">
            <text:p>1567</text:p>
          </table:table-cell>
          <table:table-cell/>
          <table:table-cell table:formula="of:=[.Q572]+1" office:value-type="float" office:value="2567" calcext:value-type="float">
            <text:p>2567</text:p>
          </table:table-cell>
          <table:table-cell table:formula="of:=76320*EXP(0.00189*([.$Q573]-[.$Q$7]))" office:value-type="float" office:value="222443.920499658" calcext:value-type="float">
            <text:p>222,444</text:p>
          </table:table-cell>
          <table:table-cell table:formula="of:=LN([.$R573]/1738.539)/0.00189" office:value-type="float" office:value="2566.99995862109" calcext:value-type="float">
            <text:p>256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3]+1" office:value-type="float" office:value="1568" calcext:value-type="float">
            <text:p>1568</text:p>
          </table:table-cell>
          <table:table-cell table:formula="of:=5890*EXP(0.00256*([.$M574]-[.$M$7]))" office:value-type="float" office:value="25147.9403274549" calcext:value-type="float">
            <text:p>25,148</text:p>
          </table:table-cell>
          <table:table-cell table:formula="of:=LN([.$N574]/454.16)/0.00256" office:value-type="float" office:value="1568.00067100905" calcext:value-type="float">
            <text:p>1568</text:p>
          </table:table-cell>
          <table:table-cell/>
          <table:table-cell table:formula="of:=[.Q573]+1" office:value-type="float" office:value="2568" calcext:value-type="float">
            <text:p>2568</text:p>
          </table:table-cell>
          <table:table-cell table:formula="of:=76320*EXP(0.00189*([.$Q574]-[.$Q$7]))" office:value-type="float" office:value="222864.737055782" calcext:value-type="float">
            <text:p>222,865</text:p>
          </table:table-cell>
          <table:table-cell table:formula="of:=LN([.$R574]/1738.539)/0.00189" office:value-type="float" office:value="2567.99995862109" calcext:value-type="float">
            <text:p>256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4]+1" office:value-type="float" office:value="1569" calcext:value-type="float">
            <text:p>1569</text:p>
          </table:table-cell>
          <table:table-cell table:formula="of:=5890*EXP(0.00256*([.$M575]-[.$M$7]))" office:value-type="float" office:value="25212.4015298278" calcext:value-type="float">
            <text:p>25,212</text:p>
          </table:table-cell>
          <table:table-cell table:formula="of:=LN([.$N575]/454.16)/0.00256" office:value-type="float" office:value="1569.00067100905" calcext:value-type="float">
            <text:p>1569</text:p>
          </table:table-cell>
          <table:table-cell/>
          <table:table-cell table:formula="of:=[.Q574]+1" office:value-type="float" office:value="2569" calcext:value-type="float">
            <text:p>2569</text:p>
          </table:table-cell>
          <table:table-cell table:formula="of:=76320*EXP(0.00189*([.$Q575]-[.$Q$7]))" office:value-type="float" office:value="223286.349707269" calcext:value-type="float">
            <text:p>223,286</text:p>
          </table:table-cell>
          <table:table-cell table:formula="of:=LN([.$R575]/1738.539)/0.00189" office:value-type="float" office:value="2568.99995862109" calcext:value-type="float">
            <text:p>256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5]+1" office:value-type="float" office:value="1570" calcext:value-type="float">
            <text:p>1570</text:p>
          </table:table-cell>
          <table:table-cell table:formula="of:=5890*EXP(0.00256*([.$M576]-[.$M$7]))" office:value-type="float" office:value="25277.0279642857" calcext:value-type="float">
            <text:p>25,277</text:p>
          </table:table-cell>
          <table:table-cell table:formula="of:=LN([.$N576]/454.16)/0.00256" office:value-type="float" office:value="1570.00067100905" calcext:value-type="float">
            <text:p>1570</text:p>
          </table:table-cell>
          <table:table-cell/>
          <table:table-cell table:formula="of:=[.Q575]+1" office:value-type="float" office:value="2570" calcext:value-type="float">
            <text:p>2570</text:p>
          </table:table-cell>
          <table:table-cell table:formula="of:=76320*EXP(0.00189*([.$Q576]-[.$Q$7]))" office:value-type="float" office:value="223708.759960164" calcext:value-type="float">
            <text:p>223,709</text:p>
          </table:table-cell>
          <table:table-cell table:formula="of:=LN([.$R576]/1738.539)/0.00189" office:value-type="float" office:value="2569.99995862109" calcext:value-type="float">
            <text:p>256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6]+1" office:value-type="float" office:value="1571" calcext:value-type="float">
            <text:p>1571</text:p>
          </table:table-cell>
          <table:table-cell table:formula="of:=5890*EXP(0.00256*([.$M577]-[.$M$7]))" office:value-type="float" office:value="25341.8200543644" calcext:value-type="float">
            <text:p>25,342</text:p>
          </table:table-cell>
          <table:table-cell table:formula="of:=LN([.$N577]/454.16)/0.00256" office:value-type="float" office:value="1571.00067100905" calcext:value-type="float">
            <text:p>1571</text:p>
          </table:table-cell>
          <table:table-cell/>
          <table:table-cell table:formula="of:=[.Q576]+1" office:value-type="float" office:value="2571" calcext:value-type="float">
            <text:p>2571</text:p>
          </table:table-cell>
          <table:table-cell table:formula="of:=76320*EXP(0.00189*([.$Q577]-[.$Q$7]))" office:value-type="float" office:value="224131.969323358" calcext:value-type="float">
            <text:p>224,132</text:p>
          </table:table-cell>
          <table:table-cell table:formula="of:=LN([.$R577]/1738.539)/0.00189" office:value-type="float" office:value="2570.99995862109" calcext:value-type="float">
            <text:p>257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7]+1" office:value-type="float" office:value="1572" calcext:value-type="float">
            <text:p>1572</text:p>
          </table:table-cell>
          <table:table-cell table:formula="of:=5890*EXP(0.00256*([.$M578]-[.$M$7]))" office:value-type="float" office:value="25406.7782246858" calcext:value-type="float">
            <text:p>25,407</text:p>
          </table:table-cell>
          <table:table-cell table:formula="of:=LN([.$N578]/454.16)/0.00256" office:value-type="float" office:value="1572.00067100905" calcext:value-type="float">
            <text:p>1572</text:p>
          </table:table-cell>
          <table:table-cell/>
          <table:table-cell table:formula="of:=[.Q577]+1" office:value-type="float" office:value="2572" calcext:value-type="float">
            <text:p>2572</text:p>
          </table:table-cell>
          <table:table-cell table:formula="of:=76320*EXP(0.00189*([.$Q578]-[.$Q$7]))" office:value-type="float" office:value="224555.979308598" calcext:value-type="float">
            <text:p>224,556</text:p>
          </table:table-cell>
          <table:table-cell table:formula="of:=LN([.$R578]/1738.539)/0.00189" office:value-type="float" office:value="2571.99995862109" calcext:value-type="float">
            <text:p>257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8]+1" office:value-type="float" office:value="1573" calcext:value-type="float">
            <text:p>1573</text:p>
          </table:table-cell>
          <table:table-cell table:formula="of:=5890*EXP(0.00256*([.$M579]-[.$M$7]))" office:value-type="float" office:value="25471.9029009599" calcext:value-type="float">
            <text:p>25,472</text:p>
          </table:table-cell>
          <table:table-cell table:formula="of:=LN([.$N579]/454.16)/0.00256" office:value-type="float" office:value="1573.00067100905" calcext:value-type="float">
            <text:p>1573</text:p>
          </table:table-cell>
          <table:table-cell/>
          <table:table-cell table:formula="of:=[.Q578]+1" office:value-type="float" office:value="2573" calcext:value-type="float">
            <text:p>2573</text:p>
          </table:table-cell>
          <table:table-cell table:formula="of:=76320*EXP(0.00189*([.$Q579]-[.$Q$7]))" office:value-type="float" office:value="224980.791430491" calcext:value-type="float">
            <text:p>224,981</text:p>
          </table:table-cell>
          <table:table-cell table:formula="of:=LN([.$R579]/1738.539)/0.00189" office:value-type="float" office:value="2572.99995862109" calcext:value-type="float">
            <text:p>257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79]+1" office:value-type="float" office:value="1574" calcext:value-type="float">
            <text:p>1574</text:p>
          </table:table-cell>
          <table:table-cell table:formula="of:=5890*EXP(0.00256*([.$M580]-[.$M$7]))" office:value-type="float" office:value="25537.194509988" calcext:value-type="float">
            <text:p>25,537</text:p>
          </table:table-cell>
          <table:table-cell table:formula="of:=LN([.$N580]/454.16)/0.00256" office:value-type="float" office:value="1574.00067100905" calcext:value-type="float">
            <text:p>1574</text:p>
          </table:table-cell>
          <table:table-cell/>
          <table:table-cell table:formula="of:=[.Q579]+1" office:value-type="float" office:value="2574" calcext:value-type="float">
            <text:p>2574</text:p>
          </table:table-cell>
          <table:table-cell table:formula="of:=76320*EXP(0.00189*([.$Q580]-[.$Q$7]))" office:value-type="float" office:value="225406.407206507" calcext:value-type="float">
            <text:p>225,406</text:p>
          </table:table-cell>
          <table:table-cell table:formula="of:=LN([.$R580]/1738.539)/0.00189" office:value-type="float" office:value="2573.99995862109" calcext:value-type="float">
            <text:p>257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0]+1" office:value-type="float" office:value="1575" calcext:value-type="float">
            <text:p>1575</text:p>
          </table:table-cell>
          <table:table-cell table:formula="of:=5890*EXP(0.00256*([.$M581]-[.$M$7]))" office:value-type="float" office:value="25602.6534796654" calcext:value-type="float">
            <text:p>25,603</text:p>
          </table:table-cell>
          <table:table-cell table:formula="of:=LN([.$N581]/454.16)/0.00256" office:value-type="float" office:value="1575.00067100905" calcext:value-type="float">
            <text:p>1575</text:p>
          </table:table-cell>
          <table:table-cell/>
          <table:table-cell table:formula="of:=[.Q580]+1" office:value-type="float" office:value="2575" calcext:value-type="float">
            <text:p>2575</text:p>
          </table:table-cell>
          <table:table-cell table:formula="of:=76320*EXP(0.00189*([.$Q581]-[.$Q$7]))" office:value-type="float" office:value="225832.828156991" calcext:value-type="float">
            <text:p>225,833</text:p>
          </table:table-cell>
          <table:table-cell table:formula="of:=LN([.$R581]/1738.539)/0.00189" office:value-type="float" office:value="2574.99995862109" calcext:value-type="float">
            <text:p>257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1]+1" office:value-type="float" office:value="1576" calcext:value-type="float">
            <text:p>1576</text:p>
          </table:table-cell>
          <table:table-cell table:formula="of:=5890*EXP(0.00256*([.$M582]-[.$M$7]))" office:value-type="float" office:value="25668.2802389843" calcext:value-type="float">
            <text:p>25,668</text:p>
          </table:table-cell>
          <table:table-cell table:formula="of:=LN([.$N582]/454.16)/0.00256" office:value-type="float" office:value="1576.00067100905" calcext:value-type="float">
            <text:p>1576</text:p>
          </table:table-cell>
          <table:table-cell/>
          <table:table-cell table:formula="of:=[.Q581]+1" office:value-type="float" office:value="2576" calcext:value-type="float">
            <text:p>2576</text:p>
          </table:table-cell>
          <table:table-cell table:formula="of:=76320*EXP(0.00189*([.$Q582]-[.$Q$7]))" office:value-type="float" office:value="226260.05580516" calcext:value-type="float">
            <text:p>226,260</text:p>
          </table:table-cell>
          <table:table-cell table:formula="of:=LN([.$R582]/1738.539)/0.00189" office:value-type="float" office:value="2575.99995862109" calcext:value-type="float">
            <text:p>257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2]+1" office:value-type="float" office:value="1577" calcext:value-type="float">
            <text:p>1577</text:p>
          </table:table-cell>
          <table:table-cell table:formula="of:=5890*EXP(0.00256*([.$M583]-[.$M$7]))" office:value-type="float" office:value="25734.0752180365" calcext:value-type="float">
            <text:p>25,734</text:p>
          </table:table-cell>
          <table:table-cell table:formula="of:=LN([.$N583]/454.16)/0.00256" office:value-type="float" office:value="1577.00067100905" calcext:value-type="float">
            <text:p>1577</text:p>
          </table:table-cell>
          <table:table-cell/>
          <table:table-cell table:formula="of:=[.Q582]+1" office:value-type="float" office:value="2577" calcext:value-type="float">
            <text:p>2577</text:p>
          </table:table-cell>
          <table:table-cell table:formula="of:=76320*EXP(0.00189*([.$Q583]-[.$Q$7]))" office:value-type="float" office:value="226688.091677115" calcext:value-type="float">
            <text:p>226,688</text:p>
          </table:table-cell>
          <table:table-cell table:formula="of:=LN([.$R583]/1738.539)/0.00189" office:value-type="float" office:value="2576.99995862109" calcext:value-type="float">
            <text:p>257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3]+1" office:value-type="float" office:value="1578" calcext:value-type="float">
            <text:p>1578</text:p>
          </table:table-cell>
          <table:table-cell table:formula="of:=5890*EXP(0.00256*([.$M584]-[.$M$7]))" office:value-type="float" office:value="25800.0388480161" calcext:value-type="float">
            <text:p>25,800</text:p>
          </table:table-cell>
          <table:table-cell table:formula="of:=LN([.$N584]/454.16)/0.00256" office:value-type="float" office:value="1578.00067100905" calcext:value-type="float">
            <text:p>1578</text:p>
          </table:table-cell>
          <table:table-cell/>
          <table:table-cell table:formula="of:=[.Q583]+1" office:value-type="float" office:value="2578" calcext:value-type="float">
            <text:p>2578</text:p>
          </table:table-cell>
          <table:table-cell table:formula="of:=76320*EXP(0.00189*([.$Q584]-[.$Q$7]))" office:value-type="float" office:value="227116.937301844" calcext:value-type="float">
            <text:p>227,117</text:p>
          </table:table-cell>
          <table:table-cell table:formula="of:=LN([.$R584]/1738.539)/0.00189" office:value-type="float" office:value="2577.99995862109" calcext:value-type="float">
            <text:p>257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4]+1" office:value-type="float" office:value="1579" calcext:value-type="float">
            <text:p>1579</text:p>
          </table:table-cell>
          <table:table-cell table:formula="of:=5890*EXP(0.00256*([.$M585]-[.$M$7]))" office:value-type="float" office:value="25866.1715612226" calcext:value-type="float">
            <text:p>25,866</text:p>
          </table:table-cell>
          <table:table-cell table:formula="of:=LN([.$N585]/454.16)/0.00256" office:value-type="float" office:value="1579.00067100905" calcext:value-type="float">
            <text:p>1579</text:p>
          </table:table-cell>
          <table:table-cell/>
          <table:table-cell table:formula="of:=[.Q584]+1" office:value-type="float" office:value="2579" calcext:value-type="float">
            <text:p>2579</text:p>
          </table:table-cell>
          <table:table-cell table:formula="of:=76320*EXP(0.00189*([.$Q585]-[.$Q$7]))" office:value-type="float" office:value="227546.594211226" calcext:value-type="float">
            <text:p>227,547</text:p>
          </table:table-cell>
          <table:table-cell table:formula="of:=LN([.$R585]/1738.539)/0.00189" office:value-type="float" office:value="2578.99995862109" calcext:value-type="float">
            <text:p>257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5]+1" office:value-type="float" office:value="1580" calcext:value-type="float">
            <text:p>1580</text:p>
          </table:table-cell>
          <table:table-cell table:formula="of:=5890*EXP(0.00256*([.$M586]-[.$M$7]))" office:value-type="float" office:value="25932.4737910637" calcext:value-type="float">
            <text:p>25,932</text:p>
          </table:table-cell>
          <table:table-cell table:formula="of:=LN([.$N586]/454.16)/0.00256" office:value-type="float" office:value="1580.00067100905" calcext:value-type="float">
            <text:p>1580</text:p>
          </table:table-cell>
          <table:table-cell/>
          <table:table-cell table:formula="of:=[.Q585]+1" office:value-type="float" office:value="2580" calcext:value-type="float">
            <text:p>2580</text:p>
          </table:table-cell>
          <table:table-cell table:formula="of:=76320*EXP(0.00189*([.$Q586]-[.$Q$7]))" office:value-type="float" office:value="227977.063940039" calcext:value-type="float">
            <text:p>227,977</text:p>
          </table:table-cell>
          <table:table-cell table:formula="of:=LN([.$R586]/1738.539)/0.00189" office:value-type="float" office:value="2579.99995862109" calcext:value-type="float">
            <text:p>257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6]+1" office:value-type="float" office:value="1581" calcext:value-type="float">
            <text:p>1581</text:p>
          </table:table-cell>
          <table:table-cell table:formula="of:=5890*EXP(0.00256*([.$M587]-[.$M$7]))" office:value-type="float" office:value="25998.9459720578" calcext:value-type="float">
            <text:p>25,999</text:p>
          </table:table-cell>
          <table:table-cell table:formula="of:=LN([.$N587]/454.16)/0.00256" office:value-type="float" office:value="1581.00067100905" calcext:value-type="float">
            <text:p>1581</text:p>
          </table:table-cell>
          <table:table-cell/>
          <table:table-cell table:formula="of:=[.Q586]+1" office:value-type="float" office:value="2581" calcext:value-type="float">
            <text:p>2581</text:p>
          </table:table-cell>
          <table:table-cell table:formula="of:=76320*EXP(0.00189*([.$Q587]-[.$Q$7]))" office:value-type="float" office:value="228408.348025964" calcext:value-type="float">
            <text:p>228,408</text:p>
          </table:table-cell>
          <table:table-cell table:formula="of:=LN([.$R587]/1738.539)/0.00189" office:value-type="float" office:value="2580.99995862109" calcext:value-type="float">
            <text:p>258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7]+1" office:value-type="float" office:value="1582" calcext:value-type="float">
            <text:p>1582</text:p>
          </table:table-cell>
          <table:table-cell table:formula="of:=5890*EXP(0.00256*([.$M588]-[.$M$7]))" office:value-type="float" office:value="26065.5885398373" calcext:value-type="float">
            <text:p>26,066</text:p>
          </table:table-cell>
          <table:table-cell table:formula="of:=LN([.$N588]/454.16)/0.00256" office:value-type="float" office:value="1582.00067100905" calcext:value-type="float">
            <text:p>1582</text:p>
          </table:table-cell>
          <table:table-cell/>
          <table:table-cell table:formula="of:=[.Q587]+1" office:value-type="float" office:value="2582" calcext:value-type="float">
            <text:p>2582</text:p>
          </table:table-cell>
          <table:table-cell table:formula="of:=76320*EXP(0.00189*([.$Q588]-[.$Q$7]))" office:value-type="float" office:value="228840.448009592" calcext:value-type="float">
            <text:p>228,840</text:p>
          </table:table-cell>
          <table:table-cell table:formula="of:=LN([.$R588]/1738.539)/0.00189" office:value-type="float" office:value="2581.99995862109" calcext:value-type="float">
            <text:p>258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8]+1" office:value-type="float" office:value="1583" calcext:value-type="float">
            <text:p>1583</text:p>
          </table:table-cell>
          <table:table-cell table:formula="of:=5890*EXP(0.00256*([.$M589]-[.$M$7]))" office:value-type="float" office:value="26132.4019311512" calcext:value-type="float">
            <text:p>26,132</text:p>
          </table:table-cell>
          <table:table-cell table:formula="of:=LN([.$N589]/454.16)/0.00256" office:value-type="float" office:value="1583.00067100905" calcext:value-type="float">
            <text:p>1583</text:p>
          </table:table-cell>
          <table:table-cell/>
          <table:table-cell table:formula="of:=[.Q588]+1" office:value-type="float" office:value="2583" calcext:value-type="float">
            <text:p>2583</text:p>
          </table:table-cell>
          <table:table-cell table:formula="of:=76320*EXP(0.00189*([.$Q589]-[.$Q$7]))" office:value-type="float" office:value="229273.365434428" calcext:value-type="float">
            <text:p>229,273</text:p>
          </table:table-cell>
          <table:table-cell table:formula="of:=LN([.$R589]/1738.539)/0.00189" office:value-type="float" office:value="2582.99995862109" calcext:value-type="float">
            <text:p>258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89]+1" office:value-type="float" office:value="1584" calcext:value-type="float">
            <text:p>1584</text:p>
          </table:table-cell>
          <table:table-cell table:formula="of:=5890*EXP(0.00256*([.$M590]-[.$M$7]))" office:value-type="float" office:value="26199.3865838679" calcext:value-type="float">
            <text:p>26,199</text:p>
          </table:table-cell>
          <table:table-cell table:formula="of:=LN([.$N590]/454.16)/0.00256" office:value-type="float" office:value="1584.00067100905" calcext:value-type="float">
            <text:p>1584</text:p>
          </table:table-cell>
          <table:table-cell/>
          <table:table-cell table:formula="of:=[.Q589]+1" office:value-type="float" office:value="2584" calcext:value-type="float">
            <text:p>2584</text:p>
          </table:table-cell>
          <table:table-cell table:formula="of:=76320*EXP(0.00189*([.$Q590]-[.$Q$7]))" office:value-type="float" office:value="229707.101846896" calcext:value-type="float">
            <text:p>229,707</text:p>
          </table:table-cell>
          <table:table-cell table:formula="of:=LN([.$R590]/1738.539)/0.00189" office:value-type="float" office:value="2583.99995862109" calcext:value-type="float">
            <text:p>258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0]+1" office:value-type="float" office:value="1585" calcext:value-type="float">
            <text:p>1585</text:p>
          </table:table-cell>
          <table:table-cell table:formula="of:=5890*EXP(0.00256*([.$M591]-[.$M$7]))" office:value-type="float" office:value="26266.5429369782" calcext:value-type="float">
            <text:p>26,267</text:p>
          </table:table-cell>
          <table:table-cell table:formula="of:=LN([.$N591]/454.16)/0.00256" office:value-type="float" office:value="1585.00067100905" calcext:value-type="float">
            <text:p>1585</text:p>
          </table:table-cell>
          <table:table-cell/>
          <table:table-cell table:formula="of:=[.Q590]+1" office:value-type="float" office:value="2585" calcext:value-type="float">
            <text:p>2585</text:p>
          </table:table-cell>
          <table:table-cell table:formula="of:=76320*EXP(0.00189*([.$Q591]-[.$Q$7]))" office:value-type="float" office:value="230141.658796348" calcext:value-type="float">
            <text:p>230,142</text:p>
          </table:table-cell>
          <table:table-cell table:formula="of:=LN([.$R591]/1738.539)/0.00189" office:value-type="float" office:value="2584.99995862109" calcext:value-type="float">
            <text:p>258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1]+1" office:value-type="float" office:value="1586" calcext:value-type="float">
            <text:p>1586</text:p>
          </table:table-cell>
          <table:table-cell table:formula="of:=5890*EXP(0.00256*([.$M592]-[.$M$7]))" office:value-type="float" office:value="26333.8714305984" calcext:value-type="float">
            <text:p>26,334</text:p>
          </table:table-cell>
          <table:table-cell table:formula="of:=LN([.$N592]/454.16)/0.00256" office:value-type="float" office:value="1586.00067100905" calcext:value-type="float">
            <text:p>1586</text:p>
          </table:table-cell>
          <table:table-cell/>
          <table:table-cell table:formula="of:=[.Q591]+1" office:value-type="float" office:value="2586" calcext:value-type="float">
            <text:p>2586</text:p>
          </table:table-cell>
          <table:table-cell table:formula="of:=76320*EXP(0.00189*([.$Q592]-[.$Q$7]))" office:value-type="float" office:value="230577.037835063" calcext:value-type="float">
            <text:p>230,577</text:p>
          </table:table-cell>
          <table:table-cell table:formula="of:=LN([.$R592]/1738.539)/0.00189" office:value-type="float" office:value="2585.99995862109" calcext:value-type="float">
            <text:p>258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2]+1" office:value-type="float" office:value="1587" calcext:value-type="float">
            <text:p>1587</text:p>
          </table:table-cell>
          <table:table-cell table:formula="of:=5890*EXP(0.00256*([.$M593]-[.$M$7]))" office:value-type="float" office:value="26401.3725059726" calcext:value-type="float">
            <text:p>26,401</text:p>
          </table:table-cell>
          <table:table-cell table:formula="of:=LN([.$N593]/454.16)/0.00256" office:value-type="float" office:value="1587.00067100905" calcext:value-type="float">
            <text:p>1587</text:p>
          </table:table-cell>
          <table:table-cell/>
          <table:table-cell table:formula="of:=[.Q592]+1" office:value-type="float" office:value="2587" calcext:value-type="float">
            <text:p>2587</text:p>
          </table:table-cell>
          <table:table-cell table:formula="of:=76320*EXP(0.00189*([.$Q593]-[.$Q$7]))" office:value-type="float" office:value="231013.24051826" calcext:value-type="float">
            <text:p>231,013</text:p>
          </table:table-cell>
          <table:table-cell table:formula="of:=LN([.$R593]/1738.539)/0.00189" office:value-type="float" office:value="2586.99995862109" calcext:value-type="float">
            <text:p>258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3]+1" office:value-type="float" office:value="1588" calcext:value-type="float">
            <text:p>1588</text:p>
          </table:table-cell>
          <table:table-cell table:formula="of:=5890*EXP(0.00256*([.$M594]-[.$M$7]))" office:value-type="float" office:value="26469.0466054762" calcext:value-type="float">
            <text:p>26,469</text:p>
          </table:table-cell>
          <table:table-cell table:formula="of:=LN([.$N594]/454.16)/0.00256" office:value-type="float" office:value="1588.00067100905" calcext:value-type="float">
            <text:p>1588</text:p>
          </table:table-cell>
          <table:table-cell/>
          <table:table-cell table:formula="of:=[.Q593]+1" office:value-type="float" office:value="2588" calcext:value-type="float">
            <text:p>2588</text:p>
          </table:table-cell>
          <table:table-cell table:formula="of:=76320*EXP(0.00189*([.$Q594]-[.$Q$7]))" office:value-type="float" office:value="231450.268404099" calcext:value-type="float">
            <text:p>231,450</text:p>
          </table:table-cell>
          <table:table-cell table:formula="of:=LN([.$R594]/1738.539)/0.00189" office:value-type="float" office:value="2587.99995862109" calcext:value-type="float">
            <text:p>258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4]+1" office:value-type="float" office:value="1589" calcext:value-type="float">
            <text:p>1589</text:p>
          </table:table-cell>
          <table:table-cell table:formula="of:=5890*EXP(0.00256*([.$M595]-[.$M$7]))" office:value-type="float" office:value="26536.8941726183" calcext:value-type="float">
            <text:p>26,537</text:p>
          </table:table-cell>
          <table:table-cell table:formula="of:=LN([.$N595]/454.16)/0.00256" office:value-type="float" office:value="1589.00067100905" calcext:value-type="float">
            <text:p>1589</text:p>
          </table:table-cell>
          <table:table-cell/>
          <table:table-cell table:formula="of:=[.Q594]+1" office:value-type="float" office:value="2589" calcext:value-type="float">
            <text:p>2589</text:p>
          </table:table-cell>
          <table:table-cell table:formula="of:=76320*EXP(0.00189*([.$Q595]-[.$Q$7]))" office:value-type="float" office:value="231888.123053689" calcext:value-type="float">
            <text:p>231,888</text:p>
          </table:table-cell>
          <table:table-cell table:formula="of:=LN([.$R595]/1738.539)/0.00189" office:value-type="float" office:value="2588.99995862109" calcext:value-type="float">
            <text:p>258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5]+1" office:value-type="float" office:value="1590" calcext:value-type="float">
            <text:p>1590</text:p>
          </table:table-cell>
          <table:table-cell table:formula="of:=5890*EXP(0.00256*([.$M596]-[.$M$7]))" office:value-type="float" office:value="26604.9156520451" calcext:value-type="float">
            <text:p>26,605</text:p>
          </table:table-cell>
          <table:table-cell table:formula="of:=LN([.$N596]/454.16)/0.00256" office:value-type="float" office:value="1590.00067100905" calcext:value-type="float">
            <text:p>1590</text:p>
          </table:table-cell>
          <table:table-cell/>
          <table:table-cell table:formula="of:=[.Q595]+1" office:value-type="float" office:value="2590" calcext:value-type="float">
            <text:p>2590</text:p>
          </table:table-cell>
          <table:table-cell table:formula="of:=76320*EXP(0.00189*([.$Q596]-[.$Q$7]))" office:value-type="float" office:value="232326.806031089" calcext:value-type="float">
            <text:p>232,327</text:p>
          </table:table-cell>
          <table:table-cell table:formula="of:=LN([.$R596]/1738.539)/0.00189" office:value-type="float" office:value="2589.99995862109" calcext:value-type="float">
            <text:p>258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6]+1" office:value-type="float" office:value="1591" calcext:value-type="float">
            <text:p>1591</text:p>
          </table:table-cell>
          <table:table-cell table:formula="of:=5890*EXP(0.00256*([.$M597]-[.$M$7]))" office:value-type="float" office:value="26673.1114895423" calcext:value-type="float">
            <text:p>26,673</text:p>
          </table:table-cell>
          <table:table-cell table:formula="of:=LN([.$N597]/454.16)/0.00256" office:value-type="float" office:value="1591.00067100905" calcext:value-type="float">
            <text:p>1591</text:p>
          </table:table-cell>
          <table:table-cell/>
          <table:table-cell table:formula="of:=[.Q596]+1" office:value-type="float" office:value="2591" calcext:value-type="float">
            <text:p>2591</text:p>
          </table:table-cell>
          <table:table-cell table:formula="of:=76320*EXP(0.00189*([.$Q597]-[.$Q$7]))" office:value-type="float" office:value="232766.31890332" calcext:value-type="float">
            <text:p>232,766</text:p>
          </table:table-cell>
          <table:table-cell table:formula="of:=LN([.$R597]/1738.539)/0.00189" office:value-type="float" office:value="2590.99995862109" calcext:value-type="float">
            <text:p>259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7]+1" office:value-type="float" office:value="1592" calcext:value-type="float">
            <text:p>1592</text:p>
          </table:table-cell>
          <table:table-cell table:formula="of:=5890*EXP(0.00256*([.$M598]-[.$M$7]))" office:value-type="float" office:value="26741.4821320385" calcext:value-type="float">
            <text:p>26,741</text:p>
          </table:table-cell>
          <table:table-cell table:formula="of:=LN([.$N598]/454.16)/0.00256" office:value-type="float" office:value="1592.00067100905" calcext:value-type="float">
            <text:p>1592</text:p>
          </table:table-cell>
          <table:table-cell/>
          <table:table-cell table:formula="of:=[.Q597]+1" office:value-type="float" office:value="2592" calcext:value-type="float">
            <text:p>2592</text:p>
          </table:table-cell>
          <table:table-cell table:formula="of:=76320*EXP(0.00189*([.$Q598]-[.$Q$7]))" office:value-type="float" office:value="233206.663240366" calcext:value-type="float">
            <text:p>233,207</text:p>
          </table:table-cell>
          <table:table-cell table:formula="of:=LN([.$R598]/1738.539)/0.00189" office:value-type="float" office:value="2591.99995862109" calcext:value-type="float">
            <text:p>259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8]+1" office:value-type="float" office:value="1593" calcext:value-type="float">
            <text:p>1593</text:p>
          </table:table-cell>
          <table:table-cell table:formula="of:=5890*EXP(0.00256*([.$M599]-[.$M$7]))" office:value-type="float" office:value="26810.0280276076" calcext:value-type="float">
            <text:p>26,810</text:p>
          </table:table-cell>
          <table:table-cell table:formula="of:=LN([.$N599]/454.16)/0.00256" office:value-type="float" office:value="1593.00067100905" calcext:value-type="float">
            <text:p>1593</text:p>
          </table:table-cell>
          <table:table-cell/>
          <table:table-cell table:formula="of:=[.Q598]+1" office:value-type="float" office:value="2593" calcext:value-type="float">
            <text:p>2593</text:p>
          </table:table-cell>
          <table:table-cell table:formula="of:=76320*EXP(0.00189*([.$Q599]-[.$Q$7]))" office:value-type="float" office:value="233647.840615182" calcext:value-type="float">
            <text:p>233,648</text:p>
          </table:table-cell>
          <table:table-cell table:formula="of:=LN([.$R599]/1738.539)/0.00189" office:value-type="float" office:value="2592.99995862109" calcext:value-type="float">
            <text:p>259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599]+1" office:value-type="float" office:value="1594" calcext:value-type="float">
            <text:p>1594</text:p>
          </table:table-cell>
          <table:table-cell table:formula="of:=5890*EXP(0.00256*([.$M600]-[.$M$7]))" office:value-type="float" office:value="26878.7496254724" calcext:value-type="float">
            <text:p>26,879</text:p>
          </table:table-cell>
          <table:table-cell table:formula="of:=LN([.$N600]/454.16)/0.00256" office:value-type="float" office:value="1594.00067100905" calcext:value-type="float">
            <text:p>1594</text:p>
          </table:table-cell>
          <table:table-cell/>
          <table:table-cell table:formula="of:=[.Q599]+1" office:value-type="float" office:value="2594" calcext:value-type="float">
            <text:p>2594</text:p>
          </table:table-cell>
          <table:table-cell table:formula="of:=76320*EXP(0.00189*([.$Q600]-[.$Q$7]))" office:value-type="float" office:value="234089.852603698" calcext:value-type="float">
            <text:p>234,090</text:p>
          </table:table-cell>
          <table:table-cell table:formula="of:=LN([.$R600]/1738.539)/0.00189" office:value-type="float" office:value="2593.99995862109" calcext:value-type="float">
            <text:p>259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0]+1" office:value-type="float" office:value="1595" calcext:value-type="float">
            <text:p>1595</text:p>
          </table:table-cell>
          <table:table-cell table:formula="of:=5890*EXP(0.00256*([.$M601]-[.$M$7]))" office:value-type="float" office:value="26947.647376007" calcext:value-type="float">
            <text:p>26,948</text:p>
          </table:table-cell>
          <table:table-cell table:formula="of:=LN([.$N601]/454.16)/0.00256" office:value-type="float" office:value="1595.00067100905" calcext:value-type="float">
            <text:p>1595</text:p>
          </table:table-cell>
          <table:table-cell/>
          <table:table-cell table:formula="of:=[.Q600]+1" office:value-type="float" office:value="2595" calcext:value-type="float">
            <text:p>2595</text:p>
          </table:table-cell>
          <table:table-cell table:formula="of:=76320*EXP(0.00189*([.$Q601]-[.$Q$7]))" office:value-type="float" office:value="234532.700784825" calcext:value-type="float">
            <text:p>234,533</text:p>
          </table:table-cell>
          <table:table-cell table:formula="of:=LN([.$R601]/1738.539)/0.00189" office:value-type="float" office:value="2594.99995862109" calcext:value-type="float">
            <text:p>259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1]+1" office:value-type="float" office:value="1596" calcext:value-type="float">
            <text:p>1596</text:p>
          </table:table-cell>
          <table:table-cell table:formula="of:=5890*EXP(0.00256*([.$M602]-[.$M$7]))" office:value-type="float" office:value="27016.7217307398" calcext:value-type="float">
            <text:p>27,017</text:p>
          </table:table-cell>
          <table:table-cell table:formula="of:=LN([.$N602]/454.16)/0.00256" office:value-type="float" office:value="1596.00067100905" calcext:value-type="float">
            <text:p>1596</text:p>
          </table:table-cell>
          <table:table-cell/>
          <table:table-cell table:formula="of:=[.Q601]+1" office:value-type="float" office:value="2596" calcext:value-type="float">
            <text:p>2596</text:p>
          </table:table-cell>
          <table:table-cell table:formula="of:=76320*EXP(0.00189*([.$Q602]-[.$Q$7]))" office:value-type="float" office:value="234976.386740463" calcext:value-type="float">
            <text:p>234,976</text:p>
          </table:table-cell>
          <table:table-cell table:formula="of:=LN([.$R602]/1738.539)/0.00189" office:value-type="float" office:value="2595.99995862109" calcext:value-type="float">
            <text:p>259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2]+1" office:value-type="float" office:value="1597" calcext:value-type="float">
            <text:p>1597</text:p>
          </table:table-cell>
          <table:table-cell table:formula="of:=5890*EXP(0.00256*([.$M603]-[.$M$7]))" office:value-type="float" office:value="27085.9731423569" calcext:value-type="float">
            <text:p>27,086</text:p>
          </table:table-cell>
          <table:table-cell table:formula="of:=LN([.$N603]/454.16)/0.00256" office:value-type="float" office:value="1597.00067100905" calcext:value-type="float">
            <text:p>1597</text:p>
          </table:table-cell>
          <table:table-cell/>
          <table:table-cell table:formula="of:=[.Q602]+1" office:value-type="float" office:value="2597" calcext:value-type="float">
            <text:p>2597</text:p>
          </table:table-cell>
          <table:table-cell table:formula="of:=76320*EXP(0.00189*([.$Q603]-[.$Q$7]))" office:value-type="float" office:value="235420.912055501" calcext:value-type="float">
            <text:p>235,421</text:p>
          </table:table-cell>
          <table:table-cell table:formula="of:=LN([.$R603]/1738.539)/0.00189" office:value-type="float" office:value="2596.99995862109" calcext:value-type="float">
            <text:p>259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3]+1" office:value-type="float" office:value="1598" calcext:value-type="float">
            <text:p>1598</text:p>
          </table:table-cell>
          <table:table-cell table:formula="of:=5890*EXP(0.00256*([.$M604]-[.$M$7]))" office:value-type="float" office:value="27155.4020647044" calcext:value-type="float">
            <text:p>27,155</text:p>
          </table:table-cell>
          <table:table-cell table:formula="of:=LN([.$N604]/454.16)/0.00256" office:value-type="float" office:value="1598.00067100905" calcext:value-type="float">
            <text:p>1598</text:p>
          </table:table-cell>
          <table:table-cell/>
          <table:table-cell table:formula="of:=[.Q603]+1" office:value-type="float" office:value="2598" calcext:value-type="float">
            <text:p>2598</text:p>
          </table:table-cell>
          <table:table-cell table:formula="of:=76320*EXP(0.00189*([.$Q604]-[.$Q$7]))" office:value-type="float" office:value="235866.278317829" calcext:value-type="float">
            <text:p>235,866</text:p>
          </table:table-cell>
          <table:table-cell table:formula="of:=LN([.$R604]/1738.539)/0.00189" office:value-type="float" office:value="2597.99995862109" calcext:value-type="float">
            <text:p>259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4]+1" office:value-type="float" office:value="1599" calcext:value-type="float">
            <text:p>1599</text:p>
          </table:table-cell>
          <table:table-cell table:formula="of:=5890*EXP(0.00256*([.$M605]-[.$M$7]))" office:value-type="float" office:value="27225.0089527922" calcext:value-type="float">
            <text:p>27,225</text:p>
          </table:table-cell>
          <table:table-cell table:formula="of:=LN([.$N605]/454.16)/0.00256" office:value-type="float" office:value="1599.00067100905" calcext:value-type="float">
            <text:p>1599</text:p>
          </table:table-cell>
          <table:table-cell/>
          <table:table-cell table:formula="of:=[.Q604]+1" office:value-type="float" office:value="2599" calcext:value-type="float">
            <text:p>2599</text:p>
          </table:table-cell>
          <table:table-cell table:formula="of:=76320*EXP(0.00189*([.$Q605]-[.$Q$7]))" office:value-type="float" office:value="236312.487118341" calcext:value-type="float">
            <text:p>236,312</text:p>
          </table:table-cell>
          <table:table-cell table:formula="of:=LN([.$R605]/1738.539)/0.00189" office:value-type="float" office:value="2598.99995862109" calcext:value-type="float">
            <text:p>259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5]+1" office:value-type="float" office:value="1600" calcext:value-type="float">
            <text:p>1600</text:p>
          </table:table-cell>
          <table:table-cell table:formula="of:=5890*EXP(0.00256*([.$M606]-[.$M$7]))" office:value-type="float" office:value="27294.7942627961" calcext:value-type="float">
            <text:p>27,295</text:p>
          </table:table-cell>
          <table:table-cell table:formula="of:=LN([.$N606]/454.16)/0.00256" office:value-type="float" office:value="1600.00067100905" calcext:value-type="float">
            <text:p>1600</text:p>
          </table:table-cell>
          <table:table-cell/>
          <table:table-cell table:formula="of:=[.Q605]+1" office:value-type="float" office:value="2600" calcext:value-type="float">
            <text:p>2600</text:p>
          </table:table-cell>
          <table:table-cell table:formula="of:=76320*EXP(0.00189*([.$Q606]-[.$Q$7]))" office:value-type="float" office:value="236759.54005094" calcext:value-type="float">
            <text:p>236,760</text:p>
          </table:table-cell>
          <table:table-cell table:formula="of:=LN([.$R606]/1738.539)/0.00189" office:value-type="float" office:value="2599.99995862109" calcext:value-type="float">
            <text:p>259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6]+1" office:value-type="float" office:value="1601" calcext:value-type="float">
            <text:p>1601</text:p>
          </table:table-cell>
          <table:table-cell table:formula="of:=5890*EXP(0.00256*([.$M607]-[.$M$7]))" office:value-type="float" office:value="27364.7584520613" calcext:value-type="float">
            <text:p>27,365</text:p>
          </table:table-cell>
          <table:table-cell table:formula="of:=LN([.$N607]/454.16)/0.00256" office:value-type="float" office:value="1601.00067100905" calcext:value-type="float">
            <text:p>1601</text:p>
          </table:table-cell>
          <table:table-cell/>
          <table:table-cell table:formula="of:=[.Q606]+1" office:value-type="float" office:value="2601" calcext:value-type="float">
            <text:p>2601</text:p>
          </table:table-cell>
          <table:table-cell table:formula="of:=76320*EXP(0.00189*([.$Q607]-[.$Q$7]))" office:value-type="float" office:value="237207.438712543" calcext:value-type="float">
            <text:p>237,207</text:p>
          </table:table-cell>
          <table:table-cell table:formula="of:=LN([.$R607]/1738.539)/0.00189" office:value-type="float" office:value="2600.99995862109" calcext:value-type="float">
            <text:p>260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7]+1" office:value-type="float" office:value="1602" calcext:value-type="float">
            <text:p>1602</text:p>
          </table:table-cell>
          <table:table-cell table:formula="of:=5890*EXP(0.00256*([.$M608]-[.$M$7]))" office:value-type="float" office:value="27434.9019791055" calcext:value-type="float">
            <text:p>27,435</text:p>
          </table:table-cell>
          <table:table-cell table:formula="of:=LN([.$N608]/454.16)/0.00256" office:value-type="float" office:value="1602.00067100905" calcext:value-type="float">
            <text:p>1602</text:p>
          </table:table-cell>
          <table:table-cell/>
          <table:table-cell table:formula="of:=[.Q607]+1" office:value-type="float" office:value="2602" calcext:value-type="float">
            <text:p>2602</text:p>
          </table:table-cell>
          <table:table-cell table:formula="of:=76320*EXP(0.00189*([.$Q608]-[.$Q$7]))" office:value-type="float" office:value="237656.18470309" calcext:value-type="float">
            <text:p>237,656</text:p>
          </table:table-cell>
          <table:table-cell table:formula="of:=LN([.$R608]/1738.539)/0.00189" office:value-type="float" office:value="2601.99995862109" calcext:value-type="float">
            <text:p>260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8]+1" office:value-type="float" office:value="1603" calcext:value-type="float">
            <text:p>1603</text:p>
          </table:table-cell>
          <table:table-cell table:formula="of:=5890*EXP(0.00256*([.$M609]-[.$M$7]))" office:value-type="float" office:value="27505.2253036215" calcext:value-type="float">
            <text:p>27,505</text:p>
          </table:table-cell>
          <table:table-cell table:formula="of:=LN([.$N609]/454.16)/0.00256" office:value-type="float" office:value="1603.00067100905" calcext:value-type="float">
            <text:p>1603</text:p>
          </table:table-cell>
          <table:table-cell/>
          <table:table-cell table:formula="of:=[.Q608]+1" office:value-type="float" office:value="2603" calcext:value-type="float">
            <text:p>2603</text:p>
          </table:table-cell>
          <table:table-cell table:formula="of:=76320*EXP(0.00189*([.$Q609]-[.$Q$7]))" office:value-type="float" office:value="238105.779625548" calcext:value-type="float">
            <text:p>238,106</text:p>
          </table:table-cell>
          <table:table-cell table:formula="of:=LN([.$R609]/1738.539)/0.00189" office:value-type="float" office:value="2602.99995862109" calcext:value-type="float">
            <text:p>260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09]+1" office:value-type="float" office:value="1604" calcext:value-type="float">
            <text:p>1604</text:p>
          </table:table-cell>
          <table:table-cell table:formula="of:=5890*EXP(0.00256*([.$M610]-[.$M$7]))" office:value-type="float" office:value="27575.7288864805" calcext:value-type="float">
            <text:p>27,576</text:p>
          </table:table-cell>
          <table:table-cell table:formula="of:=LN([.$N610]/454.16)/0.00256" office:value-type="float" office:value="1604.00067100905" calcext:value-type="float">
            <text:p>1604</text:p>
          </table:table-cell>
          <table:table-cell/>
          <table:table-cell table:formula="of:=[.Q609]+1" office:value-type="float" office:value="2604" calcext:value-type="float">
            <text:p>2604</text:p>
          </table:table-cell>
          <table:table-cell table:formula="of:=76320*EXP(0.00189*([.$Q610]-[.$Q$7]))" office:value-type="float" office:value="238556.225085914" calcext:value-type="float">
            <text:p>238,556</text:p>
          </table:table-cell>
          <table:table-cell table:formula="of:=LN([.$R610]/1738.539)/0.00189" office:value-type="float" office:value="2603.99995862109" calcext:value-type="float">
            <text:p>260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0]+1" office:value-type="float" office:value="1605" calcext:value-type="float">
            <text:p>1605</text:p>
          </table:table-cell>
          <table:table-cell table:formula="of:=5890*EXP(0.00256*([.$M611]-[.$M$7]))" office:value-type="float" office:value="27646.413189735" calcext:value-type="float">
            <text:p>27,646</text:p>
          </table:table-cell>
          <table:table-cell table:formula="of:=LN([.$N611]/454.16)/0.00256" office:value-type="float" office:value="1605.00067100905" calcext:value-type="float">
            <text:p>1605</text:p>
          </table:table-cell>
          <table:table-cell/>
          <table:table-cell table:formula="of:=[.Q610]+1" office:value-type="float" office:value="2605" calcext:value-type="float">
            <text:p>2605</text:p>
          </table:table-cell>
          <table:table-cell table:formula="of:=76320*EXP(0.00189*([.$Q611]-[.$Q$7]))" office:value-type="float" office:value="239007.522693225" calcext:value-type="float">
            <text:p>239,008</text:p>
          </table:table-cell>
          <table:table-cell table:formula="of:=LN([.$R611]/1738.539)/0.00189" office:value-type="float" office:value="2604.99995862109" calcext:value-type="float">
            <text:p>260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1]+1" office:value-type="float" office:value="1606" calcext:value-type="float">
            <text:p>1606</text:p>
          </table:table-cell>
          <table:table-cell table:formula="of:=5890*EXP(0.00256*([.$M612]-[.$M$7]))" office:value-type="float" office:value="27717.2786766219" calcext:value-type="float">
            <text:p>27,717</text:p>
          </table:table-cell>
          <table:table-cell table:formula="of:=LN([.$N612]/454.16)/0.00256" office:value-type="float" office:value="1606.00067100905" calcext:value-type="float">
            <text:p>1606</text:p>
          </table:table-cell>
          <table:table-cell/>
          <table:table-cell table:formula="of:=[.Q611]+1" office:value-type="float" office:value="2606" calcext:value-type="float">
            <text:p>2606</text:p>
          </table:table-cell>
          <table:table-cell table:formula="of:=76320*EXP(0.00189*([.$Q612]-[.$Q$7]))" office:value-type="float" office:value="239459.674059562" calcext:value-type="float">
            <text:p>239,460</text:p>
          </table:table-cell>
          <table:table-cell table:formula="of:=LN([.$R612]/1738.539)/0.00189" office:value-type="float" office:value="2605.99995862109" calcext:value-type="float">
            <text:p>260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2]+1" office:value-type="float" office:value="1607" calcext:value-type="float">
            <text:p>1607</text:p>
          </table:table-cell>
          <table:table-cell table:formula="of:=5890*EXP(0.00256*([.$M613]-[.$M$7]))" office:value-type="float" office:value="27788.3258115656" calcext:value-type="float">
            <text:p>27,788</text:p>
          </table:table-cell>
          <table:table-cell table:formula="of:=LN([.$N613]/454.16)/0.00256" office:value-type="float" office:value="1607.00067100905" calcext:value-type="float">
            <text:p>1607</text:p>
          </table:table-cell>
          <table:table-cell/>
          <table:table-cell table:formula="of:=[.Q612]+1" office:value-type="float" office:value="2607" calcext:value-type="float">
            <text:p>2607</text:p>
          </table:table-cell>
          <table:table-cell table:formula="of:=76320*EXP(0.00189*([.$Q613]-[.$Q$7]))" office:value-type="float" office:value="239912.680800056" calcext:value-type="float">
            <text:p>239,913</text:p>
          </table:table-cell>
          <table:table-cell table:formula="of:=LN([.$R613]/1738.539)/0.00189" office:value-type="float" office:value="2606.99995862109" calcext:value-type="float">
            <text:p>260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3]+1" office:value-type="float" office:value="1608" calcext:value-type="float">
            <text:p>1608</text:p>
          </table:table-cell>
          <table:table-cell table:formula="of:=5890*EXP(0.00256*([.$M614]-[.$M$7]))" office:value-type="float" office:value="27859.5550601808" calcext:value-type="float">
            <text:p>27,860</text:p>
          </table:table-cell>
          <table:table-cell table:formula="of:=LN([.$N614]/454.16)/0.00256" office:value-type="float" office:value="1608.00067100905" calcext:value-type="float">
            <text:p>1608</text:p>
          </table:table-cell>
          <table:table-cell/>
          <table:table-cell table:formula="of:=[.Q613]+1" office:value-type="float" office:value="2608" calcext:value-type="float">
            <text:p>2608</text:p>
          </table:table-cell>
          <table:table-cell table:formula="of:=76320*EXP(0.00189*([.$Q614]-[.$Q$7]))" office:value-type="float" office:value="240366.544532891" calcext:value-type="float">
            <text:p>240,367</text:p>
          </table:table-cell>
          <table:table-cell table:formula="of:=LN([.$R614]/1738.539)/0.00189" office:value-type="float" office:value="2607.99995862109" calcext:value-type="float">
            <text:p>260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4]+1" office:value-type="float" office:value="1609" calcext:value-type="float">
            <text:p>1609</text:p>
          </table:table-cell>
          <table:table-cell table:formula="of:=5890*EXP(0.00256*([.$M615]-[.$M$7]))" office:value-type="float" office:value="27930.9668892757" calcext:value-type="float">
            <text:p>27,931</text:p>
          </table:table-cell>
          <table:table-cell table:formula="of:=LN([.$N615]/454.16)/0.00256" office:value-type="float" office:value="1609.00067100905" calcext:value-type="float">
            <text:p>1609</text:p>
          </table:table-cell>
          <table:table-cell/>
          <table:table-cell table:formula="of:=[.Q614]+1" office:value-type="float" office:value="2609" calcext:value-type="float">
            <text:p>2609</text:p>
          </table:table-cell>
          <table:table-cell table:formula="of:=76320*EXP(0.00189*([.$Q615]-[.$Q$7]))" office:value-type="float" office:value="240821.266879317" calcext:value-type="float">
            <text:p>240,821</text:p>
          </table:table-cell>
          <table:table-cell table:formula="of:=LN([.$R615]/1738.539)/0.00189" office:value-type="float" office:value="2608.99995862109" calcext:value-type="float">
            <text:p>260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5]+1" office:value-type="float" office:value="1610" calcext:value-type="float">
            <text:p>1610</text:p>
          </table:table-cell>
          <table:table-cell table:formula="of:=5890*EXP(0.00256*([.$M616]-[.$M$7]))" office:value-type="float" office:value="28002.5617668552" calcext:value-type="float">
            <text:p>28,003</text:p>
          </table:table-cell>
          <table:table-cell table:formula="of:=LN([.$N616]/454.16)/0.00256" office:value-type="float" office:value="1610.00067100905" calcext:value-type="float">
            <text:p>1610</text:p>
          </table:table-cell>
          <table:table-cell/>
          <table:table-cell table:formula="of:=[.Q615]+1" office:value-type="float" office:value="2610" calcext:value-type="float">
            <text:p>2610</text:p>
          </table:table-cell>
          <table:table-cell table:formula="of:=76320*EXP(0.00189*([.$Q616]-[.$Q$7]))" office:value-type="float" office:value="241276.849463645" calcext:value-type="float">
            <text:p>241,277</text:p>
          </table:table-cell>
          <table:table-cell table:formula="of:=LN([.$R616]/1738.539)/0.00189" office:value-type="float" office:value="2609.99995862109" calcext:value-type="float">
            <text:p>260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6]+1" office:value-type="float" office:value="1611" calcext:value-type="float">
            <text:p>1611</text:p>
          </table:table-cell>
          <table:table-cell table:formula="of:=5890*EXP(0.00256*([.$M617]-[.$M$7]))" office:value-type="float" office:value="28074.3401621237" calcext:value-type="float">
            <text:p>28,074</text:p>
          </table:table-cell>
          <table:table-cell table:formula="of:=LN([.$N617]/454.16)/0.00256" office:value-type="float" office:value="1611.00067100905" calcext:value-type="float">
            <text:p>1611</text:p>
          </table:table-cell>
          <table:table-cell/>
          <table:table-cell table:formula="of:=[.Q616]+1" office:value-type="float" office:value="2611" calcext:value-type="float">
            <text:p>2611</text:p>
          </table:table-cell>
          <table:table-cell table:formula="of:=76320*EXP(0.00189*([.$Q617]-[.$Q$7]))" office:value-type="float" office:value="241733.293913264" calcext:value-type="float">
            <text:p>241,733</text:p>
          </table:table-cell>
          <table:table-cell table:formula="of:=LN([.$R617]/1738.539)/0.00189" office:value-type="float" office:value="2610.99995862109" calcext:value-type="float">
            <text:p>261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7]+1" office:value-type="float" office:value="1612" calcext:value-type="float">
            <text:p>1612</text:p>
          </table:table-cell>
          <table:table-cell table:formula="of:=5890*EXP(0.00256*([.$M618]-[.$M$7]))" office:value-type="float" office:value="28146.3025454884" calcext:value-type="float">
            <text:p>28,146</text:p>
          </table:table-cell>
          <table:table-cell table:formula="of:=LN([.$N618]/454.16)/0.00256" office:value-type="float" office:value="1612.00067100905" calcext:value-type="float">
            <text:p>1612</text:p>
          </table:table-cell>
          <table:table-cell/>
          <table:table-cell table:formula="of:=[.Q617]+1" office:value-type="float" office:value="2612" calcext:value-type="float">
            <text:p>2612</text:p>
          </table:table-cell>
          <table:table-cell table:formula="of:=76320*EXP(0.00189*([.$Q618]-[.$Q$7]))" office:value-type="float" office:value="242190.60185864" calcext:value-type="float">
            <text:p>242,191</text:p>
          </table:table-cell>
          <table:table-cell table:formula="of:=LN([.$R618]/1738.539)/0.00189" office:value-type="float" office:value="2611.99995862109" calcext:value-type="float">
            <text:p>261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8]+1" office:value-type="float" office:value="1613" calcext:value-type="float">
            <text:p>1613</text:p>
          </table:table-cell>
          <table:table-cell table:formula="of:=5890*EXP(0.00256*([.$M619]-[.$M$7]))" office:value-type="float" office:value="28218.4493885622" calcext:value-type="float">
            <text:p>28,218</text:p>
          </table:table-cell>
          <table:table-cell table:formula="of:=LN([.$N619]/454.16)/0.00256" office:value-type="float" office:value="1613.00067100905" calcext:value-type="float">
            <text:p>1613</text:p>
          </table:table-cell>
          <table:table-cell/>
          <table:table-cell table:formula="of:=[.Q618]+1" office:value-type="float" office:value="2613" calcext:value-type="float">
            <text:p>2613</text:p>
          </table:table-cell>
          <table:table-cell table:formula="of:=76320*EXP(0.00189*([.$Q619]-[.$Q$7]))" office:value-type="float" office:value="242648.774933321" calcext:value-type="float">
            <text:p>242,649</text:p>
          </table:table-cell>
          <table:table-cell table:formula="of:=LN([.$R619]/1738.539)/0.00189" office:value-type="float" office:value="2612.99995862109" calcext:value-type="float">
            <text:p>261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19]+1" office:value-type="float" office:value="1614" calcext:value-type="float">
            <text:p>1614</text:p>
          </table:table-cell>
          <table:table-cell table:formula="of:=5890*EXP(0.00256*([.$M620]-[.$M$7]))" office:value-type="float" office:value="28290.7811641669" calcext:value-type="float">
            <text:p>28,291</text:p>
          </table:table-cell>
          <table:table-cell table:formula="of:=LN([.$N620]/454.16)/0.00256" office:value-type="float" office:value="1614.00067100905" calcext:value-type="float">
            <text:p>1614</text:p>
          </table:table-cell>
          <table:table-cell/>
          <table:table-cell table:formula="of:=[.Q619]+1" office:value-type="float" office:value="2614" calcext:value-type="float">
            <text:p>2614</text:p>
          </table:table-cell>
          <table:table-cell table:formula="of:=76320*EXP(0.00189*([.$Q620]-[.$Q$7]))" office:value-type="float" office:value="243107.81477395" calcext:value-type="float">
            <text:p>243,108</text:p>
          </table:table-cell>
          <table:table-cell table:formula="of:=LN([.$R620]/1738.539)/0.00189" office:value-type="float" office:value="2613.99995862109" calcext:value-type="float">
            <text:p>261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0]+1" office:value-type="float" office:value="1615" calcext:value-type="float">
            <text:p>1615</text:p>
          </table:table-cell>
          <table:table-cell table:formula="of:=5890*EXP(0.00256*([.$M621]-[.$M$7]))" office:value-type="float" office:value="28363.2983463363" calcext:value-type="float">
            <text:p>28,363</text:p>
          </table:table-cell>
          <table:table-cell table:formula="of:=LN([.$N621]/454.16)/0.00256" office:value-type="float" office:value="1615.00067100905" calcext:value-type="float">
            <text:p>1615</text:p>
          </table:table-cell>
          <table:table-cell/>
          <table:table-cell table:formula="of:=[.Q620]+1" office:value-type="float" office:value="2615" calcext:value-type="float">
            <text:p>2615</text:p>
          </table:table-cell>
          <table:table-cell table:formula="of:=76320*EXP(0.00189*([.$Q621]-[.$Q$7]))" office:value-type="float" office:value="243567.723020262" calcext:value-type="float">
            <text:p>243,568</text:p>
          </table:table-cell>
          <table:table-cell table:formula="of:=LN([.$R621]/1738.539)/0.00189" office:value-type="float" office:value="2614.99995862109" calcext:value-type="float">
            <text:p>261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1]+1" office:value-type="float" office:value="1616" calcext:value-type="float">
            <text:p>1616</text:p>
          </table:table-cell>
          <table:table-cell table:formula="of:=5890*EXP(0.00256*([.$M622]-[.$M$7]))" office:value-type="float" office:value="28436.0014103192" calcext:value-type="float">
            <text:p>28,436</text:p>
          </table:table-cell>
          <table:table-cell table:formula="of:=LN([.$N622]/454.16)/0.00256" office:value-type="float" office:value="1616.00067100905" calcext:value-type="float">
            <text:p>1616</text:p>
          </table:table-cell>
          <table:table-cell/>
          <table:table-cell table:formula="of:=[.Q621]+1" office:value-type="float" office:value="2616" calcext:value-type="float">
            <text:p>2616</text:p>
          </table:table-cell>
          <table:table-cell table:formula="of:=76320*EXP(0.00189*([.$Q622]-[.$Q$7]))" office:value-type="float" office:value="244028.501315097" calcext:value-type="float">
            <text:p>244,029</text:p>
          </table:table-cell>
          <table:table-cell table:formula="of:=LN([.$R622]/1738.539)/0.00189" office:value-type="float" office:value="2615.99995862109" calcext:value-type="float">
            <text:p>261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2]+1" office:value-type="float" office:value="1617" calcext:value-type="float">
            <text:p>1617</text:p>
          </table:table-cell>
          <table:table-cell table:formula="of:=5890*EXP(0.00256*([.$M623]-[.$M$7]))" office:value-type="float" office:value="28508.8908325828" calcext:value-type="float">
            <text:p>28,509</text:p>
          </table:table-cell>
          <table:table-cell table:formula="of:=LN([.$N623]/454.16)/0.00256" office:value-type="float" office:value="1617.00067100905" calcext:value-type="float">
            <text:p>1617</text:p>
          </table:table-cell>
          <table:table-cell/>
          <table:table-cell table:formula="of:=[.Q622]+1" office:value-type="float" office:value="2617" calcext:value-type="float">
            <text:p>2617</text:p>
          </table:table-cell>
          <table:table-cell table:formula="of:=76320*EXP(0.00189*([.$Q623]-[.$Q$7]))" office:value-type="float" office:value="244490.151304401" calcext:value-type="float">
            <text:p>244,490</text:p>
          </table:table-cell>
          <table:table-cell table:formula="of:=LN([.$R623]/1738.539)/0.00189" office:value-type="float" office:value="2616.99995862109" calcext:value-type="float">
            <text:p>261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3]+1" office:value-type="float" office:value="1618" calcext:value-type="float">
            <text:p>1618</text:p>
          </table:table-cell>
          <table:table-cell table:formula="of:=5890*EXP(0.00256*([.$M624]-[.$M$7]))" office:value-type="float" office:value="28581.9670908154" calcext:value-type="float">
            <text:p>28,582</text:p>
          </table:table-cell>
          <table:table-cell table:formula="of:=LN([.$N624]/454.16)/0.00256" office:value-type="float" office:value="1618.00067100905" calcext:value-type="float">
            <text:p>1618</text:p>
          </table:table-cell>
          <table:table-cell/>
          <table:table-cell table:formula="of:=[.Q623]+1" office:value-type="float" office:value="2618" calcext:value-type="float">
            <text:p>2618</text:p>
          </table:table-cell>
          <table:table-cell table:formula="of:=76320*EXP(0.00189*([.$Q624]-[.$Q$7]))" office:value-type="float" office:value="244952.674637234" calcext:value-type="float">
            <text:p>244,953</text:p>
          </table:table-cell>
          <table:table-cell table:formula="of:=LN([.$R624]/1738.539)/0.00189" office:value-type="float" office:value="2617.99995862109" calcext:value-type="float">
            <text:p>261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4]+1" office:value-type="float" office:value="1619" calcext:value-type="float">
            <text:p>1619</text:p>
          </table:table-cell>
          <table:table-cell table:formula="of:=5890*EXP(0.00256*([.$M625]-[.$M$7]))" office:value-type="float" office:value="28655.2306639298" calcext:value-type="float">
            <text:p>28,655</text:p>
          </table:table-cell>
          <table:table-cell table:formula="of:=LN([.$N625]/454.16)/0.00256" office:value-type="float" office:value="1619.00067100905" calcext:value-type="float">
            <text:p>1619</text:p>
          </table:table-cell>
          <table:table-cell/>
          <table:table-cell table:formula="of:=[.Q624]+1" office:value-type="float" office:value="2619" calcext:value-type="float">
            <text:p>2619</text:p>
          </table:table-cell>
          <table:table-cell table:formula="of:=76320*EXP(0.00189*([.$Q625]-[.$Q$7]))" office:value-type="float" office:value="245416.072965777" calcext:value-type="float">
            <text:p>245,416</text:p>
          </table:table-cell>
          <table:table-cell table:formula="of:=LN([.$R625]/1738.539)/0.00189" office:value-type="float" office:value="2618.99995862109" calcext:value-type="float">
            <text:p>261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5]+1" office:value-type="float" office:value="1620" calcext:value-type="float">
            <text:p>1620</text:p>
          </table:table-cell>
          <table:table-cell table:formula="of:=5890*EXP(0.00256*([.$M626]-[.$M$7]))" office:value-type="float" office:value="28728.6820320664" calcext:value-type="float">
            <text:p>28,729</text:p>
          </table:table-cell>
          <table:table-cell table:formula="of:=LN([.$N626]/454.16)/0.00256" office:value-type="float" office:value="1620.00067100905" calcext:value-type="float">
            <text:p>1620</text:p>
          </table:table-cell>
          <table:table-cell/>
          <table:table-cell table:formula="of:=[.Q625]+1" office:value-type="float" office:value="2620" calcext:value-type="float">
            <text:p>2620</text:p>
          </table:table-cell>
          <table:table-cell table:formula="of:=76320*EXP(0.00189*([.$Q626]-[.$Q$7]))" office:value-type="float" office:value="245880.347945335" calcext:value-type="float">
            <text:p>245,880</text:p>
          </table:table-cell>
          <table:table-cell table:formula="of:=LN([.$R626]/1738.539)/0.00189" office:value-type="float" office:value="2619.99995862109" calcext:value-type="float">
            <text:p>261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6]+1" office:value-type="float" office:value="1621" calcext:value-type="float">
            <text:p>1621</text:p>
          </table:table-cell>
          <table:table-cell table:formula="of:=5890*EXP(0.00256*([.$M627]-[.$M$7]))" office:value-type="float" office:value="28802.3216765965" calcext:value-type="float">
            <text:p>28,802</text:p>
          </table:table-cell>
          <table:table-cell table:formula="of:=LN([.$N627]/454.16)/0.00256" office:value-type="float" office:value="1621.00067100905" calcext:value-type="float">
            <text:p>1621</text:p>
          </table:table-cell>
          <table:table-cell/>
          <table:table-cell table:formula="of:=[.Q626]+1" office:value-type="float" office:value="2621" calcext:value-type="float">
            <text:p>2621</text:p>
          </table:table-cell>
          <table:table-cell table:formula="of:=76320*EXP(0.00189*([.$Q627]-[.$Q$7]))" office:value-type="float" office:value="246345.501234345" calcext:value-type="float">
            <text:p>246,346</text:p>
          </table:table-cell>
          <table:table-cell table:formula="of:=LN([.$R627]/1738.539)/0.00189" office:value-type="float" office:value="2620.99995862109" calcext:value-type="float">
            <text:p>262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7]+1" office:value-type="float" office:value="1622" calcext:value-type="float">
            <text:p>1622</text:p>
          </table:table-cell>
          <table:table-cell table:formula="of:=5890*EXP(0.00256*([.$M628]-[.$M$7]))" office:value-type="float" office:value="28876.1500801249" calcext:value-type="float">
            <text:p>28,876</text:p>
          </table:table-cell>
          <table:table-cell table:formula="of:=LN([.$N628]/454.16)/0.00256" office:value-type="float" office:value="1622.00067100905" calcext:value-type="float">
            <text:p>1622</text:p>
          </table:table-cell>
          <table:table-cell/>
          <table:table-cell table:formula="of:=[.Q627]+1" office:value-type="float" office:value="2622" calcext:value-type="float">
            <text:p>2622</text:p>
          </table:table-cell>
          <table:table-cell table:formula="of:=76320*EXP(0.00189*([.$Q628]-[.$Q$7]))" office:value-type="float" office:value="246811.534494382" calcext:value-type="float">
            <text:p>246,812</text:p>
          </table:table-cell>
          <table:table-cell table:formula="of:=LN([.$R628]/1738.539)/0.00189" office:value-type="float" office:value="2621.99995862109" calcext:value-type="float">
            <text:p>262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8]+1" office:value-type="float" office:value="1623" calcext:value-type="float">
            <text:p>1623</text:p>
          </table:table-cell>
          <table:table-cell table:formula="of:=5890*EXP(0.00256*([.$M629]-[.$M$7]))" office:value-type="float" office:value="28950.1677264939" calcext:value-type="float">
            <text:p>28,950</text:p>
          </table:table-cell>
          <table:table-cell table:formula="of:=LN([.$N629]/454.16)/0.00256" office:value-type="float" office:value="1623.00067100905" calcext:value-type="float">
            <text:p>1623</text:p>
          </table:table-cell>
          <table:table-cell/>
          <table:table-cell table:formula="of:=[.Q628]+1" office:value-type="float" office:value="2623" calcext:value-type="float">
            <text:p>2623</text:p>
          </table:table-cell>
          <table:table-cell table:formula="of:=76320*EXP(0.00189*([.$Q629]-[.$Q$7]))" office:value-type="float" office:value="247278.449390164" calcext:value-type="float">
            <text:p>247,278</text:p>
          </table:table-cell>
          <table:table-cell table:formula="of:=LN([.$R629]/1738.539)/0.00189" office:value-type="float" office:value="2622.99995862109" calcext:value-type="float">
            <text:p>262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29]+1" office:value-type="float" office:value="1624" calcext:value-type="float">
            <text:p>1624</text:p>
          </table:table-cell>
          <table:table-cell table:formula="of:=5890*EXP(0.00256*([.$M630]-[.$M$7]))" office:value-type="float" office:value="29024.3751007857" calcext:value-type="float">
            <text:p>29,024</text:p>
          </table:table-cell>
          <table:table-cell table:formula="of:=LN([.$N630]/454.16)/0.00256" office:value-type="float" office:value="1624.00067100905" calcext:value-type="float">
            <text:p>1624</text:p>
          </table:table-cell>
          <table:table-cell/>
          <table:table-cell table:formula="of:=[.Q629]+1" office:value-type="float" office:value="2624" calcext:value-type="float">
            <text:p>2624</text:p>
          </table:table-cell>
          <table:table-cell table:formula="of:=76320*EXP(0.00189*([.$Q630]-[.$Q$7]))" office:value-type="float" office:value="247746.247589558" calcext:value-type="float">
            <text:p>247,746</text:p>
          </table:table-cell>
          <table:table-cell table:formula="of:=LN([.$R630]/1738.539)/0.00189" office:value-type="float" office:value="2623.99995862109" calcext:value-type="float">
            <text:p>262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0]+1" office:value-type="float" office:value="1625" calcext:value-type="float">
            <text:p>1625</text:p>
          </table:table-cell>
          <table:table-cell table:formula="of:=5890*EXP(0.00256*([.$M631]-[.$M$7]))" office:value-type="float" office:value="29098.772689326" calcext:value-type="float">
            <text:p>29,099</text:p>
          </table:table-cell>
          <table:table-cell table:formula="of:=LN([.$N631]/454.16)/0.00256" office:value-type="float" office:value="1625.00067100905" calcext:value-type="float">
            <text:p>1625</text:p>
          </table:table-cell>
          <table:table-cell/>
          <table:table-cell table:formula="of:=[.Q630]+1" office:value-type="float" office:value="2625" calcext:value-type="float">
            <text:p>2625</text:p>
          </table:table-cell>
          <table:table-cell table:formula="of:=76320*EXP(0.00189*([.$Q631]-[.$Q$7]))" office:value-type="float" office:value="248214.930763587" calcext:value-type="float">
            <text:p>248,215</text:p>
          </table:table-cell>
          <table:table-cell table:formula="of:=LN([.$R631]/1738.539)/0.00189" office:value-type="float" office:value="2624.99995862109" calcext:value-type="float">
            <text:p>262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1]+1" office:value-type="float" office:value="1626" calcext:value-type="float">
            <text:p>1626</text:p>
          </table:table-cell>
          <table:table-cell table:formula="of:=5890*EXP(0.00256*([.$M632]-[.$M$7]))" office:value-type="float" office:value="29173.3609796872" calcext:value-type="float">
            <text:p>29,173</text:p>
          </table:table-cell>
          <table:table-cell table:formula="of:=LN([.$N632]/454.16)/0.00256" office:value-type="float" office:value="1626.00067100905" calcext:value-type="float">
            <text:p>1626</text:p>
          </table:table-cell>
          <table:table-cell/>
          <table:table-cell table:formula="of:=[.Q631]+1" office:value-type="float" office:value="2626" calcext:value-type="float">
            <text:p>2626</text:p>
          </table:table-cell>
          <table:table-cell table:formula="of:=76320*EXP(0.00189*([.$Q632]-[.$Q$7]))" office:value-type="float" office:value="248684.500586433" calcext:value-type="float">
            <text:p>248,685</text:p>
          </table:table-cell>
          <table:table-cell table:formula="of:=LN([.$R632]/1738.539)/0.00189" office:value-type="float" office:value="2625.99995862109" calcext:value-type="float">
            <text:p>262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2]+1" office:value-type="float" office:value="1627" calcext:value-type="float">
            <text:p>1627</text:p>
          </table:table-cell>
          <table:table-cell table:formula="of:=5890*EXP(0.00256*([.$M633]-[.$M$7]))" office:value-type="float" office:value="29248.1404606914" calcext:value-type="float">
            <text:p>29,248</text:p>
          </table:table-cell>
          <table:table-cell table:formula="of:=LN([.$N633]/454.16)/0.00256" office:value-type="float" office:value="1627.00067100905" calcext:value-type="float">
            <text:p>1627</text:p>
          </table:table-cell>
          <table:table-cell/>
          <table:table-cell table:formula="of:=[.Q632]+1" office:value-type="float" office:value="2627" calcext:value-type="float">
            <text:p>2627</text:p>
          </table:table-cell>
          <table:table-cell table:formula="of:=76320*EXP(0.00189*([.$Q633]-[.$Q$7]))" office:value-type="float" office:value="249154.958735449" calcext:value-type="float">
            <text:p>249,155</text:p>
          </table:table-cell>
          <table:table-cell table:formula="of:=LN([.$R633]/1738.539)/0.00189" office:value-type="float" office:value="2626.99995862109" calcext:value-type="float">
            <text:p>262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3]+1" office:value-type="float" office:value="1628" calcext:value-type="float">
            <text:p>1628</text:p>
          </table:table-cell>
          <table:table-cell table:formula="of:=5890*EXP(0.00256*([.$M634]-[.$M$7]))" office:value-type="float" office:value="29323.1116224135" calcext:value-type="float">
            <text:p>29,323</text:p>
          </table:table-cell>
          <table:table-cell table:formula="of:=LN([.$N634]/454.16)/0.00256" office:value-type="float" office:value="1628.00067100905" calcext:value-type="float">
            <text:p>1628</text:p>
          </table:table-cell>
          <table:table-cell/>
          <table:table-cell table:formula="of:=[.Q633]+1" office:value-type="float" office:value="2628" calcext:value-type="float">
            <text:p>2628</text:p>
          </table:table-cell>
          <table:table-cell table:formula="of:=76320*EXP(0.00189*([.$Q634]-[.$Q$7]))" office:value-type="float" office:value="249626.306891158" calcext:value-type="float">
            <text:p>249,626</text:p>
          </table:table-cell>
          <table:table-cell table:formula="of:=LN([.$R634]/1738.539)/0.00189" office:value-type="float" office:value="2627.99995862109" calcext:value-type="float">
            <text:p>262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4]+1" office:value-type="float" office:value="1629" calcext:value-type="float">
            <text:p>1629</text:p>
          </table:table-cell>
          <table:table-cell table:formula="of:=5890*EXP(0.00256*([.$M635]-[.$M$7]))" office:value-type="float" office:value="29398.2749561849" calcext:value-type="float">
            <text:p>29,398</text:p>
          </table:table-cell>
          <table:table-cell table:formula="of:=LN([.$N635]/454.16)/0.00256" office:value-type="float" office:value="1629.00067100905" calcext:value-type="float">
            <text:p>1629</text:p>
          </table:table-cell>
          <table:table-cell/>
          <table:table-cell table:formula="of:=[.Q634]+1" office:value-type="float" office:value="2629" calcext:value-type="float">
            <text:p>2629</text:p>
          </table:table-cell>
          <table:table-cell table:formula="of:=76320*EXP(0.00189*([.$Q635]-[.$Q$7]))" office:value-type="float" office:value="250098.546737262" calcext:value-type="float">
            <text:p>250,099</text:p>
          </table:table-cell>
          <table:table-cell table:formula="of:=LN([.$R635]/1738.539)/0.00189" office:value-type="float" office:value="2628.99995862109" calcext:value-type="float">
            <text:p>262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5]+1" office:value-type="float" office:value="1630" calcext:value-type="float">
            <text:p>1630</text:p>
          </table:table-cell>
          <table:table-cell table:formula="of:=5890*EXP(0.00256*([.$M636]-[.$M$7]))" office:value-type="float" office:value="29473.6309545963" calcext:value-type="float">
            <text:p>29,474</text:p>
          </table:table-cell>
          <table:table-cell table:formula="of:=LN([.$N636]/454.16)/0.00256" office:value-type="float" office:value="1630.00067100905" calcext:value-type="float">
            <text:p>1630</text:p>
          </table:table-cell>
          <table:table-cell/>
          <table:table-cell table:formula="of:=[.Q635]+1" office:value-type="float" office:value="2630" calcext:value-type="float">
            <text:p>2630</text:p>
          </table:table-cell>
          <table:table-cell table:formula="of:=76320*EXP(0.00189*([.$Q636]-[.$Q$7]))" office:value-type="float" office:value="250571.679960652" calcext:value-type="float">
            <text:p>250,572</text:p>
          </table:table-cell>
          <table:table-cell table:formula="of:=LN([.$R636]/1738.539)/0.00189" office:value-type="float" office:value="2629.99995862109" calcext:value-type="float">
            <text:p>262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6]+1" office:value-type="float" office:value="1631" calcext:value-type="float">
            <text:p>1631</text:p>
          </table:table-cell>
          <table:table-cell table:formula="of:=5890*EXP(0.00256*([.$M637]-[.$M$7]))" office:value-type="float" office:value="29549.180111501" calcext:value-type="float">
            <text:p>29,549</text:p>
          </table:table-cell>
          <table:table-cell table:formula="of:=LN([.$N637]/454.16)/0.00256" office:value-type="float" office:value="1631.00067100905" calcext:value-type="float">
            <text:p>1631</text:p>
          </table:table-cell>
          <table:table-cell/>
          <table:table-cell table:formula="of:=[.Q636]+1" office:value-type="float" office:value="2631" calcext:value-type="float">
            <text:p>2631</text:p>
          </table:table-cell>
          <table:table-cell table:formula="of:=76320*EXP(0.00189*([.$Q637]-[.$Q$7]))" office:value-type="float" office:value="251045.708251406" calcext:value-type="float">
            <text:p>251,046</text:p>
          </table:table-cell>
          <table:table-cell table:formula="of:=LN([.$R637]/1738.539)/0.00189" office:value-type="float" office:value="2630.99995862109" calcext:value-type="float">
            <text:p>263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7]+1" office:value-type="float" office:value="1632" calcext:value-type="float">
            <text:p>1632</text:p>
          </table:table-cell>
          <table:table-cell table:formula="of:=5890*EXP(0.00256*([.$M638]-[.$M$7]))" office:value-type="float" office:value="29624.9229220182" calcext:value-type="float">
            <text:p>29,625</text:p>
          </table:table-cell>
          <table:table-cell table:formula="of:=LN([.$N638]/454.16)/0.00256" office:value-type="float" office:value="1632.00067100905" calcext:value-type="float">
            <text:p>1632</text:p>
          </table:table-cell>
          <table:table-cell/>
          <table:table-cell table:formula="of:=[.Q637]+1" office:value-type="float" office:value="2632" calcext:value-type="float">
            <text:p>2632</text:p>
          </table:table-cell>
          <table:table-cell table:formula="of:=76320*EXP(0.00189*([.$Q638]-[.$Q$7]))" office:value-type="float" office:value="251520.633302801" calcext:value-type="float">
            <text:p>251,521</text:p>
          </table:table-cell>
          <table:table-cell table:formula="of:=LN([.$R638]/1738.539)/0.00189" office:value-type="float" office:value="2631.99995862109" calcext:value-type="float">
            <text:p>263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8]+1" office:value-type="float" office:value="1633" calcext:value-type="float">
            <text:p>1633</text:p>
          </table:table-cell>
          <table:table-cell table:formula="of:=5890*EXP(0.00256*([.$M639]-[.$M$7]))" office:value-type="float" office:value="29700.8598825363" calcext:value-type="float">
            <text:p>29,701</text:p>
          </table:table-cell>
          <table:table-cell table:formula="of:=LN([.$N639]/454.16)/0.00256" office:value-type="float" office:value="1633.00067100905" calcext:value-type="float">
            <text:p>1633</text:p>
          </table:table-cell>
          <table:table-cell/>
          <table:table-cell table:formula="of:=[.Q638]+1" office:value-type="float" office:value="2633" calcext:value-type="float">
            <text:p>2633</text:p>
          </table:table-cell>
          <table:table-cell table:formula="of:=76320*EXP(0.00189*([.$Q639]-[.$Q$7]))" office:value-type="float" office:value="251996.456811319" calcext:value-type="float">
            <text:p>251,996</text:p>
          </table:table-cell>
          <table:table-cell table:formula="of:=LN([.$R639]/1738.539)/0.00189" office:value-type="float" office:value="2632.99995862109" calcext:value-type="float">
            <text:p>263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39]+1" office:value-type="float" office:value="1634" calcext:value-type="float">
            <text:p>1634</text:p>
          </table:table-cell>
          <table:table-cell table:formula="of:=5890*EXP(0.00256*([.$M640]-[.$M$7]))" office:value-type="float" office:value="29776.9914907161" calcext:value-type="float">
            <text:p>29,777</text:p>
          </table:table-cell>
          <table:table-cell table:formula="of:=LN([.$N640]/454.16)/0.00256" office:value-type="float" office:value="1634.00067100905" calcext:value-type="float">
            <text:p>1634</text:p>
          </table:table-cell>
          <table:table-cell/>
          <table:table-cell table:formula="of:=[.Q639]+1" office:value-type="float" office:value="2634" calcext:value-type="float">
            <text:p>2634</text:p>
          </table:table-cell>
          <table:table-cell table:formula="of:=76320*EXP(0.00189*([.$Q640]-[.$Q$7]))" office:value-type="float" office:value="252473.180476647" calcext:value-type="float">
            <text:p>252,473</text:p>
          </table:table-cell>
          <table:table-cell table:formula="of:=LN([.$R640]/1738.539)/0.00189" office:value-type="float" office:value="2633.99995862109" calcext:value-type="float">
            <text:p>263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0]+1" office:value-type="float" office:value="1635" calcext:value-type="float">
            <text:p>1635</text:p>
          </table:table-cell>
          <table:table-cell table:formula="of:=5890*EXP(0.00256*([.$M641]-[.$M$7]))" office:value-type="float" office:value="29853.3182454939" calcext:value-type="float">
            <text:p>29,853</text:p>
          </table:table-cell>
          <table:table-cell table:formula="of:=LN([.$N641]/454.16)/0.00256" office:value-type="float" office:value="1635.00067100905" calcext:value-type="float">
            <text:p>1635</text:p>
          </table:table-cell>
          <table:table-cell/>
          <table:table-cell table:formula="of:=[.Q640]+1" office:value-type="float" office:value="2635" calcext:value-type="float">
            <text:p>2635</text:p>
          </table:table-cell>
          <table:table-cell table:formula="of:=76320*EXP(0.00189*([.$Q641]-[.$Q$7]))" office:value-type="float" office:value="252950.806001692" calcext:value-type="float">
            <text:p>252,951</text:p>
          </table:table-cell>
          <table:table-cell table:formula="of:=LN([.$R641]/1738.539)/0.00189" office:value-type="float" office:value="2634.99995862109" calcext:value-type="float">
            <text:p>263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1]+1" office:value-type="float" office:value="1636" calcext:value-type="float">
            <text:p>1636</text:p>
          </table:table-cell>
          <table:table-cell table:formula="of:=5890*EXP(0.00256*([.$M642]-[.$M$7]))" office:value-type="float" office:value="29929.8406470849" calcext:value-type="float">
            <text:p>29,930</text:p>
          </table:table-cell>
          <table:table-cell table:formula="of:=LN([.$N642]/454.16)/0.00256" office:value-type="float" office:value="1636.00067100905" calcext:value-type="float">
            <text:p>1636</text:p>
          </table:table-cell>
          <table:table-cell/>
          <table:table-cell table:formula="of:=[.Q641]+1" office:value-type="float" office:value="2636" calcext:value-type="float">
            <text:p>2636</text:p>
          </table:table-cell>
          <table:table-cell table:formula="of:=76320*EXP(0.00189*([.$Q642]-[.$Q$7]))" office:value-type="float" office:value="253429.33509258" calcext:value-type="float">
            <text:p>253,429</text:p>
          </table:table-cell>
          <table:table-cell table:formula="of:=LN([.$R642]/1738.539)/0.00189" office:value-type="float" office:value="2635.99995862109" calcext:value-type="float">
            <text:p>263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2]+1" office:value-type="float" office:value="1637" calcext:value-type="float">
            <text:p>1637</text:p>
          </table:table-cell>
          <table:table-cell table:formula="of:=5890*EXP(0.00256*([.$M643]-[.$M$7]))" office:value-type="float" office:value="30006.5591969868" calcext:value-type="float">
            <text:p>30,007</text:p>
          </table:table-cell>
          <table:table-cell table:formula="of:=LN([.$N643]/454.16)/0.00256" office:value-type="float" office:value="1637.00067100905" calcext:value-type="float">
            <text:p>1637</text:p>
          </table:table-cell>
          <table:table-cell/>
          <table:table-cell table:formula="of:=[.Q642]+1" office:value-type="float" office:value="2637" calcext:value-type="float">
            <text:p>2637</text:p>
          </table:table-cell>
          <table:table-cell table:formula="of:=76320*EXP(0.00189*([.$Q643]-[.$Q$7]))" office:value-type="float" office:value="253908.769458665" calcext:value-type="float">
            <text:p>253,909</text:p>
          </table:table-cell>
          <table:table-cell table:formula="of:=LN([.$R643]/1738.539)/0.00189" office:value-type="float" office:value="2636.99995862109" calcext:value-type="float">
            <text:p>263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3]+1" office:value-type="float" office:value="1638" calcext:value-type="float">
            <text:p>1638</text:p>
          </table:table-cell>
          <table:table-cell table:formula="of:=5890*EXP(0.00256*([.$M644]-[.$M$7]))" office:value-type="float" office:value="30083.4743979824" calcext:value-type="float">
            <text:p>30,083</text:p>
          </table:table-cell>
          <table:table-cell table:formula="of:=LN([.$N644]/454.16)/0.00256" office:value-type="float" office:value="1638.00067100905" calcext:value-type="float">
            <text:p>1638</text:p>
          </table:table-cell>
          <table:table-cell/>
          <table:table-cell table:formula="of:=[.Q643]+1" office:value-type="float" office:value="2638" calcext:value-type="float">
            <text:p>2638</text:p>
          </table:table-cell>
          <table:table-cell table:formula="of:=76320*EXP(0.00189*([.$Q644]-[.$Q$7]))" office:value-type="float" office:value="254389.110812536" calcext:value-type="float">
            <text:p>254,389</text:p>
          </table:table-cell>
          <table:table-cell table:formula="of:=LN([.$R644]/1738.539)/0.00189" office:value-type="float" office:value="2637.99995862109" calcext:value-type="float">
            <text:p>263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4]+1" office:value-type="float" office:value="1639" calcext:value-type="float">
            <text:p>1639</text:p>
          </table:table-cell>
          <table:table-cell table:formula="of:=5890*EXP(0.00256*([.$M645]-[.$M$7]))" office:value-type="float" office:value="30160.5867541435" calcext:value-type="float">
            <text:p>30,161</text:p>
          </table:table-cell>
          <table:table-cell table:formula="of:=LN([.$N645]/454.16)/0.00256" office:value-type="float" office:value="1639.00067100905" calcext:value-type="float">
            <text:p>1639</text:p>
          </table:table-cell>
          <table:table-cell/>
          <table:table-cell table:formula="of:=[.Q644]+1" office:value-type="float" office:value="2639" calcext:value-type="float">
            <text:p>2639</text:p>
          </table:table-cell>
          <table:table-cell table:formula="of:=76320*EXP(0.00189*([.$Q645]-[.$Q$7]))" office:value-type="float" office:value="254870.36087002" calcext:value-type="float">
            <text:p>254,870</text:p>
          </table:table-cell>
          <table:table-cell table:formula="of:=LN([.$R645]/1738.539)/0.00189" office:value-type="float" office:value="2638.99995862109" calcext:value-type="float">
            <text:p>263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5]+1" office:value-type="float" office:value="1640" calcext:value-type="float">
            <text:p>1640</text:p>
          </table:table-cell>
          <table:table-cell table:formula="of:=5890*EXP(0.00256*([.$M646]-[.$M$7]))" office:value-type="float" office:value="30237.8967708339" calcext:value-type="float">
            <text:p>30,238</text:p>
          </table:table-cell>
          <table:table-cell table:formula="of:=LN([.$N646]/454.16)/0.00256" office:value-type="float" office:value="1640.00067100905" calcext:value-type="float">
            <text:p>1640</text:p>
          </table:table-cell>
          <table:table-cell/>
          <table:table-cell table:formula="of:=[.Q645]+1" office:value-type="float" office:value="2640" calcext:value-type="float">
            <text:p>2640</text:p>
          </table:table-cell>
          <table:table-cell table:formula="of:=76320*EXP(0.00189*([.$Q646]-[.$Q$7]))" office:value-type="float" office:value="255352.521350191" calcext:value-type="float">
            <text:p>255,353</text:p>
          </table:table-cell>
          <table:table-cell table:formula="of:=LN([.$R646]/1738.539)/0.00189" office:value-type="float" office:value="2639.99995862109" calcext:value-type="float">
            <text:p>263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6]+1" office:value-type="float" office:value="1641" calcext:value-type="float">
            <text:p>1641</text:p>
          </table:table-cell>
          <table:table-cell table:formula="of:=5890*EXP(0.00256*([.$M647]-[.$M$7]))" office:value-type="float" office:value="30315.4049547128" calcext:value-type="float">
            <text:p>30,315</text:p>
          </table:table-cell>
          <table:table-cell table:formula="of:=LN([.$N647]/454.16)/0.00256" office:value-type="float" office:value="1641.00067100905" calcext:value-type="float">
            <text:p>1641</text:p>
          </table:table-cell>
          <table:table-cell/>
          <table:table-cell table:formula="of:=[.Q646]+1" office:value-type="float" office:value="2641" calcext:value-type="float">
            <text:p>2641</text:p>
          </table:table-cell>
          <table:table-cell table:formula="of:=76320*EXP(0.00189*([.$Q647]-[.$Q$7]))" office:value-type="float" office:value="255835.593975375" calcext:value-type="float">
            <text:p>255,836</text:p>
          </table:table-cell>
          <table:table-cell table:formula="of:=LN([.$R647]/1738.539)/0.00189" office:value-type="float" office:value="2640.99995862109" calcext:value-type="float">
            <text:p>264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7]+1" office:value-type="float" office:value="1642" calcext:value-type="float">
            <text:p>1642</text:p>
          </table:table-cell>
          <table:table-cell table:formula="of:=5890*EXP(0.00256*([.$M648]-[.$M$7]))" office:value-type="float" office:value="30393.1118137381" calcext:value-type="float">
            <text:p>30,393</text:p>
          </table:table-cell>
          <table:table-cell table:formula="of:=LN([.$N648]/454.16)/0.00256" office:value-type="float" office:value="1642.00067100905" calcext:value-type="float">
            <text:p>1642</text:p>
          </table:table-cell>
          <table:table-cell/>
          <table:table-cell table:formula="of:=[.Q647]+1" office:value-type="float" office:value="2642" calcext:value-type="float">
            <text:p>2642</text:p>
          </table:table-cell>
          <table:table-cell table:formula="of:=76320*EXP(0.00189*([.$Q648]-[.$Q$7]))" office:value-type="float" office:value="256319.580471156" calcext:value-type="float">
            <text:p>256,320</text:p>
          </table:table-cell>
          <table:table-cell table:formula="of:=LN([.$R648]/1738.539)/0.00189" office:value-type="float" office:value="2641.99995862109" calcext:value-type="float">
            <text:p>264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8]+1" office:value-type="float" office:value="1643" calcext:value-type="float">
            <text:p>1643</text:p>
          </table:table-cell>
          <table:table-cell table:formula="of:=5890*EXP(0.00256*([.$M649]-[.$M$7]))" office:value-type="float" office:value="30471.0178571698" calcext:value-type="float">
            <text:p>30,471</text:p>
          </table:table-cell>
          <table:table-cell table:formula="of:=LN([.$N649]/454.16)/0.00256" office:value-type="float" office:value="1643.00067100905" calcext:value-type="float">
            <text:p>1643</text:p>
          </table:table-cell>
          <table:table-cell/>
          <table:table-cell table:formula="of:=[.Q648]+1" office:value-type="float" office:value="2643" calcext:value-type="float">
            <text:p>2643</text:p>
          </table:table-cell>
          <table:table-cell table:formula="of:=76320*EXP(0.00189*([.$Q649]-[.$Q$7]))" office:value-type="float" office:value="256804.482566383" calcext:value-type="float">
            <text:p>256,804</text:p>
          </table:table-cell>
          <table:table-cell table:formula="of:=LN([.$R649]/1738.539)/0.00189" office:value-type="float" office:value="2642.99995862109" calcext:value-type="float">
            <text:p>264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49]+1" office:value-type="float" office:value="1644" calcext:value-type="float">
            <text:p>1644</text:p>
          </table:table-cell>
          <table:table-cell table:formula="of:=5890*EXP(0.00256*([.$M650]-[.$M$7]))" office:value-type="float" office:value="30549.1235955732" calcext:value-type="float">
            <text:p>30,549</text:p>
          </table:table-cell>
          <table:table-cell table:formula="of:=LN([.$N650]/454.16)/0.00256" office:value-type="float" office:value="1644.00067100905" calcext:value-type="float">
            <text:p>1644</text:p>
          </table:table-cell>
          <table:table-cell/>
          <table:table-cell table:formula="of:=[.Q649]+1" office:value-type="float" office:value="2644" calcext:value-type="float">
            <text:p>2644</text:p>
          </table:table-cell>
          <table:table-cell table:formula="of:=76320*EXP(0.00189*([.$Q650]-[.$Q$7]))" office:value-type="float" office:value="257290.301993176" calcext:value-type="float">
            <text:p>257,290</text:p>
          </table:table-cell>
          <table:table-cell table:formula="of:=LN([.$R650]/1738.539)/0.00189" office:value-type="float" office:value="2643.99995862109" calcext:value-type="float">
            <text:p>264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0]+1" office:value-type="float" office:value="1645" calcext:value-type="float">
            <text:p>1645</text:p>
          </table:table-cell>
          <table:table-cell table:formula="of:=5890*EXP(0.00256*([.$M651]-[.$M$7]))" office:value-type="float" office:value="30627.4295408223" calcext:value-type="float">
            <text:p>30,627</text:p>
          </table:table-cell>
          <table:table-cell table:formula="of:=LN([.$N651]/454.16)/0.00256" office:value-type="float" office:value="1645.00067100905" calcext:value-type="float">
            <text:p>1645</text:p>
          </table:table-cell>
          <table:table-cell/>
          <table:table-cell table:formula="of:=[.Q650]+1" office:value-type="float" office:value="2645" calcext:value-type="float">
            <text:p>2645</text:p>
          </table:table-cell>
          <table:table-cell table:formula="of:=76320*EXP(0.00189*([.$Q651]-[.$Q$7]))" office:value-type="float" office:value="257777.04048693" calcext:value-type="float">
            <text:p>257,777</text:p>
          </table:table-cell>
          <table:table-cell table:formula="of:=LN([.$R651]/1738.539)/0.00189" office:value-type="float" office:value="2644.99995862109" calcext:value-type="float">
            <text:p>264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1]+1" office:value-type="float" office:value="1646" calcext:value-type="float">
            <text:p>1646</text:p>
          </table:table-cell>
          <table:table-cell table:formula="of:=5890*EXP(0.00256*([.$M652]-[.$M$7]))" office:value-type="float" office:value="30705.9362061032" calcext:value-type="float">
            <text:p>30,706</text:p>
          </table:table-cell>
          <table:table-cell table:formula="of:=LN([.$N652]/454.16)/0.00256" office:value-type="float" office:value="1646.00067100905" calcext:value-type="float">
            <text:p>1646</text:p>
          </table:table-cell>
          <table:table-cell/>
          <table:table-cell table:formula="of:=[.Q651]+1" office:value-type="float" office:value="2646" calcext:value-type="float">
            <text:p>2646</text:p>
          </table:table-cell>
          <table:table-cell table:formula="of:=76320*EXP(0.00189*([.$Q652]-[.$Q$7]))" office:value-type="float" office:value="258264.699786324" calcext:value-type="float">
            <text:p>258,265</text:p>
          </table:table-cell>
          <table:table-cell table:formula="of:=LN([.$R652]/1738.539)/0.00189" office:value-type="float" office:value="2645.99995862109" calcext:value-type="float">
            <text:p>264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2]+1" office:value-type="float" office:value="1647" calcext:value-type="float">
            <text:p>1647</text:p>
          </table:table-cell>
          <table:table-cell table:formula="of:=5890*EXP(0.00256*([.$M653]-[.$M$7]))" office:value-type="float" office:value="30784.6441059176" calcext:value-type="float">
            <text:p>30,785</text:p>
          </table:table-cell>
          <table:table-cell table:formula="of:=LN([.$N653]/454.16)/0.00256" office:value-type="float" office:value="1647.00067100905" calcext:value-type="float">
            <text:p>1647</text:p>
          </table:table-cell>
          <table:table-cell/>
          <table:table-cell table:formula="of:=[.Q652]+1" office:value-type="float" office:value="2647" calcext:value-type="float">
            <text:p>2647</text:p>
          </table:table-cell>
          <table:table-cell table:formula="of:=76320*EXP(0.00189*([.$Q653]-[.$Q$7]))" office:value-type="float" office:value="258753.281633327" calcext:value-type="float">
            <text:p>258,753</text:p>
          </table:table-cell>
          <table:table-cell table:formula="of:=LN([.$R653]/1738.539)/0.00189" office:value-type="float" office:value="2646.99995862109" calcext:value-type="float">
            <text:p>264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3]+1" office:value-type="float" office:value="1648" calcext:value-type="float">
            <text:p>1648</text:p>
          </table:table-cell>
          <table:table-cell table:formula="of:=5890*EXP(0.00256*([.$M654]-[.$M$7]))" office:value-type="float" office:value="30863.5537560858" calcext:value-type="float">
            <text:p>30,864</text:p>
          </table:table-cell>
          <table:table-cell table:formula="of:=LN([.$N654]/454.16)/0.00256" office:value-type="float" office:value="1648.00067100905" calcext:value-type="float">
            <text:p>1648</text:p>
          </table:table-cell>
          <table:table-cell/>
          <table:table-cell table:formula="of:=[.Q653]+1" office:value-type="float" office:value="2648" calcext:value-type="float">
            <text:p>2648</text:p>
          </table:table-cell>
          <table:table-cell table:formula="of:=76320*EXP(0.00189*([.$Q654]-[.$Q$7]))" office:value-type="float" office:value="259242.787773202" calcext:value-type="float">
            <text:p>259,243</text:p>
          </table:table-cell>
          <table:table-cell table:formula="of:=LN([.$R654]/1738.539)/0.00189" office:value-type="float" office:value="2647.99995862109" calcext:value-type="float">
            <text:p>264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4]+1" office:value-type="float" office:value="1649" calcext:value-type="float">
            <text:p>1649</text:p>
          </table:table-cell>
          <table:table-cell table:formula="of:=5890*EXP(0.00256*([.$M655]-[.$M$7]))" office:value-type="float" office:value="30942.6656737503" calcext:value-type="float">
            <text:p>30,943</text:p>
          </table:table-cell>
          <table:table-cell table:formula="of:=LN([.$N655]/454.16)/0.00256" office:value-type="float" office:value="1649.00067100905" calcext:value-type="float">
            <text:p>1649</text:p>
          </table:table-cell>
          <table:table-cell/>
          <table:table-cell table:formula="of:=[.Q654]+1" office:value-type="float" office:value="2649" calcext:value-type="float">
            <text:p>2649</text:p>
          </table:table-cell>
          <table:table-cell table:formula="of:=76320*EXP(0.00189*([.$Q655]-[.$Q$7]))" office:value-type="float" office:value="259733.219954516" calcext:value-type="float">
            <text:p>259,733</text:p>
          </table:table-cell>
          <table:table-cell table:formula="of:=LN([.$R655]/1738.539)/0.00189" office:value-type="float" office:value="2648.99995862109" calcext:value-type="float">
            <text:p>264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5]+1" office:value-type="float" office:value="1650" calcext:value-type="float">
            <text:p>1650</text:p>
          </table:table-cell>
          <table:table-cell table:formula="of:=5890*EXP(0.00256*([.$M656]-[.$M$7]))" office:value-type="float" office:value="31021.9803773794" calcext:value-type="float">
            <text:p>31,022</text:p>
          </table:table-cell>
          <table:table-cell table:formula="of:=LN([.$N656]/454.16)/0.00256" office:value-type="float" office:value="1650.00067100905" calcext:value-type="float">
            <text:p>1650</text:p>
          </table:table-cell>
          <table:table-cell/>
          <table:table-cell table:formula="of:=[.Q655]+1" office:value-type="float" office:value="2650" calcext:value-type="float">
            <text:p>2650</text:p>
          </table:table-cell>
          <table:table-cell table:formula="of:=76320*EXP(0.00189*([.$Q656]-[.$Q$7]))" office:value-type="float" office:value="260224.57992914" calcext:value-type="float">
            <text:p>260,225</text:p>
          </table:table-cell>
          <table:table-cell table:formula="of:=LN([.$R656]/1738.539)/0.00189" office:value-type="float" office:value="2649.99995862109" calcext:value-type="float">
            <text:p>264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6]+1" office:value-type="float" office:value="1651" calcext:value-type="float">
            <text:p>1651</text:p>
          </table:table-cell>
          <table:table-cell table:formula="of:=5890*EXP(0.00256*([.$M657]-[.$M$7]))" office:value-type="float" office:value="31101.4983867701" calcext:value-type="float">
            <text:p>31,101</text:p>
          </table:table-cell>
          <table:table-cell table:formula="of:=LN([.$N657]/454.16)/0.00256" office:value-type="float" office:value="1651.00067100905" calcext:value-type="float">
            <text:p>1651</text:p>
          </table:table-cell>
          <table:table-cell/>
          <table:table-cell table:formula="of:=[.Q656]+1" office:value-type="float" office:value="2651" calcext:value-type="float">
            <text:p>2651</text:p>
          </table:table-cell>
          <table:table-cell table:formula="of:=76320*EXP(0.00189*([.$Q657]-[.$Q$7]))" office:value-type="float" office:value="260716.869452263" calcext:value-type="float">
            <text:p>260,717</text:p>
          </table:table-cell>
          <table:table-cell table:formula="of:=LN([.$R657]/1738.539)/0.00189" office:value-type="float" office:value="2650.99995862109" calcext:value-type="float">
            <text:p>265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7]+1" office:value-type="float" office:value="1652" calcext:value-type="float">
            <text:p>1652</text:p>
          </table:table-cell>
          <table:table-cell table:formula="of:=5890*EXP(0.00256*([.$M658]-[.$M$7]))" office:value-type="float" office:value="31181.2202230519" calcext:value-type="float">
            <text:p>31,181</text:p>
          </table:table-cell>
          <table:table-cell table:formula="of:=LN([.$N658]/454.16)/0.00256" office:value-type="float" office:value="1652.00067100905" calcext:value-type="float">
            <text:p>1652</text:p>
          </table:table-cell>
          <table:table-cell/>
          <table:table-cell table:formula="of:=[.Q657]+1" office:value-type="float" office:value="2652" calcext:value-type="float">
            <text:p>2652</text:p>
          </table:table-cell>
          <table:table-cell table:formula="of:=76320*EXP(0.00189*([.$Q658]-[.$Q$7]))" office:value-type="float" office:value="261210.090282393" calcext:value-type="float">
            <text:p>261,210</text:p>
          </table:table-cell>
          <table:table-cell table:formula="of:=LN([.$R658]/1738.539)/0.00189" office:value-type="float" office:value="2651.99995862109" calcext:value-type="float">
            <text:p>265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8]+1" office:value-type="float" office:value="1653" calcext:value-type="float">
            <text:p>1653</text:p>
          </table:table-cell>
          <table:table-cell table:formula="of:=5890*EXP(0.00256*([.$M659]-[.$M$7]))" office:value-type="float" office:value="31261.1464086902" calcext:value-type="float">
            <text:p>31,261</text:p>
          </table:table-cell>
          <table:table-cell table:formula="of:=LN([.$N659]/454.16)/0.00256" office:value-type="float" office:value="1653.00067100905" calcext:value-type="float">
            <text:p>1653</text:p>
          </table:table-cell>
          <table:table-cell/>
          <table:table-cell table:formula="of:=[.Q658]+1" office:value-type="float" office:value="2653" calcext:value-type="float">
            <text:p>2653</text:p>
          </table:table-cell>
          <table:table-cell table:formula="of:=76320*EXP(0.00189*([.$Q659]-[.$Q$7]))" office:value-type="float" office:value="261704.244181364" calcext:value-type="float">
            <text:p>261,704</text:p>
          </table:table-cell>
          <table:table-cell table:formula="of:=LN([.$R659]/1738.539)/0.00189" office:value-type="float" office:value="2652.99995862109" calcext:value-type="float">
            <text:p>265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59]+1" office:value-type="float" office:value="1654" calcext:value-type="float">
            <text:p>1654</text:p>
          </table:table-cell>
          <table:table-cell table:formula="of:=5890*EXP(0.00256*([.$M660]-[.$M$7]))" office:value-type="float" office:value="31341.2774674894" calcext:value-type="float">
            <text:p>31,341</text:p>
          </table:table-cell>
          <table:table-cell table:formula="of:=LN([.$N660]/454.16)/0.00256" office:value-type="float" office:value="1654.00067100905" calcext:value-type="float">
            <text:p>1654</text:p>
          </table:table-cell>
          <table:table-cell/>
          <table:table-cell table:formula="of:=[.Q659]+1" office:value-type="float" office:value="2654" calcext:value-type="float">
            <text:p>2654</text:p>
          </table:table-cell>
          <table:table-cell table:formula="of:=76320*EXP(0.00189*([.$Q660]-[.$Q$7]))" office:value-type="float" office:value="262199.332914344" calcext:value-type="float">
            <text:p>262,199</text:p>
          </table:table-cell>
          <table:table-cell table:formula="of:=LN([.$R660]/1738.539)/0.00189" office:value-type="float" office:value="2653.99995862109" calcext:value-type="float">
            <text:p>265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0]+1" office:value-type="float" office:value="1655" calcext:value-type="float">
            <text:p>1655</text:p>
          </table:table-cell>
          <table:table-cell table:formula="of:=5890*EXP(0.00256*([.$M661]-[.$M$7]))" office:value-type="float" office:value="31421.6139245969" calcext:value-type="float">
            <text:p>31,422</text:p>
          </table:table-cell>
          <table:table-cell table:formula="of:=LN([.$N661]/454.16)/0.00256" office:value-type="float" office:value="1655.00067100905" calcext:value-type="float">
            <text:p>1655</text:p>
          </table:table-cell>
          <table:table-cell/>
          <table:table-cell table:formula="of:=[.Q660]+1" office:value-type="float" office:value="2655" calcext:value-type="float">
            <text:p>2655</text:p>
          </table:table-cell>
          <table:table-cell table:formula="of:=76320*EXP(0.00189*([.$Q661]-[.$Q$7]))" office:value-type="float" office:value="262695.35824984" calcext:value-type="float">
            <text:p>262,695</text:p>
          </table:table-cell>
          <table:table-cell table:formula="of:=LN([.$R661]/1738.539)/0.00189" office:value-type="float" office:value="2654.99995862109" calcext:value-type="float">
            <text:p>265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1]+1" office:value-type="float" office:value="1656" calcext:value-type="float">
            <text:p>1656</text:p>
          </table:table-cell>
          <table:table-cell table:formula="of:=5890*EXP(0.00256*([.$M662]-[.$M$7]))" office:value-type="float" office:value="31502.1563065058" calcext:value-type="float">
            <text:p>31,502</text:p>
          </table:table-cell>
          <table:table-cell table:formula="of:=LN([.$N662]/454.16)/0.00256" office:value-type="float" office:value="1656.00067100905" calcext:value-type="float">
            <text:p>1656</text:p>
          </table:table-cell>
          <table:table-cell/>
          <table:table-cell table:formula="of:=[.Q661]+1" office:value-type="float" office:value="2656" calcext:value-type="float">
            <text:p>2656</text:p>
          </table:table-cell>
          <table:table-cell table:formula="of:=76320*EXP(0.00189*([.$Q662]-[.$Q$7]))" office:value-type="float" office:value="263192.321959704" calcext:value-type="float">
            <text:p>263,192</text:p>
          </table:table-cell>
          <table:table-cell table:formula="of:=LN([.$R662]/1738.539)/0.00189" office:value-type="float" office:value="2655.99995862109" calcext:value-type="float">
            <text:p>265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2]+1" office:value-type="float" office:value="1657" calcext:value-type="float">
            <text:p>1657</text:p>
          </table:table-cell>
          <table:table-cell table:formula="of:=5890*EXP(0.00256*([.$M663]-[.$M$7]))" office:value-type="float" office:value="31582.9051410591" calcext:value-type="float">
            <text:p>31,583</text:p>
          </table:table-cell>
          <table:table-cell table:formula="of:=LN([.$N663]/454.16)/0.00256" office:value-type="float" office:value="1657.00067100905" calcext:value-type="float">
            <text:p>1657</text:p>
          </table:table-cell>
          <table:table-cell/>
          <table:table-cell table:formula="of:=[.Q662]+1" office:value-type="float" office:value="2657" calcext:value-type="float">
            <text:p>2657</text:p>
          </table:table-cell>
          <table:table-cell table:formula="of:=76320*EXP(0.00189*([.$Q663]-[.$Q$7]))" office:value-type="float" office:value="263690.225819141" calcext:value-type="float">
            <text:p>263,690</text:p>
          </table:table-cell>
          <table:table-cell table:formula="of:=LN([.$R663]/1738.539)/0.00189" office:value-type="float" office:value="2656.99995862109" calcext:value-type="float">
            <text:p>265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3]+1" office:value-type="float" office:value="1658" calcext:value-type="float">
            <text:p>1658</text:p>
          </table:table-cell>
          <table:table-cell table:formula="of:=5890*EXP(0.00256*([.$M664]-[.$M$7]))" office:value-type="float" office:value="31663.8609574525" calcext:value-type="float">
            <text:p>31,664</text:p>
          </table:table-cell>
          <table:table-cell table:formula="of:=LN([.$N664]/454.16)/0.00256" office:value-type="float" office:value="1658.00067100905" calcext:value-type="float">
            <text:p>1658</text:p>
          </table:table-cell>
          <table:table-cell/>
          <table:table-cell table:formula="of:=[.Q663]+1" office:value-type="float" office:value="2658" calcext:value-type="float">
            <text:p>2658</text:p>
          </table:table-cell>
          <table:table-cell table:formula="of:=76320*EXP(0.00189*([.$Q664]-[.$Q$7]))" office:value-type="float" office:value="264189.071606715" calcext:value-type="float">
            <text:p>264,189</text:p>
          </table:table-cell>
          <table:table-cell table:formula="of:=LN([.$R664]/1738.539)/0.00189" office:value-type="float" office:value="2657.99995862109" calcext:value-type="float">
            <text:p>265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4]+1" office:value-type="float" office:value="1659" calcext:value-type="float">
            <text:p>1659</text:p>
          </table:table-cell>
          <table:table-cell table:formula="of:=5890*EXP(0.00256*([.$M665]-[.$M$7]))" office:value-type="float" office:value="31745.0242862385" calcext:value-type="float">
            <text:p>31,745</text:p>
          </table:table-cell>
          <table:table-cell table:formula="of:=LN([.$N665]/454.16)/0.00256" office:value-type="float" office:value="1659.00067100905" calcext:value-type="float">
            <text:p>1659</text:p>
          </table:table-cell>
          <table:table-cell/>
          <table:table-cell table:formula="of:=[.Q664]+1" office:value-type="float" office:value="2659" calcext:value-type="float">
            <text:p>2659</text:p>
          </table:table-cell>
          <table:table-cell table:formula="of:=76320*EXP(0.00189*([.$Q665]-[.$Q$7]))" office:value-type="float" office:value="264688.861104352" calcext:value-type="float">
            <text:p>264,689</text:p>
          </table:table-cell>
          <table:table-cell table:formula="of:=LN([.$R665]/1738.539)/0.00189" office:value-type="float" office:value="2658.99995862109" calcext:value-type="float">
            <text:p>265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5]+1" office:value-type="float" office:value="1660" calcext:value-type="float">
            <text:p>1660</text:p>
          </table:table-cell>
          <table:table-cell table:formula="of:=5890*EXP(0.00256*([.$M666]-[.$M$7]))" office:value-type="float" office:value="31826.3956593292" calcext:value-type="float">
            <text:p>31,826</text:p>
          </table:table-cell>
          <table:table-cell table:formula="of:=LN([.$N666]/454.16)/0.00256" office:value-type="float" office:value="1660.00067100905" calcext:value-type="float">
            <text:p>1660</text:p>
          </table:table-cell>
          <table:table-cell/>
          <table:table-cell table:formula="of:=[.Q665]+1" office:value-type="float" office:value="2660" calcext:value-type="float">
            <text:p>2660</text:p>
          </table:table-cell>
          <table:table-cell table:formula="of:=76320*EXP(0.00189*([.$Q666]-[.$Q$7]))" office:value-type="float" office:value="265189.596097351" calcext:value-type="float">
            <text:p>265,190</text:p>
          </table:table-cell>
          <table:table-cell table:formula="of:=LN([.$R666]/1738.539)/0.00189" office:value-type="float" office:value="2659.99995862109" calcext:value-type="float">
            <text:p>265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6]+1" office:value-type="float" office:value="1661" calcext:value-type="float">
            <text:p>1661</text:p>
          </table:table-cell>
          <table:table-cell table:formula="of:=5890*EXP(0.00256*([.$M667]-[.$M$7]))" office:value-type="float" office:value="31907.9756100004" calcext:value-type="float">
            <text:p>31,908</text:p>
          </table:table-cell>
          <table:table-cell table:formula="of:=LN([.$N667]/454.16)/0.00256" office:value-type="float" office:value="1661.00067100905" calcext:value-type="float">
            <text:p>1661</text:p>
          </table:table-cell>
          <table:table-cell/>
          <table:table-cell table:formula="of:=[.Q666]+1" office:value-type="float" office:value="2661" calcext:value-type="float">
            <text:p>2661</text:p>
          </table:table-cell>
          <table:table-cell table:formula="of:=76320*EXP(0.00189*([.$Q667]-[.$Q$7]))" office:value-type="float" office:value="265691.278374389" calcext:value-type="float">
            <text:p>265,691</text:p>
          </table:table-cell>
          <table:table-cell table:formula="of:=LN([.$R667]/1738.539)/0.00189" office:value-type="float" office:value="2660.99995862109" calcext:value-type="float">
            <text:p>266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7]+1" office:value-type="float" office:value="1662" calcext:value-type="float">
            <text:p>1662</text:p>
          </table:table-cell>
          <table:table-cell table:formula="of:=5890*EXP(0.00256*([.$M668]-[.$M$7]))" office:value-type="float" office:value="31989.7646728947" calcext:value-type="float">
            <text:p>31,990</text:p>
          </table:table-cell>
          <table:table-cell table:formula="of:=LN([.$N668]/454.16)/0.00256" office:value-type="float" office:value="1662.00067100905" calcext:value-type="float">
            <text:p>1662</text:p>
          </table:table-cell>
          <table:table-cell/>
          <table:table-cell table:formula="of:=[.Q667]+1" office:value-type="float" office:value="2662" calcext:value-type="float">
            <text:p>2662</text:p>
          </table:table-cell>
          <table:table-cell table:formula="of:=76320*EXP(0.00189*([.$Q668]-[.$Q$7]))" office:value-type="float" office:value="266193.909727524" calcext:value-type="float">
            <text:p>266,194</text:p>
          </table:table-cell>
          <table:table-cell table:formula="of:=LN([.$R668]/1738.539)/0.00189" office:value-type="float" office:value="2661.99995862109" calcext:value-type="float">
            <text:p>266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8]+1" office:value-type="float" office:value="1663" calcext:value-type="float">
            <text:p>1663</text:p>
          </table:table-cell>
          <table:table-cell table:formula="of:=5890*EXP(0.00256*([.$M669]-[.$M$7]))" office:value-type="float" office:value="32071.7633840254" calcext:value-type="float">
            <text:p>32,072</text:p>
          </table:table-cell>
          <table:table-cell table:formula="of:=LN([.$N669]/454.16)/0.00256" office:value-type="float" office:value="1663.00067100905" calcext:value-type="float">
            <text:p>1663</text:p>
          </table:table-cell>
          <table:table-cell/>
          <table:table-cell table:formula="of:=[.Q668]+1" office:value-type="float" office:value="2663" calcext:value-type="float">
            <text:p>2663</text:p>
          </table:table-cell>
          <table:table-cell table:formula="of:=76320*EXP(0.00189*([.$Q669]-[.$Q$7]))" office:value-type="float" office:value="266697.491952208" calcext:value-type="float">
            <text:p>266,697</text:p>
          </table:table-cell>
          <table:table-cell table:formula="of:=LN([.$R669]/1738.539)/0.00189" office:value-type="float" office:value="2662.99995862109" calcext:value-type="float">
            <text:p>266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69]+1" office:value-type="float" office:value="1664" calcext:value-type="float">
            <text:p>1664</text:p>
          </table:table-cell>
          <table:table-cell table:formula="of:=5890*EXP(0.00256*([.$M670]-[.$M$7]))" office:value-type="float" office:value="32153.9722807793" calcext:value-type="float">
            <text:p>32,154</text:p>
          </table:table-cell>
          <table:table-cell table:formula="of:=LN([.$N670]/454.16)/0.00256" office:value-type="float" office:value="1664.00067100905" calcext:value-type="float">
            <text:p>1664</text:p>
          </table:table-cell>
          <table:table-cell/>
          <table:table-cell table:formula="of:=[.Q669]+1" office:value-type="float" office:value="2664" calcext:value-type="float">
            <text:p>2664</text:p>
          </table:table-cell>
          <table:table-cell table:formula="of:=76320*EXP(0.00189*([.$Q670]-[.$Q$7]))" office:value-type="float" office:value="267202.026847286" calcext:value-type="float">
            <text:p>267,202</text:p>
          </table:table-cell>
          <table:table-cell table:formula="of:=LN([.$R670]/1738.539)/0.00189" office:value-type="float" office:value="2663.99995862109" calcext:value-type="float">
            <text:p>266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0]+1" office:value-type="float" office:value="1665" calcext:value-type="float">
            <text:p>1665</text:p>
          </table:table-cell>
          <table:table-cell table:formula="of:=5890*EXP(0.00256*([.$M671]-[.$M$7]))" office:value-type="float" office:value="32236.3919019211" calcext:value-type="float">
            <text:p>32,236</text:p>
          </table:table-cell>
          <table:table-cell table:formula="of:=LN([.$N671]/454.16)/0.00256" office:value-type="float" office:value="1665.00067100905" calcext:value-type="float">
            <text:p>1665</text:p>
          </table:table-cell>
          <table:table-cell/>
          <table:table-cell table:formula="of:=[.Q670]+1" office:value-type="float" office:value="2665" calcext:value-type="float">
            <text:p>2665</text:p>
          </table:table-cell>
          <table:table-cell table:formula="of:=76320*EXP(0.00189*([.$Q671]-[.$Q$7]))" office:value-type="float" office:value="267707.516215008" calcext:value-type="float">
            <text:p>267,708</text:p>
          </table:table-cell>
          <table:table-cell table:formula="of:=LN([.$R671]/1738.539)/0.00189" office:value-type="float" office:value="2664.99995862109" calcext:value-type="float">
            <text:p>266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1]+1" office:value-type="float" office:value="1666" calcext:value-type="float">
            <text:p>1666</text:p>
          </table:table-cell>
          <table:table-cell table:formula="of:=5890*EXP(0.00256*([.$M672]-[.$M$7]))" office:value-type="float" office:value="32319.0227875962" calcext:value-type="float">
            <text:p>32,319</text:p>
          </table:table-cell>
          <table:table-cell table:formula="of:=LN([.$N672]/454.16)/0.00256" office:value-type="float" office:value="1666.00067100905" calcext:value-type="float">
            <text:p>1666</text:p>
          </table:table-cell>
          <table:table-cell/>
          <table:table-cell table:formula="of:=[.Q671]+1" office:value-type="float" office:value="2666" calcext:value-type="float">
            <text:p>2666</text:p>
          </table:table-cell>
          <table:table-cell table:formula="of:=76320*EXP(0.00189*([.$Q672]-[.$Q$7]))" office:value-type="float" office:value="268213.961861034" calcext:value-type="float">
            <text:p>268,214</text:p>
          </table:table-cell>
          <table:table-cell table:formula="of:=LN([.$R672]/1738.539)/0.00189" office:value-type="float" office:value="2665.99995862109" calcext:value-type="float">
            <text:p>266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2]+1" office:value-type="float" office:value="1667" calcext:value-type="float">
            <text:p>1667</text:p>
          </table:table-cell>
          <table:table-cell table:formula="of:=5890*EXP(0.00256*([.$M673]-[.$M$7]))" office:value-type="float" office:value="32401.8654793347" calcext:value-type="float">
            <text:p>32,402</text:p>
          </table:table-cell>
          <table:table-cell table:formula="of:=LN([.$N673]/454.16)/0.00256" office:value-type="float" office:value="1667.00067100905" calcext:value-type="float">
            <text:p>1667</text:p>
          </table:table-cell>
          <table:table-cell/>
          <table:table-cell table:formula="of:=[.Q672]+1" office:value-type="float" office:value="2667" calcext:value-type="float">
            <text:p>2667</text:p>
          </table:table-cell>
          <table:table-cell table:formula="of:=76320*EXP(0.00189*([.$Q673]-[.$Q$7]))" office:value-type="float" office:value="268721.365594438" calcext:value-type="float">
            <text:p>268,721</text:p>
          </table:table-cell>
          <table:table-cell table:formula="of:=LN([.$R673]/1738.539)/0.00189" office:value-type="float" office:value="2666.99995862109" calcext:value-type="float">
            <text:p>266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3]+1" office:value-type="float" office:value="1668" calcext:value-type="float">
            <text:p>1668</text:p>
          </table:table-cell>
          <table:table-cell table:formula="of:=5890*EXP(0.00256*([.$M674]-[.$M$7]))" office:value-type="float" office:value="32484.9205200548" calcext:value-type="float">
            <text:p>32,485</text:p>
          </table:table-cell>
          <table:table-cell table:formula="of:=LN([.$N674]/454.16)/0.00256" office:value-type="float" office:value="1668.00067100905" calcext:value-type="float">
            <text:p>1668</text:p>
          </table:table-cell>
          <table:table-cell/>
          <table:table-cell table:formula="of:=[.Q673]+1" office:value-type="float" office:value="2668" calcext:value-type="float">
            <text:p>2668</text:p>
          </table:table-cell>
          <table:table-cell table:formula="of:=76320*EXP(0.00189*([.$Q674]-[.$Q$7]))" office:value-type="float" office:value="269229.729227718" calcext:value-type="float">
            <text:p>269,230</text:p>
          </table:table-cell>
          <table:table-cell table:formula="of:=LN([.$R674]/1738.539)/0.00189" office:value-type="float" office:value="2667.99995862109" calcext:value-type="float">
            <text:p>266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4]+1" office:value-type="float" office:value="1669" calcext:value-type="float">
            <text:p>1669</text:p>
          </table:table-cell>
          <table:table-cell table:formula="of:=5890*EXP(0.00256*([.$M675]-[.$M$7]))" office:value-type="float" office:value="32568.1884540663" calcext:value-type="float">
            <text:p>32,568</text:p>
          </table:table-cell>
          <table:table-cell table:formula="of:=LN([.$N675]/454.16)/0.00256" office:value-type="float" office:value="1669.00067100905" calcext:value-type="float">
            <text:p>1669</text:p>
          </table:table-cell>
          <table:table-cell/>
          <table:table-cell table:formula="of:=[.Q674]+1" office:value-type="float" office:value="2669" calcext:value-type="float">
            <text:p>2669</text:p>
          </table:table-cell>
          <table:table-cell table:formula="of:=76320*EXP(0.00189*([.$Q675]-[.$Q$7]))" office:value-type="float" office:value="269739.0545768" calcext:value-type="float">
            <text:p>269,739</text:p>
          </table:table-cell>
          <table:table-cell table:formula="of:=LN([.$R675]/1738.539)/0.00189" office:value-type="float" office:value="2668.99995862109" calcext:value-type="float">
            <text:p>266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5]+1" office:value-type="float" office:value="1670" calcext:value-type="float">
            <text:p>1670</text:p>
          </table:table-cell>
          <table:table-cell table:formula="of:=5890*EXP(0.00256*([.$M676]-[.$M$7]))" office:value-type="float" office:value="32651.6698270742" calcext:value-type="float">
            <text:p>32,652</text:p>
          </table:table-cell>
          <table:table-cell table:formula="of:=LN([.$N676]/454.16)/0.00256" office:value-type="float" office:value="1670.00067100905" calcext:value-type="float">
            <text:p>1670</text:p>
          </table:table-cell>
          <table:table-cell/>
          <table:table-cell table:formula="of:=[.Q675]+1" office:value-type="float" office:value="2670" calcext:value-type="float">
            <text:p>2670</text:p>
          </table:table-cell>
          <table:table-cell table:formula="of:=76320*EXP(0.00189*([.$Q676]-[.$Q$7]))" office:value-type="float" office:value="270249.343461045" calcext:value-type="float">
            <text:p>270,249</text:p>
          </table:table-cell>
          <table:table-cell table:formula="of:=LN([.$R676]/1738.539)/0.00189" office:value-type="float" office:value="2669.99995862109" calcext:value-type="float">
            <text:p>266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6]+1" office:value-type="float" office:value="1671" calcext:value-type="float">
            <text:p>1671</text:p>
          </table:table-cell>
          <table:table-cell table:formula="of:=5890*EXP(0.00256*([.$M677]-[.$M$7]))" office:value-type="float" office:value="32735.3651861823" calcext:value-type="float">
            <text:p>32,735</text:p>
          </table:table-cell>
          <table:table-cell table:formula="of:=LN([.$N677]/454.16)/0.00256" office:value-type="float" office:value="1671.00067100905" calcext:value-type="float">
            <text:p>1671</text:p>
          </table:table-cell>
          <table:table-cell/>
          <table:table-cell table:formula="of:=[.Q676]+1" office:value-type="float" office:value="2671" calcext:value-type="float">
            <text:p>2671</text:p>
          </table:table-cell>
          <table:table-cell table:formula="of:=76320*EXP(0.00189*([.$Q677]-[.$Q$7]))" office:value-type="float" office:value="270760.597703258" calcext:value-type="float">
            <text:p>270,761</text:p>
          </table:table-cell>
          <table:table-cell table:formula="of:=LN([.$R677]/1738.539)/0.00189" office:value-type="float" office:value="2670.99995862109" calcext:value-type="float">
            <text:p>267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7]+1" office:value-type="float" office:value="1672" calcext:value-type="float">
            <text:p>1672</text:p>
          </table:table-cell>
          <table:table-cell table:formula="of:=5890*EXP(0.00256*([.$M678]-[.$M$7]))" office:value-type="float" office:value="32819.2750798969" calcext:value-type="float">
            <text:p>32,819</text:p>
          </table:table-cell>
          <table:table-cell table:formula="of:=LN([.$N678]/454.16)/0.00256" office:value-type="float" office:value="1672.00067100905" calcext:value-type="float">
            <text:p>1672</text:p>
          </table:table-cell>
          <table:table-cell/>
          <table:table-cell table:formula="of:=[.Q677]+1" office:value-type="float" office:value="2672" calcext:value-type="float">
            <text:p>2672</text:p>
          </table:table-cell>
          <table:table-cell table:formula="of:=76320*EXP(0.00189*([.$Q678]-[.$Q$7]))" office:value-type="float" office:value="271272.81912969" calcext:value-type="float">
            <text:p>271,273</text:p>
          </table:table-cell>
          <table:table-cell table:formula="of:=LN([.$R678]/1738.539)/0.00189" office:value-type="float" office:value="2671.99995862109" calcext:value-type="float">
            <text:p>267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8]+1" office:value-type="float" office:value="1673" calcext:value-type="float">
            <text:p>1673</text:p>
          </table:table-cell>
          <table:table-cell table:formula="of:=5890*EXP(0.00256*([.$M679]-[.$M$7]))" office:value-type="float" office:value="32903.4000581302" calcext:value-type="float">
            <text:p>32,903</text:p>
          </table:table-cell>
          <table:table-cell table:formula="of:=LN([.$N679]/454.16)/0.00256" office:value-type="float" office:value="1673.00067100905" calcext:value-type="float">
            <text:p>1673</text:p>
          </table:table-cell>
          <table:table-cell/>
          <table:table-cell table:formula="of:=[.Q678]+1" office:value-type="float" office:value="2673" calcext:value-type="float">
            <text:p>2673</text:p>
          </table:table-cell>
          <table:table-cell table:formula="of:=76320*EXP(0.00189*([.$Q679]-[.$Q$7]))" office:value-type="float" office:value="271786.009570047" calcext:value-type="float">
            <text:p>271,786</text:p>
          </table:table-cell>
          <table:table-cell table:formula="of:=LN([.$R679]/1738.539)/0.00189" office:value-type="float" office:value="2672.99995862109" calcext:value-type="float">
            <text:p>267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79]+1" office:value-type="float" office:value="1674" calcext:value-type="float">
            <text:p>1674</text:p>
          </table:table-cell>
          <table:table-cell table:formula="of:=5890*EXP(0.00256*([.$M680]-[.$M$7]))" office:value-type="float" office:value="32987.7406722038" calcext:value-type="float">
            <text:p>32,988</text:p>
          </table:table-cell>
          <table:table-cell table:formula="of:=LN([.$N680]/454.16)/0.00256" office:value-type="float" office:value="1674.00067100905" calcext:value-type="float">
            <text:p>1674</text:p>
          </table:table-cell>
          <table:table-cell/>
          <table:table-cell table:formula="of:=[.Q679]+1" office:value-type="float" office:value="2674" calcext:value-type="float">
            <text:p>2674</text:p>
          </table:table-cell>
          <table:table-cell table:formula="of:=76320*EXP(0.00189*([.$Q680]-[.$Q$7]))" office:value-type="float" office:value="272300.170857498" calcext:value-type="float">
            <text:p>272,300</text:p>
          </table:table-cell>
          <table:table-cell table:formula="of:=LN([.$R680]/1738.539)/0.00189" office:value-type="float" office:value="2673.99995862109" calcext:value-type="float">
            <text:p>267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0]+1" office:value-type="float" office:value="1675" calcext:value-type="float">
            <text:p>1675</text:p>
          </table:table-cell>
          <table:table-cell table:formula="of:=5890*EXP(0.00256*([.$M681]-[.$M$7]))" office:value-type="float" office:value="33072.2974748527" calcext:value-type="float">
            <text:p>33,072</text:p>
          </table:table-cell>
          <table:table-cell table:formula="of:=LN([.$N681]/454.16)/0.00256" office:value-type="float" office:value="1675.00067100905" calcext:value-type="float">
            <text:p>1675</text:p>
          </table:table-cell>
          <table:table-cell/>
          <table:table-cell table:formula="of:=[.Q680]+1" office:value-type="float" office:value="2675" calcext:value-type="float">
            <text:p>2675</text:p>
          </table:table-cell>
          <table:table-cell table:formula="of:=76320*EXP(0.00189*([.$Q681]-[.$Q$7]))" office:value-type="float" office:value="272815.304828679" calcext:value-type="float">
            <text:p>272,815</text:p>
          </table:table-cell>
          <table:table-cell table:formula="of:=LN([.$R681]/1738.539)/0.00189" office:value-type="float" office:value="2674.99995862109" calcext:value-type="float">
            <text:p>267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1]+1" office:value-type="float" office:value="1676" calcext:value-type="float">
            <text:p>1676</text:p>
          </table:table-cell>
          <table:table-cell table:formula="of:=5890*EXP(0.00256*([.$M682]-[.$M$7]))" office:value-type="float" office:value="33157.0710202288" calcext:value-type="float">
            <text:p>33,157</text:p>
          </table:table-cell>
          <table:table-cell table:formula="of:=LN([.$N682]/454.16)/0.00256" office:value-type="float" office:value="1676.00067100905" calcext:value-type="float">
            <text:p>1676</text:p>
          </table:table-cell>
          <table:table-cell/>
          <table:table-cell table:formula="of:=[.Q681]+1" office:value-type="float" office:value="2676" calcext:value-type="float">
            <text:p>2676</text:p>
          </table:table-cell>
          <table:table-cell table:formula="of:=76320*EXP(0.00189*([.$Q682]-[.$Q$7]))" office:value-type="float" office:value="273331.4133237" calcext:value-type="float">
            <text:p>273,331</text:p>
          </table:table-cell>
          <table:table-cell table:formula="of:=LN([.$R682]/1738.539)/0.00189" office:value-type="float" office:value="2675.99995862109" calcext:value-type="float">
            <text:p>267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2]+1" office:value-type="float" office:value="1677" calcext:value-type="float">
            <text:p>1677</text:p>
          </table:table-cell>
          <table:table-cell table:formula="of:=5890*EXP(0.00256*([.$M683]-[.$M$7]))" office:value-type="float" office:value="33242.0618639041" calcext:value-type="float">
            <text:p>33,242</text:p>
          </table:table-cell>
          <table:table-cell table:formula="of:=LN([.$N683]/454.16)/0.00256" office:value-type="float" office:value="1677.00067100905" calcext:value-type="float">
            <text:p>1677</text:p>
          </table:table-cell>
          <table:table-cell/>
          <table:table-cell table:formula="of:=[.Q682]+1" office:value-type="float" office:value="2677" calcext:value-type="float">
            <text:p>2677</text:p>
          </table:table-cell>
          <table:table-cell table:formula="of:=76320*EXP(0.00189*([.$Q683]-[.$Q$7]))" office:value-type="float" office:value="273848.498186154" calcext:value-type="float">
            <text:p>273,848</text:p>
          </table:table-cell>
          <table:table-cell table:formula="of:=LN([.$R683]/1738.539)/0.00189" office:value-type="float" office:value="2676.99995862109" calcext:value-type="float">
            <text:p>267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3]+1" office:value-type="float" office:value="1678" calcext:value-type="float">
            <text:p>1678</text:p>
          </table:table-cell>
          <table:table-cell table:formula="of:=5890*EXP(0.00256*([.$M684]-[.$M$7]))" office:value-type="float" office:value="33327.2705628751" calcext:value-type="float">
            <text:p>33,327</text:p>
          </table:table-cell>
          <table:table-cell table:formula="of:=LN([.$N684]/454.16)/0.00256" office:value-type="float" office:value="1678.00067100905" calcext:value-type="float">
            <text:p>1678</text:p>
          </table:table-cell>
          <table:table-cell/>
          <table:table-cell table:formula="of:=[.Q683]+1" office:value-type="float" office:value="2678" calcext:value-type="float">
            <text:p>2678</text:p>
          </table:table-cell>
          <table:table-cell table:formula="of:=76320*EXP(0.00189*([.$Q684]-[.$Q$7]))" office:value-type="float" office:value="274366.561263119" calcext:value-type="float">
            <text:p>274,367</text:p>
          </table:table-cell>
          <table:table-cell table:formula="of:=LN([.$R684]/1738.539)/0.00189" office:value-type="float" office:value="2677.99995862109" calcext:value-type="float">
            <text:p>267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4]+1" office:value-type="float" office:value="1679" calcext:value-type="float">
            <text:p>1679</text:p>
          </table:table-cell>
          <table:table-cell table:formula="of:=5890*EXP(0.00256*([.$M685]-[.$M$7]))" office:value-type="float" office:value="33412.6976755657" calcext:value-type="float">
            <text:p>33,413</text:p>
          </table:table-cell>
          <table:table-cell table:formula="of:=LN([.$N685]/454.16)/0.00256" office:value-type="float" office:value="1679.00067100905" calcext:value-type="float">
            <text:p>1679</text:p>
          </table:table-cell>
          <table:table-cell/>
          <table:table-cell table:formula="of:=[.Q684]+1" office:value-type="float" office:value="2679" calcext:value-type="float">
            <text:p>2679</text:p>
          </table:table-cell>
          <table:table-cell table:formula="of:=76320*EXP(0.00189*([.$Q685]-[.$Q$7]))" office:value-type="float" office:value="274885.604405169" calcext:value-type="float">
            <text:p>274,886</text:p>
          </table:table-cell>
          <table:table-cell table:formula="of:=LN([.$R685]/1738.539)/0.00189" office:value-type="float" office:value="2678.99995862109" calcext:value-type="float">
            <text:p>267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5]+1" office:value-type="float" office:value="1680" calcext:value-type="float">
            <text:p>1680</text:p>
          </table:table-cell>
          <table:table-cell table:formula="of:=5890*EXP(0.00256*([.$M686]-[.$M$7]))" office:value-type="float" office:value="33498.3437618314" calcext:value-type="float">
            <text:p>33,498</text:p>
          </table:table-cell>
          <table:table-cell table:formula="of:=LN([.$N686]/454.16)/0.00256" office:value-type="float" office:value="1680.00067100905" calcext:value-type="float">
            <text:p>1680</text:p>
          </table:table-cell>
          <table:table-cell/>
          <table:table-cell table:formula="of:=[.Q685]+1" office:value-type="float" office:value="2680" calcext:value-type="float">
            <text:p>2680</text:p>
          </table:table-cell>
          <table:table-cell table:formula="of:=76320*EXP(0.00189*([.$Q686]-[.$Q$7]))" office:value-type="float" office:value="275405.62946638" calcext:value-type="float">
            <text:p>275,406</text:p>
          </table:table-cell>
          <table:table-cell table:formula="of:=LN([.$R686]/1738.539)/0.00189" office:value-type="float" office:value="2679.99995862109" calcext:value-type="float">
            <text:p>267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6]+1" office:value-type="float" office:value="1681" calcext:value-type="float">
            <text:p>1681</text:p>
          </table:table-cell>
          <table:table-cell table:formula="of:=5890*EXP(0.00256*([.$M687]-[.$M$7]))" office:value-type="float" office:value="33584.2093829627" calcext:value-type="float">
            <text:p>33,584</text:p>
          </table:table-cell>
          <table:table-cell table:formula="of:=LN([.$N687]/454.16)/0.00256" office:value-type="float" office:value="1681.00067100905" calcext:value-type="float">
            <text:p>1681</text:p>
          </table:table-cell>
          <table:table-cell/>
          <table:table-cell table:formula="of:=[.Q686]+1" office:value-type="float" office:value="2681" calcext:value-type="float">
            <text:p>2681</text:p>
          </table:table-cell>
          <table:table-cell table:formula="of:=76320*EXP(0.00189*([.$Q687]-[.$Q$7]))" office:value-type="float" office:value="275926.638304332" calcext:value-type="float">
            <text:p>275,927</text:p>
          </table:table-cell>
          <table:table-cell table:formula="of:=LN([.$R687]/1738.539)/0.00189" office:value-type="float" office:value="2680.99995862109" calcext:value-type="float">
            <text:p>268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7]+1" office:value-type="float" office:value="1682" calcext:value-type="float">
            <text:p>1682</text:p>
          </table:table-cell>
          <table:table-cell table:formula="of:=5890*EXP(0.00256*([.$M688]-[.$M$7]))" office:value-type="float" office:value="33670.2951016888" calcext:value-type="float">
            <text:p>33,670</text:p>
          </table:table-cell>
          <table:table-cell table:formula="of:=LN([.$N688]/454.16)/0.00256" office:value-type="float" office:value="1682.00067100905" calcext:value-type="float">
            <text:p>1682</text:p>
          </table:table-cell>
          <table:table-cell/>
          <table:table-cell table:formula="of:=[.Q687]+1" office:value-type="float" office:value="2682" calcext:value-type="float">
            <text:p>2682</text:p>
          </table:table-cell>
          <table:table-cell table:formula="of:=76320*EXP(0.00189*([.$Q688]-[.$Q$7]))" office:value-type="float" office:value="276448.632780122" calcext:value-type="float">
            <text:p>276,449</text:p>
          </table:table-cell>
          <table:table-cell table:formula="of:=LN([.$R688]/1738.539)/0.00189" office:value-type="float" office:value="2681.99995862109" calcext:value-type="float">
            <text:p>268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8]+1" office:value-type="float" office:value="1683" calcext:value-type="float">
            <text:p>1683</text:p>
          </table:table-cell>
          <table:table-cell table:formula="of:=5890*EXP(0.00256*([.$M689]-[.$M$7]))" office:value-type="float" office:value="33756.6014821813" calcext:value-type="float">
            <text:p>33,757</text:p>
          </table:table-cell>
          <table:table-cell table:formula="of:=LN([.$N689]/454.16)/0.00256" office:value-type="float" office:value="1683.00067100905" calcext:value-type="float">
            <text:p>1683</text:p>
          </table:table-cell>
          <table:table-cell/>
          <table:table-cell table:formula="of:=[.Q688]+1" office:value-type="float" office:value="2683" calcext:value-type="float">
            <text:p>2683</text:p>
          </table:table-cell>
          <table:table-cell table:formula="of:=76320*EXP(0.00189*([.$Q689]-[.$Q$7]))" office:value-type="float" office:value="276971.614758367" calcext:value-type="float">
            <text:p>276,972</text:p>
          </table:table-cell>
          <table:table-cell table:formula="of:=LN([.$R689]/1738.539)/0.00189" office:value-type="float" office:value="2682.99995862109" calcext:value-type="float">
            <text:p>268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89]+1" office:value-type="float" office:value="1684" calcext:value-type="float">
            <text:p>1684</text:p>
          </table:table-cell>
          <table:table-cell table:formula="of:=5890*EXP(0.00256*([.$M690]-[.$M$7]))" office:value-type="float" office:value="33843.1290900582" calcext:value-type="float">
            <text:p>33,843</text:p>
          </table:table-cell>
          <table:table-cell table:formula="of:=LN([.$N690]/454.16)/0.00256" office:value-type="float" office:value="1684.00067100905" calcext:value-type="float">
            <text:p>1684</text:p>
          </table:table-cell>
          <table:table-cell/>
          <table:table-cell table:formula="of:=[.Q689]+1" office:value-type="float" office:value="2684" calcext:value-type="float">
            <text:p>2684</text:p>
          </table:table-cell>
          <table:table-cell table:formula="of:=76320*EXP(0.00189*([.$Q690]-[.$Q$7]))" office:value-type="float" office:value="277495.586107212" calcext:value-type="float">
            <text:p>277,496</text:p>
          </table:table-cell>
          <table:table-cell table:formula="of:=LN([.$R690]/1738.539)/0.00189" office:value-type="float" office:value="2683.99995862109" calcext:value-type="float">
            <text:p>268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0]+1" office:value-type="float" office:value="1685" calcext:value-type="float">
            <text:p>1685</text:p>
          </table:table-cell>
          <table:table-cell table:formula="of:=5890*EXP(0.00256*([.$M691]-[.$M$7]))" office:value-type="float" office:value="33929.878492387" calcext:value-type="float">
            <text:p>33,930</text:p>
          </table:table-cell>
          <table:table-cell table:formula="of:=LN([.$N691]/454.16)/0.00256" office:value-type="float" office:value="1685.00067100905" calcext:value-type="float">
            <text:p>1685</text:p>
          </table:table-cell>
          <table:table-cell/>
          <table:table-cell table:formula="of:=[.Q690]+1" office:value-type="float" office:value="2685" calcext:value-type="float">
            <text:p>2685</text:p>
          </table:table-cell>
          <table:table-cell table:formula="of:=76320*EXP(0.00189*([.$Q691]-[.$Q$7]))" office:value-type="float" office:value="278020.548698335" calcext:value-type="float">
            <text:p>278,021</text:p>
          </table:table-cell>
          <table:table-cell table:formula="of:=LN([.$R691]/1738.539)/0.00189" office:value-type="float" office:value="2684.99995862109" calcext:value-type="float">
            <text:p>268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1]+1" office:value-type="float" office:value="1686" calcext:value-type="float">
            <text:p>1686</text:p>
          </table:table-cell>
          <table:table-cell table:formula="of:=5890*EXP(0.00256*([.$M692]-[.$M$7]))" office:value-type="float" office:value="34016.8502576889" calcext:value-type="float">
            <text:p>34,017</text:p>
          </table:table-cell>
          <table:table-cell table:formula="of:=LN([.$N692]/454.16)/0.00256" office:value-type="float" office:value="1686.00067100905" calcext:value-type="float">
            <text:p>1686</text:p>
          </table:table-cell>
          <table:table-cell/>
          <table:table-cell table:formula="of:=[.Q691]+1" office:value-type="float" office:value="2686" calcext:value-type="float">
            <text:p>2686</text:p>
          </table:table-cell>
          <table:table-cell table:formula="of:=76320*EXP(0.00189*([.$Q692]-[.$Q$7]))" office:value-type="float" office:value="278546.504406955" calcext:value-type="float">
            <text:p>278,547</text:p>
          </table:table-cell>
          <table:table-cell table:formula="of:=LN([.$R692]/1738.539)/0.00189" office:value-type="float" office:value="2685.99995862109" calcext:value-type="float">
            <text:p>268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2]+1" office:value-type="float" office:value="1687" calcext:value-type="float">
            <text:p>1687</text:p>
          </table:table-cell>
          <table:table-cell table:formula="of:=5890*EXP(0.00256*([.$M693]-[.$M$7]))" office:value-type="float" office:value="34104.0449559424" calcext:value-type="float">
            <text:p>34,104</text:p>
          </table:table-cell>
          <table:table-cell table:formula="of:=LN([.$N693]/454.16)/0.00256" office:value-type="float" office:value="1687.00067100905" calcext:value-type="float">
            <text:p>1687</text:p>
          </table:table-cell>
          <table:table-cell/>
          <table:table-cell table:formula="of:=[.Q692]+1" office:value-type="float" office:value="2687" calcext:value-type="float">
            <text:p>2687</text:p>
          </table:table-cell>
          <table:table-cell table:formula="of:=76320*EXP(0.00189*([.$Q693]-[.$Q$7]))" office:value-type="float" office:value="279073.455111841" calcext:value-type="float">
            <text:p>279,073</text:p>
          </table:table-cell>
          <table:table-cell table:formula="of:=LN([.$R693]/1738.539)/0.00189" office:value-type="float" office:value="2686.99995862109" calcext:value-type="float">
            <text:p>268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3]+1" office:value-type="float" office:value="1688" calcext:value-type="float">
            <text:p>1688</text:p>
          </table:table-cell>
          <table:table-cell table:formula="of:=5890*EXP(0.00256*([.$M694]-[.$M$7]))" office:value-type="float" office:value="34191.463158587" calcext:value-type="float">
            <text:p>34,191</text:p>
          </table:table-cell>
          <table:table-cell table:formula="of:=LN([.$N694]/454.16)/0.00256" office:value-type="float" office:value="1688.00067100905" calcext:value-type="float">
            <text:p>1688</text:p>
          </table:table-cell>
          <table:table-cell/>
          <table:table-cell table:formula="of:=[.Q693]+1" office:value-type="float" office:value="2688" calcext:value-type="float">
            <text:p>2688</text:p>
          </table:table-cell>
          <table:table-cell table:formula="of:=76320*EXP(0.00189*([.$Q694]-[.$Q$7]))" office:value-type="float" office:value="279601.402695312" calcext:value-type="float">
            <text:p>279,601</text:p>
          </table:table-cell>
          <table:table-cell table:formula="of:=LN([.$R694]/1738.539)/0.00189" office:value-type="float" office:value="2687.99995862109" calcext:value-type="float">
            <text:p>268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4]+1" office:value-type="float" office:value="1689" calcext:value-type="float">
            <text:p>1689</text:p>
          </table:table-cell>
          <table:table-cell table:formula="of:=5890*EXP(0.00256*([.$M695]-[.$M$7]))" office:value-type="float" office:value="34279.105438527" calcext:value-type="float">
            <text:p>34,279</text:p>
          </table:table-cell>
          <table:table-cell table:formula="of:=LN([.$N695]/454.16)/0.00256" office:value-type="float" office:value="1689.00067100905" calcext:value-type="float">
            <text:p>1689</text:p>
          </table:table-cell>
          <table:table-cell/>
          <table:table-cell table:formula="of:=[.Q694]+1" office:value-type="float" office:value="2689" calcext:value-type="float">
            <text:p>2689</text:p>
          </table:table-cell>
          <table:table-cell table:formula="of:=76320*EXP(0.00189*([.$Q695]-[.$Q$7]))" office:value-type="float" office:value="280130.34904325" calcext:value-type="float">
            <text:p>280,130</text:p>
          </table:table-cell>
          <table:table-cell table:formula="of:=LN([.$R695]/1738.539)/0.00189" office:value-type="float" office:value="2688.99995862109" calcext:value-type="float">
            <text:p>268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5]+1" office:value-type="float" office:value="1690" calcext:value-type="float">
            <text:p>1690</text:p>
          </table:table-cell>
          <table:table-cell table:formula="of:=5890*EXP(0.00256*([.$M696]-[.$M$7]))" office:value-type="float" office:value="34366.972370135" calcext:value-type="float">
            <text:p>34,367</text:p>
          </table:table-cell>
          <table:table-cell table:formula="of:=LN([.$N696]/454.16)/0.00256" office:value-type="float" office:value="1690.00067100905" calcext:value-type="float">
            <text:p>1690</text:p>
          </table:table-cell>
          <table:table-cell/>
          <table:table-cell table:formula="of:=[.Q695]+1" office:value-type="float" office:value="2690" calcext:value-type="float">
            <text:p>2690</text:p>
          </table:table-cell>
          <table:table-cell table:formula="of:=76320*EXP(0.00189*([.$Q696]-[.$Q$7]))" office:value-type="float" office:value="280660.296045107" calcext:value-type="float">
            <text:p>280,660</text:p>
          </table:table-cell>
          <table:table-cell table:formula="of:=LN([.$R696]/1738.539)/0.00189" office:value-type="float" office:value="2689.99995862109" calcext:value-type="float">
            <text:p>268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6]+1" office:value-type="float" office:value="1691" calcext:value-type="float">
            <text:p>1691</text:p>
          </table:table-cell>
          <table:table-cell table:formula="of:=5890*EXP(0.00256*([.$M697]-[.$M$7]))" office:value-type="float" office:value="34455.0645292562" calcext:value-type="float">
            <text:p>34,455</text:p>
          </table:table-cell>
          <table:table-cell table:formula="of:=LN([.$N697]/454.16)/0.00256" office:value-type="float" office:value="1691.00067100905" calcext:value-type="float">
            <text:p>1691</text:p>
          </table:table-cell>
          <table:table-cell/>
          <table:table-cell table:formula="of:=[.Q696]+1" office:value-type="float" office:value="2691" calcext:value-type="float">
            <text:p>2691</text:p>
          </table:table-cell>
          <table:table-cell table:formula="of:=76320*EXP(0.00189*([.$Q697]-[.$Q$7]))" office:value-type="float" office:value="281191.245593905" calcext:value-type="float">
            <text:p>281,191</text:p>
          </table:table-cell>
          <table:table-cell table:formula="of:=LN([.$R697]/1738.539)/0.00189" office:value-type="float" office:value="2690.99995862109" calcext:value-type="float">
            <text:p>269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7]+1" office:value-type="float" office:value="1692" calcext:value-type="float">
            <text:p>1692</text:p>
          </table:table-cell>
          <table:table-cell table:formula="of:=5890*EXP(0.00256*([.$M698]-[.$M$7]))" office:value-type="float" office:value="34543.3824932115" calcext:value-type="float">
            <text:p>34,543</text:p>
          </table:table-cell>
          <table:table-cell table:formula="of:=LN([.$N698]/454.16)/0.00256" office:value-type="float" office:value="1692.00067100905" calcext:value-type="float">
            <text:p>1692</text:p>
          </table:table-cell>
          <table:table-cell/>
          <table:table-cell table:formula="of:=[.Q697]+1" office:value-type="float" office:value="2692" calcext:value-type="float">
            <text:p>2692</text:p>
          </table:table-cell>
          <table:table-cell table:formula="of:=76320*EXP(0.00189*([.$Q698]-[.$Q$7]))" office:value-type="float" office:value="281723.199586251" calcext:value-type="float">
            <text:p>281,723</text:p>
          </table:table-cell>
          <table:table-cell table:formula="of:=LN([.$R698]/1738.539)/0.00189" office:value-type="float" office:value="2691.99995862109" calcext:value-type="float">
            <text:p>269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8]+1" office:value-type="float" office:value="1693" calcext:value-type="float">
            <text:p>1693</text:p>
          </table:table-cell>
          <table:table-cell table:formula="of:=5890*EXP(0.00256*([.$M699]-[.$M$7]))" office:value-type="float" office:value="34631.9268408021" calcext:value-type="float">
            <text:p>34,632</text:p>
          </table:table-cell>
          <table:table-cell table:formula="of:=LN([.$N699]/454.16)/0.00256" office:value-type="float" office:value="1693.00067100905" calcext:value-type="float">
            <text:p>1693</text:p>
          </table:table-cell>
          <table:table-cell/>
          <table:table-cell table:formula="of:=[.Q698]+1" office:value-type="float" office:value="2693" calcext:value-type="float">
            <text:p>2693</text:p>
          </table:table-cell>
          <table:table-cell table:formula="of:=76320*EXP(0.00189*([.$Q699]-[.$Q$7]))" office:value-type="float" office:value="282256.159922338" calcext:value-type="float">
            <text:p>282,256</text:p>
          </table:table-cell>
          <table:table-cell table:formula="of:=LN([.$R699]/1738.539)/0.00189" office:value-type="float" office:value="2692.99995862109" calcext:value-type="float">
            <text:p>269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699]+1" office:value-type="float" office:value="1694" calcext:value-type="float">
            <text:p>1694</text:p>
          </table:table-cell>
          <table:table-cell table:formula="of:=5890*EXP(0.00256*([.$M700]-[.$M$7]))" office:value-type="float" office:value="34720.6981523123" calcext:value-type="float">
            <text:p>34,721</text:p>
          </table:table-cell>
          <table:table-cell table:formula="of:=LN([.$N700]/454.16)/0.00256" office:value-type="float" office:value="1694.00067100905" calcext:value-type="float">
            <text:p>1694</text:p>
          </table:table-cell>
          <table:table-cell/>
          <table:table-cell table:formula="of:=[.Q699]+1" office:value-type="float" office:value="2694" calcext:value-type="float">
            <text:p>2694</text:p>
          </table:table-cell>
          <table:table-cell table:formula="of:=76320*EXP(0.00189*([.$Q700]-[.$Q$7]))" office:value-type="float" office:value="282790.128505954" calcext:value-type="float">
            <text:p>282,790</text:p>
          </table:table-cell>
          <table:table-cell table:formula="of:=LN([.$R700]/1738.539)/0.00189" office:value-type="float" office:value="2693.99995862109" calcext:value-type="float">
            <text:p>269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0]+1" office:value-type="float" office:value="1695" calcext:value-type="float">
            <text:p>1695</text:p>
          </table:table-cell>
          <table:table-cell table:formula="of:=5890*EXP(0.00256*([.$M701]-[.$M$7]))" office:value-type="float" office:value="34809.6970095142" calcext:value-type="float">
            <text:p>34,810</text:p>
          </table:table-cell>
          <table:table-cell table:formula="of:=LN([.$N701]/454.16)/0.00256" office:value-type="float" office:value="1695.00067100905" calcext:value-type="float">
            <text:p>1695</text:p>
          </table:table-cell>
          <table:table-cell/>
          <table:table-cell table:formula="of:=[.Q700]+1" office:value-type="float" office:value="2695" calcext:value-type="float">
            <text:p>2695</text:p>
          </table:table-cell>
          <table:table-cell table:formula="of:=76320*EXP(0.00189*([.$Q701]-[.$Q$7]))" office:value-type="float" office:value="283325.107244488" calcext:value-type="float">
            <text:p>283,325</text:p>
          </table:table-cell>
          <table:table-cell table:formula="of:=LN([.$R701]/1738.539)/0.00189" office:value-type="float" office:value="2694.99995862109" calcext:value-type="float">
            <text:p>269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1]+1" office:value-type="float" office:value="1696" calcext:value-type="float">
            <text:p>1696</text:p>
          </table:table-cell>
          <table:table-cell table:formula="of:=5890*EXP(0.00256*([.$M702]-[.$M$7]))" office:value-type="float" office:value="34898.923995671" calcext:value-type="float">
            <text:p>34,899</text:p>
          </table:table-cell>
          <table:table-cell table:formula="of:=LN([.$N702]/454.16)/0.00256" office:value-type="float" office:value="1696.00067100905" calcext:value-type="float">
            <text:p>1696</text:p>
          </table:table-cell>
          <table:table-cell/>
          <table:table-cell table:formula="of:=[.Q701]+1" office:value-type="float" office:value="2696" calcext:value-type="float">
            <text:p>2696</text:p>
          </table:table-cell>
          <table:table-cell table:formula="of:=76320*EXP(0.00189*([.$Q702]-[.$Q$7]))" office:value-type="float" office:value="283861.098048939" calcext:value-type="float">
            <text:p>283,861</text:p>
          </table:table-cell>
          <table:table-cell table:formula="of:=LN([.$R702]/1738.539)/0.00189" office:value-type="float" office:value="2695.99995862109" calcext:value-type="float">
            <text:p>269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2]+1" office:value-type="float" office:value="1697" calcext:value-type="float">
            <text:p>1697</text:p>
          </table:table-cell>
          <table:table-cell table:formula="of:=5890*EXP(0.00256*([.$M703]-[.$M$7]))" office:value-type="float" office:value="34988.379695541" calcext:value-type="float">
            <text:p>34,988</text:p>
          </table:table-cell>
          <table:table-cell table:formula="of:=LN([.$N703]/454.16)/0.00256" office:value-type="float" office:value="1697.00067100905" calcext:value-type="float">
            <text:p>1697</text:p>
          </table:table-cell>
          <table:table-cell/>
          <table:table-cell table:formula="of:=[.Q702]+1" office:value-type="float" office:value="2697" calcext:value-type="float">
            <text:p>2697</text:p>
          </table:table-cell>
          <table:table-cell table:formula="of:=76320*EXP(0.00189*([.$Q703]-[.$Q$7]))" office:value-type="float" office:value="284398.102833921" calcext:value-type="float">
            <text:p>284,398</text:p>
          </table:table-cell>
          <table:table-cell table:formula="of:=LN([.$R703]/1738.539)/0.00189" office:value-type="float" office:value="2696.99995862109" calcext:value-type="float">
            <text:p>269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3]+1" office:value-type="float" office:value="1698" calcext:value-type="float">
            <text:p>1698</text:p>
          </table:table-cell>
          <table:table-cell table:formula="of:=5890*EXP(0.00256*([.$M704]-[.$M$7]))" office:value-type="float" office:value="35078.0646953814" calcext:value-type="float">
            <text:p>35,078</text:p>
          </table:table-cell>
          <table:table-cell table:formula="of:=LN([.$N704]/454.16)/0.00256" office:value-type="float" office:value="1698.00067100905" calcext:value-type="float">
            <text:p>1698</text:p>
          </table:table-cell>
          <table:table-cell/>
          <table:table-cell table:formula="of:=[.Q703]+1" office:value-type="float" office:value="2698" calcext:value-type="float">
            <text:p>2698</text:p>
          </table:table-cell>
          <table:table-cell table:formula="of:=76320*EXP(0.00189*([.$Q704]-[.$Q$7]))" office:value-type="float" office:value="284936.123517668" calcext:value-type="float">
            <text:p>284,936</text:p>
          </table:table-cell>
          <table:table-cell table:formula="of:=LN([.$R704]/1738.539)/0.00189" office:value-type="float" office:value="2697.99995862109" calcext:value-type="float">
            <text:p>269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4]+1" office:value-type="float" office:value="1699" calcext:value-type="float">
            <text:p>1699</text:p>
          </table:table-cell>
          <table:table-cell table:formula="of:=5890*EXP(0.00256*([.$M705]-[.$M$7]))" office:value-type="float" office:value="35167.9795829522" calcext:value-type="float">
            <text:p>35,168</text:p>
          </table:table-cell>
          <table:table-cell table:formula="of:=LN([.$N705]/454.16)/0.00256" office:value-type="float" office:value="1699.00067100905" calcext:value-type="float">
            <text:p>1699</text:p>
          </table:table-cell>
          <table:table-cell/>
          <table:table-cell table:formula="of:=[.Q704]+1" office:value-type="float" office:value="2699" calcext:value-type="float">
            <text:p>2699</text:p>
          </table:table-cell>
          <table:table-cell table:formula="of:=76320*EXP(0.00189*([.$Q705]-[.$Q$7]))" office:value-type="float" office:value="285475.162022044" calcext:value-type="float">
            <text:p>285,475</text:p>
          </table:table-cell>
          <table:table-cell table:formula="of:=LN([.$R705]/1738.539)/0.00189" office:value-type="float" office:value="2698.99995862109" calcext:value-type="float">
            <text:p>269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5]+1" office:value-type="float" office:value="1700" calcext:value-type="float">
            <text:p>1700</text:p>
          </table:table-cell>
          <table:table-cell table:formula="of:=5890*EXP(0.00256*([.$M706]-[.$M$7]))" office:value-type="float" office:value="35258.1249475198" calcext:value-type="float">
            <text:p>35,258</text:p>
          </table:table-cell>
          <table:table-cell table:formula="of:=LN([.$N706]/454.16)/0.00256" office:value-type="float" office:value="1700.00067100905" calcext:value-type="float">
            <text:p>1700</text:p>
          </table:table-cell>
          <table:table-cell/>
          <table:table-cell table:formula="of:=[.Q705]+1" office:value-type="float" office:value="2700" calcext:value-type="float">
            <text:p>2700</text:p>
          </table:table-cell>
          <table:table-cell table:formula="of:=76320*EXP(0.00189*([.$Q706]-[.$Q$7]))" office:value-type="float" office:value="286015.220272551" calcext:value-type="float">
            <text:p>286,015</text:p>
          </table:table-cell>
          <table:table-cell table:formula="of:=LN([.$R706]/1738.539)/0.00189" office:value-type="float" office:value="2699.99995862109" calcext:value-type="float">
            <text:p>269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6]+1" office:value-type="float" office:value="1701" calcext:value-type="float">
            <text:p>1701</text:p>
          </table:table-cell>
          <table:table-cell table:formula="of:=5890*EXP(0.00256*([.$M707]-[.$M$7]))" office:value-type="float" office:value="35348.5013798613" calcext:value-type="float">
            <text:p>35,349</text:p>
          </table:table-cell>
          <table:table-cell table:formula="of:=LN([.$N707]/454.16)/0.00256" office:value-type="float" office:value="1701.00067100905" calcext:value-type="float">
            <text:p>1701</text:p>
          </table:table-cell>
          <table:table-cell/>
          <table:table-cell table:formula="of:=[.Q706]+1" office:value-type="float" office:value="2701" calcext:value-type="float">
            <text:p>2701</text:p>
          </table:table-cell>
          <table:table-cell table:formula="of:=76320*EXP(0.00189*([.$Q707]-[.$Q$7]))" office:value-type="float" office:value="286556.30019833" calcext:value-type="float">
            <text:p>286,556</text:p>
          </table:table-cell>
          <table:table-cell table:formula="of:=LN([.$R707]/1738.539)/0.00189" office:value-type="float" office:value="2700.99995862109" calcext:value-type="float">
            <text:p>270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7]+1" office:value-type="float" office:value="1702" calcext:value-type="float">
            <text:p>1702</text:p>
          </table:table-cell>
          <table:table-cell table:formula="of:=5890*EXP(0.00256*([.$M708]-[.$M$7]))" office:value-type="float" office:value="35439.1094722679" calcext:value-type="float">
            <text:p>35,439</text:p>
          </table:table-cell>
          <table:table-cell table:formula="of:=LN([.$N708]/454.16)/0.00256" office:value-type="float" office:value="1702.00067100905" calcext:value-type="float">
            <text:p>1702</text:p>
          </table:table-cell>
          <table:table-cell/>
          <table:table-cell table:formula="of:=[.Q707]+1" office:value-type="float" office:value="2702" calcext:value-type="float">
            <text:p>2702</text:p>
          </table:table-cell>
          <table:table-cell table:formula="of:=76320*EXP(0.00189*([.$Q708]-[.$Q$7]))" office:value-type="float" office:value="287098.403732174" calcext:value-type="float">
            <text:p>287,098</text:p>
          </table:table-cell>
          <table:table-cell table:formula="of:=LN([.$R708]/1738.539)/0.00189" office:value-type="float" office:value="2701.99995862109" calcext:value-type="float">
            <text:p>270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8]+1" office:value-type="float" office:value="1703" calcext:value-type="float">
            <text:p>1703</text:p>
          </table:table-cell>
          <table:table-cell table:formula="of:=5890*EXP(0.00256*([.$M709]-[.$M$7]))" office:value-type="float" office:value="35529.9498185492" calcext:value-type="float">
            <text:p>35,530</text:p>
          </table:table-cell>
          <table:table-cell table:formula="of:=LN([.$N709]/454.16)/0.00256" office:value-type="float" office:value="1703.00067100905" calcext:value-type="float">
            <text:p>1703</text:p>
          </table:table-cell>
          <table:table-cell/>
          <table:table-cell table:formula="of:=[.Q708]+1" office:value-type="float" office:value="2703" calcext:value-type="float">
            <text:p>2703</text:p>
          </table:table-cell>
          <table:table-cell table:formula="of:=76320*EXP(0.00189*([.$Q709]-[.$Q$7]))" office:value-type="float" office:value="287641.532810531" calcext:value-type="float">
            <text:p>287,642</text:p>
          </table:table-cell>
          <table:table-cell table:formula="of:=LN([.$R709]/1738.539)/0.00189" office:value-type="float" office:value="2702.99995862109" calcext:value-type="float">
            <text:p>270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09]+1" office:value-type="float" office:value="1704" calcext:value-type="float">
            <text:p>1704</text:p>
          </table:table-cell>
          <table:table-cell table:formula="of:=5890*EXP(0.00256*([.$M710]-[.$M$7]))" office:value-type="float" office:value="35621.0230140368" calcext:value-type="float">
            <text:p>35,621</text:p>
          </table:table-cell>
          <table:table-cell table:formula="of:=LN([.$N710]/454.16)/0.00256" office:value-type="float" office:value="1704.00067100905" calcext:value-type="float">
            <text:p>1704</text:p>
          </table:table-cell>
          <table:table-cell/>
          <table:table-cell table:formula="of:=[.Q709]+1" office:value-type="float" office:value="2704" calcext:value-type="float">
            <text:p>2704</text:p>
          </table:table-cell>
          <table:table-cell table:formula="of:=76320*EXP(0.00189*([.$Q710]-[.$Q$7]))" office:value-type="float" office:value="288185.689373513" calcext:value-type="float">
            <text:p>288,186</text:p>
          </table:table-cell>
          <table:table-cell table:formula="of:=LN([.$R710]/1738.539)/0.00189" office:value-type="float" office:value="2703.99995862109" calcext:value-type="float">
            <text:p>270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0]+1" office:value-type="float" office:value="1705" calcext:value-type="float">
            <text:p>1705</text:p>
          </table:table-cell>
          <table:table-cell table:formula="of:=5890*EXP(0.00256*([.$M711]-[.$M$7]))" office:value-type="float" office:value="35712.3296555884" calcext:value-type="float">
            <text:p>35,712</text:p>
          </table:table-cell>
          <table:table-cell table:formula="of:=LN([.$N711]/454.16)/0.00256" office:value-type="float" office:value="1705.00067100905" calcext:value-type="float">
            <text:p>1705</text:p>
          </table:table-cell>
          <table:table-cell/>
          <table:table-cell table:formula="of:=[.Q710]+1" office:value-type="float" office:value="2705" calcext:value-type="float">
            <text:p>2705</text:p>
          </table:table-cell>
          <table:table-cell table:formula="of:=76320*EXP(0.00189*([.$Q711]-[.$Q$7]))" office:value-type="float" office:value="288730.875364902" calcext:value-type="float">
            <text:p>288,731</text:p>
          </table:table-cell>
          <table:table-cell table:formula="of:=LN([.$R711]/1738.539)/0.00189" office:value-type="float" office:value="2704.99995862109" calcext:value-type="float">
            <text:p>270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1]+1" office:value-type="float" office:value="1706" calcext:value-type="float">
            <text:p>1706</text:p>
          </table:table-cell>
          <table:table-cell table:formula="of:=5890*EXP(0.00256*([.$M712]-[.$M$7]))" office:value-type="float" office:value="35803.8703415913" calcext:value-type="float">
            <text:p>35,804</text:p>
          </table:table-cell>
          <table:table-cell table:formula="of:=LN([.$N712]/454.16)/0.00256" office:value-type="float" office:value="1706.00067100905" calcext:value-type="float">
            <text:p>1706</text:p>
          </table:table-cell>
          <table:table-cell/>
          <table:table-cell table:formula="of:=[.Q711]+1" office:value-type="float" office:value="2706" calcext:value-type="float">
            <text:p>2706</text:p>
          </table:table-cell>
          <table:table-cell table:formula="of:=76320*EXP(0.00189*([.$Q712]-[.$Q$7]))" office:value-type="float" office:value="289277.092732159" calcext:value-type="float">
            <text:p>289,277</text:p>
          </table:table-cell>
          <table:table-cell table:formula="of:=LN([.$R712]/1738.539)/0.00189" office:value-type="float" office:value="2705.99995862109" calcext:value-type="float">
            <text:p>270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2]+1" office:value-type="float" office:value="1707" calcext:value-type="float">
            <text:p>1707</text:p>
          </table:table-cell>
          <table:table-cell table:formula="of:=5890*EXP(0.00256*([.$M713]-[.$M$7]))" office:value-type="float" office:value="35895.6456719671" calcext:value-type="float">
            <text:p>35,896</text:p>
          </table:table-cell>
          <table:table-cell table:formula="of:=LN([.$N713]/454.16)/0.00256" office:value-type="float" office:value="1707.00067100905" calcext:value-type="float">
            <text:p>1707</text:p>
          </table:table-cell>
          <table:table-cell/>
          <table:table-cell table:formula="of:=[.Q712]+1" office:value-type="float" office:value="2707" calcext:value-type="float">
            <text:p>2707</text:p>
          </table:table-cell>
          <table:table-cell table:formula="of:=76320*EXP(0.00189*([.$Q713]-[.$Q$7]))" office:value-type="float" office:value="289824.343426426" calcext:value-type="float">
            <text:p>289,824</text:p>
          </table:table-cell>
          <table:table-cell table:formula="of:=LN([.$R713]/1738.539)/0.00189" office:value-type="float" office:value="2706.99995862109" calcext:value-type="float">
            <text:p>270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3]+1" office:value-type="float" office:value="1708" calcext:value-type="float">
            <text:p>1708</text:p>
          </table:table-cell>
          <table:table-cell table:formula="of:=5890*EXP(0.00256*([.$M714]-[.$M$7]))" office:value-type="float" office:value="35987.6562481749" calcext:value-type="float">
            <text:p>35,988</text:p>
          </table:table-cell>
          <table:table-cell table:formula="of:=LN([.$N714]/454.16)/0.00256" office:value-type="float" office:value="1708.00067100905" calcext:value-type="float">
            <text:p>1708</text:p>
          </table:table-cell>
          <table:table-cell/>
          <table:table-cell table:formula="of:=[.Q713]+1" office:value-type="float" office:value="2708" calcext:value-type="float">
            <text:p>2708</text:p>
          </table:table-cell>
          <table:table-cell table:formula="of:=76320*EXP(0.00189*([.$Q714]-[.$Q$7]))" office:value-type="float" office:value="290372.629402538" calcext:value-type="float">
            <text:p>290,373</text:p>
          </table:table-cell>
          <table:table-cell table:formula="of:=LN([.$R714]/1738.539)/0.00189" office:value-type="float" office:value="2707.99995862109" calcext:value-type="float">
            <text:p>270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4]+1" office:value-type="float" office:value="1709" calcext:value-type="float">
            <text:p>1709</text:p>
          </table:table-cell>
          <table:table-cell table:formula="of:=5890*EXP(0.00256*([.$M715]-[.$M$7]))" office:value-type="float" office:value="36079.9026732154" calcext:value-type="float">
            <text:p>36,080</text:p>
          </table:table-cell>
          <table:table-cell table:formula="of:=LN([.$N715]/454.16)/0.00256" office:value-type="float" office:value="1709.00067100905" calcext:value-type="float">
            <text:p>1709</text:p>
          </table:table-cell>
          <table:table-cell/>
          <table:table-cell table:formula="of:=[.Q714]+1" office:value-type="float" office:value="2709" calcext:value-type="float">
            <text:p>2709</text:p>
          </table:table-cell>
          <table:table-cell table:formula="of:=76320*EXP(0.00189*([.$Q715]-[.$Q$7]))" office:value-type="float" office:value="290921.952619029" calcext:value-type="float">
            <text:p>290,922</text:p>
          </table:table-cell>
          <table:table-cell table:formula="of:=LN([.$R715]/1738.539)/0.00189" office:value-type="float" office:value="2708.99995862109" calcext:value-type="float">
            <text:p>270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5]+1" office:value-type="float" office:value="1710" calcext:value-type="float">
            <text:p>1710</text:p>
          </table:table-cell>
          <table:table-cell table:formula="of:=5890*EXP(0.00256*([.$M716]-[.$M$7]))" office:value-type="float" office:value="36172.3855516353" calcext:value-type="float">
            <text:p>36,172</text:p>
          </table:table-cell>
          <table:table-cell table:formula="of:=LN([.$N716]/454.16)/0.00256" office:value-type="float" office:value="1710.00067100905" calcext:value-type="float">
            <text:p>1710</text:p>
          </table:table-cell>
          <table:table-cell/>
          <table:table-cell table:formula="of:=[.Q715]+1" office:value-type="float" office:value="2710" calcext:value-type="float">
            <text:p>2710</text:p>
          </table:table-cell>
          <table:table-cell table:formula="of:=76320*EXP(0.00189*([.$Q716]-[.$Q$7]))" office:value-type="float" office:value="291472.315038136" calcext:value-type="float">
            <text:p>291,472</text:p>
          </table:table-cell>
          <table:table-cell table:formula="of:=LN([.$R716]/1738.539)/0.00189" office:value-type="float" office:value="2709.99995862109" calcext:value-type="float">
            <text:p>270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6]+1" office:value-type="float" office:value="1711" calcext:value-type="float">
            <text:p>1711</text:p>
          </table:table-cell>
          <table:table-cell table:formula="of:=5890*EXP(0.00256*([.$M717]-[.$M$7]))" office:value-type="float" office:value="36265.1054895305" calcext:value-type="float">
            <text:p>36,265</text:p>
          </table:table-cell>
          <table:table-cell table:formula="of:=LN([.$N717]/454.16)/0.00256" office:value-type="float" office:value="1711.00067100905" calcext:value-type="float">
            <text:p>1711</text:p>
          </table:table-cell>
          <table:table-cell/>
          <table:table-cell table:formula="of:=[.Q716]+1" office:value-type="float" office:value="2711" calcext:value-type="float">
            <text:p>2711</text:p>
          </table:table-cell>
          <table:table-cell table:formula="of:=76320*EXP(0.00189*([.$Q717]-[.$Q$7]))" office:value-type="float" office:value="292023.718625809" calcext:value-type="float">
            <text:p>292,024</text:p>
          </table:table-cell>
          <table:table-cell table:formula="of:=LN([.$R717]/1738.539)/0.00189" office:value-type="float" office:value="2710.99995862109" calcext:value-type="float">
            <text:p>271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7]+1" office:value-type="float" office:value="1712" calcext:value-type="float">
            <text:p>1712</text:p>
          </table:table-cell>
          <table:table-cell table:formula="of:=5890*EXP(0.00256*([.$M718]-[.$M$7]))" office:value-type="float" office:value="36358.0630945509" calcext:value-type="float">
            <text:p>36,358</text:p>
          </table:table-cell>
          <table:table-cell table:formula="of:=LN([.$N718]/454.16)/0.00256" office:value-type="float" office:value="1712.00067100905" calcext:value-type="float">
            <text:p>1712</text:p>
          </table:table-cell>
          <table:table-cell/>
          <table:table-cell table:formula="of:=[.Q717]+1" office:value-type="float" office:value="2712" calcext:value-type="float">
            <text:p>2712</text:p>
          </table:table-cell>
          <table:table-cell table:formula="of:=76320*EXP(0.00189*([.$Q718]-[.$Q$7]))" office:value-type="float" office:value="292576.165351718" calcext:value-type="float">
            <text:p>292,576</text:p>
          </table:table-cell>
          <table:table-cell table:formula="of:=LN([.$R718]/1738.539)/0.00189" office:value-type="float" office:value="2711.99995862109" calcext:value-type="float">
            <text:p>271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8]+1" office:value-type="float" office:value="1713" calcext:value-type="float">
            <text:p>1713</text:p>
          </table:table-cell>
          <table:table-cell table:formula="of:=5890*EXP(0.00256*([.$M719]-[.$M$7]))" office:value-type="float" office:value="36451.2589759037" calcext:value-type="float">
            <text:p>36,451</text:p>
          </table:table-cell>
          <table:table-cell table:formula="of:=LN([.$N719]/454.16)/0.00256" office:value-type="float" office:value="1713.00067100905" calcext:value-type="float">
            <text:p>1713</text:p>
          </table:table-cell>
          <table:table-cell/>
          <table:table-cell table:formula="of:=[.Q718]+1" office:value-type="float" office:value="2713" calcext:value-type="float">
            <text:p>2713</text:p>
          </table:table-cell>
          <table:table-cell table:formula="of:=76320*EXP(0.00189*([.$Q719]-[.$Q$7]))" office:value-type="float" office:value="293129.657189259" calcext:value-type="float">
            <text:p>293,130</text:p>
          </table:table-cell>
          <table:table-cell table:formula="of:=LN([.$R719]/1738.539)/0.00189" office:value-type="float" office:value="2712.99995862109" calcext:value-type="float">
            <text:p>271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19]+1" office:value-type="float" office:value="1714" calcext:value-type="float">
            <text:p>1714</text:p>
          </table:table-cell>
          <table:table-cell table:formula="of:=5890*EXP(0.00256*([.$M720]-[.$M$7]))" office:value-type="float" office:value="36544.6937443578" calcext:value-type="float">
            <text:p>36,545</text:p>
          </table:table-cell>
          <table:table-cell table:formula="of:=LN([.$N720]/454.16)/0.00256" office:value-type="float" office:value="1714.00067100905" calcext:value-type="float">
            <text:p>1714</text:p>
          </table:table-cell>
          <table:table-cell/>
          <table:table-cell table:formula="of:=[.Q719]+1" office:value-type="float" office:value="2714" calcext:value-type="float">
            <text:p>2714</text:p>
          </table:table-cell>
          <table:table-cell table:formula="of:=76320*EXP(0.00189*([.$Q720]-[.$Q$7]))" office:value-type="float" office:value="293684.196115559" calcext:value-type="float">
            <text:p>293,684</text:p>
          </table:table-cell>
          <table:table-cell table:formula="of:=LN([.$R720]/1738.539)/0.00189" office:value-type="float" office:value="2713.99995862109" calcext:value-type="float">
            <text:p>271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0]+1" office:value-type="float" office:value="1715" calcext:value-type="float">
            <text:p>1715</text:p>
          </table:table-cell>
          <table:table-cell table:formula="of:=5890*EXP(0.00256*([.$M721]-[.$M$7]))" office:value-type="float" office:value="36638.3680122476" calcext:value-type="float">
            <text:p>36,638</text:p>
          </table:table-cell>
          <table:table-cell table:formula="of:=LN([.$N721]/454.16)/0.00256" office:value-type="float" office:value="1715.00067100905" calcext:value-type="float">
            <text:p>1715</text:p>
          </table:table-cell>
          <table:table-cell/>
          <table:table-cell table:formula="of:=[.Q720]+1" office:value-type="float" office:value="2715" calcext:value-type="float">
            <text:p>2715</text:p>
          </table:table-cell>
          <table:table-cell table:formula="of:=76320*EXP(0.00189*([.$Q721]-[.$Q$7]))" office:value-type="float" office:value="294239.784111489" calcext:value-type="float">
            <text:p>294,240</text:p>
          </table:table-cell>
          <table:table-cell table:formula="of:=LN([.$R721]/1738.539)/0.00189" office:value-type="float" office:value="2714.99995862109" calcext:value-type="float">
            <text:p>271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1]+1" office:value-type="float" office:value="1716" calcext:value-type="float">
            <text:p>1716</text:p>
          </table:table-cell>
          <table:table-cell table:formula="of:=5890*EXP(0.00256*([.$M722]-[.$M$7]))" office:value-type="float" office:value="36732.2823934772" calcext:value-type="float">
            <text:p>36,732</text:p>
          </table:table-cell>
          <table:table-cell table:formula="of:=LN([.$N722]/454.16)/0.00256" office:value-type="float" office:value="1716.00067100905" calcext:value-type="float">
            <text:p>1716</text:p>
          </table:table-cell>
          <table:table-cell/>
          <table:table-cell table:formula="of:=[.Q721]+1" office:value-type="float" office:value="2716" calcext:value-type="float">
            <text:p>2716</text:p>
          </table:table-cell>
          <table:table-cell table:formula="of:=76320*EXP(0.00189*([.$Q722]-[.$Q$7]))" office:value-type="float" office:value="294796.423161665" calcext:value-type="float">
            <text:p>294,796</text:p>
          </table:table-cell>
          <table:table-cell table:formula="of:=LN([.$R722]/1738.539)/0.00189" office:value-type="float" office:value="2715.99995862109" calcext:value-type="float">
            <text:p>271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2]+1" office:value-type="float" office:value="1717" calcext:value-type="float">
            <text:p>1717</text:p>
          </table:table-cell>
          <table:table-cell table:formula="of:=5890*EXP(0.00256*([.$M723]-[.$M$7]))" office:value-type="float" office:value="36826.4375035241" calcext:value-type="float">
            <text:p>36,826</text:p>
          </table:table-cell>
          <table:table-cell table:formula="of:=LN([.$N723]/454.16)/0.00256" office:value-type="float" office:value="1717.00067100905" calcext:value-type="float">
            <text:p>1717</text:p>
          </table:table-cell>
          <table:table-cell/>
          <table:table-cell table:formula="of:=[.Q722]+1" office:value-type="float" office:value="2717" calcext:value-type="float">
            <text:p>2717</text:p>
          </table:table-cell>
          <table:table-cell table:formula="of:=76320*EXP(0.00189*([.$Q723]-[.$Q$7]))" office:value-type="float" office:value="295354.115254457" calcext:value-type="float">
            <text:p>295,354</text:p>
          </table:table-cell>
          <table:table-cell table:formula="of:=LN([.$R723]/1738.539)/0.00189" office:value-type="float" office:value="2716.99995862109" calcext:value-type="float">
            <text:p>271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3]+1" office:value-type="float" office:value="1718" calcext:value-type="float">
            <text:p>1718</text:p>
          </table:table-cell>
          <table:table-cell table:formula="of:=5890*EXP(0.00256*([.$M724]-[.$M$7]))" office:value-type="float" office:value="36920.8339594436" calcext:value-type="float">
            <text:p>36,921</text:p>
          </table:table-cell>
          <table:table-cell table:formula="of:=LN([.$N724]/454.16)/0.00256" office:value-type="float" office:value="1718.00067100905" calcext:value-type="float">
            <text:p>1718</text:p>
          </table:table-cell>
          <table:table-cell/>
          <table:table-cell table:formula="of:=[.Q723]+1" office:value-type="float" office:value="2718" calcext:value-type="float">
            <text:p>2718</text:p>
          </table:table-cell>
          <table:table-cell table:formula="of:=76320*EXP(0.00189*([.$Q724]-[.$Q$7]))" office:value-type="float" office:value="295912.862381999" calcext:value-type="float">
            <text:p>295,913</text:p>
          </table:table-cell>
          <table:table-cell table:formula="of:=LN([.$R724]/1738.539)/0.00189" office:value-type="float" office:value="2717.99995862109" calcext:value-type="float">
            <text:p>271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4]+1" office:value-type="float" office:value="1719" calcext:value-type="float">
            <text:p>1719</text:p>
          </table:table-cell>
          <table:table-cell table:formula="of:=5890*EXP(0.00256*([.$M725]-[.$M$7]))" office:value-type="float" office:value="37015.4723798728" calcext:value-type="float">
            <text:p>37,015</text:p>
          </table:table-cell>
          <table:table-cell table:formula="of:=LN([.$N725]/454.16)/0.00256" office:value-type="float" office:value="1719.00067100905" calcext:value-type="float">
            <text:p>1719</text:p>
          </table:table-cell>
          <table:table-cell/>
          <table:table-cell table:formula="of:=[.Q724]+1" office:value-type="float" office:value="2719" calcext:value-type="float">
            <text:p>2719</text:p>
          </table:table-cell>
          <table:table-cell table:formula="of:=76320*EXP(0.00189*([.$Q725]-[.$Q$7]))" office:value-type="float" office:value="296472.66654019" calcext:value-type="float">
            <text:p>296,473</text:p>
          </table:table-cell>
          <table:table-cell table:formula="of:=LN([.$R725]/1738.539)/0.00189" office:value-type="float" office:value="2718.99995862109" calcext:value-type="float">
            <text:p>271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5]+1" office:value-type="float" office:value="1720" calcext:value-type="float">
            <text:p>1720</text:p>
          </table:table-cell>
          <table:table-cell table:formula="of:=5890*EXP(0.00256*([.$M726]-[.$M$7]))" office:value-type="float" office:value="37110.3533850342" calcext:value-type="float">
            <text:p>37,110</text:p>
          </table:table-cell>
          <table:table-cell table:formula="of:=LN([.$N726]/454.16)/0.00256" office:value-type="float" office:value="1720.00067100905" calcext:value-type="float">
            <text:p>1720</text:p>
          </table:table-cell>
          <table:table-cell/>
          <table:table-cell table:formula="of:=[.Q725]+1" office:value-type="float" office:value="2720" calcext:value-type="float">
            <text:p>2720</text:p>
          </table:table-cell>
          <table:table-cell table:formula="of:=76320*EXP(0.00189*([.$Q726]-[.$Q$7]))" office:value-type="float" office:value="297033.52972871" calcext:value-type="float">
            <text:p>297,034</text:p>
          </table:table-cell>
          <table:table-cell table:formula="of:=LN([.$R726]/1738.539)/0.00189" office:value-type="float" office:value="2719.99995862109" calcext:value-type="float">
            <text:p>271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6]+1" office:value-type="float" office:value="1721" calcext:value-type="float">
            <text:p>1721</text:p>
          </table:table-cell>
          <table:table-cell table:formula="of:=5890*EXP(0.00256*([.$M727]-[.$M$7]))" office:value-type="float" office:value="37205.4775967404" calcext:value-type="float">
            <text:p>37,205</text:p>
          </table:table-cell>
          <table:table-cell table:formula="of:=LN([.$N727]/454.16)/0.00256" office:value-type="float" office:value="1721.00067100905" calcext:value-type="float">
            <text:p>1721</text:p>
          </table:table-cell>
          <table:table-cell/>
          <table:table-cell table:formula="of:=[.Q726]+1" office:value-type="float" office:value="2721" calcext:value-type="float">
            <text:p>2721</text:p>
          </table:table-cell>
          <table:table-cell table:formula="of:=76320*EXP(0.00189*([.$Q727]-[.$Q$7]))" office:value-type="float" office:value="297595.453951016" calcext:value-type="float">
            <text:p>297,595</text:p>
          </table:table-cell>
          <table:table-cell table:formula="of:=LN([.$R727]/1738.539)/0.00189" office:value-type="float" office:value="2720.99995862109" calcext:value-type="float">
            <text:p>272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7]+1" office:value-type="float" office:value="1722" calcext:value-type="float">
            <text:p>1722</text:p>
          </table:table-cell>
          <table:table-cell table:formula="of:=5890*EXP(0.00256*([.$M728]-[.$M$7]))" office:value-type="float" office:value="37300.8456383977" calcext:value-type="float">
            <text:p>37,301</text:p>
          </table:table-cell>
          <table:table-cell table:formula="of:=LN([.$N728]/454.16)/0.00256" office:value-type="float" office:value="1722.00067100905" calcext:value-type="float">
            <text:p>1722</text:p>
          </table:table-cell>
          <table:table-cell/>
          <table:table-cell table:formula="of:=[.Q727]+1" office:value-type="float" office:value="2722" calcext:value-type="float">
            <text:p>2722</text:p>
          </table:table-cell>
          <table:table-cell table:formula="of:=76320*EXP(0.00189*([.$Q728]-[.$Q$7]))" office:value-type="float" office:value="298158.44121436" calcext:value-type="float">
            <text:p>298,158</text:p>
          </table:table-cell>
          <table:table-cell table:formula="of:=LN([.$R728]/1738.539)/0.00189" office:value-type="float" office:value="2721.99995862109" calcext:value-type="float">
            <text:p>272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8]+1" office:value-type="float" office:value="1723" calcext:value-type="float">
            <text:p>1723</text:p>
          </table:table-cell>
          <table:table-cell table:formula="of:=5890*EXP(0.00256*([.$M729]-[.$M$7]))" office:value-type="float" office:value="37396.4581350105" calcext:value-type="float">
            <text:p>37,396</text:p>
          </table:table-cell>
          <table:table-cell table:formula="of:=LN([.$N729]/454.16)/0.00256" office:value-type="float" office:value="1723.00067100905" calcext:value-type="float">
            <text:p>1723</text:p>
          </table:table-cell>
          <table:table-cell/>
          <table:table-cell table:formula="of:=[.Q728]+1" office:value-type="float" office:value="2723" calcext:value-type="float">
            <text:p>2723</text:p>
          </table:table-cell>
          <table:table-cell table:formula="of:=76320*EXP(0.00189*([.$Q729]-[.$Q$7]))" office:value-type="float" office:value="298722.493529789" calcext:value-type="float">
            <text:p>298,722</text:p>
          </table:table-cell>
          <table:table-cell table:formula="of:=LN([.$R729]/1738.539)/0.00189" office:value-type="float" office:value="2722.99995862109" calcext:value-type="float">
            <text:p>272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29]+1" office:value-type="float" office:value="1724" calcext:value-type="float">
            <text:p>1724</text:p>
          </table:table-cell>
          <table:table-cell table:formula="of:=5890*EXP(0.00256*([.$M730]-[.$M$7]))" office:value-type="float" office:value="37492.3157131851" calcext:value-type="float">
            <text:p>37,492</text:p>
          </table:table-cell>
          <table:table-cell table:formula="of:=LN([.$N730]/454.16)/0.00256" office:value-type="float" office:value="1724.00067100905" calcext:value-type="float">
            <text:p>1724</text:p>
          </table:table-cell>
          <table:table-cell/>
          <table:table-cell table:formula="of:=[.Q729]+1" office:value-type="float" office:value="2724" calcext:value-type="float">
            <text:p>2724</text:p>
          </table:table-cell>
          <table:table-cell table:formula="of:=76320*EXP(0.00189*([.$Q730]-[.$Q$7]))" office:value-type="float" office:value="299287.612912155" calcext:value-type="float">
            <text:p>299,288</text:p>
          </table:table-cell>
          <table:table-cell table:formula="of:=LN([.$R730]/1738.539)/0.00189" office:value-type="float" office:value="2723.99995862109" calcext:value-type="float">
            <text:p>272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0]+1" office:value-type="float" office:value="1725" calcext:value-type="float">
            <text:p>1725</text:p>
          </table:table-cell>
          <table:table-cell table:formula="of:=5890*EXP(0.00256*([.$M731]-[.$M$7]))" office:value-type="float" office:value="37588.4190011343" calcext:value-type="float">
            <text:p>37,588</text:p>
          </table:table-cell>
          <table:table-cell table:formula="of:=LN([.$N731]/454.16)/0.00256" office:value-type="float" office:value="1725.00067100905" calcext:value-type="float">
            <text:p>1725</text:p>
          </table:table-cell>
          <table:table-cell/>
          <table:table-cell table:formula="of:=[.Q730]+1" office:value-type="float" office:value="2725" calcext:value-type="float">
            <text:p>2725</text:p>
          </table:table-cell>
          <table:table-cell table:formula="of:=76320*EXP(0.00189*([.$Q731]-[.$Q$7]))" office:value-type="float" office:value="299853.801380121" calcext:value-type="float">
            <text:p>299,854</text:p>
          </table:table-cell>
          <table:table-cell table:formula="of:=LN([.$R731]/1738.539)/0.00189" office:value-type="float" office:value="2724.99995862109" calcext:value-type="float">
            <text:p>272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1]+1" office:value-type="float" office:value="1726" calcext:value-type="float">
            <text:p>1726</text:p>
          </table:table-cell>
          <table:table-cell table:formula="of:=5890*EXP(0.00256*([.$M732]-[.$M$7]))" office:value-type="float" office:value="37684.7686286807" calcext:value-type="float">
            <text:p>37,685</text:p>
          </table:table-cell>
          <table:table-cell table:formula="of:=LN([.$N732]/454.16)/0.00256" office:value-type="float" office:value="1726.00067100905" calcext:value-type="float">
            <text:p>1726</text:p>
          </table:table-cell>
          <table:table-cell/>
          <table:table-cell table:formula="of:=[.Q731]+1" office:value-type="float" office:value="2726" calcext:value-type="float">
            <text:p>2726</text:p>
          </table:table-cell>
          <table:table-cell table:formula="of:=76320*EXP(0.00189*([.$Q732]-[.$Q$7]))" office:value-type="float" office:value="300421.06095617" calcext:value-type="float">
            <text:p>300,421</text:p>
          </table:table-cell>
          <table:table-cell table:formula="of:=LN([.$R732]/1738.539)/0.00189" office:value-type="float" office:value="2725.99995862109" calcext:value-type="float">
            <text:p>272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2]+1" office:value-type="float" office:value="1727" calcext:value-type="float">
            <text:p>1727</text:p>
          </table:table-cell>
          <table:table-cell table:formula="of:=5890*EXP(0.00256*([.$M733]-[.$M$7]))" office:value-type="float" office:value="37781.3652272617" calcext:value-type="float">
            <text:p>37,781</text:p>
          </table:table-cell>
          <table:table-cell table:formula="of:=LN([.$N733]/454.16)/0.00256" office:value-type="float" office:value="1727.00067100905" calcext:value-type="float">
            <text:p>1727</text:p>
          </table:table-cell>
          <table:table-cell/>
          <table:table-cell table:formula="of:=[.Q732]+1" office:value-type="float" office:value="2727" calcext:value-type="float">
            <text:p>2727</text:p>
          </table:table-cell>
          <table:table-cell table:formula="of:=76320*EXP(0.00189*([.$Q733]-[.$Q$7]))" office:value-type="float" office:value="300989.39366661" calcext:value-type="float">
            <text:p>300,989</text:p>
          </table:table-cell>
          <table:table-cell table:formula="of:=LN([.$R733]/1738.539)/0.00189" office:value-type="float" office:value="2726.99995862109" calcext:value-type="float">
            <text:p>272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3]+1" office:value-type="float" office:value="1728" calcext:value-type="float">
            <text:p>1728</text:p>
          </table:table-cell>
          <table:table-cell table:formula="of:=5890*EXP(0.00256*([.$M734]-[.$M$7]))" office:value-type="float" office:value="37878.2094299331" calcext:value-type="float">
            <text:p>37,878</text:p>
          </table:table-cell>
          <table:table-cell table:formula="of:=LN([.$N734]/454.16)/0.00256" office:value-type="float" office:value="1728.00067100905" calcext:value-type="float">
            <text:p>1728</text:p>
          </table:table-cell>
          <table:table-cell/>
          <table:table-cell table:formula="of:=[.Q733]+1" office:value-type="float" office:value="2728" calcext:value-type="float">
            <text:p>2728</text:p>
          </table:table-cell>
          <table:table-cell table:formula="of:=76320*EXP(0.00189*([.$Q734]-[.$Q$7]))" office:value-type="float" office:value="301558.801541583" calcext:value-type="float">
            <text:p>301,559</text:p>
          </table:table-cell>
          <table:table-cell table:formula="of:=LN([.$R734]/1738.539)/0.00189" office:value-type="float" office:value="2727.99995862109" calcext:value-type="float">
            <text:p>272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4]+1" office:value-type="float" office:value="1729" calcext:value-type="float">
            <text:p>1729</text:p>
          </table:table-cell>
          <table:table-cell table:formula="of:=5890*EXP(0.00256*([.$M735]-[.$M$7]))" office:value-type="float" office:value="37975.3018713733" calcext:value-type="float">
            <text:p>37,975</text:p>
          </table:table-cell>
          <table:table-cell table:formula="of:=LN([.$N735]/454.16)/0.00256" office:value-type="float" office:value="1729.00067100905" calcext:value-type="float">
            <text:p>1729</text:p>
          </table:table-cell>
          <table:table-cell/>
          <table:table-cell table:formula="of:=[.Q734]+1" office:value-type="float" office:value="2729" calcext:value-type="float">
            <text:p>2729</text:p>
          </table:table-cell>
          <table:table-cell table:formula="of:=76320*EXP(0.00189*([.$Q735]-[.$Q$7]))" office:value-type="float" office:value="302129.286615072" calcext:value-type="float">
            <text:p>302,129</text:p>
          </table:table-cell>
          <table:table-cell table:formula="of:=LN([.$R735]/1738.539)/0.00189" office:value-type="float" office:value="2728.99995862109" calcext:value-type="float">
            <text:p>272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5]+1" office:value-type="float" office:value="1730" calcext:value-type="float">
            <text:p>1730</text:p>
          </table:table-cell>
          <table:table-cell table:formula="of:=5890*EXP(0.00256*([.$M736]-[.$M$7]))" office:value-type="float" office:value="38072.6431878878" calcext:value-type="float">
            <text:p>38,073</text:p>
          </table:table-cell>
          <table:table-cell table:formula="of:=LN([.$N736]/454.16)/0.00256" office:value-type="float" office:value="1730.00067100905" calcext:value-type="float">
            <text:p>1730</text:p>
          </table:table-cell>
          <table:table-cell/>
          <table:table-cell table:formula="of:=[.Q735]+1" office:value-type="float" office:value="2730" calcext:value-type="float">
            <text:p>2730</text:p>
          </table:table-cell>
          <table:table-cell table:formula="of:=76320*EXP(0.00189*([.$Q736]-[.$Q$7]))" office:value-type="float" office:value="302700.850924907" calcext:value-type="float">
            <text:p>302,701</text:p>
          </table:table-cell>
          <table:table-cell table:formula="of:=LN([.$R736]/1738.539)/0.00189" office:value-type="float" office:value="2729.99995862109" calcext:value-type="float">
            <text:p>272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6]+1" office:value-type="float" office:value="1731" calcext:value-type="float">
            <text:p>1731</text:p>
          </table:table-cell>
          <table:table-cell table:formula="of:=5890*EXP(0.00256*([.$M737]-[.$M$7]))" office:value-type="float" office:value="38170.234017413" calcext:value-type="float">
            <text:p>38,170</text:p>
          </table:table-cell>
          <table:table-cell table:formula="of:=LN([.$N737]/454.16)/0.00256" office:value-type="float" office:value="1731.00067100905" calcext:value-type="float">
            <text:p>1731</text:p>
          </table:table-cell>
          <table:table-cell/>
          <table:table-cell table:formula="of:=[.Q736]+1" office:value-type="float" office:value="2731" calcext:value-type="float">
            <text:p>2731</text:p>
          </table:table-cell>
          <table:table-cell table:formula="of:=76320*EXP(0.00189*([.$Q737]-[.$Q$7]))" office:value-type="float" office:value="303273.496512773" calcext:value-type="float">
            <text:p>303,273</text:p>
          </table:table-cell>
          <table:table-cell table:formula="of:=LN([.$R737]/1738.539)/0.00189" office:value-type="float" office:value="2730.99995862109" calcext:value-type="float">
            <text:p>273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7]+1" office:value-type="float" office:value="1732" calcext:value-type="float">
            <text:p>1732</text:p>
          </table:table-cell>
          <table:table-cell table:formula="of:=5890*EXP(0.00256*([.$M738]-[.$M$7]))" office:value-type="float" office:value="38268.0749995205" calcext:value-type="float">
            <text:p>38,268</text:p>
          </table:table-cell>
          <table:table-cell table:formula="of:=LN([.$N738]/454.16)/0.00256" office:value-type="float" office:value="1732.00067100905" calcext:value-type="float">
            <text:p>1732</text:p>
          </table:table-cell>
          <table:table-cell/>
          <table:table-cell table:formula="of:=[.Q737]+1" office:value-type="float" office:value="2732" calcext:value-type="float">
            <text:p>2732</text:p>
          </table:table-cell>
          <table:table-cell table:formula="of:=76320*EXP(0.00189*([.$Q738]-[.$Q$7]))" office:value-type="float" office:value="303847.225424219" calcext:value-type="float">
            <text:p>303,847</text:p>
          </table:table-cell>
          <table:table-cell table:formula="of:=LN([.$R738]/1738.539)/0.00189" office:value-type="float" office:value="2731.99995862109" calcext:value-type="float">
            <text:p>273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8]+1" office:value-type="float" office:value="1733" calcext:value-type="float">
            <text:p>1733</text:p>
          </table:table-cell>
          <table:table-cell table:formula="of:=5890*EXP(0.00256*([.$M739]-[.$M$7]))" office:value-type="float" office:value="38366.1667754212" calcext:value-type="float">
            <text:p>38,366</text:p>
          </table:table-cell>
          <table:table-cell table:formula="of:=LN([.$N739]/454.16)/0.00256" office:value-type="float" office:value="1733.00067100905" calcext:value-type="float">
            <text:p>1733</text:p>
          </table:table-cell>
          <table:table-cell/>
          <table:table-cell table:formula="of:=[.Q738]+1" office:value-type="float" office:value="2733" calcext:value-type="float">
            <text:p>2733</text:p>
          </table:table-cell>
          <table:table-cell table:formula="of:=76320*EXP(0.00189*([.$Q739]-[.$Q$7]))" office:value-type="float" office:value="304422.039708662" calcext:value-type="float">
            <text:p>304,422</text:p>
          </table:table-cell>
          <table:table-cell table:formula="of:=LN([.$R739]/1738.539)/0.00189" office:value-type="float" office:value="2732.99995862109" calcext:value-type="float">
            <text:p>273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39]+1" office:value-type="float" office:value="1734" calcext:value-type="float">
            <text:p>1734</text:p>
          </table:table-cell>
          <table:table-cell table:formula="of:=5890*EXP(0.00256*([.$M740]-[.$M$7]))" office:value-type="float" office:value="38464.5099879699" calcext:value-type="float">
            <text:p>38,465</text:p>
          </table:table-cell>
          <table:table-cell table:formula="of:=LN([.$N740]/454.16)/0.00256" office:value-type="float" office:value="1734.00067100905" calcext:value-type="float">
            <text:p>1734</text:p>
          </table:table-cell>
          <table:table-cell/>
          <table:table-cell table:formula="of:=[.Q739]+1" office:value-type="float" office:value="2734" calcext:value-type="float">
            <text:p>2734</text:p>
          </table:table-cell>
          <table:table-cell table:formula="of:=76320*EXP(0.00189*([.$Q740]-[.$Q$7]))" office:value-type="float" office:value="304997.941419396" calcext:value-type="float">
            <text:p>304,998</text:p>
          </table:table-cell>
          <table:table-cell table:formula="of:=LN([.$R740]/1738.539)/0.00189" office:value-type="float" office:value="2733.99995862109" calcext:value-type="float">
            <text:p>273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0]+1" office:value-type="float" office:value="1735" calcext:value-type="float">
            <text:p>1735</text:p>
          </table:table-cell>
          <table:table-cell table:formula="of:=5890*EXP(0.00256*([.$M741]-[.$M$7]))" office:value-type="float" office:value="38563.1052816688" calcext:value-type="float">
            <text:p>38,563</text:p>
          </table:table-cell>
          <table:table-cell table:formula="of:=LN([.$N741]/454.16)/0.00256" office:value-type="float" office:value="1735.00067100905" calcext:value-type="float">
            <text:p>1735</text:p>
          </table:table-cell>
          <table:table-cell/>
          <table:table-cell table:formula="of:=[.Q740]+1" office:value-type="float" office:value="2735" calcext:value-type="float">
            <text:p>2735</text:p>
          </table:table-cell>
          <table:table-cell table:formula="of:=76320*EXP(0.00189*([.$Q741]-[.$Q$7]))" office:value-type="float" office:value="305574.932613601" calcext:value-type="float">
            <text:p>305,575</text:p>
          </table:table-cell>
          <table:table-cell table:formula="of:=LN([.$R741]/1738.539)/0.00189" office:value-type="float" office:value="2734.99995862109" calcext:value-type="float">
            <text:p>273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1]+1" office:value-type="float" office:value="1736" calcext:value-type="float">
            <text:p>1736</text:p>
          </table:table-cell>
          <table:table-cell table:formula="of:=5890*EXP(0.00256*([.$M742]-[.$M$7]))" office:value-type="float" office:value="38661.9533026726" calcext:value-type="float">
            <text:p>38,662</text:p>
          </table:table-cell>
          <table:table-cell table:formula="of:=LN([.$N742]/454.16)/0.00256" office:value-type="float" office:value="1736.00067100905" calcext:value-type="float">
            <text:p>1736</text:p>
          </table:table-cell>
          <table:table-cell/>
          <table:table-cell table:formula="of:=[.Q741]+1" office:value-type="float" office:value="2736" calcext:value-type="float">
            <text:p>2736</text:p>
          </table:table-cell>
          <table:table-cell table:formula="of:=76320*EXP(0.00189*([.$Q742]-[.$Q$7]))" office:value-type="float" office:value="306153.015352348" calcext:value-type="float">
            <text:p>306,153</text:p>
          </table:table-cell>
          <table:table-cell table:formula="of:=LN([.$R742]/1738.539)/0.00189" office:value-type="float" office:value="2735.99995862109" calcext:value-type="float">
            <text:p>273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2]+1" office:value-type="float" office:value="1737" calcext:value-type="float">
            <text:p>1737</text:p>
          </table:table-cell>
          <table:table-cell table:formula="of:=5890*EXP(0.00256*([.$M743]-[.$M$7]))" office:value-type="float" office:value="38761.0546987919" calcext:value-type="float">
            <text:p>38,761</text:p>
          </table:table-cell>
          <table:table-cell table:formula="of:=LN([.$N743]/454.16)/0.00256" office:value-type="float" office:value="1737.00067100905" calcext:value-type="float">
            <text:p>1737</text:p>
          </table:table-cell>
          <table:table-cell/>
          <table:table-cell table:formula="of:=[.Q742]+1" office:value-type="float" office:value="2737" calcext:value-type="float">
            <text:p>2737</text:p>
          </table:table-cell>
          <table:table-cell table:formula="of:=76320*EXP(0.00189*([.$Q743]-[.$Q$7]))" office:value-type="float" office:value="306732.191700607" calcext:value-type="float">
            <text:p>306,732</text:p>
          </table:table-cell>
          <table:table-cell table:formula="of:=LN([.$R743]/1738.539)/0.00189" office:value-type="float" office:value="2736.99995862109" calcext:value-type="float">
            <text:p>273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3]+1" office:value-type="float" office:value="1738" calcext:value-type="float">
            <text:p>1738</text:p>
          </table:table-cell>
          <table:table-cell table:formula="of:=5890*EXP(0.00256*([.$M744]-[.$M$7]))" office:value-type="float" office:value="38860.410119498" calcext:value-type="float">
            <text:p>38,860</text:p>
          </table:table-cell>
          <table:table-cell table:formula="of:=LN([.$N744]/454.16)/0.00256" office:value-type="float" office:value="1738.00067100905" calcext:value-type="float">
            <text:p>1738</text:p>
          </table:table-cell>
          <table:table-cell/>
          <table:table-cell table:formula="of:=[.Q743]+1" office:value-type="float" office:value="2738" calcext:value-type="float">
            <text:p>2738</text:p>
          </table:table-cell>
          <table:table-cell table:formula="of:=76320*EXP(0.00189*([.$Q744]-[.$Q$7]))" office:value-type="float" office:value="307312.463727254" calcext:value-type="float">
            <text:p>307,312</text:p>
          </table:table-cell>
          <table:table-cell table:formula="of:=LN([.$R744]/1738.539)/0.00189" office:value-type="float" office:value="2737.99995862109" calcext:value-type="float">
            <text:p>273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4]+1" office:value-type="float" office:value="1739" calcext:value-type="float">
            <text:p>1739</text:p>
          </table:table-cell>
          <table:table-cell table:formula="of:=5890*EXP(0.00256*([.$M745]-[.$M$7]))" office:value-type="float" office:value="38960.020215927" calcext:value-type="float">
            <text:p>38,960</text:p>
          </table:table-cell>
          <table:table-cell table:formula="of:=LN([.$N745]/454.16)/0.00256" office:value-type="float" office:value="1739.00067100905" calcext:value-type="float">
            <text:p>1739</text:p>
          </table:table-cell>
          <table:table-cell/>
          <table:table-cell table:formula="of:=[.Q744]+1" office:value-type="float" office:value="2739" calcext:value-type="float">
            <text:p>2739</text:p>
          </table:table-cell>
          <table:table-cell table:formula="of:=76320*EXP(0.00189*([.$Q745]-[.$Q$7]))" office:value-type="float" office:value="307893.833505079" calcext:value-type="float">
            <text:p>307,894</text:p>
          </table:table-cell>
          <table:table-cell table:formula="of:=LN([.$R745]/1738.539)/0.00189" office:value-type="float" office:value="2738.99995862109" calcext:value-type="float">
            <text:p>273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5]+1" office:value-type="float" office:value="1740" calcext:value-type="float">
            <text:p>1740</text:p>
          </table:table-cell>
          <table:table-cell table:formula="of:=5890*EXP(0.00256*([.$M746]-[.$M$7]))" office:value-type="float" office:value="39059.8856408839" calcext:value-type="float">
            <text:p>39,060</text:p>
          </table:table-cell>
          <table:table-cell table:formula="of:=LN([.$N746]/454.16)/0.00256" office:value-type="float" office:value="1740.00067100905" calcext:value-type="float">
            <text:p>1740</text:p>
          </table:table-cell>
          <table:table-cell/>
          <table:table-cell table:formula="of:=[.Q745]+1" office:value-type="float" office:value="2740" calcext:value-type="float">
            <text:p>2740</text:p>
          </table:table-cell>
          <table:table-cell table:formula="of:=76320*EXP(0.00189*([.$Q746]-[.$Q$7]))" office:value-type="float" office:value="308476.303110795" calcext:value-type="float">
            <text:p>308,476</text:p>
          </table:table-cell>
          <table:table-cell table:formula="of:=LN([.$R746]/1738.539)/0.00189" office:value-type="float" office:value="2739.99995862109" calcext:value-type="float">
            <text:p>273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6]+1" office:value-type="float" office:value="1741" calcext:value-type="float">
            <text:p>1741</text:p>
          </table:table-cell>
          <table:table-cell table:formula="of:=5890*EXP(0.00256*([.$M747]-[.$M$7]))" office:value-type="float" office:value="39160.0070488471" calcext:value-type="float">
            <text:p>39,160</text:p>
          </table:table-cell>
          <table:table-cell table:formula="of:=LN([.$N747]/454.16)/0.00256" office:value-type="float" office:value="1741.00067100905" calcext:value-type="float">
            <text:p>1741</text:p>
          </table:table-cell>
          <table:table-cell/>
          <table:table-cell table:formula="of:=[.Q746]+1" office:value-type="float" office:value="2741" calcext:value-type="float">
            <text:p>2741</text:p>
          </table:table-cell>
          <table:table-cell table:formula="of:=76320*EXP(0.00189*([.$Q747]-[.$Q$7]))" office:value-type="float" office:value="309059.874625041" calcext:value-type="float">
            <text:p>309,060</text:p>
          </table:table-cell>
          <table:table-cell table:formula="of:=LN([.$R747]/1738.539)/0.00189" office:value-type="float" office:value="2740.99995862109" calcext:value-type="float">
            <text:p>274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7]+1" office:value-type="float" office:value="1742" calcext:value-type="float">
            <text:p>1742</text:p>
          </table:table-cell>
          <table:table-cell table:formula="of:=5890*EXP(0.00256*([.$M748]-[.$M$7]))" office:value-type="float" office:value="39260.3850959727" calcext:value-type="float">
            <text:p>39,260</text:p>
          </table:table-cell>
          <table:table-cell table:formula="of:=LN([.$N748]/454.16)/0.00256" office:value-type="float" office:value="1742.00067100905" calcext:value-type="float">
            <text:p>1742</text:p>
          </table:table-cell>
          <table:table-cell/>
          <table:table-cell table:formula="of:=[.Q747]+1" office:value-type="float" office:value="2742" calcext:value-type="float">
            <text:p>2742</text:p>
          </table:table-cell>
          <table:table-cell table:formula="of:=76320*EXP(0.00189*([.$Q748]-[.$Q$7]))" office:value-type="float" office:value="309644.550132393" calcext:value-type="float">
            <text:p>309,645</text:p>
          </table:table-cell>
          <table:table-cell table:formula="of:=LN([.$R748]/1738.539)/0.00189" office:value-type="float" office:value="2741.99995862109" calcext:value-type="float">
            <text:p>274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8]+1" office:value-type="float" office:value="1743" calcext:value-type="float">
            <text:p>1743</text:p>
          </table:table-cell>
          <table:table-cell table:formula="of:=5890*EXP(0.00256*([.$M749]-[.$M$7]))" office:value-type="float" office:value="39361.0204400985" calcext:value-type="float">
            <text:p>39,361</text:p>
          </table:table-cell>
          <table:table-cell table:formula="of:=LN([.$N749]/454.16)/0.00256" office:value-type="float" office:value="1743.00067100905" calcext:value-type="float">
            <text:p>1743</text:p>
          </table:table-cell>
          <table:table-cell/>
          <table:table-cell table:formula="of:=[.Q748]+1" office:value-type="float" office:value="2743" calcext:value-type="float">
            <text:p>2743</text:p>
          </table:table-cell>
          <table:table-cell table:formula="of:=76320*EXP(0.00189*([.$Q749]-[.$Q$7]))" office:value-type="float" office:value="310230.331721372" calcext:value-type="float">
            <text:p>310,230</text:p>
          </table:table-cell>
          <table:table-cell table:formula="of:=LN([.$R749]/1738.539)/0.00189" office:value-type="float" office:value="2742.99995862109" calcext:value-type="float">
            <text:p>274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49]+1" office:value-type="float" office:value="1744" calcext:value-type="float">
            <text:p>1744</text:p>
          </table:table-cell>
          <table:table-cell table:formula="of:=5890*EXP(0.00256*([.$M750]-[.$M$7]))" office:value-type="float" office:value="39461.9137407488" calcext:value-type="float">
            <text:p>39,462</text:p>
          </table:table-cell>
          <table:table-cell table:formula="of:=LN([.$N750]/454.16)/0.00256" office:value-type="float" office:value="1744.00067100905" calcext:value-type="float">
            <text:p>1744</text:p>
          </table:table-cell>
          <table:table-cell/>
          <table:table-cell table:formula="of:=[.Q749]+1" office:value-type="float" office:value="2744" calcext:value-type="float">
            <text:p>2744</text:p>
          </table:table-cell>
          <table:table-cell table:formula="of:=76320*EXP(0.00189*([.$Q750]-[.$Q$7]))" office:value-type="float" office:value="310817.221484449" calcext:value-type="float">
            <text:p>310,817</text:p>
          </table:table-cell>
          <table:table-cell table:formula="of:=LN([.$R750]/1738.539)/0.00189" office:value-type="float" office:value="2743.99995862109" calcext:value-type="float">
            <text:p>274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0]+1" office:value-type="float" office:value="1745" calcext:value-type="float">
            <text:p>1745</text:p>
          </table:table-cell>
          <table:table-cell table:formula="of:=5890*EXP(0.00256*([.$M751]-[.$M$7]))" office:value-type="float" office:value="39563.0656591382" calcext:value-type="float">
            <text:p>39,563</text:p>
          </table:table-cell>
          <table:table-cell table:formula="of:=LN([.$N751]/454.16)/0.00256" office:value-type="float" office:value="1745.00067100905" calcext:value-type="float">
            <text:p>1745</text:p>
          </table:table-cell>
          <table:table-cell/>
          <table:table-cell table:formula="of:=[.Q750]+1" office:value-type="float" office:value="2745" calcext:value-type="float">
            <text:p>2745</text:p>
          </table:table-cell>
          <table:table-cell table:formula="of:=76320*EXP(0.00189*([.$Q751]-[.$Q$7]))" office:value-type="float" office:value="311405.221518054" calcext:value-type="float">
            <text:p>311,405</text:p>
          </table:table-cell>
          <table:table-cell table:formula="of:=LN([.$R751]/1738.539)/0.00189" office:value-type="float" office:value="2744.99995862109" calcext:value-type="float">
            <text:p>274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1]+1" office:value-type="float" office:value="1746" calcext:value-type="float">
            <text:p>1746</text:p>
          </table:table-cell>
          <table:table-cell table:formula="of:=5890*EXP(0.00256*([.$M752]-[.$M$7]))" office:value-type="float" office:value="39664.4768581764" calcext:value-type="float">
            <text:p>39,664</text:p>
          </table:table-cell>
          <table:table-cell table:formula="of:=LN([.$N752]/454.16)/0.00256" office:value-type="float" office:value="1746.00067100905" calcext:value-type="float">
            <text:p>1746</text:p>
          </table:table-cell>
          <table:table-cell/>
          <table:table-cell table:formula="of:=[.Q751]+1" office:value-type="float" office:value="2746" calcext:value-type="float">
            <text:p>2746</text:p>
          </table:table-cell>
          <table:table-cell table:formula="of:=76320*EXP(0.00189*([.$Q752]-[.$Q$7]))" office:value-type="float" office:value="311994.333922581" calcext:value-type="float">
            <text:p>311,994</text:p>
          </table:table-cell>
          <table:table-cell table:formula="of:=LN([.$R752]/1738.539)/0.00189" office:value-type="float" office:value="2745.99995862109" calcext:value-type="float">
            <text:p>274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2]+1" office:value-type="float" office:value="1747" calcext:value-type="float">
            <text:p>1747</text:p>
          </table:table-cell>
          <table:table-cell table:formula="of:=5890*EXP(0.00256*([.$M753]-[.$M$7]))" office:value-type="float" office:value="39766.148002472" calcext:value-type="float">
            <text:p>39,766</text:p>
          </table:table-cell>
          <table:table-cell table:formula="of:=LN([.$N753]/454.16)/0.00256" office:value-type="float" office:value="1747.00067100905" calcext:value-type="float">
            <text:p>1747</text:p>
          </table:table-cell>
          <table:table-cell/>
          <table:table-cell table:formula="of:=[.Q752]+1" office:value-type="float" office:value="2747" calcext:value-type="float">
            <text:p>2747</text:p>
          </table:table-cell>
          <table:table-cell table:formula="of:=76320*EXP(0.00189*([.$Q753]-[.$Q$7]))" office:value-type="float" office:value="312584.560802401" calcext:value-type="float">
            <text:p>312,585</text:p>
          </table:table-cell>
          <table:table-cell table:formula="of:=LN([.$R753]/1738.539)/0.00189" office:value-type="float" office:value="2746.99995862109" calcext:value-type="float">
            <text:p>274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3]+1" office:value-type="float" office:value="1748" calcext:value-type="float">
            <text:p>1748</text:p>
          </table:table-cell>
          <table:table-cell table:formula="of:=5890*EXP(0.00256*([.$M754]-[.$M$7]))" office:value-type="float" office:value="39868.0797583375" calcext:value-type="float">
            <text:p>39,868</text:p>
          </table:table-cell>
          <table:table-cell table:formula="of:=LN([.$N754]/454.16)/0.00256" office:value-type="float" office:value="1748.00067100905" calcext:value-type="float">
            <text:p>1748</text:p>
          </table:table-cell>
          <table:table-cell/>
          <table:table-cell table:formula="of:=[.Q753]+1" office:value-type="float" office:value="2748" calcext:value-type="float">
            <text:p>2748</text:p>
          </table:table-cell>
          <table:table-cell table:formula="of:=76320*EXP(0.00189*([.$Q754]-[.$Q$7]))" office:value-type="float" office:value="313175.904265862" calcext:value-type="float">
            <text:p>313,176</text:p>
          </table:table-cell>
          <table:table-cell table:formula="of:=LN([.$R754]/1738.539)/0.00189" office:value-type="float" office:value="2747.99995862109" calcext:value-type="float">
            <text:p>274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4]+1" office:value-type="float" office:value="1749" calcext:value-type="float">
            <text:p>1749</text:p>
          </table:table-cell>
          <table:table-cell table:formula="of:=5890*EXP(0.00256*([.$M755]-[.$M$7]))" office:value-type="float" office:value="39970.2727937932" calcext:value-type="float">
            <text:p>39,970</text:p>
          </table:table-cell>
          <table:table-cell table:formula="of:=LN([.$N755]/454.16)/0.00256" office:value-type="float" office:value="1749.00067100905" calcext:value-type="float">
            <text:p>1749</text:p>
          </table:table-cell>
          <table:table-cell/>
          <table:table-cell table:formula="of:=[.Q754]+1" office:value-type="float" office:value="2749" calcext:value-type="float">
            <text:p>2749</text:p>
          </table:table-cell>
          <table:table-cell table:formula="of:=76320*EXP(0.00189*([.$Q755]-[.$Q$7]))" office:value-type="float" office:value="313768.366425304" calcext:value-type="float">
            <text:p>313,768</text:p>
          </table:table-cell>
          <table:table-cell table:formula="of:=LN([.$R755]/1738.539)/0.00189" office:value-type="float" office:value="2748.99995862109" calcext:value-type="float">
            <text:p>274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5]+1" office:value-type="float" office:value="1750" calcext:value-type="float">
            <text:p>1750</text:p>
          </table:table-cell>
          <table:table-cell table:formula="of:=5890*EXP(0.00256*([.$M756]-[.$M$7]))" office:value-type="float" office:value="40072.7277785718" calcext:value-type="float">
            <text:p>40,073</text:p>
          </table:table-cell>
          <table:table-cell table:formula="of:=LN([.$N756]/454.16)/0.00256" office:value-type="float" office:value="1750.00067100905" calcext:value-type="float">
            <text:p>1750</text:p>
          </table:table-cell>
          <table:table-cell/>
          <table:table-cell table:formula="of:=[.Q755]+1" office:value-type="float" office:value="2750" calcext:value-type="float">
            <text:p>2750</text:p>
          </table:table-cell>
          <table:table-cell table:formula="of:=76320*EXP(0.00189*([.$Q756]-[.$Q$7]))" office:value-type="float" office:value="314361.949397061" calcext:value-type="float">
            <text:p>314,362</text:p>
          </table:table-cell>
          <table:table-cell table:formula="of:=LN([.$R756]/1738.539)/0.00189" office:value-type="float" office:value="2749.99995862109" calcext:value-type="float">
            <text:p>274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6]+1" office:value-type="float" office:value="1751" calcext:value-type="float">
            <text:p>1751</text:p>
          </table:table-cell>
          <table:table-cell table:formula="of:=5890*EXP(0.00256*([.$M757]-[.$M$7]))" office:value-type="float" office:value="40175.4453841225" calcext:value-type="float">
            <text:p>40,175</text:p>
          </table:table-cell>
          <table:table-cell table:formula="of:=LN([.$N757]/454.16)/0.00256" office:value-type="float" office:value="1751.00067100905" calcext:value-type="float">
            <text:p>1751</text:p>
          </table:table-cell>
          <table:table-cell/>
          <table:table-cell table:formula="of:=[.Q756]+1" office:value-type="float" office:value="2751" calcext:value-type="float">
            <text:p>2751</text:p>
          </table:table-cell>
          <table:table-cell table:formula="of:=76320*EXP(0.00189*([.$Q757]-[.$Q$7]))" office:value-type="float" office:value="314956.655301472" calcext:value-type="float">
            <text:p>314,957</text:p>
          </table:table-cell>
          <table:table-cell table:formula="of:=LN([.$R757]/1738.539)/0.00189" office:value-type="float" office:value="2750.99995862109" calcext:value-type="float">
            <text:p>275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7]+1" office:value-type="float" office:value="1752" calcext:value-type="float">
            <text:p>1752</text:p>
          </table:table-cell>
          <table:table-cell table:formula="of:=5890*EXP(0.00256*([.$M758]-[.$M$7]))" office:value-type="float" office:value="40278.4262836159" calcext:value-type="float">
            <text:p>40,278</text:p>
          </table:table-cell>
          <table:table-cell table:formula="of:=LN([.$N758]/454.16)/0.00256" office:value-type="float" office:value="1752.00067100905" calcext:value-type="float">
            <text:p>1752</text:p>
          </table:table-cell>
          <table:table-cell/>
          <table:table-cell table:formula="of:=[.Q757]+1" office:value-type="float" office:value="2752" calcext:value-type="float">
            <text:p>2752</text:p>
          </table:table-cell>
          <table:table-cell table:formula="of:=76320*EXP(0.00189*([.$Q758]-[.$Q$7]))" office:value-type="float" office:value="315552.486262887" calcext:value-type="float">
            <text:p>315,552</text:p>
          </table:table-cell>
          <table:table-cell table:formula="of:=LN([.$R758]/1738.539)/0.00189" office:value-type="float" office:value="2751.99995862109" calcext:value-type="float">
            <text:p>275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8]+1" office:value-type="float" office:value="1753" calcext:value-type="float">
            <text:p>1753</text:p>
          </table:table-cell>
          <table:table-cell table:formula="of:=5890*EXP(0.00256*([.$M759]-[.$M$7]))" office:value-type="float" office:value="40381.671151948" calcext:value-type="float">
            <text:p>40,382</text:p>
          </table:table-cell>
          <table:table-cell table:formula="of:=LN([.$N759]/454.16)/0.00256" office:value-type="float" office:value="1753.00067100905" calcext:value-type="float">
            <text:p>1753</text:p>
          </table:table-cell>
          <table:table-cell/>
          <table:table-cell table:formula="of:=[.Q758]+1" office:value-type="float" office:value="2753" calcext:value-type="float">
            <text:p>2753</text:p>
          </table:table-cell>
          <table:table-cell table:formula="of:=76320*EXP(0.00189*([.$Q759]-[.$Q$7]))" office:value-type="float" office:value="316149.444409673" calcext:value-type="float">
            <text:p>316,149</text:p>
          </table:table-cell>
          <table:table-cell table:formula="of:=LN([.$R759]/1738.539)/0.00189" office:value-type="float" office:value="2752.99995862109" calcext:value-type="float">
            <text:p>275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59]+1" office:value-type="float" office:value="1754" calcext:value-type="float">
            <text:p>1754</text:p>
          </table:table-cell>
          <table:table-cell table:formula="of:=5890*EXP(0.00256*([.$M760]-[.$M$7]))" office:value-type="float" office:value="40485.1806657447" calcext:value-type="float">
            <text:p>40,485</text:p>
          </table:table-cell>
          <table:table-cell table:formula="of:=LN([.$N760]/454.16)/0.00256" office:value-type="float" office:value="1754.00067100905" calcext:value-type="float">
            <text:p>1754</text:p>
          </table:table-cell>
          <table:table-cell/>
          <table:table-cell table:formula="of:=[.Q759]+1" office:value-type="float" office:value="2754" calcext:value-type="float">
            <text:p>2754</text:p>
          </table:table-cell>
          <table:table-cell table:formula="of:=76320*EXP(0.00189*([.$Q760]-[.$Q$7]))" office:value-type="float" office:value="316747.531874225" calcext:value-type="float">
            <text:p>316,748</text:p>
          </table:table-cell>
          <table:table-cell table:formula="of:=LN([.$R760]/1738.539)/0.00189" office:value-type="float" office:value="2753.99995862109" calcext:value-type="float">
            <text:p>275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0]+1" office:value-type="float" office:value="1755" calcext:value-type="float">
            <text:p>1755</text:p>
          </table:table-cell>
          <table:table-cell table:formula="of:=5890*EXP(0.00256*([.$M761]-[.$M$7]))" office:value-type="float" office:value="40588.9555033662" calcext:value-type="float">
            <text:p>40,589</text:p>
          </table:table-cell>
          <table:table-cell table:formula="of:=LN([.$N761]/454.16)/0.00256" office:value-type="float" office:value="1755.00067100905" calcext:value-type="float">
            <text:p>1755</text:p>
          </table:table-cell>
          <table:table-cell/>
          <table:table-cell table:formula="of:=[.Q760]+1" office:value-type="float" office:value="2755" calcext:value-type="float">
            <text:p>2755</text:p>
          </table:table-cell>
          <table:table-cell table:formula="of:=76320*EXP(0.00189*([.$Q761]-[.$Q$7]))" office:value-type="float" office:value="317346.750792973" calcext:value-type="float">
            <text:p>317,347</text:p>
          </table:table-cell>
          <table:table-cell table:formula="of:=LN([.$R761]/1738.539)/0.00189" office:value-type="float" office:value="2754.99995862109" calcext:value-type="float">
            <text:p>275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1]+1" office:value-type="float" office:value="1756" calcext:value-type="float">
            <text:p>1756</text:p>
          </table:table-cell>
          <table:table-cell table:formula="of:=5890*EXP(0.00256*([.$M762]-[.$M$7]))" office:value-type="float" office:value="40692.9963449119" calcext:value-type="float">
            <text:p>40,693</text:p>
          </table:table-cell>
          <table:table-cell table:formula="of:=LN([.$N762]/454.16)/0.00256" office:value-type="float" office:value="1756.00067100905" calcext:value-type="float">
            <text:p>1756</text:p>
          </table:table-cell>
          <table:table-cell/>
          <table:table-cell table:formula="of:=[.Q761]+1" office:value-type="float" office:value="2756" calcext:value-type="float">
            <text:p>2756</text:p>
          </table:table-cell>
          <table:table-cell table:formula="of:=76320*EXP(0.00189*([.$Q762]-[.$Q$7]))" office:value-type="float" office:value="317947.103306387" calcext:value-type="float">
            <text:p>317,947</text:p>
          </table:table-cell>
          <table:table-cell table:formula="of:=LN([.$R762]/1738.539)/0.00189" office:value-type="float" office:value="2755.99995862109" calcext:value-type="float">
            <text:p>275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2]+1" office:value-type="float" office:value="1757" calcext:value-type="float">
            <text:p>1757</text:p>
          </table:table-cell>
          <table:table-cell table:formula="of:=5890*EXP(0.00256*([.$M763]-[.$M$7]))" office:value-type="float" office:value="40797.303872224" calcext:value-type="float">
            <text:p>40,797</text:p>
          </table:table-cell>
          <table:table-cell table:formula="of:=LN([.$N763]/454.16)/0.00256" office:value-type="float" office:value="1757.00067100905" calcext:value-type="float">
            <text:p>1757</text:p>
          </table:table-cell>
          <table:table-cell/>
          <table:table-cell table:formula="of:=[.Q762]+1" office:value-type="float" office:value="2757" calcext:value-type="float">
            <text:p>2757</text:p>
          </table:table-cell>
          <table:table-cell table:formula="of:=76320*EXP(0.00189*([.$Q763]-[.$Q$7]))" office:value-type="float" office:value="318548.591558987" calcext:value-type="float">
            <text:p>318,549</text:p>
          </table:table-cell>
          <table:table-cell table:formula="of:=LN([.$R763]/1738.539)/0.00189" office:value-type="float" office:value="2756.99995862109" calcext:value-type="float">
            <text:p>275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3]+1" office:value-type="float" office:value="1758" calcext:value-type="float">
            <text:p>1758</text:p>
          </table:table-cell>
          <table:table-cell table:formula="of:=5890*EXP(0.00256*([.$M764]-[.$M$7]))" office:value-type="float" office:value="40901.8787688928" calcext:value-type="float">
            <text:p>40,902</text:p>
          </table:table-cell>
          <table:table-cell table:formula="of:=LN([.$N764]/454.16)/0.00256" office:value-type="float" office:value="1758.00067100905" calcext:value-type="float">
            <text:p>1758</text:p>
          </table:table-cell>
          <table:table-cell/>
          <table:table-cell table:formula="of:=[.Q763]+1" office:value-type="float" office:value="2758" calcext:value-type="float">
            <text:p>2758</text:p>
          </table:table-cell>
          <table:table-cell table:formula="of:=76320*EXP(0.00189*([.$Q764]-[.$Q$7]))" office:value-type="float" office:value="319151.21769935" calcext:value-type="float">
            <text:p>319,151</text:p>
          </table:table-cell>
          <table:table-cell table:formula="of:=LN([.$R764]/1738.539)/0.00189" office:value-type="float" office:value="2757.99995862109" calcext:value-type="float">
            <text:p>275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4]+1" office:value-type="float" office:value="1759" calcext:value-type="float">
            <text:p>1759</text:p>
          </table:table-cell>
          <table:table-cell table:formula="of:=5890*EXP(0.00256*([.$M765]-[.$M$7]))" office:value-type="float" office:value="41006.7217202607" calcext:value-type="float">
            <text:p>41,007</text:p>
          </table:table-cell>
          <table:table-cell table:formula="of:=LN([.$N765]/454.16)/0.00256" office:value-type="float" office:value="1759.00067100905" calcext:value-type="float">
            <text:p>1759</text:p>
          </table:table-cell>
          <table:table-cell/>
          <table:table-cell table:formula="of:=[.Q764]+1" office:value-type="float" office:value="2759" calcext:value-type="float">
            <text:p>2759</text:p>
          </table:table-cell>
          <table:table-cell table:formula="of:=76320*EXP(0.00189*([.$Q765]-[.$Q$7]))" office:value-type="float" office:value="319754.983880116" calcext:value-type="float">
            <text:p>319,755</text:p>
          </table:table-cell>
          <table:table-cell table:formula="of:=LN([.$R765]/1738.539)/0.00189" office:value-type="float" office:value="2758.99995862109" calcext:value-type="float">
            <text:p>275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5]+1" office:value-type="float" office:value="1760" calcext:value-type="float">
            <text:p>1760</text:p>
          </table:table-cell>
          <table:table-cell table:formula="of:=5890*EXP(0.00256*([.$M766]-[.$M$7]))" office:value-type="float" office:value="41111.8334134268" calcext:value-type="float">
            <text:p>41,112</text:p>
          </table:table-cell>
          <table:table-cell table:formula="of:=LN([.$N766]/454.16)/0.00256" office:value-type="float" office:value="1760.00067100905" calcext:value-type="float">
            <text:p>1760</text:p>
          </table:table-cell>
          <table:table-cell/>
          <table:table-cell table:formula="of:=[.Q765]+1" office:value-type="float" office:value="2760" calcext:value-type="float">
            <text:p>2760</text:p>
          </table:table-cell>
          <table:table-cell table:formula="of:=76320*EXP(0.00189*([.$Q766]-[.$Q$7]))" office:value-type="float" office:value="320359.892258" calcext:value-type="float">
            <text:p>320,360</text:p>
          </table:table-cell>
          <table:table-cell table:formula="of:=LN([.$R766]/1738.539)/0.00189" office:value-type="float" office:value="2759.99995862109" calcext:value-type="float">
            <text:p>275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6]+1" office:value-type="float" office:value="1761" calcext:value-type="float">
            <text:p>1761</text:p>
          </table:table-cell>
          <table:table-cell table:formula="of:=5890*EXP(0.00256*([.$M767]-[.$M$7]))" office:value-type="float" office:value="41217.2145372515" calcext:value-type="float">
            <text:p>41,217</text:p>
          </table:table-cell>
          <table:table-cell table:formula="of:=LN([.$N767]/454.16)/0.00256" office:value-type="float" office:value="1761.00067100905" calcext:value-type="float">
            <text:p>1761</text:p>
          </table:table-cell>
          <table:table-cell/>
          <table:table-cell table:formula="of:=[.Q766]+1" office:value-type="float" office:value="2761" calcext:value-type="float">
            <text:p>2761</text:p>
          </table:table-cell>
          <table:table-cell table:formula="of:=76320*EXP(0.00189*([.$Q767]-[.$Q$7]))" office:value-type="float" office:value="320965.944993797" calcext:value-type="float">
            <text:p>320,966</text:p>
          </table:table-cell>
          <table:table-cell table:formula="of:=LN([.$R767]/1738.539)/0.00189" office:value-type="float" office:value="2760.99995862109" calcext:value-type="float">
            <text:p>276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7]+1" office:value-type="float" office:value="1762" calcext:value-type="float">
            <text:p>1762</text:p>
          </table:table-cell>
          <table:table-cell table:formula="of:=5890*EXP(0.00256*([.$M768]-[.$M$7]))" office:value-type="float" office:value="41322.865782361" calcext:value-type="float">
            <text:p>41,323</text:p>
          </table:table-cell>
          <table:table-cell table:formula="of:=LN([.$N768]/454.16)/0.00256" office:value-type="float" office:value="1762.00067100905" calcext:value-type="float">
            <text:p>1762</text:p>
          </table:table-cell>
          <table:table-cell/>
          <table:table-cell table:formula="of:=[.Q767]+1" office:value-type="float" office:value="2762" calcext:value-type="float">
            <text:p>2762</text:p>
          </table:table-cell>
          <table:table-cell table:formula="of:=76320*EXP(0.00189*([.$Q768]-[.$Q$7]))" office:value-type="float" office:value="321573.144252386" calcext:value-type="float">
            <text:p>321,573</text:p>
          </table:table-cell>
          <table:table-cell table:formula="of:=LN([.$R768]/1738.539)/0.00189" office:value-type="float" office:value="2761.99995862109" calcext:value-type="float">
            <text:p>276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8]+1" office:value-type="float" office:value="1763" calcext:value-type="float">
            <text:p>1763</text:p>
          </table:table-cell>
          <table:table-cell table:formula="of:=5890*EXP(0.00256*([.$M769]-[.$M$7]))" office:value-type="float" office:value="41428.7878411515" calcext:value-type="float">
            <text:p>41,429</text:p>
          </table:table-cell>
          <table:table-cell table:formula="of:=LN([.$N769]/454.16)/0.00256" office:value-type="float" office:value="1763.00067100905" calcext:value-type="float">
            <text:p>1763</text:p>
          </table:table-cell>
          <table:table-cell/>
          <table:table-cell table:formula="of:=[.Q768]+1" office:value-type="float" office:value="2763" calcext:value-type="float">
            <text:p>2763</text:p>
          </table:table-cell>
          <table:table-cell table:formula="of:=76320*EXP(0.00189*([.$Q769]-[.$Q$7]))" office:value-type="float" office:value="322181.492202746" calcext:value-type="float">
            <text:p>322,181</text:p>
          </table:table-cell>
          <table:table-cell table:formula="of:=LN([.$R769]/1738.539)/0.00189" office:value-type="float" office:value="2762.99995862109" calcext:value-type="float">
            <text:p>276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69]+1" office:value-type="float" office:value="1764" calcext:value-type="float">
            <text:p>1764</text:p>
          </table:table-cell>
          <table:table-cell table:formula="of:=5890*EXP(0.00256*([.$M770]-[.$M$7]))" office:value-type="float" office:value="41534.9814077943" calcext:value-type="float">
            <text:p>41,535</text:p>
          </table:table-cell>
          <table:table-cell table:formula="of:=LN([.$N770]/454.16)/0.00256" office:value-type="float" office:value="1764.00067100905" calcext:value-type="float">
            <text:p>1764</text:p>
          </table:table-cell>
          <table:table-cell/>
          <table:table-cell table:formula="of:=[.Q769]+1" office:value-type="float" office:value="2764" calcext:value-type="float">
            <text:p>2764</text:p>
          </table:table-cell>
          <table:table-cell table:formula="of:=76320*EXP(0.00189*([.$Q770]-[.$Q$7]))" office:value-type="float" office:value="322790.991017957" calcext:value-type="float">
            <text:p>322,791</text:p>
          </table:table-cell>
          <table:table-cell table:formula="of:=LN([.$R770]/1738.539)/0.00189" office:value-type="float" office:value="2763.99995862109" calcext:value-type="float">
            <text:p>276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0]+1" office:value-type="float" office:value="1765" calcext:value-type="float">
            <text:p>1765</text:p>
          </table:table-cell>
          <table:table-cell table:formula="of:=5890*EXP(0.00256*([.$M771]-[.$M$7]))" office:value-type="float" office:value="41641.4471782399" calcext:value-type="float">
            <text:p>41,641</text:p>
          </table:table-cell>
          <table:table-cell table:formula="of:=LN([.$N771]/454.16)/0.00256" office:value-type="float" office:value="1765.00067100905" calcext:value-type="float">
            <text:p>1765</text:p>
          </table:table-cell>
          <table:table-cell/>
          <table:table-cell table:formula="of:=[.Q770]+1" office:value-type="float" office:value="2765" calcext:value-type="float">
            <text:p>2765</text:p>
          </table:table-cell>
          <table:table-cell table:formula="of:=76320*EXP(0.00189*([.$Q771]-[.$Q$7]))" office:value-type="float" office:value="323401.642875211" calcext:value-type="float">
            <text:p>323,402</text:p>
          </table:table-cell>
          <table:table-cell table:formula="of:=LN([.$R771]/1738.539)/0.00189" office:value-type="float" office:value="2764.99995862109" calcext:value-type="float">
            <text:p>276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1]+1" office:value-type="float" office:value="1766" calcext:value-type="float">
            <text:p>1766</text:p>
          </table:table-cell>
          <table:table-cell table:formula="of:=5890*EXP(0.00256*([.$M772]-[.$M$7]))" office:value-type="float" office:value="41748.1858502228" calcext:value-type="float">
            <text:p>41,748</text:p>
          </table:table-cell>
          <table:table-cell table:formula="of:=LN([.$N772]/454.16)/0.00256" office:value-type="float" office:value="1766.00067100905" calcext:value-type="float">
            <text:p>1766</text:p>
          </table:table-cell>
          <table:table-cell/>
          <table:table-cell table:formula="of:=[.Q771]+1" office:value-type="float" office:value="2766" calcext:value-type="float">
            <text:p>2766</text:p>
          </table:table-cell>
          <table:table-cell table:formula="of:=76320*EXP(0.00189*([.$Q772]-[.$Q$7]))" office:value-type="float" office:value="324013.449955816" calcext:value-type="float">
            <text:p>324,013</text:p>
          </table:table-cell>
          <table:table-cell table:formula="of:=LN([.$R772]/1738.539)/0.00189" office:value-type="float" office:value="2765.99995862109" calcext:value-type="float">
            <text:p>276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2]+1" office:value-type="float" office:value="1767" calcext:value-type="float">
            <text:p>1767</text:p>
          </table:table-cell>
          <table:table-cell table:formula="of:=5890*EXP(0.00256*([.$M773]-[.$M$7]))" office:value-type="float" office:value="41855.1981232659" calcext:value-type="float">
            <text:p>41,855</text:p>
          </table:table-cell>
          <table:table-cell table:formula="of:=LN([.$N773]/454.16)/0.00256" office:value-type="float" office:value="1767.00067100905" calcext:value-type="float">
            <text:p>1767</text:p>
          </table:table-cell>
          <table:table-cell/>
          <table:table-cell table:formula="of:=[.Q772]+1" office:value-type="float" office:value="2767" calcext:value-type="float">
            <text:p>2767</text:p>
          </table:table-cell>
          <table:table-cell table:formula="of:=76320*EXP(0.00189*([.$Q773]-[.$Q$7]))" office:value-type="float" office:value="324626.414445211" calcext:value-type="float">
            <text:p>324,626</text:p>
          </table:table-cell>
          <table:table-cell table:formula="of:=LN([.$R773]/1738.539)/0.00189" office:value-type="float" office:value="2766.99995862109" calcext:value-type="float">
            <text:p>276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3]+1" office:value-type="float" office:value="1768" calcext:value-type="float">
            <text:p>1768</text:p>
          </table:table-cell>
          <table:table-cell table:formula="of:=5890*EXP(0.00256*([.$M774]-[.$M$7]))" office:value-type="float" office:value="41962.4846986853" calcext:value-type="float">
            <text:p>41,962</text:p>
          </table:table-cell>
          <table:table-cell table:formula="of:=LN([.$N774]/454.16)/0.00256" office:value-type="float" office:value="1768.00067100905" calcext:value-type="float">
            <text:p>1768</text:p>
          </table:table-cell>
          <table:table-cell/>
          <table:table-cell table:formula="of:=[.Q773]+1" office:value-type="float" office:value="2768" calcext:value-type="float">
            <text:p>2768</text:p>
          </table:table-cell>
          <table:table-cell table:formula="of:=76320*EXP(0.00189*([.$Q774]-[.$Q$7]))" office:value-type="float" office:value="325240.538532966" calcext:value-type="float">
            <text:p>325,241</text:p>
          </table:table-cell>
          <table:table-cell table:formula="of:=LN([.$R774]/1738.539)/0.00189" office:value-type="float" office:value="2767.99995862109" calcext:value-type="float">
            <text:p>276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4]+1" office:value-type="float" office:value="1769" calcext:value-type="float">
            <text:p>1769</text:p>
          </table:table-cell>
          <table:table-cell table:formula="of:=5890*EXP(0.00256*([.$M775]-[.$M$7]))" office:value-type="float" office:value="42070.0462795945" calcext:value-type="float">
            <text:p>42,070</text:p>
          </table:table-cell>
          <table:table-cell table:formula="of:=LN([.$N775]/454.16)/0.00256" office:value-type="float" office:value="1769.00067100905" calcext:value-type="float">
            <text:p>1769</text:p>
          </table:table-cell>
          <table:table-cell/>
          <table:table-cell table:formula="of:=[.Q774]+1" office:value-type="float" office:value="2769" calcext:value-type="float">
            <text:p>2769</text:p>
          </table:table-cell>
          <table:table-cell table:formula="of:=76320*EXP(0.00189*([.$Q775]-[.$Q$7]))" office:value-type="float" office:value="325855.824412795" calcext:value-type="float">
            <text:p>325,856</text:p>
          </table:table-cell>
          <table:table-cell table:formula="of:=LN([.$R775]/1738.539)/0.00189" office:value-type="float" office:value="2768.99995862109" calcext:value-type="float">
            <text:p>276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5]+1" office:value-type="float" office:value="1770" calcext:value-type="float">
            <text:p>1770</text:p>
          </table:table-cell>
          <table:table-cell table:formula="of:=5890*EXP(0.00256*([.$M776]-[.$M$7]))" office:value-type="float" office:value="42177.8835709096" calcext:value-type="float">
            <text:p>42,178</text:p>
          </table:table-cell>
          <table:table-cell table:formula="of:=LN([.$N776]/454.16)/0.00256" office:value-type="float" office:value="1770.00067100905" calcext:value-type="float">
            <text:p>1770</text:p>
          </table:table-cell>
          <table:table-cell/>
          <table:table-cell table:formula="of:=[.Q775]+1" office:value-type="float" office:value="2770" calcext:value-type="float">
            <text:p>2770</text:p>
          </table:table-cell>
          <table:table-cell table:formula="of:=76320*EXP(0.00189*([.$Q776]-[.$Q$7]))" office:value-type="float" office:value="326472.27428256" calcext:value-type="float">
            <text:p>326,472</text:p>
          </table:table-cell>
          <table:table-cell table:formula="of:=LN([.$R776]/1738.539)/0.00189" office:value-type="float" office:value="2769.99995862109" calcext:value-type="float">
            <text:p>276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6]+1" office:value-type="float" office:value="1771" calcext:value-type="float">
            <text:p>1771</text:p>
          </table:table-cell>
          <table:table-cell table:formula="of:=5890*EXP(0.00256*([.$M777]-[.$M$7]))" office:value-type="float" office:value="42285.9972793535" calcext:value-type="float">
            <text:p>42,286</text:p>
          </table:table-cell>
          <table:table-cell table:formula="of:=LN([.$N777]/454.16)/0.00256" office:value-type="float" office:value="1771.00067100905" calcext:value-type="float">
            <text:p>1771</text:p>
          </table:table-cell>
          <table:table-cell/>
          <table:table-cell table:formula="of:=[.Q776]+1" office:value-type="float" office:value="2771" calcext:value-type="float">
            <text:p>2771</text:p>
          </table:table-cell>
          <table:table-cell table:formula="of:=76320*EXP(0.00189*([.$Q777]-[.$Q$7]))" office:value-type="float" office:value="327089.890344284" calcext:value-type="float">
            <text:p>327,090</text:p>
          </table:table-cell>
          <table:table-cell table:formula="of:=LN([.$R777]/1738.539)/0.00189" office:value-type="float" office:value="2770.99995862109" calcext:value-type="float">
            <text:p>277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7]+1" office:value-type="float" office:value="1772" calcext:value-type="float">
            <text:p>1772</text:p>
          </table:table-cell>
          <table:table-cell table:formula="of:=5890*EXP(0.00256*([.$M778]-[.$M$7]))" office:value-type="float" office:value="42394.3881134604" calcext:value-type="float">
            <text:p>42,394</text:p>
          </table:table-cell>
          <table:table-cell table:formula="of:=LN([.$N778]/454.16)/0.00256" office:value-type="float" office:value="1772.00067100905" calcext:value-type="float">
            <text:p>1772</text:p>
          </table:table-cell>
          <table:table-cell/>
          <table:table-cell table:formula="of:=[.Q777]+1" office:value-type="float" office:value="2772" calcext:value-type="float">
            <text:p>2772</text:p>
          </table:table-cell>
          <table:table-cell table:formula="of:=76320*EXP(0.00189*([.$Q778]-[.$Q$7]))" office:value-type="float" office:value="327708.674804152" calcext:value-type="float">
            <text:p>327,709</text:p>
          </table:table-cell>
          <table:table-cell table:formula="of:=LN([.$R778]/1738.539)/0.00189" office:value-type="float" office:value="2771.99995862109" calcext:value-type="float">
            <text:p>277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8]+1" office:value-type="float" office:value="1773" calcext:value-type="float">
            <text:p>1773</text:p>
          </table:table-cell>
          <table:table-cell table:formula="of:=5890*EXP(0.00256*([.$M779]-[.$M$7]))" office:value-type="float" office:value="42503.0567835811" calcext:value-type="float">
            <text:p>42,503</text:p>
          </table:table-cell>
          <table:table-cell table:formula="of:=LN([.$N779]/454.16)/0.00256" office:value-type="float" office:value="1773.00067100905" calcext:value-type="float">
            <text:p>1773</text:p>
          </table:table-cell>
          <table:table-cell/>
          <table:table-cell table:formula="of:=[.Q778]+1" office:value-type="float" office:value="2773" calcext:value-type="float">
            <text:p>2773</text:p>
          </table:table-cell>
          <table:table-cell table:formula="of:=76320*EXP(0.00189*([.$Q779]-[.$Q$7]))" office:value-type="float" office:value="328328.629872527" calcext:value-type="float">
            <text:p>328,329</text:p>
          </table:table-cell>
          <table:table-cell table:formula="of:=LN([.$R779]/1738.539)/0.00189" office:value-type="float" office:value="2772.99995862109" calcext:value-type="float">
            <text:p>277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79]+1" office:value-type="float" office:value="1774" calcext:value-type="float">
            <text:p>1774</text:p>
          </table:table-cell>
          <table:table-cell table:formula="of:=5890*EXP(0.00256*([.$M780]-[.$M$7]))" office:value-type="float" office:value="42612.0040018868" calcext:value-type="float">
            <text:p>42,612</text:p>
          </table:table-cell>
          <table:table-cell table:formula="of:=LN([.$N780]/454.16)/0.00256" office:value-type="float" office:value="1774.00067100905" calcext:value-type="float">
            <text:p>1774</text:p>
          </table:table-cell>
          <table:table-cell/>
          <table:table-cell table:formula="of:=[.Q779]+1" office:value-type="float" office:value="2774" calcext:value-type="float">
            <text:p>2774</text:p>
          </table:table-cell>
          <table:table-cell table:formula="of:=76320*EXP(0.00189*([.$Q780]-[.$Q$7]))" office:value-type="float" office:value="328949.757763949" calcext:value-type="float">
            <text:p>328,950</text:p>
          </table:table-cell>
          <table:table-cell table:formula="of:=LN([.$R780]/1738.539)/0.00189" office:value-type="float" office:value="2773.99995862109" calcext:value-type="float">
            <text:p>277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0]+1" office:value-type="float" office:value="1775" calcext:value-type="float">
            <text:p>1775</text:p>
          </table:table-cell>
          <table:table-cell table:formula="of:=5890*EXP(0.00256*([.$M781]-[.$M$7]))" office:value-type="float" office:value="42721.2304823744" calcext:value-type="float">
            <text:p>42,721</text:p>
          </table:table-cell>
          <table:table-cell table:formula="of:=LN([.$N781]/454.16)/0.00256" office:value-type="float" office:value="1775.00067100905" calcext:value-type="float">
            <text:p>1775</text:p>
          </table:table-cell>
          <table:table-cell/>
          <table:table-cell table:formula="of:=[.Q780]+1" office:value-type="float" office:value="2775" calcext:value-type="float">
            <text:p>2775</text:p>
          </table:table-cell>
          <table:table-cell table:formula="of:=76320*EXP(0.00189*([.$Q781]-[.$Q$7]))" office:value-type="float" office:value="329572.060697151" calcext:value-type="float">
            <text:p>329,572</text:p>
          </table:table-cell>
          <table:table-cell table:formula="of:=LN([.$R781]/1738.539)/0.00189" office:value-type="float" office:value="2774.99995862109" calcext:value-type="float">
            <text:p>277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1]+1" office:value-type="float" office:value="1776" calcext:value-type="float">
            <text:p>1776</text:p>
          </table:table-cell>
          <table:table-cell table:formula="of:=5890*EXP(0.00256*([.$M782]-[.$M$7]))" office:value-type="float" office:value="42830.736940871" calcext:value-type="float">
            <text:p>42,831</text:p>
          </table:table-cell>
          <table:table-cell table:formula="of:=LN([.$N782]/454.16)/0.00256" office:value-type="float" office:value="1776.00067100905" calcext:value-type="float">
            <text:p>1776</text:p>
          </table:table-cell>
          <table:table-cell/>
          <table:table-cell table:formula="of:=[.Q781]+1" office:value-type="float" office:value="2776" calcext:value-type="float">
            <text:p>2776</text:p>
          </table:table-cell>
          <table:table-cell table:formula="of:=76320*EXP(0.00189*([.$Q782]-[.$Q$7]))" office:value-type="float" office:value="330195.540895061" calcext:value-type="float">
            <text:p>330,196</text:p>
          </table:table-cell>
          <table:table-cell table:formula="of:=LN([.$R782]/1738.539)/0.00189" office:value-type="float" office:value="2775.99995862109" calcext:value-type="float">
            <text:p>277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2]+1" office:value-type="float" office:value="1777" calcext:value-type="float">
            <text:p>1777</text:p>
          </table:table-cell>
          <table:table-cell table:formula="of:=5890*EXP(0.00256*([.$M783]-[.$M$7]))" office:value-type="float" office:value="42940.5240950386" calcext:value-type="float">
            <text:p>42,941</text:p>
          </table:table-cell>
          <table:table-cell table:formula="of:=LN([.$N783]/454.16)/0.00256" office:value-type="float" office:value="1777.00067100905" calcext:value-type="float">
            <text:p>1777</text:p>
          </table:table-cell>
          <table:table-cell/>
          <table:table-cell table:formula="of:=[.Q782]+1" office:value-type="float" office:value="2777" calcext:value-type="float">
            <text:p>2777</text:p>
          </table:table-cell>
          <table:table-cell table:formula="of:=76320*EXP(0.00189*([.$Q783]-[.$Q$7]))" office:value-type="float" office:value="330820.200584814" calcext:value-type="float">
            <text:p>330,820</text:p>
          </table:table-cell>
          <table:table-cell table:formula="of:=LN([.$R783]/1738.539)/0.00189" office:value-type="float" office:value="2776.99995862109" calcext:value-type="float">
            <text:p>277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3]+1" office:value-type="float" office:value="1778" calcext:value-type="float">
            <text:p>1778</text:p>
          </table:table-cell>
          <table:table-cell table:formula="of:=5890*EXP(0.00256*([.$M784]-[.$M$7]))" office:value-type="float" office:value="43050.5926643785" calcext:value-type="float">
            <text:p>43,051</text:p>
          </table:table-cell>
          <table:table-cell table:formula="of:=LN([.$N784]/454.16)/0.00256" office:value-type="float" office:value="1778.00067100905" calcext:value-type="float">
            <text:p>1778</text:p>
          </table:table-cell>
          <table:table-cell/>
          <table:table-cell table:formula="of:=[.Q783]+1" office:value-type="float" office:value="2778" calcext:value-type="float">
            <text:p>2778</text:p>
          </table:table-cell>
          <table:table-cell table:formula="of:=76320*EXP(0.00189*([.$Q784]-[.$Q$7]))" office:value-type="float" office:value="331446.041997757" calcext:value-type="float">
            <text:p>331,446</text:p>
          </table:table-cell>
          <table:table-cell table:formula="of:=LN([.$R784]/1738.539)/0.00189" office:value-type="float" office:value="2777.99995862109" calcext:value-type="float">
            <text:p>277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4]+1" office:value-type="float" office:value="1779" calcext:value-type="float">
            <text:p>1779</text:p>
          </table:table-cell>
          <table:table-cell table:formula="of:=5890*EXP(0.00256*([.$M785]-[.$M$7]))" office:value-type="float" office:value="43160.9433702366" calcext:value-type="float">
            <text:p>43,161</text:p>
          </table:table-cell>
          <table:table-cell table:formula="of:=LN([.$N785]/454.16)/0.00256" office:value-type="float" office:value="1779.00067100905" calcext:value-type="float">
            <text:p>1779</text:p>
          </table:table-cell>
          <table:table-cell/>
          <table:table-cell table:formula="of:=[.Q784]+1" office:value-type="float" office:value="2779" calcext:value-type="float">
            <text:p>2779</text:p>
          </table:table-cell>
          <table:table-cell table:formula="of:=76320*EXP(0.00189*([.$Q785]-[.$Q$7]))" office:value-type="float" office:value="332073.067369459" calcext:value-type="float">
            <text:p>332,073</text:p>
          </table:table-cell>
          <table:table-cell table:formula="of:=LN([.$R785]/1738.539)/0.00189" office:value-type="float" office:value="2778.99995862109" calcext:value-type="float">
            <text:p>277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5]+1" office:value-type="float" office:value="1780" calcext:value-type="float">
            <text:p>1780</text:p>
          </table:table-cell>
          <table:table-cell table:formula="of:=5890*EXP(0.00256*([.$M786]-[.$M$7]))" office:value-type="float" office:value="43271.5769358077" calcext:value-type="float">
            <text:p>43,272</text:p>
          </table:table-cell>
          <table:table-cell table:formula="of:=LN([.$N786]/454.16)/0.00256" office:value-type="float" office:value="1780.00067100905" calcext:value-type="float">
            <text:p>1780</text:p>
          </table:table-cell>
          <table:table-cell/>
          <table:table-cell table:formula="of:=[.Q785]+1" office:value-type="float" office:value="2780" calcext:value-type="float">
            <text:p>2780</text:p>
          </table:table-cell>
          <table:table-cell table:formula="of:=76320*EXP(0.00189*([.$Q786]-[.$Q$7]))" office:value-type="float" office:value="332701.278939718" calcext:value-type="float">
            <text:p>332,701</text:p>
          </table:table-cell>
          <table:table-cell table:formula="of:=LN([.$R786]/1738.539)/0.00189" office:value-type="float" office:value="2779.99995862109" calcext:value-type="float">
            <text:p>277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6]+1" office:value-type="float" office:value="1781" calcext:value-type="float">
            <text:p>1781</text:p>
          </table:table-cell>
          <table:table-cell table:formula="of:=5890*EXP(0.00256*([.$M787]-[.$M$7]))" office:value-type="float" office:value="43382.4940861402" calcext:value-type="float">
            <text:p>43,382</text:p>
          </table:table-cell>
          <table:table-cell table:formula="of:=LN([.$N787]/454.16)/0.00256" office:value-type="float" office:value="1781.00067100905" calcext:value-type="float">
            <text:p>1781</text:p>
          </table:table-cell>
          <table:table-cell/>
          <table:table-cell table:formula="of:=[.Q786]+1" office:value-type="float" office:value="2781" calcext:value-type="float">
            <text:p>2781</text:p>
          </table:table-cell>
          <table:table-cell table:formula="of:=76320*EXP(0.00189*([.$Q787]-[.$Q$7]))" office:value-type="float" office:value="333330.67895257" calcext:value-type="float">
            <text:p>333,331</text:p>
          </table:table-cell>
          <table:table-cell table:formula="of:=LN([.$R787]/1738.539)/0.00189" office:value-type="float" office:value="2780.99995862109" calcext:value-type="float">
            <text:p>278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7]+1" office:value-type="float" office:value="1782" calcext:value-type="float">
            <text:p>1782</text:p>
          </table:table-cell>
          <table:table-cell table:formula="of:=5890*EXP(0.00256*([.$M788]-[.$M$7]))" office:value-type="float" office:value="43493.6955481413" calcext:value-type="float">
            <text:p>43,494</text:p>
          </table:table-cell>
          <table:table-cell table:formula="of:=LN([.$N788]/454.16)/0.00256" office:value-type="float" office:value="1782.00067100905" calcext:value-type="float">
            <text:p>1782</text:p>
          </table:table-cell>
          <table:table-cell/>
          <table:table-cell table:formula="of:=[.Q787]+1" office:value-type="float" office:value="2782" calcext:value-type="float">
            <text:p>2782</text:p>
          </table:table-cell>
          <table:table-cell table:formula="of:=76320*EXP(0.00189*([.$Q788]-[.$Q$7]))" office:value-type="float" office:value="333961.269656294" calcext:value-type="float">
            <text:p>333,961</text:p>
          </table:table-cell>
          <table:table-cell table:formula="of:=LN([.$R788]/1738.539)/0.00189" office:value-type="float" office:value="2781.99995862109" calcext:value-type="float">
            <text:p>278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8]+1" office:value-type="float" office:value="1783" calcext:value-type="float">
            <text:p>1783</text:p>
          </table:table-cell>
          <table:table-cell table:formula="of:=5890*EXP(0.00256*([.$M789]-[.$M$7]))" office:value-type="float" office:value="43605.1820505812" calcext:value-type="float">
            <text:p>43,605</text:p>
          </table:table-cell>
          <table:table-cell table:formula="of:=LN([.$N789]/454.16)/0.00256" office:value-type="float" office:value="1783.00067100905" calcext:value-type="float">
            <text:p>1783</text:p>
          </table:table-cell>
          <table:table-cell/>
          <table:table-cell table:formula="of:=[.Q788]+1" office:value-type="float" office:value="2783" calcext:value-type="float">
            <text:p>2783</text:p>
          </table:table-cell>
          <table:table-cell table:formula="of:=76320*EXP(0.00189*([.$Q789]-[.$Q$7]))" office:value-type="float" office:value="334593.053303425" calcext:value-type="float">
            <text:p>334,593</text:p>
          </table:table-cell>
          <table:table-cell table:formula="of:=LN([.$R789]/1738.539)/0.00189" office:value-type="float" office:value="2782.99995862109" calcext:value-type="float">
            <text:p>278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89]+1" office:value-type="float" office:value="1784" calcext:value-type="float">
            <text:p>1784</text:p>
          </table:table-cell>
          <table:table-cell table:formula="of:=5890*EXP(0.00256*([.$M790]-[.$M$7]))" office:value-type="float" office:value="43716.9543240982" calcext:value-type="float">
            <text:p>43,717</text:p>
          </table:table-cell>
          <table:table-cell table:formula="of:=LN([.$N790]/454.16)/0.00256" office:value-type="float" office:value="1784.00067100905" calcext:value-type="float">
            <text:p>1784</text:p>
          </table:table-cell>
          <table:table-cell/>
          <table:table-cell table:formula="of:=[.Q789]+1" office:value-type="float" office:value="2784" calcext:value-type="float">
            <text:p>2784</text:p>
          </table:table-cell>
          <table:table-cell table:formula="of:=76320*EXP(0.00189*([.$Q790]-[.$Q$7]))" office:value-type="float" office:value="335226.032150757" calcext:value-type="float">
            <text:p>335,226</text:p>
          </table:table-cell>
          <table:table-cell table:formula="of:=LN([.$R790]/1738.539)/0.00189" office:value-type="float" office:value="2783.99995862109" calcext:value-type="float">
            <text:p>278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0]+1" office:value-type="float" office:value="1785" calcext:value-type="float">
            <text:p>1785</text:p>
          </table:table-cell>
          <table:table-cell table:formula="of:=5890*EXP(0.00256*([.$M791]-[.$M$7]))" office:value-type="float" office:value="43829.0131012036" calcext:value-type="float">
            <text:p>43,829</text:p>
          </table:table-cell>
          <table:table-cell table:formula="of:=LN([.$N791]/454.16)/0.00256" office:value-type="float" office:value="1785.00067100905" calcext:value-type="float">
            <text:p>1785</text:p>
          </table:table-cell>
          <table:table-cell/>
          <table:table-cell table:formula="of:=[.Q790]+1" office:value-type="float" office:value="2785" calcext:value-type="float">
            <text:p>2785</text:p>
          </table:table-cell>
          <table:table-cell table:formula="of:=76320*EXP(0.00189*([.$Q791]-[.$Q$7]))" office:value-type="float" office:value="335860.208459355" calcext:value-type="float">
            <text:p>335,860</text:p>
          </table:table-cell>
          <table:table-cell table:formula="of:=LN([.$R791]/1738.539)/0.00189" office:value-type="float" office:value="2784.99995862109" calcext:value-type="float">
            <text:p>278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1]+1" office:value-type="float" office:value="1786" calcext:value-type="float">
            <text:p>1786</text:p>
          </table:table-cell>
          <table:table-cell table:formula="of:=5890*EXP(0.00256*([.$M792]-[.$M$7]))" office:value-type="float" office:value="43941.3591162861" calcext:value-type="float">
            <text:p>43,941</text:p>
          </table:table-cell>
          <table:table-cell table:formula="of:=LN([.$N792]/454.16)/0.00256" office:value-type="float" office:value="1786.00067100905" calcext:value-type="float">
            <text:p>1786</text:p>
          </table:table-cell>
          <table:table-cell/>
          <table:table-cell table:formula="of:=[.Q791]+1" office:value-type="float" office:value="2786" calcext:value-type="float">
            <text:p>2786</text:p>
          </table:table-cell>
          <table:table-cell table:formula="of:=76320*EXP(0.00189*([.$Q792]-[.$Q$7]))" office:value-type="float" office:value="336495.584494561" calcext:value-type="float">
            <text:p>336,496</text:p>
          </table:table-cell>
          <table:table-cell table:formula="of:=LN([.$R792]/1738.539)/0.00189" office:value-type="float" office:value="2785.99995862109" calcext:value-type="float">
            <text:p>278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2]+1" office:value-type="float" office:value="1787" calcext:value-type="float">
            <text:p>1787</text:p>
          </table:table-cell>
          <table:table-cell table:formula="of:=5890*EXP(0.00256*([.$M793]-[.$M$7]))" office:value-type="float" office:value="44053.9931056169" calcext:value-type="float">
            <text:p>44,054</text:p>
          </table:table-cell>
          <table:table-cell table:formula="of:=LN([.$N793]/454.16)/0.00256" office:value-type="float" office:value="1787.00067100905" calcext:value-type="float">
            <text:p>1787</text:p>
          </table:table-cell>
          <table:table-cell/>
          <table:table-cell table:formula="of:=[.Q792]+1" office:value-type="float" office:value="2787" calcext:value-type="float">
            <text:p>2787</text:p>
          </table:table-cell>
          <table:table-cell table:formula="of:=76320*EXP(0.00189*([.$Q793]-[.$Q$7]))" office:value-type="float" office:value="337132.162526002" calcext:value-type="float">
            <text:p>337,132</text:p>
          </table:table-cell>
          <table:table-cell table:formula="of:=LN([.$R793]/1738.539)/0.00189" office:value-type="float" office:value="2786.99995862109" calcext:value-type="float">
            <text:p>278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3]+1" office:value-type="float" office:value="1788" calcext:value-type="float">
            <text:p>1788</text:p>
          </table:table-cell>
          <table:table-cell table:formula="of:=5890*EXP(0.00256*([.$M794]-[.$M$7]))" office:value-type="float" office:value="44166.9158073547" calcext:value-type="float">
            <text:p>44,167</text:p>
          </table:table-cell>
          <table:table-cell table:formula="of:=LN([.$N794]/454.16)/0.00256" office:value-type="float" office:value="1788.00067100905" calcext:value-type="float">
            <text:p>1788</text:p>
          </table:table-cell>
          <table:table-cell/>
          <table:table-cell table:formula="of:=[.Q793]+1" office:value-type="float" office:value="2788" calcext:value-type="float">
            <text:p>2788</text:p>
          </table:table-cell>
          <table:table-cell table:formula="of:=76320*EXP(0.00189*([.$Q794]-[.$Q$7]))" office:value-type="float" office:value="337769.9448276" calcext:value-type="float">
            <text:p>337,770</text:p>
          </table:table-cell>
          <table:table-cell table:formula="of:=LN([.$R794]/1738.539)/0.00189" office:value-type="float" office:value="2787.99995862109" calcext:value-type="float">
            <text:p>278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4]+1" office:value-type="float" office:value="1789" calcext:value-type="float">
            <text:p>1789</text:p>
          </table:table-cell>
          <table:table-cell table:formula="of:=5890*EXP(0.00256*([.$M795]-[.$M$7]))" office:value-type="float" office:value="44280.12796155" calcext:value-type="float">
            <text:p>44,280</text:p>
          </table:table-cell>
          <table:table-cell table:formula="of:=LN([.$N795]/454.16)/0.00256" office:value-type="float" office:value="1789.00067100905" calcext:value-type="float">
            <text:p>1789</text:p>
          </table:table-cell>
          <table:table-cell/>
          <table:table-cell table:formula="of:=[.Q794]+1" office:value-type="float" office:value="2789" calcext:value-type="float">
            <text:p>2789</text:p>
          </table:table-cell>
          <table:table-cell table:formula="of:=76320*EXP(0.00189*([.$Q795]-[.$Q$7]))" office:value-type="float" office:value="338408.933677576" calcext:value-type="float">
            <text:p>338,409</text:p>
          </table:table-cell>
          <table:table-cell table:formula="of:=LN([.$R795]/1738.539)/0.00189" office:value-type="float" office:value="2788.99995862109" calcext:value-type="float">
            <text:p>278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5]+1" office:value-type="float" office:value="1790" calcext:value-type="float">
            <text:p>1790</text:p>
          </table:table-cell>
          <table:table-cell table:formula="of:=5890*EXP(0.00256*([.$M796]-[.$M$7]))" office:value-type="float" office:value="44393.6303101503" calcext:value-type="float">
            <text:p>44,394</text:p>
          </table:table-cell>
          <table:table-cell table:formula="of:=LN([.$N796]/454.16)/0.00256" office:value-type="float" office:value="1790.00067100905" calcext:value-type="float">
            <text:p>1790</text:p>
          </table:table-cell>
          <table:table-cell/>
          <table:table-cell table:formula="of:=[.Q795]+1" office:value-type="float" office:value="2790" calcext:value-type="float">
            <text:p>2790</text:p>
          </table:table-cell>
          <table:table-cell table:formula="of:=76320*EXP(0.00189*([.$Q796]-[.$Q$7]))" office:value-type="float" office:value="339049.131358464" calcext:value-type="float">
            <text:p>339,049</text:p>
          </table:table-cell>
          <table:table-cell table:formula="of:=LN([.$R796]/1738.539)/0.00189" office:value-type="float" office:value="2789.99995862109" calcext:value-type="float">
            <text:p>278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6]+1" office:value-type="float" office:value="1791" calcext:value-type="float">
            <text:p>1791</text:p>
          </table:table-cell>
          <table:table-cell table:formula="of:=5890*EXP(0.00256*([.$M797]-[.$M$7]))" office:value-type="float" office:value="44507.4235970052" calcext:value-type="float">
            <text:p>44,507</text:p>
          </table:table-cell>
          <table:table-cell table:formula="of:=LN([.$N797]/454.16)/0.00256" office:value-type="float" office:value="1791.00067100905" calcext:value-type="float">
            <text:p>1791</text:p>
          </table:table-cell>
          <table:table-cell/>
          <table:table-cell table:formula="of:=[.Q796]+1" office:value-type="float" office:value="2791" calcext:value-type="float">
            <text:p>2791</text:p>
          </table:table-cell>
          <table:table-cell table:formula="of:=76320*EXP(0.00189*([.$Q797]-[.$Q$7]))" office:value-type="float" office:value="339690.540157115" calcext:value-type="float">
            <text:p>339,691</text:p>
          </table:table-cell>
          <table:table-cell table:formula="of:=LN([.$R797]/1738.539)/0.00189" office:value-type="float" office:value="2790.99995862109" calcext:value-type="float">
            <text:p>279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7]+1" office:value-type="float" office:value="1792" calcext:value-type="float">
            <text:p>1792</text:p>
          </table:table-cell>
          <table:table-cell table:formula="of:=5890*EXP(0.00256*([.$M798]-[.$M$7]))" office:value-type="float" office:value="44621.5085678706" calcext:value-type="float">
            <text:p>44,622</text:p>
          </table:table-cell>
          <table:table-cell table:formula="of:=LN([.$N798]/454.16)/0.00256" office:value-type="float" office:value="1792.00067100905" calcext:value-type="float">
            <text:p>1792</text:p>
          </table:table-cell>
          <table:table-cell/>
          <table:table-cell table:formula="of:=[.Q797]+1" office:value-type="float" office:value="2792" calcext:value-type="float">
            <text:p>2792</text:p>
          </table:table-cell>
          <table:table-cell table:formula="of:=76320*EXP(0.00189*([.$Q798]-[.$Q$7]))" office:value-type="float" office:value="340333.162364706" calcext:value-type="float">
            <text:p>340,333</text:p>
          </table:table-cell>
          <table:table-cell table:formula="of:=LN([.$R798]/1738.539)/0.00189" office:value-type="float" office:value="2791.99995862109" calcext:value-type="float">
            <text:p>279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8]+1" office:value-type="float" office:value="1793" calcext:value-type="float">
            <text:p>1793</text:p>
          </table:table-cell>
          <table:table-cell table:formula="of:=5890*EXP(0.00256*([.$M799]-[.$M$7]))" office:value-type="float" office:value="44735.8859704143" calcext:value-type="float">
            <text:p>44,736</text:p>
          </table:table-cell>
          <table:table-cell table:formula="of:=LN([.$N799]/454.16)/0.00256" office:value-type="float" office:value="1793.00067100905" calcext:value-type="float">
            <text:p>1793</text:p>
          </table:table-cell>
          <table:table-cell/>
          <table:table-cell table:formula="of:=[.Q798]+1" office:value-type="float" office:value="2793" calcext:value-type="float">
            <text:p>2793</text:p>
          </table:table-cell>
          <table:table-cell table:formula="of:=76320*EXP(0.00189*([.$Q799]-[.$Q$7]))" office:value-type="float" office:value="340977.000276747" calcext:value-type="float">
            <text:p>340,977</text:p>
          </table:table-cell>
          <table:table-cell table:formula="of:=LN([.$R799]/1738.539)/0.00189" office:value-type="float" office:value="2792.99995862109" calcext:value-type="float">
            <text:p>279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799]+1" office:value-type="float" office:value="1794" calcext:value-type="float">
            <text:p>1794</text:p>
          </table:table-cell>
          <table:table-cell table:formula="of:=5890*EXP(0.00256*([.$M800]-[.$M$7]))" office:value-type="float" office:value="44850.5565542205" calcext:value-type="float">
            <text:p>44,851</text:p>
          </table:table-cell>
          <table:table-cell table:formula="of:=LN([.$N800]/454.16)/0.00256" office:value-type="float" office:value="1794.00067100905" calcext:value-type="float">
            <text:p>1794</text:p>
          </table:table-cell>
          <table:table-cell/>
          <table:table-cell table:formula="of:=[.Q799]+1" office:value-type="float" office:value="2794" calcext:value-type="float">
            <text:p>2794</text:p>
          </table:table-cell>
          <table:table-cell table:formula="of:=76320*EXP(0.00189*([.$Q800]-[.$Q$7]))" office:value-type="float" office:value="341622.056193094" calcext:value-type="float">
            <text:p>341,622</text:p>
          </table:table-cell>
          <table:table-cell table:formula="of:=LN([.$R800]/1738.539)/0.00189" office:value-type="float" office:value="2793.99995862109" calcext:value-type="float">
            <text:p>279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0]+1" office:value-type="float" office:value="1795" calcext:value-type="float">
            <text:p>1795</text:p>
          </table:table-cell>
          <table:table-cell table:formula="of:=5890*EXP(0.00256*([.$M801]-[.$M$7]))" office:value-type="float" office:value="44965.5210707945" calcext:value-type="float">
            <text:p>44,966</text:p>
          </table:table-cell>
          <table:table-cell table:formula="of:=LN([.$N801]/454.16)/0.00256" office:value-type="float" office:value="1795.00067100905" calcext:value-type="float">
            <text:p>1795</text:p>
          </table:table-cell>
          <table:table-cell/>
          <table:table-cell table:formula="of:=[.Q800]+1" office:value-type="float" office:value="2795" calcext:value-type="float">
            <text:p>2795</text:p>
          </table:table-cell>
          <table:table-cell table:formula="of:=76320*EXP(0.00189*([.$Q801]-[.$Q$7]))" office:value-type="float" office:value="342268.332417952" calcext:value-type="float">
            <text:p>342,268</text:p>
          </table:table-cell>
          <table:table-cell table:formula="of:=LN([.$R801]/1738.539)/0.00189" office:value-type="float" office:value="2794.99995862109" calcext:value-type="float">
            <text:p>279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1]+1" office:value-type="float" office:value="1796" calcext:value-type="float">
            <text:p>1796</text:p>
          </table:table-cell>
          <table:table-cell table:formula="of:=5890*EXP(0.00256*([.$M802]-[.$M$7]))" office:value-type="float" office:value="45080.7802735684" calcext:value-type="float">
            <text:p>45,081</text:p>
          </table:table-cell>
          <table:table-cell table:formula="of:=LN([.$N802]/454.16)/0.00256" office:value-type="float" office:value="1796.00067100905" calcext:value-type="float">
            <text:p>1796</text:p>
          </table:table-cell>
          <table:table-cell/>
          <table:table-cell table:formula="of:=[.Q801]+1" office:value-type="float" office:value="2796" calcext:value-type="float">
            <text:p>2796</text:p>
          </table:table-cell>
          <table:table-cell table:formula="of:=76320*EXP(0.00189*([.$Q802]-[.$Q$7]))" office:value-type="float" office:value="342915.831259883" calcext:value-type="float">
            <text:p>342,916</text:p>
          </table:table-cell>
          <table:table-cell table:formula="of:=LN([.$R802]/1738.539)/0.00189" office:value-type="float" office:value="2795.99995862109" calcext:value-type="float">
            <text:p>279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2]+1" office:value-type="float" office:value="1797" calcext:value-type="float">
            <text:p>1797</text:p>
          </table:table-cell>
          <table:table-cell table:formula="of:=5890*EXP(0.00256*([.$M803]-[.$M$7]))" office:value-type="float" office:value="45196.3349179053" calcext:value-type="float">
            <text:p>45,196</text:p>
          </table:table-cell>
          <table:table-cell table:formula="of:=LN([.$N803]/454.16)/0.00256" office:value-type="float" office:value="1797.00067100905" calcext:value-type="float">
            <text:p>1797</text:p>
          </table:table-cell>
          <table:table-cell/>
          <table:table-cell table:formula="of:=[.Q802]+1" office:value-type="float" office:value="2797" calcext:value-type="float">
            <text:p>2797</text:p>
          </table:table-cell>
          <table:table-cell table:formula="of:=76320*EXP(0.00189*([.$Q803]-[.$Q$7]))" office:value-type="float" office:value="343564.55503182" calcext:value-type="float">
            <text:p>343,565</text:p>
          </table:table-cell>
          <table:table-cell table:formula="of:=LN([.$R803]/1738.539)/0.00189" office:value-type="float" office:value="2796.99995862109" calcext:value-type="float">
            <text:p>279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3]+1" office:value-type="float" office:value="1798" calcext:value-type="float">
            <text:p>1798</text:p>
          </table:table-cell>
          <table:table-cell table:formula="of:=5890*EXP(0.00256*([.$M804]-[.$M$7]))" office:value-type="float" office:value="45312.1857611044" calcext:value-type="float">
            <text:p>45,312</text:p>
          </table:table-cell>
          <table:table-cell table:formula="of:=LN([.$N804]/454.16)/0.00256" office:value-type="float" office:value="1798.00067100905" calcext:value-type="float">
            <text:p>1798</text:p>
          </table:table-cell>
          <table:table-cell/>
          <table:table-cell table:formula="of:=[.Q803]+1" office:value-type="float" office:value="2798" calcext:value-type="float">
            <text:p>2798</text:p>
          </table:table-cell>
          <table:table-cell table:formula="of:=76320*EXP(0.00189*([.$Q804]-[.$Q$7]))" office:value-type="float" office:value="344214.506051069" calcext:value-type="float">
            <text:p>344,215</text:p>
          </table:table-cell>
          <table:table-cell table:formula="of:=LN([.$R804]/1738.539)/0.00189" office:value-type="float" office:value="2797.99995862109" calcext:value-type="float">
            <text:p>279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4]+1" office:value-type="float" office:value="1799" calcext:value-type="float">
            <text:p>1799</text:p>
          </table:table-cell>
          <table:table-cell table:formula="of:=5890*EXP(0.00256*([.$M805]-[.$M$7]))" office:value-type="float" office:value="45428.3335624063" calcext:value-type="float">
            <text:p>45,428</text:p>
          </table:table-cell>
          <table:table-cell table:formula="of:=LN([.$N805]/454.16)/0.00256" office:value-type="float" office:value="1799.00067100905" calcext:value-type="float">
            <text:p>1799</text:p>
          </table:table-cell>
          <table:table-cell/>
          <table:table-cell table:formula="of:=[.Q804]+1" office:value-type="float" office:value="2799" calcext:value-type="float">
            <text:p>2799</text:p>
          </table:table-cell>
          <table:table-cell table:formula="of:=76320*EXP(0.00189*([.$Q805]-[.$Q$7]))" office:value-type="float" office:value="344865.686639321" calcext:value-type="float">
            <text:p>344,866</text:p>
          </table:table-cell>
          <table:table-cell table:formula="of:=LN([.$R805]/1738.539)/0.00189" office:value-type="float" office:value="2798.99995862109" calcext:value-type="float">
            <text:p>279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5]+1" office:value-type="float" office:value="1800" calcext:value-type="float">
            <text:p>1800</text:p>
          </table:table-cell>
          <table:table-cell table:formula="of:=5890*EXP(0.00256*([.$M806]-[.$M$7]))" office:value-type="float" office:value="45544.7790829977" calcext:value-type="float">
            <text:p>45,545</text:p>
          </table:table-cell>
          <table:table-cell table:formula="of:=LN([.$N806]/454.16)/0.00256" office:value-type="float" office:value="1800.00067100905" calcext:value-type="float">
            <text:p>1800</text:p>
          </table:table-cell>
          <table:table-cell/>
          <table:table-cell table:formula="of:=[.Q805]+1" office:value-type="float" office:value="2800" calcext:value-type="float">
            <text:p>2800</text:p>
          </table:table-cell>
          <table:table-cell table:formula="of:=76320*EXP(0.00189*([.$Q806]-[.$Q$7]))" office:value-type="float" office:value="345518.099122659" calcext:value-type="float">
            <text:p>345,518</text:p>
          </table:table-cell>
          <table:table-cell table:formula="of:=LN([.$R806]/1738.539)/0.00189" office:value-type="float" office:value="2799.99995862109" calcext:value-type="float">
            <text:p>279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6]+1" office:value-type="float" office:value="1801" calcext:value-type="float">
            <text:p>1801</text:p>
          </table:table-cell>
          <table:table-cell table:formula="of:=5890*EXP(0.00256*([.$M807]-[.$M$7]))" office:value-type="float" office:value="45661.5230860162" calcext:value-type="float">
            <text:p>45,662</text:p>
          </table:table-cell>
          <table:table-cell table:formula="of:=LN([.$N807]/454.16)/0.00256" office:value-type="float" office:value="1801.00067100905" calcext:value-type="float">
            <text:p>1801</text:p>
          </table:table-cell>
          <table:table-cell/>
          <table:table-cell table:formula="of:=[.Q806]+1" office:value-type="float" office:value="2801" calcext:value-type="float">
            <text:p>2801</text:p>
          </table:table-cell>
          <table:table-cell table:formula="of:=76320*EXP(0.00189*([.$Q807]-[.$Q$7]))" office:value-type="float" office:value="346171.745831567" calcext:value-type="float">
            <text:p>346,172</text:p>
          </table:table-cell>
          <table:table-cell table:formula="of:=LN([.$R807]/1738.539)/0.00189" office:value-type="float" office:value="2800.99995862109" calcext:value-type="float">
            <text:p>280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7]+1" office:value-type="float" office:value="1802" calcext:value-type="float">
            <text:p>1802</text:p>
          </table:table-cell>
          <table:table-cell table:formula="of:=5890*EXP(0.00256*([.$M808]-[.$M$7]))" office:value-type="float" office:value="45778.5663365559" calcext:value-type="float">
            <text:p>45,779</text:p>
          </table:table-cell>
          <table:table-cell table:formula="of:=LN([.$N808]/454.16)/0.00256" office:value-type="float" office:value="1802.00067100905" calcext:value-type="float">
            <text:p>1802</text:p>
          </table:table-cell>
          <table:table-cell/>
          <table:table-cell table:formula="of:=[.Q807]+1" office:value-type="float" office:value="2802" calcext:value-type="float">
            <text:p>2802</text:p>
          </table:table-cell>
          <table:table-cell table:formula="of:=76320*EXP(0.00189*([.$Q808]-[.$Q$7]))" office:value-type="float" office:value="346826.629100936" calcext:value-type="float">
            <text:p>346,827</text:p>
          </table:table-cell>
          <table:table-cell table:formula="of:=LN([.$R808]/1738.539)/0.00189" office:value-type="float" office:value="2801.99995862109" calcext:value-type="float">
            <text:p>280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8]+1" office:value-type="float" office:value="1803" calcext:value-type="float">
            <text:p>1803</text:p>
          </table:table-cell>
          <table:table-cell table:formula="of:=5890*EXP(0.00256*([.$M809]-[.$M$7]))" office:value-type="float" office:value="45895.9096016718" calcext:value-type="float">
            <text:p>45,896</text:p>
          </table:table-cell>
          <table:table-cell table:formula="of:=LN([.$N809]/454.16)/0.00256" office:value-type="float" office:value="1803.00067100905" calcext:value-type="float">
            <text:p>1803</text:p>
          </table:table-cell>
          <table:table-cell/>
          <table:table-cell table:formula="of:=[.Q808]+1" office:value-type="float" office:value="2803" calcext:value-type="float">
            <text:p>2803</text:p>
          </table:table-cell>
          <table:table-cell table:formula="of:=76320*EXP(0.00189*([.$Q809]-[.$Q$7]))" office:value-type="float" office:value="347482.751270075" calcext:value-type="float">
            <text:p>347,483</text:p>
          </table:table-cell>
          <table:table-cell table:formula="of:=LN([.$R809]/1738.539)/0.00189" office:value-type="float" office:value="2802.99995862109" calcext:value-type="float">
            <text:p>280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09]+1" office:value-type="float" office:value="1804" calcext:value-type="float">
            <text:p>1804</text:p>
          </table:table-cell>
          <table:table-cell table:formula="of:=5890*EXP(0.00256*([.$M810]-[.$M$7]))" office:value-type="float" office:value="46013.5536503851" calcext:value-type="float">
            <text:p>46,014</text:p>
          </table:table-cell>
          <table:table-cell table:formula="of:=LN([.$N810]/454.16)/0.00256" office:value-type="float" office:value="1804.00067100905" calcext:value-type="float">
            <text:p>1804</text:p>
          </table:table-cell>
          <table:table-cell/>
          <table:table-cell table:formula="of:=[.Q809]+1" office:value-type="float" office:value="2804" calcext:value-type="float">
            <text:p>2804</text:p>
          </table:table-cell>
          <table:table-cell table:formula="of:=76320*EXP(0.00189*([.$Q810]-[.$Q$7]))" office:value-type="float" office:value="348140.11468272" calcext:value-type="float">
            <text:p>348,140</text:p>
          </table:table-cell>
          <table:table-cell table:formula="of:=LN([.$R810]/1738.539)/0.00189" office:value-type="float" office:value="2803.99995862109" calcext:value-type="float">
            <text:p>280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0]+1" office:value-type="float" office:value="1805" calcext:value-type="float">
            <text:p>1805</text:p>
          </table:table-cell>
          <table:table-cell table:formula="of:=5890*EXP(0.00256*([.$M811]-[.$M$7]))" office:value-type="float" office:value="46131.4992536883" calcext:value-type="float">
            <text:p>46,131</text:p>
          </table:table-cell>
          <table:table-cell table:formula="of:=LN([.$N811]/454.16)/0.00256" office:value-type="float" office:value="1805.00067100905" calcext:value-type="float">
            <text:p>1805</text:p>
          </table:table-cell>
          <table:table-cell/>
          <table:table-cell table:formula="of:=[.Q810]+1" office:value-type="float" office:value="2805" calcext:value-type="float">
            <text:p>2805</text:p>
          </table:table-cell>
          <table:table-cell table:formula="of:=76320*EXP(0.00189*([.$Q811]-[.$Q$7]))" office:value-type="float" office:value="348798.721687039" calcext:value-type="float">
            <text:p>348,799</text:p>
          </table:table-cell>
          <table:table-cell table:formula="of:=LN([.$R811]/1738.539)/0.00189" office:value-type="float" office:value="2804.99995862109" calcext:value-type="float">
            <text:p>280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1]+1" office:value-type="float" office:value="1806" calcext:value-type="float">
            <text:p>1806</text:p>
          </table:table-cell>
          <table:table-cell table:formula="of:=5890*EXP(0.00256*([.$M812]-[.$M$7]))" office:value-type="float" office:value="46249.7471845501" calcext:value-type="float">
            <text:p>46,250</text:p>
          </table:table-cell>
          <table:table-cell table:formula="of:=LN([.$N812]/454.16)/0.00256" office:value-type="float" office:value="1806.00067100905" calcext:value-type="float">
            <text:p>1806</text:p>
          </table:table-cell>
          <table:table-cell/>
          <table:table-cell table:formula="of:=[.Q811]+1" office:value-type="float" office:value="2806" calcext:value-type="float">
            <text:p>2806</text:p>
          </table:table-cell>
          <table:table-cell table:formula="of:=76320*EXP(0.00189*([.$Q812]-[.$Q$7]))" office:value-type="float" office:value="349458.574635642" calcext:value-type="float">
            <text:p>349,459</text:p>
          </table:table-cell>
          <table:table-cell table:formula="of:=LN([.$R812]/1738.539)/0.00189" office:value-type="float" office:value="2805.99995862109" calcext:value-type="float">
            <text:p>280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2]+1" office:value-type="float" office:value="1807" calcext:value-type="float">
            <text:p>1807</text:p>
          </table:table-cell>
          <table:table-cell table:formula="of:=5890*EXP(0.00256*([.$M813]-[.$M$7]))" office:value-type="float" office:value="46368.2982179206" calcext:value-type="float">
            <text:p>46,368</text:p>
          </table:table-cell>
          <table:table-cell table:formula="of:=LN([.$N813]/454.16)/0.00256" office:value-type="float" office:value="1807.00067100905" calcext:value-type="float">
            <text:p>1807</text:p>
          </table:table-cell>
          <table:table-cell/>
          <table:table-cell table:formula="of:=[.Q812]+1" office:value-type="float" office:value="2807" calcext:value-type="float">
            <text:p>2807</text:p>
          </table:table-cell>
          <table:table-cell table:formula="of:=76320*EXP(0.00189*([.$Q813]-[.$Q$7]))" office:value-type="float" office:value="350119.675885591" calcext:value-type="float">
            <text:p>350,120</text:p>
          </table:table-cell>
          <table:table-cell table:formula="of:=LN([.$R813]/1738.539)/0.00189" office:value-type="float" office:value="2806.99995862109" calcext:value-type="float">
            <text:p>280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3]+1" office:value-type="float" office:value="1808" calcext:value-type="float">
            <text:p>1808</text:p>
          </table:table-cell>
          <table:table-cell table:formula="of:=5890*EXP(0.00256*([.$M814]-[.$M$7]))" office:value-type="float" office:value="46487.1531307362" calcext:value-type="float">
            <text:p>46,487</text:p>
          </table:table-cell>
          <table:table-cell table:formula="of:=LN([.$N814]/454.16)/0.00256" office:value-type="float" office:value="1808.00067100905" calcext:value-type="float">
            <text:p>1808</text:p>
          </table:table-cell>
          <table:table-cell/>
          <table:table-cell table:formula="of:=[.Q813]+1" office:value-type="float" office:value="2808" calcext:value-type="float">
            <text:p>2808</text:p>
          </table:table-cell>
          <table:table-cell table:formula="of:=76320*EXP(0.00189*([.$Q814]-[.$Q$7]))" office:value-type="float" office:value="350782.027798407" calcext:value-type="float">
            <text:p>350,782</text:p>
          </table:table-cell>
          <table:table-cell table:formula="of:=LN([.$R814]/1738.539)/0.00189" office:value-type="float" office:value="2807.99995862109" calcext:value-type="float">
            <text:p>280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4]+1" office:value-type="float" office:value="1809" calcext:value-type="float">
            <text:p>1809</text:p>
          </table:table-cell>
          <table:table-cell table:formula="of:=5890*EXP(0.00256*([.$M815]-[.$M$7]))" office:value-type="float" office:value="46606.312701925" calcext:value-type="float">
            <text:p>46,606</text:p>
          </table:table-cell>
          <table:table-cell table:formula="of:=LN([.$N815]/454.16)/0.00256" office:value-type="float" office:value="1809.00067100905" calcext:value-type="float">
            <text:p>1809</text:p>
          </table:table-cell>
          <table:table-cell/>
          <table:table-cell table:formula="of:=[.Q814]+1" office:value-type="float" office:value="2809" calcext:value-type="float">
            <text:p>2809</text:p>
          </table:table-cell>
          <table:table-cell table:formula="of:=76320*EXP(0.00189*([.$Q815]-[.$Q$7]))" office:value-type="float" office:value="351445.632740077" calcext:value-type="float">
            <text:p>351,446</text:p>
          </table:table-cell>
          <table:table-cell table:formula="of:=LN([.$R815]/1738.539)/0.00189" office:value-type="float" office:value="2808.99995862109" calcext:value-type="float">
            <text:p>280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5]+1" office:value-type="float" office:value="1810" calcext:value-type="float">
            <text:p>1810</text:p>
          </table:table-cell>
          <table:table-cell table:formula="of:=5890*EXP(0.00256*([.$M816]-[.$M$7]))" office:value-type="float" office:value="46725.7777124115" calcext:value-type="float">
            <text:p>46,726</text:p>
          </table:table-cell>
          <table:table-cell table:formula="of:=LN([.$N816]/454.16)/0.00256" office:value-type="float" office:value="1810.00067100905" calcext:value-type="float">
            <text:p>1810</text:p>
          </table:table-cell>
          <table:table-cell/>
          <table:table-cell table:formula="of:=[.Q815]+1" office:value-type="float" office:value="2810" calcext:value-type="float">
            <text:p>2810</text:p>
          </table:table-cell>
          <table:table-cell table:formula="of:=76320*EXP(0.00189*([.$Q816]-[.$Q$7]))" office:value-type="float" office:value="352110.493081066" calcext:value-type="float">
            <text:p>352,110</text:p>
          </table:table-cell>
          <table:table-cell table:formula="of:=LN([.$R816]/1738.539)/0.00189" office:value-type="float" office:value="2809.99995862109" calcext:value-type="float">
            <text:p>280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6]+1" office:value-type="float" office:value="1811" calcext:value-type="float">
            <text:p>1811</text:p>
          </table:table-cell>
          <table:table-cell table:formula="of:=5890*EXP(0.00256*([.$M817]-[.$M$7]))" office:value-type="float" office:value="46845.5489451222" calcext:value-type="float">
            <text:p>46,846</text:p>
          </table:table-cell>
          <table:table-cell table:formula="of:=LN([.$N817]/454.16)/0.00256" office:value-type="float" office:value="1811.00067100905" calcext:value-type="float">
            <text:p>1811</text:p>
          </table:table-cell>
          <table:table-cell/>
          <table:table-cell table:formula="of:=[.Q816]+1" office:value-type="float" office:value="2811" calcext:value-type="float">
            <text:p>2811</text:p>
          </table:table-cell>
          <table:table-cell table:formula="of:=76320*EXP(0.00189*([.$Q817]-[.$Q$7]))" office:value-type="float" office:value="352776.611196321" calcext:value-type="float">
            <text:p>352,777</text:p>
          </table:table-cell>
          <table:table-cell table:formula="of:=LN([.$R817]/1738.539)/0.00189" office:value-type="float" office:value="2810.99995862109" calcext:value-type="float">
            <text:p>281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7]+1" office:value-type="float" office:value="1812" calcext:value-type="float">
            <text:p>1812</text:p>
          </table:table-cell>
          <table:table-cell table:formula="of:=5890*EXP(0.00256*([.$M818]-[.$M$7]))" office:value-type="float" office:value="46965.62718499" calcext:value-type="float">
            <text:p>46,966</text:p>
          </table:table-cell>
          <table:table-cell table:formula="of:=LN([.$N818]/454.16)/0.00256" office:value-type="float" office:value="1812.00067100905" calcext:value-type="float">
            <text:p>1812</text:p>
          </table:table-cell>
          <table:table-cell/>
          <table:table-cell table:formula="of:=[.Q817]+1" office:value-type="float" office:value="2812" calcext:value-type="float">
            <text:p>2812</text:p>
          </table:table-cell>
          <table:table-cell table:formula="of:=76320*EXP(0.00189*([.$Q818]-[.$Q$7]))" office:value-type="float" office:value="353443.989465285" calcext:value-type="float">
            <text:p>353,444</text:p>
          </table:table-cell>
          <table:table-cell table:formula="of:=LN([.$R818]/1738.539)/0.00189" office:value-type="float" office:value="2811.99995862109" calcext:value-type="float">
            <text:p>281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8]+1" office:value-type="float" office:value="1813" calcext:value-type="float">
            <text:p>1813</text:p>
          </table:table-cell>
          <table:table-cell table:formula="of:=5890*EXP(0.00256*([.$M819]-[.$M$7]))" office:value-type="float" office:value="47086.0132189602" calcext:value-type="float">
            <text:p>47,086</text:p>
          </table:table-cell>
          <table:table-cell table:formula="of:=LN([.$N819]/454.16)/0.00256" office:value-type="float" office:value="1813.00067100905" calcext:value-type="float">
            <text:p>1813</text:p>
          </table:table-cell>
          <table:table-cell/>
          <table:table-cell table:formula="of:=[.Q818]+1" office:value-type="float" office:value="2813" calcext:value-type="float">
            <text:p>2813</text:p>
          </table:table-cell>
          <table:table-cell table:formula="of:=76320*EXP(0.00189*([.$Q819]-[.$Q$7]))" office:value-type="float" office:value="354112.630271899" calcext:value-type="float">
            <text:p>354,113</text:p>
          </table:table-cell>
          <table:table-cell table:formula="of:=LN([.$R819]/1738.539)/0.00189" office:value-type="float" office:value="2812.99995862109" calcext:value-type="float">
            <text:p>281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19]+1" office:value-type="float" office:value="1814" calcext:value-type="float">
            <text:p>1814</text:p>
          </table:table-cell>
          <table:table-cell table:formula="of:=5890*EXP(0.00256*([.$M820]-[.$M$7]))" office:value-type="float" office:value="47206.7078359952" calcext:value-type="float">
            <text:p>47,207</text:p>
          </table:table-cell>
          <table:table-cell table:formula="of:=LN([.$N820]/454.16)/0.00256" office:value-type="float" office:value="1814.00067100905" calcext:value-type="float">
            <text:p>1814</text:p>
          </table:table-cell>
          <table:table-cell/>
          <table:table-cell table:formula="of:=[.Q819]+1" office:value-type="float" office:value="2814" calcext:value-type="float">
            <text:p>2814</text:p>
          </table:table-cell>
          <table:table-cell table:formula="of:=76320*EXP(0.00189*([.$Q820]-[.$Q$7]))" office:value-type="float" office:value="354782.536004616" calcext:value-type="float">
            <text:p>354,783</text:p>
          </table:table-cell>
          <table:table-cell table:formula="of:=LN([.$R820]/1738.539)/0.00189" office:value-type="float" office:value="2813.99995862109" calcext:value-type="float">
            <text:p>281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0]+1" office:value-type="float" office:value="1815" calcext:value-type="float">
            <text:p>1815</text:p>
          </table:table-cell>
          <table:table-cell table:formula="of:=5890*EXP(0.00256*([.$M821]-[.$M$7]))" office:value-type="float" office:value="47327.7118270796" calcext:value-type="float">
            <text:p>47,328</text:p>
          </table:table-cell>
          <table:table-cell table:formula="of:=LN([.$N821]/454.16)/0.00256" office:value-type="float" office:value="1815.00067100905" calcext:value-type="float">
            <text:p>1815</text:p>
          </table:table-cell>
          <table:table-cell/>
          <table:table-cell table:formula="of:=[.Q820]+1" office:value-type="float" office:value="2815" calcext:value-type="float">
            <text:p>2815</text:p>
          </table:table-cell>
          <table:table-cell table:formula="of:=76320*EXP(0.00189*([.$Q821]-[.$Q$7]))" office:value-type="float" office:value="355453.709056407" calcext:value-type="float">
            <text:p>355,454</text:p>
          </table:table-cell>
          <table:table-cell table:formula="of:=LN([.$R821]/1738.539)/0.00189" office:value-type="float" office:value="2814.99995862109" calcext:value-type="float">
            <text:p>281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1]+1" office:value-type="float" office:value="1816" calcext:value-type="float">
            <text:p>1816</text:p>
          </table:table-cell>
          <table:table-cell table:formula="of:=5890*EXP(0.00256*([.$M822]-[.$M$7]))" office:value-type="float" office:value="47449.0259852257" calcext:value-type="float">
            <text:p>47,449</text:p>
          </table:table-cell>
          <table:table-cell table:formula="of:=LN([.$N822]/454.16)/0.00256" office:value-type="float" office:value="1816.00067100905" calcext:value-type="float">
            <text:p>1816</text:p>
          </table:table-cell>
          <table:table-cell/>
          <table:table-cell table:formula="of:=[.Q821]+1" office:value-type="float" office:value="2816" calcext:value-type="float">
            <text:p>2816</text:p>
          </table:table-cell>
          <table:table-cell table:formula="of:=76320*EXP(0.00189*([.$Q822]-[.$Q$7]))" office:value-type="float" office:value="356126.15182477" calcext:value-type="float">
            <text:p>356,126</text:p>
          </table:table-cell>
          <table:table-cell table:formula="of:=LN([.$R822]/1738.539)/0.00189" office:value-type="float" office:value="2815.99995862109" calcext:value-type="float">
            <text:p>281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2]+1" office:value-type="float" office:value="1817" calcext:value-type="float">
            <text:p>1817</text:p>
          </table:table-cell>
          <table:table-cell table:formula="of:=5890*EXP(0.00256*([.$M823]-[.$M$7]))" office:value-type="float" office:value="47570.6511054783" calcext:value-type="float">
            <text:p>47,571</text:p>
          </table:table-cell>
          <table:table-cell table:formula="of:=LN([.$N823]/454.16)/0.00256" office:value-type="float" office:value="1817.00067100905" calcext:value-type="float">
            <text:p>1817</text:p>
          </table:table-cell>
          <table:table-cell/>
          <table:table-cell table:formula="of:=[.Q822]+1" office:value-type="float" office:value="2817" calcext:value-type="float">
            <text:p>2817</text:p>
          </table:table-cell>
          <table:table-cell table:formula="of:=76320*EXP(0.00189*([.$Q823]-[.$Q$7]))" office:value-type="float" office:value="356799.866711739" calcext:value-type="float">
            <text:p>356,800</text:p>
          </table:table-cell>
          <table:table-cell table:formula="of:=LN([.$R823]/1738.539)/0.00189" office:value-type="float" office:value="2816.99995862109" calcext:value-type="float">
            <text:p>281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3]+1" office:value-type="float" office:value="1818" calcext:value-type="float">
            <text:p>1818</text:p>
          </table:table-cell>
          <table:table-cell table:formula="of:=5890*EXP(0.00256*([.$M824]-[.$M$7]))" office:value-type="float" office:value="47692.5879849202" calcext:value-type="float">
            <text:p>47,693</text:p>
          </table:table-cell>
          <table:table-cell table:formula="of:=LN([.$N824]/454.16)/0.00256" office:value-type="float" office:value="1818.00067100905" calcext:value-type="float">
            <text:p>1818</text:p>
          </table:table-cell>
          <table:table-cell/>
          <table:table-cell table:formula="of:=[.Q823]+1" office:value-type="float" office:value="2818" calcext:value-type="float">
            <text:p>2818</text:p>
          </table:table-cell>
          <table:table-cell table:formula="of:=76320*EXP(0.00189*([.$Q824]-[.$Q$7]))" office:value-type="float" office:value="357474.856123891" calcext:value-type="float">
            <text:p>357,475</text:p>
          </table:table-cell>
          <table:table-cell table:formula="of:=LN([.$R824]/1738.539)/0.00189" office:value-type="float" office:value="2817.99995862109" calcext:value-type="float">
            <text:p>281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4]+1" office:value-type="float" office:value="1819" calcext:value-type="float">
            <text:p>1819</text:p>
          </table:table-cell>
          <table:table-cell table:formula="of:=5890*EXP(0.00256*([.$M825]-[.$M$7]))" office:value-type="float" office:value="47814.8374226774" calcext:value-type="float">
            <text:p>47,815</text:p>
          </table:table-cell>
          <table:table-cell table:formula="of:=LN([.$N825]/454.16)/0.00256" office:value-type="float" office:value="1819.00067100905" calcext:value-type="float">
            <text:p>1819</text:p>
          </table:table-cell>
          <table:table-cell/>
          <table:table-cell table:formula="of:=[.Q824]+1" office:value-type="float" office:value="2819" calcext:value-type="float">
            <text:p>2819</text:p>
          </table:table-cell>
          <table:table-cell table:formula="of:=76320*EXP(0.00189*([.$Q825]-[.$Q$7]))" office:value-type="float" office:value="358151.122472357" calcext:value-type="float">
            <text:p>358,151</text:p>
          </table:table-cell>
          <table:table-cell table:formula="of:=LN([.$R825]/1738.539)/0.00189" office:value-type="float" office:value="2818.99995862109" calcext:value-type="float">
            <text:p>281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5]+1" office:value-type="float" office:value="1820" calcext:value-type="float">
            <text:p>1820</text:p>
          </table:table-cell>
          <table:table-cell table:formula="of:=5890*EXP(0.00256*([.$M826]-[.$M$7]))" office:value-type="float" office:value="47937.4002199243" calcext:value-type="float">
            <text:p>47,937</text:p>
          </table:table-cell>
          <table:table-cell table:formula="of:=LN([.$N826]/454.16)/0.00256" office:value-type="float" office:value="1820.00067100905" calcext:value-type="float">
            <text:p>1820</text:p>
          </table:table-cell>
          <table:table-cell/>
          <table:table-cell table:formula="of:=[.Q825]+1" office:value-type="float" office:value="2820" calcext:value-type="float">
            <text:p>2820</text:p>
          </table:table-cell>
          <table:table-cell table:formula="of:=76320*EXP(0.00189*([.$Q826]-[.$Q$7]))" office:value-type="float" office:value="358828.668172829" calcext:value-type="float">
            <text:p>358,829</text:p>
          </table:table-cell>
          <table:table-cell table:formula="of:=LN([.$R826]/1738.539)/0.00189" office:value-type="float" office:value="2819.99995862109" calcext:value-type="float">
            <text:p>281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6]+1" office:value-type="float" office:value="1821" calcext:value-type="float">
            <text:p>1821</text:p>
          </table:table-cell>
          <table:table-cell table:formula="of:=5890*EXP(0.00256*([.$M827]-[.$M$7]))" office:value-type="float" office:value="48060.2771798889" calcext:value-type="float">
            <text:p>48,060</text:p>
          </table:table-cell>
          <table:table-cell table:formula="of:=LN([.$N827]/454.16)/0.00256" office:value-type="float" office:value="1821.00067100905" calcext:value-type="float">
            <text:p>1821</text:p>
          </table:table-cell>
          <table:table-cell/>
          <table:table-cell table:formula="of:=[.Q826]+1" office:value-type="float" office:value="2821" calcext:value-type="float">
            <text:p>2821</text:p>
          </table:table-cell>
          <table:table-cell table:formula="of:=76320*EXP(0.00189*([.$Q827]-[.$Q$7]))" office:value-type="float" office:value="359507.495645567" calcext:value-type="float">
            <text:p>359,507</text:p>
          </table:table-cell>
          <table:table-cell table:formula="of:=LN([.$R827]/1738.539)/0.00189" office:value-type="float" office:value="2820.99995862109" calcext:value-type="float">
            <text:p>282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7]+1" office:value-type="float" office:value="1822" calcext:value-type="float">
            <text:p>1822</text:p>
          </table:table-cell>
          <table:table-cell table:formula="of:=5890*EXP(0.00256*([.$M828]-[.$M$7]))" office:value-type="float" office:value="48183.469107858" calcext:value-type="float">
            <text:p>48,183</text:p>
          </table:table-cell>
          <table:table-cell table:formula="of:=LN([.$N828]/454.16)/0.00256" office:value-type="float" office:value="1822.00067100905" calcext:value-type="float">
            <text:p>1822</text:p>
          </table:table-cell>
          <table:table-cell/>
          <table:table-cell table:formula="of:=[.Q827]+1" office:value-type="float" office:value="2822" calcext:value-type="float">
            <text:p>2822</text:p>
          </table:table-cell>
          <table:table-cell table:formula="of:=76320*EXP(0.00189*([.$Q828]-[.$Q$7]))" office:value-type="float" office:value="360187.607315413" calcext:value-type="float">
            <text:p>360,188</text:p>
          </table:table-cell>
          <table:table-cell table:formula="of:=LN([.$R828]/1738.539)/0.00189" office:value-type="float" office:value="2821.99995862109" calcext:value-type="float">
            <text:p>282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8]+1" office:value-type="float" office:value="1823" calcext:value-type="float">
            <text:p>1823</text:p>
          </table:table-cell>
          <table:table-cell table:formula="of:=5890*EXP(0.00256*([.$M829]-[.$M$7]))" office:value-type="float" office:value="48306.9768111827" calcext:value-type="float">
            <text:p>48,307</text:p>
          </table:table-cell>
          <table:table-cell table:formula="of:=LN([.$N829]/454.16)/0.00256" office:value-type="float" office:value="1823.00067100905" calcext:value-type="float">
            <text:p>1823</text:p>
          </table:table-cell>
          <table:table-cell/>
          <table:table-cell table:formula="of:=[.Q828]+1" office:value-type="float" office:value="2823" calcext:value-type="float">
            <text:p>2823</text:p>
          </table:table-cell>
          <table:table-cell table:formula="of:=76320*EXP(0.00189*([.$Q829]-[.$Q$7]))" office:value-type="float" office:value="360869.005611794" calcext:value-type="float">
            <text:p>360,869</text:p>
          </table:table-cell>
          <table:table-cell table:formula="of:=LN([.$R829]/1738.539)/0.00189" office:value-type="float" office:value="2822.99995862109" calcext:value-type="float">
            <text:p>282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29]+1" office:value-type="float" office:value="1824" calcext:value-type="float">
            <text:p>1824</text:p>
          </table:table-cell>
          <table:table-cell table:formula="of:=5890*EXP(0.00256*([.$M830]-[.$M$7]))" office:value-type="float" office:value="48430.8010992836" calcext:value-type="float">
            <text:p>48,431</text:p>
          </table:table-cell>
          <table:table-cell table:formula="of:=LN([.$N830]/454.16)/0.00256" office:value-type="float" office:value="1824.00067100905" calcext:value-type="float">
            <text:p>1824</text:p>
          </table:table-cell>
          <table:table-cell/>
          <table:table-cell table:formula="of:=[.Q829]+1" office:value-type="float" office:value="2824" calcext:value-type="float">
            <text:p>2824</text:p>
          </table:table-cell>
          <table:table-cell table:formula="of:=76320*EXP(0.00189*([.$Q830]-[.$Q$7]))" office:value-type="float" office:value="361551.692968734" calcext:value-type="float">
            <text:p>361,552</text:p>
          </table:table-cell>
          <table:table-cell table:formula="of:=LN([.$R830]/1738.539)/0.00189" office:value-type="float" office:value="2823.99995862109" calcext:value-type="float">
            <text:p>282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0]+1" office:value-type="float" office:value="1825" calcext:value-type="float">
            <text:p>1825</text:p>
          </table:table-cell>
          <table:table-cell table:formula="of:=5890*EXP(0.00256*([.$M831]-[.$M$7]))" office:value-type="float" office:value="48554.9427836558" calcext:value-type="float">
            <text:p>48,555</text:p>
          </table:table-cell>
          <table:table-cell table:formula="of:=LN([.$N831]/454.16)/0.00256" office:value-type="float" office:value="1825.00067100905" calcext:value-type="float">
            <text:p>1825</text:p>
          </table:table-cell>
          <table:table-cell/>
          <table:table-cell table:formula="of:=[.Q830]+1" office:value-type="float" office:value="2825" calcext:value-type="float">
            <text:p>2825</text:p>
          </table:table-cell>
          <table:table-cell table:formula="of:=76320*EXP(0.00189*([.$Q831]-[.$Q$7]))" office:value-type="float" office:value="362235.67182486" calcext:value-type="float">
            <text:p>362,236</text:p>
          </table:table-cell>
          <table:table-cell table:formula="of:=LN([.$R831]/1738.539)/0.00189" office:value-type="float" office:value="2824.99995862109" calcext:value-type="float">
            <text:p>282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1]+1" office:value-type="float" office:value="1826" calcext:value-type="float">
            <text:p>1826</text:p>
          </table:table-cell>
          <table:table-cell table:formula="of:=5890*EXP(0.00256*([.$M832]-[.$M$7]))" office:value-type="float" office:value="48679.4026778749" calcext:value-type="float">
            <text:p>48,679</text:p>
          </table:table-cell>
          <table:table-cell table:formula="of:=LN([.$N832]/454.16)/0.00256" office:value-type="float" office:value="1826.00067100905" calcext:value-type="float">
            <text:p>1826</text:p>
          </table:table-cell>
          <table:table-cell/>
          <table:table-cell table:formula="of:=[.Q831]+1" office:value-type="float" office:value="2826" calcext:value-type="float">
            <text:p>2826</text:p>
          </table:table-cell>
          <table:table-cell table:formula="of:=76320*EXP(0.00189*([.$Q832]-[.$Q$7]))" office:value-type="float" office:value="362920.944623415" calcext:value-type="float">
            <text:p>362,921</text:p>
          </table:table-cell>
          <table:table-cell table:formula="of:=LN([.$R832]/1738.539)/0.00189" office:value-type="float" office:value="2825.99995862109" calcext:value-type="float">
            <text:p>282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2]+1" office:value-type="float" office:value="1827" calcext:value-type="float">
            <text:p>1827</text:p>
          </table:table-cell>
          <table:table-cell table:formula="of:=5890*EXP(0.00256*([.$M833]-[.$M$7]))" office:value-type="float" office:value="48804.1815976016" calcext:value-type="float">
            <text:p>48,804</text:p>
          </table:table-cell>
          <table:table-cell table:formula="of:=LN([.$N833]/454.16)/0.00256" office:value-type="float" office:value="1827.00067100905" calcext:value-type="float">
            <text:p>1827</text:p>
          </table:table-cell>
          <table:table-cell/>
          <table:table-cell table:formula="of:=[.Q832]+1" office:value-type="float" office:value="2827" calcext:value-type="float">
            <text:p>2827</text:p>
          </table:table-cell>
          <table:table-cell table:formula="of:=76320*EXP(0.00189*([.$Q833]-[.$Q$7]))" office:value-type="float" office:value="363607.513812262" calcext:value-type="float">
            <text:p>363,608</text:p>
          </table:table-cell>
          <table:table-cell table:formula="of:=LN([.$R833]/1738.539)/0.00189" office:value-type="float" office:value="2826.99995862109" calcext:value-type="float">
            <text:p>282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3]+1" office:value-type="float" office:value="1828" calcext:value-type="float">
            <text:p>1828</text:p>
          </table:table-cell>
          <table:table-cell table:formula="of:=5890*EXP(0.00256*([.$M834]-[.$M$7]))" office:value-type="float" office:value="48929.2803605874" calcext:value-type="float">
            <text:p>48,929</text:p>
          </table:table-cell>
          <table:table-cell table:formula="of:=LN([.$N834]/454.16)/0.00256" office:value-type="float" office:value="1828.00067100905" calcext:value-type="float">
            <text:p>1828</text:p>
          </table:table-cell>
          <table:table-cell/>
          <table:table-cell table:formula="of:=[.Q833]+1" office:value-type="float" office:value="2828" calcext:value-type="float">
            <text:p>2828</text:p>
          </table:table-cell>
          <table:table-cell table:formula="of:=76320*EXP(0.00189*([.$Q834]-[.$Q$7]))" office:value-type="float" office:value="364295.381843896" calcext:value-type="float">
            <text:p>364,295</text:p>
          </table:table-cell>
          <table:table-cell table:formula="of:=LN([.$R834]/1738.539)/0.00189" office:value-type="float" office:value="2827.99995862109" calcext:value-type="float">
            <text:p>282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4]+1" office:value-type="float" office:value="1829" calcext:value-type="float">
            <text:p>1829</text:p>
          </table:table-cell>
          <table:table-cell table:formula="of:=5890*EXP(0.00256*([.$M835]-[.$M$7]))" office:value-type="float" office:value="49054.6997866802" calcext:value-type="float">
            <text:p>49,055</text:p>
          </table:table-cell>
          <table:table-cell table:formula="of:=LN([.$N835]/454.16)/0.00256" office:value-type="float" office:value="1829.00067100905" calcext:value-type="float">
            <text:p>1829</text:p>
          </table:table-cell>
          <table:table-cell/>
          <table:table-cell table:formula="of:=[.Q834]+1" office:value-type="float" office:value="2829" calcext:value-type="float">
            <text:p>2829</text:p>
          </table:table-cell>
          <table:table-cell table:formula="of:=76320*EXP(0.00189*([.$Q835]-[.$Q$7]))" office:value-type="float" office:value="364984.551175451" calcext:value-type="float">
            <text:p>364,985</text:p>
          </table:table-cell>
          <table:table-cell table:formula="of:=LN([.$R835]/1738.539)/0.00189" office:value-type="float" office:value="2828.99995862109" calcext:value-type="float">
            <text:p>282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5]+1" office:value-type="float" office:value="1830" calcext:value-type="float">
            <text:p>1830</text:p>
          </table:table-cell>
          <table:table-cell table:formula="of:=5890*EXP(0.00256*([.$M836]-[.$M$7]))" office:value-type="float" office:value="49180.4406978291" calcext:value-type="float">
            <text:p>49,180</text:p>
          </table:table-cell>
          <table:table-cell table:formula="of:=LN([.$N836]/454.16)/0.00256" office:value-type="float" office:value="1830.00067100905" calcext:value-type="float">
            <text:p>1830</text:p>
          </table:table-cell>
          <table:table-cell/>
          <table:table-cell table:formula="of:=[.Q835]+1" office:value-type="float" office:value="2830" calcext:value-type="float">
            <text:p>2830</text:p>
          </table:table-cell>
          <table:table-cell table:formula="of:=76320*EXP(0.00189*([.$Q836]-[.$Q$7]))" office:value-type="float" office:value="365675.024268709" calcext:value-type="float">
            <text:p>365,675</text:p>
          </table:table-cell>
          <table:table-cell table:formula="of:=LN([.$R836]/1738.539)/0.00189" office:value-type="float" office:value="2829.99995862109" calcext:value-type="float">
            <text:p>282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6]+1" office:value-type="float" office:value="1831" calcext:value-type="float">
            <text:p>1831</text:p>
          </table:table-cell>
          <table:table-cell table:formula="of:=5890*EXP(0.00256*([.$M837]-[.$M$7]))" office:value-type="float" office:value="49306.5039180901" calcext:value-type="float">
            <text:p>49,307</text:p>
          </table:table-cell>
          <table:table-cell table:formula="of:=LN([.$N837]/454.16)/0.00256" office:value-type="float" office:value="1831.00067100905" calcext:value-type="float">
            <text:p>1831</text:p>
          </table:table-cell>
          <table:table-cell/>
          <table:table-cell table:formula="of:=[.Q836]+1" office:value-type="float" office:value="2831" calcext:value-type="float">
            <text:p>2831</text:p>
          </table:table-cell>
          <table:table-cell table:formula="of:=76320*EXP(0.00189*([.$Q837]-[.$Q$7]))" office:value-type="float" office:value="366366.80359011" calcext:value-type="float">
            <text:p>366,367</text:p>
          </table:table-cell>
          <table:table-cell table:formula="of:=LN([.$R837]/1738.539)/0.00189" office:value-type="float" office:value="2830.99995862109" calcext:value-type="float">
            <text:p>283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7]+1" office:value-type="float" office:value="1832" calcext:value-type="float">
            <text:p>1832</text:p>
          </table:table-cell>
          <table:table-cell table:formula="of:=5890*EXP(0.00256*([.$M838]-[.$M$7]))" office:value-type="float" office:value="49432.8902736318" calcext:value-type="float">
            <text:p>49,433</text:p>
          </table:table-cell>
          <table:table-cell table:formula="of:=LN([.$N838]/454.16)/0.00256" office:value-type="float" office:value="1832.00067100905" calcext:value-type="float">
            <text:p>1832</text:p>
          </table:table-cell>
          <table:table-cell/>
          <table:table-cell table:formula="of:=[.Q837]+1" office:value-type="float" office:value="2832" calcext:value-type="float">
            <text:p>2832</text:p>
          </table:table-cell>
          <table:table-cell table:formula="of:=76320*EXP(0.00189*([.$Q838]-[.$Q$7]))" office:value-type="float" office:value="367059.89161076" calcext:value-type="float">
            <text:p>367,060</text:p>
          </table:table-cell>
          <table:table-cell table:formula="of:=LN([.$R838]/1738.539)/0.00189" office:value-type="float" office:value="2831.99995862109" calcext:value-type="float">
            <text:p>283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8]+1" office:value-type="float" office:value="1833" calcext:value-type="float">
            <text:p>1833</text:p>
          </table:table-cell>
          <table:table-cell table:formula="of:=5890*EXP(0.00256*([.$M839]-[.$M$7]))" office:value-type="float" office:value="49559.60059274" calcext:value-type="float">
            <text:p>49,560</text:p>
          </table:table-cell>
          <table:table-cell table:formula="of:=LN([.$N839]/454.16)/0.00256" office:value-type="float" office:value="1833.00067100905" calcext:value-type="float">
            <text:p>1833</text:p>
          </table:table-cell>
          <table:table-cell/>
          <table:table-cell table:formula="of:=[.Q838]+1" office:value-type="float" office:value="2833" calcext:value-type="float">
            <text:p>2833</text:p>
          </table:table-cell>
          <table:table-cell table:formula="of:=76320*EXP(0.00189*([.$Q839]-[.$Q$7]))" office:value-type="float" office:value="367754.290806439" calcext:value-type="float">
            <text:p>367,754</text:p>
          </table:table-cell>
          <table:table-cell table:formula="of:=LN([.$R839]/1738.539)/0.00189" office:value-type="float" office:value="2832.99995862109" calcext:value-type="float">
            <text:p>283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39]+1" office:value-type="float" office:value="1834" calcext:value-type="float">
            <text:p>1834</text:p>
          </table:table-cell>
          <table:table-cell table:formula="of:=5890*EXP(0.00256*([.$M840]-[.$M$7]))" office:value-type="float" office:value="49686.6357058241" calcext:value-type="float">
            <text:p>49,687</text:p>
          </table:table-cell>
          <table:table-cell table:formula="of:=LN([.$N840]/454.16)/0.00256" office:value-type="float" office:value="1834.00067100905" calcext:value-type="float">
            <text:p>1834</text:p>
          </table:table-cell>
          <table:table-cell/>
          <table:table-cell table:formula="of:=[.Q839]+1" office:value-type="float" office:value="2834" calcext:value-type="float">
            <text:p>2834</text:p>
          </table:table-cell>
          <table:table-cell table:formula="of:=76320*EXP(0.00189*([.$Q840]-[.$Q$7]))" office:value-type="float" office:value="368450.003657612" calcext:value-type="float">
            <text:p>368,450</text:p>
          </table:table-cell>
          <table:table-cell table:formula="of:=LN([.$R840]/1738.539)/0.00189" office:value-type="float" office:value="2833.99995862109" calcext:value-type="float">
            <text:p>283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0]+1" office:value-type="float" office:value="1835" calcext:value-type="float">
            <text:p>1835</text:p>
          </table:table-cell>
          <table:table-cell table:formula="of:=5890*EXP(0.00256*([.$M841]-[.$M$7]))" office:value-type="float" office:value="49813.9964454217" calcext:value-type="float">
            <text:p>49,814</text:p>
          </table:table-cell>
          <table:table-cell table:formula="of:=LN([.$N841]/454.16)/0.00256" office:value-type="float" office:value="1835.00067100905" calcext:value-type="float">
            <text:p>1835</text:p>
          </table:table-cell>
          <table:table-cell/>
          <table:table-cell table:formula="of:=[.Q840]+1" office:value-type="float" office:value="2835" calcext:value-type="float">
            <text:p>2835</text:p>
          </table:table-cell>
          <table:table-cell table:formula="of:=76320*EXP(0.00189*([.$Q841]-[.$Q$7]))" office:value-type="float" office:value="369147.032649434" calcext:value-type="float">
            <text:p>369,147</text:p>
          </table:table-cell>
          <table:table-cell table:formula="of:=LN([.$R841]/1738.539)/0.00189" office:value-type="float" office:value="2834.99995862109" calcext:value-type="float">
            <text:p>283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1]+1" office:value-type="float" office:value="1836" calcext:value-type="float">
            <text:p>1836</text:p>
          </table:table-cell>
          <table:table-cell table:formula="of:=5890*EXP(0.00256*([.$M842]-[.$M$7]))" office:value-type="float" office:value="49941.6836462048" calcext:value-type="float">
            <text:p>49,942</text:p>
          </table:table-cell>
          <table:table-cell table:formula="of:=LN([.$N842]/454.16)/0.00256" office:value-type="float" office:value="1836.00067100905" calcext:value-type="float">
            <text:p>1836</text:p>
          </table:table-cell>
          <table:table-cell/>
          <table:table-cell table:formula="of:=[.Q841]+1" office:value-type="float" office:value="2836" calcext:value-type="float">
            <text:p>2836</text:p>
          </table:table-cell>
          <table:table-cell table:formula="of:=76320*EXP(0.00189*([.$Q842]-[.$Q$7]))" office:value-type="float" office:value="369845.380271764" calcext:value-type="float">
            <text:p>369,845</text:p>
          </table:table-cell>
          <table:table-cell table:formula="of:=LN([.$R842]/1738.539)/0.00189" office:value-type="float" office:value="2835.99995862109" calcext:value-type="float">
            <text:p>283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2]+1" office:value-type="float" office:value="1837" calcext:value-type="float">
            <text:p>1837</text:p>
          </table:table-cell>
          <table:table-cell table:formula="of:=5890*EXP(0.00256*([.$M843]-[.$M$7]))" office:value-type="float" office:value="50069.6981449845" calcext:value-type="float">
            <text:p>50,070</text:p>
          </table:table-cell>
          <table:table-cell table:formula="of:=LN([.$N843]/454.16)/0.00256" office:value-type="float" office:value="1837.00067100905" calcext:value-type="float">
            <text:p>1837</text:p>
          </table:table-cell>
          <table:table-cell/>
          <table:table-cell table:formula="of:=[.Q842]+1" office:value-type="float" office:value="2837" calcext:value-type="float">
            <text:p>2837</text:p>
          </table:table-cell>
          <table:table-cell table:formula="of:=76320*EXP(0.00189*([.$Q843]-[.$Q$7]))" office:value-type="float" office:value="370545.04901917" calcext:value-type="float">
            <text:p>370,545</text:p>
          </table:table-cell>
          <table:table-cell table:formula="of:=LN([.$R843]/1738.539)/0.00189" office:value-type="float" office:value="2836.99995862109" calcext:value-type="float">
            <text:p>283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3]+1" office:value-type="float" office:value="1838" calcext:value-type="float">
            <text:p>1838</text:p>
          </table:table-cell>
          <table:table-cell table:formula="of:=5890*EXP(0.00256*([.$M844]-[.$M$7]))" office:value-type="float" office:value="50198.0407807172" calcext:value-type="float">
            <text:p>50,198</text:p>
          </table:table-cell>
          <table:table-cell table:formula="of:=LN([.$N844]/454.16)/0.00256" office:value-type="float" office:value="1838.00067100905" calcext:value-type="float">
            <text:p>1838</text:p>
          </table:table-cell>
          <table:table-cell/>
          <table:table-cell table:formula="of:=[.Q843]+1" office:value-type="float" office:value="2838" calcext:value-type="float">
            <text:p>2838</text:p>
          </table:table-cell>
          <table:table-cell table:formula="of:=76320*EXP(0.00189*([.$Q844]-[.$Q$7]))" office:value-type="float" office:value="371246.041390939" calcext:value-type="float">
            <text:p>371,246</text:p>
          </table:table-cell>
          <table:table-cell table:formula="of:=LN([.$R844]/1738.539)/0.00189" office:value-type="float" office:value="2837.99995862109" calcext:value-type="float">
            <text:p>283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4]+1" office:value-type="float" office:value="1839" calcext:value-type="float">
            <text:p>1839</text:p>
          </table:table-cell>
          <table:table-cell table:formula="of:=5890*EXP(0.00256*([.$M845]-[.$M$7]))" office:value-type="float" office:value="50326.7123945097" calcext:value-type="float">
            <text:p>50,327</text:p>
          </table:table-cell>
          <table:table-cell table:formula="of:=LN([.$N845]/454.16)/0.00256" office:value-type="float" office:value="1839.00067100905" calcext:value-type="float">
            <text:p>1839</text:p>
          </table:table-cell>
          <table:table-cell/>
          <table:table-cell table:formula="of:=[.Q844]+1" office:value-type="float" office:value="2839" calcext:value-type="float">
            <text:p>2839</text:p>
          </table:table-cell>
          <table:table-cell table:formula="of:=76320*EXP(0.00189*([.$Q845]-[.$Q$7]))" office:value-type="float" office:value="371948.359891088" calcext:value-type="float">
            <text:p>371,948</text:p>
          </table:table-cell>
          <table:table-cell table:formula="of:=LN([.$R845]/1738.539)/0.00189" office:value-type="float" office:value="2838.99995862109" calcext:value-type="float">
            <text:p>283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5]+1" office:value-type="float" office:value="1840" calcext:value-type="float">
            <text:p>1840</text:p>
          </table:table-cell>
          <table:table-cell table:formula="of:=5890*EXP(0.00256*([.$M846]-[.$M$7]))" office:value-type="float" office:value="50455.7138296246" calcext:value-type="float">
            <text:p>50,456</text:p>
          </table:table-cell>
          <table:table-cell table:formula="of:=LN([.$N846]/454.16)/0.00256" office:value-type="float" office:value="1840.00067100905" calcext:value-type="float">
            <text:p>1840</text:p>
          </table:table-cell>
          <table:table-cell/>
          <table:table-cell table:formula="of:=[.Q845]+1" office:value-type="float" office:value="2840" calcext:value-type="float">
            <text:p>2840</text:p>
          </table:table-cell>
          <table:table-cell table:formula="of:=76320*EXP(0.00189*([.$Q846]-[.$Q$7]))" office:value-type="float" office:value="372652.007028369" calcext:value-type="float">
            <text:p>372,652</text:p>
          </table:table-cell>
          <table:table-cell table:formula="of:=LN([.$R846]/1738.539)/0.00189" office:value-type="float" office:value="2839.99995862109" calcext:value-type="float">
            <text:p>283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6]+1" office:value-type="float" office:value="1841" calcext:value-type="float">
            <text:p>1841</text:p>
          </table:table-cell>
          <table:table-cell table:formula="of:=5890*EXP(0.00256*([.$M847]-[.$M$7]))" office:value-type="float" office:value="50585.0459314862" calcext:value-type="float">
            <text:p>50,585</text:p>
          </table:table-cell>
          <table:table-cell table:formula="of:=LN([.$N847]/454.16)/0.00256" office:value-type="float" office:value="1841.00067100905" calcext:value-type="float">
            <text:p>1841</text:p>
          </table:table-cell>
          <table:table-cell/>
          <table:table-cell table:formula="of:=[.Q846]+1" office:value-type="float" office:value="2841" calcext:value-type="float">
            <text:p>2841</text:p>
          </table:table-cell>
          <table:table-cell table:formula="of:=76320*EXP(0.00189*([.$Q847]-[.$Q$7]))" office:value-type="float" office:value="373356.98531628" calcext:value-type="float">
            <text:p>373,357</text:p>
          </table:table-cell>
          <table:table-cell table:formula="of:=LN([.$R847]/1738.539)/0.00189" office:value-type="float" office:value="2840.99995862109" calcext:value-type="float">
            <text:p>284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7]+1" office:value-type="float" office:value="1842" calcext:value-type="float">
            <text:p>1842</text:p>
          </table:table-cell>
          <table:table-cell table:formula="of:=5890*EXP(0.00256*([.$M848]-[.$M$7]))" office:value-type="float" office:value="50714.709547686" calcext:value-type="float">
            <text:p>50,715</text:p>
          </table:table-cell>
          <table:table-cell table:formula="of:=LN([.$N848]/454.16)/0.00256" office:value-type="float" office:value="1842.00067100905" calcext:value-type="float">
            <text:p>1842</text:p>
          </table:table-cell>
          <table:table-cell/>
          <table:table-cell table:formula="of:=[.Q847]+1" office:value-type="float" office:value="2842" calcext:value-type="float">
            <text:p>2842</text:p>
          </table:table-cell>
          <table:table-cell table:formula="of:=76320*EXP(0.00189*([.$Q848]-[.$Q$7]))" office:value-type="float" office:value="374063.297273076" calcext:value-type="float">
            <text:p>374,063</text:p>
          </table:table-cell>
          <table:table-cell table:formula="of:=LN([.$R848]/1738.539)/0.00189" office:value-type="float" office:value="2841.99995862109" calcext:value-type="float">
            <text:p>284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8]+1" office:value-type="float" office:value="1843" calcext:value-type="float">
            <text:p>1843</text:p>
          </table:table-cell>
          <table:table-cell table:formula="of:=5890*EXP(0.00256*([.$M849]-[.$M$7]))" office:value-type="float" office:value="50844.7055279877" calcext:value-type="float">
            <text:p>50,845</text:p>
          </table:table-cell>
          <table:table-cell table:formula="of:=LN([.$N849]/454.16)/0.00256" office:value-type="float" office:value="1843.00067100905" calcext:value-type="float">
            <text:p>1843</text:p>
          </table:table-cell>
          <table:table-cell/>
          <table:table-cell table:formula="of:=[.Q848]+1" office:value-type="float" office:value="2843" calcext:value-type="float">
            <text:p>2843</text:p>
          </table:table-cell>
          <table:table-cell table:formula="of:=76320*EXP(0.00189*([.$Q849]-[.$Q$7]))" office:value-type="float" office:value="374770.945421773" calcext:value-type="float">
            <text:p>374,771</text:p>
          </table:table-cell>
          <table:table-cell table:formula="of:=LN([.$R849]/1738.539)/0.00189" office:value-type="float" office:value="2842.99995862109" calcext:value-type="float">
            <text:p>284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49]+1" office:value-type="float" office:value="1844" calcext:value-type="float">
            <text:p>1844</text:p>
          </table:table-cell>
          <table:table-cell table:formula="of:=5890*EXP(0.00256*([.$M850]-[.$M$7]))" office:value-type="float" office:value="50975.0347243336" calcext:value-type="float">
            <text:p>50,975</text:p>
          </table:table-cell>
          <table:table-cell table:formula="of:=LN([.$N850]/454.16)/0.00256" office:value-type="float" office:value="1844.00067100905" calcext:value-type="float">
            <text:p>1844</text:p>
          </table:table-cell>
          <table:table-cell/>
          <table:table-cell table:formula="of:=[.Q849]+1" office:value-type="float" office:value="2844" calcext:value-type="float">
            <text:p>2844</text:p>
          </table:table-cell>
          <table:table-cell table:formula="of:=76320*EXP(0.00189*([.$Q850]-[.$Q$7]))" office:value-type="float" office:value="375479.932290163" calcext:value-type="float">
            <text:p>375,480</text:p>
          </table:table-cell>
          <table:table-cell table:formula="of:=LN([.$R850]/1738.539)/0.00189" office:value-type="float" office:value="2843.99995862109" calcext:value-type="float">
            <text:p>284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0]+1" office:value-type="float" office:value="1845" calcext:value-type="float">
            <text:p>1845</text:p>
          </table:table-cell>
          <table:table-cell table:formula="of:=5890*EXP(0.00256*([.$M851]-[.$M$7]))" office:value-type="float" office:value="51105.6979908495" calcext:value-type="float">
            <text:p>51,106</text:p>
          </table:table-cell>
          <table:table-cell table:formula="of:=LN([.$N851]/454.16)/0.00256" office:value-type="float" office:value="1845.00067100905" calcext:value-type="float">
            <text:p>1845</text:p>
          </table:table-cell>
          <table:table-cell/>
          <table:table-cell table:formula="of:=[.Q850]+1" office:value-type="float" office:value="2845" calcext:value-type="float">
            <text:p>2845</text:p>
          </table:table-cell>
          <table:table-cell table:formula="of:=76320*EXP(0.00189*([.$Q851]-[.$Q$7]))" office:value-type="float" office:value="376190.260410819" calcext:value-type="float">
            <text:p>376,190</text:p>
          </table:table-cell>
          <table:table-cell table:formula="of:=LN([.$R851]/1738.539)/0.00189" office:value-type="float" office:value="2844.99995862109" calcext:value-type="float">
            <text:p>284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1]+1" office:value-type="float" office:value="1846" calcext:value-type="float">
            <text:p>1846</text:p>
          </table:table-cell>
          <table:table-cell table:formula="of:=5890*EXP(0.00256*([.$M852]-[.$M$7]))" office:value-type="float" office:value="51236.6961838506" calcext:value-type="float">
            <text:p>51,237</text:p>
          </table:table-cell>
          <table:table-cell table:formula="of:=LN([.$N852]/454.16)/0.00256" office:value-type="float" office:value="1846.00067100905" calcext:value-type="float">
            <text:p>1846</text:p>
          </table:table-cell>
          <table:table-cell/>
          <table:table-cell table:formula="of:=[.Q851]+1" office:value-type="float" office:value="2846" calcext:value-type="float">
            <text:p>2846</text:p>
          </table:table-cell>
          <table:table-cell table:formula="of:=76320*EXP(0.00189*([.$Q852]-[.$Q$7]))" office:value-type="float" office:value="376901.932321104" calcext:value-type="float">
            <text:p>376,902</text:p>
          </table:table-cell>
          <table:table-cell table:formula="of:=LN([.$R852]/1738.539)/0.00189" office:value-type="float" office:value="2845.99995862109" calcext:value-type="float">
            <text:p>284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2]+1" office:value-type="float" office:value="1847" calcext:value-type="float">
            <text:p>1847</text:p>
          </table:table-cell>
          <table:table-cell table:formula="of:=5890*EXP(0.00256*([.$M853]-[.$M$7]))" office:value-type="float" office:value="51368.0301618472" calcext:value-type="float">
            <text:p>51,368</text:p>
          </table:table-cell>
          <table:table-cell table:formula="of:=LN([.$N853]/454.16)/0.00256" office:value-type="float" office:value="1847.00067100905" calcext:value-type="float">
            <text:p>1847</text:p>
          </table:table-cell>
          <table:table-cell/>
          <table:table-cell table:formula="of:=[.Q852]+1" office:value-type="float" office:value="2847" calcext:value-type="float">
            <text:p>2847</text:p>
          </table:table-cell>
          <table:table-cell table:formula="of:=76320*EXP(0.00189*([.$Q853]-[.$Q$7]))" office:value-type="float" office:value="377614.950563182" calcext:value-type="float">
            <text:p>377,615</text:p>
          </table:table-cell>
          <table:table-cell table:formula="of:=LN([.$R853]/1738.539)/0.00189" office:value-type="float" office:value="2846.99995862109" calcext:value-type="float">
            <text:p>284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3]+1" office:value-type="float" office:value="1848" calcext:value-type="float">
            <text:p>1848</text:p>
          </table:table-cell>
          <table:table-cell table:formula="of:=5890*EXP(0.00256*([.$M854]-[.$M$7]))" office:value-type="float" office:value="51499.7007855502" calcext:value-type="float">
            <text:p>51,500</text:p>
          </table:table-cell>
          <table:table-cell table:formula="of:=LN([.$N854]/454.16)/0.00256" office:value-type="float" office:value="1848.00067100905" calcext:value-type="float">
            <text:p>1848</text:p>
          </table:table-cell>
          <table:table-cell/>
          <table:table-cell table:formula="of:=[.Q853]+1" office:value-type="float" office:value="2848" calcext:value-type="float">
            <text:p>2848</text:p>
          </table:table-cell>
          <table:table-cell table:formula="of:=76320*EXP(0.00189*([.$Q854]-[.$Q$7]))" office:value-type="float" office:value="378329.317684026" calcext:value-type="float">
            <text:p>378,329</text:p>
          </table:table-cell>
          <table:table-cell table:formula="of:=LN([.$R854]/1738.539)/0.00189" office:value-type="float" office:value="2847.99995862109" calcext:value-type="float">
            <text:p>284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4]+1" office:value-type="float" office:value="1849" calcext:value-type="float">
            <text:p>1849</text:p>
          </table:table-cell>
          <table:table-cell table:formula="of:=5890*EXP(0.00256*([.$M855]-[.$M$7]))" office:value-type="float" office:value="51631.7089178765" calcext:value-type="float">
            <text:p>51,632</text:p>
          </table:table-cell>
          <table:table-cell table:formula="of:=LN([.$N855]/454.16)/0.00256" office:value-type="float" office:value="1849.00067100905" calcext:value-type="float">
            <text:p>1849</text:p>
          </table:table-cell>
          <table:table-cell/>
          <table:table-cell table:formula="of:=[.Q854]+1" office:value-type="float" office:value="2849" calcext:value-type="float">
            <text:p>2849</text:p>
          </table:table-cell>
          <table:table-cell table:formula="of:=76320*EXP(0.00189*([.$Q855]-[.$Q$7]))" office:value-type="float" office:value="379045.036235428" calcext:value-type="float">
            <text:p>379,045</text:p>
          </table:table-cell>
          <table:table-cell table:formula="of:=LN([.$R855]/1738.539)/0.00189" office:value-type="float" office:value="2848.99995862109" calcext:value-type="float">
            <text:p>284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5]+1" office:value-type="float" office:value="1850" calcext:value-type="float">
            <text:p>1850</text:p>
          </table:table-cell>
          <table:table-cell table:formula="of:=5890*EXP(0.00256*([.$M856]-[.$M$7]))" office:value-type="float" office:value="51764.0554239553" calcext:value-type="float">
            <text:p>51,764</text:p>
          </table:table-cell>
          <table:table-cell table:formula="of:=LN([.$N856]/454.16)/0.00256" office:value-type="float" office:value="1850.00067100905" calcext:value-type="float">
            <text:p>1850</text:p>
          </table:table-cell>
          <table:table-cell/>
          <table:table-cell table:formula="of:=[.Q855]+1" office:value-type="float" office:value="2850" calcext:value-type="float">
            <text:p>2850</text:p>
          </table:table-cell>
          <table:table-cell table:formula="of:=76320*EXP(0.00189*([.$Q856]-[.$Q$7]))" office:value-type="float" office:value="379762.108774008" calcext:value-type="float">
            <text:p>379,762</text:p>
          </table:table-cell>
          <table:table-cell table:formula="of:=LN([.$R856]/1738.539)/0.00189" office:value-type="float" office:value="2849.99995862109" calcext:value-type="float">
            <text:p>284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6]+1" office:value-type="float" office:value="1851" calcext:value-type="float">
            <text:p>1851</text:p>
          </table:table-cell>
          <table:table-cell table:formula="of:=5890*EXP(0.00256*([.$M857]-[.$M$7]))" office:value-type="float" office:value="51896.7411711329" calcext:value-type="float">
            <text:p>51,897</text:p>
          </table:table-cell>
          <table:table-cell table:formula="of:=LN([.$N857]/454.16)/0.00256" office:value-type="float" office:value="1851.00067100905" calcext:value-type="float">
            <text:p>1851</text:p>
          </table:table-cell>
          <table:table-cell/>
          <table:table-cell table:formula="of:=[.Q856]+1" office:value-type="float" office:value="2851" calcext:value-type="float">
            <text:p>2851</text:p>
          </table:table-cell>
          <table:table-cell table:formula="of:=76320*EXP(0.00189*([.$Q857]-[.$Q$7]))" office:value-type="float" office:value="380480.53786122" calcext:value-type="float">
            <text:p>380,481</text:p>
          </table:table-cell>
          <table:table-cell table:formula="of:=LN([.$R857]/1738.539)/0.00189" office:value-type="float" office:value="2850.99995862109" calcext:value-type="float">
            <text:p>285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7]+1" office:value-type="float" office:value="1852" calcext:value-type="float">
            <text:p>1852</text:p>
          </table:table-cell>
          <table:table-cell table:formula="of:=5890*EXP(0.00256*([.$M858]-[.$M$7]))" office:value-type="float" office:value="52029.7670289791" calcext:value-type="float">
            <text:p>52,030</text:p>
          </table:table-cell>
          <table:table-cell table:formula="of:=LN([.$N858]/454.16)/0.00256" office:value-type="float" office:value="1852.00067100905" calcext:value-type="float">
            <text:p>1852</text:p>
          </table:table-cell>
          <table:table-cell/>
          <table:table-cell table:formula="of:=[.Q857]+1" office:value-type="float" office:value="2852" calcext:value-type="float">
            <text:p>2852</text:p>
          </table:table-cell>
          <table:table-cell table:formula="of:=76320*EXP(0.00189*([.$Q858]-[.$Q$7]))" office:value-type="float" office:value="381200.326063365" calcext:value-type="float">
            <text:p>381,200</text:p>
          </table:table-cell>
          <table:table-cell table:formula="of:=LN([.$R858]/1738.539)/0.00189" office:value-type="float" office:value="2851.99995862109" calcext:value-type="float">
            <text:p>285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8]+1" office:value-type="float" office:value="1853" calcext:value-type="float">
            <text:p>1853</text:p>
          </table:table-cell>
          <table:table-cell table:formula="of:=5890*EXP(0.00256*([.$M859]-[.$M$7]))" office:value-type="float" office:value="52163.1338692929" calcext:value-type="float">
            <text:p>52,163</text:p>
          </table:table-cell>
          <table:table-cell table:formula="of:=LN([.$N859]/454.16)/0.00256" office:value-type="float" office:value="1853.00067100905" calcext:value-type="float">
            <text:p>1853</text:p>
          </table:table-cell>
          <table:table-cell/>
          <table:table-cell table:formula="of:=[.Q858]+1" office:value-type="float" office:value="2853" calcext:value-type="float">
            <text:p>2853</text:p>
          </table:table-cell>
          <table:table-cell table:formula="of:=76320*EXP(0.00189*([.$Q859]-[.$Q$7]))" office:value-type="float" office:value="381921.475951601" calcext:value-type="float">
            <text:p>381,921</text:p>
          </table:table-cell>
          <table:table-cell table:formula="of:=LN([.$R859]/1738.539)/0.00189" office:value-type="float" office:value="2852.99995862109" calcext:value-type="float">
            <text:p>285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59]+1" office:value-type="float" office:value="1854" calcext:value-type="float">
            <text:p>1854</text:p>
          </table:table-cell>
          <table:table-cell table:formula="of:=5890*EXP(0.00256*([.$M860]-[.$M$7]))" office:value-type="float" office:value="52296.8425661074" calcext:value-type="float">
            <text:p>52,297</text:p>
          </table:table-cell>
          <table:table-cell table:formula="of:=LN([.$N860]/454.16)/0.00256" office:value-type="float" office:value="1854.00067100905" calcext:value-type="float">
            <text:p>1854</text:p>
          </table:table-cell>
          <table:table-cell/>
          <table:table-cell table:formula="of:=[.Q859]+1" office:value-type="float" office:value="2854" calcext:value-type="float">
            <text:p>2854</text:p>
          </table:table-cell>
          <table:table-cell table:formula="of:=76320*EXP(0.00189*([.$Q860]-[.$Q$7]))" office:value-type="float" office:value="382643.990101947" calcext:value-type="float">
            <text:p>382,644</text:p>
          </table:table-cell>
          <table:table-cell table:formula="of:=LN([.$R860]/1738.539)/0.00189" office:value-type="float" office:value="2853.99995862109" calcext:value-type="float">
            <text:p>285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0]+1" office:value-type="float" office:value="1855" calcext:value-type="float">
            <text:p>1855</text:p>
          </table:table-cell>
          <table:table-cell table:formula="of:=5890*EXP(0.00256*([.$M861]-[.$M$7]))" office:value-type="float" office:value="52430.8939956966" calcext:value-type="float">
            <text:p>52,431</text:p>
          </table:table-cell>
          <table:table-cell table:formula="of:=LN([.$N861]/454.16)/0.00256" office:value-type="float" office:value="1855.00067100905" calcext:value-type="float">
            <text:p>1855</text:p>
          </table:table-cell>
          <table:table-cell/>
          <table:table-cell table:formula="of:=[.Q860]+1" office:value-type="float" office:value="2855" calcext:value-type="float">
            <text:p>2855</text:p>
          </table:table-cell>
          <table:table-cell table:formula="of:=76320*EXP(0.00189*([.$Q861]-[.$Q$7]))" office:value-type="float" office:value="383367.871095298" calcext:value-type="float">
            <text:p>383,368</text:p>
          </table:table-cell>
          <table:table-cell table:formula="of:=LN([.$R861]/1738.539)/0.00189" office:value-type="float" office:value="2854.99995862109" calcext:value-type="float">
            <text:p>285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1]+1" office:value-type="float" office:value="1856" calcext:value-type="float">
            <text:p>1856</text:p>
          </table:table-cell>
          <table:table-cell table:formula="of:=5890*EXP(0.00256*([.$M862]-[.$M$7]))" office:value-type="float" office:value="52565.2890365803" calcext:value-type="float">
            <text:p>52,565</text:p>
          </table:table-cell>
          <table:table-cell table:formula="of:=LN([.$N862]/454.16)/0.00256" office:value-type="float" office:value="1856.00067100905" calcext:value-type="float">
            <text:p>1856</text:p>
          </table:table-cell>
          <table:table-cell/>
          <table:table-cell table:formula="of:=[.Q861]+1" office:value-type="float" office:value="2856" calcext:value-type="float">
            <text:p>2856</text:p>
          </table:table-cell>
          <table:table-cell table:formula="of:=76320*EXP(0.00189*([.$Q862]-[.$Q$7]))" office:value-type="float" office:value="384093.121517428" calcext:value-type="float">
            <text:p>384,093</text:p>
          </table:table-cell>
          <table:table-cell table:formula="of:=LN([.$R862]/1738.539)/0.00189" office:value-type="float" office:value="2855.99995862109" calcext:value-type="float">
            <text:p>285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2]+1" office:value-type="float" office:value="1857" calcext:value-type="float">
            <text:p>1857</text:p>
          </table:table-cell>
          <table:table-cell table:formula="of:=5890*EXP(0.00256*([.$M863]-[.$M$7]))" office:value-type="float" office:value="52700.0285695304" calcext:value-type="float">
            <text:p>52,700</text:p>
          </table:table-cell>
          <table:table-cell table:formula="of:=LN([.$N863]/454.16)/0.00256" office:value-type="float" office:value="1857.00067100905" calcext:value-type="float">
            <text:p>1857</text:p>
          </table:table-cell>
          <table:table-cell/>
          <table:table-cell table:formula="of:=[.Q862]+1" office:value-type="float" office:value="2857" calcext:value-type="float">
            <text:p>2857</text:p>
          </table:table-cell>
          <table:table-cell table:formula="of:=76320*EXP(0.00189*([.$Q863]-[.$Q$7]))" office:value-type="float" office:value="384819.743959006" calcext:value-type="float">
            <text:p>384,820</text:p>
          </table:table-cell>
          <table:table-cell table:formula="of:=LN([.$R863]/1738.539)/0.00189" office:value-type="float" office:value="2856.99995862109" calcext:value-type="float">
            <text:p>285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3]+1" office:value-type="float" office:value="1858" calcext:value-type="float">
            <text:p>1858</text:p>
          </table:table-cell>
          <table:table-cell table:formula="of:=5890*EXP(0.00256*([.$M864]-[.$M$7]))" office:value-type="float" office:value="52835.1134775763" calcext:value-type="float">
            <text:p>52,835</text:p>
          </table:table-cell>
          <table:table-cell table:formula="of:=LN([.$N864]/454.16)/0.00256" office:value-type="float" office:value="1858.00067100905" calcext:value-type="float">
            <text:p>1858</text:p>
          </table:table-cell>
          <table:table-cell/>
          <table:table-cell table:formula="of:=[.Q863]+1" office:value-type="float" office:value="2858" calcext:value-type="float">
            <text:p>2858</text:p>
          </table:table-cell>
          <table:table-cell table:formula="of:=76320*EXP(0.00189*([.$Q864]-[.$Q$7]))" office:value-type="float" office:value="385547.7410156" calcext:value-type="float">
            <text:p>385,548</text:p>
          </table:table-cell>
          <table:table-cell table:formula="of:=LN([.$R864]/1738.539)/0.00189" office:value-type="float" office:value="2857.99995862109" calcext:value-type="float">
            <text:p>285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4]+1" office:value-type="float" office:value="1859" calcext:value-type="float">
            <text:p>1859</text:p>
          </table:table-cell>
          <table:table-cell table:formula="of:=5890*EXP(0.00256*([.$M865]-[.$M$7]))" office:value-type="float" office:value="52970.544646011" calcext:value-type="float">
            <text:p>52,971</text:p>
          </table:table-cell>
          <table:table-cell table:formula="of:=LN([.$N865]/454.16)/0.00256" office:value-type="float" office:value="1859.00067100905" calcext:value-type="float">
            <text:p>1859</text:p>
          </table:table-cell>
          <table:table-cell/>
          <table:table-cell table:formula="of:=[.Q864]+1" office:value-type="float" office:value="2859" calcext:value-type="float">
            <text:p>2859</text:p>
          </table:table-cell>
          <table:table-cell table:formula="of:=76320*EXP(0.00189*([.$Q865]-[.$Q$7]))" office:value-type="float" office:value="386277.11528769" calcext:value-type="float">
            <text:p>386,277</text:p>
          </table:table-cell>
          <table:table-cell table:formula="of:=LN([.$R865]/1738.539)/0.00189" office:value-type="float" office:value="2858.99995862109" calcext:value-type="float">
            <text:p>285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5]+1" office:value-type="float" office:value="1860" calcext:value-type="float">
            <text:p>1860</text:p>
          </table:table-cell>
          <table:table-cell table:formula="of:=5890*EXP(0.00256*([.$M866]-[.$M$7]))" office:value-type="float" office:value="53106.3229623967" calcext:value-type="float">
            <text:p>53,106</text:p>
          </table:table-cell>
          <table:table-cell table:formula="of:=LN([.$N866]/454.16)/0.00256" office:value-type="float" office:value="1860.00067100905" calcext:value-type="float">
            <text:p>1860</text:p>
          </table:table-cell>
          <table:table-cell/>
          <table:table-cell table:formula="of:=[.Q865]+1" office:value-type="float" office:value="2860" calcext:value-type="float">
            <text:p>2860</text:p>
          </table:table-cell>
          <table:table-cell table:formula="of:=76320*EXP(0.00189*([.$Q866]-[.$Q$7]))" office:value-type="float" office:value="387007.869380675" calcext:value-type="float">
            <text:p>387,008</text:p>
          </table:table-cell>
          <table:table-cell table:formula="of:=LN([.$R866]/1738.539)/0.00189" office:value-type="float" office:value="2859.99995862109" calcext:value-type="float">
            <text:p>285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6]+1" office:value-type="float" office:value="1861" calcext:value-type="float">
            <text:p>1861</text:p>
          </table:table-cell>
          <table:table-cell table:formula="of:=5890*EXP(0.00256*([.$M867]-[.$M$7]))" office:value-type="float" office:value="53242.4493165707" calcext:value-type="float">
            <text:p>53,242</text:p>
          </table:table-cell>
          <table:table-cell table:formula="of:=LN([.$N867]/454.16)/0.00256" office:value-type="float" office:value="1861.00067100905" calcext:value-type="float">
            <text:p>1861</text:p>
          </table:table-cell>
          <table:table-cell/>
          <table:table-cell table:formula="of:=[.Q866]+1" office:value-type="float" office:value="2861" calcext:value-type="float">
            <text:p>2861</text:p>
          </table:table-cell>
          <table:table-cell table:formula="of:=76320*EXP(0.00189*([.$Q867]-[.$Q$7]))" office:value-type="float" office:value="387740.005904881" calcext:value-type="float">
            <text:p>387,740</text:p>
          </table:table-cell>
          <table:table-cell table:formula="of:=LN([.$R867]/1738.539)/0.00189" office:value-type="float" office:value="2860.99995862109" calcext:value-type="float">
            <text:p>286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7]+1" office:value-type="float" office:value="1862" calcext:value-type="float">
            <text:p>1862</text:p>
          </table:table-cell>
          <table:table-cell table:formula="of:=5890*EXP(0.00256*([.$M868]-[.$M$7]))" office:value-type="float" office:value="53378.924600651" calcext:value-type="float">
            <text:p>53,379</text:p>
          </table:table-cell>
          <table:table-cell table:formula="of:=LN([.$N868]/454.16)/0.00256" office:value-type="float" office:value="1862.00067100905" calcext:value-type="float">
            <text:p>1862</text:p>
          </table:table-cell>
          <table:table-cell/>
          <table:table-cell table:formula="of:=[.Q867]+1" office:value-type="float" office:value="2862" calcext:value-type="float">
            <text:p>2862</text:p>
          </table:table-cell>
          <table:table-cell table:formula="of:=76320*EXP(0.00189*([.$Q868]-[.$Q$7]))" office:value-type="float" office:value="388473.527475574" calcext:value-type="float">
            <text:p>388,474</text:p>
          </table:table-cell>
          <table:table-cell table:formula="of:=LN([.$R868]/1738.539)/0.00189" office:value-type="float" office:value="2861.99995862109" calcext:value-type="float">
            <text:p>286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8]+1" office:value-type="float" office:value="1863" calcext:value-type="float">
            <text:p>1863</text:p>
          </table:table-cell>
          <table:table-cell table:formula="of:=5890*EXP(0.00256*([.$M869]-[.$M$7]))" office:value-type="float" office:value="53515.7497090427" calcext:value-type="float">
            <text:p>53,516</text:p>
          </table:table-cell>
          <table:table-cell table:formula="of:=LN([.$N869]/454.16)/0.00256" office:value-type="float" office:value="1863.00067100905" calcext:value-type="float">
            <text:p>1863</text:p>
          </table:table-cell>
          <table:table-cell/>
          <table:table-cell table:formula="of:=[.Q868]+1" office:value-type="float" office:value="2863" calcext:value-type="float">
            <text:p>2863</text:p>
          </table:table-cell>
          <table:table-cell table:formula="of:=76320*EXP(0.00189*([.$Q869]-[.$Q$7]))" office:value-type="float" office:value="389208.436712968" calcext:value-type="float">
            <text:p>389,208</text:p>
          </table:table-cell>
          <table:table-cell table:formula="of:=LN([.$R869]/1738.539)/0.00189" office:value-type="float" office:value="2862.99995862109" calcext:value-type="float">
            <text:p>286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69]+1" office:value-type="float" office:value="1864" calcext:value-type="float">
            <text:p>1864</text:p>
          </table:table-cell>
          <table:table-cell table:formula="of:=5890*EXP(0.00256*([.$M870]-[.$M$7]))" office:value-type="float" office:value="53652.9255384432" calcext:value-type="float">
            <text:p>53,653</text:p>
          </table:table-cell>
          <table:table-cell table:formula="of:=LN([.$N870]/454.16)/0.00256" office:value-type="float" office:value="1864.00067100905" calcext:value-type="float">
            <text:p>1864</text:p>
          </table:table-cell>
          <table:table-cell/>
          <table:table-cell table:formula="of:=[.Q869]+1" office:value-type="float" office:value="2864" calcext:value-type="float">
            <text:p>2864</text:p>
          </table:table-cell>
          <table:table-cell table:formula="of:=76320*EXP(0.00189*([.$Q870]-[.$Q$7]))" office:value-type="float" office:value="389944.736242233" calcext:value-type="float">
            <text:p>389,945</text:p>
          </table:table-cell>
          <table:table-cell table:formula="of:=LN([.$R870]/1738.539)/0.00189" office:value-type="float" office:value="2863.99995862109" calcext:value-type="float">
            <text:p>286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0]+1" office:value-type="float" office:value="1865" calcext:value-type="float">
            <text:p>1865</text:p>
          </table:table-cell>
          <table:table-cell table:formula="of:=5890*EXP(0.00256*([.$M871]-[.$M$7]))" office:value-type="float" office:value="53790.4529878485" calcext:value-type="float">
            <text:p>53,790</text:p>
          </table:table-cell>
          <table:table-cell table:formula="of:=LN([.$N871]/454.16)/0.00256" office:value-type="float" office:value="1865.00067100905" calcext:value-type="float">
            <text:p>1865</text:p>
          </table:table-cell>
          <table:table-cell/>
          <table:table-cell table:formula="of:=[.Q870]+1" office:value-type="float" office:value="2865" calcext:value-type="float">
            <text:p>2865</text:p>
          </table:table-cell>
          <table:table-cell table:formula="of:=76320*EXP(0.00189*([.$Q871]-[.$Q$7]))" office:value-type="float" office:value="390682.428693505" calcext:value-type="float">
            <text:p>390,682</text:p>
          </table:table-cell>
          <table:table-cell table:formula="of:=LN([.$R871]/1738.539)/0.00189" office:value-type="float" office:value="2864.99995862109" calcext:value-type="float">
            <text:p>286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1]+1" office:value-type="float" office:value="1866" calcext:value-type="float">
            <text:p>1866</text:p>
          </table:table-cell>
          <table:table-cell table:formula="of:=5890*EXP(0.00256*([.$M872]-[.$M$7]))" office:value-type="float" office:value="53928.3329585591" calcext:value-type="float">
            <text:p>53,928</text:p>
          </table:table-cell>
          <table:table-cell table:formula="of:=LN([.$N872]/454.16)/0.00256" office:value-type="float" office:value="1866.00067100905" calcext:value-type="float">
            <text:p>1866</text:p>
          </table:table-cell>
          <table:table-cell/>
          <table:table-cell table:formula="of:=[.Q871]+1" office:value-type="float" office:value="2866" calcext:value-type="float">
            <text:p>2866</text:p>
          </table:table-cell>
          <table:table-cell table:formula="of:=76320*EXP(0.00189*([.$Q872]-[.$Q$7]))" office:value-type="float" office:value="391421.516701895" calcext:value-type="float">
            <text:p>391,422</text:p>
          </table:table-cell>
          <table:table-cell table:formula="of:=LN([.$R872]/1738.539)/0.00189" office:value-type="float" office:value="2865.99995862109" calcext:value-type="float">
            <text:p>286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2]+1" office:value-type="float" office:value="1867" calcext:value-type="float">
            <text:p>1867</text:p>
          </table:table-cell>
          <table:table-cell table:formula="of:=5890*EXP(0.00256*([.$M873]-[.$M$7]))" office:value-type="float" office:value="54066.5663541856" calcext:value-type="float">
            <text:p>54,067</text:p>
          </table:table-cell>
          <table:table-cell table:formula="of:=LN([.$N873]/454.16)/0.00256" office:value-type="float" office:value="1867.00067100905" calcext:value-type="float">
            <text:p>1867</text:p>
          </table:table-cell>
          <table:table-cell/>
          <table:table-cell table:formula="of:=[.Q872]+1" office:value-type="float" office:value="2867" calcext:value-type="float">
            <text:p>2867</text:p>
          </table:table-cell>
          <table:table-cell table:formula="of:=76320*EXP(0.00189*([.$Q873]-[.$Q$7]))" office:value-type="float" office:value="392162.002907502" calcext:value-type="float">
            <text:p>392,162</text:p>
          </table:table-cell>
          <table:table-cell table:formula="of:=LN([.$R873]/1738.539)/0.00189" office:value-type="float" office:value="2866.99995862109" calcext:value-type="float">
            <text:p>286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3]+1" office:value-type="float" office:value="1868" calcext:value-type="float">
            <text:p>1868</text:p>
          </table:table-cell>
          <table:table-cell table:formula="of:=5890*EXP(0.00256*([.$M874]-[.$M$7]))" office:value-type="float" office:value="54205.1540806548" calcext:value-type="float">
            <text:p>54,205</text:p>
          </table:table-cell>
          <table:table-cell table:formula="of:=LN([.$N874]/454.16)/0.00256" office:value-type="float" office:value="1868.00067100905" calcext:value-type="float">
            <text:p>1868</text:p>
          </table:table-cell>
          <table:table-cell/>
          <table:table-cell table:formula="of:=[.Q873]+1" office:value-type="float" office:value="2868" calcext:value-type="float">
            <text:p>2868</text:p>
          </table:table-cell>
          <table:table-cell table:formula="of:=76320*EXP(0.00189*([.$Q874]-[.$Q$7]))" office:value-type="float" office:value="392903.889955416" calcext:value-type="float">
            <text:p>392,904</text:p>
          </table:table-cell>
          <table:table-cell table:formula="of:=LN([.$R874]/1738.539)/0.00189" office:value-type="float" office:value="2867.99995862109" calcext:value-type="float">
            <text:p>286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4]+1" office:value-type="float" office:value="1869" calcext:value-type="float">
            <text:p>1869</text:p>
          </table:table-cell>
          <table:table-cell table:formula="of:=5890*EXP(0.00256*([.$M875]-[.$M$7]))" office:value-type="float" office:value="54344.0970462158" calcext:value-type="float">
            <text:p>54,344</text:p>
          </table:table-cell>
          <table:table-cell table:formula="of:=LN([.$N875]/454.16)/0.00256" office:value-type="float" office:value="1869.00067100905" calcext:value-type="float">
            <text:p>1869</text:p>
          </table:table-cell>
          <table:table-cell/>
          <table:table-cell table:formula="of:=[.Q874]+1" office:value-type="float" office:value="2869" calcext:value-type="float">
            <text:p>2869</text:p>
          </table:table-cell>
          <table:table-cell table:formula="of:=76320*EXP(0.00189*([.$Q875]-[.$Q$7]))" office:value-type="float" office:value="393647.180495734" calcext:value-type="float">
            <text:p>393,647</text:p>
          </table:table-cell>
          <table:table-cell table:formula="of:=LN([.$R875]/1738.539)/0.00189" office:value-type="float" office:value="2868.99995862109" calcext:value-type="float">
            <text:p>286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5]+1" office:value-type="float" office:value="1870" calcext:value-type="float">
            <text:p>1870</text:p>
          </table:table-cell>
          <table:table-cell table:formula="of:=5890*EXP(0.00256*([.$M876]-[.$M$7]))" office:value-type="float" office:value="54483.3961614457" calcext:value-type="float">
            <text:p>54,483</text:p>
          </table:table-cell>
          <table:table-cell table:formula="of:=LN([.$N876]/454.16)/0.00256" office:value-type="float" office:value="1870.00067100905" calcext:value-type="float">
            <text:p>1870</text:p>
          </table:table-cell>
          <table:table-cell/>
          <table:table-cell table:formula="of:=[.Q875]+1" office:value-type="float" office:value="2870" calcext:value-type="float">
            <text:p>2870</text:p>
          </table:table-cell>
          <table:table-cell table:formula="of:=76320*EXP(0.00189*([.$Q876]-[.$Q$7]))" office:value-type="float" office:value="394391.877183563" calcext:value-type="float">
            <text:p>394,392</text:p>
          </table:table-cell>
          <table:table-cell table:formula="of:=LN([.$R876]/1738.539)/0.00189" office:value-type="float" office:value="2869.99995862109" calcext:value-type="float">
            <text:p>286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6]+1" office:value-type="float" office:value="1871" calcext:value-type="float">
            <text:p>1871</text:p>
          </table:table-cell>
          <table:table-cell table:formula="of:=5890*EXP(0.00256*([.$M877]-[.$M$7]))" office:value-type="float" office:value="54623.0523392557" calcext:value-type="float">
            <text:p>54,623</text:p>
          </table:table-cell>
          <table:table-cell table:formula="of:=LN([.$N877]/454.16)/0.00256" office:value-type="float" office:value="1871.00067100905" calcext:value-type="float">
            <text:p>1871</text:p>
          </table:table-cell>
          <table:table-cell/>
          <table:table-cell table:formula="of:=[.Q876]+1" office:value-type="float" office:value="2871" calcext:value-type="float">
            <text:p>2871</text:p>
          </table:table-cell>
          <table:table-cell table:formula="of:=76320*EXP(0.00189*([.$Q877]-[.$Q$7]))" office:value-type="float" office:value="395137.982679036" calcext:value-type="float">
            <text:p>395,138</text:p>
          </table:table-cell>
          <table:table-cell table:formula="of:=LN([.$R877]/1738.539)/0.00189" office:value-type="float" office:value="2870.99995862109" calcext:value-type="float">
            <text:p>287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7]+1" office:value-type="float" office:value="1872" calcext:value-type="float">
            <text:p>1872</text:p>
          </table:table-cell>
          <table:table-cell table:formula="of:=5890*EXP(0.00256*([.$M878]-[.$M$7]))" office:value-type="float" office:value="54763.0664948971" calcext:value-type="float">
            <text:p>54,763</text:p>
          </table:table-cell>
          <table:table-cell table:formula="of:=LN([.$N878]/454.16)/0.00256" office:value-type="float" office:value="1872.00067100905" calcext:value-type="float">
            <text:p>1872</text:p>
          </table:table-cell>
          <table:table-cell/>
          <table:table-cell table:formula="of:=[.Q877]+1" office:value-type="float" office:value="2872" calcext:value-type="float">
            <text:p>2872</text:p>
          </table:table-cell>
          <table:table-cell table:formula="of:=76320*EXP(0.00189*([.$Q878]-[.$Q$7]))" office:value-type="float" office:value="395885.499647318" calcext:value-type="float">
            <text:p>395,885</text:p>
          </table:table-cell>
          <table:table-cell table:formula="of:=LN([.$R878]/1738.539)/0.00189" office:value-type="float" office:value="2871.99995862109" calcext:value-type="float">
            <text:p>287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8]+1" office:value-type="float" office:value="1873" calcext:value-type="float">
            <text:p>1873</text:p>
          </table:table-cell>
          <table:table-cell table:formula="of:=5890*EXP(0.00256*([.$M879]-[.$M$7]))" office:value-type="float" office:value="54903.439545967" calcext:value-type="float">
            <text:p>54,903</text:p>
          </table:table-cell>
          <table:table-cell table:formula="of:=LN([.$N879]/454.16)/0.00256" office:value-type="float" office:value="1873.00067100905" calcext:value-type="float">
            <text:p>1873</text:p>
          </table:table-cell>
          <table:table-cell/>
          <table:table-cell table:formula="of:=[.Q878]+1" office:value-type="float" office:value="2873" calcext:value-type="float">
            <text:p>2873</text:p>
          </table:table-cell>
          <table:table-cell table:formula="of:=76320*EXP(0.00189*([.$Q879]-[.$Q$7]))" office:value-type="float" office:value="396634.430758613" calcext:value-type="float">
            <text:p>396,634</text:p>
          </table:table-cell>
          <table:table-cell table:formula="of:=LN([.$R879]/1738.539)/0.00189" office:value-type="float" office:value="2872.99995862109" calcext:value-type="float">
            <text:p>287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79]+1" office:value-type="float" office:value="1874" calcext:value-type="float">
            <text:p>1874</text:p>
          </table:table-cell>
          <table:table-cell table:formula="of:=5890*EXP(0.00256*([.$M880]-[.$M$7]))" office:value-type="float" office:value="55044.1724124148" calcext:value-type="float">
            <text:p>55,044</text:p>
          </table:table-cell>
          <table:table-cell table:formula="of:=LN([.$N880]/454.16)/0.00256" office:value-type="float" office:value="1874.00067100905" calcext:value-type="float">
            <text:p>1874</text:p>
          </table:table-cell>
          <table:table-cell/>
          <table:table-cell table:formula="of:=[.Q879]+1" office:value-type="float" office:value="2874" calcext:value-type="float">
            <text:p>2874</text:p>
          </table:table-cell>
          <table:table-cell table:formula="of:=76320*EXP(0.00189*([.$Q880]-[.$Q$7]))" office:value-type="float" office:value="397384.77868818" calcext:value-type="float">
            <text:p>397,385</text:p>
          </table:table-cell>
          <table:table-cell table:formula="of:=LN([.$R880]/1738.539)/0.00189" office:value-type="float" office:value="2873.99995862109" calcext:value-type="float">
            <text:p>287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0]+1" office:value-type="float" office:value="1875" calcext:value-type="float">
            <text:p>1875</text:p>
          </table:table-cell>
          <table:table-cell table:formula="of:=5890*EXP(0.00256*([.$M881]-[.$M$7]))" office:value-type="float" office:value="55185.266016548" calcext:value-type="float">
            <text:p>55,185</text:p>
          </table:table-cell>
          <table:table-cell table:formula="of:=LN([.$N881]/454.16)/0.00256" office:value-type="float" office:value="1875.00067100905" calcext:value-type="float">
            <text:p>1875</text:p>
          </table:table-cell>
          <table:table-cell/>
          <table:table-cell table:formula="of:=[.Q880]+1" office:value-type="float" office:value="2875" calcext:value-type="float">
            <text:p>2875</text:p>
          </table:table-cell>
          <table:table-cell table:formula="of:=76320*EXP(0.00189*([.$Q881]-[.$Q$7]))" office:value-type="float" office:value="398136.546116338" calcext:value-type="float">
            <text:p>398,137</text:p>
          </table:table-cell>
          <table:table-cell table:formula="of:=LN([.$R881]/1738.539)/0.00189" office:value-type="float" office:value="2874.99995862109" calcext:value-type="float">
            <text:p>287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1]+1" office:value-type="float" office:value="1876" calcext:value-type="float">
            <text:p>1876</text:p>
          </table:table-cell>
          <table:table-cell table:formula="of:=5890*EXP(0.00256*([.$M882]-[.$M$7]))" office:value-type="float" office:value="55326.721283038" calcext:value-type="float">
            <text:p>55,327</text:p>
          </table:table-cell>
          <table:table-cell table:formula="of:=LN([.$N882]/454.16)/0.00256" office:value-type="float" office:value="1876.00067100905" calcext:value-type="float">
            <text:p>1876</text:p>
          </table:table-cell>
          <table:table-cell/>
          <table:table-cell table:formula="of:=[.Q881]+1" office:value-type="float" office:value="2876" calcext:value-type="float">
            <text:p>2876</text:p>
          </table:table-cell>
          <table:table-cell table:formula="of:=76320*EXP(0.00189*([.$Q882]-[.$Q$7]))" office:value-type="float" office:value="398889.735728476" calcext:value-type="float">
            <text:p>398,890</text:p>
          </table:table-cell>
          <table:table-cell table:formula="of:=LN([.$R882]/1738.539)/0.00189" office:value-type="float" office:value="2875.99995862109" calcext:value-type="float">
            <text:p>287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2]+1" office:value-type="float" office:value="1877" calcext:value-type="float">
            <text:p>1877</text:p>
          </table:table-cell>
          <table:table-cell table:formula="of:=5890*EXP(0.00256*([.$M883]-[.$M$7]))" office:value-type="float" office:value="55468.5391389267" calcext:value-type="float">
            <text:p>55,469</text:p>
          </table:table-cell>
          <table:table-cell table:formula="of:=LN([.$N883]/454.16)/0.00256" office:value-type="float" office:value="1877.00067100905" calcext:value-type="float">
            <text:p>1877</text:p>
          </table:table-cell>
          <table:table-cell/>
          <table:table-cell table:formula="of:=[.Q882]+1" office:value-type="float" office:value="2877" calcext:value-type="float">
            <text:p>2877</text:p>
          </table:table-cell>
          <table:table-cell table:formula="of:=76320*EXP(0.00189*([.$Q883]-[.$Q$7]))" office:value-type="float" office:value="399644.350215063" calcext:value-type="float">
            <text:p>399,644</text:p>
          </table:table-cell>
          <table:table-cell table:formula="of:=LN([.$R883]/1738.539)/0.00189" office:value-type="float" office:value="2876.99995862109" calcext:value-type="float">
            <text:p>287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3]+1" office:value-type="float" office:value="1878" calcext:value-type="float">
            <text:p>1878</text:p>
          </table:table-cell>
          <table:table-cell table:formula="of:=5890*EXP(0.00256*([.$M884]-[.$M$7]))" office:value-type="float" office:value="55610.7205136319" calcext:value-type="float">
            <text:p>55,611</text:p>
          </table:table-cell>
          <table:table-cell table:formula="of:=LN([.$N884]/454.16)/0.00256" office:value-type="float" office:value="1878.00067100905" calcext:value-type="float">
            <text:p>1878</text:p>
          </table:table-cell>
          <table:table-cell/>
          <table:table-cell table:formula="of:=[.Q883]+1" office:value-type="float" office:value="2878" calcext:value-type="float">
            <text:p>2878</text:p>
          </table:table-cell>
          <table:table-cell table:formula="of:=76320*EXP(0.00189*([.$Q884]-[.$Q$7]))" office:value-type="float" office:value="400400.392271658" calcext:value-type="float">
            <text:p>400,400</text:p>
          </table:table-cell>
          <table:table-cell table:formula="of:=LN([.$R884]/1738.539)/0.00189" office:value-type="float" office:value="2877.99995862109" calcext:value-type="float">
            <text:p>287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4]+1" office:value-type="float" office:value="1879" calcext:value-type="float">
            <text:p>1879</text:p>
          </table:table-cell>
          <table:table-cell table:formula="of:=5890*EXP(0.00256*([.$M885]-[.$M$7]))" office:value-type="float" office:value="55753.2663389543" calcext:value-type="float">
            <text:p>55,753</text:p>
          </table:table-cell>
          <table:table-cell table:formula="of:=LN([.$N885]/454.16)/0.00256" office:value-type="float" office:value="1879.00067100905" calcext:value-type="float">
            <text:p>1879</text:p>
          </table:table-cell>
          <table:table-cell/>
          <table:table-cell table:formula="of:=[.Q884]+1" office:value-type="float" office:value="2879" calcext:value-type="float">
            <text:p>2879</text:p>
          </table:table-cell>
          <table:table-cell table:formula="of:=76320*EXP(0.00189*([.$Q885]-[.$Q$7]))" office:value-type="float" office:value="401157.86459892" calcext:value-type="float">
            <text:p>401,158</text:p>
          </table:table-cell>
          <table:table-cell table:formula="of:=LN([.$R885]/1738.539)/0.00189" office:value-type="float" office:value="2878.99995862109" calcext:value-type="float">
            <text:p>287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5]+1" office:value-type="float" office:value="1880" calcext:value-type="float">
            <text:p>1880</text:p>
          </table:table-cell>
          <table:table-cell table:formula="of:=5890*EXP(0.00256*([.$M886]-[.$M$7]))" office:value-type="float" office:value="55896.1775490824" calcext:value-type="float">
            <text:p>55,896</text:p>
          </table:table-cell>
          <table:table-cell table:formula="of:=LN([.$N886]/454.16)/0.00256" office:value-type="float" office:value="1880.00067100905" calcext:value-type="float">
            <text:p>1880</text:p>
          </table:table-cell>
          <table:table-cell/>
          <table:table-cell table:formula="of:=[.Q885]+1" office:value-type="float" office:value="2880" calcext:value-type="float">
            <text:p>2880</text:p>
          </table:table-cell>
          <table:table-cell table:formula="of:=76320*EXP(0.00189*([.$Q886]-[.$Q$7]))" office:value-type="float" office:value="401916.769902617" calcext:value-type="float">
            <text:p>401,917</text:p>
          </table:table-cell>
          <table:table-cell table:formula="of:=LN([.$R886]/1738.539)/0.00189" office:value-type="float" office:value="2879.99995862109" calcext:value-type="float">
            <text:p>287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6]+1" office:value-type="float" office:value="1881" calcext:value-type="float">
            <text:p>1881</text:p>
          </table:table-cell>
          <table:table-cell table:formula="of:=5890*EXP(0.00256*([.$M887]-[.$M$7]))" office:value-type="float" office:value="56039.4550805997" calcext:value-type="float">
            <text:p>56,039</text:p>
          </table:table-cell>
          <table:table-cell table:formula="of:=LN([.$N887]/454.16)/0.00256" office:value-type="float" office:value="1881.00067100905" calcext:value-type="float">
            <text:p>1881</text:p>
          </table:table-cell>
          <table:table-cell/>
          <table:table-cell table:formula="of:=[.Q886]+1" office:value-type="float" office:value="2881" calcext:value-type="float">
            <text:p>2881</text:p>
          </table:table-cell>
          <table:table-cell table:formula="of:=76320*EXP(0.00189*([.$Q887]-[.$Q$7]))" office:value-type="float" office:value="402677.110893635" calcext:value-type="float">
            <text:p>402,677</text:p>
          </table:table-cell>
          <table:table-cell table:formula="of:=LN([.$R887]/1738.539)/0.00189" office:value-type="float" office:value="2880.99995862109" calcext:value-type="float">
            <text:p>288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7]+1" office:value-type="float" office:value="1882" calcext:value-type="float">
            <text:p>1882</text:p>
          </table:table-cell>
          <table:table-cell table:formula="of:=5890*EXP(0.00256*([.$M888]-[.$M$7]))" office:value-type="float" office:value="56183.0998724905" calcext:value-type="float">
            <text:p>56,183</text:p>
          </table:table-cell>
          <table:table-cell table:formula="of:=LN([.$N888]/454.16)/0.00256" office:value-type="float" office:value="1882.00067100905" calcext:value-type="float">
            <text:p>1882</text:p>
          </table:table-cell>
          <table:table-cell/>
          <table:table-cell table:formula="of:=[.Q887]+1" office:value-type="float" office:value="2882" calcext:value-type="float">
            <text:p>2882</text:p>
          </table:table-cell>
          <table:table-cell table:formula="of:=76320*EXP(0.00189*([.$Q888]-[.$Q$7]))" office:value-type="float" office:value="403438.890287989" calcext:value-type="float">
            <text:p>403,439</text:p>
          </table:table-cell>
          <table:table-cell table:formula="of:=LN([.$R888]/1738.539)/0.00189" office:value-type="float" office:value="2881.99995862109" calcext:value-type="float">
            <text:p>288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8]+1" office:value-type="float" office:value="1883" calcext:value-type="float">
            <text:p>1883</text:p>
          </table:table-cell>
          <table:table-cell table:formula="of:=5890*EXP(0.00256*([.$M889]-[.$M$7]))" office:value-type="float" office:value="56327.1128661457" calcext:value-type="float">
            <text:p>56,327</text:p>
          </table:table-cell>
          <table:table-cell table:formula="of:=LN([.$N889]/454.16)/0.00256" office:value-type="float" office:value="1883.00067100905" calcext:value-type="float">
            <text:p>1883</text:p>
          </table:table-cell>
          <table:table-cell/>
          <table:table-cell table:formula="of:=[.Q888]+1" office:value-type="float" office:value="2883" calcext:value-type="float">
            <text:p>2883</text:p>
          </table:table-cell>
          <table:table-cell table:formula="of:=76320*EXP(0.00189*([.$Q889]-[.$Q$7]))" office:value-type="float" office:value="404202.110806832" calcext:value-type="float">
            <text:p>404,202</text:p>
          </table:table-cell>
          <table:table-cell table:formula="of:=LN([.$R889]/1738.539)/0.00189" office:value-type="float" office:value="2882.99995862109" calcext:value-type="float">
            <text:p>288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89]+1" office:value-type="float" office:value="1884" calcext:value-type="float">
            <text:p>1884</text:p>
          </table:table-cell>
          <table:table-cell table:formula="of:=5890*EXP(0.00256*([.$M890]-[.$M$7]))" office:value-type="float" office:value="56471.4950053693" calcext:value-type="float">
            <text:p>56,471</text:p>
          </table:table-cell>
          <table:table-cell table:formula="of:=LN([.$N890]/454.16)/0.00256" office:value-type="float" office:value="1884.00067100905" calcext:value-type="float">
            <text:p>1884</text:p>
          </table:table-cell>
          <table:table-cell/>
          <table:table-cell table:formula="of:=[.Q889]+1" office:value-type="float" office:value="2884" calcext:value-type="float">
            <text:p>2884</text:p>
          </table:table-cell>
          <table:table-cell table:formula="of:=76320*EXP(0.00189*([.$Q890]-[.$Q$7]))" office:value-type="float" office:value="404966.775176465" calcext:value-type="float">
            <text:p>404,967</text:p>
          </table:table-cell>
          <table:table-cell table:formula="of:=LN([.$R890]/1738.539)/0.00189" office:value-type="float" office:value="2883.99995862109" calcext:value-type="float">
            <text:p>288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0]+1" office:value-type="float" office:value="1885" calcext:value-type="float">
            <text:p>1885</text:p>
          </table:table-cell>
          <table:table-cell table:formula="of:=5890*EXP(0.00256*([.$M891]-[.$M$7]))" office:value-type="float" office:value="56616.2472363847" calcext:value-type="float">
            <text:p>56,616</text:p>
          </table:table-cell>
          <table:table-cell table:formula="of:=LN([.$N891]/454.16)/0.00256" office:value-type="float" office:value="1885.00067100905" calcext:value-type="float">
            <text:p>1885</text:p>
          </table:table-cell>
          <table:table-cell/>
          <table:table-cell table:formula="of:=[.Q890]+1" office:value-type="float" office:value="2885" calcext:value-type="float">
            <text:p>2885</text:p>
          </table:table-cell>
          <table:table-cell table:formula="of:=76320*EXP(0.00189*([.$Q891]-[.$Q$7]))" office:value-type="float" office:value="405732.886128346" calcext:value-type="float">
            <text:p>405,733</text:p>
          </table:table-cell>
          <table:table-cell table:formula="of:=LN([.$R891]/1738.539)/0.00189" office:value-type="float" office:value="2884.99995862109" calcext:value-type="float">
            <text:p>288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1]+1" office:value-type="float" office:value="1886" calcext:value-type="float">
            <text:p>1886</text:p>
          </table:table-cell>
          <table:table-cell table:formula="of:=5890*EXP(0.00256*([.$M892]-[.$M$7]))" office:value-type="float" office:value="56761.3705078407" calcext:value-type="float">
            <text:p>56,761</text:p>
          </table:table-cell>
          <table:table-cell table:formula="of:=LN([.$N892]/454.16)/0.00256" office:value-type="float" office:value="1886.00067100905" calcext:value-type="float">
            <text:p>1886</text:p>
          </table:table-cell>
          <table:table-cell/>
          <table:table-cell table:formula="of:=[.Q891]+1" office:value-type="float" office:value="2886" calcext:value-type="float">
            <text:p>2886</text:p>
          </table:table-cell>
          <table:table-cell table:formula="of:=76320*EXP(0.00189*([.$Q892]-[.$Q$7]))" office:value-type="float" office:value="406500.446399101" calcext:value-type="float">
            <text:p>406,500</text:p>
          </table:table-cell>
          <table:table-cell table:formula="of:=LN([.$R892]/1738.539)/0.00189" office:value-type="float" office:value="2885.99995862109" calcext:value-type="float">
            <text:p>288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2]+1" office:value-type="float" office:value="1887" calcext:value-type="float">
            <text:p>1887</text:p>
          </table:table-cell>
          <table:table-cell table:formula="of:=5890*EXP(0.00256*([.$M893]-[.$M$7]))" office:value-type="float" office:value="56906.8657708176" calcext:value-type="float">
            <text:p>56,907</text:p>
          </table:table-cell>
          <table:table-cell table:formula="of:=LN([.$N893]/454.16)/0.00256" office:value-type="float" office:value="1887.00067100905" calcext:value-type="float">
            <text:p>1887</text:p>
          </table:table-cell>
          <table:table-cell/>
          <table:table-cell table:formula="of:=[.Q892]+1" office:value-type="float" office:value="2887" calcext:value-type="float">
            <text:p>2887</text:p>
          </table:table-cell>
          <table:table-cell table:formula="of:=76320*EXP(0.00189*([.$Q893]-[.$Q$7]))" office:value-type="float" office:value="407269.458730532" calcext:value-type="float">
            <text:p>407,269</text:p>
          </table:table-cell>
          <table:table-cell table:formula="of:=LN([.$R893]/1738.539)/0.00189" office:value-type="float" office:value="2886.99995862109" calcext:value-type="float">
            <text:p>288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3]+1" office:value-type="float" office:value="1888" calcext:value-type="float">
            <text:p>1888</text:p>
          </table:table-cell>
          <table:table-cell table:formula="of:=5890*EXP(0.00256*([.$M894]-[.$M$7]))" office:value-type="float" office:value="57052.7339788337" calcext:value-type="float">
            <text:p>57,053</text:p>
          </table:table-cell>
          <table:table-cell table:formula="of:=LN([.$N894]/454.16)/0.00256" office:value-type="float" office:value="1888.00067100905" calcext:value-type="float">
            <text:p>1888</text:p>
          </table:table-cell>
          <table:table-cell/>
          <table:table-cell table:formula="of:=[.Q893]+1" office:value-type="float" office:value="2888" calcext:value-type="float">
            <text:p>2888</text:p>
          </table:table-cell>
          <table:table-cell table:formula="of:=76320*EXP(0.00189*([.$Q894]-[.$Q$7]))" office:value-type="float" office:value="408039.925869631" calcext:value-type="float">
            <text:p>408,040</text:p>
          </table:table-cell>
          <table:table-cell table:formula="of:=LN([.$R894]/1738.539)/0.00189" office:value-type="float" office:value="2887.99995862109" calcext:value-type="float">
            <text:p>288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4]+1" office:value-type="float" office:value="1889" calcext:value-type="float">
            <text:p>1889</text:p>
          </table:table-cell>
          <table:table-cell table:formula="of:=5890*EXP(0.00256*([.$M895]-[.$M$7]))" office:value-type="float" office:value="57198.9760878513" calcext:value-type="float">
            <text:p>57,199</text:p>
          </table:table-cell>
          <table:table-cell table:formula="of:=LN([.$N895]/454.16)/0.00256" office:value-type="float" office:value="1889.00067100905" calcext:value-type="float">
            <text:p>1889</text:p>
          </table:table-cell>
          <table:table-cell/>
          <table:table-cell table:formula="of:=[.Q894]+1" office:value-type="float" office:value="2889" calcext:value-type="float">
            <text:p>2889</text:p>
          </table:table-cell>
          <table:table-cell table:formula="of:=76320*EXP(0.00189*([.$Q895]-[.$Q$7]))" office:value-type="float" office:value="408811.850568582" calcext:value-type="float">
            <text:p>408,812</text:p>
          </table:table-cell>
          <table:table-cell table:formula="of:=LN([.$R895]/1738.539)/0.00189" office:value-type="float" office:value="2888.99995862109" calcext:value-type="float">
            <text:p>288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5]+1" office:value-type="float" office:value="1890" calcext:value-type="float">
            <text:p>1890</text:p>
          </table:table-cell>
          <table:table-cell table:formula="of:=5890*EXP(0.00256*([.$M896]-[.$M$7]))" office:value-type="float" office:value="57345.5930562834" calcext:value-type="float">
            <text:p>57,346</text:p>
          </table:table-cell>
          <table:table-cell table:formula="of:=LN([.$N896]/454.16)/0.00256" office:value-type="float" office:value="1890.00067100905" calcext:value-type="float">
            <text:p>1890</text:p>
          </table:table-cell>
          <table:table-cell/>
          <table:table-cell table:formula="of:=[.Q895]+1" office:value-type="float" office:value="2890" calcext:value-type="float">
            <text:p>2890</text:p>
          </table:table-cell>
          <table:table-cell table:formula="of:=76320*EXP(0.00189*([.$Q896]-[.$Q$7]))" office:value-type="float" office:value="409585.23558478" calcext:value-type="float">
            <text:p>409,585</text:p>
          </table:table-cell>
          <table:table-cell table:formula="of:=LN([.$R896]/1738.539)/0.00189" office:value-type="float" office:value="2889.99995862109" calcext:value-type="float">
            <text:p>288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6]+1" office:value-type="float" office:value="1891" calcext:value-type="float">
            <text:p>1891</text:p>
          </table:table-cell>
          <table:table-cell table:formula="of:=5890*EXP(0.00256*([.$M897]-[.$M$7]))" office:value-type="float" office:value="57492.5858449994" calcext:value-type="float">
            <text:p>57,493</text:p>
          </table:table-cell>
          <table:table-cell table:formula="of:=LN([.$N897]/454.16)/0.00256" office:value-type="float" office:value="1891.00067100905" calcext:value-type="float">
            <text:p>1891</text:p>
          </table:table-cell>
          <table:table-cell/>
          <table:table-cell table:formula="of:=[.Q896]+1" office:value-type="float" office:value="2891" calcext:value-type="float">
            <text:p>2891</text:p>
          </table:table-cell>
          <table:table-cell table:formula="of:=76320*EXP(0.00189*([.$Q897]-[.$Q$7]))" office:value-type="float" office:value="410360.083680833" calcext:value-type="float">
            <text:p>410,360</text:p>
          </table:table-cell>
          <table:table-cell table:formula="of:=LN([.$R897]/1738.539)/0.00189" office:value-type="float" office:value="2890.99995862109" calcext:value-type="float">
            <text:p>289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7]+1" office:value-type="float" office:value="1892" calcext:value-type="float">
            <text:p>1892</text:p>
          </table:table-cell>
          <table:table-cell table:formula="of:=5890*EXP(0.00256*([.$M898]-[.$M$7]))" office:value-type="float" office:value="57639.9554173318" calcext:value-type="float">
            <text:p>57,640</text:p>
          </table:table-cell>
          <table:table-cell table:formula="of:=LN([.$N898]/454.16)/0.00256" office:value-type="float" office:value="1892.00067100905" calcext:value-type="float">
            <text:p>1892</text:p>
          </table:table-cell>
          <table:table-cell/>
          <table:table-cell table:formula="of:=[.Q897]+1" office:value-type="float" office:value="2892" calcext:value-type="float">
            <text:p>2892</text:p>
          </table:table-cell>
          <table:table-cell table:formula="of:=76320*EXP(0.00189*([.$Q898]-[.$Q$7]))" office:value-type="float" office:value="411136.397624577" calcext:value-type="float">
            <text:p>411,136</text:p>
          </table:table-cell>
          <table:table-cell table:formula="of:=LN([.$R898]/1738.539)/0.00189" office:value-type="float" office:value="2891.99995862109" calcext:value-type="float">
            <text:p>289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8]+1" office:value-type="float" office:value="1893" calcext:value-type="float">
            <text:p>1893</text:p>
          </table:table-cell>
          <table:table-cell table:formula="of:=5890*EXP(0.00256*([.$M899]-[.$M$7]))" office:value-type="float" office:value="57787.7027390822" calcext:value-type="float">
            <text:p>57,788</text:p>
          </table:table-cell>
          <table:table-cell table:formula="of:=LN([.$N899]/454.16)/0.00256" office:value-type="float" office:value="1893.00067100905" calcext:value-type="float">
            <text:p>1893</text:p>
          </table:table-cell>
          <table:table-cell/>
          <table:table-cell table:formula="of:=[.Q898]+1" office:value-type="float" office:value="2893" calcext:value-type="float">
            <text:p>2893</text:p>
          </table:table-cell>
          <table:table-cell table:formula="of:=76320*EXP(0.00189*([.$Q899]-[.$Q$7]))" office:value-type="float" office:value="411914.180189085" calcext:value-type="float">
            <text:p>411,914</text:p>
          </table:table-cell>
          <table:table-cell table:formula="of:=LN([.$R899]/1738.539)/0.00189" office:value-type="float" office:value="2892.99995862109" calcext:value-type="float">
            <text:p>289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899]+1" office:value-type="float" office:value="1894" calcext:value-type="float">
            <text:p>1894</text:p>
          </table:table-cell>
          <table:table-cell table:formula="of:=5890*EXP(0.00256*([.$M900]-[.$M$7]))" office:value-type="float" office:value="57935.8287785282" calcext:value-type="float">
            <text:p>57,936</text:p>
          </table:table-cell>
          <table:table-cell table:formula="of:=LN([.$N900]/454.16)/0.00256" office:value-type="float" office:value="1894.00067100905" calcext:value-type="float">
            <text:p>1894</text:p>
          </table:table-cell>
          <table:table-cell/>
          <table:table-cell table:formula="of:=[.Q899]+1" office:value-type="float" office:value="2894" calcext:value-type="float">
            <text:p>2894</text:p>
          </table:table-cell>
          <table:table-cell table:formula="of:=76320*EXP(0.00189*([.$Q900]-[.$Q$7]))" office:value-type="float" office:value="412693.434152673" calcext:value-type="float">
            <text:p>412,693</text:p>
          </table:table-cell>
          <table:table-cell table:formula="of:=LN([.$R900]/1738.539)/0.00189" office:value-type="float" office:value="2893.99995862109" calcext:value-type="float">
            <text:p>289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0]+1" office:value-type="float" office:value="1895" calcext:value-type="float">
            <text:p>1895</text:p>
          </table:table-cell>
          <table:table-cell table:formula="of:=5890*EXP(0.00256*([.$M901]-[.$M$7]))" office:value-type="float" office:value="58084.334506429" calcext:value-type="float">
            <text:p>58,084</text:p>
          </table:table-cell>
          <table:table-cell table:formula="of:=LN([.$N901]/454.16)/0.00256" office:value-type="float" office:value="1895.00067100905" calcext:value-type="float">
            <text:p>1895</text:p>
          </table:table-cell>
          <table:table-cell/>
          <table:table-cell table:formula="of:=[.Q900]+1" office:value-type="float" office:value="2895" calcext:value-type="float">
            <text:p>2895</text:p>
          </table:table-cell>
          <table:table-cell table:formula="of:=76320*EXP(0.00189*([.$Q901]-[.$Q$7]))" office:value-type="float" office:value="413474.162298917" calcext:value-type="float">
            <text:p>413,474</text:p>
          </table:table-cell>
          <table:table-cell table:formula="of:=LN([.$R901]/1738.539)/0.00189" office:value-type="float" office:value="2894.99995862109" calcext:value-type="float">
            <text:p>289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1]+1" office:value-type="float" office:value="1896" calcext:value-type="float">
            <text:p>1896</text:p>
          </table:table-cell>
          <table:table-cell table:formula="of:=5890*EXP(0.00256*([.$M902]-[.$M$7]))" office:value-type="float" office:value="58233.2208960324" calcext:value-type="float">
            <text:p>58,233</text:p>
          </table:table-cell>
          <table:table-cell table:formula="of:=LN([.$N902]/454.16)/0.00256" office:value-type="float" office:value="1896.00067100905" calcext:value-type="float">
            <text:p>1896</text:p>
          </table:table-cell>
          <table:table-cell/>
          <table:table-cell table:formula="of:=[.Q901]+1" office:value-type="float" office:value="2896" calcext:value-type="float">
            <text:p>2896</text:p>
          </table:table-cell>
          <table:table-cell table:formula="of:=76320*EXP(0.00189*([.$Q902]-[.$Q$7]))" office:value-type="float" office:value="414256.367416655" calcext:value-type="float">
            <text:p>414,256</text:p>
          </table:table-cell>
          <table:table-cell table:formula="of:=LN([.$R902]/1738.539)/0.00189" office:value-type="float" office:value="2895.99995862109" calcext:value-type="float">
            <text:p>289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2]+1" office:value-type="float" office:value="1897" calcext:value-type="float">
            <text:p>1897</text:p>
          </table:table-cell>
          <table:table-cell table:formula="of:=5890*EXP(0.00256*([.$M903]-[.$M$7]))" office:value-type="float" office:value="58382.4889230806" calcext:value-type="float">
            <text:p>58,382</text:p>
          </table:table-cell>
          <table:table-cell table:formula="of:=LN([.$N903]/454.16)/0.00256" office:value-type="float" office:value="1897.00067100905" calcext:value-type="float">
            <text:p>1897</text:p>
          </table:table-cell>
          <table:table-cell/>
          <table:table-cell table:formula="of:=[.Q902]+1" office:value-type="float" office:value="2897" calcext:value-type="float">
            <text:p>2897</text:p>
          </table:table-cell>
          <table:table-cell table:formula="of:=76320*EXP(0.00189*([.$Q903]-[.$Q$7]))" office:value-type="float" office:value="415040.052300004" calcext:value-type="float">
            <text:p>415,040</text:p>
          </table:table-cell>
          <table:table-cell table:formula="of:=LN([.$R903]/1738.539)/0.00189" office:value-type="float" office:value="2896.99995862109" calcext:value-type="float">
            <text:p>289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3]+1" office:value-type="float" office:value="1898" calcext:value-type="float">
            <text:p>1898</text:p>
          </table:table-cell>
          <table:table-cell table:formula="of:=5890*EXP(0.00256*([.$M904]-[.$M$7]))" office:value-type="float" office:value="58532.1395658172" calcext:value-type="float">
            <text:p>58,532</text:p>
          </table:table-cell>
          <table:table-cell table:formula="of:=LN([.$N904]/454.16)/0.00256" office:value-type="float" office:value="1898.00067100905" calcext:value-type="float">
            <text:p>1898</text:p>
          </table:table-cell>
          <table:table-cell/>
          <table:table-cell table:formula="of:=[.Q903]+1" office:value-type="float" office:value="2898" calcext:value-type="float">
            <text:p>2898</text:p>
          </table:table-cell>
          <table:table-cell table:formula="of:=76320*EXP(0.00189*([.$Q904]-[.$Q$7]))" office:value-type="float" office:value="415825.219748365" calcext:value-type="float">
            <text:p>415,825</text:p>
          </table:table-cell>
          <table:table-cell table:formula="of:=LN([.$R904]/1738.539)/0.00189" office:value-type="float" office:value="2897.99995862109" calcext:value-type="float">
            <text:p>289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4]+1" office:value-type="float" office:value="1899" calcext:value-type="float">
            <text:p>1899</text:p>
          </table:table-cell>
          <table:table-cell table:formula="of:=5890*EXP(0.00256*([.$M905]-[.$M$7]))" office:value-type="float" office:value="58682.1738049932" calcext:value-type="float">
            <text:p>58,682</text:p>
          </table:table-cell>
          <table:table-cell table:formula="of:=LN([.$N905]/454.16)/0.00256" office:value-type="float" office:value="1899.00067100905" calcext:value-type="float">
            <text:p>1899</text:p>
          </table:table-cell>
          <table:table-cell/>
          <table:table-cell table:formula="of:=[.Q904]+1" office:value-type="float" office:value="2899" calcext:value-type="float">
            <text:p>2899</text:p>
          </table:table-cell>
          <table:table-cell table:formula="of:=76320*EXP(0.00189*([.$Q905]-[.$Q$7]))" office:value-type="float" office:value="416611.872566436" calcext:value-type="float">
            <text:p>416,612</text:p>
          </table:table-cell>
          <table:table-cell table:formula="of:=LN([.$R905]/1738.539)/0.00189" office:value-type="float" office:value="2898.99995862109" calcext:value-type="float">
            <text:p>289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5]+1" office:value-type="float" office:value="1900" calcext:value-type="float">
            <text:p>1900</text:p>
          </table:table-cell>
          <table:table-cell table:formula="of:=5890*EXP(0.00256*([.$M906]-[.$M$7]))" office:value-type="float" office:value="58832.5926238734" calcext:value-type="float">
            <text:p>58,833</text:p>
          </table:table-cell>
          <table:table-cell table:formula="of:=LN([.$N906]/454.16)/0.00256" office:value-type="float" office:value="1900.00067100905" calcext:value-type="float">
            <text:p>1900</text:p>
          </table:table-cell>
          <table:table-cell/>
          <table:table-cell table:formula="of:=[.Q905]+1" office:value-type="float" office:value="2900" calcext:value-type="float">
            <text:p>2900</text:p>
          </table:table-cell>
          <table:table-cell table:formula="of:=76320*EXP(0.00189*([.$Q906]-[.$Q$7]))" office:value-type="float" office:value="417400.013564219" calcext:value-type="float">
            <text:p>417,400</text:p>
          </table:table-cell>
          <table:table-cell table:formula="of:=LN([.$R906]/1738.539)/0.00189" office:value-type="float" office:value="2899.99995862109" calcext:value-type="float">
            <text:p>289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6]+1" office:value-type="float" office:value="1901" calcext:value-type="float">
            <text:p>1901</text:p>
          </table:table-cell>
          <table:table-cell table:formula="of:=5890*EXP(0.00256*([.$M907]-[.$M$7]))" office:value-type="float" office:value="58983.3970082432" calcext:value-type="float">
            <text:p>58,983</text:p>
          </table:table-cell>
          <table:table-cell table:formula="of:=LN([.$N907]/454.16)/0.00256" office:value-type="float" office:value="1901.00067100905" calcext:value-type="float">
            <text:p>1901</text:p>
          </table:table-cell>
          <table:table-cell/>
          <table:table-cell table:formula="of:=[.Q906]+1" office:value-type="float" office:value="2901" calcext:value-type="float">
            <text:p>2901</text:p>
          </table:table-cell>
          <table:table-cell table:formula="of:=76320*EXP(0.00189*([.$Q907]-[.$Q$7]))" office:value-type="float" office:value="418189.645557035" calcext:value-type="float">
            <text:p>418,190</text:p>
          </table:table-cell>
          <table:table-cell table:formula="of:=LN([.$R907]/1738.539)/0.00189" office:value-type="float" office:value="2900.99995862109" calcext:value-type="float">
            <text:p>290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7]+1" office:value-type="float" office:value="1902" calcext:value-type="float">
            <text:p>1902</text:p>
          </table:table-cell>
          <table:table-cell table:formula="of:=5890*EXP(0.00256*([.$M908]-[.$M$7]))" office:value-type="float" office:value="59134.5879464148" calcext:value-type="float">
            <text:p>59,135</text:p>
          </table:table-cell>
          <table:table-cell table:formula="of:=LN([.$N908]/454.16)/0.00256" office:value-type="float" office:value="1902.00067100905" calcext:value-type="float">
            <text:p>1902</text:p>
          </table:table-cell>
          <table:table-cell/>
          <table:table-cell table:formula="of:=[.Q907]+1" office:value-type="float" office:value="2902" calcext:value-type="float">
            <text:p>2902</text:p>
          </table:table-cell>
          <table:table-cell table:formula="of:=76320*EXP(0.00189*([.$Q908]-[.$Q$7]))" office:value-type="float" office:value="418980.771365528" calcext:value-type="float">
            <text:p>418,981</text:p>
          </table:table-cell>
          <table:table-cell table:formula="of:=LN([.$R908]/1738.539)/0.00189" office:value-type="float" office:value="2901.99995862109" calcext:value-type="float">
            <text:p>290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8]+1" office:value-type="float" office:value="1903" calcext:value-type="float">
            <text:p>1903</text:p>
          </table:table-cell>
          <table:table-cell table:formula="of:=5890*EXP(0.00256*([.$M909]-[.$M$7]))" office:value-type="float" office:value="59286.1664292335" calcext:value-type="float">
            <text:p>59,286</text:p>
          </table:table-cell>
          <table:table-cell table:formula="of:=LN([.$N909]/454.16)/0.00256" office:value-type="float" office:value="1903.00067100905" calcext:value-type="float">
            <text:p>1903</text:p>
          </table:table-cell>
          <table:table-cell/>
          <table:table-cell table:formula="of:=[.Q908]+1" office:value-type="float" office:value="2903" calcext:value-type="float">
            <text:p>2903</text:p>
          </table:table-cell>
          <table:table-cell table:formula="of:=76320*EXP(0.00189*([.$Q909]-[.$Q$7]))" office:value-type="float" office:value="419773.393815681" calcext:value-type="float">
            <text:p>419,773</text:p>
          </table:table-cell>
          <table:table-cell table:formula="of:=LN([.$R909]/1738.539)/0.00189" office:value-type="float" office:value="2902.99995862109" calcext:value-type="float">
            <text:p>290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09]+1" office:value-type="float" office:value="1904" calcext:value-type="float">
            <text:p>1904</text:p>
          </table:table-cell>
          <table:table-cell table:formula="of:=5890*EXP(0.00256*([.$M910]-[.$M$7]))" office:value-type="float" office:value="59438.1334500848" calcext:value-type="float">
            <text:p>59,438</text:p>
          </table:table-cell>
          <table:table-cell table:formula="of:=LN([.$N910]/454.16)/0.00256" office:value-type="float" office:value="1904.00067100905" calcext:value-type="float">
            <text:p>1904</text:p>
          </table:table-cell>
          <table:table-cell/>
          <table:table-cell table:formula="of:=[.Q909]+1" office:value-type="float" office:value="2904" calcext:value-type="float">
            <text:p>2904</text:p>
          </table:table-cell>
          <table:table-cell table:formula="of:=76320*EXP(0.00189*([.$Q910]-[.$Q$7]))" office:value-type="float" office:value="420567.51573882" calcext:value-type="float">
            <text:p>420,568</text:p>
          </table:table-cell>
          <table:table-cell table:formula="of:=LN([.$R910]/1738.539)/0.00189" office:value-type="float" office:value="2903.99995862109" calcext:value-type="float">
            <text:p>290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0]+1" office:value-type="float" office:value="1905" calcext:value-type="float">
            <text:p>1905</text:p>
          </table:table-cell>
          <table:table-cell table:formula="of:=5890*EXP(0.00256*([.$M911]-[.$M$7]))" office:value-type="float" office:value="59590.4900049002" calcext:value-type="float">
            <text:p>59,590</text:p>
          </table:table-cell>
          <table:table-cell table:formula="of:=LN([.$N911]/454.16)/0.00256" office:value-type="float" office:value="1905.00067100905" calcext:value-type="float">
            <text:p>1905</text:p>
          </table:table-cell>
          <table:table-cell/>
          <table:table-cell table:formula="of:=[.Q910]+1" office:value-type="float" office:value="2905" calcext:value-type="float">
            <text:p>2905</text:p>
          </table:table-cell>
          <table:table-cell table:formula="of:=76320*EXP(0.00189*([.$Q911]-[.$Q$7]))" office:value-type="float" office:value="421363.139971629" calcext:value-type="float">
            <text:p>421,363</text:p>
          </table:table-cell>
          <table:table-cell table:formula="of:=LN([.$R911]/1738.539)/0.00189" office:value-type="float" office:value="2904.99995862109" calcext:value-type="float">
            <text:p>290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1]+1" office:value-type="float" office:value="1906" calcext:value-type="float">
            <text:p>1906</text:p>
          </table:table-cell>
          <table:table-cell table:formula="of:=5890*EXP(0.00256*([.$M912]-[.$M$7]))" office:value-type="float" office:value="59743.2370921642" calcext:value-type="float">
            <text:p>59,743</text:p>
          </table:table-cell>
          <table:table-cell table:formula="of:=LN([.$N912]/454.16)/0.00256" office:value-type="float" office:value="1906.00067100905" calcext:value-type="float">
            <text:p>1906</text:p>
          </table:table-cell>
          <table:table-cell/>
          <table:table-cell table:formula="of:=[.Q911]+1" office:value-type="float" office:value="2906" calcext:value-type="float">
            <text:p>2906</text:p>
          </table:table-cell>
          <table:table-cell table:formula="of:=76320*EXP(0.00189*([.$Q912]-[.$Q$7]))" office:value-type="float" office:value="422160.269356158" calcext:value-type="float">
            <text:p>422,160</text:p>
          </table:table-cell>
          <table:table-cell table:formula="of:=LN([.$R912]/1738.539)/0.00189" office:value-type="float" office:value="2905.99995862109" calcext:value-type="float">
            <text:p>290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2]+1" office:value-type="float" office:value="1907" calcext:value-type="float">
            <text:p>1907</text:p>
          </table:table-cell>
          <table:table-cell table:formula="of:=5890*EXP(0.00256*([.$M913]-[.$M$7]))" office:value-type="float" office:value="59896.3757129206" calcext:value-type="float">
            <text:p>59,896</text:p>
          </table:table-cell>
          <table:table-cell table:formula="of:=LN([.$N913]/454.16)/0.00256" office:value-type="float" office:value="1907.00067100905" calcext:value-type="float">
            <text:p>1907</text:p>
          </table:table-cell>
          <table:table-cell/>
          <table:table-cell table:formula="of:=[.Q912]+1" office:value-type="float" office:value="2907" calcext:value-type="float">
            <text:p>2907</text:p>
          </table:table-cell>
          <table:table-cell table:formula="of:=76320*EXP(0.00189*([.$Q913]-[.$Q$7]))" office:value-type="float" office:value="422958.906739834" calcext:value-type="float">
            <text:p>422,959</text:p>
          </table:table-cell>
          <table:table-cell table:formula="of:=LN([.$R913]/1738.539)/0.00189" office:value-type="float" office:value="2906.99995862109" calcext:value-type="float">
            <text:p>290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3]+1" office:value-type="float" office:value="1908" calcext:value-type="float">
            <text:p>1908</text:p>
          </table:table-cell>
          <table:table-cell table:formula="of:=5890*EXP(0.00256*([.$M914]-[.$M$7]))" office:value-type="float" office:value="60049.9068707793" calcext:value-type="float">
            <text:p>60,050</text:p>
          </table:table-cell>
          <table:table-cell table:formula="of:=LN([.$N914]/454.16)/0.00256" office:value-type="float" office:value="1908.00067100905" calcext:value-type="float">
            <text:p>1908</text:p>
          </table:table-cell>
          <table:table-cell/>
          <table:table-cell table:formula="of:=[.Q913]+1" office:value-type="float" office:value="2908" calcext:value-type="float">
            <text:p>2908</text:p>
          </table:table-cell>
          <table:table-cell table:formula="of:=76320*EXP(0.00189*([.$Q914]-[.$Q$7]))" office:value-type="float" office:value="423759.054975471" calcext:value-type="float">
            <text:p>423,759</text:p>
          </table:table-cell>
          <table:table-cell table:formula="of:=LN([.$R914]/1738.539)/0.00189" office:value-type="float" office:value="2907.99995862109" calcext:value-type="float">
            <text:p>290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4]+1" office:value-type="float" office:value="1909" calcext:value-type="float">
            <text:p>1909</text:p>
          </table:table-cell>
          <table:table-cell table:formula="of:=5890*EXP(0.00256*([.$M915]-[.$M$7]))" office:value-type="float" office:value="60203.8315719225" calcext:value-type="float">
            <text:p>60,204</text:p>
          </table:table-cell>
          <table:table-cell table:formula="of:=LN([.$N915]/454.16)/0.00256" office:value-type="float" office:value="1909.00067100905" calcext:value-type="float">
            <text:p>1909</text:p>
          </table:table-cell>
          <table:table-cell/>
          <table:table-cell table:formula="of:=[.Q914]+1" office:value-type="float" office:value="2909" calcext:value-type="float">
            <text:p>2909</text:p>
          </table:table-cell>
          <table:table-cell table:formula="of:=76320*EXP(0.00189*([.$Q915]-[.$Q$7]))" office:value-type="float" office:value="424560.716921279" calcext:value-type="float">
            <text:p>424,561</text:p>
          </table:table-cell>
          <table:table-cell table:formula="of:=LN([.$R915]/1738.539)/0.00189" office:value-type="float" office:value="2908.99995862109" calcext:value-type="float">
            <text:p>290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5]+1" office:value-type="float" office:value="1910" calcext:value-type="float">
            <text:p>1910</text:p>
          </table:table-cell>
          <table:table-cell table:formula="of:=5890*EXP(0.00256*([.$M916]-[.$M$7]))" office:value-type="float" office:value="60358.1508251119" calcext:value-type="float">
            <text:p>60,358</text:p>
          </table:table-cell>
          <table:table-cell table:formula="of:=LN([.$N916]/454.16)/0.00256" office:value-type="float" office:value="1910.00067100905" calcext:value-type="float">
            <text:p>1910</text:p>
          </table:table-cell>
          <table:table-cell/>
          <table:table-cell table:formula="of:=[.Q915]+1" office:value-type="float" office:value="2910" calcext:value-type="float">
            <text:p>2910</text:p>
          </table:table-cell>
          <table:table-cell table:formula="of:=76320*EXP(0.00189*([.$Q916]-[.$Q$7]))" office:value-type="float" office:value="425363.895440875" calcext:value-type="float">
            <text:p>425,364</text:p>
          </table:table-cell>
          <table:table-cell table:formula="of:=LN([.$R916]/1738.539)/0.00189" office:value-type="float" office:value="2909.99995862109" calcext:value-type="float">
            <text:p>290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6]+1" office:value-type="float" office:value="1911" calcext:value-type="float">
            <text:p>1911</text:p>
          </table:table-cell>
          <table:table-cell table:formula="of:=5890*EXP(0.00256*([.$M917]-[.$M$7]))" office:value-type="float" office:value="60512.8656416945" calcext:value-type="float">
            <text:p>60,513</text:p>
          </table:table-cell>
          <table:table-cell table:formula="of:=LN([.$N917]/454.16)/0.00256" office:value-type="float" office:value="1911.00067100905" calcext:value-type="float">
            <text:p>1911</text:p>
          </table:table-cell>
          <table:table-cell/>
          <table:table-cell table:formula="of:=[.Q916]+1" office:value-type="float" office:value="2911" calcext:value-type="float">
            <text:p>2911</text:p>
          </table:table-cell>
          <table:table-cell table:formula="of:=76320*EXP(0.00189*([.$Q917]-[.$Q$7]))" office:value-type="float" office:value="426168.593403294" calcext:value-type="float">
            <text:p>426,169</text:p>
          </table:table-cell>
          <table:table-cell table:formula="of:=LN([.$R917]/1738.539)/0.00189" office:value-type="float" office:value="2910.99995862109" calcext:value-type="float">
            <text:p>291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7]+1" office:value-type="float" office:value="1912" calcext:value-type="float">
            <text:p>1912</text:p>
          </table:table-cell>
          <table:table-cell table:formula="of:=5890*EXP(0.00256*([.$M918]-[.$M$7]))" office:value-type="float" office:value="60667.9770356099" calcext:value-type="float">
            <text:p>60,668</text:p>
          </table:table-cell>
          <table:table-cell table:formula="of:=LN([.$N918]/454.16)/0.00256" office:value-type="float" office:value="1912.00067100905" calcext:value-type="float">
            <text:p>1912</text:p>
          </table:table-cell>
          <table:table-cell/>
          <table:table-cell table:formula="of:=[.Q917]+1" office:value-type="float" office:value="2912" calcext:value-type="float">
            <text:p>2912</text:p>
          </table:table-cell>
          <table:table-cell table:formula="of:=76320*EXP(0.00189*([.$Q918]-[.$Q$7]))" office:value-type="float" office:value="426974.813682999" calcext:value-type="float">
            <text:p>426,975</text:p>
          </table:table-cell>
          <table:table-cell table:formula="of:=LN([.$R918]/1738.539)/0.00189" office:value-type="float" office:value="2911.99995862109" calcext:value-type="float">
            <text:p>291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8]+1" office:value-type="float" office:value="1913" calcext:value-type="float">
            <text:p>1913</text:p>
          </table:table-cell>
          <table:table-cell table:formula="of:=5890*EXP(0.00256*([.$M919]-[.$M$7]))" office:value-type="float" office:value="60823.4860233968" calcext:value-type="float">
            <text:p>60,823</text:p>
          </table:table-cell>
          <table:table-cell table:formula="of:=LN([.$N919]/454.16)/0.00256" office:value-type="float" office:value="1913.00067100905" calcext:value-type="float">
            <text:p>1913</text:p>
          </table:table-cell>
          <table:table-cell/>
          <table:table-cell table:formula="of:=[.Q918]+1" office:value-type="float" office:value="2913" calcext:value-type="float">
            <text:p>2913</text:p>
          </table:table-cell>
          <table:table-cell table:formula="of:=76320*EXP(0.00189*([.$Q919]-[.$Q$7]))" office:value-type="float" office:value="427782.55915989" calcext:value-type="float">
            <text:p>427,783</text:p>
          </table:table-cell>
          <table:table-cell table:formula="of:=LN([.$R919]/1738.539)/0.00189" office:value-type="float" office:value="2912.99995862109" calcext:value-type="float">
            <text:p>291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19]+1" office:value-type="float" office:value="1914" calcext:value-type="float">
            <text:p>1914</text:p>
          </table:table-cell>
          <table:table-cell table:formula="of:=5890*EXP(0.00256*([.$M920]-[.$M$7]))" office:value-type="float" office:value="60979.3936241994" calcext:value-type="float">
            <text:p>60,979</text:p>
          </table:table-cell>
          <table:table-cell table:formula="of:=LN([.$N920]/454.16)/0.00256" office:value-type="float" office:value="1914.00067100905" calcext:value-type="float">
            <text:p>1914</text:p>
          </table:table-cell>
          <table:table-cell/>
          <table:table-cell table:formula="of:=[.Q919]+1" office:value-type="float" office:value="2914" calcext:value-type="float">
            <text:p>2914</text:p>
          </table:table-cell>
          <table:table-cell table:formula="of:=76320*EXP(0.00189*([.$Q920]-[.$Q$7]))" office:value-type="float" office:value="428591.832719315" calcext:value-type="float">
            <text:p>428,592</text:p>
          </table:table-cell>
          <table:table-cell table:formula="of:=LN([.$R920]/1738.539)/0.00189" office:value-type="float" office:value="2913.99995862109" calcext:value-type="float">
            <text:p>291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0]+1" office:value-type="float" office:value="1915" calcext:value-type="float">
            <text:p>1915</text:p>
          </table:table-cell>
          <table:table-cell table:formula="of:=5890*EXP(0.00256*([.$M921]-[.$M$7]))" office:value-type="float" office:value="61135.7008597743" calcext:value-type="float">
            <text:p>61,136</text:p>
          </table:table-cell>
          <table:table-cell table:formula="of:=LN([.$N921]/454.16)/0.00256" office:value-type="float" office:value="1915.00067100905" calcext:value-type="float">
            <text:p>1915</text:p>
          </table:table-cell>
          <table:table-cell/>
          <table:table-cell table:formula="of:=[.Q920]+1" office:value-type="float" office:value="2915" calcext:value-type="float">
            <text:p>2915</text:p>
          </table:table-cell>
          <table:table-cell table:formula="of:=76320*EXP(0.00189*([.$Q921]-[.$Q$7]))" office:value-type="float" office:value="429402.637252082" calcext:value-type="float">
            <text:p>429,403</text:p>
          </table:table-cell>
          <table:table-cell table:formula="of:=LN([.$R921]/1738.539)/0.00189" office:value-type="float" office:value="2914.99995862109" calcext:value-type="float">
            <text:p>291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1]+1" office:value-type="float" office:value="1916" calcext:value-type="float">
            <text:p>1916</text:p>
          </table:table-cell>
          <table:table-cell table:formula="of:=5890*EXP(0.00256*([.$M922]-[.$M$7]))" office:value-type="float" office:value="61292.4087544972" calcext:value-type="float">
            <text:p>61,292</text:p>
          </table:table-cell>
          <table:table-cell table:formula="of:=LN([.$N922]/454.16)/0.00256" office:value-type="float" office:value="1916.00067100905" calcext:value-type="float">
            <text:p>1916</text:p>
          </table:table-cell>
          <table:table-cell/>
          <table:table-cell table:formula="of:=[.Q921]+1" office:value-type="float" office:value="2916" calcext:value-type="float">
            <text:p>2916</text:p>
          </table:table-cell>
          <table:table-cell table:formula="of:=76320*EXP(0.00189*([.$Q922]-[.$Q$7]))" office:value-type="float" office:value="430214.975654466" calcext:value-type="float">
            <text:p>430,215</text:p>
          </table:table-cell>
          <table:table-cell table:formula="of:=LN([.$R922]/1738.539)/0.00189" office:value-type="float" office:value="2915.99995862109" calcext:value-type="float">
            <text:p>291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2]+1" office:value-type="float" office:value="1917" calcext:value-type="float">
            <text:p>1917</text:p>
          </table:table-cell>
          <table:table-cell table:formula="of:=5890*EXP(0.00256*([.$M923]-[.$M$7]))" office:value-type="float" office:value="61449.5183353694" calcext:value-type="float">
            <text:p>61,450</text:p>
          </table:table-cell>
          <table:table-cell table:formula="of:=LN([.$N923]/454.16)/0.00256" office:value-type="float" office:value="1917.00067100905" calcext:value-type="float">
            <text:p>1917</text:p>
          </table:table-cell>
          <table:table-cell/>
          <table:table-cell table:formula="of:=[.Q922]+1" office:value-type="float" office:value="2917" calcext:value-type="float">
            <text:p>2917</text:p>
          </table:table-cell>
          <table:table-cell table:formula="of:=76320*EXP(0.00189*([.$Q923]-[.$Q$7]))" office:value-type="float" office:value="431028.850828222" calcext:value-type="float">
            <text:p>431,029</text:p>
          </table:table-cell>
          <table:table-cell table:formula="of:=LN([.$R923]/1738.539)/0.00189" office:value-type="float" office:value="2916.99995862109" calcext:value-type="float">
            <text:p>291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3]+1" office:value-type="float" office:value="1918" calcext:value-type="float">
            <text:p>1918</text:p>
          </table:table-cell>
          <table:table-cell table:formula="of:=5890*EXP(0.00256*([.$M924]-[.$M$7]))" office:value-type="float" office:value="61607.030632025" calcext:value-type="float">
            <text:p>61,607</text:p>
          </table:table-cell>
          <table:table-cell table:formula="of:=LN([.$N924]/454.16)/0.00256" office:value-type="float" office:value="1918.00067100905" calcext:value-type="float">
            <text:p>1918</text:p>
          </table:table-cell>
          <table:table-cell/>
          <table:table-cell table:formula="of:=[.Q923]+1" office:value-type="float" office:value="2918" calcext:value-type="float">
            <text:p>2918</text:p>
          </table:table-cell>
          <table:table-cell table:formula="of:=76320*EXP(0.00189*([.$Q924]-[.$Q$7]))" office:value-type="float" office:value="431844.265680594" calcext:value-type="float">
            <text:p>431,844</text:p>
          </table:table-cell>
          <table:table-cell table:formula="of:=LN([.$R924]/1738.539)/0.00189" office:value-type="float" office:value="2917.99995862109" calcext:value-type="float">
            <text:p>291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4]+1" office:value-type="float" office:value="1919" calcext:value-type="float">
            <text:p>1919</text:p>
          </table:table-cell>
          <table:table-cell table:formula="of:=5890*EXP(0.00256*([.$M925]-[.$M$7]))" office:value-type="float" office:value="61764.946676737" calcext:value-type="float">
            <text:p>61,765</text:p>
          </table:table-cell>
          <table:table-cell table:formula="of:=LN([.$N925]/454.16)/0.00256" office:value-type="float" office:value="1919.00067100905" calcext:value-type="float">
            <text:p>1919</text:p>
          </table:table-cell>
          <table:table-cell/>
          <table:table-cell table:formula="of:=[.Q924]+1" office:value-type="float" office:value="2919" calcext:value-type="float">
            <text:p>2919</text:p>
          </table:table-cell>
          <table:table-cell table:formula="of:=76320*EXP(0.00189*([.$Q925]-[.$Q$7]))" office:value-type="float" office:value="432661.223124327" calcext:value-type="float">
            <text:p>432,661</text:p>
          </table:table-cell>
          <table:table-cell table:formula="of:=LN([.$R925]/1738.539)/0.00189" office:value-type="float" office:value="2918.99995862109" calcext:value-type="float">
            <text:p>291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5]+1" office:value-type="float" office:value="1920" calcext:value-type="float">
            <text:p>1920</text:p>
          </table:table-cell>
          <table:table-cell table:formula="of:=5890*EXP(0.00256*([.$M926]-[.$M$7]))" office:value-type="float" office:value="61923.2675044246" calcext:value-type="float">
            <text:p>61,923</text:p>
          </table:table-cell>
          <table:table-cell table:formula="of:=LN([.$N926]/454.16)/0.00256" office:value-type="float" office:value="1920.00067100905" calcext:value-type="float">
            <text:p>1920</text:p>
          </table:table-cell>
          <table:table-cell/>
          <table:table-cell table:formula="of:=[.Q925]+1" office:value-type="float" office:value="2920" calcext:value-type="float">
            <text:p>2920</text:p>
          </table:table-cell>
          <table:table-cell table:formula="of:=76320*EXP(0.00189*([.$Q926]-[.$Q$7]))" office:value-type="float" office:value="433479.726077675" calcext:value-type="float">
            <text:p>433,480</text:p>
          </table:table-cell>
          <table:table-cell table:formula="of:=LN([.$R926]/1738.539)/0.00189" office:value-type="float" office:value="2919.99995862109" calcext:value-type="float">
            <text:p>291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6]+1" office:value-type="float" office:value="1921" calcext:value-type="float">
            <text:p>1921</text:p>
          </table:table-cell>
          <table:table-cell table:formula="of:=5890*EXP(0.00256*([.$M927]-[.$M$7]))" office:value-type="float" office:value="62081.9941526598" calcext:value-type="float">
            <text:p>62,082</text:p>
          </table:table-cell>
          <table:table-cell table:formula="of:=LN([.$N927]/454.16)/0.00256" office:value-type="float" office:value="1921.00067100905" calcext:value-type="float">
            <text:p>1921</text:p>
          </table:table-cell>
          <table:table-cell/>
          <table:table-cell table:formula="of:=[.Q926]+1" office:value-type="float" office:value="2921" calcext:value-type="float">
            <text:p>2921</text:p>
          </table:table-cell>
          <table:table-cell table:formula="of:=76320*EXP(0.00189*([.$Q927]-[.$Q$7]))" office:value-type="float" office:value="434299.777464413" calcext:value-type="float">
            <text:p>434,300</text:p>
          </table:table-cell>
          <table:table-cell table:formula="of:=LN([.$R927]/1738.539)/0.00189" office:value-type="float" office:value="2920.99995862109" calcext:value-type="float">
            <text:p>292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7]+1" office:value-type="float" office:value="1922" calcext:value-type="float">
            <text:p>1922</text:p>
          </table:table-cell>
          <table:table-cell table:formula="of:=5890*EXP(0.00256*([.$M928]-[.$M$7]))" office:value-type="float" office:value="62241.127661674" calcext:value-type="float">
            <text:p>62,241</text:p>
          </table:table-cell>
          <table:table-cell table:formula="of:=LN([.$N928]/454.16)/0.00256" office:value-type="float" office:value="1922.00067100905" calcext:value-type="float">
            <text:p>1922</text:p>
          </table:table-cell>
          <table:table-cell/>
          <table:table-cell table:formula="of:=[.Q927]+1" office:value-type="float" office:value="2922" calcext:value-type="float">
            <text:p>2922</text:p>
          </table:table-cell>
          <table:table-cell table:formula="of:=76320*EXP(0.00189*([.$Q928]-[.$Q$7]))" office:value-type="float" office:value="435121.380213849" calcext:value-type="float">
            <text:p>435,121</text:p>
          </table:table-cell>
          <table:table-cell table:formula="of:=LN([.$R928]/1738.539)/0.00189" office:value-type="float" office:value="2921.99995862109" calcext:value-type="float">
            <text:p>292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8]+1" office:value-type="float" office:value="1923" calcext:value-type="float">
            <text:p>1923</text:p>
          </table:table-cell>
          <table:table-cell table:formula="of:=5890*EXP(0.00256*([.$M929]-[.$M$7]))" office:value-type="float" office:value="62400.6690743653" calcext:value-type="float">
            <text:p>62,401</text:p>
          </table:table-cell>
          <table:table-cell table:formula="of:=LN([.$N929]/454.16)/0.00256" office:value-type="float" office:value="1923.00067100905" calcext:value-type="float">
            <text:p>1923</text:p>
          </table:table-cell>
          <table:table-cell/>
          <table:table-cell table:formula="of:=[.Q928]+1" office:value-type="float" office:value="2923" calcext:value-type="float">
            <text:p>2923</text:p>
          </table:table-cell>
          <table:table-cell table:formula="of:=76320*EXP(0.00189*([.$Q929]-[.$Q$7]))" office:value-type="float" office:value="435944.537260829" calcext:value-type="float">
            <text:p>435,945</text:p>
          </table:table-cell>
          <table:table-cell table:formula="of:=LN([.$R929]/1738.539)/0.00189" office:value-type="float" office:value="2922.99995862109" calcext:value-type="float">
            <text:p>292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29]+1" office:value-type="float" office:value="1924" calcext:value-type="float">
            <text:p>1924</text:p>
          </table:table-cell>
          <table:table-cell table:formula="of:=5890*EXP(0.00256*([.$M930]-[.$M$7]))" office:value-type="float" office:value="62560.6194363047" calcext:value-type="float">
            <text:p>62,561</text:p>
          </table:table-cell>
          <table:table-cell table:formula="of:=LN([.$N930]/454.16)/0.00256" office:value-type="float" office:value="1924.00067100905" calcext:value-type="float">
            <text:p>1924</text:p>
          </table:table-cell>
          <table:table-cell/>
          <table:table-cell table:formula="of:=[.Q929]+1" office:value-type="float" office:value="2924" calcext:value-type="float">
            <text:p>2924</text:p>
          </table:table-cell>
          <table:table-cell table:formula="of:=76320*EXP(0.00189*([.$Q930]-[.$Q$7]))" office:value-type="float" office:value="436769.251545755" calcext:value-type="float">
            <text:p>436,769</text:p>
          </table:table-cell>
          <table:table-cell table:formula="of:=LN([.$R930]/1738.539)/0.00189" office:value-type="float" office:value="2923.99995862109" calcext:value-type="float">
            <text:p>292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0]+1" office:value-type="float" office:value="1925" calcext:value-type="float">
            <text:p>1925</text:p>
          </table:table-cell>
          <table:table-cell table:formula="of:=5890*EXP(0.00256*([.$M931]-[.$M$7]))" office:value-type="float" office:value="62720.9797957436" calcext:value-type="float">
            <text:p>62,721</text:p>
          </table:table-cell>
          <table:table-cell table:formula="of:=LN([.$N931]/454.16)/0.00256" office:value-type="float" office:value="1925.00067100905" calcext:value-type="float">
            <text:p>1925</text:p>
          </table:table-cell>
          <table:table-cell/>
          <table:table-cell table:formula="of:=[.Q930]+1" office:value-type="float" office:value="2925" calcext:value-type="float">
            <text:p>2925</text:p>
          </table:table-cell>
          <table:table-cell table:formula="of:=76320*EXP(0.00189*([.$Q931]-[.$Q$7]))" office:value-type="float" office:value="437595.526014588" calcext:value-type="float">
            <text:p>437,596</text:p>
          </table:table-cell>
          <table:table-cell table:formula="of:=LN([.$R931]/1738.539)/0.00189" office:value-type="float" office:value="2924.99995862109" calcext:value-type="float">
            <text:p>292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1]+1" office:value-type="float" office:value="1926" calcext:value-type="float">
            <text:p>1926</text:p>
          </table:table-cell>
          <table:table-cell table:formula="of:=5890*EXP(0.00256*([.$M932]-[.$M$7]))" office:value-type="float" office:value="62881.7512036202" calcext:value-type="float">
            <text:p>62,882</text:p>
          </table:table-cell>
          <table:table-cell table:formula="of:=LN([.$N932]/454.16)/0.00256" office:value-type="float" office:value="1926.00067100905" calcext:value-type="float">
            <text:p>1926</text:p>
          </table:table-cell>
          <table:table-cell/>
          <table:table-cell table:formula="of:=[.Q931]+1" office:value-type="float" office:value="2926" calcext:value-type="float">
            <text:p>2926</text:p>
          </table:table-cell>
          <table:table-cell table:formula="of:=76320*EXP(0.00189*([.$Q932]-[.$Q$7]))" office:value-type="float" office:value="438423.363618865" calcext:value-type="float">
            <text:p>438,423</text:p>
          </table:table-cell>
          <table:table-cell table:formula="of:=LN([.$R932]/1738.539)/0.00189" office:value-type="float" office:value="2925.99995862109" calcext:value-type="float">
            <text:p>292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2]+1" office:value-type="float" office:value="1927" calcext:value-type="float">
            <text:p>1927</text:p>
          </table:table-cell>
          <table:table-cell table:formula="of:=5890*EXP(0.00256*([.$M933]-[.$M$7]))" office:value-type="float" office:value="63042.9347135665" calcext:value-type="float">
            <text:p>63,043</text:p>
          </table:table-cell>
          <table:table-cell table:formula="of:=LN([.$N933]/454.16)/0.00256" office:value-type="float" office:value="1927.00067100905" calcext:value-type="float">
            <text:p>1927</text:p>
          </table:table-cell>
          <table:table-cell/>
          <table:table-cell table:formula="of:=[.Q932]+1" office:value-type="float" office:value="2927" calcext:value-type="float">
            <text:p>2927</text:p>
          </table:table-cell>
          <table:table-cell table:formula="of:=76320*EXP(0.00189*([.$Q933]-[.$Q$7]))" office:value-type="float" office:value="439252.767315705" calcext:value-type="float">
            <text:p>439,253</text:p>
          </table:table-cell>
          <table:table-cell table:formula="of:=LN([.$R933]/1738.539)/0.00189" office:value-type="float" office:value="2926.99995862109" calcext:value-type="float">
            <text:p>292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3]+1" office:value-type="float" office:value="1928" calcext:value-type="float">
            <text:p>1928</text:p>
          </table:table-cell>
          <table:table-cell table:formula="of:=5890*EXP(0.00256*([.$M934]-[.$M$7]))" office:value-type="float" office:value="63204.5313819154" calcext:value-type="float">
            <text:p>63,205</text:p>
          </table:table-cell>
          <table:table-cell table:formula="of:=LN([.$N934]/454.16)/0.00256" office:value-type="float" office:value="1928.00067100905" calcext:value-type="float">
            <text:p>1928</text:p>
          </table:table-cell>
          <table:table-cell/>
          <table:table-cell table:formula="of:=[.Q933]+1" office:value-type="float" office:value="2928" calcext:value-type="float">
            <text:p>2928</text:p>
          </table:table-cell>
          <table:table-cell table:formula="of:=76320*EXP(0.00189*([.$Q934]-[.$Q$7]))" office:value-type="float" office:value="440083.740067823" calcext:value-type="float">
            <text:p>440,084</text:p>
          </table:table-cell>
          <table:table-cell table:formula="of:=LN([.$R934]/1738.539)/0.00189" office:value-type="float" office:value="2927.99995862109" calcext:value-type="float">
            <text:p>292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4]+1" office:value-type="float" office:value="1929" calcext:value-type="float">
            <text:p>1929</text:p>
          </table:table-cell>
          <table:table-cell table:formula="of:=5890*EXP(0.00256*([.$M935]-[.$M$7]))" office:value-type="float" office:value="63366.5422677074" calcext:value-type="float">
            <text:p>63,367</text:p>
          </table:table-cell>
          <table:table-cell table:formula="of:=LN([.$N935]/454.16)/0.00256" office:value-type="float" office:value="1929.00067100905" calcext:value-type="float">
            <text:p>1929</text:p>
          </table:table-cell>
          <table:table-cell/>
          <table:table-cell table:formula="of:=[.Q934]+1" office:value-type="float" office:value="2929" calcext:value-type="float">
            <text:p>2929</text:p>
          </table:table-cell>
          <table:table-cell table:formula="of:=76320*EXP(0.00189*([.$Q935]-[.$Q$7]))" office:value-type="float" office:value="440916.284843536" calcext:value-type="float">
            <text:p>440,916</text:p>
          </table:table-cell>
          <table:table-cell table:formula="of:=LN([.$R935]/1738.539)/0.00189" office:value-type="float" office:value="2928.99995862109" calcext:value-type="float">
            <text:p>292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5]+1" office:value-type="float" office:value="1930" calcext:value-type="float">
            <text:p>1930</text:p>
          </table:table-cell>
          <table:table-cell table:formula="of:=5890*EXP(0.00256*([.$M936]-[.$M$7]))" office:value-type="float" office:value="63528.9684326976" calcext:value-type="float">
            <text:p>63,529</text:p>
          </table:table-cell>
          <table:table-cell table:formula="of:=LN([.$N936]/454.16)/0.00256" office:value-type="float" office:value="1930.00067100905" calcext:value-type="float">
            <text:p>1930</text:p>
          </table:table-cell>
          <table:table-cell/>
          <table:table-cell table:formula="of:=[.Q935]+1" office:value-type="float" office:value="2930" calcext:value-type="float">
            <text:p>2930</text:p>
          </table:table-cell>
          <table:table-cell table:formula="of:=76320*EXP(0.00189*([.$Q936]-[.$Q$7]))" office:value-type="float" office:value="441750.40461678" calcext:value-type="float">
            <text:p>441,750</text:p>
          </table:table-cell>
          <table:table-cell table:formula="of:=LN([.$R936]/1738.539)/0.00189" office:value-type="float" office:value="2929.99995862109" calcext:value-type="float">
            <text:p>292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6]+1" office:value-type="float" office:value="1931" calcext:value-type="float">
            <text:p>1931</text:p>
          </table:table-cell>
          <table:table-cell table:formula="of:=5890*EXP(0.00256*([.$M937]-[.$M$7]))" office:value-type="float" office:value="63691.8109413627" calcext:value-type="float">
            <text:p>63,692</text:p>
          </table:table-cell>
          <table:table-cell table:formula="of:=LN([.$N937]/454.16)/0.00256" office:value-type="float" office:value="1931.00067100905" calcext:value-type="float">
            <text:p>1931</text:p>
          </table:table-cell>
          <table:table-cell/>
          <table:table-cell table:formula="of:=[.Q936]+1" office:value-type="float" office:value="2931" calcext:value-type="float">
            <text:p>2931</text:p>
          </table:table-cell>
          <table:table-cell table:formula="of:=76320*EXP(0.00189*([.$Q937]-[.$Q$7]))" office:value-type="float" office:value="442586.102367113" calcext:value-type="float">
            <text:p>442,586</text:p>
          </table:table-cell>
          <table:table-cell table:formula="of:=LN([.$R937]/1738.539)/0.00189" office:value-type="float" office:value="2930.99995862109" calcext:value-type="float">
            <text:p>293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7]+1" office:value-type="float" office:value="1932" calcext:value-type="float">
            <text:p>1932</text:p>
          </table:table-cell>
          <table:table-cell table:formula="of:=5890*EXP(0.00256*([.$M938]-[.$M$7]))" office:value-type="float" office:value="63855.0708609079" calcext:value-type="float">
            <text:p>63,855</text:p>
          </table:table-cell>
          <table:table-cell table:formula="of:=LN([.$N938]/454.16)/0.00256" office:value-type="float" office:value="1932.00067100905" calcext:value-type="float">
            <text:p>1932</text:p>
          </table:table-cell>
          <table:table-cell/>
          <table:table-cell table:formula="of:=[.Q937]+1" office:value-type="float" office:value="2932" calcext:value-type="float">
            <text:p>2932</text:p>
          </table:table-cell>
          <table:table-cell table:formula="of:=76320*EXP(0.00189*([.$Q938]-[.$Q$7]))" office:value-type="float" office:value="443423.381079734" calcext:value-type="float">
            <text:p>443,423</text:p>
          </table:table-cell>
          <table:table-cell table:formula="of:=LN([.$R938]/1738.539)/0.00189" office:value-type="float" office:value="2931.99995862109" calcext:value-type="float">
            <text:p>293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8]+1" office:value-type="float" office:value="1933" calcext:value-type="float">
            <text:p>1933</text:p>
          </table:table-cell>
          <table:table-cell table:formula="of:=5890*EXP(0.00256*([.$M939]-[.$M$7]))" office:value-type="float" office:value="64018.7492612741" calcext:value-type="float">
            <text:p>64,019</text:p>
          </table:table-cell>
          <table:table-cell table:formula="of:=LN([.$N939]/454.16)/0.00256" office:value-type="float" office:value="1933.00067100905" calcext:value-type="float">
            <text:p>1933</text:p>
          </table:table-cell>
          <table:table-cell/>
          <table:table-cell table:formula="of:=[.Q938]+1" office:value-type="float" office:value="2933" calcext:value-type="float">
            <text:p>2933</text:p>
          </table:table-cell>
          <table:table-cell table:formula="of:=76320*EXP(0.00189*([.$Q939]-[.$Q$7]))" office:value-type="float" office:value="444262.243745485" calcext:value-type="float">
            <text:p>444,262</text:p>
          </table:table-cell>
          <table:table-cell table:formula="of:=LN([.$R939]/1738.539)/0.00189" office:value-type="float" office:value="2932.99995862109" calcext:value-type="float">
            <text:p>293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39]+1" office:value-type="float" office:value="1934" calcext:value-type="float">
            <text:p>1934</text:p>
          </table:table-cell>
          <table:table-cell table:formula="of:=5890*EXP(0.00256*([.$M940]-[.$M$7]))" office:value-type="float" office:value="64182.8472151445" calcext:value-type="float">
            <text:p>64,183</text:p>
          </table:table-cell>
          <table:table-cell table:formula="of:=LN([.$N940]/454.16)/0.00256" office:value-type="float" office:value="1934.00067100905" calcext:value-type="float">
            <text:p>1934</text:p>
          </table:table-cell>
          <table:table-cell/>
          <table:table-cell table:formula="of:=[.Q939]+1" office:value-type="float" office:value="2934" calcext:value-type="float">
            <text:p>2934</text:p>
          </table:table-cell>
          <table:table-cell table:formula="of:=76320*EXP(0.00189*([.$Q940]-[.$Q$7]))" office:value-type="float" office:value="445102.69336087" calcext:value-type="float">
            <text:p>445,103</text:p>
          </table:table-cell>
          <table:table-cell table:formula="of:=LN([.$R940]/1738.539)/0.00189" office:value-type="float" office:value="2933.99995862109" calcext:value-type="float">
            <text:p>293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0]+1" office:value-type="float" office:value="1935" calcext:value-type="float">
            <text:p>1935</text:p>
          </table:table-cell>
          <table:table-cell table:formula="of:=5890*EXP(0.00256*([.$M941]-[.$M$7]))" office:value-type="float" office:value="64347.3657979522" calcext:value-type="float">
            <text:p>64,347</text:p>
          </table:table-cell>
          <table:table-cell table:formula="of:=LN([.$N941]/454.16)/0.00256" office:value-type="float" office:value="1935.00067100905" calcext:value-type="float">
            <text:p>1935</text:p>
          </table:table-cell>
          <table:table-cell/>
          <table:table-cell table:formula="of:=[.Q940]+1" office:value-type="float" office:value="2935" calcext:value-type="float">
            <text:p>2935</text:p>
          </table:table-cell>
          <table:table-cell table:formula="of:=76320*EXP(0.00189*([.$Q941]-[.$Q$7]))" office:value-type="float" office:value="445944.732928059" calcext:value-type="float">
            <text:p>445,945</text:p>
          </table:table-cell>
          <table:table-cell table:formula="of:=LN([.$R941]/1738.539)/0.00189" office:value-type="float" office:value="2934.99995862109" calcext:value-type="float">
            <text:p>293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1]+1" office:value-type="float" office:value="1936" calcext:value-type="float">
            <text:p>1936</text:p>
          </table:table-cell>
          <table:table-cell table:formula="of:=5890*EXP(0.00256*([.$M942]-[.$M$7]))" office:value-type="float" office:value="64512.3060878867" calcext:value-type="float">
            <text:p>64,512</text:p>
          </table:table-cell>
          <table:table-cell table:formula="of:=LN([.$N942]/454.16)/0.00256" office:value-type="float" office:value="1936.00067100905" calcext:value-type="float">
            <text:p>1936</text:p>
          </table:table-cell>
          <table:table-cell/>
          <table:table-cell table:formula="of:=[.Q941]+1" office:value-type="float" office:value="2936" calcext:value-type="float">
            <text:p>2936</text:p>
          </table:table-cell>
          <table:table-cell table:formula="of:=76320*EXP(0.00189*([.$Q942]-[.$Q$7]))" office:value-type="float" office:value="446788.365454902" calcext:value-type="float">
            <text:p>446,788</text:p>
          </table:table-cell>
          <table:table-cell table:formula="of:=LN([.$R942]/1738.539)/0.00189" office:value-type="float" office:value="2935.99995862109" calcext:value-type="float">
            <text:p>293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2]+1" office:value-type="float" office:value="1937" calcext:value-type="float">
            <text:p>1937</text:p>
          </table:table-cell>
          <table:table-cell table:formula="of:=5890*EXP(0.00256*([.$M943]-[.$M$7]))" office:value-type="float" office:value="64677.6691659013" calcext:value-type="float">
            <text:p>64,678</text:p>
          </table:table-cell>
          <table:table-cell table:formula="of:=LN([.$N943]/454.16)/0.00256" office:value-type="float" office:value="1937.00067100905" calcext:value-type="float">
            <text:p>1937</text:p>
          </table:table-cell>
          <table:table-cell/>
          <table:table-cell table:formula="of:=[.Q942]+1" office:value-type="float" office:value="2937" calcext:value-type="float">
            <text:p>2937</text:p>
          </table:table-cell>
          <table:table-cell table:formula="of:=76320*EXP(0.00189*([.$Q943]-[.$Q$7]))" office:value-type="float" office:value="447633.593954941" calcext:value-type="float">
            <text:p>447,634</text:p>
          </table:table-cell>
          <table:table-cell table:formula="of:=LN([.$R943]/1738.539)/0.00189" office:value-type="float" office:value="2936.99995862109" calcext:value-type="float">
            <text:p>293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3]+1" office:value-type="float" office:value="1938" calcext:value-type="float">
            <text:p>1938</text:p>
          </table:table-cell>
          <table:table-cell table:formula="of:=5890*EXP(0.00256*([.$M944]-[.$M$7]))" office:value-type="float" office:value="64843.45611572" calcext:value-type="float">
            <text:p>64,843</text:p>
          </table:table-cell>
          <table:table-cell table:formula="of:=LN([.$N944]/454.16)/0.00256" office:value-type="float" office:value="1938.00067100905" calcext:value-type="float">
            <text:p>1938</text:p>
          </table:table-cell>
          <table:table-cell/>
          <table:table-cell table:formula="of:=[.Q943]+1" office:value-type="float" office:value="2938" calcext:value-type="float">
            <text:p>2938</text:p>
          </table:table-cell>
          <table:table-cell table:formula="of:=76320*EXP(0.00189*([.$Q944]-[.$Q$7]))" office:value-type="float" office:value="448480.421447417" calcext:value-type="float">
            <text:p>448,480</text:p>
          </table:table-cell>
          <table:table-cell table:formula="of:=LN([.$R944]/1738.539)/0.00189" office:value-type="float" office:value="2937.99995862109" calcext:value-type="float">
            <text:p>293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4]+1" office:value-type="float" office:value="1939" calcext:value-type="float">
            <text:p>1939</text:p>
          </table:table-cell>
          <table:table-cell table:formula="of:=5890*EXP(0.00256*([.$M945]-[.$M$7]))" office:value-type="float" office:value="65009.6680238448" calcext:value-type="float">
            <text:p>65,010</text:p>
          </table:table-cell>
          <table:table-cell table:formula="of:=LN([.$N945]/454.16)/0.00256" office:value-type="float" office:value="1939.00067100905" calcext:value-type="float">
            <text:p>1939</text:p>
          </table:table-cell>
          <table:table-cell/>
          <table:table-cell table:formula="of:=[.Q944]+1" office:value-type="float" office:value="2939" calcext:value-type="float">
            <text:p>2939</text:p>
          </table:table-cell>
          <table:table-cell table:formula="of:=76320*EXP(0.00189*([.$Q945]-[.$Q$7]))" office:value-type="float" office:value="449328.850957283" calcext:value-type="float">
            <text:p>449,329</text:p>
          </table:table-cell>
          <table:table-cell table:formula="of:=LN([.$R945]/1738.539)/0.00189" office:value-type="float" office:value="2938.99995862109" calcext:value-type="float">
            <text:p>293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5]+1" office:value-type="float" office:value="1940" calcext:value-type="float">
            <text:p>1940</text:p>
          </table:table-cell>
          <table:table-cell table:formula="of:=5890*EXP(0.00256*([.$M946]-[.$M$7]))" office:value-type="float" office:value="65176.3059795626" calcext:value-type="float">
            <text:p>65,176</text:p>
          </table:table-cell>
          <table:table-cell table:formula="of:=LN([.$N946]/454.16)/0.00256" office:value-type="float" office:value="1940.00067100905" calcext:value-type="float">
            <text:p>1940</text:p>
          </table:table-cell>
          <table:table-cell/>
          <table:table-cell table:formula="of:=[.Q945]+1" office:value-type="float" office:value="2940" calcext:value-type="float">
            <text:p>2940</text:p>
          </table:table-cell>
          <table:table-cell table:formula="of:=76320*EXP(0.00189*([.$Q946]-[.$Q$7]))" office:value-type="float" office:value="450178.885515216" calcext:value-type="float">
            <text:p>450,179</text:p>
          </table:table-cell>
          <table:table-cell table:formula="of:=LN([.$R946]/1738.539)/0.00189" office:value-type="float" office:value="2939.99995862109" calcext:value-type="float">
            <text:p>293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6]+1" office:value-type="float" office:value="1941" calcext:value-type="float">
            <text:p>1941</text:p>
          </table:table-cell>
          <table:table-cell table:formula="of:=5890*EXP(0.00256*([.$M947]-[.$M$7]))" office:value-type="float" office:value="65343.3710749526" calcext:value-type="float">
            <text:p>65,343</text:p>
          </table:table-cell>
          <table:table-cell table:formula="of:=LN([.$N947]/454.16)/0.00256" office:value-type="float" office:value="1941.00067100905" calcext:value-type="float">
            <text:p>1941</text:p>
          </table:table-cell>
          <table:table-cell/>
          <table:table-cell table:formula="of:=[.Q946]+1" office:value-type="float" office:value="2941" calcext:value-type="float">
            <text:p>2941</text:p>
          </table:table-cell>
          <table:table-cell table:formula="of:=76320*EXP(0.00189*([.$Q947]-[.$Q$7]))" office:value-type="float" office:value="451030.528157624" calcext:value-type="float">
            <text:p>451,031</text:p>
          </table:table-cell>
          <table:table-cell table:formula="of:=LN([.$R947]/1738.539)/0.00189" office:value-type="float" office:value="2940.99995862109" calcext:value-type="float">
            <text:p>294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7]+1" office:value-type="float" office:value="1942" calcext:value-type="float">
            <text:p>1942</text:p>
          </table:table-cell>
          <table:table-cell table:formula="of:=5890*EXP(0.00256*([.$M948]-[.$M$7]))" office:value-type="float" office:value="65510.8644048931" calcext:value-type="float">
            <text:p>65,511</text:p>
          </table:table-cell>
          <table:table-cell table:formula="of:=LN([.$N948]/454.16)/0.00256" office:value-type="float" office:value="1942.00067100905" calcext:value-type="float">
            <text:p>1942</text:p>
          </table:table-cell>
          <table:table-cell/>
          <table:table-cell table:formula="of:=[.Q947]+1" office:value-type="float" office:value="2942" calcext:value-type="float">
            <text:p>2942</text:p>
          </table:table-cell>
          <table:table-cell table:formula="of:=76320*EXP(0.00189*([.$Q948]-[.$Q$7]))" office:value-type="float" office:value="451883.781926661" calcext:value-type="float">
            <text:p>451,884</text:p>
          </table:table-cell>
          <table:table-cell table:formula="of:=LN([.$R948]/1738.539)/0.00189" office:value-type="float" office:value="2941.99995862109" calcext:value-type="float">
            <text:p>294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8]+1" office:value-type="float" office:value="1943" calcext:value-type="float">
            <text:p>1943</text:p>
          </table:table-cell>
          <table:table-cell table:formula="of:=5890*EXP(0.00256*([.$M949]-[.$M$7]))" office:value-type="float" office:value="65678.7870670691" calcext:value-type="float">
            <text:p>65,679</text:p>
          </table:table-cell>
          <table:table-cell table:formula="of:=LN([.$N949]/454.16)/0.00256" office:value-type="float" office:value="1943.00067100905" calcext:value-type="float">
            <text:p>1943</text:p>
          </table:table-cell>
          <table:table-cell/>
          <table:table-cell table:formula="of:=[.Q948]+1" office:value-type="float" office:value="2943" calcext:value-type="float">
            <text:p>2943</text:p>
          </table:table-cell>
          <table:table-cell table:formula="of:=76320*EXP(0.00189*([.$Q949]-[.$Q$7]))" office:value-type="float" office:value="452738.649870237" calcext:value-type="float">
            <text:p>452,739</text:p>
          </table:table-cell>
          <table:table-cell table:formula="of:=LN([.$R949]/1738.539)/0.00189" office:value-type="float" office:value="2942.99995862109" calcext:value-type="float">
            <text:p>294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49]+1" office:value-type="float" office:value="1944" calcext:value-type="float">
            <text:p>1944</text:p>
          </table:table-cell>
          <table:table-cell table:formula="of:=5890*EXP(0.00256*([.$M950]-[.$M$7]))" office:value-type="float" office:value="65847.140161979" calcext:value-type="float">
            <text:p>65,847</text:p>
          </table:table-cell>
          <table:table-cell table:formula="of:=LN([.$N950]/454.16)/0.00256" office:value-type="float" office:value="1944.00067100905" calcext:value-type="float">
            <text:p>1944</text:p>
          </table:table-cell>
          <table:table-cell/>
          <table:table-cell table:formula="of:=[.Q949]+1" office:value-type="float" office:value="2944" calcext:value-type="float">
            <text:p>2944</text:p>
          </table:table-cell>
          <table:table-cell table:formula="of:=76320*EXP(0.00189*([.$Q950]-[.$Q$7]))" office:value-type="float" office:value="453595.135042024" calcext:value-type="float">
            <text:p>453,595</text:p>
          </table:table-cell>
          <table:table-cell table:formula="of:=LN([.$R950]/1738.539)/0.00189" office:value-type="float" office:value="2943.99995862109" calcext:value-type="float">
            <text:p>294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0]+1" office:value-type="float" office:value="1945" calcext:value-type="float">
            <text:p>1945</text:p>
          </table:table-cell>
          <table:table-cell table:formula="of:=5890*EXP(0.00256*([.$M951]-[.$M$7]))" office:value-type="float" office:value="66015.9247929424" calcext:value-type="float">
            <text:p>66,016</text:p>
          </table:table-cell>
          <table:table-cell table:formula="of:=LN([.$N951]/454.16)/0.00256" office:value-type="float" office:value="1945.00067100905" calcext:value-type="float">
            <text:p>1945</text:p>
          </table:table-cell>
          <table:table-cell/>
          <table:table-cell table:formula="of:=[.Q950]+1" office:value-type="float" office:value="2945" calcext:value-type="float">
            <text:p>2945</text:p>
          </table:table-cell>
          <table:table-cell table:formula="of:=76320*EXP(0.00189*([.$Q951]-[.$Q$7]))" office:value-type="float" office:value="454453.240501476" calcext:value-type="float">
            <text:p>454,453</text:p>
          </table:table-cell>
          <table:table-cell table:formula="of:=LN([.$R951]/1738.539)/0.00189" office:value-type="float" office:value="2944.99995862109" calcext:value-type="float">
            <text:p>294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1]+1" office:value-type="float" office:value="1946" calcext:value-type="float">
            <text:p>1946</text:p>
          </table:table-cell>
          <table:table-cell table:formula="of:=5890*EXP(0.00256*([.$M952]-[.$M$7]))" office:value-type="float" office:value="66185.1420661068" calcext:value-type="float">
            <text:p>66,185</text:p>
          </table:table-cell>
          <table:table-cell table:formula="of:=LN([.$N952]/454.16)/0.00256" office:value-type="float" office:value="1946.00067100905" calcext:value-type="float">
            <text:p>1946</text:p>
          </table:table-cell>
          <table:table-cell/>
          <table:table-cell table:formula="of:=[.Q951]+1" office:value-type="float" office:value="2946" calcext:value-type="float">
            <text:p>2946</text:p>
          </table:table-cell>
          <table:table-cell table:formula="of:=76320*EXP(0.00189*([.$Q952]-[.$Q$7]))" office:value-type="float" office:value="455312.969313832" calcext:value-type="float">
            <text:p>455,313</text:p>
          </table:table-cell>
          <table:table-cell table:formula="of:=LN([.$R952]/1738.539)/0.00189" office:value-type="float" office:value="2945.99995862109" calcext:value-type="float">
            <text:p>294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2]+1" office:value-type="float" office:value="1947" calcext:value-type="float">
            <text:p>1947</text:p>
          </table:table-cell>
          <table:table-cell table:formula="of:=5890*EXP(0.00256*([.$M953]-[.$M$7]))" office:value-type="float" office:value="66354.7930904552" calcext:value-type="float">
            <text:p>66,355</text:p>
          </table:table-cell>
          <table:table-cell table:formula="of:=LN([.$N953]/454.16)/0.00256" office:value-type="float" office:value="1947.00067100905" calcext:value-type="float">
            <text:p>1947</text:p>
          </table:table-cell>
          <table:table-cell/>
          <table:table-cell table:formula="of:=[.Q952]+1" office:value-type="float" office:value="2947" calcext:value-type="float">
            <text:p>2947</text:p>
          </table:table-cell>
          <table:table-cell table:formula="of:=76320*EXP(0.00189*([.$Q953]-[.$Q$7]))" office:value-type="float" office:value="456174.32455013" calcext:value-type="float">
            <text:p>456,174</text:p>
          </table:table-cell>
          <table:table-cell table:formula="of:=LN([.$R953]/1738.539)/0.00189" office:value-type="float" office:value="2946.99995862109" calcext:value-type="float">
            <text:p>294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3]+1" office:value-type="float" office:value="1948" calcext:value-type="float">
            <text:p>1948</text:p>
          </table:table-cell>
          <table:table-cell table:formula="of:=5890*EXP(0.00256*([.$M954]-[.$M$7]))" office:value-type="float" office:value="66524.878977813" calcext:value-type="float">
            <text:p>66,525</text:p>
          </table:table-cell>
          <table:table-cell table:formula="of:=LN([.$N954]/454.16)/0.00256" office:value-type="float" office:value="1948.00067100905" calcext:value-type="float">
            <text:p>1948</text:p>
          </table:table-cell>
          <table:table-cell/>
          <table:table-cell table:formula="of:=[.Q953]+1" office:value-type="float" office:value="2948" calcext:value-type="float">
            <text:p>2948</text:p>
          </table:table-cell>
          <table:table-cell table:formula="of:=76320*EXP(0.00189*([.$Q954]-[.$Q$7]))" office:value-type="float" office:value="457037.309287217" calcext:value-type="float">
            <text:p>457,037</text:p>
          </table:table-cell>
          <table:table-cell table:formula="of:=LN([.$R954]/1738.539)/0.00189" office:value-type="float" office:value="2947.99995862109" calcext:value-type="float">
            <text:p>294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4]+1" office:value-type="float" office:value="1949" calcext:value-type="float">
            <text:p>1949</text:p>
          </table:table-cell>
          <table:table-cell table:formula="of:=5890*EXP(0.00256*([.$M955]-[.$M$7]))" office:value-type="float" office:value="66695.4008428557" calcext:value-type="float">
            <text:p>66,695</text:p>
          </table:table-cell>
          <table:table-cell table:formula="of:=LN([.$N955]/454.16)/0.00256" office:value-type="float" office:value="1949.00067100905" calcext:value-type="float">
            <text:p>1949</text:p>
          </table:table-cell>
          <table:table-cell/>
          <table:table-cell table:formula="of:=[.Q954]+1" office:value-type="float" office:value="2949" calcext:value-type="float">
            <text:p>2949</text:p>
          </table:table-cell>
          <table:table-cell table:formula="of:=76320*EXP(0.00189*([.$Q955]-[.$Q$7]))" office:value-type="float" office:value="457901.926607763" calcext:value-type="float">
            <text:p>457,902</text:p>
          </table:table-cell>
          <table:table-cell table:formula="of:=LN([.$R955]/1738.539)/0.00189" office:value-type="float" office:value="2948.99995862109" calcext:value-type="float">
            <text:p>294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5]+1" office:value-type="float" office:value="1950" calcext:value-type="float">
            <text:p>1950</text:p>
          </table:table-cell>
          <table:table-cell table:formula="of:=5890*EXP(0.00256*([.$M956]-[.$M$7]))" office:value-type="float" office:value="66866.3598031162" calcext:value-type="float">
            <text:p>66,866</text:p>
          </table:table-cell>
          <table:table-cell table:formula="of:=LN([.$N956]/454.16)/0.00256" office:value-type="float" office:value="1950.00067100905" calcext:value-type="float">
            <text:p>1950</text:p>
          </table:table-cell>
          <table:table-cell/>
          <table:table-cell table:formula="of:=[.Q955]+1" office:value-type="float" office:value="2950" calcext:value-type="float">
            <text:p>2950</text:p>
          </table:table-cell>
          <table:table-cell table:formula="of:=76320*EXP(0.00189*([.$Q956]-[.$Q$7]))" office:value-type="float" office:value="458768.179600268" calcext:value-type="float">
            <text:p>458,768</text:p>
          </table:table-cell>
          <table:table-cell table:formula="of:=LN([.$R956]/1738.539)/0.00189" office:value-type="float" office:value="2949.99995862109" calcext:value-type="float">
            <text:p>294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6]+1" office:value-type="float" office:value="1951" calcext:value-type="float">
            <text:p>1951</text:p>
          </table:table-cell>
          <table:table-cell table:formula="of:=5890*EXP(0.00256*([.$M957]-[.$M$7]))" office:value-type="float" office:value="67037.7569789916" calcext:value-type="float">
            <text:p>67,038</text:p>
          </table:table-cell>
          <table:table-cell table:formula="of:=LN([.$N957]/454.16)/0.00256" office:value-type="float" office:value="1951.00067100905" calcext:value-type="float">
            <text:p>1951</text:p>
          </table:table-cell>
          <table:table-cell/>
          <table:table-cell table:formula="of:=[.Q956]+1" office:value-type="float" office:value="2951" calcext:value-type="float">
            <text:p>2951</text:p>
          </table:table-cell>
          <table:table-cell table:formula="of:=76320*EXP(0.00189*([.$Q957]-[.$Q$7]))" office:value-type="float" office:value="459636.071359074" calcext:value-type="float">
            <text:p>459,636</text:p>
          </table:table-cell>
          <table:table-cell table:formula="of:=LN([.$R957]/1738.539)/0.00189" office:value-type="float" office:value="2950.99995862109" calcext:value-type="float">
            <text:p>295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7]+1" office:value-type="float" office:value="1952" calcext:value-type="float">
            <text:p>1952</text:p>
          </table:table-cell>
          <table:table-cell table:formula="of:=5890*EXP(0.00256*([.$M958]-[.$M$7]))" office:value-type="float" office:value="67209.5934937511" calcext:value-type="float">
            <text:p>67,210</text:p>
          </table:table-cell>
          <table:table-cell table:formula="of:=LN([.$N958]/454.16)/0.00256" office:value-type="float" office:value="1952.00067100905" calcext:value-type="float">
            <text:p>1952</text:p>
          </table:table-cell>
          <table:table-cell/>
          <table:table-cell table:formula="of:=[.Q957]+1" office:value-type="float" office:value="2952" calcext:value-type="float">
            <text:p>2952</text:p>
          </table:table-cell>
          <table:table-cell table:formula="of:=76320*EXP(0.00189*([.$Q958]-[.$Q$7]))" office:value-type="float" office:value="460505.604984381" calcext:value-type="float">
            <text:p>460,506</text:p>
          </table:table-cell>
          <table:table-cell table:formula="of:=LN([.$R958]/1738.539)/0.00189" office:value-type="float" office:value="2951.99995862109" calcext:value-type="float">
            <text:p>295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8]+1" office:value-type="float" office:value="1953" calcext:value-type="float">
            <text:p>1953</text:p>
          </table:table-cell>
          <table:table-cell table:formula="of:=5890*EXP(0.00256*([.$M959]-[.$M$7]))" office:value-type="float" office:value="67381.870473543" calcext:value-type="float">
            <text:p>67,382</text:p>
          </table:table-cell>
          <table:table-cell table:formula="of:=LN([.$N959]/454.16)/0.00256" office:value-type="float" office:value="1953.00067100905" calcext:value-type="float">
            <text:p>1953</text:p>
          </table:table-cell>
          <table:table-cell/>
          <table:table-cell table:formula="of:=[.Q958]+1" office:value-type="float" office:value="2953" calcext:value-type="float">
            <text:p>2953</text:p>
          </table:table-cell>
          <table:table-cell table:formula="of:=76320*EXP(0.00189*([.$Q959]-[.$Q$7]))" office:value-type="float" office:value="461376.783582248" calcext:value-type="float">
            <text:p>461,377</text:p>
          </table:table-cell>
          <table:table-cell table:formula="of:=LN([.$R959]/1738.539)/0.00189" office:value-type="float" office:value="2952.99995862109" calcext:value-type="float">
            <text:p>295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59]+1" office:value-type="float" office:value="1954" calcext:value-type="float">
            <text:p>1954</text:p>
          </table:table-cell>
          <table:table-cell table:formula="of:=5890*EXP(0.00256*([.$M960]-[.$M$7]))" office:value-type="float" office:value="67554.5890474025" calcext:value-type="float">
            <text:p>67,555</text:p>
          </table:table-cell>
          <table:table-cell table:formula="of:=LN([.$N960]/454.16)/0.00256" office:value-type="float" office:value="1954.00067100905" calcext:value-type="float">
            <text:p>1954</text:p>
          </table:table-cell>
          <table:table-cell/>
          <table:table-cell table:formula="of:=[.Q959]+1" office:value-type="float" office:value="2954" calcext:value-type="float">
            <text:p>2954</text:p>
          </table:table-cell>
          <table:table-cell table:formula="of:=76320*EXP(0.00189*([.$Q960]-[.$Q$7]))" office:value-type="float" office:value="462249.610264615" calcext:value-type="float">
            <text:p>462,250</text:p>
          </table:table-cell>
          <table:table-cell table:formula="of:=LN([.$R960]/1738.539)/0.00189" office:value-type="float" office:value="2953.99995862109" calcext:value-type="float">
            <text:p>295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0]+1" office:value-type="float" office:value="1955" calcext:value-type="float">
            <text:p>1955</text:p>
          </table:table-cell>
          <table:table-cell table:formula="of:=5890*EXP(0.00256*([.$M961]-[.$M$7]))" office:value-type="float" office:value="67727.7503472585" calcext:value-type="float">
            <text:p>67,728</text:p>
          </table:table-cell>
          <table:table-cell table:formula="of:=LN([.$N961]/454.16)/0.00256" office:value-type="float" office:value="1955.00067100905" calcext:value-type="float">
            <text:p>1955</text:p>
          </table:table-cell>
          <table:table-cell/>
          <table:table-cell table:formula="of:=[.Q960]+1" office:value-type="float" office:value="2955" calcext:value-type="float">
            <text:p>2955</text:p>
          </table:table-cell>
          <table:table-cell table:formula="of:=76320*EXP(0.00189*([.$Q961]-[.$Q$7]))" office:value-type="float" office:value="463124.088149306" calcext:value-type="float">
            <text:p>463,124</text:p>
          </table:table-cell>
          <table:table-cell table:formula="of:=LN([.$R961]/1738.539)/0.00189" office:value-type="float" office:value="2954.99995862109" calcext:value-type="float">
            <text:p>295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1]+1" office:value-type="float" office:value="1956" calcext:value-type="float">
            <text:p>1956</text:p>
          </table:table-cell>
          <table:table-cell table:formula="of:=5890*EXP(0.00256*([.$M962]-[.$M$7]))" office:value-type="float" office:value="67901.3555079416" calcext:value-type="float">
            <text:p>67,901</text:p>
          </table:table-cell>
          <table:table-cell table:formula="of:=LN([.$N962]/454.16)/0.00256" office:value-type="float" office:value="1956.00067100905" calcext:value-type="float">
            <text:p>1956</text:p>
          </table:table-cell>
          <table:table-cell/>
          <table:table-cell table:formula="of:=[.Q961]+1" office:value-type="float" office:value="2956" calcext:value-type="float">
            <text:p>2956</text:p>
          </table:table-cell>
          <table:table-cell table:formula="of:=76320*EXP(0.00189*([.$Q962]-[.$Q$7]))" office:value-type="float" office:value="464000.220360044" calcext:value-type="float">
            <text:p>464,000</text:p>
          </table:table-cell>
          <table:table-cell table:formula="of:=LN([.$R962]/1738.539)/0.00189" office:value-type="float" office:value="2955.99995862109" calcext:value-type="float">
            <text:p>295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2]+1" office:value-type="float" office:value="1957" calcext:value-type="float">
            <text:p>1957</text:p>
          </table:table-cell>
          <table:table-cell table:formula="of:=5890*EXP(0.00256*([.$M963]-[.$M$7]))" office:value-type="float" office:value="68075.4056671912" calcext:value-type="float">
            <text:p>68,075</text:p>
          </table:table-cell>
          <table:table-cell table:formula="of:=LN([.$N963]/454.16)/0.00256" office:value-type="float" office:value="1957.00067100905" calcext:value-type="float">
            <text:p>1957</text:p>
          </table:table-cell>
          <table:table-cell/>
          <table:table-cell table:formula="of:=[.Q962]+1" office:value-type="float" office:value="2957" calcext:value-type="float">
            <text:p>2957</text:p>
          </table:table-cell>
          <table:table-cell table:formula="of:=76320*EXP(0.00189*([.$Q963]-[.$Q$7]))" office:value-type="float" office:value="464878.010026464" calcext:value-type="float">
            <text:p>464,878</text:p>
          </table:table-cell>
          <table:table-cell table:formula="of:=LN([.$R963]/1738.539)/0.00189" office:value-type="float" office:value="2956.99995862109" calcext:value-type="float">
            <text:p>295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3]+1" office:value-type="float" office:value="1958" calcext:value-type="float">
            <text:p>1958</text:p>
          </table:table-cell>
          <table:table-cell table:formula="of:=5890*EXP(0.00256*([.$M964]-[.$M$7]))" office:value-type="float" office:value="68249.901965663" calcext:value-type="float">
            <text:p>68,250</text:p>
          </table:table-cell>
          <table:table-cell table:formula="of:=LN([.$N964]/454.16)/0.00256" office:value-type="float" office:value="1958.00067100905" calcext:value-type="float">
            <text:p>1958</text:p>
          </table:table-cell>
          <table:table-cell/>
          <table:table-cell table:formula="of:=[.Q963]+1" office:value-type="float" office:value="2958" calcext:value-type="float">
            <text:p>2958</text:p>
          </table:table-cell>
          <table:table-cell table:formula="of:=76320*EXP(0.00189*([.$Q964]-[.$Q$7]))" office:value-type="float" office:value="465757.460284117" calcext:value-type="float">
            <text:p>465,757</text:p>
          </table:table-cell>
          <table:table-cell table:formula="of:=LN([.$R964]/1738.539)/0.00189" office:value-type="float" office:value="2957.99995862109" calcext:value-type="float">
            <text:p>295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4]+1" office:value-type="float" office:value="1959" calcext:value-type="float">
            <text:p>1959</text:p>
          </table:table-cell>
          <table:table-cell table:formula="of:=5890*EXP(0.00256*([.$M965]-[.$M$7]))" office:value-type="float" office:value="68424.8455469366" calcext:value-type="float">
            <text:p>68,425</text:p>
          </table:table-cell>
          <table:table-cell table:formula="of:=LN([.$N965]/454.16)/0.00256" office:value-type="float" office:value="1959.00067100905" calcext:value-type="float">
            <text:p>1959</text:p>
          </table:table-cell>
          <table:table-cell/>
          <table:table-cell table:formula="of:=[.Q964]+1" office:value-type="float" office:value="2959" calcext:value-type="float">
            <text:p>2959</text:p>
          </table:table-cell>
          <table:table-cell table:formula="of:=76320*EXP(0.00189*([.$Q965]-[.$Q$7]))" office:value-type="float" office:value="466638.574274489" calcext:value-type="float">
            <text:p>466,639</text:p>
          </table:table-cell>
          <table:table-cell table:formula="of:=LN([.$R965]/1738.539)/0.00189" office:value-type="float" office:value="2958.99995862109" calcext:value-type="float">
            <text:p>295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5]+1" office:value-type="float" office:value="1960" calcext:value-type="float">
            <text:p>1960</text:p>
          </table:table-cell>
          <table:table-cell table:formula="of:=5890*EXP(0.00256*([.$M966]-[.$M$7]))" office:value-type="float" office:value="68600.2375575229" calcext:value-type="float">
            <text:p>68,600</text:p>
          </table:table-cell>
          <table:table-cell table:formula="of:=LN([.$N966]/454.16)/0.00256" office:value-type="float" office:value="1960.00067100905" calcext:value-type="float">
            <text:p>1960</text:p>
          </table:table-cell>
          <table:table-cell/>
          <table:table-cell table:formula="of:=[.Q965]+1" office:value-type="float" office:value="2960" calcext:value-type="float">
            <text:p>2960</text:p>
          </table:table-cell>
          <table:table-cell table:formula="of:=76320*EXP(0.00189*([.$Q966]-[.$Q$7]))" office:value-type="float" office:value="467521.355145009" calcext:value-type="float">
            <text:p>467,521</text:p>
          </table:table-cell>
          <table:table-cell table:formula="of:=LN([.$R966]/1738.539)/0.00189" office:value-type="float" office:value="2959.99995862109" calcext:value-type="float">
            <text:p>295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6]+1" office:value-type="float" office:value="1961" calcext:value-type="float">
            <text:p>1961</text:p>
          </table:table-cell>
          <table:table-cell table:formula="of:=5890*EXP(0.00256*([.$M967]-[.$M$7]))" office:value-type="float" office:value="68776.0791468716" calcext:value-type="float">
            <text:p>68,776</text:p>
          </table:table-cell>
          <table:table-cell table:formula="of:=LN([.$N967]/454.16)/0.00256" office:value-type="float" office:value="1961.00067100905" calcext:value-type="float">
            <text:p>1961</text:p>
          </table:table-cell>
          <table:table-cell/>
          <table:table-cell table:formula="of:=[.Q966]+1" office:value-type="float" office:value="2961" calcext:value-type="float">
            <text:p>2961</text:p>
          </table:table-cell>
          <table:table-cell table:formula="of:=76320*EXP(0.00189*([.$Q967]-[.$Q$7]))" office:value-type="float" office:value="468405.806049058" calcext:value-type="float">
            <text:p>468,406</text:p>
          </table:table-cell>
          <table:table-cell table:formula="of:=LN([.$R967]/1738.539)/0.00189" office:value-type="float" office:value="2960.99995862109" calcext:value-type="float">
            <text:p>296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7]+1" office:value-type="float" office:value="1962" calcext:value-type="float">
            <text:p>1962</text:p>
          </table:table-cell>
          <table:table-cell table:formula="of:=5890*EXP(0.00256*([.$M968]-[.$M$7]))" office:value-type="float" office:value="68952.3714673787" calcext:value-type="float">
            <text:p>68,952</text:p>
          </table:table-cell>
          <table:table-cell table:formula="of:=LN([.$N968]/454.16)/0.00256" office:value-type="float" office:value="1962.00067100905" calcext:value-type="float">
            <text:p>1962</text:p>
          </table:table-cell>
          <table:table-cell/>
          <table:table-cell table:formula="of:=[.Q967]+1" office:value-type="float" office:value="2962" calcext:value-type="float">
            <text:p>2962</text:p>
          </table:table-cell>
          <table:table-cell table:formula="of:=76320*EXP(0.00189*([.$Q968]-[.$Q$7]))" office:value-type="float" office:value="469291.930145985" calcext:value-type="float">
            <text:p>469,292</text:p>
          </table:table-cell>
          <table:table-cell table:formula="of:=LN([.$R968]/1738.539)/0.00189" office:value-type="float" office:value="2961.99995862109" calcext:value-type="float">
            <text:p>296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8]+1" office:value-type="float" office:value="1963" calcext:value-type="float">
            <text:p>1963</text:p>
          </table:table-cell>
          <table:table-cell table:formula="of:=5890*EXP(0.00256*([.$M969]-[.$M$7]))" office:value-type="float" office:value="69129.1156743943" calcext:value-type="float">
            <text:p>69,129</text:p>
          </table:table-cell>
          <table:table-cell table:formula="of:=LN([.$N969]/454.16)/0.00256" office:value-type="float" office:value="1963.00067100905" calcext:value-type="float">
            <text:p>1963</text:p>
          </table:table-cell>
          <table:table-cell/>
          <table:table-cell table:formula="of:=[.Q968]+1" office:value-type="float" office:value="2963" calcext:value-type="float">
            <text:p>2963</text:p>
          </table:table-cell>
          <table:table-cell table:formula="of:=76320*EXP(0.00189*([.$Q969]-[.$Q$7]))" office:value-type="float" office:value="470179.730601115" calcext:value-type="float">
            <text:p>470,180</text:p>
          </table:table-cell>
          <table:table-cell table:formula="of:=LN([.$R969]/1738.539)/0.00189" office:value-type="float" office:value="2962.99995862109" calcext:value-type="float">
            <text:p>296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69]+1" office:value-type="float" office:value="1964" calcext:value-type="float">
            <text:p>1964</text:p>
          </table:table-cell>
          <table:table-cell table:formula="of:=5890*EXP(0.00256*([.$M970]-[.$M$7]))" office:value-type="float" office:value="69306.3129262298" calcext:value-type="float">
            <text:p>69,306</text:p>
          </table:table-cell>
          <table:table-cell table:formula="of:=LN([.$N970]/454.16)/0.00256" office:value-type="float" office:value="1964.00067100905" calcext:value-type="float">
            <text:p>1964</text:p>
          </table:table-cell>
          <table:table-cell/>
          <table:table-cell table:formula="of:=[.Q969]+1" office:value-type="float" office:value="2964" calcext:value-type="float">
            <text:p>2964</text:p>
          </table:table-cell>
          <table:table-cell table:formula="of:=76320*EXP(0.00189*([.$Q970]-[.$Q$7]))" office:value-type="float" office:value="471069.210585761" calcext:value-type="float">
            <text:p>471,069</text:p>
          </table:table-cell>
          <table:table-cell table:formula="of:=LN([.$R970]/1738.539)/0.00189" office:value-type="float" office:value="2963.99995862109" calcext:value-type="float">
            <text:p>296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0]+1" office:value-type="float" office:value="1965" calcext:value-type="float">
            <text:p>1965</text:p>
          </table:table-cell>
          <table:table-cell table:formula="of:=5890*EXP(0.00256*([.$M971]-[.$M$7]))" office:value-type="float" office:value="69483.9643841657" calcext:value-type="float">
            <text:p>69,484</text:p>
          </table:table-cell>
          <table:table-cell table:formula="of:=LN([.$N971]/454.16)/0.00256" office:value-type="float" office:value="1965.00067100905" calcext:value-type="float">
            <text:p>1965</text:p>
          </table:table-cell>
          <table:table-cell/>
          <table:table-cell table:formula="of:=[.Q970]+1" office:value-type="float" office:value="2965" calcext:value-type="float">
            <text:p>2965</text:p>
          </table:table-cell>
          <table:table-cell table:formula="of:=76320*EXP(0.00189*([.$Q971]-[.$Q$7]))" office:value-type="float" office:value="471960.373277235" calcext:value-type="float">
            <text:p>471,960</text:p>
          </table:table-cell>
          <table:table-cell table:formula="of:=LN([.$R971]/1738.539)/0.00189" office:value-type="float" office:value="2964.99995862109" calcext:value-type="float">
            <text:p>296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1]+1" office:value-type="float" office:value="1966" calcext:value-type="float">
            <text:p>1966</text:p>
          </table:table-cell>
          <table:table-cell table:formula="of:=5890*EXP(0.00256*([.$M972]-[.$M$7]))" office:value-type="float" office:value="69662.0712124594" calcext:value-type="float">
            <text:p>69,662</text:p>
          </table:table-cell>
          <table:table-cell table:formula="of:=LN([.$N972]/454.16)/0.00256" office:value-type="float" office:value="1966.00067100905" calcext:value-type="float">
            <text:p>1966</text:p>
          </table:table-cell>
          <table:table-cell/>
          <table:table-cell table:formula="of:=[.Q971]+1" office:value-type="float" office:value="2966" calcext:value-type="float">
            <text:p>2966</text:p>
          </table:table-cell>
          <table:table-cell table:formula="of:=76320*EXP(0.00189*([.$Q972]-[.$Q$7]))" office:value-type="float" office:value="472853.22185886" calcext:value-type="float">
            <text:p>472,853</text:p>
          </table:table-cell>
          <table:table-cell table:formula="of:=LN([.$R972]/1738.539)/0.00189" office:value-type="float" office:value="2965.99995862109" calcext:value-type="float">
            <text:p>296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2]+1" office:value-type="float" office:value="1967" calcext:value-type="float">
            <text:p>1967</text:p>
          </table:table-cell>
          <table:table-cell table:formula="of:=5890*EXP(0.00256*([.$M973]-[.$M$7]))" office:value-type="float" office:value="69840.6345783522" calcext:value-type="float">
            <text:p>69,841</text:p>
          </table:table-cell>
          <table:table-cell table:formula="of:=LN([.$N973]/454.16)/0.00256" office:value-type="float" office:value="1967.00067100905" calcext:value-type="float">
            <text:p>1967</text:p>
          </table:table-cell>
          <table:table-cell/>
          <table:table-cell table:formula="of:=[.Q972]+1" office:value-type="float" office:value="2967" calcext:value-type="float">
            <text:p>2967</text:p>
          </table:table-cell>
          <table:table-cell table:formula="of:=76320*EXP(0.00189*([.$Q973]-[.$Q$7]))" office:value-type="float" office:value="473747.759519981" calcext:value-type="float">
            <text:p>473,748</text:p>
          </table:table-cell>
          <table:table-cell table:formula="of:=LN([.$R973]/1738.539)/0.00189" office:value-type="float" office:value="2966.99995862109" calcext:value-type="float">
            <text:p>296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3]+1" office:value-type="float" office:value="1968" calcext:value-type="float">
            <text:p>1968</text:p>
          </table:table-cell>
          <table:table-cell table:formula="of:=5890*EXP(0.00256*([.$M974]-[.$M$7]))" office:value-type="float" office:value="70019.6556520778" calcext:value-type="float">
            <text:p>70,020</text:p>
          </table:table-cell>
          <table:table-cell table:formula="of:=LN([.$N974]/454.16)/0.00256" office:value-type="float" office:value="1968.00067100905" calcext:value-type="float">
            <text:p>1968</text:p>
          </table:table-cell>
          <table:table-cell/>
          <table:table-cell table:formula="of:=[.Q973]+1" office:value-type="float" office:value="2968" calcext:value-type="float">
            <text:p>2968</text:p>
          </table:table-cell>
          <table:table-cell table:formula="of:=76320*EXP(0.00189*([.$Q974]-[.$Q$7]))" office:value-type="float" office:value="474643.989455978" calcext:value-type="float">
            <text:p>474,644</text:p>
          </table:table-cell>
          <table:table-cell table:formula="of:=LN([.$R974]/1738.539)/0.00189" office:value-type="float" office:value="2967.99995862109" calcext:value-type="float">
            <text:p>296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4]+1" office:value-type="float" office:value="1969" calcext:value-type="float">
            <text:p>1969</text:p>
          </table:table-cell>
          <table:table-cell table:formula="of:=5890*EXP(0.00256*([.$M975]-[.$M$7]))" office:value-type="float" office:value="70199.1356068693" calcext:value-type="float">
            <text:p>70,199</text:p>
          </table:table-cell>
          <table:table-cell table:formula="of:=LN([.$N975]/454.16)/0.00256" office:value-type="float" office:value="1969.00067100905" calcext:value-type="float">
            <text:p>1969</text:p>
          </table:table-cell>
          <table:table-cell/>
          <table:table-cell table:formula="of:=[.Q974]+1" office:value-type="float" office:value="2969" calcext:value-type="float">
            <text:p>2969</text:p>
          </table:table-cell>
          <table:table-cell table:formula="of:=76320*EXP(0.00189*([.$Q975]-[.$Q$7]))" office:value-type="float" office:value="475541.914868275" calcext:value-type="float">
            <text:p>475,542</text:p>
          </table:table-cell>
          <table:table-cell table:formula="of:=LN([.$R975]/1738.539)/0.00189" office:value-type="float" office:value="2968.99995862109" calcext:value-type="float">
            <text:p>296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5]+1" office:value-type="float" office:value="1970" calcext:value-type="float">
            <text:p>1970</text:p>
          </table:table-cell>
          <table:table-cell table:formula="of:=5890*EXP(0.00256*([.$M976]-[.$M$7]))" office:value-type="float" office:value="70379.0756189671" calcext:value-type="float">
            <text:p>70,379</text:p>
          </table:table-cell>
          <table:table-cell table:formula="of:=LN([.$N976]/454.16)/0.00256" office:value-type="float" office:value="1970.00067100905" calcext:value-type="float">
            <text:p>1970</text:p>
          </table:table-cell>
          <table:table-cell/>
          <table:table-cell table:formula="of:=[.Q975]+1" office:value-type="float" office:value="2970" calcext:value-type="float">
            <text:p>2970</text:p>
          </table:table-cell>
          <table:table-cell table:formula="of:=76320*EXP(0.00189*([.$Q976]-[.$Q$7]))" office:value-type="float" office:value="476441.538964351" calcext:value-type="float">
            <text:p>476,442</text:p>
          </table:table-cell>
          <table:table-cell table:formula="of:=LN([.$R976]/1738.539)/0.00189" office:value-type="float" office:value="2969.99995862109" calcext:value-type="float">
            <text:p>296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6]+1" office:value-type="float" office:value="1971" calcext:value-type="float">
            <text:p>1971</text:p>
          </table:table-cell>
          <table:table-cell table:formula="of:=5890*EXP(0.00256*([.$M977]-[.$M$7]))" office:value-type="float" office:value="70559.4768676268" calcext:value-type="float">
            <text:p>70,559</text:p>
          </table:table-cell>
          <table:table-cell table:formula="of:=LN([.$N977]/454.16)/0.00256" office:value-type="float" office:value="1971.00067100905" calcext:value-type="float">
            <text:p>1971</text:p>
          </table:table-cell>
          <table:table-cell/>
          <table:table-cell table:formula="of:=[.Q976]+1" office:value-type="float" office:value="2971" calcext:value-type="float">
            <text:p>2971</text:p>
          </table:table-cell>
          <table:table-cell table:formula="of:=76320*EXP(0.00189*([.$Q977]-[.$Q$7]))" office:value-type="float" office:value="477342.864957755" calcext:value-type="float">
            <text:p>477,343</text:p>
          </table:table-cell>
          <table:table-cell table:formula="of:=LN([.$R977]/1738.539)/0.00189" office:value-type="float" office:value="2970.99995862109" calcext:value-type="float">
            <text:p>297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7]+1" office:value-type="float" office:value="1972" calcext:value-type="float">
            <text:p>1972</text:p>
          </table:table-cell>
          <table:table-cell table:formula="of:=5890*EXP(0.00256*([.$M978]-[.$M$7]))" office:value-type="float" office:value="70740.3405351267" calcext:value-type="float">
            <text:p>70,740</text:p>
          </table:table-cell>
          <table:table-cell table:formula="of:=LN([.$N978]/454.16)/0.00256" office:value-type="float" office:value="1972.00067100905" calcext:value-type="float">
            <text:p>1972</text:p>
          </table:table-cell>
          <table:table-cell/>
          <table:table-cell table:formula="of:=[.Q977]+1" office:value-type="float" office:value="2972" calcext:value-type="float">
            <text:p>2972</text:p>
          </table:table-cell>
          <table:table-cell table:formula="of:=76320*EXP(0.00189*([.$Q978]-[.$Q$7]))" office:value-type="float" office:value="478245.896068115" calcext:value-type="float">
            <text:p>478,246</text:p>
          </table:table-cell>
          <table:table-cell table:formula="of:=LN([.$R978]/1738.539)/0.00189" office:value-type="float" office:value="2971.99995862109" calcext:value-type="float">
            <text:p>297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8]+1" office:value-type="float" office:value="1973" calcext:value-type="float">
            <text:p>1973</text:p>
          </table:table-cell>
          <table:table-cell table:formula="of:=5890*EXP(0.00256*([.$M979]-[.$M$7]))" office:value-type="float" office:value="70921.6678067755" calcext:value-type="float">
            <text:p>70,922</text:p>
          </table:table-cell>
          <table:table-cell table:formula="of:=LN([.$N979]/454.16)/0.00256" office:value-type="float" office:value="1973.00067100905" calcext:value-type="float">
            <text:p>1973</text:p>
          </table:table-cell>
          <table:table-cell/>
          <table:table-cell table:formula="of:=[.Q978]+1" office:value-type="float" office:value="2973" calcext:value-type="float">
            <text:p>2973</text:p>
          </table:table-cell>
          <table:table-cell table:formula="of:=76320*EXP(0.00189*([.$Q979]-[.$Q$7]))" office:value-type="float" office:value="479150.635521149" calcext:value-type="float">
            <text:p>479,151</text:p>
          </table:table-cell>
          <table:table-cell table:formula="of:=LN([.$R979]/1738.539)/0.00189" office:value-type="float" office:value="2972.99995862109" calcext:value-type="float">
            <text:p>297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79]+1" office:value-type="float" office:value="1974" calcext:value-type="float">
            <text:p>1974</text:p>
          </table:table-cell>
          <table:table-cell table:formula="of:=5890*EXP(0.00256*([.$M980]-[.$M$7]))" office:value-type="float" office:value="71103.4598709202" calcext:value-type="float">
            <text:p>71,103</text:p>
          </table:table-cell>
          <table:table-cell table:formula="of:=LN([.$N980]/454.16)/0.00256" office:value-type="float" office:value="1974.00067100905" calcext:value-type="float">
            <text:p>1974</text:p>
          </table:table-cell>
          <table:table-cell/>
          <table:table-cell table:formula="of:=[.Q979]+1" office:value-type="float" office:value="2974" calcext:value-type="float">
            <text:p>2974</text:p>
          </table:table-cell>
          <table:table-cell table:formula="of:=76320*EXP(0.00189*([.$Q980]-[.$Q$7]))" office:value-type="float" office:value="480057.086548677" calcext:value-type="float">
            <text:p>480,057</text:p>
          </table:table-cell>
          <table:table-cell table:formula="of:=LN([.$R980]/1738.539)/0.00189" office:value-type="float" office:value="2973.99995862109" calcext:value-type="float">
            <text:p>297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0]+1" office:value-type="float" office:value="1975" calcext:value-type="float">
            <text:p>1975</text:p>
          </table:table-cell>
          <table:table-cell table:formula="of:=5890*EXP(0.00256*([.$M981]-[.$M$7]))" office:value-type="float" office:value="71285.7179189541" calcext:value-type="float">
            <text:p>71,286</text:p>
          </table:table-cell>
          <table:table-cell table:formula="of:=LN([.$N981]/454.16)/0.00256" office:value-type="float" office:value="1975.00067100905" calcext:value-type="float">
            <text:p>1975</text:p>
          </table:table-cell>
          <table:table-cell/>
          <table:table-cell table:formula="of:=[.Q980]+1" office:value-type="float" office:value="2975" calcext:value-type="float">
            <text:p>2975</text:p>
          </table:table-cell>
          <table:table-cell table:formula="of:=76320*EXP(0.00189*([.$Q981]-[.$Q$7]))" office:value-type="float" office:value="480965.252388634" calcext:value-type="float">
            <text:p>480,965</text:p>
          </table:table-cell>
          <table:table-cell table:formula="of:=LN([.$R981]/1738.539)/0.00189" office:value-type="float" office:value="2974.99995862109" calcext:value-type="float">
            <text:p>297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1]+1" office:value-type="float" office:value="1976" calcext:value-type="float">
            <text:p>1976</text:p>
          </table:table-cell>
          <table:table-cell table:formula="of:=5890*EXP(0.00256*([.$M982]-[.$M$7]))" office:value-type="float" office:value="71468.443145324" calcext:value-type="float">
            <text:p>71,468</text:p>
          </table:table-cell>
          <table:table-cell table:formula="of:=LN([.$N982]/454.16)/0.00256" office:value-type="float" office:value="1976.00067100905" calcext:value-type="float">
            <text:p>1976</text:p>
          </table:table-cell>
          <table:table-cell/>
          <table:table-cell table:formula="of:=[.Q981]+1" office:value-type="float" office:value="2976" calcext:value-type="float">
            <text:p>2976</text:p>
          </table:table-cell>
          <table:table-cell table:formula="of:=76320*EXP(0.00189*([.$Q982]-[.$Q$7]))" office:value-type="float" office:value="481875.136285081" calcext:value-type="float">
            <text:p>481,875</text:p>
          </table:table-cell>
          <table:table-cell table:formula="of:=LN([.$R982]/1738.539)/0.00189" office:value-type="float" office:value="2975.99995862109" calcext:value-type="float">
            <text:p>297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2]+1" office:value-type="float" office:value="1977" calcext:value-type="float">
            <text:p>1977</text:p>
          </table:table-cell>
          <table:table-cell table:formula="of:=5890*EXP(0.00256*([.$M983]-[.$M$7]))" office:value-type="float" office:value="71651.6367475388" calcext:value-type="float">
            <text:p>71,652</text:p>
          </table:table-cell>
          <table:table-cell table:formula="of:=LN([.$N983]/454.16)/0.00256" office:value-type="float" office:value="1977.00067100905" calcext:value-type="float">
            <text:p>1977</text:p>
          </table:table-cell>
          <table:table-cell/>
          <table:table-cell table:formula="of:=[.Q982]+1" office:value-type="float" office:value="2977" calcext:value-type="float">
            <text:p>2977</text:p>
          </table:table-cell>
          <table:table-cell table:formula="of:=76320*EXP(0.00189*([.$Q983]-[.$Q$7]))" office:value-type="float" office:value="482786.741488215" calcext:value-type="float">
            <text:p>482,787</text:p>
          </table:table-cell>
          <table:table-cell table:formula="of:=LN([.$R983]/1738.539)/0.00189" office:value-type="float" office:value="2976.99995862109" calcext:value-type="float">
            <text:p>297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3]+1" office:value-type="float" office:value="1978" calcext:value-type="float">
            <text:p>1978</text:p>
          </table:table-cell>
          <table:table-cell table:formula="of:=5890*EXP(0.00256*([.$M984]-[.$M$7]))" office:value-type="float" office:value="71835.2999261766" calcext:value-type="float">
            <text:p>71,835</text:p>
          </table:table-cell>
          <table:table-cell table:formula="of:=LN([.$N984]/454.16)/0.00256" office:value-type="float" office:value="1978.00067100905" calcext:value-type="float">
            <text:p>1978</text:p>
          </table:table-cell>
          <table:table-cell/>
          <table:table-cell table:formula="of:=[.Q983]+1" office:value-type="float" office:value="2978" calcext:value-type="float">
            <text:p>2978</text:p>
          </table:table-cell>
          <table:table-cell table:formula="of:=76320*EXP(0.00189*([.$Q984]-[.$Q$7]))" office:value-type="float" office:value="483700.071254381" calcext:value-type="float">
            <text:p>483,700</text:p>
          </table:table-cell>
          <table:table-cell table:formula="of:=LN([.$R984]/1738.539)/0.00189" office:value-type="float" office:value="2977.99995862109" calcext:value-type="float">
            <text:p>297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4]+1" office:value-type="float" office:value="1979" calcext:value-type="float">
            <text:p>1979</text:p>
          </table:table-cell>
          <table:table-cell table:formula="of:=5890*EXP(0.00256*([.$M985]-[.$M$7]))" office:value-type="float" office:value="72019.433884893" calcext:value-type="float">
            <text:p>72,019</text:p>
          </table:table-cell>
          <table:table-cell table:formula="of:=LN([.$N985]/454.16)/0.00256" office:value-type="float" office:value="1979.00067100905" calcext:value-type="float">
            <text:p>1979</text:p>
          </table:table-cell>
          <table:table-cell/>
          <table:table-cell table:formula="of:=[.Q984]+1" office:value-type="float" office:value="2979" calcext:value-type="float">
            <text:p>2979</text:p>
          </table:table-cell>
          <table:table-cell table:formula="of:=76320*EXP(0.00189*([.$Q985]-[.$Q$7]))" office:value-type="float" office:value="484615.128846086" calcext:value-type="float">
            <text:p>484,615</text:p>
          </table:table-cell>
          <table:table-cell table:formula="of:=LN([.$R985]/1738.539)/0.00189" office:value-type="float" office:value="2978.99995862109" calcext:value-type="float">
            <text:p>297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5]+1" office:value-type="float" office:value="1980" calcext:value-type="float">
            <text:p>1980</text:p>
          </table:table-cell>
          <table:table-cell table:formula="of:=5890*EXP(0.00256*([.$M986]-[.$M$7]))" office:value-type="float" office:value="72204.0398304292" calcext:value-type="float">
            <text:p>72,204</text:p>
          </table:table-cell>
          <table:table-cell table:formula="of:=LN([.$N986]/454.16)/0.00256" office:value-type="float" office:value="1980.00067100905" calcext:value-type="float">
            <text:p>1980</text:p>
          </table:table-cell>
          <table:table-cell/>
          <table:table-cell table:formula="of:=[.Q985]+1" office:value-type="float" office:value="2980" calcext:value-type="float">
            <text:p>2980</text:p>
          </table:table-cell>
          <table:table-cell table:formula="of:=76320*EXP(0.00189*([.$Q986]-[.$Q$7]))" office:value-type="float" office:value="485531.917532009" calcext:value-type="float">
            <text:p>485,532</text:p>
          </table:table-cell>
          <table:table-cell table:formula="of:=LN([.$R986]/1738.539)/0.00189" office:value-type="float" office:value="2979.99995862109" calcext:value-type="float">
            <text:p>297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6]+1" office:value-type="float" office:value="1981" calcext:value-type="float">
            <text:p>1981</text:p>
          </table:table-cell>
          <table:table-cell table:formula="of:=5890*EXP(0.00256*([.$M987]-[.$M$7]))" office:value-type="float" office:value="72389.1189726192" calcext:value-type="float">
            <text:p>72,389</text:p>
          </table:table-cell>
          <table:table-cell table:formula="of:=LN([.$N987]/454.16)/0.00256" office:value-type="float" office:value="1981.00067100905" calcext:value-type="float">
            <text:p>1981</text:p>
          </table:table-cell>
          <table:table-cell/>
          <table:table-cell table:formula="of:=[.Q986]+1" office:value-type="float" office:value="2981" calcext:value-type="float">
            <text:p>2981</text:p>
          </table:table-cell>
          <table:table-cell table:formula="of:=76320*EXP(0.00189*([.$Q987]-[.$Q$7]))" office:value-type="float" office:value="486450.44058701" calcext:value-type="float">
            <text:p>486,450</text:p>
          </table:table-cell>
          <table:table-cell table:formula="of:=LN([.$R987]/1738.539)/0.00189" office:value-type="float" office:value="2980.99995862109" calcext:value-type="float">
            <text:p>298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7]+1" office:value-type="float" office:value="1982" calcext:value-type="float">
            <text:p>1982</text:p>
          </table:table-cell>
          <table:table-cell table:formula="of:=5890*EXP(0.00256*([.$M988]-[.$M$7]))" office:value-type="float" office:value="72574.6725243984" calcext:value-type="float">
            <text:p>72,575</text:p>
          </table:table-cell>
          <table:table-cell table:formula="of:=LN([.$N988]/454.16)/0.00256" office:value-type="float" office:value="1982.00067100905" calcext:value-type="float">
            <text:p>1982</text:p>
          </table:table-cell>
          <table:table-cell/>
          <table:table-cell table:formula="of:=[.Q987]+1" office:value-type="float" office:value="2982" calcext:value-type="float">
            <text:p>2982</text:p>
          </table:table-cell>
          <table:table-cell table:formula="of:=76320*EXP(0.00189*([.$Q988]-[.$Q$7]))" office:value-type="float" office:value="487370.701292147" calcext:value-type="float">
            <text:p>487,371</text:p>
          </table:table-cell>
          <table:table-cell table:formula="of:=LN([.$R988]/1738.539)/0.00189" office:value-type="float" office:value="2981.99995862109" calcext:value-type="float">
            <text:p>298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8]+1" office:value-type="float" office:value="1983" calcext:value-type="float">
            <text:p>1983</text:p>
          </table:table-cell>
          <table:table-cell table:formula="of:=5890*EXP(0.00256*([.$M989]-[.$M$7]))" office:value-type="float" office:value="72760.7017018112" calcext:value-type="float">
            <text:p>72,761</text:p>
          </table:table-cell>
          <table:table-cell table:formula="of:=LN([.$N989]/454.16)/0.00256" office:value-type="float" office:value="1983.00067100905" calcext:value-type="float">
            <text:p>1983</text:p>
          </table:table-cell>
          <table:table-cell/>
          <table:table-cell table:formula="of:=[.Q988]+1" office:value-type="float" office:value="2983" calcext:value-type="float">
            <text:p>2983</text:p>
          </table:table-cell>
          <table:table-cell table:formula="of:=76320*EXP(0.00189*([.$Q989]-[.$Q$7]))" office:value-type="float" office:value="488292.702934685" calcext:value-type="float">
            <text:p>488,293</text:p>
          </table:table-cell>
          <table:table-cell table:formula="of:=LN([.$R989]/1738.539)/0.00189" office:value-type="float" office:value="2982.99995862109" calcext:value-type="float">
            <text:p>298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89]+1" office:value-type="float" office:value="1984" calcext:value-type="float">
            <text:p>1984</text:p>
          </table:table-cell>
          <table:table-cell table:formula="of:=5890*EXP(0.00256*([.$M990]-[.$M$7]))" office:value-type="float" office:value="72947.2077240192" calcext:value-type="float">
            <text:p>72,947</text:p>
          </table:table-cell>
          <table:table-cell table:formula="of:=LN([.$N990]/454.16)/0.00256" office:value-type="float" office:value="1984.00067100905" calcext:value-type="float">
            <text:p>1984</text:p>
          </table:table-cell>
          <table:table-cell/>
          <table:table-cell table:formula="of:=[.Q989]+1" office:value-type="float" office:value="2984" calcext:value-type="float">
            <text:p>2984</text:p>
          </table:table-cell>
          <table:table-cell table:formula="of:=76320*EXP(0.00189*([.$Q990]-[.$Q$7]))" office:value-type="float" office:value="489216.448808105" calcext:value-type="float">
            <text:p>489,216</text:p>
          </table:table-cell>
          <table:table-cell table:formula="of:=LN([.$R990]/1738.539)/0.00189" office:value-type="float" office:value="2983.99995862109" calcext:value-type="float">
            <text:p>298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0]+1" office:value-type="float" office:value="1985" calcext:value-type="float">
            <text:p>1985</text:p>
          </table:table-cell>
          <table:table-cell table:formula="of:=5890*EXP(0.00256*([.$M991]-[.$M$7]))" office:value-type="float" office:value="73134.1918133087" calcext:value-type="float">
            <text:p>73,134</text:p>
          </table:table-cell>
          <table:table-cell table:formula="of:=LN([.$N991]/454.16)/0.00256" office:value-type="float" office:value="1985.00067100905" calcext:value-type="float">
            <text:p>1985</text:p>
          </table:table-cell>
          <table:table-cell/>
          <table:table-cell table:formula="of:=[.Q990]+1" office:value-type="float" office:value="2985" calcext:value-type="float">
            <text:p>2985</text:p>
          </table:table-cell>
          <table:table-cell table:formula="of:=76320*EXP(0.00189*([.$Q991]-[.$Q$7]))" office:value-type="float" office:value="490141.942212123" calcext:value-type="float">
            <text:p>490,142</text:p>
          </table:table-cell>
          <table:table-cell table:formula="of:=LN([.$R991]/1738.539)/0.00189" office:value-type="float" office:value="2984.99995862109" calcext:value-type="float">
            <text:p>298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1]+1" office:value-type="float" office:value="1986" calcext:value-type="float">
            <text:p>1986</text:p>
          </table:table-cell>
          <table:table-cell table:formula="of:=5890*EXP(0.00256*([.$M992]-[.$M$7]))" office:value-type="float" office:value="73321.6551950995" calcext:value-type="float">
            <text:p>73,322</text:p>
          </table:table-cell>
          <table:table-cell table:formula="of:=LN([.$N992]/454.16)/0.00256" office:value-type="float" office:value="1986.00067100905" calcext:value-type="float">
            <text:p>1986</text:p>
          </table:table-cell>
          <table:table-cell/>
          <table:table-cell table:formula="of:=[.Q991]+1" office:value-type="float" office:value="2986" calcext:value-type="float">
            <text:p>2986</text:p>
          </table:table-cell>
          <table:table-cell table:formula="of:=76320*EXP(0.00189*([.$Q992]-[.$Q$7]))" office:value-type="float" office:value="491069.186452694" calcext:value-type="float">
            <text:p>491,069</text:p>
          </table:table-cell>
          <table:table-cell table:formula="of:=LN([.$R992]/1738.539)/0.00189" office:value-type="float" office:value="2985.99995862109" calcext:value-type="float">
            <text:p>298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2]+1" office:value-type="float" office:value="1987" calcext:value-type="float">
            <text:p>1987</text:p>
          </table:table-cell>
          <table:table-cell table:formula="of:=5890*EXP(0.00256*([.$M993]-[.$M$7]))" office:value-type="float" office:value="73509.5990979522" calcext:value-type="float">
            <text:p>73,510</text:p>
          </table:table-cell>
          <table:table-cell table:formula="of:=LN([.$N993]/454.16)/0.00256" office:value-type="float" office:value="1987.00067100905" calcext:value-type="float">
            <text:p>1987</text:p>
          </table:table-cell>
          <table:table-cell/>
          <table:table-cell table:formula="of:=[.Q992]+1" office:value-type="float" office:value="2987" calcext:value-type="float">
            <text:p>2987</text:p>
          </table:table-cell>
          <table:table-cell table:formula="of:=76320*EXP(0.00189*([.$Q993]-[.$Q$7]))" office:value-type="float" office:value="491998.184842028" calcext:value-type="float">
            <text:p>491,998</text:p>
          </table:table-cell>
          <table:table-cell table:formula="of:=LN([.$R993]/1738.539)/0.00189" office:value-type="float" office:value="2986.99995862109" calcext:value-type="float">
            <text:p>298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3]+1" office:value-type="float" office:value="1988" calcext:value-type="float">
            <text:p>1988</text:p>
          </table:table-cell>
          <table:table-cell table:formula="of:=5890*EXP(0.00256*([.$M994]-[.$M$7]))" office:value-type="float" office:value="73698.0247535766" calcext:value-type="float">
            <text:p>73,698</text:p>
          </table:table-cell>
          <table:table-cell table:formula="of:=LN([.$N994]/454.16)/0.00256" office:value-type="float" office:value="1988.00067100905" calcext:value-type="float">
            <text:p>1988</text:p>
          </table:table-cell>
          <table:table-cell/>
          <table:table-cell table:formula="of:=[.Q993]+1" office:value-type="float" office:value="2988" calcext:value-type="float">
            <text:p>2988</text:p>
          </table:table-cell>
          <table:table-cell table:formula="of:=76320*EXP(0.00189*([.$Q994]-[.$Q$7]))" office:value-type="float" office:value="492928.940698601" calcext:value-type="float">
            <text:p>492,929</text:p>
          </table:table-cell>
          <table:table-cell table:formula="of:=LN([.$R994]/1738.539)/0.00189" office:value-type="float" office:value="2987.99995862109" calcext:value-type="float">
            <text:p>298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4]+1" office:value-type="float" office:value="1989" calcext:value-type="float">
            <text:p>1989</text:p>
          </table:table-cell>
          <table:table-cell table:formula="of:=5890*EXP(0.00256*([.$M995]-[.$M$7]))" office:value-type="float" office:value="73886.9333968399" calcext:value-type="float">
            <text:p>73,887</text:p>
          </table:table-cell>
          <table:table-cell table:formula="of:=LN([.$N995]/454.16)/0.00256" office:value-type="float" office:value="1989.00067100905" calcext:value-type="float">
            <text:p>1989</text:p>
          </table:table-cell>
          <table:table-cell/>
          <table:table-cell table:formula="of:=[.Q994]+1" office:value-type="float" office:value="2989" calcext:value-type="float">
            <text:p>2989</text:p>
          </table:table-cell>
          <table:table-cell table:formula="of:=76320*EXP(0.00189*([.$Q995]-[.$Q$7]))" office:value-type="float" office:value="493861.457347168" calcext:value-type="float">
            <text:p>493,861</text:p>
          </table:table-cell>
          <table:table-cell table:formula="of:=LN([.$R995]/1738.539)/0.00189" office:value-type="float" office:value="2988.99995862109" calcext:value-type="float">
            <text:p>298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5]+1" office:value-type="float" office:value="1990" calcext:value-type="float">
            <text:p>1990</text:p>
          </table:table-cell>
          <table:table-cell table:formula="of:=5890*EXP(0.00256*([.$M996]-[.$M$7]))" office:value-type="float" office:value="74076.3262657743" calcext:value-type="float">
            <text:p>74,076</text:p>
          </table:table-cell>
          <table:table-cell table:formula="of:=LN([.$N996]/454.16)/0.00256" office:value-type="float" office:value="1990.00067100905" calcext:value-type="float">
            <text:p>1990</text:p>
          </table:table-cell>
          <table:table-cell/>
          <table:table-cell table:formula="of:=[.Q995]+1" office:value-type="float" office:value="2990" calcext:value-type="float">
            <text:p>2990</text:p>
          </table:table-cell>
          <table:table-cell table:formula="of:=76320*EXP(0.00189*([.$Q996]-[.$Q$7]))" office:value-type="float" office:value="494795.738118771" calcext:value-type="float">
            <text:p>494,796</text:p>
          </table:table-cell>
          <table:table-cell table:formula="of:=LN([.$R996]/1738.539)/0.00189" office:value-type="float" office:value="2989.99995862109" calcext:value-type="float">
            <text:p>298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6]+1" office:value-type="float" office:value="1991" calcext:value-type="float">
            <text:p>1991</text:p>
          </table:table-cell>
          <table:table-cell table:formula="of:=5890*EXP(0.00256*([.$M997]-[.$M$7]))" office:value-type="float" office:value="74266.2046015856" calcext:value-type="float">
            <text:p>74,266</text:p>
          </table:table-cell>
          <table:table-cell table:formula="of:=LN([.$N997]/454.16)/0.00256" office:value-type="float" office:value="1991.00067100905" calcext:value-type="float">
            <text:p>1991</text:p>
          </table:table-cell>
          <table:table-cell/>
          <table:table-cell table:formula="of:=[.Q996]+1" office:value-type="float" office:value="2991" calcext:value-type="float">
            <text:p>2991</text:p>
          </table:table-cell>
          <table:table-cell table:formula="of:=76320*EXP(0.00189*([.$Q997]-[.$Q$7]))" office:value-type="float" office:value="495731.786350757" calcext:value-type="float">
            <text:p>495,732</text:p>
          </table:table-cell>
          <table:table-cell table:formula="of:=LN([.$R997]/1738.539)/0.00189" office:value-type="float" office:value="2990.99995862109" calcext:value-type="float">
            <text:p>2990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7]+1" office:value-type="float" office:value="1992" calcext:value-type="float">
            <text:p>1992</text:p>
          </table:table-cell>
          <table:table-cell table:formula="of:=5890*EXP(0.00256*([.$M998]-[.$M$7]))" office:value-type="float" office:value="74456.5696486612" calcext:value-type="float">
            <text:p>74,457</text:p>
          </table:table-cell>
          <table:table-cell table:formula="of:=LN([.$N998]/454.16)/0.00256" office:value-type="float" office:value="1992.00067100905" calcext:value-type="float">
            <text:p>1992</text:p>
          </table:table-cell>
          <table:table-cell/>
          <table:table-cell table:formula="of:=[.Q997]+1" office:value-type="float" office:value="2992" calcext:value-type="float">
            <text:p>2992</text:p>
          </table:table-cell>
          <table:table-cell table:formula="of:=76320*EXP(0.00189*([.$Q998]-[.$Q$7]))" office:value-type="float" office:value="496669.605386783" calcext:value-type="float">
            <text:p>496,670</text:p>
          </table:table-cell>
          <table:table-cell table:formula="of:=LN([.$R998]/1738.539)/0.00189" office:value-type="float" office:value="2991.99995862109" calcext:value-type="float">
            <text:p>2991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8]+1" office:value-type="float" office:value="1993" calcext:value-type="float">
            <text:p>1993</text:p>
          </table:table-cell>
          <table:table-cell table:formula="of:=5890*EXP(0.00256*([.$M999]-[.$M$7]))" office:value-type="float" office:value="74647.4226545782" calcext:value-type="float">
            <text:p>74,647</text:p>
          </table:table-cell>
          <table:table-cell table:formula="of:=LN([.$N999]/454.16)/0.00256" office:value-type="float" office:value="1993.00067100905" calcext:value-type="float">
            <text:p>1993</text:p>
          </table:table-cell>
          <table:table-cell/>
          <table:table-cell table:formula="of:=[.Q998]+1" office:value-type="float" office:value="2993" calcext:value-type="float">
            <text:p>2993</text:p>
          </table:table-cell>
          <table:table-cell table:formula="of:=76320*EXP(0.00189*([.$Q999]-[.$Q$7]))" office:value-type="float" office:value="497609.198576835" calcext:value-type="float">
            <text:p>497,609</text:p>
          </table:table-cell>
          <table:table-cell table:formula="of:=LN([.$R999]/1738.539)/0.00189" office:value-type="float" office:value="2992.99995862109" calcext:value-type="float">
            <text:p>2992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999]+1" office:value-type="float" office:value="1994" calcext:value-type="float">
            <text:p>1994</text:p>
          </table:table-cell>
          <table:table-cell table:formula="of:=5890*EXP(0.00256*([.$M1000]-[.$M$7]))" office:value-type="float" office:value="74838.7648701115" calcext:value-type="float">
            <text:p>74,839</text:p>
          </table:table-cell>
          <table:table-cell table:formula="of:=LN([.$N1000]/454.16)/0.00256" office:value-type="float" office:value="1994.00067100905" calcext:value-type="float">
            <text:p>1994</text:p>
          </table:table-cell>
          <table:table-cell/>
          <table:table-cell table:formula="of:=[.Q999]+1" office:value-type="float" office:value="2994" calcext:value-type="float">
            <text:p>2994</text:p>
          </table:table-cell>
          <table:table-cell table:formula="of:=76320*EXP(0.00189*([.$Q1000]-[.$Q$7]))" office:value-type="float" office:value="498550.569277235" calcext:value-type="float">
            <text:p>498,551</text:p>
          </table:table-cell>
          <table:table-cell table:formula="of:=LN([.$R1000]/1738.539)/0.00189" office:value-type="float" office:value="2993.99995862109" calcext:value-type="float">
            <text:p>2993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1000]+1" office:value-type="float" office:value="1995" calcext:value-type="float">
            <text:p>1995</text:p>
          </table:table-cell>
          <table:table-cell table:formula="of:=5890*EXP(0.00256*([.$M1001]-[.$M$7]))" office:value-type="float" office:value="75030.597549242" calcext:value-type="float">
            <text:p>75,031</text:p>
          </table:table-cell>
          <table:table-cell table:formula="of:=LN([.$N1001]/454.16)/0.00256" office:value-type="float" office:value="1995.00067100905" calcext:value-type="float">
            <text:p>1995</text:p>
          </table:table-cell>
          <table:table-cell/>
          <table:table-cell table:formula="of:=[.Q1000]+1" office:value-type="float" office:value="2995" calcext:value-type="float">
            <text:p>2995</text:p>
          </table:table-cell>
          <table:table-cell table:formula="of:=76320*EXP(0.00189*([.$Q1001]-[.$Q$7]))" office:value-type="float" office:value="499493.720850653" calcext:value-type="float">
            <text:p>499,494</text:p>
          </table:table-cell>
          <table:table-cell table:formula="of:=LN([.$R1001]/1738.539)/0.00189" office:value-type="float" office:value="2994.99995862109" calcext:value-type="float">
            <text:p>2994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1001]+1" office:value-type="float" office:value="1996" calcext:value-type="float">
            <text:p>1996</text:p>
          </table:table-cell>
          <table:table-cell table:formula="of:=5890*EXP(0.00256*([.$M1002]-[.$M$7]))" office:value-type="float" office:value="75222.9219491652" calcext:value-type="float">
            <text:p>75,223</text:p>
          </table:table-cell>
          <table:table-cell table:formula="of:=LN([.$N1002]/454.16)/0.00256" office:value-type="float" office:value="1996.00067100905" calcext:value-type="float">
            <text:p>1996</text:p>
          </table:table-cell>
          <table:table-cell/>
          <table:table-cell table:formula="of:=[.Q1001]+1" office:value-type="float" office:value="2996" calcext:value-type="float">
            <text:p>2996</text:p>
          </table:table-cell>
          <table:table-cell table:formula="of:=76320*EXP(0.00189*([.$Q1002]-[.$Q$7]))" office:value-type="float" office:value="500438.656666123" calcext:value-type="float">
            <text:p>500,439</text:p>
          </table:table-cell>
          <table:table-cell table:formula="of:=LN([.$R1002]/1738.539)/0.00189" office:value-type="float" office:value="2995.99995862109" calcext:value-type="float">
            <text:p>2995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1002]+1" office:value-type="float" office:value="1997" calcext:value-type="float">
            <text:p>1997</text:p>
          </table:table-cell>
          <table:table-cell table:formula="of:=5890*EXP(0.00256*([.$M1003]-[.$M$7]))" office:value-type="float" office:value="75415.7393302989" calcext:value-type="float">
            <text:p>75,416</text:p>
          </table:table-cell>
          <table:table-cell table:formula="of:=LN([.$N1003]/454.16)/0.00256" office:value-type="float" office:value="1997.00067100905" calcext:value-type="float">
            <text:p>1997</text:p>
          </table:table-cell>
          <table:table-cell/>
          <table:table-cell table:formula="of:=[.Q1002]+1" office:value-type="float" office:value="2997" calcext:value-type="float">
            <text:p>2997</text:p>
          </table:table-cell>
          <table:table-cell table:formula="of:=76320*EXP(0.00189*([.$Q1003]-[.$Q$7]))" office:value-type="float" office:value="501385.38009905" calcext:value-type="float">
            <text:p>501,385</text:p>
          </table:table-cell>
          <table:table-cell table:formula="of:=LN([.$R1003]/1738.539)/0.00189" office:value-type="float" office:value="2996.99995862109" calcext:value-type="float">
            <text:p>2996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1003]+1" office:value-type="float" office:value="1998" calcext:value-type="float">
            <text:p>1998</text:p>
          </table:table-cell>
          <table:table-cell table:formula="of:=5890*EXP(0.00256*([.$M1004]-[.$M$7]))" office:value-type="float" office:value="75609.0509562919" calcext:value-type="float">
            <text:p>75,609</text:p>
          </table:table-cell>
          <table:table-cell table:formula="of:=LN([.$N1004]/454.16)/0.00256" office:value-type="float" office:value="1998.00067100905" calcext:value-type="float">
            <text:p>1998</text:p>
          </table:table-cell>
          <table:table-cell/>
          <table:table-cell table:formula="of:=[.Q1003]+1" office:value-type="float" office:value="2998" calcext:value-type="float">
            <text:p>2998</text:p>
          </table:table-cell>
          <table:table-cell table:formula="of:=76320*EXP(0.00189*([.$Q1004]-[.$Q$7]))" office:value-type="float" office:value="502333.894531227" calcext:value-type="float">
            <text:p>502,334</text:p>
          </table:table-cell>
          <table:table-cell table:formula="of:=LN([.$R1004]/1738.539)/0.00189" office:value-type="float" office:value="2997.99995862109" calcext:value-type="float">
            <text:p>2997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1004]+1" office:value-type="float" office:value="1999" calcext:value-type="float">
            <text:p>1999</text:p>
          </table:table-cell>
          <table:table-cell table:formula="of:=5890*EXP(0.00256*([.$M1005]-[.$M$7]))" office:value-type="float" office:value="75802.8580940318" calcext:value-type="float">
            <text:p>75,803</text:p>
          </table:table-cell>
          <table:table-cell table:formula="of:=LN([.$N1005]/454.16)/0.00256" office:value-type="float" office:value="1999.00067100905" calcext:value-type="float">
            <text:p>1999</text:p>
          </table:table-cell>
          <table:table-cell/>
          <table:table-cell table:formula="of:=[.Q1004]+1" office:value-type="float" office:value="2999" calcext:value-type="float">
            <text:p>2999</text:p>
          </table:table-cell>
          <table:table-cell table:formula="of:=76320*EXP(0.00189*([.$Q1005]-[.$Q$7]))" office:value-type="float" office:value="503284.203350842" calcext:value-type="float">
            <text:p>503,284</text:p>
          </table:table-cell>
          <table:table-cell table:formula="of:=LN([.$R1005]/1738.539)/0.00189" office:value-type="float" office:value="2998.99995862109" calcext:value-type="float">
            <text:p>2998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M1005]+1" office:value-type="float" office:value="2000" calcext:value-type="float">
            <text:p>2000</text:p>
          </table:table-cell>
          <table:table-cell table:formula="of:=5890*EXP(0.00256*([.$M1006]-[.$M$7]))" office:value-type="float" office:value="75997.1620136538" calcext:value-type="float">
            <text:p>75,997</text:p>
          </table:table-cell>
          <table:table-cell table:formula="of:=LN([.$N1006]/454.16)/0.00256" office:value-type="float" office:value="2000.00067100905" calcext:value-type="float">
            <text:p>2000</text:p>
          </table:table-cell>
          <table:table-cell/>
          <table:table-cell table:formula="of:=[.Q1005]+1" office:value-type="float" office:value="3000" calcext:value-type="float">
            <text:p>3000</text:p>
          </table:table-cell>
          <table:table-cell table:formula="of:=76320*EXP(0.00189*([.$Q1006]-[.$Q$7]))" office:value-type="float" office:value="504236.309952495" calcext:value-type="float">
            <text:p>504,236</text:p>
          </table:table-cell>
          <table:table-cell table:formula="of:=LN([.$R1006]/1738.539)/0.00189" office:value-type="float" office:value="2999.99995862109" calcext:value-type="float">
            <text:p>2999.99995862109</text:p>
          </table:table-cell>
          <table:table-cell table:number-columns-repeated="16365"/>
        </table:table-row>
        <table:table-row table:style-name="ro1">
          <table:table-cell table:number-columns-repeated="12"/>
          <table:table-cell office:value-type="string" calcext:value-type="string">
            <text:p>PTU=454.161*exp(0.00256*PU)</text:p>
          </table:table-cell>
          <table:table-cell table:style-name="Default" table:number-columns-repeated="3"/>
          <table:table-cell table:number-columns-repeated="16368"/>
        </table:table-row>
        <table:table-row table:style-name="ro1">
          <table:table-cell table:number-columns-repeated="12"/>
          <table:table-cell office:value-type="string" calcext:value-type="string">
            <text:p>PU=ln(PTU/454.161)/0.00256</text:p>
          </table:table-cell>
          <table:table-cell table:style-name="Default" table:number-columns-repeated="3"/>
          <table:table-cell table:number-columns-repeated="16368"/>
        </table:table-row>
        <table:table-row table:style-name="ro1" table:number-rows-repeated="239">
          <table:table-cell table:number-columns-repeated="13"/>
          <table:table-cell table:style-name="Default" table:number-columns-repeated="3"/>
          <table:table-cell table:number-columns-repeated="16368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 number:grouping="true"/>
    </number:number-style>
    <number:number-style style:name="N153">
      <number:number number:decimal-places="1" number:min-decimal-places="1" number:min-integer-digits="1" number:grouping="true"/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decimal-places="3" number:min-decimal-places="3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6" number:min-decimal-places="6" number:min-integer-digits="1"/>
    </number:number-style>
    <number:number-style style:name="N158">
      <number:number number:decimal-places="5" number:min-decimal-places="5" number:min-integer-digits="1"/>
    </number:number-style>
    <number:number-style style:name="N159">
      <number:number number:decimal-places="10" number:min-decimal-places="10" number:min-integer-digits="1"/>
    </number:number-style>
    <number:number-style style:name="N160">
      <number:number number:decimal-places="11" number:min-decimal-places="11" number:min-integer-digits="1"/>
    </number:number-style>
    <number:number-style style:name="N161">
      <number:number number:decimal-places="12" number:min-decimal-places="12" number:min-integer-digits="1"/>
    </number:number-style>
    <number:number-style style:name="N162">
      <number:number number:decimal-places="9" number:min-decimal-places="9" number:min-integer-digits="1"/>
    </number:number-style>
    <number:number-style style:name="N163">
      <number:number number:decimal-places="8" number:min-decimal-places="8" number:min-integer-digits="1"/>
    </number:number-style>
    <number:number-style style:name="N164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son Green</meta:initial-creator>
    <meta:creation-date>2024-10-22T13:33:19</meta:creation-date>
    <dc:date>2024-10-22T23:19:02.894752510</dc:date>
    <meta:generator>LibreOffice/24.8.2.1$Linux_X86_64 LibreOffice_project/0f794b6e29741098670a3b95d60478a65d05ef13</meta:generator>
    <meta:editing-duration>PT1H2M23S</meta:editing-duration>
    <meta:editing-cycles>13</meta:editing-cycles>
    <meta:document-statistic meta:table-count="1" meta:cell-count="8514" meta:object-count="4"/>
    <meta:user-defined meta:name="AppVersion">16.0300</meta:user-defined>
    <meta:user-defined meta:name="MSIP_Label_e9d746c0-3369-42be-bf83-6862f3f56ae7_ActionId">454ef0c4-bfde-48b2-aadf-54c800ad9c7e</meta:user-defined>
    <meta:user-defined meta:name="MSIP_Label_e9d746c0-3369-42be-bf83-6862f3f56ae7_ContentBits">0</meta:user-defined>
    <meta:user-defined meta:name="MSIP_Label_e9d746c0-3369-42be-bf83-6862f3f56ae7_Enabled">true</meta:user-defined>
    <meta:user-defined meta:name="MSIP_Label_e9d746c0-3369-42be-bf83-6862f3f56ae7_Method" meta:value-type="string">Standard</meta:user-defined>
    <meta:user-defined meta:name="MSIP_Label_e9d746c0-3369-42be-bf83-6862f3f56ae7_Name" meta:value-type="string">Fluor General</meta:user-defined>
    <meta:user-defined meta:name="MSIP_Label_e9d746c0-3369-42be-bf83-6862f3f56ae7_SetDate" meta:value-type="string">2024-10-22T13:38:23Z</meta:user-defined>
    <meta:user-defined meta:name="MSIP_Label_e9d746c0-3369-42be-bf83-6862f3f56ae7_SiteId" meta:value-type="string">75864cfe-f26d-419c-b69d-c638695b5533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85cm" svg:height="11.006cm" xlink:href=".." xlink:type="simple" chart:class="chart:scatter" chart:style-name="ch1">
        <chart:legend chart:legend-position="end" svg:x="14.666cm" svg:y="4.955cm" style:legend-expansion="high" chart:style-name="ch2"/>
        <chart:plot-area chart:style-name="ch3" table:cell-range-address="pu_ptu.I7:pu_ptu.J506" svg:x="0.391cm" svg:y="0.22cm" svg:width="13.884cm" svg:height="10.566cm">
          <chart:coordinate-region svg:x="1.407cm" svg:y="0.419cm" svg:width="12.484cm" svg:height="9.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u_ptu.J7:pu_ptu.J506" chart:class="chart:scatter">
            <chart:domain table:cell-range-address="pu_ptu.I7:pu_ptu.I506"/>
            <chart:regression-curve chart:style-name="ch8">
              <chart:equation chart:display-equation="true" chart:display-r-square="true"/>
            </chart:regression-curve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pu_ptu.I7:pu_ptu.I506</svg:desc>
                </draw:g>
              </table:table-cell>
              <table:table-cell office:value-type="float" office:value="830">
                <text:p>830</text:p>
                <draw:g>
                  <svg:desc>pu_ptu.J7:pu_ptu.J5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2">
                <text:p>502</text:p>
              </table:table-cell>
              <table:table-cell office:value-type="float" office:value="833.259985396859">
                <text:p>833.259985396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3">
                <text:p>503</text:p>
              </table:table-cell>
              <table:table-cell office:value-type="float" office:value="836.532775016354">
                <text:p>836.532775016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4">
                <text:p>504</text:p>
              </table:table-cell>
              <table:table-cell office:value-type="float" office:value="839.818419149543">
                <text:p>839.818419149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5">
                <text:p>505</text:p>
              </table:table-cell>
              <table:table-cell office:value-type="float" office:value="843.116968285014">
                <text:p>843.116968285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6">
                <text:p>506</text:p>
              </table:table-cell>
              <table:table-cell office:value-type="float" office:value="846.428473109656">
                <text:p>846.428473109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7">
                <text:p>507</text:p>
              </table:table-cell>
              <table:table-cell office:value-type="float" office:value="849.752984509443">
                <text:p>849.752984509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8">
                <text:p>508</text:p>
              </table:table-cell>
              <table:table-cell office:value-type="float" office:value="853.090553570212">
                <text:p>853.090553570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9">
                <text:p>509</text:p>
              </table:table-cell>
              <table:table-cell office:value-type="float" office:value="856.441231578449">
                <text:p>856.441231578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9.80507002208">
                <text:p>859.80507002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1">
                <text:p>511</text:p>
              </table:table-cell>
              <table:table-cell office:value-type="float" office:value="863.182120591258">
                <text:p>863.182120591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">
                <text:p>512</text:p>
              </table:table-cell>
              <table:table-cell office:value-type="float" office:value="866.572435179158">
                <text:p>866.572435179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3">
                <text:p>513</text:p>
              </table:table-cell>
              <table:table-cell office:value-type="float" office:value="869.976065882778">
                <text:p>869.976065882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4">
                <text:p>514</text:p>
              </table:table-cell>
              <table:table-cell office:value-type="float" office:value="873.393065003735">
                <text:p>873.393065003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5">
                <text:p>515</text:p>
              </table:table-cell>
              <table:table-cell office:value-type="float" office:value="876.823485049073">
                <text:p>876.823485049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6">
                <text:p>516</text:p>
              </table:table-cell>
              <table:table-cell office:value-type="float" office:value="880.267378732064">
                <text:p>880.267378732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7">
                <text:p>517</text:p>
              </table:table-cell>
              <table:table-cell office:value-type="float" office:value="883.724798973026">
                <text:p>883.724798973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8">
                <text:p>518</text:p>
              </table:table-cell>
              <table:table-cell office:value-type="float" office:value="887.195798900127">
                <text:p>887.195798900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9">
                <text:p>519</text:p>
              </table:table-cell>
              <table:table-cell office:value-type="float" office:value="890.68043185021">
                <text:p>890.68043185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894.178751369607">
                <text:p>894.178751369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1">
                <text:p>521</text:p>
              </table:table-cell>
              <table:table-cell office:value-type="float" office:value="897.690811214964">
                <text:p>897.690811214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2">
                <text:p>522</text:p>
              </table:table-cell>
              <table:table-cell office:value-type="float" office:value="901.216665354067">
                <text:p>901.216665354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3">
                <text:p>523</text:p>
              </table:table-cell>
              <table:table-cell office:value-type="float" office:value="904.75636796667">
                <text:p>904.7563679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4">
                <text:p>524</text:p>
              </table:table-cell>
              <table:table-cell office:value-type="float" office:value="908.309973445328">
                <text:p>908.309973445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911.877536396236">
                <text:p>911.877536396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6">
                <text:p>526</text:p>
              </table:table-cell>
              <table:table-cell office:value-type="float" office:value="915.459111640062">
                <text:p>915.459111640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7">
                <text:p>527</text:p>
              </table:table-cell>
              <table:table-cell office:value-type="float" office:value="919.054754212794">
                <text:p>919.0547542127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8">
                <text:p>528</text:p>
              </table:table-cell>
              <table:table-cell office:value-type="float" office:value="922.664519366586">
                <text:p>922.6645193665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9">
                <text:p>529</text:p>
              </table:table-cell>
              <table:table-cell office:value-type="float" office:value="926.288462570604">
                <text:p>926.288462570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0">
                <text:p>530</text:p>
              </table:table-cell>
              <table:table-cell office:value-type="float" office:value="929.92663951188">
                <text:p>929.926639511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1">
                <text:p>531</text:p>
              </table:table-cell>
              <table:table-cell office:value-type="float" office:value="933.579106096168">
                <text:p>933.579106096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2">
                <text:p>532</text:p>
              </table:table-cell>
              <table:table-cell office:value-type="float" office:value="937.245918448802">
                <text:p>937.245918448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3">
                <text:p>533</text:p>
              </table:table-cell>
              <table:table-cell office:value-type="float" office:value="940.92713291556">
                <text:p>940.92713291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4">
                <text:p>534</text:p>
              </table:table-cell>
              <table:table-cell office:value-type="float" office:value="944.622806063527">
                <text:p>944.622806063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5">
                <text:p>535</text:p>
              </table:table-cell>
              <table:table-cell office:value-type="float" office:value="948.332994681969">
                <text:p>948.332994681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6">
                <text:p>536</text:p>
              </table:table-cell>
              <table:table-cell office:value-type="float" office:value="952.057755783201">
                <text:p>952.057755783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7">
                <text:p>537</text:p>
              </table:table-cell>
              <table:table-cell office:value-type="float" office:value="955.797146603466">
                <text:p>955.797146603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8">
                <text:p>538</text:p>
              </table:table-cell>
              <table:table-cell office:value-type="float" office:value="959.551224603811">
                <text:p>959.551224603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9">
                <text:p>539</text:p>
              </table:table-cell>
              <table:table-cell office:value-type="float" office:value="963.320047470976">
                <text:p>963.3200474709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">
                <text:p>540</text:p>
              </table:table-cell>
              <table:table-cell office:value-type="float" office:value="967.103673118273">
                <text:p>967.103673118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1">
                <text:p>541</text:p>
              </table:table-cell>
              <table:table-cell office:value-type="float" office:value="970.902159686483">
                <text:p>970.902159686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2">
                <text:p>542</text:p>
              </table:table-cell>
              <table:table-cell office:value-type="float" office:value="974.715565544744">
                <text:p>974.715565544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3">
                <text:p>543</text:p>
              </table:table-cell>
              <table:table-cell office:value-type="float" office:value="978.543949291451">
                <text:p>978.543949291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4">
                <text:p>544</text:p>
              </table:table-cell>
              <table:table-cell office:value-type="float" office:value="982.387369755156">
                <text:p>982.387369755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5">
                <text:p>545</text:p>
              </table:table-cell>
              <table:table-cell office:value-type="float" office:value="986.24588599547">
                <text:p>986.24588599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6">
                <text:p>546</text:p>
              </table:table-cell>
              <table:table-cell office:value-type="float" office:value="990.119557303973">
                <text:p>990.119557303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7">
                <text:p>547</text:p>
              </table:table-cell>
              <table:table-cell office:value-type="float" office:value="994.008443205124">
                <text:p>994.008443205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8">
                <text:p>548</text:p>
              </table:table-cell>
              <table:table-cell office:value-type="float" office:value="997.912603457176">
                <text:p>997.912603457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9">
                <text:p>549</text:p>
              </table:table-cell>
              <table:table-cell office:value-type="float" office:value="1001.83209805309">
                <text:p>1001.832098053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">
                <text:p>550</text:p>
              </table:table-cell>
              <table:table-cell office:value-type="float" office:value="1005.76698722148">
                <text:p>1005.76698722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">
                <text:p>551</text:p>
              </table:table-cell>
              <table:table-cell office:value-type="float" office:value="1009.71733142748">
                <text:p>1009.71733142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2">
                <text:p>552</text:p>
              </table:table-cell>
              <table:table-cell office:value-type="float" office:value="1013.68319137376">
                <text:p>1013.68319137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3">
                <text:p>553</text:p>
              </table:table-cell>
              <table:table-cell office:value-type="float" office:value="1017.66462800137">
                <text:p>1017.66462800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4">
                <text:p>554</text:p>
              </table:table-cell>
              <table:table-cell office:value-type="float" office:value="1021.66170249075">
                <text:p>1021.66170249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5">
                <text:p>555</text:p>
              </table:table-cell>
              <table:table-cell office:value-type="float" office:value="1025.67447626262">
                <text:p>1025.67447626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6">
                <text:p>556</text:p>
              </table:table-cell>
              <table:table-cell office:value-type="float" office:value="1029.70301097894">
                <text:p>1029.70301097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7">
                <text:p>557</text:p>
              </table:table-cell>
              <table:table-cell office:value-type="float" office:value="1033.74736854387">
                <text:p>1033.747368543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">
                <text:p>558</text:p>
              </table:table-cell>
              <table:table-cell office:value-type="float" office:value="1037.80761110471">
                <text:p>1037.807611104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9">
                <text:p>559</text:p>
              </table:table-cell>
              <table:table-cell office:value-type="float" office:value="1041.88380105284">
                <text:p>1041.88380105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0">
                <text:p>560</text:p>
              </table:table-cell>
              <table:table-cell office:value-type="float" office:value="1045.97600102472">
                <text:p>1045.97600102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1">
                <text:p>561</text:p>
              </table:table-cell>
              <table:table-cell office:value-type="float" office:value="1050.0842739028">
                <text:p>1050.0842739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2">
                <text:p>562</text:p>
              </table:table-cell>
              <table:table-cell office:value-type="float" office:value="1054.20868281652">
                <text:p>1054.208682816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3">
                <text:p>563</text:p>
              </table:table-cell>
              <table:table-cell office:value-type="float" office:value="1058.3492911433">
                <text:p>1058.3492911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4">
                <text:p>564</text:p>
              </table:table-cell>
              <table:table-cell office:value-type="float" office:value="1062.50616250945">
                <text:p>1062.50616250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5">
                <text:p>565</text:p>
              </table:table-cell>
              <table:table-cell office:value-type="float" office:value="1066.6793607912">
                <text:p>1066.6793607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6">
                <text:p>566</text:p>
              </table:table-cell>
              <table:table-cell office:value-type="float" office:value="1070.86895011567">
                <text:p>1070.8689501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7">
                <text:p>567</text:p>
              </table:table-cell>
              <table:table-cell office:value-type="float" office:value="1075.07499486185">
                <text:p>1075.074994861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8">
                <text:p>568</text:p>
              </table:table-cell>
              <table:table-cell office:value-type="float" office:value="1079.29755966158">
                <text:p>1079.29755966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9">
                <text:p>569</text:p>
              </table:table-cell>
              <table:table-cell office:value-type="float" office:value="1083.53670940057">
                <text:p>1083.536709400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0">
                <text:p>570</text:p>
              </table:table-cell>
              <table:table-cell office:value-type="float" office:value="1087.79250921937">
                <text:p>1087.792509219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1">
                <text:p>571</text:p>
              </table:table-cell>
              <table:table-cell office:value-type="float" office:value="1092.06502451439">
                <text:p>1092.06502451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2">
                <text:p>572</text:p>
              </table:table-cell>
              <table:table-cell office:value-type="float" office:value="1096.3543209389">
                <text:p>1096.35432093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3">
                <text:p>573</text:p>
              </table:table-cell>
              <table:table-cell office:value-type="float" office:value="1100.66046440401">
                <text:p>1100.66046440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4">
                <text:p>574</text:p>
              </table:table-cell>
              <table:table-cell office:value-type="float" office:value="1104.98352107974">
                <text:p>1104.98352107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">
                <text:p>575</text:p>
              </table:table-cell>
              <table:table-cell office:value-type="float" office:value="1109.32355739599">
                <text:p>1109.323557395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6">
                <text:p>576</text:p>
              </table:table-cell>
              <table:table-cell office:value-type="float" office:value="1113.68064004359">
                <text:p>1113.68064004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7">
                <text:p>577</text:p>
              </table:table-cell>
              <table:table-cell office:value-type="float" office:value="1118.05483597528">
                <text:p>1118.054835975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8">
                <text:p>578</text:p>
              </table:table-cell>
              <table:table-cell office:value-type="float" office:value="1122.44621240681">
                <text:p>1122.446212406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9">
                <text:p>579</text:p>
              </table:table-cell>
              <table:table-cell office:value-type="float" office:value="1126.8548368179">
                <text:p>1126.85483681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0">
                <text:p>580</text:p>
              </table:table-cell>
              <table:table-cell office:value-type="float" office:value="1131.28077695333">
                <text:p>1131.28077695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1">
                <text:p>581</text:p>
              </table:table-cell>
              <table:table-cell office:value-type="float" office:value="1135.72410082395">
                <text:p>1135.72410082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2">
                <text:p>582</text:p>
              </table:table-cell>
              <table:table-cell office:value-type="float" office:value="1140.18487670774">
                <text:p>1140.18487670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3">
                <text:p>583</text:p>
              </table:table-cell>
              <table:table-cell office:value-type="float" office:value="1144.66317315086">
                <text:p>1144.663173150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4">
                <text:p>584</text:p>
              </table:table-cell>
              <table:table-cell office:value-type="float" office:value="1149.15905896868">
                <text:p>1149.159058968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5">
                <text:p>585</text:p>
              </table:table-cell>
              <table:table-cell office:value-type="float" office:value="1153.67260324688">
                <text:p>1153.67260324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6">
                <text:p>586</text:p>
              </table:table-cell>
              <table:table-cell office:value-type="float" office:value="1158.20387534247">
                <text:p>1158.20387534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7">
                <text:p>587</text:p>
              </table:table-cell>
              <table:table-cell office:value-type="float" office:value="1162.75294488488">
                <text:p>1162.752944884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8">
                <text:p>588</text:p>
              </table:table-cell>
              <table:table-cell office:value-type="float" office:value="1167.31988177703">
                <text:p>1167.319881777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9">
                <text:p>589</text:p>
              </table:table-cell>
              <table:table-cell office:value-type="float" office:value="1171.90475619637">
                <text:p>1171.904756196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0">
                <text:p>590</text:p>
              </table:table-cell>
              <table:table-cell office:value-type="float" office:value="1176.50763859602">
                <text:p>1176.50763859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1">
                <text:p>591</text:p>
              </table:table-cell>
              <table:table-cell office:value-type="float" office:value="1181.1285997058">
                <text:p>1181.12859970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2">
                <text:p>592</text:p>
              </table:table-cell>
              <table:table-cell office:value-type="float" office:value="1185.76771053334">
                <text:p>1185.76771053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3">
                <text:p>593</text:p>
              </table:table-cell>
              <table:table-cell office:value-type="float" office:value="1190.42504236515">
                <text:p>1190.42504236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4">
                <text:p>594</text:p>
              </table:table-cell>
              <table:table-cell office:value-type="float" office:value="1195.10066676776">
                <text:p>1195.100666767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5">
                <text:p>595</text:p>
              </table:table-cell>
              <table:table-cell office:value-type="float" office:value="1199.79465558877">
                <text:p>1199.794655588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6">
                <text:p>596</text:p>
              </table:table-cell>
              <table:table-cell office:value-type="float" office:value="1204.50708095799">
                <text:p>1204.507080957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7">
                <text:p>597</text:p>
              </table:table-cell>
              <table:table-cell office:value-type="float" office:value="1209.23801528851">
                <text:p>1209.238015288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8">
                <text:p>598</text:p>
              </table:table-cell>
              <table:table-cell office:value-type="float" office:value="1213.98753127787">
                <text:p>1213.987531277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9">
                <text:p>599</text:p>
              </table:table-cell>
              <table:table-cell office:value-type="float" office:value="1218.75570190912">
                <text:p>1218.75570190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0">
                <text:p>600</text:p>
              </table:table-cell>
              <table:table-cell office:value-type="float" office:value="1223.54260045196">
                <text:p>1223.542600451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1">
                <text:p>601</text:p>
              </table:table-cell>
              <table:table-cell office:value-type="float" office:value="1228.3483004639">
                <text:p>1228.34830046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2">
                <text:p>602</text:p>
              </table:table-cell>
              <table:table-cell office:value-type="float" office:value="1233.17287579133">
                <text:p>1233.172875791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3">
                <text:p>603</text:p>
              </table:table-cell>
              <table:table-cell office:value-type="float" office:value="1238.01640057071">
                <text:p>1238.016400570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4">
                <text:p>604</text:p>
              </table:table-cell>
              <table:table-cell office:value-type="float" office:value="1242.87894922966">
                <text:p>1242.878949229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5">
                <text:p>605</text:p>
              </table:table-cell>
              <table:table-cell office:value-type="float" office:value="1247.76059648816">
                <text:p>1247.760596488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6">
                <text:p>606</text:p>
              </table:table-cell>
              <table:table-cell office:value-type="float" office:value="1252.66141735964">
                <text:p>1252.661417359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7">
                <text:p>607</text:p>
              </table:table-cell>
              <table:table-cell office:value-type="float" office:value="1257.58148715217">
                <text:p>1257.581487152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8">
                <text:p>608</text:p>
              </table:table-cell>
              <table:table-cell office:value-type="float" office:value="1262.52088146961">
                <text:p>1262.520881469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9">
                <text:p>609</text:p>
              </table:table-cell>
              <table:table-cell office:value-type="float" office:value="1267.47967621277">
                <text:p>1267.479676212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0">
                <text:p>610</text:p>
              </table:table-cell>
              <table:table-cell office:value-type="float" office:value="1272.45794758056">
                <text:p>1272.457947580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1">
                <text:p>611</text:p>
              </table:table-cell>
              <table:table-cell office:value-type="float" office:value="1277.4557720712">
                <text:p>1277.45577207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2">
                <text:p>612</text:p>
              </table:table-cell>
              <table:table-cell office:value-type="float" office:value="1282.47322648335">
                <text:p>1282.47322648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3">
                <text:p>613</text:p>
              </table:table-cell>
              <table:table-cell office:value-type="float" office:value="1287.51038791732">
                <text:p>1287.510387917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4">
                <text:p>614</text:p>
              </table:table-cell>
              <table:table-cell office:value-type="float" office:value="1292.56733377626">
                <text:p>1292.567333776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5">
                <text:p>615</text:p>
              </table:table-cell>
              <table:table-cell office:value-type="float" office:value="1297.6441417673">
                <text:p>1297.64414176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6">
                <text:p>616</text:p>
              </table:table-cell>
              <table:table-cell office:value-type="float" office:value="1302.74088990282">
                <text:p>1302.740889902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7">
                <text:p>617</text:p>
              </table:table-cell>
              <table:table-cell office:value-type="float" office:value="1307.85765650159">
                <text:p>1307.857656501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8">
                <text:p>618</text:p>
              </table:table-cell>
              <table:table-cell office:value-type="float" office:value="1312.99452018998">
                <text:p>1312.994520189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9">
                <text:p>619</text:p>
              </table:table-cell>
              <table:table-cell office:value-type="float" office:value="1318.1515599032">
                <text:p>1318.1515599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0">
                <text:p>620</text:p>
              </table:table-cell>
              <table:table-cell office:value-type="float" office:value="1323.32885488649">
                <text:p>1323.328854886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1">
                <text:p>621</text:p>
              </table:table-cell>
              <table:table-cell office:value-type="float" office:value="1328.52648469634">
                <text:p>1328.526484696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2">
                <text:p>622</text:p>
              </table:table-cell>
              <table:table-cell office:value-type="float" office:value="1333.7445292017">
                <text:p>1333.74452920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3">
                <text:p>623</text:p>
              </table:table-cell>
              <table:table-cell office:value-type="float" office:value="1338.98306858524">
                <text:p>1338.983068585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4">
                <text:p>624</text:p>
              </table:table-cell>
              <table:table-cell office:value-type="float" office:value="1344.24218334455">
                <text:p>1344.242183344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1349.5219542934">
                <text:p>1349.52195429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6">
                <text:p>626</text:p>
              </table:table-cell>
              <table:table-cell office:value-type="float" office:value="1354.82246256296">
                <text:p>1354.82246256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7">
                <text:p>627</text:p>
              </table:table-cell>
              <table:table-cell office:value-type="float" office:value="1360.14378960308">
                <text:p>1360.14378960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8">
                <text:p>628</text:p>
              </table:table-cell>
              <table:table-cell office:value-type="float" office:value="1365.48601718348">
                <text:p>1365.486017183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9">
                <text:p>629</text:p>
              </table:table-cell>
              <table:table-cell office:value-type="float" office:value="1370.84922739508">
                <text:p>1370.849227395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0">
                <text:p>630</text:p>
              </table:table-cell>
              <table:table-cell office:value-type="float" office:value="1376.23350265123">
                <text:p>1376.23350265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1">
                <text:p>631</text:p>
              </table:table-cell>
              <table:table-cell office:value-type="float" office:value="1381.63892568896">
                <text:p>1381.638925688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2">
                <text:p>632</text:p>
              </table:table-cell>
              <table:table-cell office:value-type="float" office:value="1387.06557957026">
                <text:p>1387.06557957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3">
                <text:p>633</text:p>
              </table:table-cell>
              <table:table-cell office:value-type="float" office:value="1392.51354768337">
                <text:p>1392.513547683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4">
                <text:p>634</text:p>
              </table:table-cell>
              <table:table-cell office:value-type="float" office:value="1397.98291374406">
                <text:p>1397.982913744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35">
                <text:p>635</text:p>
              </table:table-cell>
              <table:table-cell office:value-type="float" office:value="1403.47376179691">
                <text:p>1403.473761796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6">
                <text:p>636</text:p>
              </table:table-cell>
              <table:table-cell office:value-type="float" office:value="1408.98617621659">
                <text:p>1408.986176216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7">
                <text:p>637</text:p>
              </table:table-cell>
              <table:table-cell office:value-type="float" office:value="1414.52024170917">
                <text:p>1414.520241709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8">
                <text:p>638</text:p>
              </table:table-cell>
              <table:table-cell office:value-type="float" office:value="1420.07604331343">
                <text:p>1420.076043313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9">
                <text:p>639</text:p>
              </table:table-cell>
              <table:table-cell office:value-type="float" office:value="1425.65366640214">
                <text:p>1425.653666402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0">
                <text:p>640</text:p>
              </table:table-cell>
              <table:table-cell office:value-type="float" office:value="1431.2531966834">
                <text:p>1431.25319668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1">
                <text:p>641</text:p>
              </table:table-cell>
              <table:table-cell office:value-type="float" office:value="1436.87472020195">
                <text:p>1436.87472020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42">
                <text:p>642</text:p>
              </table:table-cell>
              <table:table-cell office:value-type="float" office:value="1442.51832334048">
                <text:p>1442.518323340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3">
                <text:p>643</text:p>
              </table:table-cell>
              <table:table-cell office:value-type="float" office:value="1448.18409282095">
                <text:p>1448.18409282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4">
                <text:p>644</text:p>
              </table:table-cell>
              <table:table-cell office:value-type="float" office:value="1453.87211570596">
                <text:p>1453.872115705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5">
                <text:p>645</text:p>
              </table:table-cell>
              <table:table-cell office:value-type="float" office:value="1459.58247940006">
                <text:p>1459.582479400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6">
                <text:p>646</text:p>
              </table:table-cell>
              <table:table-cell office:value-type="float" office:value="1465.31527165109">
                <text:p>1465.315271651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7">
                <text:p>647</text:p>
              </table:table-cell>
              <table:table-cell office:value-type="float" office:value="1471.07058055154">
                <text:p>1471.07058055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48">
                <text:p>648</text:p>
              </table:table-cell>
              <table:table-cell office:value-type="float" office:value="1476.84849453991">
                <text:p>1476.84849453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49">
                <text:p>649</text:p>
              </table:table-cell>
              <table:table-cell office:value-type="float" office:value="1482.64910240205">
                <text:p>1482.649102402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0">
                <text:p>650</text:p>
              </table:table-cell>
              <table:table-cell office:value-type="float" office:value="1488.47249327253">
                <text:p>1488.472493272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51">
                <text:p>651</text:p>
              </table:table-cell>
              <table:table-cell office:value-type="float" office:value="1494.31875663601">
                <text:p>1494.318756636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52">
                <text:p>652</text:p>
              </table:table-cell>
              <table:table-cell office:value-type="float" office:value="1500.18798232865">
                <text:p>1500.187982328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3">
                <text:p>653</text:p>
              </table:table-cell>
              <table:table-cell office:value-type="float" office:value="1506.08026053941">
                <text:p>1506.080260539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4">
                <text:p>654</text:p>
              </table:table-cell>
              <table:table-cell office:value-type="float" office:value="1511.99568181153">
                <text:p>1511.99568181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5">
                <text:p>655</text:p>
              </table:table-cell>
              <table:table-cell office:value-type="float" office:value="1517.93433704384">
                <text:p>1517.934337043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6">
                <text:p>656</text:p>
              </table:table-cell>
              <table:table-cell office:value-type="float" office:value="1523.89631749222">
                <text:p>1523.89631749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57">
                <text:p>657</text:p>
              </table:table-cell>
              <table:table-cell office:value-type="float" office:value="1529.88171477096">
                <text:p>1529.881714770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8">
                <text:p>658</text:p>
              </table:table-cell>
              <table:table-cell office:value-type="float" office:value="1535.89062085418">
                <text:p>1535.890620854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9">
                <text:p>659</text:p>
              </table:table-cell>
              <table:table-cell office:value-type="float" office:value="1541.92312807726">
                <text:p>1541.92312807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0">
                <text:p>660</text:p>
              </table:table-cell>
              <table:table-cell office:value-type="float" office:value="1547.97932913824">
                <text:p>1547.979329138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1">
                <text:p>661</text:p>
              </table:table-cell>
              <table:table-cell office:value-type="float" office:value="1554.05931709924">
                <text:p>1554.05931709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2">
                <text:p>662</text:p>
              </table:table-cell>
              <table:table-cell office:value-type="float" office:value="1560.16318538791">
                <text:p>1560.163185387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3">
                <text:p>663</text:p>
              </table:table-cell>
              <table:table-cell office:value-type="float" office:value="1566.29102779885">
                <text:p>1566.291027798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">
                <text:p>664</text:p>
              </table:table-cell>
              <table:table-cell office:value-type="float" office:value="1572.44293849506">
                <text:p>1572.442938495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5">
                <text:p>665</text:p>
              </table:table-cell>
              <table:table-cell office:value-type="float" office:value="1578.61901200938">
                <text:p>1578.61901200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6">
                <text:p>666</text:p>
              </table:table-cell>
              <table:table-cell office:value-type="float" office:value="1584.81934324595">
                <text:p>1584.819343245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7">
                <text:p>667</text:p>
              </table:table-cell>
              <table:table-cell office:value-type="float" office:value="1591.04402748167">
                <text:p>1591.044027481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8">
                <text:p>668</text:p>
              </table:table-cell>
              <table:table-cell office:value-type="float" office:value="1597.29316036763">
                <text:p>1597.293160367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9">
                <text:p>669</text:p>
              </table:table-cell>
              <table:table-cell office:value-type="float" office:value="1603.56683793064">
                <text:p>1603.566837930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70">
                <text:p>670</text:p>
              </table:table-cell>
              <table:table-cell office:value-type="float" office:value="1609.86515657467">
                <text:p>1609.865156574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71">
                <text:p>671</text:p>
              </table:table-cell>
              <table:table-cell office:value-type="float" office:value="1616.18821308231">
                <text:p>1616.18821308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2">
                <text:p>672</text:p>
              </table:table-cell>
              <table:table-cell office:value-type="float" office:value="1622.53610461632">
                <text:p>1622.536104616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3">
                <text:p>673</text:p>
              </table:table-cell>
              <table:table-cell office:value-type="float" office:value="1628.90892872105">
                <text:p>1628.908928721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4">
                <text:p>674</text:p>
              </table:table-cell>
              <table:table-cell office:value-type="float" office:value="1635.30678332399">
                <text:p>1635.306783323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5">
                <text:p>675</text:p>
              </table:table-cell>
              <table:table-cell office:value-type="float" office:value="1641.72976673727">
                <text:p>1641.729766737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76">
                <text:p>676</text:p>
              </table:table-cell>
              <table:table-cell office:value-type="float" office:value="1648.17797765914">
                <text:p>1648.177977659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7">
                <text:p>677</text:p>
              </table:table-cell>
              <table:table-cell office:value-type="float" office:value="1654.65151517552">
                <text:p>1654.651515175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8">
                <text:p>678</text:p>
              </table:table-cell>
              <table:table-cell office:value-type="float" office:value="1661.1504787615">
                <text:p>1661.15047876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9">
                <text:p>679</text:p>
              </table:table-cell>
              <table:table-cell office:value-type="float" office:value="1667.67496828288">
                <text:p>1667.674968282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0">
                <text:p>680</text:p>
              </table:table-cell>
              <table:table-cell office:value-type="float" office:value="1674.22508399771">
                <text:p>1674.225083997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81">
                <text:p>681</text:p>
              </table:table-cell>
              <table:table-cell office:value-type="float" office:value="1680.80092655782">
                <text:p>1680.800926557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82">
                <text:p>682</text:p>
              </table:table-cell>
              <table:table-cell office:value-type="float" office:value="1687.40259701035">
                <text:p>1687.40259701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83">
                <text:p>683</text:p>
              </table:table-cell>
              <table:table-cell office:value-type="float" office:value="1694.03019679936">
                <text:p>1694.030196799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4">
                <text:p>684</text:p>
              </table:table-cell>
              <table:table-cell office:value-type="float" office:value="1700.68382776732">
                <text:p>1700.683827767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85">
                <text:p>685</text:p>
              </table:table-cell>
              <table:table-cell office:value-type="float" office:value="1707.36359215671">
                <text:p>1707.363592156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86">
                <text:p>686</text:p>
              </table:table-cell>
              <table:table-cell office:value-type="float" office:value="1714.0695926116">
                <text:p>1714.0695926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7">
                <text:p>687</text:p>
              </table:table-cell>
              <table:table-cell office:value-type="float" office:value="1720.80193217921">
                <text:p>1720.80193217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88">
                <text:p>688</text:p>
              </table:table-cell>
              <table:table-cell office:value-type="float" office:value="1727.56071431148">
                <text:p>1727.560714311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89">
                <text:p>689</text:p>
              </table:table-cell>
              <table:table-cell office:value-type="float" office:value="1734.34604286672">
                <text:p>1734.346042866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90">
                <text:p>690</text:p>
              </table:table-cell>
              <table:table-cell office:value-type="float" office:value="1741.15802211111">
                <text:p>1741.15802211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91">
                <text:p>691</text:p>
              </table:table-cell>
              <table:table-cell office:value-type="float" office:value="1747.99675672039">
                <text:p>1747.996756720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2">
                <text:p>692</text:p>
              </table:table-cell>
              <table:table-cell office:value-type="float" office:value="1754.86235178144">
                <text:p>1754.862351781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3">
                <text:p>693</text:p>
              </table:table-cell>
              <table:table-cell office:value-type="float" office:value="1761.75491279385">
                <text:p>1761.75491279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94">
                <text:p>694</text:p>
              </table:table-cell>
              <table:table-cell office:value-type="float" office:value="1768.67454567163">
                <text:p>1768.674545671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5">
                <text:p>695</text:p>
              </table:table-cell>
              <table:table-cell office:value-type="float" office:value="1775.62135674474">
                <text:p>1775.621356744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96">
                <text:p>696</text:p>
              </table:table-cell>
              <table:table-cell office:value-type="float" office:value="1782.59545276081">
                <text:p>1782.595452760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97">
                <text:p>697</text:p>
              </table:table-cell>
              <table:table-cell office:value-type="float" office:value="1789.59694088672">
                <text:p>1789.596940886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98">
                <text:p>698</text:p>
              </table:table-cell>
              <table:table-cell office:value-type="float" office:value="1796.62592871028">
                <text:p>1796.625928710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9">
                <text:p>699</text:p>
              </table:table-cell>
              <table:table-cell office:value-type="float" office:value="1803.68252424187">
                <text:p>1803.68252424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0">
                <text:p>700</text:p>
              </table:table-cell>
              <table:table-cell office:value-type="float" office:value="1810.76683591608">
                <text:p>1810.766835916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1">
                <text:p>701</text:p>
              </table:table-cell>
              <table:table-cell office:value-type="float" office:value="1817.87897259343">
                <text:p>1817.878972593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2">
                <text:p>702</text:p>
              </table:table-cell>
              <table:table-cell office:value-type="float" office:value="1825.019043562">
                <text:p>1825.0190435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3">
                <text:p>703</text:p>
              </table:table-cell>
              <table:table-cell office:value-type="float" office:value="1832.18715853911">
                <text:p>1832.187158539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4">
                <text:p>704</text:p>
              </table:table-cell>
              <table:table-cell office:value-type="float" office:value="1839.38342767303">
                <text:p>1839.383427673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5">
                <text:p>705</text:p>
              </table:table-cell>
              <table:table-cell office:value-type="float" office:value="1846.60796154464">
                <text:p>1846.607961544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06">
                <text:p>706</text:p>
              </table:table-cell>
              <table:table-cell office:value-type="float" office:value="1853.86087116917">
                <text:p>1853.860871169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7">
                <text:p>707</text:p>
              </table:table-cell>
              <table:table-cell office:value-type="float" office:value="1861.14226799787">
                <text:p>1861.142267997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8">
                <text:p>708</text:p>
              </table:table-cell>
              <table:table-cell office:value-type="float" office:value="1868.45226391974">
                <text:p>1868.452263919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9">
                <text:p>709</text:p>
              </table:table-cell>
              <table:table-cell office:value-type="float" office:value="1875.79097126324">
                <text:p>1875.79097126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0">
                <text:p>710</text:p>
              </table:table-cell>
              <table:table-cell office:value-type="float" office:value="1883.15850279803">
                <text:p>1883.158502798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1">
                <text:p>711</text:p>
              </table:table-cell>
              <table:table-cell office:value-type="float" office:value="1890.5549717367">
                <text:p>1890.55497173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2">
                <text:p>712</text:p>
              </table:table-cell>
              <table:table-cell office:value-type="float" office:value="1897.98049173648">
                <text:p>1897.980491736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3">
                <text:p>713</text:p>
              </table:table-cell>
              <table:table-cell office:value-type="float" office:value="1905.43517690104">
                <text:p>1905.43517690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14">
                <text:p>714</text:p>
              </table:table-cell>
              <table:table-cell office:value-type="float" office:value="1912.91914178219">
                <text:p>1912.919141782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15">
                <text:p>715</text:p>
              </table:table-cell>
              <table:table-cell office:value-type="float" office:value="1920.43250138169">
                <text:p>1920.432501381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6">
                <text:p>716</text:p>
              </table:table-cell>
              <table:table-cell office:value-type="float" office:value="1927.97537115296">
                <text:p>1927.975371152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17">
                <text:p>717</text:p>
              </table:table-cell>
              <table:table-cell office:value-type="float" office:value="1935.54786700292">
                <text:p>1935.547867002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8">
                <text:p>718</text:p>
              </table:table-cell>
              <table:table-cell office:value-type="float" office:value="1943.1501052937">
                <text:p>1943.15010529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19">
                <text:p>719</text:p>
              </table:table-cell>
              <table:table-cell office:value-type="float" office:value="1950.7822028445">
                <text:p>1950.78220284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0">
                <text:p>720</text:p>
              </table:table-cell>
              <table:table-cell office:value-type="float" office:value="1958.44427693333">
                <text:p>1958.4442769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1">
                <text:p>721</text:p>
              </table:table-cell>
              <table:table-cell office:value-type="float" office:value="1966.13644529883">
                <text:p>1966.136445298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2">
                <text:p>722</text:p>
              </table:table-cell>
              <table:table-cell office:value-type="float" office:value="1973.85882614209">
                <text:p>1973.858826142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3">
                <text:p>723</text:p>
              </table:table-cell>
              <table:table-cell office:value-type="float" office:value="1981.61153812845">
                <text:p>1981.611538128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24">
                <text:p>724</text:p>
              </table:table-cell>
              <table:table-cell office:value-type="float" office:value="1989.39470038935">
                <text:p>1989.394700389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25">
                <text:p>725</text:p>
              </table:table-cell>
              <table:table-cell office:value-type="float" office:value="1997.20843252412">
                <text:p>1997.208432524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6">
                <text:p>726</text:p>
              </table:table-cell>
              <table:table-cell office:value-type="float" office:value="2005.05285460185">
                <text:p>2005.052854601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7">
                <text:p>727</text:p>
              </table:table-cell>
              <table:table-cell office:value-type="float" office:value="2012.92808716321">
                <text:p>2012.928087163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8">
                <text:p>728</text:p>
              </table:table-cell>
              <table:table-cell office:value-type="float" office:value="2020.83425122234">
                <text:p>2020.834251222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9">
                <text:p>729</text:p>
              </table:table-cell>
              <table:table-cell office:value-type="float" office:value="2028.77146826868">
                <text:p>2028.771468268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0">
                <text:p>730</text:p>
              </table:table-cell>
              <table:table-cell office:value-type="float" office:value="2036.73986026882">
                <text:p>2036.739860268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1">
                <text:p>731</text:p>
              </table:table-cell>
              <table:table-cell office:value-type="float" office:value="2044.73954966843">
                <text:p>2044.739549668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2">
                <text:p>732</text:p>
              </table:table-cell>
              <table:table-cell office:value-type="float" office:value="2052.77065939409">
                <text:p>2052.770659394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3">
                <text:p>733</text:p>
              </table:table-cell>
              <table:table-cell office:value-type="float" office:value="2060.83331285521">
                <text:p>2060.833312855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4">
                <text:p>734</text:p>
              </table:table-cell>
              <table:table-cell office:value-type="float" office:value="2068.92763394589">
                <text:p>2068.927633945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5">
                <text:p>735</text:p>
              </table:table-cell>
              <table:table-cell office:value-type="float" office:value="2077.05374704688">
                <text:p>2077.05374704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6">
                <text:p>736</text:p>
              </table:table-cell>
              <table:table-cell office:value-type="float" office:value="2085.21177702744">
                <text:p>2085.211777027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7">
                <text:p>737</text:p>
              </table:table-cell>
              <table:table-cell office:value-type="float" office:value="2093.40184924728">
                <text:p>2093.401849247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8">
                <text:p>738</text:p>
              </table:table-cell>
              <table:table-cell office:value-type="float" office:value="2101.62408955849">
                <text:p>2101.624089558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9">
                <text:p>739</text:p>
              </table:table-cell>
              <table:table-cell office:value-type="float" office:value="2109.87862430746">
                <text:p>2109.878624307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0">
                <text:p>740</text:p>
              </table:table-cell>
              <table:table-cell office:value-type="float" office:value="2118.16558033685">
                <text:p>2118.165580336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1">
                <text:p>741</text:p>
              </table:table-cell>
              <table:table-cell office:value-type="float" office:value="2126.48508498748">
                <text:p>2126.485084987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2">
                <text:p>742</text:p>
              </table:table-cell>
              <table:table-cell office:value-type="float" office:value="2134.83726610037">
                <text:p>2134.837266100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3">
                <text:p>743</text:p>
              </table:table-cell>
              <table:table-cell office:value-type="float" office:value="2143.22225201863">
                <text:p>2143.222252018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4">
                <text:p>744</text:p>
              </table:table-cell>
              <table:table-cell office:value-type="float" office:value="2151.64017158948">
                <text:p>2151.640171589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5">
                <text:p>745</text:p>
              </table:table-cell>
              <table:table-cell office:value-type="float" office:value="2160.0911541662">
                <text:p>2160.09115416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6">
                <text:p>746</text:p>
              </table:table-cell>
              <table:table-cell office:value-type="float" office:value="2168.57532961013">
                <text:p>2168.575329610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7">
                <text:p>747</text:p>
              </table:table-cell>
              <table:table-cell office:value-type="float" office:value="2177.09282829269">
                <text:p>2177.09282829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8">
                <text:p>748</text:p>
              </table:table-cell>
              <table:table-cell office:value-type="float" office:value="2185.64378109731">
                <text:p>2185.643781097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9">
                <text:p>749</text:p>
              </table:table-cell>
              <table:table-cell office:value-type="float" office:value="2194.22831942155">
                <text:p>2194.228319421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0">
                <text:p>750</text:p>
              </table:table-cell>
              <table:table-cell office:value-type="float" office:value="2202.846575179">
                <text:p>2202.8465751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1">
                <text:p>751</text:p>
              </table:table-cell>
              <table:table-cell office:value-type="float" office:value="2211.49868080142">
                <text:p>2211.498680801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52">
                <text:p>752</text:p>
              </table:table-cell>
              <table:table-cell office:value-type="float" office:value="2220.18476924068">
                <text:p>2220.184769240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3">
                <text:p>753</text:p>
              </table:table-cell>
              <table:table-cell office:value-type="float" office:value="2228.90497397086">
                <text:p>2228.904973970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4">
                <text:p>754</text:p>
              </table:table-cell>
              <table:table-cell office:value-type="float" office:value="2237.6594289903">
                <text:p>2237.65942899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5">
                <text:p>755</text:p>
              </table:table-cell>
              <table:table-cell office:value-type="float" office:value="2246.44826882361">
                <text:p>2246.448268823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6">
                <text:p>756</text:p>
              </table:table-cell>
              <table:table-cell office:value-type="float" office:value="2255.27162852381">
                <text:p>2255.271628523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57">
                <text:p>757</text:p>
              </table:table-cell>
              <table:table-cell office:value-type="float" office:value="2264.12964367434">
                <text:p>2264.129643674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58">
                <text:p>758</text:p>
              </table:table-cell>
              <table:table-cell office:value-type="float" office:value="2273.02245039117">
                <text:p>2273.022450391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59">
                <text:p>759</text:p>
              </table:table-cell>
              <table:table-cell office:value-type="float" office:value="2281.95018532492">
                <text:p>2281.950185324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60">
                <text:p>760</text:p>
              </table:table-cell>
              <table:table-cell office:value-type="float" office:value="2290.91298566289">
                <text:p>2290.912985662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61">
                <text:p>761</text:p>
              </table:table-cell>
              <table:table-cell office:value-type="float" office:value="2299.91098913125">
                <text:p>2299.91098913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62">
                <text:p>762</text:p>
              </table:table-cell>
              <table:table-cell office:value-type="float" office:value="2308.94433399708">
                <text:p>2308.944333997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3">
                <text:p>763</text:p>
              </table:table-cell>
              <table:table-cell office:value-type="float" office:value="2318.01315907057">
                <text:p>2318.013159070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64">
                <text:p>764</text:p>
              </table:table-cell>
              <table:table-cell office:value-type="float" office:value="2327.11760370707">
                <text:p>2327.117603707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65">
                <text:p>765</text:p>
              </table:table-cell>
              <table:table-cell office:value-type="float" office:value="2336.25780780931">
                <text:p>2336.257807809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6">
                <text:p>766</text:p>
              </table:table-cell>
              <table:table-cell office:value-type="float" office:value="2345.43391182949">
                <text:p>2345.433911829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67">
                <text:p>767</text:p>
              </table:table-cell>
              <table:table-cell office:value-type="float" office:value="2354.6460567715">
                <text:p>2354.64605677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8">
                <text:p>768</text:p>
              </table:table-cell>
              <table:table-cell office:value-type="float" office:value="2363.894384193">
                <text:p>2363.8943841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9">
                <text:p>769</text:p>
              </table:table-cell>
              <table:table-cell office:value-type="float" office:value="2373.17903620768">
                <text:p>2373.179036207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0">
                <text:p>770</text:p>
              </table:table-cell>
              <table:table-cell office:value-type="float" office:value="2382.5001554874">
                <text:p>2382.50015548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1">
                <text:p>771</text:p>
              </table:table-cell>
              <table:table-cell office:value-type="float" office:value="2391.85788526439">
                <text:p>2391.857885264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72">
                <text:p>772</text:p>
              </table:table-cell>
              <table:table-cell office:value-type="float" office:value="2401.25236933346">
                <text:p>2401.252369333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3">
                <text:p>773</text:p>
              </table:table-cell>
              <table:table-cell office:value-type="float" office:value="2410.68375205418">
                <text:p>2410.683752054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74">
                <text:p>774</text:p>
              </table:table-cell>
              <table:table-cell office:value-type="float" office:value="2420.15217835315">
                <text:p>2420.152178353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5">
                <text:p>775</text:p>
              </table:table-cell>
              <table:table-cell office:value-type="float" office:value="2429.65779372617">
                <text:p>2429.657793726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76">
                <text:p>776</text:p>
              </table:table-cell>
              <table:table-cell office:value-type="float" office:value="2439.20074424052">
                <text:p>2439.200744240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77">
                <text:p>777</text:p>
              </table:table-cell>
              <table:table-cell office:value-type="float" office:value="2448.78117653719">
                <text:p>2448.781176537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8">
                <text:p>778</text:p>
              </table:table-cell>
              <table:table-cell office:value-type="float" office:value="2458.39923783311">
                <text:p>2458.399237833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79">
                <text:p>779</text:p>
              </table:table-cell>
              <table:table-cell office:value-type="float" office:value="2468.05507592345">
                <text:p>2468.05507592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80">
                <text:p>780</text:p>
              </table:table-cell>
              <table:table-cell office:value-type="float" office:value="2477.74883918388">
                <text:p>2477.748839183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81">
                <text:p>781</text:p>
              </table:table-cell>
              <table:table-cell office:value-type="float" office:value="2487.48067657282">
                <text:p>2487.480676572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82">
                <text:p>782</text:p>
              </table:table-cell>
              <table:table-cell office:value-type="float" office:value="2497.25073763378">
                <text:p>2497.250737633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3">
                <text:p>783</text:p>
              </table:table-cell>
              <table:table-cell office:value-type="float" office:value="2507.05917249761">
                <text:p>2507.059172497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84">
                <text:p>784</text:p>
              </table:table-cell>
              <table:table-cell office:value-type="float" office:value="2516.90613188485">
                <text:p>2516.906131884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85">
                <text:p>785</text:p>
              </table:table-cell>
              <table:table-cell office:value-type="float" office:value="2526.79176710799">
                <text:p>2526.791767107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6">
                <text:p>786</text:p>
              </table:table-cell>
              <table:table-cell office:value-type="float" office:value="2536.71623007386">
                <text:p>2536.716230073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7">
                <text:p>787</text:p>
              </table:table-cell>
              <table:table-cell office:value-type="float" office:value="2546.67967328593">
                <text:p>2546.679673285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8">
                <text:p>788</text:p>
              </table:table-cell>
              <table:table-cell office:value-type="float" office:value="2556.68224984664">
                <text:p>2556.682249846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9">
                <text:p>789</text:p>
              </table:table-cell>
              <table:table-cell office:value-type="float" office:value="2566.72411345978">
                <text:p>2566.724113459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90">
                <text:p>790</text:p>
              </table:table-cell>
              <table:table-cell office:value-type="float" office:value="2576.80541843285">
                <text:p>2576.805418432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1">
                <text:p>791</text:p>
              </table:table-cell>
              <table:table-cell office:value-type="float" office:value="2586.9263196794">
                <text:p>2586.92631967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2">
                <text:p>792</text:p>
              </table:table-cell>
              <table:table-cell office:value-type="float" office:value="2597.08697272146">
                <text:p>2597.08697272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93">
                <text:p>793</text:p>
              </table:table-cell>
              <table:table-cell office:value-type="float" office:value="2607.28753369187">
                <text:p>2607.28753369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4">
                <text:p>794</text:p>
              </table:table-cell>
              <table:table-cell office:value-type="float" office:value="2617.52815933675">
                <text:p>2617.528159336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95">
                <text:p>795</text:p>
              </table:table-cell>
              <table:table-cell office:value-type="float" office:value="2627.80900701784">
                <text:p>2627.809007017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96">
                <text:p>796</text:p>
              </table:table-cell>
              <table:table-cell office:value-type="float" office:value="2638.13023471496">
                <text:p>2638.13023471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97">
                <text:p>797</text:p>
              </table:table-cell>
              <table:table-cell office:value-type="float" office:value="2648.49200102844">
                <text:p>2648.492001028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98">
                <text:p>798</text:p>
              </table:table-cell>
              <table:table-cell office:value-type="float" office:value="2658.89446518151">
                <text:p>2658.894465181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99">
                <text:p>799</text:p>
              </table:table-cell>
              <table:table-cell office:value-type="float" office:value="2669.33778702281">
                <text:p>2669.337787022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00">
                <text:p>800</text:p>
              </table:table-cell>
              <table:table-cell office:value-type="float" office:value="2679.82212702881">
                <text:p>2679.822127028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1">
                <text:p>801</text:p>
              </table:table-cell>
              <table:table-cell office:value-type="float" office:value="2690.34764630627">
                <text:p>2690.347646306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02">
                <text:p>802</text:p>
              </table:table-cell>
              <table:table-cell office:value-type="float" office:value="2700.91450659474">
                <text:p>2700.914506594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3">
                <text:p>803</text:p>
              </table:table-cell>
              <table:table-cell office:value-type="float" office:value="2711.52287026904">
                <text:p>2711.522870269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04">
                <text:p>804</text:p>
              </table:table-cell>
              <table:table-cell office:value-type="float" office:value="2722.17290034172">
                <text:p>2722.172900341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05">
                <text:p>805</text:p>
              </table:table-cell>
              <table:table-cell office:value-type="float" office:value="2732.86476046562">
                <text:p>2732.864760465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06">
                <text:p>806</text:p>
              </table:table-cell>
              <table:table-cell office:value-type="float" office:value="2743.59861493635">
                <text:p>2743.598614936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07">
                <text:p>807</text:p>
              </table:table-cell>
              <table:table-cell office:value-type="float" office:value="2754.37462869483">
                <text:p>2754.374628694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08">
                <text:p>808</text:p>
              </table:table-cell>
              <table:table-cell office:value-type="float" office:value="2765.1929673298">
                <text:p>2765.19296732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09">
                <text:p>809</text:p>
              </table:table-cell>
              <table:table-cell office:value-type="float" office:value="2776.05379708039">
                <text:p>2776.05379708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10">
                <text:p>810</text:p>
              </table:table-cell>
              <table:table-cell office:value-type="float" office:value="2786.95728483868">
                <text:p>2786.957284838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11">
                <text:p>811</text:p>
              </table:table-cell>
              <table:table-cell office:value-type="float" office:value="2797.90359815222">
                <text:p>2797.903598152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12">
                <text:p>812</text:p>
              </table:table-cell>
              <table:table-cell office:value-type="float" office:value="2808.89290522667">
                <text:p>2808.89290522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3">
                <text:p>813</text:p>
              </table:table-cell>
              <table:table-cell office:value-type="float" office:value="2819.92537492834">
                <text:p>2819.925374928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14">
                <text:p>814</text:p>
              </table:table-cell>
              <table:table-cell office:value-type="float" office:value="2831.00117678677">
                <text:p>2831.001176786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5">
                <text:p>815</text:p>
              </table:table-cell>
              <table:table-cell office:value-type="float" office:value="2842.12048099739">
                <text:p>2842.120480997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6">
                <text:p>816</text:p>
              </table:table-cell>
              <table:table-cell office:value-type="float" office:value="2853.28345842409">
                <text:p>2853.28345842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">
                <text:p>817</text:p>
              </table:table-cell>
              <table:table-cell office:value-type="float" office:value="2864.49028060188">
                <text:p>2864.490280601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8">
                <text:p>818</text:p>
              </table:table-cell>
              <table:table-cell office:value-type="float" office:value="2875.74111973948">
                <text:p>2875.741119739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19">
                <text:p>819</text:p>
              </table:table-cell>
              <table:table-cell office:value-type="float" office:value="2887.03614872201">
                <text:p>2887.036148722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0">
                <text:p>820</text:p>
              </table:table-cell>
              <table:table-cell office:value-type="float" office:value="2898.37554111362">
                <text:p>2898.375541113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1">
                <text:p>821</text:p>
              </table:table-cell>
              <table:table-cell office:value-type="float" office:value="2909.75947116018">
                <text:p>2909.759471160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22">
                <text:p>822</text:p>
              </table:table-cell>
              <table:table-cell office:value-type="float" office:value="2921.18811379193">
                <text:p>2921.188113791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3">
                <text:p>823</text:p>
              </table:table-cell>
              <table:table-cell office:value-type="float" office:value="2932.66164462619">
                <text:p>2932.661644626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24">
                <text:p>824</text:p>
              </table:table-cell>
              <table:table-cell office:value-type="float" office:value="2944.18023997006">
                <text:p>2944.180239970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5">
                <text:p>825</text:p>
              </table:table-cell>
              <table:table-cell office:value-type="float" office:value="2955.7440768231">
                <text:p>2955.74407682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26">
                <text:p>826</text:p>
              </table:table-cell>
              <table:table-cell office:value-type="float" office:value="2967.35333288008">
                <text:p>2967.353332880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7">
                <text:p>827</text:p>
              </table:table-cell>
              <table:table-cell office:value-type="float" office:value="2979.00818653371">
                <text:p>2979.008186533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8">
                <text:p>828</text:p>
              </table:table-cell>
              <table:table-cell office:value-type="float" office:value="2990.70881687735">
                <text:p>2990.70881687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9">
                <text:p>829</text:p>
              </table:table-cell>
              <table:table-cell office:value-type="float" office:value="3002.45540370781">
                <text:p>3002.455403707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0">
                <text:p>830</text:p>
              </table:table-cell>
              <table:table-cell office:value-type="float" office:value="3014.24812752806">
                <text:p>3014.248127528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1">
                <text:p>831</text:p>
              </table:table-cell>
              <table:table-cell office:value-type="float" office:value="3026.08716955004">
                <text:p>3026.087169550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2">
                <text:p>832</text:p>
              </table:table-cell>
              <table:table-cell office:value-type="float" office:value="3037.97271169746">
                <text:p>3037.972711697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3">
                <text:p>833</text:p>
              </table:table-cell>
              <table:table-cell office:value-type="float" office:value="3049.90493660853">
                <text:p>3049.904936608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4">
                <text:p>834</text:p>
              </table:table-cell>
              <table:table-cell office:value-type="float" office:value="3061.88402763884">
                <text:p>3061.884027638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5">
                <text:p>835</text:p>
              </table:table-cell>
              <table:table-cell office:value-type="float" office:value="3073.91016886411">
                <text:p>3073.910168864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6">
                <text:p>836</text:p>
              </table:table-cell>
              <table:table-cell office:value-type="float" office:value="3085.98354508309">
                <text:p>3085.983545083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37">
                <text:p>837</text:p>
              </table:table-cell>
              <table:table-cell office:value-type="float" office:value="3098.10434182034">
                <text:p>3098.104341820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38">
                <text:p>838</text:p>
              </table:table-cell>
              <table:table-cell office:value-type="float" office:value="3110.27274532911">
                <text:p>3110.272745329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39">
                <text:p>839</text:p>
              </table:table-cell>
              <table:table-cell office:value-type="float" office:value="3122.4889425942">
                <text:p>3122.48894259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40">
                <text:p>840</text:p>
              </table:table-cell>
              <table:table-cell office:value-type="float" office:value="3134.75312133481">
                <text:p>3134.753121334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41">
                <text:p>841</text:p>
              </table:table-cell>
              <table:table-cell office:value-type="float" office:value="3147.06547000747">
                <text:p>3147.065470007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42">
                <text:p>842</text:p>
              </table:table-cell>
              <table:table-cell office:value-type="float" office:value="3159.4261778089">
                <text:p>3159.42617780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3">
                <text:p>843</text:p>
              </table:table-cell>
              <table:table-cell office:value-type="float" office:value="3171.83543467891">
                <text:p>3171.835434678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44">
                <text:p>844</text:p>
              </table:table-cell>
              <table:table-cell office:value-type="float" office:value="3184.29343130336">
                <text:p>3184.293431303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45">
                <text:p>845</text:p>
              </table:table-cell>
              <table:table-cell office:value-type="float" office:value="3196.80035911705">
                <text:p>3196.800359117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46">
                <text:p>846</text:p>
              </table:table-cell>
              <table:table-cell office:value-type="float" office:value="3209.35641030669">
                <text:p>3209.356410306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47">
                <text:p>847</text:p>
              </table:table-cell>
              <table:table-cell office:value-type="float" office:value="3221.96177781381">
                <text:p>3221.961777813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48">
                <text:p>848</text:p>
              </table:table-cell>
              <table:table-cell office:value-type="float" office:value="3234.6166553378">
                <text:p>3234.61665533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49">
                <text:p>849</text:p>
              </table:table-cell>
              <table:table-cell office:value-type="float" office:value="3247.32123733881">
                <text:p>3247.321237338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0">
                <text:p>850</text:p>
              </table:table-cell>
              <table:table-cell office:value-type="float" office:value="3260.07571904078">
                <text:p>3260.075719040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1">
                <text:p>851</text:p>
              </table:table-cell>
              <table:table-cell office:value-type="float" office:value="3272.88029643443">
                <text:p>3272.880296434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2">
                <text:p>852</text:p>
              </table:table-cell>
              <table:table-cell office:value-type="float" office:value="3285.73516628026">
                <text:p>3285.735166280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53">
                <text:p>853</text:p>
              </table:table-cell>
              <table:table-cell office:value-type="float" office:value="3298.64052611161">
                <text:p>3298.640526111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4">
                <text:p>854</text:p>
              </table:table-cell>
              <table:table-cell office:value-type="float" office:value="3311.59657423765">
                <text:p>3311.596574237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55">
                <text:p>855</text:p>
              </table:table-cell>
              <table:table-cell office:value-type="float" office:value="3324.60350974645">
                <text:p>3324.603509746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56">
                <text:p>856</text:p>
              </table:table-cell>
              <table:table-cell office:value-type="float" office:value="3337.66153250804">
                <text:p>3337.661532508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7">
                <text:p>857</text:p>
              </table:table-cell>
              <table:table-cell office:value-type="float" office:value="3350.77084317748">
                <text:p>3350.770843177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58">
                <text:p>858</text:p>
              </table:table-cell>
              <table:table-cell office:value-type="float" office:value="3363.93164319793">
                <text:p>3363.931643197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59">
                <text:p>859</text:p>
              </table:table-cell>
              <table:table-cell office:value-type="float" office:value="3377.14413480378">
                <text:p>3377.144134803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60">
                <text:p>860</text:p>
              </table:table-cell>
              <table:table-cell office:value-type="float" office:value="3390.40852102372">
                <text:p>3390.408521023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61">
                <text:p>861</text:p>
              </table:table-cell>
              <table:table-cell office:value-type="float" office:value="3403.72500568387">
                <text:p>3403.725005683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62">
                <text:p>862</text:p>
              </table:table-cell>
              <table:table-cell office:value-type="float" office:value="3417.09379341092">
                <text:p>3417.093793410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63">
                <text:p>863</text:p>
              </table:table-cell>
              <table:table-cell office:value-type="float" office:value="3430.51508963528">
                <text:p>3430.515089635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4">
                <text:p>864</text:p>
              </table:table-cell>
              <table:table-cell office:value-type="float" office:value="3443.98910059422">
                <text:p>3443.989100594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65">
                <text:p>865</text:p>
              </table:table-cell>
              <table:table-cell office:value-type="float" office:value="3457.51603333503">
                <text:p>3457.516033335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66">
                <text:p>866</text:p>
              </table:table-cell>
              <table:table-cell office:value-type="float" office:value="3471.09609571826">
                <text:p>3471.096095718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67">
                <text:p>867</text:p>
              </table:table-cell>
              <table:table-cell office:value-type="float" office:value="3484.72949642083">
                <text:p>3484.729496420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68">
                <text:p>868</text:p>
              </table:table-cell>
              <table:table-cell office:value-type="float" office:value="3498.41644493931">
                <text:p>3498.416444939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9">
                <text:p>869</text:p>
              </table:table-cell>
              <table:table-cell office:value-type="float" office:value="3512.15715159308">
                <text:p>3512.157151593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0">
                <text:p>870</text:p>
              </table:table-cell>
              <table:table-cell office:value-type="float" office:value="3525.95182752762">
                <text:p>3525.9518275276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71">
                <text:p>871</text:p>
              </table:table-cell>
              <table:table-cell office:value-type="float" office:value="3539.80068471771">
                <text:p>3539.800684717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72">
                <text:p>872</text:p>
              </table:table-cell>
              <table:table-cell office:value-type="float" office:value="3553.70393597068">
                <text:p>3553.703935970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73">
                <text:p>873</text:p>
              </table:table-cell>
              <table:table-cell office:value-type="float" office:value="3567.66179492975">
                <text:p>3567.661794929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74">
                <text:p>874</text:p>
              </table:table-cell>
              <table:table-cell office:value-type="float" office:value="3581.67447607722">
                <text:p>3581.674476077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75">
                <text:p>875</text:p>
              </table:table-cell>
              <table:table-cell office:value-type="float" office:value="3595.74219473784">
                <text:p>3595.742194737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76">
                <text:p>876</text:p>
              </table:table-cell>
              <table:table-cell office:value-type="float" office:value="3609.86516708208">
                <text:p>3609.865167082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77">
                <text:p>877</text:p>
              </table:table-cell>
              <table:table-cell office:value-type="float" office:value="3624.04361012945">
                <text:p>3624.043610129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78">
                <text:p>878</text:p>
              </table:table-cell>
              <table:table-cell office:value-type="float" office:value="3638.27774175186">
                <text:p>3638.277741751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79">
                <text:p>879</text:p>
              </table:table-cell>
              <table:table-cell office:value-type="float" office:value="3652.56778067695">
                <text:p>3652.5677806769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80">
                <text:p>880</text:p>
              </table:table-cell>
              <table:table-cell office:value-type="float" office:value="3666.91394649146">
                <text:p>3666.913946491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81">
                <text:p>881</text:p>
              </table:table-cell>
              <table:table-cell office:value-type="float" office:value="3681.3164596446">
                <text:p>3681.31645964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82">
                <text:p>882</text:p>
              </table:table-cell>
              <table:table-cell office:value-type="float" office:value="3695.77554145141">
                <text:p>3695.775541451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83">
                <text:p>883</text:p>
              </table:table-cell>
              <table:table-cell office:value-type="float" office:value="3710.29141409623">
                <text:p>3710.291414096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4">
                <text:p>884</text:p>
              </table:table-cell>
              <table:table-cell office:value-type="float" office:value="3724.86430063605">
                <text:p>3724.864300636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85">
                <text:p>885</text:p>
              </table:table-cell>
              <table:table-cell office:value-type="float" office:value="3739.49442500394">
                <text:p>3739.494425003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86">
                <text:p>886</text:p>
              </table:table-cell>
              <table:table-cell office:value-type="float" office:value="3754.18201201255">
                <text:p>3754.182012012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87">
                <text:p>887</text:p>
              </table:table-cell>
              <table:table-cell office:value-type="float" office:value="3768.92728735751">
                <text:p>3768.927287357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88">
                <text:p>888</text:p>
              </table:table-cell>
              <table:table-cell office:value-type="float" office:value="3783.73047762089">
                <text:p>3783.730477620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89">
                <text:p>889</text:p>
              </table:table-cell>
              <table:table-cell office:value-type="float" office:value="3798.59181027474">
                <text:p>3798.591810274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90">
                <text:p>890</text:p>
              </table:table-cell>
              <table:table-cell office:value-type="float" office:value="3813.51151368453">
                <text:p>3813.511513684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91">
                <text:p>891</text:p>
              </table:table-cell>
              <table:table-cell office:value-type="float" office:value="3828.48981711268">
                <text:p>3828.489817112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92">
                <text:p>892</text:p>
              </table:table-cell>
              <table:table-cell office:value-type="float" office:value="3843.52695072209">
                <text:p>3843.526950722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3">
                <text:p>893</text:p>
              </table:table-cell>
              <table:table-cell office:value-type="float" office:value="3858.62314557966">
                <text:p>3858.623145579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4">
                <text:p>894</text:p>
              </table:table-cell>
              <table:table-cell office:value-type="float" office:value="3873.77863365987">
                <text:p>3873.778633659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5">
                <text:p>895</text:p>
              </table:table-cell>
              <table:table-cell office:value-type="float" office:value="3888.9936478483">
                <text:p>3888.99364784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6">
                <text:p>896</text:p>
              </table:table-cell>
              <table:table-cell office:value-type="float" office:value="3904.26842194524">
                <text:p>3904.268421945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97">
                <text:p>897</text:p>
              </table:table-cell>
              <table:table-cell office:value-type="float" office:value="3919.60319066929">
                <text:p>3919.603190669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8">
                <text:p>898</text:p>
              </table:table-cell>
              <table:table-cell office:value-type="float" office:value="3934.99818966093">
                <text:p>3934.998189660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99">
                <text:p>899</text:p>
              </table:table-cell>
              <table:table-cell office:value-type="float" office:value="3950.45365548619">
                <text:p>3950.453655486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00">
                <text:p>900</text:p>
              </table:table-cell>
              <table:table-cell office:value-type="float" office:value="3965.96982564023">
                <text:p>3965.969825640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01">
                <text:p>901</text:p>
              </table:table-cell>
              <table:table-cell office:value-type="float" office:value="3981.54693855103">
                <text:p>3981.546938551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2">
                <text:p>902</text:p>
              </table:table-cell>
              <table:table-cell office:value-type="float" office:value="3997.18523358306">
                <text:p>3997.185233583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03">
                <text:p>903</text:p>
              </table:table-cell>
              <table:table-cell office:value-type="float" office:value="4012.88495104092">
                <text:p>4012.884951040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4">
                <text:p>904</text:p>
              </table:table-cell>
              <table:table-cell office:value-type="float" office:value="4028.64633217305">
                <text:p>4028.646332173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05">
                <text:p>905</text:p>
              </table:table-cell>
              <table:table-cell office:value-type="float" office:value="4044.46961917545">
                <text:p>4044.469619175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06">
                <text:p>906</text:p>
              </table:table-cell>
              <table:table-cell office:value-type="float" office:value="4060.35505519539">
                <text:p>4060.355055195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7">
                <text:p>907</text:p>
              </table:table-cell>
              <table:table-cell office:value-type="float" office:value="4076.30288433515">
                <text:p>4076.302884335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08">
                <text:p>908</text:p>
              </table:table-cell>
              <table:table-cell office:value-type="float" office:value="4092.31335165576">
                <text:p>4092.313351655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09">
                <text:p>909</text:p>
              </table:table-cell>
              <table:table-cell office:value-type="float" office:value="4108.38670318079">
                <text:p>4108.386703180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10">
                <text:p>910</text:p>
              </table:table-cell>
              <table:table-cell office:value-type="float" office:value="4124.52318590009">
                <text:p>4124.523185900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11">
                <text:p>911</text:p>
              </table:table-cell>
              <table:table-cell office:value-type="float" office:value="4140.72304777363">
                <text:p>4140.723047773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12">
                <text:p>912</text:p>
              </table:table-cell>
              <table:table-cell office:value-type="float" office:value="4156.98653773529">
                <text:p>4156.986537735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13">
                <text:p>913</text:p>
              </table:table-cell>
              <table:table-cell office:value-type="float" office:value="4173.31390569668">
                <text:p>4173.313905696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14">
                <text:p>914</text:p>
              </table:table-cell>
              <table:table-cell office:value-type="float" office:value="4189.705402551">
                <text:p>4189.7054025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5">
                <text:p>915</text:p>
              </table:table-cell>
              <table:table-cell office:value-type="float" office:value="4206.16128017685">
                <text:p>4206.161280176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16">
                <text:p>916</text:p>
              </table:table-cell>
              <table:table-cell office:value-type="float" office:value="4222.68179144216">
                <text:p>4222.681791442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17">
                <text:p>917</text:p>
              </table:table-cell>
              <table:table-cell office:value-type="float" office:value="4239.26719020805">
                <text:p>4239.267190208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18">
                <text:p>918</text:p>
              </table:table-cell>
              <table:table-cell office:value-type="float" office:value="4255.9177313327">
                <text:p>4255.91773133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19">
                <text:p>919</text:p>
              </table:table-cell>
              <table:table-cell office:value-type="float" office:value="4272.63367067532">
                <text:p>4272.633670675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20">
                <text:p>920</text:p>
              </table:table-cell>
              <table:table-cell office:value-type="float" office:value="4289.41526510006">
                <text:p>4289.415265100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21">
                <text:p>921</text:p>
              </table:table-cell>
              <table:table-cell office:value-type="float" office:value="4306.26277247992">
                <text:p>4306.262772479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22">
                <text:p>922</text:p>
              </table:table-cell>
              <table:table-cell office:value-type="float" office:value="4323.17645170079">
                <text:p>4323.176451700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23">
                <text:p>923</text:p>
              </table:table-cell>
              <table:table-cell office:value-type="float" office:value="4340.15656266536">
                <text:p>4340.156562665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24">
                <text:p>924</text:p>
              </table:table-cell>
              <table:table-cell office:value-type="float" office:value="4357.20336629713">
                <text:p>4357.203366297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5">
                <text:p>925</text:p>
              </table:table-cell>
              <table:table-cell office:value-type="float" office:value="4374.31712454445">
                <text:p>4374.317124544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26">
                <text:p>926</text:p>
              </table:table-cell>
              <table:table-cell office:value-type="float" office:value="4391.4981003845">
                <text:p>4391.49810038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27">
                <text:p>927</text:p>
              </table:table-cell>
              <table:table-cell office:value-type="float" office:value="4408.74655782738">
                <text:p>4408.746557827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8">
                <text:p>928</text:p>
              </table:table-cell>
              <table:table-cell office:value-type="float" office:value="4426.06276192011">
                <text:p>4426.062761920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29">
                <text:p>929</text:p>
              </table:table-cell>
              <table:table-cell office:value-type="float" office:value="4443.44697875076">
                <text:p>4443.446978750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0">
                <text:p>930</text:p>
              </table:table-cell>
              <table:table-cell office:value-type="float" office:value="4460.8994754525">
                <text:p>4460.89947545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1">
                <text:p>931</text:p>
              </table:table-cell>
              <table:table-cell office:value-type="float" office:value="4478.42052020772">
                <text:p>4478.420520207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32">
                <text:p>932</text:p>
              </table:table-cell>
              <table:table-cell office:value-type="float" office:value="4496.01038225214">
                <text:p>4496.010382252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3">
                <text:p>933</text:p>
              </table:table-cell>
              <table:table-cell office:value-type="float" office:value="4513.66933187897">
                <text:p>4513.669331878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34">
                <text:p>934</text:p>
              </table:table-cell>
              <table:table-cell office:value-type="float" office:value="4531.39764044304">
                <text:p>4531.397640443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35">
                <text:p>935</text:p>
              </table:table-cell>
              <table:table-cell office:value-type="float" office:value="4549.19558036497">
                <text:p>4549.195580364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36">
                <text:p>936</text:p>
              </table:table-cell>
              <table:table-cell office:value-type="float" office:value="4567.06342513539">
                <text:p>4567.063425135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37">
                <text:p>937</text:p>
              </table:table-cell>
              <table:table-cell office:value-type="float" office:value="4585.00144931909">
                <text:p>4585.001449319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38">
                <text:p>938</text:p>
              </table:table-cell>
              <table:table-cell office:value-type="float" office:value="4603.00992855928">
                <text:p>4603.009928559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39">
                <text:p>939</text:p>
              </table:table-cell>
              <table:table-cell office:value-type="float" office:value="4621.08913958181">
                <text:p>4621.089139581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0">
                <text:p>940</text:p>
              </table:table-cell>
              <table:table-cell office:value-type="float" office:value="4639.23936019942">
                <text:p>4639.239360199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41">
                <text:p>941</text:p>
              </table:table-cell>
              <table:table-cell office:value-type="float" office:value="4657.46086931603">
                <text:p>4657.460869316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42">
                <text:p>942</text:p>
              </table:table-cell>
              <table:table-cell office:value-type="float" office:value="4675.75394693098">
                <text:p>4675.753946930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3">
                <text:p>943</text:p>
              </table:table-cell>
              <table:table-cell office:value-type="float" office:value="4694.11887414339">
                <text:p>4694.118874143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44">
                <text:p>944</text:p>
              </table:table-cell>
              <table:table-cell office:value-type="float" office:value="4712.55593315644">
                <text:p>4712.555933156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5">
                <text:p>945</text:p>
              </table:table-cell>
              <table:table-cell office:value-type="float" office:value="4731.06540728171">
                <text:p>4731.065407281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6">
                <text:p>946</text:p>
              </table:table-cell>
              <table:table-cell office:value-type="float" office:value="4749.64758094354">
                <text:p>4749.647580943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7">
                <text:p>947</text:p>
              </table:table-cell>
              <table:table-cell office:value-type="float" office:value="4768.30273968342">
                <text:p>4768.302739683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48">
                <text:p>948</text:p>
              </table:table-cell>
              <table:table-cell office:value-type="float" office:value="4787.03117016435">
                <text:p>4787.031170164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49">
                <text:p>949</text:p>
              </table:table-cell>
              <table:table-cell office:value-type="float" office:value="4805.83316017525">
                <text:p>4805.833160175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50">
                <text:p>950</text:p>
              </table:table-cell>
              <table:table-cell office:value-type="float" office:value="4824.70899863538">
                <text:p>4824.708998635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51">
                <text:p>951</text:p>
              </table:table-cell>
              <table:table-cell office:value-type="float" office:value="4843.65897559881">
                <text:p>4843.658975598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52">
                <text:p>952</text:p>
              </table:table-cell>
              <table:table-cell office:value-type="float" office:value="4862.68338225883">
                <text:p>4862.683382258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53">
                <text:p>953</text:p>
              </table:table-cell>
              <table:table-cell office:value-type="float" office:value="4881.78251095246">
                <text:p>4881.782510952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54">
                <text:p>954</text:p>
              </table:table-cell>
              <table:table-cell office:value-type="float" office:value="4900.95665516493">
                <text:p>4900.956655164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55">
                <text:p>955</text:p>
              </table:table-cell>
              <table:table-cell office:value-type="float" office:value="4920.20610953417">
                <text:p>4920.206109534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56">
                <text:p>956</text:p>
              </table:table-cell>
              <table:table-cell office:value-type="float" office:value="4939.5311698554">
                <text:p>4939.53116985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57">
                <text:p>957</text:p>
              </table:table-cell>
              <table:table-cell office:value-type="float" office:value="4958.93213308559">
                <text:p>4958.932133085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58">
                <text:p>958</text:p>
              </table:table-cell>
              <table:table-cell office:value-type="float" office:value="4978.40929734809">
                <text:p>4978.409297348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59">
                <text:p>959</text:p>
              </table:table-cell>
              <table:table-cell office:value-type="float" office:value="4997.96296193717">
                <text:p>4997.962961937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60">
                <text:p>960</text:p>
              </table:table-cell>
              <table:table-cell office:value-type="float" office:value="5017.59342732267">
                <text:p>5017.593427322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61">
                <text:p>961</text:p>
              </table:table-cell>
              <table:table-cell office:value-type="float" office:value="5037.30099515453">
                <text:p>5037.300995154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62">
                <text:p>962</text:p>
              </table:table-cell>
              <table:table-cell office:value-type="float" office:value="5057.08596826753">
                <text:p>5057.085968267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63">
                <text:p>963</text:p>
              </table:table-cell>
              <table:table-cell office:value-type="float" office:value="5076.94865068585">
                <text:p>5076.9486506858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64">
                <text:p>964</text:p>
              </table:table-cell>
              <table:table-cell office:value-type="float" office:value="5096.88934762783">
                <text:p>5096.889347627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65">
                <text:p>965</text:p>
              </table:table-cell>
              <table:table-cell office:value-type="float" office:value="5116.90836551057">
                <text:p>5116.908365510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66">
                <text:p>966</text:p>
              </table:table-cell>
              <table:table-cell office:value-type="float" office:value="5137.0060119547">
                <text:p>5137.00601195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67">
                <text:p>967</text:p>
              </table:table-cell>
              <table:table-cell office:value-type="float" office:value="5157.1825957891">
                <text:p>5157.18259578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68">
                <text:p>968</text:p>
              </table:table-cell>
              <table:table-cell office:value-type="float" office:value="5177.43842705561">
                <text:p>5177.438427055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69">
                <text:p>969</text:p>
              </table:table-cell>
              <table:table-cell office:value-type="float" office:value="5197.77381701385">
                <text:p>5197.773817013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70">
                <text:p>970</text:p>
              </table:table-cell>
              <table:table-cell office:value-type="float" office:value="5218.18907814595">
                <text:p>5218.189078145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1">
                <text:p>971</text:p>
              </table:table-cell>
              <table:table-cell office:value-type="float" office:value="5238.68452416137">
                <text:p>5238.684524161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2">
                <text:p>972</text:p>
              </table:table-cell>
              <table:table-cell office:value-type="float" office:value="5259.26047000176">
                <text:p>5259.260470001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3">
                <text:p>973</text:p>
              </table:table-cell>
              <table:table-cell office:value-type="float" office:value="5279.91723184571">
                <text:p>5279.917231845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4">
                <text:p>974</text:p>
              </table:table-cell>
              <table:table-cell office:value-type="float" office:value="5300.65512711371">
                <text:p>5300.655127113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75">
                <text:p>975</text:p>
              </table:table-cell>
              <table:table-cell office:value-type="float" office:value="5321.47447447296">
                <text:p>5321.474474472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76">
                <text:p>976</text:p>
              </table:table-cell>
              <table:table-cell office:value-type="float" office:value="5342.37559384229">
                <text:p>5342.375593842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77">
                <text:p>977</text:p>
              </table:table-cell>
              <table:table-cell office:value-type="float" office:value="5363.35880639706">
                <text:p>5363.358806397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78">
                <text:p>978</text:p>
              </table:table-cell>
              <table:table-cell office:value-type="float" office:value="5384.42443457413">
                <text:p>5384.424434574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79">
                <text:p>979</text:p>
              </table:table-cell>
              <table:table-cell office:value-type="float" office:value="5405.57280207678">
                <text:p>5405.572802076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0">
                <text:p>980</text:p>
              </table:table-cell>
              <table:table-cell office:value-type="float" office:value="5426.80423387971">
                <text:p>5426.804233879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81">
                <text:p>981</text:p>
              </table:table-cell>
              <table:table-cell office:value-type="float" office:value="5448.119056234">
                <text:p>5448.1190562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82">
                <text:p>982</text:p>
              </table:table-cell>
              <table:table-cell office:value-type="float" office:value="5469.51759667216">
                <text:p>5469.517596672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83">
                <text:p>983</text:p>
              </table:table-cell>
              <table:table-cell office:value-type="float" office:value="5491.00018401314">
                <text:p>5491.000184013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84">
                <text:p>984</text:p>
              </table:table-cell>
              <table:table-cell office:value-type="float" office:value="5512.56714836739">
                <text:p>5512.567148367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85">
                <text:p>985</text:p>
              </table:table-cell>
              <table:table-cell office:value-type="float" office:value="5534.21882114195">
                <text:p>5534.218821141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86">
                <text:p>986</text:p>
              </table:table-cell>
              <table:table-cell office:value-type="float" office:value="5555.9555350455">
                <text:p>5555.95553504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87">
                <text:p>987</text:p>
              </table:table-cell>
              <table:table-cell office:value-type="float" office:value="5577.7776240935">
                <text:p>5577.77762409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8">
                <text:p>988</text:p>
              </table:table-cell>
              <table:table-cell office:value-type="float" office:value="5599.68542361335">
                <text:p>5599.685423613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89">
                <text:p>989</text:p>
              </table:table-cell>
              <table:table-cell office:value-type="float" office:value="5621.67927024948">
                <text:p>5621.679270249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0">
                <text:p>990</text:p>
              </table:table-cell>
              <table:table-cell office:value-type="float" office:value="5643.75950196856">
                <text:p>5643.759501968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1">
                <text:p>991</text:p>
              </table:table-cell>
              <table:table-cell office:value-type="float" office:value="5665.9264580647">
                <text:p>5665.92645806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2">
                <text:p>992</text:p>
              </table:table-cell>
              <table:table-cell office:value-type="float" office:value="5688.18047916466">
                <text:p>5688.180479164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3">
                <text:p>993</text:p>
              </table:table-cell>
              <table:table-cell office:value-type="float" office:value="5710.52190723307">
                <text:p>5710.521907233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4">
                <text:p>994</text:p>
              </table:table-cell>
              <table:table-cell office:value-type="float" office:value="5732.95108557767">
                <text:p>5732.951085577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5">
                <text:p>995</text:p>
              </table:table-cell>
              <table:table-cell office:value-type="float" office:value="5755.46835885465">
                <text:p>5755.468358854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6">
                <text:p>996</text:p>
              </table:table-cell>
              <table:table-cell office:value-type="float" office:value="5778.07407307387">
                <text:p>5778.074073073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7">
                <text:p>997</text:p>
              </table:table-cell>
              <table:table-cell office:value-type="float" office:value="5800.76857560422">
                <text:p>5800.768575604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8">
                <text:p>998</text:p>
              </table:table-cell>
              <table:table-cell office:value-type="float" office:value="5823.55221517895">
                <text:p>5823.552215178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9">
                <text:p>999</text:p>
              </table:table-cell>
              <table:table-cell office:value-type="float" office:value="5846.42534190103">
                <text:p>5846.425341901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869.38830724853">
                <text:p>5869.38830724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41cm" svg:height="13.521cm" xlink:href=".." xlink:type="simple" chart:class="chart:scatter" chart:style-name="ch1">
        <chart:legend chart:legend-position="end" svg:x="15.346cm" svg:y="6.212cm" style:legend-expansion="high" chart:style-name="ch2"/>
        <chart:plot-area chart:style-name="ch3" table:cell-range-address="pu_ptu.M7:pu_ptu.N1006" svg:x="0.406cm" svg:y="0.27cm" svg:width="14.534cm" svg:height="12.981cm">
          <chart:coordinate-region svg:x="1.71cm" svg:y="0.469cm" svg:width="12.846cm" svg:height="12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u_ptu.N7:pu_ptu.N1006" chart:class="chart:scatter">
            <chart:domain table:cell-range-address="pu_ptu.M7:pu_ptu.M1006"/>
            <chart:regression-curve chart:style-name="ch8">
              <chart:equation chart:display-equation="true" chart:display-r-square="true"/>
            </chart:regression-curve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1">
                <text:p>1001</text:p>
                <draw:g>
                  <svg:desc>pu_ptu.M7:pu_ptu.M1006</svg:desc>
                </draw:g>
              </table:table-cell>
              <table:table-cell office:value-type="float" office:value="5890">
                <text:p>5890</text:p>
                <draw:g>
                  <svg:desc>pu_ptu.N7:pu_ptu.N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2">
                <text:p>1002</text:p>
              </table:table-cell>
              <table:table-cell office:value-type="float" office:value="5905.09771683218">
                <text:p>5905.09771683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3">
                <text:p>1003</text:p>
              </table:table-cell>
              <table:table-cell office:value-type="float" office:value="5920.23413333389">
                <text:p>5920.23413333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4">
                <text:p>1004</text:p>
              </table:table-cell>
              <table:table-cell office:value-type="float" office:value="5935.40934870321">
                <text:p>5935.40934870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5">
                <text:p>1005</text:p>
              </table:table-cell>
              <table:table-cell office:value-type="float" office:value="5950.62346239248">
                <text:p>5950.62346239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6">
                <text:p>1006</text:p>
              </table:table-cell>
              <table:table-cell office:value-type="float" office:value="5965.87657410897">
                <text:p>5965.87657410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7">
                <text:p>1007</text:p>
              </table:table-cell>
              <table:table-cell office:value-type="float" office:value="5981.16878381553">
                <text:p>5981.16878381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8">
                <text:p>1008</text:p>
              </table:table-cell>
              <table:table-cell office:value-type="float" office:value="5996.50019173123">
                <text:p>5996.50019173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9">
                <text:p>1009</text:p>
              </table:table-cell>
              <table:table-cell office:value-type="float" office:value="6011.87089833206">
                <text:p>6011.87089833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0">
                <text:p>1010</text:p>
              </table:table-cell>
              <table:table-cell office:value-type="float" office:value="6027.28100435153">
                <text:p>6027.28100435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1">
                <text:p>1011</text:p>
              </table:table-cell>
              <table:table-cell office:value-type="float" office:value="6042.73061078135">
                <text:p>6042.73061078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2">
                <text:p>1012</text:p>
              </table:table-cell>
              <table:table-cell office:value-type="float" office:value="6058.21981887214">
                <text:p>6058.21981887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3">
                <text:p>1013</text:p>
              </table:table-cell>
              <table:table-cell office:value-type="float" office:value="6073.74873013401">
                <text:p>6073.74873013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4">
                <text:p>1014</text:p>
              </table:table-cell>
              <table:table-cell office:value-type="float" office:value="6089.3174463373">
                <text:p>6089.31744633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5">
                <text:p>1015</text:p>
              </table:table-cell>
              <table:table-cell office:value-type="float" office:value="6104.9260695132">
                <text:p>6104.9260695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6">
                <text:p>1016</text:p>
              </table:table-cell>
              <table:table-cell office:value-type="float" office:value="6120.57470195444">
                <text:p>6120.57470195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7">
                <text:p>1017</text:p>
              </table:table-cell>
              <table:table-cell office:value-type="float" office:value="6136.26344621595">
                <text:p>6136.26344621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8">
                <text:p>1018</text:p>
              </table:table-cell>
              <table:table-cell office:value-type="float" office:value="6151.99240511555">
                <text:p>6151.99240511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9">
                <text:p>1019</text:p>
              </table:table-cell>
              <table:table-cell office:value-type="float" office:value="6167.76168173459">
                <text:p>6167.76168173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0">
                <text:p>1020</text:p>
              </table:table-cell>
              <table:table-cell office:value-type="float" office:value="6183.57137941866">
                <text:p>6183.57137941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1">
                <text:p>1021</text:p>
              </table:table-cell>
              <table:table-cell office:value-type="float" office:value="6199.42160177826">
                <text:p>6199.42160177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2">
                <text:p>1022</text:p>
              </table:table-cell>
              <table:table-cell office:value-type="float" office:value="6215.31245268946">
                <text:p>6215.31245268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3">
                <text:p>1023</text:p>
              </table:table-cell>
              <table:table-cell office:value-type="float" office:value="6231.24403629459">
                <text:p>6231.24403629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4">
                <text:p>1024</text:p>
              </table:table-cell>
              <table:table-cell office:value-type="float" office:value="6247.21645700294">
                <text:p>6247.21645700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5">
                <text:p>1025</text:p>
              </table:table-cell>
              <table:table-cell office:value-type="float" office:value="6263.22981949142">
                <text:p>6263.22981949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6">
                <text:p>1026</text:p>
              </table:table-cell>
              <table:table-cell office:value-type="float" office:value="6279.28422870527">
                <text:p>6279.28422870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7">
                <text:p>1027</text:p>
              </table:table-cell>
              <table:table-cell office:value-type="float" office:value="6295.37978985871">
                <text:p>6295.37978985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8">
                <text:p>1028</text:p>
              </table:table-cell>
              <table:table-cell office:value-type="float" office:value="6311.51660843567">
                <text:p>6311.5166084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9">
                <text:p>1029</text:p>
              </table:table-cell>
              <table:table-cell office:value-type="float" office:value="6327.69479019047">
                <text:p>6327.69479019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0">
                <text:p>1030</text:p>
              </table:table-cell>
              <table:table-cell office:value-type="float" office:value="6343.91444114849">
                <text:p>6343.91444114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1">
                <text:p>1031</text:p>
              </table:table-cell>
              <table:table-cell office:value-type="float" office:value="6360.1756676069">
                <text:p>6360.1756676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2">
                <text:p>1032</text:p>
              </table:table-cell>
              <table:table-cell office:value-type="float" office:value="6376.47857613533">
                <text:p>6376.47857613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3">
                <text:p>1033</text:p>
              </table:table-cell>
              <table:table-cell office:value-type="float" office:value="6392.82327357658">
                <text:p>6392.82327357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4">
                <text:p>1034</text:p>
              </table:table-cell>
              <table:table-cell office:value-type="float" office:value="6409.20986704731">
                <text:p>6409.209867047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5">
                <text:p>1035</text:p>
              </table:table-cell>
              <table:table-cell office:value-type="float" office:value="6425.63846393877">
                <text:p>6425.63846393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6">
                <text:p>1036</text:p>
              </table:table-cell>
              <table:table-cell office:value-type="float" office:value="6442.10917191747">
                <text:p>6442.109171917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7">
                <text:p>1037</text:p>
              </table:table-cell>
              <table:table-cell office:value-type="float" office:value="6458.62209892589">
                <text:p>6458.622098925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8">
                <text:p>1038</text:p>
              </table:table-cell>
              <table:table-cell office:value-type="float" office:value="6475.17735318321">
                <text:p>6475.17735318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9">
                <text:p>1039</text:p>
              </table:table-cell>
              <table:table-cell office:value-type="float" office:value="6491.77504318601">
                <text:p>6491.77504318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0">
                <text:p>1040</text:p>
              </table:table-cell>
              <table:table-cell office:value-type="float" office:value="6508.41527770897">
                <text:p>6508.41527770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1">
                <text:p>1041</text:p>
              </table:table-cell>
              <table:table-cell office:value-type="float" office:value="6525.09816580559">
                <text:p>6525.09816580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2">
                <text:p>1042</text:p>
              </table:table-cell>
              <table:table-cell office:value-type="float" office:value="6541.8238168089">
                <text:p>6541.82381680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3">
                <text:p>1043</text:p>
              </table:table-cell>
              <table:table-cell office:value-type="float" office:value="6558.5923403322">
                <text:p>6558.5923403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4">
                <text:p>1044</text:p>
              </table:table-cell>
              <table:table-cell office:value-type="float" office:value="6575.40384626972">
                <text:p>6575.403846269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5">
                <text:p>1045</text:p>
              </table:table-cell>
              <table:table-cell office:value-type="float" office:value="6592.25844479743">
                <text:p>6592.25844479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6">
                <text:p>1046</text:p>
              </table:table-cell>
              <table:table-cell office:value-type="float" office:value="6609.15624637368">
                <text:p>6609.15624637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7">
                <text:p>1047</text:p>
              </table:table-cell>
              <table:table-cell office:value-type="float" office:value="6626.09736173996">
                <text:p>6626.09736173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8">
                <text:p>1048</text:p>
              </table:table-cell>
              <table:table-cell office:value-type="float" office:value="6643.08190192162">
                <text:p>6643.08190192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9">
                <text:p>1049</text:p>
              </table:table-cell>
              <table:table-cell office:value-type="float" office:value="6660.10997822862">
                <text:p>6660.10997822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50">
                <text:p>1050</text:p>
              </table:table-cell>
              <table:table-cell office:value-type="float" office:value="6677.1817022562">
                <text:p>6677.1817022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51">
                <text:p>1051</text:p>
              </table:table-cell>
              <table:table-cell office:value-type="float" office:value="6694.29718588569">
                <text:p>6694.29718588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2">
                <text:p>1052</text:p>
              </table:table-cell>
              <table:table-cell office:value-type="float" office:value="6711.45654128517">
                <text:p>6711.45654128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3">
                <text:p>1053</text:p>
              </table:table-cell>
              <table:table-cell office:value-type="float" office:value="6728.65988091026">
                <text:p>6728.65988091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4">
                <text:p>1054</text:p>
              </table:table-cell>
              <table:table-cell office:value-type="float" office:value="6745.90731750484">
                <text:p>6745.907317504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5">
                <text:p>1055</text:p>
              </table:table-cell>
              <table:table-cell office:value-type="float" office:value="6763.19896410175">
                <text:p>6763.19896410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6">
                <text:p>1056</text:p>
              </table:table-cell>
              <table:table-cell office:value-type="float" office:value="6780.5349340236">
                <text:p>6780.5349340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7">
                <text:p>1057</text:p>
              </table:table-cell>
              <table:table-cell office:value-type="float" office:value="6797.91534088346">
                <text:p>6797.915340883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8">
                <text:p>1058</text:p>
              </table:table-cell>
              <table:table-cell office:value-type="float" office:value="6815.34029858563">
                <text:p>6815.34029858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9">
                <text:p>1059</text:p>
              </table:table-cell>
              <table:table-cell office:value-type="float" office:value="6832.80992132638">
                <text:p>6832.809921326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0">
                <text:p>1060</text:p>
              </table:table-cell>
              <table:table-cell office:value-type="float" office:value="6850.32432359468">
                <text:p>6850.32432359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1">
                <text:p>1061</text:p>
              </table:table-cell>
              <table:table-cell office:value-type="float" office:value="6867.88362017299">
                <text:p>6867.88362017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2">
                <text:p>1062</text:p>
              </table:table-cell>
              <table:table-cell office:value-type="float" office:value="6885.48792613797">
                <text:p>6885.48792613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3">
                <text:p>1063</text:p>
              </table:table-cell>
              <table:table-cell office:value-type="float" office:value="6903.13735686126">
                <text:p>6903.13735686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4">
                <text:p>1064</text:p>
              </table:table-cell>
              <table:table-cell office:value-type="float" office:value="6920.83202801025">
                <text:p>6920.83202801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5">
                <text:p>1065</text:p>
              </table:table-cell>
              <table:table-cell office:value-type="float" office:value="6938.57205554879">
                <text:p>6938.57205554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6">
                <text:p>1066</text:p>
              </table:table-cell>
              <table:table-cell office:value-type="float" office:value="6956.35755573798">
                <text:p>6956.35755573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7">
                <text:p>1067</text:p>
              </table:table-cell>
              <table:table-cell office:value-type="float" office:value="6974.18864513695">
                <text:p>6974.188645136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8">
                <text:p>1068</text:p>
              </table:table-cell>
              <table:table-cell office:value-type="float" office:value="6992.06544060358">
                <text:p>6992.065440603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9">
                <text:p>1069</text:p>
              </table:table-cell>
              <table:table-cell office:value-type="float" office:value="7009.98805929532">
                <text:p>7009.98805929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0">
                <text:p>1070</text:p>
              </table:table-cell>
              <table:table-cell office:value-type="float" office:value="7027.95661866988">
                <text:p>7027.956618669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1">
                <text:p>1071</text:p>
              </table:table-cell>
              <table:table-cell office:value-type="float" office:value="7045.9712364861">
                <text:p>7045.97123648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2">
                <text:p>1072</text:p>
              </table:table-cell>
              <table:table-cell office:value-type="float" office:value="7064.03203080463">
                <text:p>7064.032030804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3">
                <text:p>1073</text:p>
              </table:table-cell>
              <table:table-cell office:value-type="float" office:value="7082.13911998876">
                <text:p>7082.13911998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4">
                <text:p>1074</text:p>
              </table:table-cell>
              <table:table-cell office:value-type="float" office:value="7100.29262270518">
                <text:p>7100.292622705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5">
                <text:p>1075</text:p>
              </table:table-cell>
              <table:table-cell office:value-type="float" office:value="7118.49265792474">
                <text:p>7118.49265792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6">
                <text:p>1076</text:p>
              </table:table-cell>
              <table:table-cell office:value-type="float" office:value="7136.73934492326">
                <text:p>7136.739344923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77">
                <text:p>1077</text:p>
              </table:table-cell>
              <table:table-cell office:value-type="float" office:value="7155.0328032823">
                <text:p>7155.03280328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8">
                <text:p>1078</text:p>
              </table:table-cell>
              <table:table-cell office:value-type="float" office:value="7173.37315288993">
                <text:p>7173.373152889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9">
                <text:p>1079</text:p>
              </table:table-cell>
              <table:table-cell office:value-type="float" office:value="7191.76051394152">
                <text:p>7191.76051394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0">
                <text:p>1080</text:p>
              </table:table-cell>
              <table:table-cell office:value-type="float" office:value="7210.19500694056">
                <text:p>7210.19500694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1">
                <text:p>1081</text:p>
              </table:table-cell>
              <table:table-cell office:value-type="float" office:value="7228.6767526994">
                <text:p>7228.67675269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2">
                <text:p>1082</text:p>
              </table:table-cell>
              <table:table-cell office:value-type="float" office:value="7247.20587234009">
                <text:p>7247.20587234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3">
                <text:p>1083</text:p>
              </table:table-cell>
              <table:table-cell office:value-type="float" office:value="7265.78248729511">
                <text:p>7265.78248729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4">
                <text:p>1084</text:p>
              </table:table-cell>
              <table:table-cell office:value-type="float" office:value="7284.40671930825">
                <text:p>7284.40671930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5">
                <text:p>1085</text:p>
              </table:table-cell>
              <table:table-cell office:value-type="float" office:value="7303.07869043534">
                <text:p>7303.078690435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6">
                <text:p>1086</text:p>
              </table:table-cell>
              <table:table-cell office:value-type="float" office:value="7321.79852304507">
                <text:p>7321.798523045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7">
                <text:p>1087</text:p>
              </table:table-cell>
              <table:table-cell office:value-type="float" office:value="7340.56633981981">
                <text:p>7340.566339819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8">
                <text:p>1088</text:p>
              </table:table-cell>
              <table:table-cell office:value-type="float" office:value="7359.38226375638">
                <text:p>7359.382263756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9">
                <text:p>1089</text:p>
              </table:table-cell>
              <table:table-cell office:value-type="float" office:value="7378.2464181669">
                <text:p>7378.24641816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90">
                <text:p>1090</text:p>
              </table:table-cell>
              <table:table-cell office:value-type="float" office:value="7397.15892667955">
                <text:p>7397.158926679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1">
                <text:p>1091</text:p>
              </table:table-cell>
              <table:table-cell office:value-type="float" office:value="7416.11991323943">
                <text:p>7416.119913239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2">
                <text:p>1092</text:p>
              </table:table-cell>
              <table:table-cell office:value-type="float" office:value="7435.1295021093">
                <text:p>7435.12950210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3">
                <text:p>1093</text:p>
              </table:table-cell>
              <table:table-cell office:value-type="float" office:value="7454.1878178705">
                <text:p>7454.1878178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4">
                <text:p>1094</text:p>
              </table:table-cell>
              <table:table-cell office:value-type="float" office:value="7473.29498542365">
                <text:p>7473.294985423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5">
                <text:p>1095</text:p>
              </table:table-cell>
              <table:table-cell office:value-type="float" office:value="7492.45112998957">
                <text:p>7492.45112998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96">
                <text:p>1096</text:p>
              </table:table-cell>
              <table:table-cell office:value-type="float" office:value="7511.65637711004">
                <text:p>7511.65637711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7">
                <text:p>1097</text:p>
              </table:table-cell>
              <table:table-cell office:value-type="float" office:value="7530.91085264862">
                <text:p>7530.910852648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8">
                <text:p>1098</text:p>
              </table:table-cell>
              <table:table-cell office:value-type="float" office:value="7550.21468279152">
                <text:p>7550.21468279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9">
                <text:p>1099</text:p>
              </table:table-cell>
              <table:table-cell office:value-type="float" office:value="7569.56799404839">
                <text:p>7569.567994048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0">
                <text:p>1100</text:p>
              </table:table-cell>
              <table:table-cell office:value-type="float" office:value="7588.97091325315">
                <text:p>7588.970913253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01">
                <text:p>1101</text:p>
              </table:table-cell>
              <table:table-cell office:value-type="float" office:value="7608.42356756486">
                <text:p>7608.423567564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2">
                <text:p>1102</text:p>
              </table:table-cell>
              <table:table-cell office:value-type="float" office:value="7627.92608446849">
                <text:p>7627.926084468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3">
                <text:p>1103</text:p>
              </table:table-cell>
              <table:table-cell office:value-type="float" office:value="7647.4785917758">
                <text:p>7647.4785917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04">
                <text:p>1104</text:p>
              </table:table-cell>
              <table:table-cell office:value-type="float" office:value="7667.08121762619">
                <text:p>7667.081217626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5">
                <text:p>1105</text:p>
              </table:table-cell>
              <table:table-cell office:value-type="float" office:value="7686.73409048749">
                <text:p>7686.734090487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6">
                <text:p>1106</text:p>
              </table:table-cell>
              <table:table-cell office:value-type="float" office:value="7706.43733915684">
                <text:p>7706.437339156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7">
                <text:p>1107</text:p>
              </table:table-cell>
              <table:table-cell office:value-type="float" office:value="7726.19109276151">
                <text:p>7726.191092761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8">
                <text:p>1108</text:p>
              </table:table-cell>
              <table:table-cell office:value-type="float" office:value="7745.99548075978">
                <text:p>7745.995480759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9">
                <text:p>1109</text:p>
              </table:table-cell>
              <table:table-cell office:value-type="float" office:value="7765.85063294176">
                <text:p>7765.850632941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0">
                <text:p>1110</text:p>
              </table:table-cell>
              <table:table-cell office:value-type="float" office:value="7785.75667943024">
                <text:p>7785.756679430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1">
                <text:p>1111</text:p>
              </table:table-cell>
              <table:table-cell office:value-type="float" office:value="7805.71375068156">
                <text:p>7805.713750681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2">
                <text:p>1112</text:p>
              </table:table-cell>
              <table:table-cell office:value-type="float" office:value="7825.72197748646">
                <text:p>7825.72197748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3">
                <text:p>1113</text:p>
              </table:table-cell>
              <table:table-cell office:value-type="float" office:value="7845.78149097092">
                <text:p>7845.781490970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14">
                <text:p>1114</text:p>
              </table:table-cell>
              <table:table-cell office:value-type="float" office:value="7865.89242259704">
                <text:p>7865.892422597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15">
                <text:p>1115</text:p>
              </table:table-cell>
              <table:table-cell office:value-type="float" office:value="7886.05490416389">
                <text:p>7886.054904163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16">
                <text:p>1116</text:p>
              </table:table-cell>
              <table:table-cell office:value-type="float" office:value="7906.26906780838">
                <text:p>7906.269067808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17">
                <text:p>1117</text:p>
              </table:table-cell>
              <table:table-cell office:value-type="float" office:value="7926.53504600614">
                <text:p>7926.535046006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8">
                <text:p>1118</text:p>
              </table:table-cell>
              <table:table-cell office:value-type="float" office:value="7946.85297157235">
                <text:p>7946.852971572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9">
                <text:p>1119</text:p>
              </table:table-cell>
              <table:table-cell office:value-type="float" office:value="7967.22297766263">
                <text:p>7967.222977662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20">
                <text:p>1120</text:p>
              </table:table-cell>
              <table:table-cell office:value-type="float" office:value="7987.64519777393">
                <text:p>7987.645197773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21">
                <text:p>1121</text:p>
              </table:table-cell>
              <table:table-cell office:value-type="float" office:value="8008.1197657454">
                <text:p>8008.11976574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22">
                <text:p>1122</text:p>
              </table:table-cell>
              <table:table-cell office:value-type="float" office:value="8028.64681575922">
                <text:p>8028.646815759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3">
                <text:p>1123</text:p>
              </table:table-cell>
              <table:table-cell office:value-type="float" office:value="8049.22648234155">
                <text:p>8049.226482341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24">
                <text:p>1124</text:p>
              </table:table-cell>
              <table:table-cell office:value-type="float" office:value="8069.85890036336">
                <text:p>8069.858900363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25">
                <text:p>1125</text:p>
              </table:table-cell>
              <table:table-cell office:value-type="float" office:value="8090.54420504134">
                <text:p>8090.544205041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6">
                <text:p>1126</text:p>
              </table:table-cell>
              <table:table-cell office:value-type="float" office:value="8111.28253193879">
                <text:p>8111.282531938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7">
                <text:p>1127</text:p>
              </table:table-cell>
              <table:table-cell office:value-type="float" office:value="8132.07401696646">
                <text:p>8132.07401696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8">
                <text:p>1128</text:p>
              </table:table-cell>
              <table:table-cell office:value-type="float" office:value="8152.91879638353">
                <text:p>8152.918796383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9">
                <text:p>1129</text:p>
              </table:table-cell>
              <table:table-cell office:value-type="float" office:value="8173.81700679839">
                <text:p>8173.81700679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30">
                <text:p>1130</text:p>
              </table:table-cell>
              <table:table-cell office:value-type="float" office:value="8194.76878516965">
                <text:p>8194.768785169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1">
                <text:p>1131</text:p>
              </table:table-cell>
              <table:table-cell office:value-type="float" office:value="8215.77426880694">
                <text:p>8215.77426880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32">
                <text:p>1132</text:p>
              </table:table-cell>
              <table:table-cell office:value-type="float" office:value="8236.83359537189">
                <text:p>8236.833595371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3">
                <text:p>1133</text:p>
              </table:table-cell>
              <table:table-cell office:value-type="float" office:value="8257.94690287897">
                <text:p>8257.946902878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4">
                <text:p>1134</text:p>
              </table:table-cell>
              <table:table-cell office:value-type="float" office:value="8279.11432969643">
                <text:p>8279.114329696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5">
                <text:p>1135</text:p>
              </table:table-cell>
              <table:table-cell office:value-type="float" office:value="8300.3360145472">
                <text:p>8300.33601454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36">
                <text:p>1136</text:p>
              </table:table-cell>
              <table:table-cell office:value-type="float" office:value="8321.61209650977">
                <text:p>8321.612096509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37">
                <text:p>1137</text:p>
              </table:table-cell>
              <table:table-cell office:value-type="float" office:value="8342.94271501917">
                <text:p>8342.942715019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8">
                <text:p>1138</text:p>
              </table:table-cell>
              <table:table-cell office:value-type="float" office:value="8364.3280098678">
                <text:p>8364.32800986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9">
                <text:p>1139</text:p>
              </table:table-cell>
              <table:table-cell office:value-type="float" office:value="8385.76812120642">
                <text:p>8385.768121206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40">
                <text:p>1140</text:p>
              </table:table-cell>
              <table:table-cell office:value-type="float" office:value="8407.26318954501">
                <text:p>8407.263189545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41">
                <text:p>1141</text:p>
              </table:table-cell>
              <table:table-cell office:value-type="float" office:value="8428.81335575373">
                <text:p>8428.813355753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2">
                <text:p>1142</text:p>
              </table:table-cell>
              <table:table-cell office:value-type="float" office:value="8450.41876106383">
                <text:p>8450.418761063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43">
                <text:p>1143</text:p>
              </table:table-cell>
              <table:table-cell office:value-type="float" office:value="8472.07954706856">
                <text:p>8472.079547068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44">
                <text:p>1144</text:p>
              </table:table-cell>
              <table:table-cell office:value-type="float" office:value="8493.79585572414">
                <text:p>8493.795855724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45">
                <text:p>1145</text:p>
              </table:table-cell>
              <table:table-cell office:value-type="float" office:value="8515.56782935063">
                <text:p>8515.567829350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46">
                <text:p>1146</text:p>
              </table:table-cell>
              <table:table-cell office:value-type="float" office:value="8537.39561063293">
                <text:p>8537.395610632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47">
                <text:p>1147</text:p>
              </table:table-cell>
              <table:table-cell office:value-type="float" office:value="8559.27934262167">
                <text:p>8559.27934262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8">
                <text:p>1148</text:p>
              </table:table-cell>
              <table:table-cell office:value-type="float" office:value="8581.21916873413">
                <text:p>8581.219168734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9">
                <text:p>1149</text:p>
              </table:table-cell>
              <table:table-cell office:value-type="float" office:value="8603.21523275526">
                <text:p>8603.215232755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50">
                <text:p>1150</text:p>
              </table:table-cell>
              <table:table-cell office:value-type="float" office:value="8625.26767883852">
                <text:p>8625.267678838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51">
                <text:p>1151</text:p>
              </table:table-cell>
              <table:table-cell office:value-type="float" office:value="8647.37665150692">
                <text:p>8647.376651506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52">
                <text:p>1152</text:p>
              </table:table-cell>
              <table:table-cell office:value-type="float" office:value="8669.54229565389">
                <text:p>8669.542295653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53">
                <text:p>1153</text:p>
              </table:table-cell>
              <table:table-cell office:value-type="float" office:value="8691.76475654428">
                <text:p>8691.764756544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54">
                <text:p>1154</text:p>
              </table:table-cell>
              <table:table-cell office:value-type="float" office:value="8714.04417981528">
                <text:p>8714.044179815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5">
                <text:p>1155</text:p>
              </table:table-cell>
              <table:table-cell office:value-type="float" office:value="8736.38071147741">
                <text:p>8736.38071147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56">
                <text:p>1156</text:p>
              </table:table-cell>
              <table:table-cell office:value-type="float" office:value="8758.77449791545">
                <text:p>8758.77449791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57">
                <text:p>1157</text:p>
              </table:table-cell>
              <table:table-cell office:value-type="float" office:value="8781.22568588937">
                <text:p>8781.225685889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8">
                <text:p>1158</text:p>
              </table:table-cell>
              <table:table-cell office:value-type="float" office:value="8803.73442253539">
                <text:p>8803.734422535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9">
                <text:p>1159</text:p>
              </table:table-cell>
              <table:table-cell office:value-type="float" office:value="8826.30085536682">
                <text:p>8826.300855366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60">
                <text:p>1160</text:p>
              </table:table-cell>
              <table:table-cell office:value-type="float" office:value="8848.92513227513">
                <text:p>8848.925132275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1">
                <text:p>1161</text:p>
              </table:table-cell>
              <table:table-cell office:value-type="float" office:value="8871.60740153086">
                <text:p>8871.607401530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62">
                <text:p>1162</text:p>
              </table:table-cell>
              <table:table-cell office:value-type="float" office:value="8894.34781178461">
                <text:p>8894.347811784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63">
                <text:p>1163</text:p>
              </table:table-cell>
              <table:table-cell office:value-type="float" office:value="8917.14651206802">
                <text:p>8917.146512068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64">
                <text:p>1164</text:p>
              </table:table-cell>
              <table:table-cell office:value-type="float" office:value="8940.00365179471">
                <text:p>8940.003651794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65">
                <text:p>1165</text:p>
              </table:table-cell>
              <table:table-cell office:value-type="float" office:value="8962.91938076135">
                <text:p>8962.919380761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66">
                <text:p>1166</text:p>
              </table:table-cell>
              <table:table-cell office:value-type="float" office:value="8985.89384914851">
                <text:p>8985.893849148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67">
                <text:p>1167</text:p>
              </table:table-cell>
              <table:table-cell office:value-type="float" office:value="9008.92720752176">
                <text:p>9008.92720752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8">
                <text:p>1168</text:p>
              </table:table-cell>
              <table:table-cell office:value-type="float" office:value="9032.01960683261">
                <text:p>9032.019606832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9">
                <text:p>1169</text:p>
              </table:table-cell>
              <table:table-cell office:value-type="float" office:value="9055.17119841948">
                <text:p>9055.17119841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0">
                <text:p>1170</text:p>
              </table:table-cell>
              <table:table-cell office:value-type="float" office:value="9078.38213400872">
                <text:p>9078.382134008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71">
                <text:p>1171</text:p>
              </table:table-cell>
              <table:table-cell office:value-type="float" office:value="9101.65256571561">
                <text:p>9101.652565715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72">
                <text:p>1172</text:p>
              </table:table-cell>
              <table:table-cell office:value-type="float" office:value="9124.98264604533">
                <text:p>9124.982646045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73">
                <text:p>1173</text:p>
              </table:table-cell>
              <table:table-cell office:value-type="float" office:value="9148.37252789398">
                <text:p>9148.372527893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74">
                <text:p>1174</text:p>
              </table:table-cell>
              <table:table-cell office:value-type="float" office:value="9171.82236454957">
                <text:p>9171.822364549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75">
                <text:p>1175</text:p>
              </table:table-cell>
              <table:table-cell office:value-type="float" office:value="9195.33230969304">
                <text:p>9195.332309693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76">
                <text:p>1176</text:p>
              </table:table-cell>
              <table:table-cell office:value-type="float" office:value="9218.90251739924">
                <text:p>9218.902517399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77">
                <text:p>1177</text:p>
              </table:table-cell>
              <table:table-cell office:value-type="float" office:value="9242.53314213798">
                <text:p>9242.533142137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8">
                <text:p>1178</text:p>
              </table:table-cell>
              <table:table-cell office:value-type="float" office:value="9266.224338775">
                <text:p>9266.224338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9">
                <text:p>1179</text:p>
              </table:table-cell>
              <table:table-cell office:value-type="float" office:value="9289.97626257301">
                <text:p>9289.976262573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80">
                <text:p>1180</text:p>
              </table:table-cell>
              <table:table-cell office:value-type="float" office:value="9313.7890691927">
                <text:p>9313.78906919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81">
                <text:p>1181</text:p>
              </table:table-cell>
              <table:table-cell office:value-type="float" office:value="9337.66291469377">
                <text:p>9337.662914693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82">
                <text:p>1182</text:p>
              </table:table-cell>
              <table:table-cell office:value-type="float" office:value="9361.59795553595">
                <text:p>9361.597955535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83">
                <text:p>1183</text:p>
              </table:table-cell>
              <table:table-cell office:value-type="float" office:value="9385.59434857999">
                <text:p>9385.59434857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84">
                <text:p>1184</text:p>
              </table:table-cell>
              <table:table-cell office:value-type="float" office:value="9409.65225108874">
                <text:p>9409.652251088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85">
                <text:p>1185</text:p>
              </table:table-cell>
              <table:table-cell office:value-type="float" office:value="9433.77182072817">
                <text:p>9433.771820728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6">
                <text:p>1186</text:p>
              </table:table-cell>
              <table:table-cell office:value-type="float" office:value="9457.95321556836">
                <text:p>9457.95321556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87">
                <text:p>1187</text:p>
              </table:table-cell>
              <table:table-cell office:value-type="float" office:value="9482.1965940846">
                <text:p>9482.19659408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8">
                <text:p>1188</text:p>
              </table:table-cell>
              <table:table-cell office:value-type="float" office:value="9506.50211515838">
                <text:p>9506.502115158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9">
                <text:p>1189</text:p>
              </table:table-cell>
              <table:table-cell office:value-type="float" office:value="9530.86993807844">
                <text:p>9530.86993807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0">
                <text:p>1190</text:p>
              </table:table-cell>
              <table:table-cell office:value-type="float" office:value="9555.30022254185">
                <text:p>9555.300222541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91">
                <text:p>1191</text:p>
              </table:table-cell>
              <table:table-cell office:value-type="float" office:value="9579.79312865499">
                <text:p>9579.793128654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92">
                <text:p>1192</text:p>
              </table:table-cell>
              <table:table-cell office:value-type="float" office:value="9604.34881693466">
                <text:p>9604.348816934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93">
                <text:p>1193</text:p>
              </table:table-cell>
              <table:table-cell office:value-type="float" office:value="9628.96744830912">
                <text:p>9628.967448309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4">
                <text:p>1194</text:p>
              </table:table-cell>
              <table:table-cell office:value-type="float" office:value="9653.64918411911">
                <text:p>9653.649184119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95">
                <text:p>1195</text:p>
              </table:table-cell>
              <table:table-cell office:value-type="float" office:value="9678.39418611895">
                <text:p>9678.394186118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96">
                <text:p>1196</text:p>
              </table:table-cell>
              <table:table-cell office:value-type="float" office:value="9703.20261647756">
                <text:p>9703.202616477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97">
                <text:p>1197</text:p>
              </table:table-cell>
              <table:table-cell office:value-type="float" office:value="9728.07463777958">
                <text:p>9728.074637779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8">
                <text:p>1198</text:p>
              </table:table-cell>
              <table:table-cell office:value-type="float" office:value="9753.01041302635">
                <text:p>9753.010413026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9">
                <text:p>1199</text:p>
              </table:table-cell>
              <table:table-cell office:value-type="float" office:value="9778.01010563708">
                <text:p>9778.010105637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9803.07387944983">
                <text:p>9803.073879449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1">
                <text:p>1201</text:p>
              </table:table-cell>
              <table:table-cell office:value-type="float" office:value="9828.20189872264">
                <text:p>9828.201898722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2">
                <text:p>1202</text:p>
              </table:table-cell>
              <table:table-cell office:value-type="float" office:value="9853.39432813459">
                <text:p>9853.394328134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3">
                <text:p>1203</text:p>
              </table:table-cell>
              <table:table-cell office:value-type="float" office:value="9878.65133278688">
                <text:p>9878.651332786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04">
                <text:p>1204</text:p>
              </table:table-cell>
              <table:table-cell office:value-type="float" office:value="9903.9730782039">
                <text:p>9903.97307820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05">
                <text:p>1205</text:p>
              </table:table-cell>
              <table:table-cell office:value-type="float" office:value="9929.35973033434">
                <text:p>9929.359730334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06">
                <text:p>1206</text:p>
              </table:table-cell>
              <table:table-cell office:value-type="float" office:value="9954.81145555224">
                <text:p>9954.811455552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07">
                <text:p>1207</text:p>
              </table:table-cell>
              <table:table-cell office:value-type="float" office:value="9980.32842065812">
                <text:p>9980.328420658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8">
                <text:p>1208</text:p>
              </table:table-cell>
              <table:table-cell office:value-type="float" office:value="10005.9107928801">
                <text:p>10005.91079288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9">
                <text:p>1209</text:p>
              </table:table-cell>
              <table:table-cell office:value-type="float" office:value="10031.5587398748">
                <text:p>10031.55873987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10">
                <text:p>1210</text:p>
              </table:table-cell>
              <table:table-cell office:value-type="float" office:value="10057.2724297288">
                <text:p>10057.27242972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11">
                <text:p>1211</text:p>
              </table:table-cell>
              <table:table-cell office:value-type="float" office:value="10083.0520309594">
                <text:p>10083.05203095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12">
                <text:p>1212</text:p>
              </table:table-cell>
              <table:table-cell office:value-type="float" office:value="10108.8977125158">
                <text:p>10108.89771251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13">
                <text:p>1213</text:p>
              </table:table-cell>
              <table:table-cell office:value-type="float" office:value="10134.8096437805">
                <text:p>10134.80964378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14">
                <text:p>1214</text:p>
              </table:table-cell>
              <table:table-cell office:value-type="float" office:value="10160.78799457">
                <text:p>10160.787994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15">
                <text:p>1215</text:p>
              </table:table-cell>
              <table:table-cell office:value-type="float" office:value="10186.832935136">
                <text:p>10186.8329351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16">
                <text:p>1216</text:p>
              </table:table-cell>
              <table:table-cell office:value-type="float" office:value="10212.9446361668">
                <text:p>10212.94463616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17">
                <text:p>1217</text:p>
              </table:table-cell>
              <table:table-cell office:value-type="float" office:value="10239.1232687881">
                <text:p>10239.12326878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8">
                <text:p>1218</text:p>
              </table:table-cell>
              <table:table-cell office:value-type="float" office:value="10265.3690045643">
                <text:p>10265.36900456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9">
                <text:p>1219</text:p>
              </table:table-cell>
              <table:table-cell office:value-type="float" office:value="10291.6820154996">
                <text:p>10291.68201549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20">
                <text:p>1220</text:p>
              </table:table-cell>
              <table:table-cell office:value-type="float" office:value="10318.062474039">
                <text:p>10318.0624740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21">
                <text:p>1221</text:p>
              </table:table-cell>
              <table:table-cell office:value-type="float" office:value="10344.5105530695">
                <text:p>10344.51055306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22">
                <text:p>1222</text:p>
              </table:table-cell>
              <table:table-cell office:value-type="float" office:value="10371.0264259214">
                <text:p>10371.02642592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23">
                <text:p>1223</text:p>
              </table:table-cell>
              <table:table-cell office:value-type="float" office:value="10397.6102663692">
                <text:p>10397.61026636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24">
                <text:p>1224</text:p>
              </table:table-cell>
              <table:table-cell office:value-type="float" office:value="10424.2622486329">
                <text:p>10424.26224863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25">
                <text:p>1225</text:p>
              </table:table-cell>
              <table:table-cell office:value-type="float" office:value="10450.9825473789">
                <text:p>10450.98254737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26">
                <text:p>1226</text:p>
              </table:table-cell>
              <table:table-cell office:value-type="float" office:value="10477.7713377216">
                <text:p>10477.77133772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27">
                <text:p>1227</text:p>
              </table:table-cell>
              <table:table-cell office:value-type="float" office:value="10504.628795224">
                <text:p>10504.6287952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28">
                <text:p>1228</text:p>
              </table:table-cell>
              <table:table-cell office:value-type="float" office:value="10531.5550958993">
                <text:p>10531.55509589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29">
                <text:p>1229</text:p>
              </table:table-cell>
              <table:table-cell office:value-type="float" office:value="10558.5504162118">
                <text:p>10558.55041621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30">
                <text:p>1230</text:p>
              </table:table-cell>
              <table:table-cell office:value-type="float" office:value="10585.614933078">
                <text:p>10585.6149330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31">
                <text:p>1231</text:p>
              </table:table-cell>
              <table:table-cell office:value-type="float" office:value="10612.7488238682">
                <text:p>10612.74882386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32">
                <text:p>1232</text:p>
              </table:table-cell>
              <table:table-cell office:value-type="float" office:value="10639.952266407">
                <text:p>10639.9522664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33">
                <text:p>1233</text:p>
              </table:table-cell>
              <table:table-cell office:value-type="float" office:value="10667.2254389751">
                <text:p>10667.2254389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34">
                <text:p>1234</text:p>
              </table:table-cell>
              <table:table-cell office:value-type="float" office:value="10694.5685203101">
                <text:p>10694.5685203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35">
                <text:p>1235</text:p>
              </table:table-cell>
              <table:table-cell office:value-type="float" office:value="10721.9816896075">
                <text:p>10721.98168960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36">
                <text:p>1236</text:p>
              </table:table-cell>
              <table:table-cell office:value-type="float" office:value="10749.4651265225">
                <text:p>10749.4651265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37">
                <text:p>1237</text:p>
              </table:table-cell>
              <table:table-cell office:value-type="float" office:value="10777.0190111707">
                <text:p>10777.01901117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38">
                <text:p>1238</text:p>
              </table:table-cell>
              <table:table-cell office:value-type="float" office:value="10804.6435241292">
                <text:p>10804.64352412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39">
                <text:p>1239</text:p>
              </table:table-cell>
              <table:table-cell office:value-type="float" office:value="10832.3388464382">
                <text:p>10832.33884643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40">
                <text:p>1240</text:p>
              </table:table-cell>
              <table:table-cell office:value-type="float" office:value="10860.1051596018">
                <text:p>10860.10515960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41">
                <text:p>1241</text:p>
              </table:table-cell>
              <table:table-cell office:value-type="float" office:value="10887.9426455895">
                <text:p>10887.94264558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42">
                <text:p>1242</text:p>
              </table:table-cell>
              <table:table-cell office:value-type="float" office:value="10915.8514868371">
                <text:p>10915.8514868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43">
                <text:p>1243</text:p>
              </table:table-cell>
              <table:table-cell office:value-type="float" office:value="10943.831866248">
                <text:p>10943.831866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44">
                <text:p>1244</text:p>
              </table:table-cell>
              <table:table-cell office:value-type="float" office:value="10971.8839671946">
                <text:p>10971.88396719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45">
                <text:p>1245</text:p>
              </table:table-cell>
              <table:table-cell office:value-type="float" office:value="11000.0079735193">
                <text:p>11000.00797351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6">
                <text:p>1246</text:p>
              </table:table-cell>
              <table:table-cell office:value-type="float" office:value="11028.2040695355">
                <text:p>11028.20406953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47">
                <text:p>1247</text:p>
              </table:table-cell>
              <table:table-cell office:value-type="float" office:value="11056.4724400295">
                <text:p>11056.47244002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8">
                <text:p>1248</text:p>
              </table:table-cell>
              <table:table-cell office:value-type="float" office:value="11084.8132702608">
                <text:p>11084.81327026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9">
                <text:p>1249</text:p>
              </table:table-cell>
              <table:table-cell office:value-type="float" office:value="11113.226745964">
                <text:p>11113.2267459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11141.7130533498">
                <text:p>11141.7130533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1">
                <text:p>1251</text:p>
              </table:table-cell>
              <table:table-cell office:value-type="float" office:value="11170.2723791062">
                <text:p>11170.2723791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2">
                <text:p>1252</text:p>
              </table:table-cell>
              <table:table-cell office:value-type="float" office:value="11198.9049103996">
                <text:p>11198.90491039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53">
                <text:p>1253</text:p>
              </table:table-cell>
              <table:table-cell office:value-type="float" office:value="11227.6108348762">
                <text:p>11227.61083487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54">
                <text:p>1254</text:p>
              </table:table-cell>
              <table:table-cell office:value-type="float" office:value="11256.3903406635">
                <text:p>11256.39034066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55">
                <text:p>1255</text:p>
              </table:table-cell>
              <table:table-cell office:value-type="float" office:value="11285.2436163708">
                <text:p>11285.24361637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56">
                <text:p>1256</text:p>
              </table:table-cell>
              <table:table-cell office:value-type="float" office:value="11314.170851091">
                <text:p>11314.1708510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57">
                <text:p>1257</text:p>
              </table:table-cell>
              <table:table-cell office:value-type="float" office:value="11343.1722344018">
                <text:p>11343.17223440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58">
                <text:p>1258</text:p>
              </table:table-cell>
              <table:table-cell office:value-type="float" office:value="11372.2479563668">
                <text:p>11372.24795636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59">
                <text:p>1259</text:p>
              </table:table-cell>
              <table:table-cell office:value-type="float" office:value="11401.3982075366">
                <text:p>11401.39820753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0">
                <text:p>1260</text:p>
              </table:table-cell>
              <table:table-cell office:value-type="float" office:value="11430.6231789506">
                <text:p>11430.62317895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61">
                <text:p>1261</text:p>
              </table:table-cell>
              <table:table-cell office:value-type="float" office:value="11459.9230621376">
                <text:p>11459.9230621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62">
                <text:p>1262</text:p>
              </table:table-cell>
              <table:table-cell office:value-type="float" office:value="11489.2980491173">
                <text:p>11489.29804911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63">
                <text:p>1263</text:p>
              </table:table-cell>
              <table:table-cell office:value-type="float" office:value="11518.7483324019">
                <text:p>11518.74833240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64">
                <text:p>1264</text:p>
              </table:table-cell>
              <table:table-cell office:value-type="float" office:value="11548.2741049967">
                <text:p>11548.27410499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65">
                <text:p>1265</text:p>
              </table:table-cell>
              <table:table-cell office:value-type="float" office:value="11577.8755604021">
                <text:p>11577.8755604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66">
                <text:p>1266</text:p>
              </table:table-cell>
              <table:table-cell office:value-type="float" office:value="11607.5528926142">
                <text:p>11607.55289261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67">
                <text:p>1267</text:p>
              </table:table-cell>
              <table:table-cell office:value-type="float" office:value="11637.3062961265">
                <text:p>11637.30629612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68">
                <text:p>1268</text:p>
              </table:table-cell>
              <table:table-cell office:value-type="float" office:value="11667.1359659309">
                <text:p>11667.1359659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69">
                <text:p>1269</text:p>
              </table:table-cell>
              <table:table-cell office:value-type="float" office:value="11697.0420975194">
                <text:p>11697.04209751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70">
                <text:p>1270</text:p>
              </table:table-cell>
              <table:table-cell office:value-type="float" office:value="11727.0248868848">
                <text:p>11727.02488688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71">
                <text:p>1271</text:p>
              </table:table-cell>
              <table:table-cell office:value-type="float" office:value="11757.0845305225">
                <text:p>11757.0845305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72">
                <text:p>1272</text:p>
              </table:table-cell>
              <table:table-cell office:value-type="float" office:value="11787.2212254315">
                <text:p>11787.22122543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73">
                <text:p>1273</text:p>
              </table:table-cell>
              <table:table-cell office:value-type="float" office:value="11817.4351691157">
                <text:p>11817.43516911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74">
                <text:p>1274</text:p>
              </table:table-cell>
              <table:table-cell office:value-type="float" office:value="11847.7265595853">
                <text:p>11847.72655958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75">
                <text:p>1275</text:p>
              </table:table-cell>
              <table:table-cell office:value-type="float" office:value="11878.0955953581">
                <text:p>11878.09559535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76">
                <text:p>1276</text:p>
              </table:table-cell>
              <table:table-cell office:value-type="float" office:value="11908.5424754607">
                <text:p>11908.54247546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77">
                <text:p>1277</text:p>
              </table:table-cell>
              <table:table-cell office:value-type="float" office:value="11939.0673994299">
                <text:p>11939.06739942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78">
                <text:p>1278</text:p>
              </table:table-cell>
              <table:table-cell office:value-type="float" office:value="11969.6705673139">
                <text:p>11969.6705673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79">
                <text:p>1279</text:p>
              </table:table-cell>
              <table:table-cell office:value-type="float" office:value="12000.3521796738">
                <text:p>12000.35217967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80">
                <text:p>1280</text:p>
              </table:table-cell>
              <table:table-cell office:value-type="float" office:value="12031.1124375847">
                <text:p>12031.11243758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81">
                <text:p>1281</text:p>
              </table:table-cell>
              <table:table-cell office:value-type="float" office:value="12061.9515426371">
                <text:p>12061.95154263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82">
                <text:p>1282</text:p>
              </table:table-cell>
              <table:table-cell office:value-type="float" office:value="12092.8696969383">
                <text:p>12092.86969693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83">
                <text:p>1283</text:p>
              </table:table-cell>
              <table:table-cell office:value-type="float" office:value="12123.8671031137">
                <text:p>12123.86710311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84">
                <text:p>1284</text:p>
              </table:table-cell>
              <table:table-cell office:value-type="float" office:value="12154.9439643079">
                <text:p>12154.94396430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85">
                <text:p>1285</text:p>
              </table:table-cell>
              <table:table-cell office:value-type="float" office:value="12186.1004841863">
                <text:p>12186.10048418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86">
                <text:p>1286</text:p>
              </table:table-cell>
              <table:table-cell office:value-type="float" office:value="12217.3368669365">
                <text:p>12217.33686693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87">
                <text:p>1287</text:p>
              </table:table-cell>
              <table:table-cell office:value-type="float" office:value="12248.6533172694">
                <text:p>12248.65331726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88">
                <text:p>1288</text:p>
              </table:table-cell>
              <table:table-cell office:value-type="float" office:value="12280.0500404204">
                <text:p>12280.05004042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89">
                <text:p>1289</text:p>
              </table:table-cell>
              <table:table-cell office:value-type="float" office:value="12311.5272421514">
                <text:p>12311.52724215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90">
                <text:p>1290</text:p>
              </table:table-cell>
              <table:table-cell office:value-type="float" office:value="12343.0851287513">
                <text:p>12343.08512875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91">
                <text:p>1291</text:p>
              </table:table-cell>
              <table:table-cell office:value-type="float" office:value="12374.7239070381">
                <text:p>12374.72390703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2">
                <text:p>1292</text:p>
              </table:table-cell>
              <table:table-cell office:value-type="float" office:value="12406.4437843598">
                <text:p>12406.44378435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93">
                <text:p>1293</text:p>
              </table:table-cell>
              <table:table-cell office:value-type="float" office:value="12438.2449685959">
                <text:p>12438.24496859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94">
                <text:p>1294</text:p>
              </table:table-cell>
              <table:table-cell office:value-type="float" office:value="12470.1276681588">
                <text:p>12470.12766815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5">
                <text:p>1295</text:p>
              </table:table-cell>
              <table:table-cell office:value-type="float" office:value="12502.0920919949">
                <text:p>12502.09209199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96">
                <text:p>1296</text:p>
              </table:table-cell>
              <table:table-cell office:value-type="float" office:value="12534.1384495866">
                <text:p>12534.13844958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97">
                <text:p>1297</text:p>
              </table:table-cell>
              <table:table-cell office:value-type="float" office:value="12566.2669509528">
                <text:p>12566.26695095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98">
                <text:p>1298</text:p>
              </table:table-cell>
              <table:table-cell office:value-type="float" office:value="12598.4778066511">
                <text:p>12598.47780665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99">
                <text:p>1299</text:p>
              </table:table-cell>
              <table:table-cell office:value-type="float" office:value="12630.7712277787">
                <text:p>12630.77122777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0">
                <text:p>1300</text:p>
              </table:table-cell>
              <table:table-cell office:value-type="float" office:value="12663.1474259738">
                <text:p>12663.14742597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01">
                <text:p>1301</text:p>
              </table:table-cell>
              <table:table-cell office:value-type="float" office:value="12695.6066134171">
                <text:p>12695.60661341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02">
                <text:p>1302</text:p>
              </table:table-cell>
              <table:table-cell office:value-type="float" office:value="12728.1490028335">
                <text:p>12728.14900283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3">
                <text:p>1303</text:p>
              </table:table-cell>
              <table:table-cell office:value-type="float" office:value="12760.7748074926">
                <text:p>12760.77480749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04">
                <text:p>1304</text:p>
              </table:table-cell>
              <table:table-cell office:value-type="float" office:value="12793.4842412113">
                <text:p>12793.48424121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05">
                <text:p>1305</text:p>
              </table:table-cell>
              <table:table-cell office:value-type="float" office:value="12826.277518354">
                <text:p>12826.2775183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06">
                <text:p>1306</text:p>
              </table:table-cell>
              <table:table-cell office:value-type="float" office:value="12859.154853835">
                <text:p>12859.1548538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07">
                <text:p>1307</text:p>
              </table:table-cell>
              <table:table-cell office:value-type="float" office:value="12892.1164631193">
                <text:p>12892.11646311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08">
                <text:p>1308</text:p>
              </table:table-cell>
              <table:table-cell office:value-type="float" office:value="12925.1625622242">
                <text:p>12925.16256222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09">
                <text:p>1309</text:p>
              </table:table-cell>
              <table:table-cell office:value-type="float" office:value="12958.2933677206">
                <text:p>12958.29336772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10">
                <text:p>1310</text:p>
              </table:table-cell>
              <table:table-cell office:value-type="float" office:value="12991.5090967349">
                <text:p>12991.50909673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11">
                <text:p>1311</text:p>
              </table:table-cell>
              <table:table-cell office:value-type="float" office:value="13024.8099669497">
                <text:p>13024.80996694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12">
                <text:p>1312</text:p>
              </table:table-cell>
              <table:table-cell office:value-type="float" office:value="13058.1961966058">
                <text:p>13058.19619660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13">
                <text:p>1313</text:p>
              </table:table-cell>
              <table:table-cell office:value-type="float" office:value="13091.6680045031">
                <text:p>13091.66800450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14">
                <text:p>1314</text:p>
              </table:table-cell>
              <table:table-cell office:value-type="float" office:value="13125.2256100028">
                <text:p>13125.22561000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5">
                <text:p>1315</text:p>
              </table:table-cell>
              <table:table-cell office:value-type="float" office:value="13158.8692330279">
                <text:p>13158.86923302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16">
                <text:p>1316</text:p>
              </table:table-cell>
              <table:table-cell office:value-type="float" office:value="13192.5990940656">
                <text:p>13192.59909406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17">
                <text:p>1317</text:p>
              </table:table-cell>
              <table:table-cell office:value-type="float" office:value="13226.4154141679">
                <text:p>13226.41541416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18">
                <text:p>1318</text:p>
              </table:table-cell>
              <table:table-cell office:value-type="float" office:value="13260.3184149536">
                <text:p>13260.31841495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19">
                <text:p>1319</text:p>
              </table:table-cell>
              <table:table-cell office:value-type="float" office:value="13294.3083186096">
                <text:p>13294.30831860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20">
                <text:p>1320</text:p>
              </table:table-cell>
              <table:table-cell office:value-type="float" office:value="13328.3853478921">
                <text:p>13328.385347892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21">
                <text:p>1321</text:p>
              </table:table-cell>
              <table:table-cell office:value-type="float" office:value="13362.5497261286">
                <text:p>13362.54972612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22">
                <text:p>1322</text:p>
              </table:table-cell>
              <table:table-cell office:value-type="float" office:value="13396.8016772187">
                <text:p>13396.80167721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23">
                <text:p>1323</text:p>
              </table:table-cell>
              <table:table-cell office:value-type="float" office:value="13431.1414256363">
                <text:p>13431.14142563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24">
                <text:p>1324</text:p>
              </table:table-cell>
              <table:table-cell office:value-type="float" office:value="13465.5691964304">
                <text:p>13465.56919643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25">
                <text:p>1325</text:p>
              </table:table-cell>
              <table:table-cell office:value-type="float" office:value="13500.085215227">
                <text:p>13500.0852152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26">
                <text:p>1326</text:p>
              </table:table-cell>
              <table:table-cell office:value-type="float" office:value="13534.6897082303">
                <text:p>13534.68970823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27">
                <text:p>1327</text:p>
              </table:table-cell>
              <table:table-cell office:value-type="float" office:value="13569.3829022246">
                <text:p>13569.38290222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28">
                <text:p>1328</text:p>
              </table:table-cell>
              <table:table-cell office:value-type="float" office:value="13604.1650245752">
                <text:p>13604.16502457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29">
                <text:p>1329</text:p>
              </table:table-cell>
              <table:table-cell office:value-type="float" office:value="13639.0363032304">
                <text:p>13639.03630323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30">
                <text:p>1330</text:p>
              </table:table-cell>
              <table:table-cell office:value-type="float" office:value="13673.9969667228">
                <text:p>13673.99696672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31">
                <text:p>1331</text:p>
              </table:table-cell>
              <table:table-cell office:value-type="float" office:value="13709.0472441706">
                <text:p>13709.04724417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32">
                <text:p>1332</text:p>
              </table:table-cell>
              <table:table-cell office:value-type="float" office:value="13744.1873652795">
                <text:p>13744.18736527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33">
                <text:p>1333</text:p>
              </table:table-cell>
              <table:table-cell office:value-type="float" office:value="13779.4175603439">
                <text:p>13779.41756034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34">
                <text:p>1334</text:p>
              </table:table-cell>
              <table:table-cell office:value-type="float" office:value="13814.7380602486">
                <text:p>13814.73806024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35">
                <text:p>1335</text:p>
              </table:table-cell>
              <table:table-cell office:value-type="float" office:value="13850.1490964701">
                <text:p>13850.14909647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36">
                <text:p>1336</text:p>
              </table:table-cell>
              <table:table-cell office:value-type="float" office:value="13885.6509010782">
                <text:p>13885.65090107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37">
                <text:p>1337</text:p>
              </table:table-cell>
              <table:table-cell office:value-type="float" office:value="13921.2437067378">
                <text:p>13921.24370673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38">
                <text:p>1338</text:p>
              </table:table-cell>
              <table:table-cell office:value-type="float" office:value="13956.92774671">
                <text:p>13956.927746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39">
                <text:p>1339</text:p>
              </table:table-cell>
              <table:table-cell office:value-type="float" office:value="13992.7032548538">
                <text:p>13992.70325485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40">
                <text:p>1340</text:p>
              </table:table-cell>
              <table:table-cell office:value-type="float" office:value="14028.5704656277">
                <text:p>14028.57046562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41">
                <text:p>1341</text:p>
              </table:table-cell>
              <table:table-cell office:value-type="float" office:value="14064.5296140913">
                <text:p>14064.52961409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42">
                <text:p>1342</text:p>
              </table:table-cell>
              <table:table-cell office:value-type="float" office:value="14100.5809359064">
                <text:p>14100.58093590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43">
                <text:p>1343</text:p>
              </table:table-cell>
              <table:table-cell office:value-type="float" office:value="14136.7246673393">
                <text:p>14136.72466733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44">
                <text:p>1344</text:p>
              </table:table-cell>
              <table:table-cell office:value-type="float" office:value="14172.9610452615">
                <text:p>14172.96104526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45">
                <text:p>1345</text:p>
              </table:table-cell>
              <table:table-cell office:value-type="float" office:value="14209.290307152">
                <text:p>14209.2903071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46">
                <text:p>1346</text:p>
              </table:table-cell>
              <table:table-cell office:value-type="float" office:value="14245.7126910983">
                <text:p>14245.71269109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47">
                <text:p>1347</text:p>
              </table:table-cell>
              <table:table-cell office:value-type="float" office:value="14282.2284357983">
                <text:p>14282.22843579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48">
                <text:p>1348</text:p>
              </table:table-cell>
              <table:table-cell office:value-type="float" office:value="14318.8377805616">
                <text:p>14318.83778056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49">
                <text:p>1349</text:p>
              </table:table-cell>
              <table:table-cell office:value-type="float" office:value="14355.5409653115">
                <text:p>14355.54096531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50">
                <text:p>1350</text:p>
              </table:table-cell>
              <table:table-cell office:value-type="float" office:value="14392.338230586">
                <text:p>14392.3382305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51">
                <text:p>1351</text:p>
              </table:table-cell>
              <table:table-cell office:value-type="float" office:value="14429.2298175399">
                <text:p>14429.22981753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52">
                <text:p>1352</text:p>
              </table:table-cell>
              <table:table-cell office:value-type="float" office:value="14466.215967946">
                <text:p>14466.2159679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53">
                <text:p>1353</text:p>
              </table:table-cell>
              <table:table-cell office:value-type="float" office:value="14503.2969241968">
                <text:p>14503.29692419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54">
                <text:p>1354</text:p>
              </table:table-cell>
              <table:table-cell office:value-type="float" office:value="14540.4729293062">
                <text:p>14540.47292930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55">
                <text:p>1355</text:p>
              </table:table-cell>
              <table:table-cell office:value-type="float" office:value="14577.7442269111">
                <text:p>14577.74422691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56">
                <text:p>1356</text:p>
              </table:table-cell>
              <table:table-cell office:value-type="float" office:value="14615.1110612727">
                <text:p>14615.11106127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57">
                <text:p>1357</text:p>
              </table:table-cell>
              <table:table-cell office:value-type="float" office:value="14652.5736772784">
                <text:p>14652.57367727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58">
                <text:p>1358</text:p>
              </table:table-cell>
              <table:table-cell office:value-type="float" office:value="14690.1323204435">
                <text:p>14690.13232044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59">
                <text:p>1359</text:p>
              </table:table-cell>
              <table:table-cell office:value-type="float" office:value="14727.7872369123">
                <text:p>14727.78723691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60">
                <text:p>1360</text:p>
              </table:table-cell>
              <table:table-cell office:value-type="float" office:value="14765.5386734603">
                <text:p>14765.53867346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61">
                <text:p>1361</text:p>
              </table:table-cell>
              <table:table-cell office:value-type="float" office:value="14803.3868774953">
                <text:p>14803.38687749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62">
                <text:p>1362</text:p>
              </table:table-cell>
              <table:table-cell office:value-type="float" office:value="14841.3320970596">
                <text:p>14841.33209705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63">
                <text:p>1363</text:p>
              </table:table-cell>
              <table:table-cell office:value-type="float" office:value="14879.374580831">
                <text:p>14879.3745808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64">
                <text:p>1364</text:p>
              </table:table-cell>
              <table:table-cell office:value-type="float" office:value="14917.514578125">
                <text:p>14917.5145781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65">
                <text:p>1365</text:p>
              </table:table-cell>
              <table:table-cell office:value-type="float" office:value="14955.7523388959">
                <text:p>14955.75233889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66">
                <text:p>1366</text:p>
              </table:table-cell>
              <table:table-cell office:value-type="float" office:value="14994.0881137388">
                <text:p>14994.08811373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67">
                <text:p>1367</text:p>
              </table:table-cell>
              <table:table-cell office:value-type="float" office:value="15032.5221538912">
                <text:p>15032.52215389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8">
                <text:p>1368</text:p>
              </table:table-cell>
              <table:table-cell office:value-type="float" office:value="15071.0547112347">
                <text:p>15071.05471123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69">
                <text:p>1369</text:p>
              </table:table-cell>
              <table:table-cell office:value-type="float" office:value="15109.6860382962">
                <text:p>15109.68603829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70">
                <text:p>1370</text:p>
              </table:table-cell>
              <table:table-cell office:value-type="float" office:value="15148.4163882503">
                <text:p>15148.41638825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71">
                <text:p>1371</text:p>
              </table:table-cell>
              <table:table-cell office:value-type="float" office:value="15187.2460149202">
                <text:p>15187.24601492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72">
                <text:p>1372</text:p>
              </table:table-cell>
              <table:table-cell office:value-type="float" office:value="15226.1751727799">
                <text:p>15226.17517277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73">
                <text:p>1373</text:p>
              </table:table-cell>
              <table:table-cell office:value-type="float" office:value="15265.2041169558">
                <text:p>15265.20411695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74">
                <text:p>1374</text:p>
              </table:table-cell>
              <table:table-cell office:value-type="float" office:value="15304.333103228">
                <text:p>15304.3331032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75">
                <text:p>1375</text:p>
              </table:table-cell>
              <table:table-cell office:value-type="float" office:value="15343.5623880324">
                <text:p>15343.56238803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76">
                <text:p>1376</text:p>
              </table:table-cell>
              <table:table-cell office:value-type="float" office:value="15382.8922284622">
                <text:p>15382.89222846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77">
                <text:p>1377</text:p>
              </table:table-cell>
              <table:table-cell office:value-type="float" office:value="15422.3228822695">
                <text:p>15422.32288226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78">
                <text:p>1378</text:p>
              </table:table-cell>
              <table:table-cell office:value-type="float" office:value="15461.8546078673">
                <text:p>15461.85460786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79">
                <text:p>1379</text:p>
              </table:table-cell>
              <table:table-cell office:value-type="float" office:value="15501.4876643308">
                <text:p>15501.4876643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80">
                <text:p>1380</text:p>
              </table:table-cell>
              <table:table-cell office:value-type="float" office:value="15541.2223113993">
                <text:p>15541.22231139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1">
                <text:p>1381</text:p>
              </table:table-cell>
              <table:table-cell office:value-type="float" office:value="15581.058809478">
                <text:p>15581.0588094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2">
                <text:p>1382</text:p>
              </table:table-cell>
              <table:table-cell office:value-type="float" office:value="15620.9974196395">
                <text:p>15620.99741963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83">
                <text:p>1383</text:p>
              </table:table-cell>
              <table:table-cell office:value-type="float" office:value="15661.0384036255">
                <text:p>15661.03840362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84">
                <text:p>1384</text:p>
              </table:table-cell>
              <table:table-cell office:value-type="float" office:value="15701.1820238489">
                <text:p>15701.18202384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85">
                <text:p>1385</text:p>
              </table:table-cell>
              <table:table-cell office:value-type="float" office:value="15741.428543395">
                <text:p>15741.4285433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86">
                <text:p>1386</text:p>
              </table:table-cell>
              <table:table-cell office:value-type="float" office:value="15781.7782260236">
                <text:p>15781.77822602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87">
                <text:p>1387</text:p>
              </table:table-cell>
              <table:table-cell office:value-type="float" office:value="15822.2313361704">
                <text:p>15822.23133617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8">
                <text:p>1388</text:p>
              </table:table-cell>
              <table:table-cell office:value-type="float" office:value="15862.7881389491">
                <text:p>15862.78813894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89">
                <text:p>1389</text:p>
              </table:table-cell>
              <table:table-cell office:value-type="float" office:value="15903.448900153">
                <text:p>15903.4489001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0">
                <text:p>1390</text:p>
              </table:table-cell>
              <table:table-cell office:value-type="float" office:value="15944.2138862565">
                <text:p>15944.21388625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1">
                <text:p>1391</text:p>
              </table:table-cell>
              <table:table-cell office:value-type="float" office:value="15985.0833644172">
                <text:p>15985.08336441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92">
                <text:p>1392</text:p>
              </table:table-cell>
              <table:table-cell office:value-type="float" office:value="16026.0576024774">
                <text:p>16026.05760247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93">
                <text:p>1393</text:p>
              </table:table-cell>
              <table:table-cell office:value-type="float" office:value="16067.1368689661">
                <text:p>16067.13686896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94">
                <text:p>1394</text:p>
              </table:table-cell>
              <table:table-cell office:value-type="float" office:value="16108.3214331005">
                <text:p>16108.3214331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95">
                <text:p>1395</text:p>
              </table:table-cell>
              <table:table-cell office:value-type="float" office:value="16149.6115647878">
                <text:p>16149.61156478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96">
                <text:p>1396</text:p>
              </table:table-cell>
              <table:table-cell office:value-type="float" office:value="16191.0075346274">
                <text:p>16191.00753462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97">
                <text:p>1397</text:p>
              </table:table-cell>
              <table:table-cell office:value-type="float" office:value="16232.5096139118">
                <text:p>16232.50961391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98">
                <text:p>1398</text:p>
              </table:table-cell>
              <table:table-cell office:value-type="float" office:value="16274.1180746294">
                <text:p>16274.11807462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99">
                <text:p>1399</text:p>
              </table:table-cell>
              <table:table-cell office:value-type="float" office:value="16315.8331894654">
                <text:p>16315.83318946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00">
                <text:p>1400</text:p>
              </table:table-cell>
              <table:table-cell office:value-type="float" office:value="16357.6552318043">
                <text:p>16357.65523180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01">
                <text:p>1401</text:p>
              </table:table-cell>
              <table:table-cell office:value-type="float" office:value="16399.5844757309">
                <text:p>16399.58447573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02">
                <text:p>1402</text:p>
              </table:table-cell>
              <table:table-cell office:value-type="float" office:value="16441.6211960332">
                <text:p>16441.621196033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03">
                <text:p>1403</text:p>
              </table:table-cell>
              <table:table-cell office:value-type="float" office:value="16483.7656682029">
                <text:p>16483.76566820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04">
                <text:p>1404</text:p>
              </table:table-cell>
              <table:table-cell office:value-type="float" office:value="16526.0181684383">
                <text:p>16526.01816843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05">
                <text:p>1405</text:p>
              </table:table-cell>
              <table:table-cell office:value-type="float" office:value="16568.3789736455">
                <text:p>16568.37897364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06">
                <text:p>1406</text:p>
              </table:table-cell>
              <table:table-cell office:value-type="float" office:value="16610.8483614405">
                <text:p>16610.84836144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07">
                <text:p>1407</text:p>
              </table:table-cell>
              <table:table-cell office:value-type="float" office:value="16653.4266101507">
                <text:p>16653.42661015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08">
                <text:p>1408</text:p>
              </table:table-cell>
              <table:table-cell office:value-type="float" office:value="16696.1139988172">
                <text:p>16696.11399881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09">
                <text:p>1409</text:p>
              </table:table-cell>
              <table:table-cell office:value-type="float" office:value="16738.9108071961">
                <text:p>16738.91080719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10">
                <text:p>1410</text:p>
              </table:table-cell>
              <table:table-cell office:value-type="float" office:value="16781.8173157608">
                <text:p>16781.81731576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11">
                <text:p>1411</text:p>
              </table:table-cell>
              <table:table-cell office:value-type="float" office:value="16824.8338057036">
                <text:p>16824.83380570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12">
                <text:p>1412</text:p>
              </table:table-cell>
              <table:table-cell office:value-type="float" office:value="16867.9605589374">
                <text:p>16867.96055893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13">
                <text:p>1413</text:p>
              </table:table-cell>
              <table:table-cell office:value-type="float" office:value="16911.1978580978">
                <text:p>16911.19785809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14">
                <text:p>1414</text:p>
              </table:table-cell>
              <table:table-cell office:value-type="float" office:value="16954.5459865451">
                <text:p>16954.54598654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15">
                <text:p>1415</text:p>
              </table:table-cell>
              <table:table-cell office:value-type="float" office:value="16998.0052283657">
                <text:p>16998.00522836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16">
                <text:p>1416</text:p>
              </table:table-cell>
              <table:table-cell office:value-type="float" office:value="17041.5758683741">
                <text:p>17041.57586837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17">
                <text:p>1417</text:p>
              </table:table-cell>
              <table:table-cell office:value-type="float" office:value="17085.2581921152">
                <text:p>17085.25819211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18">
                <text:p>1418</text:p>
              </table:table-cell>
              <table:table-cell office:value-type="float" office:value="17129.0524858655">
                <text:p>17129.05248586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19">
                <text:p>1419</text:p>
              </table:table-cell>
              <table:table-cell office:value-type="float" office:value="17172.9590366354">
                <text:p>17172.95903663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20">
                <text:p>1420</text:p>
              </table:table-cell>
              <table:table-cell office:value-type="float" office:value="17216.9781321712">
                <text:p>17216.97813217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21">
                <text:p>1421</text:p>
              </table:table-cell>
              <table:table-cell office:value-type="float" office:value="17261.1100609565">
                <text:p>17261.11006095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22">
                <text:p>1422</text:p>
              </table:table-cell>
              <table:table-cell office:value-type="float" office:value="17305.3551122145">
                <text:p>17305.35511221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23">
                <text:p>1423</text:p>
              </table:table-cell>
              <table:table-cell office:value-type="float" office:value="17349.7135759096">
                <text:p>17349.71357590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24">
                <text:p>1424</text:p>
              </table:table-cell>
              <table:table-cell office:value-type="float" office:value="17394.1857427498">
                <text:p>17394.18574274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25">
                <text:p>1425</text:p>
              </table:table-cell>
              <table:table-cell office:value-type="float" office:value="17438.7719041879">
                <text:p>17438.77190418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26">
                <text:p>1426</text:p>
              </table:table-cell>
              <table:table-cell office:value-type="float" office:value="17483.4723524239">
                <text:p>17483.47235242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27">
                <text:p>1427</text:p>
              </table:table-cell>
              <table:table-cell office:value-type="float" office:value="17528.287380407">
                <text:p>17528.2873804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28">
                <text:p>1428</text:p>
              </table:table-cell>
              <table:table-cell office:value-type="float" office:value="17573.217281837">
                <text:p>17573.2172818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29">
                <text:p>1429</text:p>
              </table:table-cell>
              <table:table-cell office:value-type="float" office:value="17618.2623511666">
                <text:p>17618.26235116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30">
                <text:p>1430</text:p>
              </table:table-cell>
              <table:table-cell office:value-type="float" office:value="17663.4228836034">
                <text:p>17663.42288360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31">
                <text:p>1431</text:p>
              </table:table-cell>
              <table:table-cell office:value-type="float" office:value="17708.6991751117">
                <text:p>17708.69917511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32">
                <text:p>1432</text:p>
              </table:table-cell>
              <table:table-cell office:value-type="float" office:value="17754.0915224142">
                <text:p>17754.09152241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33">
                <text:p>1433</text:p>
              </table:table-cell>
              <table:table-cell office:value-type="float" office:value="17799.6002229946">
                <text:p>17799.60022299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34">
                <text:p>1434</text:p>
              </table:table-cell>
              <table:table-cell office:value-type="float" office:value="17845.2255750986">
                <text:p>17845.22557509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35">
                <text:p>1435</text:p>
              </table:table-cell>
              <table:table-cell office:value-type="float" office:value="17890.9678777368">
                <text:p>17890.96787773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36">
                <text:p>1436</text:p>
              </table:table-cell>
              <table:table-cell office:value-type="float" office:value="17936.8274306862">
                <text:p>17936.82743068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37">
                <text:p>1437</text:p>
              </table:table-cell>
              <table:table-cell office:value-type="float" office:value="17982.804534492">
                <text:p>17982.8045344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8">
                <text:p>1438</text:p>
              </table:table-cell>
              <table:table-cell office:value-type="float" office:value="18028.8994904699">
                <text:p>18028.89949046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39">
                <text:p>1439</text:p>
              </table:table-cell>
              <table:table-cell office:value-type="float" office:value="18075.1126007081">
                <text:p>18075.11260070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40">
                <text:p>1440</text:p>
              </table:table-cell>
              <table:table-cell office:value-type="float" office:value="18121.444168069">
                <text:p>18121.4441680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41">
                <text:p>1441</text:p>
              </table:table-cell>
              <table:table-cell office:value-type="float" office:value="18167.8944961911">
                <text:p>18167.89449619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42">
                <text:p>1442</text:p>
              </table:table-cell>
              <table:table-cell office:value-type="float" office:value="18214.4638894917">
                <text:p>18214.46388949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43">
                <text:p>1443</text:p>
              </table:table-cell>
              <table:table-cell office:value-type="float" office:value="18261.152653168">
                <text:p>18261.1526531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44">
                <text:p>1444</text:p>
              </table:table-cell>
              <table:table-cell office:value-type="float" office:value="18307.9610931997">
                <text:p>18307.96109319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45">
                <text:p>1445</text:p>
              </table:table-cell>
              <table:table-cell office:value-type="float" office:value="18354.8895163508">
                <text:p>18354.88951635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46">
                <text:p>1446</text:p>
              </table:table-cell>
              <table:table-cell office:value-type="float" office:value="18401.9382301715">
                <text:p>18401.93823017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47">
                <text:p>1447</text:p>
              </table:table-cell>
              <table:table-cell office:value-type="float" office:value="18449.1075430004">
                <text:p>18449.10754300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48">
                <text:p>1448</text:p>
              </table:table-cell>
              <table:table-cell office:value-type="float" office:value="18496.3977639666">
                <text:p>18496.39776396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49">
                <text:p>1449</text:p>
              </table:table-cell>
              <table:table-cell office:value-type="float" office:value="18543.8092029913">
                <text:p>18543.80920299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50">
                <text:p>1450</text:p>
              </table:table-cell>
              <table:table-cell office:value-type="float" office:value="18591.3421707904">
                <text:p>18591.34217079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51">
                <text:p>1451</text:p>
              </table:table-cell>
              <table:table-cell office:value-type="float" office:value="18638.9969788761">
                <text:p>18638.99697887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52">
                <text:p>1452</text:p>
              </table:table-cell>
              <table:table-cell office:value-type="float" office:value="18686.7739395591">
                <text:p>18686.77393955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53">
                <text:p>1453</text:p>
              </table:table-cell>
              <table:table-cell office:value-type="float" office:value="18734.6733659507">
                <text:p>18734.67336595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54">
                <text:p>1454</text:p>
              </table:table-cell>
              <table:table-cell office:value-type="float" office:value="18782.6955719647">
                <text:p>18782.69557196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55">
                <text:p>1455</text:p>
              </table:table-cell>
              <table:table-cell office:value-type="float" office:value="18830.8408723196">
                <text:p>18830.84087231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6">
                <text:p>1456</text:p>
              </table:table-cell>
              <table:table-cell office:value-type="float" office:value="18879.1095825407">
                <text:p>18879.10958254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57">
                <text:p>1457</text:p>
              </table:table-cell>
              <table:table-cell office:value-type="float" office:value="18927.5020189619">
                <text:p>18927.50201896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58">
                <text:p>1458</text:p>
              </table:table-cell>
              <table:table-cell office:value-type="float" office:value="18976.0184987281">
                <text:p>18976.01849872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59">
                <text:p>1459</text:p>
              </table:table-cell>
              <table:table-cell office:value-type="float" office:value="19024.659339797">
                <text:p>19024.6593397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60">
                <text:p>1460</text:p>
              </table:table-cell>
              <table:table-cell office:value-type="float" office:value="19073.4248609415">
                <text:p>19073.42486094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61">
                <text:p>1461</text:p>
              </table:table-cell>
              <table:table-cell office:value-type="float" office:value="19122.3153817514">
                <text:p>19122.31538175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2">
                <text:p>1462</text:p>
              </table:table-cell>
              <table:table-cell office:value-type="float" office:value="19171.3312226358">
                <text:p>19171.33122263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63">
                <text:p>1463</text:p>
              </table:table-cell>
              <table:table-cell office:value-type="float" office:value="19220.4727048252">
                <text:p>19220.47270482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64">
                <text:p>1464</text:p>
              </table:table-cell>
              <table:table-cell office:value-type="float" office:value="19269.7401503732">
                <text:p>19269.74015037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65">
                <text:p>1465</text:p>
              </table:table-cell>
              <table:table-cell office:value-type="float" office:value="19319.1338821593">
                <text:p>19319.13388215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6">
                <text:p>1466</text:p>
              </table:table-cell>
              <table:table-cell office:value-type="float" office:value="19368.6542238904">
                <text:p>19368.65422389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7">
                <text:p>1467</text:p>
              </table:table-cell>
              <table:table-cell office:value-type="float" office:value="19418.301500103">
                <text:p>19418.3015001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68">
                <text:p>1468</text:p>
              </table:table-cell>
              <table:table-cell office:value-type="float" office:value="19468.0760361659">
                <text:p>19468.07603616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69">
                <text:p>1469</text:p>
              </table:table-cell>
              <table:table-cell office:value-type="float" office:value="19517.9781582816">
                <text:p>19517.97815828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70">
                <text:p>1470</text:p>
              </table:table-cell>
              <table:table-cell office:value-type="float" office:value="19568.0081934888">
                <text:p>19568.00819348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71">
                <text:p>1471</text:p>
              </table:table-cell>
              <table:table-cell office:value-type="float" office:value="19618.1664696646">
                <text:p>19618.16646966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72">
                <text:p>1472</text:p>
              </table:table-cell>
              <table:table-cell office:value-type="float" office:value="19668.4533155263">
                <text:p>19668.45331552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73">
                <text:p>1473</text:p>
              </table:table-cell>
              <table:table-cell office:value-type="float" office:value="19718.8690606341">
                <text:p>19718.86906063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74">
                <text:p>1474</text:p>
              </table:table-cell>
              <table:table-cell office:value-type="float" office:value="19769.4140353927">
                <text:p>19769.41403539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75">
                <text:p>1475</text:p>
              </table:table-cell>
              <table:table-cell office:value-type="float" office:value="19820.0885710539">
                <text:p>19820.08857105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76">
                <text:p>1476</text:p>
              </table:table-cell>
              <table:table-cell office:value-type="float" office:value="19870.8929997185">
                <text:p>19870.89299971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77">
                <text:p>1477</text:p>
              </table:table-cell>
              <table:table-cell office:value-type="float" office:value="19921.8276543386">
                <text:p>19921.82765433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78">
                <text:p>1478</text:p>
              </table:table-cell>
              <table:table-cell office:value-type="float" office:value="19972.8928687197">
                <text:p>19972.89286871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79">
                <text:p>1479</text:p>
              </table:table-cell>
              <table:table-cell office:value-type="float" office:value="20024.088977523">
                <text:p>20024.0889775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80">
                <text:p>1480</text:p>
              </table:table-cell>
              <table:table-cell office:value-type="float" office:value="20075.4163162674">
                <text:p>20075.41631626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81">
                <text:p>1481</text:p>
              </table:table-cell>
              <table:table-cell office:value-type="float" office:value="20126.8752213321">
                <text:p>20126.87522133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82">
                <text:p>1482</text:p>
              </table:table-cell>
              <table:table-cell office:value-type="float" office:value="20178.4660299583">
                <text:p>20178.46602995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83">
                <text:p>1483</text:p>
              </table:table-cell>
              <table:table-cell office:value-type="float" office:value="20230.1890802517">
                <text:p>20230.18908025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84">
                <text:p>1484</text:p>
              </table:table-cell>
              <table:table-cell office:value-type="float" office:value="20282.0447111847">
                <text:p>20282.04471118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85">
                <text:p>1485</text:p>
              </table:table-cell>
              <table:table-cell office:value-type="float" office:value="20334.0332625984">
                <text:p>20334.03326259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486">
                <text:p>1486</text:p>
              </table:table-cell>
              <table:table-cell office:value-type="float" office:value="20386.1550752054">
                <text:p>20386.15507520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87">
                <text:p>1487</text:p>
              </table:table-cell>
              <table:table-cell office:value-type="float" office:value="20438.4104905912">
                <text:p>20438.41049059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88">
                <text:p>1488</text:p>
              </table:table-cell>
              <table:table-cell office:value-type="float" office:value="20490.7998512171">
                <text:p>20490.79985121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89">
                <text:p>1489</text:p>
              </table:table-cell>
              <table:table-cell office:value-type="float" office:value="20543.3235004223">
                <text:p>20543.32350042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90">
                <text:p>1490</text:p>
              </table:table-cell>
              <table:table-cell office:value-type="float" office:value="20595.9817824259">
                <text:p>20595.98178242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1">
                <text:p>1491</text:p>
              </table:table-cell>
              <table:table-cell office:value-type="float" office:value="20648.7750423294">
                <text:p>20648.77504232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92">
                <text:p>1492</text:p>
              </table:table-cell>
              <table:table-cell office:value-type="float" office:value="20701.703626119">
                <text:p>20701.7036261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93">
                <text:p>1493</text:p>
              </table:table-cell>
              <table:table-cell office:value-type="float" office:value="20754.7678806675">
                <text:p>20754.76788066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94">
                <text:p>1494</text:p>
              </table:table-cell>
              <table:table-cell office:value-type="float" office:value="20807.9681537371">
                <text:p>20807.96815373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95">
                <text:p>1495</text:p>
              </table:table-cell>
              <table:table-cell office:value-type="float" office:value="20861.3047939813">
                <text:p>20861.30479398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96">
                <text:p>1496</text:p>
              </table:table-cell>
              <table:table-cell office:value-type="float" office:value="20914.7781509472">
                <text:p>20914.77815094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97">
                <text:p>1497</text:p>
              </table:table-cell>
              <table:table-cell office:value-type="float" office:value="20968.3885750781">
                <text:p>20968.38857507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98">
                <text:p>1498</text:p>
              </table:table-cell>
              <table:table-cell office:value-type="float" office:value="21022.1364177154">
                <text:p>21022.13641771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99">
                <text:p>1499</text:p>
              </table:table-cell>
              <table:table-cell office:value-type="float" office:value="21076.0220311011">
                <text:p>21076.02203110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00">
                <text:p>1500</text:p>
              </table:table-cell>
              <table:table-cell office:value-type="float" office:value="21130.0457683803">
                <text:p>21130.04576838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01">
                <text:p>1501</text:p>
              </table:table-cell>
              <table:table-cell office:value-type="float" office:value="21184.2079836031">
                <text:p>21184.20798360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02">
                <text:p>1502</text:p>
              </table:table-cell>
              <table:table-cell office:value-type="float" office:value="21238.5090317271">
                <text:p>21238.50903172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03">
                <text:p>1503</text:p>
              </table:table-cell>
              <table:table-cell office:value-type="float" office:value="21292.9492686199">
                <text:p>21292.94926861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04">
                <text:p>1504</text:p>
              </table:table-cell>
              <table:table-cell office:value-type="float" office:value="21347.5290510613">
                <text:p>21347.52905106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05">
                <text:p>1505</text:p>
              </table:table-cell>
              <table:table-cell office:value-type="float" office:value="21402.2487367454">
                <text:p>21402.24873674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06">
                <text:p>1506</text:p>
              </table:table-cell>
              <table:table-cell office:value-type="float" office:value="21457.1086842835">
                <text:p>21457.10868428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07">
                <text:p>1507</text:p>
              </table:table-cell>
              <table:table-cell office:value-type="float" office:value="21512.1092532058">
                <text:p>21512.10925320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08">
                <text:p>1508</text:p>
              </table:table-cell>
              <table:table-cell office:value-type="float" office:value="21567.2508039644">
                <text:p>21567.25080396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09">
                <text:p>1509</text:p>
              </table:table-cell>
              <table:table-cell office:value-type="float" office:value="21622.533697935">
                <text:p>21622.53369793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10">
                <text:p>1510</text:p>
              </table:table-cell>
              <table:table-cell office:value-type="float" office:value="21677.9582974198">
                <text:p>21677.95829741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11">
                <text:p>1511</text:p>
              </table:table-cell>
              <table:table-cell office:value-type="float" office:value="21733.5249656497">
                <text:p>21733.52496564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12">
                <text:p>1512</text:p>
              </table:table-cell>
              <table:table-cell office:value-type="float" office:value="21789.2340667867">
                <text:p>21789.23406678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13">
                <text:p>1513</text:p>
              </table:table-cell>
              <table:table-cell office:value-type="float" office:value="21845.085965926">
                <text:p>21845.0859659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14">
                <text:p>1514</text:p>
              </table:table-cell>
              <table:table-cell office:value-type="float" office:value="21901.0810290988">
                <text:p>21901.081029098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15">
                <text:p>1515</text:p>
              </table:table-cell>
              <table:table-cell office:value-type="float" office:value="21957.2196232747">
                <text:p>21957.21962327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16">
                <text:p>1516</text:p>
              </table:table-cell>
              <table:table-cell office:value-type="float" office:value="22013.5021163637">
                <text:p>22013.50211636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17">
                <text:p>1517</text:p>
              </table:table-cell>
              <table:table-cell office:value-type="float" office:value="22069.928877219">
                <text:p>22069.9288772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18">
                <text:p>1518</text:p>
              </table:table-cell>
              <table:table-cell office:value-type="float" office:value="22126.5002756391">
                <text:p>22126.50027563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19">
                <text:p>1519</text:p>
              </table:table-cell>
              <table:table-cell office:value-type="float" office:value="22183.2166823706">
                <text:p>22183.21668237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20">
                <text:p>1520</text:p>
              </table:table-cell>
              <table:table-cell office:value-type="float" office:value="22240.0784691104">
                <text:p>22240.07846911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21">
                <text:p>1521</text:p>
              </table:table-cell>
              <table:table-cell office:value-type="float" office:value="22297.086008508">
                <text:p>22297.0860085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22">
                <text:p>1522</text:p>
              </table:table-cell>
              <table:table-cell office:value-type="float" office:value="22354.2396741683">
                <text:p>22354.239674168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23">
                <text:p>1523</text:p>
              </table:table-cell>
              <table:table-cell office:value-type="float" office:value="22411.5398406538">
                <text:p>22411.53984065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24">
                <text:p>1524</text:p>
              </table:table-cell>
              <table:table-cell office:value-type="float" office:value="22468.986883487">
                <text:p>22468.9868834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25">
                <text:p>1525</text:p>
              </table:table-cell>
              <table:table-cell office:value-type="float" office:value="22526.581179153">
                <text:p>22526.58117915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26">
                <text:p>1526</text:p>
              </table:table-cell>
              <table:table-cell office:value-type="float" office:value="22584.323105102">
                <text:p>22584.3231051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27">
                <text:p>1527</text:p>
              </table:table-cell>
              <table:table-cell office:value-type="float" office:value="22642.2130397518">
                <text:p>22642.21303975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28">
                <text:p>1528</text:p>
              </table:table-cell>
              <table:table-cell office:value-type="float" office:value="22700.25136249">
                <text:p>22700.251362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29">
                <text:p>1529</text:p>
              </table:table-cell>
              <table:table-cell office:value-type="float" office:value="22758.4384536768">
                <text:p>22758.43845367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30">
                <text:p>1530</text:p>
              </table:table-cell>
              <table:table-cell office:value-type="float" office:value="22816.7746946473">
                <text:p>22816.77469464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31">
                <text:p>1531</text:p>
              </table:table-cell>
              <table:table-cell office:value-type="float" office:value="22875.2604677141">
                <text:p>22875.26046771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32">
                <text:p>1532</text:p>
              </table:table-cell>
              <table:table-cell office:value-type="float" office:value="22933.8961561698">
                <text:p>22933.89615616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33">
                <text:p>1533</text:p>
              </table:table-cell>
              <table:table-cell office:value-type="float" office:value="22992.6821442894">
                <text:p>22992.68214428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34">
                <text:p>1534</text:p>
              </table:table-cell>
              <table:table-cell office:value-type="float" office:value="23051.618817333">
                <text:p>23051.618817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35">
                <text:p>1535</text:p>
              </table:table-cell>
              <table:table-cell office:value-type="float" office:value="23110.7065615482">
                <text:p>23110.706561548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36">
                <text:p>1536</text:p>
              </table:table-cell>
              <table:table-cell office:value-type="float" office:value="23169.9457641726">
                <text:p>23169.94576417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37">
                <text:p>1537</text:p>
              </table:table-cell>
              <table:table-cell office:value-type="float" office:value="23229.3368134365">
                <text:p>23229.33681343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38">
                <text:p>1538</text:p>
              </table:table-cell>
              <table:table-cell office:value-type="float" office:value="23288.8800985653">
                <text:p>23288.88009856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39">
                <text:p>1539</text:p>
              </table:table-cell>
              <table:table-cell office:value-type="float" office:value="23348.5760097821">
                <text:p>23348.57600978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540">
                <text:p>1540</text:p>
              </table:table-cell>
              <table:table-cell office:value-type="float" office:value="23408.4249383101">
                <text:p>23408.42493831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41">
                <text:p>1541</text:p>
              </table:table-cell>
              <table:table-cell office:value-type="float" office:value="23468.4272763756">
                <text:p>23468.42727637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542">
                <text:p>1542</text:p>
              </table:table-cell>
              <table:table-cell office:value-type="float" office:value="23528.5834172102">
                <text:p>23528.58341721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43">
                <text:p>1543</text:p>
              </table:table-cell>
              <table:table-cell office:value-type="float" office:value="23588.8937550532">
                <text:p>23588.89375505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44">
                <text:p>1544</text:p>
              </table:table-cell>
              <table:table-cell office:value-type="float" office:value="23649.3586851547">
                <text:p>23649.35868515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45">
                <text:p>1545</text:p>
              </table:table-cell>
              <table:table-cell office:value-type="float" office:value="23709.978603778">
                <text:p>23709.9786037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46">
                <text:p>1546</text:p>
              </table:table-cell>
              <table:table-cell office:value-type="float" office:value="23770.7539082019">
                <text:p>23770.75390820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47">
                <text:p>1547</text:p>
              </table:table-cell>
              <table:table-cell office:value-type="float" office:value="23831.6849967237">
                <text:p>23831.68499672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48">
                <text:p>1548</text:p>
              </table:table-cell>
              <table:table-cell office:value-type="float" office:value="23892.7722686616">
                <text:p>23892.77226866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49">
                <text:p>1549</text:p>
              </table:table-cell>
              <table:table-cell office:value-type="float" office:value="23954.0161243574">
                <text:p>23954.01612435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50">
                <text:p>1550</text:p>
              </table:table-cell>
              <table:table-cell office:value-type="float" office:value="24015.416965179">
                <text:p>24015.4169651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51">
                <text:p>1551</text:p>
              </table:table-cell>
              <table:table-cell office:value-type="float" office:value="24076.9751935231">
                <text:p>24076.97519352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52">
                <text:p>1552</text:p>
              </table:table-cell>
              <table:table-cell office:value-type="float" office:value="24138.6912128181">
                <text:p>24138.69121281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53">
                <text:p>1553</text:p>
              </table:table-cell>
              <table:table-cell office:value-type="float" office:value="24200.5654275261">
                <text:p>24200.565427526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54">
                <text:p>1554</text:p>
              </table:table-cell>
              <table:table-cell office:value-type="float" office:value="24262.5982431464">
                <text:p>24262.59824314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55">
                <text:p>1555</text:p>
              </table:table-cell>
              <table:table-cell office:value-type="float" office:value="24324.7900662174">
                <text:p>24324.79006621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56">
                <text:p>1556</text:p>
              </table:table-cell>
              <table:table-cell office:value-type="float" office:value="24387.1413043196">
                <text:p>24387.14130431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57">
                <text:p>1557</text:p>
              </table:table-cell>
              <table:table-cell office:value-type="float" office:value="24449.6523660783">
                <text:p>24449.652366078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58">
                <text:p>1558</text:p>
              </table:table-cell>
              <table:table-cell office:value-type="float" office:value="24512.3236611663">
                <text:p>24512.32366116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59">
                <text:p>1559</text:p>
              </table:table-cell>
              <table:table-cell office:value-type="float" office:value="24575.1556003064">
                <text:p>24575.15560030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60">
                <text:p>1560</text:p>
              </table:table-cell>
              <table:table-cell office:value-type="float" office:value="24638.1485952741">
                <text:p>24638.14859527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61">
                <text:p>1561</text:p>
              </table:table-cell>
              <table:table-cell office:value-type="float" office:value="24701.3030589007">
                <text:p>24701.30305890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62">
                <text:p>1562</text:p>
              </table:table-cell>
              <table:table-cell office:value-type="float" office:value="24764.6194050755">
                <text:p>24764.61940507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63">
                <text:p>1563</text:p>
              </table:table-cell>
              <table:table-cell office:value-type="float" office:value="24828.0980487486">
                <text:p>24828.09804874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64">
                <text:p>1564</text:p>
              </table:table-cell>
              <table:table-cell office:value-type="float" office:value="24891.7394059339">
                <text:p>24891.73940593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65">
                <text:p>1565</text:p>
              </table:table-cell>
              <table:table-cell office:value-type="float" office:value="24955.5438937117">
                <text:p>24955.54389371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66">
                <text:p>1566</text:p>
              </table:table-cell>
              <table:table-cell office:value-type="float" office:value="25019.5119302313">
                <text:p>25019.51193023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67">
                <text:p>1567</text:p>
              </table:table-cell>
              <table:table-cell office:value-type="float" office:value="25083.6439347138">
                <text:p>25083.64393471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68">
                <text:p>1568</text:p>
              </table:table-cell>
              <table:table-cell office:value-type="float" office:value="25147.9403274549">
                <text:p>25147.94032745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69">
                <text:p>1569</text:p>
              </table:table-cell>
              <table:table-cell office:value-type="float" office:value="25212.4015298278">
                <text:p>25212.401529827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70">
                <text:p>1570</text:p>
              </table:table-cell>
              <table:table-cell office:value-type="float" office:value="25277.0279642857">
                <text:p>25277.02796428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71">
                <text:p>1571</text:p>
              </table:table-cell>
              <table:table-cell office:value-type="float" office:value="25341.8200543644">
                <text:p>25341.820054364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72">
                <text:p>1572</text:p>
              </table:table-cell>
              <table:table-cell office:value-type="float" office:value="25406.7782246858">
                <text:p>25406.77822468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3">
                <text:p>1573</text:p>
              </table:table-cell>
              <table:table-cell office:value-type="float" office:value="25471.9029009599">
                <text:p>25471.90290095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74">
                <text:p>1574</text:p>
              </table:table-cell>
              <table:table-cell office:value-type="float" office:value="25537.194509988">
                <text:p>25537.1945099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75">
                <text:p>1575</text:p>
              </table:table-cell>
              <table:table-cell office:value-type="float" office:value="25602.6534796654">
                <text:p>25602.653479665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76">
                <text:p>1576</text:p>
              </table:table-cell>
              <table:table-cell office:value-type="float" office:value="25668.2802389843">
                <text:p>25668.28023898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7">
                <text:p>1577</text:p>
              </table:table-cell>
              <table:table-cell office:value-type="float" office:value="25734.0752180365">
                <text:p>25734.07521803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78">
                <text:p>1578</text:p>
              </table:table-cell>
              <table:table-cell office:value-type="float" office:value="25800.0388480161">
                <text:p>25800.03884801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79">
                <text:p>1579</text:p>
              </table:table-cell>
              <table:table-cell office:value-type="float" office:value="25866.1715612226">
                <text:p>25866.17156122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80">
                <text:p>1580</text:p>
              </table:table-cell>
              <table:table-cell office:value-type="float" office:value="25932.4737910637">
                <text:p>25932.47379106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81">
                <text:p>1581</text:p>
              </table:table-cell>
              <table:table-cell office:value-type="float" office:value="25998.9459720578">
                <text:p>25998.94597205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82">
                <text:p>1582</text:p>
              </table:table-cell>
              <table:table-cell office:value-type="float" office:value="26065.5885398373">
                <text:p>26065.58853983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83">
                <text:p>1583</text:p>
              </table:table-cell>
              <table:table-cell office:value-type="float" office:value="26132.4019311512">
                <text:p>26132.40193115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84">
                <text:p>1584</text:p>
              </table:table-cell>
              <table:table-cell office:value-type="float" office:value="26199.3865838679">
                <text:p>26199.38658386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85">
                <text:p>1585</text:p>
              </table:table-cell>
              <table:table-cell office:value-type="float" office:value="26266.5429369782">
                <text:p>26266.54293697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86">
                <text:p>1586</text:p>
              </table:table-cell>
              <table:table-cell office:value-type="float" office:value="26333.8714305984">
                <text:p>26333.87143059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87">
                <text:p>1587</text:p>
              </table:table-cell>
              <table:table-cell office:value-type="float" office:value="26401.3725059726">
                <text:p>26401.37250597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88">
                <text:p>1588</text:p>
              </table:table-cell>
              <table:table-cell office:value-type="float" office:value="26469.0466054762">
                <text:p>26469.04660547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89">
                <text:p>1589</text:p>
              </table:table-cell>
              <table:table-cell office:value-type="float" office:value="26536.8941726183">
                <text:p>26536.89417261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90">
                <text:p>1590</text:p>
              </table:table-cell>
              <table:table-cell office:value-type="float" office:value="26604.9156520451">
                <text:p>26604.91565204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91">
                <text:p>1591</text:p>
              </table:table-cell>
              <table:table-cell office:value-type="float" office:value="26673.1114895423">
                <text:p>26673.11148954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2">
                <text:p>1592</text:p>
              </table:table-cell>
              <table:table-cell office:value-type="float" office:value="26741.4821320385">
                <text:p>26741.48213203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93">
                <text:p>1593</text:p>
              </table:table-cell>
              <table:table-cell office:value-type="float" office:value="26810.0280276076">
                <text:p>26810.02802760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94">
                <text:p>1594</text:p>
              </table:table-cell>
              <table:table-cell office:value-type="float" office:value="26878.7496254724">
                <text:p>26878.74962547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95">
                <text:p>1595</text:p>
              </table:table-cell>
              <table:table-cell office:value-type="float" office:value="26947.647376007">
                <text:p>26947.6473760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96">
                <text:p>1596</text:p>
              </table:table-cell>
              <table:table-cell office:value-type="float" office:value="27016.7217307398">
                <text:p>27016.72173073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97">
                <text:p>1597</text:p>
              </table:table-cell>
              <table:table-cell office:value-type="float" office:value="27085.9731423569">
                <text:p>27085.97314235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98">
                <text:p>1598</text:p>
              </table:table-cell>
              <table:table-cell office:value-type="float" office:value="27155.4020647044">
                <text:p>27155.40206470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99">
                <text:p>1599</text:p>
              </table:table-cell>
              <table:table-cell office:value-type="float" office:value="27225.0089527922">
                <text:p>27225.00895279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00">
                <text:p>1600</text:p>
              </table:table-cell>
              <table:table-cell office:value-type="float" office:value="27294.7942627961">
                <text:p>27294.79426279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01">
                <text:p>1601</text:p>
              </table:table-cell>
              <table:table-cell office:value-type="float" office:value="27364.7584520613">
                <text:p>27364.75845206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02">
                <text:p>1602</text:p>
              </table:table-cell>
              <table:table-cell office:value-type="float" office:value="27434.9019791055">
                <text:p>27434.90197910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03">
                <text:p>1603</text:p>
              </table:table-cell>
              <table:table-cell office:value-type="float" office:value="27505.2253036215">
                <text:p>27505.22530362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04">
                <text:p>1604</text:p>
              </table:table-cell>
              <table:table-cell office:value-type="float" office:value="27575.7288864805">
                <text:p>27575.72888648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05">
                <text:p>1605</text:p>
              </table:table-cell>
              <table:table-cell office:value-type="float" office:value="27646.413189735">
                <text:p>27646.4131897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06">
                <text:p>1606</text:p>
              </table:table-cell>
              <table:table-cell office:value-type="float" office:value="27717.2786766219">
                <text:p>27717.27867662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07">
                <text:p>1607</text:p>
              </table:table-cell>
              <table:table-cell office:value-type="float" office:value="27788.3258115656">
                <text:p>27788.32581156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08">
                <text:p>1608</text:p>
              </table:table-cell>
              <table:table-cell office:value-type="float" office:value="27859.5550601808">
                <text:p>27859.55506018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09">
                <text:p>1609</text:p>
              </table:table-cell>
              <table:table-cell office:value-type="float" office:value="27930.9668892757">
                <text:p>27930.96688927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10">
                <text:p>1610</text:p>
              </table:table-cell>
              <table:table-cell office:value-type="float" office:value="28002.5617668552">
                <text:p>28002.56176685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11">
                <text:p>1611</text:p>
              </table:table-cell>
              <table:table-cell office:value-type="float" office:value="28074.3401621237">
                <text:p>28074.340162123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12">
                <text:p>1612</text:p>
              </table:table-cell>
              <table:table-cell office:value-type="float" office:value="28146.3025454884">
                <text:p>28146.30254548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13">
                <text:p>1613</text:p>
              </table:table-cell>
              <table:table-cell office:value-type="float" office:value="28218.4493885622">
                <text:p>28218.44938856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14">
                <text:p>1614</text:p>
              </table:table-cell>
              <table:table-cell office:value-type="float" office:value="28290.7811641669">
                <text:p>28290.78116416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15">
                <text:p>1615</text:p>
              </table:table-cell>
              <table:table-cell office:value-type="float" office:value="28363.2983463363">
                <text:p>28363.29834633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16">
                <text:p>1616</text:p>
              </table:table-cell>
              <table:table-cell office:value-type="float" office:value="28436.0014103192">
                <text:p>28436.00141031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17">
                <text:p>1617</text:p>
              </table:table-cell>
              <table:table-cell office:value-type="float" office:value="28508.8908325828">
                <text:p>28508.89083258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18">
                <text:p>1618</text:p>
              </table:table-cell>
              <table:table-cell office:value-type="float" office:value="28581.9670908154">
                <text:p>28581.96709081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19">
                <text:p>1619</text:p>
              </table:table-cell>
              <table:table-cell office:value-type="float" office:value="28655.2306639298">
                <text:p>28655.230663929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20">
                <text:p>1620</text:p>
              </table:table-cell>
              <table:table-cell office:value-type="float" office:value="28728.6820320664">
                <text:p>28728.68203206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21">
                <text:p>1621</text:p>
              </table:table-cell>
              <table:table-cell office:value-type="float" office:value="28802.3216765965">
                <text:p>28802.32167659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22">
                <text:p>1622</text:p>
              </table:table-cell>
              <table:table-cell office:value-type="float" office:value="28876.1500801249">
                <text:p>28876.15008012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23">
                <text:p>1623</text:p>
              </table:table-cell>
              <table:table-cell office:value-type="float" office:value="28950.1677264939">
                <text:p>28950.167726493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24">
                <text:p>1624</text:p>
              </table:table-cell>
              <table:table-cell office:value-type="float" office:value="29024.3751007857">
                <text:p>29024.37510078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25">
                <text:p>1625</text:p>
              </table:table-cell>
              <table:table-cell office:value-type="float" office:value="29098.772689326">
                <text:p>29098.77268932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26">
                <text:p>1626</text:p>
              </table:table-cell>
              <table:table-cell office:value-type="float" office:value="29173.3609796872">
                <text:p>29173.36097968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27">
                <text:p>1627</text:p>
              </table:table-cell>
              <table:table-cell office:value-type="float" office:value="29248.1404606914">
                <text:p>29248.14046069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28">
                <text:p>1628</text:p>
              </table:table-cell>
              <table:table-cell office:value-type="float" office:value="29323.1116224135">
                <text:p>29323.11162241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29">
                <text:p>1629</text:p>
              </table:table-cell>
              <table:table-cell office:value-type="float" office:value="29398.2749561849">
                <text:p>29398.27495618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30">
                <text:p>1630</text:p>
              </table:table-cell>
              <table:table-cell office:value-type="float" office:value="29473.6309545963">
                <text:p>29473.63095459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31">
                <text:p>1631</text:p>
              </table:table-cell>
              <table:table-cell office:value-type="float" office:value="29549.180111501">
                <text:p>29549.1801115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32">
                <text:p>1632</text:p>
              </table:table-cell>
              <table:table-cell office:value-type="float" office:value="29624.9229220182">
                <text:p>29624.92292201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33">
                <text:p>1633</text:p>
              </table:table-cell>
              <table:table-cell office:value-type="float" office:value="29700.8598825363">
                <text:p>29700.85988253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34">
                <text:p>1634</text:p>
              </table:table-cell>
              <table:table-cell office:value-type="float" office:value="29776.9914907161">
                <text:p>29776.99149071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35">
                <text:p>1635</text:p>
              </table:table-cell>
              <table:table-cell office:value-type="float" office:value="29853.3182454939">
                <text:p>29853.31824549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36">
                <text:p>1636</text:p>
              </table:table-cell>
              <table:table-cell office:value-type="float" office:value="29929.8406470849">
                <text:p>29929.840647084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37">
                <text:p>1637</text:p>
              </table:table-cell>
              <table:table-cell office:value-type="float" office:value="30006.5591969868">
                <text:p>30006.559196986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38">
                <text:p>1638</text:p>
              </table:table-cell>
              <table:table-cell office:value-type="float" office:value="30083.4743979824">
                <text:p>30083.47439798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39">
                <text:p>1639</text:p>
              </table:table-cell>
              <table:table-cell office:value-type="float" office:value="30160.5867541435">
                <text:p>30160.58675414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40">
                <text:p>1640</text:p>
              </table:table-cell>
              <table:table-cell office:value-type="float" office:value="30237.8967708339">
                <text:p>30237.89677083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41">
                <text:p>1641</text:p>
              </table:table-cell>
              <table:table-cell office:value-type="float" office:value="30315.4049547128">
                <text:p>30315.40495471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2">
                <text:p>1642</text:p>
              </table:table-cell>
              <table:table-cell office:value-type="float" office:value="30393.1118137381">
                <text:p>30393.11181373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43">
                <text:p>1643</text:p>
              </table:table-cell>
              <table:table-cell office:value-type="float" office:value="30471.0178571698">
                <text:p>30471.01785716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44">
                <text:p>1644</text:p>
              </table:table-cell>
              <table:table-cell office:value-type="float" office:value="30549.1235955732">
                <text:p>30549.12359557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45">
                <text:p>1645</text:p>
              </table:table-cell>
              <table:table-cell office:value-type="float" office:value="30627.4295408223">
                <text:p>30627.42954082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46">
                <text:p>1646</text:p>
              </table:table-cell>
              <table:table-cell office:value-type="float" office:value="30705.9362061032">
                <text:p>30705.93620610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47">
                <text:p>1647</text:p>
              </table:table-cell>
              <table:table-cell office:value-type="float" office:value="30784.6441059176">
                <text:p>30784.64410591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48">
                <text:p>1648</text:p>
              </table:table-cell>
              <table:table-cell office:value-type="float" office:value="30863.5537560858">
                <text:p>30863.55375608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49">
                <text:p>1649</text:p>
              </table:table-cell>
              <table:table-cell office:value-type="float" office:value="30942.6656737503">
                <text:p>30942.66567375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50">
                <text:p>1650</text:p>
              </table:table-cell>
              <table:table-cell office:value-type="float" office:value="31021.9803773794">
                <text:p>31021.98037737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51">
                <text:p>1651</text:p>
              </table:table-cell>
              <table:table-cell office:value-type="float" office:value="31101.4983867701">
                <text:p>31101.498386770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52">
                <text:p>1652</text:p>
              </table:table-cell>
              <table:table-cell office:value-type="float" office:value="31181.2202230519">
                <text:p>31181.220223051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53">
                <text:p>1653</text:p>
              </table:table-cell>
              <table:table-cell office:value-type="float" office:value="31261.1464086902">
                <text:p>31261.14640869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54">
                <text:p>1654</text:p>
              </table:table-cell>
              <table:table-cell office:value-type="float" office:value="31341.2774674894">
                <text:p>31341.27746748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55">
                <text:p>1655</text:p>
              </table:table-cell>
              <table:table-cell office:value-type="float" office:value="31421.6139245969">
                <text:p>31421.61392459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56">
                <text:p>1656</text:p>
              </table:table-cell>
              <table:table-cell office:value-type="float" office:value="31502.1563065058">
                <text:p>31502.15630650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57">
                <text:p>1657</text:p>
              </table:table-cell>
              <table:table-cell office:value-type="float" office:value="31582.9051410591">
                <text:p>31582.90514105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58">
                <text:p>1658</text:p>
              </table:table-cell>
              <table:table-cell office:value-type="float" office:value="31663.8609574525">
                <text:p>31663.86095745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59">
                <text:p>1659</text:p>
              </table:table-cell>
              <table:table-cell office:value-type="float" office:value="31745.0242862385">
                <text:p>31745.024286238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60">
                <text:p>1660</text:p>
              </table:table-cell>
              <table:table-cell office:value-type="float" office:value="31826.3956593292">
                <text:p>31826.39565932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61">
                <text:p>1661</text:p>
              </table:table-cell>
              <table:table-cell office:value-type="float" office:value="31907.9756100004">
                <text:p>31907.975610000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62">
                <text:p>1662</text:p>
              </table:table-cell>
              <table:table-cell office:value-type="float" office:value="31989.7646728947">
                <text:p>31989.76467289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63">
                <text:p>1663</text:p>
              </table:table-cell>
              <table:table-cell office:value-type="float" office:value="32071.7633840254">
                <text:p>32071.76338402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64">
                <text:p>1664</text:p>
              </table:table-cell>
              <table:table-cell office:value-type="float" office:value="32153.9722807793">
                <text:p>32153.97228077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65">
                <text:p>1665</text:p>
              </table:table-cell>
              <table:table-cell office:value-type="float" office:value="32236.3919019211">
                <text:p>32236.39190192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66">
                <text:p>1666</text:p>
              </table:table-cell>
              <table:table-cell office:value-type="float" office:value="32319.0227875962">
                <text:p>32319.02278759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67">
                <text:p>1667</text:p>
              </table:table-cell>
              <table:table-cell office:value-type="float" office:value="32401.8654793347">
                <text:p>32401.865479334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68">
                <text:p>1668</text:p>
              </table:table-cell>
              <table:table-cell office:value-type="float" office:value="32484.9205200548">
                <text:p>32484.92052005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69">
                <text:p>1669</text:p>
              </table:table-cell>
              <table:table-cell office:value-type="float" office:value="32568.1884540663">
                <text:p>32568.18845406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70">
                <text:p>1670</text:p>
              </table:table-cell>
              <table:table-cell office:value-type="float" office:value="32651.6698270742">
                <text:p>32651.66982707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71">
                <text:p>1671</text:p>
              </table:table-cell>
              <table:table-cell office:value-type="float" office:value="32735.3651861823">
                <text:p>32735.36518618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72">
                <text:p>1672</text:p>
              </table:table-cell>
              <table:table-cell office:value-type="float" office:value="32819.2750798969">
                <text:p>32819.27507989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73">
                <text:p>1673</text:p>
              </table:table-cell>
              <table:table-cell office:value-type="float" office:value="32903.4000581302">
                <text:p>32903.40005813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74">
                <text:p>1674</text:p>
              </table:table-cell>
              <table:table-cell office:value-type="float" office:value="32987.7406722038">
                <text:p>32987.74067220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75">
                <text:p>1675</text:p>
              </table:table-cell>
              <table:table-cell office:value-type="float" office:value="33072.2974748527">
                <text:p>33072.29747485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76">
                <text:p>1676</text:p>
              </table:table-cell>
              <table:table-cell office:value-type="float" office:value="33157.0710202288">
                <text:p>33157.071020228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77">
                <text:p>1677</text:p>
              </table:table-cell>
              <table:table-cell office:value-type="float" office:value="33242.0618639041">
                <text:p>33242.06186390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78">
                <text:p>1678</text:p>
              </table:table-cell>
              <table:table-cell office:value-type="float" office:value="33327.2705628751">
                <text:p>33327.27056287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79">
                <text:p>1679</text:p>
              </table:table-cell>
              <table:table-cell office:value-type="float" office:value="33412.6976755657">
                <text:p>33412.69767556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80">
                <text:p>1680</text:p>
              </table:table-cell>
              <table:table-cell office:value-type="float" office:value="33498.3437618314">
                <text:p>33498.34376183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81">
                <text:p>1681</text:p>
              </table:table-cell>
              <table:table-cell office:value-type="float" office:value="33584.2093829627">
                <text:p>33584.20938296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82">
                <text:p>1682</text:p>
              </table:table-cell>
              <table:table-cell office:value-type="float" office:value="33670.2951016888">
                <text:p>33670.29510168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83">
                <text:p>1683</text:p>
              </table:table-cell>
              <table:table-cell office:value-type="float" office:value="33756.6014821813">
                <text:p>33756.60148218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84">
                <text:p>1684</text:p>
              </table:table-cell>
              <table:table-cell office:value-type="float" office:value="33843.1290900582">
                <text:p>33843.12909005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85">
                <text:p>1685</text:p>
              </table:table-cell>
              <table:table-cell office:value-type="float" office:value="33929.878492387">
                <text:p>33929.8784923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86">
                <text:p>1686</text:p>
              </table:table-cell>
              <table:table-cell office:value-type="float" office:value="34016.8502576889">
                <text:p>34016.850257688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87">
                <text:p>1687</text:p>
              </table:table-cell>
              <table:table-cell office:value-type="float" office:value="34104.0449559424">
                <text:p>34104.04495594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88">
                <text:p>1688</text:p>
              </table:table-cell>
              <table:table-cell office:value-type="float" office:value="34191.463158587">
                <text:p>34191.4631585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89">
                <text:p>1689</text:p>
              </table:table-cell>
              <table:table-cell office:value-type="float" office:value="34279.105438527">
                <text:p>34279.1054385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90">
                <text:p>1690</text:p>
              </table:table-cell>
              <table:table-cell office:value-type="float" office:value="34366.972370135">
                <text:p>34366.97237013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91">
                <text:p>1691</text:p>
              </table:table-cell>
              <table:table-cell office:value-type="float" office:value="34455.0645292562">
                <text:p>34455.064529256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92">
                <text:p>1692</text:p>
              </table:table-cell>
              <table:table-cell office:value-type="float" office:value="34543.3824932115">
                <text:p>34543.38249321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93">
                <text:p>1693</text:p>
              </table:table-cell>
              <table:table-cell office:value-type="float" office:value="34631.9268408021">
                <text:p>34631.926840802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94">
                <text:p>1694</text:p>
              </table:table-cell>
              <table:table-cell office:value-type="float" office:value="34720.6981523123">
                <text:p>34720.69815231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95">
                <text:p>1695</text:p>
              </table:table-cell>
              <table:table-cell office:value-type="float" office:value="34809.6970095142">
                <text:p>34809.69700951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96">
                <text:p>1696</text:p>
              </table:table-cell>
              <table:table-cell office:value-type="float" office:value="34898.923995671">
                <text:p>34898.9239956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97">
                <text:p>1697</text:p>
              </table:table-cell>
              <table:table-cell office:value-type="float" office:value="34988.379695541">
                <text:p>34988.3796955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98">
                <text:p>1698</text:p>
              </table:table-cell>
              <table:table-cell office:value-type="float" office:value="35078.0646953814">
                <text:p>35078.06469538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99">
                <text:p>1699</text:p>
              </table:table-cell>
              <table:table-cell office:value-type="float" office:value="35167.9795829522">
                <text:p>35167.97958295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00">
                <text:p>1700</text:p>
              </table:table-cell>
              <table:table-cell office:value-type="float" office:value="35258.1249475198">
                <text:p>35258.12494751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01">
                <text:p>1701</text:p>
              </table:table-cell>
              <table:table-cell office:value-type="float" office:value="35348.5013798613">
                <text:p>35348.50137986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02">
                <text:p>1702</text:p>
              </table:table-cell>
              <table:table-cell office:value-type="float" office:value="35439.1094722679">
                <text:p>35439.109472267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03">
                <text:p>1703</text:p>
              </table:table-cell>
              <table:table-cell office:value-type="float" office:value="35529.9498185492">
                <text:p>35529.94981854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4">
                <text:p>1704</text:p>
              </table:table-cell>
              <table:table-cell office:value-type="float" office:value="35621.0230140368">
                <text:p>35621.02301403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05">
                <text:p>1705</text:p>
              </table:table-cell>
              <table:table-cell office:value-type="float" office:value="35712.3296555884">
                <text:p>35712.32965558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06">
                <text:p>1706</text:p>
              </table:table-cell>
              <table:table-cell office:value-type="float" office:value="35803.8703415913">
                <text:p>35803.87034159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07">
                <text:p>1707</text:p>
              </table:table-cell>
              <table:table-cell office:value-type="float" office:value="35895.6456719671">
                <text:p>35895.64567196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08">
                <text:p>1708</text:p>
              </table:table-cell>
              <table:table-cell office:value-type="float" office:value="35987.6562481749">
                <text:p>35987.65624817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09">
                <text:p>1709</text:p>
              </table:table-cell>
              <table:table-cell office:value-type="float" office:value="36079.9026732154">
                <text:p>36079.90267321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10">
                <text:p>1710</text:p>
              </table:table-cell>
              <table:table-cell office:value-type="float" office:value="36172.3855516353">
                <text:p>36172.38555163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11">
                <text:p>1711</text:p>
              </table:table-cell>
              <table:table-cell office:value-type="float" office:value="36265.1054895305">
                <text:p>36265.10548953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12">
                <text:p>1712</text:p>
              </table:table-cell>
              <table:table-cell office:value-type="float" office:value="36358.0630945509">
                <text:p>36358.06309455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13">
                <text:p>1713</text:p>
              </table:table-cell>
              <table:table-cell office:value-type="float" office:value="36451.2589759037">
                <text:p>36451.25897590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14">
                <text:p>1714</text:p>
              </table:table-cell>
              <table:table-cell office:value-type="float" office:value="36544.6937443578">
                <text:p>36544.693744357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15">
                <text:p>1715</text:p>
              </table:table-cell>
              <table:table-cell office:value-type="float" office:value="36638.3680122476">
                <text:p>36638.36801224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16">
                <text:p>1716</text:p>
              </table:table-cell>
              <table:table-cell office:value-type="float" office:value="36732.2823934772">
                <text:p>36732.28239347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17">
                <text:p>1717</text:p>
              </table:table-cell>
              <table:table-cell office:value-type="float" office:value="36826.4375035241">
                <text:p>36826.43750352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18">
                <text:p>1718</text:p>
              </table:table-cell>
              <table:table-cell office:value-type="float" office:value="36920.8339594436">
                <text:p>36920.83395944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19">
                <text:p>1719</text:p>
              </table:table-cell>
              <table:table-cell office:value-type="float" office:value="37015.4723798728">
                <text:p>37015.47237987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20">
                <text:p>1720</text:p>
              </table:table-cell>
              <table:table-cell office:value-type="float" office:value="37110.3533850342">
                <text:p>37110.353385034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21">
                <text:p>1721</text:p>
              </table:table-cell>
              <table:table-cell office:value-type="float" office:value="37205.4775967404">
                <text:p>37205.47759674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22">
                <text:p>1722</text:p>
              </table:table-cell>
              <table:table-cell office:value-type="float" office:value="37300.8456383977">
                <text:p>37300.845638397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23">
                <text:p>1723</text:p>
              </table:table-cell>
              <table:table-cell office:value-type="float" office:value="37396.4581350105">
                <text:p>37396.45813501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24">
                <text:p>1724</text:p>
              </table:table-cell>
              <table:table-cell office:value-type="float" office:value="37492.3157131851">
                <text:p>37492.315713185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25">
                <text:p>1725</text:p>
              </table:table-cell>
              <table:table-cell office:value-type="float" office:value="37588.4190011343">
                <text:p>37588.41900113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26">
                <text:p>1726</text:p>
              </table:table-cell>
              <table:table-cell office:value-type="float" office:value="37684.7686286807">
                <text:p>37684.76862868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27">
                <text:p>1727</text:p>
              </table:table-cell>
              <table:table-cell office:value-type="float" office:value="37781.3652272617">
                <text:p>37781.36522726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28">
                <text:p>1728</text:p>
              </table:table-cell>
              <table:table-cell office:value-type="float" office:value="37878.2094299331">
                <text:p>37878.209429933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29">
                <text:p>1729</text:p>
              </table:table-cell>
              <table:table-cell office:value-type="float" office:value="37975.3018713733">
                <text:p>37975.30187137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30">
                <text:p>1730</text:p>
              </table:table-cell>
              <table:table-cell office:value-type="float" office:value="38072.6431878878">
                <text:p>38072.643187887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31">
                <text:p>1731</text:p>
              </table:table-cell>
              <table:table-cell office:value-type="float" office:value="38170.234017413">
                <text:p>38170.2340174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32">
                <text:p>1732</text:p>
              </table:table-cell>
              <table:table-cell office:value-type="float" office:value="38268.0749995205">
                <text:p>38268.07499952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33">
                <text:p>1733</text:p>
              </table:table-cell>
              <table:table-cell office:value-type="float" office:value="38366.1667754212">
                <text:p>38366.16677542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34">
                <text:p>1734</text:p>
              </table:table-cell>
              <table:table-cell office:value-type="float" office:value="38464.5099879699">
                <text:p>38464.509987969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35">
                <text:p>1735</text:p>
              </table:table-cell>
              <table:table-cell office:value-type="float" office:value="38563.1052816688">
                <text:p>38563.105281668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36">
                <text:p>1736</text:p>
              </table:table-cell>
              <table:table-cell office:value-type="float" office:value="38661.9533026726">
                <text:p>38661.95330267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37">
                <text:p>1737</text:p>
              </table:table-cell>
              <table:table-cell office:value-type="float" office:value="38761.0546987919">
                <text:p>38761.05469879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38">
                <text:p>1738</text:p>
              </table:table-cell>
              <table:table-cell office:value-type="float" office:value="38860.410119498">
                <text:p>38860.41011949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39">
                <text:p>1739</text:p>
              </table:table-cell>
              <table:table-cell office:value-type="float" office:value="38960.020215927">
                <text:p>38960.02021592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40">
                <text:p>1740</text:p>
              </table:table-cell>
              <table:table-cell office:value-type="float" office:value="39059.8856408839">
                <text:p>39059.88564088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41">
                <text:p>1741</text:p>
              </table:table-cell>
              <table:table-cell office:value-type="float" office:value="39160.0070488471">
                <text:p>39160.00704884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42">
                <text:p>1742</text:p>
              </table:table-cell>
              <table:table-cell office:value-type="float" office:value="39260.3850959727">
                <text:p>39260.38509597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43">
                <text:p>1743</text:p>
              </table:table-cell>
              <table:table-cell office:value-type="float" office:value="39361.0204400985">
                <text:p>39361.02044009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44">
                <text:p>1744</text:p>
              </table:table-cell>
              <table:table-cell office:value-type="float" office:value="39461.9137407488">
                <text:p>39461.913740748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45">
                <text:p>1745</text:p>
              </table:table-cell>
              <table:table-cell office:value-type="float" office:value="39563.0656591382">
                <text:p>39563.065659138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46">
                <text:p>1746</text:p>
              </table:table-cell>
              <table:table-cell office:value-type="float" office:value="39664.4768581764">
                <text:p>39664.47685817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47">
                <text:p>1747</text:p>
              </table:table-cell>
              <table:table-cell office:value-type="float" office:value="39766.148002472">
                <text:p>39766.1480024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48">
                <text:p>1748</text:p>
              </table:table-cell>
              <table:table-cell office:value-type="float" office:value="39868.0797583375">
                <text:p>39868.07975833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49">
                <text:p>1749</text:p>
              </table:table-cell>
              <table:table-cell office:value-type="float" office:value="39970.2727937932">
                <text:p>39970.27279379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50">
                <text:p>1750</text:p>
              </table:table-cell>
              <table:table-cell office:value-type="float" office:value="40072.7277785718">
                <text:p>40072.72777857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51">
                <text:p>1751</text:p>
              </table:table-cell>
              <table:table-cell office:value-type="float" office:value="40175.4453841225">
                <text:p>40175.44538412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52">
                <text:p>1752</text:p>
              </table:table-cell>
              <table:table-cell office:value-type="float" office:value="40278.4262836159">
                <text:p>40278.42628361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53">
                <text:p>1753</text:p>
              </table:table-cell>
              <table:table-cell office:value-type="float" office:value="40381.671151948">
                <text:p>40381.6711519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54">
                <text:p>1754</text:p>
              </table:table-cell>
              <table:table-cell office:value-type="float" office:value="40485.1806657447">
                <text:p>40485.18066574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55">
                <text:p>1755</text:p>
              </table:table-cell>
              <table:table-cell office:value-type="float" office:value="40588.9555033662">
                <text:p>40588.95550336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56">
                <text:p>1756</text:p>
              </table:table-cell>
              <table:table-cell office:value-type="float" office:value="40692.9963449119">
                <text:p>40692.99634491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57">
                <text:p>1757</text:p>
              </table:table-cell>
              <table:table-cell office:value-type="float" office:value="40797.303872224">
                <text:p>40797.3038722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58">
                <text:p>1758</text:p>
              </table:table-cell>
              <table:table-cell office:value-type="float" office:value="40901.8787688928">
                <text:p>40901.87876889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59">
                <text:p>1759</text:p>
              </table:table-cell>
              <table:table-cell office:value-type="float" office:value="41006.7217202607">
                <text:p>41006.72172026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60">
                <text:p>1760</text:p>
              </table:table-cell>
              <table:table-cell office:value-type="float" office:value="41111.8334134268">
                <text:p>41111.833413426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61">
                <text:p>1761</text:p>
              </table:table-cell>
              <table:table-cell office:value-type="float" office:value="41217.2145372515">
                <text:p>41217.21453725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62">
                <text:p>1762</text:p>
              </table:table-cell>
              <table:table-cell office:value-type="float" office:value="41322.865782361">
                <text:p>41322.8657823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63">
                <text:p>1763</text:p>
              </table:table-cell>
              <table:table-cell office:value-type="float" office:value="41428.7878411515">
                <text:p>41428.78784115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64">
                <text:p>1764</text:p>
              </table:table-cell>
              <table:table-cell office:value-type="float" office:value="41534.9814077943">
                <text:p>41534.98140779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65">
                <text:p>1765</text:p>
              </table:table-cell>
              <table:table-cell office:value-type="float" office:value="41641.4471782399">
                <text:p>41641.447178239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66">
                <text:p>1766</text:p>
              </table:table-cell>
              <table:table-cell office:value-type="float" office:value="41748.1858502228">
                <text:p>41748.185850222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67">
                <text:p>1767</text:p>
              </table:table-cell>
              <table:table-cell office:value-type="float" office:value="41855.1981232659">
                <text:p>41855.19812326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68">
                <text:p>1768</text:p>
              </table:table-cell>
              <table:table-cell office:value-type="float" office:value="41962.4846986853">
                <text:p>41962.48469868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69">
                <text:p>1769</text:p>
              </table:table-cell>
              <table:table-cell office:value-type="float" office:value="42070.0462795945">
                <text:p>42070.04627959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70">
                <text:p>1770</text:p>
              </table:table-cell>
              <table:table-cell office:value-type="float" office:value="42177.8835709096">
                <text:p>42177.88357090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71">
                <text:p>1771</text:p>
              </table:table-cell>
              <table:table-cell office:value-type="float" office:value="42285.9972793535">
                <text:p>42285.99727935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72">
                <text:p>1772</text:p>
              </table:table-cell>
              <table:table-cell office:value-type="float" office:value="42394.3881134604">
                <text:p>42394.38811346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73">
                <text:p>1773</text:p>
              </table:table-cell>
              <table:table-cell office:value-type="float" office:value="42503.0567835811">
                <text:p>42503.05678358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74">
                <text:p>1774</text:p>
              </table:table-cell>
              <table:table-cell office:value-type="float" office:value="42612.0040018868">
                <text:p>42612.00400188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75">
                <text:p>1775</text:p>
              </table:table-cell>
              <table:table-cell office:value-type="float" office:value="42721.2304823744">
                <text:p>42721.23048237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76">
                <text:p>1776</text:p>
              </table:table-cell>
              <table:table-cell office:value-type="float" office:value="42830.736940871">
                <text:p>42830.7369408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77">
                <text:p>1777</text:p>
              </table:table-cell>
              <table:table-cell office:value-type="float" office:value="42940.5240950386">
                <text:p>42940.52409503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78">
                <text:p>1778</text:p>
              </table:table-cell>
              <table:table-cell office:value-type="float" office:value="43050.5926643785">
                <text:p>43050.592664378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79">
                <text:p>1779</text:p>
              </table:table-cell>
              <table:table-cell office:value-type="float" office:value="43160.9433702366">
                <text:p>43160.94337023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80">
                <text:p>1780</text:p>
              </table:table-cell>
              <table:table-cell office:value-type="float" office:value="43271.5769358077">
                <text:p>43271.576935807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81">
                <text:p>1781</text:p>
              </table:table-cell>
              <table:table-cell office:value-type="float" office:value="43382.4940861402">
                <text:p>43382.49408614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82">
                <text:p>1782</text:p>
              </table:table-cell>
              <table:table-cell office:value-type="float" office:value="43493.6955481413">
                <text:p>43493.69554814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83">
                <text:p>1783</text:p>
              </table:table-cell>
              <table:table-cell office:value-type="float" office:value="43605.1820505812">
                <text:p>43605.18205058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84">
                <text:p>1784</text:p>
              </table:table-cell>
              <table:table-cell office:value-type="float" office:value="43716.9543240982">
                <text:p>43716.954324098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85">
                <text:p>1785</text:p>
              </table:table-cell>
              <table:table-cell office:value-type="float" office:value="43829.0131012036">
                <text:p>43829.01310120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86">
                <text:p>1786</text:p>
              </table:table-cell>
              <table:table-cell office:value-type="float" office:value="43941.3591162861">
                <text:p>43941.35911628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87">
                <text:p>1787</text:p>
              </table:table-cell>
              <table:table-cell office:value-type="float" office:value="44053.9931056169">
                <text:p>44053.99310561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88">
                <text:p>1788</text:p>
              </table:table-cell>
              <table:table-cell office:value-type="float" office:value="44166.9158073547">
                <text:p>44166.91580735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89">
                <text:p>1789</text:p>
              </table:table-cell>
              <table:table-cell office:value-type="float" office:value="44280.12796155">
                <text:p>44280.1279615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90">
                <text:p>1790</text:p>
              </table:table-cell>
              <table:table-cell office:value-type="float" office:value="44393.6303101503">
                <text:p>44393.63031015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91">
                <text:p>1791</text:p>
              </table:table-cell>
              <table:table-cell office:value-type="float" office:value="44507.4235970052">
                <text:p>44507.42359700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92">
                <text:p>1792</text:p>
              </table:table-cell>
              <table:table-cell office:value-type="float" office:value="44621.5085678706">
                <text:p>44621.50856787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93">
                <text:p>1793</text:p>
              </table:table-cell>
              <table:table-cell office:value-type="float" office:value="44735.8859704143">
                <text:p>44735.88597041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94">
                <text:p>1794</text:p>
              </table:table-cell>
              <table:table-cell office:value-type="float" office:value="44850.5565542205">
                <text:p>44850.55655422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95">
                <text:p>1795</text:p>
              </table:table-cell>
              <table:table-cell office:value-type="float" office:value="44965.5210707945">
                <text:p>44965.521070794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96">
                <text:p>1796</text:p>
              </table:table-cell>
              <table:table-cell office:value-type="float" office:value="45080.7802735684">
                <text:p>45080.78027356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97">
                <text:p>1797</text:p>
              </table:table-cell>
              <table:table-cell office:value-type="float" office:value="45196.3349179053">
                <text:p>45196.33491790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98">
                <text:p>1798</text:p>
              </table:table-cell>
              <table:table-cell office:value-type="float" office:value="45312.1857611044">
                <text:p>45312.18576110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99">
                <text:p>1799</text:p>
              </table:table-cell>
              <table:table-cell office:value-type="float" office:value="45428.3335624063">
                <text:p>45428.33356240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00">
                <text:p>1800</text:p>
              </table:table-cell>
              <table:table-cell office:value-type="float" office:value="45544.7790829977">
                <text:p>45544.779082997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01">
                <text:p>1801</text:p>
              </table:table-cell>
              <table:table-cell office:value-type="float" office:value="45661.5230860162">
                <text:p>45661.52308601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802">
                <text:p>1802</text:p>
              </table:table-cell>
              <table:table-cell office:value-type="float" office:value="45778.5663365559">
                <text:p>45778.56633655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03">
                <text:p>1803</text:p>
              </table:table-cell>
              <table:table-cell office:value-type="float" office:value="45895.9096016718">
                <text:p>45895.90960167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804">
                <text:p>1804</text:p>
              </table:table-cell>
              <table:table-cell office:value-type="float" office:value="46013.5536503851">
                <text:p>46013.553650385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805">
                <text:p>1805</text:p>
              </table:table-cell>
              <table:table-cell office:value-type="float" office:value="46131.4992536883">
                <text:p>46131.499253688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06">
                <text:p>1806</text:p>
              </table:table-cell>
              <table:table-cell office:value-type="float" office:value="46249.7471845501">
                <text:p>46249.74718455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07">
                <text:p>1807</text:p>
              </table:table-cell>
              <table:table-cell office:value-type="float" office:value="46368.2982179206">
                <text:p>46368.29821792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08">
                <text:p>1808</text:p>
              </table:table-cell>
              <table:table-cell office:value-type="float" office:value="46487.1531307362">
                <text:p>46487.15313073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09">
                <text:p>1809</text:p>
              </table:table-cell>
              <table:table-cell office:value-type="float" office:value="46606.312701925">
                <text:p>46606.3127019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10">
                <text:p>1810</text:p>
              </table:table-cell>
              <table:table-cell office:value-type="float" office:value="46725.7777124115">
                <text:p>46725.77771241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11">
                <text:p>1811</text:p>
              </table:table-cell>
              <table:table-cell office:value-type="float" office:value="46845.5489451222">
                <text:p>46845.548945122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12">
                <text:p>1812</text:p>
              </table:table-cell>
              <table:table-cell office:value-type="float" office:value="46965.62718499">
                <text:p>46965.627184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13">
                <text:p>1813</text:p>
              </table:table-cell>
              <table:table-cell office:value-type="float" office:value="47086.0132189602">
                <text:p>47086.013218960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14">
                <text:p>1814</text:p>
              </table:table-cell>
              <table:table-cell office:value-type="float" office:value="47206.7078359952">
                <text:p>47206.70783599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15">
                <text:p>1815</text:p>
              </table:table-cell>
              <table:table-cell office:value-type="float" office:value="47327.7118270796">
                <text:p>47327.71182707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16">
                <text:p>1816</text:p>
              </table:table-cell>
              <table:table-cell office:value-type="float" office:value="47449.0259852257">
                <text:p>47449.02598522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17">
                <text:p>1817</text:p>
              </table:table-cell>
              <table:table-cell office:value-type="float" office:value="47570.6511054783">
                <text:p>47570.65110547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18">
                <text:p>1818</text:p>
              </table:table-cell>
              <table:table-cell office:value-type="float" office:value="47692.5879849202">
                <text:p>47692.58798492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19">
                <text:p>1819</text:p>
              </table:table-cell>
              <table:table-cell office:value-type="float" office:value="47814.8374226774">
                <text:p>47814.83742267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20">
                <text:p>1820</text:p>
              </table:table-cell>
              <table:table-cell office:value-type="float" office:value="47937.4002199243">
                <text:p>47937.40021992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21">
                <text:p>1821</text:p>
              </table:table-cell>
              <table:table-cell office:value-type="float" office:value="48060.2771798889">
                <text:p>48060.27717988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22">
                <text:p>1822</text:p>
              </table:table-cell>
              <table:table-cell office:value-type="float" office:value="48183.469107858">
                <text:p>48183.4691078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823">
                <text:p>1823</text:p>
              </table:table-cell>
              <table:table-cell office:value-type="float" office:value="48306.9768111827">
                <text:p>48306.97681118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24">
                <text:p>1824</text:p>
              </table:table-cell>
              <table:table-cell office:value-type="float" office:value="48430.8010992836">
                <text:p>48430.80109928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825">
                <text:p>1825</text:p>
              </table:table-cell>
              <table:table-cell office:value-type="float" office:value="48554.9427836558">
                <text:p>48554.94278365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826">
                <text:p>1826</text:p>
              </table:table-cell>
              <table:table-cell office:value-type="float" office:value="48679.4026778749">
                <text:p>48679.40267787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827">
                <text:p>1827</text:p>
              </table:table-cell>
              <table:table-cell office:value-type="float" office:value="48804.1815976016">
                <text:p>48804.18159760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828">
                <text:p>1828</text:p>
              </table:table-cell>
              <table:table-cell office:value-type="float" office:value="48929.2803605874">
                <text:p>48929.28036058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829">
                <text:p>1829</text:p>
              </table:table-cell>
              <table:table-cell office:value-type="float" office:value="49054.6997866802">
                <text:p>49054.69978668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830">
                <text:p>1830</text:p>
              </table:table-cell>
              <table:table-cell office:value-type="float" office:value="49180.4406978291">
                <text:p>49180.44069782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831">
                <text:p>1831</text:p>
              </table:table-cell>
              <table:table-cell office:value-type="float" office:value="49306.5039180901">
                <text:p>49306.503918090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32">
                <text:p>1832</text:p>
              </table:table-cell>
              <table:table-cell office:value-type="float" office:value="49432.8902736318">
                <text:p>49432.89027363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33">
                <text:p>1833</text:p>
              </table:table-cell>
              <table:table-cell office:value-type="float" office:value="49559.60059274">
                <text:p>49559.600592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34">
                <text:p>1834</text:p>
              </table:table-cell>
              <table:table-cell office:value-type="float" office:value="49686.6357058241">
                <text:p>49686.635705824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35">
                <text:p>1835</text:p>
              </table:table-cell>
              <table:table-cell office:value-type="float" office:value="49813.9964454217">
                <text:p>49813.99644542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836">
                <text:p>1836</text:p>
              </table:table-cell>
              <table:table-cell office:value-type="float" office:value="49941.6836462048">
                <text:p>49941.683646204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837">
                <text:p>1837</text:p>
              </table:table-cell>
              <table:table-cell office:value-type="float" office:value="50069.6981449845">
                <text:p>50069.69814498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838">
                <text:p>1838</text:p>
              </table:table-cell>
              <table:table-cell office:value-type="float" office:value="50198.0407807172">
                <text:p>50198.040780717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39">
                <text:p>1839</text:p>
              </table:table-cell>
              <table:table-cell office:value-type="float" office:value="50326.7123945097">
                <text:p>50326.71239450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40">
                <text:p>1840</text:p>
              </table:table-cell>
              <table:table-cell office:value-type="float" office:value="50455.7138296246">
                <text:p>50455.71382962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841">
                <text:p>1841</text:p>
              </table:table-cell>
              <table:table-cell office:value-type="float" office:value="50585.0459314862">
                <text:p>50585.04593148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842">
                <text:p>1842</text:p>
              </table:table-cell>
              <table:table-cell office:value-type="float" office:value="50714.709547686">
                <text:p>50714.7095476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843">
                <text:p>1843</text:p>
              </table:table-cell>
              <table:table-cell office:value-type="float" office:value="50844.7055279877">
                <text:p>50844.70552798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844">
                <text:p>1844</text:p>
              </table:table-cell>
              <table:table-cell office:value-type="float" office:value="50975.0347243336">
                <text:p>50975.03472433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45">
                <text:p>1845</text:p>
              </table:table-cell>
              <table:table-cell office:value-type="float" office:value="51105.6979908495">
                <text:p>51105.69799084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46">
                <text:p>1846</text:p>
              </table:table-cell>
              <table:table-cell office:value-type="float" office:value="51236.6961838506">
                <text:p>51236.69618385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47">
                <text:p>1847</text:p>
              </table:table-cell>
              <table:table-cell office:value-type="float" office:value="51368.0301618472">
                <text:p>51368.03016184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848">
                <text:p>1848</text:p>
              </table:table-cell>
              <table:table-cell office:value-type="float" office:value="51499.7007855502">
                <text:p>51499.70078555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849">
                <text:p>1849</text:p>
              </table:table-cell>
              <table:table-cell office:value-type="float" office:value="51631.7089178765">
                <text:p>51631.708917876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850">
                <text:p>1850</text:p>
              </table:table-cell>
              <table:table-cell office:value-type="float" office:value="51764.0554239553">
                <text:p>51764.05542395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851">
                <text:p>1851</text:p>
              </table:table-cell>
              <table:table-cell office:value-type="float" office:value="51896.7411711329">
                <text:p>51896.74117113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852">
                <text:p>1852</text:p>
              </table:table-cell>
              <table:table-cell office:value-type="float" office:value="52029.7670289791">
                <text:p>52029.76702897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53">
                <text:p>1853</text:p>
              </table:table-cell>
              <table:table-cell office:value-type="float" office:value="52163.1338692929">
                <text:p>52163.133869292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854">
                <text:p>1854</text:p>
              </table:table-cell>
              <table:table-cell office:value-type="float" office:value="52296.8425661074">
                <text:p>52296.842566107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855">
                <text:p>1855</text:p>
              </table:table-cell>
              <table:table-cell office:value-type="float" office:value="52430.8939956966">
                <text:p>52430.893995696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56">
                <text:p>1856</text:p>
              </table:table-cell>
              <table:table-cell office:value-type="float" office:value="52565.2890365803">
                <text:p>52565.28903658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57">
                <text:p>1857</text:p>
              </table:table-cell>
              <table:table-cell office:value-type="float" office:value="52700.0285695304">
                <text:p>52700.02856953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58">
                <text:p>1858</text:p>
              </table:table-cell>
              <table:table-cell office:value-type="float" office:value="52835.1134775763">
                <text:p>52835.113477576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859">
                <text:p>1859</text:p>
              </table:table-cell>
              <table:table-cell office:value-type="float" office:value="52970.544646011">
                <text:p>52970.54464601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860">
                <text:p>1860</text:p>
              </table:table-cell>
              <table:table-cell office:value-type="float" office:value="53106.3229623967">
                <text:p>53106.322962396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861">
                <text:p>1861</text:p>
              </table:table-cell>
              <table:table-cell office:value-type="float" office:value="53242.4493165707">
                <text:p>53242.44931657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862">
                <text:p>1862</text:p>
              </table:table-cell>
              <table:table-cell office:value-type="float" office:value="53378.924600651">
                <text:p>53378.92460065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63">
                <text:p>1863</text:p>
              </table:table-cell>
              <table:table-cell office:value-type="float" office:value="53515.7497090427">
                <text:p>53515.74970904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864">
                <text:p>1864</text:p>
              </table:table-cell>
              <table:table-cell office:value-type="float" office:value="53652.9255384432">
                <text:p>53652.92553844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65">
                <text:p>1865</text:p>
              </table:table-cell>
              <table:table-cell office:value-type="float" office:value="53790.4529878485">
                <text:p>53790.452987848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66">
                <text:p>1866</text:p>
              </table:table-cell>
              <table:table-cell office:value-type="float" office:value="53928.3329585591">
                <text:p>53928.33295855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67">
                <text:p>1867</text:p>
              </table:table-cell>
              <table:table-cell office:value-type="float" office:value="54066.5663541856">
                <text:p>54066.56635418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68">
                <text:p>1868</text:p>
              </table:table-cell>
              <table:table-cell office:value-type="float" office:value="54205.1540806548">
                <text:p>54205.15408065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869">
                <text:p>1869</text:p>
              </table:table-cell>
              <table:table-cell office:value-type="float" office:value="54344.0970462158">
                <text:p>54344.097046215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870">
                <text:p>1870</text:p>
              </table:table-cell>
              <table:table-cell office:value-type="float" office:value="54483.3961614457">
                <text:p>54483.39616144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71">
                <text:p>1871</text:p>
              </table:table-cell>
              <table:table-cell office:value-type="float" office:value="54623.0523392557">
                <text:p>54623.052339255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72">
                <text:p>1872</text:p>
              </table:table-cell>
              <table:table-cell office:value-type="float" office:value="54763.0664948971">
                <text:p>54763.06649489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73">
                <text:p>1873</text:p>
              </table:table-cell>
              <table:table-cell office:value-type="float" office:value="54903.439545967">
                <text:p>54903.4395459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74">
                <text:p>1874</text:p>
              </table:table-cell>
              <table:table-cell office:value-type="float" office:value="55044.1724124148">
                <text:p>55044.17241241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75">
                <text:p>1875</text:p>
              </table:table-cell>
              <table:table-cell office:value-type="float" office:value="55185.266016548">
                <text:p>55185.2660165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76">
                <text:p>1876</text:p>
              </table:table-cell>
              <table:table-cell office:value-type="float" office:value="55326.721283038">
                <text:p>55326.7212830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77">
                <text:p>1877</text:p>
              </table:table-cell>
              <table:table-cell office:value-type="float" office:value="55468.5391389267">
                <text:p>55468.53913892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78">
                <text:p>1878</text:p>
              </table:table-cell>
              <table:table-cell office:value-type="float" office:value="55610.7205136319">
                <text:p>55610.72051363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79">
                <text:p>1879</text:p>
              </table:table-cell>
              <table:table-cell office:value-type="float" office:value="55753.2663389543">
                <text:p>55753.26633895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880">
                <text:p>1880</text:p>
              </table:table-cell>
              <table:table-cell office:value-type="float" office:value="55896.1775490824">
                <text:p>55896.17754908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881">
                <text:p>1881</text:p>
              </table:table-cell>
              <table:table-cell office:value-type="float" office:value="56039.4550805997">
                <text:p>56039.455080599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882">
                <text:p>1882</text:p>
              </table:table-cell>
              <table:table-cell office:value-type="float" office:value="56183.0998724905">
                <text:p>56183.09987249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883">
                <text:p>1883</text:p>
              </table:table-cell>
              <table:table-cell office:value-type="float" office:value="56327.1128661457">
                <text:p>56327.112866145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884">
                <text:p>1884</text:p>
              </table:table-cell>
              <table:table-cell office:value-type="float" office:value="56471.4950053693">
                <text:p>56471.495005369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885">
                <text:p>1885</text:p>
              </table:table-cell>
              <table:table-cell office:value-type="float" office:value="56616.2472363847">
                <text:p>56616.24723638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886">
                <text:p>1886</text:p>
              </table:table-cell>
              <table:table-cell office:value-type="float" office:value="56761.3705078407">
                <text:p>56761.37050784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887">
                <text:p>1887</text:p>
              </table:table-cell>
              <table:table-cell office:value-type="float" office:value="56906.8657708176">
                <text:p>56906.86577081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888">
                <text:p>1888</text:p>
              </table:table-cell>
              <table:table-cell office:value-type="float" office:value="57052.7339788337">
                <text:p>57052.73397883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89">
                <text:p>1889</text:p>
              </table:table-cell>
              <table:table-cell office:value-type="float" office:value="57198.9760878513">
                <text:p>57198.97608785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90">
                <text:p>1890</text:p>
              </table:table-cell>
              <table:table-cell office:value-type="float" office:value="57345.5930562834">
                <text:p>57345.59305628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891">
                <text:p>1891</text:p>
              </table:table-cell>
              <table:table-cell office:value-type="float" office:value="57492.5858449994">
                <text:p>57492.58584499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92">
                <text:p>1892</text:p>
              </table:table-cell>
              <table:table-cell office:value-type="float" office:value="57639.9554173318">
                <text:p>57639.95541733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93">
                <text:p>1893</text:p>
              </table:table-cell>
              <table:table-cell office:value-type="float" office:value="57787.7027390822">
                <text:p>57787.70273908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894">
                <text:p>1894</text:p>
              </table:table-cell>
              <table:table-cell office:value-type="float" office:value="57935.8287785282">
                <text:p>57935.82877852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895">
                <text:p>1895</text:p>
              </table:table-cell>
              <table:table-cell office:value-type="float" office:value="58084.334506429">
                <text:p>58084.3345064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896">
                <text:p>1896</text:p>
              </table:table-cell>
              <table:table-cell office:value-type="float" office:value="58233.2208960324">
                <text:p>58233.22089603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897">
                <text:p>1897</text:p>
              </table:table-cell>
              <table:table-cell office:value-type="float" office:value="58382.4889230806">
                <text:p>58382.48892308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898">
                <text:p>1898</text:p>
              </table:table-cell>
              <table:table-cell office:value-type="float" office:value="58532.1395658172">
                <text:p>58532.13956581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99">
                <text:p>1899</text:p>
              </table:table-cell>
              <table:table-cell office:value-type="float" office:value="58682.1738049932">
                <text:p>58682.17380499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900">
                <text:p>1900</text:p>
              </table:table-cell>
              <table:table-cell office:value-type="float" office:value="58832.5926238734">
                <text:p>58832.59262387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01">
                <text:p>1901</text:p>
              </table:table-cell>
              <table:table-cell office:value-type="float" office:value="58983.3970082432">
                <text:p>58983.39700824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902">
                <text:p>1902</text:p>
              </table:table-cell>
              <table:table-cell office:value-type="float" office:value="59134.5879464148">
                <text:p>59134.587946414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903">
                <text:p>1903</text:p>
              </table:table-cell>
              <table:table-cell office:value-type="float" office:value="59286.1664292335">
                <text:p>59286.16642923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904">
                <text:p>1904</text:p>
              </table:table-cell>
              <table:table-cell office:value-type="float" office:value="59438.1334500848">
                <text:p>59438.13345008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05">
                <text:p>1905</text:p>
              </table:table-cell>
              <table:table-cell office:value-type="float" office:value="59590.4900049002">
                <text:p>59590.49000490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906">
                <text:p>1906</text:p>
              </table:table-cell>
              <table:table-cell office:value-type="float" office:value="59743.2370921642">
                <text:p>59743.23709216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907">
                <text:p>1907</text:p>
              </table:table-cell>
              <table:table-cell office:value-type="float" office:value="59896.3757129206">
                <text:p>59896.37571292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908">
                <text:p>1908</text:p>
              </table:table-cell>
              <table:table-cell office:value-type="float" office:value="60049.9068707793">
                <text:p>60049.90687077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909">
                <text:p>1909</text:p>
              </table:table-cell>
              <table:table-cell office:value-type="float" office:value="60203.8315719225">
                <text:p>60203.83157192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10">
                <text:p>1910</text:p>
              </table:table-cell>
              <table:table-cell office:value-type="float" office:value="60358.1508251119">
                <text:p>60358.15082511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911">
                <text:p>1911</text:p>
              </table:table-cell>
              <table:table-cell office:value-type="float" office:value="60512.8656416945">
                <text:p>60512.865641694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912">
                <text:p>1912</text:p>
              </table:table-cell>
              <table:table-cell office:value-type="float" office:value="60667.9770356099">
                <text:p>60667.97703560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13">
                <text:p>1913</text:p>
              </table:table-cell>
              <table:table-cell office:value-type="float" office:value="60823.4860233968">
                <text:p>60823.48602339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914">
                <text:p>1914</text:p>
              </table:table-cell>
              <table:table-cell office:value-type="float" office:value="60979.3936241994">
                <text:p>60979.39362419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915">
                <text:p>1915</text:p>
              </table:table-cell>
              <table:table-cell office:value-type="float" office:value="61135.7008597743">
                <text:p>61135.700859774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916">
                <text:p>1916</text:p>
              </table:table-cell>
              <table:table-cell office:value-type="float" office:value="61292.4087544972">
                <text:p>61292.408754497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917">
                <text:p>1917</text:p>
              </table:table-cell>
              <table:table-cell office:value-type="float" office:value="61449.5183353694">
                <text:p>61449.518335369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918">
                <text:p>1918</text:p>
              </table:table-cell>
              <table:table-cell office:value-type="float" office:value="61607.030632025">
                <text:p>61607.0306320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919">
                <text:p>1919</text:p>
              </table:table-cell>
              <table:table-cell office:value-type="float" office:value="61764.946676737">
                <text:p>61764.9466767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920">
                <text:p>1920</text:p>
              </table:table-cell>
              <table:table-cell office:value-type="float" office:value="61923.2675044246">
                <text:p>61923.267504424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921">
                <text:p>1921</text:p>
              </table:table-cell>
              <table:table-cell office:value-type="float" office:value="62081.9941526598">
                <text:p>62081.99415265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922">
                <text:p>1922</text:p>
              </table:table-cell>
              <table:table-cell office:value-type="float" office:value="62241.127661674">
                <text:p>62241.12766167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923">
                <text:p>1923</text:p>
              </table:table-cell>
              <table:table-cell office:value-type="float" office:value="62400.6690743653">
                <text:p>62400.66907436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924">
                <text:p>1924</text:p>
              </table:table-cell>
              <table:table-cell office:value-type="float" office:value="62560.6194363047">
                <text:p>62560.619436304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925">
                <text:p>1925</text:p>
              </table:table-cell>
              <table:table-cell office:value-type="float" office:value="62720.9797957436">
                <text:p>62720.97979574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926">
                <text:p>1926</text:p>
              </table:table-cell>
              <table:table-cell office:value-type="float" office:value="62881.7512036202">
                <text:p>62881.751203620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927">
                <text:p>1927</text:p>
              </table:table-cell>
              <table:table-cell office:value-type="float" office:value="63042.9347135665">
                <text:p>63042.93471356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928">
                <text:p>1928</text:p>
              </table:table-cell>
              <table:table-cell office:value-type="float" office:value="63204.5313819154">
                <text:p>63204.531381915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929">
                <text:p>1929</text:p>
              </table:table-cell>
              <table:table-cell office:value-type="float" office:value="63366.5422677074">
                <text:p>63366.542267707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930">
                <text:p>1930</text:p>
              </table:table-cell>
              <table:table-cell office:value-type="float" office:value="63528.9684326976">
                <text:p>63528.96843269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931">
                <text:p>1931</text:p>
              </table:table-cell>
              <table:table-cell office:value-type="float" office:value="63691.8109413627">
                <text:p>63691.81094136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932">
                <text:p>1932</text:p>
              </table:table-cell>
              <table:table-cell office:value-type="float" office:value="63855.0708609079">
                <text:p>63855.070860907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933">
                <text:p>1933</text:p>
              </table:table-cell>
              <table:table-cell office:value-type="float" office:value="64018.7492612741">
                <text:p>64018.74926127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934">
                <text:p>1934</text:p>
              </table:table-cell>
              <table:table-cell office:value-type="float" office:value="64182.8472151445">
                <text:p>64182.84721514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35">
                <text:p>1935</text:p>
              </table:table-cell>
              <table:table-cell office:value-type="float" office:value="64347.3657979522">
                <text:p>64347.365797952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936">
                <text:p>1936</text:p>
              </table:table-cell>
              <table:table-cell office:value-type="float" office:value="64512.3060878867">
                <text:p>64512.306087886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937">
                <text:p>1937</text:p>
              </table:table-cell>
              <table:table-cell office:value-type="float" office:value="64677.6691659013">
                <text:p>64677.66916590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38">
                <text:p>1938</text:p>
              </table:table-cell>
              <table:table-cell office:value-type="float" office:value="64843.45611572">
                <text:p>64843.456115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939">
                <text:p>1939</text:p>
              </table:table-cell>
              <table:table-cell office:value-type="float" office:value="65009.6680238448">
                <text:p>65009.66802384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940">
                <text:p>1940</text:p>
              </table:table-cell>
              <table:table-cell office:value-type="float" office:value="65176.3059795626">
                <text:p>65176.305979562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941">
                <text:p>1941</text:p>
              </table:table-cell>
              <table:table-cell office:value-type="float" office:value="65343.3710749526">
                <text:p>65343.37107495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42">
                <text:p>1942</text:p>
              </table:table-cell>
              <table:table-cell office:value-type="float" office:value="65510.8644048931">
                <text:p>65510.864404893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43">
                <text:p>1943</text:p>
              </table:table-cell>
              <table:table-cell office:value-type="float" office:value="65678.7870670691">
                <text:p>65678.78706706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44">
                <text:p>1944</text:p>
              </table:table-cell>
              <table:table-cell office:value-type="float" office:value="65847.140161979">
                <text:p>65847.1401619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945">
                <text:p>1945</text:p>
              </table:table-cell>
              <table:table-cell office:value-type="float" office:value="66015.9247929424">
                <text:p>66015.92479294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46">
                <text:p>1946</text:p>
              </table:table-cell>
              <table:table-cell office:value-type="float" office:value="66185.1420661068">
                <text:p>66185.142066106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47">
                <text:p>1947</text:p>
              </table:table-cell>
              <table:table-cell office:value-type="float" office:value="66354.7930904552">
                <text:p>66354.793090455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48">
                <text:p>1948</text:p>
              </table:table-cell>
              <table:table-cell office:value-type="float" office:value="66524.878977813">
                <text:p>66524.8789778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49">
                <text:p>1949</text:p>
              </table:table-cell>
              <table:table-cell office:value-type="float" office:value="66695.4008428557">
                <text:p>66695.40084285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50">
                <text:p>1950</text:p>
              </table:table-cell>
              <table:table-cell office:value-type="float" office:value="66866.3598031162">
                <text:p>66866.359803116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51">
                <text:p>1951</text:p>
              </table:table-cell>
              <table:table-cell office:value-type="float" office:value="67037.7569789916">
                <text:p>67037.75697899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52">
                <text:p>1952</text:p>
              </table:table-cell>
              <table:table-cell office:value-type="float" office:value="67209.5934937511">
                <text:p>67209.59349375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53">
                <text:p>1953</text:p>
              </table:table-cell>
              <table:table-cell office:value-type="float" office:value="67381.870473543">
                <text:p>67381.8704735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54">
                <text:p>1954</text:p>
              </table:table-cell>
              <table:table-cell office:value-type="float" office:value="67554.5890474025">
                <text:p>67554.58904740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55">
                <text:p>1955</text:p>
              </table:table-cell>
              <table:table-cell office:value-type="float" office:value="67727.7503472585">
                <text:p>67727.75034725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56">
                <text:p>1956</text:p>
              </table:table-cell>
              <table:table-cell office:value-type="float" office:value="67901.3555079416">
                <text:p>67901.35550794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57">
                <text:p>1957</text:p>
              </table:table-cell>
              <table:table-cell office:value-type="float" office:value="68075.4056671912">
                <text:p>68075.40566719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58">
                <text:p>1958</text:p>
              </table:table-cell>
              <table:table-cell office:value-type="float" office:value="68249.901965663">
                <text:p>68249.9019656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59">
                <text:p>1959</text:p>
              </table:table-cell>
              <table:table-cell office:value-type="float" office:value="68424.8455469366">
                <text:p>68424.845546936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60">
                <text:p>1960</text:p>
              </table:table-cell>
              <table:table-cell office:value-type="float" office:value="68600.2375575229">
                <text:p>68600.237557522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61">
                <text:p>1961</text:p>
              </table:table-cell>
              <table:table-cell office:value-type="float" office:value="68776.0791468716">
                <text:p>68776.07914687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62">
                <text:p>1962</text:p>
              </table:table-cell>
              <table:table-cell office:value-type="float" office:value="68952.3714673787">
                <text:p>68952.371467378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63">
                <text:p>1963</text:p>
              </table:table-cell>
              <table:table-cell office:value-type="float" office:value="69129.1156743943">
                <text:p>69129.115674394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64">
                <text:p>1964</text:p>
              </table:table-cell>
              <table:table-cell office:value-type="float" office:value="69306.3129262298">
                <text:p>69306.31292622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65">
                <text:p>1965</text:p>
              </table:table-cell>
              <table:table-cell office:value-type="float" office:value="69483.9643841657">
                <text:p>69483.964384165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66">
                <text:p>1966</text:p>
              </table:table-cell>
              <table:table-cell office:value-type="float" office:value="69662.0712124594">
                <text:p>69662.071212459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67">
                <text:p>1967</text:p>
              </table:table-cell>
              <table:table-cell office:value-type="float" office:value="69840.6345783522">
                <text:p>69840.634578352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68">
                <text:p>1968</text:p>
              </table:table-cell>
              <table:table-cell office:value-type="float" office:value="70019.6556520778">
                <text:p>70019.65565207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69">
                <text:p>1969</text:p>
              </table:table-cell>
              <table:table-cell office:value-type="float" office:value="70199.1356068693">
                <text:p>70199.13560686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70">
                <text:p>1970</text:p>
              </table:table-cell>
              <table:table-cell office:value-type="float" office:value="70379.0756189671">
                <text:p>70379.075618967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71">
                <text:p>1971</text:p>
              </table:table-cell>
              <table:table-cell office:value-type="float" office:value="70559.4768676268">
                <text:p>70559.47686762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72">
                <text:p>1972</text:p>
              </table:table-cell>
              <table:table-cell office:value-type="float" office:value="70740.3405351267">
                <text:p>70740.34053512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73">
                <text:p>1973</text:p>
              </table:table-cell>
              <table:table-cell office:value-type="float" office:value="70921.6678067755">
                <text:p>70921.66780677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74">
                <text:p>1974</text:p>
              </table:table-cell>
              <table:table-cell office:value-type="float" office:value="71103.4598709202">
                <text:p>71103.459870920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75">
                <text:p>1975</text:p>
              </table:table-cell>
              <table:table-cell office:value-type="float" office:value="71285.7179189541">
                <text:p>71285.71791895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76">
                <text:p>1976</text:p>
              </table:table-cell>
              <table:table-cell office:value-type="float" office:value="71468.443145324">
                <text:p>71468.4431453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77">
                <text:p>1977</text:p>
              </table:table-cell>
              <table:table-cell office:value-type="float" office:value="71651.6367475388">
                <text:p>71651.636747538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78">
                <text:p>1978</text:p>
              </table:table-cell>
              <table:table-cell office:value-type="float" office:value="71835.2999261766">
                <text:p>71835.29992617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79">
                <text:p>1979</text:p>
              </table:table-cell>
              <table:table-cell office:value-type="float" office:value="72019.433884893">
                <text:p>72019.43388489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80">
                <text:p>1980</text:p>
              </table:table-cell>
              <table:table-cell office:value-type="float" office:value="72204.0398304292">
                <text:p>72204.039830429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81">
                <text:p>1981</text:p>
              </table:table-cell>
              <table:table-cell office:value-type="float" office:value="72389.1189726192">
                <text:p>72389.118972619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82">
                <text:p>1982</text:p>
              </table:table-cell>
              <table:table-cell office:value-type="float" office:value="72574.6725243984">
                <text:p>72574.672524398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83">
                <text:p>1983</text:p>
              </table:table-cell>
              <table:table-cell office:value-type="float" office:value="72760.7017018112">
                <text:p>72760.70170181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84">
                <text:p>1984</text:p>
              </table:table-cell>
              <table:table-cell office:value-type="float" office:value="72947.2077240192">
                <text:p>72947.207724019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85">
                <text:p>1985</text:p>
              </table:table-cell>
              <table:table-cell office:value-type="float" office:value="73134.1918133087">
                <text:p>73134.19181330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86">
                <text:p>1986</text:p>
              </table:table-cell>
              <table:table-cell office:value-type="float" office:value="73321.6551950995">
                <text:p>73321.655195099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87">
                <text:p>1987</text:p>
              </table:table-cell>
              <table:table-cell office:value-type="float" office:value="73509.5990979522">
                <text:p>73509.599097952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88">
                <text:p>1988</text:p>
              </table:table-cell>
              <table:table-cell office:value-type="float" office:value="73698.0247535766">
                <text:p>73698.02475357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89">
                <text:p>1989</text:p>
              </table:table-cell>
              <table:table-cell office:value-type="float" office:value="73886.9333968399">
                <text:p>73886.93339683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90">
                <text:p>1990</text:p>
              </table:table-cell>
              <table:table-cell office:value-type="float" office:value="74076.3262657743">
                <text:p>74076.326265774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91">
                <text:p>1991</text:p>
              </table:table-cell>
              <table:table-cell office:value-type="float" office:value="74266.2046015856">
                <text:p>74266.204601585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92">
                <text:p>1992</text:p>
              </table:table-cell>
              <table:table-cell office:value-type="float" office:value="74456.5696486612">
                <text:p>74456.56964866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93">
                <text:p>1993</text:p>
              </table:table-cell>
              <table:table-cell office:value-type="float" office:value="74647.4226545782">
                <text:p>74647.422654578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94">
                <text:p>1994</text:p>
              </table:table-cell>
              <table:table-cell office:value-type="float" office:value="74838.7648701115">
                <text:p>74838.76487011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5">
                <text:p>1995</text:p>
              </table:table-cell>
              <table:table-cell office:value-type="float" office:value="75030.597549242">
                <text:p>75030.59754924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6">
                <text:p>1996</text:p>
              </table:table-cell>
              <table:table-cell office:value-type="float" office:value="75222.9219491652">
                <text:p>75222.92194916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7">
                <text:p>1997</text:p>
              </table:table-cell>
              <table:table-cell office:value-type="float" office:value="75415.7393302989">
                <text:p>75415.739330298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8">
                <text:p>1998</text:p>
              </table:table-cell>
              <table:table-cell office:value-type="float" office:value="75609.0509562919">
                <text:p>75609.05095629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9">
                <text:p>1999</text:p>
              </table:table-cell>
              <table:table-cell office:value-type="float" office:value="75802.8580940318">
                <text:p>75802.858094031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75997.1620136538">
                <text:p>75997.16201365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27cm" svg:height="11.51cm" xlink:href=".." xlink:type="simple" chart:class="chart:scatter" chart:style-name="ch1">
        <chart:legend chart:legend-position="end" svg:x="13.532cm" svg:y="5.207cm" style:legend-expansion="high" chart:style-name="ch2"/>
        <chart:plot-area chart:style-name="ch3" table:cell-range-address="pu_ptu.Q7:pu_ptu.R1006" svg:x="0.37cm" svg:y="0.23cm" svg:width="12.792cm" svg:height="11.05cm">
          <chart:coordinate-region svg:x="1.864cm" svg:y="0.429cm" svg:width="10.914cm" svg:height="10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u_ptu.R7:pu_ptu.R1006" chart:class="chart:scatter">
            <chart:domain table:cell-range-address="pu_ptu.Q7:pu_ptu.Q1006"/>
            <chart:regression-curve chart:style-name="ch8">
              <chart:equation chart:display-equation="true" chart:display-r-square="true"/>
            </chart:regression-curve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1">
                <text:p>2001</text:p>
                <draw:g>
                  <svg:desc>pu_ptu.Q7:pu_ptu.Q1006</svg:desc>
                </draw:g>
              </table:table-cell>
              <table:table-cell office:value-type="float" office:value="76320">
                <text:p>76320</text:p>
                <draw:g>
                  <svg:desc>pu_ptu.R7:pu_ptu.R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2">
                <text:p>2002</text:p>
              </table:table-cell>
              <table:table-cell office:value-type="float" office:value="76464.3811972527">
                <text:p>76464.3811972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3">
                <text:p>2003</text:p>
              </table:table-cell>
              <table:table-cell office:value-type="float" office:value="76609.0355330028">
                <text:p>76609.035533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4">
                <text:p>2004</text:p>
              </table:table-cell>
              <table:table-cell office:value-type="float" office:value="76753.9635239703">
                <text:p>76753.9635239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5">
                <text:p>2005</text:p>
              </table:table-cell>
              <table:table-cell office:value-type="float" office:value="76899.1656878524">
                <text:p>76899.1656878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6">
                <text:p>2006</text:p>
              </table:table-cell>
              <table:table-cell office:value-type="float" office:value="77044.642543326">
                <text:p>77044.642543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7">
                <text:p>2007</text:p>
              </table:table-cell>
              <table:table-cell office:value-type="float" office:value="77190.3946100492">
                <text:p>77190.3946100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8">
                <text:p>2008</text:p>
              </table:table-cell>
              <table:table-cell office:value-type="float" office:value="77336.4224086631">
                <text:p>77336.4224086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9">
                <text:p>2009</text:p>
              </table:table-cell>
              <table:table-cell office:value-type="float" office:value="77482.7264607937">
                <text:p>77482.7264607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">
                <text:p>2010</text:p>
              </table:table-cell>
              <table:table-cell office:value-type="float" office:value="77629.3072890538">
                <text:p>77629.3072890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1">
                <text:p>2011</text:p>
              </table:table-cell>
              <table:table-cell office:value-type="float" office:value="77776.1654170451">
                <text:p>77776.1654170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2">
                <text:p>2012</text:p>
              </table:table-cell>
              <table:table-cell office:value-type="float" office:value="77923.3013693596">
                <text:p>77923.3013693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3">
                <text:p>2013</text:p>
              </table:table-cell>
              <table:table-cell office:value-type="float" office:value="78070.7156715817">
                <text:p>78070.7156715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4">
                <text:p>2014</text:p>
              </table:table-cell>
              <table:table-cell office:value-type="float" office:value="78218.4088502903">
                <text:p>78218.4088502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5">
                <text:p>2015</text:p>
              </table:table-cell>
              <table:table-cell office:value-type="float" office:value="78366.3814330603">
                <text:p>78366.3814330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6">
                <text:p>2016</text:p>
              </table:table-cell>
              <table:table-cell office:value-type="float" office:value="78514.6339484648">
                <text:p>78514.633948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7">
                <text:p>2017</text:p>
              </table:table-cell>
              <table:table-cell office:value-type="float" office:value="78663.1669260767">
                <text:p>78663.1669260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8">
                <text:p>2018</text:p>
              </table:table-cell>
              <table:table-cell office:value-type="float" office:value="78811.9808964708">
                <text:p>78811.9808964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9">
                <text:p>2019</text:p>
              </table:table-cell>
              <table:table-cell office:value-type="float" office:value="78961.0763912257">
                <text:p>78961.0763912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0">
                <text:p>2020</text:p>
              </table:table-cell>
              <table:table-cell office:value-type="float" office:value="79110.4539429255">
                <text:p>79110.4539429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1">
                <text:p>2021</text:p>
              </table:table-cell>
              <table:table-cell office:value-type="float" office:value="79260.1140851619">
                <text:p>79260.1140851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2">
                <text:p>2022</text:p>
              </table:table-cell>
              <table:table-cell office:value-type="float" office:value="79410.0573525362">
                <text:p>79410.0573525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3">
                <text:p>2023</text:p>
              </table:table-cell>
              <table:table-cell office:value-type="float" office:value="79560.2842806608">
                <text:p>79560.2842806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4">
                <text:p>2024</text:p>
              </table:table-cell>
              <table:table-cell office:value-type="float" office:value="79710.7954061614">
                <text:p>79710.7954061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25">
                <text:p>2025</text:p>
              </table:table-cell>
              <table:table-cell office:value-type="float" office:value="79861.5912666791">
                <text:p>79861.5912666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6">
                <text:p>2026</text:p>
              </table:table-cell>
              <table:table-cell office:value-type="float" office:value="80012.6724008719">
                <text:p>80012.6724008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7">
                <text:p>2027</text:p>
              </table:table-cell>
              <table:table-cell office:value-type="float" office:value="80164.0393484168">
                <text:p>80164.0393484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28">
                <text:p>2028</text:p>
              </table:table-cell>
              <table:table-cell office:value-type="float" office:value="80315.6926500119">
                <text:p>80315.6926500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9">
                <text:p>2029</text:p>
              </table:table-cell>
              <table:table-cell office:value-type="float" office:value="80467.6328473782">
                <text:p>80467.6328473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0">
                <text:p>2030</text:p>
              </table:table-cell>
              <table:table-cell office:value-type="float" office:value="80619.8604832613">
                <text:p>80619.8604832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1">
                <text:p>2031</text:p>
              </table:table-cell>
              <table:table-cell office:value-type="float" office:value="80772.3761014337">
                <text:p>80772.3761014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2">
                <text:p>2032</text:p>
              </table:table-cell>
              <table:table-cell office:value-type="float" office:value="80925.1802466967">
                <text:p>80925.18024669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33">
                <text:p>2033</text:p>
              </table:table-cell>
              <table:table-cell office:value-type="float" office:value="81078.2734648822">
                <text:p>81078.2734648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34">
                <text:p>2034</text:p>
              </table:table-cell>
              <table:table-cell office:value-type="float" office:value="81231.6563028544">
                <text:p>81231.6563028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35">
                <text:p>2035</text:p>
              </table:table-cell>
              <table:table-cell office:value-type="float" office:value="81385.3293085126">
                <text:p>81385.32930851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6">
                <text:p>2036</text:p>
              </table:table-cell>
              <table:table-cell office:value-type="float" office:value="81539.2930307921">
                <text:p>81539.2930307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7">
                <text:p>2037</text:p>
              </table:table-cell>
              <table:table-cell office:value-type="float" office:value="81693.5480196669">
                <text:p>81693.54801966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8">
                <text:p>2038</text:p>
              </table:table-cell>
              <table:table-cell office:value-type="float" office:value="81848.0948261515">
                <text:p>81848.0948261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9">
                <text:p>2039</text:p>
              </table:table-cell>
              <table:table-cell office:value-type="float" office:value="82002.9340023026">
                <text:p>82002.9340023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40">
                <text:p>2040</text:p>
              </table:table-cell>
              <table:table-cell office:value-type="float" office:value="82158.0661012215">
                <text:p>82158.0661012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1">
                <text:p>2041</text:p>
              </table:table-cell>
              <table:table-cell office:value-type="float" office:value="82313.4916770557">
                <text:p>82313.4916770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2">
                <text:p>2042</text:p>
              </table:table-cell>
              <table:table-cell office:value-type="float" office:value="82469.211285001">
                <text:p>82469.211285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3">
                <text:p>2043</text:p>
              </table:table-cell>
              <table:table-cell office:value-type="float" office:value="82625.2254813036">
                <text:p>82625.22548130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4">
                <text:p>2044</text:p>
              </table:table-cell>
              <table:table-cell office:value-type="float" office:value="82781.534823262">
                <text:p>82781.5348232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5">
                <text:p>2045</text:p>
              </table:table-cell>
              <table:table-cell office:value-type="float" office:value="82938.139869229">
                <text:p>82938.139869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6">
                <text:p>2046</text:p>
              </table:table-cell>
              <table:table-cell office:value-type="float" office:value="83095.0411786137">
                <text:p>83095.0411786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7">
                <text:p>2047</text:p>
              </table:table-cell>
              <table:table-cell office:value-type="float" office:value="83252.2393118832">
                <text:p>83252.23931188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8">
                <text:p>2048</text:p>
              </table:table-cell>
              <table:table-cell office:value-type="float" office:value="83409.7348305654">
                <text:p>83409.73483056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49">
                <text:p>2049</text:p>
              </table:table-cell>
              <table:table-cell office:value-type="float" office:value="83567.52829725">
                <text:p>83567.52829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0">
                <text:p>2050</text:p>
              </table:table-cell>
              <table:table-cell office:value-type="float" office:value="83725.6202755913">
                <text:p>83725.62027559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1">
                <text:p>2051</text:p>
              </table:table-cell>
              <table:table-cell office:value-type="float" office:value="83884.0113303098">
                <text:p>83884.0113303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52">
                <text:p>2052</text:p>
              </table:table-cell>
              <table:table-cell office:value-type="float" office:value="84042.7020271944">
                <text:p>84042.7020271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3">
                <text:p>2053</text:p>
              </table:table-cell>
              <table:table-cell office:value-type="float" office:value="84201.6929331043">
                <text:p>84201.6929331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4">
                <text:p>2054</text:p>
              </table:table-cell>
              <table:table-cell office:value-type="float" office:value="84360.984615971">
                <text:p>84360.9846159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5">
                <text:p>2055</text:p>
              </table:table-cell>
              <table:table-cell office:value-type="float" office:value="84520.5776448006">
                <text:p>84520.5776448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6">
                <text:p>2056</text:p>
              </table:table-cell>
              <table:table-cell office:value-type="float" office:value="84680.4725896754">
                <text:p>84680.47258967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7">
                <text:p>2057</text:p>
              </table:table-cell>
              <table:table-cell office:value-type="float" office:value="84840.6700217565">
                <text:p>84840.67002175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8">
                <text:p>2058</text:p>
              </table:table-cell>
              <table:table-cell office:value-type="float" office:value="85001.1705132851">
                <text:p>85001.1705132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59">
                <text:p>2059</text:p>
              </table:table-cell>
              <table:table-cell office:value-type="float" office:value="85161.9746375853">
                <text:p>85161.97463758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60">
                <text:p>2060</text:p>
              </table:table-cell>
              <table:table-cell office:value-type="float" office:value="85323.0829690657">
                <text:p>85323.08296906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61">
                <text:p>2061</text:p>
              </table:table-cell>
              <table:table-cell office:value-type="float" office:value="85484.4960832214">
                <text:p>85484.49608322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62">
                <text:p>2062</text:p>
              </table:table-cell>
              <table:table-cell office:value-type="float" office:value="85646.2145566365">
                <text:p>85646.2145566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63">
                <text:p>2063</text:p>
              </table:table-cell>
              <table:table-cell office:value-type="float" office:value="85808.2389669858">
                <text:p>85808.23896698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64">
                <text:p>2064</text:p>
              </table:table-cell>
              <table:table-cell office:value-type="float" office:value="85970.5698930366">
                <text:p>85970.56989303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65">
                <text:p>2065</text:p>
              </table:table-cell>
              <table:table-cell office:value-type="float" office:value="86133.2079146516">
                <text:p>86133.2079146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66">
                <text:p>2066</text:p>
              </table:table-cell>
              <table:table-cell office:value-type="float" office:value="86296.1536127902">
                <text:p>86296.1536127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7">
                <text:p>2067</text:p>
              </table:table-cell>
              <table:table-cell office:value-type="float" office:value="86459.4075695109">
                <text:p>86459.4075695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8">
                <text:p>2068</text:p>
              </table:table-cell>
              <table:table-cell office:value-type="float" office:value="86622.9703679732">
                <text:p>86622.9703679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9">
                <text:p>2069</text:p>
              </table:table-cell>
              <table:table-cell office:value-type="float" office:value="86786.8425924402">
                <text:p>86786.84259244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70">
                <text:p>2070</text:p>
              </table:table-cell>
              <table:table-cell office:value-type="float" office:value="86951.0248282798">
                <text:p>86951.0248282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71">
                <text:p>2071</text:p>
              </table:table-cell>
              <table:table-cell office:value-type="float" office:value="87115.5176619677">
                <text:p>87115.5176619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2">
                <text:p>2072</text:p>
              </table:table-cell>
              <table:table-cell office:value-type="float" office:value="87280.3216810888">
                <text:p>87280.32168108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73">
                <text:p>2073</text:p>
              </table:table-cell>
              <table:table-cell office:value-type="float" office:value="87445.4374743399">
                <text:p>87445.4374743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74">
                <text:p>2074</text:p>
              </table:table-cell>
              <table:table-cell office:value-type="float" office:value="87610.8656315311">
                <text:p>87610.86563153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5">
                <text:p>2075</text:p>
              </table:table-cell>
              <table:table-cell office:value-type="float" office:value="87776.6067435886">
                <text:p>87776.60674358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76">
                <text:p>2076</text:p>
              </table:table-cell>
              <table:table-cell office:value-type="float" office:value="87942.6614025564">
                <text:p>87942.6614025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77">
                <text:p>2077</text:p>
              </table:table-cell>
              <table:table-cell office:value-type="float" office:value="88109.0302015985">
                <text:p>88109.03020159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8">
                <text:p>2078</text:p>
              </table:table-cell>
              <table:table-cell office:value-type="float" office:value="88275.7137350011">
                <text:p>88275.7137350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79">
                <text:p>2079</text:p>
              </table:table-cell>
              <table:table-cell office:value-type="float" office:value="88442.7125981745">
                <text:p>88442.7125981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0">
                <text:p>2080</text:p>
              </table:table-cell>
              <table:table-cell office:value-type="float" office:value="88610.0273876557">
                <text:p>88610.02738765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81">
                <text:p>2081</text:p>
              </table:table-cell>
              <table:table-cell office:value-type="float" office:value="88777.6587011099">
                <text:p>88777.65870110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2">
                <text:p>2082</text:p>
              </table:table-cell>
              <table:table-cell office:value-type="float" office:value="88945.6071373332">
                <text:p>88945.6071373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83">
                <text:p>2083</text:p>
              </table:table-cell>
              <table:table-cell office:value-type="float" office:value="89113.8732962543">
                <text:p>89113.87329625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84">
                <text:p>2084</text:p>
              </table:table-cell>
              <table:table-cell office:value-type="float" office:value="89282.457778937">
                <text:p>89282.457778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85">
                <text:p>2085</text:p>
              </table:table-cell>
              <table:table-cell office:value-type="float" office:value="89451.361187582">
                <text:p>89451.3611875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86">
                <text:p>2086</text:p>
              </table:table-cell>
              <table:table-cell office:value-type="float" office:value="89620.5841255295">
                <text:p>89620.58412552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87">
                <text:p>2087</text:p>
              </table:table-cell>
              <table:table-cell office:value-type="float" office:value="89790.1271972608">
                <text:p>89790.1271972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88">
                <text:p>2088</text:p>
              </table:table-cell>
              <table:table-cell office:value-type="float" office:value="89959.991008401">
                <text:p>89959.991008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89">
                <text:p>2089</text:p>
              </table:table-cell>
              <table:table-cell office:value-type="float" office:value="90130.1761657206">
                <text:p>90130.1761657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90">
                <text:p>2090</text:p>
              </table:table-cell>
              <table:table-cell office:value-type="float" office:value="90300.6832771384">
                <text:p>90300.6832771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91">
                <text:p>2091</text:p>
              </table:table-cell>
              <table:table-cell office:value-type="float" office:value="90471.512951723">
                <text:p>90471.5129517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92">
                <text:p>2092</text:p>
              </table:table-cell>
              <table:table-cell office:value-type="float" office:value="90642.6657996952">
                <text:p>90642.6657996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93">
                <text:p>2093</text:p>
              </table:table-cell>
              <table:table-cell office:value-type="float" office:value="90814.1424324302">
                <text:p>90814.1424324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94">
                <text:p>2094</text:p>
              </table:table-cell>
              <table:table-cell office:value-type="float" office:value="90985.94346246">
                <text:p>90985.943462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95">
                <text:p>2095</text:p>
              </table:table-cell>
              <table:table-cell office:value-type="float" office:value="91158.0695034752">
                <text:p>91158.06950347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6">
                <text:p>2096</text:p>
              </table:table-cell>
              <table:table-cell office:value-type="float" office:value="91330.5211703274">
                <text:p>91330.5211703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97">
                <text:p>2097</text:p>
              </table:table-cell>
              <table:table-cell office:value-type="float" office:value="91503.2990790314">
                <text:p>91503.29907903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98">
                <text:p>2098</text:p>
              </table:table-cell>
              <table:table-cell office:value-type="float" office:value="91676.4038467673">
                <text:p>91676.4038467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99">
                <text:p>2099</text:p>
              </table:table-cell>
              <table:table-cell office:value-type="float" office:value="91849.8360918829">
                <text:p>91849.83609188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00">
                <text:p>2100</text:p>
              </table:table-cell>
              <table:table-cell office:value-type="float" office:value="92023.5964338956">
                <text:p>92023.59643389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01">
                <text:p>2101</text:p>
              </table:table-cell>
              <table:table-cell office:value-type="float" office:value="92197.6854934951">
                <text:p>92197.68549349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02">
                <text:p>2102</text:p>
              </table:table-cell>
              <table:table-cell office:value-type="float" office:value="92372.1038925449">
                <text:p>92372.10389254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3">
                <text:p>2103</text:p>
              </table:table-cell>
              <table:table-cell office:value-type="float" office:value="92546.8522540852">
                <text:p>92546.8522540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04">
                <text:p>2104</text:p>
              </table:table-cell>
              <table:table-cell office:value-type="float" office:value="92721.9312023349">
                <text:p>92721.93120233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5">
                <text:p>2105</text:p>
              </table:table-cell>
              <table:table-cell office:value-type="float" office:value="92897.3413626937">
                <text:p>92897.34136269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6">
                <text:p>2106</text:p>
              </table:table-cell>
              <table:table-cell office:value-type="float" office:value="93073.0833617443">
                <text:p>93073.0833617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07">
                <text:p>2107</text:p>
              </table:table-cell>
              <table:table-cell office:value-type="float" office:value="93249.1578272549">
                <text:p>93249.15782725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08">
                <text:p>2108</text:p>
              </table:table-cell>
              <table:table-cell office:value-type="float" office:value="93425.5653881814">
                <text:p>93425.56538818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09">
                <text:p>2109</text:p>
              </table:table-cell>
              <table:table-cell office:value-type="float" office:value="93602.3066746693">
                <text:p>93602.3066746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10">
                <text:p>2110</text:p>
              </table:table-cell>
              <table:table-cell office:value-type="float" office:value="93779.3823180564">
                <text:p>93779.3823180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1">
                <text:p>2111</text:p>
              </table:table-cell>
              <table:table-cell office:value-type="float" office:value="93956.7929508749">
                <text:p>93956.79295087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12">
                <text:p>2112</text:p>
              </table:table-cell>
              <table:table-cell office:value-type="float" office:value="94134.5392068533">
                <text:p>94134.53920685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3">
                <text:p>2113</text:p>
              </table:table-cell>
              <table:table-cell office:value-type="float" office:value="94312.6217209193">
                <text:p>94312.62172091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4">
                <text:p>2114</text:p>
              </table:table-cell>
              <table:table-cell office:value-type="float" office:value="94491.0411292017">
                <text:p>94491.0411292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15">
                <text:p>2115</text:p>
              </table:table-cell>
              <table:table-cell office:value-type="float" office:value="94669.7980690326">
                <text:p>94669.7980690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16">
                <text:p>2116</text:p>
              </table:table-cell>
              <table:table-cell office:value-type="float" office:value="94848.8931789498">
                <text:p>94848.89317894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17">
                <text:p>2117</text:p>
              </table:table-cell>
              <table:table-cell office:value-type="float" office:value="95028.3270986992">
                <text:p>95028.32709869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18">
                <text:p>2118</text:p>
              </table:table-cell>
              <table:table-cell office:value-type="float" office:value="95208.1004692368">
                <text:p>95208.10046923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19">
                <text:p>2119</text:p>
              </table:table-cell>
              <table:table-cell office:value-type="float" office:value="95388.2139327314">
                <text:p>95388.2139327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20">
                <text:p>2120</text:p>
              </table:table-cell>
              <table:table-cell office:value-type="float" office:value="95568.6681325664">
                <text:p>95568.6681325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21">
                <text:p>2121</text:p>
              </table:table-cell>
              <table:table-cell office:value-type="float" office:value="95749.4637133425">
                <text:p>95749.46371334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22">
                <text:p>2122</text:p>
              </table:table-cell>
              <table:table-cell office:value-type="float" office:value="95930.6013208797">
                <text:p>95930.60132087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23">
                <text:p>2123</text:p>
              </table:table-cell>
              <table:table-cell office:value-type="float" office:value="96112.0816022199">
                <text:p>96112.0816022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24">
                <text:p>2124</text:p>
              </table:table-cell>
              <table:table-cell office:value-type="float" office:value="96293.905205629">
                <text:p>96293.9052056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25">
                <text:p>2125</text:p>
              </table:table-cell>
              <table:table-cell office:value-type="float" office:value="96476.0727805992">
                <text:p>96476.07278059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26">
                <text:p>2126</text:p>
              </table:table-cell>
              <table:table-cell office:value-type="float" office:value="96658.5849778516">
                <text:p>96658.58497785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27">
                <text:p>2127</text:p>
              </table:table-cell>
              <table:table-cell office:value-type="float" office:value="96841.4424493383">
                <text:p>96841.44244933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28">
                <text:p>2128</text:p>
              </table:table-cell>
              <table:table-cell office:value-type="float" office:value="97024.6458482444">
                <text:p>97024.64584824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29">
                <text:p>2129</text:p>
              </table:table-cell>
              <table:table-cell office:value-type="float" office:value="97208.1958289911">
                <text:p>97208.19582899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30">
                <text:p>2130</text:p>
              </table:table-cell>
              <table:table-cell office:value-type="float" office:value="97392.0930472376">
                <text:p>97392.09304723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1">
                <text:p>2131</text:p>
              </table:table-cell>
              <table:table-cell office:value-type="float" office:value="97576.3381598832">
                <text:p>97576.33815988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2">
                <text:p>2132</text:p>
              </table:table-cell>
              <table:table-cell office:value-type="float" office:value="97760.93182507">
                <text:p>97760.931825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33">
                <text:p>2133</text:p>
              </table:table-cell>
              <table:table-cell office:value-type="float" office:value="97945.8747021854">
                <text:p>97945.8747021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34">
                <text:p>2134</text:p>
              </table:table-cell>
              <table:table-cell office:value-type="float" office:value="98131.167451864">
                <text:p>98131.167451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35">
                <text:p>2135</text:p>
              </table:table-cell>
              <table:table-cell office:value-type="float" office:value="98316.8107359901">
                <text:p>98316.81073599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6">
                <text:p>2136</text:p>
              </table:table-cell>
              <table:table-cell office:value-type="float" office:value="98502.8052177005">
                <text:p>98502.8052177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7">
                <text:p>2137</text:p>
              </table:table-cell>
              <table:table-cell office:value-type="float" office:value="98689.1515613861">
                <text:p>98689.1515613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38">
                <text:p>2138</text:p>
              </table:table-cell>
              <table:table-cell office:value-type="float" office:value="98875.8504326949">
                <text:p>98875.85043269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39">
                <text:p>2139</text:p>
              </table:table-cell>
              <table:table-cell office:value-type="float" office:value="99062.9024985342">
                <text:p>99062.90249853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0">
                <text:p>2140</text:p>
              </table:table-cell>
              <table:table-cell office:value-type="float" office:value="99250.3084270728">
                <text:p>99250.30842707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41">
                <text:p>2141</text:p>
              </table:table-cell>
              <table:table-cell office:value-type="float" office:value="99438.0688877437">
                <text:p>99438.06888774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42">
                <text:p>2142</text:p>
              </table:table-cell>
              <table:table-cell office:value-type="float" office:value="99626.1845512462">
                <text:p>99626.18455124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43">
                <text:p>2143</text:p>
              </table:table-cell>
              <table:table-cell office:value-type="float" office:value="99814.6560895485">
                <text:p>99814.65608954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4">
                <text:p>2144</text:p>
              </table:table-cell>
              <table:table-cell office:value-type="float" office:value="100003.48417589">
                <text:p>100003.484175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5">
                <text:p>2145</text:p>
              </table:table-cell>
              <table:table-cell office:value-type="float" office:value="100192.669484784">
                <text:p>100192.6694847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46">
                <text:p>2146</text:p>
              </table:table-cell>
              <table:table-cell office:value-type="float" office:value="100382.212692018">
                <text:p>100382.2126920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7">
                <text:p>2147</text:p>
              </table:table-cell>
              <table:table-cell office:value-type="float" office:value="100572.114474662">
                <text:p>100572.1144746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48">
                <text:p>2148</text:p>
              </table:table-cell>
              <table:table-cell office:value-type="float" office:value="100762.375511062">
                <text:p>100762.3755110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49">
                <text:p>2149</text:p>
              </table:table-cell>
              <table:table-cell office:value-type="float" office:value="100952.996480852">
                <text:p>100952.9964808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50">
                <text:p>2150</text:p>
              </table:table-cell>
              <table:table-cell office:value-type="float" office:value="101143.978064947">
                <text:p>101143.9780649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51">
                <text:p>2151</text:p>
              </table:table-cell>
              <table:table-cell office:value-type="float" office:value="101335.320945554">
                <text:p>101335.3209455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52">
                <text:p>2152</text:p>
              </table:table-cell>
              <table:table-cell office:value-type="float" office:value="101527.025806169">
                <text:p>101527.0258061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53">
                <text:p>2153</text:p>
              </table:table-cell>
              <table:table-cell office:value-type="float" office:value="101719.09333158">
                <text:p>101719.093331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54">
                <text:p>2154</text:p>
              </table:table-cell>
              <table:table-cell office:value-type="float" office:value="101911.524207873">
                <text:p>101911.5242078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55">
                <text:p>2155</text:p>
              </table:table-cell>
              <table:table-cell office:value-type="float" office:value="102104.31912243">
                <text:p>102104.319122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56">
                <text:p>2156</text:p>
              </table:table-cell>
              <table:table-cell office:value-type="float" office:value="102297.478763934">
                <text:p>102297.4787639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57">
                <text:p>2157</text:p>
              </table:table-cell>
              <table:table-cell office:value-type="float" office:value="102491.00382237">
                <text:p>102491.003822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58">
                <text:p>2158</text:p>
              </table:table-cell>
              <table:table-cell office:value-type="float" office:value="102684.89498903">
                <text:p>102684.894989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59">
                <text:p>2159</text:p>
              </table:table-cell>
              <table:table-cell office:value-type="float" office:value="102879.152956513">
                <text:p>102879.1529565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60">
                <text:p>2160</text:p>
              </table:table-cell>
              <table:table-cell office:value-type="float" office:value="103073.778418728">
                <text:p>103073.7784187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61">
                <text:p>2161</text:p>
              </table:table-cell>
              <table:table-cell office:value-type="float" office:value="103268.772070896">
                <text:p>103268.772070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62">
                <text:p>2162</text:p>
              </table:table-cell>
              <table:table-cell office:value-type="float" office:value="103464.134609554">
                <text:p>103464.1346095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63">
                <text:p>2163</text:p>
              </table:table-cell>
              <table:table-cell office:value-type="float" office:value="103659.866732558">
                <text:p>103659.8667325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64">
                <text:p>2164</text:p>
              </table:table-cell>
              <table:table-cell office:value-type="float" office:value="103855.969139082">
                <text:p>103855.9691390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65">
                <text:p>2165</text:p>
              </table:table-cell>
              <table:table-cell office:value-type="float" office:value="104052.442529624">
                <text:p>104052.4425296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66">
                <text:p>2166</text:p>
              </table:table-cell>
              <table:table-cell office:value-type="float" office:value="104249.287606006">
                <text:p>104249.2876060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67">
                <text:p>2167</text:p>
              </table:table-cell>
              <table:table-cell office:value-type="float" office:value="104446.505071379">
                <text:p>104446.5050713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68">
                <text:p>2168</text:p>
              </table:table-cell>
              <table:table-cell office:value-type="float" office:value="104644.095630225">
                <text:p>104644.0956302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69">
                <text:p>2169</text:p>
              </table:table-cell>
              <table:table-cell office:value-type="float" office:value="104842.059988355">
                <text:p>104842.059988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70">
                <text:p>2170</text:p>
              </table:table-cell>
              <table:table-cell office:value-type="float" office:value="105040.39885292">
                <text:p>105040.398852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71">
                <text:p>2171</text:p>
              </table:table-cell>
              <table:table-cell office:value-type="float" office:value="105239.112932404">
                <text:p>105239.1129324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72">
                <text:p>2172</text:p>
              </table:table-cell>
              <table:table-cell office:value-type="float" office:value="105438.202936637">
                <text:p>105438.2029366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73">
                <text:p>2173</text:p>
              </table:table-cell>
              <table:table-cell office:value-type="float" office:value="105637.669576786">
                <text:p>105637.6695767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4">
                <text:p>2174</text:p>
              </table:table-cell>
              <table:table-cell office:value-type="float" office:value="105837.513565366">
                <text:p>105837.5135653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75">
                <text:p>2175</text:p>
              </table:table-cell>
              <table:table-cell office:value-type="float" office:value="106037.735616242">
                <text:p>106037.7356162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76">
                <text:p>2176</text:p>
              </table:table-cell>
              <table:table-cell office:value-type="float" office:value="106238.336444626">
                <text:p>106238.3364446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77">
                <text:p>2177</text:p>
              </table:table-cell>
              <table:table-cell office:value-type="float" office:value="106439.316767084">
                <text:p>106439.3167670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78">
                <text:p>2178</text:p>
              </table:table-cell>
              <table:table-cell office:value-type="float" office:value="106640.677301539">
                <text:p>106640.6773015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79">
                <text:p>2179</text:p>
              </table:table-cell>
              <table:table-cell office:value-type="float" office:value="106842.41876727">
                <text:p>106842.418767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80">
                <text:p>2180</text:p>
              </table:table-cell>
              <table:table-cell office:value-type="float" office:value="107044.54188492">
                <text:p>107044.541884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81">
                <text:p>2181</text:p>
              </table:table-cell>
              <table:table-cell office:value-type="float" office:value="107247.047376491">
                <text:p>107247.0473764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82">
                <text:p>2182</text:p>
              </table:table-cell>
              <table:table-cell office:value-type="float" office:value="107449.935965354">
                <text:p>107449.935965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83">
                <text:p>2183</text:p>
              </table:table-cell>
              <table:table-cell office:value-type="float" office:value="107653.208376248">
                <text:p>107653.2083762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84">
                <text:p>2184</text:p>
              </table:table-cell>
              <table:table-cell office:value-type="float" office:value="107856.865335282">
                <text:p>107856.8653352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5">
                <text:p>2185</text:p>
              </table:table-cell>
              <table:table-cell office:value-type="float" office:value="108060.907569939">
                <text:p>108060.9075699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86">
                <text:p>2186</text:p>
              </table:table-cell>
              <table:table-cell office:value-type="float" office:value="108265.335809079">
                <text:p>108265.3358090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87">
                <text:p>2187</text:p>
              </table:table-cell>
              <table:table-cell office:value-type="float" office:value="108470.15078294">
                <text:p>108470.150782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88">
                <text:p>2188</text:p>
              </table:table-cell>
              <table:table-cell office:value-type="float" office:value="108675.353223142">
                <text:p>108675.353223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89">
                <text:p>2189</text:p>
              </table:table-cell>
              <table:table-cell office:value-type="float" office:value="108880.943862689">
                <text:p>108880.9438626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90">
                <text:p>2190</text:p>
              </table:table-cell>
              <table:table-cell office:value-type="float" office:value="109086.923435971">
                <text:p>109086.9234359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91">
                <text:p>2191</text:p>
              </table:table-cell>
              <table:table-cell office:value-type="float" office:value="109293.292678769">
                <text:p>109293.2926787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92">
                <text:p>2192</text:p>
              </table:table-cell>
              <table:table-cell office:value-type="float" office:value="109500.052328253">
                <text:p>109500.0523282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93">
                <text:p>2193</text:p>
              </table:table-cell>
              <table:table-cell office:value-type="float" office:value="109707.203122991">
                <text:p>109707.203122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94">
                <text:p>2194</text:p>
              </table:table-cell>
              <table:table-cell office:value-type="float" office:value="109914.745802946">
                <text:p>109914.7458029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95">
                <text:p>2195</text:p>
              </table:table-cell>
              <table:table-cell office:value-type="float" office:value="110122.681109481">
                <text:p>110122.6811094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96">
                <text:p>2196</text:p>
              </table:table-cell>
              <table:table-cell office:value-type="float" office:value="110331.009785362">
                <text:p>110331.0097853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97">
                <text:p>2197</text:p>
              </table:table-cell>
              <table:table-cell office:value-type="float" office:value="110539.732574761">
                <text:p>110539.7325747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98">
                <text:p>2198</text:p>
              </table:table-cell>
              <table:table-cell office:value-type="float" office:value="110748.850223256">
                <text:p>110748.8502232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99">
                <text:p>2199</text:p>
              </table:table-cell>
              <table:table-cell office:value-type="float" office:value="110958.363477837">
                <text:p>110958.3634778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00">
                <text:p>2200</text:p>
              </table:table-cell>
              <table:table-cell office:value-type="float" office:value="111168.273086905">
                <text:p>111168.2730869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01">
                <text:p>2201</text:p>
              </table:table-cell>
              <table:table-cell office:value-type="float" office:value="111378.579800281">
                <text:p>111378.5798002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02">
                <text:p>2202</text:p>
              </table:table-cell>
              <table:table-cell office:value-type="float" office:value="111589.284369199">
                <text:p>111589.2843691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03">
                <text:p>2203</text:p>
              </table:table-cell>
              <table:table-cell office:value-type="float" office:value="111800.38754632">
                <text:p>111800.387546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04">
                <text:p>2204</text:p>
              </table:table-cell>
              <table:table-cell office:value-type="float" office:value="112011.890085723">
                <text:p>112011.8900857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5">
                <text:p>2205</text:p>
              </table:table-cell>
              <table:table-cell office:value-type="float" office:value="112223.792742918">
                <text:p>112223.7927429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6">
                <text:p>2206</text:p>
              </table:table-cell>
              <table:table-cell office:value-type="float" office:value="112436.096274842">
                <text:p>112436.0962748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07">
                <text:p>2207</text:p>
              </table:table-cell>
              <table:table-cell office:value-type="float" office:value="112648.801439865">
                <text:p>112648.8014398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08">
                <text:p>2208</text:p>
              </table:table-cell>
              <table:table-cell office:value-type="float" office:value="112861.908997792">
                <text:p>112861.9089977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09">
                <text:p>2209</text:p>
              </table:table-cell>
              <table:table-cell office:value-type="float" office:value="113075.419709864">
                <text:p>113075.4197098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10">
                <text:p>2210</text:p>
              </table:table-cell>
              <table:table-cell office:value-type="float" office:value="113289.334338763">
                <text:p>113289.3343387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11">
                <text:p>2211</text:p>
              </table:table-cell>
              <table:table-cell office:value-type="float" office:value="113503.653648614">
                <text:p>113503.6536486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12">
                <text:p>2212</text:p>
              </table:table-cell>
              <table:table-cell office:value-type="float" office:value="113718.378404986">
                <text:p>113718.3784049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13">
                <text:p>2213</text:p>
              </table:table-cell>
              <table:table-cell office:value-type="float" office:value="113933.509374899">
                <text:p>113933.5093748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14">
                <text:p>2214</text:p>
              </table:table-cell>
              <table:table-cell office:value-type="float" office:value="114149.047326822">
                <text:p>114149.0473268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15">
                <text:p>2215</text:p>
              </table:table-cell>
              <table:table-cell office:value-type="float" office:value="114364.993030678">
                <text:p>114364.9930306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16">
                <text:p>2216</text:p>
              </table:table-cell>
              <table:table-cell office:value-type="float" office:value="114581.347257848">
                <text:p>114581.3472578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17">
                <text:p>2217</text:p>
              </table:table-cell>
              <table:table-cell office:value-type="float" office:value="114798.110781169">
                <text:p>114798.1107811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18">
                <text:p>2218</text:p>
              </table:table-cell>
              <table:table-cell office:value-type="float" office:value="115015.284374945">
                <text:p>115015.2843749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9">
                <text:p>2219</text:p>
              </table:table-cell>
              <table:table-cell office:value-type="float" office:value="115232.86881494">
                <text:p>115232.86881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0">
                <text:p>2220</text:p>
              </table:table-cell>
              <table:table-cell office:value-type="float" office:value="115450.864878388">
                <text:p>115450.8648783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1">
                <text:p>2221</text:p>
              </table:table-cell>
              <table:table-cell office:value-type="float" office:value="115669.273343993">
                <text:p>115669.2733439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2">
                <text:p>2222</text:p>
              </table:table-cell>
              <table:table-cell office:value-type="float" office:value="115888.094991933">
                <text:p>115888.0949919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3">
                <text:p>2223</text:p>
              </table:table-cell>
              <table:table-cell office:value-type="float" office:value="116107.33060386">
                <text:p>116107.330603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4">
                <text:p>2224</text:p>
              </table:table-cell>
              <table:table-cell office:value-type="float" office:value="116326.980962906">
                <text:p>116326.9809629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25">
                <text:p>2225</text:p>
              </table:table-cell>
              <table:table-cell office:value-type="float" office:value="116547.046853685">
                <text:p>116547.0468536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26">
                <text:p>2226</text:p>
              </table:table-cell>
              <table:table-cell office:value-type="float" office:value="116767.529062293">
                <text:p>116767.5290622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27">
                <text:p>2227</text:p>
              </table:table-cell>
              <table:table-cell office:value-type="float" office:value="116988.428376317">
                <text:p>116988.4283763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28">
                <text:p>2228</text:p>
              </table:table-cell>
              <table:table-cell office:value-type="float" office:value="117209.745584829">
                <text:p>117209.7455848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29">
                <text:p>2229</text:p>
              </table:table-cell>
              <table:table-cell office:value-type="float" office:value="117431.481478399">
                <text:p>117431.4814783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30">
                <text:p>2230</text:p>
              </table:table-cell>
              <table:table-cell office:value-type="float" office:value="117653.636849088">
                <text:p>117653.6368490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31">
                <text:p>2231</text:p>
              </table:table-cell>
              <table:table-cell office:value-type="float" office:value="117876.212490459">
                <text:p>117876.2124904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32">
                <text:p>2232</text:p>
              </table:table-cell>
              <table:table-cell office:value-type="float" office:value="118099.209197574">
                <text:p>118099.2091975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33">
                <text:p>2233</text:p>
              </table:table-cell>
              <table:table-cell office:value-type="float" office:value="118322.627766999">
                <text:p>118322.6277669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34">
                <text:p>2234</text:p>
              </table:table-cell>
              <table:table-cell office:value-type="float" office:value="118546.468996809">
                <text:p>118546.4689968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35">
                <text:p>2235</text:p>
              </table:table-cell>
              <table:table-cell office:value-type="float" office:value="118770.733686587">
                <text:p>118770.7336865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36">
                <text:p>2236</text:p>
              </table:table-cell>
              <table:table-cell office:value-type="float" office:value="118995.422637429">
                <text:p>118995.4226374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37">
                <text:p>2237</text:p>
              </table:table-cell>
              <table:table-cell office:value-type="float" office:value="119220.536651946">
                <text:p>119220.5366519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38">
                <text:p>2238</text:p>
              </table:table-cell>
              <table:table-cell office:value-type="float" office:value="119446.07653427">
                <text:p>119446.076534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39">
                <text:p>2239</text:p>
              </table:table-cell>
              <table:table-cell office:value-type="float" office:value="119672.04309005">
                <text:p>119672.04309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40">
                <text:p>2240</text:p>
              </table:table-cell>
              <table:table-cell office:value-type="float" office:value="119898.437126463">
                <text:p>119898.4371264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41">
                <text:p>2241</text:p>
              </table:table-cell>
              <table:table-cell office:value-type="float" office:value="120125.25945221">
                <text:p>120125.259452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42">
                <text:p>2242</text:p>
              </table:table-cell>
              <table:table-cell office:value-type="float" office:value="120352.510877525">
                <text:p>120352.5108775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43">
                <text:p>2243</text:p>
              </table:table-cell>
              <table:table-cell office:value-type="float" office:value="120580.192214171">
                <text:p>120580.1922141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44">
                <text:p>2244</text:p>
              </table:table-cell>
              <table:table-cell office:value-type="float" office:value="120808.304275451">
                <text:p>120808.3042754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45">
                <text:p>2245</text:p>
              </table:table-cell>
              <table:table-cell office:value-type="float" office:value="121036.847876203">
                <text:p>121036.8478762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46">
                <text:p>2246</text:p>
              </table:table-cell>
              <table:table-cell office:value-type="float" office:value="121265.823832807">
                <text:p>121265.8238328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47">
                <text:p>2247</text:p>
              </table:table-cell>
              <table:table-cell office:value-type="float" office:value="121495.23296319">
                <text:p>121495.232963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48">
                <text:p>2248</text:p>
              </table:table-cell>
              <table:table-cell office:value-type="float" office:value="121725.076086824">
                <text:p>121725.0760868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49">
                <text:p>2249</text:p>
              </table:table-cell>
              <table:table-cell office:value-type="float" office:value="121955.354024731">
                <text:p>121955.3540247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50">
                <text:p>2250</text:p>
              </table:table-cell>
              <table:table-cell office:value-type="float" office:value="122186.067599488">
                <text:p>122186.0675994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51">
                <text:p>2251</text:p>
              </table:table-cell>
              <table:table-cell office:value-type="float" office:value="122417.217635228">
                <text:p>122417.2176352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52">
                <text:p>2252</text:p>
              </table:table-cell>
              <table:table-cell office:value-type="float" office:value="122648.80495764">
                <text:p>122648.804957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53">
                <text:p>2253</text:p>
              </table:table-cell>
              <table:table-cell office:value-type="float" office:value="122880.830393979">
                <text:p>122880.8303939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54">
                <text:p>2254</text:p>
              </table:table-cell>
              <table:table-cell office:value-type="float" office:value="123113.294773063">
                <text:p>123113.2947730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55">
                <text:p>2255</text:p>
              </table:table-cell>
              <table:table-cell office:value-type="float" office:value="123346.198925278">
                <text:p>123346.1989252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56">
                <text:p>2256</text:p>
              </table:table-cell>
              <table:table-cell office:value-type="float" office:value="123579.543682582">
                <text:p>123579.5436825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57">
                <text:p>2257</text:p>
              </table:table-cell>
              <table:table-cell office:value-type="float" office:value="123813.329878505">
                <text:p>123813.3298785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58">
                <text:p>2258</text:p>
              </table:table-cell>
              <table:table-cell office:value-type="float" office:value="124047.558348155">
                <text:p>124047.558348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59">
                <text:p>2259</text:p>
              </table:table-cell>
              <table:table-cell office:value-type="float" office:value="124282.22992822">
                <text:p>124282.229928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60">
                <text:p>2260</text:p>
              </table:table-cell>
              <table:table-cell office:value-type="float" office:value="124517.345456971">
                <text:p>124517.345456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61">
                <text:p>2261</text:p>
              </table:table-cell>
              <table:table-cell office:value-type="float" office:value="124752.905774265">
                <text:p>124752.9057742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62">
                <text:p>2262</text:p>
              </table:table-cell>
              <table:table-cell office:value-type="float" office:value="124988.911721545">
                <text:p>124988.9117215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63">
                <text:p>2263</text:p>
              </table:table-cell>
              <table:table-cell office:value-type="float" office:value="125225.36414185">
                <text:p>125225.364141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64">
                <text:p>2264</text:p>
              </table:table-cell>
              <table:table-cell office:value-type="float" office:value="125462.263879811">
                <text:p>125462.2638798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65">
                <text:p>2265</text:p>
              </table:table-cell>
              <table:table-cell office:value-type="float" office:value="125699.611781659">
                <text:p>125699.61178165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66">
                <text:p>2266</text:p>
              </table:table-cell>
              <table:table-cell office:value-type="float" office:value="125937.408695223">
                <text:p>125937.408695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67">
                <text:p>2267</text:p>
              </table:table-cell>
              <table:table-cell office:value-type="float" office:value="126175.655469939">
                <text:p>126175.6554699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68">
                <text:p>2268</text:p>
              </table:table-cell>
              <table:table-cell office:value-type="float" office:value="126414.352956848">
                <text:p>126414.3529568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69">
                <text:p>2269</text:p>
              </table:table-cell>
              <table:table-cell office:value-type="float" office:value="126653.502008602">
                <text:p>126653.5020086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70">
                <text:p>2270</text:p>
              </table:table-cell>
              <table:table-cell office:value-type="float" office:value="126893.103479465">
                <text:p>126893.1034794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71">
                <text:p>2271</text:p>
              </table:table-cell>
              <table:table-cell office:value-type="float" office:value="127133.158225318">
                <text:p>127133.1582253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72">
                <text:p>2272</text:p>
              </table:table-cell>
              <table:table-cell office:value-type="float" office:value="127373.66710366">
                <text:p>127373.667103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73">
                <text:p>2273</text:p>
              </table:table-cell>
              <table:table-cell office:value-type="float" office:value="127614.630973614">
                <text:p>127614.6309736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74">
                <text:p>2274</text:p>
              </table:table-cell>
              <table:table-cell office:value-type="float" office:value="127856.050695927">
                <text:p>127856.0506959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75">
                <text:p>2275</text:p>
              </table:table-cell>
              <table:table-cell office:value-type="float" office:value="128097.927132975">
                <text:p>128097.9271329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76">
                <text:p>2276</text:p>
              </table:table-cell>
              <table:table-cell office:value-type="float" office:value="128340.261148764">
                <text:p>128340.2611487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77">
                <text:p>2277</text:p>
              </table:table-cell>
              <table:table-cell office:value-type="float" office:value="128583.053608937">
                <text:p>128583.0536089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78">
                <text:p>2278</text:p>
              </table:table-cell>
              <table:table-cell office:value-type="float" office:value="128826.305380773">
                <text:p>128826.3053807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79">
                <text:p>2279</text:p>
              </table:table-cell>
              <table:table-cell office:value-type="float" office:value="129070.01733319">
                <text:p>129070.017333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280">
                <text:p>2280</text:p>
              </table:table-cell>
              <table:table-cell office:value-type="float" office:value="129314.190336754">
                <text:p>129314.1903367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81">
                <text:p>2281</text:p>
              </table:table-cell>
              <table:table-cell office:value-type="float" office:value="129558.825263675">
                <text:p>129558.8252636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82">
                <text:p>2282</text:p>
              </table:table-cell>
              <table:table-cell office:value-type="float" office:value="129803.922987813">
                <text:p>129803.9229878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283">
                <text:p>2283</text:p>
              </table:table-cell>
              <table:table-cell office:value-type="float" office:value="130049.484384683">
                <text:p>130049.484384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84">
                <text:p>2284</text:p>
              </table:table-cell>
              <table:table-cell office:value-type="float" office:value="130295.510331454">
                <text:p>130295.5103314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85">
                <text:p>2285</text:p>
              </table:table-cell>
              <table:table-cell office:value-type="float" office:value="130542.001706956">
                <text:p>130542.0017069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86">
                <text:p>2286</text:p>
              </table:table-cell>
              <table:table-cell office:value-type="float" office:value="130788.959391681">
                <text:p>130788.9593916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87">
                <text:p>2287</text:p>
              </table:table-cell>
              <table:table-cell office:value-type="float" office:value="131036.384267787">
                <text:p>131036.3842677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88">
                <text:p>2288</text:p>
              </table:table-cell>
              <table:table-cell office:value-type="float" office:value="131284.2772191">
                <text:p>131284.27721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89">
                <text:p>2289</text:p>
              </table:table-cell>
              <table:table-cell office:value-type="float" office:value="131532.63913112">
                <text:p>131532.639131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90">
                <text:p>2290</text:p>
              </table:table-cell>
              <table:table-cell office:value-type="float" office:value="131781.47089102">
                <text:p>131781.470891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1">
                <text:p>2291</text:p>
              </table:table-cell>
              <table:table-cell office:value-type="float" office:value="132030.773387652">
                <text:p>132030.7733876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92">
                <text:p>2292</text:p>
              </table:table-cell>
              <table:table-cell office:value-type="float" office:value="132280.54751155">
                <text:p>132280.547511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93">
                <text:p>2293</text:p>
              </table:table-cell>
              <table:table-cell office:value-type="float" office:value="132530.794154933">
                <text:p>132530.7941549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94">
                <text:p>2294</text:p>
              </table:table-cell>
              <table:table-cell office:value-type="float" office:value="132781.514211707">
                <text:p>132781.5142117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95">
                <text:p>2295</text:p>
              </table:table-cell>
              <table:table-cell office:value-type="float" office:value="133032.708577468">
                <text:p>133032.7085774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96">
                <text:p>2296</text:p>
              </table:table-cell>
              <table:table-cell office:value-type="float" office:value="133284.378149509">
                <text:p>133284.3781495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97">
                <text:p>2297</text:p>
              </table:table-cell>
              <table:table-cell office:value-type="float" office:value="133536.523826819">
                <text:p>133536.5238268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98">
                <text:p>2298</text:p>
              </table:table-cell>
              <table:table-cell office:value-type="float" office:value="133789.146510088">
                <text:p>133789.1465100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99">
                <text:p>2299</text:p>
              </table:table-cell>
              <table:table-cell office:value-type="float" office:value="134042.24710171">
                <text:p>134042.247101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00">
                <text:p>2300</text:p>
              </table:table-cell>
              <table:table-cell office:value-type="float" office:value="134295.826505785">
                <text:p>134295.8265057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01">
                <text:p>2301</text:p>
              </table:table-cell>
              <table:table-cell office:value-type="float" office:value="134549.885628124">
                <text:p>134549.8856281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302">
                <text:p>2302</text:p>
              </table:table-cell>
              <table:table-cell office:value-type="float" office:value="134804.425376253">
                <text:p>134804.4253762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03">
                <text:p>2303</text:p>
              </table:table-cell>
              <table:table-cell office:value-type="float" office:value="135059.446659413">
                <text:p>135059.446659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304">
                <text:p>2304</text:p>
              </table:table-cell>
              <table:table-cell office:value-type="float" office:value="135314.950388567">
                <text:p>135314.9503885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05">
                <text:p>2305</text:p>
              </table:table-cell>
              <table:table-cell office:value-type="float" office:value="135570.937476398">
                <text:p>135570.9374763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06">
                <text:p>2306</text:p>
              </table:table-cell>
              <table:table-cell office:value-type="float" office:value="135827.408837319">
                <text:p>135827.4088373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07">
                <text:p>2307</text:p>
              </table:table-cell>
              <table:table-cell office:value-type="float" office:value="136084.365387472">
                <text:p>136084.3653874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08">
                <text:p>2308</text:p>
              </table:table-cell>
              <table:table-cell office:value-type="float" office:value="136341.808044732">
                <text:p>136341.8080447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09">
                <text:p>2309</text:p>
              </table:table-cell>
              <table:table-cell office:value-type="float" office:value="136599.737728708">
                <text:p>136599.7377287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10">
                <text:p>2310</text:p>
              </table:table-cell>
              <table:table-cell office:value-type="float" office:value="136858.155360753">
                <text:p>136858.1553607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11">
                <text:p>2311</text:p>
              </table:table-cell>
              <table:table-cell office:value-type="float" office:value="137117.061863961">
                <text:p>137117.0618639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12">
                <text:p>2312</text:p>
              </table:table-cell>
              <table:table-cell office:value-type="float" office:value="137376.458163171">
                <text:p>137376.4581631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13">
                <text:p>2313</text:p>
              </table:table-cell>
              <table:table-cell office:value-type="float" office:value="137636.345184973">
                <text:p>137636.3451849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14">
                <text:p>2314</text:p>
              </table:table-cell>
              <table:table-cell office:value-type="float" office:value="137896.72385771">
                <text:p>137896.723857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315">
                <text:p>2315</text:p>
              </table:table-cell>
              <table:table-cell office:value-type="float" office:value="138157.595111481">
                <text:p>138157.5951114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316">
                <text:p>2316</text:p>
              </table:table-cell>
              <table:table-cell office:value-type="float" office:value="138418.959878144">
                <text:p>138418.9598781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17">
                <text:p>2317</text:p>
              </table:table-cell>
              <table:table-cell office:value-type="float" office:value="138680.819091321">
                <text:p>138680.8190913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18">
                <text:p>2318</text:p>
              </table:table-cell>
              <table:table-cell office:value-type="float" office:value="138943.1736864">
                <text:p>138943.17368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19">
                <text:p>2319</text:p>
              </table:table-cell>
              <table:table-cell office:value-type="float" office:value="139206.024600537">
                <text:p>139206.0246005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20">
                <text:p>2320</text:p>
              </table:table-cell>
              <table:table-cell office:value-type="float" office:value="139469.372772663">
                <text:p>139469.3727726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21">
                <text:p>2321</text:p>
              </table:table-cell>
              <table:table-cell office:value-type="float" office:value="139733.219143483">
                <text:p>139733.2191434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22">
                <text:p>2322</text:p>
              </table:table-cell>
              <table:table-cell office:value-type="float" office:value="139997.564655484">
                <text:p>139997.5646554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23">
                <text:p>2323</text:p>
              </table:table-cell>
              <table:table-cell office:value-type="float" office:value="140262.410252934">
                <text:p>140262.4102529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24">
                <text:p>2324</text:p>
              </table:table-cell>
              <table:table-cell office:value-type="float" office:value="140527.75688189">
                <text:p>140527.756881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25">
                <text:p>2325</text:p>
              </table:table-cell>
              <table:table-cell office:value-type="float" office:value="140793.605490195">
                <text:p>140793.6054901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326">
                <text:p>2326</text:p>
              </table:table-cell>
              <table:table-cell office:value-type="float" office:value="141059.957027488">
                <text:p>141059.9570274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27">
                <text:p>2327</text:p>
              </table:table-cell>
              <table:table-cell office:value-type="float" office:value="141326.812445203">
                <text:p>141326.8124452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28">
                <text:p>2328</text:p>
              </table:table-cell>
              <table:table-cell office:value-type="float" office:value="141594.172696576">
                <text:p>141594.1726965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29">
                <text:p>2329</text:p>
              </table:table-cell>
              <table:table-cell office:value-type="float" office:value="141862.038736643">
                <text:p>141862.0387366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30">
                <text:p>2330</text:p>
              </table:table-cell>
              <table:table-cell office:value-type="float" office:value="142130.41152225">
                <text:p>142130.411522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31">
                <text:p>2331</text:p>
              </table:table-cell>
              <table:table-cell office:value-type="float" office:value="142399.292012051">
                <text:p>142399.2920120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32">
                <text:p>2332</text:p>
              </table:table-cell>
              <table:table-cell office:value-type="float" office:value="142668.681166514">
                <text:p>142668.6811665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33">
                <text:p>2333</text:p>
              </table:table-cell>
              <table:table-cell office:value-type="float" office:value="142938.579947925">
                <text:p>142938.5799479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34">
                <text:p>2334</text:p>
              </table:table-cell>
              <table:table-cell office:value-type="float" office:value="143208.98932039">
                <text:p>143208.989320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35">
                <text:p>2335</text:p>
              </table:table-cell>
              <table:table-cell office:value-type="float" office:value="143479.910249837">
                <text:p>143479.9102498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36">
                <text:p>2336</text:p>
              </table:table-cell>
              <table:table-cell office:value-type="float" office:value="143751.343704025">
                <text:p>143751.3437040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37">
                <text:p>2337</text:p>
              </table:table-cell>
              <table:table-cell office:value-type="float" office:value="144023.29065254">
                <text:p>144023.290652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38">
                <text:p>2338</text:p>
              </table:table-cell>
              <table:table-cell office:value-type="float" office:value="144295.752066805">
                <text:p>144295.7520668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39">
                <text:p>2339</text:p>
              </table:table-cell>
              <table:table-cell office:value-type="float" office:value="144568.728920079">
                <text:p>144568.7289200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40">
                <text:p>2340</text:p>
              </table:table-cell>
              <table:table-cell office:value-type="float" office:value="144842.222187463">
                <text:p>144842.2221874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41">
                <text:p>2341</text:p>
              </table:table-cell>
              <table:table-cell office:value-type="float" office:value="145116.232845904">
                <text:p>145116.2328459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42">
                <text:p>2342</text:p>
              </table:table-cell>
              <table:table-cell office:value-type="float" office:value="145390.761874194">
                <text:p>145390.7618741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43">
                <text:p>2343</text:p>
              </table:table-cell>
              <table:table-cell office:value-type="float" office:value="145665.810252979">
                <text:p>145665.8102529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44">
                <text:p>2344</text:p>
              </table:table-cell>
              <table:table-cell office:value-type="float" office:value="145941.37896476">
                <text:p>145941.378964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45">
                <text:p>2345</text:p>
              </table:table-cell>
              <table:table-cell office:value-type="float" office:value="146217.468993896">
                <text:p>146217.4689938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46">
                <text:p>2346</text:p>
              </table:table-cell>
              <table:table-cell office:value-type="float" office:value="146494.081326608">
                <text:p>146494.0813266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47">
                <text:p>2347</text:p>
              </table:table-cell>
              <table:table-cell office:value-type="float" office:value="146771.216950984">
                <text:p>146771.2169509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48">
                <text:p>2348</text:p>
              </table:table-cell>
              <table:table-cell office:value-type="float" office:value="147048.87685698">
                <text:p>147048.876856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49">
                <text:p>2349</text:p>
              </table:table-cell>
              <table:table-cell office:value-type="float" office:value="147327.062036426">
                <text:p>147327.0620364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50">
                <text:p>2350</text:p>
              </table:table-cell>
              <table:table-cell office:value-type="float" office:value="147605.773483026">
                <text:p>147605.7734830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51">
                <text:p>2351</text:p>
              </table:table-cell>
              <table:table-cell office:value-type="float" office:value="147885.012192367">
                <text:p>147885.0121923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52">
                <text:p>2352</text:p>
              </table:table-cell>
              <table:table-cell office:value-type="float" office:value="148164.779161917">
                <text:p>148164.7791619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53">
                <text:p>2353</text:p>
              </table:table-cell>
              <table:table-cell office:value-type="float" office:value="148445.075391033">
                <text:p>148445.0753910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54">
                <text:p>2354</text:p>
              </table:table-cell>
              <table:table-cell office:value-type="float" office:value="148725.90188096">
                <text:p>148725.901880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55">
                <text:p>2355</text:p>
              </table:table-cell>
              <table:table-cell office:value-type="float" office:value="149007.259634839">
                <text:p>149007.2596348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56">
                <text:p>2356</text:p>
              </table:table-cell>
              <table:table-cell office:value-type="float" office:value="149289.149657709">
                <text:p>149289.1496577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57">
                <text:p>2357</text:p>
              </table:table-cell>
              <table:table-cell office:value-type="float" office:value="149571.572956509">
                <text:p>149571.5729565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58">
                <text:p>2358</text:p>
              </table:table-cell>
              <table:table-cell office:value-type="float" office:value="149854.530540084">
                <text:p>149854.5305400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359">
                <text:p>2359</text:p>
              </table:table-cell>
              <table:table-cell office:value-type="float" office:value="150138.023419186">
                <text:p>150138.023419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60">
                <text:p>2360</text:p>
              </table:table-cell>
              <table:table-cell office:value-type="float" office:value="150422.052606482">
                <text:p>150422.0526064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361">
                <text:p>2361</text:p>
              </table:table-cell>
              <table:table-cell office:value-type="float" office:value="150706.619116552">
                <text:p>150706.6191165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62">
                <text:p>2362</text:p>
              </table:table-cell>
              <table:table-cell office:value-type="float" office:value="150991.723965897">
                <text:p>150991.7239658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63">
                <text:p>2363</text:p>
              </table:table-cell>
              <table:table-cell office:value-type="float" office:value="151277.368172939">
                <text:p>151277.3681729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64">
                <text:p>2364</text:p>
              </table:table-cell>
              <table:table-cell office:value-type="float" office:value="151563.552758028">
                <text:p>151563.55275802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65">
                <text:p>2365</text:p>
              </table:table-cell>
              <table:table-cell office:value-type="float" office:value="151850.278743446">
                <text:p>151850.2787434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66">
                <text:p>2366</text:p>
              </table:table-cell>
              <table:table-cell office:value-type="float" office:value="152137.547153406">
                <text:p>152137.5471534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67">
                <text:p>2367</text:p>
              </table:table-cell>
              <table:table-cell office:value-type="float" office:value="152425.35901406">
                <text:p>152425.359014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68">
                <text:p>2368</text:p>
              </table:table-cell>
              <table:table-cell office:value-type="float" office:value="152713.715353501">
                <text:p>152713.7153535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69">
                <text:p>2369</text:p>
              </table:table-cell>
              <table:table-cell office:value-type="float" office:value="153002.617201767">
                <text:p>153002.6172017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70">
                <text:p>2370</text:p>
              </table:table-cell>
              <table:table-cell office:value-type="float" office:value="153292.065590844">
                <text:p>153292.0655908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71">
                <text:p>2371</text:p>
              </table:table-cell>
              <table:table-cell office:value-type="float" office:value="153582.061554672">
                <text:p>153582.0615546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72">
                <text:p>2372</text:p>
              </table:table-cell>
              <table:table-cell office:value-type="float" office:value="153872.606129145">
                <text:p>153872.6061291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73">
                <text:p>2373</text:p>
              </table:table-cell>
              <table:table-cell office:value-type="float" office:value="154163.700352119">
                <text:p>154163.7003521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74">
                <text:p>2374</text:p>
              </table:table-cell>
              <table:table-cell office:value-type="float" office:value="154455.34526341">
                <text:p>154455.345263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75">
                <text:p>2375</text:p>
              </table:table-cell>
              <table:table-cell office:value-type="float" office:value="154747.541904804">
                <text:p>154747.5419048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76">
                <text:p>2376</text:p>
              </table:table-cell>
              <table:table-cell office:value-type="float" office:value="155040.291320058">
                <text:p>155040.2913200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77">
                <text:p>2377</text:p>
              </table:table-cell>
              <table:table-cell office:value-type="float" office:value="155333.594554901">
                <text:p>155333.5945549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378">
                <text:p>2378</text:p>
              </table:table-cell>
              <table:table-cell office:value-type="float" office:value="155627.452657042">
                <text:p>155627.4526570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379">
                <text:p>2379</text:p>
              </table:table-cell>
              <table:table-cell office:value-type="float" office:value="155921.866676172">
                <text:p>155921.8666761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80">
                <text:p>2380</text:p>
              </table:table-cell>
              <table:table-cell office:value-type="float" office:value="156216.837663968">
                <text:p>156216.8376639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81">
                <text:p>2381</text:p>
              </table:table-cell>
              <table:table-cell office:value-type="float" office:value="156512.366674096">
                <text:p>156512.3666740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82">
                <text:p>2382</text:p>
              </table:table-cell>
              <table:table-cell office:value-type="float" office:value="156808.454762215">
                <text:p>156808.4547622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83">
                <text:p>2383</text:p>
              </table:table-cell>
              <table:table-cell office:value-type="float" office:value="157105.102985982">
                <text:p>157105.1029859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384">
                <text:p>2384</text:p>
              </table:table-cell>
              <table:table-cell office:value-type="float" office:value="157402.312405055">
                <text:p>157402.312405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385">
                <text:p>2385</text:p>
              </table:table-cell>
              <table:table-cell office:value-type="float" office:value="157700.084081095">
                <text:p>157700.0840810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86">
                <text:p>2386</text:p>
              </table:table-cell>
              <table:table-cell office:value-type="float" office:value="157998.419077773">
                <text:p>157998.4190777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87">
                <text:p>2387</text:p>
              </table:table-cell>
              <table:table-cell office:value-type="float" office:value="158297.318460773">
                <text:p>158297.3184607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88">
                <text:p>2388</text:p>
              </table:table-cell>
              <table:table-cell office:value-type="float" office:value="158596.783297791">
                <text:p>158596.7832977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89">
                <text:p>2389</text:p>
              </table:table-cell>
              <table:table-cell office:value-type="float" office:value="158896.814658548">
                <text:p>158896.8146585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390">
                <text:p>2390</text:p>
              </table:table-cell>
              <table:table-cell office:value-type="float" office:value="159197.413614786">
                <text:p>159197.4136147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391">
                <text:p>2391</text:p>
              </table:table-cell>
              <table:table-cell office:value-type="float" office:value="159498.581240274">
                <text:p>159498.5812402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92">
                <text:p>2392</text:p>
              </table:table-cell>
              <table:table-cell office:value-type="float" office:value="159800.318610813">
                <text:p>159800.3186108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393">
                <text:p>2393</text:p>
              </table:table-cell>
              <table:table-cell office:value-type="float" office:value="160102.626804241">
                <text:p>160102.6268042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94">
                <text:p>2394</text:p>
              </table:table-cell>
              <table:table-cell office:value-type="float" office:value="160405.506900432">
                <text:p>160405.5069004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95">
                <text:p>2395</text:p>
              </table:table-cell>
              <table:table-cell office:value-type="float" office:value="160708.959981305">
                <text:p>160708.9599813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96">
                <text:p>2396</text:p>
              </table:table-cell>
              <table:table-cell office:value-type="float" office:value="161012.987130824">
                <text:p>161012.9871308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97">
                <text:p>2397</text:p>
              </table:table-cell>
              <table:table-cell office:value-type="float" office:value="161317.589435007">
                <text:p>161317.5894350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98">
                <text:p>2398</text:p>
              </table:table-cell>
              <table:table-cell office:value-type="float" office:value="161622.767981922">
                <text:p>161622.7679819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99">
                <text:p>2399</text:p>
              </table:table-cell>
              <table:table-cell office:value-type="float" office:value="161928.523861698">
                <text:p>161928.5238616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00">
                <text:p>2400</text:p>
              </table:table-cell>
              <table:table-cell office:value-type="float" office:value="162234.858166527">
                <text:p>162234.8581665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01">
                <text:p>2401</text:p>
              </table:table-cell>
              <table:table-cell office:value-type="float" office:value="162541.771990665">
                <text:p>162541.7719906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02">
                <text:p>2402</text:p>
              </table:table-cell>
              <table:table-cell office:value-type="float" office:value="162849.266430439">
                <text:p>162849.2664304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03">
                <text:p>2403</text:p>
              </table:table-cell>
              <table:table-cell office:value-type="float" office:value="163157.342584251">
                <text:p>163157.3425842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04">
                <text:p>2404</text:p>
              </table:table-cell>
              <table:table-cell office:value-type="float" office:value="163466.001552581">
                <text:p>163466.0015525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05">
                <text:p>2405</text:p>
              </table:table-cell>
              <table:table-cell office:value-type="float" office:value="163775.244437988">
                <text:p>163775.2444379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06">
                <text:p>2406</text:p>
              </table:table-cell>
              <table:table-cell office:value-type="float" office:value="164085.07234512">
                <text:p>164085.072345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07">
                <text:p>2407</text:p>
              </table:table-cell>
              <table:table-cell office:value-type="float" office:value="164395.486380713">
                <text:p>164395.4863807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08">
                <text:p>2408</text:p>
              </table:table-cell>
              <table:table-cell office:value-type="float" office:value="164706.487653598">
                <text:p>164706.4876535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09">
                <text:p>2409</text:p>
              </table:table-cell>
              <table:table-cell office:value-type="float" office:value="165018.077274703">
                <text:p>165018.077274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10">
                <text:p>2410</text:p>
              </table:table-cell>
              <table:table-cell office:value-type="float" office:value="165330.256357057">
                <text:p>165330.2563570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411">
                <text:p>2411</text:p>
              </table:table-cell>
              <table:table-cell office:value-type="float" office:value="165643.026015796">
                <text:p>165643.0260157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12">
                <text:p>2412</text:p>
              </table:table-cell>
              <table:table-cell office:value-type="float" office:value="165956.387368164">
                <text:p>165956.3873681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13">
                <text:p>2413</text:p>
              </table:table-cell>
              <table:table-cell office:value-type="float" office:value="166270.34153352">
                <text:p>166270.341533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14">
                <text:p>2414</text:p>
              </table:table-cell>
              <table:table-cell office:value-type="float" office:value="166584.889633339">
                <text:p>166584.8896333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15">
                <text:p>2415</text:p>
              </table:table-cell>
              <table:table-cell office:value-type="float" office:value="166900.03279122">
                <text:p>166900.032791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16">
                <text:p>2416</text:p>
              </table:table-cell>
              <table:table-cell office:value-type="float" office:value="167215.772132886">
                <text:p>167215.7721328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17">
                <text:p>2417</text:p>
              </table:table-cell>
              <table:table-cell office:value-type="float" office:value="167532.108786189">
                <text:p>167532.1087861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18">
                <text:p>2418</text:p>
              </table:table-cell>
              <table:table-cell office:value-type="float" office:value="167849.043881116">
                <text:p>167849.0438811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19">
                <text:p>2419</text:p>
              </table:table-cell>
              <table:table-cell office:value-type="float" office:value="168166.578549791">
                <text:p>168166.5785497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20">
                <text:p>2420</text:p>
              </table:table-cell>
              <table:table-cell office:value-type="float" office:value="168484.71392648">
                <text:p>168484.713926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21">
                <text:p>2421</text:p>
              </table:table-cell>
              <table:table-cell office:value-type="float" office:value="168803.451147595">
                <text:p>168803.4511475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22">
                <text:p>2422</text:p>
              </table:table-cell>
              <table:table-cell office:value-type="float" office:value="169122.791351697">
                <text:p>169122.7913516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23">
                <text:p>2423</text:p>
              </table:table-cell>
              <table:table-cell office:value-type="float" office:value="169442.735679502">
                <text:p>169442.7356795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24">
                <text:p>2424</text:p>
              </table:table-cell>
              <table:table-cell office:value-type="float" office:value="169763.285273884">
                <text:p>169763.2852738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25">
                <text:p>2425</text:p>
              </table:table-cell>
              <table:table-cell office:value-type="float" office:value="170084.441279877">
                <text:p>170084.4412798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26">
                <text:p>2426</text:p>
              </table:table-cell>
              <table:table-cell office:value-type="float" office:value="170406.204844684">
                <text:p>170406.2048446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27">
                <text:p>2427</text:p>
              </table:table-cell>
              <table:table-cell office:value-type="float" office:value="170728.577117676">
                <text:p>170728.5771176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28">
                <text:p>2428</text:p>
              </table:table-cell>
              <table:table-cell office:value-type="float" office:value="171051.5592504">
                <text:p>171051.55925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29">
                <text:p>2429</text:p>
              </table:table-cell>
              <table:table-cell office:value-type="float" office:value="171375.152396581">
                <text:p>171375.1523965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30">
                <text:p>2430</text:p>
              </table:table-cell>
              <table:table-cell office:value-type="float" office:value="171699.357712126">
                <text:p>171699.3577121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31">
                <text:p>2431</text:p>
              </table:table-cell>
              <table:table-cell office:value-type="float" office:value="172024.176355129">
                <text:p>172024.17635512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32">
                <text:p>2432</text:p>
              </table:table-cell>
              <table:table-cell office:value-type="float" office:value="172349.609485875">
                <text:p>172349.609485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33">
                <text:p>2433</text:p>
              </table:table-cell>
              <table:table-cell office:value-type="float" office:value="172675.658266845">
                <text:p>172675.6582668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34">
                <text:p>2434</text:p>
              </table:table-cell>
              <table:table-cell office:value-type="float" office:value="173002.323862717">
                <text:p>173002.3238627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35">
                <text:p>2435</text:p>
              </table:table-cell>
              <table:table-cell office:value-type="float" office:value="173329.607440375">
                <text:p>173329.6074403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36">
                <text:p>2436</text:p>
              </table:table-cell>
              <table:table-cell office:value-type="float" office:value="173657.510168907">
                <text:p>173657.5101689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37">
                <text:p>2437</text:p>
              </table:table-cell>
              <table:table-cell office:value-type="float" office:value="173986.033219616">
                <text:p>173986.0332196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38">
                <text:p>2438</text:p>
              </table:table-cell>
              <table:table-cell office:value-type="float" office:value="174315.177766019">
                <text:p>174315.1777660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39">
                <text:p>2439</text:p>
              </table:table-cell>
              <table:table-cell office:value-type="float" office:value="174644.944983855">
                <text:p>174644.9449838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40">
                <text:p>2440</text:p>
              </table:table-cell>
              <table:table-cell office:value-type="float" office:value="174975.336051083">
                <text:p>174975.3360510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41">
                <text:p>2441</text:p>
              </table:table-cell>
              <table:table-cell office:value-type="float" office:value="175306.352147896">
                <text:p>175306.3521478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42">
                <text:p>2442</text:p>
              </table:table-cell>
              <table:table-cell office:value-type="float" office:value="175637.994456716">
                <text:p>175637.9944567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43">
                <text:p>2443</text:p>
              </table:table-cell>
              <table:table-cell office:value-type="float" office:value="175970.264162203">
                <text:p>175970.2641622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44">
                <text:p>2444</text:p>
              </table:table-cell>
              <table:table-cell office:value-type="float" office:value="176303.162451257">
                <text:p>176303.1624512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45">
                <text:p>2445</text:p>
              </table:table-cell>
              <table:table-cell office:value-type="float" office:value="176636.690513025">
                <text:p>176636.6905130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446">
                <text:p>2446</text:p>
              </table:table-cell>
              <table:table-cell office:value-type="float" office:value="176970.849538903">
                <text:p>176970.8495389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47">
                <text:p>2447</text:p>
              </table:table-cell>
              <table:table-cell office:value-type="float" office:value="177305.640722541">
                <text:p>177305.6407225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48">
                <text:p>2448</text:p>
              </table:table-cell>
              <table:table-cell office:value-type="float" office:value="177641.065259847">
                <text:p>177641.0652598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49">
                <text:p>2449</text:p>
              </table:table-cell>
              <table:table-cell office:value-type="float" office:value="177977.124348991">
                <text:p>177977.1243489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50">
                <text:p>2450</text:p>
              </table:table-cell>
              <table:table-cell office:value-type="float" office:value="178313.81919041">
                <text:p>178313.819190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51">
                <text:p>2451</text:p>
              </table:table-cell>
              <table:table-cell office:value-type="float" office:value="178651.150986813">
                <text:p>178651.1509868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52">
                <text:p>2452</text:p>
              </table:table-cell>
              <table:table-cell office:value-type="float" office:value="178989.120943181">
                <text:p>178989.1209431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53">
                <text:p>2453</text:p>
              </table:table-cell>
              <table:table-cell office:value-type="float" office:value="179327.730266779">
                <text:p>179327.7302667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54">
                <text:p>2454</text:p>
              </table:table-cell>
              <table:table-cell office:value-type="float" office:value="179666.980167153">
                <text:p>179666.9801671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55">
                <text:p>2455</text:p>
              </table:table-cell>
              <table:table-cell office:value-type="float" office:value="180006.871856138">
                <text:p>180006.8718561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456">
                <text:p>2456</text:p>
              </table:table-cell>
              <table:table-cell office:value-type="float" office:value="180347.406547861">
                <text:p>180347.4065478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57">
                <text:p>2457</text:p>
              </table:table-cell>
              <table:table-cell office:value-type="float" office:value="180688.585458747">
                <text:p>180688.5854587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58">
                <text:p>2458</text:p>
              </table:table-cell>
              <table:table-cell office:value-type="float" office:value="181030.409807521">
                <text:p>181030.4098075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59">
                <text:p>2459</text:p>
              </table:table-cell>
              <table:table-cell office:value-type="float" office:value="181372.880815214">
                <text:p>181372.8808152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60">
                <text:p>2460</text:p>
              </table:table-cell>
              <table:table-cell office:value-type="float" office:value="181715.999705168">
                <text:p>181715.9997051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461">
                <text:p>2461</text:p>
              </table:table-cell>
              <table:table-cell office:value-type="float" office:value="182059.767703038">
                <text:p>182059.7677030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62">
                <text:p>2462</text:p>
              </table:table-cell>
              <table:table-cell office:value-type="float" office:value="182404.186036797">
                <text:p>182404.1860367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63">
                <text:p>2463</text:p>
              </table:table-cell>
              <table:table-cell office:value-type="float" office:value="182749.255936743">
                <text:p>182749.2559367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64">
                <text:p>2464</text:p>
              </table:table-cell>
              <table:table-cell office:value-type="float" office:value="183094.978635501">
                <text:p>183094.9786355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65">
                <text:p>2465</text:p>
              </table:table-cell>
              <table:table-cell office:value-type="float" office:value="183441.355368027">
                <text:p>183441.3553680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66">
                <text:p>2466</text:p>
              </table:table-cell>
              <table:table-cell office:value-type="float" office:value="183788.387371613">
                <text:p>183788.3873716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67">
                <text:p>2467</text:p>
              </table:table-cell>
              <table:table-cell office:value-type="float" office:value="184136.075885893">
                <text:p>184136.0758858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68">
                <text:p>2468</text:p>
              </table:table-cell>
              <table:table-cell office:value-type="float" office:value="184484.422152846">
                <text:p>184484.4221528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69">
                <text:p>2469</text:p>
              </table:table-cell>
              <table:table-cell office:value-type="float" office:value="184833.427416799">
                <text:p>184833.4274167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70">
                <text:p>2470</text:p>
              </table:table-cell>
              <table:table-cell office:value-type="float" office:value="185183.092924435">
                <text:p>185183.0929244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71">
                <text:p>2471</text:p>
              </table:table-cell>
              <table:table-cell office:value-type="float" office:value="185533.419924794">
                <text:p>185533.4199247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72">
                <text:p>2472</text:p>
              </table:table-cell>
              <table:table-cell office:value-type="float" office:value="185884.409669279">
                <text:p>185884.4096692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73">
                <text:p>2473</text:p>
              </table:table-cell>
              <table:table-cell office:value-type="float" office:value="186236.063411662">
                <text:p>186236.0634116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74">
                <text:p>2474</text:p>
              </table:table-cell>
              <table:table-cell office:value-type="float" office:value="186588.382408085">
                <text:p>186588.3824080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75">
                <text:p>2475</text:p>
              </table:table-cell>
              <table:table-cell office:value-type="float" office:value="186941.367917068">
                <text:p>186941.3679170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76">
                <text:p>2476</text:p>
              </table:table-cell>
              <table:table-cell office:value-type="float" office:value="187295.021199509">
                <text:p>187295.0211995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477">
                <text:p>2477</text:p>
              </table:table-cell>
              <table:table-cell office:value-type="float" office:value="187649.343518695">
                <text:p>187649.3435186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78">
                <text:p>2478</text:p>
              </table:table-cell>
              <table:table-cell office:value-type="float" office:value="188004.3361403">
                <text:p>188004.33614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79">
                <text:p>2479</text:p>
              </table:table-cell>
              <table:table-cell office:value-type="float" office:value="188360.000332395">
                <text:p>188360.0003323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80">
                <text:p>2480</text:p>
              </table:table-cell>
              <table:table-cell office:value-type="float" office:value="188716.337365446">
                <text:p>188716.3373654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81">
                <text:p>2481</text:p>
              </table:table-cell>
              <table:table-cell office:value-type="float" office:value="189073.348512328">
                <text:p>189073.3485123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82">
                <text:p>2482</text:p>
              </table:table-cell>
              <table:table-cell office:value-type="float" office:value="189431.035048318">
                <text:p>189431.0350483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83">
                <text:p>2483</text:p>
              </table:table-cell>
              <table:table-cell office:value-type="float" office:value="189789.39825111">
                <text:p>189789.398251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84">
                <text:p>2484</text:p>
              </table:table-cell>
              <table:table-cell office:value-type="float" office:value="190148.439400814">
                <text:p>190148.4394008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85">
                <text:p>2485</text:p>
              </table:table-cell>
              <table:table-cell office:value-type="float" office:value="190508.15977996">
                <text:p>190508.159779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86">
                <text:p>2486</text:p>
              </table:table-cell>
              <table:table-cell office:value-type="float" office:value="190868.560673506">
                <text:p>190868.5606735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87">
                <text:p>2487</text:p>
              </table:table-cell>
              <table:table-cell office:value-type="float" office:value="191229.643368841">
                <text:p>191229.6433688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88">
                <text:p>2488</text:p>
              </table:table-cell>
              <table:table-cell office:value-type="float" office:value="191591.409155788">
                <text:p>191591.4091557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89">
                <text:p>2489</text:p>
              </table:table-cell>
              <table:table-cell office:value-type="float" office:value="191953.859326612">
                <text:p>191953.8593266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90">
                <text:p>2490</text:p>
              </table:table-cell>
              <table:table-cell office:value-type="float" office:value="192316.99517602">
                <text:p>192316.995176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91">
                <text:p>2491</text:p>
              </table:table-cell>
              <table:table-cell office:value-type="float" office:value="192680.818001172">
                <text:p>192680.8180011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92">
                <text:p>2492</text:p>
              </table:table-cell>
              <table:table-cell office:value-type="float" office:value="193045.329101678">
                <text:p>193045.3291016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93">
                <text:p>2493</text:p>
              </table:table-cell>
              <table:table-cell office:value-type="float" office:value="193410.52977961">
                <text:p>193410.529779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94">
                <text:p>2494</text:p>
              </table:table-cell>
              <table:table-cell office:value-type="float" office:value="193776.4213395">
                <text:p>193776.42133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95">
                <text:p>2495</text:p>
              </table:table-cell>
              <table:table-cell office:value-type="float" office:value="194143.005088352">
                <text:p>194143.0050883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96">
                <text:p>2496</text:p>
              </table:table-cell>
              <table:table-cell office:value-type="float" office:value="194510.282335638">
                <text:p>194510.2823356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97">
                <text:p>2497</text:p>
              </table:table-cell>
              <table:table-cell office:value-type="float" office:value="194878.254393311">
                <text:p>194878.2543933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8">
                <text:p>2498</text:p>
              </table:table-cell>
              <table:table-cell office:value-type="float" office:value="195246.922575804">
                <text:p>195246.9225758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9">
                <text:p>2499</text:p>
              </table:table-cell>
              <table:table-cell office:value-type="float" office:value="195616.288200036">
                <text:p>195616.2882000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195986.352585419">
                <text:p>195986.3525854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1">
                <text:p>2501</text:p>
              </table:table-cell>
              <table:table-cell office:value-type="float" office:value="196357.117053861">
                <text:p>196357.1170538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2">
                <text:p>2502</text:p>
              </table:table-cell>
              <table:table-cell office:value-type="float" office:value="196728.58292977">
                <text:p>196728.582929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03">
                <text:p>2503</text:p>
              </table:table-cell>
              <table:table-cell office:value-type="float" office:value="197100.751540058">
                <text:p>197100.7515400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04">
                <text:p>2504</text:p>
              </table:table-cell>
              <table:table-cell office:value-type="float" office:value="197473.624214151">
                <text:p>197473.6242141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05">
                <text:p>2505</text:p>
              </table:table-cell>
              <table:table-cell office:value-type="float" office:value="197847.202283987">
                <text:p>197847.2022839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06">
                <text:p>2506</text:p>
              </table:table-cell>
              <table:table-cell office:value-type="float" office:value="198221.487084024">
                <text:p>198221.4870840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07">
                <text:p>2507</text:p>
              </table:table-cell>
              <table:table-cell office:value-type="float" office:value="198596.479951247">
                <text:p>198596.4799512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08">
                <text:p>2508</text:p>
              </table:table-cell>
              <table:table-cell office:value-type="float" office:value="198972.182225166">
                <text:p>198972.1822251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09">
                <text:p>2509</text:p>
              </table:table-cell>
              <table:table-cell office:value-type="float" office:value="199348.59524783">
                <text:p>199348.595247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10">
                <text:p>2510</text:p>
              </table:table-cell>
              <table:table-cell office:value-type="float" office:value="199725.720363822">
                <text:p>199725.7203638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11">
                <text:p>2511</text:p>
              </table:table-cell>
              <table:table-cell office:value-type="float" office:value="200103.558920272">
                <text:p>200103.5589202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12">
                <text:p>2512</text:p>
              </table:table-cell>
              <table:table-cell office:value-type="float" office:value="200482.112266858">
                <text:p>200482.1122668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13">
                <text:p>2513</text:p>
              </table:table-cell>
              <table:table-cell office:value-type="float" office:value="200861.381755811">
                <text:p>200861.3817558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14">
                <text:p>2514</text:p>
              </table:table-cell>
              <table:table-cell office:value-type="float" office:value="201241.368741918">
                <text:p>201241.3687419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15">
                <text:p>2515</text:p>
              </table:table-cell>
              <table:table-cell office:value-type="float" office:value="201622.074582533">
                <text:p>201622.0745825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16">
                <text:p>2516</text:p>
              </table:table-cell>
              <table:table-cell office:value-type="float" office:value="202003.500637575">
                <text:p>202003.5006375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17">
                <text:p>2517</text:p>
              </table:table-cell>
              <table:table-cell office:value-type="float" office:value="202385.648269537">
                <text:p>202385.6482695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18">
                <text:p>2518</text:p>
              </table:table-cell>
              <table:table-cell office:value-type="float" office:value="202768.518843488">
                <text:p>202768.5188434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19">
                <text:p>2519</text:p>
              </table:table-cell>
              <table:table-cell office:value-type="float" office:value="203152.11372708">
                <text:p>203152.113727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20">
                <text:p>2520</text:p>
              </table:table-cell>
              <table:table-cell office:value-type="float" office:value="203536.434290554">
                <text:p>203536.4342905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21">
                <text:p>2521</text:p>
              </table:table-cell>
              <table:table-cell office:value-type="float" office:value="203921.481906742">
                <text:p>203921.4819067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22">
                <text:p>2522</text:p>
              </table:table-cell>
              <table:table-cell office:value-type="float" office:value="204307.257951071">
                <text:p>204307.2579510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23">
                <text:p>2523</text:p>
              </table:table-cell>
              <table:table-cell office:value-type="float" office:value="204693.763801575">
                <text:p>204693.7638015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524">
                <text:p>2524</text:p>
              </table:table-cell>
              <table:table-cell office:value-type="float" office:value="205081.000838889">
                <text:p>205081.0008388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25">
                <text:p>2525</text:p>
              </table:table-cell>
              <table:table-cell office:value-type="float" office:value="205468.970446265">
                <text:p>205468.9704462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26">
                <text:p>2526</text:p>
              </table:table-cell>
              <table:table-cell office:value-type="float" office:value="205857.674009568">
                <text:p>205857.67400956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27">
                <text:p>2527</text:p>
              </table:table-cell>
              <table:table-cell office:value-type="float" office:value="206247.112917288">
                <text:p>206247.1129172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28">
                <text:p>2528</text:p>
              </table:table-cell>
              <table:table-cell office:value-type="float" office:value="206637.288560539">
                <text:p>206637.2885605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29">
                <text:p>2529</text:p>
              </table:table-cell>
              <table:table-cell office:value-type="float" office:value="207028.202333068">
                <text:p>207028.2023330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30">
                <text:p>2530</text:p>
              </table:table-cell>
              <table:table-cell office:value-type="float" office:value="207419.855631259">
                <text:p>207419.85563125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31">
                <text:p>2531</text:p>
              </table:table-cell>
              <table:table-cell office:value-type="float" office:value="207812.249854137">
                <text:p>207812.2498541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32">
                <text:p>2532</text:p>
              </table:table-cell>
              <table:table-cell office:value-type="float" office:value="208205.386403373">
                <text:p>208205.38640337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33">
                <text:p>2533</text:p>
              </table:table-cell>
              <table:table-cell office:value-type="float" office:value="208599.266683292">
                <text:p>208599.2666832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34">
                <text:p>2534</text:p>
              </table:table-cell>
              <table:table-cell office:value-type="float" office:value="208993.892100873">
                <text:p>208993.8921008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35">
                <text:p>2535</text:p>
              </table:table-cell>
              <table:table-cell office:value-type="float" office:value="209389.264065758">
                <text:p>209389.2640657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36">
                <text:p>2536</text:p>
              </table:table-cell>
              <table:table-cell office:value-type="float" office:value="209785.383990256">
                <text:p>209785.3839902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37">
                <text:p>2537</text:p>
              </table:table-cell>
              <table:table-cell office:value-type="float" office:value="210182.253289347">
                <text:p>210182.2532893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38">
                <text:p>2538</text:p>
              </table:table-cell>
              <table:table-cell office:value-type="float" office:value="210579.873380688">
                <text:p>210579.8733806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39">
                <text:p>2539</text:p>
              </table:table-cell>
              <table:table-cell office:value-type="float" office:value="210978.24568462">
                <text:p>210978.2456846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40">
                <text:p>2540</text:p>
              </table:table-cell>
              <table:table-cell office:value-type="float" office:value="211377.371624167">
                <text:p>211377.3716241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41">
                <text:p>2541</text:p>
              </table:table-cell>
              <table:table-cell office:value-type="float" office:value="211777.252625048">
                <text:p>211777.2526250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42">
                <text:p>2542</text:p>
              </table:table-cell>
              <table:table-cell office:value-type="float" office:value="212177.890115678">
                <text:p>212177.8901156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43">
                <text:p>2543</text:p>
              </table:table-cell>
              <table:table-cell office:value-type="float" office:value="212579.285527175">
                <text:p>212579.2855271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44">
                <text:p>2544</text:p>
              </table:table-cell>
              <table:table-cell office:value-type="float" office:value="212981.440293364">
                <text:p>212981.4402933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45">
                <text:p>2545</text:p>
              </table:table-cell>
              <table:table-cell office:value-type="float" office:value="213384.355850782">
                <text:p>213384.3558507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46">
                <text:p>2546</text:p>
              </table:table-cell>
              <table:table-cell office:value-type="float" office:value="213788.033638685">
                <text:p>213788.0336386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47">
                <text:p>2547</text:p>
              </table:table-cell>
              <table:table-cell office:value-type="float" office:value="214192.47509905">
                <text:p>214192.475099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48">
                <text:p>2548</text:p>
              </table:table-cell>
              <table:table-cell office:value-type="float" office:value="214597.681676583">
                <text:p>214597.6816765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49">
                <text:p>2549</text:p>
              </table:table-cell>
              <table:table-cell office:value-type="float" office:value="215003.654818723">
                <text:p>215003.6548187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50">
                <text:p>2550</text:p>
              </table:table-cell>
              <table:table-cell office:value-type="float" office:value="215410.395975647">
                <text:p>215410.3959756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551">
                <text:p>2551</text:p>
              </table:table-cell>
              <table:table-cell office:value-type="float" office:value="215817.906600276">
                <text:p>215817.9066002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52">
                <text:p>2552</text:p>
              </table:table-cell>
              <table:table-cell office:value-type="float" office:value="216226.188148278">
                <text:p>216226.1881482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53">
                <text:p>2553</text:p>
              </table:table-cell>
              <table:table-cell office:value-type="float" office:value="216635.242078077">
                <text:p>216635.2420780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54">
                <text:p>2554</text:p>
              </table:table-cell>
              <table:table-cell office:value-type="float" office:value="217045.069850854">
                <text:p>217045.0698508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55">
                <text:p>2555</text:p>
              </table:table-cell>
              <table:table-cell office:value-type="float" office:value="217455.672930556">
                <text:p>217455.6729305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56">
                <text:p>2556</text:p>
              </table:table-cell>
              <table:table-cell office:value-type="float" office:value="217867.052783899">
                <text:p>217867.0527838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57">
                <text:p>2557</text:p>
              </table:table-cell>
              <table:table-cell office:value-type="float" office:value="218279.210880373">
                <text:p>218279.2108803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58">
                <text:p>2558</text:p>
              </table:table-cell>
              <table:table-cell office:value-type="float" office:value="218692.148692247">
                <text:p>218692.14869224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59">
                <text:p>2559</text:p>
              </table:table-cell>
              <table:table-cell office:value-type="float" office:value="219105.867694579">
                <text:p>219105.8676945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560">
                <text:p>2560</text:p>
              </table:table-cell>
              <table:table-cell office:value-type="float" office:value="219520.369365214">
                <text:p>219520.3693652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561">
                <text:p>2561</text:p>
              </table:table-cell>
              <table:table-cell office:value-type="float" office:value="219935.655184793">
                <text:p>219935.6551847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62">
                <text:p>2562</text:p>
              </table:table-cell>
              <table:table-cell office:value-type="float" office:value="220351.726636761">
                <text:p>220351.7266367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563">
                <text:p>2563</text:p>
              </table:table-cell>
              <table:table-cell office:value-type="float" office:value="220768.585207365">
                <text:p>220768.5852073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564">
                <text:p>2564</text:p>
              </table:table-cell>
              <table:table-cell office:value-type="float" office:value="221186.232385667">
                <text:p>221186.23238566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565">
                <text:p>2565</text:p>
              </table:table-cell>
              <table:table-cell office:value-type="float" office:value="221604.669663546">
                <text:p>221604.6696635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66">
                <text:p>2566</text:p>
              </table:table-cell>
              <table:table-cell office:value-type="float" office:value="222023.8985357">
                <text:p>222023.89853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67">
                <text:p>2567</text:p>
              </table:table-cell>
              <table:table-cell office:value-type="float" office:value="222443.920499658">
                <text:p>222443.9204996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68">
                <text:p>2568</text:p>
              </table:table-cell>
              <table:table-cell office:value-type="float" office:value="222864.737055782">
                <text:p>222864.7370557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69">
                <text:p>2569</text:p>
              </table:table-cell>
              <table:table-cell office:value-type="float" office:value="223286.349707269">
                <text:p>223286.3497072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70">
                <text:p>2570</text:p>
              </table:table-cell>
              <table:table-cell office:value-type="float" office:value="223708.759960164">
                <text:p>223708.7599601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71">
                <text:p>2571</text:p>
              </table:table-cell>
              <table:table-cell office:value-type="float" office:value="224131.969323358">
                <text:p>224131.9693233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72">
                <text:p>2572</text:p>
              </table:table-cell>
              <table:table-cell office:value-type="float" office:value="224555.979308598">
                <text:p>224555.9793085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73">
                <text:p>2573</text:p>
              </table:table-cell>
              <table:table-cell office:value-type="float" office:value="224980.791430491">
                <text:p>224980.7914304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74">
                <text:p>2574</text:p>
              </table:table-cell>
              <table:table-cell office:value-type="float" office:value="225406.407206507">
                <text:p>225406.4072065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75">
                <text:p>2575</text:p>
              </table:table-cell>
              <table:table-cell office:value-type="float" office:value="225832.828156991">
                <text:p>225832.8281569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76">
                <text:p>2576</text:p>
              </table:table-cell>
              <table:table-cell office:value-type="float" office:value="226260.05580516">
                <text:p>226260.055805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77">
                <text:p>2577</text:p>
              </table:table-cell>
              <table:table-cell office:value-type="float" office:value="226688.091677115">
                <text:p>226688.0916771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78">
                <text:p>2578</text:p>
              </table:table-cell>
              <table:table-cell office:value-type="float" office:value="227116.937301844">
                <text:p>227116.9373018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79">
                <text:p>2579</text:p>
              </table:table-cell>
              <table:table-cell office:value-type="float" office:value="227546.594211226">
                <text:p>227546.5942112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80">
                <text:p>2580</text:p>
              </table:table-cell>
              <table:table-cell office:value-type="float" office:value="227977.063940039">
                <text:p>227977.0639400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81">
                <text:p>2581</text:p>
              </table:table-cell>
              <table:table-cell office:value-type="float" office:value="228408.348025964">
                <text:p>228408.3480259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82">
                <text:p>2582</text:p>
              </table:table-cell>
              <table:table-cell office:value-type="float" office:value="228840.448009592">
                <text:p>228840.4480095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83">
                <text:p>2583</text:p>
              </table:table-cell>
              <table:table-cell office:value-type="float" office:value="229273.365434428">
                <text:p>229273.3654344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84">
                <text:p>2584</text:p>
              </table:table-cell>
              <table:table-cell office:value-type="float" office:value="229707.101846896">
                <text:p>229707.1018468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85">
                <text:p>2585</text:p>
              </table:table-cell>
              <table:table-cell office:value-type="float" office:value="230141.658796348">
                <text:p>230141.6587963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86">
                <text:p>2586</text:p>
              </table:table-cell>
              <table:table-cell office:value-type="float" office:value="230577.037835063">
                <text:p>230577.0378350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87">
                <text:p>2587</text:p>
              </table:table-cell>
              <table:table-cell office:value-type="float" office:value="231013.24051826">
                <text:p>231013.240518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88">
                <text:p>2588</text:p>
              </table:table-cell>
              <table:table-cell office:value-type="float" office:value="231450.268404099">
                <text:p>231450.2684040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589">
                <text:p>2589</text:p>
              </table:table-cell>
              <table:table-cell office:value-type="float" office:value="231888.123053689">
                <text:p>231888.1230536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90">
                <text:p>2590</text:p>
              </table:table-cell>
              <table:table-cell office:value-type="float" office:value="232326.806031089">
                <text:p>232326.8060310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91">
                <text:p>2591</text:p>
              </table:table-cell>
              <table:table-cell office:value-type="float" office:value="232766.31890332">
                <text:p>232766.318903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92">
                <text:p>2592</text:p>
              </table:table-cell>
              <table:table-cell office:value-type="float" office:value="233206.663240366">
                <text:p>233206.6632403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93">
                <text:p>2593</text:p>
              </table:table-cell>
              <table:table-cell office:value-type="float" office:value="233647.840615182">
                <text:p>233647.84061518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94">
                <text:p>2594</text:p>
              </table:table-cell>
              <table:table-cell office:value-type="float" office:value="234089.852603698">
                <text:p>234089.8526036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95">
                <text:p>2595</text:p>
              </table:table-cell>
              <table:table-cell office:value-type="float" office:value="234532.700784825">
                <text:p>234532.7007848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596">
                <text:p>2596</text:p>
              </table:table-cell>
              <table:table-cell office:value-type="float" office:value="234976.386740463">
                <text:p>234976.3867404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97">
                <text:p>2597</text:p>
              </table:table-cell>
              <table:table-cell office:value-type="float" office:value="235420.912055501">
                <text:p>235420.9120555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98">
                <text:p>2598</text:p>
              </table:table-cell>
              <table:table-cell office:value-type="float" office:value="235866.278317829">
                <text:p>235866.2783178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99">
                <text:p>2599</text:p>
              </table:table-cell>
              <table:table-cell office:value-type="float" office:value="236312.487118341">
                <text:p>236312.4871183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00">
                <text:p>2600</text:p>
              </table:table-cell>
              <table:table-cell office:value-type="float" office:value="236759.54005094">
                <text:p>236759.5400509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601">
                <text:p>2601</text:p>
              </table:table-cell>
              <table:table-cell office:value-type="float" office:value="237207.438712543">
                <text:p>237207.4387125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602">
                <text:p>2602</text:p>
              </table:table-cell>
              <table:table-cell office:value-type="float" office:value="237656.18470309">
                <text:p>237656.184703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03">
                <text:p>2603</text:p>
              </table:table-cell>
              <table:table-cell office:value-type="float" office:value="238105.779625548">
                <text:p>238105.7796255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604">
                <text:p>2604</text:p>
              </table:table-cell>
              <table:table-cell office:value-type="float" office:value="238556.225085914">
                <text:p>238556.2250859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605">
                <text:p>2605</text:p>
              </table:table-cell>
              <table:table-cell office:value-type="float" office:value="239007.522693225">
                <text:p>239007.5226932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606">
                <text:p>2606</text:p>
              </table:table-cell>
              <table:table-cell office:value-type="float" office:value="239459.674059562">
                <text:p>239459.6740595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607">
                <text:p>2607</text:p>
              </table:table-cell>
              <table:table-cell office:value-type="float" office:value="239912.680800056">
                <text:p>239912.6808000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08">
                <text:p>2608</text:p>
              </table:table-cell>
              <table:table-cell office:value-type="float" office:value="240366.544532891">
                <text:p>240366.54453289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609">
                <text:p>2609</text:p>
              </table:table-cell>
              <table:table-cell office:value-type="float" office:value="240821.266879317">
                <text:p>240821.2668793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610">
                <text:p>2610</text:p>
              </table:table-cell>
              <table:table-cell office:value-type="float" office:value="241276.849463645">
                <text:p>241276.8494636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11">
                <text:p>2611</text:p>
              </table:table-cell>
              <table:table-cell office:value-type="float" office:value="241733.293913264">
                <text:p>241733.2939132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612">
                <text:p>2612</text:p>
              </table:table-cell>
              <table:table-cell office:value-type="float" office:value="242190.60185864">
                <text:p>242190.601858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613">
                <text:p>2613</text:p>
              </table:table-cell>
              <table:table-cell office:value-type="float" office:value="242648.774933321">
                <text:p>242648.7749333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614">
                <text:p>2614</text:p>
              </table:table-cell>
              <table:table-cell office:value-type="float" office:value="243107.81477395">
                <text:p>243107.814773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615">
                <text:p>2615</text:p>
              </table:table-cell>
              <table:table-cell office:value-type="float" office:value="243567.723020262">
                <text:p>243567.7230202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616">
                <text:p>2616</text:p>
              </table:table-cell>
              <table:table-cell office:value-type="float" office:value="244028.501315097">
                <text:p>244028.5013150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17">
                <text:p>2617</text:p>
              </table:table-cell>
              <table:table-cell office:value-type="float" office:value="244490.151304401">
                <text:p>244490.1513044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618">
                <text:p>2618</text:p>
              </table:table-cell>
              <table:table-cell office:value-type="float" office:value="244952.674637234">
                <text:p>244952.67463723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619">
                <text:p>2619</text:p>
              </table:table-cell>
              <table:table-cell office:value-type="float" office:value="245416.072965777">
                <text:p>245416.0729657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620">
                <text:p>2620</text:p>
              </table:table-cell>
              <table:table-cell office:value-type="float" office:value="245880.347945335">
                <text:p>245880.3479453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621">
                <text:p>2621</text:p>
              </table:table-cell>
              <table:table-cell office:value-type="float" office:value="246345.501234345">
                <text:p>246345.5012343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622">
                <text:p>2622</text:p>
              </table:table-cell>
              <table:table-cell office:value-type="float" office:value="246811.534494382">
                <text:p>246811.53449438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623">
                <text:p>2623</text:p>
              </table:table-cell>
              <table:table-cell office:value-type="float" office:value="247278.449390164">
                <text:p>247278.4493901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624">
                <text:p>2624</text:p>
              </table:table-cell>
              <table:table-cell office:value-type="float" office:value="247746.247589558">
                <text:p>247746.2475895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625">
                <text:p>2625</text:p>
              </table:table-cell>
              <table:table-cell office:value-type="float" office:value="248214.930763587">
                <text:p>248214.9307635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626">
                <text:p>2626</text:p>
              </table:table-cell>
              <table:table-cell office:value-type="float" office:value="248684.500586433">
                <text:p>248684.5005864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27">
                <text:p>2627</text:p>
              </table:table-cell>
              <table:table-cell office:value-type="float" office:value="249154.958735449">
                <text:p>249154.9587354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628">
                <text:p>2628</text:p>
              </table:table-cell>
              <table:table-cell office:value-type="float" office:value="249626.306891158">
                <text:p>249626.3068911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629">
                <text:p>2629</text:p>
              </table:table-cell>
              <table:table-cell office:value-type="float" office:value="250098.546737262">
                <text:p>250098.54673726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630">
                <text:p>2630</text:p>
              </table:table-cell>
              <table:table-cell office:value-type="float" office:value="250571.679960652">
                <text:p>250571.6799606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631">
                <text:p>2631</text:p>
              </table:table-cell>
              <table:table-cell office:value-type="float" office:value="251045.708251406">
                <text:p>251045.70825140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32">
                <text:p>2632</text:p>
              </table:table-cell>
              <table:table-cell office:value-type="float" office:value="251520.633302801">
                <text:p>251520.6333028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633">
                <text:p>2633</text:p>
              </table:table-cell>
              <table:table-cell office:value-type="float" office:value="251996.456811319">
                <text:p>251996.4568113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634">
                <text:p>2634</text:p>
              </table:table-cell>
              <table:table-cell office:value-type="float" office:value="252473.180476647">
                <text:p>252473.1804766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635">
                <text:p>2635</text:p>
              </table:table-cell>
              <table:table-cell office:value-type="float" office:value="252950.806001692">
                <text:p>252950.8060016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636">
                <text:p>2636</text:p>
              </table:table-cell>
              <table:table-cell office:value-type="float" office:value="253429.33509258">
                <text:p>253429.335092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37">
                <text:p>2637</text:p>
              </table:table-cell>
              <table:table-cell office:value-type="float" office:value="253908.769458665">
                <text:p>253908.76945866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638">
                <text:p>2638</text:p>
              </table:table-cell>
              <table:table-cell office:value-type="float" office:value="254389.110812536">
                <text:p>254389.1108125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39">
                <text:p>2639</text:p>
              </table:table-cell>
              <table:table-cell office:value-type="float" office:value="254870.36087002">
                <text:p>254870.360870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40">
                <text:p>2640</text:p>
              </table:table-cell>
              <table:table-cell office:value-type="float" office:value="255352.521350191">
                <text:p>255352.5213501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41">
                <text:p>2641</text:p>
              </table:table-cell>
              <table:table-cell office:value-type="float" office:value="255835.593975375">
                <text:p>255835.5939753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42">
                <text:p>2642</text:p>
              </table:table-cell>
              <table:table-cell office:value-type="float" office:value="256319.580471156">
                <text:p>256319.5804711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643">
                <text:p>2643</text:p>
              </table:table-cell>
              <table:table-cell office:value-type="float" office:value="256804.482566383">
                <text:p>256804.4825663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644">
                <text:p>2644</text:p>
              </table:table-cell>
              <table:table-cell office:value-type="float" office:value="257290.301993176">
                <text:p>257290.3019931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645">
                <text:p>2645</text:p>
              </table:table-cell>
              <table:table-cell office:value-type="float" office:value="257777.04048693">
                <text:p>257777.040486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646">
                <text:p>2646</text:p>
              </table:table-cell>
              <table:table-cell office:value-type="float" office:value="258264.699786324">
                <text:p>258264.6997863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47">
                <text:p>2647</text:p>
              </table:table-cell>
              <table:table-cell office:value-type="float" office:value="258753.281633327">
                <text:p>258753.2816333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648">
                <text:p>2648</text:p>
              </table:table-cell>
              <table:table-cell office:value-type="float" office:value="259242.787773202">
                <text:p>259242.7877732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649">
                <text:p>2649</text:p>
              </table:table-cell>
              <table:table-cell office:value-type="float" office:value="259733.219954516">
                <text:p>259733.2199545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650">
                <text:p>2650</text:p>
              </table:table-cell>
              <table:table-cell office:value-type="float" office:value="260224.57992914">
                <text:p>260224.579929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651">
                <text:p>2651</text:p>
              </table:table-cell>
              <table:table-cell office:value-type="float" office:value="260716.869452263">
                <text:p>260716.8694522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52">
                <text:p>2652</text:p>
              </table:table-cell>
              <table:table-cell office:value-type="float" office:value="261210.090282393">
                <text:p>261210.09028239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653">
                <text:p>2653</text:p>
              </table:table-cell>
              <table:table-cell office:value-type="float" office:value="261704.244181364">
                <text:p>261704.2441813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54">
                <text:p>2654</text:p>
              </table:table-cell>
              <table:table-cell office:value-type="float" office:value="262199.332914344">
                <text:p>262199.33291434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655">
                <text:p>2655</text:p>
              </table:table-cell>
              <table:table-cell office:value-type="float" office:value="262695.35824984">
                <text:p>262695.358249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656">
                <text:p>2656</text:p>
              </table:table-cell>
              <table:table-cell office:value-type="float" office:value="263192.321959704">
                <text:p>263192.3219597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657">
                <text:p>2657</text:p>
              </table:table-cell>
              <table:table-cell office:value-type="float" office:value="263690.225819141">
                <text:p>263690.2258191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658">
                <text:p>2658</text:p>
              </table:table-cell>
              <table:table-cell office:value-type="float" office:value="264189.071606715">
                <text:p>264189.0716067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59">
                <text:p>2659</text:p>
              </table:table-cell>
              <table:table-cell office:value-type="float" office:value="264688.861104352">
                <text:p>264688.8611043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60">
                <text:p>2660</text:p>
              </table:table-cell>
              <table:table-cell office:value-type="float" office:value="265189.596097351">
                <text:p>265189.5960973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61">
                <text:p>2661</text:p>
              </table:table-cell>
              <table:table-cell office:value-type="float" office:value="265691.278374389">
                <text:p>265691.27837438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662">
                <text:p>2662</text:p>
              </table:table-cell>
              <table:table-cell office:value-type="float" office:value="266193.909727524">
                <text:p>266193.9097275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663">
                <text:p>2663</text:p>
              </table:table-cell>
              <table:table-cell office:value-type="float" office:value="266697.491952208">
                <text:p>266697.49195220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64">
                <text:p>2664</text:p>
              </table:table-cell>
              <table:table-cell office:value-type="float" office:value="267202.026847286">
                <text:p>267202.0268472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65">
                <text:p>2665</text:p>
              </table:table-cell>
              <table:table-cell office:value-type="float" office:value="267707.516215008">
                <text:p>267707.5162150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666">
                <text:p>2666</text:p>
              </table:table-cell>
              <table:table-cell office:value-type="float" office:value="268213.961861034">
                <text:p>268213.9618610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67">
                <text:p>2667</text:p>
              </table:table-cell>
              <table:table-cell office:value-type="float" office:value="268721.365594438">
                <text:p>268721.36559443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68">
                <text:p>2668</text:p>
              </table:table-cell>
              <table:table-cell office:value-type="float" office:value="269229.729227718">
                <text:p>269229.7292277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69">
                <text:p>2669</text:p>
              </table:table-cell>
              <table:table-cell office:value-type="float" office:value="269739.0545768">
                <text:p>269739.05457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70">
                <text:p>2670</text:p>
              </table:table-cell>
              <table:table-cell office:value-type="float" office:value="270249.343461045">
                <text:p>270249.34346104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71">
                <text:p>2671</text:p>
              </table:table-cell>
              <table:table-cell office:value-type="float" office:value="270760.597703258">
                <text:p>270760.5977032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72">
                <text:p>2672</text:p>
              </table:table-cell>
              <table:table-cell office:value-type="float" office:value="271272.81912969">
                <text:p>271272.819129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73">
                <text:p>2673</text:p>
              </table:table-cell>
              <table:table-cell office:value-type="float" office:value="271786.009570047">
                <text:p>271786.0095700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74">
                <text:p>2674</text:p>
              </table:table-cell>
              <table:table-cell office:value-type="float" office:value="272300.170857498">
                <text:p>272300.1708574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75">
                <text:p>2675</text:p>
              </table:table-cell>
              <table:table-cell office:value-type="float" office:value="272815.304828679">
                <text:p>272815.3048286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676">
                <text:p>2676</text:p>
              </table:table-cell>
              <table:table-cell office:value-type="float" office:value="273331.4133237">
                <text:p>273331.41332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677">
                <text:p>2677</text:p>
              </table:table-cell>
              <table:table-cell office:value-type="float" office:value="273848.498186154">
                <text:p>273848.4981861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678">
                <text:p>2678</text:p>
              </table:table-cell>
              <table:table-cell office:value-type="float" office:value="274366.561263119">
                <text:p>274366.5612631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679">
                <text:p>2679</text:p>
              </table:table-cell>
              <table:table-cell office:value-type="float" office:value="274885.604405169">
                <text:p>274885.6044051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680">
                <text:p>2680</text:p>
              </table:table-cell>
              <table:table-cell office:value-type="float" office:value="275405.62946638">
                <text:p>275405.6294663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681">
                <text:p>2681</text:p>
              </table:table-cell>
              <table:table-cell office:value-type="float" office:value="275926.638304332">
                <text:p>275926.63830433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82">
                <text:p>2682</text:p>
              </table:table-cell>
              <table:table-cell office:value-type="float" office:value="276448.632780122">
                <text:p>276448.6327801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83">
                <text:p>2683</text:p>
              </table:table-cell>
              <table:table-cell office:value-type="float" office:value="276971.614758367">
                <text:p>276971.6147583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684">
                <text:p>2684</text:p>
              </table:table-cell>
              <table:table-cell office:value-type="float" office:value="277495.586107212">
                <text:p>277495.5861072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685">
                <text:p>2685</text:p>
              </table:table-cell>
              <table:table-cell office:value-type="float" office:value="278020.548698335">
                <text:p>278020.54869833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686">
                <text:p>2686</text:p>
              </table:table-cell>
              <table:table-cell office:value-type="float" office:value="278546.504406955">
                <text:p>278546.5044069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687">
                <text:p>2687</text:p>
              </table:table-cell>
              <table:table-cell office:value-type="float" office:value="279073.455111841">
                <text:p>279073.4551118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688">
                <text:p>2688</text:p>
              </table:table-cell>
              <table:table-cell office:value-type="float" office:value="279601.402695312">
                <text:p>279601.4026953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689">
                <text:p>2689</text:p>
              </table:table-cell>
              <table:table-cell office:value-type="float" office:value="280130.34904325">
                <text:p>280130.349043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90">
                <text:p>2690</text:p>
              </table:table-cell>
              <table:table-cell office:value-type="float" office:value="280660.296045107">
                <text:p>280660.2960451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691">
                <text:p>2691</text:p>
              </table:table-cell>
              <table:table-cell office:value-type="float" office:value="281191.245593905">
                <text:p>281191.2455939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692">
                <text:p>2692</text:p>
              </table:table-cell>
              <table:table-cell office:value-type="float" office:value="281723.199586251">
                <text:p>281723.1995862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693">
                <text:p>2693</text:p>
              </table:table-cell>
              <table:table-cell office:value-type="float" office:value="282256.159922338">
                <text:p>282256.1599223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694">
                <text:p>2694</text:p>
              </table:table-cell>
              <table:table-cell office:value-type="float" office:value="282790.128505954">
                <text:p>282790.1285059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695">
                <text:p>2695</text:p>
              </table:table-cell>
              <table:table-cell office:value-type="float" office:value="283325.107244488">
                <text:p>283325.1072444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696">
                <text:p>2696</text:p>
              </table:table-cell>
              <table:table-cell office:value-type="float" office:value="283861.098048939">
                <text:p>283861.09804893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697">
                <text:p>2697</text:p>
              </table:table-cell>
              <table:table-cell office:value-type="float" office:value="284398.102833921">
                <text:p>284398.10283392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698">
                <text:p>2698</text:p>
              </table:table-cell>
              <table:table-cell office:value-type="float" office:value="284936.123517668">
                <text:p>284936.1235176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699">
                <text:p>2699</text:p>
              </table:table-cell>
              <table:table-cell office:value-type="float" office:value="285475.162022044">
                <text:p>285475.1620220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00">
                <text:p>2700</text:p>
              </table:table-cell>
              <table:table-cell office:value-type="float" office:value="286015.220272551">
                <text:p>286015.22027255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701">
                <text:p>2701</text:p>
              </table:table-cell>
              <table:table-cell office:value-type="float" office:value="286556.30019833">
                <text:p>286556.300198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702">
                <text:p>2702</text:p>
              </table:table-cell>
              <table:table-cell office:value-type="float" office:value="287098.403732174">
                <text:p>287098.4037321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703">
                <text:p>2703</text:p>
              </table:table-cell>
              <table:table-cell office:value-type="float" office:value="287641.532810531">
                <text:p>287641.53281053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704">
                <text:p>2704</text:p>
              </table:table-cell>
              <table:table-cell office:value-type="float" office:value="288185.689373513">
                <text:p>288185.6893735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705">
                <text:p>2705</text:p>
              </table:table-cell>
              <table:table-cell office:value-type="float" office:value="288730.875364902">
                <text:p>288730.8753649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706">
                <text:p>2706</text:p>
              </table:table-cell>
              <table:table-cell office:value-type="float" office:value="289277.092732159">
                <text:p>289277.09273215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707">
                <text:p>2707</text:p>
              </table:table-cell>
              <table:table-cell office:value-type="float" office:value="289824.343426426">
                <text:p>289824.3434264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708">
                <text:p>2708</text:p>
              </table:table-cell>
              <table:table-cell office:value-type="float" office:value="290372.629402538">
                <text:p>290372.6294025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709">
                <text:p>2709</text:p>
              </table:table-cell>
              <table:table-cell office:value-type="float" office:value="290921.952619029">
                <text:p>290921.9526190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710">
                <text:p>2710</text:p>
              </table:table-cell>
              <table:table-cell office:value-type="float" office:value="291472.315038136">
                <text:p>291472.3150381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711">
                <text:p>2711</text:p>
              </table:table-cell>
              <table:table-cell office:value-type="float" office:value="292023.718625809">
                <text:p>292023.7186258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712">
                <text:p>2712</text:p>
              </table:table-cell>
              <table:table-cell office:value-type="float" office:value="292576.165351718">
                <text:p>292576.1653517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713">
                <text:p>2713</text:p>
              </table:table-cell>
              <table:table-cell office:value-type="float" office:value="293129.657189259">
                <text:p>293129.6571892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714">
                <text:p>2714</text:p>
              </table:table-cell>
              <table:table-cell office:value-type="float" office:value="293684.196115559">
                <text:p>293684.1961155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715">
                <text:p>2715</text:p>
              </table:table-cell>
              <table:table-cell office:value-type="float" office:value="294239.784111489">
                <text:p>294239.78411148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716">
                <text:p>2716</text:p>
              </table:table-cell>
              <table:table-cell office:value-type="float" office:value="294796.423161665">
                <text:p>294796.4231616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717">
                <text:p>2717</text:p>
              </table:table-cell>
              <table:table-cell office:value-type="float" office:value="295354.115254457">
                <text:p>295354.1152544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718">
                <text:p>2718</text:p>
              </table:table-cell>
              <table:table-cell office:value-type="float" office:value="295912.862381999">
                <text:p>295912.86238199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719">
                <text:p>2719</text:p>
              </table:table-cell>
              <table:table-cell office:value-type="float" office:value="296472.66654019">
                <text:p>296472.666540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720">
                <text:p>2720</text:p>
              </table:table-cell>
              <table:table-cell office:value-type="float" office:value="297033.52972871">
                <text:p>297033.529728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721">
                <text:p>2721</text:p>
              </table:table-cell>
              <table:table-cell office:value-type="float" office:value="297595.453951016">
                <text:p>297595.4539510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22">
                <text:p>2722</text:p>
              </table:table-cell>
              <table:table-cell office:value-type="float" office:value="298158.44121436">
                <text:p>298158.441214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23">
                <text:p>2723</text:p>
              </table:table-cell>
              <table:table-cell office:value-type="float" office:value="298722.493529789">
                <text:p>298722.49352978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724">
                <text:p>2724</text:p>
              </table:table-cell>
              <table:table-cell office:value-type="float" office:value="299287.612912155">
                <text:p>299287.61291215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25">
                <text:p>2725</text:p>
              </table:table-cell>
              <table:table-cell office:value-type="float" office:value="299853.801380121">
                <text:p>299853.8013801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26">
                <text:p>2726</text:p>
              </table:table-cell>
              <table:table-cell office:value-type="float" office:value="300421.06095617">
                <text:p>300421.060956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27">
                <text:p>2727</text:p>
              </table:table-cell>
              <table:table-cell office:value-type="float" office:value="300989.39366661">
                <text:p>300989.393666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28">
                <text:p>2728</text:p>
              </table:table-cell>
              <table:table-cell office:value-type="float" office:value="301558.801541583">
                <text:p>301558.8015415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729">
                <text:p>2729</text:p>
              </table:table-cell>
              <table:table-cell office:value-type="float" office:value="302129.286615072">
                <text:p>302129.2866150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730">
                <text:p>2730</text:p>
              </table:table-cell>
              <table:table-cell office:value-type="float" office:value="302700.850924907">
                <text:p>302700.8509249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731">
                <text:p>2731</text:p>
              </table:table-cell>
              <table:table-cell office:value-type="float" office:value="303273.496512773">
                <text:p>303273.4965127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732">
                <text:p>2732</text:p>
              </table:table-cell>
              <table:table-cell office:value-type="float" office:value="303847.225424219">
                <text:p>303847.2254242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733">
                <text:p>2733</text:p>
              </table:table-cell>
              <table:table-cell office:value-type="float" office:value="304422.039708662">
                <text:p>304422.0397086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734">
                <text:p>2734</text:p>
              </table:table-cell>
              <table:table-cell office:value-type="float" office:value="304997.941419396">
                <text:p>304997.94141939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735">
                <text:p>2735</text:p>
              </table:table-cell>
              <table:table-cell office:value-type="float" office:value="305574.932613601">
                <text:p>305574.9326136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36">
                <text:p>2736</text:p>
              </table:table-cell>
              <table:table-cell office:value-type="float" office:value="306153.015352348">
                <text:p>306153.01535234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737">
                <text:p>2737</text:p>
              </table:table-cell>
              <table:table-cell office:value-type="float" office:value="306732.191700607">
                <text:p>306732.1917006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738">
                <text:p>2738</text:p>
              </table:table-cell>
              <table:table-cell office:value-type="float" office:value="307312.463727254">
                <text:p>307312.4637272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39">
                <text:p>2739</text:p>
              </table:table-cell>
              <table:table-cell office:value-type="float" office:value="307893.833505079">
                <text:p>307893.8335050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740">
                <text:p>2740</text:p>
              </table:table-cell>
              <table:table-cell office:value-type="float" office:value="308476.303110795">
                <text:p>308476.3031107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741">
                <text:p>2741</text:p>
              </table:table-cell>
              <table:table-cell office:value-type="float" office:value="309059.874625041">
                <text:p>309059.8746250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742">
                <text:p>2742</text:p>
              </table:table-cell>
              <table:table-cell office:value-type="float" office:value="309644.550132393">
                <text:p>309644.5501323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743">
                <text:p>2743</text:p>
              </table:table-cell>
              <table:table-cell office:value-type="float" office:value="310230.331721372">
                <text:p>310230.3317213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744">
                <text:p>2744</text:p>
              </table:table-cell>
              <table:table-cell office:value-type="float" office:value="310817.221484449">
                <text:p>310817.2214844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45">
                <text:p>2745</text:p>
              </table:table-cell>
              <table:table-cell office:value-type="float" office:value="311405.221518054">
                <text:p>311405.2215180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746">
                <text:p>2746</text:p>
              </table:table-cell>
              <table:table-cell office:value-type="float" office:value="311994.333922581">
                <text:p>311994.3339225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747">
                <text:p>2747</text:p>
              </table:table-cell>
              <table:table-cell office:value-type="float" office:value="312584.560802401">
                <text:p>312584.5608024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748">
                <text:p>2748</text:p>
              </table:table-cell>
              <table:table-cell office:value-type="float" office:value="313175.904265862">
                <text:p>313175.9042658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49">
                <text:p>2749</text:p>
              </table:table-cell>
              <table:table-cell office:value-type="float" office:value="313768.366425304">
                <text:p>313768.3664253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750">
                <text:p>2750</text:p>
              </table:table-cell>
              <table:table-cell office:value-type="float" office:value="314361.949397061">
                <text:p>314361.9493970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751">
                <text:p>2751</text:p>
              </table:table-cell>
              <table:table-cell office:value-type="float" office:value="314956.655301472">
                <text:p>314956.65530147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752">
                <text:p>2752</text:p>
              </table:table-cell>
              <table:table-cell office:value-type="float" office:value="315552.486262887">
                <text:p>315552.4862628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753">
                <text:p>2753</text:p>
              </table:table-cell>
              <table:table-cell office:value-type="float" office:value="316149.444409673">
                <text:p>316149.44440967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54">
                <text:p>2754</text:p>
              </table:table-cell>
              <table:table-cell office:value-type="float" office:value="316747.531874225">
                <text:p>316747.5318742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755">
                <text:p>2755</text:p>
              </table:table-cell>
              <table:table-cell office:value-type="float" office:value="317346.750792973">
                <text:p>317346.7507929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756">
                <text:p>2756</text:p>
              </table:table-cell>
              <table:table-cell office:value-type="float" office:value="317947.103306387">
                <text:p>317947.1033063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757">
                <text:p>2757</text:p>
              </table:table-cell>
              <table:table-cell office:value-type="float" office:value="318548.591558987">
                <text:p>318548.5915589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58">
                <text:p>2758</text:p>
              </table:table-cell>
              <table:table-cell office:value-type="float" office:value="319151.21769935">
                <text:p>319151.217699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759">
                <text:p>2759</text:p>
              </table:table-cell>
              <table:table-cell office:value-type="float" office:value="319754.983880116">
                <text:p>319754.9838801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760">
                <text:p>2760</text:p>
              </table:table-cell>
              <table:table-cell office:value-type="float" office:value="320359.892258">
                <text:p>320359.8922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761">
                <text:p>2761</text:p>
              </table:table-cell>
              <table:table-cell office:value-type="float" office:value="320965.944993797">
                <text:p>320965.9449937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762">
                <text:p>2762</text:p>
              </table:table-cell>
              <table:table-cell office:value-type="float" office:value="321573.144252386">
                <text:p>321573.1442523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63">
                <text:p>2763</text:p>
              </table:table-cell>
              <table:table-cell office:value-type="float" office:value="322181.492202746">
                <text:p>322181.4922027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764">
                <text:p>2764</text:p>
              </table:table-cell>
              <table:table-cell office:value-type="float" office:value="322790.991017957">
                <text:p>322790.9910179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765">
                <text:p>2765</text:p>
              </table:table-cell>
              <table:table-cell office:value-type="float" office:value="323401.642875211">
                <text:p>323401.64287521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766">
                <text:p>2766</text:p>
              </table:table-cell>
              <table:table-cell office:value-type="float" office:value="324013.449955816">
                <text:p>324013.4499558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767">
                <text:p>2767</text:p>
              </table:table-cell>
              <table:table-cell office:value-type="float" office:value="324626.414445211">
                <text:p>324626.4144452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768">
                <text:p>2768</text:p>
              </table:table-cell>
              <table:table-cell office:value-type="float" office:value="325240.538532966">
                <text:p>325240.53853296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769">
                <text:p>2769</text:p>
              </table:table-cell>
              <table:table-cell office:value-type="float" office:value="325855.824412795">
                <text:p>325855.8244127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70">
                <text:p>2770</text:p>
              </table:table-cell>
              <table:table-cell office:value-type="float" office:value="326472.27428256">
                <text:p>326472.2742825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771">
                <text:p>2771</text:p>
              </table:table-cell>
              <table:table-cell office:value-type="float" office:value="327089.890344284">
                <text:p>327089.8903442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72">
                <text:p>2772</text:p>
              </table:table-cell>
              <table:table-cell office:value-type="float" office:value="327708.674804152">
                <text:p>327708.67480415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773">
                <text:p>2773</text:p>
              </table:table-cell>
              <table:table-cell office:value-type="float" office:value="328328.629872527">
                <text:p>328328.62987252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774">
                <text:p>2774</text:p>
              </table:table-cell>
              <table:table-cell office:value-type="float" office:value="328949.757763949">
                <text:p>328949.75776394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775">
                <text:p>2775</text:p>
              </table:table-cell>
              <table:table-cell office:value-type="float" office:value="329572.060697151">
                <text:p>329572.0606971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776">
                <text:p>2776</text:p>
              </table:table-cell>
              <table:table-cell office:value-type="float" office:value="330195.540895061">
                <text:p>330195.54089506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77">
                <text:p>2777</text:p>
              </table:table-cell>
              <table:table-cell office:value-type="float" office:value="330820.200584814">
                <text:p>330820.2005848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778">
                <text:p>2778</text:p>
              </table:table-cell>
              <table:table-cell office:value-type="float" office:value="331446.041997757">
                <text:p>331446.0419977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779">
                <text:p>2779</text:p>
              </table:table-cell>
              <table:table-cell office:value-type="float" office:value="332073.067369459">
                <text:p>332073.0673694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780">
                <text:p>2780</text:p>
              </table:table-cell>
              <table:table-cell office:value-type="float" office:value="332701.278939718">
                <text:p>332701.2789397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81">
                <text:p>2781</text:p>
              </table:table-cell>
              <table:table-cell office:value-type="float" office:value="333330.67895257">
                <text:p>333330.678952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782">
                <text:p>2782</text:p>
              </table:table-cell>
              <table:table-cell office:value-type="float" office:value="333961.269656294">
                <text:p>333961.2696562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783">
                <text:p>2783</text:p>
              </table:table-cell>
              <table:table-cell office:value-type="float" office:value="334593.053303425">
                <text:p>334593.0533034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784">
                <text:p>2784</text:p>
              </table:table-cell>
              <table:table-cell office:value-type="float" office:value="335226.032150757">
                <text:p>335226.0321507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785">
                <text:p>2785</text:p>
              </table:table-cell>
              <table:table-cell office:value-type="float" office:value="335860.208459355">
                <text:p>335860.2084593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786">
                <text:p>2786</text:p>
              </table:table-cell>
              <table:table-cell office:value-type="float" office:value="336495.584494561">
                <text:p>336495.5844945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787">
                <text:p>2787</text:p>
              </table:table-cell>
              <table:table-cell office:value-type="float" office:value="337132.162526002">
                <text:p>337132.1625260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788">
                <text:p>2788</text:p>
              </table:table-cell>
              <table:table-cell office:value-type="float" office:value="337769.9448276">
                <text:p>337769.94482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89">
                <text:p>2789</text:p>
              </table:table-cell>
              <table:table-cell office:value-type="float" office:value="338408.933677576">
                <text:p>338408.9336775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790">
                <text:p>2790</text:p>
              </table:table-cell>
              <table:table-cell office:value-type="float" office:value="339049.131358464">
                <text:p>339049.1313584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791">
                <text:p>2791</text:p>
              </table:table-cell>
              <table:table-cell office:value-type="float" office:value="339690.540157115">
                <text:p>339690.5401571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792">
                <text:p>2792</text:p>
              </table:table-cell>
              <table:table-cell office:value-type="float" office:value="340333.162364706">
                <text:p>340333.1623647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793">
                <text:p>2793</text:p>
              </table:table-cell>
              <table:table-cell office:value-type="float" office:value="340977.000276747">
                <text:p>340977.00027674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94">
                <text:p>2794</text:p>
              </table:table-cell>
              <table:table-cell office:value-type="float" office:value="341622.056193094">
                <text:p>341622.0561930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795">
                <text:p>2795</text:p>
              </table:table-cell>
              <table:table-cell office:value-type="float" office:value="342268.332417952">
                <text:p>342268.3324179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796">
                <text:p>2796</text:p>
              </table:table-cell>
              <table:table-cell office:value-type="float" office:value="342915.831259883">
                <text:p>342915.8312598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797">
                <text:p>2797</text:p>
              </table:table-cell>
              <table:table-cell office:value-type="float" office:value="343564.55503182">
                <text:p>343564.5550318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798">
                <text:p>2798</text:p>
              </table:table-cell>
              <table:table-cell office:value-type="float" office:value="344214.506051069">
                <text:p>344214.5060510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799">
                <text:p>2799</text:p>
              </table:table-cell>
              <table:table-cell office:value-type="float" office:value="344865.686639321">
                <text:p>344865.6866393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800">
                <text:p>2800</text:p>
              </table:table-cell>
              <table:table-cell office:value-type="float" office:value="345518.099122659">
                <text:p>345518.09912265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801">
                <text:p>2801</text:p>
              </table:table-cell>
              <table:table-cell office:value-type="float" office:value="346171.745831567">
                <text:p>346171.7458315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802">
                <text:p>2802</text:p>
              </table:table-cell>
              <table:table-cell office:value-type="float" office:value="346826.629100936">
                <text:p>346826.6291009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803">
                <text:p>2803</text:p>
              </table:table-cell>
              <table:table-cell office:value-type="float" office:value="347482.751270075">
                <text:p>347482.7512700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804">
                <text:p>2804</text:p>
              </table:table-cell>
              <table:table-cell office:value-type="float" office:value="348140.11468272">
                <text:p>348140.114682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805">
                <text:p>2805</text:p>
              </table:table-cell>
              <table:table-cell office:value-type="float" office:value="348798.721687039">
                <text:p>348798.72168703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806">
                <text:p>2806</text:p>
              </table:table-cell>
              <table:table-cell office:value-type="float" office:value="349458.574635642">
                <text:p>349458.5746356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807">
                <text:p>2807</text:p>
              </table:table-cell>
              <table:table-cell office:value-type="float" office:value="350119.675885591">
                <text:p>350119.6758855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08">
                <text:p>2808</text:p>
              </table:table-cell>
              <table:table-cell office:value-type="float" office:value="350782.027798407">
                <text:p>350782.02779840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809">
                <text:p>2809</text:p>
              </table:table-cell>
              <table:table-cell office:value-type="float" office:value="351445.632740077">
                <text:p>351445.6327400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810">
                <text:p>2810</text:p>
              </table:table-cell>
              <table:table-cell office:value-type="float" office:value="352110.493081066">
                <text:p>352110.4930810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811">
                <text:p>2811</text:p>
              </table:table-cell>
              <table:table-cell office:value-type="float" office:value="352776.611196321">
                <text:p>352776.6111963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812">
                <text:p>2812</text:p>
              </table:table-cell>
              <table:table-cell office:value-type="float" office:value="353443.989465285">
                <text:p>353443.98946528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813">
                <text:p>2813</text:p>
              </table:table-cell>
              <table:table-cell office:value-type="float" office:value="354112.630271899">
                <text:p>354112.63027189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814">
                <text:p>2814</text:p>
              </table:table-cell>
              <table:table-cell office:value-type="float" office:value="354782.536004616">
                <text:p>354782.5360046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815">
                <text:p>2815</text:p>
              </table:table-cell>
              <table:table-cell office:value-type="float" office:value="355453.709056407">
                <text:p>355453.7090564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816">
                <text:p>2816</text:p>
              </table:table-cell>
              <table:table-cell office:value-type="float" office:value="356126.15182477">
                <text:p>356126.1518247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17">
                <text:p>2817</text:p>
              </table:table-cell>
              <table:table-cell office:value-type="float" office:value="356799.866711739">
                <text:p>356799.86671173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818">
                <text:p>2818</text:p>
              </table:table-cell>
              <table:table-cell office:value-type="float" office:value="357474.856123891">
                <text:p>357474.85612389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819">
                <text:p>2819</text:p>
              </table:table-cell>
              <table:table-cell office:value-type="float" office:value="358151.122472357">
                <text:p>358151.12247235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820">
                <text:p>2820</text:p>
              </table:table-cell>
              <table:table-cell office:value-type="float" office:value="358828.668172829">
                <text:p>358828.6681728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821">
                <text:p>2821</text:p>
              </table:table-cell>
              <table:table-cell office:value-type="float" office:value="359507.495645567">
                <text:p>359507.4956455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822">
                <text:p>2822</text:p>
              </table:table-cell>
              <table:table-cell office:value-type="float" office:value="360187.607315413">
                <text:p>360187.60731541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823">
                <text:p>2823</text:p>
              </table:table-cell>
              <table:table-cell office:value-type="float" office:value="360869.005611794">
                <text:p>360869.0056117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24">
                <text:p>2824</text:p>
              </table:table-cell>
              <table:table-cell office:value-type="float" office:value="361551.692968734">
                <text:p>361551.6929687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825">
                <text:p>2825</text:p>
              </table:table-cell>
              <table:table-cell office:value-type="float" office:value="362235.67182486">
                <text:p>362235.6718248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26">
                <text:p>2826</text:p>
              </table:table-cell>
              <table:table-cell office:value-type="float" office:value="362920.944623415">
                <text:p>362920.9446234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827">
                <text:p>2827</text:p>
              </table:table-cell>
              <table:table-cell office:value-type="float" office:value="363607.513812262">
                <text:p>363607.5138122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828">
                <text:p>2828</text:p>
              </table:table-cell>
              <table:table-cell office:value-type="float" office:value="364295.381843896">
                <text:p>364295.3818438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829">
                <text:p>2829</text:p>
              </table:table-cell>
              <table:table-cell office:value-type="float" office:value="364984.551175451">
                <text:p>364984.5511754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30">
                <text:p>2830</text:p>
              </table:table-cell>
              <table:table-cell office:value-type="float" office:value="365675.024268709">
                <text:p>365675.0242687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831">
                <text:p>2831</text:p>
              </table:table-cell>
              <table:table-cell office:value-type="float" office:value="366366.80359011">
                <text:p>366366.803590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832">
                <text:p>2832</text:p>
              </table:table-cell>
              <table:table-cell office:value-type="float" office:value="367059.89161076">
                <text:p>367059.891610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33">
                <text:p>2833</text:p>
              </table:table-cell>
              <table:table-cell office:value-type="float" office:value="367754.290806439">
                <text:p>367754.2908064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34">
                <text:p>2834</text:p>
              </table:table-cell>
              <table:table-cell office:value-type="float" office:value="368450.003657612">
                <text:p>368450.0036576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835">
                <text:p>2835</text:p>
              </table:table-cell>
              <table:table-cell office:value-type="float" office:value="369147.032649434">
                <text:p>369147.03264943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836">
                <text:p>2836</text:p>
              </table:table-cell>
              <table:table-cell office:value-type="float" office:value="369845.380271764">
                <text:p>369845.3802717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837">
                <text:p>2837</text:p>
              </table:table-cell>
              <table:table-cell office:value-type="float" office:value="370545.04901917">
                <text:p>370545.049019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38">
                <text:p>2838</text:p>
              </table:table-cell>
              <table:table-cell office:value-type="float" office:value="371246.041390939">
                <text:p>371246.0413909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39">
                <text:p>2839</text:p>
              </table:table-cell>
              <table:table-cell office:value-type="float" office:value="371948.359891088">
                <text:p>371948.3598910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40">
                <text:p>2840</text:p>
              </table:table-cell>
              <table:table-cell office:value-type="float" office:value="372652.007028369">
                <text:p>372652.0070283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41">
                <text:p>2841</text:p>
              </table:table-cell>
              <table:table-cell office:value-type="float" office:value="373356.98531628">
                <text:p>373356.985316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42">
                <text:p>2842</text:p>
              </table:table-cell>
              <table:table-cell office:value-type="float" office:value="374063.297273076">
                <text:p>374063.29727307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43">
                <text:p>2843</text:p>
              </table:table-cell>
              <table:table-cell office:value-type="float" office:value="374770.945421773">
                <text:p>374770.9454217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44">
                <text:p>2844</text:p>
              </table:table-cell>
              <table:table-cell office:value-type="float" office:value="375479.932290163">
                <text:p>375479.9322901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45">
                <text:p>2845</text:p>
              </table:table-cell>
              <table:table-cell office:value-type="float" office:value="376190.260410819">
                <text:p>376190.26041081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46">
                <text:p>2846</text:p>
              </table:table-cell>
              <table:table-cell office:value-type="float" office:value="376901.932321104">
                <text:p>376901.9323211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47">
                <text:p>2847</text:p>
              </table:table-cell>
              <table:table-cell office:value-type="float" office:value="377614.950563182">
                <text:p>377614.9505631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48">
                <text:p>2848</text:p>
              </table:table-cell>
              <table:table-cell office:value-type="float" office:value="378329.317684026">
                <text:p>378329.3176840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49">
                <text:p>2849</text:p>
              </table:table-cell>
              <table:table-cell office:value-type="float" office:value="379045.036235428">
                <text:p>379045.0362354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50">
                <text:p>2850</text:p>
              </table:table-cell>
              <table:table-cell office:value-type="float" office:value="379762.108774008">
                <text:p>379762.1087740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51">
                <text:p>2851</text:p>
              </table:table-cell>
              <table:table-cell office:value-type="float" office:value="380480.53786122">
                <text:p>380480.537861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52">
                <text:p>2852</text:p>
              </table:table-cell>
              <table:table-cell office:value-type="float" office:value="381200.326063365">
                <text:p>381200.32606336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53">
                <text:p>2853</text:p>
              </table:table-cell>
              <table:table-cell office:value-type="float" office:value="381921.475951601">
                <text:p>381921.4759516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54">
                <text:p>2854</text:p>
              </table:table-cell>
              <table:table-cell office:value-type="float" office:value="382643.990101947">
                <text:p>382643.9901019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55">
                <text:p>2855</text:p>
              </table:table-cell>
              <table:table-cell office:value-type="float" office:value="383367.871095298">
                <text:p>383367.8710952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56">
                <text:p>2856</text:p>
              </table:table-cell>
              <table:table-cell office:value-type="float" office:value="384093.121517428">
                <text:p>384093.1215174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57">
                <text:p>2857</text:p>
              </table:table-cell>
              <table:table-cell office:value-type="float" office:value="384819.743959006">
                <text:p>384819.74395900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58">
                <text:p>2858</text:p>
              </table:table-cell>
              <table:table-cell office:value-type="float" office:value="385547.7410156">
                <text:p>385547.74101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59">
                <text:p>2859</text:p>
              </table:table-cell>
              <table:table-cell office:value-type="float" office:value="386277.11528769">
                <text:p>386277.115287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60">
                <text:p>2860</text:p>
              </table:table-cell>
              <table:table-cell office:value-type="float" office:value="387007.869380675">
                <text:p>387007.8693806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61">
                <text:p>2861</text:p>
              </table:table-cell>
              <table:table-cell office:value-type="float" office:value="387740.005904881">
                <text:p>387740.00590488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62">
                <text:p>2862</text:p>
              </table:table-cell>
              <table:table-cell office:value-type="float" office:value="388473.527475574">
                <text:p>388473.5274755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63">
                <text:p>2863</text:p>
              </table:table-cell>
              <table:table-cell office:value-type="float" office:value="389208.436712968">
                <text:p>389208.4367129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64">
                <text:p>2864</text:p>
              </table:table-cell>
              <table:table-cell office:value-type="float" office:value="389944.736242233">
                <text:p>389944.7362422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65">
                <text:p>2865</text:p>
              </table:table-cell>
              <table:table-cell office:value-type="float" office:value="390682.428693505">
                <text:p>390682.4286935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66">
                <text:p>2866</text:p>
              </table:table-cell>
              <table:table-cell office:value-type="float" office:value="391421.516701895">
                <text:p>391421.5167018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67">
                <text:p>2867</text:p>
              </table:table-cell>
              <table:table-cell office:value-type="float" office:value="392162.002907502">
                <text:p>392162.0029075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68">
                <text:p>2868</text:p>
              </table:table-cell>
              <table:table-cell office:value-type="float" office:value="392903.889955416">
                <text:p>392903.8899554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69">
                <text:p>2869</text:p>
              </table:table-cell>
              <table:table-cell office:value-type="float" office:value="393647.180495734">
                <text:p>393647.1804957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870">
                <text:p>2870</text:p>
              </table:table-cell>
              <table:table-cell office:value-type="float" office:value="394391.877183563">
                <text:p>394391.87718356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871">
                <text:p>2871</text:p>
              </table:table-cell>
              <table:table-cell office:value-type="float" office:value="395137.982679036">
                <text:p>395137.9826790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872">
                <text:p>2872</text:p>
              </table:table-cell>
              <table:table-cell office:value-type="float" office:value="395885.499647318">
                <text:p>395885.4996473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873">
                <text:p>2873</text:p>
              </table:table-cell>
              <table:table-cell office:value-type="float" office:value="396634.430758613">
                <text:p>396634.4307586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874">
                <text:p>2874</text:p>
              </table:table-cell>
              <table:table-cell office:value-type="float" office:value="397384.77868818">
                <text:p>397384.778688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875">
                <text:p>2875</text:p>
              </table:table-cell>
              <table:table-cell office:value-type="float" office:value="398136.546116338">
                <text:p>398136.54611633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76">
                <text:p>2876</text:p>
              </table:table-cell>
              <table:table-cell office:value-type="float" office:value="398889.735728476">
                <text:p>398889.7357284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77">
                <text:p>2877</text:p>
              </table:table-cell>
              <table:table-cell office:value-type="float" office:value="399644.350215063">
                <text:p>399644.3502150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78">
                <text:p>2878</text:p>
              </table:table-cell>
              <table:table-cell office:value-type="float" office:value="400400.392271658">
                <text:p>400400.3922716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879">
                <text:p>2879</text:p>
              </table:table-cell>
              <table:table-cell office:value-type="float" office:value="401157.86459892">
                <text:p>401157.864598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880">
                <text:p>2880</text:p>
              </table:table-cell>
              <table:table-cell office:value-type="float" office:value="401916.769902617">
                <text:p>401916.7699026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881">
                <text:p>2881</text:p>
              </table:table-cell>
              <table:table-cell office:value-type="float" office:value="402677.110893635">
                <text:p>402677.1108936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882">
                <text:p>2882</text:p>
              </table:table-cell>
              <table:table-cell office:value-type="float" office:value="403438.890287989">
                <text:p>403438.89028798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883">
                <text:p>2883</text:p>
              </table:table-cell>
              <table:table-cell office:value-type="float" office:value="404202.110806832">
                <text:p>404202.1108068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84">
                <text:p>2884</text:p>
              </table:table-cell>
              <table:table-cell office:value-type="float" office:value="404966.775176465">
                <text:p>404966.77517646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885">
                <text:p>2885</text:p>
              </table:table-cell>
              <table:table-cell office:value-type="float" office:value="405732.886128346">
                <text:p>405732.8861283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886">
                <text:p>2886</text:p>
              </table:table-cell>
              <table:table-cell office:value-type="float" office:value="406500.446399101">
                <text:p>406500.4463991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887">
                <text:p>2887</text:p>
              </table:table-cell>
              <table:table-cell office:value-type="float" office:value="407269.458730532">
                <text:p>407269.4587305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88">
                <text:p>2888</text:p>
              </table:table-cell>
              <table:table-cell office:value-type="float" office:value="408039.925869631">
                <text:p>408039.9258696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889">
                <text:p>2889</text:p>
              </table:table-cell>
              <table:table-cell office:value-type="float" office:value="408811.850568582">
                <text:p>408811.85056858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90">
                <text:p>2890</text:p>
              </table:table-cell>
              <table:table-cell office:value-type="float" office:value="409585.23558478">
                <text:p>409585.235584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91">
                <text:p>2891</text:p>
              </table:table-cell>
              <table:table-cell office:value-type="float" office:value="410360.083680833">
                <text:p>410360.0836808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92">
                <text:p>2892</text:p>
              </table:table-cell>
              <table:table-cell office:value-type="float" office:value="411136.397624577">
                <text:p>411136.3976245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893">
                <text:p>2893</text:p>
              </table:table-cell>
              <table:table-cell office:value-type="float" office:value="411914.180189085">
                <text:p>411914.1801890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94">
                <text:p>2894</text:p>
              </table:table-cell>
              <table:table-cell office:value-type="float" office:value="412693.434152673">
                <text:p>412693.4341526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895">
                <text:p>2895</text:p>
              </table:table-cell>
              <table:table-cell office:value-type="float" office:value="413474.162298917">
                <text:p>413474.1622989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96">
                <text:p>2896</text:p>
              </table:table-cell>
              <table:table-cell office:value-type="float" office:value="414256.367416655">
                <text:p>414256.3674166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97">
                <text:p>2897</text:p>
              </table:table-cell>
              <table:table-cell office:value-type="float" office:value="415040.052300004">
                <text:p>415040.05230000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98">
                <text:p>2898</text:p>
              </table:table-cell>
              <table:table-cell office:value-type="float" office:value="415825.219748365">
                <text:p>415825.2197483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99">
                <text:p>2899</text:p>
              </table:table-cell>
              <table:table-cell office:value-type="float" office:value="416611.872566436">
                <text:p>416611.8725664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900">
                <text:p>2900</text:p>
              </table:table-cell>
              <table:table-cell office:value-type="float" office:value="417400.013564219">
                <text:p>417400.0135642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901">
                <text:p>2901</text:p>
              </table:table-cell>
              <table:table-cell office:value-type="float" office:value="418189.645557035">
                <text:p>418189.6455570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902">
                <text:p>2902</text:p>
              </table:table-cell>
              <table:table-cell office:value-type="float" office:value="418980.771365528">
                <text:p>418980.7713655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03">
                <text:p>2903</text:p>
              </table:table-cell>
              <table:table-cell office:value-type="float" office:value="419773.393815681">
                <text:p>419773.3938156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904">
                <text:p>2904</text:p>
              </table:table-cell>
              <table:table-cell office:value-type="float" office:value="420567.51573882">
                <text:p>420567.5157388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905">
                <text:p>2905</text:p>
              </table:table-cell>
              <table:table-cell office:value-type="float" office:value="421363.139971629">
                <text:p>421363.13997162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06">
                <text:p>2906</text:p>
              </table:table-cell>
              <table:table-cell office:value-type="float" office:value="422160.269356158">
                <text:p>422160.26935615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07">
                <text:p>2907</text:p>
              </table:table-cell>
              <table:table-cell office:value-type="float" office:value="422958.906739834">
                <text:p>422958.9067398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08">
                <text:p>2908</text:p>
              </table:table-cell>
              <table:table-cell office:value-type="float" office:value="423759.054975471">
                <text:p>423759.0549754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09">
                <text:p>2909</text:p>
              </table:table-cell>
              <table:table-cell office:value-type="float" office:value="424560.716921279">
                <text:p>424560.71692127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10">
                <text:p>2910</text:p>
              </table:table-cell>
              <table:table-cell office:value-type="float" office:value="425363.895440875">
                <text:p>425363.8954408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11">
                <text:p>2911</text:p>
              </table:table-cell>
              <table:table-cell office:value-type="float" office:value="426168.593403294">
                <text:p>426168.59340329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12">
                <text:p>2912</text:p>
              </table:table-cell>
              <table:table-cell office:value-type="float" office:value="426974.813682999">
                <text:p>426974.8136829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13">
                <text:p>2913</text:p>
              </table:table-cell>
              <table:table-cell office:value-type="float" office:value="427782.55915989">
                <text:p>427782.559159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14">
                <text:p>2914</text:p>
              </table:table-cell>
              <table:table-cell office:value-type="float" office:value="428591.832719315">
                <text:p>428591.8327193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15">
                <text:p>2915</text:p>
              </table:table-cell>
              <table:table-cell office:value-type="float" office:value="429402.637252082">
                <text:p>429402.6372520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16">
                <text:p>2916</text:p>
              </table:table-cell>
              <table:table-cell office:value-type="float" office:value="430214.975654466">
                <text:p>430214.9756544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17">
                <text:p>2917</text:p>
              </table:table-cell>
              <table:table-cell office:value-type="float" office:value="431028.850828222">
                <text:p>431028.8508282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18">
                <text:p>2918</text:p>
              </table:table-cell>
              <table:table-cell office:value-type="float" office:value="431844.265680594">
                <text:p>431844.26568059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19">
                <text:p>2919</text:p>
              </table:table-cell>
              <table:table-cell office:value-type="float" office:value="432661.223124327">
                <text:p>432661.2231243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20">
                <text:p>2920</text:p>
              </table:table-cell>
              <table:table-cell office:value-type="float" office:value="433479.726077675">
                <text:p>433479.7260776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21">
                <text:p>2921</text:p>
              </table:table-cell>
              <table:table-cell office:value-type="float" office:value="434299.777464413">
                <text:p>434299.7774644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22">
                <text:p>2922</text:p>
              </table:table-cell>
              <table:table-cell office:value-type="float" office:value="435121.380213849">
                <text:p>435121.38021384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23">
                <text:p>2923</text:p>
              </table:table-cell>
              <table:table-cell office:value-type="float" office:value="435944.537260829">
                <text:p>435944.5372608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24">
                <text:p>2924</text:p>
              </table:table-cell>
              <table:table-cell office:value-type="float" office:value="436769.251545755">
                <text:p>436769.2515457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25">
                <text:p>2925</text:p>
              </table:table-cell>
              <table:table-cell office:value-type="float" office:value="437595.526014588">
                <text:p>437595.5260145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26">
                <text:p>2926</text:p>
              </table:table-cell>
              <table:table-cell office:value-type="float" office:value="438423.363618865">
                <text:p>438423.36361886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27">
                <text:p>2927</text:p>
              </table:table-cell>
              <table:table-cell office:value-type="float" office:value="439252.767315705">
                <text:p>439252.7673157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28">
                <text:p>2928</text:p>
              </table:table-cell>
              <table:table-cell office:value-type="float" office:value="440083.740067823">
                <text:p>440083.7400678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29">
                <text:p>2929</text:p>
              </table:table-cell>
              <table:table-cell office:value-type="float" office:value="440916.284843536">
                <text:p>440916.2848435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30">
                <text:p>2930</text:p>
              </table:table-cell>
              <table:table-cell office:value-type="float" office:value="441750.40461678">
                <text:p>441750.4046167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31">
                <text:p>2931</text:p>
              </table:table-cell>
              <table:table-cell office:value-type="float" office:value="442586.102367113">
                <text:p>442586.1023671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32">
                <text:p>2932</text:p>
              </table:table-cell>
              <table:table-cell office:value-type="float" office:value="443423.381079734">
                <text:p>443423.3810797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33">
                <text:p>2933</text:p>
              </table:table-cell>
              <table:table-cell office:value-type="float" office:value="444262.243745485">
                <text:p>444262.2437454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34">
                <text:p>2934</text:p>
              </table:table-cell>
              <table:table-cell office:value-type="float" office:value="445102.69336087">
                <text:p>445102.6933608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35">
                <text:p>2935</text:p>
              </table:table-cell>
              <table:table-cell office:value-type="float" office:value="445944.732928059">
                <text:p>445944.73292805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36">
                <text:p>2936</text:p>
              </table:table-cell>
              <table:table-cell office:value-type="float" office:value="446788.365454902">
                <text:p>446788.36545490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37">
                <text:p>2937</text:p>
              </table:table-cell>
              <table:table-cell office:value-type="float" office:value="447633.593954941">
                <text:p>447633.59395494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38">
                <text:p>2938</text:p>
              </table:table-cell>
              <table:table-cell office:value-type="float" office:value="448480.421447417">
                <text:p>448480.4214474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939">
                <text:p>2939</text:p>
              </table:table-cell>
              <table:table-cell office:value-type="float" office:value="449328.850957283">
                <text:p>449328.8509572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940">
                <text:p>2940</text:p>
              </table:table-cell>
              <table:table-cell office:value-type="float" office:value="450178.885515216">
                <text:p>450178.8855152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941">
                <text:p>2941</text:p>
              </table:table-cell>
              <table:table-cell office:value-type="float" office:value="451030.528157624">
                <text:p>451030.5281576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942">
                <text:p>2942</text:p>
              </table:table-cell>
              <table:table-cell office:value-type="float" office:value="451883.781926661">
                <text:p>451883.7819266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43">
                <text:p>2943</text:p>
              </table:table-cell>
              <table:table-cell office:value-type="float" office:value="452738.649870237">
                <text:p>452738.6498702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44">
                <text:p>2944</text:p>
              </table:table-cell>
              <table:table-cell office:value-type="float" office:value="453595.135042024">
                <text:p>453595.1350420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45">
                <text:p>2945</text:p>
              </table:table-cell>
              <table:table-cell office:value-type="float" office:value="454453.240501476">
                <text:p>454453.24050147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46">
                <text:p>2946</text:p>
              </table:table-cell>
              <table:table-cell office:value-type="float" office:value="455312.969313832">
                <text:p>455312.9693138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47">
                <text:p>2947</text:p>
              </table:table-cell>
              <table:table-cell office:value-type="float" office:value="456174.32455013">
                <text:p>456174.324550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48">
                <text:p>2948</text:p>
              </table:table-cell>
              <table:table-cell office:value-type="float" office:value="457037.309287217">
                <text:p>457037.3092872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949">
                <text:p>2949</text:p>
              </table:table-cell>
              <table:table-cell office:value-type="float" office:value="457901.926607763">
                <text:p>457901.92660776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950">
                <text:p>2950</text:p>
              </table:table-cell>
              <table:table-cell office:value-type="float" office:value="458768.179600268">
                <text:p>458768.17960026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951">
                <text:p>2951</text:p>
              </table:table-cell>
              <table:table-cell office:value-type="float" office:value="459636.071359074">
                <text:p>459636.07135907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952">
                <text:p>2952</text:p>
              </table:table-cell>
              <table:table-cell office:value-type="float" office:value="460505.604984381">
                <text:p>460505.60498438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953">
                <text:p>2953</text:p>
              </table:table-cell>
              <table:table-cell office:value-type="float" office:value="461376.783582248">
                <text:p>461376.78358224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954">
                <text:p>2954</text:p>
              </table:table-cell>
              <table:table-cell office:value-type="float" office:value="462249.610264615">
                <text:p>462249.6102646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955">
                <text:p>2955</text:p>
              </table:table-cell>
              <table:table-cell office:value-type="float" office:value="463124.088149306">
                <text:p>463124.0881493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956">
                <text:p>2956</text:p>
              </table:table-cell>
              <table:table-cell office:value-type="float" office:value="464000.220360044">
                <text:p>464000.2203600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957">
                <text:p>2957</text:p>
              </table:table-cell>
              <table:table-cell office:value-type="float" office:value="464878.010026464">
                <text:p>464878.0100264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958">
                <text:p>2958</text:p>
              </table:table-cell>
              <table:table-cell office:value-type="float" office:value="465757.460284117">
                <text:p>465757.4602841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959">
                <text:p>2959</text:p>
              </table:table-cell>
              <table:table-cell office:value-type="float" office:value="466638.574274489">
                <text:p>466638.57427448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60">
                <text:p>2960</text:p>
              </table:table-cell>
              <table:table-cell office:value-type="float" office:value="467521.355145009">
                <text:p>467521.3551450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961">
                <text:p>2961</text:p>
              </table:table-cell>
              <table:table-cell office:value-type="float" office:value="468405.806049058">
                <text:p>468405.8060490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962">
                <text:p>2962</text:p>
              </table:table-cell>
              <table:table-cell office:value-type="float" office:value="469291.930145985">
                <text:p>469291.9301459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963">
                <text:p>2963</text:p>
              </table:table-cell>
              <table:table-cell office:value-type="float" office:value="470179.730601115">
                <text:p>470179.7306011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964">
                <text:p>2964</text:p>
              </table:table-cell>
              <table:table-cell office:value-type="float" office:value="471069.210585761">
                <text:p>471069.2105857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65">
                <text:p>2965</text:p>
              </table:table-cell>
              <table:table-cell office:value-type="float" office:value="471960.373277235">
                <text:p>471960.3732772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66">
                <text:p>2966</text:p>
              </table:table-cell>
              <table:table-cell office:value-type="float" office:value="472853.22185886">
                <text:p>472853.2218588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67">
                <text:p>2967</text:p>
              </table:table-cell>
              <table:table-cell office:value-type="float" office:value="473747.759519981">
                <text:p>473747.75951998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68">
                <text:p>2968</text:p>
              </table:table-cell>
              <table:table-cell office:value-type="float" office:value="474643.989455978">
                <text:p>474643.9894559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69">
                <text:p>2969</text:p>
              </table:table-cell>
              <table:table-cell office:value-type="float" office:value="475541.914868275">
                <text:p>475541.9148682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70">
                <text:p>2970</text:p>
              </table:table-cell>
              <table:table-cell office:value-type="float" office:value="476441.538964351">
                <text:p>476441.53896435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71">
                <text:p>2971</text:p>
              </table:table-cell>
              <table:table-cell office:value-type="float" office:value="477342.864957755">
                <text:p>477342.8649577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72">
                <text:p>2972</text:p>
              </table:table-cell>
              <table:table-cell office:value-type="float" office:value="478245.896068115">
                <text:p>478245.8960681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73">
                <text:p>2973</text:p>
              </table:table-cell>
              <table:table-cell office:value-type="float" office:value="479150.635521149">
                <text:p>479150.6355211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74">
                <text:p>2974</text:p>
              </table:table-cell>
              <table:table-cell office:value-type="float" office:value="480057.086548677">
                <text:p>480057.08654867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75">
                <text:p>2975</text:p>
              </table:table-cell>
              <table:table-cell office:value-type="float" office:value="480965.252388634">
                <text:p>480965.2523886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76">
                <text:p>2976</text:p>
              </table:table-cell>
              <table:table-cell office:value-type="float" office:value="481875.136285081">
                <text:p>481875.1362850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77">
                <text:p>2977</text:p>
              </table:table-cell>
              <table:table-cell office:value-type="float" office:value="482786.741488215">
                <text:p>482786.7414882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78">
                <text:p>2978</text:p>
              </table:table-cell>
              <table:table-cell office:value-type="float" office:value="483700.071254381">
                <text:p>483700.0712543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79">
                <text:p>2979</text:p>
              </table:table-cell>
              <table:table-cell office:value-type="float" office:value="484615.128846086">
                <text:p>484615.1288460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80">
                <text:p>2980</text:p>
              </table:table-cell>
              <table:table-cell office:value-type="float" office:value="485531.917532009">
                <text:p>485531.9175320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81">
                <text:p>2981</text:p>
              </table:table-cell>
              <table:table-cell office:value-type="float" office:value="486450.44058701">
                <text:p>486450.4405870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82">
                <text:p>2982</text:p>
              </table:table-cell>
              <table:table-cell office:value-type="float" office:value="487370.701292147">
                <text:p>487370.7012921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83">
                <text:p>2983</text:p>
              </table:table-cell>
              <table:table-cell office:value-type="float" office:value="488292.702934685">
                <text:p>488292.70293468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84">
                <text:p>2984</text:p>
              </table:table-cell>
              <table:table-cell office:value-type="float" office:value="489216.448808105">
                <text:p>489216.44880810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85">
                <text:p>2985</text:p>
              </table:table-cell>
              <table:table-cell office:value-type="float" office:value="490141.942212123">
                <text:p>490141.9422121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86">
                <text:p>2986</text:p>
              </table:table-cell>
              <table:table-cell office:value-type="float" office:value="491069.186452694">
                <text:p>491069.18645269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87">
                <text:p>2987</text:p>
              </table:table-cell>
              <table:table-cell office:value-type="float" office:value="491998.184842028">
                <text:p>491998.18484202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88">
                <text:p>2988</text:p>
              </table:table-cell>
              <table:table-cell office:value-type="float" office:value="492928.940698601">
                <text:p>492928.94069860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89">
                <text:p>2989</text:p>
              </table:table-cell>
              <table:table-cell office:value-type="float" office:value="493861.457347168">
                <text:p>493861.4573471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90">
                <text:p>2990</text:p>
              </table:table-cell>
              <table:table-cell office:value-type="float" office:value="494795.738118771">
                <text:p>494795.7381187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91">
                <text:p>2991</text:p>
              </table:table-cell>
              <table:table-cell office:value-type="float" office:value="495731.786350757">
                <text:p>495731.78635075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92">
                <text:p>2992</text:p>
              </table:table-cell>
              <table:table-cell office:value-type="float" office:value="496669.605386783">
                <text:p>496669.60538678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93">
                <text:p>2993</text:p>
              </table:table-cell>
              <table:table-cell office:value-type="float" office:value="497609.198576835">
                <text:p>497609.1985768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94">
                <text:p>2994</text:p>
              </table:table-cell>
              <table:table-cell office:value-type="float" office:value="498550.569277235">
                <text:p>498550.5692772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95">
                <text:p>2995</text:p>
              </table:table-cell>
              <table:table-cell office:value-type="float" office:value="499493.720850653">
                <text:p>499493.7208506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96">
                <text:p>2996</text:p>
              </table:table-cell>
              <table:table-cell office:value-type="float" office:value="500438.656666123">
                <text:p>500438.6566661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97">
                <text:p>2997</text:p>
              </table:table-cell>
              <table:table-cell office:value-type="float" office:value="501385.38009905">
                <text:p>501385.380099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98">
                <text:p>2998</text:p>
              </table:table-cell>
              <table:table-cell office:value-type="float" office:value="502333.894531227">
                <text:p>502333.89453122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99">
                <text:p>2999</text:p>
              </table:table-cell>
              <table:table-cell office:value-type="float" office:value="503284.203350842">
                <text:p>503284.20335084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000">
                <text:p>3000</text:p>
              </table:table-cell>
              <table:table-cell office:value-type="float" office:value="504236.309952495">
                <text:p>504236.309952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24cm" svg:height="10.532cm" xlink:href=".." xlink:type="simple" chart:class="chart:scatter" chart:style-name="ch1">
        <chart:title svg:x="7.929cm" svg:y="0.346cm" chart:style-name="ch2">
          <text:p>PU (181-500)</text:p>
        </chart:title>
        <chart:legend chart:legend-position="end" svg:x="13.767cm" svg:y="4.718cm" style:legend-expansion="high" chart:style-name="ch3"/>
        <chart:plot-area chart:style-name="ch4" table:cell-range-address="pu_ptu.E7:pu_ptu.F326" svg:x="0.374cm" svg:y="1.335cm" svg:width="13.019cm" svg:height="8.987cm">
          <chart:coordinate-region svg:x="1.2cm" svg:y="1.534cm" svg:width="11.904cm" svg:height="8.1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u_ptu.F7:pu_ptu.F326" chart:class="chart:scatter">
            <chart:domain table:cell-range-address="pu_ptu.E7:pu_ptu.E326"/>
            <chart:regression-curve chart:style-name="ch9">
              <chart:equation chart:display-equation="true" chart:display-r-square="true"/>
            </chart:regression-curve>
            <chart:data-point chart:repeated="3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">
                <text:p>181</text:p>
                <draw:g>
                  <svg:desc>pu_ptu.E7:pu_ptu.E326</svg:desc>
                </draw:g>
              </table:table-cell>
              <table:table-cell office:value-type="float" office:value="182">
                <text:p>182</text:p>
                <draw:g>
                  <svg:desc>pu_ptu.F7:pu_ptu.F3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">
                <text:p>182</text:p>
              </table:table-cell>
              <table:table-cell office:value-type="float" office:value="182.86107052784">
                <text:p>182.86107052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183.726214915317">
                <text:p>183.726214915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">
                <text:p>184</text:p>
              </table:table-cell>
              <table:table-cell office:value-type="float" office:value="184.5954524365">
                <text:p>184.5954524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">
                <text:p>185</text:p>
              </table:table-cell>
              <table:table-cell office:value-type="float" office:value="185.468802456645">
                <text:p>185.468802456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">
                <text:p>186</text:p>
              </table:table-cell>
              <table:table-cell office:value-type="float" office:value="186.346284432629">
                <text:p>186.346284432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7">
                <text:p>187</text:p>
              </table:table-cell>
              <table:table-cell office:value-type="float" office:value="187.227917913385">
                <text:p>187.227917913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8">
                <text:p>188</text:p>
              </table:table-cell>
              <table:table-cell office:value-type="float" office:value="188.11372254033">
                <text:p>188.11372254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9">
                <text:p>189</text:p>
              </table:table-cell>
              <table:table-cell office:value-type="float" office:value="189.003718047813">
                <text:p>189.003718047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189.897924263544">
                <text:p>189.897924263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">
                <text:p>191</text:p>
              </table:table-cell>
              <table:table-cell office:value-type="float" office:value="190.796361109046">
                <text:p>190.796361109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2">
                <text:p>192</text:p>
              </table:table-cell>
              <table:table-cell office:value-type="float" office:value="191.699048600091">
                <text:p>191.699048600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">
                <text:p>193</text:p>
              </table:table-cell>
              <table:table-cell office:value-type="float" office:value="192.606006847149">
                <text:p>192.606006847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">
                <text:p>194</text:p>
              </table:table-cell>
              <table:table-cell office:value-type="float" office:value="193.517256055836">
                <text:p>193.517256055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">
                <text:p>195</text:p>
              </table:table-cell>
              <table:table-cell office:value-type="float" office:value="194.432816527365">
                <text:p>194.432816527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  <table:table-cell office:value-type="float" office:value="195.352708658995">
                <text:p>195.352708658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">
                <text:p>197</text:p>
              </table:table-cell>
              <table:table-cell office:value-type="float" office:value="196.276952944489">
                <text:p>196.276952944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197.20556997457">
                <text:p>197.20556997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198.138580437378">
                <text:p>198.138580437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99.076005118931">
                <text:p>199.0760051189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">
                <text:p>201</text:p>
              </table:table-cell>
              <table:table-cell office:value-type="float" office:value="200.017864903591">
                <text:p>200.0178649035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">
                <text:p>202</text:p>
              </table:table-cell>
              <table:table-cell office:value-type="float" office:value="200.964180774525">
                <text:p>200.964180774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">
                <text:p>203</text:p>
              </table:table-cell>
              <table:table-cell office:value-type="float" office:value="201.914973814176">
                <text:p>201.914973814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">
                <text:p>204</text:p>
              </table:table-cell>
              <table:table-cell office:value-type="float" office:value="202.870265204731">
                <text:p>202.8702652047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">
                <text:p>205</text:p>
              </table:table-cell>
              <table:table-cell office:value-type="float" office:value="203.830076228593">
                <text:p>203.8300762285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">
                <text:p>206</text:p>
              </table:table-cell>
              <table:table-cell office:value-type="float" office:value="204.794428268856">
                <text:p>204.794428268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7">
                <text:p>207</text:p>
              </table:table-cell>
              <table:table-cell office:value-type="float" office:value="205.76334280978">
                <text:p>205.76334280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">
                <text:p>208</text:p>
              </table:table-cell>
              <table:table-cell office:value-type="float" office:value="206.736841437271">
                <text:p>206.736841437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9">
                <text:p>209</text:p>
              </table:table-cell>
              <table:table-cell office:value-type="float" office:value="207.714945839362">
                <text:p>207.7149458393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08.697677806692">
                <text:p>208.697677806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">
                <text:p>211</text:p>
              </table:table-cell>
              <table:table-cell office:value-type="float" office:value="209.685059233">
                <text:p>209.685059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">
                <text:p>212</text:p>
              </table:table-cell>
              <table:table-cell office:value-type="float" office:value="210.677112115604">
                <text:p>210.677112115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">
                <text:p>213</text:p>
              </table:table-cell>
              <table:table-cell office:value-type="float" office:value="211.673858555897">
                <text:p>211.673858555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4">
                <text:p>214</text:p>
              </table:table-cell>
              <table:table-cell office:value-type="float" office:value="212.675320759835">
                <text:p>212.675320759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5">
                <text:p>215</text:p>
              </table:table-cell>
              <table:table-cell office:value-type="float" office:value="213.681521038435">
                <text:p>213.681521038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6">
                <text:p>216</text:p>
              </table:table-cell>
              <table:table-cell office:value-type="float" office:value="214.692481808271">
                <text:p>214.692481808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7">
                <text:p>217</text:p>
              </table:table-cell>
              <table:table-cell office:value-type="float" office:value="215.708225591974">
                <text:p>215.708225591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8">
                <text:p>218</text:p>
              </table:table-cell>
              <table:table-cell office:value-type="float" office:value="216.728775018732">
                <text:p>216.728775018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">
                <text:p>219</text:p>
              </table:table-cell>
              <table:table-cell office:value-type="float" office:value="217.754152824796">
                <text:p>217.754152824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">
                <text:p>220</text:p>
              </table:table-cell>
              <table:table-cell office:value-type="float" office:value="218.784381853984">
                <text:p>218.784381853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1">
                <text:p>221</text:p>
              </table:table-cell>
              <table:table-cell office:value-type="float" office:value="219.819485058194">
                <text:p>219.819485058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2">
                <text:p>222</text:p>
              </table:table-cell>
              <table:table-cell office:value-type="float" office:value="220.859485497911">
                <text:p>220.859485497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3">
                <text:p>223</text:p>
              </table:table-cell>
              <table:table-cell office:value-type="float" office:value="221.904406342726">
                <text:p>221.9044063427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">
                <text:p>224</text:p>
              </table:table-cell>
              <table:table-cell office:value-type="float" office:value="222.954270871844">
                <text:p>222.954270871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224.009102474613">
                <text:p>224.009102474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6">
                <text:p>226</text:p>
              </table:table-cell>
              <table:table-cell office:value-type="float" office:value="225.068924651035">
                <text:p>225.06892465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7">
                <text:p>227</text:p>
              </table:table-cell>
              <table:table-cell office:value-type="float" office:value="226.133761012297">
                <text:p>226.133761012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8">
                <text:p>228</text:p>
              </table:table-cell>
              <table:table-cell office:value-type="float" office:value="227.203635281293">
                <text:p>227.2036352812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228.278571293155">
                <text:p>228.278571293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">
                <text:p>230</text:p>
              </table:table-cell>
              <table:table-cell office:value-type="float" office:value="229.358592995781">
                <text:p>229.358592995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">
                <text:p>231</text:p>
              </table:table-cell>
              <table:table-cell office:value-type="float" office:value="230.443724450372">
                <text:p>230.443724450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2">
                <text:p>232</text:p>
              </table:table-cell>
              <table:table-cell office:value-type="float" office:value="231.533989831965">
                <text:p>231.5339898319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3">
                <text:p>233</text:p>
              </table:table-cell>
              <table:table-cell office:value-type="float" office:value="232.629413429974">
                <text:p>232.629413429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4">
                <text:p>234</text:p>
              </table:table-cell>
              <table:table-cell office:value-type="float" office:value="233.730019648728">
                <text:p>233.730019648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234.835833008019">
                <text:p>234.835833008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235.946878143646">
                <text:p>235.9468781436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">
                <text:p>237</text:p>
              </table:table-cell>
              <table:table-cell office:value-type="float" office:value="237.063179807961">
                <text:p>237.0631798079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8">
                <text:p>238</text:p>
              </table:table-cell>
              <table:table-cell office:value-type="float" office:value="238.184762870426">
                <text:p>238.1847628704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9">
                <text:p>239</text:p>
              </table:table-cell>
              <table:table-cell office:value-type="float" office:value="239.311652318165">
                <text:p>239.311652318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0.443873256516">
                <text:p>240.4438732565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1">
                <text:p>241</text:p>
              </table:table-cell>
              <table:table-cell office:value-type="float" office:value="241.581450909598">
                <text:p>241.581450909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2">
                <text:p>242</text:p>
              </table:table-cell>
              <table:table-cell office:value-type="float" office:value="242.724410620867">
                <text:p>242.724410620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3">
                <text:p>243</text:p>
              </table:table-cell>
              <table:table-cell office:value-type="float" office:value="243.872777853686">
                <text:p>243.8727778536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">
                <text:p>244</text:p>
              </table:table-cell>
              <table:table-cell office:value-type="float" office:value="245.026578191886">
                <text:p>245.0265781918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5">
                <text:p>245</text:p>
              </table:table-cell>
              <table:table-cell office:value-type="float" office:value="246.185837340339">
                <text:p>246.1858373403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6">
                <text:p>246</text:p>
              </table:table-cell>
              <table:table-cell office:value-type="float" office:value="247.350581125534">
                <text:p>247.350581125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7">
                <text:p>247</text:p>
              </table:table-cell>
              <table:table-cell office:value-type="float" office:value="248.520835496146">
                <text:p>248.520835496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8">
                <text:p>248</text:p>
              </table:table-cell>
              <table:table-cell office:value-type="float" office:value="249.696626523618">
                <text:p>249.6966265236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">
                <text:p>249</text:p>
              </table:table-cell>
              <table:table-cell office:value-type="float" office:value="250.877980402742">
                <text:p>250.8779804027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0">
                <text:p>250</text:p>
              </table:table-cell>
              <table:table-cell office:value-type="float" office:value="252.064923452241">
                <text:p>252.064923452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1">
                <text:p>251</text:p>
              </table:table-cell>
              <table:table-cell office:value-type="float" office:value="253.257482115357">
                <text:p>253.257482115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">
                <text:p>252</text:p>
              </table:table-cell>
              <table:table-cell office:value-type="float" office:value="254.455682960437">
                <text:p>254.455682960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3">
                <text:p>253</text:p>
              </table:table-cell>
              <table:table-cell office:value-type="float" office:value="255.659552681528">
                <text:p>255.659552681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4">
                <text:p>254</text:p>
              </table:table-cell>
              <table:table-cell office:value-type="float" office:value="256.869118098973">
                <text:p>256.869118098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258.084406160002">
                <text:p>258.084406160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6">
                <text:p>256</text:p>
              </table:table-cell>
              <table:table-cell office:value-type="float" office:value="259.30544393934">
                <text:p>259.30544393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">
                <text:p>257</text:p>
              </table:table-cell>
              <table:table-cell office:value-type="float" office:value="260.532258639805">
                <text:p>260.532258639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8">
                <text:p>258</text:p>
              </table:table-cell>
              <table:table-cell office:value-type="float" office:value="261.764877592917">
                <text:p>261.7648775929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9">
                <text:p>259</text:p>
              </table:table-cell>
              <table:table-cell office:value-type="float" office:value="263.003328259505">
                <text:p>263.003328259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0">
                <text:p>260</text:p>
              </table:table-cell>
              <table:table-cell office:value-type="float" office:value="264.247638230318">
                <text:p>264.247638230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1">
                <text:p>261</text:p>
              </table:table-cell>
              <table:table-cell office:value-type="float" office:value="265.497835226645">
                <text:p>265.4978352266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2">
                <text:p>262</text:p>
              </table:table-cell>
              <table:table-cell office:value-type="float" office:value="266.753947100926">
                <text:p>266.753947100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3">
                <text:p>263</text:p>
              </table:table-cell>
              <table:table-cell office:value-type="float" office:value="268.016001837374">
                <text:p>268.016001837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4">
                <text:p>264</text:p>
              </table:table-cell>
              <table:table-cell office:value-type="float" office:value="269.284027552603">
                <text:p>269.2840275526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">
                <text:p>265</text:p>
              </table:table-cell>
              <table:table-cell office:value-type="float" office:value="270.55805249625">
                <text:p>270.55805249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6">
                <text:p>266</text:p>
              </table:table-cell>
              <table:table-cell office:value-type="float" office:value="271.838105051603">
                <text:p>271.8381050516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">
                <text:p>267</text:p>
              </table:table-cell>
              <table:table-cell office:value-type="float" office:value="273.12421373624">
                <text:p>273.12421373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8">
                <text:p>268</text:p>
              </table:table-cell>
              <table:table-cell office:value-type="float" office:value="274.416407202656">
                <text:p>274.416407202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9">
                <text:p>269</text:p>
              </table:table-cell>
              <table:table-cell office:value-type="float" office:value="275.714714238909">
                <text:p>275.714714238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277.019163769255">
                <text:p>277.019163769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1">
                <text:p>271</text:p>
              </table:table-cell>
              <table:table-cell office:value-type="float" office:value="278.329784854797">
                <text:p>278.329784854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2">
                <text:p>272</text:p>
              </table:table-cell>
              <table:table-cell office:value-type="float" office:value="279.64660669413">
                <text:p>279.64660669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3">
                <text:p>273</text:p>
              </table:table-cell>
              <table:table-cell office:value-type="float" office:value="280.969658623992">
                <text:p>280.9696586239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4">
                <text:p>274</text:p>
              </table:table-cell>
              <table:table-cell office:value-type="float" office:value="282.298970119917">
                <text:p>282.2989701199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">
                <text:p>275</text:p>
              </table:table-cell>
              <table:table-cell office:value-type="float" office:value="283.634570796894">
                <text:p>283.634570796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6">
                <text:p>276</text:p>
              </table:table-cell>
              <table:table-cell office:value-type="float" office:value="284.976490410025">
                <text:p>284.976490410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7">
                <text:p>277</text:p>
              </table:table-cell>
              <table:table-cell office:value-type="float" office:value="286.324758855187">
                <text:p>286.3247588551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8">
                <text:p>278</text:p>
              </table:table-cell>
              <table:table-cell office:value-type="float" office:value="287.679406169699">
                <text:p>287.6794061696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9">
                <text:p>279</text:p>
              </table:table-cell>
              <table:table-cell office:value-type="float" office:value="289.040462532991">
                <text:p>289.040462532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">
                <text:p>280</text:p>
              </table:table-cell>
              <table:table-cell office:value-type="float" office:value="290.407958267279">
                <text:p>290.407958267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1">
                <text:p>281</text:p>
              </table:table-cell>
              <table:table-cell office:value-type="float" office:value="291.781923838237">
                <text:p>291.7819238382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2">
                <text:p>282</text:p>
              </table:table-cell>
              <table:table-cell office:value-type="float" office:value="293.162389855674">
                <text:p>293.162389855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3">
                <text:p>283</text:p>
              </table:table-cell>
              <table:table-cell office:value-type="float" office:value="294.549387074223">
                <text:p>294.5493870742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4">
                <text:p>284</text:p>
              </table:table-cell>
              <table:table-cell office:value-type="float" office:value="295.94294639402">
                <text:p>295.94294639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5">
                <text:p>285</text:p>
              </table:table-cell>
              <table:table-cell office:value-type="float" office:value="297.343098861394">
                <text:p>297.3430988613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6">
                <text:p>286</text:p>
              </table:table-cell>
              <table:table-cell office:value-type="float" office:value="298.74987566956">
                <text:p>298.74987566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7">
                <text:p>287</text:p>
              </table:table-cell>
              <table:table-cell office:value-type="float" office:value="300.163308159312">
                <text:p>300.1633081593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8">
                <text:p>288</text:p>
              </table:table-cell>
              <table:table-cell office:value-type="float" office:value="301.583427819724">
                <text:p>301.5834278197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9">
                <text:p>289</text:p>
              </table:table-cell>
              <table:table-cell office:value-type="float" office:value="303.010266288848">
                <text:p>303.0102662888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0">
                <text:p>290</text:p>
              </table:table-cell>
              <table:table-cell office:value-type="float" office:value="304.443855354421">
                <text:p>304.443855354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1">
                <text:p>291</text:p>
              </table:table-cell>
              <table:table-cell office:value-type="float" office:value="305.884226954574">
                <text:p>305.884226954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2">
                <text:p>292</text:p>
              </table:table-cell>
              <table:table-cell office:value-type="float" office:value="307.331413178539">
                <text:p>307.3314131785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3">
                <text:p>293</text:p>
              </table:table-cell>
              <table:table-cell office:value-type="float" office:value="308.785446267372">
                <text:p>308.7854462673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4">
                <text:p>294</text:p>
              </table:table-cell>
              <table:table-cell office:value-type="float" office:value="310.246358614662">
                <text:p>310.2463586146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5">
                <text:p>295</text:p>
              </table:table-cell>
              <table:table-cell office:value-type="float" office:value="311.71418276726">
                <text:p>311.714182767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6">
                <text:p>296</text:p>
              </table:table-cell>
              <table:table-cell office:value-type="float" office:value="313.188951426">
                <text:p>313.188951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7">
                <text:p>297</text:p>
              </table:table-cell>
              <table:table-cell office:value-type="float" office:value="314.670697446429">
                <text:p>314.6706974464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8">
                <text:p>298</text:p>
              </table:table-cell>
              <table:table-cell office:value-type="float" office:value="316.159453839539">
                <text:p>316.1594538395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  <table:table-cell office:value-type="float" office:value="317.655253772502">
                <text:p>317.6552537725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0">
                <text:p>300</text:p>
              </table:table-cell>
              <table:table-cell office:value-type="float" office:value="319.158130569409">
                <text:p>319.1581305694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1">
                <text:p>301</text:p>
              </table:table-cell>
              <table:table-cell office:value-type="float" office:value="320.668117712013">
                <text:p>320.6681177120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2">
                <text:p>302</text:p>
              </table:table-cell>
              <table:table-cell office:value-type="float" office:value="322.185248840473">
                <text:p>322.1852488404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3">
                <text:p>303</text:p>
              </table:table-cell>
              <table:table-cell office:value-type="float" office:value="323.709557754107">
                <text:p>323.709557754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4">
                <text:p>304</text:p>
              </table:table-cell>
              <table:table-cell office:value-type="float" office:value="325.241078412141">
                <text:p>325.241078412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5">
                <text:p>305</text:p>
              </table:table-cell>
              <table:table-cell office:value-type="float" office:value="326.779844934469">
                <text:p>326.7798449344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6">
                <text:p>306</text:p>
              </table:table-cell>
              <table:table-cell office:value-type="float" office:value="328.32589160241">
                <text:p>328.32589160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7">
                <text:p>307</text:p>
              </table:table-cell>
              <table:table-cell office:value-type="float" office:value="329.879252859474">
                <text:p>329.8792528594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8">
                <text:p>308</text:p>
              </table:table-cell>
              <table:table-cell office:value-type="float" office:value="331.439963312129">
                <text:p>331.439963312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9">
                <text:p>309</text:p>
              </table:table-cell>
              <table:table-cell office:value-type="float" office:value="333.008057730572">
                <text:p>333.0080577305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34.583571049501">
                <text:p>334.5835710495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1">
                <text:p>311</text:p>
              </table:table-cell>
              <table:table-cell office:value-type="float" office:value="336.166538368898">
                <text:p>336.1665383688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2">
                <text:p>312</text:p>
              </table:table-cell>
              <table:table-cell office:value-type="float" office:value="337.756994954807">
                <text:p>337.7569949548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3">
                <text:p>313</text:p>
              </table:table-cell>
              <table:table-cell office:value-type="float" office:value="339.354976240123">
                <text:p>339.3549762401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4">
                <text:p>314</text:p>
              </table:table-cell>
              <table:table-cell office:value-type="float" office:value="340.960517825377">
                <text:p>340.9605178253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5">
                <text:p>315</text:p>
              </table:table-cell>
              <table:table-cell office:value-type="float" office:value="342.573655479534">
                <text:p>342.5736554795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6">
                <text:p>316</text:p>
              </table:table-cell>
              <table:table-cell office:value-type="float" office:value="344.194425140786">
                <text:p>344.1944251407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7">
                <text:p>317</text:p>
              </table:table-cell>
              <table:table-cell office:value-type="float" office:value="345.822862917355">
                <text:p>345.822862917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8">
                <text:p>318</text:p>
              </table:table-cell>
              <table:table-cell office:value-type="float" office:value="347.459005088297">
                <text:p>347.4590050882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9">
                <text:p>319</text:p>
              </table:table-cell>
              <table:table-cell office:value-type="float" office:value="349.102888104309">
                <text:p>349.1028881043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0">
                <text:p>320</text:p>
              </table:table-cell>
              <table:table-cell office:value-type="float" office:value="350.754548588543">
                <text:p>350.7545485885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1">
                <text:p>321</text:p>
              </table:table-cell>
              <table:table-cell office:value-type="float" office:value="352.414023337419">
                <text:p>352.4140233374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2">
                <text:p>322</text:p>
              </table:table-cell>
              <table:table-cell office:value-type="float" office:value="354.081349321449">
                <text:p>354.0813493214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3">
                <text:p>323</text:p>
              </table:table-cell>
              <table:table-cell office:value-type="float" office:value="355.756563686056">
                <text:p>355.7565636860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4">
                <text:p>324</text:p>
              </table:table-cell>
              <table:table-cell office:value-type="float" office:value="357.439703752407">
                <text:p>357.439703752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5">
                <text:p>325</text:p>
              </table:table-cell>
              <table:table-cell office:value-type="float" office:value="359.130807018237">
                <text:p>359.1308070182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6">
                <text:p>326</text:p>
              </table:table-cell>
              <table:table-cell office:value-type="float" office:value="360.829911158692">
                <text:p>360.8299111586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7">
                <text:p>327</text:p>
              </table:table-cell>
              <table:table-cell office:value-type="float" office:value="362.537054027164">
                <text:p>362.537054027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8">
                <text:p>328</text:p>
              </table:table-cell>
              <table:table-cell office:value-type="float" office:value="364.252273656136">
                <text:p>364.252273656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9">
                <text:p>329</text:p>
              </table:table-cell>
              <table:table-cell office:value-type="float" office:value="365.975608258026">
                <text:p>365.9756082580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0">
                <text:p>330</text:p>
              </table:table-cell>
              <table:table-cell office:value-type="float" office:value="367.707096226045">
                <text:p>367.7070962260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1">
                <text:p>331</text:p>
              </table:table-cell>
              <table:table-cell office:value-type="float" office:value="369.446776135044">
                <text:p>369.4467761350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2">
                <text:p>332</text:p>
              </table:table-cell>
              <table:table-cell office:value-type="float" office:value="371.194686742382">
                <text:p>371.1946867423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3">
                <text:p>333</text:p>
              </table:table-cell>
              <table:table-cell office:value-type="float" office:value="372.950866988781">
                <text:p>372.950866988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4">
                <text:p>334</text:p>
              </table:table-cell>
              <table:table-cell office:value-type="float" office:value="374.715355999202">
                <text:p>374.7153559992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5">
                <text:p>335</text:p>
              </table:table-cell>
              <table:table-cell office:value-type="float" office:value="376.488193083707">
                <text:p>376.4881930837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6">
                <text:p>336</text:p>
              </table:table-cell>
              <table:table-cell office:value-type="float" office:value="378.269417738346">
                <text:p>378.2694177383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7">
                <text:p>337</text:p>
              </table:table-cell>
              <table:table-cell office:value-type="float" office:value="380.059069646026">
                <text:p>380.0590696460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8">
                <text:p>338</text:p>
              </table:table-cell>
              <table:table-cell office:value-type="float" office:value="381.857188677402">
                <text:p>381.8571886774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9">
                <text:p>339</text:p>
              </table:table-cell>
              <table:table-cell office:value-type="float" office:value="383.663814891765">
                <text:p>383.6638148917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0">
                <text:p>340</text:p>
              </table:table-cell>
              <table:table-cell office:value-type="float" office:value="385.47898853793">
                <text:p>385.478988537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1">
                <text:p>341</text:p>
              </table:table-cell>
              <table:table-cell office:value-type="float" office:value="387.302750055137">
                <text:p>387.3027500551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2">
                <text:p>342</text:p>
              </table:table-cell>
              <table:table-cell office:value-type="float" office:value="389.135140073949">
                <text:p>389.1351400739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3">
                <text:p>343</text:p>
              </table:table-cell>
              <table:table-cell office:value-type="float" office:value="390.976199417162">
                <text:p>390.9761994171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4">
                <text:p>344</text:p>
              </table:table-cell>
              <table:table-cell office:value-type="float" office:value="392.825969100706">
                <text:p>392.8259691007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5">
                <text:p>345</text:p>
              </table:table-cell>
              <table:table-cell office:value-type="float" office:value="394.684490334568">
                <text:p>394.6844903345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6">
                <text:p>346</text:p>
              </table:table-cell>
              <table:table-cell office:value-type="float" office:value="396.551804523704">
                <text:p>396.5518045237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7">
                <text:p>347</text:p>
              </table:table-cell>
              <table:table-cell office:value-type="float" office:value="398.427953268963">
                <text:p>398.4279532689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8">
                <text:p>348</text:p>
              </table:table-cell>
              <table:table-cell office:value-type="float" office:value="400.312978368016">
                <text:p>400.3129783680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">
                <text:p>349</text:p>
              </table:table-cell>
              <table:table-cell office:value-type="float" office:value="402.206921816283">
                <text:p>402.2069218162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0">
                <text:p>350</text:p>
              </table:table-cell>
              <table:table-cell office:value-type="float" office:value="404.109825807872">
                <text:p>404.1098258078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1">
                <text:p>351</text:p>
              </table:table-cell>
              <table:table-cell office:value-type="float" office:value="406.02173273652">
                <text:p>406.021732736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2">
                <text:p>352</text:p>
              </table:table-cell>
              <table:table-cell office:value-type="float" office:value="407.942685196531">
                <text:p>407.9426851965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3">
                <text:p>353</text:p>
              </table:table-cell>
              <table:table-cell office:value-type="float" office:value="409.872725983732">
                <text:p>409.8727259837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4">
                <text:p>354</text:p>
              </table:table-cell>
              <table:table-cell office:value-type="float" office:value="411.811898096425">
                <text:p>411.811898096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5">
                <text:p>355</text:p>
              </table:table-cell>
              <table:table-cell office:value-type="float" office:value="413.760244736341">
                <text:p>413.7602447363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">
                <text:p>356</text:p>
              </table:table-cell>
              <table:table-cell office:value-type="float" office:value="415.717809309607">
                <text:p>415.7178093096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7">
                <text:p>357</text:p>
              </table:table-cell>
              <table:table-cell office:value-type="float" office:value="417.68463542771">
                <text:p>417.684635427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8">
                <text:p>358</text:p>
              </table:table-cell>
              <table:table-cell office:value-type="float" office:value="419.660766908471">
                <text:p>419.6607669084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9">
                <text:p>359</text:p>
              </table:table-cell>
              <table:table-cell office:value-type="float" office:value="421.646247777019">
                <text:p>421.6462477770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">
                <text:p>360</text:p>
              </table:table-cell>
              <table:table-cell office:value-type="float" office:value="423.641122266773">
                <text:p>423.6411222667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425.645434820427">
                <text:p>425.6454348204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2">
                <text:p>362</text:p>
              </table:table-cell>
              <table:table-cell office:value-type="float" office:value="427.659230090941">
                <text:p>427.6592300909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3">
                <text:p>363</text:p>
              </table:table-cell>
              <table:table-cell office:value-type="float" office:value="429.682552942535">
                <text:p>429.682552942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4">
                <text:p>364</text:p>
              </table:table-cell>
              <table:table-cell office:value-type="float" office:value="431.715448451689">
                <text:p>431.7154484516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5">
                <text:p>365</text:p>
              </table:table-cell>
              <table:table-cell office:value-type="float" office:value="433.757961908145">
                <text:p>433.7579619081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6">
                <text:p>366</text:p>
              </table:table-cell>
              <table:table-cell office:value-type="float" office:value="435.81013881592">
                <text:p>435.810138815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7">
                <text:p>367</text:p>
              </table:table-cell>
              <table:table-cell office:value-type="float" office:value="437.872024894318">
                <text:p>437.8720248943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8">
                <text:p>368</text:p>
              </table:table-cell>
              <table:table-cell office:value-type="float" office:value="439.943666078945">
                <text:p>439.9436660789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9">
                <text:p>369</text:p>
              </table:table-cell>
              <table:table-cell office:value-type="float" office:value="442.025108522739">
                <text:p>442.0251085227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0">
                <text:p>370</text:p>
              </table:table-cell>
              <table:table-cell office:value-type="float" office:value="444.116398596993">
                <text:p>444.1163985969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1">
                <text:p>371</text:p>
              </table:table-cell>
              <table:table-cell office:value-type="float" office:value="446.217582892391">
                <text:p>446.217582892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2">
                <text:p>372</text:p>
              </table:table-cell>
              <table:table-cell office:value-type="float" office:value="448.328708220043">
                <text:p>448.328708220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3">
                <text:p>373</text:p>
              </table:table-cell>
              <table:table-cell office:value-type="float" office:value="450.449821612532">
                <text:p>450.4498216125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4">
                <text:p>374</text:p>
              </table:table-cell>
              <table:table-cell office:value-type="float" office:value="452.580970324957">
                <text:p>452.5809703249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5">
                <text:p>375</text:p>
              </table:table-cell>
              <table:table-cell office:value-type="float" office:value="454.722201835991">
                <text:p>454.722201835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6">
                <text:p>376</text:p>
              </table:table-cell>
              <table:table-cell office:value-type="float" office:value="456.873563848933">
                <text:p>456.8735638489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7">
                <text:p>377</text:p>
              </table:table-cell>
              <table:table-cell office:value-type="float" office:value="459.035104292778">
                <text:p>459.0351042927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8">
                <text:p>378</text:p>
              </table:table-cell>
              <table:table-cell office:value-type="float" office:value="461.206871323275">
                <text:p>461.2068713232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9">
                <text:p>379</text:p>
              </table:table-cell>
              <table:table-cell office:value-type="float" office:value="463.38891332401">
                <text:p>463.388913324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0">
                <text:p>380</text:p>
              </table:table-cell>
              <table:table-cell office:value-type="float" office:value="465.581278907478">
                <text:p>465.5812789074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1">
                <text:p>381</text:p>
              </table:table-cell>
              <table:table-cell office:value-type="float" office:value="467.784016916167">
                <text:p>467.7840169161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2">
                <text:p>382</text:p>
              </table:table-cell>
              <table:table-cell office:value-type="float" office:value="469.997176423646">
                <text:p>469.9971764236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3">
                <text:p>383</text:p>
              </table:table-cell>
              <table:table-cell office:value-type="float" office:value="472.22080673566">
                <text:p>472.220806735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4">
                <text:p>384</text:p>
              </table:table-cell>
              <table:table-cell office:value-type="float" office:value="474.454957391226">
                <text:p>474.4549573912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5">
                <text:p>385</text:p>
              </table:table-cell>
              <table:table-cell office:value-type="float" office:value="476.699678163738">
                <text:p>476.6996781637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6">
                <text:p>386</text:p>
              </table:table-cell>
              <table:table-cell office:value-type="float" office:value="478.955019062077">
                <text:p>478.9550190620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7">
                <text:p>387</text:p>
              </table:table-cell>
              <table:table-cell office:value-type="float" office:value="481.221030331723">
                <text:p>481.2210303317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8">
                <text:p>388</text:p>
              </table:table-cell>
              <table:table-cell office:value-type="float" office:value="483.497762455874">
                <text:p>483.4977624558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9">
                <text:p>389</text:p>
              </table:table-cell>
              <table:table-cell office:value-type="float" office:value="485.785266156574">
                <text:p>485.7852661565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0">
                <text:p>390</text:p>
              </table:table-cell>
              <table:table-cell office:value-type="float" office:value="488.08359239584">
                <text:p>488.083592395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1">
                <text:p>391</text:p>
              </table:table-cell>
              <table:table-cell office:value-type="float" office:value="490.392792376798">
                <text:p>490.3927923767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2">
                <text:p>392</text:p>
              </table:table-cell>
              <table:table-cell office:value-type="float" office:value="492.712917544825">
                <text:p>492.7129175448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3">
                <text:p>393</text:p>
              </table:table-cell>
              <table:table-cell office:value-type="float" office:value="495.044019588693">
                <text:p>495.0440195886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4">
                <text:p>394</text:p>
              </table:table-cell>
              <table:table-cell office:value-type="float" office:value="497.386150441723">
                <text:p>497.3861504417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5">
                <text:p>395</text:p>
              </table:table-cell>
              <table:table-cell office:value-type="float" office:value="499.739362282938">
                <text:p>499.7393622829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6">
                <text:p>396</text:p>
              </table:table-cell>
              <table:table-cell office:value-type="float" office:value="502.103707538232">
                <text:p>502.1037075382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7">
                <text:p>397</text:p>
              </table:table-cell>
              <table:table-cell office:value-type="float" office:value="504.479238881531">
                <text:p>504.4792388815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8">
                <text:p>398</text:p>
              </table:table-cell>
              <table:table-cell office:value-type="float" office:value="506.866009235971">
                <text:p>506.8660092359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9">
                <text:p>399</text:p>
              </table:table-cell>
              <table:table-cell office:value-type="float" office:value="509.264071775076">
                <text:p>509.2640717750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0">
                <text:p>400</text:p>
              </table:table-cell>
              <table:table-cell office:value-type="float" office:value="511.673479923941">
                <text:p>511.6734799239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1">
                <text:p>401</text:p>
              </table:table-cell>
              <table:table-cell office:value-type="float" office:value="514.094287360424">
                <text:p>514.0942873604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2">
                <text:p>402</text:p>
              </table:table-cell>
              <table:table-cell office:value-type="float" office:value="516.526548016342">
                <text:p>516.5265480163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3">
                <text:p>403</text:p>
              </table:table-cell>
              <table:table-cell office:value-type="float" office:value="518.970316078671">
                <text:p>518.9703160786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4">
                <text:p>404</text:p>
              </table:table-cell>
              <table:table-cell office:value-type="float" office:value="521.425645990755">
                <text:p>521.4256459907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5">
                <text:p>405</text:p>
              </table:table-cell>
              <table:table-cell office:value-type="float" office:value="523.892592453516">
                <text:p>523.8925924535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6">
                <text:p>406</text:p>
              </table:table-cell>
              <table:table-cell office:value-type="float" office:value="526.371210426678">
                <text:p>526.3712104266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7">
                <text:p>407</text:p>
              </table:table-cell>
              <table:table-cell office:value-type="float" office:value="528.861555129986">
                <text:p>528.861555129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8">
                <text:p>408</text:p>
              </table:table-cell>
              <table:table-cell office:value-type="float" office:value="531.363682044437">
                <text:p>531.3636820444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9">
                <text:p>409</text:p>
              </table:table-cell>
              <table:table-cell office:value-type="float" office:value="533.87764691352">
                <text:p>533.877646913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0">
                <text:p>410</text:p>
              </table:table-cell>
              <table:table-cell office:value-type="float" office:value="536.403505744454">
                <text:p>536.4035057444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11">
                <text:p>411</text:p>
              </table:table-cell>
              <table:table-cell office:value-type="float" office:value="538.941314809435">
                <text:p>538.9413148094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12">
                <text:p>412</text:p>
              </table:table-cell>
              <table:table-cell office:value-type="float" office:value="541.491130646896">
                <text:p>541.4911306468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13">
                <text:p>413</text:p>
              </table:table-cell>
              <table:table-cell office:value-type="float" office:value="544.053010062758">
                <text:p>544.0530100627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4">
                <text:p>414</text:p>
              </table:table-cell>
              <table:table-cell office:value-type="float" office:value="546.627010131702">
                <text:p>546.6270101317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5">
                <text:p>415</text:p>
              </table:table-cell>
              <table:table-cell office:value-type="float" office:value="549.213188198437">
                <text:p>549.2131881984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6">
                <text:p>416</text:p>
              </table:table-cell>
              <table:table-cell office:value-type="float" office:value="551.81160187898">
                <text:p>551.811601878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7">
                <text:p>417</text:p>
              </table:table-cell>
              <table:table-cell office:value-type="float" office:value="554.422309061937">
                <text:p>554.4223090619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8">
                <text:p>418</text:p>
              </table:table-cell>
              <table:table-cell office:value-type="float" office:value="557.045367909796">
                <text:p>557.0453679097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9">
                <text:p>419</text:p>
              </table:table-cell>
              <table:table-cell office:value-type="float" office:value="559.680836860219">
                <text:p>559.6808368602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0">
                <text:p>420</text:p>
              </table:table-cell>
              <table:table-cell office:value-type="float" office:value="562.328774627347">
                <text:p>562.3287746273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1">
                <text:p>421</text:p>
              </table:table-cell>
              <table:table-cell office:value-type="float" office:value="564.989240203106">
                <text:p>564.9892402031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2">
                <text:p>422</text:p>
              </table:table-cell>
              <table:table-cell office:value-type="float" office:value="567.662292858522">
                <text:p>567.6622928585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3">
                <text:p>423</text:p>
              </table:table-cell>
              <table:table-cell office:value-type="float" office:value="570.347992145042">
                <text:p>570.3479921450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4">
                <text:p>424</text:p>
              </table:table-cell>
              <table:table-cell office:value-type="float" office:value="573.04639789586">
                <text:p>573.046397895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5">
                <text:p>425</text:p>
              </table:table-cell>
              <table:table-cell office:value-type="float" office:value="575.75757022725">
                <text:p>575.757570227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6">
                <text:p>426</text:p>
              </table:table-cell>
              <table:table-cell office:value-type="float" office:value="578.481569539907">
                <text:p>578.4815695399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7">
                <text:p>427</text:p>
              </table:table-cell>
              <table:table-cell office:value-type="float" office:value="581.218456520289">
                <text:p>581.2184565202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8">
                <text:p>428</text:p>
              </table:table-cell>
              <table:table-cell office:value-type="float" office:value="583.968292141973">
                <text:p>583.9682921419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">
                <text:p>429</text:p>
              </table:table-cell>
              <table:table-cell office:value-type="float" office:value="586.731137667009">
                <text:p>586.7311376670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30">
                <text:p>430</text:p>
              </table:table-cell>
              <table:table-cell office:value-type="float" office:value="589.50705464729">
                <text:p>589.507054647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31">
                <text:p>431</text:p>
              </table:table-cell>
              <table:table-cell office:value-type="float" office:value="592.29610492592">
                <text:p>592.296104925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32">
                <text:p>432</text:p>
              </table:table-cell>
              <table:table-cell office:value-type="float" office:value="595.098350638592">
                <text:p>595.0983506385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3">
                <text:p>433</text:p>
              </table:table-cell>
              <table:table-cell office:value-type="float" office:value="597.913854214972">
                <text:p>597.913854214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4">
                <text:p>434</text:p>
              </table:table-cell>
              <table:table-cell office:value-type="float" office:value="600.742678380092">
                <text:p>600.7426783800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5">
                <text:p>435</text:p>
              </table:table-cell>
              <table:table-cell office:value-type="float" office:value="603.584886155745">
                <text:p>603.5848861557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6">
                <text:p>436</text:p>
              </table:table-cell>
              <table:table-cell office:value-type="float" office:value="606.44054086189">
                <text:p>606.440540861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7">
                <text:p>437</text:p>
              </table:table-cell>
              <table:table-cell office:value-type="float" office:value="609.309706118064">
                <text:p>609.3097061180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8">
                <text:p>438</text:p>
              </table:table-cell>
              <table:table-cell office:value-type="float" office:value="612.192445844796">
                <text:p>612.1924458447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9">
                <text:p>439</text:p>
              </table:table-cell>
              <table:table-cell office:value-type="float" office:value="615.088824265034">
                <text:p>615.0888242650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0">
                <text:p>440</text:p>
              </table:table-cell>
              <table:table-cell office:value-type="float" office:value="617.998905905575">
                <text:p>617.9989059055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1">
                <text:p>441</text:p>
              </table:table-cell>
              <table:table-cell office:value-type="float" office:value="620.922755598502">
                <text:p>620.9227555985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2">
                <text:p>442</text:p>
              </table:table-cell>
              <table:table-cell office:value-type="float" office:value="623.86043848263">
                <text:p>623.860438482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3">
                <text:p>443</text:p>
              </table:table-cell>
              <table:table-cell office:value-type="float" office:value="626.812020004953">
                <text:p>626.8120200049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4">
                <text:p>444</text:p>
              </table:table-cell>
              <table:table-cell office:value-type="float" office:value="629.777565922108">
                <text:p>629.7775659221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5">
                <text:p>445</text:p>
              </table:table-cell>
              <table:table-cell office:value-type="float" office:value="632.757142301836">
                <text:p>632.7571423018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6">
                <text:p>446</text:p>
              </table:table-cell>
              <table:table-cell office:value-type="float" office:value="635.750815524454">
                <text:p>635.7508155244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7">
                <text:p>447</text:p>
              </table:table-cell>
              <table:table-cell office:value-type="float" office:value="638.758652284335">
                <text:p>638.7586522843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8">
                <text:p>448</text:p>
              </table:table-cell>
              <table:table-cell office:value-type="float" office:value="641.780719591395">
                <text:p>641.7807195913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9">
                <text:p>449</text:p>
              </table:table-cell>
              <table:table-cell office:value-type="float" office:value="644.817084772583">
                <text:p>644.8170847725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0">
                <text:p>450</text:p>
              </table:table-cell>
              <table:table-cell office:value-type="float" office:value="647.867815473383">
                <text:p>647.8678154733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1">
                <text:p>451</text:p>
              </table:table-cell>
              <table:table-cell office:value-type="float" office:value="650.932979659318">
                <text:p>650.9329796593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2">
                <text:p>452</text:p>
              </table:table-cell>
              <table:table-cell office:value-type="float" office:value="654.012645617471">
                <text:p>654.0126456174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3">
                <text:p>453</text:p>
              </table:table-cell>
              <table:table-cell office:value-type="float" office:value="657.106881957999">
                <text:p>657.1068819579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4">
                <text:p>454</text:p>
              </table:table-cell>
              <table:table-cell office:value-type="float" office:value="660.215757615663">
                <text:p>660.2157576156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5">
                <text:p>455</text:p>
              </table:table-cell>
              <table:table-cell office:value-type="float" office:value="663.339341851369">
                <text:p>663.3393418513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6">
                <text:p>456</text:p>
              </table:table-cell>
              <table:table-cell office:value-type="float" office:value="666.477704253705">
                <text:p>666.4777042537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7">
                <text:p>457</text:p>
              </table:table-cell>
              <table:table-cell office:value-type="float" office:value="669.630914740493">
                <text:p>669.6309147404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8">
                <text:p>458</text:p>
              </table:table-cell>
              <table:table-cell office:value-type="float" office:value="672.799043560349">
                <text:p>672.7990435603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59">
                <text:p>459</text:p>
              </table:table-cell>
              <table:table-cell office:value-type="float" office:value="675.982161294244">
                <text:p>675.9821612942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0">
                <text:p>460</text:p>
              </table:table-cell>
              <table:table-cell office:value-type="float" office:value="679.18033885708">
                <text:p>679.180338857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1">
                <text:p>461</text:p>
              </table:table-cell>
              <table:table-cell office:value-type="float" office:value="682.393647499268">
                <text:p>682.3936474992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2">
                <text:p>462</text:p>
              </table:table-cell>
              <table:table-cell office:value-type="float" office:value="685.622158808318">
                <text:p>685.6221588083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3">
                <text:p>463</text:p>
              </table:table-cell>
              <table:table-cell office:value-type="float" office:value="688.865944710427">
                <text:p>688.8659447104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4">
                <text:p>464</text:p>
              </table:table-cell>
              <table:table-cell office:value-type="float" office:value="692.125077472092">
                <text:p>692.1250774720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5">
                <text:p>465</text:p>
              </table:table-cell>
              <table:table-cell office:value-type="float" office:value="695.399629701709">
                <text:p>695.3996297017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6">
                <text:p>466</text:p>
              </table:table-cell>
              <table:table-cell office:value-type="float" office:value="698.689674351198">
                <text:p>698.6896743511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7">
                <text:p>467</text:p>
              </table:table-cell>
              <table:table-cell office:value-type="float" office:value="701.995284717627">
                <text:p>701.9952847176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8">
                <text:p>468</text:p>
              </table:table-cell>
              <table:table-cell office:value-type="float" office:value="705.316534444842">
                <text:p>705.3165344448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9">
                <text:p>469</text:p>
              </table:table-cell>
              <table:table-cell office:value-type="float" office:value="708.65349752511">
                <text:p>708.653497525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0">
                <text:p>470</text:p>
              </table:table-cell>
              <table:table-cell office:value-type="float" office:value="712.006248300768">
                <text:p>712.0062483007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71">
                <text:p>471</text:p>
              </table:table-cell>
              <table:table-cell office:value-type="float" office:value="715.374861465877">
                <text:p>715.3748614658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2">
                <text:p>472</text:p>
              </table:table-cell>
              <table:table-cell office:value-type="float" office:value="718.759412067888">
                <text:p>718.7594120678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73">
                <text:p>473</text:p>
              </table:table-cell>
              <table:table-cell office:value-type="float" office:value="722.159975509313">
                <text:p>722.1599755093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4">
                <text:p>474</text:p>
              </table:table-cell>
              <table:table-cell office:value-type="float" office:value="725.576627549406">
                <text:p>725.5766275494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75">
                <text:p>475</text:p>
              </table:table-cell>
              <table:table-cell office:value-type="float" office:value="729.009444305848">
                <text:p>729.0094443058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76">
                <text:p>476</text:p>
              </table:table-cell>
              <table:table-cell office:value-type="float" office:value="732.458502256446">
                <text:p>732.4585022564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77">
                <text:p>477</text:p>
              </table:table-cell>
              <table:table-cell office:value-type="float" office:value="735.923878240836">
                <text:p>735.9238782408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8">
                <text:p>478</text:p>
              </table:table-cell>
              <table:table-cell office:value-type="float" office:value="739.405649462193">
                <text:p>739.4056494621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9">
                <text:p>479</text:p>
              </table:table-cell>
              <table:table-cell office:value-type="float" office:value="742.903893488954">
                <text:p>742.9038934889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0">
                <text:p>480</text:p>
              </table:table-cell>
              <table:table-cell office:value-type="float" office:value="746.418688256542">
                <text:p>746.4186882565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1">
                <text:p>481</text:p>
              </table:table-cell>
              <table:table-cell office:value-type="float" office:value="749.950112069107">
                <text:p>749.9501120691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2">
                <text:p>482</text:p>
              </table:table-cell>
              <table:table-cell office:value-type="float" office:value="753.498243601267">
                <text:p>753.4982436012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3">
                <text:p>483</text:p>
              </table:table-cell>
              <table:table-cell office:value-type="float" office:value="757.063161899862">
                <text:p>757.0631618998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4">
                <text:p>484</text:p>
              </table:table-cell>
              <table:table-cell office:value-type="float" office:value="760.644946385717">
                <text:p>760.6449463857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5">
                <text:p>485</text:p>
              </table:table-cell>
              <table:table-cell office:value-type="float" office:value="764.243676855405">
                <text:p>764.2436768554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6">
                <text:p>486</text:p>
              </table:table-cell>
              <table:table-cell office:value-type="float" office:value="767.859433483033">
                <text:p>767.8594334830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7">
                <text:p>487</text:p>
              </table:table-cell>
              <table:table-cell office:value-type="float" office:value="771.492296822024">
                <text:p>771.4922968220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8">
                <text:p>488</text:p>
              </table:table-cell>
              <table:table-cell office:value-type="float" office:value="775.14234780691">
                <text:p>775.142347806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9">
                <text:p>489</text:p>
              </table:table-cell>
              <table:table-cell office:value-type="float" office:value="778.809667755137">
                <text:p>778.8096677551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0">
                <text:p>490</text:p>
              </table:table-cell>
              <table:table-cell office:value-type="float" office:value="782.494338368878">
                <text:p>782.4943383688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1">
                <text:p>491</text:p>
              </table:table-cell>
              <table:table-cell office:value-type="float" office:value="786.196441736852">
                <text:p>786.1964417368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2">
                <text:p>492</text:p>
              </table:table-cell>
              <table:table-cell office:value-type="float" office:value="789.916060336151">
                <text:p>789.9160603361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3">
                <text:p>493</text:p>
              </table:table-cell>
              <table:table-cell office:value-type="float" office:value="793.65327703408">
                <text:p>793.653277034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4">
                <text:p>494</text:p>
              </table:table-cell>
              <table:table-cell office:value-type="float" office:value="797.408175090002">
                <text:p>797.4081750900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5">
                <text:p>495</text:p>
              </table:table-cell>
              <table:table-cell office:value-type="float" office:value="801.180838157193">
                <text:p>801.1808381571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6">
                <text:p>496</text:p>
              </table:table-cell>
              <table:table-cell office:value-type="float" office:value="804.971350284706">
                <text:p>804.9713502847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7">
                <text:p>497</text:p>
              </table:table-cell>
              <table:table-cell office:value-type="float" office:value="808.779795919244">
                <text:p>808.7797959192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8">
                <text:p>498</text:p>
              </table:table-cell>
              <table:table-cell office:value-type="float" office:value="812.606259907039">
                <text:p>812.6062599070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9">
                <text:p>499</text:p>
              </table:table-cell>
              <table:table-cell office:value-type="float" office:value="816.450827495744">
                <text:p>816.4508274957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0">
                <text:p>500</text:p>
              </table:table-cell>
              <table:table-cell office:value-type="float" office:value="820.313584336334">
                <text:p>820.3135843363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